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9" table:number-columns-repeated="10" table:default-cell-style-name="Default"/>
        <table:table-column table:style-name="co2" table:number-columns-repeated="79" table:default-cell-style-name="Default"/>
        <table:table-column table:style-name="co2" table:default-cell-style-name="ce8"/>
        <table:table-row table:style-name="ro1">
          <table:table-cell table:style-name="ce1" office:value-type="string" calcext:value-type="string">
            <text:p>Answer</text:p>
          </table:table-cell>
          <table:table-cell table:style-name="ce1" table:formula="of:=[.CW103]-1" office:value-type="float" office:value="190569291" calcext:value-type="float">
            <text:p>190569291</text:p>
          </table:table-cell>
          <table:table-cell table:number-columns-repeated="98"/>
          <table:table-cell table:style-name="Default"/>
        </table:table-row>
        <table:table-row table:style-name="ro1">
          <table:table-cell office:value-type="string" calcext:value-type="string">
            <text:p>DP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[.B3]+IF([.$A3]&gt;=[.C$2];INDEX([.C$3:.C3];[.$A3]-[.C$2]+1;1);0)" office:value-type="float" office:value="1" calcext:value-type="float">
            <text:p>1</text:p>
          </table:table-cell>
          <table:table-cell table:style-name="ce5" table:formula="of:=[.C3]+IF([.$A3]&gt;=[.D$2];INDEX([.D$3:.D3];[.$A3]-[.D$2]+1;1);0)" office:value-type="float" office:value="1" calcext:value-type="float">
            <text:p>1</text:p>
          </table:table-cell>
          <table:table-cell table:style-name="ce5" table:formula="of:=[.D3]+IF([.$A3]&gt;=[.E$2];INDEX([.E$3:.E3];[.$A3]-[.E$2]+1;1);0)" office:value-type="float" office:value="1" calcext:value-type="float">
            <text:p>1</text:p>
          </table:table-cell>
          <table:table-cell table:style-name="ce5" table:formula="of:=[.E3]+IF([.$A3]&gt;=[.F$2];INDEX([.F$3:.F3];[.$A3]-[.F$2]+1;1);0)" office:value-type="float" office:value="1" calcext:value-type="float">
            <text:p>1</text:p>
          </table:table-cell>
          <table:table-cell table:style-name="ce5" table:formula="of:=[.F3]+IF([.$A3]&gt;=[.G$2];INDEX([.G$3:.G3];[.$A3]-[.G$2]+1;1);0)" office:value-type="float" office:value="1" calcext:value-type="float">
            <text:p>1</text:p>
          </table:table-cell>
          <table:table-cell table:style-name="ce5" table:formula="of:=[.G3]+IF([.$A3]&gt;=[.H$2];INDEX([.H$3:.H3];[.$A3]-[.H$2]+1;1);0)" office:value-type="float" office:value="1" calcext:value-type="float">
            <text:p>1</text:p>
          </table:table-cell>
          <table:table-cell table:style-name="ce5" table:formula="of:=[.H3]+IF([.$A3]&gt;=[.I$2];INDEX([.I$3:.I3];[.$A3]-[.I$2]+1;1);0)" office:value-type="float" office:value="1" calcext:value-type="float">
            <text:p>1</text:p>
          </table:table-cell>
          <table:table-cell table:style-name="ce5" table:formula="of:=[.I3]+IF([.$A3]&gt;=[.J$2];INDEX([.J$3:.J3];[.$A3]-[.J$2]+1;1);0)" office:value-type="float" office:value="1" calcext:value-type="float">
            <text:p>1</text:p>
          </table:table-cell>
          <table:table-cell table:style-name="ce5" table:formula="of:=[.J3]+IF([.$A3]&gt;=[.K$2];INDEX([.K$3:.K3];[.$A3]-[.K$2]+1;1);0)" office:value-type="float" office:value="1" calcext:value-type="float">
            <text:p>1</text:p>
          </table:table-cell>
          <table:table-cell table:style-name="ce5" table:formula="of:=[.K3]+IF([.$A3]&gt;=[.L$2];INDEX([.L$3:.L3];[.$A3]-[.L$2]+1;1);0)" office:value-type="float" office:value="1" calcext:value-type="float">
            <text:p>1</text:p>
          </table:table-cell>
          <table:table-cell table:style-name="ce5" table:formula="of:=[.L3]+IF([.$A3]&gt;=[.M$2];INDEX([.M$3:.M3];[.$A3]-[.M$2]+1;1);0)" office:value-type="float" office:value="1" calcext:value-type="float">
            <text:p>1</text:p>
          </table:table-cell>
          <table:table-cell table:style-name="ce5" table:formula="of:=[.M3]+IF([.$A3]&gt;=[.N$2];INDEX([.N$3:.N3];[.$A3]-[.N$2]+1;1);0)" office:value-type="float" office:value="1" calcext:value-type="float">
            <text:p>1</text:p>
          </table:table-cell>
          <table:table-cell table:style-name="ce5" table:formula="of:=[.N3]+IF([.$A3]&gt;=[.O$2];INDEX([.O$3:.O3];[.$A3]-[.O$2]+1;1);0)" office:value-type="float" office:value="1" calcext:value-type="float">
            <text:p>1</text:p>
          </table:table-cell>
          <table:table-cell table:style-name="ce5" table:formula="of:=[.O3]+IF([.$A3]&gt;=[.P$2];INDEX([.P$3:.P3];[.$A3]-[.P$2]+1;1);0)" office:value-type="float" office:value="1" calcext:value-type="float">
            <text:p>1</text:p>
          </table:table-cell>
          <table:table-cell table:style-name="ce5" table:formula="of:=[.P3]+IF([.$A3]&gt;=[.Q$2];INDEX([.Q$3:.Q3];[.$A3]-[.Q$2]+1;1);0)" office:value-type="float" office:value="1" calcext:value-type="float">
            <text:p>1</text:p>
          </table:table-cell>
          <table:table-cell table:style-name="ce5" table:formula="of:=[.Q3]+IF([.$A3]&gt;=[.R$2];INDEX([.R$3:.R3];[.$A3]-[.R$2]+1;1);0)" office:value-type="float" office:value="1" calcext:value-type="float">
            <text:p>1</text:p>
          </table:table-cell>
          <table:table-cell table:style-name="ce5" table:formula="of:=[.R3]+IF([.$A3]&gt;=[.S$2];INDEX([.S$3:.S3];[.$A3]-[.S$2]+1;1);0)" office:value-type="float" office:value="1" calcext:value-type="float">
            <text:p>1</text:p>
          </table:table-cell>
          <table:table-cell table:style-name="ce5" table:formula="of:=[.S3]+IF([.$A3]&gt;=[.T$2];INDEX([.T$3:.T3];[.$A3]-[.T$2]+1;1);0)" office:value-type="float" office:value="1" calcext:value-type="float">
            <text:p>1</text:p>
          </table:table-cell>
          <table:table-cell table:style-name="ce5" table:formula="of:=[.T3]+IF([.$A3]&gt;=[.U$2];INDEX([.U$3:.U3];[.$A3]-[.U$2]+1;1);0)" office:value-type="float" office:value="1" calcext:value-type="float">
            <text:p>1</text:p>
          </table:table-cell>
          <table:table-cell table:style-name="ce5" table:formula="of:=[.U3]+IF([.$A3]&gt;=[.V$2];INDEX([.V$3:.V3];[.$A3]-[.V$2]+1;1);0)" office:value-type="float" office:value="1" calcext:value-type="float">
            <text:p>1</text:p>
          </table:table-cell>
          <table:table-cell table:style-name="ce5" table:formula="of:=[.V3]+IF([.$A3]&gt;=[.W$2];INDEX([.W$3:.W3];[.$A3]-[.W$2]+1;1);0)" office:value-type="float" office:value="1" calcext:value-type="float">
            <text:p>1</text:p>
          </table:table-cell>
          <table:table-cell table:style-name="ce5" table:formula="of:=[.W3]+IF([.$A3]&gt;=[.X$2];INDEX([.X$3:.X3];[.$A3]-[.X$2]+1;1);0)" office:value-type="float" office:value="1" calcext:value-type="float">
            <text:p>1</text:p>
          </table:table-cell>
          <table:table-cell table:style-name="ce5" table:formula="of:=[.X3]+IF([.$A3]&gt;=[.Y$2];INDEX([.Y$3:.Y3];[.$A3]-[.Y$2]+1;1);0)" office:value-type="float" office:value="1" calcext:value-type="float">
            <text:p>1</text:p>
          </table:table-cell>
          <table:table-cell table:style-name="ce5" table:formula="of:=[.Y3]+IF([.$A3]&gt;=[.Z$2];INDEX([.Z$3:.Z3];[.$A3]-[.Z$2]+1;1);0)" office:value-type="float" office:value="1" calcext:value-type="float">
            <text:p>1</text:p>
          </table:table-cell>
          <table:table-cell table:style-name="ce5" table:formula="of:=[.Z3]+IF([.$A3]&gt;=[.AA$2];INDEX([.AA$3:.AA3];[.$A3]-[.AA$2]+1;1);0)" office:value-type="float" office:value="1" calcext:value-type="float">
            <text:p>1</text:p>
          </table:table-cell>
          <table:table-cell table:style-name="ce5" table:formula="of:=[.AA3]+IF([.$A3]&gt;=[.AB$2];INDEX([.AB$3:.AB3];[.$A3]-[.AB$2]+1;1);0)" office:value-type="float" office:value="1" calcext:value-type="float">
            <text:p>1</text:p>
          </table:table-cell>
          <table:table-cell table:style-name="ce5" table:formula="of:=[.AB3]+IF([.$A3]&gt;=[.AC$2];INDEX([.AC$3:.AC3];[.$A3]-[.AC$2]+1;1);0)" office:value-type="float" office:value="1" calcext:value-type="float">
            <text:p>1</text:p>
          </table:table-cell>
          <table:table-cell table:style-name="ce5" table:formula="of:=[.AC3]+IF([.$A3]&gt;=[.AD$2];INDEX([.AD$3:.AD3];[.$A3]-[.AD$2]+1;1);0)" office:value-type="float" office:value="1" calcext:value-type="float">
            <text:p>1</text:p>
          </table:table-cell>
          <table:table-cell table:style-name="ce5" table:formula="of:=[.AD3]+IF([.$A3]&gt;=[.AE$2];INDEX([.AE$3:.AE3];[.$A3]-[.AE$2]+1;1);0)" office:value-type="float" office:value="1" calcext:value-type="float">
            <text:p>1</text:p>
          </table:table-cell>
          <table:table-cell table:style-name="ce5" table:formula="of:=[.AE3]+IF([.$A3]&gt;=[.AF$2];INDEX([.AF$3:.AF3];[.$A3]-[.AF$2]+1;1);0)" office:value-type="float" office:value="1" calcext:value-type="float">
            <text:p>1</text:p>
          </table:table-cell>
          <table:table-cell table:style-name="ce5" table:formula="of:=[.AF3]+IF([.$A3]&gt;=[.AG$2];INDEX([.AG$3:.AG3];[.$A3]-[.AG$2]+1;1);0)" office:value-type="float" office:value="1" calcext:value-type="float">
            <text:p>1</text:p>
          </table:table-cell>
          <table:table-cell table:style-name="ce5" table:formula="of:=[.AG3]+IF([.$A3]&gt;=[.AH$2];INDEX([.AH$3:.AH3];[.$A3]-[.AH$2]+1;1);0)" office:value-type="float" office:value="1" calcext:value-type="float">
            <text:p>1</text:p>
          </table:table-cell>
          <table:table-cell table:style-name="ce5" table:formula="of:=[.AH3]+IF([.$A3]&gt;=[.AI$2];INDEX([.AI$3:.AI3];[.$A3]-[.AI$2]+1;1);0)" office:value-type="float" office:value="1" calcext:value-type="float">
            <text:p>1</text:p>
          </table:table-cell>
          <table:table-cell table:style-name="ce5" table:formula="of:=[.AI3]+IF([.$A3]&gt;=[.AJ$2];INDEX([.AJ$3:.AJ3];[.$A3]-[.AJ$2]+1;1);0)" office:value-type="float" office:value="1" calcext:value-type="float">
            <text:p>1</text:p>
          </table:table-cell>
          <table:table-cell table:style-name="ce5" table:formula="of:=[.AJ3]+IF([.$A3]&gt;=[.AK$2];INDEX([.AK$3:.AK3];[.$A3]-[.AK$2]+1;1);0)" office:value-type="float" office:value="1" calcext:value-type="float">
            <text:p>1</text:p>
          </table:table-cell>
          <table:table-cell table:style-name="ce5" table:formula="of:=[.AK3]+IF([.$A3]&gt;=[.AL$2];INDEX([.AL$3:.AL3];[.$A3]-[.AL$2]+1;1);0)" office:value-type="float" office:value="1" calcext:value-type="float">
            <text:p>1</text:p>
          </table:table-cell>
          <table:table-cell table:style-name="ce5" table:formula="of:=[.AL3]+IF([.$A3]&gt;=[.AM$2];INDEX([.AM$3:.AM3];[.$A3]-[.AM$2]+1;1);0)" office:value-type="float" office:value="1" calcext:value-type="float">
            <text:p>1</text:p>
          </table:table-cell>
          <table:table-cell table:style-name="ce5" table:formula="of:=[.AM3]+IF([.$A3]&gt;=[.AN$2];INDEX([.AN$3:.AN3];[.$A3]-[.AN$2]+1;1);0)" office:value-type="float" office:value="1" calcext:value-type="float">
            <text:p>1</text:p>
          </table:table-cell>
          <table:table-cell table:style-name="ce5" table:formula="of:=[.AN3]+IF([.$A3]&gt;=[.AO$2];INDEX([.AO$3:.AO3];[.$A3]-[.AO$2]+1;1);0)" office:value-type="float" office:value="1" calcext:value-type="float">
            <text:p>1</text:p>
          </table:table-cell>
          <table:table-cell table:style-name="ce5" table:formula="of:=[.AO3]+IF([.$A3]&gt;=[.AP$2];INDEX([.AP$3:.AP3];[.$A3]-[.AP$2]+1;1);0)" office:value-type="float" office:value="1" calcext:value-type="float">
            <text:p>1</text:p>
          </table:table-cell>
          <table:table-cell table:style-name="ce5" table:formula="of:=[.AP3]+IF([.$A3]&gt;=[.AQ$2];INDEX([.AQ$3:.AQ3];[.$A3]-[.AQ$2]+1;1);0)" office:value-type="float" office:value="1" calcext:value-type="float">
            <text:p>1</text:p>
          </table:table-cell>
          <table:table-cell table:style-name="ce5" table:formula="of:=[.AQ3]+IF([.$A3]&gt;=[.AR$2];INDEX([.AR$3:.AR3];[.$A3]-[.AR$2]+1;1);0)" office:value-type="float" office:value="1" calcext:value-type="float">
            <text:p>1</text:p>
          </table:table-cell>
          <table:table-cell table:style-name="ce5" table:formula="of:=[.AR3]+IF([.$A3]&gt;=[.AS$2];INDEX([.AS$3:.AS3];[.$A3]-[.AS$2]+1;1);0)" office:value-type="float" office:value="1" calcext:value-type="float">
            <text:p>1</text:p>
          </table:table-cell>
          <table:table-cell table:style-name="ce5" table:formula="of:=[.AS3]+IF([.$A3]&gt;=[.AT$2];INDEX([.AT$3:.AT3];[.$A3]-[.AT$2]+1;1);0)" office:value-type="float" office:value="1" calcext:value-type="float">
            <text:p>1</text:p>
          </table:table-cell>
          <table:table-cell table:style-name="ce5" table:formula="of:=[.AT3]+IF([.$A3]&gt;=[.AU$2];INDEX([.AU$3:.AU3];[.$A3]-[.AU$2]+1;1);0)" office:value-type="float" office:value="1" calcext:value-type="float">
            <text:p>1</text:p>
          </table:table-cell>
          <table:table-cell table:style-name="ce5" table:formula="of:=[.AU3]+IF([.$A3]&gt;=[.AV$2];INDEX([.AV$3:.AV3];[.$A3]-[.AV$2]+1;1);0)" office:value-type="float" office:value="1" calcext:value-type="float">
            <text:p>1</text:p>
          </table:table-cell>
          <table:table-cell table:style-name="ce5" table:formula="of:=[.AV3]+IF([.$A3]&gt;=[.AW$2];INDEX([.AW$3:.AW3];[.$A3]-[.AW$2]+1;1);0)" office:value-type="float" office:value="1" calcext:value-type="float">
            <text:p>1</text:p>
          </table:table-cell>
          <table:table-cell table:style-name="ce5" table:formula="of:=[.AW3]+IF([.$A3]&gt;=[.AX$2];INDEX([.AX$3:.AX3];[.$A3]-[.AX$2]+1;1);0)" office:value-type="float" office:value="1" calcext:value-type="float">
            <text:p>1</text:p>
          </table:table-cell>
          <table:table-cell table:style-name="ce5" table:formula="of:=[.AX3]+IF([.$A3]&gt;=[.AY$2];INDEX([.AY$3:.AY3];[.$A3]-[.AY$2]+1;1);0)" office:value-type="float" office:value="1" calcext:value-type="float">
            <text:p>1</text:p>
          </table:table-cell>
          <table:table-cell table:style-name="ce5" table:formula="of:=[.AY3]+IF([.$A3]&gt;=[.AZ$2];INDEX([.AZ$3:.AZ3];[.$A3]-[.AZ$2]+1;1);0)" office:value-type="float" office:value="1" calcext:value-type="float">
            <text:p>1</text:p>
          </table:table-cell>
          <table:table-cell table:style-name="ce5" table:formula="of:=[.AZ3]+IF([.$A3]&gt;=[.BA$2];INDEX([.BA$3:.BA3];[.$A3]-[.BA$2]+1;1);0)" office:value-type="float" office:value="1" calcext:value-type="float">
            <text:p>1</text:p>
          </table:table-cell>
          <table:table-cell table:style-name="ce5" table:formula="of:=[.BA3]+IF([.$A3]&gt;=[.BB$2];INDEX([.BB$3:.BB3];[.$A3]-[.BB$2]+1;1);0)" office:value-type="float" office:value="1" calcext:value-type="float">
            <text:p>1</text:p>
          </table:table-cell>
          <table:table-cell table:style-name="ce5" table:formula="of:=[.BB3]+IF([.$A3]&gt;=[.BC$2];INDEX([.BC$3:.BC3];[.$A3]-[.BC$2]+1;1);0)" office:value-type="float" office:value="1" calcext:value-type="float">
            <text:p>1</text:p>
          </table:table-cell>
          <table:table-cell table:style-name="ce5" table:formula="of:=[.BC3]+IF([.$A3]&gt;=[.BD$2];INDEX([.BD$3:.BD3];[.$A3]-[.BD$2]+1;1);0)" office:value-type="float" office:value="1" calcext:value-type="float">
            <text:p>1</text:p>
          </table:table-cell>
          <table:table-cell table:style-name="ce5" table:formula="of:=[.BD3]+IF([.$A3]&gt;=[.BE$2];INDEX([.BE$3:.BE3];[.$A3]-[.BE$2]+1;1);0)" office:value-type="float" office:value="1" calcext:value-type="float">
            <text:p>1</text:p>
          </table:table-cell>
          <table:table-cell table:style-name="ce5" table:formula="of:=[.BE3]+IF([.$A3]&gt;=[.BF$2];INDEX([.BF$3:.BF3];[.$A3]-[.BF$2]+1;1);0)" office:value-type="float" office:value="1" calcext:value-type="float">
            <text:p>1</text:p>
          </table:table-cell>
          <table:table-cell table:style-name="ce5" table:formula="of:=[.BF3]+IF([.$A3]&gt;=[.BG$2];INDEX([.BG$3:.BG3];[.$A3]-[.BG$2]+1;1);0)" office:value-type="float" office:value="1" calcext:value-type="float">
            <text:p>1</text:p>
          </table:table-cell>
          <table:table-cell table:style-name="ce5" table:formula="of:=[.BG3]+IF([.$A3]&gt;=[.BH$2];INDEX([.BH$3:.BH3];[.$A3]-[.BH$2]+1;1);0)" office:value-type="float" office:value="1" calcext:value-type="float">
            <text:p>1</text:p>
          </table:table-cell>
          <table:table-cell table:style-name="ce5" table:formula="of:=[.BH3]+IF([.$A3]&gt;=[.BI$2];INDEX([.BI$3:.BI3];[.$A3]-[.BI$2]+1;1);0)" office:value-type="float" office:value="1" calcext:value-type="float">
            <text:p>1</text:p>
          </table:table-cell>
          <table:table-cell table:style-name="ce5" table:formula="of:=[.BI3]+IF([.$A3]&gt;=[.BJ$2];INDEX([.BJ$3:.BJ3];[.$A3]-[.BJ$2]+1;1);0)" office:value-type="float" office:value="1" calcext:value-type="float">
            <text:p>1</text:p>
          </table:table-cell>
          <table:table-cell table:style-name="ce5" table:formula="of:=[.BJ3]+IF([.$A3]&gt;=[.BK$2];INDEX([.BK$3:.BK3];[.$A3]-[.BK$2]+1;1);0)" office:value-type="float" office:value="1" calcext:value-type="float">
            <text:p>1</text:p>
          </table:table-cell>
          <table:table-cell table:style-name="ce5" table:formula="of:=[.BK3]+IF([.$A3]&gt;=[.BL$2];INDEX([.BL$3:.BL3];[.$A3]-[.BL$2]+1;1);0)" office:value-type="float" office:value="1" calcext:value-type="float">
            <text:p>1</text:p>
          </table:table-cell>
          <table:table-cell table:style-name="ce5" table:formula="of:=[.BL3]+IF([.$A3]&gt;=[.BM$2];INDEX([.BM$3:.BM3];[.$A3]-[.BM$2]+1;1);0)" office:value-type="float" office:value="1" calcext:value-type="float">
            <text:p>1</text:p>
          </table:table-cell>
          <table:table-cell table:style-name="ce5" table:formula="of:=[.BM3]+IF([.$A3]&gt;=[.BN$2];INDEX([.BN$3:.BN3];[.$A3]-[.BN$2]+1;1);0)" office:value-type="float" office:value="1" calcext:value-type="float">
            <text:p>1</text:p>
          </table:table-cell>
          <table:table-cell table:style-name="ce5" table:formula="of:=[.BN3]+IF([.$A3]&gt;=[.BO$2];INDEX([.BO$3:.BO3];[.$A3]-[.BO$2]+1;1);0)" office:value-type="float" office:value="1" calcext:value-type="float">
            <text:p>1</text:p>
          </table:table-cell>
          <table:table-cell table:style-name="ce5" table:formula="of:=[.BO3]+IF([.$A3]&gt;=[.BP$2];INDEX([.BP$3:.BP3];[.$A3]-[.BP$2]+1;1);0)" office:value-type="float" office:value="1" calcext:value-type="float">
            <text:p>1</text:p>
          </table:table-cell>
          <table:table-cell table:style-name="ce5" table:formula="of:=[.BP3]+IF([.$A3]&gt;=[.BQ$2];INDEX([.BQ$3:.BQ3];[.$A3]-[.BQ$2]+1;1);0)" office:value-type="float" office:value="1" calcext:value-type="float">
            <text:p>1</text:p>
          </table:table-cell>
          <table:table-cell table:style-name="ce5" table:formula="of:=[.BQ3]+IF([.$A3]&gt;=[.BR$2];INDEX([.BR$3:.BR3];[.$A3]-[.BR$2]+1;1);0)" office:value-type="float" office:value="1" calcext:value-type="float">
            <text:p>1</text:p>
          </table:table-cell>
          <table:table-cell table:style-name="ce5" table:formula="of:=[.BR3]+IF([.$A3]&gt;=[.BS$2];INDEX([.BS$3:.BS3];[.$A3]-[.BS$2]+1;1);0)" office:value-type="float" office:value="1" calcext:value-type="float">
            <text:p>1</text:p>
          </table:table-cell>
          <table:table-cell table:style-name="ce5" table:formula="of:=[.BS3]+IF([.$A3]&gt;=[.BT$2];INDEX([.BT$3:.BT3];[.$A3]-[.BT$2]+1;1);0)" office:value-type="float" office:value="1" calcext:value-type="float">
            <text:p>1</text:p>
          </table:table-cell>
          <table:table-cell table:style-name="ce5" table:formula="of:=[.BT3]+IF([.$A3]&gt;=[.BU$2];INDEX([.BU$3:.BU3];[.$A3]-[.BU$2]+1;1);0)" office:value-type="float" office:value="1" calcext:value-type="float">
            <text:p>1</text:p>
          </table:table-cell>
          <table:table-cell table:style-name="ce5" table:formula="of:=[.BU3]+IF([.$A3]&gt;=[.BV$2];INDEX([.BV$3:.BV3];[.$A3]-[.BV$2]+1;1);0)" office:value-type="float" office:value="1" calcext:value-type="float">
            <text:p>1</text:p>
          </table:table-cell>
          <table:table-cell table:style-name="ce5" table:formula="of:=[.BV3]+IF([.$A3]&gt;=[.BW$2];INDEX([.BW$3:.BW3];[.$A3]-[.BW$2]+1;1);0)" office:value-type="float" office:value="1" calcext:value-type="float">
            <text:p>1</text:p>
          </table:table-cell>
          <table:table-cell table:style-name="ce5" table:formula="of:=[.BW3]+IF([.$A3]&gt;=[.BX$2];INDEX([.BX$3:.BX3];[.$A3]-[.BX$2]+1;1);0)" office:value-type="float" office:value="1" calcext:value-type="float">
            <text:p>1</text:p>
          </table:table-cell>
          <table:table-cell table:style-name="ce5" table:formula="of:=[.BX3]+IF([.$A3]&gt;=[.BY$2];INDEX([.BY$3:.BY3];[.$A3]-[.BY$2]+1;1);0)" office:value-type="float" office:value="1" calcext:value-type="float">
            <text:p>1</text:p>
          </table:table-cell>
          <table:table-cell table:style-name="ce5" table:formula="of:=[.BY3]+IF([.$A3]&gt;=[.BZ$2];INDEX([.BZ$3:.BZ3];[.$A3]-[.BZ$2]+1;1);0)" office:value-type="float" office:value="1" calcext:value-type="float">
            <text:p>1</text:p>
          </table:table-cell>
          <table:table-cell table:style-name="ce5" table:formula="of:=[.BZ3]+IF([.$A3]&gt;=[.CA$2];INDEX([.CA$3:.CA3];[.$A3]-[.CA$2]+1;1);0)" office:value-type="float" office:value="1" calcext:value-type="float">
            <text:p>1</text:p>
          </table:table-cell>
          <table:table-cell table:style-name="ce5" table:formula="of:=[.CA3]+IF([.$A3]&gt;=[.CB$2];INDEX([.CB$3:.CB3];[.$A3]-[.CB$2]+1;1);0)" office:value-type="float" office:value="1" calcext:value-type="float">
            <text:p>1</text:p>
          </table:table-cell>
          <table:table-cell table:style-name="ce5" table:formula="of:=[.CB3]+IF([.$A3]&gt;=[.CC$2];INDEX([.CC$3:.CC3];[.$A3]-[.CC$2]+1;1);0)" office:value-type="float" office:value="1" calcext:value-type="float">
            <text:p>1</text:p>
          </table:table-cell>
          <table:table-cell table:style-name="ce5" table:formula="of:=[.CC3]+IF([.$A3]&gt;=[.CD$2];INDEX([.CD$3:.CD3];[.$A3]-[.CD$2]+1;1);0)" office:value-type="float" office:value="1" calcext:value-type="float">
            <text:p>1</text:p>
          </table:table-cell>
          <table:table-cell table:style-name="ce5" table:formula="of:=[.CD3]+IF([.$A3]&gt;=[.CE$2];INDEX([.CE$3:.CE3];[.$A3]-[.CE$2]+1;1);0)" office:value-type="float" office:value="1" calcext:value-type="float">
            <text:p>1</text:p>
          </table:table-cell>
          <table:table-cell table:style-name="ce5" table:formula="of:=[.CE3]+IF([.$A3]&gt;=[.CF$2];INDEX([.CF$3:.CF3];[.$A3]-[.CF$2]+1;1);0)" office:value-type="float" office:value="1" calcext:value-type="float">
            <text:p>1</text:p>
          </table:table-cell>
          <table:table-cell table:style-name="ce5" table:formula="of:=[.CF3]+IF([.$A3]&gt;=[.CG$2];INDEX([.CG$3:.CG3];[.$A3]-[.CG$2]+1;1);0)" office:value-type="float" office:value="1" calcext:value-type="float">
            <text:p>1</text:p>
          </table:table-cell>
          <table:table-cell table:style-name="ce5" table:formula="of:=[.CG3]+IF([.$A3]&gt;=[.CH$2];INDEX([.CH$3:.CH3];[.$A3]-[.CH$2]+1;1);0)" office:value-type="float" office:value="1" calcext:value-type="float">
            <text:p>1</text:p>
          </table:table-cell>
          <table:table-cell table:style-name="ce5" table:formula="of:=[.CH3]+IF([.$A3]&gt;=[.CI$2];INDEX([.CI$3:.CI3];[.$A3]-[.CI$2]+1;1);0)" office:value-type="float" office:value="1" calcext:value-type="float">
            <text:p>1</text:p>
          </table:table-cell>
          <table:table-cell table:style-name="ce5" table:formula="of:=[.CI3]+IF([.$A3]&gt;=[.CJ$2];INDEX([.CJ$3:.CJ3];[.$A3]-[.CJ$2]+1;1);0)" office:value-type="float" office:value="1" calcext:value-type="float">
            <text:p>1</text:p>
          </table:table-cell>
          <table:table-cell table:style-name="ce5" table:formula="of:=[.CJ3]+IF([.$A3]&gt;=[.CK$2];INDEX([.CK$3:.CK3];[.$A3]-[.CK$2]+1;1);0)" office:value-type="float" office:value="1" calcext:value-type="float">
            <text:p>1</text:p>
          </table:table-cell>
          <table:table-cell table:style-name="ce5" table:formula="of:=[.CK3]+IF([.$A3]&gt;=[.CL$2];INDEX([.CL$3:.CL3];[.$A3]-[.CL$2]+1;1);0)" office:value-type="float" office:value="1" calcext:value-type="float">
            <text:p>1</text:p>
          </table:table-cell>
          <table:table-cell table:style-name="ce5" table:formula="of:=[.CL3]+IF([.$A3]&gt;=[.CM$2];INDEX([.CM$3:.CM3];[.$A3]-[.CM$2]+1;1);0)" office:value-type="float" office:value="1" calcext:value-type="float">
            <text:p>1</text:p>
          </table:table-cell>
          <table:table-cell table:style-name="ce5" table:formula="of:=[.CM3]+IF([.$A3]&gt;=[.CN$2];INDEX([.CN$3:.CN3];[.$A3]-[.CN$2]+1;1);0)" office:value-type="float" office:value="1" calcext:value-type="float">
            <text:p>1</text:p>
          </table:table-cell>
          <table:table-cell table:style-name="ce5" table:formula="of:=[.CN3]+IF([.$A3]&gt;=[.CO$2];INDEX([.CO$3:.CO3];[.$A3]-[.CO$2]+1;1);0)" office:value-type="float" office:value="1" calcext:value-type="float">
            <text:p>1</text:p>
          </table:table-cell>
          <table:table-cell table:style-name="ce5" table:formula="of:=[.CO3]+IF([.$A3]&gt;=[.CP$2];INDEX([.CP$3:.CP3];[.$A3]-[.CP$2]+1;1);0)" office:value-type="float" office:value="1" calcext:value-type="float">
            <text:p>1</text:p>
          </table:table-cell>
          <table:table-cell table:style-name="ce5" table:formula="of:=[.CP3]+IF([.$A3]&gt;=[.CQ$2];INDEX([.CQ$3:.CQ3];[.$A3]-[.CQ$2]+1;1);0)" office:value-type="float" office:value="1" calcext:value-type="float">
            <text:p>1</text:p>
          </table:table-cell>
          <table:table-cell table:style-name="ce5" table:formula="of:=[.CQ3]+IF([.$A3]&gt;=[.CR$2];INDEX([.CR$3:.CR3];[.$A3]-[.CR$2]+1;1);0)" office:value-type="float" office:value="1" calcext:value-type="float">
            <text:p>1</text:p>
          </table:table-cell>
          <table:table-cell table:style-name="ce5" table:formula="of:=[.CR3]+IF([.$A3]&gt;=[.CS$2];INDEX([.CS$3:.CS3];[.$A3]-[.CS$2]+1;1);0)" office:value-type="float" office:value="1" calcext:value-type="float">
            <text:p>1</text:p>
          </table:table-cell>
          <table:table-cell table:style-name="ce5" table:formula="of:=[.CS3]+IF([.$A3]&gt;=[.CT$2];INDEX([.CT$3:.CT3];[.$A3]-[.CT$2]+1;1);0)" office:value-type="float" office:value="1" calcext:value-type="float">
            <text:p>1</text:p>
          </table:table-cell>
          <table:table-cell table:style-name="ce5" table:formula="of:=[.CT3]+IF([.$A3]&gt;=[.CU$2];INDEX([.CU$3:.CU3];[.$A3]-[.CU$2]+1;1);0)" office:value-type="float" office:value="1" calcext:value-type="float">
            <text:p>1</text:p>
          </table:table-cell>
          <table:table-cell table:style-name="ce5" table:formula="of:=[.CU3]+IF([.$A3]&gt;=[.CV$2];INDEX([.CV$3:.CV3];[.$A3]-[.CV$2]+1;1);0)" office:value-type="float" office:value="1" calcext:value-type="float">
            <text:p>1</text:p>
          </table:table-cell>
          <table:table-cell table:style-name="ce7" table:formula="of:=[.CV3]+IF([.$A3]&gt;=[.CW$2];INDEX([.CW$3:.CW3];[.$A3]-[.CW$2]+1;1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B4]+IF([.$A4]&gt;=[.C$2];INDEX([.C$3:.C4];[.$A4]-[.C$2]+1;1);0)" office:value-type="float" office:value="1" calcext:value-type="float">
            <text:p>1</text:p>
          </table:table-cell>
          <table:table-cell table:formula="of:=[.C4]+IF([.$A4]&gt;=[.D$2];INDEX([.D$3:.D4];[.$A4]-[.D$2]+1;1);0)" office:value-type="float" office:value="1" calcext:value-type="float">
            <text:p>1</text:p>
          </table:table-cell>
          <table:table-cell table:formula="of:=[.D4]+IF([.$A4]&gt;=[.E$2];INDEX([.E$3:.E4];[.$A4]-[.E$2]+1;1);0)" office:value-type="float" office:value="1" calcext:value-type="float">
            <text:p>1</text:p>
          </table:table-cell>
          <table:table-cell table:formula="of:=[.E4]+IF([.$A4]&gt;=[.F$2];INDEX([.F$3:.F4];[.$A4]-[.F$2]+1;1);0)" office:value-type="float" office:value="1" calcext:value-type="float">
            <text:p>1</text:p>
          </table:table-cell>
          <table:table-cell table:formula="of:=[.F4]+IF([.$A4]&gt;=[.G$2];INDEX([.G$3:.G4];[.$A4]-[.G$2]+1;1);0)" office:value-type="float" office:value="1" calcext:value-type="float">
            <text:p>1</text:p>
          </table:table-cell>
          <table:table-cell table:formula="of:=[.G4]+IF([.$A4]&gt;=[.H$2];INDEX([.H$3:.H4];[.$A4]-[.H$2]+1;1);0)" office:value-type="float" office:value="1" calcext:value-type="float">
            <text:p>1</text:p>
          </table:table-cell>
          <table:table-cell table:formula="of:=[.H4]+IF([.$A4]&gt;=[.I$2];INDEX([.I$3:.I4];[.$A4]-[.I$2]+1;1);0)" office:value-type="float" office:value="1" calcext:value-type="float">
            <text:p>1</text:p>
          </table:table-cell>
          <table:table-cell table:formula="of:=[.I4]+IF([.$A4]&gt;=[.J$2];INDEX([.J$3:.J4];[.$A4]-[.J$2]+1;1);0)" office:value-type="float" office:value="1" calcext:value-type="float">
            <text:p>1</text:p>
          </table:table-cell>
          <table:table-cell table:formula="of:=[.J4]+IF([.$A4]&gt;=[.K$2];INDEX([.K$3:.K4];[.$A4]-[.K$2]+1;1);0)" office:value-type="float" office:value="1" calcext:value-type="float">
            <text:p>1</text:p>
          </table:table-cell>
          <table:table-cell table:formula="of:=[.K4]+IF([.$A4]&gt;=[.L$2];INDEX([.L$3:.L4];[.$A4]-[.L$2]+1;1);0)" office:value-type="float" office:value="1" calcext:value-type="float">
            <text:p>1</text:p>
          </table:table-cell>
          <table:table-cell table:formula="of:=[.L4]+IF([.$A4]&gt;=[.M$2];INDEX([.M$3:.M4];[.$A4]-[.M$2]+1;1);0)" office:value-type="float" office:value="1" calcext:value-type="float">
            <text:p>1</text:p>
          </table:table-cell>
          <table:table-cell table:formula="of:=[.M4]+IF([.$A4]&gt;=[.N$2];INDEX([.N$3:.N4];[.$A4]-[.N$2]+1;1);0)" office:value-type="float" office:value="1" calcext:value-type="float">
            <text:p>1</text:p>
          </table:table-cell>
          <table:table-cell table:formula="of:=[.N4]+IF([.$A4]&gt;=[.O$2];INDEX([.O$3:.O4];[.$A4]-[.O$2]+1;1);0)" office:value-type="float" office:value="1" calcext:value-type="float">
            <text:p>1</text:p>
          </table:table-cell>
          <table:table-cell table:formula="of:=[.O4]+IF([.$A4]&gt;=[.P$2];INDEX([.P$3:.P4];[.$A4]-[.P$2]+1;1);0)" office:value-type="float" office:value="1" calcext:value-type="float">
            <text:p>1</text:p>
          </table:table-cell>
          <table:table-cell table:formula="of:=[.P4]+IF([.$A4]&gt;=[.Q$2];INDEX([.Q$3:.Q4];[.$A4]-[.Q$2]+1;1);0)" office:value-type="float" office:value="1" calcext:value-type="float">
            <text:p>1</text:p>
          </table:table-cell>
          <table:table-cell table:formula="of:=[.Q4]+IF([.$A4]&gt;=[.R$2];INDEX([.R$3:.R4];[.$A4]-[.R$2]+1;1);0)" office:value-type="float" office:value="1" calcext:value-type="float">
            <text:p>1</text:p>
          </table:table-cell>
          <table:table-cell table:formula="of:=[.R4]+IF([.$A4]&gt;=[.S$2];INDEX([.S$3:.S4];[.$A4]-[.S$2]+1;1);0)" office:value-type="float" office:value="1" calcext:value-type="float">
            <text:p>1</text:p>
          </table:table-cell>
          <table:table-cell table:formula="of:=[.S4]+IF([.$A4]&gt;=[.T$2];INDEX([.T$3:.T4];[.$A4]-[.T$2]+1;1);0)" office:value-type="float" office:value="1" calcext:value-type="float">
            <text:p>1</text:p>
          </table:table-cell>
          <table:table-cell table:formula="of:=[.T4]+IF([.$A4]&gt;=[.U$2];INDEX([.U$3:.U4];[.$A4]-[.U$2]+1;1);0)" office:value-type="float" office:value="1" calcext:value-type="float">
            <text:p>1</text:p>
          </table:table-cell>
          <table:table-cell table:formula="of:=[.U4]+IF([.$A4]&gt;=[.V$2];INDEX([.V$3:.V4];[.$A4]-[.V$2]+1;1);0)" office:value-type="float" office:value="1" calcext:value-type="float">
            <text:p>1</text:p>
          </table:table-cell>
          <table:table-cell table:formula="of:=[.V4]+IF([.$A4]&gt;=[.W$2];INDEX([.W$3:.W4];[.$A4]-[.W$2]+1;1);0)" office:value-type="float" office:value="1" calcext:value-type="float">
            <text:p>1</text:p>
          </table:table-cell>
          <table:table-cell table:formula="of:=[.W4]+IF([.$A4]&gt;=[.X$2];INDEX([.X$3:.X4];[.$A4]-[.X$2]+1;1);0)" office:value-type="float" office:value="1" calcext:value-type="float">
            <text:p>1</text:p>
          </table:table-cell>
          <table:table-cell table:formula="of:=[.X4]+IF([.$A4]&gt;=[.Y$2];INDEX([.Y$3:.Y4];[.$A4]-[.Y$2]+1;1);0)" office:value-type="float" office:value="1" calcext:value-type="float">
            <text:p>1</text:p>
          </table:table-cell>
          <table:table-cell table:formula="of:=[.Y4]+IF([.$A4]&gt;=[.Z$2];INDEX([.Z$3:.Z4];[.$A4]-[.Z$2]+1;1);0)" office:value-type="float" office:value="1" calcext:value-type="float">
            <text:p>1</text:p>
          </table:table-cell>
          <table:table-cell table:formula="of:=[.Z4]+IF([.$A4]&gt;=[.AA$2];INDEX([.AA$3:.AA4];[.$A4]-[.AA$2]+1;1);0)" office:value-type="float" office:value="1" calcext:value-type="float">
            <text:p>1</text:p>
          </table:table-cell>
          <table:table-cell table:formula="of:=[.AA4]+IF([.$A4]&gt;=[.AB$2];INDEX([.AB$3:.AB4];[.$A4]-[.AB$2]+1;1);0)" office:value-type="float" office:value="1" calcext:value-type="float">
            <text:p>1</text:p>
          </table:table-cell>
          <table:table-cell table:formula="of:=[.AB4]+IF([.$A4]&gt;=[.AC$2];INDEX([.AC$3:.AC4];[.$A4]-[.AC$2]+1;1);0)" office:value-type="float" office:value="1" calcext:value-type="float">
            <text:p>1</text:p>
          </table:table-cell>
          <table:table-cell table:formula="of:=[.AC4]+IF([.$A4]&gt;=[.AD$2];INDEX([.AD$3:.AD4];[.$A4]-[.AD$2]+1;1);0)" office:value-type="float" office:value="1" calcext:value-type="float">
            <text:p>1</text:p>
          </table:table-cell>
          <table:table-cell table:formula="of:=[.AD4]+IF([.$A4]&gt;=[.AE$2];INDEX([.AE$3:.AE4];[.$A4]-[.AE$2]+1;1);0)" office:value-type="float" office:value="1" calcext:value-type="float">
            <text:p>1</text:p>
          </table:table-cell>
          <table:table-cell table:formula="of:=[.AE4]+IF([.$A4]&gt;=[.AF$2];INDEX([.AF$3:.AF4];[.$A4]-[.AF$2]+1;1);0)" office:value-type="float" office:value="1" calcext:value-type="float">
            <text:p>1</text:p>
          </table:table-cell>
          <table:table-cell table:formula="of:=[.AF4]+IF([.$A4]&gt;=[.AG$2];INDEX([.AG$3:.AG4];[.$A4]-[.AG$2]+1;1);0)" office:value-type="float" office:value="1" calcext:value-type="float">
            <text:p>1</text:p>
          </table:table-cell>
          <table:table-cell table:formula="of:=[.AG4]+IF([.$A4]&gt;=[.AH$2];INDEX([.AH$3:.AH4];[.$A4]-[.AH$2]+1;1);0)" office:value-type="float" office:value="1" calcext:value-type="float">
            <text:p>1</text:p>
          </table:table-cell>
          <table:table-cell table:formula="of:=[.AH4]+IF([.$A4]&gt;=[.AI$2];INDEX([.AI$3:.AI4];[.$A4]-[.AI$2]+1;1);0)" office:value-type="float" office:value="1" calcext:value-type="float">
            <text:p>1</text:p>
          </table:table-cell>
          <table:table-cell table:formula="of:=[.AI4]+IF([.$A4]&gt;=[.AJ$2];INDEX([.AJ$3:.AJ4];[.$A4]-[.AJ$2]+1;1);0)" office:value-type="float" office:value="1" calcext:value-type="float">
            <text:p>1</text:p>
          </table:table-cell>
          <table:table-cell table:formula="of:=[.AJ4]+IF([.$A4]&gt;=[.AK$2];INDEX([.AK$3:.AK4];[.$A4]-[.AK$2]+1;1);0)" office:value-type="float" office:value="1" calcext:value-type="float">
            <text:p>1</text:p>
          </table:table-cell>
          <table:table-cell table:formula="of:=[.AK4]+IF([.$A4]&gt;=[.AL$2];INDEX([.AL$3:.AL4];[.$A4]-[.AL$2]+1;1);0)" office:value-type="float" office:value="1" calcext:value-type="float">
            <text:p>1</text:p>
          </table:table-cell>
          <table:table-cell table:formula="of:=[.AL4]+IF([.$A4]&gt;=[.AM$2];INDEX([.AM$3:.AM4];[.$A4]-[.AM$2]+1;1);0)" office:value-type="float" office:value="1" calcext:value-type="float">
            <text:p>1</text:p>
          </table:table-cell>
          <table:table-cell table:formula="of:=[.AM4]+IF([.$A4]&gt;=[.AN$2];INDEX([.AN$3:.AN4];[.$A4]-[.AN$2]+1;1);0)" office:value-type="float" office:value="1" calcext:value-type="float">
            <text:p>1</text:p>
          </table:table-cell>
          <table:table-cell table:formula="of:=[.AN4]+IF([.$A4]&gt;=[.AO$2];INDEX([.AO$3:.AO4];[.$A4]-[.AO$2]+1;1);0)" office:value-type="float" office:value="1" calcext:value-type="float">
            <text:p>1</text:p>
          </table:table-cell>
          <table:table-cell table:formula="of:=[.AO4]+IF([.$A4]&gt;=[.AP$2];INDEX([.AP$3:.AP4];[.$A4]-[.AP$2]+1;1);0)" office:value-type="float" office:value="1" calcext:value-type="float">
            <text:p>1</text:p>
          </table:table-cell>
          <table:table-cell table:formula="of:=[.AP4]+IF([.$A4]&gt;=[.AQ$2];INDEX([.AQ$3:.AQ4];[.$A4]-[.AQ$2]+1;1);0)" office:value-type="float" office:value="1" calcext:value-type="float">
            <text:p>1</text:p>
          </table:table-cell>
          <table:table-cell table:formula="of:=[.AQ4]+IF([.$A4]&gt;=[.AR$2];INDEX([.AR$3:.AR4];[.$A4]-[.AR$2]+1;1);0)" office:value-type="float" office:value="1" calcext:value-type="float">
            <text:p>1</text:p>
          </table:table-cell>
          <table:table-cell table:formula="of:=[.AR4]+IF([.$A4]&gt;=[.AS$2];INDEX([.AS$3:.AS4];[.$A4]-[.AS$2]+1;1);0)" office:value-type="float" office:value="1" calcext:value-type="float">
            <text:p>1</text:p>
          </table:table-cell>
          <table:table-cell table:formula="of:=[.AS4]+IF([.$A4]&gt;=[.AT$2];INDEX([.AT$3:.AT4];[.$A4]-[.AT$2]+1;1);0)" office:value-type="float" office:value="1" calcext:value-type="float">
            <text:p>1</text:p>
          </table:table-cell>
          <table:table-cell table:formula="of:=[.AT4]+IF([.$A4]&gt;=[.AU$2];INDEX([.AU$3:.AU4];[.$A4]-[.AU$2]+1;1);0)" office:value-type="float" office:value="1" calcext:value-type="float">
            <text:p>1</text:p>
          </table:table-cell>
          <table:table-cell table:formula="of:=[.AU4]+IF([.$A4]&gt;=[.AV$2];INDEX([.AV$3:.AV4];[.$A4]-[.AV$2]+1;1);0)" office:value-type="float" office:value="1" calcext:value-type="float">
            <text:p>1</text:p>
          </table:table-cell>
          <table:table-cell table:formula="of:=[.AV4]+IF([.$A4]&gt;=[.AW$2];INDEX([.AW$3:.AW4];[.$A4]-[.AW$2]+1;1);0)" office:value-type="float" office:value="1" calcext:value-type="float">
            <text:p>1</text:p>
          </table:table-cell>
          <table:table-cell table:formula="of:=[.AW4]+IF([.$A4]&gt;=[.AX$2];INDEX([.AX$3:.AX4];[.$A4]-[.AX$2]+1;1);0)" office:value-type="float" office:value="1" calcext:value-type="float">
            <text:p>1</text:p>
          </table:table-cell>
          <table:table-cell table:formula="of:=[.AX4]+IF([.$A4]&gt;=[.AY$2];INDEX([.AY$3:.AY4];[.$A4]-[.AY$2]+1;1);0)" office:value-type="float" office:value="1" calcext:value-type="float">
            <text:p>1</text:p>
          </table:table-cell>
          <table:table-cell table:formula="of:=[.AY4]+IF([.$A4]&gt;=[.AZ$2];INDEX([.AZ$3:.AZ4];[.$A4]-[.AZ$2]+1;1);0)" office:value-type="float" office:value="1" calcext:value-type="float">
            <text:p>1</text:p>
          </table:table-cell>
          <table:table-cell table:formula="of:=[.AZ4]+IF([.$A4]&gt;=[.BA$2];INDEX([.BA$3:.BA4];[.$A4]-[.BA$2]+1;1);0)" office:value-type="float" office:value="1" calcext:value-type="float">
            <text:p>1</text:p>
          </table:table-cell>
          <table:table-cell table:formula="of:=[.BA4]+IF([.$A4]&gt;=[.BB$2];INDEX([.BB$3:.BB4];[.$A4]-[.BB$2]+1;1);0)" office:value-type="float" office:value="1" calcext:value-type="float">
            <text:p>1</text:p>
          </table:table-cell>
          <table:table-cell table:formula="of:=[.BB4]+IF([.$A4]&gt;=[.BC$2];INDEX([.BC$3:.BC4];[.$A4]-[.BC$2]+1;1);0)" office:value-type="float" office:value="1" calcext:value-type="float">
            <text:p>1</text:p>
          </table:table-cell>
          <table:table-cell table:formula="of:=[.BC4]+IF([.$A4]&gt;=[.BD$2];INDEX([.BD$3:.BD4];[.$A4]-[.BD$2]+1;1);0)" office:value-type="float" office:value="1" calcext:value-type="float">
            <text:p>1</text:p>
          </table:table-cell>
          <table:table-cell table:formula="of:=[.BD4]+IF([.$A4]&gt;=[.BE$2];INDEX([.BE$3:.BE4];[.$A4]-[.BE$2]+1;1);0)" office:value-type="float" office:value="1" calcext:value-type="float">
            <text:p>1</text:p>
          </table:table-cell>
          <table:table-cell table:formula="of:=[.BE4]+IF([.$A4]&gt;=[.BF$2];INDEX([.BF$3:.BF4];[.$A4]-[.BF$2]+1;1);0)" office:value-type="float" office:value="1" calcext:value-type="float">
            <text:p>1</text:p>
          </table:table-cell>
          <table:table-cell table:formula="of:=[.BF4]+IF([.$A4]&gt;=[.BG$2];INDEX([.BG$3:.BG4];[.$A4]-[.BG$2]+1;1);0)" office:value-type="float" office:value="1" calcext:value-type="float">
            <text:p>1</text:p>
          </table:table-cell>
          <table:table-cell table:formula="of:=[.BG4]+IF([.$A4]&gt;=[.BH$2];INDEX([.BH$3:.BH4];[.$A4]-[.BH$2]+1;1);0)" office:value-type="float" office:value="1" calcext:value-type="float">
            <text:p>1</text:p>
          </table:table-cell>
          <table:table-cell table:formula="of:=[.BH4]+IF([.$A4]&gt;=[.BI$2];INDEX([.BI$3:.BI4];[.$A4]-[.BI$2]+1;1);0)" office:value-type="float" office:value="1" calcext:value-type="float">
            <text:p>1</text:p>
          </table:table-cell>
          <table:table-cell table:formula="of:=[.BI4]+IF([.$A4]&gt;=[.BJ$2];INDEX([.BJ$3:.BJ4];[.$A4]-[.BJ$2]+1;1);0)" office:value-type="float" office:value="1" calcext:value-type="float">
            <text:p>1</text:p>
          </table:table-cell>
          <table:table-cell table:formula="of:=[.BJ4]+IF([.$A4]&gt;=[.BK$2];INDEX([.BK$3:.BK4];[.$A4]-[.BK$2]+1;1);0)" office:value-type="float" office:value="1" calcext:value-type="float">
            <text:p>1</text:p>
          </table:table-cell>
          <table:table-cell table:formula="of:=[.BK4]+IF([.$A4]&gt;=[.BL$2];INDEX([.BL$3:.BL4];[.$A4]-[.BL$2]+1;1);0)" office:value-type="float" office:value="1" calcext:value-type="float">
            <text:p>1</text:p>
          </table:table-cell>
          <table:table-cell table:formula="of:=[.BL4]+IF([.$A4]&gt;=[.BM$2];INDEX([.BM$3:.BM4];[.$A4]-[.BM$2]+1;1);0)" office:value-type="float" office:value="1" calcext:value-type="float">
            <text:p>1</text:p>
          </table:table-cell>
          <table:table-cell table:formula="of:=[.BM4]+IF([.$A4]&gt;=[.BN$2];INDEX([.BN$3:.BN4];[.$A4]-[.BN$2]+1;1);0)" office:value-type="float" office:value="1" calcext:value-type="float">
            <text:p>1</text:p>
          </table:table-cell>
          <table:table-cell table:formula="of:=[.BN4]+IF([.$A4]&gt;=[.BO$2];INDEX([.BO$3:.BO4];[.$A4]-[.BO$2]+1;1);0)" office:value-type="float" office:value="1" calcext:value-type="float">
            <text:p>1</text:p>
          </table:table-cell>
          <table:table-cell table:formula="of:=[.BO4]+IF([.$A4]&gt;=[.BP$2];INDEX([.BP$3:.BP4];[.$A4]-[.BP$2]+1;1);0)" office:value-type="float" office:value="1" calcext:value-type="float">
            <text:p>1</text:p>
          </table:table-cell>
          <table:table-cell table:formula="of:=[.BP4]+IF([.$A4]&gt;=[.BQ$2];INDEX([.BQ$3:.BQ4];[.$A4]-[.BQ$2]+1;1);0)" office:value-type="float" office:value="1" calcext:value-type="float">
            <text:p>1</text:p>
          </table:table-cell>
          <table:table-cell table:formula="of:=[.BQ4]+IF([.$A4]&gt;=[.BR$2];INDEX([.BR$3:.BR4];[.$A4]-[.BR$2]+1;1);0)" office:value-type="float" office:value="1" calcext:value-type="float">
            <text:p>1</text:p>
          </table:table-cell>
          <table:table-cell table:formula="of:=[.BR4]+IF([.$A4]&gt;=[.BS$2];INDEX([.BS$3:.BS4];[.$A4]-[.BS$2]+1;1);0)" office:value-type="float" office:value="1" calcext:value-type="float">
            <text:p>1</text:p>
          </table:table-cell>
          <table:table-cell table:formula="of:=[.BS4]+IF([.$A4]&gt;=[.BT$2];INDEX([.BT$3:.BT4];[.$A4]-[.BT$2]+1;1);0)" office:value-type="float" office:value="1" calcext:value-type="float">
            <text:p>1</text:p>
          </table:table-cell>
          <table:table-cell table:formula="of:=[.BT4]+IF([.$A4]&gt;=[.BU$2];INDEX([.BU$3:.BU4];[.$A4]-[.BU$2]+1;1);0)" office:value-type="float" office:value="1" calcext:value-type="float">
            <text:p>1</text:p>
          </table:table-cell>
          <table:table-cell table:formula="of:=[.BU4]+IF([.$A4]&gt;=[.BV$2];INDEX([.BV$3:.BV4];[.$A4]-[.BV$2]+1;1);0)" office:value-type="float" office:value="1" calcext:value-type="float">
            <text:p>1</text:p>
          </table:table-cell>
          <table:table-cell table:formula="of:=[.BV4]+IF([.$A4]&gt;=[.BW$2];INDEX([.BW$3:.BW4];[.$A4]-[.BW$2]+1;1);0)" office:value-type="float" office:value="1" calcext:value-type="float">
            <text:p>1</text:p>
          </table:table-cell>
          <table:table-cell table:formula="of:=[.BW4]+IF([.$A4]&gt;=[.BX$2];INDEX([.BX$3:.BX4];[.$A4]-[.BX$2]+1;1);0)" office:value-type="float" office:value="1" calcext:value-type="float">
            <text:p>1</text:p>
          </table:table-cell>
          <table:table-cell table:formula="of:=[.BX4]+IF([.$A4]&gt;=[.BY$2];INDEX([.BY$3:.BY4];[.$A4]-[.BY$2]+1;1);0)" office:value-type="float" office:value="1" calcext:value-type="float">
            <text:p>1</text:p>
          </table:table-cell>
          <table:table-cell table:formula="of:=[.BY4]+IF([.$A4]&gt;=[.BZ$2];INDEX([.BZ$3:.BZ4];[.$A4]-[.BZ$2]+1;1);0)" office:value-type="float" office:value="1" calcext:value-type="float">
            <text:p>1</text:p>
          </table:table-cell>
          <table:table-cell table:formula="of:=[.BZ4]+IF([.$A4]&gt;=[.CA$2];INDEX([.CA$3:.CA4];[.$A4]-[.CA$2]+1;1);0)" office:value-type="float" office:value="1" calcext:value-type="float">
            <text:p>1</text:p>
          </table:table-cell>
          <table:table-cell table:formula="of:=[.CA4]+IF([.$A4]&gt;=[.CB$2];INDEX([.CB$3:.CB4];[.$A4]-[.CB$2]+1;1);0)" office:value-type="float" office:value="1" calcext:value-type="float">
            <text:p>1</text:p>
          </table:table-cell>
          <table:table-cell table:formula="of:=[.CB4]+IF([.$A4]&gt;=[.CC$2];INDEX([.CC$3:.CC4];[.$A4]-[.CC$2]+1;1);0)" office:value-type="float" office:value="1" calcext:value-type="float">
            <text:p>1</text:p>
          </table:table-cell>
          <table:table-cell table:formula="of:=[.CC4]+IF([.$A4]&gt;=[.CD$2];INDEX([.CD$3:.CD4];[.$A4]-[.CD$2]+1;1);0)" office:value-type="float" office:value="1" calcext:value-type="float">
            <text:p>1</text:p>
          </table:table-cell>
          <table:table-cell table:formula="of:=[.CD4]+IF([.$A4]&gt;=[.CE$2];INDEX([.CE$3:.CE4];[.$A4]-[.CE$2]+1;1);0)" office:value-type="float" office:value="1" calcext:value-type="float">
            <text:p>1</text:p>
          </table:table-cell>
          <table:table-cell table:formula="of:=[.CE4]+IF([.$A4]&gt;=[.CF$2];INDEX([.CF$3:.CF4];[.$A4]-[.CF$2]+1;1);0)" office:value-type="float" office:value="1" calcext:value-type="float">
            <text:p>1</text:p>
          </table:table-cell>
          <table:table-cell table:formula="of:=[.CF4]+IF([.$A4]&gt;=[.CG$2];INDEX([.CG$3:.CG4];[.$A4]-[.CG$2]+1;1);0)" office:value-type="float" office:value="1" calcext:value-type="float">
            <text:p>1</text:p>
          </table:table-cell>
          <table:table-cell table:formula="of:=[.CG4]+IF([.$A4]&gt;=[.CH$2];INDEX([.CH$3:.CH4];[.$A4]-[.CH$2]+1;1);0)" office:value-type="float" office:value="1" calcext:value-type="float">
            <text:p>1</text:p>
          </table:table-cell>
          <table:table-cell table:formula="of:=[.CH4]+IF([.$A4]&gt;=[.CI$2];INDEX([.CI$3:.CI4];[.$A4]-[.CI$2]+1;1);0)" office:value-type="float" office:value="1" calcext:value-type="float">
            <text:p>1</text:p>
          </table:table-cell>
          <table:table-cell table:formula="of:=[.CI4]+IF([.$A4]&gt;=[.CJ$2];INDEX([.CJ$3:.CJ4];[.$A4]-[.CJ$2]+1;1);0)" office:value-type="float" office:value="1" calcext:value-type="float">
            <text:p>1</text:p>
          </table:table-cell>
          <table:table-cell table:formula="of:=[.CJ4]+IF([.$A4]&gt;=[.CK$2];INDEX([.CK$3:.CK4];[.$A4]-[.CK$2]+1;1);0)" office:value-type="float" office:value="1" calcext:value-type="float">
            <text:p>1</text:p>
          </table:table-cell>
          <table:table-cell table:formula="of:=[.CK4]+IF([.$A4]&gt;=[.CL$2];INDEX([.CL$3:.CL4];[.$A4]-[.CL$2]+1;1);0)" office:value-type="float" office:value="1" calcext:value-type="float">
            <text:p>1</text:p>
          </table:table-cell>
          <table:table-cell table:formula="of:=[.CL4]+IF([.$A4]&gt;=[.CM$2];INDEX([.CM$3:.CM4];[.$A4]-[.CM$2]+1;1);0)" office:value-type="float" office:value="1" calcext:value-type="float">
            <text:p>1</text:p>
          </table:table-cell>
          <table:table-cell table:formula="of:=[.CM4]+IF([.$A4]&gt;=[.CN$2];INDEX([.CN$3:.CN4];[.$A4]-[.CN$2]+1;1);0)" office:value-type="float" office:value="1" calcext:value-type="float">
            <text:p>1</text:p>
          </table:table-cell>
          <table:table-cell table:formula="of:=[.CN4]+IF([.$A4]&gt;=[.CO$2];INDEX([.CO$3:.CO4];[.$A4]-[.CO$2]+1;1);0)" office:value-type="float" office:value="1" calcext:value-type="float">
            <text:p>1</text:p>
          </table:table-cell>
          <table:table-cell table:formula="of:=[.CO4]+IF([.$A4]&gt;=[.CP$2];INDEX([.CP$3:.CP4];[.$A4]-[.CP$2]+1;1);0)" office:value-type="float" office:value="1" calcext:value-type="float">
            <text:p>1</text:p>
          </table:table-cell>
          <table:table-cell table:formula="of:=[.CP4]+IF([.$A4]&gt;=[.CQ$2];INDEX([.CQ$3:.CQ4];[.$A4]-[.CQ$2]+1;1);0)" office:value-type="float" office:value="1" calcext:value-type="float">
            <text:p>1</text:p>
          </table:table-cell>
          <table:table-cell table:formula="of:=[.CQ4]+IF([.$A4]&gt;=[.CR$2];INDEX([.CR$3:.CR4];[.$A4]-[.CR$2]+1;1);0)" office:value-type="float" office:value="1" calcext:value-type="float">
            <text:p>1</text:p>
          </table:table-cell>
          <table:table-cell table:formula="of:=[.CR4]+IF([.$A4]&gt;=[.CS$2];INDEX([.CS$3:.CS4];[.$A4]-[.CS$2]+1;1);0)" office:value-type="float" office:value="1" calcext:value-type="float">
            <text:p>1</text:p>
          </table:table-cell>
          <table:table-cell table:formula="of:=[.CS4]+IF([.$A4]&gt;=[.CT$2];INDEX([.CT$3:.CT4];[.$A4]-[.CT$2]+1;1);0)" office:value-type="float" office:value="1" calcext:value-type="float">
            <text:p>1</text:p>
          </table:table-cell>
          <table:table-cell table:formula="of:=[.CT4]+IF([.$A4]&gt;=[.CU$2];INDEX([.CU$3:.CU4];[.$A4]-[.CU$2]+1;1);0)" office:value-type="float" office:value="1" calcext:value-type="float">
            <text:p>1</text:p>
          </table:table-cell>
          <table:table-cell table:formula="of:=[.CU4]+IF([.$A4]&gt;=[.CV$2];INDEX([.CV$3:.CV4];[.$A4]-[.CV$2]+1;1);0)" office:value-type="float" office:value="1" calcext:value-type="float">
            <text:p>1</text:p>
          </table:table-cell>
          <table:table-cell table:formula="of:=[.CV4]+IF([.$A4]&gt;=[.CW$2];INDEX([.CW$3:.CW4];[.$A4]-[.CW$2]+1;1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" office:value-type="float" office:value="1" calcext:value-type="float">
            <text:p>1</text:p>
          </table:table-cell>
          <table:table-cell table:formula="of:=[.B5]+IF([.$A5]&gt;=[.C$2];INDEX([.C$3:.C5];[.$A5]-[.C$2]+1;1);0)" office:value-type="float" office:value="2" calcext:value-type="float">
            <text:p>2</text:p>
          </table:table-cell>
          <table:table-cell table:formula="of:=[.C5]+IF([.$A5]&gt;=[.D$2];INDEX([.D$3:.D5];[.$A5]-[.D$2]+1;1);0)" office:value-type="float" office:value="2" calcext:value-type="float">
            <text:p>2</text:p>
          </table:table-cell>
          <table:table-cell table:formula="of:=[.D5]+IF([.$A5]&gt;=[.E$2];INDEX([.E$3:.E5];[.$A5]-[.E$2]+1;1);0)" office:value-type="float" office:value="2" calcext:value-type="float">
            <text:p>2</text:p>
          </table:table-cell>
          <table:table-cell table:formula="of:=[.E5]+IF([.$A5]&gt;=[.F$2];INDEX([.F$3:.F5];[.$A5]-[.F$2]+1;1);0)" office:value-type="float" office:value="2" calcext:value-type="float">
            <text:p>2</text:p>
          </table:table-cell>
          <table:table-cell table:formula="of:=[.F5]+IF([.$A5]&gt;=[.G$2];INDEX([.G$3:.G5];[.$A5]-[.G$2]+1;1);0)" office:value-type="float" office:value="2" calcext:value-type="float">
            <text:p>2</text:p>
          </table:table-cell>
          <table:table-cell table:formula="of:=[.G5]+IF([.$A5]&gt;=[.H$2];INDEX([.H$3:.H5];[.$A5]-[.H$2]+1;1);0)" office:value-type="float" office:value="2" calcext:value-type="float">
            <text:p>2</text:p>
          </table:table-cell>
          <table:table-cell table:formula="of:=[.H5]+IF([.$A5]&gt;=[.I$2];INDEX([.I$3:.I5];[.$A5]-[.I$2]+1;1);0)" office:value-type="float" office:value="2" calcext:value-type="float">
            <text:p>2</text:p>
          </table:table-cell>
          <table:table-cell table:formula="of:=[.I5]+IF([.$A5]&gt;=[.J$2];INDEX([.J$3:.J5];[.$A5]-[.J$2]+1;1);0)" office:value-type="float" office:value="2" calcext:value-type="float">
            <text:p>2</text:p>
          </table:table-cell>
          <table:table-cell table:formula="of:=[.J5]+IF([.$A5]&gt;=[.K$2];INDEX([.K$3:.K5];[.$A5]-[.K$2]+1;1);0)" office:value-type="float" office:value="2" calcext:value-type="float">
            <text:p>2</text:p>
          </table:table-cell>
          <table:table-cell table:formula="of:=[.K5]+IF([.$A5]&gt;=[.L$2];INDEX([.L$3:.L5];[.$A5]-[.L$2]+1;1);0)" office:value-type="float" office:value="2" calcext:value-type="float">
            <text:p>2</text:p>
          </table:table-cell>
          <table:table-cell table:formula="of:=[.L5]+IF([.$A5]&gt;=[.M$2];INDEX([.M$3:.M5];[.$A5]-[.M$2]+1;1);0)" office:value-type="float" office:value="2" calcext:value-type="float">
            <text:p>2</text:p>
          </table:table-cell>
          <table:table-cell table:formula="of:=[.M5]+IF([.$A5]&gt;=[.N$2];INDEX([.N$3:.N5];[.$A5]-[.N$2]+1;1);0)" office:value-type="float" office:value="2" calcext:value-type="float">
            <text:p>2</text:p>
          </table:table-cell>
          <table:table-cell table:formula="of:=[.N5]+IF([.$A5]&gt;=[.O$2];INDEX([.O$3:.O5];[.$A5]-[.O$2]+1;1);0)" office:value-type="float" office:value="2" calcext:value-type="float">
            <text:p>2</text:p>
          </table:table-cell>
          <table:table-cell table:formula="of:=[.O5]+IF([.$A5]&gt;=[.P$2];INDEX([.P$3:.P5];[.$A5]-[.P$2]+1;1);0)" office:value-type="float" office:value="2" calcext:value-type="float">
            <text:p>2</text:p>
          </table:table-cell>
          <table:table-cell table:formula="of:=[.P5]+IF([.$A5]&gt;=[.Q$2];INDEX([.Q$3:.Q5];[.$A5]-[.Q$2]+1;1);0)" office:value-type="float" office:value="2" calcext:value-type="float">
            <text:p>2</text:p>
          </table:table-cell>
          <table:table-cell table:formula="of:=[.Q5]+IF([.$A5]&gt;=[.R$2];INDEX([.R$3:.R5];[.$A5]-[.R$2]+1;1);0)" office:value-type="float" office:value="2" calcext:value-type="float">
            <text:p>2</text:p>
          </table:table-cell>
          <table:table-cell table:formula="of:=[.R5]+IF([.$A5]&gt;=[.S$2];INDEX([.S$3:.S5];[.$A5]-[.S$2]+1;1);0)" office:value-type="float" office:value="2" calcext:value-type="float">
            <text:p>2</text:p>
          </table:table-cell>
          <table:table-cell table:formula="of:=[.S5]+IF([.$A5]&gt;=[.T$2];INDEX([.T$3:.T5];[.$A5]-[.T$2]+1;1);0)" office:value-type="float" office:value="2" calcext:value-type="float">
            <text:p>2</text:p>
          </table:table-cell>
          <table:table-cell table:formula="of:=[.T5]+IF([.$A5]&gt;=[.U$2];INDEX([.U$3:.U5];[.$A5]-[.U$2]+1;1);0)" office:value-type="float" office:value="2" calcext:value-type="float">
            <text:p>2</text:p>
          </table:table-cell>
          <table:table-cell table:formula="of:=[.U5]+IF([.$A5]&gt;=[.V$2];INDEX([.V$3:.V5];[.$A5]-[.V$2]+1;1);0)" office:value-type="float" office:value="2" calcext:value-type="float">
            <text:p>2</text:p>
          </table:table-cell>
          <table:table-cell table:formula="of:=[.V5]+IF([.$A5]&gt;=[.W$2];INDEX([.W$3:.W5];[.$A5]-[.W$2]+1;1);0)" office:value-type="float" office:value="2" calcext:value-type="float">
            <text:p>2</text:p>
          </table:table-cell>
          <table:table-cell table:formula="of:=[.W5]+IF([.$A5]&gt;=[.X$2];INDEX([.X$3:.X5];[.$A5]-[.X$2]+1;1);0)" office:value-type="float" office:value="2" calcext:value-type="float">
            <text:p>2</text:p>
          </table:table-cell>
          <table:table-cell table:formula="of:=[.X5]+IF([.$A5]&gt;=[.Y$2];INDEX([.Y$3:.Y5];[.$A5]-[.Y$2]+1;1);0)" office:value-type="float" office:value="2" calcext:value-type="float">
            <text:p>2</text:p>
          </table:table-cell>
          <table:table-cell table:formula="of:=[.Y5]+IF([.$A5]&gt;=[.Z$2];INDEX([.Z$3:.Z5];[.$A5]-[.Z$2]+1;1);0)" office:value-type="float" office:value="2" calcext:value-type="float">
            <text:p>2</text:p>
          </table:table-cell>
          <table:table-cell table:formula="of:=[.Z5]+IF([.$A5]&gt;=[.AA$2];INDEX([.AA$3:.AA5];[.$A5]-[.AA$2]+1;1);0)" office:value-type="float" office:value="2" calcext:value-type="float">
            <text:p>2</text:p>
          </table:table-cell>
          <table:table-cell table:formula="of:=[.AA5]+IF([.$A5]&gt;=[.AB$2];INDEX([.AB$3:.AB5];[.$A5]-[.AB$2]+1;1);0)" office:value-type="float" office:value="2" calcext:value-type="float">
            <text:p>2</text:p>
          </table:table-cell>
          <table:table-cell table:formula="of:=[.AB5]+IF([.$A5]&gt;=[.AC$2];INDEX([.AC$3:.AC5];[.$A5]-[.AC$2]+1;1);0)" office:value-type="float" office:value="2" calcext:value-type="float">
            <text:p>2</text:p>
          </table:table-cell>
          <table:table-cell table:formula="of:=[.AC5]+IF([.$A5]&gt;=[.AD$2];INDEX([.AD$3:.AD5];[.$A5]-[.AD$2]+1;1);0)" office:value-type="float" office:value="2" calcext:value-type="float">
            <text:p>2</text:p>
          </table:table-cell>
          <table:table-cell table:formula="of:=[.AD5]+IF([.$A5]&gt;=[.AE$2];INDEX([.AE$3:.AE5];[.$A5]-[.AE$2]+1;1);0)" office:value-type="float" office:value="2" calcext:value-type="float">
            <text:p>2</text:p>
          </table:table-cell>
          <table:table-cell table:formula="of:=[.AE5]+IF([.$A5]&gt;=[.AF$2];INDEX([.AF$3:.AF5];[.$A5]-[.AF$2]+1;1);0)" office:value-type="float" office:value="2" calcext:value-type="float">
            <text:p>2</text:p>
          </table:table-cell>
          <table:table-cell table:formula="of:=[.AF5]+IF([.$A5]&gt;=[.AG$2];INDEX([.AG$3:.AG5];[.$A5]-[.AG$2]+1;1);0)" office:value-type="float" office:value="2" calcext:value-type="float">
            <text:p>2</text:p>
          </table:table-cell>
          <table:table-cell table:formula="of:=[.AG5]+IF([.$A5]&gt;=[.AH$2];INDEX([.AH$3:.AH5];[.$A5]-[.AH$2]+1;1);0)" office:value-type="float" office:value="2" calcext:value-type="float">
            <text:p>2</text:p>
          </table:table-cell>
          <table:table-cell table:formula="of:=[.AH5]+IF([.$A5]&gt;=[.AI$2];INDEX([.AI$3:.AI5];[.$A5]-[.AI$2]+1;1);0)" office:value-type="float" office:value="2" calcext:value-type="float">
            <text:p>2</text:p>
          </table:table-cell>
          <table:table-cell table:formula="of:=[.AI5]+IF([.$A5]&gt;=[.AJ$2];INDEX([.AJ$3:.AJ5];[.$A5]-[.AJ$2]+1;1);0)" office:value-type="float" office:value="2" calcext:value-type="float">
            <text:p>2</text:p>
          </table:table-cell>
          <table:table-cell table:formula="of:=[.AJ5]+IF([.$A5]&gt;=[.AK$2];INDEX([.AK$3:.AK5];[.$A5]-[.AK$2]+1;1);0)" office:value-type="float" office:value="2" calcext:value-type="float">
            <text:p>2</text:p>
          </table:table-cell>
          <table:table-cell table:formula="of:=[.AK5]+IF([.$A5]&gt;=[.AL$2];INDEX([.AL$3:.AL5];[.$A5]-[.AL$2]+1;1);0)" office:value-type="float" office:value="2" calcext:value-type="float">
            <text:p>2</text:p>
          </table:table-cell>
          <table:table-cell table:formula="of:=[.AL5]+IF([.$A5]&gt;=[.AM$2];INDEX([.AM$3:.AM5];[.$A5]-[.AM$2]+1;1);0)" office:value-type="float" office:value="2" calcext:value-type="float">
            <text:p>2</text:p>
          </table:table-cell>
          <table:table-cell table:formula="of:=[.AM5]+IF([.$A5]&gt;=[.AN$2];INDEX([.AN$3:.AN5];[.$A5]-[.AN$2]+1;1);0)" office:value-type="float" office:value="2" calcext:value-type="float">
            <text:p>2</text:p>
          </table:table-cell>
          <table:table-cell table:formula="of:=[.AN5]+IF([.$A5]&gt;=[.AO$2];INDEX([.AO$3:.AO5];[.$A5]-[.AO$2]+1;1);0)" office:value-type="float" office:value="2" calcext:value-type="float">
            <text:p>2</text:p>
          </table:table-cell>
          <table:table-cell table:formula="of:=[.AO5]+IF([.$A5]&gt;=[.AP$2];INDEX([.AP$3:.AP5];[.$A5]-[.AP$2]+1;1);0)" office:value-type="float" office:value="2" calcext:value-type="float">
            <text:p>2</text:p>
          </table:table-cell>
          <table:table-cell table:formula="of:=[.AP5]+IF([.$A5]&gt;=[.AQ$2];INDEX([.AQ$3:.AQ5];[.$A5]-[.AQ$2]+1;1);0)" office:value-type="float" office:value="2" calcext:value-type="float">
            <text:p>2</text:p>
          </table:table-cell>
          <table:table-cell table:formula="of:=[.AQ5]+IF([.$A5]&gt;=[.AR$2];INDEX([.AR$3:.AR5];[.$A5]-[.AR$2]+1;1);0)" office:value-type="float" office:value="2" calcext:value-type="float">
            <text:p>2</text:p>
          </table:table-cell>
          <table:table-cell table:formula="of:=[.AR5]+IF([.$A5]&gt;=[.AS$2];INDEX([.AS$3:.AS5];[.$A5]-[.AS$2]+1;1);0)" office:value-type="float" office:value="2" calcext:value-type="float">
            <text:p>2</text:p>
          </table:table-cell>
          <table:table-cell table:formula="of:=[.AS5]+IF([.$A5]&gt;=[.AT$2];INDEX([.AT$3:.AT5];[.$A5]-[.AT$2]+1;1);0)" office:value-type="float" office:value="2" calcext:value-type="float">
            <text:p>2</text:p>
          </table:table-cell>
          <table:table-cell table:formula="of:=[.AT5]+IF([.$A5]&gt;=[.AU$2];INDEX([.AU$3:.AU5];[.$A5]-[.AU$2]+1;1);0)" office:value-type="float" office:value="2" calcext:value-type="float">
            <text:p>2</text:p>
          </table:table-cell>
          <table:table-cell table:formula="of:=[.AU5]+IF([.$A5]&gt;=[.AV$2];INDEX([.AV$3:.AV5];[.$A5]-[.AV$2]+1;1);0)" office:value-type="float" office:value="2" calcext:value-type="float">
            <text:p>2</text:p>
          </table:table-cell>
          <table:table-cell table:formula="of:=[.AV5]+IF([.$A5]&gt;=[.AW$2];INDEX([.AW$3:.AW5];[.$A5]-[.AW$2]+1;1);0)" office:value-type="float" office:value="2" calcext:value-type="float">
            <text:p>2</text:p>
          </table:table-cell>
          <table:table-cell table:formula="of:=[.AW5]+IF([.$A5]&gt;=[.AX$2];INDEX([.AX$3:.AX5];[.$A5]-[.AX$2]+1;1);0)" office:value-type="float" office:value="2" calcext:value-type="float">
            <text:p>2</text:p>
          </table:table-cell>
          <table:table-cell table:formula="of:=[.AX5]+IF([.$A5]&gt;=[.AY$2];INDEX([.AY$3:.AY5];[.$A5]-[.AY$2]+1;1);0)" office:value-type="float" office:value="2" calcext:value-type="float">
            <text:p>2</text:p>
          </table:table-cell>
          <table:table-cell table:formula="of:=[.AY5]+IF([.$A5]&gt;=[.AZ$2];INDEX([.AZ$3:.AZ5];[.$A5]-[.AZ$2]+1;1);0)" office:value-type="float" office:value="2" calcext:value-type="float">
            <text:p>2</text:p>
          </table:table-cell>
          <table:table-cell table:formula="of:=[.AZ5]+IF([.$A5]&gt;=[.BA$2];INDEX([.BA$3:.BA5];[.$A5]-[.BA$2]+1;1);0)" office:value-type="float" office:value="2" calcext:value-type="float">
            <text:p>2</text:p>
          </table:table-cell>
          <table:table-cell table:formula="of:=[.BA5]+IF([.$A5]&gt;=[.BB$2];INDEX([.BB$3:.BB5];[.$A5]-[.BB$2]+1;1);0)" office:value-type="float" office:value="2" calcext:value-type="float">
            <text:p>2</text:p>
          </table:table-cell>
          <table:table-cell table:formula="of:=[.BB5]+IF([.$A5]&gt;=[.BC$2];INDEX([.BC$3:.BC5];[.$A5]-[.BC$2]+1;1);0)" office:value-type="float" office:value="2" calcext:value-type="float">
            <text:p>2</text:p>
          </table:table-cell>
          <table:table-cell table:formula="of:=[.BC5]+IF([.$A5]&gt;=[.BD$2];INDEX([.BD$3:.BD5];[.$A5]-[.BD$2]+1;1);0)" office:value-type="float" office:value="2" calcext:value-type="float">
            <text:p>2</text:p>
          </table:table-cell>
          <table:table-cell table:formula="of:=[.BD5]+IF([.$A5]&gt;=[.BE$2];INDEX([.BE$3:.BE5];[.$A5]-[.BE$2]+1;1);0)" office:value-type="float" office:value="2" calcext:value-type="float">
            <text:p>2</text:p>
          </table:table-cell>
          <table:table-cell table:formula="of:=[.BE5]+IF([.$A5]&gt;=[.BF$2];INDEX([.BF$3:.BF5];[.$A5]-[.BF$2]+1;1);0)" office:value-type="float" office:value="2" calcext:value-type="float">
            <text:p>2</text:p>
          </table:table-cell>
          <table:table-cell table:formula="of:=[.BF5]+IF([.$A5]&gt;=[.BG$2];INDEX([.BG$3:.BG5];[.$A5]-[.BG$2]+1;1);0)" office:value-type="float" office:value="2" calcext:value-type="float">
            <text:p>2</text:p>
          </table:table-cell>
          <table:table-cell table:formula="of:=[.BG5]+IF([.$A5]&gt;=[.BH$2];INDEX([.BH$3:.BH5];[.$A5]-[.BH$2]+1;1);0)" office:value-type="float" office:value="2" calcext:value-type="float">
            <text:p>2</text:p>
          </table:table-cell>
          <table:table-cell table:formula="of:=[.BH5]+IF([.$A5]&gt;=[.BI$2];INDEX([.BI$3:.BI5];[.$A5]-[.BI$2]+1;1);0)" office:value-type="float" office:value="2" calcext:value-type="float">
            <text:p>2</text:p>
          </table:table-cell>
          <table:table-cell table:formula="of:=[.BI5]+IF([.$A5]&gt;=[.BJ$2];INDEX([.BJ$3:.BJ5];[.$A5]-[.BJ$2]+1;1);0)" office:value-type="float" office:value="2" calcext:value-type="float">
            <text:p>2</text:p>
          </table:table-cell>
          <table:table-cell table:formula="of:=[.BJ5]+IF([.$A5]&gt;=[.BK$2];INDEX([.BK$3:.BK5];[.$A5]-[.BK$2]+1;1);0)" office:value-type="float" office:value="2" calcext:value-type="float">
            <text:p>2</text:p>
          </table:table-cell>
          <table:table-cell table:formula="of:=[.BK5]+IF([.$A5]&gt;=[.BL$2];INDEX([.BL$3:.BL5];[.$A5]-[.BL$2]+1;1);0)" office:value-type="float" office:value="2" calcext:value-type="float">
            <text:p>2</text:p>
          </table:table-cell>
          <table:table-cell table:formula="of:=[.BL5]+IF([.$A5]&gt;=[.BM$2];INDEX([.BM$3:.BM5];[.$A5]-[.BM$2]+1;1);0)" office:value-type="float" office:value="2" calcext:value-type="float">
            <text:p>2</text:p>
          </table:table-cell>
          <table:table-cell table:formula="of:=[.BM5]+IF([.$A5]&gt;=[.BN$2];INDEX([.BN$3:.BN5];[.$A5]-[.BN$2]+1;1);0)" office:value-type="float" office:value="2" calcext:value-type="float">
            <text:p>2</text:p>
          </table:table-cell>
          <table:table-cell table:formula="of:=[.BN5]+IF([.$A5]&gt;=[.BO$2];INDEX([.BO$3:.BO5];[.$A5]-[.BO$2]+1;1);0)" office:value-type="float" office:value="2" calcext:value-type="float">
            <text:p>2</text:p>
          </table:table-cell>
          <table:table-cell table:formula="of:=[.BO5]+IF([.$A5]&gt;=[.BP$2];INDEX([.BP$3:.BP5];[.$A5]-[.BP$2]+1;1);0)" office:value-type="float" office:value="2" calcext:value-type="float">
            <text:p>2</text:p>
          </table:table-cell>
          <table:table-cell table:formula="of:=[.BP5]+IF([.$A5]&gt;=[.BQ$2];INDEX([.BQ$3:.BQ5];[.$A5]-[.BQ$2]+1;1);0)" office:value-type="float" office:value="2" calcext:value-type="float">
            <text:p>2</text:p>
          </table:table-cell>
          <table:table-cell table:formula="of:=[.BQ5]+IF([.$A5]&gt;=[.BR$2];INDEX([.BR$3:.BR5];[.$A5]-[.BR$2]+1;1);0)" office:value-type="float" office:value="2" calcext:value-type="float">
            <text:p>2</text:p>
          </table:table-cell>
          <table:table-cell table:formula="of:=[.BR5]+IF([.$A5]&gt;=[.BS$2];INDEX([.BS$3:.BS5];[.$A5]-[.BS$2]+1;1);0)" office:value-type="float" office:value="2" calcext:value-type="float">
            <text:p>2</text:p>
          </table:table-cell>
          <table:table-cell table:formula="of:=[.BS5]+IF([.$A5]&gt;=[.BT$2];INDEX([.BT$3:.BT5];[.$A5]-[.BT$2]+1;1);0)" office:value-type="float" office:value="2" calcext:value-type="float">
            <text:p>2</text:p>
          </table:table-cell>
          <table:table-cell table:formula="of:=[.BT5]+IF([.$A5]&gt;=[.BU$2];INDEX([.BU$3:.BU5];[.$A5]-[.BU$2]+1;1);0)" office:value-type="float" office:value="2" calcext:value-type="float">
            <text:p>2</text:p>
          </table:table-cell>
          <table:table-cell table:formula="of:=[.BU5]+IF([.$A5]&gt;=[.BV$2];INDEX([.BV$3:.BV5];[.$A5]-[.BV$2]+1;1);0)" office:value-type="float" office:value="2" calcext:value-type="float">
            <text:p>2</text:p>
          </table:table-cell>
          <table:table-cell table:formula="of:=[.BV5]+IF([.$A5]&gt;=[.BW$2];INDEX([.BW$3:.BW5];[.$A5]-[.BW$2]+1;1);0)" office:value-type="float" office:value="2" calcext:value-type="float">
            <text:p>2</text:p>
          </table:table-cell>
          <table:table-cell table:formula="of:=[.BW5]+IF([.$A5]&gt;=[.BX$2];INDEX([.BX$3:.BX5];[.$A5]-[.BX$2]+1;1);0)" office:value-type="float" office:value="2" calcext:value-type="float">
            <text:p>2</text:p>
          </table:table-cell>
          <table:table-cell table:formula="of:=[.BX5]+IF([.$A5]&gt;=[.BY$2];INDEX([.BY$3:.BY5];[.$A5]-[.BY$2]+1;1);0)" office:value-type="float" office:value="2" calcext:value-type="float">
            <text:p>2</text:p>
          </table:table-cell>
          <table:table-cell table:formula="of:=[.BY5]+IF([.$A5]&gt;=[.BZ$2];INDEX([.BZ$3:.BZ5];[.$A5]-[.BZ$2]+1;1);0)" office:value-type="float" office:value="2" calcext:value-type="float">
            <text:p>2</text:p>
          </table:table-cell>
          <table:table-cell table:formula="of:=[.BZ5]+IF([.$A5]&gt;=[.CA$2];INDEX([.CA$3:.CA5];[.$A5]-[.CA$2]+1;1);0)" office:value-type="float" office:value="2" calcext:value-type="float">
            <text:p>2</text:p>
          </table:table-cell>
          <table:table-cell table:formula="of:=[.CA5]+IF([.$A5]&gt;=[.CB$2];INDEX([.CB$3:.CB5];[.$A5]-[.CB$2]+1;1);0)" office:value-type="float" office:value="2" calcext:value-type="float">
            <text:p>2</text:p>
          </table:table-cell>
          <table:table-cell table:formula="of:=[.CB5]+IF([.$A5]&gt;=[.CC$2];INDEX([.CC$3:.CC5];[.$A5]-[.CC$2]+1;1);0)" office:value-type="float" office:value="2" calcext:value-type="float">
            <text:p>2</text:p>
          </table:table-cell>
          <table:table-cell table:formula="of:=[.CC5]+IF([.$A5]&gt;=[.CD$2];INDEX([.CD$3:.CD5];[.$A5]-[.CD$2]+1;1);0)" office:value-type="float" office:value="2" calcext:value-type="float">
            <text:p>2</text:p>
          </table:table-cell>
          <table:table-cell table:formula="of:=[.CD5]+IF([.$A5]&gt;=[.CE$2];INDEX([.CE$3:.CE5];[.$A5]-[.CE$2]+1;1);0)" office:value-type="float" office:value="2" calcext:value-type="float">
            <text:p>2</text:p>
          </table:table-cell>
          <table:table-cell table:formula="of:=[.CE5]+IF([.$A5]&gt;=[.CF$2];INDEX([.CF$3:.CF5];[.$A5]-[.CF$2]+1;1);0)" office:value-type="float" office:value="2" calcext:value-type="float">
            <text:p>2</text:p>
          </table:table-cell>
          <table:table-cell table:formula="of:=[.CF5]+IF([.$A5]&gt;=[.CG$2];INDEX([.CG$3:.CG5];[.$A5]-[.CG$2]+1;1);0)" office:value-type="float" office:value="2" calcext:value-type="float">
            <text:p>2</text:p>
          </table:table-cell>
          <table:table-cell table:formula="of:=[.CG5]+IF([.$A5]&gt;=[.CH$2];INDEX([.CH$3:.CH5];[.$A5]-[.CH$2]+1;1);0)" office:value-type="float" office:value="2" calcext:value-type="float">
            <text:p>2</text:p>
          </table:table-cell>
          <table:table-cell table:formula="of:=[.CH5]+IF([.$A5]&gt;=[.CI$2];INDEX([.CI$3:.CI5];[.$A5]-[.CI$2]+1;1);0)" office:value-type="float" office:value="2" calcext:value-type="float">
            <text:p>2</text:p>
          </table:table-cell>
          <table:table-cell table:formula="of:=[.CI5]+IF([.$A5]&gt;=[.CJ$2];INDEX([.CJ$3:.CJ5];[.$A5]-[.CJ$2]+1;1);0)" office:value-type="float" office:value="2" calcext:value-type="float">
            <text:p>2</text:p>
          </table:table-cell>
          <table:table-cell table:formula="of:=[.CJ5]+IF([.$A5]&gt;=[.CK$2];INDEX([.CK$3:.CK5];[.$A5]-[.CK$2]+1;1);0)" office:value-type="float" office:value="2" calcext:value-type="float">
            <text:p>2</text:p>
          </table:table-cell>
          <table:table-cell table:formula="of:=[.CK5]+IF([.$A5]&gt;=[.CL$2];INDEX([.CL$3:.CL5];[.$A5]-[.CL$2]+1;1);0)" office:value-type="float" office:value="2" calcext:value-type="float">
            <text:p>2</text:p>
          </table:table-cell>
          <table:table-cell table:formula="of:=[.CL5]+IF([.$A5]&gt;=[.CM$2];INDEX([.CM$3:.CM5];[.$A5]-[.CM$2]+1;1);0)" office:value-type="float" office:value="2" calcext:value-type="float">
            <text:p>2</text:p>
          </table:table-cell>
          <table:table-cell table:formula="of:=[.CM5]+IF([.$A5]&gt;=[.CN$2];INDEX([.CN$3:.CN5];[.$A5]-[.CN$2]+1;1);0)" office:value-type="float" office:value="2" calcext:value-type="float">
            <text:p>2</text:p>
          </table:table-cell>
          <table:table-cell table:formula="of:=[.CN5]+IF([.$A5]&gt;=[.CO$2];INDEX([.CO$3:.CO5];[.$A5]-[.CO$2]+1;1);0)" office:value-type="float" office:value="2" calcext:value-type="float">
            <text:p>2</text:p>
          </table:table-cell>
          <table:table-cell table:formula="of:=[.CO5]+IF([.$A5]&gt;=[.CP$2];INDEX([.CP$3:.CP5];[.$A5]-[.CP$2]+1;1);0)" office:value-type="float" office:value="2" calcext:value-type="float">
            <text:p>2</text:p>
          </table:table-cell>
          <table:table-cell table:formula="of:=[.CP5]+IF([.$A5]&gt;=[.CQ$2];INDEX([.CQ$3:.CQ5];[.$A5]-[.CQ$2]+1;1);0)" office:value-type="float" office:value="2" calcext:value-type="float">
            <text:p>2</text:p>
          </table:table-cell>
          <table:table-cell table:formula="of:=[.CQ5]+IF([.$A5]&gt;=[.CR$2];INDEX([.CR$3:.CR5];[.$A5]-[.CR$2]+1;1);0)" office:value-type="float" office:value="2" calcext:value-type="float">
            <text:p>2</text:p>
          </table:table-cell>
          <table:table-cell table:formula="of:=[.CR5]+IF([.$A5]&gt;=[.CS$2];INDEX([.CS$3:.CS5];[.$A5]-[.CS$2]+1;1);0)" office:value-type="float" office:value="2" calcext:value-type="float">
            <text:p>2</text:p>
          </table:table-cell>
          <table:table-cell table:formula="of:=[.CS5]+IF([.$A5]&gt;=[.CT$2];INDEX([.CT$3:.CT5];[.$A5]-[.CT$2]+1;1);0)" office:value-type="float" office:value="2" calcext:value-type="float">
            <text:p>2</text:p>
          </table:table-cell>
          <table:table-cell table:formula="of:=[.CT5]+IF([.$A5]&gt;=[.CU$2];INDEX([.CU$3:.CU5];[.$A5]-[.CU$2]+1;1);0)" office:value-type="float" office:value="2" calcext:value-type="float">
            <text:p>2</text:p>
          </table:table-cell>
          <table:table-cell table:formula="of:=[.CU5]+IF([.$A5]&gt;=[.CV$2];INDEX([.CV$3:.CV5];[.$A5]-[.CV$2]+1;1);0)" office:value-type="float" office:value="2" calcext:value-type="float">
            <text:p>2</text:p>
          </table:table-cell>
          <table:table-cell table:formula="of:=[.CV5]+IF([.$A5]&gt;=[.CW$2];INDEX([.CW$3:.CW5];[.$A5]-[.CW$2]+1;1)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1" calcext:value-type="float">
            <text:p>1</text:p>
          </table:table-cell>
          <table:table-cell table:formula="of:=[.B6]+IF([.$A6]&gt;=[.C$2];INDEX([.C$3:.C6];[.$A6]-[.C$2]+1;1);0)" office:value-type="float" office:value="2" calcext:value-type="float">
            <text:p>2</text:p>
          </table:table-cell>
          <table:table-cell table:formula="of:=[.C6]+IF([.$A6]&gt;=[.D$2];INDEX([.D$3:.D6];[.$A6]-[.D$2]+1;1);0)" office:value-type="float" office:value="3" calcext:value-type="float">
            <text:p>3</text:p>
          </table:table-cell>
          <table:table-cell table:formula="of:=[.D6]+IF([.$A6]&gt;=[.E$2];INDEX([.E$3:.E6];[.$A6]-[.E$2]+1;1);0)" office:value-type="float" office:value="3" calcext:value-type="float">
            <text:p>3</text:p>
          </table:table-cell>
          <table:table-cell table:formula="of:=[.E6]+IF([.$A6]&gt;=[.F$2];INDEX([.F$3:.F6];[.$A6]-[.F$2]+1;1);0)" office:value-type="float" office:value="3" calcext:value-type="float">
            <text:p>3</text:p>
          </table:table-cell>
          <table:table-cell table:formula="of:=[.F6]+IF([.$A6]&gt;=[.G$2];INDEX([.G$3:.G6];[.$A6]-[.G$2]+1;1);0)" office:value-type="float" office:value="3" calcext:value-type="float">
            <text:p>3</text:p>
          </table:table-cell>
          <table:table-cell table:formula="of:=[.G6]+IF([.$A6]&gt;=[.H$2];INDEX([.H$3:.H6];[.$A6]-[.H$2]+1;1);0)" office:value-type="float" office:value="3" calcext:value-type="float">
            <text:p>3</text:p>
          </table:table-cell>
          <table:table-cell table:formula="of:=[.H6]+IF([.$A6]&gt;=[.I$2];INDEX([.I$3:.I6];[.$A6]-[.I$2]+1;1);0)" office:value-type="float" office:value="3" calcext:value-type="float">
            <text:p>3</text:p>
          </table:table-cell>
          <table:table-cell table:formula="of:=[.I6]+IF([.$A6]&gt;=[.J$2];INDEX([.J$3:.J6];[.$A6]-[.J$2]+1;1);0)" office:value-type="float" office:value="3" calcext:value-type="float">
            <text:p>3</text:p>
          </table:table-cell>
          <table:table-cell table:formula="of:=[.J6]+IF([.$A6]&gt;=[.K$2];INDEX([.K$3:.K6];[.$A6]-[.K$2]+1;1);0)" office:value-type="float" office:value="3" calcext:value-type="float">
            <text:p>3</text:p>
          </table:table-cell>
          <table:table-cell table:formula="of:=[.K6]+IF([.$A6]&gt;=[.L$2];INDEX([.L$3:.L6];[.$A6]-[.L$2]+1;1);0)" office:value-type="float" office:value="3" calcext:value-type="float">
            <text:p>3</text:p>
          </table:table-cell>
          <table:table-cell table:formula="of:=[.L6]+IF([.$A6]&gt;=[.M$2];INDEX([.M$3:.M6];[.$A6]-[.M$2]+1;1);0)" office:value-type="float" office:value="3" calcext:value-type="float">
            <text:p>3</text:p>
          </table:table-cell>
          <table:table-cell table:formula="of:=[.M6]+IF([.$A6]&gt;=[.N$2];INDEX([.N$3:.N6];[.$A6]-[.N$2]+1;1);0)" office:value-type="float" office:value="3" calcext:value-type="float">
            <text:p>3</text:p>
          </table:table-cell>
          <table:table-cell table:formula="of:=[.N6]+IF([.$A6]&gt;=[.O$2];INDEX([.O$3:.O6];[.$A6]-[.O$2]+1;1);0)" office:value-type="float" office:value="3" calcext:value-type="float">
            <text:p>3</text:p>
          </table:table-cell>
          <table:table-cell table:formula="of:=[.O6]+IF([.$A6]&gt;=[.P$2];INDEX([.P$3:.P6];[.$A6]-[.P$2]+1;1);0)" office:value-type="float" office:value="3" calcext:value-type="float">
            <text:p>3</text:p>
          </table:table-cell>
          <table:table-cell table:formula="of:=[.P6]+IF([.$A6]&gt;=[.Q$2];INDEX([.Q$3:.Q6];[.$A6]-[.Q$2]+1;1);0)" office:value-type="float" office:value="3" calcext:value-type="float">
            <text:p>3</text:p>
          </table:table-cell>
          <table:table-cell table:formula="of:=[.Q6]+IF([.$A6]&gt;=[.R$2];INDEX([.R$3:.R6];[.$A6]-[.R$2]+1;1);0)" office:value-type="float" office:value="3" calcext:value-type="float">
            <text:p>3</text:p>
          </table:table-cell>
          <table:table-cell table:formula="of:=[.R6]+IF([.$A6]&gt;=[.S$2];INDEX([.S$3:.S6];[.$A6]-[.S$2]+1;1);0)" office:value-type="float" office:value="3" calcext:value-type="float">
            <text:p>3</text:p>
          </table:table-cell>
          <table:table-cell table:formula="of:=[.S6]+IF([.$A6]&gt;=[.T$2];INDEX([.T$3:.T6];[.$A6]-[.T$2]+1;1);0)" office:value-type="float" office:value="3" calcext:value-type="float">
            <text:p>3</text:p>
          </table:table-cell>
          <table:table-cell table:formula="of:=[.T6]+IF([.$A6]&gt;=[.U$2];INDEX([.U$3:.U6];[.$A6]-[.U$2]+1;1);0)" office:value-type="float" office:value="3" calcext:value-type="float">
            <text:p>3</text:p>
          </table:table-cell>
          <table:table-cell table:formula="of:=[.U6]+IF([.$A6]&gt;=[.V$2];INDEX([.V$3:.V6];[.$A6]-[.V$2]+1;1);0)" office:value-type="float" office:value="3" calcext:value-type="float">
            <text:p>3</text:p>
          </table:table-cell>
          <table:table-cell table:formula="of:=[.V6]+IF([.$A6]&gt;=[.W$2];INDEX([.W$3:.W6];[.$A6]-[.W$2]+1;1);0)" office:value-type="float" office:value="3" calcext:value-type="float">
            <text:p>3</text:p>
          </table:table-cell>
          <table:table-cell table:formula="of:=[.W6]+IF([.$A6]&gt;=[.X$2];INDEX([.X$3:.X6];[.$A6]-[.X$2]+1;1);0)" office:value-type="float" office:value="3" calcext:value-type="float">
            <text:p>3</text:p>
          </table:table-cell>
          <table:table-cell table:formula="of:=[.X6]+IF([.$A6]&gt;=[.Y$2];INDEX([.Y$3:.Y6];[.$A6]-[.Y$2]+1;1);0)" office:value-type="float" office:value="3" calcext:value-type="float">
            <text:p>3</text:p>
          </table:table-cell>
          <table:table-cell table:formula="of:=[.Y6]+IF([.$A6]&gt;=[.Z$2];INDEX([.Z$3:.Z6];[.$A6]-[.Z$2]+1;1);0)" office:value-type="float" office:value="3" calcext:value-type="float">
            <text:p>3</text:p>
          </table:table-cell>
          <table:table-cell table:formula="of:=[.Z6]+IF([.$A6]&gt;=[.AA$2];INDEX([.AA$3:.AA6];[.$A6]-[.AA$2]+1;1);0)" office:value-type="float" office:value="3" calcext:value-type="float">
            <text:p>3</text:p>
          </table:table-cell>
          <table:table-cell table:formula="of:=[.AA6]+IF([.$A6]&gt;=[.AB$2];INDEX([.AB$3:.AB6];[.$A6]-[.AB$2]+1;1);0)" office:value-type="float" office:value="3" calcext:value-type="float">
            <text:p>3</text:p>
          </table:table-cell>
          <table:table-cell table:formula="of:=[.AB6]+IF([.$A6]&gt;=[.AC$2];INDEX([.AC$3:.AC6];[.$A6]-[.AC$2]+1;1);0)" office:value-type="float" office:value="3" calcext:value-type="float">
            <text:p>3</text:p>
          </table:table-cell>
          <table:table-cell table:formula="of:=[.AC6]+IF([.$A6]&gt;=[.AD$2];INDEX([.AD$3:.AD6];[.$A6]-[.AD$2]+1;1);0)" office:value-type="float" office:value="3" calcext:value-type="float">
            <text:p>3</text:p>
          </table:table-cell>
          <table:table-cell table:formula="of:=[.AD6]+IF([.$A6]&gt;=[.AE$2];INDEX([.AE$3:.AE6];[.$A6]-[.AE$2]+1;1);0)" office:value-type="float" office:value="3" calcext:value-type="float">
            <text:p>3</text:p>
          </table:table-cell>
          <table:table-cell table:formula="of:=[.AE6]+IF([.$A6]&gt;=[.AF$2];INDEX([.AF$3:.AF6];[.$A6]-[.AF$2]+1;1);0)" office:value-type="float" office:value="3" calcext:value-type="float">
            <text:p>3</text:p>
          </table:table-cell>
          <table:table-cell table:formula="of:=[.AF6]+IF([.$A6]&gt;=[.AG$2];INDEX([.AG$3:.AG6];[.$A6]-[.AG$2]+1;1);0)" office:value-type="float" office:value="3" calcext:value-type="float">
            <text:p>3</text:p>
          </table:table-cell>
          <table:table-cell table:formula="of:=[.AG6]+IF([.$A6]&gt;=[.AH$2];INDEX([.AH$3:.AH6];[.$A6]-[.AH$2]+1;1);0)" office:value-type="float" office:value="3" calcext:value-type="float">
            <text:p>3</text:p>
          </table:table-cell>
          <table:table-cell table:formula="of:=[.AH6]+IF([.$A6]&gt;=[.AI$2];INDEX([.AI$3:.AI6];[.$A6]-[.AI$2]+1;1);0)" office:value-type="float" office:value="3" calcext:value-type="float">
            <text:p>3</text:p>
          </table:table-cell>
          <table:table-cell table:formula="of:=[.AI6]+IF([.$A6]&gt;=[.AJ$2];INDEX([.AJ$3:.AJ6];[.$A6]-[.AJ$2]+1;1);0)" office:value-type="float" office:value="3" calcext:value-type="float">
            <text:p>3</text:p>
          </table:table-cell>
          <table:table-cell table:formula="of:=[.AJ6]+IF([.$A6]&gt;=[.AK$2];INDEX([.AK$3:.AK6];[.$A6]-[.AK$2]+1;1);0)" office:value-type="float" office:value="3" calcext:value-type="float">
            <text:p>3</text:p>
          </table:table-cell>
          <table:table-cell table:formula="of:=[.AK6]+IF([.$A6]&gt;=[.AL$2];INDEX([.AL$3:.AL6];[.$A6]-[.AL$2]+1;1);0)" office:value-type="float" office:value="3" calcext:value-type="float">
            <text:p>3</text:p>
          </table:table-cell>
          <table:table-cell table:formula="of:=[.AL6]+IF([.$A6]&gt;=[.AM$2];INDEX([.AM$3:.AM6];[.$A6]-[.AM$2]+1;1);0)" office:value-type="float" office:value="3" calcext:value-type="float">
            <text:p>3</text:p>
          </table:table-cell>
          <table:table-cell table:formula="of:=[.AM6]+IF([.$A6]&gt;=[.AN$2];INDEX([.AN$3:.AN6];[.$A6]-[.AN$2]+1;1);0)" office:value-type="float" office:value="3" calcext:value-type="float">
            <text:p>3</text:p>
          </table:table-cell>
          <table:table-cell table:formula="of:=[.AN6]+IF([.$A6]&gt;=[.AO$2];INDEX([.AO$3:.AO6];[.$A6]-[.AO$2]+1;1);0)" office:value-type="float" office:value="3" calcext:value-type="float">
            <text:p>3</text:p>
          </table:table-cell>
          <table:table-cell table:formula="of:=[.AO6]+IF([.$A6]&gt;=[.AP$2];INDEX([.AP$3:.AP6];[.$A6]-[.AP$2]+1;1);0)" office:value-type="float" office:value="3" calcext:value-type="float">
            <text:p>3</text:p>
          </table:table-cell>
          <table:table-cell table:formula="of:=[.AP6]+IF([.$A6]&gt;=[.AQ$2];INDEX([.AQ$3:.AQ6];[.$A6]-[.AQ$2]+1;1);0)" office:value-type="float" office:value="3" calcext:value-type="float">
            <text:p>3</text:p>
          </table:table-cell>
          <table:table-cell table:formula="of:=[.AQ6]+IF([.$A6]&gt;=[.AR$2];INDEX([.AR$3:.AR6];[.$A6]-[.AR$2]+1;1);0)" office:value-type="float" office:value="3" calcext:value-type="float">
            <text:p>3</text:p>
          </table:table-cell>
          <table:table-cell table:formula="of:=[.AR6]+IF([.$A6]&gt;=[.AS$2];INDEX([.AS$3:.AS6];[.$A6]-[.AS$2]+1;1);0)" office:value-type="float" office:value="3" calcext:value-type="float">
            <text:p>3</text:p>
          </table:table-cell>
          <table:table-cell table:formula="of:=[.AS6]+IF([.$A6]&gt;=[.AT$2];INDEX([.AT$3:.AT6];[.$A6]-[.AT$2]+1;1);0)" office:value-type="float" office:value="3" calcext:value-type="float">
            <text:p>3</text:p>
          </table:table-cell>
          <table:table-cell table:formula="of:=[.AT6]+IF([.$A6]&gt;=[.AU$2];INDEX([.AU$3:.AU6];[.$A6]-[.AU$2]+1;1);0)" office:value-type="float" office:value="3" calcext:value-type="float">
            <text:p>3</text:p>
          </table:table-cell>
          <table:table-cell table:formula="of:=[.AU6]+IF([.$A6]&gt;=[.AV$2];INDEX([.AV$3:.AV6];[.$A6]-[.AV$2]+1;1);0)" office:value-type="float" office:value="3" calcext:value-type="float">
            <text:p>3</text:p>
          </table:table-cell>
          <table:table-cell table:formula="of:=[.AV6]+IF([.$A6]&gt;=[.AW$2];INDEX([.AW$3:.AW6];[.$A6]-[.AW$2]+1;1);0)" office:value-type="float" office:value="3" calcext:value-type="float">
            <text:p>3</text:p>
          </table:table-cell>
          <table:table-cell table:formula="of:=[.AW6]+IF([.$A6]&gt;=[.AX$2];INDEX([.AX$3:.AX6];[.$A6]-[.AX$2]+1;1);0)" office:value-type="float" office:value="3" calcext:value-type="float">
            <text:p>3</text:p>
          </table:table-cell>
          <table:table-cell table:formula="of:=[.AX6]+IF([.$A6]&gt;=[.AY$2];INDEX([.AY$3:.AY6];[.$A6]-[.AY$2]+1;1);0)" office:value-type="float" office:value="3" calcext:value-type="float">
            <text:p>3</text:p>
          </table:table-cell>
          <table:table-cell table:formula="of:=[.AY6]+IF([.$A6]&gt;=[.AZ$2];INDEX([.AZ$3:.AZ6];[.$A6]-[.AZ$2]+1;1);0)" office:value-type="float" office:value="3" calcext:value-type="float">
            <text:p>3</text:p>
          </table:table-cell>
          <table:table-cell table:formula="of:=[.AZ6]+IF([.$A6]&gt;=[.BA$2];INDEX([.BA$3:.BA6];[.$A6]-[.BA$2]+1;1);0)" office:value-type="float" office:value="3" calcext:value-type="float">
            <text:p>3</text:p>
          </table:table-cell>
          <table:table-cell table:formula="of:=[.BA6]+IF([.$A6]&gt;=[.BB$2];INDEX([.BB$3:.BB6];[.$A6]-[.BB$2]+1;1);0)" office:value-type="float" office:value="3" calcext:value-type="float">
            <text:p>3</text:p>
          </table:table-cell>
          <table:table-cell table:formula="of:=[.BB6]+IF([.$A6]&gt;=[.BC$2];INDEX([.BC$3:.BC6];[.$A6]-[.BC$2]+1;1);0)" office:value-type="float" office:value="3" calcext:value-type="float">
            <text:p>3</text:p>
          </table:table-cell>
          <table:table-cell table:formula="of:=[.BC6]+IF([.$A6]&gt;=[.BD$2];INDEX([.BD$3:.BD6];[.$A6]-[.BD$2]+1;1);0)" office:value-type="float" office:value="3" calcext:value-type="float">
            <text:p>3</text:p>
          </table:table-cell>
          <table:table-cell table:formula="of:=[.BD6]+IF([.$A6]&gt;=[.BE$2];INDEX([.BE$3:.BE6];[.$A6]-[.BE$2]+1;1);0)" office:value-type="float" office:value="3" calcext:value-type="float">
            <text:p>3</text:p>
          </table:table-cell>
          <table:table-cell table:formula="of:=[.BE6]+IF([.$A6]&gt;=[.BF$2];INDEX([.BF$3:.BF6];[.$A6]-[.BF$2]+1;1);0)" office:value-type="float" office:value="3" calcext:value-type="float">
            <text:p>3</text:p>
          </table:table-cell>
          <table:table-cell table:formula="of:=[.BF6]+IF([.$A6]&gt;=[.BG$2];INDEX([.BG$3:.BG6];[.$A6]-[.BG$2]+1;1);0)" office:value-type="float" office:value="3" calcext:value-type="float">
            <text:p>3</text:p>
          </table:table-cell>
          <table:table-cell table:formula="of:=[.BG6]+IF([.$A6]&gt;=[.BH$2];INDEX([.BH$3:.BH6];[.$A6]-[.BH$2]+1;1);0)" office:value-type="float" office:value="3" calcext:value-type="float">
            <text:p>3</text:p>
          </table:table-cell>
          <table:table-cell table:formula="of:=[.BH6]+IF([.$A6]&gt;=[.BI$2];INDEX([.BI$3:.BI6];[.$A6]-[.BI$2]+1;1);0)" office:value-type="float" office:value="3" calcext:value-type="float">
            <text:p>3</text:p>
          </table:table-cell>
          <table:table-cell table:formula="of:=[.BI6]+IF([.$A6]&gt;=[.BJ$2];INDEX([.BJ$3:.BJ6];[.$A6]-[.BJ$2]+1;1);0)" office:value-type="float" office:value="3" calcext:value-type="float">
            <text:p>3</text:p>
          </table:table-cell>
          <table:table-cell table:formula="of:=[.BJ6]+IF([.$A6]&gt;=[.BK$2];INDEX([.BK$3:.BK6];[.$A6]-[.BK$2]+1;1);0)" office:value-type="float" office:value="3" calcext:value-type="float">
            <text:p>3</text:p>
          </table:table-cell>
          <table:table-cell table:formula="of:=[.BK6]+IF([.$A6]&gt;=[.BL$2];INDEX([.BL$3:.BL6];[.$A6]-[.BL$2]+1;1);0)" office:value-type="float" office:value="3" calcext:value-type="float">
            <text:p>3</text:p>
          </table:table-cell>
          <table:table-cell table:formula="of:=[.BL6]+IF([.$A6]&gt;=[.BM$2];INDEX([.BM$3:.BM6];[.$A6]-[.BM$2]+1;1);0)" office:value-type="float" office:value="3" calcext:value-type="float">
            <text:p>3</text:p>
          </table:table-cell>
          <table:table-cell table:formula="of:=[.BM6]+IF([.$A6]&gt;=[.BN$2];INDEX([.BN$3:.BN6];[.$A6]-[.BN$2]+1;1);0)" office:value-type="float" office:value="3" calcext:value-type="float">
            <text:p>3</text:p>
          </table:table-cell>
          <table:table-cell table:formula="of:=[.BN6]+IF([.$A6]&gt;=[.BO$2];INDEX([.BO$3:.BO6];[.$A6]-[.BO$2]+1;1);0)" office:value-type="float" office:value="3" calcext:value-type="float">
            <text:p>3</text:p>
          </table:table-cell>
          <table:table-cell table:formula="of:=[.BO6]+IF([.$A6]&gt;=[.BP$2];INDEX([.BP$3:.BP6];[.$A6]-[.BP$2]+1;1);0)" office:value-type="float" office:value="3" calcext:value-type="float">
            <text:p>3</text:p>
          </table:table-cell>
          <table:table-cell table:formula="of:=[.BP6]+IF([.$A6]&gt;=[.BQ$2];INDEX([.BQ$3:.BQ6];[.$A6]-[.BQ$2]+1;1);0)" office:value-type="float" office:value="3" calcext:value-type="float">
            <text:p>3</text:p>
          </table:table-cell>
          <table:table-cell table:formula="of:=[.BQ6]+IF([.$A6]&gt;=[.BR$2];INDEX([.BR$3:.BR6];[.$A6]-[.BR$2]+1;1);0)" office:value-type="float" office:value="3" calcext:value-type="float">
            <text:p>3</text:p>
          </table:table-cell>
          <table:table-cell table:formula="of:=[.BR6]+IF([.$A6]&gt;=[.BS$2];INDEX([.BS$3:.BS6];[.$A6]-[.BS$2]+1;1);0)" office:value-type="float" office:value="3" calcext:value-type="float">
            <text:p>3</text:p>
          </table:table-cell>
          <table:table-cell table:formula="of:=[.BS6]+IF([.$A6]&gt;=[.BT$2];INDEX([.BT$3:.BT6];[.$A6]-[.BT$2]+1;1);0)" office:value-type="float" office:value="3" calcext:value-type="float">
            <text:p>3</text:p>
          </table:table-cell>
          <table:table-cell table:formula="of:=[.BT6]+IF([.$A6]&gt;=[.BU$2];INDEX([.BU$3:.BU6];[.$A6]-[.BU$2]+1;1);0)" office:value-type="float" office:value="3" calcext:value-type="float">
            <text:p>3</text:p>
          </table:table-cell>
          <table:table-cell table:formula="of:=[.BU6]+IF([.$A6]&gt;=[.BV$2];INDEX([.BV$3:.BV6];[.$A6]-[.BV$2]+1;1);0)" office:value-type="float" office:value="3" calcext:value-type="float">
            <text:p>3</text:p>
          </table:table-cell>
          <table:table-cell table:formula="of:=[.BV6]+IF([.$A6]&gt;=[.BW$2];INDEX([.BW$3:.BW6];[.$A6]-[.BW$2]+1;1);0)" office:value-type="float" office:value="3" calcext:value-type="float">
            <text:p>3</text:p>
          </table:table-cell>
          <table:table-cell table:formula="of:=[.BW6]+IF([.$A6]&gt;=[.BX$2];INDEX([.BX$3:.BX6];[.$A6]-[.BX$2]+1;1);0)" office:value-type="float" office:value="3" calcext:value-type="float">
            <text:p>3</text:p>
          </table:table-cell>
          <table:table-cell table:formula="of:=[.BX6]+IF([.$A6]&gt;=[.BY$2];INDEX([.BY$3:.BY6];[.$A6]-[.BY$2]+1;1);0)" office:value-type="float" office:value="3" calcext:value-type="float">
            <text:p>3</text:p>
          </table:table-cell>
          <table:table-cell table:formula="of:=[.BY6]+IF([.$A6]&gt;=[.BZ$2];INDEX([.BZ$3:.BZ6];[.$A6]-[.BZ$2]+1;1);0)" office:value-type="float" office:value="3" calcext:value-type="float">
            <text:p>3</text:p>
          </table:table-cell>
          <table:table-cell table:formula="of:=[.BZ6]+IF([.$A6]&gt;=[.CA$2];INDEX([.CA$3:.CA6];[.$A6]-[.CA$2]+1;1);0)" office:value-type="float" office:value="3" calcext:value-type="float">
            <text:p>3</text:p>
          </table:table-cell>
          <table:table-cell table:formula="of:=[.CA6]+IF([.$A6]&gt;=[.CB$2];INDEX([.CB$3:.CB6];[.$A6]-[.CB$2]+1;1);0)" office:value-type="float" office:value="3" calcext:value-type="float">
            <text:p>3</text:p>
          </table:table-cell>
          <table:table-cell table:formula="of:=[.CB6]+IF([.$A6]&gt;=[.CC$2];INDEX([.CC$3:.CC6];[.$A6]-[.CC$2]+1;1);0)" office:value-type="float" office:value="3" calcext:value-type="float">
            <text:p>3</text:p>
          </table:table-cell>
          <table:table-cell table:formula="of:=[.CC6]+IF([.$A6]&gt;=[.CD$2];INDEX([.CD$3:.CD6];[.$A6]-[.CD$2]+1;1);0)" office:value-type="float" office:value="3" calcext:value-type="float">
            <text:p>3</text:p>
          </table:table-cell>
          <table:table-cell table:formula="of:=[.CD6]+IF([.$A6]&gt;=[.CE$2];INDEX([.CE$3:.CE6];[.$A6]-[.CE$2]+1;1);0)" office:value-type="float" office:value="3" calcext:value-type="float">
            <text:p>3</text:p>
          </table:table-cell>
          <table:table-cell table:formula="of:=[.CE6]+IF([.$A6]&gt;=[.CF$2];INDEX([.CF$3:.CF6];[.$A6]-[.CF$2]+1;1);0)" office:value-type="float" office:value="3" calcext:value-type="float">
            <text:p>3</text:p>
          </table:table-cell>
          <table:table-cell table:formula="of:=[.CF6]+IF([.$A6]&gt;=[.CG$2];INDEX([.CG$3:.CG6];[.$A6]-[.CG$2]+1;1);0)" office:value-type="float" office:value="3" calcext:value-type="float">
            <text:p>3</text:p>
          </table:table-cell>
          <table:table-cell table:formula="of:=[.CG6]+IF([.$A6]&gt;=[.CH$2];INDEX([.CH$3:.CH6];[.$A6]-[.CH$2]+1;1);0)" office:value-type="float" office:value="3" calcext:value-type="float">
            <text:p>3</text:p>
          </table:table-cell>
          <table:table-cell table:formula="of:=[.CH6]+IF([.$A6]&gt;=[.CI$2];INDEX([.CI$3:.CI6];[.$A6]-[.CI$2]+1;1);0)" office:value-type="float" office:value="3" calcext:value-type="float">
            <text:p>3</text:p>
          </table:table-cell>
          <table:table-cell table:formula="of:=[.CI6]+IF([.$A6]&gt;=[.CJ$2];INDEX([.CJ$3:.CJ6];[.$A6]-[.CJ$2]+1;1);0)" office:value-type="float" office:value="3" calcext:value-type="float">
            <text:p>3</text:p>
          </table:table-cell>
          <table:table-cell table:formula="of:=[.CJ6]+IF([.$A6]&gt;=[.CK$2];INDEX([.CK$3:.CK6];[.$A6]-[.CK$2]+1;1);0)" office:value-type="float" office:value="3" calcext:value-type="float">
            <text:p>3</text:p>
          </table:table-cell>
          <table:table-cell table:formula="of:=[.CK6]+IF([.$A6]&gt;=[.CL$2];INDEX([.CL$3:.CL6];[.$A6]-[.CL$2]+1;1);0)" office:value-type="float" office:value="3" calcext:value-type="float">
            <text:p>3</text:p>
          </table:table-cell>
          <table:table-cell table:formula="of:=[.CL6]+IF([.$A6]&gt;=[.CM$2];INDEX([.CM$3:.CM6];[.$A6]-[.CM$2]+1;1);0)" office:value-type="float" office:value="3" calcext:value-type="float">
            <text:p>3</text:p>
          </table:table-cell>
          <table:table-cell table:formula="of:=[.CM6]+IF([.$A6]&gt;=[.CN$2];INDEX([.CN$3:.CN6];[.$A6]-[.CN$2]+1;1);0)" office:value-type="float" office:value="3" calcext:value-type="float">
            <text:p>3</text:p>
          </table:table-cell>
          <table:table-cell table:formula="of:=[.CN6]+IF([.$A6]&gt;=[.CO$2];INDEX([.CO$3:.CO6];[.$A6]-[.CO$2]+1;1);0)" office:value-type="float" office:value="3" calcext:value-type="float">
            <text:p>3</text:p>
          </table:table-cell>
          <table:table-cell table:formula="of:=[.CO6]+IF([.$A6]&gt;=[.CP$2];INDEX([.CP$3:.CP6];[.$A6]-[.CP$2]+1;1);0)" office:value-type="float" office:value="3" calcext:value-type="float">
            <text:p>3</text:p>
          </table:table-cell>
          <table:table-cell table:formula="of:=[.CP6]+IF([.$A6]&gt;=[.CQ$2];INDEX([.CQ$3:.CQ6];[.$A6]-[.CQ$2]+1;1);0)" office:value-type="float" office:value="3" calcext:value-type="float">
            <text:p>3</text:p>
          </table:table-cell>
          <table:table-cell table:formula="of:=[.CQ6]+IF([.$A6]&gt;=[.CR$2];INDEX([.CR$3:.CR6];[.$A6]-[.CR$2]+1;1);0)" office:value-type="float" office:value="3" calcext:value-type="float">
            <text:p>3</text:p>
          </table:table-cell>
          <table:table-cell table:formula="of:=[.CR6]+IF([.$A6]&gt;=[.CS$2];INDEX([.CS$3:.CS6];[.$A6]-[.CS$2]+1;1);0)" office:value-type="float" office:value="3" calcext:value-type="float">
            <text:p>3</text:p>
          </table:table-cell>
          <table:table-cell table:formula="of:=[.CS6]+IF([.$A6]&gt;=[.CT$2];INDEX([.CT$3:.CT6];[.$A6]-[.CT$2]+1;1);0)" office:value-type="float" office:value="3" calcext:value-type="float">
            <text:p>3</text:p>
          </table:table-cell>
          <table:table-cell table:formula="of:=[.CT6]+IF([.$A6]&gt;=[.CU$2];INDEX([.CU$3:.CU6];[.$A6]-[.CU$2]+1;1);0)" office:value-type="float" office:value="3" calcext:value-type="float">
            <text:p>3</text:p>
          </table:table-cell>
          <table:table-cell table:formula="of:=[.CU6]+IF([.$A6]&gt;=[.CV$2];INDEX([.CV$3:.CV6];[.$A6]-[.CV$2]+1;1);0)" office:value-type="float" office:value="3" calcext:value-type="float">
            <text:p>3</text:p>
          </table:table-cell>
          <table:table-cell table:formula="of:=[.CV6]+IF([.$A6]&gt;=[.CW$2];INDEX([.CW$3:.CW6];[.$A6]-[.CW$2]+1;1)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" office:value-type="float" office:value="1" calcext:value-type="float">
            <text:p>1</text:p>
          </table:table-cell>
          <table:table-cell table:formula="of:=[.B7]+IF([.$A7]&gt;=[.C$2];INDEX([.C$3:.C7];[.$A7]-[.C$2]+1;1);0)" office:value-type="float" office:value="3" calcext:value-type="float">
            <text:p>3</text:p>
          </table:table-cell>
          <table:table-cell table:formula="of:=[.C7]+IF([.$A7]&gt;=[.D$2];INDEX([.D$3:.D7];[.$A7]-[.D$2]+1;1);0)" office:value-type="float" office:value="4" calcext:value-type="float">
            <text:p>4</text:p>
          </table:table-cell>
          <table:table-cell table:formula="of:=[.D7]+IF([.$A7]&gt;=[.E$2];INDEX([.E$3:.E7];[.$A7]-[.E$2]+1;1);0)" office:value-type="float" office:value="5" calcext:value-type="float">
            <text:p>5</text:p>
          </table:table-cell>
          <table:table-cell table:formula="of:=[.E7]+IF([.$A7]&gt;=[.F$2];INDEX([.F$3:.F7];[.$A7]-[.F$2]+1;1);0)" office:value-type="float" office:value="5" calcext:value-type="float">
            <text:p>5</text:p>
          </table:table-cell>
          <table:table-cell table:formula="of:=[.F7]+IF([.$A7]&gt;=[.G$2];INDEX([.G$3:.G7];[.$A7]-[.G$2]+1;1);0)" office:value-type="float" office:value="5" calcext:value-type="float">
            <text:p>5</text:p>
          </table:table-cell>
          <table:table-cell table:formula="of:=[.G7]+IF([.$A7]&gt;=[.H$2];INDEX([.H$3:.H7];[.$A7]-[.H$2]+1;1);0)" office:value-type="float" office:value="5" calcext:value-type="float">
            <text:p>5</text:p>
          </table:table-cell>
          <table:table-cell table:formula="of:=[.H7]+IF([.$A7]&gt;=[.I$2];INDEX([.I$3:.I7];[.$A7]-[.I$2]+1;1);0)" office:value-type="float" office:value="5" calcext:value-type="float">
            <text:p>5</text:p>
          </table:table-cell>
          <table:table-cell table:formula="of:=[.I7]+IF([.$A7]&gt;=[.J$2];INDEX([.J$3:.J7];[.$A7]-[.J$2]+1;1);0)" office:value-type="float" office:value="5" calcext:value-type="float">
            <text:p>5</text:p>
          </table:table-cell>
          <table:table-cell table:formula="of:=[.J7]+IF([.$A7]&gt;=[.K$2];INDEX([.K$3:.K7];[.$A7]-[.K$2]+1;1);0)" office:value-type="float" office:value="5" calcext:value-type="float">
            <text:p>5</text:p>
          </table:table-cell>
          <table:table-cell table:formula="of:=[.K7]+IF([.$A7]&gt;=[.L$2];INDEX([.L$3:.L7];[.$A7]-[.L$2]+1;1);0)" office:value-type="float" office:value="5" calcext:value-type="float">
            <text:p>5</text:p>
          </table:table-cell>
          <table:table-cell table:formula="of:=[.L7]+IF([.$A7]&gt;=[.M$2];INDEX([.M$3:.M7];[.$A7]-[.M$2]+1;1);0)" office:value-type="float" office:value="5" calcext:value-type="float">
            <text:p>5</text:p>
          </table:table-cell>
          <table:table-cell table:formula="of:=[.M7]+IF([.$A7]&gt;=[.N$2];INDEX([.N$3:.N7];[.$A7]-[.N$2]+1;1);0)" office:value-type="float" office:value="5" calcext:value-type="float">
            <text:p>5</text:p>
          </table:table-cell>
          <table:table-cell table:formula="of:=[.N7]+IF([.$A7]&gt;=[.O$2];INDEX([.O$3:.O7];[.$A7]-[.O$2]+1;1);0)" office:value-type="float" office:value="5" calcext:value-type="float">
            <text:p>5</text:p>
          </table:table-cell>
          <table:table-cell table:formula="of:=[.O7]+IF([.$A7]&gt;=[.P$2];INDEX([.P$3:.P7];[.$A7]-[.P$2]+1;1);0)" office:value-type="float" office:value="5" calcext:value-type="float">
            <text:p>5</text:p>
          </table:table-cell>
          <table:table-cell table:formula="of:=[.P7]+IF([.$A7]&gt;=[.Q$2];INDEX([.Q$3:.Q7];[.$A7]-[.Q$2]+1;1);0)" office:value-type="float" office:value="5" calcext:value-type="float">
            <text:p>5</text:p>
          </table:table-cell>
          <table:table-cell table:formula="of:=[.Q7]+IF([.$A7]&gt;=[.R$2];INDEX([.R$3:.R7];[.$A7]-[.R$2]+1;1);0)" office:value-type="float" office:value="5" calcext:value-type="float">
            <text:p>5</text:p>
          </table:table-cell>
          <table:table-cell table:formula="of:=[.R7]+IF([.$A7]&gt;=[.S$2];INDEX([.S$3:.S7];[.$A7]-[.S$2]+1;1);0)" office:value-type="float" office:value="5" calcext:value-type="float">
            <text:p>5</text:p>
          </table:table-cell>
          <table:table-cell table:formula="of:=[.S7]+IF([.$A7]&gt;=[.T$2];INDEX([.T$3:.T7];[.$A7]-[.T$2]+1;1);0)" office:value-type="float" office:value="5" calcext:value-type="float">
            <text:p>5</text:p>
          </table:table-cell>
          <table:table-cell table:formula="of:=[.T7]+IF([.$A7]&gt;=[.U$2];INDEX([.U$3:.U7];[.$A7]-[.U$2]+1;1);0)" office:value-type="float" office:value="5" calcext:value-type="float">
            <text:p>5</text:p>
          </table:table-cell>
          <table:table-cell table:formula="of:=[.U7]+IF([.$A7]&gt;=[.V$2];INDEX([.V$3:.V7];[.$A7]-[.V$2]+1;1);0)" office:value-type="float" office:value="5" calcext:value-type="float">
            <text:p>5</text:p>
          </table:table-cell>
          <table:table-cell table:formula="of:=[.V7]+IF([.$A7]&gt;=[.W$2];INDEX([.W$3:.W7];[.$A7]-[.W$2]+1;1);0)" office:value-type="float" office:value="5" calcext:value-type="float">
            <text:p>5</text:p>
          </table:table-cell>
          <table:table-cell table:formula="of:=[.W7]+IF([.$A7]&gt;=[.X$2];INDEX([.X$3:.X7];[.$A7]-[.X$2]+1;1);0)" office:value-type="float" office:value="5" calcext:value-type="float">
            <text:p>5</text:p>
          </table:table-cell>
          <table:table-cell table:formula="of:=[.X7]+IF([.$A7]&gt;=[.Y$2];INDEX([.Y$3:.Y7];[.$A7]-[.Y$2]+1;1);0)" office:value-type="float" office:value="5" calcext:value-type="float">
            <text:p>5</text:p>
          </table:table-cell>
          <table:table-cell table:formula="of:=[.Y7]+IF([.$A7]&gt;=[.Z$2];INDEX([.Z$3:.Z7];[.$A7]-[.Z$2]+1;1);0)" office:value-type="float" office:value="5" calcext:value-type="float">
            <text:p>5</text:p>
          </table:table-cell>
          <table:table-cell table:formula="of:=[.Z7]+IF([.$A7]&gt;=[.AA$2];INDEX([.AA$3:.AA7];[.$A7]-[.AA$2]+1;1);0)" office:value-type="float" office:value="5" calcext:value-type="float">
            <text:p>5</text:p>
          </table:table-cell>
          <table:table-cell table:formula="of:=[.AA7]+IF([.$A7]&gt;=[.AB$2];INDEX([.AB$3:.AB7];[.$A7]-[.AB$2]+1;1);0)" office:value-type="float" office:value="5" calcext:value-type="float">
            <text:p>5</text:p>
          </table:table-cell>
          <table:table-cell table:formula="of:=[.AB7]+IF([.$A7]&gt;=[.AC$2];INDEX([.AC$3:.AC7];[.$A7]-[.AC$2]+1;1);0)" office:value-type="float" office:value="5" calcext:value-type="float">
            <text:p>5</text:p>
          </table:table-cell>
          <table:table-cell table:formula="of:=[.AC7]+IF([.$A7]&gt;=[.AD$2];INDEX([.AD$3:.AD7];[.$A7]-[.AD$2]+1;1);0)" office:value-type="float" office:value="5" calcext:value-type="float">
            <text:p>5</text:p>
          </table:table-cell>
          <table:table-cell table:formula="of:=[.AD7]+IF([.$A7]&gt;=[.AE$2];INDEX([.AE$3:.AE7];[.$A7]-[.AE$2]+1;1);0)" office:value-type="float" office:value="5" calcext:value-type="float">
            <text:p>5</text:p>
          </table:table-cell>
          <table:table-cell table:formula="of:=[.AE7]+IF([.$A7]&gt;=[.AF$2];INDEX([.AF$3:.AF7];[.$A7]-[.AF$2]+1;1);0)" office:value-type="float" office:value="5" calcext:value-type="float">
            <text:p>5</text:p>
          </table:table-cell>
          <table:table-cell table:formula="of:=[.AF7]+IF([.$A7]&gt;=[.AG$2];INDEX([.AG$3:.AG7];[.$A7]-[.AG$2]+1;1);0)" office:value-type="float" office:value="5" calcext:value-type="float">
            <text:p>5</text:p>
          </table:table-cell>
          <table:table-cell table:formula="of:=[.AG7]+IF([.$A7]&gt;=[.AH$2];INDEX([.AH$3:.AH7];[.$A7]-[.AH$2]+1;1);0)" office:value-type="float" office:value="5" calcext:value-type="float">
            <text:p>5</text:p>
          </table:table-cell>
          <table:table-cell table:formula="of:=[.AH7]+IF([.$A7]&gt;=[.AI$2];INDEX([.AI$3:.AI7];[.$A7]-[.AI$2]+1;1);0)" office:value-type="float" office:value="5" calcext:value-type="float">
            <text:p>5</text:p>
          </table:table-cell>
          <table:table-cell table:formula="of:=[.AI7]+IF([.$A7]&gt;=[.AJ$2];INDEX([.AJ$3:.AJ7];[.$A7]-[.AJ$2]+1;1);0)" office:value-type="float" office:value="5" calcext:value-type="float">
            <text:p>5</text:p>
          </table:table-cell>
          <table:table-cell table:formula="of:=[.AJ7]+IF([.$A7]&gt;=[.AK$2];INDEX([.AK$3:.AK7];[.$A7]-[.AK$2]+1;1);0)" office:value-type="float" office:value="5" calcext:value-type="float">
            <text:p>5</text:p>
          </table:table-cell>
          <table:table-cell table:formula="of:=[.AK7]+IF([.$A7]&gt;=[.AL$2];INDEX([.AL$3:.AL7];[.$A7]-[.AL$2]+1;1);0)" office:value-type="float" office:value="5" calcext:value-type="float">
            <text:p>5</text:p>
          </table:table-cell>
          <table:table-cell table:formula="of:=[.AL7]+IF([.$A7]&gt;=[.AM$2];INDEX([.AM$3:.AM7];[.$A7]-[.AM$2]+1;1);0)" office:value-type="float" office:value="5" calcext:value-type="float">
            <text:p>5</text:p>
          </table:table-cell>
          <table:table-cell table:formula="of:=[.AM7]+IF([.$A7]&gt;=[.AN$2];INDEX([.AN$3:.AN7];[.$A7]-[.AN$2]+1;1);0)" office:value-type="float" office:value="5" calcext:value-type="float">
            <text:p>5</text:p>
          </table:table-cell>
          <table:table-cell table:formula="of:=[.AN7]+IF([.$A7]&gt;=[.AO$2];INDEX([.AO$3:.AO7];[.$A7]-[.AO$2]+1;1);0)" office:value-type="float" office:value="5" calcext:value-type="float">
            <text:p>5</text:p>
          </table:table-cell>
          <table:table-cell table:formula="of:=[.AO7]+IF([.$A7]&gt;=[.AP$2];INDEX([.AP$3:.AP7];[.$A7]-[.AP$2]+1;1);0)" office:value-type="float" office:value="5" calcext:value-type="float">
            <text:p>5</text:p>
          </table:table-cell>
          <table:table-cell table:formula="of:=[.AP7]+IF([.$A7]&gt;=[.AQ$2];INDEX([.AQ$3:.AQ7];[.$A7]-[.AQ$2]+1;1);0)" office:value-type="float" office:value="5" calcext:value-type="float">
            <text:p>5</text:p>
          </table:table-cell>
          <table:table-cell table:formula="of:=[.AQ7]+IF([.$A7]&gt;=[.AR$2];INDEX([.AR$3:.AR7];[.$A7]-[.AR$2]+1;1);0)" office:value-type="float" office:value="5" calcext:value-type="float">
            <text:p>5</text:p>
          </table:table-cell>
          <table:table-cell table:formula="of:=[.AR7]+IF([.$A7]&gt;=[.AS$2];INDEX([.AS$3:.AS7];[.$A7]-[.AS$2]+1;1);0)" office:value-type="float" office:value="5" calcext:value-type="float">
            <text:p>5</text:p>
          </table:table-cell>
          <table:table-cell table:formula="of:=[.AS7]+IF([.$A7]&gt;=[.AT$2];INDEX([.AT$3:.AT7];[.$A7]-[.AT$2]+1;1);0)" office:value-type="float" office:value="5" calcext:value-type="float">
            <text:p>5</text:p>
          </table:table-cell>
          <table:table-cell table:formula="of:=[.AT7]+IF([.$A7]&gt;=[.AU$2];INDEX([.AU$3:.AU7];[.$A7]-[.AU$2]+1;1);0)" office:value-type="float" office:value="5" calcext:value-type="float">
            <text:p>5</text:p>
          </table:table-cell>
          <table:table-cell table:formula="of:=[.AU7]+IF([.$A7]&gt;=[.AV$2];INDEX([.AV$3:.AV7];[.$A7]-[.AV$2]+1;1);0)" office:value-type="float" office:value="5" calcext:value-type="float">
            <text:p>5</text:p>
          </table:table-cell>
          <table:table-cell table:formula="of:=[.AV7]+IF([.$A7]&gt;=[.AW$2];INDEX([.AW$3:.AW7];[.$A7]-[.AW$2]+1;1);0)" office:value-type="float" office:value="5" calcext:value-type="float">
            <text:p>5</text:p>
          </table:table-cell>
          <table:table-cell table:formula="of:=[.AW7]+IF([.$A7]&gt;=[.AX$2];INDEX([.AX$3:.AX7];[.$A7]-[.AX$2]+1;1);0)" office:value-type="float" office:value="5" calcext:value-type="float">
            <text:p>5</text:p>
          </table:table-cell>
          <table:table-cell table:formula="of:=[.AX7]+IF([.$A7]&gt;=[.AY$2];INDEX([.AY$3:.AY7];[.$A7]-[.AY$2]+1;1);0)" office:value-type="float" office:value="5" calcext:value-type="float">
            <text:p>5</text:p>
          </table:table-cell>
          <table:table-cell table:formula="of:=[.AY7]+IF([.$A7]&gt;=[.AZ$2];INDEX([.AZ$3:.AZ7];[.$A7]-[.AZ$2]+1;1);0)" office:value-type="float" office:value="5" calcext:value-type="float">
            <text:p>5</text:p>
          </table:table-cell>
          <table:table-cell table:formula="of:=[.AZ7]+IF([.$A7]&gt;=[.BA$2];INDEX([.BA$3:.BA7];[.$A7]-[.BA$2]+1;1);0)" office:value-type="float" office:value="5" calcext:value-type="float">
            <text:p>5</text:p>
          </table:table-cell>
          <table:table-cell table:formula="of:=[.BA7]+IF([.$A7]&gt;=[.BB$2];INDEX([.BB$3:.BB7];[.$A7]-[.BB$2]+1;1);0)" office:value-type="float" office:value="5" calcext:value-type="float">
            <text:p>5</text:p>
          </table:table-cell>
          <table:table-cell table:formula="of:=[.BB7]+IF([.$A7]&gt;=[.BC$2];INDEX([.BC$3:.BC7];[.$A7]-[.BC$2]+1;1);0)" office:value-type="float" office:value="5" calcext:value-type="float">
            <text:p>5</text:p>
          </table:table-cell>
          <table:table-cell table:formula="of:=[.BC7]+IF([.$A7]&gt;=[.BD$2];INDEX([.BD$3:.BD7];[.$A7]-[.BD$2]+1;1);0)" office:value-type="float" office:value="5" calcext:value-type="float">
            <text:p>5</text:p>
          </table:table-cell>
          <table:table-cell table:formula="of:=[.BD7]+IF([.$A7]&gt;=[.BE$2];INDEX([.BE$3:.BE7];[.$A7]-[.BE$2]+1;1);0)" office:value-type="float" office:value="5" calcext:value-type="float">
            <text:p>5</text:p>
          </table:table-cell>
          <table:table-cell table:formula="of:=[.BE7]+IF([.$A7]&gt;=[.BF$2];INDEX([.BF$3:.BF7];[.$A7]-[.BF$2]+1;1);0)" office:value-type="float" office:value="5" calcext:value-type="float">
            <text:p>5</text:p>
          </table:table-cell>
          <table:table-cell table:formula="of:=[.BF7]+IF([.$A7]&gt;=[.BG$2];INDEX([.BG$3:.BG7];[.$A7]-[.BG$2]+1;1);0)" office:value-type="float" office:value="5" calcext:value-type="float">
            <text:p>5</text:p>
          </table:table-cell>
          <table:table-cell table:formula="of:=[.BG7]+IF([.$A7]&gt;=[.BH$2];INDEX([.BH$3:.BH7];[.$A7]-[.BH$2]+1;1);0)" office:value-type="float" office:value="5" calcext:value-type="float">
            <text:p>5</text:p>
          </table:table-cell>
          <table:table-cell table:formula="of:=[.BH7]+IF([.$A7]&gt;=[.BI$2];INDEX([.BI$3:.BI7];[.$A7]-[.BI$2]+1;1);0)" office:value-type="float" office:value="5" calcext:value-type="float">
            <text:p>5</text:p>
          </table:table-cell>
          <table:table-cell table:formula="of:=[.BI7]+IF([.$A7]&gt;=[.BJ$2];INDEX([.BJ$3:.BJ7];[.$A7]-[.BJ$2]+1;1);0)" office:value-type="float" office:value="5" calcext:value-type="float">
            <text:p>5</text:p>
          </table:table-cell>
          <table:table-cell table:formula="of:=[.BJ7]+IF([.$A7]&gt;=[.BK$2];INDEX([.BK$3:.BK7];[.$A7]-[.BK$2]+1;1);0)" office:value-type="float" office:value="5" calcext:value-type="float">
            <text:p>5</text:p>
          </table:table-cell>
          <table:table-cell table:formula="of:=[.BK7]+IF([.$A7]&gt;=[.BL$2];INDEX([.BL$3:.BL7];[.$A7]-[.BL$2]+1;1);0)" office:value-type="float" office:value="5" calcext:value-type="float">
            <text:p>5</text:p>
          </table:table-cell>
          <table:table-cell table:formula="of:=[.BL7]+IF([.$A7]&gt;=[.BM$2];INDEX([.BM$3:.BM7];[.$A7]-[.BM$2]+1;1);0)" office:value-type="float" office:value="5" calcext:value-type="float">
            <text:p>5</text:p>
          </table:table-cell>
          <table:table-cell table:formula="of:=[.BM7]+IF([.$A7]&gt;=[.BN$2];INDEX([.BN$3:.BN7];[.$A7]-[.BN$2]+1;1);0)" office:value-type="float" office:value="5" calcext:value-type="float">
            <text:p>5</text:p>
          </table:table-cell>
          <table:table-cell table:formula="of:=[.BN7]+IF([.$A7]&gt;=[.BO$2];INDEX([.BO$3:.BO7];[.$A7]-[.BO$2]+1;1);0)" office:value-type="float" office:value="5" calcext:value-type="float">
            <text:p>5</text:p>
          </table:table-cell>
          <table:table-cell table:formula="of:=[.BO7]+IF([.$A7]&gt;=[.BP$2];INDEX([.BP$3:.BP7];[.$A7]-[.BP$2]+1;1);0)" office:value-type="float" office:value="5" calcext:value-type="float">
            <text:p>5</text:p>
          </table:table-cell>
          <table:table-cell table:formula="of:=[.BP7]+IF([.$A7]&gt;=[.BQ$2];INDEX([.BQ$3:.BQ7];[.$A7]-[.BQ$2]+1;1);0)" office:value-type="float" office:value="5" calcext:value-type="float">
            <text:p>5</text:p>
          </table:table-cell>
          <table:table-cell table:formula="of:=[.BQ7]+IF([.$A7]&gt;=[.BR$2];INDEX([.BR$3:.BR7];[.$A7]-[.BR$2]+1;1);0)" office:value-type="float" office:value="5" calcext:value-type="float">
            <text:p>5</text:p>
          </table:table-cell>
          <table:table-cell table:formula="of:=[.BR7]+IF([.$A7]&gt;=[.BS$2];INDEX([.BS$3:.BS7];[.$A7]-[.BS$2]+1;1);0)" office:value-type="float" office:value="5" calcext:value-type="float">
            <text:p>5</text:p>
          </table:table-cell>
          <table:table-cell table:formula="of:=[.BS7]+IF([.$A7]&gt;=[.BT$2];INDEX([.BT$3:.BT7];[.$A7]-[.BT$2]+1;1);0)" office:value-type="float" office:value="5" calcext:value-type="float">
            <text:p>5</text:p>
          </table:table-cell>
          <table:table-cell table:formula="of:=[.BT7]+IF([.$A7]&gt;=[.BU$2];INDEX([.BU$3:.BU7];[.$A7]-[.BU$2]+1;1);0)" office:value-type="float" office:value="5" calcext:value-type="float">
            <text:p>5</text:p>
          </table:table-cell>
          <table:table-cell table:formula="of:=[.BU7]+IF([.$A7]&gt;=[.BV$2];INDEX([.BV$3:.BV7];[.$A7]-[.BV$2]+1;1);0)" office:value-type="float" office:value="5" calcext:value-type="float">
            <text:p>5</text:p>
          </table:table-cell>
          <table:table-cell table:formula="of:=[.BV7]+IF([.$A7]&gt;=[.BW$2];INDEX([.BW$3:.BW7];[.$A7]-[.BW$2]+1;1);0)" office:value-type="float" office:value="5" calcext:value-type="float">
            <text:p>5</text:p>
          </table:table-cell>
          <table:table-cell table:formula="of:=[.BW7]+IF([.$A7]&gt;=[.BX$2];INDEX([.BX$3:.BX7];[.$A7]-[.BX$2]+1;1);0)" office:value-type="float" office:value="5" calcext:value-type="float">
            <text:p>5</text:p>
          </table:table-cell>
          <table:table-cell table:formula="of:=[.BX7]+IF([.$A7]&gt;=[.BY$2];INDEX([.BY$3:.BY7];[.$A7]-[.BY$2]+1;1);0)" office:value-type="float" office:value="5" calcext:value-type="float">
            <text:p>5</text:p>
          </table:table-cell>
          <table:table-cell table:formula="of:=[.BY7]+IF([.$A7]&gt;=[.BZ$2];INDEX([.BZ$3:.BZ7];[.$A7]-[.BZ$2]+1;1);0)" office:value-type="float" office:value="5" calcext:value-type="float">
            <text:p>5</text:p>
          </table:table-cell>
          <table:table-cell table:formula="of:=[.BZ7]+IF([.$A7]&gt;=[.CA$2];INDEX([.CA$3:.CA7];[.$A7]-[.CA$2]+1;1);0)" office:value-type="float" office:value="5" calcext:value-type="float">
            <text:p>5</text:p>
          </table:table-cell>
          <table:table-cell table:formula="of:=[.CA7]+IF([.$A7]&gt;=[.CB$2];INDEX([.CB$3:.CB7];[.$A7]-[.CB$2]+1;1);0)" office:value-type="float" office:value="5" calcext:value-type="float">
            <text:p>5</text:p>
          </table:table-cell>
          <table:table-cell table:formula="of:=[.CB7]+IF([.$A7]&gt;=[.CC$2];INDEX([.CC$3:.CC7];[.$A7]-[.CC$2]+1;1);0)" office:value-type="float" office:value="5" calcext:value-type="float">
            <text:p>5</text:p>
          </table:table-cell>
          <table:table-cell table:formula="of:=[.CC7]+IF([.$A7]&gt;=[.CD$2];INDEX([.CD$3:.CD7];[.$A7]-[.CD$2]+1;1);0)" office:value-type="float" office:value="5" calcext:value-type="float">
            <text:p>5</text:p>
          </table:table-cell>
          <table:table-cell table:formula="of:=[.CD7]+IF([.$A7]&gt;=[.CE$2];INDEX([.CE$3:.CE7];[.$A7]-[.CE$2]+1;1);0)" office:value-type="float" office:value="5" calcext:value-type="float">
            <text:p>5</text:p>
          </table:table-cell>
          <table:table-cell table:formula="of:=[.CE7]+IF([.$A7]&gt;=[.CF$2];INDEX([.CF$3:.CF7];[.$A7]-[.CF$2]+1;1);0)" office:value-type="float" office:value="5" calcext:value-type="float">
            <text:p>5</text:p>
          </table:table-cell>
          <table:table-cell table:formula="of:=[.CF7]+IF([.$A7]&gt;=[.CG$2];INDEX([.CG$3:.CG7];[.$A7]-[.CG$2]+1;1);0)" office:value-type="float" office:value="5" calcext:value-type="float">
            <text:p>5</text:p>
          </table:table-cell>
          <table:table-cell table:formula="of:=[.CG7]+IF([.$A7]&gt;=[.CH$2];INDEX([.CH$3:.CH7];[.$A7]-[.CH$2]+1;1);0)" office:value-type="float" office:value="5" calcext:value-type="float">
            <text:p>5</text:p>
          </table:table-cell>
          <table:table-cell table:formula="of:=[.CH7]+IF([.$A7]&gt;=[.CI$2];INDEX([.CI$3:.CI7];[.$A7]-[.CI$2]+1;1);0)" office:value-type="float" office:value="5" calcext:value-type="float">
            <text:p>5</text:p>
          </table:table-cell>
          <table:table-cell table:formula="of:=[.CI7]+IF([.$A7]&gt;=[.CJ$2];INDEX([.CJ$3:.CJ7];[.$A7]-[.CJ$2]+1;1);0)" office:value-type="float" office:value="5" calcext:value-type="float">
            <text:p>5</text:p>
          </table:table-cell>
          <table:table-cell table:formula="of:=[.CJ7]+IF([.$A7]&gt;=[.CK$2];INDEX([.CK$3:.CK7];[.$A7]-[.CK$2]+1;1);0)" office:value-type="float" office:value="5" calcext:value-type="float">
            <text:p>5</text:p>
          </table:table-cell>
          <table:table-cell table:formula="of:=[.CK7]+IF([.$A7]&gt;=[.CL$2];INDEX([.CL$3:.CL7];[.$A7]-[.CL$2]+1;1);0)" office:value-type="float" office:value="5" calcext:value-type="float">
            <text:p>5</text:p>
          </table:table-cell>
          <table:table-cell table:formula="of:=[.CL7]+IF([.$A7]&gt;=[.CM$2];INDEX([.CM$3:.CM7];[.$A7]-[.CM$2]+1;1);0)" office:value-type="float" office:value="5" calcext:value-type="float">
            <text:p>5</text:p>
          </table:table-cell>
          <table:table-cell table:formula="of:=[.CM7]+IF([.$A7]&gt;=[.CN$2];INDEX([.CN$3:.CN7];[.$A7]-[.CN$2]+1;1);0)" office:value-type="float" office:value="5" calcext:value-type="float">
            <text:p>5</text:p>
          </table:table-cell>
          <table:table-cell table:formula="of:=[.CN7]+IF([.$A7]&gt;=[.CO$2];INDEX([.CO$3:.CO7];[.$A7]-[.CO$2]+1;1);0)" office:value-type="float" office:value="5" calcext:value-type="float">
            <text:p>5</text:p>
          </table:table-cell>
          <table:table-cell table:formula="of:=[.CO7]+IF([.$A7]&gt;=[.CP$2];INDEX([.CP$3:.CP7];[.$A7]-[.CP$2]+1;1);0)" office:value-type="float" office:value="5" calcext:value-type="float">
            <text:p>5</text:p>
          </table:table-cell>
          <table:table-cell table:formula="of:=[.CP7]+IF([.$A7]&gt;=[.CQ$2];INDEX([.CQ$3:.CQ7];[.$A7]-[.CQ$2]+1;1);0)" office:value-type="float" office:value="5" calcext:value-type="float">
            <text:p>5</text:p>
          </table:table-cell>
          <table:table-cell table:formula="of:=[.CQ7]+IF([.$A7]&gt;=[.CR$2];INDEX([.CR$3:.CR7];[.$A7]-[.CR$2]+1;1);0)" office:value-type="float" office:value="5" calcext:value-type="float">
            <text:p>5</text:p>
          </table:table-cell>
          <table:table-cell table:formula="of:=[.CR7]+IF([.$A7]&gt;=[.CS$2];INDEX([.CS$3:.CS7];[.$A7]-[.CS$2]+1;1);0)" office:value-type="float" office:value="5" calcext:value-type="float">
            <text:p>5</text:p>
          </table:table-cell>
          <table:table-cell table:formula="of:=[.CS7]+IF([.$A7]&gt;=[.CT$2];INDEX([.CT$3:.CT7];[.$A7]-[.CT$2]+1;1);0)" office:value-type="float" office:value="5" calcext:value-type="float">
            <text:p>5</text:p>
          </table:table-cell>
          <table:table-cell table:formula="of:=[.CT7]+IF([.$A7]&gt;=[.CU$2];INDEX([.CU$3:.CU7];[.$A7]-[.CU$2]+1;1);0)" office:value-type="float" office:value="5" calcext:value-type="float">
            <text:p>5</text:p>
          </table:table-cell>
          <table:table-cell table:formula="of:=[.CU7]+IF([.$A7]&gt;=[.CV$2];INDEX([.CV$3:.CV7];[.$A7]-[.CV$2]+1;1);0)" office:value-type="float" office:value="5" calcext:value-type="float">
            <text:p>5</text:p>
          </table:table-cell>
          <table:table-cell table:formula="of:=[.CV7]+IF([.$A7]&gt;=[.CW$2];INDEX([.CW$3:.CW7];[.$A7]-[.CW$2]+1;1)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" office:value-type="float" office:value="1" calcext:value-type="float">
            <text:p>1</text:p>
          </table:table-cell>
          <table:table-cell table:formula="of:=[.B8]+IF([.$A8]&gt;=[.C$2];INDEX([.C$3:.C8];[.$A8]-[.C$2]+1;1);0)" office:value-type="float" office:value="3" calcext:value-type="float">
            <text:p>3</text:p>
          </table:table-cell>
          <table:table-cell table:formula="of:=[.C8]+IF([.$A8]&gt;=[.D$2];INDEX([.D$3:.D8];[.$A8]-[.D$2]+1;1);0)" office:value-type="float" office:value="5" calcext:value-type="float">
            <text:p>5</text:p>
          </table:table-cell>
          <table:table-cell table:formula="of:=[.D8]+IF([.$A8]&gt;=[.E$2];INDEX([.E$3:.E8];[.$A8]-[.E$2]+1;1);0)" office:value-type="float" office:value="6" calcext:value-type="float">
            <text:p>6</text:p>
          </table:table-cell>
          <table:table-cell table:formula="of:=[.E8]+IF([.$A8]&gt;=[.F$2];INDEX([.F$3:.F8];[.$A8]-[.F$2]+1;1);0)" office:value-type="float" office:value="7" calcext:value-type="float">
            <text:p>7</text:p>
          </table:table-cell>
          <table:table-cell table:formula="of:=[.F8]+IF([.$A8]&gt;=[.G$2];INDEX([.G$3:.G8];[.$A8]-[.G$2]+1;1);0)" office:value-type="float" office:value="7" calcext:value-type="float">
            <text:p>7</text:p>
          </table:table-cell>
          <table:table-cell table:formula="of:=[.G8]+IF([.$A8]&gt;=[.H$2];INDEX([.H$3:.H8];[.$A8]-[.H$2]+1;1);0)" office:value-type="float" office:value="7" calcext:value-type="float">
            <text:p>7</text:p>
          </table:table-cell>
          <table:table-cell table:formula="of:=[.H8]+IF([.$A8]&gt;=[.I$2];INDEX([.I$3:.I8];[.$A8]-[.I$2]+1;1);0)" office:value-type="float" office:value="7" calcext:value-type="float">
            <text:p>7</text:p>
          </table:table-cell>
          <table:table-cell table:formula="of:=[.I8]+IF([.$A8]&gt;=[.J$2];INDEX([.J$3:.J8];[.$A8]-[.J$2]+1;1);0)" office:value-type="float" office:value="7" calcext:value-type="float">
            <text:p>7</text:p>
          </table:table-cell>
          <table:table-cell table:formula="of:=[.J8]+IF([.$A8]&gt;=[.K$2];INDEX([.K$3:.K8];[.$A8]-[.K$2]+1;1);0)" office:value-type="float" office:value="7" calcext:value-type="float">
            <text:p>7</text:p>
          </table:table-cell>
          <table:table-cell table:formula="of:=[.K8]+IF([.$A8]&gt;=[.L$2];INDEX([.L$3:.L8];[.$A8]-[.L$2]+1;1);0)" office:value-type="float" office:value="7" calcext:value-type="float">
            <text:p>7</text:p>
          </table:table-cell>
          <table:table-cell table:formula="of:=[.L8]+IF([.$A8]&gt;=[.M$2];INDEX([.M$3:.M8];[.$A8]-[.M$2]+1;1);0)" office:value-type="float" office:value="7" calcext:value-type="float">
            <text:p>7</text:p>
          </table:table-cell>
          <table:table-cell table:formula="of:=[.M8]+IF([.$A8]&gt;=[.N$2];INDEX([.N$3:.N8];[.$A8]-[.N$2]+1;1);0)" office:value-type="float" office:value="7" calcext:value-type="float">
            <text:p>7</text:p>
          </table:table-cell>
          <table:table-cell table:formula="of:=[.N8]+IF([.$A8]&gt;=[.O$2];INDEX([.O$3:.O8];[.$A8]-[.O$2]+1;1);0)" office:value-type="float" office:value="7" calcext:value-type="float">
            <text:p>7</text:p>
          </table:table-cell>
          <table:table-cell table:formula="of:=[.O8]+IF([.$A8]&gt;=[.P$2];INDEX([.P$3:.P8];[.$A8]-[.P$2]+1;1);0)" office:value-type="float" office:value="7" calcext:value-type="float">
            <text:p>7</text:p>
          </table:table-cell>
          <table:table-cell table:formula="of:=[.P8]+IF([.$A8]&gt;=[.Q$2];INDEX([.Q$3:.Q8];[.$A8]-[.Q$2]+1;1);0)" office:value-type="float" office:value="7" calcext:value-type="float">
            <text:p>7</text:p>
          </table:table-cell>
          <table:table-cell table:formula="of:=[.Q8]+IF([.$A8]&gt;=[.R$2];INDEX([.R$3:.R8];[.$A8]-[.R$2]+1;1);0)" office:value-type="float" office:value="7" calcext:value-type="float">
            <text:p>7</text:p>
          </table:table-cell>
          <table:table-cell table:formula="of:=[.R8]+IF([.$A8]&gt;=[.S$2];INDEX([.S$3:.S8];[.$A8]-[.S$2]+1;1);0)" office:value-type="float" office:value="7" calcext:value-type="float">
            <text:p>7</text:p>
          </table:table-cell>
          <table:table-cell table:formula="of:=[.S8]+IF([.$A8]&gt;=[.T$2];INDEX([.T$3:.T8];[.$A8]-[.T$2]+1;1);0)" office:value-type="float" office:value="7" calcext:value-type="float">
            <text:p>7</text:p>
          </table:table-cell>
          <table:table-cell table:formula="of:=[.T8]+IF([.$A8]&gt;=[.U$2];INDEX([.U$3:.U8];[.$A8]-[.U$2]+1;1);0)" office:value-type="float" office:value="7" calcext:value-type="float">
            <text:p>7</text:p>
          </table:table-cell>
          <table:table-cell table:formula="of:=[.U8]+IF([.$A8]&gt;=[.V$2];INDEX([.V$3:.V8];[.$A8]-[.V$2]+1;1);0)" office:value-type="float" office:value="7" calcext:value-type="float">
            <text:p>7</text:p>
          </table:table-cell>
          <table:table-cell table:formula="of:=[.V8]+IF([.$A8]&gt;=[.W$2];INDEX([.W$3:.W8];[.$A8]-[.W$2]+1;1);0)" office:value-type="float" office:value="7" calcext:value-type="float">
            <text:p>7</text:p>
          </table:table-cell>
          <table:table-cell table:formula="of:=[.W8]+IF([.$A8]&gt;=[.X$2];INDEX([.X$3:.X8];[.$A8]-[.X$2]+1;1);0)" office:value-type="float" office:value="7" calcext:value-type="float">
            <text:p>7</text:p>
          </table:table-cell>
          <table:table-cell table:formula="of:=[.X8]+IF([.$A8]&gt;=[.Y$2];INDEX([.Y$3:.Y8];[.$A8]-[.Y$2]+1;1);0)" office:value-type="float" office:value="7" calcext:value-type="float">
            <text:p>7</text:p>
          </table:table-cell>
          <table:table-cell table:formula="of:=[.Y8]+IF([.$A8]&gt;=[.Z$2];INDEX([.Z$3:.Z8];[.$A8]-[.Z$2]+1;1);0)" office:value-type="float" office:value="7" calcext:value-type="float">
            <text:p>7</text:p>
          </table:table-cell>
          <table:table-cell table:formula="of:=[.Z8]+IF([.$A8]&gt;=[.AA$2];INDEX([.AA$3:.AA8];[.$A8]-[.AA$2]+1;1);0)" office:value-type="float" office:value="7" calcext:value-type="float">
            <text:p>7</text:p>
          </table:table-cell>
          <table:table-cell table:formula="of:=[.AA8]+IF([.$A8]&gt;=[.AB$2];INDEX([.AB$3:.AB8];[.$A8]-[.AB$2]+1;1);0)" office:value-type="float" office:value="7" calcext:value-type="float">
            <text:p>7</text:p>
          </table:table-cell>
          <table:table-cell table:formula="of:=[.AB8]+IF([.$A8]&gt;=[.AC$2];INDEX([.AC$3:.AC8];[.$A8]-[.AC$2]+1;1);0)" office:value-type="float" office:value="7" calcext:value-type="float">
            <text:p>7</text:p>
          </table:table-cell>
          <table:table-cell table:formula="of:=[.AC8]+IF([.$A8]&gt;=[.AD$2];INDEX([.AD$3:.AD8];[.$A8]-[.AD$2]+1;1);0)" office:value-type="float" office:value="7" calcext:value-type="float">
            <text:p>7</text:p>
          </table:table-cell>
          <table:table-cell table:formula="of:=[.AD8]+IF([.$A8]&gt;=[.AE$2];INDEX([.AE$3:.AE8];[.$A8]-[.AE$2]+1;1);0)" office:value-type="float" office:value="7" calcext:value-type="float">
            <text:p>7</text:p>
          </table:table-cell>
          <table:table-cell table:formula="of:=[.AE8]+IF([.$A8]&gt;=[.AF$2];INDEX([.AF$3:.AF8];[.$A8]-[.AF$2]+1;1);0)" office:value-type="float" office:value="7" calcext:value-type="float">
            <text:p>7</text:p>
          </table:table-cell>
          <table:table-cell table:formula="of:=[.AF8]+IF([.$A8]&gt;=[.AG$2];INDEX([.AG$3:.AG8];[.$A8]-[.AG$2]+1;1);0)" office:value-type="float" office:value="7" calcext:value-type="float">
            <text:p>7</text:p>
          </table:table-cell>
          <table:table-cell table:formula="of:=[.AG8]+IF([.$A8]&gt;=[.AH$2];INDEX([.AH$3:.AH8];[.$A8]-[.AH$2]+1;1);0)" office:value-type="float" office:value="7" calcext:value-type="float">
            <text:p>7</text:p>
          </table:table-cell>
          <table:table-cell table:formula="of:=[.AH8]+IF([.$A8]&gt;=[.AI$2];INDEX([.AI$3:.AI8];[.$A8]-[.AI$2]+1;1);0)" office:value-type="float" office:value="7" calcext:value-type="float">
            <text:p>7</text:p>
          </table:table-cell>
          <table:table-cell table:formula="of:=[.AI8]+IF([.$A8]&gt;=[.AJ$2];INDEX([.AJ$3:.AJ8];[.$A8]-[.AJ$2]+1;1);0)" office:value-type="float" office:value="7" calcext:value-type="float">
            <text:p>7</text:p>
          </table:table-cell>
          <table:table-cell table:formula="of:=[.AJ8]+IF([.$A8]&gt;=[.AK$2];INDEX([.AK$3:.AK8];[.$A8]-[.AK$2]+1;1);0)" office:value-type="float" office:value="7" calcext:value-type="float">
            <text:p>7</text:p>
          </table:table-cell>
          <table:table-cell table:formula="of:=[.AK8]+IF([.$A8]&gt;=[.AL$2];INDEX([.AL$3:.AL8];[.$A8]-[.AL$2]+1;1);0)" office:value-type="float" office:value="7" calcext:value-type="float">
            <text:p>7</text:p>
          </table:table-cell>
          <table:table-cell table:formula="of:=[.AL8]+IF([.$A8]&gt;=[.AM$2];INDEX([.AM$3:.AM8];[.$A8]-[.AM$2]+1;1);0)" office:value-type="float" office:value="7" calcext:value-type="float">
            <text:p>7</text:p>
          </table:table-cell>
          <table:table-cell table:formula="of:=[.AM8]+IF([.$A8]&gt;=[.AN$2];INDEX([.AN$3:.AN8];[.$A8]-[.AN$2]+1;1);0)" office:value-type="float" office:value="7" calcext:value-type="float">
            <text:p>7</text:p>
          </table:table-cell>
          <table:table-cell table:formula="of:=[.AN8]+IF([.$A8]&gt;=[.AO$2];INDEX([.AO$3:.AO8];[.$A8]-[.AO$2]+1;1);0)" office:value-type="float" office:value="7" calcext:value-type="float">
            <text:p>7</text:p>
          </table:table-cell>
          <table:table-cell table:formula="of:=[.AO8]+IF([.$A8]&gt;=[.AP$2];INDEX([.AP$3:.AP8];[.$A8]-[.AP$2]+1;1);0)" office:value-type="float" office:value="7" calcext:value-type="float">
            <text:p>7</text:p>
          </table:table-cell>
          <table:table-cell table:formula="of:=[.AP8]+IF([.$A8]&gt;=[.AQ$2];INDEX([.AQ$3:.AQ8];[.$A8]-[.AQ$2]+1;1);0)" office:value-type="float" office:value="7" calcext:value-type="float">
            <text:p>7</text:p>
          </table:table-cell>
          <table:table-cell table:formula="of:=[.AQ8]+IF([.$A8]&gt;=[.AR$2];INDEX([.AR$3:.AR8];[.$A8]-[.AR$2]+1;1);0)" office:value-type="float" office:value="7" calcext:value-type="float">
            <text:p>7</text:p>
          </table:table-cell>
          <table:table-cell table:formula="of:=[.AR8]+IF([.$A8]&gt;=[.AS$2];INDEX([.AS$3:.AS8];[.$A8]-[.AS$2]+1;1);0)" office:value-type="float" office:value="7" calcext:value-type="float">
            <text:p>7</text:p>
          </table:table-cell>
          <table:table-cell table:formula="of:=[.AS8]+IF([.$A8]&gt;=[.AT$2];INDEX([.AT$3:.AT8];[.$A8]-[.AT$2]+1;1);0)" office:value-type="float" office:value="7" calcext:value-type="float">
            <text:p>7</text:p>
          </table:table-cell>
          <table:table-cell table:formula="of:=[.AT8]+IF([.$A8]&gt;=[.AU$2];INDEX([.AU$3:.AU8];[.$A8]-[.AU$2]+1;1);0)" office:value-type="float" office:value="7" calcext:value-type="float">
            <text:p>7</text:p>
          </table:table-cell>
          <table:table-cell table:formula="of:=[.AU8]+IF([.$A8]&gt;=[.AV$2];INDEX([.AV$3:.AV8];[.$A8]-[.AV$2]+1;1);0)" office:value-type="float" office:value="7" calcext:value-type="float">
            <text:p>7</text:p>
          </table:table-cell>
          <table:table-cell table:formula="of:=[.AV8]+IF([.$A8]&gt;=[.AW$2];INDEX([.AW$3:.AW8];[.$A8]-[.AW$2]+1;1);0)" office:value-type="float" office:value="7" calcext:value-type="float">
            <text:p>7</text:p>
          </table:table-cell>
          <table:table-cell table:formula="of:=[.AW8]+IF([.$A8]&gt;=[.AX$2];INDEX([.AX$3:.AX8];[.$A8]-[.AX$2]+1;1);0)" office:value-type="float" office:value="7" calcext:value-type="float">
            <text:p>7</text:p>
          </table:table-cell>
          <table:table-cell table:formula="of:=[.AX8]+IF([.$A8]&gt;=[.AY$2];INDEX([.AY$3:.AY8];[.$A8]-[.AY$2]+1;1);0)" office:value-type="float" office:value="7" calcext:value-type="float">
            <text:p>7</text:p>
          </table:table-cell>
          <table:table-cell table:formula="of:=[.AY8]+IF([.$A8]&gt;=[.AZ$2];INDEX([.AZ$3:.AZ8];[.$A8]-[.AZ$2]+1;1);0)" office:value-type="float" office:value="7" calcext:value-type="float">
            <text:p>7</text:p>
          </table:table-cell>
          <table:table-cell table:formula="of:=[.AZ8]+IF([.$A8]&gt;=[.BA$2];INDEX([.BA$3:.BA8];[.$A8]-[.BA$2]+1;1);0)" office:value-type="float" office:value="7" calcext:value-type="float">
            <text:p>7</text:p>
          </table:table-cell>
          <table:table-cell table:formula="of:=[.BA8]+IF([.$A8]&gt;=[.BB$2];INDEX([.BB$3:.BB8];[.$A8]-[.BB$2]+1;1);0)" office:value-type="float" office:value="7" calcext:value-type="float">
            <text:p>7</text:p>
          </table:table-cell>
          <table:table-cell table:formula="of:=[.BB8]+IF([.$A8]&gt;=[.BC$2];INDEX([.BC$3:.BC8];[.$A8]-[.BC$2]+1;1);0)" office:value-type="float" office:value="7" calcext:value-type="float">
            <text:p>7</text:p>
          </table:table-cell>
          <table:table-cell table:formula="of:=[.BC8]+IF([.$A8]&gt;=[.BD$2];INDEX([.BD$3:.BD8];[.$A8]-[.BD$2]+1;1);0)" office:value-type="float" office:value="7" calcext:value-type="float">
            <text:p>7</text:p>
          </table:table-cell>
          <table:table-cell table:formula="of:=[.BD8]+IF([.$A8]&gt;=[.BE$2];INDEX([.BE$3:.BE8];[.$A8]-[.BE$2]+1;1);0)" office:value-type="float" office:value="7" calcext:value-type="float">
            <text:p>7</text:p>
          </table:table-cell>
          <table:table-cell table:formula="of:=[.BE8]+IF([.$A8]&gt;=[.BF$2];INDEX([.BF$3:.BF8];[.$A8]-[.BF$2]+1;1);0)" office:value-type="float" office:value="7" calcext:value-type="float">
            <text:p>7</text:p>
          </table:table-cell>
          <table:table-cell table:formula="of:=[.BF8]+IF([.$A8]&gt;=[.BG$2];INDEX([.BG$3:.BG8];[.$A8]-[.BG$2]+1;1);0)" office:value-type="float" office:value="7" calcext:value-type="float">
            <text:p>7</text:p>
          </table:table-cell>
          <table:table-cell table:formula="of:=[.BG8]+IF([.$A8]&gt;=[.BH$2];INDEX([.BH$3:.BH8];[.$A8]-[.BH$2]+1;1);0)" office:value-type="float" office:value="7" calcext:value-type="float">
            <text:p>7</text:p>
          </table:table-cell>
          <table:table-cell table:formula="of:=[.BH8]+IF([.$A8]&gt;=[.BI$2];INDEX([.BI$3:.BI8];[.$A8]-[.BI$2]+1;1);0)" office:value-type="float" office:value="7" calcext:value-type="float">
            <text:p>7</text:p>
          </table:table-cell>
          <table:table-cell table:formula="of:=[.BI8]+IF([.$A8]&gt;=[.BJ$2];INDEX([.BJ$3:.BJ8];[.$A8]-[.BJ$2]+1;1);0)" office:value-type="float" office:value="7" calcext:value-type="float">
            <text:p>7</text:p>
          </table:table-cell>
          <table:table-cell table:formula="of:=[.BJ8]+IF([.$A8]&gt;=[.BK$2];INDEX([.BK$3:.BK8];[.$A8]-[.BK$2]+1;1);0)" office:value-type="float" office:value="7" calcext:value-type="float">
            <text:p>7</text:p>
          </table:table-cell>
          <table:table-cell table:formula="of:=[.BK8]+IF([.$A8]&gt;=[.BL$2];INDEX([.BL$3:.BL8];[.$A8]-[.BL$2]+1;1);0)" office:value-type="float" office:value="7" calcext:value-type="float">
            <text:p>7</text:p>
          </table:table-cell>
          <table:table-cell table:formula="of:=[.BL8]+IF([.$A8]&gt;=[.BM$2];INDEX([.BM$3:.BM8];[.$A8]-[.BM$2]+1;1);0)" office:value-type="float" office:value="7" calcext:value-type="float">
            <text:p>7</text:p>
          </table:table-cell>
          <table:table-cell table:formula="of:=[.BM8]+IF([.$A8]&gt;=[.BN$2];INDEX([.BN$3:.BN8];[.$A8]-[.BN$2]+1;1);0)" office:value-type="float" office:value="7" calcext:value-type="float">
            <text:p>7</text:p>
          </table:table-cell>
          <table:table-cell table:formula="of:=[.BN8]+IF([.$A8]&gt;=[.BO$2];INDEX([.BO$3:.BO8];[.$A8]-[.BO$2]+1;1);0)" office:value-type="float" office:value="7" calcext:value-type="float">
            <text:p>7</text:p>
          </table:table-cell>
          <table:table-cell table:formula="of:=[.BO8]+IF([.$A8]&gt;=[.BP$2];INDEX([.BP$3:.BP8];[.$A8]-[.BP$2]+1;1);0)" office:value-type="float" office:value="7" calcext:value-type="float">
            <text:p>7</text:p>
          </table:table-cell>
          <table:table-cell table:formula="of:=[.BP8]+IF([.$A8]&gt;=[.BQ$2];INDEX([.BQ$3:.BQ8];[.$A8]-[.BQ$2]+1;1);0)" office:value-type="float" office:value="7" calcext:value-type="float">
            <text:p>7</text:p>
          </table:table-cell>
          <table:table-cell table:formula="of:=[.BQ8]+IF([.$A8]&gt;=[.BR$2];INDEX([.BR$3:.BR8];[.$A8]-[.BR$2]+1;1);0)" office:value-type="float" office:value="7" calcext:value-type="float">
            <text:p>7</text:p>
          </table:table-cell>
          <table:table-cell table:formula="of:=[.BR8]+IF([.$A8]&gt;=[.BS$2];INDEX([.BS$3:.BS8];[.$A8]-[.BS$2]+1;1);0)" office:value-type="float" office:value="7" calcext:value-type="float">
            <text:p>7</text:p>
          </table:table-cell>
          <table:table-cell table:formula="of:=[.BS8]+IF([.$A8]&gt;=[.BT$2];INDEX([.BT$3:.BT8];[.$A8]-[.BT$2]+1;1);0)" office:value-type="float" office:value="7" calcext:value-type="float">
            <text:p>7</text:p>
          </table:table-cell>
          <table:table-cell table:formula="of:=[.BT8]+IF([.$A8]&gt;=[.BU$2];INDEX([.BU$3:.BU8];[.$A8]-[.BU$2]+1;1);0)" office:value-type="float" office:value="7" calcext:value-type="float">
            <text:p>7</text:p>
          </table:table-cell>
          <table:table-cell table:formula="of:=[.BU8]+IF([.$A8]&gt;=[.BV$2];INDEX([.BV$3:.BV8];[.$A8]-[.BV$2]+1;1);0)" office:value-type="float" office:value="7" calcext:value-type="float">
            <text:p>7</text:p>
          </table:table-cell>
          <table:table-cell table:formula="of:=[.BV8]+IF([.$A8]&gt;=[.BW$2];INDEX([.BW$3:.BW8];[.$A8]-[.BW$2]+1;1);0)" office:value-type="float" office:value="7" calcext:value-type="float">
            <text:p>7</text:p>
          </table:table-cell>
          <table:table-cell table:formula="of:=[.BW8]+IF([.$A8]&gt;=[.BX$2];INDEX([.BX$3:.BX8];[.$A8]-[.BX$2]+1;1);0)" office:value-type="float" office:value="7" calcext:value-type="float">
            <text:p>7</text:p>
          </table:table-cell>
          <table:table-cell table:formula="of:=[.BX8]+IF([.$A8]&gt;=[.BY$2];INDEX([.BY$3:.BY8];[.$A8]-[.BY$2]+1;1);0)" office:value-type="float" office:value="7" calcext:value-type="float">
            <text:p>7</text:p>
          </table:table-cell>
          <table:table-cell table:formula="of:=[.BY8]+IF([.$A8]&gt;=[.BZ$2];INDEX([.BZ$3:.BZ8];[.$A8]-[.BZ$2]+1;1);0)" office:value-type="float" office:value="7" calcext:value-type="float">
            <text:p>7</text:p>
          </table:table-cell>
          <table:table-cell table:formula="of:=[.BZ8]+IF([.$A8]&gt;=[.CA$2];INDEX([.CA$3:.CA8];[.$A8]-[.CA$2]+1;1);0)" office:value-type="float" office:value="7" calcext:value-type="float">
            <text:p>7</text:p>
          </table:table-cell>
          <table:table-cell table:formula="of:=[.CA8]+IF([.$A8]&gt;=[.CB$2];INDEX([.CB$3:.CB8];[.$A8]-[.CB$2]+1;1);0)" office:value-type="float" office:value="7" calcext:value-type="float">
            <text:p>7</text:p>
          </table:table-cell>
          <table:table-cell table:formula="of:=[.CB8]+IF([.$A8]&gt;=[.CC$2];INDEX([.CC$3:.CC8];[.$A8]-[.CC$2]+1;1);0)" office:value-type="float" office:value="7" calcext:value-type="float">
            <text:p>7</text:p>
          </table:table-cell>
          <table:table-cell table:formula="of:=[.CC8]+IF([.$A8]&gt;=[.CD$2];INDEX([.CD$3:.CD8];[.$A8]-[.CD$2]+1;1);0)" office:value-type="float" office:value="7" calcext:value-type="float">
            <text:p>7</text:p>
          </table:table-cell>
          <table:table-cell table:formula="of:=[.CD8]+IF([.$A8]&gt;=[.CE$2];INDEX([.CE$3:.CE8];[.$A8]-[.CE$2]+1;1);0)" office:value-type="float" office:value="7" calcext:value-type="float">
            <text:p>7</text:p>
          </table:table-cell>
          <table:table-cell table:formula="of:=[.CE8]+IF([.$A8]&gt;=[.CF$2];INDEX([.CF$3:.CF8];[.$A8]-[.CF$2]+1;1);0)" office:value-type="float" office:value="7" calcext:value-type="float">
            <text:p>7</text:p>
          </table:table-cell>
          <table:table-cell table:formula="of:=[.CF8]+IF([.$A8]&gt;=[.CG$2];INDEX([.CG$3:.CG8];[.$A8]-[.CG$2]+1;1);0)" office:value-type="float" office:value="7" calcext:value-type="float">
            <text:p>7</text:p>
          </table:table-cell>
          <table:table-cell table:formula="of:=[.CG8]+IF([.$A8]&gt;=[.CH$2];INDEX([.CH$3:.CH8];[.$A8]-[.CH$2]+1;1);0)" office:value-type="float" office:value="7" calcext:value-type="float">
            <text:p>7</text:p>
          </table:table-cell>
          <table:table-cell table:formula="of:=[.CH8]+IF([.$A8]&gt;=[.CI$2];INDEX([.CI$3:.CI8];[.$A8]-[.CI$2]+1;1);0)" office:value-type="float" office:value="7" calcext:value-type="float">
            <text:p>7</text:p>
          </table:table-cell>
          <table:table-cell table:formula="of:=[.CI8]+IF([.$A8]&gt;=[.CJ$2];INDEX([.CJ$3:.CJ8];[.$A8]-[.CJ$2]+1;1);0)" office:value-type="float" office:value="7" calcext:value-type="float">
            <text:p>7</text:p>
          </table:table-cell>
          <table:table-cell table:formula="of:=[.CJ8]+IF([.$A8]&gt;=[.CK$2];INDEX([.CK$3:.CK8];[.$A8]-[.CK$2]+1;1);0)" office:value-type="float" office:value="7" calcext:value-type="float">
            <text:p>7</text:p>
          </table:table-cell>
          <table:table-cell table:formula="of:=[.CK8]+IF([.$A8]&gt;=[.CL$2];INDEX([.CL$3:.CL8];[.$A8]-[.CL$2]+1;1);0)" office:value-type="float" office:value="7" calcext:value-type="float">
            <text:p>7</text:p>
          </table:table-cell>
          <table:table-cell table:formula="of:=[.CL8]+IF([.$A8]&gt;=[.CM$2];INDEX([.CM$3:.CM8];[.$A8]-[.CM$2]+1;1);0)" office:value-type="float" office:value="7" calcext:value-type="float">
            <text:p>7</text:p>
          </table:table-cell>
          <table:table-cell table:formula="of:=[.CM8]+IF([.$A8]&gt;=[.CN$2];INDEX([.CN$3:.CN8];[.$A8]-[.CN$2]+1;1);0)" office:value-type="float" office:value="7" calcext:value-type="float">
            <text:p>7</text:p>
          </table:table-cell>
          <table:table-cell table:formula="of:=[.CN8]+IF([.$A8]&gt;=[.CO$2];INDEX([.CO$3:.CO8];[.$A8]-[.CO$2]+1;1);0)" office:value-type="float" office:value="7" calcext:value-type="float">
            <text:p>7</text:p>
          </table:table-cell>
          <table:table-cell table:formula="of:=[.CO8]+IF([.$A8]&gt;=[.CP$2];INDEX([.CP$3:.CP8];[.$A8]-[.CP$2]+1;1);0)" office:value-type="float" office:value="7" calcext:value-type="float">
            <text:p>7</text:p>
          </table:table-cell>
          <table:table-cell table:formula="of:=[.CP8]+IF([.$A8]&gt;=[.CQ$2];INDEX([.CQ$3:.CQ8];[.$A8]-[.CQ$2]+1;1);0)" office:value-type="float" office:value="7" calcext:value-type="float">
            <text:p>7</text:p>
          </table:table-cell>
          <table:table-cell table:formula="of:=[.CQ8]+IF([.$A8]&gt;=[.CR$2];INDEX([.CR$3:.CR8];[.$A8]-[.CR$2]+1;1);0)" office:value-type="float" office:value="7" calcext:value-type="float">
            <text:p>7</text:p>
          </table:table-cell>
          <table:table-cell table:formula="of:=[.CR8]+IF([.$A8]&gt;=[.CS$2];INDEX([.CS$3:.CS8];[.$A8]-[.CS$2]+1;1);0)" office:value-type="float" office:value="7" calcext:value-type="float">
            <text:p>7</text:p>
          </table:table-cell>
          <table:table-cell table:formula="of:=[.CS8]+IF([.$A8]&gt;=[.CT$2];INDEX([.CT$3:.CT8];[.$A8]-[.CT$2]+1;1);0)" office:value-type="float" office:value="7" calcext:value-type="float">
            <text:p>7</text:p>
          </table:table-cell>
          <table:table-cell table:formula="of:=[.CT8]+IF([.$A8]&gt;=[.CU$2];INDEX([.CU$3:.CU8];[.$A8]-[.CU$2]+1;1);0)" office:value-type="float" office:value="7" calcext:value-type="float">
            <text:p>7</text:p>
          </table:table-cell>
          <table:table-cell table:formula="of:=[.CU8]+IF([.$A8]&gt;=[.CV$2];INDEX([.CV$3:.CV8];[.$A8]-[.CV$2]+1;1);0)" office:value-type="float" office:value="7" calcext:value-type="float">
            <text:p>7</text:p>
          </table:table-cell>
          <table:table-cell table:formula="of:=[.CV8]+IF([.$A8]&gt;=[.CW$2];INDEX([.CW$3:.CW8];[.$A8]-[.CW$2]+1;1)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" office:value-type="float" office:value="1" calcext:value-type="float">
            <text:p>1</text:p>
          </table:table-cell>
          <table:table-cell table:formula="of:=[.B9]+IF([.$A9]&gt;=[.C$2];INDEX([.C$3:.C9];[.$A9]-[.C$2]+1;1);0)" office:value-type="float" office:value="4" calcext:value-type="float">
            <text:p>4</text:p>
          </table:table-cell>
          <table:table-cell table:formula="of:=[.C9]+IF([.$A9]&gt;=[.D$2];INDEX([.D$3:.D9];[.$A9]-[.D$2]+1;1);0)" office:value-type="float" office:value="7" calcext:value-type="float">
            <text:p>7</text:p>
          </table:table-cell>
          <table:table-cell table:formula="of:=[.D9]+IF([.$A9]&gt;=[.E$2];INDEX([.E$3:.E9];[.$A9]-[.E$2]+1;1);0)" office:value-type="float" office:value="9" calcext:value-type="float">
            <text:p>9</text:p>
          </table:table-cell>
          <table:table-cell table:formula="of:=[.E9]+IF([.$A9]&gt;=[.F$2];INDEX([.F$3:.F9];[.$A9]-[.F$2]+1;1);0)" office:value-type="float" office:value="10" calcext:value-type="float">
            <text:p>10</text:p>
          </table:table-cell>
          <table:table-cell table:formula="of:=[.F9]+IF([.$A9]&gt;=[.G$2];INDEX([.G$3:.G9];[.$A9]-[.G$2]+1;1);0)" office:value-type="float" office:value="11" calcext:value-type="float">
            <text:p>11</text:p>
          </table:table-cell>
          <table:table-cell table:formula="of:=[.G9]+IF([.$A9]&gt;=[.H$2];INDEX([.H$3:.H9];[.$A9]-[.H$2]+1;1);0)" office:value-type="float" office:value="11" calcext:value-type="float">
            <text:p>11</text:p>
          </table:table-cell>
          <table:table-cell table:formula="of:=[.H9]+IF([.$A9]&gt;=[.I$2];INDEX([.I$3:.I9];[.$A9]-[.I$2]+1;1);0)" office:value-type="float" office:value="11" calcext:value-type="float">
            <text:p>11</text:p>
          </table:table-cell>
          <table:table-cell table:formula="of:=[.I9]+IF([.$A9]&gt;=[.J$2];INDEX([.J$3:.J9];[.$A9]-[.J$2]+1;1);0)" office:value-type="float" office:value="11" calcext:value-type="float">
            <text:p>11</text:p>
          </table:table-cell>
          <table:table-cell table:formula="of:=[.J9]+IF([.$A9]&gt;=[.K$2];INDEX([.K$3:.K9];[.$A9]-[.K$2]+1;1);0)" office:value-type="float" office:value="11" calcext:value-type="float">
            <text:p>11</text:p>
          </table:table-cell>
          <table:table-cell table:formula="of:=[.K9]+IF([.$A9]&gt;=[.L$2];INDEX([.L$3:.L9];[.$A9]-[.L$2]+1;1);0)" office:value-type="float" office:value="11" calcext:value-type="float">
            <text:p>11</text:p>
          </table:table-cell>
          <table:table-cell table:formula="of:=[.L9]+IF([.$A9]&gt;=[.M$2];INDEX([.M$3:.M9];[.$A9]-[.M$2]+1;1);0)" office:value-type="float" office:value="11" calcext:value-type="float">
            <text:p>11</text:p>
          </table:table-cell>
          <table:table-cell table:formula="of:=[.M9]+IF([.$A9]&gt;=[.N$2];INDEX([.N$3:.N9];[.$A9]-[.N$2]+1;1);0)" office:value-type="float" office:value="11" calcext:value-type="float">
            <text:p>11</text:p>
          </table:table-cell>
          <table:table-cell table:formula="of:=[.N9]+IF([.$A9]&gt;=[.O$2];INDEX([.O$3:.O9];[.$A9]-[.O$2]+1;1);0)" office:value-type="float" office:value="11" calcext:value-type="float">
            <text:p>11</text:p>
          </table:table-cell>
          <table:table-cell table:formula="of:=[.O9]+IF([.$A9]&gt;=[.P$2];INDEX([.P$3:.P9];[.$A9]-[.P$2]+1;1);0)" office:value-type="float" office:value="11" calcext:value-type="float">
            <text:p>11</text:p>
          </table:table-cell>
          <table:table-cell table:formula="of:=[.P9]+IF([.$A9]&gt;=[.Q$2];INDEX([.Q$3:.Q9];[.$A9]-[.Q$2]+1;1);0)" office:value-type="float" office:value="11" calcext:value-type="float">
            <text:p>11</text:p>
          </table:table-cell>
          <table:table-cell table:formula="of:=[.Q9]+IF([.$A9]&gt;=[.R$2];INDEX([.R$3:.R9];[.$A9]-[.R$2]+1;1);0)" office:value-type="float" office:value="11" calcext:value-type="float">
            <text:p>11</text:p>
          </table:table-cell>
          <table:table-cell table:formula="of:=[.R9]+IF([.$A9]&gt;=[.S$2];INDEX([.S$3:.S9];[.$A9]-[.S$2]+1;1);0)" office:value-type="float" office:value="11" calcext:value-type="float">
            <text:p>11</text:p>
          </table:table-cell>
          <table:table-cell table:formula="of:=[.S9]+IF([.$A9]&gt;=[.T$2];INDEX([.T$3:.T9];[.$A9]-[.T$2]+1;1);0)" office:value-type="float" office:value="11" calcext:value-type="float">
            <text:p>11</text:p>
          </table:table-cell>
          <table:table-cell table:formula="of:=[.T9]+IF([.$A9]&gt;=[.U$2];INDEX([.U$3:.U9];[.$A9]-[.U$2]+1;1);0)" office:value-type="float" office:value="11" calcext:value-type="float">
            <text:p>11</text:p>
          </table:table-cell>
          <table:table-cell table:formula="of:=[.U9]+IF([.$A9]&gt;=[.V$2];INDEX([.V$3:.V9];[.$A9]-[.V$2]+1;1);0)" office:value-type="float" office:value="11" calcext:value-type="float">
            <text:p>11</text:p>
          </table:table-cell>
          <table:table-cell table:formula="of:=[.V9]+IF([.$A9]&gt;=[.W$2];INDEX([.W$3:.W9];[.$A9]-[.W$2]+1;1);0)" office:value-type="float" office:value="11" calcext:value-type="float">
            <text:p>11</text:p>
          </table:table-cell>
          <table:table-cell table:formula="of:=[.W9]+IF([.$A9]&gt;=[.X$2];INDEX([.X$3:.X9];[.$A9]-[.X$2]+1;1);0)" office:value-type="float" office:value="11" calcext:value-type="float">
            <text:p>11</text:p>
          </table:table-cell>
          <table:table-cell table:formula="of:=[.X9]+IF([.$A9]&gt;=[.Y$2];INDEX([.Y$3:.Y9];[.$A9]-[.Y$2]+1;1);0)" office:value-type="float" office:value="11" calcext:value-type="float">
            <text:p>11</text:p>
          </table:table-cell>
          <table:table-cell table:formula="of:=[.Y9]+IF([.$A9]&gt;=[.Z$2];INDEX([.Z$3:.Z9];[.$A9]-[.Z$2]+1;1);0)" office:value-type="float" office:value="11" calcext:value-type="float">
            <text:p>11</text:p>
          </table:table-cell>
          <table:table-cell table:formula="of:=[.Z9]+IF([.$A9]&gt;=[.AA$2];INDEX([.AA$3:.AA9];[.$A9]-[.AA$2]+1;1);0)" office:value-type="float" office:value="11" calcext:value-type="float">
            <text:p>11</text:p>
          </table:table-cell>
          <table:table-cell table:formula="of:=[.AA9]+IF([.$A9]&gt;=[.AB$2];INDEX([.AB$3:.AB9];[.$A9]-[.AB$2]+1;1);0)" office:value-type="float" office:value="11" calcext:value-type="float">
            <text:p>11</text:p>
          </table:table-cell>
          <table:table-cell table:formula="of:=[.AB9]+IF([.$A9]&gt;=[.AC$2];INDEX([.AC$3:.AC9];[.$A9]-[.AC$2]+1;1);0)" office:value-type="float" office:value="11" calcext:value-type="float">
            <text:p>11</text:p>
          </table:table-cell>
          <table:table-cell table:formula="of:=[.AC9]+IF([.$A9]&gt;=[.AD$2];INDEX([.AD$3:.AD9];[.$A9]-[.AD$2]+1;1);0)" office:value-type="float" office:value="11" calcext:value-type="float">
            <text:p>11</text:p>
          </table:table-cell>
          <table:table-cell table:formula="of:=[.AD9]+IF([.$A9]&gt;=[.AE$2];INDEX([.AE$3:.AE9];[.$A9]-[.AE$2]+1;1);0)" office:value-type="float" office:value="11" calcext:value-type="float">
            <text:p>11</text:p>
          </table:table-cell>
          <table:table-cell table:formula="of:=[.AE9]+IF([.$A9]&gt;=[.AF$2];INDEX([.AF$3:.AF9];[.$A9]-[.AF$2]+1;1);0)" office:value-type="float" office:value="11" calcext:value-type="float">
            <text:p>11</text:p>
          </table:table-cell>
          <table:table-cell table:formula="of:=[.AF9]+IF([.$A9]&gt;=[.AG$2];INDEX([.AG$3:.AG9];[.$A9]-[.AG$2]+1;1);0)" office:value-type="float" office:value="11" calcext:value-type="float">
            <text:p>11</text:p>
          </table:table-cell>
          <table:table-cell table:formula="of:=[.AG9]+IF([.$A9]&gt;=[.AH$2];INDEX([.AH$3:.AH9];[.$A9]-[.AH$2]+1;1);0)" office:value-type="float" office:value="11" calcext:value-type="float">
            <text:p>11</text:p>
          </table:table-cell>
          <table:table-cell table:formula="of:=[.AH9]+IF([.$A9]&gt;=[.AI$2];INDEX([.AI$3:.AI9];[.$A9]-[.AI$2]+1;1);0)" office:value-type="float" office:value="11" calcext:value-type="float">
            <text:p>11</text:p>
          </table:table-cell>
          <table:table-cell table:formula="of:=[.AI9]+IF([.$A9]&gt;=[.AJ$2];INDEX([.AJ$3:.AJ9];[.$A9]-[.AJ$2]+1;1);0)" office:value-type="float" office:value="11" calcext:value-type="float">
            <text:p>11</text:p>
          </table:table-cell>
          <table:table-cell table:formula="of:=[.AJ9]+IF([.$A9]&gt;=[.AK$2];INDEX([.AK$3:.AK9];[.$A9]-[.AK$2]+1;1);0)" office:value-type="float" office:value="11" calcext:value-type="float">
            <text:p>11</text:p>
          </table:table-cell>
          <table:table-cell table:formula="of:=[.AK9]+IF([.$A9]&gt;=[.AL$2];INDEX([.AL$3:.AL9];[.$A9]-[.AL$2]+1;1);0)" office:value-type="float" office:value="11" calcext:value-type="float">
            <text:p>11</text:p>
          </table:table-cell>
          <table:table-cell table:formula="of:=[.AL9]+IF([.$A9]&gt;=[.AM$2];INDEX([.AM$3:.AM9];[.$A9]-[.AM$2]+1;1);0)" office:value-type="float" office:value="11" calcext:value-type="float">
            <text:p>11</text:p>
          </table:table-cell>
          <table:table-cell table:formula="of:=[.AM9]+IF([.$A9]&gt;=[.AN$2];INDEX([.AN$3:.AN9];[.$A9]-[.AN$2]+1;1);0)" office:value-type="float" office:value="11" calcext:value-type="float">
            <text:p>11</text:p>
          </table:table-cell>
          <table:table-cell table:formula="of:=[.AN9]+IF([.$A9]&gt;=[.AO$2];INDEX([.AO$3:.AO9];[.$A9]-[.AO$2]+1;1);0)" office:value-type="float" office:value="11" calcext:value-type="float">
            <text:p>11</text:p>
          </table:table-cell>
          <table:table-cell table:formula="of:=[.AO9]+IF([.$A9]&gt;=[.AP$2];INDEX([.AP$3:.AP9];[.$A9]-[.AP$2]+1;1);0)" office:value-type="float" office:value="11" calcext:value-type="float">
            <text:p>11</text:p>
          </table:table-cell>
          <table:table-cell table:formula="of:=[.AP9]+IF([.$A9]&gt;=[.AQ$2];INDEX([.AQ$3:.AQ9];[.$A9]-[.AQ$2]+1;1);0)" office:value-type="float" office:value="11" calcext:value-type="float">
            <text:p>11</text:p>
          </table:table-cell>
          <table:table-cell table:formula="of:=[.AQ9]+IF([.$A9]&gt;=[.AR$2];INDEX([.AR$3:.AR9];[.$A9]-[.AR$2]+1;1);0)" office:value-type="float" office:value="11" calcext:value-type="float">
            <text:p>11</text:p>
          </table:table-cell>
          <table:table-cell table:formula="of:=[.AR9]+IF([.$A9]&gt;=[.AS$2];INDEX([.AS$3:.AS9];[.$A9]-[.AS$2]+1;1);0)" office:value-type="float" office:value="11" calcext:value-type="float">
            <text:p>11</text:p>
          </table:table-cell>
          <table:table-cell table:formula="of:=[.AS9]+IF([.$A9]&gt;=[.AT$2];INDEX([.AT$3:.AT9];[.$A9]-[.AT$2]+1;1);0)" office:value-type="float" office:value="11" calcext:value-type="float">
            <text:p>11</text:p>
          </table:table-cell>
          <table:table-cell table:formula="of:=[.AT9]+IF([.$A9]&gt;=[.AU$2];INDEX([.AU$3:.AU9];[.$A9]-[.AU$2]+1;1);0)" office:value-type="float" office:value="11" calcext:value-type="float">
            <text:p>11</text:p>
          </table:table-cell>
          <table:table-cell table:formula="of:=[.AU9]+IF([.$A9]&gt;=[.AV$2];INDEX([.AV$3:.AV9];[.$A9]-[.AV$2]+1;1);0)" office:value-type="float" office:value="11" calcext:value-type="float">
            <text:p>11</text:p>
          </table:table-cell>
          <table:table-cell table:formula="of:=[.AV9]+IF([.$A9]&gt;=[.AW$2];INDEX([.AW$3:.AW9];[.$A9]-[.AW$2]+1;1);0)" office:value-type="float" office:value="11" calcext:value-type="float">
            <text:p>11</text:p>
          </table:table-cell>
          <table:table-cell table:formula="of:=[.AW9]+IF([.$A9]&gt;=[.AX$2];INDEX([.AX$3:.AX9];[.$A9]-[.AX$2]+1;1);0)" office:value-type="float" office:value="11" calcext:value-type="float">
            <text:p>11</text:p>
          </table:table-cell>
          <table:table-cell table:formula="of:=[.AX9]+IF([.$A9]&gt;=[.AY$2];INDEX([.AY$3:.AY9];[.$A9]-[.AY$2]+1;1);0)" office:value-type="float" office:value="11" calcext:value-type="float">
            <text:p>11</text:p>
          </table:table-cell>
          <table:table-cell table:formula="of:=[.AY9]+IF([.$A9]&gt;=[.AZ$2];INDEX([.AZ$3:.AZ9];[.$A9]-[.AZ$2]+1;1);0)" office:value-type="float" office:value="11" calcext:value-type="float">
            <text:p>11</text:p>
          </table:table-cell>
          <table:table-cell table:formula="of:=[.AZ9]+IF([.$A9]&gt;=[.BA$2];INDEX([.BA$3:.BA9];[.$A9]-[.BA$2]+1;1);0)" office:value-type="float" office:value="11" calcext:value-type="float">
            <text:p>11</text:p>
          </table:table-cell>
          <table:table-cell table:formula="of:=[.BA9]+IF([.$A9]&gt;=[.BB$2];INDEX([.BB$3:.BB9];[.$A9]-[.BB$2]+1;1);0)" office:value-type="float" office:value="11" calcext:value-type="float">
            <text:p>11</text:p>
          </table:table-cell>
          <table:table-cell table:formula="of:=[.BB9]+IF([.$A9]&gt;=[.BC$2];INDEX([.BC$3:.BC9];[.$A9]-[.BC$2]+1;1);0)" office:value-type="float" office:value="11" calcext:value-type="float">
            <text:p>11</text:p>
          </table:table-cell>
          <table:table-cell table:formula="of:=[.BC9]+IF([.$A9]&gt;=[.BD$2];INDEX([.BD$3:.BD9];[.$A9]-[.BD$2]+1;1);0)" office:value-type="float" office:value="11" calcext:value-type="float">
            <text:p>11</text:p>
          </table:table-cell>
          <table:table-cell table:formula="of:=[.BD9]+IF([.$A9]&gt;=[.BE$2];INDEX([.BE$3:.BE9];[.$A9]-[.BE$2]+1;1);0)" office:value-type="float" office:value="11" calcext:value-type="float">
            <text:p>11</text:p>
          </table:table-cell>
          <table:table-cell table:formula="of:=[.BE9]+IF([.$A9]&gt;=[.BF$2];INDEX([.BF$3:.BF9];[.$A9]-[.BF$2]+1;1);0)" office:value-type="float" office:value="11" calcext:value-type="float">
            <text:p>11</text:p>
          </table:table-cell>
          <table:table-cell table:formula="of:=[.BF9]+IF([.$A9]&gt;=[.BG$2];INDEX([.BG$3:.BG9];[.$A9]-[.BG$2]+1;1);0)" office:value-type="float" office:value="11" calcext:value-type="float">
            <text:p>11</text:p>
          </table:table-cell>
          <table:table-cell table:formula="of:=[.BG9]+IF([.$A9]&gt;=[.BH$2];INDEX([.BH$3:.BH9];[.$A9]-[.BH$2]+1;1);0)" office:value-type="float" office:value="11" calcext:value-type="float">
            <text:p>11</text:p>
          </table:table-cell>
          <table:table-cell table:formula="of:=[.BH9]+IF([.$A9]&gt;=[.BI$2];INDEX([.BI$3:.BI9];[.$A9]-[.BI$2]+1;1);0)" office:value-type="float" office:value="11" calcext:value-type="float">
            <text:p>11</text:p>
          </table:table-cell>
          <table:table-cell table:formula="of:=[.BI9]+IF([.$A9]&gt;=[.BJ$2];INDEX([.BJ$3:.BJ9];[.$A9]-[.BJ$2]+1;1);0)" office:value-type="float" office:value="11" calcext:value-type="float">
            <text:p>11</text:p>
          </table:table-cell>
          <table:table-cell table:formula="of:=[.BJ9]+IF([.$A9]&gt;=[.BK$2];INDEX([.BK$3:.BK9];[.$A9]-[.BK$2]+1;1);0)" office:value-type="float" office:value="11" calcext:value-type="float">
            <text:p>11</text:p>
          </table:table-cell>
          <table:table-cell table:formula="of:=[.BK9]+IF([.$A9]&gt;=[.BL$2];INDEX([.BL$3:.BL9];[.$A9]-[.BL$2]+1;1);0)" office:value-type="float" office:value="11" calcext:value-type="float">
            <text:p>11</text:p>
          </table:table-cell>
          <table:table-cell table:formula="of:=[.BL9]+IF([.$A9]&gt;=[.BM$2];INDEX([.BM$3:.BM9];[.$A9]-[.BM$2]+1;1);0)" office:value-type="float" office:value="11" calcext:value-type="float">
            <text:p>11</text:p>
          </table:table-cell>
          <table:table-cell table:formula="of:=[.BM9]+IF([.$A9]&gt;=[.BN$2];INDEX([.BN$3:.BN9];[.$A9]-[.BN$2]+1;1);0)" office:value-type="float" office:value="11" calcext:value-type="float">
            <text:p>11</text:p>
          </table:table-cell>
          <table:table-cell table:formula="of:=[.BN9]+IF([.$A9]&gt;=[.BO$2];INDEX([.BO$3:.BO9];[.$A9]-[.BO$2]+1;1);0)" office:value-type="float" office:value="11" calcext:value-type="float">
            <text:p>11</text:p>
          </table:table-cell>
          <table:table-cell table:formula="of:=[.BO9]+IF([.$A9]&gt;=[.BP$2];INDEX([.BP$3:.BP9];[.$A9]-[.BP$2]+1;1);0)" office:value-type="float" office:value="11" calcext:value-type="float">
            <text:p>11</text:p>
          </table:table-cell>
          <table:table-cell table:formula="of:=[.BP9]+IF([.$A9]&gt;=[.BQ$2];INDEX([.BQ$3:.BQ9];[.$A9]-[.BQ$2]+1;1);0)" office:value-type="float" office:value="11" calcext:value-type="float">
            <text:p>11</text:p>
          </table:table-cell>
          <table:table-cell table:formula="of:=[.BQ9]+IF([.$A9]&gt;=[.BR$2];INDEX([.BR$3:.BR9];[.$A9]-[.BR$2]+1;1);0)" office:value-type="float" office:value="11" calcext:value-type="float">
            <text:p>11</text:p>
          </table:table-cell>
          <table:table-cell table:formula="of:=[.BR9]+IF([.$A9]&gt;=[.BS$2];INDEX([.BS$3:.BS9];[.$A9]-[.BS$2]+1;1);0)" office:value-type="float" office:value="11" calcext:value-type="float">
            <text:p>11</text:p>
          </table:table-cell>
          <table:table-cell table:formula="of:=[.BS9]+IF([.$A9]&gt;=[.BT$2];INDEX([.BT$3:.BT9];[.$A9]-[.BT$2]+1;1);0)" office:value-type="float" office:value="11" calcext:value-type="float">
            <text:p>11</text:p>
          </table:table-cell>
          <table:table-cell table:formula="of:=[.BT9]+IF([.$A9]&gt;=[.BU$2];INDEX([.BU$3:.BU9];[.$A9]-[.BU$2]+1;1);0)" office:value-type="float" office:value="11" calcext:value-type="float">
            <text:p>11</text:p>
          </table:table-cell>
          <table:table-cell table:formula="of:=[.BU9]+IF([.$A9]&gt;=[.BV$2];INDEX([.BV$3:.BV9];[.$A9]-[.BV$2]+1;1);0)" office:value-type="float" office:value="11" calcext:value-type="float">
            <text:p>11</text:p>
          </table:table-cell>
          <table:table-cell table:formula="of:=[.BV9]+IF([.$A9]&gt;=[.BW$2];INDEX([.BW$3:.BW9];[.$A9]-[.BW$2]+1;1);0)" office:value-type="float" office:value="11" calcext:value-type="float">
            <text:p>11</text:p>
          </table:table-cell>
          <table:table-cell table:formula="of:=[.BW9]+IF([.$A9]&gt;=[.BX$2];INDEX([.BX$3:.BX9];[.$A9]-[.BX$2]+1;1);0)" office:value-type="float" office:value="11" calcext:value-type="float">
            <text:p>11</text:p>
          </table:table-cell>
          <table:table-cell table:formula="of:=[.BX9]+IF([.$A9]&gt;=[.BY$2];INDEX([.BY$3:.BY9];[.$A9]-[.BY$2]+1;1);0)" office:value-type="float" office:value="11" calcext:value-type="float">
            <text:p>11</text:p>
          </table:table-cell>
          <table:table-cell table:formula="of:=[.BY9]+IF([.$A9]&gt;=[.BZ$2];INDEX([.BZ$3:.BZ9];[.$A9]-[.BZ$2]+1;1);0)" office:value-type="float" office:value="11" calcext:value-type="float">
            <text:p>11</text:p>
          </table:table-cell>
          <table:table-cell table:formula="of:=[.BZ9]+IF([.$A9]&gt;=[.CA$2];INDEX([.CA$3:.CA9];[.$A9]-[.CA$2]+1;1);0)" office:value-type="float" office:value="11" calcext:value-type="float">
            <text:p>11</text:p>
          </table:table-cell>
          <table:table-cell table:formula="of:=[.CA9]+IF([.$A9]&gt;=[.CB$2];INDEX([.CB$3:.CB9];[.$A9]-[.CB$2]+1;1);0)" office:value-type="float" office:value="11" calcext:value-type="float">
            <text:p>11</text:p>
          </table:table-cell>
          <table:table-cell table:formula="of:=[.CB9]+IF([.$A9]&gt;=[.CC$2];INDEX([.CC$3:.CC9];[.$A9]-[.CC$2]+1;1);0)" office:value-type="float" office:value="11" calcext:value-type="float">
            <text:p>11</text:p>
          </table:table-cell>
          <table:table-cell table:formula="of:=[.CC9]+IF([.$A9]&gt;=[.CD$2];INDEX([.CD$3:.CD9];[.$A9]-[.CD$2]+1;1);0)" office:value-type="float" office:value="11" calcext:value-type="float">
            <text:p>11</text:p>
          </table:table-cell>
          <table:table-cell table:formula="of:=[.CD9]+IF([.$A9]&gt;=[.CE$2];INDEX([.CE$3:.CE9];[.$A9]-[.CE$2]+1;1);0)" office:value-type="float" office:value="11" calcext:value-type="float">
            <text:p>11</text:p>
          </table:table-cell>
          <table:table-cell table:formula="of:=[.CE9]+IF([.$A9]&gt;=[.CF$2];INDEX([.CF$3:.CF9];[.$A9]-[.CF$2]+1;1);0)" office:value-type="float" office:value="11" calcext:value-type="float">
            <text:p>11</text:p>
          </table:table-cell>
          <table:table-cell table:formula="of:=[.CF9]+IF([.$A9]&gt;=[.CG$2];INDEX([.CG$3:.CG9];[.$A9]-[.CG$2]+1;1);0)" office:value-type="float" office:value="11" calcext:value-type="float">
            <text:p>11</text:p>
          </table:table-cell>
          <table:table-cell table:formula="of:=[.CG9]+IF([.$A9]&gt;=[.CH$2];INDEX([.CH$3:.CH9];[.$A9]-[.CH$2]+1;1);0)" office:value-type="float" office:value="11" calcext:value-type="float">
            <text:p>11</text:p>
          </table:table-cell>
          <table:table-cell table:formula="of:=[.CH9]+IF([.$A9]&gt;=[.CI$2];INDEX([.CI$3:.CI9];[.$A9]-[.CI$2]+1;1);0)" office:value-type="float" office:value="11" calcext:value-type="float">
            <text:p>11</text:p>
          </table:table-cell>
          <table:table-cell table:formula="of:=[.CI9]+IF([.$A9]&gt;=[.CJ$2];INDEX([.CJ$3:.CJ9];[.$A9]-[.CJ$2]+1;1);0)" office:value-type="float" office:value="11" calcext:value-type="float">
            <text:p>11</text:p>
          </table:table-cell>
          <table:table-cell table:formula="of:=[.CJ9]+IF([.$A9]&gt;=[.CK$2];INDEX([.CK$3:.CK9];[.$A9]-[.CK$2]+1;1);0)" office:value-type="float" office:value="11" calcext:value-type="float">
            <text:p>11</text:p>
          </table:table-cell>
          <table:table-cell table:formula="of:=[.CK9]+IF([.$A9]&gt;=[.CL$2];INDEX([.CL$3:.CL9];[.$A9]-[.CL$2]+1;1);0)" office:value-type="float" office:value="11" calcext:value-type="float">
            <text:p>11</text:p>
          </table:table-cell>
          <table:table-cell table:formula="of:=[.CL9]+IF([.$A9]&gt;=[.CM$2];INDEX([.CM$3:.CM9];[.$A9]-[.CM$2]+1;1);0)" office:value-type="float" office:value="11" calcext:value-type="float">
            <text:p>11</text:p>
          </table:table-cell>
          <table:table-cell table:formula="of:=[.CM9]+IF([.$A9]&gt;=[.CN$2];INDEX([.CN$3:.CN9];[.$A9]-[.CN$2]+1;1);0)" office:value-type="float" office:value="11" calcext:value-type="float">
            <text:p>11</text:p>
          </table:table-cell>
          <table:table-cell table:formula="of:=[.CN9]+IF([.$A9]&gt;=[.CO$2];INDEX([.CO$3:.CO9];[.$A9]-[.CO$2]+1;1);0)" office:value-type="float" office:value="11" calcext:value-type="float">
            <text:p>11</text:p>
          </table:table-cell>
          <table:table-cell table:formula="of:=[.CO9]+IF([.$A9]&gt;=[.CP$2];INDEX([.CP$3:.CP9];[.$A9]-[.CP$2]+1;1);0)" office:value-type="float" office:value="11" calcext:value-type="float">
            <text:p>11</text:p>
          </table:table-cell>
          <table:table-cell table:formula="of:=[.CP9]+IF([.$A9]&gt;=[.CQ$2];INDEX([.CQ$3:.CQ9];[.$A9]-[.CQ$2]+1;1);0)" office:value-type="float" office:value="11" calcext:value-type="float">
            <text:p>11</text:p>
          </table:table-cell>
          <table:table-cell table:formula="of:=[.CQ9]+IF([.$A9]&gt;=[.CR$2];INDEX([.CR$3:.CR9];[.$A9]-[.CR$2]+1;1);0)" office:value-type="float" office:value="11" calcext:value-type="float">
            <text:p>11</text:p>
          </table:table-cell>
          <table:table-cell table:formula="of:=[.CR9]+IF([.$A9]&gt;=[.CS$2];INDEX([.CS$3:.CS9];[.$A9]-[.CS$2]+1;1);0)" office:value-type="float" office:value="11" calcext:value-type="float">
            <text:p>11</text:p>
          </table:table-cell>
          <table:table-cell table:formula="of:=[.CS9]+IF([.$A9]&gt;=[.CT$2];INDEX([.CT$3:.CT9];[.$A9]-[.CT$2]+1;1);0)" office:value-type="float" office:value="11" calcext:value-type="float">
            <text:p>11</text:p>
          </table:table-cell>
          <table:table-cell table:formula="of:=[.CT9]+IF([.$A9]&gt;=[.CU$2];INDEX([.CU$3:.CU9];[.$A9]-[.CU$2]+1;1);0)" office:value-type="float" office:value="11" calcext:value-type="float">
            <text:p>11</text:p>
          </table:table-cell>
          <table:table-cell table:formula="of:=[.CU9]+IF([.$A9]&gt;=[.CV$2];INDEX([.CV$3:.CV9];[.$A9]-[.CV$2]+1;1);0)" office:value-type="float" office:value="11" calcext:value-type="float">
            <text:p>11</text:p>
          </table:table-cell>
          <table:table-cell table:formula="of:=[.CV9]+IF([.$A9]&gt;=[.CW$2];INDEX([.CW$3:.CW9];[.$A9]-[.CW$2]+1;1)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" office:value-type="float" office:value="1" calcext:value-type="float">
            <text:p>1</text:p>
          </table:table-cell>
          <table:table-cell table:formula="of:=[.B10]+IF([.$A10]&gt;=[.C$2];INDEX([.C$3:.C10];[.$A10]-[.C$2]+1;1);0)" office:value-type="float" office:value="4" calcext:value-type="float">
            <text:p>4</text:p>
          </table:table-cell>
          <table:table-cell table:formula="of:=[.C10]+IF([.$A10]&gt;=[.D$2];INDEX([.D$3:.D10];[.$A10]-[.D$2]+1;1);0)" office:value-type="float" office:value="8" calcext:value-type="float">
            <text:p>8</text:p>
          </table:table-cell>
          <table:table-cell table:formula="of:=[.D10]+IF([.$A10]&gt;=[.E$2];INDEX([.E$3:.E10];[.$A10]-[.E$2]+1;1);0)" office:value-type="float" office:value="11" calcext:value-type="float">
            <text:p>11</text:p>
          </table:table-cell>
          <table:table-cell table:formula="of:=[.E10]+IF([.$A10]&gt;=[.F$2];INDEX([.F$3:.F10];[.$A10]-[.F$2]+1;1);0)" office:value-type="float" office:value="13" calcext:value-type="float">
            <text:p>13</text:p>
          </table:table-cell>
          <table:table-cell table:formula="of:=[.F10]+IF([.$A10]&gt;=[.G$2];INDEX([.G$3:.G10];[.$A10]-[.G$2]+1;1);0)" office:value-type="float" office:value="14" calcext:value-type="float">
            <text:p>14</text:p>
          </table:table-cell>
          <table:table-cell table:formula="of:=[.G10]+IF([.$A10]&gt;=[.H$2];INDEX([.H$3:.H10];[.$A10]-[.H$2]+1;1);0)" office:value-type="float" office:value="15" calcext:value-type="float">
            <text:p>15</text:p>
          </table:table-cell>
          <table:table-cell table:formula="of:=[.H10]+IF([.$A10]&gt;=[.I$2];INDEX([.I$3:.I10];[.$A10]-[.I$2]+1;1);0)" office:value-type="float" office:value="15" calcext:value-type="float">
            <text:p>15</text:p>
          </table:table-cell>
          <table:table-cell table:formula="of:=[.I10]+IF([.$A10]&gt;=[.J$2];INDEX([.J$3:.J10];[.$A10]-[.J$2]+1;1);0)" office:value-type="float" office:value="15" calcext:value-type="float">
            <text:p>15</text:p>
          </table:table-cell>
          <table:table-cell table:formula="of:=[.J10]+IF([.$A10]&gt;=[.K$2];INDEX([.K$3:.K10];[.$A10]-[.K$2]+1;1);0)" office:value-type="float" office:value="15" calcext:value-type="float">
            <text:p>15</text:p>
          </table:table-cell>
          <table:table-cell table:formula="of:=[.K10]+IF([.$A10]&gt;=[.L$2];INDEX([.L$3:.L10];[.$A10]-[.L$2]+1;1);0)" office:value-type="float" office:value="15" calcext:value-type="float">
            <text:p>15</text:p>
          </table:table-cell>
          <table:table-cell table:formula="of:=[.L10]+IF([.$A10]&gt;=[.M$2];INDEX([.M$3:.M10];[.$A10]-[.M$2]+1;1);0)" office:value-type="float" office:value="15" calcext:value-type="float">
            <text:p>15</text:p>
          </table:table-cell>
          <table:table-cell table:formula="of:=[.M10]+IF([.$A10]&gt;=[.N$2];INDEX([.N$3:.N10];[.$A10]-[.N$2]+1;1);0)" office:value-type="float" office:value="15" calcext:value-type="float">
            <text:p>15</text:p>
          </table:table-cell>
          <table:table-cell table:formula="of:=[.N10]+IF([.$A10]&gt;=[.O$2];INDEX([.O$3:.O10];[.$A10]-[.O$2]+1;1);0)" office:value-type="float" office:value="15" calcext:value-type="float">
            <text:p>15</text:p>
          </table:table-cell>
          <table:table-cell table:formula="of:=[.O10]+IF([.$A10]&gt;=[.P$2];INDEX([.P$3:.P10];[.$A10]-[.P$2]+1;1);0)" office:value-type="float" office:value="15" calcext:value-type="float">
            <text:p>15</text:p>
          </table:table-cell>
          <table:table-cell table:formula="of:=[.P10]+IF([.$A10]&gt;=[.Q$2];INDEX([.Q$3:.Q10];[.$A10]-[.Q$2]+1;1);0)" office:value-type="float" office:value="15" calcext:value-type="float">
            <text:p>15</text:p>
          </table:table-cell>
          <table:table-cell table:formula="of:=[.Q10]+IF([.$A10]&gt;=[.R$2];INDEX([.R$3:.R10];[.$A10]-[.R$2]+1;1);0)" office:value-type="float" office:value="15" calcext:value-type="float">
            <text:p>15</text:p>
          </table:table-cell>
          <table:table-cell table:formula="of:=[.R10]+IF([.$A10]&gt;=[.S$2];INDEX([.S$3:.S10];[.$A10]-[.S$2]+1;1);0)" office:value-type="float" office:value="15" calcext:value-type="float">
            <text:p>15</text:p>
          </table:table-cell>
          <table:table-cell table:formula="of:=[.S10]+IF([.$A10]&gt;=[.T$2];INDEX([.T$3:.T10];[.$A10]-[.T$2]+1;1);0)" office:value-type="float" office:value="15" calcext:value-type="float">
            <text:p>15</text:p>
          </table:table-cell>
          <table:table-cell table:formula="of:=[.T10]+IF([.$A10]&gt;=[.U$2];INDEX([.U$3:.U10];[.$A10]-[.U$2]+1;1);0)" office:value-type="float" office:value="15" calcext:value-type="float">
            <text:p>15</text:p>
          </table:table-cell>
          <table:table-cell table:formula="of:=[.U10]+IF([.$A10]&gt;=[.V$2];INDEX([.V$3:.V10];[.$A10]-[.V$2]+1;1);0)" office:value-type="float" office:value="15" calcext:value-type="float">
            <text:p>15</text:p>
          </table:table-cell>
          <table:table-cell table:formula="of:=[.V10]+IF([.$A10]&gt;=[.W$2];INDEX([.W$3:.W10];[.$A10]-[.W$2]+1;1);0)" office:value-type="float" office:value="15" calcext:value-type="float">
            <text:p>15</text:p>
          </table:table-cell>
          <table:table-cell table:formula="of:=[.W10]+IF([.$A10]&gt;=[.X$2];INDEX([.X$3:.X10];[.$A10]-[.X$2]+1;1);0)" office:value-type="float" office:value="15" calcext:value-type="float">
            <text:p>15</text:p>
          </table:table-cell>
          <table:table-cell table:formula="of:=[.X10]+IF([.$A10]&gt;=[.Y$2];INDEX([.Y$3:.Y10];[.$A10]-[.Y$2]+1;1);0)" office:value-type="float" office:value="15" calcext:value-type="float">
            <text:p>15</text:p>
          </table:table-cell>
          <table:table-cell table:formula="of:=[.Y10]+IF([.$A10]&gt;=[.Z$2];INDEX([.Z$3:.Z10];[.$A10]-[.Z$2]+1;1);0)" office:value-type="float" office:value="15" calcext:value-type="float">
            <text:p>15</text:p>
          </table:table-cell>
          <table:table-cell table:formula="of:=[.Z10]+IF([.$A10]&gt;=[.AA$2];INDEX([.AA$3:.AA10];[.$A10]-[.AA$2]+1;1);0)" office:value-type="float" office:value="15" calcext:value-type="float">
            <text:p>15</text:p>
          </table:table-cell>
          <table:table-cell table:formula="of:=[.AA10]+IF([.$A10]&gt;=[.AB$2];INDEX([.AB$3:.AB10];[.$A10]-[.AB$2]+1;1);0)" office:value-type="float" office:value="15" calcext:value-type="float">
            <text:p>15</text:p>
          </table:table-cell>
          <table:table-cell table:formula="of:=[.AB10]+IF([.$A10]&gt;=[.AC$2];INDEX([.AC$3:.AC10];[.$A10]-[.AC$2]+1;1);0)" office:value-type="float" office:value="15" calcext:value-type="float">
            <text:p>15</text:p>
          </table:table-cell>
          <table:table-cell table:formula="of:=[.AC10]+IF([.$A10]&gt;=[.AD$2];INDEX([.AD$3:.AD10];[.$A10]-[.AD$2]+1;1);0)" office:value-type="float" office:value="15" calcext:value-type="float">
            <text:p>15</text:p>
          </table:table-cell>
          <table:table-cell table:formula="of:=[.AD10]+IF([.$A10]&gt;=[.AE$2];INDEX([.AE$3:.AE10];[.$A10]-[.AE$2]+1;1);0)" office:value-type="float" office:value="15" calcext:value-type="float">
            <text:p>15</text:p>
          </table:table-cell>
          <table:table-cell table:formula="of:=[.AE10]+IF([.$A10]&gt;=[.AF$2];INDEX([.AF$3:.AF10];[.$A10]-[.AF$2]+1;1);0)" office:value-type="float" office:value="15" calcext:value-type="float">
            <text:p>15</text:p>
          </table:table-cell>
          <table:table-cell table:formula="of:=[.AF10]+IF([.$A10]&gt;=[.AG$2];INDEX([.AG$3:.AG10];[.$A10]-[.AG$2]+1;1);0)" office:value-type="float" office:value="15" calcext:value-type="float">
            <text:p>15</text:p>
          </table:table-cell>
          <table:table-cell table:formula="of:=[.AG10]+IF([.$A10]&gt;=[.AH$2];INDEX([.AH$3:.AH10];[.$A10]-[.AH$2]+1;1);0)" office:value-type="float" office:value="15" calcext:value-type="float">
            <text:p>15</text:p>
          </table:table-cell>
          <table:table-cell table:formula="of:=[.AH10]+IF([.$A10]&gt;=[.AI$2];INDEX([.AI$3:.AI10];[.$A10]-[.AI$2]+1;1);0)" office:value-type="float" office:value="15" calcext:value-type="float">
            <text:p>15</text:p>
          </table:table-cell>
          <table:table-cell table:formula="of:=[.AI10]+IF([.$A10]&gt;=[.AJ$2];INDEX([.AJ$3:.AJ10];[.$A10]-[.AJ$2]+1;1);0)" office:value-type="float" office:value="15" calcext:value-type="float">
            <text:p>15</text:p>
          </table:table-cell>
          <table:table-cell table:formula="of:=[.AJ10]+IF([.$A10]&gt;=[.AK$2];INDEX([.AK$3:.AK10];[.$A10]-[.AK$2]+1;1);0)" office:value-type="float" office:value="15" calcext:value-type="float">
            <text:p>15</text:p>
          </table:table-cell>
          <table:table-cell table:formula="of:=[.AK10]+IF([.$A10]&gt;=[.AL$2];INDEX([.AL$3:.AL10];[.$A10]-[.AL$2]+1;1);0)" office:value-type="float" office:value="15" calcext:value-type="float">
            <text:p>15</text:p>
          </table:table-cell>
          <table:table-cell table:formula="of:=[.AL10]+IF([.$A10]&gt;=[.AM$2];INDEX([.AM$3:.AM10];[.$A10]-[.AM$2]+1;1);0)" office:value-type="float" office:value="15" calcext:value-type="float">
            <text:p>15</text:p>
          </table:table-cell>
          <table:table-cell table:formula="of:=[.AM10]+IF([.$A10]&gt;=[.AN$2];INDEX([.AN$3:.AN10];[.$A10]-[.AN$2]+1;1);0)" office:value-type="float" office:value="15" calcext:value-type="float">
            <text:p>15</text:p>
          </table:table-cell>
          <table:table-cell table:formula="of:=[.AN10]+IF([.$A10]&gt;=[.AO$2];INDEX([.AO$3:.AO10];[.$A10]-[.AO$2]+1;1);0)" office:value-type="float" office:value="15" calcext:value-type="float">
            <text:p>15</text:p>
          </table:table-cell>
          <table:table-cell table:formula="of:=[.AO10]+IF([.$A10]&gt;=[.AP$2];INDEX([.AP$3:.AP10];[.$A10]-[.AP$2]+1;1);0)" office:value-type="float" office:value="15" calcext:value-type="float">
            <text:p>15</text:p>
          </table:table-cell>
          <table:table-cell table:formula="of:=[.AP10]+IF([.$A10]&gt;=[.AQ$2];INDEX([.AQ$3:.AQ10];[.$A10]-[.AQ$2]+1;1);0)" office:value-type="float" office:value="15" calcext:value-type="float">
            <text:p>15</text:p>
          </table:table-cell>
          <table:table-cell table:formula="of:=[.AQ10]+IF([.$A10]&gt;=[.AR$2];INDEX([.AR$3:.AR10];[.$A10]-[.AR$2]+1;1);0)" office:value-type="float" office:value="15" calcext:value-type="float">
            <text:p>15</text:p>
          </table:table-cell>
          <table:table-cell table:formula="of:=[.AR10]+IF([.$A10]&gt;=[.AS$2];INDEX([.AS$3:.AS10];[.$A10]-[.AS$2]+1;1);0)" office:value-type="float" office:value="15" calcext:value-type="float">
            <text:p>15</text:p>
          </table:table-cell>
          <table:table-cell table:formula="of:=[.AS10]+IF([.$A10]&gt;=[.AT$2];INDEX([.AT$3:.AT10];[.$A10]-[.AT$2]+1;1);0)" office:value-type="float" office:value="15" calcext:value-type="float">
            <text:p>15</text:p>
          </table:table-cell>
          <table:table-cell table:formula="of:=[.AT10]+IF([.$A10]&gt;=[.AU$2];INDEX([.AU$3:.AU10];[.$A10]-[.AU$2]+1;1);0)" office:value-type="float" office:value="15" calcext:value-type="float">
            <text:p>15</text:p>
          </table:table-cell>
          <table:table-cell table:formula="of:=[.AU10]+IF([.$A10]&gt;=[.AV$2];INDEX([.AV$3:.AV10];[.$A10]-[.AV$2]+1;1);0)" office:value-type="float" office:value="15" calcext:value-type="float">
            <text:p>15</text:p>
          </table:table-cell>
          <table:table-cell table:formula="of:=[.AV10]+IF([.$A10]&gt;=[.AW$2];INDEX([.AW$3:.AW10];[.$A10]-[.AW$2]+1;1);0)" office:value-type="float" office:value="15" calcext:value-type="float">
            <text:p>15</text:p>
          </table:table-cell>
          <table:table-cell table:formula="of:=[.AW10]+IF([.$A10]&gt;=[.AX$2];INDEX([.AX$3:.AX10];[.$A10]-[.AX$2]+1;1);0)" office:value-type="float" office:value="15" calcext:value-type="float">
            <text:p>15</text:p>
          </table:table-cell>
          <table:table-cell table:formula="of:=[.AX10]+IF([.$A10]&gt;=[.AY$2];INDEX([.AY$3:.AY10];[.$A10]-[.AY$2]+1;1);0)" office:value-type="float" office:value="15" calcext:value-type="float">
            <text:p>15</text:p>
          </table:table-cell>
          <table:table-cell table:formula="of:=[.AY10]+IF([.$A10]&gt;=[.AZ$2];INDEX([.AZ$3:.AZ10];[.$A10]-[.AZ$2]+1;1);0)" office:value-type="float" office:value="15" calcext:value-type="float">
            <text:p>15</text:p>
          </table:table-cell>
          <table:table-cell table:formula="of:=[.AZ10]+IF([.$A10]&gt;=[.BA$2];INDEX([.BA$3:.BA10];[.$A10]-[.BA$2]+1;1);0)" office:value-type="float" office:value="15" calcext:value-type="float">
            <text:p>15</text:p>
          </table:table-cell>
          <table:table-cell table:formula="of:=[.BA10]+IF([.$A10]&gt;=[.BB$2];INDEX([.BB$3:.BB10];[.$A10]-[.BB$2]+1;1);0)" office:value-type="float" office:value="15" calcext:value-type="float">
            <text:p>15</text:p>
          </table:table-cell>
          <table:table-cell table:formula="of:=[.BB10]+IF([.$A10]&gt;=[.BC$2];INDEX([.BC$3:.BC10];[.$A10]-[.BC$2]+1;1);0)" office:value-type="float" office:value="15" calcext:value-type="float">
            <text:p>15</text:p>
          </table:table-cell>
          <table:table-cell table:formula="of:=[.BC10]+IF([.$A10]&gt;=[.BD$2];INDEX([.BD$3:.BD10];[.$A10]-[.BD$2]+1;1);0)" office:value-type="float" office:value="15" calcext:value-type="float">
            <text:p>15</text:p>
          </table:table-cell>
          <table:table-cell table:formula="of:=[.BD10]+IF([.$A10]&gt;=[.BE$2];INDEX([.BE$3:.BE10];[.$A10]-[.BE$2]+1;1);0)" office:value-type="float" office:value="15" calcext:value-type="float">
            <text:p>15</text:p>
          </table:table-cell>
          <table:table-cell table:formula="of:=[.BE10]+IF([.$A10]&gt;=[.BF$2];INDEX([.BF$3:.BF10];[.$A10]-[.BF$2]+1;1);0)" office:value-type="float" office:value="15" calcext:value-type="float">
            <text:p>15</text:p>
          </table:table-cell>
          <table:table-cell table:formula="of:=[.BF10]+IF([.$A10]&gt;=[.BG$2];INDEX([.BG$3:.BG10];[.$A10]-[.BG$2]+1;1);0)" office:value-type="float" office:value="15" calcext:value-type="float">
            <text:p>15</text:p>
          </table:table-cell>
          <table:table-cell table:formula="of:=[.BG10]+IF([.$A10]&gt;=[.BH$2];INDEX([.BH$3:.BH10];[.$A10]-[.BH$2]+1;1);0)" office:value-type="float" office:value="15" calcext:value-type="float">
            <text:p>15</text:p>
          </table:table-cell>
          <table:table-cell table:formula="of:=[.BH10]+IF([.$A10]&gt;=[.BI$2];INDEX([.BI$3:.BI10];[.$A10]-[.BI$2]+1;1);0)" office:value-type="float" office:value="15" calcext:value-type="float">
            <text:p>15</text:p>
          </table:table-cell>
          <table:table-cell table:formula="of:=[.BI10]+IF([.$A10]&gt;=[.BJ$2];INDEX([.BJ$3:.BJ10];[.$A10]-[.BJ$2]+1;1);0)" office:value-type="float" office:value="15" calcext:value-type="float">
            <text:p>15</text:p>
          </table:table-cell>
          <table:table-cell table:formula="of:=[.BJ10]+IF([.$A10]&gt;=[.BK$2];INDEX([.BK$3:.BK10];[.$A10]-[.BK$2]+1;1);0)" office:value-type="float" office:value="15" calcext:value-type="float">
            <text:p>15</text:p>
          </table:table-cell>
          <table:table-cell table:formula="of:=[.BK10]+IF([.$A10]&gt;=[.BL$2];INDEX([.BL$3:.BL10];[.$A10]-[.BL$2]+1;1);0)" office:value-type="float" office:value="15" calcext:value-type="float">
            <text:p>15</text:p>
          </table:table-cell>
          <table:table-cell table:formula="of:=[.BL10]+IF([.$A10]&gt;=[.BM$2];INDEX([.BM$3:.BM10];[.$A10]-[.BM$2]+1;1);0)" office:value-type="float" office:value="15" calcext:value-type="float">
            <text:p>15</text:p>
          </table:table-cell>
          <table:table-cell table:formula="of:=[.BM10]+IF([.$A10]&gt;=[.BN$2];INDEX([.BN$3:.BN10];[.$A10]-[.BN$2]+1;1);0)" office:value-type="float" office:value="15" calcext:value-type="float">
            <text:p>15</text:p>
          </table:table-cell>
          <table:table-cell table:formula="of:=[.BN10]+IF([.$A10]&gt;=[.BO$2];INDEX([.BO$3:.BO10];[.$A10]-[.BO$2]+1;1);0)" office:value-type="float" office:value="15" calcext:value-type="float">
            <text:p>15</text:p>
          </table:table-cell>
          <table:table-cell table:formula="of:=[.BO10]+IF([.$A10]&gt;=[.BP$2];INDEX([.BP$3:.BP10];[.$A10]-[.BP$2]+1;1);0)" office:value-type="float" office:value="15" calcext:value-type="float">
            <text:p>15</text:p>
          </table:table-cell>
          <table:table-cell table:formula="of:=[.BP10]+IF([.$A10]&gt;=[.BQ$2];INDEX([.BQ$3:.BQ10];[.$A10]-[.BQ$2]+1;1);0)" office:value-type="float" office:value="15" calcext:value-type="float">
            <text:p>15</text:p>
          </table:table-cell>
          <table:table-cell table:formula="of:=[.BQ10]+IF([.$A10]&gt;=[.BR$2];INDEX([.BR$3:.BR10];[.$A10]-[.BR$2]+1;1);0)" office:value-type="float" office:value="15" calcext:value-type="float">
            <text:p>15</text:p>
          </table:table-cell>
          <table:table-cell table:formula="of:=[.BR10]+IF([.$A10]&gt;=[.BS$2];INDEX([.BS$3:.BS10];[.$A10]-[.BS$2]+1;1);0)" office:value-type="float" office:value="15" calcext:value-type="float">
            <text:p>15</text:p>
          </table:table-cell>
          <table:table-cell table:formula="of:=[.BS10]+IF([.$A10]&gt;=[.BT$2];INDEX([.BT$3:.BT10];[.$A10]-[.BT$2]+1;1);0)" office:value-type="float" office:value="15" calcext:value-type="float">
            <text:p>15</text:p>
          </table:table-cell>
          <table:table-cell table:formula="of:=[.BT10]+IF([.$A10]&gt;=[.BU$2];INDEX([.BU$3:.BU10];[.$A10]-[.BU$2]+1;1);0)" office:value-type="float" office:value="15" calcext:value-type="float">
            <text:p>15</text:p>
          </table:table-cell>
          <table:table-cell table:formula="of:=[.BU10]+IF([.$A10]&gt;=[.BV$2];INDEX([.BV$3:.BV10];[.$A10]-[.BV$2]+1;1);0)" office:value-type="float" office:value="15" calcext:value-type="float">
            <text:p>15</text:p>
          </table:table-cell>
          <table:table-cell table:formula="of:=[.BV10]+IF([.$A10]&gt;=[.BW$2];INDEX([.BW$3:.BW10];[.$A10]-[.BW$2]+1;1);0)" office:value-type="float" office:value="15" calcext:value-type="float">
            <text:p>15</text:p>
          </table:table-cell>
          <table:table-cell table:formula="of:=[.BW10]+IF([.$A10]&gt;=[.BX$2];INDEX([.BX$3:.BX10];[.$A10]-[.BX$2]+1;1);0)" office:value-type="float" office:value="15" calcext:value-type="float">
            <text:p>15</text:p>
          </table:table-cell>
          <table:table-cell table:formula="of:=[.BX10]+IF([.$A10]&gt;=[.BY$2];INDEX([.BY$3:.BY10];[.$A10]-[.BY$2]+1;1);0)" office:value-type="float" office:value="15" calcext:value-type="float">
            <text:p>15</text:p>
          </table:table-cell>
          <table:table-cell table:formula="of:=[.BY10]+IF([.$A10]&gt;=[.BZ$2];INDEX([.BZ$3:.BZ10];[.$A10]-[.BZ$2]+1;1);0)" office:value-type="float" office:value="15" calcext:value-type="float">
            <text:p>15</text:p>
          </table:table-cell>
          <table:table-cell table:formula="of:=[.BZ10]+IF([.$A10]&gt;=[.CA$2];INDEX([.CA$3:.CA10];[.$A10]-[.CA$2]+1;1);0)" office:value-type="float" office:value="15" calcext:value-type="float">
            <text:p>15</text:p>
          </table:table-cell>
          <table:table-cell table:formula="of:=[.CA10]+IF([.$A10]&gt;=[.CB$2];INDEX([.CB$3:.CB10];[.$A10]-[.CB$2]+1;1);0)" office:value-type="float" office:value="15" calcext:value-type="float">
            <text:p>15</text:p>
          </table:table-cell>
          <table:table-cell table:formula="of:=[.CB10]+IF([.$A10]&gt;=[.CC$2];INDEX([.CC$3:.CC10];[.$A10]-[.CC$2]+1;1);0)" office:value-type="float" office:value="15" calcext:value-type="float">
            <text:p>15</text:p>
          </table:table-cell>
          <table:table-cell table:formula="of:=[.CC10]+IF([.$A10]&gt;=[.CD$2];INDEX([.CD$3:.CD10];[.$A10]-[.CD$2]+1;1);0)" office:value-type="float" office:value="15" calcext:value-type="float">
            <text:p>15</text:p>
          </table:table-cell>
          <table:table-cell table:formula="of:=[.CD10]+IF([.$A10]&gt;=[.CE$2];INDEX([.CE$3:.CE10];[.$A10]-[.CE$2]+1;1);0)" office:value-type="float" office:value="15" calcext:value-type="float">
            <text:p>15</text:p>
          </table:table-cell>
          <table:table-cell table:formula="of:=[.CE10]+IF([.$A10]&gt;=[.CF$2];INDEX([.CF$3:.CF10];[.$A10]-[.CF$2]+1;1);0)" office:value-type="float" office:value="15" calcext:value-type="float">
            <text:p>15</text:p>
          </table:table-cell>
          <table:table-cell table:formula="of:=[.CF10]+IF([.$A10]&gt;=[.CG$2];INDEX([.CG$3:.CG10];[.$A10]-[.CG$2]+1;1);0)" office:value-type="float" office:value="15" calcext:value-type="float">
            <text:p>15</text:p>
          </table:table-cell>
          <table:table-cell table:formula="of:=[.CG10]+IF([.$A10]&gt;=[.CH$2];INDEX([.CH$3:.CH10];[.$A10]-[.CH$2]+1;1);0)" office:value-type="float" office:value="15" calcext:value-type="float">
            <text:p>15</text:p>
          </table:table-cell>
          <table:table-cell table:formula="of:=[.CH10]+IF([.$A10]&gt;=[.CI$2];INDEX([.CI$3:.CI10];[.$A10]-[.CI$2]+1;1);0)" office:value-type="float" office:value="15" calcext:value-type="float">
            <text:p>15</text:p>
          </table:table-cell>
          <table:table-cell table:formula="of:=[.CI10]+IF([.$A10]&gt;=[.CJ$2];INDEX([.CJ$3:.CJ10];[.$A10]-[.CJ$2]+1;1);0)" office:value-type="float" office:value="15" calcext:value-type="float">
            <text:p>15</text:p>
          </table:table-cell>
          <table:table-cell table:formula="of:=[.CJ10]+IF([.$A10]&gt;=[.CK$2];INDEX([.CK$3:.CK10];[.$A10]-[.CK$2]+1;1);0)" office:value-type="float" office:value="15" calcext:value-type="float">
            <text:p>15</text:p>
          </table:table-cell>
          <table:table-cell table:formula="of:=[.CK10]+IF([.$A10]&gt;=[.CL$2];INDEX([.CL$3:.CL10];[.$A10]-[.CL$2]+1;1);0)" office:value-type="float" office:value="15" calcext:value-type="float">
            <text:p>15</text:p>
          </table:table-cell>
          <table:table-cell table:formula="of:=[.CL10]+IF([.$A10]&gt;=[.CM$2];INDEX([.CM$3:.CM10];[.$A10]-[.CM$2]+1;1);0)" office:value-type="float" office:value="15" calcext:value-type="float">
            <text:p>15</text:p>
          </table:table-cell>
          <table:table-cell table:formula="of:=[.CM10]+IF([.$A10]&gt;=[.CN$2];INDEX([.CN$3:.CN10];[.$A10]-[.CN$2]+1;1);0)" office:value-type="float" office:value="15" calcext:value-type="float">
            <text:p>15</text:p>
          </table:table-cell>
          <table:table-cell table:formula="of:=[.CN10]+IF([.$A10]&gt;=[.CO$2];INDEX([.CO$3:.CO10];[.$A10]-[.CO$2]+1;1);0)" office:value-type="float" office:value="15" calcext:value-type="float">
            <text:p>15</text:p>
          </table:table-cell>
          <table:table-cell table:formula="of:=[.CO10]+IF([.$A10]&gt;=[.CP$2];INDEX([.CP$3:.CP10];[.$A10]-[.CP$2]+1;1);0)" office:value-type="float" office:value="15" calcext:value-type="float">
            <text:p>15</text:p>
          </table:table-cell>
          <table:table-cell table:formula="of:=[.CP10]+IF([.$A10]&gt;=[.CQ$2];INDEX([.CQ$3:.CQ10];[.$A10]-[.CQ$2]+1;1);0)" office:value-type="float" office:value="15" calcext:value-type="float">
            <text:p>15</text:p>
          </table:table-cell>
          <table:table-cell table:formula="of:=[.CQ10]+IF([.$A10]&gt;=[.CR$2];INDEX([.CR$3:.CR10];[.$A10]-[.CR$2]+1;1);0)" office:value-type="float" office:value="15" calcext:value-type="float">
            <text:p>15</text:p>
          </table:table-cell>
          <table:table-cell table:formula="of:=[.CR10]+IF([.$A10]&gt;=[.CS$2];INDEX([.CS$3:.CS10];[.$A10]-[.CS$2]+1;1);0)" office:value-type="float" office:value="15" calcext:value-type="float">
            <text:p>15</text:p>
          </table:table-cell>
          <table:table-cell table:formula="of:=[.CS10]+IF([.$A10]&gt;=[.CT$2];INDEX([.CT$3:.CT10];[.$A10]-[.CT$2]+1;1);0)" office:value-type="float" office:value="15" calcext:value-type="float">
            <text:p>15</text:p>
          </table:table-cell>
          <table:table-cell table:formula="of:=[.CT10]+IF([.$A10]&gt;=[.CU$2];INDEX([.CU$3:.CU10];[.$A10]-[.CU$2]+1;1);0)" office:value-type="float" office:value="15" calcext:value-type="float">
            <text:p>15</text:p>
          </table:table-cell>
          <table:table-cell table:formula="of:=[.CU10]+IF([.$A10]&gt;=[.CV$2];INDEX([.CV$3:.CV10];[.$A10]-[.CV$2]+1;1);0)" office:value-type="float" office:value="15" calcext:value-type="float">
            <text:p>15</text:p>
          </table:table-cell>
          <table:table-cell table:formula="of:=[.CV10]+IF([.$A10]&gt;=[.CW$2];INDEX([.CW$3:.CW10];[.$A10]-[.CW$2]+1;1)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" office:value-type="float" office:value="1" calcext:value-type="float">
            <text:p>1</text:p>
          </table:table-cell>
          <table:table-cell table:formula="of:=[.B11]+IF([.$A11]&gt;=[.C$2];INDEX([.C$3:.C11];[.$A11]-[.C$2]+1;1);0)" office:value-type="float" office:value="5" calcext:value-type="float">
            <text:p>5</text:p>
          </table:table-cell>
          <table:table-cell table:formula="of:=[.C11]+IF([.$A11]&gt;=[.D$2];INDEX([.D$3:.D11];[.$A11]-[.D$2]+1;1);0)" office:value-type="float" office:value="10" calcext:value-type="float">
            <text:p>10</text:p>
          </table:table-cell>
          <table:table-cell table:formula="of:=[.D11]+IF([.$A11]&gt;=[.E$2];INDEX([.E$3:.E11];[.$A11]-[.E$2]+1;1);0)" office:value-type="float" office:value="15" calcext:value-type="float">
            <text:p>15</text:p>
          </table:table-cell>
          <table:table-cell table:formula="of:=[.E11]+IF([.$A11]&gt;=[.F$2];INDEX([.F$3:.F11];[.$A11]-[.F$2]+1;1);0)" office:value-type="float" office:value="18" calcext:value-type="float">
            <text:p>18</text:p>
          </table:table-cell>
          <table:table-cell table:formula="of:=[.F11]+IF([.$A11]&gt;=[.G$2];INDEX([.G$3:.G11];[.$A11]-[.G$2]+1;1);0)" office:value-type="float" office:value="20" calcext:value-type="float">
            <text:p>20</text:p>
          </table:table-cell>
          <table:table-cell table:formula="of:=[.G11]+IF([.$A11]&gt;=[.H$2];INDEX([.H$3:.H11];[.$A11]-[.H$2]+1;1);0)" office:value-type="float" office:value="21" calcext:value-type="float">
            <text:p>21</text:p>
          </table:table-cell>
          <table:table-cell table:formula="of:=[.H11]+IF([.$A11]&gt;=[.I$2];INDEX([.I$3:.I11];[.$A11]-[.I$2]+1;1);0)" office:value-type="float" office:value="22" calcext:value-type="float">
            <text:p>22</text:p>
          </table:table-cell>
          <table:table-cell table:formula="of:=[.I11]+IF([.$A11]&gt;=[.J$2];INDEX([.J$3:.J11];[.$A11]-[.J$2]+1;1);0)" office:value-type="float" office:value="22" calcext:value-type="float">
            <text:p>22</text:p>
          </table:table-cell>
          <table:table-cell table:formula="of:=[.J11]+IF([.$A11]&gt;=[.K$2];INDEX([.K$3:.K11];[.$A11]-[.K$2]+1;1);0)" office:value-type="float" office:value="22" calcext:value-type="float">
            <text:p>22</text:p>
          </table:table-cell>
          <table:table-cell table:formula="of:=[.K11]+IF([.$A11]&gt;=[.L$2];INDEX([.L$3:.L11];[.$A11]-[.L$2]+1;1);0)" office:value-type="float" office:value="22" calcext:value-type="float">
            <text:p>22</text:p>
          </table:table-cell>
          <table:table-cell table:formula="of:=[.L11]+IF([.$A11]&gt;=[.M$2];INDEX([.M$3:.M11];[.$A11]-[.M$2]+1;1);0)" office:value-type="float" office:value="22" calcext:value-type="float">
            <text:p>22</text:p>
          </table:table-cell>
          <table:table-cell table:formula="of:=[.M11]+IF([.$A11]&gt;=[.N$2];INDEX([.N$3:.N11];[.$A11]-[.N$2]+1;1);0)" office:value-type="float" office:value="22" calcext:value-type="float">
            <text:p>22</text:p>
          </table:table-cell>
          <table:table-cell table:formula="of:=[.N11]+IF([.$A11]&gt;=[.O$2];INDEX([.O$3:.O11];[.$A11]-[.O$2]+1;1);0)" office:value-type="float" office:value="22" calcext:value-type="float">
            <text:p>22</text:p>
          </table:table-cell>
          <table:table-cell table:formula="of:=[.O11]+IF([.$A11]&gt;=[.P$2];INDEX([.P$3:.P11];[.$A11]-[.P$2]+1;1);0)" office:value-type="float" office:value="22" calcext:value-type="float">
            <text:p>22</text:p>
          </table:table-cell>
          <table:table-cell table:formula="of:=[.P11]+IF([.$A11]&gt;=[.Q$2];INDEX([.Q$3:.Q11];[.$A11]-[.Q$2]+1;1);0)" office:value-type="float" office:value="22" calcext:value-type="float">
            <text:p>22</text:p>
          </table:table-cell>
          <table:table-cell table:formula="of:=[.Q11]+IF([.$A11]&gt;=[.R$2];INDEX([.R$3:.R11];[.$A11]-[.R$2]+1;1);0)" office:value-type="float" office:value="22" calcext:value-type="float">
            <text:p>22</text:p>
          </table:table-cell>
          <table:table-cell table:formula="of:=[.R11]+IF([.$A11]&gt;=[.S$2];INDEX([.S$3:.S11];[.$A11]-[.S$2]+1;1);0)" office:value-type="float" office:value="22" calcext:value-type="float">
            <text:p>22</text:p>
          </table:table-cell>
          <table:table-cell table:formula="of:=[.S11]+IF([.$A11]&gt;=[.T$2];INDEX([.T$3:.T11];[.$A11]-[.T$2]+1;1);0)" office:value-type="float" office:value="22" calcext:value-type="float">
            <text:p>22</text:p>
          </table:table-cell>
          <table:table-cell table:formula="of:=[.T11]+IF([.$A11]&gt;=[.U$2];INDEX([.U$3:.U11];[.$A11]-[.U$2]+1;1);0)" office:value-type="float" office:value="22" calcext:value-type="float">
            <text:p>22</text:p>
          </table:table-cell>
          <table:table-cell table:formula="of:=[.U11]+IF([.$A11]&gt;=[.V$2];INDEX([.V$3:.V11];[.$A11]-[.V$2]+1;1);0)" office:value-type="float" office:value="22" calcext:value-type="float">
            <text:p>22</text:p>
          </table:table-cell>
          <table:table-cell table:formula="of:=[.V11]+IF([.$A11]&gt;=[.W$2];INDEX([.W$3:.W11];[.$A11]-[.W$2]+1;1);0)" office:value-type="float" office:value="22" calcext:value-type="float">
            <text:p>22</text:p>
          </table:table-cell>
          <table:table-cell table:formula="of:=[.W11]+IF([.$A11]&gt;=[.X$2];INDEX([.X$3:.X11];[.$A11]-[.X$2]+1;1);0)" office:value-type="float" office:value="22" calcext:value-type="float">
            <text:p>22</text:p>
          </table:table-cell>
          <table:table-cell table:formula="of:=[.X11]+IF([.$A11]&gt;=[.Y$2];INDEX([.Y$3:.Y11];[.$A11]-[.Y$2]+1;1);0)" office:value-type="float" office:value="22" calcext:value-type="float">
            <text:p>22</text:p>
          </table:table-cell>
          <table:table-cell table:formula="of:=[.Y11]+IF([.$A11]&gt;=[.Z$2];INDEX([.Z$3:.Z11];[.$A11]-[.Z$2]+1;1);0)" office:value-type="float" office:value="22" calcext:value-type="float">
            <text:p>22</text:p>
          </table:table-cell>
          <table:table-cell table:formula="of:=[.Z11]+IF([.$A11]&gt;=[.AA$2];INDEX([.AA$3:.AA11];[.$A11]-[.AA$2]+1;1);0)" office:value-type="float" office:value="22" calcext:value-type="float">
            <text:p>22</text:p>
          </table:table-cell>
          <table:table-cell table:formula="of:=[.AA11]+IF([.$A11]&gt;=[.AB$2];INDEX([.AB$3:.AB11];[.$A11]-[.AB$2]+1;1);0)" office:value-type="float" office:value="22" calcext:value-type="float">
            <text:p>22</text:p>
          </table:table-cell>
          <table:table-cell table:formula="of:=[.AB11]+IF([.$A11]&gt;=[.AC$2];INDEX([.AC$3:.AC11];[.$A11]-[.AC$2]+1;1);0)" office:value-type="float" office:value="22" calcext:value-type="float">
            <text:p>22</text:p>
          </table:table-cell>
          <table:table-cell table:formula="of:=[.AC11]+IF([.$A11]&gt;=[.AD$2];INDEX([.AD$3:.AD11];[.$A11]-[.AD$2]+1;1);0)" office:value-type="float" office:value="22" calcext:value-type="float">
            <text:p>22</text:p>
          </table:table-cell>
          <table:table-cell table:formula="of:=[.AD11]+IF([.$A11]&gt;=[.AE$2];INDEX([.AE$3:.AE11];[.$A11]-[.AE$2]+1;1);0)" office:value-type="float" office:value="22" calcext:value-type="float">
            <text:p>22</text:p>
          </table:table-cell>
          <table:table-cell table:formula="of:=[.AE11]+IF([.$A11]&gt;=[.AF$2];INDEX([.AF$3:.AF11];[.$A11]-[.AF$2]+1;1);0)" office:value-type="float" office:value="22" calcext:value-type="float">
            <text:p>22</text:p>
          </table:table-cell>
          <table:table-cell table:formula="of:=[.AF11]+IF([.$A11]&gt;=[.AG$2];INDEX([.AG$3:.AG11];[.$A11]-[.AG$2]+1;1);0)" office:value-type="float" office:value="22" calcext:value-type="float">
            <text:p>22</text:p>
          </table:table-cell>
          <table:table-cell table:formula="of:=[.AG11]+IF([.$A11]&gt;=[.AH$2];INDEX([.AH$3:.AH11];[.$A11]-[.AH$2]+1;1);0)" office:value-type="float" office:value="22" calcext:value-type="float">
            <text:p>22</text:p>
          </table:table-cell>
          <table:table-cell table:formula="of:=[.AH11]+IF([.$A11]&gt;=[.AI$2];INDEX([.AI$3:.AI11];[.$A11]-[.AI$2]+1;1);0)" office:value-type="float" office:value="22" calcext:value-type="float">
            <text:p>22</text:p>
          </table:table-cell>
          <table:table-cell table:formula="of:=[.AI11]+IF([.$A11]&gt;=[.AJ$2];INDEX([.AJ$3:.AJ11];[.$A11]-[.AJ$2]+1;1);0)" office:value-type="float" office:value="22" calcext:value-type="float">
            <text:p>22</text:p>
          </table:table-cell>
          <table:table-cell table:formula="of:=[.AJ11]+IF([.$A11]&gt;=[.AK$2];INDEX([.AK$3:.AK11];[.$A11]-[.AK$2]+1;1);0)" office:value-type="float" office:value="22" calcext:value-type="float">
            <text:p>22</text:p>
          </table:table-cell>
          <table:table-cell table:formula="of:=[.AK11]+IF([.$A11]&gt;=[.AL$2];INDEX([.AL$3:.AL11];[.$A11]-[.AL$2]+1;1);0)" office:value-type="float" office:value="22" calcext:value-type="float">
            <text:p>22</text:p>
          </table:table-cell>
          <table:table-cell table:formula="of:=[.AL11]+IF([.$A11]&gt;=[.AM$2];INDEX([.AM$3:.AM11];[.$A11]-[.AM$2]+1;1);0)" office:value-type="float" office:value="22" calcext:value-type="float">
            <text:p>22</text:p>
          </table:table-cell>
          <table:table-cell table:formula="of:=[.AM11]+IF([.$A11]&gt;=[.AN$2];INDEX([.AN$3:.AN11];[.$A11]-[.AN$2]+1;1);0)" office:value-type="float" office:value="22" calcext:value-type="float">
            <text:p>22</text:p>
          </table:table-cell>
          <table:table-cell table:formula="of:=[.AN11]+IF([.$A11]&gt;=[.AO$2];INDEX([.AO$3:.AO11];[.$A11]-[.AO$2]+1;1);0)" office:value-type="float" office:value="22" calcext:value-type="float">
            <text:p>22</text:p>
          </table:table-cell>
          <table:table-cell table:formula="of:=[.AO11]+IF([.$A11]&gt;=[.AP$2];INDEX([.AP$3:.AP11];[.$A11]-[.AP$2]+1;1);0)" office:value-type="float" office:value="22" calcext:value-type="float">
            <text:p>22</text:p>
          </table:table-cell>
          <table:table-cell table:formula="of:=[.AP11]+IF([.$A11]&gt;=[.AQ$2];INDEX([.AQ$3:.AQ11];[.$A11]-[.AQ$2]+1;1);0)" office:value-type="float" office:value="22" calcext:value-type="float">
            <text:p>22</text:p>
          </table:table-cell>
          <table:table-cell table:formula="of:=[.AQ11]+IF([.$A11]&gt;=[.AR$2];INDEX([.AR$3:.AR11];[.$A11]-[.AR$2]+1;1);0)" office:value-type="float" office:value="22" calcext:value-type="float">
            <text:p>22</text:p>
          </table:table-cell>
          <table:table-cell table:formula="of:=[.AR11]+IF([.$A11]&gt;=[.AS$2];INDEX([.AS$3:.AS11];[.$A11]-[.AS$2]+1;1);0)" office:value-type="float" office:value="22" calcext:value-type="float">
            <text:p>22</text:p>
          </table:table-cell>
          <table:table-cell table:formula="of:=[.AS11]+IF([.$A11]&gt;=[.AT$2];INDEX([.AT$3:.AT11];[.$A11]-[.AT$2]+1;1);0)" office:value-type="float" office:value="22" calcext:value-type="float">
            <text:p>22</text:p>
          </table:table-cell>
          <table:table-cell table:formula="of:=[.AT11]+IF([.$A11]&gt;=[.AU$2];INDEX([.AU$3:.AU11];[.$A11]-[.AU$2]+1;1);0)" office:value-type="float" office:value="22" calcext:value-type="float">
            <text:p>22</text:p>
          </table:table-cell>
          <table:table-cell table:formula="of:=[.AU11]+IF([.$A11]&gt;=[.AV$2];INDEX([.AV$3:.AV11];[.$A11]-[.AV$2]+1;1);0)" office:value-type="float" office:value="22" calcext:value-type="float">
            <text:p>22</text:p>
          </table:table-cell>
          <table:table-cell table:formula="of:=[.AV11]+IF([.$A11]&gt;=[.AW$2];INDEX([.AW$3:.AW11];[.$A11]-[.AW$2]+1;1);0)" office:value-type="float" office:value="22" calcext:value-type="float">
            <text:p>22</text:p>
          </table:table-cell>
          <table:table-cell table:formula="of:=[.AW11]+IF([.$A11]&gt;=[.AX$2];INDEX([.AX$3:.AX11];[.$A11]-[.AX$2]+1;1);0)" office:value-type="float" office:value="22" calcext:value-type="float">
            <text:p>22</text:p>
          </table:table-cell>
          <table:table-cell table:formula="of:=[.AX11]+IF([.$A11]&gt;=[.AY$2];INDEX([.AY$3:.AY11];[.$A11]-[.AY$2]+1;1);0)" office:value-type="float" office:value="22" calcext:value-type="float">
            <text:p>22</text:p>
          </table:table-cell>
          <table:table-cell table:formula="of:=[.AY11]+IF([.$A11]&gt;=[.AZ$2];INDEX([.AZ$3:.AZ11];[.$A11]-[.AZ$2]+1;1);0)" office:value-type="float" office:value="22" calcext:value-type="float">
            <text:p>22</text:p>
          </table:table-cell>
          <table:table-cell table:formula="of:=[.AZ11]+IF([.$A11]&gt;=[.BA$2];INDEX([.BA$3:.BA11];[.$A11]-[.BA$2]+1;1);0)" office:value-type="float" office:value="22" calcext:value-type="float">
            <text:p>22</text:p>
          </table:table-cell>
          <table:table-cell table:formula="of:=[.BA11]+IF([.$A11]&gt;=[.BB$2];INDEX([.BB$3:.BB11];[.$A11]-[.BB$2]+1;1);0)" office:value-type="float" office:value="22" calcext:value-type="float">
            <text:p>22</text:p>
          </table:table-cell>
          <table:table-cell table:formula="of:=[.BB11]+IF([.$A11]&gt;=[.BC$2];INDEX([.BC$3:.BC11];[.$A11]-[.BC$2]+1;1);0)" office:value-type="float" office:value="22" calcext:value-type="float">
            <text:p>22</text:p>
          </table:table-cell>
          <table:table-cell table:formula="of:=[.BC11]+IF([.$A11]&gt;=[.BD$2];INDEX([.BD$3:.BD11];[.$A11]-[.BD$2]+1;1);0)" office:value-type="float" office:value="22" calcext:value-type="float">
            <text:p>22</text:p>
          </table:table-cell>
          <table:table-cell table:formula="of:=[.BD11]+IF([.$A11]&gt;=[.BE$2];INDEX([.BE$3:.BE11];[.$A11]-[.BE$2]+1;1);0)" office:value-type="float" office:value="22" calcext:value-type="float">
            <text:p>22</text:p>
          </table:table-cell>
          <table:table-cell table:formula="of:=[.BE11]+IF([.$A11]&gt;=[.BF$2];INDEX([.BF$3:.BF11];[.$A11]-[.BF$2]+1;1);0)" office:value-type="float" office:value="22" calcext:value-type="float">
            <text:p>22</text:p>
          </table:table-cell>
          <table:table-cell table:formula="of:=[.BF11]+IF([.$A11]&gt;=[.BG$2];INDEX([.BG$3:.BG11];[.$A11]-[.BG$2]+1;1);0)" office:value-type="float" office:value="22" calcext:value-type="float">
            <text:p>22</text:p>
          </table:table-cell>
          <table:table-cell table:formula="of:=[.BG11]+IF([.$A11]&gt;=[.BH$2];INDEX([.BH$3:.BH11];[.$A11]-[.BH$2]+1;1);0)" office:value-type="float" office:value="22" calcext:value-type="float">
            <text:p>22</text:p>
          </table:table-cell>
          <table:table-cell table:formula="of:=[.BH11]+IF([.$A11]&gt;=[.BI$2];INDEX([.BI$3:.BI11];[.$A11]-[.BI$2]+1;1);0)" office:value-type="float" office:value="22" calcext:value-type="float">
            <text:p>22</text:p>
          </table:table-cell>
          <table:table-cell table:formula="of:=[.BI11]+IF([.$A11]&gt;=[.BJ$2];INDEX([.BJ$3:.BJ11];[.$A11]-[.BJ$2]+1;1);0)" office:value-type="float" office:value="22" calcext:value-type="float">
            <text:p>22</text:p>
          </table:table-cell>
          <table:table-cell table:formula="of:=[.BJ11]+IF([.$A11]&gt;=[.BK$2];INDEX([.BK$3:.BK11];[.$A11]-[.BK$2]+1;1);0)" office:value-type="float" office:value="22" calcext:value-type="float">
            <text:p>22</text:p>
          </table:table-cell>
          <table:table-cell table:formula="of:=[.BK11]+IF([.$A11]&gt;=[.BL$2];INDEX([.BL$3:.BL11];[.$A11]-[.BL$2]+1;1);0)" office:value-type="float" office:value="22" calcext:value-type="float">
            <text:p>22</text:p>
          </table:table-cell>
          <table:table-cell table:formula="of:=[.BL11]+IF([.$A11]&gt;=[.BM$2];INDEX([.BM$3:.BM11];[.$A11]-[.BM$2]+1;1);0)" office:value-type="float" office:value="22" calcext:value-type="float">
            <text:p>22</text:p>
          </table:table-cell>
          <table:table-cell table:formula="of:=[.BM11]+IF([.$A11]&gt;=[.BN$2];INDEX([.BN$3:.BN11];[.$A11]-[.BN$2]+1;1);0)" office:value-type="float" office:value="22" calcext:value-type="float">
            <text:p>22</text:p>
          </table:table-cell>
          <table:table-cell table:formula="of:=[.BN11]+IF([.$A11]&gt;=[.BO$2];INDEX([.BO$3:.BO11];[.$A11]-[.BO$2]+1;1);0)" office:value-type="float" office:value="22" calcext:value-type="float">
            <text:p>22</text:p>
          </table:table-cell>
          <table:table-cell table:formula="of:=[.BO11]+IF([.$A11]&gt;=[.BP$2];INDEX([.BP$3:.BP11];[.$A11]-[.BP$2]+1;1);0)" office:value-type="float" office:value="22" calcext:value-type="float">
            <text:p>22</text:p>
          </table:table-cell>
          <table:table-cell table:formula="of:=[.BP11]+IF([.$A11]&gt;=[.BQ$2];INDEX([.BQ$3:.BQ11];[.$A11]-[.BQ$2]+1;1);0)" office:value-type="float" office:value="22" calcext:value-type="float">
            <text:p>22</text:p>
          </table:table-cell>
          <table:table-cell table:formula="of:=[.BQ11]+IF([.$A11]&gt;=[.BR$2];INDEX([.BR$3:.BR11];[.$A11]-[.BR$2]+1;1);0)" office:value-type="float" office:value="22" calcext:value-type="float">
            <text:p>22</text:p>
          </table:table-cell>
          <table:table-cell table:formula="of:=[.BR11]+IF([.$A11]&gt;=[.BS$2];INDEX([.BS$3:.BS11];[.$A11]-[.BS$2]+1;1);0)" office:value-type="float" office:value="22" calcext:value-type="float">
            <text:p>22</text:p>
          </table:table-cell>
          <table:table-cell table:formula="of:=[.BS11]+IF([.$A11]&gt;=[.BT$2];INDEX([.BT$3:.BT11];[.$A11]-[.BT$2]+1;1);0)" office:value-type="float" office:value="22" calcext:value-type="float">
            <text:p>22</text:p>
          </table:table-cell>
          <table:table-cell table:formula="of:=[.BT11]+IF([.$A11]&gt;=[.BU$2];INDEX([.BU$3:.BU11];[.$A11]-[.BU$2]+1;1);0)" office:value-type="float" office:value="22" calcext:value-type="float">
            <text:p>22</text:p>
          </table:table-cell>
          <table:table-cell table:formula="of:=[.BU11]+IF([.$A11]&gt;=[.BV$2];INDEX([.BV$3:.BV11];[.$A11]-[.BV$2]+1;1);0)" office:value-type="float" office:value="22" calcext:value-type="float">
            <text:p>22</text:p>
          </table:table-cell>
          <table:table-cell table:formula="of:=[.BV11]+IF([.$A11]&gt;=[.BW$2];INDEX([.BW$3:.BW11];[.$A11]-[.BW$2]+1;1);0)" office:value-type="float" office:value="22" calcext:value-type="float">
            <text:p>22</text:p>
          </table:table-cell>
          <table:table-cell table:formula="of:=[.BW11]+IF([.$A11]&gt;=[.BX$2];INDEX([.BX$3:.BX11];[.$A11]-[.BX$2]+1;1);0)" office:value-type="float" office:value="22" calcext:value-type="float">
            <text:p>22</text:p>
          </table:table-cell>
          <table:table-cell table:formula="of:=[.BX11]+IF([.$A11]&gt;=[.BY$2];INDEX([.BY$3:.BY11];[.$A11]-[.BY$2]+1;1);0)" office:value-type="float" office:value="22" calcext:value-type="float">
            <text:p>22</text:p>
          </table:table-cell>
          <table:table-cell table:formula="of:=[.BY11]+IF([.$A11]&gt;=[.BZ$2];INDEX([.BZ$3:.BZ11];[.$A11]-[.BZ$2]+1;1);0)" office:value-type="float" office:value="22" calcext:value-type="float">
            <text:p>22</text:p>
          </table:table-cell>
          <table:table-cell table:formula="of:=[.BZ11]+IF([.$A11]&gt;=[.CA$2];INDEX([.CA$3:.CA11];[.$A11]-[.CA$2]+1;1);0)" office:value-type="float" office:value="22" calcext:value-type="float">
            <text:p>22</text:p>
          </table:table-cell>
          <table:table-cell table:formula="of:=[.CA11]+IF([.$A11]&gt;=[.CB$2];INDEX([.CB$3:.CB11];[.$A11]-[.CB$2]+1;1);0)" office:value-type="float" office:value="22" calcext:value-type="float">
            <text:p>22</text:p>
          </table:table-cell>
          <table:table-cell table:formula="of:=[.CB11]+IF([.$A11]&gt;=[.CC$2];INDEX([.CC$3:.CC11];[.$A11]-[.CC$2]+1;1);0)" office:value-type="float" office:value="22" calcext:value-type="float">
            <text:p>22</text:p>
          </table:table-cell>
          <table:table-cell table:formula="of:=[.CC11]+IF([.$A11]&gt;=[.CD$2];INDEX([.CD$3:.CD11];[.$A11]-[.CD$2]+1;1);0)" office:value-type="float" office:value="22" calcext:value-type="float">
            <text:p>22</text:p>
          </table:table-cell>
          <table:table-cell table:formula="of:=[.CD11]+IF([.$A11]&gt;=[.CE$2];INDEX([.CE$3:.CE11];[.$A11]-[.CE$2]+1;1);0)" office:value-type="float" office:value="22" calcext:value-type="float">
            <text:p>22</text:p>
          </table:table-cell>
          <table:table-cell table:formula="of:=[.CE11]+IF([.$A11]&gt;=[.CF$2];INDEX([.CF$3:.CF11];[.$A11]-[.CF$2]+1;1);0)" office:value-type="float" office:value="22" calcext:value-type="float">
            <text:p>22</text:p>
          </table:table-cell>
          <table:table-cell table:formula="of:=[.CF11]+IF([.$A11]&gt;=[.CG$2];INDEX([.CG$3:.CG11];[.$A11]-[.CG$2]+1;1);0)" office:value-type="float" office:value="22" calcext:value-type="float">
            <text:p>22</text:p>
          </table:table-cell>
          <table:table-cell table:formula="of:=[.CG11]+IF([.$A11]&gt;=[.CH$2];INDEX([.CH$3:.CH11];[.$A11]-[.CH$2]+1;1);0)" office:value-type="float" office:value="22" calcext:value-type="float">
            <text:p>22</text:p>
          </table:table-cell>
          <table:table-cell table:formula="of:=[.CH11]+IF([.$A11]&gt;=[.CI$2];INDEX([.CI$3:.CI11];[.$A11]-[.CI$2]+1;1);0)" office:value-type="float" office:value="22" calcext:value-type="float">
            <text:p>22</text:p>
          </table:table-cell>
          <table:table-cell table:formula="of:=[.CI11]+IF([.$A11]&gt;=[.CJ$2];INDEX([.CJ$3:.CJ11];[.$A11]-[.CJ$2]+1;1);0)" office:value-type="float" office:value="22" calcext:value-type="float">
            <text:p>22</text:p>
          </table:table-cell>
          <table:table-cell table:formula="of:=[.CJ11]+IF([.$A11]&gt;=[.CK$2];INDEX([.CK$3:.CK11];[.$A11]-[.CK$2]+1;1);0)" office:value-type="float" office:value="22" calcext:value-type="float">
            <text:p>22</text:p>
          </table:table-cell>
          <table:table-cell table:formula="of:=[.CK11]+IF([.$A11]&gt;=[.CL$2];INDEX([.CL$3:.CL11];[.$A11]-[.CL$2]+1;1);0)" office:value-type="float" office:value="22" calcext:value-type="float">
            <text:p>22</text:p>
          </table:table-cell>
          <table:table-cell table:formula="of:=[.CL11]+IF([.$A11]&gt;=[.CM$2];INDEX([.CM$3:.CM11];[.$A11]-[.CM$2]+1;1);0)" office:value-type="float" office:value="22" calcext:value-type="float">
            <text:p>22</text:p>
          </table:table-cell>
          <table:table-cell table:formula="of:=[.CM11]+IF([.$A11]&gt;=[.CN$2];INDEX([.CN$3:.CN11];[.$A11]-[.CN$2]+1;1);0)" office:value-type="float" office:value="22" calcext:value-type="float">
            <text:p>22</text:p>
          </table:table-cell>
          <table:table-cell table:formula="of:=[.CN11]+IF([.$A11]&gt;=[.CO$2];INDEX([.CO$3:.CO11];[.$A11]-[.CO$2]+1;1);0)" office:value-type="float" office:value="22" calcext:value-type="float">
            <text:p>22</text:p>
          </table:table-cell>
          <table:table-cell table:formula="of:=[.CO11]+IF([.$A11]&gt;=[.CP$2];INDEX([.CP$3:.CP11];[.$A11]-[.CP$2]+1;1);0)" office:value-type="float" office:value="22" calcext:value-type="float">
            <text:p>22</text:p>
          </table:table-cell>
          <table:table-cell table:formula="of:=[.CP11]+IF([.$A11]&gt;=[.CQ$2];INDEX([.CQ$3:.CQ11];[.$A11]-[.CQ$2]+1;1);0)" office:value-type="float" office:value="22" calcext:value-type="float">
            <text:p>22</text:p>
          </table:table-cell>
          <table:table-cell table:formula="of:=[.CQ11]+IF([.$A11]&gt;=[.CR$2];INDEX([.CR$3:.CR11];[.$A11]-[.CR$2]+1;1);0)" office:value-type="float" office:value="22" calcext:value-type="float">
            <text:p>22</text:p>
          </table:table-cell>
          <table:table-cell table:formula="of:=[.CR11]+IF([.$A11]&gt;=[.CS$2];INDEX([.CS$3:.CS11];[.$A11]-[.CS$2]+1;1);0)" office:value-type="float" office:value="22" calcext:value-type="float">
            <text:p>22</text:p>
          </table:table-cell>
          <table:table-cell table:formula="of:=[.CS11]+IF([.$A11]&gt;=[.CT$2];INDEX([.CT$3:.CT11];[.$A11]-[.CT$2]+1;1);0)" office:value-type="float" office:value="22" calcext:value-type="float">
            <text:p>22</text:p>
          </table:table-cell>
          <table:table-cell table:formula="of:=[.CT11]+IF([.$A11]&gt;=[.CU$2];INDEX([.CU$3:.CU11];[.$A11]-[.CU$2]+1;1);0)" office:value-type="float" office:value="22" calcext:value-type="float">
            <text:p>22</text:p>
          </table:table-cell>
          <table:table-cell table:formula="of:=[.CU11]+IF([.$A11]&gt;=[.CV$2];INDEX([.CV$3:.CV11];[.$A11]-[.CV$2]+1;1);0)" office:value-type="float" office:value="22" calcext:value-type="float">
            <text:p>22</text:p>
          </table:table-cell>
          <table:table-cell table:formula="of:=[.CV11]+IF([.$A11]&gt;=[.CW$2];INDEX([.CW$3:.CW11];[.$A11]-[.CW$2]+1;1)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" office:value-type="float" office:value="1" calcext:value-type="float">
            <text:p>1</text:p>
          </table:table-cell>
          <table:table-cell table:formula="of:=[.B12]+IF([.$A12]&gt;=[.C$2];INDEX([.C$3:.C12];[.$A12]-[.C$2]+1;1);0)" office:value-type="float" office:value="5" calcext:value-type="float">
            <text:p>5</text:p>
          </table:table-cell>
          <table:table-cell table:formula="of:=[.C12]+IF([.$A12]&gt;=[.D$2];INDEX([.D$3:.D12];[.$A12]-[.D$2]+1;1);0)" office:value-type="float" office:value="12" calcext:value-type="float">
            <text:p>12</text:p>
          </table:table-cell>
          <table:table-cell table:formula="of:=[.D12]+IF([.$A12]&gt;=[.E$2];INDEX([.E$3:.E12];[.$A12]-[.E$2]+1;1);0)" office:value-type="float" office:value="18" calcext:value-type="float">
            <text:p>18</text:p>
          </table:table-cell>
          <table:table-cell table:formula="of:=[.E12]+IF([.$A12]&gt;=[.F$2];INDEX([.F$3:.F12];[.$A12]-[.F$2]+1;1);0)" office:value-type="float" office:value="23" calcext:value-type="float">
            <text:p>23</text:p>
          </table:table-cell>
          <table:table-cell table:formula="of:=[.F12]+IF([.$A12]&gt;=[.G$2];INDEX([.G$3:.G12];[.$A12]-[.G$2]+1;1);0)" office:value-type="float" office:value="26" calcext:value-type="float">
            <text:p>26</text:p>
          </table:table-cell>
          <table:table-cell table:formula="of:=[.G12]+IF([.$A12]&gt;=[.H$2];INDEX([.H$3:.H12];[.$A12]-[.H$2]+1;1);0)" office:value-type="float" office:value="28" calcext:value-type="float">
            <text:p>28</text:p>
          </table:table-cell>
          <table:table-cell table:formula="of:=[.H12]+IF([.$A12]&gt;=[.I$2];INDEX([.I$3:.I12];[.$A12]-[.I$2]+1;1);0)" office:value-type="float" office:value="29" calcext:value-type="float">
            <text:p>29</text:p>
          </table:table-cell>
          <table:table-cell table:formula="of:=[.I12]+IF([.$A12]&gt;=[.J$2];INDEX([.J$3:.J12];[.$A12]-[.J$2]+1;1);0)" office:value-type="float" office:value="30" calcext:value-type="float">
            <text:p>30</text:p>
          </table:table-cell>
          <table:table-cell table:formula="of:=[.J12]+IF([.$A12]&gt;=[.K$2];INDEX([.K$3:.K12];[.$A12]-[.K$2]+1;1);0)" office:value-type="float" office:value="30" calcext:value-type="float">
            <text:p>30</text:p>
          </table:table-cell>
          <table:table-cell table:formula="of:=[.K12]+IF([.$A12]&gt;=[.L$2];INDEX([.L$3:.L12];[.$A12]-[.L$2]+1;1);0)" office:value-type="float" office:value="30" calcext:value-type="float">
            <text:p>30</text:p>
          </table:table-cell>
          <table:table-cell table:formula="of:=[.L12]+IF([.$A12]&gt;=[.M$2];INDEX([.M$3:.M12];[.$A12]-[.M$2]+1;1);0)" office:value-type="float" office:value="30" calcext:value-type="float">
            <text:p>30</text:p>
          </table:table-cell>
          <table:table-cell table:formula="of:=[.M12]+IF([.$A12]&gt;=[.N$2];INDEX([.N$3:.N12];[.$A12]-[.N$2]+1;1);0)" office:value-type="float" office:value="30" calcext:value-type="float">
            <text:p>30</text:p>
          </table:table-cell>
          <table:table-cell table:formula="of:=[.N12]+IF([.$A12]&gt;=[.O$2];INDEX([.O$3:.O12];[.$A12]-[.O$2]+1;1);0)" office:value-type="float" office:value="30" calcext:value-type="float">
            <text:p>30</text:p>
          </table:table-cell>
          <table:table-cell table:formula="of:=[.O12]+IF([.$A12]&gt;=[.P$2];INDEX([.P$3:.P12];[.$A12]-[.P$2]+1;1);0)" office:value-type="float" office:value="30" calcext:value-type="float">
            <text:p>30</text:p>
          </table:table-cell>
          <table:table-cell table:formula="of:=[.P12]+IF([.$A12]&gt;=[.Q$2];INDEX([.Q$3:.Q12];[.$A12]-[.Q$2]+1;1);0)" office:value-type="float" office:value="30" calcext:value-type="float">
            <text:p>30</text:p>
          </table:table-cell>
          <table:table-cell table:formula="of:=[.Q12]+IF([.$A12]&gt;=[.R$2];INDEX([.R$3:.R12];[.$A12]-[.R$2]+1;1);0)" office:value-type="float" office:value="30" calcext:value-type="float">
            <text:p>30</text:p>
          </table:table-cell>
          <table:table-cell table:formula="of:=[.R12]+IF([.$A12]&gt;=[.S$2];INDEX([.S$3:.S12];[.$A12]-[.S$2]+1;1);0)" office:value-type="float" office:value="30" calcext:value-type="float">
            <text:p>30</text:p>
          </table:table-cell>
          <table:table-cell table:formula="of:=[.S12]+IF([.$A12]&gt;=[.T$2];INDEX([.T$3:.T12];[.$A12]-[.T$2]+1;1);0)" office:value-type="float" office:value="30" calcext:value-type="float">
            <text:p>30</text:p>
          </table:table-cell>
          <table:table-cell table:formula="of:=[.T12]+IF([.$A12]&gt;=[.U$2];INDEX([.U$3:.U12];[.$A12]-[.U$2]+1;1);0)" office:value-type="float" office:value="30" calcext:value-type="float">
            <text:p>30</text:p>
          </table:table-cell>
          <table:table-cell table:formula="of:=[.U12]+IF([.$A12]&gt;=[.V$2];INDEX([.V$3:.V12];[.$A12]-[.V$2]+1;1);0)" office:value-type="float" office:value="30" calcext:value-type="float">
            <text:p>30</text:p>
          </table:table-cell>
          <table:table-cell table:formula="of:=[.V12]+IF([.$A12]&gt;=[.W$2];INDEX([.W$3:.W12];[.$A12]-[.W$2]+1;1);0)" office:value-type="float" office:value="30" calcext:value-type="float">
            <text:p>30</text:p>
          </table:table-cell>
          <table:table-cell table:formula="of:=[.W12]+IF([.$A12]&gt;=[.X$2];INDEX([.X$3:.X12];[.$A12]-[.X$2]+1;1);0)" office:value-type="float" office:value="30" calcext:value-type="float">
            <text:p>30</text:p>
          </table:table-cell>
          <table:table-cell table:formula="of:=[.X12]+IF([.$A12]&gt;=[.Y$2];INDEX([.Y$3:.Y12];[.$A12]-[.Y$2]+1;1);0)" office:value-type="float" office:value="30" calcext:value-type="float">
            <text:p>30</text:p>
          </table:table-cell>
          <table:table-cell table:formula="of:=[.Y12]+IF([.$A12]&gt;=[.Z$2];INDEX([.Z$3:.Z12];[.$A12]-[.Z$2]+1;1);0)" office:value-type="float" office:value="30" calcext:value-type="float">
            <text:p>30</text:p>
          </table:table-cell>
          <table:table-cell table:formula="of:=[.Z12]+IF([.$A12]&gt;=[.AA$2];INDEX([.AA$3:.AA12];[.$A12]-[.AA$2]+1;1);0)" office:value-type="float" office:value="30" calcext:value-type="float">
            <text:p>30</text:p>
          </table:table-cell>
          <table:table-cell table:formula="of:=[.AA12]+IF([.$A12]&gt;=[.AB$2];INDEX([.AB$3:.AB12];[.$A12]-[.AB$2]+1;1);0)" office:value-type="float" office:value="30" calcext:value-type="float">
            <text:p>30</text:p>
          </table:table-cell>
          <table:table-cell table:formula="of:=[.AB12]+IF([.$A12]&gt;=[.AC$2];INDEX([.AC$3:.AC12];[.$A12]-[.AC$2]+1;1);0)" office:value-type="float" office:value="30" calcext:value-type="float">
            <text:p>30</text:p>
          </table:table-cell>
          <table:table-cell table:formula="of:=[.AC12]+IF([.$A12]&gt;=[.AD$2];INDEX([.AD$3:.AD12];[.$A12]-[.AD$2]+1;1);0)" office:value-type="float" office:value="30" calcext:value-type="float">
            <text:p>30</text:p>
          </table:table-cell>
          <table:table-cell table:formula="of:=[.AD12]+IF([.$A12]&gt;=[.AE$2];INDEX([.AE$3:.AE12];[.$A12]-[.AE$2]+1;1);0)" office:value-type="float" office:value="30" calcext:value-type="float">
            <text:p>30</text:p>
          </table:table-cell>
          <table:table-cell table:formula="of:=[.AE12]+IF([.$A12]&gt;=[.AF$2];INDEX([.AF$3:.AF12];[.$A12]-[.AF$2]+1;1);0)" office:value-type="float" office:value="30" calcext:value-type="float">
            <text:p>30</text:p>
          </table:table-cell>
          <table:table-cell table:formula="of:=[.AF12]+IF([.$A12]&gt;=[.AG$2];INDEX([.AG$3:.AG12];[.$A12]-[.AG$2]+1;1);0)" office:value-type="float" office:value="30" calcext:value-type="float">
            <text:p>30</text:p>
          </table:table-cell>
          <table:table-cell table:formula="of:=[.AG12]+IF([.$A12]&gt;=[.AH$2];INDEX([.AH$3:.AH12];[.$A12]-[.AH$2]+1;1);0)" office:value-type="float" office:value="30" calcext:value-type="float">
            <text:p>30</text:p>
          </table:table-cell>
          <table:table-cell table:formula="of:=[.AH12]+IF([.$A12]&gt;=[.AI$2];INDEX([.AI$3:.AI12];[.$A12]-[.AI$2]+1;1);0)" office:value-type="float" office:value="30" calcext:value-type="float">
            <text:p>30</text:p>
          </table:table-cell>
          <table:table-cell table:formula="of:=[.AI12]+IF([.$A12]&gt;=[.AJ$2];INDEX([.AJ$3:.AJ12];[.$A12]-[.AJ$2]+1;1);0)" office:value-type="float" office:value="30" calcext:value-type="float">
            <text:p>30</text:p>
          </table:table-cell>
          <table:table-cell table:formula="of:=[.AJ12]+IF([.$A12]&gt;=[.AK$2];INDEX([.AK$3:.AK12];[.$A12]-[.AK$2]+1;1);0)" office:value-type="float" office:value="30" calcext:value-type="float">
            <text:p>30</text:p>
          </table:table-cell>
          <table:table-cell table:formula="of:=[.AK12]+IF([.$A12]&gt;=[.AL$2];INDEX([.AL$3:.AL12];[.$A12]-[.AL$2]+1;1);0)" office:value-type="float" office:value="30" calcext:value-type="float">
            <text:p>30</text:p>
          </table:table-cell>
          <table:table-cell table:formula="of:=[.AL12]+IF([.$A12]&gt;=[.AM$2];INDEX([.AM$3:.AM12];[.$A12]-[.AM$2]+1;1);0)" office:value-type="float" office:value="30" calcext:value-type="float">
            <text:p>30</text:p>
          </table:table-cell>
          <table:table-cell table:formula="of:=[.AM12]+IF([.$A12]&gt;=[.AN$2];INDEX([.AN$3:.AN12];[.$A12]-[.AN$2]+1;1);0)" office:value-type="float" office:value="30" calcext:value-type="float">
            <text:p>30</text:p>
          </table:table-cell>
          <table:table-cell table:formula="of:=[.AN12]+IF([.$A12]&gt;=[.AO$2];INDEX([.AO$3:.AO12];[.$A12]-[.AO$2]+1;1);0)" office:value-type="float" office:value="30" calcext:value-type="float">
            <text:p>30</text:p>
          </table:table-cell>
          <table:table-cell table:formula="of:=[.AO12]+IF([.$A12]&gt;=[.AP$2];INDEX([.AP$3:.AP12];[.$A12]-[.AP$2]+1;1);0)" office:value-type="float" office:value="30" calcext:value-type="float">
            <text:p>30</text:p>
          </table:table-cell>
          <table:table-cell table:formula="of:=[.AP12]+IF([.$A12]&gt;=[.AQ$2];INDEX([.AQ$3:.AQ12];[.$A12]-[.AQ$2]+1;1);0)" office:value-type="float" office:value="30" calcext:value-type="float">
            <text:p>30</text:p>
          </table:table-cell>
          <table:table-cell table:formula="of:=[.AQ12]+IF([.$A12]&gt;=[.AR$2];INDEX([.AR$3:.AR12];[.$A12]-[.AR$2]+1;1);0)" office:value-type="float" office:value="30" calcext:value-type="float">
            <text:p>30</text:p>
          </table:table-cell>
          <table:table-cell table:formula="of:=[.AR12]+IF([.$A12]&gt;=[.AS$2];INDEX([.AS$3:.AS12];[.$A12]-[.AS$2]+1;1);0)" office:value-type="float" office:value="30" calcext:value-type="float">
            <text:p>30</text:p>
          </table:table-cell>
          <table:table-cell table:formula="of:=[.AS12]+IF([.$A12]&gt;=[.AT$2];INDEX([.AT$3:.AT12];[.$A12]-[.AT$2]+1;1);0)" office:value-type="float" office:value="30" calcext:value-type="float">
            <text:p>30</text:p>
          </table:table-cell>
          <table:table-cell table:formula="of:=[.AT12]+IF([.$A12]&gt;=[.AU$2];INDEX([.AU$3:.AU12];[.$A12]-[.AU$2]+1;1);0)" office:value-type="float" office:value="30" calcext:value-type="float">
            <text:p>30</text:p>
          </table:table-cell>
          <table:table-cell table:formula="of:=[.AU12]+IF([.$A12]&gt;=[.AV$2];INDEX([.AV$3:.AV12];[.$A12]-[.AV$2]+1;1);0)" office:value-type="float" office:value="30" calcext:value-type="float">
            <text:p>30</text:p>
          </table:table-cell>
          <table:table-cell table:formula="of:=[.AV12]+IF([.$A12]&gt;=[.AW$2];INDEX([.AW$3:.AW12];[.$A12]-[.AW$2]+1;1);0)" office:value-type="float" office:value="30" calcext:value-type="float">
            <text:p>30</text:p>
          </table:table-cell>
          <table:table-cell table:formula="of:=[.AW12]+IF([.$A12]&gt;=[.AX$2];INDEX([.AX$3:.AX12];[.$A12]-[.AX$2]+1;1);0)" office:value-type="float" office:value="30" calcext:value-type="float">
            <text:p>30</text:p>
          </table:table-cell>
          <table:table-cell table:formula="of:=[.AX12]+IF([.$A12]&gt;=[.AY$2];INDEX([.AY$3:.AY12];[.$A12]-[.AY$2]+1;1);0)" office:value-type="float" office:value="30" calcext:value-type="float">
            <text:p>30</text:p>
          </table:table-cell>
          <table:table-cell table:formula="of:=[.AY12]+IF([.$A12]&gt;=[.AZ$2];INDEX([.AZ$3:.AZ12];[.$A12]-[.AZ$2]+1;1);0)" office:value-type="float" office:value="30" calcext:value-type="float">
            <text:p>30</text:p>
          </table:table-cell>
          <table:table-cell table:formula="of:=[.AZ12]+IF([.$A12]&gt;=[.BA$2];INDEX([.BA$3:.BA12];[.$A12]-[.BA$2]+1;1);0)" office:value-type="float" office:value="30" calcext:value-type="float">
            <text:p>30</text:p>
          </table:table-cell>
          <table:table-cell table:formula="of:=[.BA12]+IF([.$A12]&gt;=[.BB$2];INDEX([.BB$3:.BB12];[.$A12]-[.BB$2]+1;1);0)" office:value-type="float" office:value="30" calcext:value-type="float">
            <text:p>30</text:p>
          </table:table-cell>
          <table:table-cell table:formula="of:=[.BB12]+IF([.$A12]&gt;=[.BC$2];INDEX([.BC$3:.BC12];[.$A12]-[.BC$2]+1;1);0)" office:value-type="float" office:value="30" calcext:value-type="float">
            <text:p>30</text:p>
          </table:table-cell>
          <table:table-cell table:formula="of:=[.BC12]+IF([.$A12]&gt;=[.BD$2];INDEX([.BD$3:.BD12];[.$A12]-[.BD$2]+1;1);0)" office:value-type="float" office:value="30" calcext:value-type="float">
            <text:p>30</text:p>
          </table:table-cell>
          <table:table-cell table:formula="of:=[.BD12]+IF([.$A12]&gt;=[.BE$2];INDEX([.BE$3:.BE12];[.$A12]-[.BE$2]+1;1);0)" office:value-type="float" office:value="30" calcext:value-type="float">
            <text:p>30</text:p>
          </table:table-cell>
          <table:table-cell table:formula="of:=[.BE12]+IF([.$A12]&gt;=[.BF$2];INDEX([.BF$3:.BF12];[.$A12]-[.BF$2]+1;1);0)" office:value-type="float" office:value="30" calcext:value-type="float">
            <text:p>30</text:p>
          </table:table-cell>
          <table:table-cell table:formula="of:=[.BF12]+IF([.$A12]&gt;=[.BG$2];INDEX([.BG$3:.BG12];[.$A12]-[.BG$2]+1;1);0)" office:value-type="float" office:value="30" calcext:value-type="float">
            <text:p>30</text:p>
          </table:table-cell>
          <table:table-cell table:formula="of:=[.BG12]+IF([.$A12]&gt;=[.BH$2];INDEX([.BH$3:.BH12];[.$A12]-[.BH$2]+1;1);0)" office:value-type="float" office:value="30" calcext:value-type="float">
            <text:p>30</text:p>
          </table:table-cell>
          <table:table-cell table:formula="of:=[.BH12]+IF([.$A12]&gt;=[.BI$2];INDEX([.BI$3:.BI12];[.$A12]-[.BI$2]+1;1);0)" office:value-type="float" office:value="30" calcext:value-type="float">
            <text:p>30</text:p>
          </table:table-cell>
          <table:table-cell table:formula="of:=[.BI12]+IF([.$A12]&gt;=[.BJ$2];INDEX([.BJ$3:.BJ12];[.$A12]-[.BJ$2]+1;1);0)" office:value-type="float" office:value="30" calcext:value-type="float">
            <text:p>30</text:p>
          </table:table-cell>
          <table:table-cell table:formula="of:=[.BJ12]+IF([.$A12]&gt;=[.BK$2];INDEX([.BK$3:.BK12];[.$A12]-[.BK$2]+1;1);0)" office:value-type="float" office:value="30" calcext:value-type="float">
            <text:p>30</text:p>
          </table:table-cell>
          <table:table-cell table:formula="of:=[.BK12]+IF([.$A12]&gt;=[.BL$2];INDEX([.BL$3:.BL12];[.$A12]-[.BL$2]+1;1);0)" office:value-type="float" office:value="30" calcext:value-type="float">
            <text:p>30</text:p>
          </table:table-cell>
          <table:table-cell table:formula="of:=[.BL12]+IF([.$A12]&gt;=[.BM$2];INDEX([.BM$3:.BM12];[.$A12]-[.BM$2]+1;1);0)" office:value-type="float" office:value="30" calcext:value-type="float">
            <text:p>30</text:p>
          </table:table-cell>
          <table:table-cell table:formula="of:=[.BM12]+IF([.$A12]&gt;=[.BN$2];INDEX([.BN$3:.BN12];[.$A12]-[.BN$2]+1;1);0)" office:value-type="float" office:value="30" calcext:value-type="float">
            <text:p>30</text:p>
          </table:table-cell>
          <table:table-cell table:formula="of:=[.BN12]+IF([.$A12]&gt;=[.BO$2];INDEX([.BO$3:.BO12];[.$A12]-[.BO$2]+1;1);0)" office:value-type="float" office:value="30" calcext:value-type="float">
            <text:p>30</text:p>
          </table:table-cell>
          <table:table-cell table:formula="of:=[.BO12]+IF([.$A12]&gt;=[.BP$2];INDEX([.BP$3:.BP12];[.$A12]-[.BP$2]+1;1);0)" office:value-type="float" office:value="30" calcext:value-type="float">
            <text:p>30</text:p>
          </table:table-cell>
          <table:table-cell table:formula="of:=[.BP12]+IF([.$A12]&gt;=[.BQ$2];INDEX([.BQ$3:.BQ12];[.$A12]-[.BQ$2]+1;1);0)" office:value-type="float" office:value="30" calcext:value-type="float">
            <text:p>30</text:p>
          </table:table-cell>
          <table:table-cell table:formula="of:=[.BQ12]+IF([.$A12]&gt;=[.BR$2];INDEX([.BR$3:.BR12];[.$A12]-[.BR$2]+1;1);0)" office:value-type="float" office:value="30" calcext:value-type="float">
            <text:p>30</text:p>
          </table:table-cell>
          <table:table-cell table:formula="of:=[.BR12]+IF([.$A12]&gt;=[.BS$2];INDEX([.BS$3:.BS12];[.$A12]-[.BS$2]+1;1);0)" office:value-type="float" office:value="30" calcext:value-type="float">
            <text:p>30</text:p>
          </table:table-cell>
          <table:table-cell table:formula="of:=[.BS12]+IF([.$A12]&gt;=[.BT$2];INDEX([.BT$3:.BT12];[.$A12]-[.BT$2]+1;1);0)" office:value-type="float" office:value="30" calcext:value-type="float">
            <text:p>30</text:p>
          </table:table-cell>
          <table:table-cell table:formula="of:=[.BT12]+IF([.$A12]&gt;=[.BU$2];INDEX([.BU$3:.BU12];[.$A12]-[.BU$2]+1;1);0)" office:value-type="float" office:value="30" calcext:value-type="float">
            <text:p>30</text:p>
          </table:table-cell>
          <table:table-cell table:formula="of:=[.BU12]+IF([.$A12]&gt;=[.BV$2];INDEX([.BV$3:.BV12];[.$A12]-[.BV$2]+1;1);0)" office:value-type="float" office:value="30" calcext:value-type="float">
            <text:p>30</text:p>
          </table:table-cell>
          <table:table-cell table:formula="of:=[.BV12]+IF([.$A12]&gt;=[.BW$2];INDEX([.BW$3:.BW12];[.$A12]-[.BW$2]+1;1);0)" office:value-type="float" office:value="30" calcext:value-type="float">
            <text:p>30</text:p>
          </table:table-cell>
          <table:table-cell table:formula="of:=[.BW12]+IF([.$A12]&gt;=[.BX$2];INDEX([.BX$3:.BX12];[.$A12]-[.BX$2]+1;1);0)" office:value-type="float" office:value="30" calcext:value-type="float">
            <text:p>30</text:p>
          </table:table-cell>
          <table:table-cell table:formula="of:=[.BX12]+IF([.$A12]&gt;=[.BY$2];INDEX([.BY$3:.BY12];[.$A12]-[.BY$2]+1;1);0)" office:value-type="float" office:value="30" calcext:value-type="float">
            <text:p>30</text:p>
          </table:table-cell>
          <table:table-cell table:formula="of:=[.BY12]+IF([.$A12]&gt;=[.BZ$2];INDEX([.BZ$3:.BZ12];[.$A12]-[.BZ$2]+1;1);0)" office:value-type="float" office:value="30" calcext:value-type="float">
            <text:p>30</text:p>
          </table:table-cell>
          <table:table-cell table:formula="of:=[.BZ12]+IF([.$A12]&gt;=[.CA$2];INDEX([.CA$3:.CA12];[.$A12]-[.CA$2]+1;1);0)" office:value-type="float" office:value="30" calcext:value-type="float">
            <text:p>30</text:p>
          </table:table-cell>
          <table:table-cell table:formula="of:=[.CA12]+IF([.$A12]&gt;=[.CB$2];INDEX([.CB$3:.CB12];[.$A12]-[.CB$2]+1;1);0)" office:value-type="float" office:value="30" calcext:value-type="float">
            <text:p>30</text:p>
          </table:table-cell>
          <table:table-cell table:formula="of:=[.CB12]+IF([.$A12]&gt;=[.CC$2];INDEX([.CC$3:.CC12];[.$A12]-[.CC$2]+1;1);0)" office:value-type="float" office:value="30" calcext:value-type="float">
            <text:p>30</text:p>
          </table:table-cell>
          <table:table-cell table:formula="of:=[.CC12]+IF([.$A12]&gt;=[.CD$2];INDEX([.CD$3:.CD12];[.$A12]-[.CD$2]+1;1);0)" office:value-type="float" office:value="30" calcext:value-type="float">
            <text:p>30</text:p>
          </table:table-cell>
          <table:table-cell table:formula="of:=[.CD12]+IF([.$A12]&gt;=[.CE$2];INDEX([.CE$3:.CE12];[.$A12]-[.CE$2]+1;1);0)" office:value-type="float" office:value="30" calcext:value-type="float">
            <text:p>30</text:p>
          </table:table-cell>
          <table:table-cell table:formula="of:=[.CE12]+IF([.$A12]&gt;=[.CF$2];INDEX([.CF$3:.CF12];[.$A12]-[.CF$2]+1;1);0)" office:value-type="float" office:value="30" calcext:value-type="float">
            <text:p>30</text:p>
          </table:table-cell>
          <table:table-cell table:formula="of:=[.CF12]+IF([.$A12]&gt;=[.CG$2];INDEX([.CG$3:.CG12];[.$A12]-[.CG$2]+1;1);0)" office:value-type="float" office:value="30" calcext:value-type="float">
            <text:p>30</text:p>
          </table:table-cell>
          <table:table-cell table:formula="of:=[.CG12]+IF([.$A12]&gt;=[.CH$2];INDEX([.CH$3:.CH12];[.$A12]-[.CH$2]+1;1);0)" office:value-type="float" office:value="30" calcext:value-type="float">
            <text:p>30</text:p>
          </table:table-cell>
          <table:table-cell table:formula="of:=[.CH12]+IF([.$A12]&gt;=[.CI$2];INDEX([.CI$3:.CI12];[.$A12]-[.CI$2]+1;1);0)" office:value-type="float" office:value="30" calcext:value-type="float">
            <text:p>30</text:p>
          </table:table-cell>
          <table:table-cell table:formula="of:=[.CI12]+IF([.$A12]&gt;=[.CJ$2];INDEX([.CJ$3:.CJ12];[.$A12]-[.CJ$2]+1;1);0)" office:value-type="float" office:value="30" calcext:value-type="float">
            <text:p>30</text:p>
          </table:table-cell>
          <table:table-cell table:formula="of:=[.CJ12]+IF([.$A12]&gt;=[.CK$2];INDEX([.CK$3:.CK12];[.$A12]-[.CK$2]+1;1);0)" office:value-type="float" office:value="30" calcext:value-type="float">
            <text:p>30</text:p>
          </table:table-cell>
          <table:table-cell table:formula="of:=[.CK12]+IF([.$A12]&gt;=[.CL$2];INDEX([.CL$3:.CL12];[.$A12]-[.CL$2]+1;1);0)" office:value-type="float" office:value="30" calcext:value-type="float">
            <text:p>30</text:p>
          </table:table-cell>
          <table:table-cell table:formula="of:=[.CL12]+IF([.$A12]&gt;=[.CM$2];INDEX([.CM$3:.CM12];[.$A12]-[.CM$2]+1;1);0)" office:value-type="float" office:value="30" calcext:value-type="float">
            <text:p>30</text:p>
          </table:table-cell>
          <table:table-cell table:formula="of:=[.CM12]+IF([.$A12]&gt;=[.CN$2];INDEX([.CN$3:.CN12];[.$A12]-[.CN$2]+1;1);0)" office:value-type="float" office:value="30" calcext:value-type="float">
            <text:p>30</text:p>
          </table:table-cell>
          <table:table-cell table:formula="of:=[.CN12]+IF([.$A12]&gt;=[.CO$2];INDEX([.CO$3:.CO12];[.$A12]-[.CO$2]+1;1);0)" office:value-type="float" office:value="30" calcext:value-type="float">
            <text:p>30</text:p>
          </table:table-cell>
          <table:table-cell table:formula="of:=[.CO12]+IF([.$A12]&gt;=[.CP$2];INDEX([.CP$3:.CP12];[.$A12]-[.CP$2]+1;1);0)" office:value-type="float" office:value="30" calcext:value-type="float">
            <text:p>30</text:p>
          </table:table-cell>
          <table:table-cell table:formula="of:=[.CP12]+IF([.$A12]&gt;=[.CQ$2];INDEX([.CQ$3:.CQ12];[.$A12]-[.CQ$2]+1;1);0)" office:value-type="float" office:value="30" calcext:value-type="float">
            <text:p>30</text:p>
          </table:table-cell>
          <table:table-cell table:formula="of:=[.CQ12]+IF([.$A12]&gt;=[.CR$2];INDEX([.CR$3:.CR12];[.$A12]-[.CR$2]+1;1);0)" office:value-type="float" office:value="30" calcext:value-type="float">
            <text:p>30</text:p>
          </table:table-cell>
          <table:table-cell table:formula="of:=[.CR12]+IF([.$A12]&gt;=[.CS$2];INDEX([.CS$3:.CS12];[.$A12]-[.CS$2]+1;1);0)" office:value-type="float" office:value="30" calcext:value-type="float">
            <text:p>30</text:p>
          </table:table-cell>
          <table:table-cell table:formula="of:=[.CS12]+IF([.$A12]&gt;=[.CT$2];INDEX([.CT$3:.CT12];[.$A12]-[.CT$2]+1;1);0)" office:value-type="float" office:value="30" calcext:value-type="float">
            <text:p>30</text:p>
          </table:table-cell>
          <table:table-cell table:formula="of:=[.CT12]+IF([.$A12]&gt;=[.CU$2];INDEX([.CU$3:.CU12];[.$A12]-[.CU$2]+1;1);0)" office:value-type="float" office:value="30" calcext:value-type="float">
            <text:p>30</text:p>
          </table:table-cell>
          <table:table-cell table:formula="of:=[.CU12]+IF([.$A12]&gt;=[.CV$2];INDEX([.CV$3:.CV12];[.$A12]-[.CV$2]+1;1);0)" office:value-type="float" office:value="30" calcext:value-type="float">
            <text:p>30</text:p>
          </table:table-cell>
          <table:table-cell table:formula="of:=[.CV12]+IF([.$A12]&gt;=[.CW$2];INDEX([.CW$3:.CW12];[.$A12]-[.CW$2]+1;1)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" office:value-type="float" office:value="1" calcext:value-type="float">
            <text:p>1</text:p>
          </table:table-cell>
          <table:table-cell table:formula="of:=[.B13]+IF([.$A13]&gt;=[.C$2];INDEX([.C$3:.C13];[.$A13]-[.C$2]+1;1);0)" office:value-type="float" office:value="6" calcext:value-type="float">
            <text:p>6</text:p>
          </table:table-cell>
          <table:table-cell table:formula="of:=[.C13]+IF([.$A13]&gt;=[.D$2];INDEX([.D$3:.D13];[.$A13]-[.D$2]+1;1);0)" office:value-type="float" office:value="14" calcext:value-type="float">
            <text:p>14</text:p>
          </table:table-cell>
          <table:table-cell table:formula="of:=[.D13]+IF([.$A13]&gt;=[.E$2];INDEX([.E$3:.E13];[.$A13]-[.E$2]+1;1);0)" office:value-type="float" office:value="23" calcext:value-type="float">
            <text:p>23</text:p>
          </table:table-cell>
          <table:table-cell table:formula="of:=[.E13]+IF([.$A13]&gt;=[.F$2];INDEX([.F$3:.F13];[.$A13]-[.F$2]+1;1);0)" office:value-type="float" office:value="30" calcext:value-type="float">
            <text:p>30</text:p>
          </table:table-cell>
          <table:table-cell table:formula="of:=[.F13]+IF([.$A13]&gt;=[.G$2];INDEX([.G$3:.G13];[.$A13]-[.G$2]+1;1);0)" office:value-type="float" office:value="35" calcext:value-type="float">
            <text:p>35</text:p>
          </table:table-cell>
          <table:table-cell table:formula="of:=[.G13]+IF([.$A13]&gt;=[.H$2];INDEX([.H$3:.H13];[.$A13]-[.H$2]+1;1);0)" office:value-type="float" office:value="38" calcext:value-type="float">
            <text:p>38</text:p>
          </table:table-cell>
          <table:table-cell table:formula="of:=[.H13]+IF([.$A13]&gt;=[.I$2];INDEX([.I$3:.I13];[.$A13]-[.I$2]+1;1);0)" office:value-type="float" office:value="40" calcext:value-type="float">
            <text:p>40</text:p>
          </table:table-cell>
          <table:table-cell table:formula="of:=[.I13]+IF([.$A13]&gt;=[.J$2];INDEX([.J$3:.J13];[.$A13]-[.J$2]+1;1);0)" office:value-type="float" office:value="41" calcext:value-type="float">
            <text:p>41</text:p>
          </table:table-cell>
          <table:table-cell table:formula="of:=[.J13]+IF([.$A13]&gt;=[.K$2];INDEX([.K$3:.K13];[.$A13]-[.K$2]+1;1);0)" office:value-type="float" office:value="42" calcext:value-type="float">
            <text:p>42</text:p>
          </table:table-cell>
          <table:table-cell table:formula="of:=[.K13]+IF([.$A13]&gt;=[.L$2];INDEX([.L$3:.L13];[.$A13]-[.L$2]+1;1);0)" office:value-type="float" office:value="42" calcext:value-type="float">
            <text:p>42</text:p>
          </table:table-cell>
          <table:table-cell table:formula="of:=[.L13]+IF([.$A13]&gt;=[.M$2];INDEX([.M$3:.M13];[.$A13]-[.M$2]+1;1);0)" office:value-type="float" office:value="42" calcext:value-type="float">
            <text:p>42</text:p>
          </table:table-cell>
          <table:table-cell table:formula="of:=[.M13]+IF([.$A13]&gt;=[.N$2];INDEX([.N$3:.N13];[.$A13]-[.N$2]+1;1);0)" office:value-type="float" office:value="42" calcext:value-type="float">
            <text:p>42</text:p>
          </table:table-cell>
          <table:table-cell table:formula="of:=[.N13]+IF([.$A13]&gt;=[.O$2];INDEX([.O$3:.O13];[.$A13]-[.O$2]+1;1);0)" office:value-type="float" office:value="42" calcext:value-type="float">
            <text:p>42</text:p>
          </table:table-cell>
          <table:table-cell table:formula="of:=[.O13]+IF([.$A13]&gt;=[.P$2];INDEX([.P$3:.P13];[.$A13]-[.P$2]+1;1);0)" office:value-type="float" office:value="42" calcext:value-type="float">
            <text:p>42</text:p>
          </table:table-cell>
          <table:table-cell table:formula="of:=[.P13]+IF([.$A13]&gt;=[.Q$2];INDEX([.Q$3:.Q13];[.$A13]-[.Q$2]+1;1);0)" office:value-type="float" office:value="42" calcext:value-type="float">
            <text:p>42</text:p>
          </table:table-cell>
          <table:table-cell table:formula="of:=[.Q13]+IF([.$A13]&gt;=[.R$2];INDEX([.R$3:.R13];[.$A13]-[.R$2]+1;1);0)" office:value-type="float" office:value="42" calcext:value-type="float">
            <text:p>42</text:p>
          </table:table-cell>
          <table:table-cell table:formula="of:=[.R13]+IF([.$A13]&gt;=[.S$2];INDEX([.S$3:.S13];[.$A13]-[.S$2]+1;1);0)" office:value-type="float" office:value="42" calcext:value-type="float">
            <text:p>42</text:p>
          </table:table-cell>
          <table:table-cell table:formula="of:=[.S13]+IF([.$A13]&gt;=[.T$2];INDEX([.T$3:.T13];[.$A13]-[.T$2]+1;1);0)" office:value-type="float" office:value="42" calcext:value-type="float">
            <text:p>42</text:p>
          </table:table-cell>
          <table:table-cell table:formula="of:=[.T13]+IF([.$A13]&gt;=[.U$2];INDEX([.U$3:.U13];[.$A13]-[.U$2]+1;1);0)" office:value-type="float" office:value="42" calcext:value-type="float">
            <text:p>42</text:p>
          </table:table-cell>
          <table:table-cell table:formula="of:=[.U13]+IF([.$A13]&gt;=[.V$2];INDEX([.V$3:.V13];[.$A13]-[.V$2]+1;1);0)" office:value-type="float" office:value="42" calcext:value-type="float">
            <text:p>42</text:p>
          </table:table-cell>
          <table:table-cell table:formula="of:=[.V13]+IF([.$A13]&gt;=[.W$2];INDEX([.W$3:.W13];[.$A13]-[.W$2]+1;1);0)" office:value-type="float" office:value="42" calcext:value-type="float">
            <text:p>42</text:p>
          </table:table-cell>
          <table:table-cell table:formula="of:=[.W13]+IF([.$A13]&gt;=[.X$2];INDEX([.X$3:.X13];[.$A13]-[.X$2]+1;1);0)" office:value-type="float" office:value="42" calcext:value-type="float">
            <text:p>42</text:p>
          </table:table-cell>
          <table:table-cell table:formula="of:=[.X13]+IF([.$A13]&gt;=[.Y$2];INDEX([.Y$3:.Y13];[.$A13]-[.Y$2]+1;1);0)" office:value-type="float" office:value="42" calcext:value-type="float">
            <text:p>42</text:p>
          </table:table-cell>
          <table:table-cell table:formula="of:=[.Y13]+IF([.$A13]&gt;=[.Z$2];INDEX([.Z$3:.Z13];[.$A13]-[.Z$2]+1;1);0)" office:value-type="float" office:value="42" calcext:value-type="float">
            <text:p>42</text:p>
          </table:table-cell>
          <table:table-cell table:formula="of:=[.Z13]+IF([.$A13]&gt;=[.AA$2];INDEX([.AA$3:.AA13];[.$A13]-[.AA$2]+1;1);0)" office:value-type="float" office:value="42" calcext:value-type="float">
            <text:p>42</text:p>
          </table:table-cell>
          <table:table-cell table:formula="of:=[.AA13]+IF([.$A13]&gt;=[.AB$2];INDEX([.AB$3:.AB13];[.$A13]-[.AB$2]+1;1);0)" office:value-type="float" office:value="42" calcext:value-type="float">
            <text:p>42</text:p>
          </table:table-cell>
          <table:table-cell table:formula="of:=[.AB13]+IF([.$A13]&gt;=[.AC$2];INDEX([.AC$3:.AC13];[.$A13]-[.AC$2]+1;1);0)" office:value-type="float" office:value="42" calcext:value-type="float">
            <text:p>42</text:p>
          </table:table-cell>
          <table:table-cell table:formula="of:=[.AC13]+IF([.$A13]&gt;=[.AD$2];INDEX([.AD$3:.AD13];[.$A13]-[.AD$2]+1;1);0)" office:value-type="float" office:value="42" calcext:value-type="float">
            <text:p>42</text:p>
          </table:table-cell>
          <table:table-cell table:formula="of:=[.AD13]+IF([.$A13]&gt;=[.AE$2];INDEX([.AE$3:.AE13];[.$A13]-[.AE$2]+1;1);0)" office:value-type="float" office:value="42" calcext:value-type="float">
            <text:p>42</text:p>
          </table:table-cell>
          <table:table-cell table:formula="of:=[.AE13]+IF([.$A13]&gt;=[.AF$2];INDEX([.AF$3:.AF13];[.$A13]-[.AF$2]+1;1);0)" office:value-type="float" office:value="42" calcext:value-type="float">
            <text:p>42</text:p>
          </table:table-cell>
          <table:table-cell table:formula="of:=[.AF13]+IF([.$A13]&gt;=[.AG$2];INDEX([.AG$3:.AG13];[.$A13]-[.AG$2]+1;1);0)" office:value-type="float" office:value="42" calcext:value-type="float">
            <text:p>42</text:p>
          </table:table-cell>
          <table:table-cell table:formula="of:=[.AG13]+IF([.$A13]&gt;=[.AH$2];INDEX([.AH$3:.AH13];[.$A13]-[.AH$2]+1;1);0)" office:value-type="float" office:value="42" calcext:value-type="float">
            <text:p>42</text:p>
          </table:table-cell>
          <table:table-cell table:formula="of:=[.AH13]+IF([.$A13]&gt;=[.AI$2];INDEX([.AI$3:.AI13];[.$A13]-[.AI$2]+1;1);0)" office:value-type="float" office:value="42" calcext:value-type="float">
            <text:p>42</text:p>
          </table:table-cell>
          <table:table-cell table:formula="of:=[.AI13]+IF([.$A13]&gt;=[.AJ$2];INDEX([.AJ$3:.AJ13];[.$A13]-[.AJ$2]+1;1);0)" office:value-type="float" office:value="42" calcext:value-type="float">
            <text:p>42</text:p>
          </table:table-cell>
          <table:table-cell table:formula="of:=[.AJ13]+IF([.$A13]&gt;=[.AK$2];INDEX([.AK$3:.AK13];[.$A13]-[.AK$2]+1;1);0)" office:value-type="float" office:value="42" calcext:value-type="float">
            <text:p>42</text:p>
          </table:table-cell>
          <table:table-cell table:formula="of:=[.AK13]+IF([.$A13]&gt;=[.AL$2];INDEX([.AL$3:.AL13];[.$A13]-[.AL$2]+1;1);0)" office:value-type="float" office:value="42" calcext:value-type="float">
            <text:p>42</text:p>
          </table:table-cell>
          <table:table-cell table:formula="of:=[.AL13]+IF([.$A13]&gt;=[.AM$2];INDEX([.AM$3:.AM13];[.$A13]-[.AM$2]+1;1);0)" office:value-type="float" office:value="42" calcext:value-type="float">
            <text:p>42</text:p>
          </table:table-cell>
          <table:table-cell table:formula="of:=[.AM13]+IF([.$A13]&gt;=[.AN$2];INDEX([.AN$3:.AN13];[.$A13]-[.AN$2]+1;1);0)" office:value-type="float" office:value="42" calcext:value-type="float">
            <text:p>42</text:p>
          </table:table-cell>
          <table:table-cell table:formula="of:=[.AN13]+IF([.$A13]&gt;=[.AO$2];INDEX([.AO$3:.AO13];[.$A13]-[.AO$2]+1;1);0)" office:value-type="float" office:value="42" calcext:value-type="float">
            <text:p>42</text:p>
          </table:table-cell>
          <table:table-cell table:formula="of:=[.AO13]+IF([.$A13]&gt;=[.AP$2];INDEX([.AP$3:.AP13];[.$A13]-[.AP$2]+1;1);0)" office:value-type="float" office:value="42" calcext:value-type="float">
            <text:p>42</text:p>
          </table:table-cell>
          <table:table-cell table:formula="of:=[.AP13]+IF([.$A13]&gt;=[.AQ$2];INDEX([.AQ$3:.AQ13];[.$A13]-[.AQ$2]+1;1);0)" office:value-type="float" office:value="42" calcext:value-type="float">
            <text:p>42</text:p>
          </table:table-cell>
          <table:table-cell table:formula="of:=[.AQ13]+IF([.$A13]&gt;=[.AR$2];INDEX([.AR$3:.AR13];[.$A13]-[.AR$2]+1;1);0)" office:value-type="float" office:value="42" calcext:value-type="float">
            <text:p>42</text:p>
          </table:table-cell>
          <table:table-cell table:formula="of:=[.AR13]+IF([.$A13]&gt;=[.AS$2];INDEX([.AS$3:.AS13];[.$A13]-[.AS$2]+1;1);0)" office:value-type="float" office:value="42" calcext:value-type="float">
            <text:p>42</text:p>
          </table:table-cell>
          <table:table-cell table:formula="of:=[.AS13]+IF([.$A13]&gt;=[.AT$2];INDEX([.AT$3:.AT13];[.$A13]-[.AT$2]+1;1);0)" office:value-type="float" office:value="42" calcext:value-type="float">
            <text:p>42</text:p>
          </table:table-cell>
          <table:table-cell table:formula="of:=[.AT13]+IF([.$A13]&gt;=[.AU$2];INDEX([.AU$3:.AU13];[.$A13]-[.AU$2]+1;1);0)" office:value-type="float" office:value="42" calcext:value-type="float">
            <text:p>42</text:p>
          </table:table-cell>
          <table:table-cell table:formula="of:=[.AU13]+IF([.$A13]&gt;=[.AV$2];INDEX([.AV$3:.AV13];[.$A13]-[.AV$2]+1;1);0)" office:value-type="float" office:value="42" calcext:value-type="float">
            <text:p>42</text:p>
          </table:table-cell>
          <table:table-cell table:formula="of:=[.AV13]+IF([.$A13]&gt;=[.AW$2];INDEX([.AW$3:.AW13];[.$A13]-[.AW$2]+1;1);0)" office:value-type="float" office:value="42" calcext:value-type="float">
            <text:p>42</text:p>
          </table:table-cell>
          <table:table-cell table:formula="of:=[.AW13]+IF([.$A13]&gt;=[.AX$2];INDEX([.AX$3:.AX13];[.$A13]-[.AX$2]+1;1);0)" office:value-type="float" office:value="42" calcext:value-type="float">
            <text:p>42</text:p>
          </table:table-cell>
          <table:table-cell table:formula="of:=[.AX13]+IF([.$A13]&gt;=[.AY$2];INDEX([.AY$3:.AY13];[.$A13]-[.AY$2]+1;1);0)" office:value-type="float" office:value="42" calcext:value-type="float">
            <text:p>42</text:p>
          </table:table-cell>
          <table:table-cell table:formula="of:=[.AY13]+IF([.$A13]&gt;=[.AZ$2];INDEX([.AZ$3:.AZ13];[.$A13]-[.AZ$2]+1;1);0)" office:value-type="float" office:value="42" calcext:value-type="float">
            <text:p>42</text:p>
          </table:table-cell>
          <table:table-cell table:formula="of:=[.AZ13]+IF([.$A13]&gt;=[.BA$2];INDEX([.BA$3:.BA13];[.$A13]-[.BA$2]+1;1);0)" office:value-type="float" office:value="42" calcext:value-type="float">
            <text:p>42</text:p>
          </table:table-cell>
          <table:table-cell table:formula="of:=[.BA13]+IF([.$A13]&gt;=[.BB$2];INDEX([.BB$3:.BB13];[.$A13]-[.BB$2]+1;1);0)" office:value-type="float" office:value="42" calcext:value-type="float">
            <text:p>42</text:p>
          </table:table-cell>
          <table:table-cell table:formula="of:=[.BB13]+IF([.$A13]&gt;=[.BC$2];INDEX([.BC$3:.BC13];[.$A13]-[.BC$2]+1;1);0)" office:value-type="float" office:value="42" calcext:value-type="float">
            <text:p>42</text:p>
          </table:table-cell>
          <table:table-cell table:formula="of:=[.BC13]+IF([.$A13]&gt;=[.BD$2];INDEX([.BD$3:.BD13];[.$A13]-[.BD$2]+1;1);0)" office:value-type="float" office:value="42" calcext:value-type="float">
            <text:p>42</text:p>
          </table:table-cell>
          <table:table-cell table:formula="of:=[.BD13]+IF([.$A13]&gt;=[.BE$2];INDEX([.BE$3:.BE13];[.$A13]-[.BE$2]+1;1);0)" office:value-type="float" office:value="42" calcext:value-type="float">
            <text:p>42</text:p>
          </table:table-cell>
          <table:table-cell table:formula="of:=[.BE13]+IF([.$A13]&gt;=[.BF$2];INDEX([.BF$3:.BF13];[.$A13]-[.BF$2]+1;1);0)" office:value-type="float" office:value="42" calcext:value-type="float">
            <text:p>42</text:p>
          </table:table-cell>
          <table:table-cell table:formula="of:=[.BF13]+IF([.$A13]&gt;=[.BG$2];INDEX([.BG$3:.BG13];[.$A13]-[.BG$2]+1;1);0)" office:value-type="float" office:value="42" calcext:value-type="float">
            <text:p>42</text:p>
          </table:table-cell>
          <table:table-cell table:formula="of:=[.BG13]+IF([.$A13]&gt;=[.BH$2];INDEX([.BH$3:.BH13];[.$A13]-[.BH$2]+1;1);0)" office:value-type="float" office:value="42" calcext:value-type="float">
            <text:p>42</text:p>
          </table:table-cell>
          <table:table-cell table:formula="of:=[.BH13]+IF([.$A13]&gt;=[.BI$2];INDEX([.BI$3:.BI13];[.$A13]-[.BI$2]+1;1);0)" office:value-type="float" office:value="42" calcext:value-type="float">
            <text:p>42</text:p>
          </table:table-cell>
          <table:table-cell table:formula="of:=[.BI13]+IF([.$A13]&gt;=[.BJ$2];INDEX([.BJ$3:.BJ13];[.$A13]-[.BJ$2]+1;1);0)" office:value-type="float" office:value="42" calcext:value-type="float">
            <text:p>42</text:p>
          </table:table-cell>
          <table:table-cell table:formula="of:=[.BJ13]+IF([.$A13]&gt;=[.BK$2];INDEX([.BK$3:.BK13];[.$A13]-[.BK$2]+1;1);0)" office:value-type="float" office:value="42" calcext:value-type="float">
            <text:p>42</text:p>
          </table:table-cell>
          <table:table-cell table:formula="of:=[.BK13]+IF([.$A13]&gt;=[.BL$2];INDEX([.BL$3:.BL13];[.$A13]-[.BL$2]+1;1);0)" office:value-type="float" office:value="42" calcext:value-type="float">
            <text:p>42</text:p>
          </table:table-cell>
          <table:table-cell table:formula="of:=[.BL13]+IF([.$A13]&gt;=[.BM$2];INDEX([.BM$3:.BM13];[.$A13]-[.BM$2]+1;1);0)" office:value-type="float" office:value="42" calcext:value-type="float">
            <text:p>42</text:p>
          </table:table-cell>
          <table:table-cell table:formula="of:=[.BM13]+IF([.$A13]&gt;=[.BN$2];INDEX([.BN$3:.BN13];[.$A13]-[.BN$2]+1;1);0)" office:value-type="float" office:value="42" calcext:value-type="float">
            <text:p>42</text:p>
          </table:table-cell>
          <table:table-cell table:formula="of:=[.BN13]+IF([.$A13]&gt;=[.BO$2];INDEX([.BO$3:.BO13];[.$A13]-[.BO$2]+1;1);0)" office:value-type="float" office:value="42" calcext:value-type="float">
            <text:p>42</text:p>
          </table:table-cell>
          <table:table-cell table:formula="of:=[.BO13]+IF([.$A13]&gt;=[.BP$2];INDEX([.BP$3:.BP13];[.$A13]-[.BP$2]+1;1);0)" office:value-type="float" office:value="42" calcext:value-type="float">
            <text:p>42</text:p>
          </table:table-cell>
          <table:table-cell table:formula="of:=[.BP13]+IF([.$A13]&gt;=[.BQ$2];INDEX([.BQ$3:.BQ13];[.$A13]-[.BQ$2]+1;1);0)" office:value-type="float" office:value="42" calcext:value-type="float">
            <text:p>42</text:p>
          </table:table-cell>
          <table:table-cell table:formula="of:=[.BQ13]+IF([.$A13]&gt;=[.BR$2];INDEX([.BR$3:.BR13];[.$A13]-[.BR$2]+1;1);0)" office:value-type="float" office:value="42" calcext:value-type="float">
            <text:p>42</text:p>
          </table:table-cell>
          <table:table-cell table:formula="of:=[.BR13]+IF([.$A13]&gt;=[.BS$2];INDEX([.BS$3:.BS13];[.$A13]-[.BS$2]+1;1);0)" office:value-type="float" office:value="42" calcext:value-type="float">
            <text:p>42</text:p>
          </table:table-cell>
          <table:table-cell table:formula="of:=[.BS13]+IF([.$A13]&gt;=[.BT$2];INDEX([.BT$3:.BT13];[.$A13]-[.BT$2]+1;1);0)" office:value-type="float" office:value="42" calcext:value-type="float">
            <text:p>42</text:p>
          </table:table-cell>
          <table:table-cell table:formula="of:=[.BT13]+IF([.$A13]&gt;=[.BU$2];INDEX([.BU$3:.BU13];[.$A13]-[.BU$2]+1;1);0)" office:value-type="float" office:value="42" calcext:value-type="float">
            <text:p>42</text:p>
          </table:table-cell>
          <table:table-cell table:formula="of:=[.BU13]+IF([.$A13]&gt;=[.BV$2];INDEX([.BV$3:.BV13];[.$A13]-[.BV$2]+1;1);0)" office:value-type="float" office:value="42" calcext:value-type="float">
            <text:p>42</text:p>
          </table:table-cell>
          <table:table-cell table:formula="of:=[.BV13]+IF([.$A13]&gt;=[.BW$2];INDEX([.BW$3:.BW13];[.$A13]-[.BW$2]+1;1);0)" office:value-type="float" office:value="42" calcext:value-type="float">
            <text:p>42</text:p>
          </table:table-cell>
          <table:table-cell table:formula="of:=[.BW13]+IF([.$A13]&gt;=[.BX$2];INDEX([.BX$3:.BX13];[.$A13]-[.BX$2]+1;1);0)" office:value-type="float" office:value="42" calcext:value-type="float">
            <text:p>42</text:p>
          </table:table-cell>
          <table:table-cell table:formula="of:=[.BX13]+IF([.$A13]&gt;=[.BY$2];INDEX([.BY$3:.BY13];[.$A13]-[.BY$2]+1;1);0)" office:value-type="float" office:value="42" calcext:value-type="float">
            <text:p>42</text:p>
          </table:table-cell>
          <table:table-cell table:formula="of:=[.BY13]+IF([.$A13]&gt;=[.BZ$2];INDEX([.BZ$3:.BZ13];[.$A13]-[.BZ$2]+1;1);0)" office:value-type="float" office:value="42" calcext:value-type="float">
            <text:p>42</text:p>
          </table:table-cell>
          <table:table-cell table:formula="of:=[.BZ13]+IF([.$A13]&gt;=[.CA$2];INDEX([.CA$3:.CA13];[.$A13]-[.CA$2]+1;1);0)" office:value-type="float" office:value="42" calcext:value-type="float">
            <text:p>42</text:p>
          </table:table-cell>
          <table:table-cell table:formula="of:=[.CA13]+IF([.$A13]&gt;=[.CB$2];INDEX([.CB$3:.CB13];[.$A13]-[.CB$2]+1;1);0)" office:value-type="float" office:value="42" calcext:value-type="float">
            <text:p>42</text:p>
          </table:table-cell>
          <table:table-cell table:formula="of:=[.CB13]+IF([.$A13]&gt;=[.CC$2];INDEX([.CC$3:.CC13];[.$A13]-[.CC$2]+1;1);0)" office:value-type="float" office:value="42" calcext:value-type="float">
            <text:p>42</text:p>
          </table:table-cell>
          <table:table-cell table:formula="of:=[.CC13]+IF([.$A13]&gt;=[.CD$2];INDEX([.CD$3:.CD13];[.$A13]-[.CD$2]+1;1);0)" office:value-type="float" office:value="42" calcext:value-type="float">
            <text:p>42</text:p>
          </table:table-cell>
          <table:table-cell table:formula="of:=[.CD13]+IF([.$A13]&gt;=[.CE$2];INDEX([.CE$3:.CE13];[.$A13]-[.CE$2]+1;1);0)" office:value-type="float" office:value="42" calcext:value-type="float">
            <text:p>42</text:p>
          </table:table-cell>
          <table:table-cell table:formula="of:=[.CE13]+IF([.$A13]&gt;=[.CF$2];INDEX([.CF$3:.CF13];[.$A13]-[.CF$2]+1;1);0)" office:value-type="float" office:value="42" calcext:value-type="float">
            <text:p>42</text:p>
          </table:table-cell>
          <table:table-cell table:formula="of:=[.CF13]+IF([.$A13]&gt;=[.CG$2];INDEX([.CG$3:.CG13];[.$A13]-[.CG$2]+1;1);0)" office:value-type="float" office:value="42" calcext:value-type="float">
            <text:p>42</text:p>
          </table:table-cell>
          <table:table-cell table:formula="of:=[.CG13]+IF([.$A13]&gt;=[.CH$2];INDEX([.CH$3:.CH13];[.$A13]-[.CH$2]+1;1);0)" office:value-type="float" office:value="42" calcext:value-type="float">
            <text:p>42</text:p>
          </table:table-cell>
          <table:table-cell table:formula="of:=[.CH13]+IF([.$A13]&gt;=[.CI$2];INDEX([.CI$3:.CI13];[.$A13]-[.CI$2]+1;1);0)" office:value-type="float" office:value="42" calcext:value-type="float">
            <text:p>42</text:p>
          </table:table-cell>
          <table:table-cell table:formula="of:=[.CI13]+IF([.$A13]&gt;=[.CJ$2];INDEX([.CJ$3:.CJ13];[.$A13]-[.CJ$2]+1;1);0)" office:value-type="float" office:value="42" calcext:value-type="float">
            <text:p>42</text:p>
          </table:table-cell>
          <table:table-cell table:formula="of:=[.CJ13]+IF([.$A13]&gt;=[.CK$2];INDEX([.CK$3:.CK13];[.$A13]-[.CK$2]+1;1);0)" office:value-type="float" office:value="42" calcext:value-type="float">
            <text:p>42</text:p>
          </table:table-cell>
          <table:table-cell table:formula="of:=[.CK13]+IF([.$A13]&gt;=[.CL$2];INDEX([.CL$3:.CL13];[.$A13]-[.CL$2]+1;1);0)" office:value-type="float" office:value="42" calcext:value-type="float">
            <text:p>42</text:p>
          </table:table-cell>
          <table:table-cell table:formula="of:=[.CL13]+IF([.$A13]&gt;=[.CM$2];INDEX([.CM$3:.CM13];[.$A13]-[.CM$2]+1;1);0)" office:value-type="float" office:value="42" calcext:value-type="float">
            <text:p>42</text:p>
          </table:table-cell>
          <table:table-cell table:formula="of:=[.CM13]+IF([.$A13]&gt;=[.CN$2];INDEX([.CN$3:.CN13];[.$A13]-[.CN$2]+1;1);0)" office:value-type="float" office:value="42" calcext:value-type="float">
            <text:p>42</text:p>
          </table:table-cell>
          <table:table-cell table:formula="of:=[.CN13]+IF([.$A13]&gt;=[.CO$2];INDEX([.CO$3:.CO13];[.$A13]-[.CO$2]+1;1);0)" office:value-type="float" office:value="42" calcext:value-type="float">
            <text:p>42</text:p>
          </table:table-cell>
          <table:table-cell table:formula="of:=[.CO13]+IF([.$A13]&gt;=[.CP$2];INDEX([.CP$3:.CP13];[.$A13]-[.CP$2]+1;1);0)" office:value-type="float" office:value="42" calcext:value-type="float">
            <text:p>42</text:p>
          </table:table-cell>
          <table:table-cell table:formula="of:=[.CP13]+IF([.$A13]&gt;=[.CQ$2];INDEX([.CQ$3:.CQ13];[.$A13]-[.CQ$2]+1;1);0)" office:value-type="float" office:value="42" calcext:value-type="float">
            <text:p>42</text:p>
          </table:table-cell>
          <table:table-cell table:formula="of:=[.CQ13]+IF([.$A13]&gt;=[.CR$2];INDEX([.CR$3:.CR13];[.$A13]-[.CR$2]+1;1);0)" office:value-type="float" office:value="42" calcext:value-type="float">
            <text:p>42</text:p>
          </table:table-cell>
          <table:table-cell table:formula="of:=[.CR13]+IF([.$A13]&gt;=[.CS$2];INDEX([.CS$3:.CS13];[.$A13]-[.CS$2]+1;1);0)" office:value-type="float" office:value="42" calcext:value-type="float">
            <text:p>42</text:p>
          </table:table-cell>
          <table:table-cell table:formula="of:=[.CS13]+IF([.$A13]&gt;=[.CT$2];INDEX([.CT$3:.CT13];[.$A13]-[.CT$2]+1;1);0)" office:value-type="float" office:value="42" calcext:value-type="float">
            <text:p>42</text:p>
          </table:table-cell>
          <table:table-cell table:formula="of:=[.CT13]+IF([.$A13]&gt;=[.CU$2];INDEX([.CU$3:.CU13];[.$A13]-[.CU$2]+1;1);0)" office:value-type="float" office:value="42" calcext:value-type="float">
            <text:p>42</text:p>
          </table:table-cell>
          <table:table-cell table:formula="of:=[.CU13]+IF([.$A13]&gt;=[.CV$2];INDEX([.CV$3:.CV13];[.$A13]-[.CV$2]+1;1);0)" office:value-type="float" office:value="42" calcext:value-type="float">
            <text:p>42</text:p>
          </table:table-cell>
          <table:table-cell table:formula="of:=[.CV13]+IF([.$A13]&gt;=[.CW$2];INDEX([.CW$3:.CW13];[.$A13]-[.CW$2]+1;1)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" office:value-type="float" office:value="1" calcext:value-type="float">
            <text:p>1</text:p>
          </table:table-cell>
          <table:table-cell table:formula="of:=[.B14]+IF([.$A14]&gt;=[.C$2];INDEX([.C$3:.C14];[.$A14]-[.C$2]+1;1);0)" office:value-type="float" office:value="6" calcext:value-type="float">
            <text:p>6</text:p>
          </table:table-cell>
          <table:table-cell table:formula="of:=[.C14]+IF([.$A14]&gt;=[.D$2];INDEX([.D$3:.D14];[.$A14]-[.D$2]+1;1);0)" office:value-type="float" office:value="16" calcext:value-type="float">
            <text:p>16</text:p>
          </table:table-cell>
          <table:table-cell table:formula="of:=[.D14]+IF([.$A14]&gt;=[.E$2];INDEX([.E$3:.E14];[.$A14]-[.E$2]+1;1);0)" office:value-type="float" office:value="27" calcext:value-type="float">
            <text:p>27</text:p>
          </table:table-cell>
          <table:table-cell table:formula="of:=[.E14]+IF([.$A14]&gt;=[.F$2];INDEX([.F$3:.F14];[.$A14]-[.F$2]+1;1);0)" office:value-type="float" office:value="37" calcext:value-type="float">
            <text:p>37</text:p>
          </table:table-cell>
          <table:table-cell table:formula="of:=[.F14]+IF([.$A14]&gt;=[.G$2];INDEX([.G$3:.G14];[.$A14]-[.G$2]+1;1);0)" office:value-type="float" office:value="44" calcext:value-type="float">
            <text:p>44</text:p>
          </table:table-cell>
          <table:table-cell table:formula="of:=[.G14]+IF([.$A14]&gt;=[.H$2];INDEX([.H$3:.H14];[.$A14]-[.H$2]+1;1);0)" office:value-type="float" office:value="49" calcext:value-type="float">
            <text:p>49</text:p>
          </table:table-cell>
          <table:table-cell table:formula="of:=[.H14]+IF([.$A14]&gt;=[.I$2];INDEX([.I$3:.I14];[.$A14]-[.I$2]+1;1);0)" office:value-type="float" office:value="52" calcext:value-type="float">
            <text:p>52</text:p>
          </table:table-cell>
          <table:table-cell table:formula="of:=[.I14]+IF([.$A14]&gt;=[.J$2];INDEX([.J$3:.J14];[.$A14]-[.J$2]+1;1);0)" office:value-type="float" office:value="54" calcext:value-type="float">
            <text:p>54</text:p>
          </table:table-cell>
          <table:table-cell table:formula="of:=[.J14]+IF([.$A14]&gt;=[.K$2];INDEX([.K$3:.K14];[.$A14]-[.K$2]+1;1);0)" office:value-type="float" office:value="55" calcext:value-type="float">
            <text:p>55</text:p>
          </table:table-cell>
          <table:table-cell table:formula="of:=[.K14]+IF([.$A14]&gt;=[.L$2];INDEX([.L$3:.L14];[.$A14]-[.L$2]+1;1);0)" office:value-type="float" office:value="56" calcext:value-type="float">
            <text:p>56</text:p>
          </table:table-cell>
          <table:table-cell table:formula="of:=[.L14]+IF([.$A14]&gt;=[.M$2];INDEX([.M$3:.M14];[.$A14]-[.M$2]+1;1);0)" office:value-type="float" office:value="56" calcext:value-type="float">
            <text:p>56</text:p>
          </table:table-cell>
          <table:table-cell table:formula="of:=[.M14]+IF([.$A14]&gt;=[.N$2];INDEX([.N$3:.N14];[.$A14]-[.N$2]+1;1);0)" office:value-type="float" office:value="56" calcext:value-type="float">
            <text:p>56</text:p>
          </table:table-cell>
          <table:table-cell table:formula="of:=[.N14]+IF([.$A14]&gt;=[.O$2];INDEX([.O$3:.O14];[.$A14]-[.O$2]+1;1);0)" office:value-type="float" office:value="56" calcext:value-type="float">
            <text:p>56</text:p>
          </table:table-cell>
          <table:table-cell table:formula="of:=[.O14]+IF([.$A14]&gt;=[.P$2];INDEX([.P$3:.P14];[.$A14]-[.P$2]+1;1);0)" office:value-type="float" office:value="56" calcext:value-type="float">
            <text:p>56</text:p>
          </table:table-cell>
          <table:table-cell table:formula="of:=[.P14]+IF([.$A14]&gt;=[.Q$2];INDEX([.Q$3:.Q14];[.$A14]-[.Q$2]+1;1);0)" office:value-type="float" office:value="56" calcext:value-type="float">
            <text:p>56</text:p>
          </table:table-cell>
          <table:table-cell table:formula="of:=[.Q14]+IF([.$A14]&gt;=[.R$2];INDEX([.R$3:.R14];[.$A14]-[.R$2]+1;1);0)" office:value-type="float" office:value="56" calcext:value-type="float">
            <text:p>56</text:p>
          </table:table-cell>
          <table:table-cell table:formula="of:=[.R14]+IF([.$A14]&gt;=[.S$2];INDEX([.S$3:.S14];[.$A14]-[.S$2]+1;1);0)" office:value-type="float" office:value="56" calcext:value-type="float">
            <text:p>56</text:p>
          </table:table-cell>
          <table:table-cell table:formula="of:=[.S14]+IF([.$A14]&gt;=[.T$2];INDEX([.T$3:.T14];[.$A14]-[.T$2]+1;1);0)" office:value-type="float" office:value="56" calcext:value-type="float">
            <text:p>56</text:p>
          </table:table-cell>
          <table:table-cell table:formula="of:=[.T14]+IF([.$A14]&gt;=[.U$2];INDEX([.U$3:.U14];[.$A14]-[.U$2]+1;1);0)" office:value-type="float" office:value="56" calcext:value-type="float">
            <text:p>56</text:p>
          </table:table-cell>
          <table:table-cell table:formula="of:=[.U14]+IF([.$A14]&gt;=[.V$2];INDEX([.V$3:.V14];[.$A14]-[.V$2]+1;1);0)" office:value-type="float" office:value="56" calcext:value-type="float">
            <text:p>56</text:p>
          </table:table-cell>
          <table:table-cell table:formula="of:=[.V14]+IF([.$A14]&gt;=[.W$2];INDEX([.W$3:.W14];[.$A14]-[.W$2]+1;1);0)" office:value-type="float" office:value="56" calcext:value-type="float">
            <text:p>56</text:p>
          </table:table-cell>
          <table:table-cell table:formula="of:=[.W14]+IF([.$A14]&gt;=[.X$2];INDEX([.X$3:.X14];[.$A14]-[.X$2]+1;1);0)" office:value-type="float" office:value="56" calcext:value-type="float">
            <text:p>56</text:p>
          </table:table-cell>
          <table:table-cell table:formula="of:=[.X14]+IF([.$A14]&gt;=[.Y$2];INDEX([.Y$3:.Y14];[.$A14]-[.Y$2]+1;1);0)" office:value-type="float" office:value="56" calcext:value-type="float">
            <text:p>56</text:p>
          </table:table-cell>
          <table:table-cell table:formula="of:=[.Y14]+IF([.$A14]&gt;=[.Z$2];INDEX([.Z$3:.Z14];[.$A14]-[.Z$2]+1;1);0)" office:value-type="float" office:value="56" calcext:value-type="float">
            <text:p>56</text:p>
          </table:table-cell>
          <table:table-cell table:formula="of:=[.Z14]+IF([.$A14]&gt;=[.AA$2];INDEX([.AA$3:.AA14];[.$A14]-[.AA$2]+1;1);0)" office:value-type="float" office:value="56" calcext:value-type="float">
            <text:p>56</text:p>
          </table:table-cell>
          <table:table-cell table:formula="of:=[.AA14]+IF([.$A14]&gt;=[.AB$2];INDEX([.AB$3:.AB14];[.$A14]-[.AB$2]+1;1);0)" office:value-type="float" office:value="56" calcext:value-type="float">
            <text:p>56</text:p>
          </table:table-cell>
          <table:table-cell table:formula="of:=[.AB14]+IF([.$A14]&gt;=[.AC$2];INDEX([.AC$3:.AC14];[.$A14]-[.AC$2]+1;1);0)" office:value-type="float" office:value="56" calcext:value-type="float">
            <text:p>56</text:p>
          </table:table-cell>
          <table:table-cell table:formula="of:=[.AC14]+IF([.$A14]&gt;=[.AD$2];INDEX([.AD$3:.AD14];[.$A14]-[.AD$2]+1;1);0)" office:value-type="float" office:value="56" calcext:value-type="float">
            <text:p>56</text:p>
          </table:table-cell>
          <table:table-cell table:formula="of:=[.AD14]+IF([.$A14]&gt;=[.AE$2];INDEX([.AE$3:.AE14];[.$A14]-[.AE$2]+1;1);0)" office:value-type="float" office:value="56" calcext:value-type="float">
            <text:p>56</text:p>
          </table:table-cell>
          <table:table-cell table:formula="of:=[.AE14]+IF([.$A14]&gt;=[.AF$2];INDEX([.AF$3:.AF14];[.$A14]-[.AF$2]+1;1);0)" office:value-type="float" office:value="56" calcext:value-type="float">
            <text:p>56</text:p>
          </table:table-cell>
          <table:table-cell table:formula="of:=[.AF14]+IF([.$A14]&gt;=[.AG$2];INDEX([.AG$3:.AG14];[.$A14]-[.AG$2]+1;1);0)" office:value-type="float" office:value="56" calcext:value-type="float">
            <text:p>56</text:p>
          </table:table-cell>
          <table:table-cell table:formula="of:=[.AG14]+IF([.$A14]&gt;=[.AH$2];INDEX([.AH$3:.AH14];[.$A14]-[.AH$2]+1;1);0)" office:value-type="float" office:value="56" calcext:value-type="float">
            <text:p>56</text:p>
          </table:table-cell>
          <table:table-cell table:formula="of:=[.AH14]+IF([.$A14]&gt;=[.AI$2];INDEX([.AI$3:.AI14];[.$A14]-[.AI$2]+1;1);0)" office:value-type="float" office:value="56" calcext:value-type="float">
            <text:p>56</text:p>
          </table:table-cell>
          <table:table-cell table:formula="of:=[.AI14]+IF([.$A14]&gt;=[.AJ$2];INDEX([.AJ$3:.AJ14];[.$A14]-[.AJ$2]+1;1);0)" office:value-type="float" office:value="56" calcext:value-type="float">
            <text:p>56</text:p>
          </table:table-cell>
          <table:table-cell table:formula="of:=[.AJ14]+IF([.$A14]&gt;=[.AK$2];INDEX([.AK$3:.AK14];[.$A14]-[.AK$2]+1;1);0)" office:value-type="float" office:value="56" calcext:value-type="float">
            <text:p>56</text:p>
          </table:table-cell>
          <table:table-cell table:formula="of:=[.AK14]+IF([.$A14]&gt;=[.AL$2];INDEX([.AL$3:.AL14];[.$A14]-[.AL$2]+1;1);0)" office:value-type="float" office:value="56" calcext:value-type="float">
            <text:p>56</text:p>
          </table:table-cell>
          <table:table-cell table:formula="of:=[.AL14]+IF([.$A14]&gt;=[.AM$2];INDEX([.AM$3:.AM14];[.$A14]-[.AM$2]+1;1);0)" office:value-type="float" office:value="56" calcext:value-type="float">
            <text:p>56</text:p>
          </table:table-cell>
          <table:table-cell table:formula="of:=[.AM14]+IF([.$A14]&gt;=[.AN$2];INDEX([.AN$3:.AN14];[.$A14]-[.AN$2]+1;1);0)" office:value-type="float" office:value="56" calcext:value-type="float">
            <text:p>56</text:p>
          </table:table-cell>
          <table:table-cell table:formula="of:=[.AN14]+IF([.$A14]&gt;=[.AO$2];INDEX([.AO$3:.AO14];[.$A14]-[.AO$2]+1;1);0)" office:value-type="float" office:value="56" calcext:value-type="float">
            <text:p>56</text:p>
          </table:table-cell>
          <table:table-cell table:formula="of:=[.AO14]+IF([.$A14]&gt;=[.AP$2];INDEX([.AP$3:.AP14];[.$A14]-[.AP$2]+1;1);0)" office:value-type="float" office:value="56" calcext:value-type="float">
            <text:p>56</text:p>
          </table:table-cell>
          <table:table-cell table:formula="of:=[.AP14]+IF([.$A14]&gt;=[.AQ$2];INDEX([.AQ$3:.AQ14];[.$A14]-[.AQ$2]+1;1);0)" office:value-type="float" office:value="56" calcext:value-type="float">
            <text:p>56</text:p>
          </table:table-cell>
          <table:table-cell table:formula="of:=[.AQ14]+IF([.$A14]&gt;=[.AR$2];INDEX([.AR$3:.AR14];[.$A14]-[.AR$2]+1;1);0)" office:value-type="float" office:value="56" calcext:value-type="float">
            <text:p>56</text:p>
          </table:table-cell>
          <table:table-cell table:formula="of:=[.AR14]+IF([.$A14]&gt;=[.AS$2];INDEX([.AS$3:.AS14];[.$A14]-[.AS$2]+1;1);0)" office:value-type="float" office:value="56" calcext:value-type="float">
            <text:p>56</text:p>
          </table:table-cell>
          <table:table-cell table:formula="of:=[.AS14]+IF([.$A14]&gt;=[.AT$2];INDEX([.AT$3:.AT14];[.$A14]-[.AT$2]+1;1);0)" office:value-type="float" office:value="56" calcext:value-type="float">
            <text:p>56</text:p>
          </table:table-cell>
          <table:table-cell table:formula="of:=[.AT14]+IF([.$A14]&gt;=[.AU$2];INDEX([.AU$3:.AU14];[.$A14]-[.AU$2]+1;1);0)" office:value-type="float" office:value="56" calcext:value-type="float">
            <text:p>56</text:p>
          </table:table-cell>
          <table:table-cell table:formula="of:=[.AU14]+IF([.$A14]&gt;=[.AV$2];INDEX([.AV$3:.AV14];[.$A14]-[.AV$2]+1;1);0)" office:value-type="float" office:value="56" calcext:value-type="float">
            <text:p>56</text:p>
          </table:table-cell>
          <table:table-cell table:formula="of:=[.AV14]+IF([.$A14]&gt;=[.AW$2];INDEX([.AW$3:.AW14];[.$A14]-[.AW$2]+1;1);0)" office:value-type="float" office:value="56" calcext:value-type="float">
            <text:p>56</text:p>
          </table:table-cell>
          <table:table-cell table:formula="of:=[.AW14]+IF([.$A14]&gt;=[.AX$2];INDEX([.AX$3:.AX14];[.$A14]-[.AX$2]+1;1);0)" office:value-type="float" office:value="56" calcext:value-type="float">
            <text:p>56</text:p>
          </table:table-cell>
          <table:table-cell table:formula="of:=[.AX14]+IF([.$A14]&gt;=[.AY$2];INDEX([.AY$3:.AY14];[.$A14]-[.AY$2]+1;1);0)" office:value-type="float" office:value="56" calcext:value-type="float">
            <text:p>56</text:p>
          </table:table-cell>
          <table:table-cell table:formula="of:=[.AY14]+IF([.$A14]&gt;=[.AZ$2];INDEX([.AZ$3:.AZ14];[.$A14]-[.AZ$2]+1;1);0)" office:value-type="float" office:value="56" calcext:value-type="float">
            <text:p>56</text:p>
          </table:table-cell>
          <table:table-cell table:formula="of:=[.AZ14]+IF([.$A14]&gt;=[.BA$2];INDEX([.BA$3:.BA14];[.$A14]-[.BA$2]+1;1);0)" office:value-type="float" office:value="56" calcext:value-type="float">
            <text:p>56</text:p>
          </table:table-cell>
          <table:table-cell table:formula="of:=[.BA14]+IF([.$A14]&gt;=[.BB$2];INDEX([.BB$3:.BB14];[.$A14]-[.BB$2]+1;1);0)" office:value-type="float" office:value="56" calcext:value-type="float">
            <text:p>56</text:p>
          </table:table-cell>
          <table:table-cell table:formula="of:=[.BB14]+IF([.$A14]&gt;=[.BC$2];INDEX([.BC$3:.BC14];[.$A14]-[.BC$2]+1;1);0)" office:value-type="float" office:value="56" calcext:value-type="float">
            <text:p>56</text:p>
          </table:table-cell>
          <table:table-cell table:formula="of:=[.BC14]+IF([.$A14]&gt;=[.BD$2];INDEX([.BD$3:.BD14];[.$A14]-[.BD$2]+1;1);0)" office:value-type="float" office:value="56" calcext:value-type="float">
            <text:p>56</text:p>
          </table:table-cell>
          <table:table-cell table:formula="of:=[.BD14]+IF([.$A14]&gt;=[.BE$2];INDEX([.BE$3:.BE14];[.$A14]-[.BE$2]+1;1);0)" office:value-type="float" office:value="56" calcext:value-type="float">
            <text:p>56</text:p>
          </table:table-cell>
          <table:table-cell table:formula="of:=[.BE14]+IF([.$A14]&gt;=[.BF$2];INDEX([.BF$3:.BF14];[.$A14]-[.BF$2]+1;1);0)" office:value-type="float" office:value="56" calcext:value-type="float">
            <text:p>56</text:p>
          </table:table-cell>
          <table:table-cell table:formula="of:=[.BF14]+IF([.$A14]&gt;=[.BG$2];INDEX([.BG$3:.BG14];[.$A14]-[.BG$2]+1;1);0)" office:value-type="float" office:value="56" calcext:value-type="float">
            <text:p>56</text:p>
          </table:table-cell>
          <table:table-cell table:formula="of:=[.BG14]+IF([.$A14]&gt;=[.BH$2];INDEX([.BH$3:.BH14];[.$A14]-[.BH$2]+1;1);0)" office:value-type="float" office:value="56" calcext:value-type="float">
            <text:p>56</text:p>
          </table:table-cell>
          <table:table-cell table:formula="of:=[.BH14]+IF([.$A14]&gt;=[.BI$2];INDEX([.BI$3:.BI14];[.$A14]-[.BI$2]+1;1);0)" office:value-type="float" office:value="56" calcext:value-type="float">
            <text:p>56</text:p>
          </table:table-cell>
          <table:table-cell table:formula="of:=[.BI14]+IF([.$A14]&gt;=[.BJ$2];INDEX([.BJ$3:.BJ14];[.$A14]-[.BJ$2]+1;1);0)" office:value-type="float" office:value="56" calcext:value-type="float">
            <text:p>56</text:p>
          </table:table-cell>
          <table:table-cell table:formula="of:=[.BJ14]+IF([.$A14]&gt;=[.BK$2];INDEX([.BK$3:.BK14];[.$A14]-[.BK$2]+1;1);0)" office:value-type="float" office:value="56" calcext:value-type="float">
            <text:p>56</text:p>
          </table:table-cell>
          <table:table-cell table:formula="of:=[.BK14]+IF([.$A14]&gt;=[.BL$2];INDEX([.BL$3:.BL14];[.$A14]-[.BL$2]+1;1);0)" office:value-type="float" office:value="56" calcext:value-type="float">
            <text:p>56</text:p>
          </table:table-cell>
          <table:table-cell table:formula="of:=[.BL14]+IF([.$A14]&gt;=[.BM$2];INDEX([.BM$3:.BM14];[.$A14]-[.BM$2]+1;1);0)" office:value-type="float" office:value="56" calcext:value-type="float">
            <text:p>56</text:p>
          </table:table-cell>
          <table:table-cell table:formula="of:=[.BM14]+IF([.$A14]&gt;=[.BN$2];INDEX([.BN$3:.BN14];[.$A14]-[.BN$2]+1;1);0)" office:value-type="float" office:value="56" calcext:value-type="float">
            <text:p>56</text:p>
          </table:table-cell>
          <table:table-cell table:formula="of:=[.BN14]+IF([.$A14]&gt;=[.BO$2];INDEX([.BO$3:.BO14];[.$A14]-[.BO$2]+1;1);0)" office:value-type="float" office:value="56" calcext:value-type="float">
            <text:p>56</text:p>
          </table:table-cell>
          <table:table-cell table:formula="of:=[.BO14]+IF([.$A14]&gt;=[.BP$2];INDEX([.BP$3:.BP14];[.$A14]-[.BP$2]+1;1);0)" office:value-type="float" office:value="56" calcext:value-type="float">
            <text:p>56</text:p>
          </table:table-cell>
          <table:table-cell table:formula="of:=[.BP14]+IF([.$A14]&gt;=[.BQ$2];INDEX([.BQ$3:.BQ14];[.$A14]-[.BQ$2]+1;1);0)" office:value-type="float" office:value="56" calcext:value-type="float">
            <text:p>56</text:p>
          </table:table-cell>
          <table:table-cell table:formula="of:=[.BQ14]+IF([.$A14]&gt;=[.BR$2];INDEX([.BR$3:.BR14];[.$A14]-[.BR$2]+1;1);0)" office:value-type="float" office:value="56" calcext:value-type="float">
            <text:p>56</text:p>
          </table:table-cell>
          <table:table-cell table:formula="of:=[.BR14]+IF([.$A14]&gt;=[.BS$2];INDEX([.BS$3:.BS14];[.$A14]-[.BS$2]+1;1);0)" office:value-type="float" office:value="56" calcext:value-type="float">
            <text:p>56</text:p>
          </table:table-cell>
          <table:table-cell table:formula="of:=[.BS14]+IF([.$A14]&gt;=[.BT$2];INDEX([.BT$3:.BT14];[.$A14]-[.BT$2]+1;1);0)" office:value-type="float" office:value="56" calcext:value-type="float">
            <text:p>56</text:p>
          </table:table-cell>
          <table:table-cell table:formula="of:=[.BT14]+IF([.$A14]&gt;=[.BU$2];INDEX([.BU$3:.BU14];[.$A14]-[.BU$2]+1;1);0)" office:value-type="float" office:value="56" calcext:value-type="float">
            <text:p>56</text:p>
          </table:table-cell>
          <table:table-cell table:formula="of:=[.BU14]+IF([.$A14]&gt;=[.BV$2];INDEX([.BV$3:.BV14];[.$A14]-[.BV$2]+1;1);0)" office:value-type="float" office:value="56" calcext:value-type="float">
            <text:p>56</text:p>
          </table:table-cell>
          <table:table-cell table:formula="of:=[.BV14]+IF([.$A14]&gt;=[.BW$2];INDEX([.BW$3:.BW14];[.$A14]-[.BW$2]+1;1);0)" office:value-type="float" office:value="56" calcext:value-type="float">
            <text:p>56</text:p>
          </table:table-cell>
          <table:table-cell table:formula="of:=[.BW14]+IF([.$A14]&gt;=[.BX$2];INDEX([.BX$3:.BX14];[.$A14]-[.BX$2]+1;1);0)" office:value-type="float" office:value="56" calcext:value-type="float">
            <text:p>56</text:p>
          </table:table-cell>
          <table:table-cell table:formula="of:=[.BX14]+IF([.$A14]&gt;=[.BY$2];INDEX([.BY$3:.BY14];[.$A14]-[.BY$2]+1;1);0)" office:value-type="float" office:value="56" calcext:value-type="float">
            <text:p>56</text:p>
          </table:table-cell>
          <table:table-cell table:formula="of:=[.BY14]+IF([.$A14]&gt;=[.BZ$2];INDEX([.BZ$3:.BZ14];[.$A14]-[.BZ$2]+1;1);0)" office:value-type="float" office:value="56" calcext:value-type="float">
            <text:p>56</text:p>
          </table:table-cell>
          <table:table-cell table:formula="of:=[.BZ14]+IF([.$A14]&gt;=[.CA$2];INDEX([.CA$3:.CA14];[.$A14]-[.CA$2]+1;1);0)" office:value-type="float" office:value="56" calcext:value-type="float">
            <text:p>56</text:p>
          </table:table-cell>
          <table:table-cell table:formula="of:=[.CA14]+IF([.$A14]&gt;=[.CB$2];INDEX([.CB$3:.CB14];[.$A14]-[.CB$2]+1;1);0)" office:value-type="float" office:value="56" calcext:value-type="float">
            <text:p>56</text:p>
          </table:table-cell>
          <table:table-cell table:formula="of:=[.CB14]+IF([.$A14]&gt;=[.CC$2];INDEX([.CC$3:.CC14];[.$A14]-[.CC$2]+1;1);0)" office:value-type="float" office:value="56" calcext:value-type="float">
            <text:p>56</text:p>
          </table:table-cell>
          <table:table-cell table:formula="of:=[.CC14]+IF([.$A14]&gt;=[.CD$2];INDEX([.CD$3:.CD14];[.$A14]-[.CD$2]+1;1);0)" office:value-type="float" office:value="56" calcext:value-type="float">
            <text:p>56</text:p>
          </table:table-cell>
          <table:table-cell table:formula="of:=[.CD14]+IF([.$A14]&gt;=[.CE$2];INDEX([.CE$3:.CE14];[.$A14]-[.CE$2]+1;1);0)" office:value-type="float" office:value="56" calcext:value-type="float">
            <text:p>56</text:p>
          </table:table-cell>
          <table:table-cell table:formula="of:=[.CE14]+IF([.$A14]&gt;=[.CF$2];INDEX([.CF$3:.CF14];[.$A14]-[.CF$2]+1;1);0)" office:value-type="float" office:value="56" calcext:value-type="float">
            <text:p>56</text:p>
          </table:table-cell>
          <table:table-cell table:formula="of:=[.CF14]+IF([.$A14]&gt;=[.CG$2];INDEX([.CG$3:.CG14];[.$A14]-[.CG$2]+1;1);0)" office:value-type="float" office:value="56" calcext:value-type="float">
            <text:p>56</text:p>
          </table:table-cell>
          <table:table-cell table:formula="of:=[.CG14]+IF([.$A14]&gt;=[.CH$2];INDEX([.CH$3:.CH14];[.$A14]-[.CH$2]+1;1);0)" office:value-type="float" office:value="56" calcext:value-type="float">
            <text:p>56</text:p>
          </table:table-cell>
          <table:table-cell table:formula="of:=[.CH14]+IF([.$A14]&gt;=[.CI$2];INDEX([.CI$3:.CI14];[.$A14]-[.CI$2]+1;1);0)" office:value-type="float" office:value="56" calcext:value-type="float">
            <text:p>56</text:p>
          </table:table-cell>
          <table:table-cell table:formula="of:=[.CI14]+IF([.$A14]&gt;=[.CJ$2];INDEX([.CJ$3:.CJ14];[.$A14]-[.CJ$2]+1;1);0)" office:value-type="float" office:value="56" calcext:value-type="float">
            <text:p>56</text:p>
          </table:table-cell>
          <table:table-cell table:formula="of:=[.CJ14]+IF([.$A14]&gt;=[.CK$2];INDEX([.CK$3:.CK14];[.$A14]-[.CK$2]+1;1);0)" office:value-type="float" office:value="56" calcext:value-type="float">
            <text:p>56</text:p>
          </table:table-cell>
          <table:table-cell table:formula="of:=[.CK14]+IF([.$A14]&gt;=[.CL$2];INDEX([.CL$3:.CL14];[.$A14]-[.CL$2]+1;1);0)" office:value-type="float" office:value="56" calcext:value-type="float">
            <text:p>56</text:p>
          </table:table-cell>
          <table:table-cell table:formula="of:=[.CL14]+IF([.$A14]&gt;=[.CM$2];INDEX([.CM$3:.CM14];[.$A14]-[.CM$2]+1;1);0)" office:value-type="float" office:value="56" calcext:value-type="float">
            <text:p>56</text:p>
          </table:table-cell>
          <table:table-cell table:formula="of:=[.CM14]+IF([.$A14]&gt;=[.CN$2];INDEX([.CN$3:.CN14];[.$A14]-[.CN$2]+1;1);0)" office:value-type="float" office:value="56" calcext:value-type="float">
            <text:p>56</text:p>
          </table:table-cell>
          <table:table-cell table:formula="of:=[.CN14]+IF([.$A14]&gt;=[.CO$2];INDEX([.CO$3:.CO14];[.$A14]-[.CO$2]+1;1);0)" office:value-type="float" office:value="56" calcext:value-type="float">
            <text:p>56</text:p>
          </table:table-cell>
          <table:table-cell table:formula="of:=[.CO14]+IF([.$A14]&gt;=[.CP$2];INDEX([.CP$3:.CP14];[.$A14]-[.CP$2]+1;1);0)" office:value-type="float" office:value="56" calcext:value-type="float">
            <text:p>56</text:p>
          </table:table-cell>
          <table:table-cell table:formula="of:=[.CP14]+IF([.$A14]&gt;=[.CQ$2];INDEX([.CQ$3:.CQ14];[.$A14]-[.CQ$2]+1;1);0)" office:value-type="float" office:value="56" calcext:value-type="float">
            <text:p>56</text:p>
          </table:table-cell>
          <table:table-cell table:formula="of:=[.CQ14]+IF([.$A14]&gt;=[.CR$2];INDEX([.CR$3:.CR14];[.$A14]-[.CR$2]+1;1);0)" office:value-type="float" office:value="56" calcext:value-type="float">
            <text:p>56</text:p>
          </table:table-cell>
          <table:table-cell table:formula="of:=[.CR14]+IF([.$A14]&gt;=[.CS$2];INDEX([.CS$3:.CS14];[.$A14]-[.CS$2]+1;1);0)" office:value-type="float" office:value="56" calcext:value-type="float">
            <text:p>56</text:p>
          </table:table-cell>
          <table:table-cell table:formula="of:=[.CS14]+IF([.$A14]&gt;=[.CT$2];INDEX([.CT$3:.CT14];[.$A14]-[.CT$2]+1;1);0)" office:value-type="float" office:value="56" calcext:value-type="float">
            <text:p>56</text:p>
          </table:table-cell>
          <table:table-cell table:formula="of:=[.CT14]+IF([.$A14]&gt;=[.CU$2];INDEX([.CU$3:.CU14];[.$A14]-[.CU$2]+1;1);0)" office:value-type="float" office:value="56" calcext:value-type="float">
            <text:p>56</text:p>
          </table:table-cell>
          <table:table-cell table:formula="of:=[.CU14]+IF([.$A14]&gt;=[.CV$2];INDEX([.CV$3:.CV14];[.$A14]-[.CV$2]+1;1);0)" office:value-type="float" office:value="56" calcext:value-type="float">
            <text:p>56</text:p>
          </table:table-cell>
          <table:table-cell table:formula="of:=[.CV14]+IF([.$A14]&gt;=[.CW$2];INDEX([.CW$3:.CW14];[.$A14]-[.CW$2]+1;1)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" office:value-type="float" office:value="1" calcext:value-type="float">
            <text:p>1</text:p>
          </table:table-cell>
          <table:table-cell table:formula="of:=[.B15]+IF([.$A15]&gt;=[.C$2];INDEX([.C$3:.C15];[.$A15]-[.C$2]+1;1);0)" office:value-type="float" office:value="7" calcext:value-type="float">
            <text:p>7</text:p>
          </table:table-cell>
          <table:table-cell table:formula="of:=[.C15]+IF([.$A15]&gt;=[.D$2];INDEX([.D$3:.D15];[.$A15]-[.D$2]+1;1);0)" office:value-type="float" office:value="19" calcext:value-type="float">
            <text:p>19</text:p>
          </table:table-cell>
          <table:table-cell table:formula="of:=[.D15]+IF([.$A15]&gt;=[.E$2];INDEX([.E$3:.E15];[.$A15]-[.E$2]+1;1);0)" office:value-type="float" office:value="34" calcext:value-type="float">
            <text:p>34</text:p>
          </table:table-cell>
          <table:table-cell table:formula="of:=[.E15]+IF([.$A15]&gt;=[.F$2];INDEX([.F$3:.F15];[.$A15]-[.F$2]+1;1);0)" office:value-type="float" office:value="47" calcext:value-type="float">
            <text:p>47</text:p>
          </table:table-cell>
          <table:table-cell table:formula="of:=[.F15]+IF([.$A15]&gt;=[.G$2];INDEX([.G$3:.G15];[.$A15]-[.G$2]+1;1);0)" office:value-type="float" office:value="58" calcext:value-type="float">
            <text:p>58</text:p>
          </table:table-cell>
          <table:table-cell table:formula="of:=[.G15]+IF([.$A15]&gt;=[.H$2];INDEX([.H$3:.H15];[.$A15]-[.H$2]+1;1);0)" office:value-type="float" office:value="65" calcext:value-type="float">
            <text:p>65</text:p>
          </table:table-cell>
          <table:table-cell table:formula="of:=[.H15]+IF([.$A15]&gt;=[.I$2];INDEX([.I$3:.I15];[.$A15]-[.I$2]+1;1);0)" office:value-type="float" office:value="70" calcext:value-type="float">
            <text:p>70</text:p>
          </table:table-cell>
          <table:table-cell table:formula="of:=[.I15]+IF([.$A15]&gt;=[.J$2];INDEX([.J$3:.J15];[.$A15]-[.J$2]+1;1);0)" office:value-type="float" office:value="73" calcext:value-type="float">
            <text:p>73</text:p>
          </table:table-cell>
          <table:table-cell table:formula="of:=[.J15]+IF([.$A15]&gt;=[.K$2];INDEX([.K$3:.K15];[.$A15]-[.K$2]+1;1);0)" office:value-type="float" office:value="75" calcext:value-type="float">
            <text:p>75</text:p>
          </table:table-cell>
          <table:table-cell table:formula="of:=[.K15]+IF([.$A15]&gt;=[.L$2];INDEX([.L$3:.L15];[.$A15]-[.L$2]+1;1);0)" office:value-type="float" office:value="76" calcext:value-type="float">
            <text:p>76</text:p>
          </table:table-cell>
          <table:table-cell table:formula="of:=[.L15]+IF([.$A15]&gt;=[.M$2];INDEX([.M$3:.M15];[.$A15]-[.M$2]+1;1);0)" office:value-type="float" office:value="77" calcext:value-type="float">
            <text:p>77</text:p>
          </table:table-cell>
          <table:table-cell table:formula="of:=[.M15]+IF([.$A15]&gt;=[.N$2];INDEX([.N$3:.N15];[.$A15]-[.N$2]+1;1);0)" office:value-type="float" office:value="77" calcext:value-type="float">
            <text:p>77</text:p>
          </table:table-cell>
          <table:table-cell table:formula="of:=[.N15]+IF([.$A15]&gt;=[.O$2];INDEX([.O$3:.O15];[.$A15]-[.O$2]+1;1);0)" office:value-type="float" office:value="77" calcext:value-type="float">
            <text:p>77</text:p>
          </table:table-cell>
          <table:table-cell table:formula="of:=[.O15]+IF([.$A15]&gt;=[.P$2];INDEX([.P$3:.P15];[.$A15]-[.P$2]+1;1);0)" office:value-type="float" office:value="77" calcext:value-type="float">
            <text:p>77</text:p>
          </table:table-cell>
          <table:table-cell table:formula="of:=[.P15]+IF([.$A15]&gt;=[.Q$2];INDEX([.Q$3:.Q15];[.$A15]-[.Q$2]+1;1);0)" office:value-type="float" office:value="77" calcext:value-type="float">
            <text:p>77</text:p>
          </table:table-cell>
          <table:table-cell table:formula="of:=[.Q15]+IF([.$A15]&gt;=[.R$2];INDEX([.R$3:.R15];[.$A15]-[.R$2]+1;1);0)" office:value-type="float" office:value="77" calcext:value-type="float">
            <text:p>77</text:p>
          </table:table-cell>
          <table:table-cell table:formula="of:=[.R15]+IF([.$A15]&gt;=[.S$2];INDEX([.S$3:.S15];[.$A15]-[.S$2]+1;1);0)" office:value-type="float" office:value="77" calcext:value-type="float">
            <text:p>77</text:p>
          </table:table-cell>
          <table:table-cell table:formula="of:=[.S15]+IF([.$A15]&gt;=[.T$2];INDEX([.T$3:.T15];[.$A15]-[.T$2]+1;1);0)" office:value-type="float" office:value="77" calcext:value-type="float">
            <text:p>77</text:p>
          </table:table-cell>
          <table:table-cell table:formula="of:=[.T15]+IF([.$A15]&gt;=[.U$2];INDEX([.U$3:.U15];[.$A15]-[.U$2]+1;1);0)" office:value-type="float" office:value="77" calcext:value-type="float">
            <text:p>77</text:p>
          </table:table-cell>
          <table:table-cell table:formula="of:=[.U15]+IF([.$A15]&gt;=[.V$2];INDEX([.V$3:.V15];[.$A15]-[.V$2]+1;1);0)" office:value-type="float" office:value="77" calcext:value-type="float">
            <text:p>77</text:p>
          </table:table-cell>
          <table:table-cell table:formula="of:=[.V15]+IF([.$A15]&gt;=[.W$2];INDEX([.W$3:.W15];[.$A15]-[.W$2]+1;1);0)" office:value-type="float" office:value="77" calcext:value-type="float">
            <text:p>77</text:p>
          </table:table-cell>
          <table:table-cell table:formula="of:=[.W15]+IF([.$A15]&gt;=[.X$2];INDEX([.X$3:.X15];[.$A15]-[.X$2]+1;1);0)" office:value-type="float" office:value="77" calcext:value-type="float">
            <text:p>77</text:p>
          </table:table-cell>
          <table:table-cell table:formula="of:=[.X15]+IF([.$A15]&gt;=[.Y$2];INDEX([.Y$3:.Y15];[.$A15]-[.Y$2]+1;1);0)" office:value-type="float" office:value="77" calcext:value-type="float">
            <text:p>77</text:p>
          </table:table-cell>
          <table:table-cell table:formula="of:=[.Y15]+IF([.$A15]&gt;=[.Z$2];INDEX([.Z$3:.Z15];[.$A15]-[.Z$2]+1;1);0)" office:value-type="float" office:value="77" calcext:value-type="float">
            <text:p>77</text:p>
          </table:table-cell>
          <table:table-cell table:formula="of:=[.Z15]+IF([.$A15]&gt;=[.AA$2];INDEX([.AA$3:.AA15];[.$A15]-[.AA$2]+1;1);0)" office:value-type="float" office:value="77" calcext:value-type="float">
            <text:p>77</text:p>
          </table:table-cell>
          <table:table-cell table:formula="of:=[.AA15]+IF([.$A15]&gt;=[.AB$2];INDEX([.AB$3:.AB15];[.$A15]-[.AB$2]+1;1);0)" office:value-type="float" office:value="77" calcext:value-type="float">
            <text:p>77</text:p>
          </table:table-cell>
          <table:table-cell table:formula="of:=[.AB15]+IF([.$A15]&gt;=[.AC$2];INDEX([.AC$3:.AC15];[.$A15]-[.AC$2]+1;1);0)" office:value-type="float" office:value="77" calcext:value-type="float">
            <text:p>77</text:p>
          </table:table-cell>
          <table:table-cell table:formula="of:=[.AC15]+IF([.$A15]&gt;=[.AD$2];INDEX([.AD$3:.AD15];[.$A15]-[.AD$2]+1;1);0)" office:value-type="float" office:value="77" calcext:value-type="float">
            <text:p>77</text:p>
          </table:table-cell>
          <table:table-cell table:formula="of:=[.AD15]+IF([.$A15]&gt;=[.AE$2];INDEX([.AE$3:.AE15];[.$A15]-[.AE$2]+1;1);0)" office:value-type="float" office:value="77" calcext:value-type="float">
            <text:p>77</text:p>
          </table:table-cell>
          <table:table-cell table:formula="of:=[.AE15]+IF([.$A15]&gt;=[.AF$2];INDEX([.AF$3:.AF15];[.$A15]-[.AF$2]+1;1);0)" office:value-type="float" office:value="77" calcext:value-type="float">
            <text:p>77</text:p>
          </table:table-cell>
          <table:table-cell table:formula="of:=[.AF15]+IF([.$A15]&gt;=[.AG$2];INDEX([.AG$3:.AG15];[.$A15]-[.AG$2]+1;1);0)" office:value-type="float" office:value="77" calcext:value-type="float">
            <text:p>77</text:p>
          </table:table-cell>
          <table:table-cell table:formula="of:=[.AG15]+IF([.$A15]&gt;=[.AH$2];INDEX([.AH$3:.AH15];[.$A15]-[.AH$2]+1;1);0)" office:value-type="float" office:value="77" calcext:value-type="float">
            <text:p>77</text:p>
          </table:table-cell>
          <table:table-cell table:formula="of:=[.AH15]+IF([.$A15]&gt;=[.AI$2];INDEX([.AI$3:.AI15];[.$A15]-[.AI$2]+1;1);0)" office:value-type="float" office:value="77" calcext:value-type="float">
            <text:p>77</text:p>
          </table:table-cell>
          <table:table-cell table:formula="of:=[.AI15]+IF([.$A15]&gt;=[.AJ$2];INDEX([.AJ$3:.AJ15];[.$A15]-[.AJ$2]+1;1);0)" office:value-type="float" office:value="77" calcext:value-type="float">
            <text:p>77</text:p>
          </table:table-cell>
          <table:table-cell table:formula="of:=[.AJ15]+IF([.$A15]&gt;=[.AK$2];INDEX([.AK$3:.AK15];[.$A15]-[.AK$2]+1;1);0)" office:value-type="float" office:value="77" calcext:value-type="float">
            <text:p>77</text:p>
          </table:table-cell>
          <table:table-cell table:formula="of:=[.AK15]+IF([.$A15]&gt;=[.AL$2];INDEX([.AL$3:.AL15];[.$A15]-[.AL$2]+1;1);0)" office:value-type="float" office:value="77" calcext:value-type="float">
            <text:p>77</text:p>
          </table:table-cell>
          <table:table-cell table:formula="of:=[.AL15]+IF([.$A15]&gt;=[.AM$2];INDEX([.AM$3:.AM15];[.$A15]-[.AM$2]+1;1);0)" office:value-type="float" office:value="77" calcext:value-type="float">
            <text:p>77</text:p>
          </table:table-cell>
          <table:table-cell table:formula="of:=[.AM15]+IF([.$A15]&gt;=[.AN$2];INDEX([.AN$3:.AN15];[.$A15]-[.AN$2]+1;1);0)" office:value-type="float" office:value="77" calcext:value-type="float">
            <text:p>77</text:p>
          </table:table-cell>
          <table:table-cell table:formula="of:=[.AN15]+IF([.$A15]&gt;=[.AO$2];INDEX([.AO$3:.AO15];[.$A15]-[.AO$2]+1;1);0)" office:value-type="float" office:value="77" calcext:value-type="float">
            <text:p>77</text:p>
          </table:table-cell>
          <table:table-cell table:formula="of:=[.AO15]+IF([.$A15]&gt;=[.AP$2];INDEX([.AP$3:.AP15];[.$A15]-[.AP$2]+1;1);0)" office:value-type="float" office:value="77" calcext:value-type="float">
            <text:p>77</text:p>
          </table:table-cell>
          <table:table-cell table:formula="of:=[.AP15]+IF([.$A15]&gt;=[.AQ$2];INDEX([.AQ$3:.AQ15];[.$A15]-[.AQ$2]+1;1);0)" office:value-type="float" office:value="77" calcext:value-type="float">
            <text:p>77</text:p>
          </table:table-cell>
          <table:table-cell table:formula="of:=[.AQ15]+IF([.$A15]&gt;=[.AR$2];INDEX([.AR$3:.AR15];[.$A15]-[.AR$2]+1;1);0)" office:value-type="float" office:value="77" calcext:value-type="float">
            <text:p>77</text:p>
          </table:table-cell>
          <table:table-cell table:formula="of:=[.AR15]+IF([.$A15]&gt;=[.AS$2];INDEX([.AS$3:.AS15];[.$A15]-[.AS$2]+1;1);0)" office:value-type="float" office:value="77" calcext:value-type="float">
            <text:p>77</text:p>
          </table:table-cell>
          <table:table-cell table:formula="of:=[.AS15]+IF([.$A15]&gt;=[.AT$2];INDEX([.AT$3:.AT15];[.$A15]-[.AT$2]+1;1);0)" office:value-type="float" office:value="77" calcext:value-type="float">
            <text:p>77</text:p>
          </table:table-cell>
          <table:table-cell table:formula="of:=[.AT15]+IF([.$A15]&gt;=[.AU$2];INDEX([.AU$3:.AU15];[.$A15]-[.AU$2]+1;1);0)" office:value-type="float" office:value="77" calcext:value-type="float">
            <text:p>77</text:p>
          </table:table-cell>
          <table:table-cell table:formula="of:=[.AU15]+IF([.$A15]&gt;=[.AV$2];INDEX([.AV$3:.AV15];[.$A15]-[.AV$2]+1;1);0)" office:value-type="float" office:value="77" calcext:value-type="float">
            <text:p>77</text:p>
          </table:table-cell>
          <table:table-cell table:formula="of:=[.AV15]+IF([.$A15]&gt;=[.AW$2];INDEX([.AW$3:.AW15];[.$A15]-[.AW$2]+1;1);0)" office:value-type="float" office:value="77" calcext:value-type="float">
            <text:p>77</text:p>
          </table:table-cell>
          <table:table-cell table:formula="of:=[.AW15]+IF([.$A15]&gt;=[.AX$2];INDEX([.AX$3:.AX15];[.$A15]-[.AX$2]+1;1);0)" office:value-type="float" office:value="77" calcext:value-type="float">
            <text:p>77</text:p>
          </table:table-cell>
          <table:table-cell table:formula="of:=[.AX15]+IF([.$A15]&gt;=[.AY$2];INDEX([.AY$3:.AY15];[.$A15]-[.AY$2]+1;1);0)" office:value-type="float" office:value="77" calcext:value-type="float">
            <text:p>77</text:p>
          </table:table-cell>
          <table:table-cell table:formula="of:=[.AY15]+IF([.$A15]&gt;=[.AZ$2];INDEX([.AZ$3:.AZ15];[.$A15]-[.AZ$2]+1;1);0)" office:value-type="float" office:value="77" calcext:value-type="float">
            <text:p>77</text:p>
          </table:table-cell>
          <table:table-cell table:formula="of:=[.AZ15]+IF([.$A15]&gt;=[.BA$2];INDEX([.BA$3:.BA15];[.$A15]-[.BA$2]+1;1);0)" office:value-type="float" office:value="77" calcext:value-type="float">
            <text:p>77</text:p>
          </table:table-cell>
          <table:table-cell table:formula="of:=[.BA15]+IF([.$A15]&gt;=[.BB$2];INDEX([.BB$3:.BB15];[.$A15]-[.BB$2]+1;1);0)" office:value-type="float" office:value="77" calcext:value-type="float">
            <text:p>77</text:p>
          </table:table-cell>
          <table:table-cell table:formula="of:=[.BB15]+IF([.$A15]&gt;=[.BC$2];INDEX([.BC$3:.BC15];[.$A15]-[.BC$2]+1;1);0)" office:value-type="float" office:value="77" calcext:value-type="float">
            <text:p>77</text:p>
          </table:table-cell>
          <table:table-cell table:formula="of:=[.BC15]+IF([.$A15]&gt;=[.BD$2];INDEX([.BD$3:.BD15];[.$A15]-[.BD$2]+1;1);0)" office:value-type="float" office:value="77" calcext:value-type="float">
            <text:p>77</text:p>
          </table:table-cell>
          <table:table-cell table:formula="of:=[.BD15]+IF([.$A15]&gt;=[.BE$2];INDEX([.BE$3:.BE15];[.$A15]-[.BE$2]+1;1);0)" office:value-type="float" office:value="77" calcext:value-type="float">
            <text:p>77</text:p>
          </table:table-cell>
          <table:table-cell table:formula="of:=[.BE15]+IF([.$A15]&gt;=[.BF$2];INDEX([.BF$3:.BF15];[.$A15]-[.BF$2]+1;1);0)" office:value-type="float" office:value="77" calcext:value-type="float">
            <text:p>77</text:p>
          </table:table-cell>
          <table:table-cell table:formula="of:=[.BF15]+IF([.$A15]&gt;=[.BG$2];INDEX([.BG$3:.BG15];[.$A15]-[.BG$2]+1;1);0)" office:value-type="float" office:value="77" calcext:value-type="float">
            <text:p>77</text:p>
          </table:table-cell>
          <table:table-cell table:formula="of:=[.BG15]+IF([.$A15]&gt;=[.BH$2];INDEX([.BH$3:.BH15];[.$A15]-[.BH$2]+1;1);0)" office:value-type="float" office:value="77" calcext:value-type="float">
            <text:p>77</text:p>
          </table:table-cell>
          <table:table-cell table:formula="of:=[.BH15]+IF([.$A15]&gt;=[.BI$2];INDEX([.BI$3:.BI15];[.$A15]-[.BI$2]+1;1);0)" office:value-type="float" office:value="77" calcext:value-type="float">
            <text:p>77</text:p>
          </table:table-cell>
          <table:table-cell table:formula="of:=[.BI15]+IF([.$A15]&gt;=[.BJ$2];INDEX([.BJ$3:.BJ15];[.$A15]-[.BJ$2]+1;1);0)" office:value-type="float" office:value="77" calcext:value-type="float">
            <text:p>77</text:p>
          </table:table-cell>
          <table:table-cell table:formula="of:=[.BJ15]+IF([.$A15]&gt;=[.BK$2];INDEX([.BK$3:.BK15];[.$A15]-[.BK$2]+1;1);0)" office:value-type="float" office:value="77" calcext:value-type="float">
            <text:p>77</text:p>
          </table:table-cell>
          <table:table-cell table:formula="of:=[.BK15]+IF([.$A15]&gt;=[.BL$2];INDEX([.BL$3:.BL15];[.$A15]-[.BL$2]+1;1);0)" office:value-type="float" office:value="77" calcext:value-type="float">
            <text:p>77</text:p>
          </table:table-cell>
          <table:table-cell table:formula="of:=[.BL15]+IF([.$A15]&gt;=[.BM$2];INDEX([.BM$3:.BM15];[.$A15]-[.BM$2]+1;1);0)" office:value-type="float" office:value="77" calcext:value-type="float">
            <text:p>77</text:p>
          </table:table-cell>
          <table:table-cell table:formula="of:=[.BM15]+IF([.$A15]&gt;=[.BN$2];INDEX([.BN$3:.BN15];[.$A15]-[.BN$2]+1;1);0)" office:value-type="float" office:value="77" calcext:value-type="float">
            <text:p>77</text:p>
          </table:table-cell>
          <table:table-cell table:formula="of:=[.BN15]+IF([.$A15]&gt;=[.BO$2];INDEX([.BO$3:.BO15];[.$A15]-[.BO$2]+1;1);0)" office:value-type="float" office:value="77" calcext:value-type="float">
            <text:p>77</text:p>
          </table:table-cell>
          <table:table-cell table:formula="of:=[.BO15]+IF([.$A15]&gt;=[.BP$2];INDEX([.BP$3:.BP15];[.$A15]-[.BP$2]+1;1);0)" office:value-type="float" office:value="77" calcext:value-type="float">
            <text:p>77</text:p>
          </table:table-cell>
          <table:table-cell table:formula="of:=[.BP15]+IF([.$A15]&gt;=[.BQ$2];INDEX([.BQ$3:.BQ15];[.$A15]-[.BQ$2]+1;1);0)" office:value-type="float" office:value="77" calcext:value-type="float">
            <text:p>77</text:p>
          </table:table-cell>
          <table:table-cell table:formula="of:=[.BQ15]+IF([.$A15]&gt;=[.BR$2];INDEX([.BR$3:.BR15];[.$A15]-[.BR$2]+1;1);0)" office:value-type="float" office:value="77" calcext:value-type="float">
            <text:p>77</text:p>
          </table:table-cell>
          <table:table-cell table:formula="of:=[.BR15]+IF([.$A15]&gt;=[.BS$2];INDEX([.BS$3:.BS15];[.$A15]-[.BS$2]+1;1);0)" office:value-type="float" office:value="77" calcext:value-type="float">
            <text:p>77</text:p>
          </table:table-cell>
          <table:table-cell table:formula="of:=[.BS15]+IF([.$A15]&gt;=[.BT$2];INDEX([.BT$3:.BT15];[.$A15]-[.BT$2]+1;1);0)" office:value-type="float" office:value="77" calcext:value-type="float">
            <text:p>77</text:p>
          </table:table-cell>
          <table:table-cell table:formula="of:=[.BT15]+IF([.$A15]&gt;=[.BU$2];INDEX([.BU$3:.BU15];[.$A15]-[.BU$2]+1;1);0)" office:value-type="float" office:value="77" calcext:value-type="float">
            <text:p>77</text:p>
          </table:table-cell>
          <table:table-cell table:formula="of:=[.BU15]+IF([.$A15]&gt;=[.BV$2];INDEX([.BV$3:.BV15];[.$A15]-[.BV$2]+1;1);0)" office:value-type="float" office:value="77" calcext:value-type="float">
            <text:p>77</text:p>
          </table:table-cell>
          <table:table-cell table:formula="of:=[.BV15]+IF([.$A15]&gt;=[.BW$2];INDEX([.BW$3:.BW15];[.$A15]-[.BW$2]+1;1);0)" office:value-type="float" office:value="77" calcext:value-type="float">
            <text:p>77</text:p>
          </table:table-cell>
          <table:table-cell table:formula="of:=[.BW15]+IF([.$A15]&gt;=[.BX$2];INDEX([.BX$3:.BX15];[.$A15]-[.BX$2]+1;1);0)" office:value-type="float" office:value="77" calcext:value-type="float">
            <text:p>77</text:p>
          </table:table-cell>
          <table:table-cell table:formula="of:=[.BX15]+IF([.$A15]&gt;=[.BY$2];INDEX([.BY$3:.BY15];[.$A15]-[.BY$2]+1;1);0)" office:value-type="float" office:value="77" calcext:value-type="float">
            <text:p>77</text:p>
          </table:table-cell>
          <table:table-cell table:formula="of:=[.BY15]+IF([.$A15]&gt;=[.BZ$2];INDEX([.BZ$3:.BZ15];[.$A15]-[.BZ$2]+1;1);0)" office:value-type="float" office:value="77" calcext:value-type="float">
            <text:p>77</text:p>
          </table:table-cell>
          <table:table-cell table:formula="of:=[.BZ15]+IF([.$A15]&gt;=[.CA$2];INDEX([.CA$3:.CA15];[.$A15]-[.CA$2]+1;1);0)" office:value-type="float" office:value="77" calcext:value-type="float">
            <text:p>77</text:p>
          </table:table-cell>
          <table:table-cell table:formula="of:=[.CA15]+IF([.$A15]&gt;=[.CB$2];INDEX([.CB$3:.CB15];[.$A15]-[.CB$2]+1;1);0)" office:value-type="float" office:value="77" calcext:value-type="float">
            <text:p>77</text:p>
          </table:table-cell>
          <table:table-cell table:formula="of:=[.CB15]+IF([.$A15]&gt;=[.CC$2];INDEX([.CC$3:.CC15];[.$A15]-[.CC$2]+1;1);0)" office:value-type="float" office:value="77" calcext:value-type="float">
            <text:p>77</text:p>
          </table:table-cell>
          <table:table-cell table:formula="of:=[.CC15]+IF([.$A15]&gt;=[.CD$2];INDEX([.CD$3:.CD15];[.$A15]-[.CD$2]+1;1);0)" office:value-type="float" office:value="77" calcext:value-type="float">
            <text:p>77</text:p>
          </table:table-cell>
          <table:table-cell table:formula="of:=[.CD15]+IF([.$A15]&gt;=[.CE$2];INDEX([.CE$3:.CE15];[.$A15]-[.CE$2]+1;1);0)" office:value-type="float" office:value="77" calcext:value-type="float">
            <text:p>77</text:p>
          </table:table-cell>
          <table:table-cell table:formula="of:=[.CE15]+IF([.$A15]&gt;=[.CF$2];INDEX([.CF$3:.CF15];[.$A15]-[.CF$2]+1;1);0)" office:value-type="float" office:value="77" calcext:value-type="float">
            <text:p>77</text:p>
          </table:table-cell>
          <table:table-cell table:formula="of:=[.CF15]+IF([.$A15]&gt;=[.CG$2];INDEX([.CG$3:.CG15];[.$A15]-[.CG$2]+1;1);0)" office:value-type="float" office:value="77" calcext:value-type="float">
            <text:p>77</text:p>
          </table:table-cell>
          <table:table-cell table:formula="of:=[.CG15]+IF([.$A15]&gt;=[.CH$2];INDEX([.CH$3:.CH15];[.$A15]-[.CH$2]+1;1);0)" office:value-type="float" office:value="77" calcext:value-type="float">
            <text:p>77</text:p>
          </table:table-cell>
          <table:table-cell table:formula="of:=[.CH15]+IF([.$A15]&gt;=[.CI$2];INDEX([.CI$3:.CI15];[.$A15]-[.CI$2]+1;1);0)" office:value-type="float" office:value="77" calcext:value-type="float">
            <text:p>77</text:p>
          </table:table-cell>
          <table:table-cell table:formula="of:=[.CI15]+IF([.$A15]&gt;=[.CJ$2];INDEX([.CJ$3:.CJ15];[.$A15]-[.CJ$2]+1;1);0)" office:value-type="float" office:value="77" calcext:value-type="float">
            <text:p>77</text:p>
          </table:table-cell>
          <table:table-cell table:formula="of:=[.CJ15]+IF([.$A15]&gt;=[.CK$2];INDEX([.CK$3:.CK15];[.$A15]-[.CK$2]+1;1);0)" office:value-type="float" office:value="77" calcext:value-type="float">
            <text:p>77</text:p>
          </table:table-cell>
          <table:table-cell table:formula="of:=[.CK15]+IF([.$A15]&gt;=[.CL$2];INDEX([.CL$3:.CL15];[.$A15]-[.CL$2]+1;1);0)" office:value-type="float" office:value="77" calcext:value-type="float">
            <text:p>77</text:p>
          </table:table-cell>
          <table:table-cell table:formula="of:=[.CL15]+IF([.$A15]&gt;=[.CM$2];INDEX([.CM$3:.CM15];[.$A15]-[.CM$2]+1;1);0)" office:value-type="float" office:value="77" calcext:value-type="float">
            <text:p>77</text:p>
          </table:table-cell>
          <table:table-cell table:formula="of:=[.CM15]+IF([.$A15]&gt;=[.CN$2];INDEX([.CN$3:.CN15];[.$A15]-[.CN$2]+1;1);0)" office:value-type="float" office:value="77" calcext:value-type="float">
            <text:p>77</text:p>
          </table:table-cell>
          <table:table-cell table:formula="of:=[.CN15]+IF([.$A15]&gt;=[.CO$2];INDEX([.CO$3:.CO15];[.$A15]-[.CO$2]+1;1);0)" office:value-type="float" office:value="77" calcext:value-type="float">
            <text:p>77</text:p>
          </table:table-cell>
          <table:table-cell table:formula="of:=[.CO15]+IF([.$A15]&gt;=[.CP$2];INDEX([.CP$3:.CP15];[.$A15]-[.CP$2]+1;1);0)" office:value-type="float" office:value="77" calcext:value-type="float">
            <text:p>77</text:p>
          </table:table-cell>
          <table:table-cell table:formula="of:=[.CP15]+IF([.$A15]&gt;=[.CQ$2];INDEX([.CQ$3:.CQ15];[.$A15]-[.CQ$2]+1;1);0)" office:value-type="float" office:value="77" calcext:value-type="float">
            <text:p>77</text:p>
          </table:table-cell>
          <table:table-cell table:formula="of:=[.CQ15]+IF([.$A15]&gt;=[.CR$2];INDEX([.CR$3:.CR15];[.$A15]-[.CR$2]+1;1);0)" office:value-type="float" office:value="77" calcext:value-type="float">
            <text:p>77</text:p>
          </table:table-cell>
          <table:table-cell table:formula="of:=[.CR15]+IF([.$A15]&gt;=[.CS$2];INDEX([.CS$3:.CS15];[.$A15]-[.CS$2]+1;1);0)" office:value-type="float" office:value="77" calcext:value-type="float">
            <text:p>77</text:p>
          </table:table-cell>
          <table:table-cell table:formula="of:=[.CS15]+IF([.$A15]&gt;=[.CT$2];INDEX([.CT$3:.CT15];[.$A15]-[.CT$2]+1;1);0)" office:value-type="float" office:value="77" calcext:value-type="float">
            <text:p>77</text:p>
          </table:table-cell>
          <table:table-cell table:formula="of:=[.CT15]+IF([.$A15]&gt;=[.CU$2];INDEX([.CU$3:.CU15];[.$A15]-[.CU$2]+1;1);0)" office:value-type="float" office:value="77" calcext:value-type="float">
            <text:p>77</text:p>
          </table:table-cell>
          <table:table-cell table:formula="of:=[.CU15]+IF([.$A15]&gt;=[.CV$2];INDEX([.CV$3:.CV15];[.$A15]-[.CV$2]+1;1);0)" office:value-type="float" office:value="77" calcext:value-type="float">
            <text:p>77</text:p>
          </table:table-cell>
          <table:table-cell table:formula="of:=[.CV15]+IF([.$A15]&gt;=[.CW$2];INDEX([.CW$3:.CW15];[.$A15]-[.CW$2]+1;1)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" office:value-type="float" office:value="1" calcext:value-type="float">
            <text:p>1</text:p>
          </table:table-cell>
          <table:table-cell table:formula="of:=[.B16]+IF([.$A16]&gt;=[.C$2];INDEX([.C$3:.C16];[.$A16]-[.C$2]+1;1);0)" office:value-type="float" office:value="7" calcext:value-type="float">
            <text:p>7</text:p>
          </table:table-cell>
          <table:table-cell table:formula="of:=[.C16]+IF([.$A16]&gt;=[.D$2];INDEX([.D$3:.D16];[.$A16]-[.D$2]+1;1);0)" office:value-type="float" office:value="21" calcext:value-type="float">
            <text:p>21</text:p>
          </table:table-cell>
          <table:table-cell table:formula="of:=[.D16]+IF([.$A16]&gt;=[.E$2];INDEX([.E$3:.E16];[.$A16]-[.E$2]+1;1);0)" office:value-type="float" office:value="39" calcext:value-type="float">
            <text:p>39</text:p>
          </table:table-cell>
          <table:table-cell table:formula="of:=[.E16]+IF([.$A16]&gt;=[.F$2];INDEX([.F$3:.F16];[.$A16]-[.F$2]+1;1);0)" office:value-type="float" office:value="57" calcext:value-type="float">
            <text:p>57</text:p>
          </table:table-cell>
          <table:table-cell table:formula="of:=[.F16]+IF([.$A16]&gt;=[.G$2];INDEX([.G$3:.G16];[.$A16]-[.G$2]+1;1);0)" office:value-type="float" office:value="71" calcext:value-type="float">
            <text:p>71</text:p>
          </table:table-cell>
          <table:table-cell table:formula="of:=[.G16]+IF([.$A16]&gt;=[.H$2];INDEX([.H$3:.H16];[.$A16]-[.H$2]+1;1);0)" office:value-type="float" office:value="82" calcext:value-type="float">
            <text:p>82</text:p>
          </table:table-cell>
          <table:table-cell table:formula="of:=[.H16]+IF([.$A16]&gt;=[.I$2];INDEX([.I$3:.I16];[.$A16]-[.I$2]+1;1);0)" office:value-type="float" office:value="89" calcext:value-type="float">
            <text:p>89</text:p>
          </table:table-cell>
          <table:table-cell table:formula="of:=[.I16]+IF([.$A16]&gt;=[.J$2];INDEX([.J$3:.J16];[.$A16]-[.J$2]+1;1);0)" office:value-type="float" office:value="94" calcext:value-type="float">
            <text:p>94</text:p>
          </table:table-cell>
          <table:table-cell table:formula="of:=[.J16]+IF([.$A16]&gt;=[.K$2];INDEX([.K$3:.K16];[.$A16]-[.K$2]+1;1);0)" office:value-type="float" office:value="97" calcext:value-type="float">
            <text:p>97</text:p>
          </table:table-cell>
          <table:table-cell table:formula="of:=[.K16]+IF([.$A16]&gt;=[.L$2];INDEX([.L$3:.L16];[.$A16]-[.L$2]+1;1);0)" office:value-type="float" office:value="99" calcext:value-type="float">
            <text:p>99</text:p>
          </table:table-cell>
          <table:table-cell table:formula="of:=[.L16]+IF([.$A16]&gt;=[.M$2];INDEX([.M$3:.M16];[.$A16]-[.M$2]+1;1);0)" office:value-type="float" office:value="100" calcext:value-type="float">
            <text:p>100</text:p>
          </table:table-cell>
          <table:table-cell table:formula="of:=[.M16]+IF([.$A16]&gt;=[.N$2];INDEX([.N$3:.N16];[.$A16]-[.N$2]+1;1);0)" office:value-type="float" office:value="101" calcext:value-type="float">
            <text:p>101</text:p>
          </table:table-cell>
          <table:table-cell table:formula="of:=[.N16]+IF([.$A16]&gt;=[.O$2];INDEX([.O$3:.O16];[.$A16]-[.O$2]+1;1);0)" office:value-type="float" office:value="101" calcext:value-type="float">
            <text:p>101</text:p>
          </table:table-cell>
          <table:table-cell table:formula="of:=[.O16]+IF([.$A16]&gt;=[.P$2];INDEX([.P$3:.P16];[.$A16]-[.P$2]+1;1);0)" office:value-type="float" office:value="101" calcext:value-type="float">
            <text:p>101</text:p>
          </table:table-cell>
          <table:table-cell table:formula="of:=[.P16]+IF([.$A16]&gt;=[.Q$2];INDEX([.Q$3:.Q16];[.$A16]-[.Q$2]+1;1);0)" office:value-type="float" office:value="101" calcext:value-type="float">
            <text:p>101</text:p>
          </table:table-cell>
          <table:table-cell table:formula="of:=[.Q16]+IF([.$A16]&gt;=[.R$2];INDEX([.R$3:.R16];[.$A16]-[.R$2]+1;1);0)" office:value-type="float" office:value="101" calcext:value-type="float">
            <text:p>101</text:p>
          </table:table-cell>
          <table:table-cell table:formula="of:=[.R16]+IF([.$A16]&gt;=[.S$2];INDEX([.S$3:.S16];[.$A16]-[.S$2]+1;1);0)" office:value-type="float" office:value="101" calcext:value-type="float">
            <text:p>101</text:p>
          </table:table-cell>
          <table:table-cell table:formula="of:=[.S16]+IF([.$A16]&gt;=[.T$2];INDEX([.T$3:.T16];[.$A16]-[.T$2]+1;1);0)" office:value-type="float" office:value="101" calcext:value-type="float">
            <text:p>101</text:p>
          </table:table-cell>
          <table:table-cell table:formula="of:=[.T16]+IF([.$A16]&gt;=[.U$2];INDEX([.U$3:.U16];[.$A16]-[.U$2]+1;1);0)" office:value-type="float" office:value="101" calcext:value-type="float">
            <text:p>101</text:p>
          </table:table-cell>
          <table:table-cell table:formula="of:=[.U16]+IF([.$A16]&gt;=[.V$2];INDEX([.V$3:.V16];[.$A16]-[.V$2]+1;1);0)" office:value-type="float" office:value="101" calcext:value-type="float">
            <text:p>101</text:p>
          </table:table-cell>
          <table:table-cell table:formula="of:=[.V16]+IF([.$A16]&gt;=[.W$2];INDEX([.W$3:.W16];[.$A16]-[.W$2]+1;1);0)" office:value-type="float" office:value="101" calcext:value-type="float">
            <text:p>101</text:p>
          </table:table-cell>
          <table:table-cell table:formula="of:=[.W16]+IF([.$A16]&gt;=[.X$2];INDEX([.X$3:.X16];[.$A16]-[.X$2]+1;1);0)" office:value-type="float" office:value="101" calcext:value-type="float">
            <text:p>101</text:p>
          </table:table-cell>
          <table:table-cell table:formula="of:=[.X16]+IF([.$A16]&gt;=[.Y$2];INDEX([.Y$3:.Y16];[.$A16]-[.Y$2]+1;1);0)" office:value-type="float" office:value="101" calcext:value-type="float">
            <text:p>101</text:p>
          </table:table-cell>
          <table:table-cell table:formula="of:=[.Y16]+IF([.$A16]&gt;=[.Z$2];INDEX([.Z$3:.Z16];[.$A16]-[.Z$2]+1;1);0)" office:value-type="float" office:value="101" calcext:value-type="float">
            <text:p>101</text:p>
          </table:table-cell>
          <table:table-cell table:formula="of:=[.Z16]+IF([.$A16]&gt;=[.AA$2];INDEX([.AA$3:.AA16];[.$A16]-[.AA$2]+1;1);0)" office:value-type="float" office:value="101" calcext:value-type="float">
            <text:p>101</text:p>
          </table:table-cell>
          <table:table-cell table:formula="of:=[.AA16]+IF([.$A16]&gt;=[.AB$2];INDEX([.AB$3:.AB16];[.$A16]-[.AB$2]+1;1);0)" office:value-type="float" office:value="101" calcext:value-type="float">
            <text:p>101</text:p>
          </table:table-cell>
          <table:table-cell table:formula="of:=[.AB16]+IF([.$A16]&gt;=[.AC$2];INDEX([.AC$3:.AC16];[.$A16]-[.AC$2]+1;1);0)" office:value-type="float" office:value="101" calcext:value-type="float">
            <text:p>101</text:p>
          </table:table-cell>
          <table:table-cell table:formula="of:=[.AC16]+IF([.$A16]&gt;=[.AD$2];INDEX([.AD$3:.AD16];[.$A16]-[.AD$2]+1;1);0)" office:value-type="float" office:value="101" calcext:value-type="float">
            <text:p>101</text:p>
          </table:table-cell>
          <table:table-cell table:formula="of:=[.AD16]+IF([.$A16]&gt;=[.AE$2];INDEX([.AE$3:.AE16];[.$A16]-[.AE$2]+1;1);0)" office:value-type="float" office:value="101" calcext:value-type="float">
            <text:p>101</text:p>
          </table:table-cell>
          <table:table-cell table:formula="of:=[.AE16]+IF([.$A16]&gt;=[.AF$2];INDEX([.AF$3:.AF16];[.$A16]-[.AF$2]+1;1);0)" office:value-type="float" office:value="101" calcext:value-type="float">
            <text:p>101</text:p>
          </table:table-cell>
          <table:table-cell table:formula="of:=[.AF16]+IF([.$A16]&gt;=[.AG$2];INDEX([.AG$3:.AG16];[.$A16]-[.AG$2]+1;1);0)" office:value-type="float" office:value="101" calcext:value-type="float">
            <text:p>101</text:p>
          </table:table-cell>
          <table:table-cell table:formula="of:=[.AG16]+IF([.$A16]&gt;=[.AH$2];INDEX([.AH$3:.AH16];[.$A16]-[.AH$2]+1;1);0)" office:value-type="float" office:value="101" calcext:value-type="float">
            <text:p>101</text:p>
          </table:table-cell>
          <table:table-cell table:formula="of:=[.AH16]+IF([.$A16]&gt;=[.AI$2];INDEX([.AI$3:.AI16];[.$A16]-[.AI$2]+1;1);0)" office:value-type="float" office:value="101" calcext:value-type="float">
            <text:p>101</text:p>
          </table:table-cell>
          <table:table-cell table:formula="of:=[.AI16]+IF([.$A16]&gt;=[.AJ$2];INDEX([.AJ$3:.AJ16];[.$A16]-[.AJ$2]+1;1);0)" office:value-type="float" office:value="101" calcext:value-type="float">
            <text:p>101</text:p>
          </table:table-cell>
          <table:table-cell table:formula="of:=[.AJ16]+IF([.$A16]&gt;=[.AK$2];INDEX([.AK$3:.AK16];[.$A16]-[.AK$2]+1;1);0)" office:value-type="float" office:value="101" calcext:value-type="float">
            <text:p>101</text:p>
          </table:table-cell>
          <table:table-cell table:formula="of:=[.AK16]+IF([.$A16]&gt;=[.AL$2];INDEX([.AL$3:.AL16];[.$A16]-[.AL$2]+1;1);0)" office:value-type="float" office:value="101" calcext:value-type="float">
            <text:p>101</text:p>
          </table:table-cell>
          <table:table-cell table:formula="of:=[.AL16]+IF([.$A16]&gt;=[.AM$2];INDEX([.AM$3:.AM16];[.$A16]-[.AM$2]+1;1);0)" office:value-type="float" office:value="101" calcext:value-type="float">
            <text:p>101</text:p>
          </table:table-cell>
          <table:table-cell table:formula="of:=[.AM16]+IF([.$A16]&gt;=[.AN$2];INDEX([.AN$3:.AN16];[.$A16]-[.AN$2]+1;1);0)" office:value-type="float" office:value="101" calcext:value-type="float">
            <text:p>101</text:p>
          </table:table-cell>
          <table:table-cell table:formula="of:=[.AN16]+IF([.$A16]&gt;=[.AO$2];INDEX([.AO$3:.AO16];[.$A16]-[.AO$2]+1;1);0)" office:value-type="float" office:value="101" calcext:value-type="float">
            <text:p>101</text:p>
          </table:table-cell>
          <table:table-cell table:formula="of:=[.AO16]+IF([.$A16]&gt;=[.AP$2];INDEX([.AP$3:.AP16];[.$A16]-[.AP$2]+1;1);0)" office:value-type="float" office:value="101" calcext:value-type="float">
            <text:p>101</text:p>
          </table:table-cell>
          <table:table-cell table:formula="of:=[.AP16]+IF([.$A16]&gt;=[.AQ$2];INDEX([.AQ$3:.AQ16];[.$A16]-[.AQ$2]+1;1);0)" office:value-type="float" office:value="101" calcext:value-type="float">
            <text:p>101</text:p>
          </table:table-cell>
          <table:table-cell table:formula="of:=[.AQ16]+IF([.$A16]&gt;=[.AR$2];INDEX([.AR$3:.AR16];[.$A16]-[.AR$2]+1;1);0)" office:value-type="float" office:value="101" calcext:value-type="float">
            <text:p>101</text:p>
          </table:table-cell>
          <table:table-cell table:formula="of:=[.AR16]+IF([.$A16]&gt;=[.AS$2];INDEX([.AS$3:.AS16];[.$A16]-[.AS$2]+1;1);0)" office:value-type="float" office:value="101" calcext:value-type="float">
            <text:p>101</text:p>
          </table:table-cell>
          <table:table-cell table:formula="of:=[.AS16]+IF([.$A16]&gt;=[.AT$2];INDEX([.AT$3:.AT16];[.$A16]-[.AT$2]+1;1);0)" office:value-type="float" office:value="101" calcext:value-type="float">
            <text:p>101</text:p>
          </table:table-cell>
          <table:table-cell table:formula="of:=[.AT16]+IF([.$A16]&gt;=[.AU$2];INDEX([.AU$3:.AU16];[.$A16]-[.AU$2]+1;1);0)" office:value-type="float" office:value="101" calcext:value-type="float">
            <text:p>101</text:p>
          </table:table-cell>
          <table:table-cell table:formula="of:=[.AU16]+IF([.$A16]&gt;=[.AV$2];INDEX([.AV$3:.AV16];[.$A16]-[.AV$2]+1;1);0)" office:value-type="float" office:value="101" calcext:value-type="float">
            <text:p>101</text:p>
          </table:table-cell>
          <table:table-cell table:formula="of:=[.AV16]+IF([.$A16]&gt;=[.AW$2];INDEX([.AW$3:.AW16];[.$A16]-[.AW$2]+1;1);0)" office:value-type="float" office:value="101" calcext:value-type="float">
            <text:p>101</text:p>
          </table:table-cell>
          <table:table-cell table:formula="of:=[.AW16]+IF([.$A16]&gt;=[.AX$2];INDEX([.AX$3:.AX16];[.$A16]-[.AX$2]+1;1);0)" office:value-type="float" office:value="101" calcext:value-type="float">
            <text:p>101</text:p>
          </table:table-cell>
          <table:table-cell table:formula="of:=[.AX16]+IF([.$A16]&gt;=[.AY$2];INDEX([.AY$3:.AY16];[.$A16]-[.AY$2]+1;1);0)" office:value-type="float" office:value="101" calcext:value-type="float">
            <text:p>101</text:p>
          </table:table-cell>
          <table:table-cell table:formula="of:=[.AY16]+IF([.$A16]&gt;=[.AZ$2];INDEX([.AZ$3:.AZ16];[.$A16]-[.AZ$2]+1;1);0)" office:value-type="float" office:value="101" calcext:value-type="float">
            <text:p>101</text:p>
          </table:table-cell>
          <table:table-cell table:formula="of:=[.AZ16]+IF([.$A16]&gt;=[.BA$2];INDEX([.BA$3:.BA16];[.$A16]-[.BA$2]+1;1);0)" office:value-type="float" office:value="101" calcext:value-type="float">
            <text:p>101</text:p>
          </table:table-cell>
          <table:table-cell table:formula="of:=[.BA16]+IF([.$A16]&gt;=[.BB$2];INDEX([.BB$3:.BB16];[.$A16]-[.BB$2]+1;1);0)" office:value-type="float" office:value="101" calcext:value-type="float">
            <text:p>101</text:p>
          </table:table-cell>
          <table:table-cell table:formula="of:=[.BB16]+IF([.$A16]&gt;=[.BC$2];INDEX([.BC$3:.BC16];[.$A16]-[.BC$2]+1;1);0)" office:value-type="float" office:value="101" calcext:value-type="float">
            <text:p>101</text:p>
          </table:table-cell>
          <table:table-cell table:formula="of:=[.BC16]+IF([.$A16]&gt;=[.BD$2];INDEX([.BD$3:.BD16];[.$A16]-[.BD$2]+1;1);0)" office:value-type="float" office:value="101" calcext:value-type="float">
            <text:p>101</text:p>
          </table:table-cell>
          <table:table-cell table:formula="of:=[.BD16]+IF([.$A16]&gt;=[.BE$2];INDEX([.BE$3:.BE16];[.$A16]-[.BE$2]+1;1);0)" office:value-type="float" office:value="101" calcext:value-type="float">
            <text:p>101</text:p>
          </table:table-cell>
          <table:table-cell table:formula="of:=[.BE16]+IF([.$A16]&gt;=[.BF$2];INDEX([.BF$3:.BF16];[.$A16]-[.BF$2]+1;1);0)" office:value-type="float" office:value="101" calcext:value-type="float">
            <text:p>101</text:p>
          </table:table-cell>
          <table:table-cell table:formula="of:=[.BF16]+IF([.$A16]&gt;=[.BG$2];INDEX([.BG$3:.BG16];[.$A16]-[.BG$2]+1;1);0)" office:value-type="float" office:value="101" calcext:value-type="float">
            <text:p>101</text:p>
          </table:table-cell>
          <table:table-cell table:formula="of:=[.BG16]+IF([.$A16]&gt;=[.BH$2];INDEX([.BH$3:.BH16];[.$A16]-[.BH$2]+1;1);0)" office:value-type="float" office:value="101" calcext:value-type="float">
            <text:p>101</text:p>
          </table:table-cell>
          <table:table-cell table:formula="of:=[.BH16]+IF([.$A16]&gt;=[.BI$2];INDEX([.BI$3:.BI16];[.$A16]-[.BI$2]+1;1);0)" office:value-type="float" office:value="101" calcext:value-type="float">
            <text:p>101</text:p>
          </table:table-cell>
          <table:table-cell table:formula="of:=[.BI16]+IF([.$A16]&gt;=[.BJ$2];INDEX([.BJ$3:.BJ16];[.$A16]-[.BJ$2]+1;1);0)" office:value-type="float" office:value="101" calcext:value-type="float">
            <text:p>101</text:p>
          </table:table-cell>
          <table:table-cell table:formula="of:=[.BJ16]+IF([.$A16]&gt;=[.BK$2];INDEX([.BK$3:.BK16];[.$A16]-[.BK$2]+1;1);0)" office:value-type="float" office:value="101" calcext:value-type="float">
            <text:p>101</text:p>
          </table:table-cell>
          <table:table-cell table:formula="of:=[.BK16]+IF([.$A16]&gt;=[.BL$2];INDEX([.BL$3:.BL16];[.$A16]-[.BL$2]+1;1);0)" office:value-type="float" office:value="101" calcext:value-type="float">
            <text:p>101</text:p>
          </table:table-cell>
          <table:table-cell table:formula="of:=[.BL16]+IF([.$A16]&gt;=[.BM$2];INDEX([.BM$3:.BM16];[.$A16]-[.BM$2]+1;1);0)" office:value-type="float" office:value="101" calcext:value-type="float">
            <text:p>101</text:p>
          </table:table-cell>
          <table:table-cell table:formula="of:=[.BM16]+IF([.$A16]&gt;=[.BN$2];INDEX([.BN$3:.BN16];[.$A16]-[.BN$2]+1;1);0)" office:value-type="float" office:value="101" calcext:value-type="float">
            <text:p>101</text:p>
          </table:table-cell>
          <table:table-cell table:formula="of:=[.BN16]+IF([.$A16]&gt;=[.BO$2];INDEX([.BO$3:.BO16];[.$A16]-[.BO$2]+1;1);0)" office:value-type="float" office:value="101" calcext:value-type="float">
            <text:p>101</text:p>
          </table:table-cell>
          <table:table-cell table:formula="of:=[.BO16]+IF([.$A16]&gt;=[.BP$2];INDEX([.BP$3:.BP16];[.$A16]-[.BP$2]+1;1);0)" office:value-type="float" office:value="101" calcext:value-type="float">
            <text:p>101</text:p>
          </table:table-cell>
          <table:table-cell table:formula="of:=[.BP16]+IF([.$A16]&gt;=[.BQ$2];INDEX([.BQ$3:.BQ16];[.$A16]-[.BQ$2]+1;1);0)" office:value-type="float" office:value="101" calcext:value-type="float">
            <text:p>101</text:p>
          </table:table-cell>
          <table:table-cell table:formula="of:=[.BQ16]+IF([.$A16]&gt;=[.BR$2];INDEX([.BR$3:.BR16];[.$A16]-[.BR$2]+1;1);0)" office:value-type="float" office:value="101" calcext:value-type="float">
            <text:p>101</text:p>
          </table:table-cell>
          <table:table-cell table:formula="of:=[.BR16]+IF([.$A16]&gt;=[.BS$2];INDEX([.BS$3:.BS16];[.$A16]-[.BS$2]+1;1);0)" office:value-type="float" office:value="101" calcext:value-type="float">
            <text:p>101</text:p>
          </table:table-cell>
          <table:table-cell table:formula="of:=[.BS16]+IF([.$A16]&gt;=[.BT$2];INDEX([.BT$3:.BT16];[.$A16]-[.BT$2]+1;1);0)" office:value-type="float" office:value="101" calcext:value-type="float">
            <text:p>101</text:p>
          </table:table-cell>
          <table:table-cell table:formula="of:=[.BT16]+IF([.$A16]&gt;=[.BU$2];INDEX([.BU$3:.BU16];[.$A16]-[.BU$2]+1;1);0)" office:value-type="float" office:value="101" calcext:value-type="float">
            <text:p>101</text:p>
          </table:table-cell>
          <table:table-cell table:formula="of:=[.BU16]+IF([.$A16]&gt;=[.BV$2];INDEX([.BV$3:.BV16];[.$A16]-[.BV$2]+1;1);0)" office:value-type="float" office:value="101" calcext:value-type="float">
            <text:p>101</text:p>
          </table:table-cell>
          <table:table-cell table:formula="of:=[.BV16]+IF([.$A16]&gt;=[.BW$2];INDEX([.BW$3:.BW16];[.$A16]-[.BW$2]+1;1);0)" office:value-type="float" office:value="101" calcext:value-type="float">
            <text:p>101</text:p>
          </table:table-cell>
          <table:table-cell table:formula="of:=[.BW16]+IF([.$A16]&gt;=[.BX$2];INDEX([.BX$3:.BX16];[.$A16]-[.BX$2]+1;1);0)" office:value-type="float" office:value="101" calcext:value-type="float">
            <text:p>101</text:p>
          </table:table-cell>
          <table:table-cell table:formula="of:=[.BX16]+IF([.$A16]&gt;=[.BY$2];INDEX([.BY$3:.BY16];[.$A16]-[.BY$2]+1;1);0)" office:value-type="float" office:value="101" calcext:value-type="float">
            <text:p>101</text:p>
          </table:table-cell>
          <table:table-cell table:formula="of:=[.BY16]+IF([.$A16]&gt;=[.BZ$2];INDEX([.BZ$3:.BZ16];[.$A16]-[.BZ$2]+1;1);0)" office:value-type="float" office:value="101" calcext:value-type="float">
            <text:p>101</text:p>
          </table:table-cell>
          <table:table-cell table:formula="of:=[.BZ16]+IF([.$A16]&gt;=[.CA$2];INDEX([.CA$3:.CA16];[.$A16]-[.CA$2]+1;1);0)" office:value-type="float" office:value="101" calcext:value-type="float">
            <text:p>101</text:p>
          </table:table-cell>
          <table:table-cell table:formula="of:=[.CA16]+IF([.$A16]&gt;=[.CB$2];INDEX([.CB$3:.CB16];[.$A16]-[.CB$2]+1;1);0)" office:value-type="float" office:value="101" calcext:value-type="float">
            <text:p>101</text:p>
          </table:table-cell>
          <table:table-cell table:formula="of:=[.CB16]+IF([.$A16]&gt;=[.CC$2];INDEX([.CC$3:.CC16];[.$A16]-[.CC$2]+1;1);0)" office:value-type="float" office:value="101" calcext:value-type="float">
            <text:p>101</text:p>
          </table:table-cell>
          <table:table-cell table:formula="of:=[.CC16]+IF([.$A16]&gt;=[.CD$2];INDEX([.CD$3:.CD16];[.$A16]-[.CD$2]+1;1);0)" office:value-type="float" office:value="101" calcext:value-type="float">
            <text:p>101</text:p>
          </table:table-cell>
          <table:table-cell table:formula="of:=[.CD16]+IF([.$A16]&gt;=[.CE$2];INDEX([.CE$3:.CE16];[.$A16]-[.CE$2]+1;1);0)" office:value-type="float" office:value="101" calcext:value-type="float">
            <text:p>101</text:p>
          </table:table-cell>
          <table:table-cell table:formula="of:=[.CE16]+IF([.$A16]&gt;=[.CF$2];INDEX([.CF$3:.CF16];[.$A16]-[.CF$2]+1;1);0)" office:value-type="float" office:value="101" calcext:value-type="float">
            <text:p>101</text:p>
          </table:table-cell>
          <table:table-cell table:formula="of:=[.CF16]+IF([.$A16]&gt;=[.CG$2];INDEX([.CG$3:.CG16];[.$A16]-[.CG$2]+1;1);0)" office:value-type="float" office:value="101" calcext:value-type="float">
            <text:p>101</text:p>
          </table:table-cell>
          <table:table-cell table:formula="of:=[.CG16]+IF([.$A16]&gt;=[.CH$2];INDEX([.CH$3:.CH16];[.$A16]-[.CH$2]+1;1);0)" office:value-type="float" office:value="101" calcext:value-type="float">
            <text:p>101</text:p>
          </table:table-cell>
          <table:table-cell table:formula="of:=[.CH16]+IF([.$A16]&gt;=[.CI$2];INDEX([.CI$3:.CI16];[.$A16]-[.CI$2]+1;1);0)" office:value-type="float" office:value="101" calcext:value-type="float">
            <text:p>101</text:p>
          </table:table-cell>
          <table:table-cell table:formula="of:=[.CI16]+IF([.$A16]&gt;=[.CJ$2];INDEX([.CJ$3:.CJ16];[.$A16]-[.CJ$2]+1;1);0)" office:value-type="float" office:value="101" calcext:value-type="float">
            <text:p>101</text:p>
          </table:table-cell>
          <table:table-cell table:formula="of:=[.CJ16]+IF([.$A16]&gt;=[.CK$2];INDEX([.CK$3:.CK16];[.$A16]-[.CK$2]+1;1);0)" office:value-type="float" office:value="101" calcext:value-type="float">
            <text:p>101</text:p>
          </table:table-cell>
          <table:table-cell table:formula="of:=[.CK16]+IF([.$A16]&gt;=[.CL$2];INDEX([.CL$3:.CL16];[.$A16]-[.CL$2]+1;1);0)" office:value-type="float" office:value="101" calcext:value-type="float">
            <text:p>101</text:p>
          </table:table-cell>
          <table:table-cell table:formula="of:=[.CL16]+IF([.$A16]&gt;=[.CM$2];INDEX([.CM$3:.CM16];[.$A16]-[.CM$2]+1;1);0)" office:value-type="float" office:value="101" calcext:value-type="float">
            <text:p>101</text:p>
          </table:table-cell>
          <table:table-cell table:formula="of:=[.CM16]+IF([.$A16]&gt;=[.CN$2];INDEX([.CN$3:.CN16];[.$A16]-[.CN$2]+1;1);0)" office:value-type="float" office:value="101" calcext:value-type="float">
            <text:p>101</text:p>
          </table:table-cell>
          <table:table-cell table:formula="of:=[.CN16]+IF([.$A16]&gt;=[.CO$2];INDEX([.CO$3:.CO16];[.$A16]-[.CO$2]+1;1);0)" office:value-type="float" office:value="101" calcext:value-type="float">
            <text:p>101</text:p>
          </table:table-cell>
          <table:table-cell table:formula="of:=[.CO16]+IF([.$A16]&gt;=[.CP$2];INDEX([.CP$3:.CP16];[.$A16]-[.CP$2]+1;1);0)" office:value-type="float" office:value="101" calcext:value-type="float">
            <text:p>101</text:p>
          </table:table-cell>
          <table:table-cell table:formula="of:=[.CP16]+IF([.$A16]&gt;=[.CQ$2];INDEX([.CQ$3:.CQ16];[.$A16]-[.CQ$2]+1;1);0)" office:value-type="float" office:value="101" calcext:value-type="float">
            <text:p>101</text:p>
          </table:table-cell>
          <table:table-cell table:formula="of:=[.CQ16]+IF([.$A16]&gt;=[.CR$2];INDEX([.CR$3:.CR16];[.$A16]-[.CR$2]+1;1);0)" office:value-type="float" office:value="101" calcext:value-type="float">
            <text:p>101</text:p>
          </table:table-cell>
          <table:table-cell table:formula="of:=[.CR16]+IF([.$A16]&gt;=[.CS$2];INDEX([.CS$3:.CS16];[.$A16]-[.CS$2]+1;1);0)" office:value-type="float" office:value="101" calcext:value-type="float">
            <text:p>101</text:p>
          </table:table-cell>
          <table:table-cell table:formula="of:=[.CS16]+IF([.$A16]&gt;=[.CT$2];INDEX([.CT$3:.CT16];[.$A16]-[.CT$2]+1;1);0)" office:value-type="float" office:value="101" calcext:value-type="float">
            <text:p>101</text:p>
          </table:table-cell>
          <table:table-cell table:formula="of:=[.CT16]+IF([.$A16]&gt;=[.CU$2];INDEX([.CU$3:.CU16];[.$A16]-[.CU$2]+1;1);0)" office:value-type="float" office:value="101" calcext:value-type="float">
            <text:p>101</text:p>
          </table:table-cell>
          <table:table-cell table:formula="of:=[.CU16]+IF([.$A16]&gt;=[.CV$2];INDEX([.CV$3:.CV16];[.$A16]-[.CV$2]+1;1);0)" office:value-type="float" office:value="101" calcext:value-type="float">
            <text:p>101</text:p>
          </table:table-cell>
          <table:table-cell table:formula="of:=[.CV16]+IF([.$A16]&gt;=[.CW$2];INDEX([.CW$3:.CW16];[.$A16]-[.CW$2]+1;1)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" office:value-type="float" office:value="1" calcext:value-type="float">
            <text:p>1</text:p>
          </table:table-cell>
          <table:table-cell table:formula="of:=[.B17]+IF([.$A17]&gt;=[.C$2];INDEX([.C$3:.C17];[.$A17]-[.C$2]+1;1);0)" office:value-type="float" office:value="8" calcext:value-type="float">
            <text:p>8</text:p>
          </table:table-cell>
          <table:table-cell table:formula="of:=[.C17]+IF([.$A17]&gt;=[.D$2];INDEX([.D$3:.D17];[.$A17]-[.D$2]+1;1);0)" office:value-type="float" office:value="24" calcext:value-type="float">
            <text:p>24</text:p>
          </table:table-cell>
          <table:table-cell table:formula="of:=[.D17]+IF([.$A17]&gt;=[.E$2];INDEX([.E$3:.E17];[.$A17]-[.E$2]+1;1);0)" office:value-type="float" office:value="47" calcext:value-type="float">
            <text:p>47</text:p>
          </table:table-cell>
          <table:table-cell table:formula="of:=[.E17]+IF([.$A17]&gt;=[.F$2];INDEX([.F$3:.F17];[.$A17]-[.F$2]+1;1);0)" office:value-type="float" office:value="70" calcext:value-type="float">
            <text:p>70</text:p>
          </table:table-cell>
          <table:table-cell table:formula="of:=[.F17]+IF([.$A17]&gt;=[.G$2];INDEX([.G$3:.G17];[.$A17]-[.G$2]+1;1);0)" office:value-type="float" office:value="90" calcext:value-type="float">
            <text:p>90</text:p>
          </table:table-cell>
          <table:table-cell table:formula="of:=[.G17]+IF([.$A17]&gt;=[.H$2];INDEX([.H$3:.H17];[.$A17]-[.H$2]+1;1);0)" office:value-type="float" office:value="105" calcext:value-type="float">
            <text:p>105</text:p>
          </table:table-cell>
          <table:table-cell table:formula="of:=[.H17]+IF([.$A17]&gt;=[.I$2];INDEX([.I$3:.I17];[.$A17]-[.I$2]+1;1);0)" office:value-type="float" office:value="116" calcext:value-type="float">
            <text:p>116</text:p>
          </table:table-cell>
          <table:table-cell table:formula="of:=[.I17]+IF([.$A17]&gt;=[.J$2];INDEX([.J$3:.J17];[.$A17]-[.J$2]+1;1);0)" office:value-type="float" office:value="123" calcext:value-type="float">
            <text:p>123</text:p>
          </table:table-cell>
          <table:table-cell table:formula="of:=[.J17]+IF([.$A17]&gt;=[.K$2];INDEX([.K$3:.K17];[.$A17]-[.K$2]+1;1);0)" office:value-type="float" office:value="128" calcext:value-type="float">
            <text:p>128</text:p>
          </table:table-cell>
          <table:table-cell table:formula="of:=[.K17]+IF([.$A17]&gt;=[.L$2];INDEX([.L$3:.L17];[.$A17]-[.L$2]+1;1);0)" office:value-type="float" office:value="131" calcext:value-type="float">
            <text:p>131</text:p>
          </table:table-cell>
          <table:table-cell table:formula="of:=[.L17]+IF([.$A17]&gt;=[.M$2];INDEX([.M$3:.M17];[.$A17]-[.M$2]+1;1);0)" office:value-type="float" office:value="133" calcext:value-type="float">
            <text:p>133</text:p>
          </table:table-cell>
          <table:table-cell table:formula="of:=[.M17]+IF([.$A17]&gt;=[.N$2];INDEX([.N$3:.N17];[.$A17]-[.N$2]+1;1);0)" office:value-type="float" office:value="134" calcext:value-type="float">
            <text:p>134</text:p>
          </table:table-cell>
          <table:table-cell table:formula="of:=[.N17]+IF([.$A17]&gt;=[.O$2];INDEX([.O$3:.O17];[.$A17]-[.O$2]+1;1);0)" office:value-type="float" office:value="135" calcext:value-type="float">
            <text:p>135</text:p>
          </table:table-cell>
          <table:table-cell table:formula="of:=[.O17]+IF([.$A17]&gt;=[.P$2];INDEX([.P$3:.P17];[.$A17]-[.P$2]+1;1);0)" office:value-type="float" office:value="135" calcext:value-type="float">
            <text:p>135</text:p>
          </table:table-cell>
          <table:table-cell table:formula="of:=[.P17]+IF([.$A17]&gt;=[.Q$2];INDEX([.Q$3:.Q17];[.$A17]-[.Q$2]+1;1);0)" office:value-type="float" office:value="135" calcext:value-type="float">
            <text:p>135</text:p>
          </table:table-cell>
          <table:table-cell table:formula="of:=[.Q17]+IF([.$A17]&gt;=[.R$2];INDEX([.R$3:.R17];[.$A17]-[.R$2]+1;1);0)" office:value-type="float" office:value="135" calcext:value-type="float">
            <text:p>135</text:p>
          </table:table-cell>
          <table:table-cell table:formula="of:=[.R17]+IF([.$A17]&gt;=[.S$2];INDEX([.S$3:.S17];[.$A17]-[.S$2]+1;1);0)" office:value-type="float" office:value="135" calcext:value-type="float">
            <text:p>135</text:p>
          </table:table-cell>
          <table:table-cell table:formula="of:=[.S17]+IF([.$A17]&gt;=[.T$2];INDEX([.T$3:.T17];[.$A17]-[.T$2]+1;1);0)" office:value-type="float" office:value="135" calcext:value-type="float">
            <text:p>135</text:p>
          </table:table-cell>
          <table:table-cell table:formula="of:=[.T17]+IF([.$A17]&gt;=[.U$2];INDEX([.U$3:.U17];[.$A17]-[.U$2]+1;1);0)" office:value-type="float" office:value="135" calcext:value-type="float">
            <text:p>135</text:p>
          </table:table-cell>
          <table:table-cell table:formula="of:=[.U17]+IF([.$A17]&gt;=[.V$2];INDEX([.V$3:.V17];[.$A17]-[.V$2]+1;1);0)" office:value-type="float" office:value="135" calcext:value-type="float">
            <text:p>135</text:p>
          </table:table-cell>
          <table:table-cell table:formula="of:=[.V17]+IF([.$A17]&gt;=[.W$2];INDEX([.W$3:.W17];[.$A17]-[.W$2]+1;1);0)" office:value-type="float" office:value="135" calcext:value-type="float">
            <text:p>135</text:p>
          </table:table-cell>
          <table:table-cell table:formula="of:=[.W17]+IF([.$A17]&gt;=[.X$2];INDEX([.X$3:.X17];[.$A17]-[.X$2]+1;1);0)" office:value-type="float" office:value="135" calcext:value-type="float">
            <text:p>135</text:p>
          </table:table-cell>
          <table:table-cell table:formula="of:=[.X17]+IF([.$A17]&gt;=[.Y$2];INDEX([.Y$3:.Y17];[.$A17]-[.Y$2]+1;1);0)" office:value-type="float" office:value="135" calcext:value-type="float">
            <text:p>135</text:p>
          </table:table-cell>
          <table:table-cell table:formula="of:=[.Y17]+IF([.$A17]&gt;=[.Z$2];INDEX([.Z$3:.Z17];[.$A17]-[.Z$2]+1;1);0)" office:value-type="float" office:value="135" calcext:value-type="float">
            <text:p>135</text:p>
          </table:table-cell>
          <table:table-cell table:formula="of:=[.Z17]+IF([.$A17]&gt;=[.AA$2];INDEX([.AA$3:.AA17];[.$A17]-[.AA$2]+1;1);0)" office:value-type="float" office:value="135" calcext:value-type="float">
            <text:p>135</text:p>
          </table:table-cell>
          <table:table-cell table:formula="of:=[.AA17]+IF([.$A17]&gt;=[.AB$2];INDEX([.AB$3:.AB17];[.$A17]-[.AB$2]+1;1);0)" office:value-type="float" office:value="135" calcext:value-type="float">
            <text:p>135</text:p>
          </table:table-cell>
          <table:table-cell table:formula="of:=[.AB17]+IF([.$A17]&gt;=[.AC$2];INDEX([.AC$3:.AC17];[.$A17]-[.AC$2]+1;1);0)" office:value-type="float" office:value="135" calcext:value-type="float">
            <text:p>135</text:p>
          </table:table-cell>
          <table:table-cell table:formula="of:=[.AC17]+IF([.$A17]&gt;=[.AD$2];INDEX([.AD$3:.AD17];[.$A17]-[.AD$2]+1;1);0)" office:value-type="float" office:value="135" calcext:value-type="float">
            <text:p>135</text:p>
          </table:table-cell>
          <table:table-cell table:formula="of:=[.AD17]+IF([.$A17]&gt;=[.AE$2];INDEX([.AE$3:.AE17];[.$A17]-[.AE$2]+1;1);0)" office:value-type="float" office:value="135" calcext:value-type="float">
            <text:p>135</text:p>
          </table:table-cell>
          <table:table-cell table:formula="of:=[.AE17]+IF([.$A17]&gt;=[.AF$2];INDEX([.AF$3:.AF17];[.$A17]-[.AF$2]+1;1);0)" office:value-type="float" office:value="135" calcext:value-type="float">
            <text:p>135</text:p>
          </table:table-cell>
          <table:table-cell table:formula="of:=[.AF17]+IF([.$A17]&gt;=[.AG$2];INDEX([.AG$3:.AG17];[.$A17]-[.AG$2]+1;1);0)" office:value-type="float" office:value="135" calcext:value-type="float">
            <text:p>135</text:p>
          </table:table-cell>
          <table:table-cell table:formula="of:=[.AG17]+IF([.$A17]&gt;=[.AH$2];INDEX([.AH$3:.AH17];[.$A17]-[.AH$2]+1;1);0)" office:value-type="float" office:value="135" calcext:value-type="float">
            <text:p>135</text:p>
          </table:table-cell>
          <table:table-cell table:formula="of:=[.AH17]+IF([.$A17]&gt;=[.AI$2];INDEX([.AI$3:.AI17];[.$A17]-[.AI$2]+1;1);0)" office:value-type="float" office:value="135" calcext:value-type="float">
            <text:p>135</text:p>
          </table:table-cell>
          <table:table-cell table:formula="of:=[.AI17]+IF([.$A17]&gt;=[.AJ$2];INDEX([.AJ$3:.AJ17];[.$A17]-[.AJ$2]+1;1);0)" office:value-type="float" office:value="135" calcext:value-type="float">
            <text:p>135</text:p>
          </table:table-cell>
          <table:table-cell table:formula="of:=[.AJ17]+IF([.$A17]&gt;=[.AK$2];INDEX([.AK$3:.AK17];[.$A17]-[.AK$2]+1;1);0)" office:value-type="float" office:value="135" calcext:value-type="float">
            <text:p>135</text:p>
          </table:table-cell>
          <table:table-cell table:formula="of:=[.AK17]+IF([.$A17]&gt;=[.AL$2];INDEX([.AL$3:.AL17];[.$A17]-[.AL$2]+1;1);0)" office:value-type="float" office:value="135" calcext:value-type="float">
            <text:p>135</text:p>
          </table:table-cell>
          <table:table-cell table:formula="of:=[.AL17]+IF([.$A17]&gt;=[.AM$2];INDEX([.AM$3:.AM17];[.$A17]-[.AM$2]+1;1);0)" office:value-type="float" office:value="135" calcext:value-type="float">
            <text:p>135</text:p>
          </table:table-cell>
          <table:table-cell table:formula="of:=[.AM17]+IF([.$A17]&gt;=[.AN$2];INDEX([.AN$3:.AN17];[.$A17]-[.AN$2]+1;1);0)" office:value-type="float" office:value="135" calcext:value-type="float">
            <text:p>135</text:p>
          </table:table-cell>
          <table:table-cell table:formula="of:=[.AN17]+IF([.$A17]&gt;=[.AO$2];INDEX([.AO$3:.AO17];[.$A17]-[.AO$2]+1;1);0)" office:value-type="float" office:value="135" calcext:value-type="float">
            <text:p>135</text:p>
          </table:table-cell>
          <table:table-cell table:formula="of:=[.AO17]+IF([.$A17]&gt;=[.AP$2];INDEX([.AP$3:.AP17];[.$A17]-[.AP$2]+1;1);0)" office:value-type="float" office:value="135" calcext:value-type="float">
            <text:p>135</text:p>
          </table:table-cell>
          <table:table-cell table:formula="of:=[.AP17]+IF([.$A17]&gt;=[.AQ$2];INDEX([.AQ$3:.AQ17];[.$A17]-[.AQ$2]+1;1);0)" office:value-type="float" office:value="135" calcext:value-type="float">
            <text:p>135</text:p>
          </table:table-cell>
          <table:table-cell table:formula="of:=[.AQ17]+IF([.$A17]&gt;=[.AR$2];INDEX([.AR$3:.AR17];[.$A17]-[.AR$2]+1;1);0)" office:value-type="float" office:value="135" calcext:value-type="float">
            <text:p>135</text:p>
          </table:table-cell>
          <table:table-cell table:formula="of:=[.AR17]+IF([.$A17]&gt;=[.AS$2];INDEX([.AS$3:.AS17];[.$A17]-[.AS$2]+1;1);0)" office:value-type="float" office:value="135" calcext:value-type="float">
            <text:p>135</text:p>
          </table:table-cell>
          <table:table-cell table:formula="of:=[.AS17]+IF([.$A17]&gt;=[.AT$2];INDEX([.AT$3:.AT17];[.$A17]-[.AT$2]+1;1);0)" office:value-type="float" office:value="135" calcext:value-type="float">
            <text:p>135</text:p>
          </table:table-cell>
          <table:table-cell table:formula="of:=[.AT17]+IF([.$A17]&gt;=[.AU$2];INDEX([.AU$3:.AU17];[.$A17]-[.AU$2]+1;1);0)" office:value-type="float" office:value="135" calcext:value-type="float">
            <text:p>135</text:p>
          </table:table-cell>
          <table:table-cell table:formula="of:=[.AU17]+IF([.$A17]&gt;=[.AV$2];INDEX([.AV$3:.AV17];[.$A17]-[.AV$2]+1;1);0)" office:value-type="float" office:value="135" calcext:value-type="float">
            <text:p>135</text:p>
          </table:table-cell>
          <table:table-cell table:formula="of:=[.AV17]+IF([.$A17]&gt;=[.AW$2];INDEX([.AW$3:.AW17];[.$A17]-[.AW$2]+1;1);0)" office:value-type="float" office:value="135" calcext:value-type="float">
            <text:p>135</text:p>
          </table:table-cell>
          <table:table-cell table:formula="of:=[.AW17]+IF([.$A17]&gt;=[.AX$2];INDEX([.AX$3:.AX17];[.$A17]-[.AX$2]+1;1);0)" office:value-type="float" office:value="135" calcext:value-type="float">
            <text:p>135</text:p>
          </table:table-cell>
          <table:table-cell table:formula="of:=[.AX17]+IF([.$A17]&gt;=[.AY$2];INDEX([.AY$3:.AY17];[.$A17]-[.AY$2]+1;1);0)" office:value-type="float" office:value="135" calcext:value-type="float">
            <text:p>135</text:p>
          </table:table-cell>
          <table:table-cell table:formula="of:=[.AY17]+IF([.$A17]&gt;=[.AZ$2];INDEX([.AZ$3:.AZ17];[.$A17]-[.AZ$2]+1;1);0)" office:value-type="float" office:value="135" calcext:value-type="float">
            <text:p>135</text:p>
          </table:table-cell>
          <table:table-cell table:formula="of:=[.AZ17]+IF([.$A17]&gt;=[.BA$2];INDEX([.BA$3:.BA17];[.$A17]-[.BA$2]+1;1);0)" office:value-type="float" office:value="135" calcext:value-type="float">
            <text:p>135</text:p>
          </table:table-cell>
          <table:table-cell table:formula="of:=[.BA17]+IF([.$A17]&gt;=[.BB$2];INDEX([.BB$3:.BB17];[.$A17]-[.BB$2]+1;1);0)" office:value-type="float" office:value="135" calcext:value-type="float">
            <text:p>135</text:p>
          </table:table-cell>
          <table:table-cell table:formula="of:=[.BB17]+IF([.$A17]&gt;=[.BC$2];INDEX([.BC$3:.BC17];[.$A17]-[.BC$2]+1;1);0)" office:value-type="float" office:value="135" calcext:value-type="float">
            <text:p>135</text:p>
          </table:table-cell>
          <table:table-cell table:formula="of:=[.BC17]+IF([.$A17]&gt;=[.BD$2];INDEX([.BD$3:.BD17];[.$A17]-[.BD$2]+1;1);0)" office:value-type="float" office:value="135" calcext:value-type="float">
            <text:p>135</text:p>
          </table:table-cell>
          <table:table-cell table:formula="of:=[.BD17]+IF([.$A17]&gt;=[.BE$2];INDEX([.BE$3:.BE17];[.$A17]-[.BE$2]+1;1);0)" office:value-type="float" office:value="135" calcext:value-type="float">
            <text:p>135</text:p>
          </table:table-cell>
          <table:table-cell table:formula="of:=[.BE17]+IF([.$A17]&gt;=[.BF$2];INDEX([.BF$3:.BF17];[.$A17]-[.BF$2]+1;1);0)" office:value-type="float" office:value="135" calcext:value-type="float">
            <text:p>135</text:p>
          </table:table-cell>
          <table:table-cell table:formula="of:=[.BF17]+IF([.$A17]&gt;=[.BG$2];INDEX([.BG$3:.BG17];[.$A17]-[.BG$2]+1;1);0)" office:value-type="float" office:value="135" calcext:value-type="float">
            <text:p>135</text:p>
          </table:table-cell>
          <table:table-cell table:formula="of:=[.BG17]+IF([.$A17]&gt;=[.BH$2];INDEX([.BH$3:.BH17];[.$A17]-[.BH$2]+1;1);0)" office:value-type="float" office:value="135" calcext:value-type="float">
            <text:p>135</text:p>
          </table:table-cell>
          <table:table-cell table:formula="of:=[.BH17]+IF([.$A17]&gt;=[.BI$2];INDEX([.BI$3:.BI17];[.$A17]-[.BI$2]+1;1);0)" office:value-type="float" office:value="135" calcext:value-type="float">
            <text:p>135</text:p>
          </table:table-cell>
          <table:table-cell table:formula="of:=[.BI17]+IF([.$A17]&gt;=[.BJ$2];INDEX([.BJ$3:.BJ17];[.$A17]-[.BJ$2]+1;1);0)" office:value-type="float" office:value="135" calcext:value-type="float">
            <text:p>135</text:p>
          </table:table-cell>
          <table:table-cell table:formula="of:=[.BJ17]+IF([.$A17]&gt;=[.BK$2];INDEX([.BK$3:.BK17];[.$A17]-[.BK$2]+1;1);0)" office:value-type="float" office:value="135" calcext:value-type="float">
            <text:p>135</text:p>
          </table:table-cell>
          <table:table-cell table:formula="of:=[.BK17]+IF([.$A17]&gt;=[.BL$2];INDEX([.BL$3:.BL17];[.$A17]-[.BL$2]+1;1);0)" office:value-type="float" office:value="135" calcext:value-type="float">
            <text:p>135</text:p>
          </table:table-cell>
          <table:table-cell table:formula="of:=[.BL17]+IF([.$A17]&gt;=[.BM$2];INDEX([.BM$3:.BM17];[.$A17]-[.BM$2]+1;1);0)" office:value-type="float" office:value="135" calcext:value-type="float">
            <text:p>135</text:p>
          </table:table-cell>
          <table:table-cell table:formula="of:=[.BM17]+IF([.$A17]&gt;=[.BN$2];INDEX([.BN$3:.BN17];[.$A17]-[.BN$2]+1;1);0)" office:value-type="float" office:value="135" calcext:value-type="float">
            <text:p>135</text:p>
          </table:table-cell>
          <table:table-cell table:formula="of:=[.BN17]+IF([.$A17]&gt;=[.BO$2];INDEX([.BO$3:.BO17];[.$A17]-[.BO$2]+1;1);0)" office:value-type="float" office:value="135" calcext:value-type="float">
            <text:p>135</text:p>
          </table:table-cell>
          <table:table-cell table:formula="of:=[.BO17]+IF([.$A17]&gt;=[.BP$2];INDEX([.BP$3:.BP17];[.$A17]-[.BP$2]+1;1);0)" office:value-type="float" office:value="135" calcext:value-type="float">
            <text:p>135</text:p>
          </table:table-cell>
          <table:table-cell table:formula="of:=[.BP17]+IF([.$A17]&gt;=[.BQ$2];INDEX([.BQ$3:.BQ17];[.$A17]-[.BQ$2]+1;1);0)" office:value-type="float" office:value="135" calcext:value-type="float">
            <text:p>135</text:p>
          </table:table-cell>
          <table:table-cell table:formula="of:=[.BQ17]+IF([.$A17]&gt;=[.BR$2];INDEX([.BR$3:.BR17];[.$A17]-[.BR$2]+1;1);0)" office:value-type="float" office:value="135" calcext:value-type="float">
            <text:p>135</text:p>
          </table:table-cell>
          <table:table-cell table:formula="of:=[.BR17]+IF([.$A17]&gt;=[.BS$2];INDEX([.BS$3:.BS17];[.$A17]-[.BS$2]+1;1);0)" office:value-type="float" office:value="135" calcext:value-type="float">
            <text:p>135</text:p>
          </table:table-cell>
          <table:table-cell table:formula="of:=[.BS17]+IF([.$A17]&gt;=[.BT$2];INDEX([.BT$3:.BT17];[.$A17]-[.BT$2]+1;1);0)" office:value-type="float" office:value="135" calcext:value-type="float">
            <text:p>135</text:p>
          </table:table-cell>
          <table:table-cell table:formula="of:=[.BT17]+IF([.$A17]&gt;=[.BU$2];INDEX([.BU$3:.BU17];[.$A17]-[.BU$2]+1;1);0)" office:value-type="float" office:value="135" calcext:value-type="float">
            <text:p>135</text:p>
          </table:table-cell>
          <table:table-cell table:formula="of:=[.BU17]+IF([.$A17]&gt;=[.BV$2];INDEX([.BV$3:.BV17];[.$A17]-[.BV$2]+1;1);0)" office:value-type="float" office:value="135" calcext:value-type="float">
            <text:p>135</text:p>
          </table:table-cell>
          <table:table-cell table:formula="of:=[.BV17]+IF([.$A17]&gt;=[.BW$2];INDEX([.BW$3:.BW17];[.$A17]-[.BW$2]+1;1);0)" office:value-type="float" office:value="135" calcext:value-type="float">
            <text:p>135</text:p>
          </table:table-cell>
          <table:table-cell table:formula="of:=[.BW17]+IF([.$A17]&gt;=[.BX$2];INDEX([.BX$3:.BX17];[.$A17]-[.BX$2]+1;1);0)" office:value-type="float" office:value="135" calcext:value-type="float">
            <text:p>135</text:p>
          </table:table-cell>
          <table:table-cell table:formula="of:=[.BX17]+IF([.$A17]&gt;=[.BY$2];INDEX([.BY$3:.BY17];[.$A17]-[.BY$2]+1;1);0)" office:value-type="float" office:value="135" calcext:value-type="float">
            <text:p>135</text:p>
          </table:table-cell>
          <table:table-cell table:formula="of:=[.BY17]+IF([.$A17]&gt;=[.BZ$2];INDEX([.BZ$3:.BZ17];[.$A17]-[.BZ$2]+1;1);0)" office:value-type="float" office:value="135" calcext:value-type="float">
            <text:p>135</text:p>
          </table:table-cell>
          <table:table-cell table:formula="of:=[.BZ17]+IF([.$A17]&gt;=[.CA$2];INDEX([.CA$3:.CA17];[.$A17]-[.CA$2]+1;1);0)" office:value-type="float" office:value="135" calcext:value-type="float">
            <text:p>135</text:p>
          </table:table-cell>
          <table:table-cell table:formula="of:=[.CA17]+IF([.$A17]&gt;=[.CB$2];INDEX([.CB$3:.CB17];[.$A17]-[.CB$2]+1;1);0)" office:value-type="float" office:value="135" calcext:value-type="float">
            <text:p>135</text:p>
          </table:table-cell>
          <table:table-cell table:formula="of:=[.CB17]+IF([.$A17]&gt;=[.CC$2];INDEX([.CC$3:.CC17];[.$A17]-[.CC$2]+1;1);0)" office:value-type="float" office:value="135" calcext:value-type="float">
            <text:p>135</text:p>
          </table:table-cell>
          <table:table-cell table:formula="of:=[.CC17]+IF([.$A17]&gt;=[.CD$2];INDEX([.CD$3:.CD17];[.$A17]-[.CD$2]+1;1);0)" office:value-type="float" office:value="135" calcext:value-type="float">
            <text:p>135</text:p>
          </table:table-cell>
          <table:table-cell table:formula="of:=[.CD17]+IF([.$A17]&gt;=[.CE$2];INDEX([.CE$3:.CE17];[.$A17]-[.CE$2]+1;1);0)" office:value-type="float" office:value="135" calcext:value-type="float">
            <text:p>135</text:p>
          </table:table-cell>
          <table:table-cell table:formula="of:=[.CE17]+IF([.$A17]&gt;=[.CF$2];INDEX([.CF$3:.CF17];[.$A17]-[.CF$2]+1;1);0)" office:value-type="float" office:value="135" calcext:value-type="float">
            <text:p>135</text:p>
          </table:table-cell>
          <table:table-cell table:formula="of:=[.CF17]+IF([.$A17]&gt;=[.CG$2];INDEX([.CG$3:.CG17];[.$A17]-[.CG$2]+1;1);0)" office:value-type="float" office:value="135" calcext:value-type="float">
            <text:p>135</text:p>
          </table:table-cell>
          <table:table-cell table:formula="of:=[.CG17]+IF([.$A17]&gt;=[.CH$2];INDEX([.CH$3:.CH17];[.$A17]-[.CH$2]+1;1);0)" office:value-type="float" office:value="135" calcext:value-type="float">
            <text:p>135</text:p>
          </table:table-cell>
          <table:table-cell table:formula="of:=[.CH17]+IF([.$A17]&gt;=[.CI$2];INDEX([.CI$3:.CI17];[.$A17]-[.CI$2]+1;1);0)" office:value-type="float" office:value="135" calcext:value-type="float">
            <text:p>135</text:p>
          </table:table-cell>
          <table:table-cell table:formula="of:=[.CI17]+IF([.$A17]&gt;=[.CJ$2];INDEX([.CJ$3:.CJ17];[.$A17]-[.CJ$2]+1;1);0)" office:value-type="float" office:value="135" calcext:value-type="float">
            <text:p>135</text:p>
          </table:table-cell>
          <table:table-cell table:formula="of:=[.CJ17]+IF([.$A17]&gt;=[.CK$2];INDEX([.CK$3:.CK17];[.$A17]-[.CK$2]+1;1);0)" office:value-type="float" office:value="135" calcext:value-type="float">
            <text:p>135</text:p>
          </table:table-cell>
          <table:table-cell table:formula="of:=[.CK17]+IF([.$A17]&gt;=[.CL$2];INDEX([.CL$3:.CL17];[.$A17]-[.CL$2]+1;1);0)" office:value-type="float" office:value="135" calcext:value-type="float">
            <text:p>135</text:p>
          </table:table-cell>
          <table:table-cell table:formula="of:=[.CL17]+IF([.$A17]&gt;=[.CM$2];INDEX([.CM$3:.CM17];[.$A17]-[.CM$2]+1;1);0)" office:value-type="float" office:value="135" calcext:value-type="float">
            <text:p>135</text:p>
          </table:table-cell>
          <table:table-cell table:formula="of:=[.CM17]+IF([.$A17]&gt;=[.CN$2];INDEX([.CN$3:.CN17];[.$A17]-[.CN$2]+1;1);0)" office:value-type="float" office:value="135" calcext:value-type="float">
            <text:p>135</text:p>
          </table:table-cell>
          <table:table-cell table:formula="of:=[.CN17]+IF([.$A17]&gt;=[.CO$2];INDEX([.CO$3:.CO17];[.$A17]-[.CO$2]+1;1);0)" office:value-type="float" office:value="135" calcext:value-type="float">
            <text:p>135</text:p>
          </table:table-cell>
          <table:table-cell table:formula="of:=[.CO17]+IF([.$A17]&gt;=[.CP$2];INDEX([.CP$3:.CP17];[.$A17]-[.CP$2]+1;1);0)" office:value-type="float" office:value="135" calcext:value-type="float">
            <text:p>135</text:p>
          </table:table-cell>
          <table:table-cell table:formula="of:=[.CP17]+IF([.$A17]&gt;=[.CQ$2];INDEX([.CQ$3:.CQ17];[.$A17]-[.CQ$2]+1;1);0)" office:value-type="float" office:value="135" calcext:value-type="float">
            <text:p>135</text:p>
          </table:table-cell>
          <table:table-cell table:formula="of:=[.CQ17]+IF([.$A17]&gt;=[.CR$2];INDEX([.CR$3:.CR17];[.$A17]-[.CR$2]+1;1);0)" office:value-type="float" office:value="135" calcext:value-type="float">
            <text:p>135</text:p>
          </table:table-cell>
          <table:table-cell table:formula="of:=[.CR17]+IF([.$A17]&gt;=[.CS$2];INDEX([.CS$3:.CS17];[.$A17]-[.CS$2]+1;1);0)" office:value-type="float" office:value="135" calcext:value-type="float">
            <text:p>135</text:p>
          </table:table-cell>
          <table:table-cell table:formula="of:=[.CS17]+IF([.$A17]&gt;=[.CT$2];INDEX([.CT$3:.CT17];[.$A17]-[.CT$2]+1;1);0)" office:value-type="float" office:value="135" calcext:value-type="float">
            <text:p>135</text:p>
          </table:table-cell>
          <table:table-cell table:formula="of:=[.CT17]+IF([.$A17]&gt;=[.CU$2];INDEX([.CU$3:.CU17];[.$A17]-[.CU$2]+1;1);0)" office:value-type="float" office:value="135" calcext:value-type="float">
            <text:p>135</text:p>
          </table:table-cell>
          <table:table-cell table:formula="of:=[.CU17]+IF([.$A17]&gt;=[.CV$2];INDEX([.CV$3:.CV17];[.$A17]-[.CV$2]+1;1);0)" office:value-type="float" office:value="135" calcext:value-type="float">
            <text:p>135</text:p>
          </table:table-cell>
          <table:table-cell table:formula="of:=[.CV17]+IF([.$A17]&gt;=[.CW$2];INDEX([.CW$3:.CW17];[.$A17]-[.CW$2]+1;1)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" office:value-type="float" office:value="1" calcext:value-type="float">
            <text:p>1</text:p>
          </table:table-cell>
          <table:table-cell table:formula="of:=[.B18]+IF([.$A18]&gt;=[.C$2];INDEX([.C$3:.C18];[.$A18]-[.C$2]+1;1);0)" office:value-type="float" office:value="8" calcext:value-type="float">
            <text:p>8</text:p>
          </table:table-cell>
          <table:table-cell table:formula="of:=[.C18]+IF([.$A18]&gt;=[.D$2];INDEX([.D$3:.D18];[.$A18]-[.D$2]+1;1);0)" office:value-type="float" office:value="27" calcext:value-type="float">
            <text:p>27</text:p>
          </table:table-cell>
          <table:table-cell table:formula="of:=[.D18]+IF([.$A18]&gt;=[.E$2];INDEX([.E$3:.E18];[.$A18]-[.E$2]+1;1);0)" office:value-type="float" office:value="54" calcext:value-type="float">
            <text:p>54</text:p>
          </table:table-cell>
          <table:table-cell table:formula="of:=[.E18]+IF([.$A18]&gt;=[.F$2];INDEX([.F$3:.F18];[.$A18]-[.F$2]+1;1);0)" office:value-type="float" office:value="84" calcext:value-type="float">
            <text:p>84</text:p>
          </table:table-cell>
          <table:table-cell table:formula="of:=[.F18]+IF([.$A18]&gt;=[.G$2];INDEX([.G$3:.G18];[.$A18]-[.G$2]+1;1);0)" office:value-type="float" office:value="110" calcext:value-type="float">
            <text:p>110</text:p>
          </table:table-cell>
          <table:table-cell table:formula="of:=[.G18]+IF([.$A18]&gt;=[.H$2];INDEX([.H$3:.H18];[.$A18]-[.H$2]+1;1);0)" office:value-type="float" office:value="131" calcext:value-type="float">
            <text:p>131</text:p>
          </table:table-cell>
          <table:table-cell table:formula="of:=[.H18]+IF([.$A18]&gt;=[.I$2];INDEX([.I$3:.I18];[.$A18]-[.I$2]+1;1);0)" office:value-type="float" office:value="146" calcext:value-type="float">
            <text:p>146</text:p>
          </table:table-cell>
          <table:table-cell table:formula="of:=[.I18]+IF([.$A18]&gt;=[.J$2];INDEX([.J$3:.J18];[.$A18]-[.J$2]+1;1);0)" office:value-type="float" office:value="157" calcext:value-type="float">
            <text:p>157</text:p>
          </table:table-cell>
          <table:table-cell table:formula="of:=[.J18]+IF([.$A18]&gt;=[.K$2];INDEX([.K$3:.K18];[.$A18]-[.K$2]+1;1);0)" office:value-type="float" office:value="164" calcext:value-type="float">
            <text:p>164</text:p>
          </table:table-cell>
          <table:table-cell table:formula="of:=[.K18]+IF([.$A18]&gt;=[.L$2];INDEX([.L$3:.L18];[.$A18]-[.L$2]+1;1);0)" office:value-type="float" office:value="169" calcext:value-type="float">
            <text:p>169</text:p>
          </table:table-cell>
          <table:table-cell table:formula="of:=[.L18]+IF([.$A18]&gt;=[.M$2];INDEX([.M$3:.M18];[.$A18]-[.M$2]+1;1);0)" office:value-type="float" office:value="172" calcext:value-type="float">
            <text:p>172</text:p>
          </table:table-cell>
          <table:table-cell table:formula="of:=[.M18]+IF([.$A18]&gt;=[.N$2];INDEX([.N$3:.N18];[.$A18]-[.N$2]+1;1);0)" office:value-type="float" office:value="174" calcext:value-type="float">
            <text:p>174</text:p>
          </table:table-cell>
          <table:table-cell table:formula="of:=[.N18]+IF([.$A18]&gt;=[.O$2];INDEX([.O$3:.O18];[.$A18]-[.O$2]+1;1);0)" office:value-type="float" office:value="175" calcext:value-type="float">
            <text:p>175</text:p>
          </table:table-cell>
          <table:table-cell table:formula="of:=[.O18]+IF([.$A18]&gt;=[.P$2];INDEX([.P$3:.P18];[.$A18]-[.P$2]+1;1);0)" office:value-type="float" office:value="176" calcext:value-type="float">
            <text:p>176</text:p>
          </table:table-cell>
          <table:table-cell table:formula="of:=[.P18]+IF([.$A18]&gt;=[.Q$2];INDEX([.Q$3:.Q18];[.$A18]-[.Q$2]+1;1);0)" office:value-type="float" office:value="176" calcext:value-type="float">
            <text:p>176</text:p>
          </table:table-cell>
          <table:table-cell table:formula="of:=[.Q18]+IF([.$A18]&gt;=[.R$2];INDEX([.R$3:.R18];[.$A18]-[.R$2]+1;1);0)" office:value-type="float" office:value="176" calcext:value-type="float">
            <text:p>176</text:p>
          </table:table-cell>
          <table:table-cell table:formula="of:=[.R18]+IF([.$A18]&gt;=[.S$2];INDEX([.S$3:.S18];[.$A18]-[.S$2]+1;1);0)" office:value-type="float" office:value="176" calcext:value-type="float">
            <text:p>176</text:p>
          </table:table-cell>
          <table:table-cell table:formula="of:=[.S18]+IF([.$A18]&gt;=[.T$2];INDEX([.T$3:.T18];[.$A18]-[.T$2]+1;1);0)" office:value-type="float" office:value="176" calcext:value-type="float">
            <text:p>176</text:p>
          </table:table-cell>
          <table:table-cell table:formula="of:=[.T18]+IF([.$A18]&gt;=[.U$2];INDEX([.U$3:.U18];[.$A18]-[.U$2]+1;1);0)" office:value-type="float" office:value="176" calcext:value-type="float">
            <text:p>176</text:p>
          </table:table-cell>
          <table:table-cell table:formula="of:=[.U18]+IF([.$A18]&gt;=[.V$2];INDEX([.V$3:.V18];[.$A18]-[.V$2]+1;1);0)" office:value-type="float" office:value="176" calcext:value-type="float">
            <text:p>176</text:p>
          </table:table-cell>
          <table:table-cell table:formula="of:=[.V18]+IF([.$A18]&gt;=[.W$2];INDEX([.W$3:.W18];[.$A18]-[.W$2]+1;1);0)" office:value-type="float" office:value="176" calcext:value-type="float">
            <text:p>176</text:p>
          </table:table-cell>
          <table:table-cell table:formula="of:=[.W18]+IF([.$A18]&gt;=[.X$2];INDEX([.X$3:.X18];[.$A18]-[.X$2]+1;1);0)" office:value-type="float" office:value="176" calcext:value-type="float">
            <text:p>176</text:p>
          </table:table-cell>
          <table:table-cell table:formula="of:=[.X18]+IF([.$A18]&gt;=[.Y$2];INDEX([.Y$3:.Y18];[.$A18]-[.Y$2]+1;1);0)" office:value-type="float" office:value="176" calcext:value-type="float">
            <text:p>176</text:p>
          </table:table-cell>
          <table:table-cell table:formula="of:=[.Y18]+IF([.$A18]&gt;=[.Z$2];INDEX([.Z$3:.Z18];[.$A18]-[.Z$2]+1;1);0)" office:value-type="float" office:value="176" calcext:value-type="float">
            <text:p>176</text:p>
          </table:table-cell>
          <table:table-cell table:formula="of:=[.Z18]+IF([.$A18]&gt;=[.AA$2];INDEX([.AA$3:.AA18];[.$A18]-[.AA$2]+1;1);0)" office:value-type="float" office:value="176" calcext:value-type="float">
            <text:p>176</text:p>
          </table:table-cell>
          <table:table-cell table:formula="of:=[.AA18]+IF([.$A18]&gt;=[.AB$2];INDEX([.AB$3:.AB18];[.$A18]-[.AB$2]+1;1);0)" office:value-type="float" office:value="176" calcext:value-type="float">
            <text:p>176</text:p>
          </table:table-cell>
          <table:table-cell table:formula="of:=[.AB18]+IF([.$A18]&gt;=[.AC$2];INDEX([.AC$3:.AC18];[.$A18]-[.AC$2]+1;1);0)" office:value-type="float" office:value="176" calcext:value-type="float">
            <text:p>176</text:p>
          </table:table-cell>
          <table:table-cell table:formula="of:=[.AC18]+IF([.$A18]&gt;=[.AD$2];INDEX([.AD$3:.AD18];[.$A18]-[.AD$2]+1;1);0)" office:value-type="float" office:value="176" calcext:value-type="float">
            <text:p>176</text:p>
          </table:table-cell>
          <table:table-cell table:formula="of:=[.AD18]+IF([.$A18]&gt;=[.AE$2];INDEX([.AE$3:.AE18];[.$A18]-[.AE$2]+1;1);0)" office:value-type="float" office:value="176" calcext:value-type="float">
            <text:p>176</text:p>
          </table:table-cell>
          <table:table-cell table:formula="of:=[.AE18]+IF([.$A18]&gt;=[.AF$2];INDEX([.AF$3:.AF18];[.$A18]-[.AF$2]+1;1);0)" office:value-type="float" office:value="176" calcext:value-type="float">
            <text:p>176</text:p>
          </table:table-cell>
          <table:table-cell table:formula="of:=[.AF18]+IF([.$A18]&gt;=[.AG$2];INDEX([.AG$3:.AG18];[.$A18]-[.AG$2]+1;1);0)" office:value-type="float" office:value="176" calcext:value-type="float">
            <text:p>176</text:p>
          </table:table-cell>
          <table:table-cell table:formula="of:=[.AG18]+IF([.$A18]&gt;=[.AH$2];INDEX([.AH$3:.AH18];[.$A18]-[.AH$2]+1;1);0)" office:value-type="float" office:value="176" calcext:value-type="float">
            <text:p>176</text:p>
          </table:table-cell>
          <table:table-cell table:formula="of:=[.AH18]+IF([.$A18]&gt;=[.AI$2];INDEX([.AI$3:.AI18];[.$A18]-[.AI$2]+1;1);0)" office:value-type="float" office:value="176" calcext:value-type="float">
            <text:p>176</text:p>
          </table:table-cell>
          <table:table-cell table:formula="of:=[.AI18]+IF([.$A18]&gt;=[.AJ$2];INDEX([.AJ$3:.AJ18];[.$A18]-[.AJ$2]+1;1);0)" office:value-type="float" office:value="176" calcext:value-type="float">
            <text:p>176</text:p>
          </table:table-cell>
          <table:table-cell table:formula="of:=[.AJ18]+IF([.$A18]&gt;=[.AK$2];INDEX([.AK$3:.AK18];[.$A18]-[.AK$2]+1;1);0)" office:value-type="float" office:value="176" calcext:value-type="float">
            <text:p>176</text:p>
          </table:table-cell>
          <table:table-cell table:formula="of:=[.AK18]+IF([.$A18]&gt;=[.AL$2];INDEX([.AL$3:.AL18];[.$A18]-[.AL$2]+1;1);0)" office:value-type="float" office:value="176" calcext:value-type="float">
            <text:p>176</text:p>
          </table:table-cell>
          <table:table-cell table:formula="of:=[.AL18]+IF([.$A18]&gt;=[.AM$2];INDEX([.AM$3:.AM18];[.$A18]-[.AM$2]+1;1);0)" office:value-type="float" office:value="176" calcext:value-type="float">
            <text:p>176</text:p>
          </table:table-cell>
          <table:table-cell table:formula="of:=[.AM18]+IF([.$A18]&gt;=[.AN$2];INDEX([.AN$3:.AN18];[.$A18]-[.AN$2]+1;1);0)" office:value-type="float" office:value="176" calcext:value-type="float">
            <text:p>176</text:p>
          </table:table-cell>
          <table:table-cell table:formula="of:=[.AN18]+IF([.$A18]&gt;=[.AO$2];INDEX([.AO$3:.AO18];[.$A18]-[.AO$2]+1;1);0)" office:value-type="float" office:value="176" calcext:value-type="float">
            <text:p>176</text:p>
          </table:table-cell>
          <table:table-cell table:formula="of:=[.AO18]+IF([.$A18]&gt;=[.AP$2];INDEX([.AP$3:.AP18];[.$A18]-[.AP$2]+1;1);0)" office:value-type="float" office:value="176" calcext:value-type="float">
            <text:p>176</text:p>
          </table:table-cell>
          <table:table-cell table:formula="of:=[.AP18]+IF([.$A18]&gt;=[.AQ$2];INDEX([.AQ$3:.AQ18];[.$A18]-[.AQ$2]+1;1);0)" office:value-type="float" office:value="176" calcext:value-type="float">
            <text:p>176</text:p>
          </table:table-cell>
          <table:table-cell table:formula="of:=[.AQ18]+IF([.$A18]&gt;=[.AR$2];INDEX([.AR$3:.AR18];[.$A18]-[.AR$2]+1;1);0)" office:value-type="float" office:value="176" calcext:value-type="float">
            <text:p>176</text:p>
          </table:table-cell>
          <table:table-cell table:formula="of:=[.AR18]+IF([.$A18]&gt;=[.AS$2];INDEX([.AS$3:.AS18];[.$A18]-[.AS$2]+1;1);0)" office:value-type="float" office:value="176" calcext:value-type="float">
            <text:p>176</text:p>
          </table:table-cell>
          <table:table-cell table:formula="of:=[.AS18]+IF([.$A18]&gt;=[.AT$2];INDEX([.AT$3:.AT18];[.$A18]-[.AT$2]+1;1);0)" office:value-type="float" office:value="176" calcext:value-type="float">
            <text:p>176</text:p>
          </table:table-cell>
          <table:table-cell table:formula="of:=[.AT18]+IF([.$A18]&gt;=[.AU$2];INDEX([.AU$3:.AU18];[.$A18]-[.AU$2]+1;1);0)" office:value-type="float" office:value="176" calcext:value-type="float">
            <text:p>176</text:p>
          </table:table-cell>
          <table:table-cell table:formula="of:=[.AU18]+IF([.$A18]&gt;=[.AV$2];INDEX([.AV$3:.AV18];[.$A18]-[.AV$2]+1;1);0)" office:value-type="float" office:value="176" calcext:value-type="float">
            <text:p>176</text:p>
          </table:table-cell>
          <table:table-cell table:formula="of:=[.AV18]+IF([.$A18]&gt;=[.AW$2];INDEX([.AW$3:.AW18];[.$A18]-[.AW$2]+1;1);0)" office:value-type="float" office:value="176" calcext:value-type="float">
            <text:p>176</text:p>
          </table:table-cell>
          <table:table-cell table:formula="of:=[.AW18]+IF([.$A18]&gt;=[.AX$2];INDEX([.AX$3:.AX18];[.$A18]-[.AX$2]+1;1);0)" office:value-type="float" office:value="176" calcext:value-type="float">
            <text:p>176</text:p>
          </table:table-cell>
          <table:table-cell table:formula="of:=[.AX18]+IF([.$A18]&gt;=[.AY$2];INDEX([.AY$3:.AY18];[.$A18]-[.AY$2]+1;1);0)" office:value-type="float" office:value="176" calcext:value-type="float">
            <text:p>176</text:p>
          </table:table-cell>
          <table:table-cell table:formula="of:=[.AY18]+IF([.$A18]&gt;=[.AZ$2];INDEX([.AZ$3:.AZ18];[.$A18]-[.AZ$2]+1;1);0)" office:value-type="float" office:value="176" calcext:value-type="float">
            <text:p>176</text:p>
          </table:table-cell>
          <table:table-cell table:formula="of:=[.AZ18]+IF([.$A18]&gt;=[.BA$2];INDEX([.BA$3:.BA18];[.$A18]-[.BA$2]+1;1);0)" office:value-type="float" office:value="176" calcext:value-type="float">
            <text:p>176</text:p>
          </table:table-cell>
          <table:table-cell table:formula="of:=[.BA18]+IF([.$A18]&gt;=[.BB$2];INDEX([.BB$3:.BB18];[.$A18]-[.BB$2]+1;1);0)" office:value-type="float" office:value="176" calcext:value-type="float">
            <text:p>176</text:p>
          </table:table-cell>
          <table:table-cell table:formula="of:=[.BB18]+IF([.$A18]&gt;=[.BC$2];INDEX([.BC$3:.BC18];[.$A18]-[.BC$2]+1;1);0)" office:value-type="float" office:value="176" calcext:value-type="float">
            <text:p>176</text:p>
          </table:table-cell>
          <table:table-cell table:formula="of:=[.BC18]+IF([.$A18]&gt;=[.BD$2];INDEX([.BD$3:.BD18];[.$A18]-[.BD$2]+1;1);0)" office:value-type="float" office:value="176" calcext:value-type="float">
            <text:p>176</text:p>
          </table:table-cell>
          <table:table-cell table:formula="of:=[.BD18]+IF([.$A18]&gt;=[.BE$2];INDEX([.BE$3:.BE18];[.$A18]-[.BE$2]+1;1);0)" office:value-type="float" office:value="176" calcext:value-type="float">
            <text:p>176</text:p>
          </table:table-cell>
          <table:table-cell table:formula="of:=[.BE18]+IF([.$A18]&gt;=[.BF$2];INDEX([.BF$3:.BF18];[.$A18]-[.BF$2]+1;1);0)" office:value-type="float" office:value="176" calcext:value-type="float">
            <text:p>176</text:p>
          </table:table-cell>
          <table:table-cell table:formula="of:=[.BF18]+IF([.$A18]&gt;=[.BG$2];INDEX([.BG$3:.BG18];[.$A18]-[.BG$2]+1;1);0)" office:value-type="float" office:value="176" calcext:value-type="float">
            <text:p>176</text:p>
          </table:table-cell>
          <table:table-cell table:formula="of:=[.BG18]+IF([.$A18]&gt;=[.BH$2];INDEX([.BH$3:.BH18];[.$A18]-[.BH$2]+1;1);0)" office:value-type="float" office:value="176" calcext:value-type="float">
            <text:p>176</text:p>
          </table:table-cell>
          <table:table-cell table:formula="of:=[.BH18]+IF([.$A18]&gt;=[.BI$2];INDEX([.BI$3:.BI18];[.$A18]-[.BI$2]+1;1);0)" office:value-type="float" office:value="176" calcext:value-type="float">
            <text:p>176</text:p>
          </table:table-cell>
          <table:table-cell table:formula="of:=[.BI18]+IF([.$A18]&gt;=[.BJ$2];INDEX([.BJ$3:.BJ18];[.$A18]-[.BJ$2]+1;1);0)" office:value-type="float" office:value="176" calcext:value-type="float">
            <text:p>176</text:p>
          </table:table-cell>
          <table:table-cell table:formula="of:=[.BJ18]+IF([.$A18]&gt;=[.BK$2];INDEX([.BK$3:.BK18];[.$A18]-[.BK$2]+1;1);0)" office:value-type="float" office:value="176" calcext:value-type="float">
            <text:p>176</text:p>
          </table:table-cell>
          <table:table-cell table:formula="of:=[.BK18]+IF([.$A18]&gt;=[.BL$2];INDEX([.BL$3:.BL18];[.$A18]-[.BL$2]+1;1);0)" office:value-type="float" office:value="176" calcext:value-type="float">
            <text:p>176</text:p>
          </table:table-cell>
          <table:table-cell table:formula="of:=[.BL18]+IF([.$A18]&gt;=[.BM$2];INDEX([.BM$3:.BM18];[.$A18]-[.BM$2]+1;1);0)" office:value-type="float" office:value="176" calcext:value-type="float">
            <text:p>176</text:p>
          </table:table-cell>
          <table:table-cell table:formula="of:=[.BM18]+IF([.$A18]&gt;=[.BN$2];INDEX([.BN$3:.BN18];[.$A18]-[.BN$2]+1;1);0)" office:value-type="float" office:value="176" calcext:value-type="float">
            <text:p>176</text:p>
          </table:table-cell>
          <table:table-cell table:formula="of:=[.BN18]+IF([.$A18]&gt;=[.BO$2];INDEX([.BO$3:.BO18];[.$A18]-[.BO$2]+1;1);0)" office:value-type="float" office:value="176" calcext:value-type="float">
            <text:p>176</text:p>
          </table:table-cell>
          <table:table-cell table:formula="of:=[.BO18]+IF([.$A18]&gt;=[.BP$2];INDEX([.BP$3:.BP18];[.$A18]-[.BP$2]+1;1);0)" office:value-type="float" office:value="176" calcext:value-type="float">
            <text:p>176</text:p>
          </table:table-cell>
          <table:table-cell table:formula="of:=[.BP18]+IF([.$A18]&gt;=[.BQ$2];INDEX([.BQ$3:.BQ18];[.$A18]-[.BQ$2]+1;1);0)" office:value-type="float" office:value="176" calcext:value-type="float">
            <text:p>176</text:p>
          </table:table-cell>
          <table:table-cell table:formula="of:=[.BQ18]+IF([.$A18]&gt;=[.BR$2];INDEX([.BR$3:.BR18];[.$A18]-[.BR$2]+1;1);0)" office:value-type="float" office:value="176" calcext:value-type="float">
            <text:p>176</text:p>
          </table:table-cell>
          <table:table-cell table:formula="of:=[.BR18]+IF([.$A18]&gt;=[.BS$2];INDEX([.BS$3:.BS18];[.$A18]-[.BS$2]+1;1);0)" office:value-type="float" office:value="176" calcext:value-type="float">
            <text:p>176</text:p>
          </table:table-cell>
          <table:table-cell table:formula="of:=[.BS18]+IF([.$A18]&gt;=[.BT$2];INDEX([.BT$3:.BT18];[.$A18]-[.BT$2]+1;1);0)" office:value-type="float" office:value="176" calcext:value-type="float">
            <text:p>176</text:p>
          </table:table-cell>
          <table:table-cell table:formula="of:=[.BT18]+IF([.$A18]&gt;=[.BU$2];INDEX([.BU$3:.BU18];[.$A18]-[.BU$2]+1;1);0)" office:value-type="float" office:value="176" calcext:value-type="float">
            <text:p>176</text:p>
          </table:table-cell>
          <table:table-cell table:formula="of:=[.BU18]+IF([.$A18]&gt;=[.BV$2];INDEX([.BV$3:.BV18];[.$A18]-[.BV$2]+1;1);0)" office:value-type="float" office:value="176" calcext:value-type="float">
            <text:p>176</text:p>
          </table:table-cell>
          <table:table-cell table:formula="of:=[.BV18]+IF([.$A18]&gt;=[.BW$2];INDEX([.BW$3:.BW18];[.$A18]-[.BW$2]+1;1);0)" office:value-type="float" office:value="176" calcext:value-type="float">
            <text:p>176</text:p>
          </table:table-cell>
          <table:table-cell table:formula="of:=[.BW18]+IF([.$A18]&gt;=[.BX$2];INDEX([.BX$3:.BX18];[.$A18]-[.BX$2]+1;1);0)" office:value-type="float" office:value="176" calcext:value-type="float">
            <text:p>176</text:p>
          </table:table-cell>
          <table:table-cell table:formula="of:=[.BX18]+IF([.$A18]&gt;=[.BY$2];INDEX([.BY$3:.BY18];[.$A18]-[.BY$2]+1;1);0)" office:value-type="float" office:value="176" calcext:value-type="float">
            <text:p>176</text:p>
          </table:table-cell>
          <table:table-cell table:formula="of:=[.BY18]+IF([.$A18]&gt;=[.BZ$2];INDEX([.BZ$3:.BZ18];[.$A18]-[.BZ$2]+1;1);0)" office:value-type="float" office:value="176" calcext:value-type="float">
            <text:p>176</text:p>
          </table:table-cell>
          <table:table-cell table:formula="of:=[.BZ18]+IF([.$A18]&gt;=[.CA$2];INDEX([.CA$3:.CA18];[.$A18]-[.CA$2]+1;1);0)" office:value-type="float" office:value="176" calcext:value-type="float">
            <text:p>176</text:p>
          </table:table-cell>
          <table:table-cell table:formula="of:=[.CA18]+IF([.$A18]&gt;=[.CB$2];INDEX([.CB$3:.CB18];[.$A18]-[.CB$2]+1;1);0)" office:value-type="float" office:value="176" calcext:value-type="float">
            <text:p>176</text:p>
          </table:table-cell>
          <table:table-cell table:formula="of:=[.CB18]+IF([.$A18]&gt;=[.CC$2];INDEX([.CC$3:.CC18];[.$A18]-[.CC$2]+1;1);0)" office:value-type="float" office:value="176" calcext:value-type="float">
            <text:p>176</text:p>
          </table:table-cell>
          <table:table-cell table:formula="of:=[.CC18]+IF([.$A18]&gt;=[.CD$2];INDEX([.CD$3:.CD18];[.$A18]-[.CD$2]+1;1);0)" office:value-type="float" office:value="176" calcext:value-type="float">
            <text:p>176</text:p>
          </table:table-cell>
          <table:table-cell table:formula="of:=[.CD18]+IF([.$A18]&gt;=[.CE$2];INDEX([.CE$3:.CE18];[.$A18]-[.CE$2]+1;1);0)" office:value-type="float" office:value="176" calcext:value-type="float">
            <text:p>176</text:p>
          </table:table-cell>
          <table:table-cell table:formula="of:=[.CE18]+IF([.$A18]&gt;=[.CF$2];INDEX([.CF$3:.CF18];[.$A18]-[.CF$2]+1;1);0)" office:value-type="float" office:value="176" calcext:value-type="float">
            <text:p>176</text:p>
          </table:table-cell>
          <table:table-cell table:formula="of:=[.CF18]+IF([.$A18]&gt;=[.CG$2];INDEX([.CG$3:.CG18];[.$A18]-[.CG$2]+1;1);0)" office:value-type="float" office:value="176" calcext:value-type="float">
            <text:p>176</text:p>
          </table:table-cell>
          <table:table-cell table:formula="of:=[.CG18]+IF([.$A18]&gt;=[.CH$2];INDEX([.CH$3:.CH18];[.$A18]-[.CH$2]+1;1);0)" office:value-type="float" office:value="176" calcext:value-type="float">
            <text:p>176</text:p>
          </table:table-cell>
          <table:table-cell table:formula="of:=[.CH18]+IF([.$A18]&gt;=[.CI$2];INDEX([.CI$3:.CI18];[.$A18]-[.CI$2]+1;1);0)" office:value-type="float" office:value="176" calcext:value-type="float">
            <text:p>176</text:p>
          </table:table-cell>
          <table:table-cell table:formula="of:=[.CI18]+IF([.$A18]&gt;=[.CJ$2];INDEX([.CJ$3:.CJ18];[.$A18]-[.CJ$2]+1;1);0)" office:value-type="float" office:value="176" calcext:value-type="float">
            <text:p>176</text:p>
          </table:table-cell>
          <table:table-cell table:formula="of:=[.CJ18]+IF([.$A18]&gt;=[.CK$2];INDEX([.CK$3:.CK18];[.$A18]-[.CK$2]+1;1);0)" office:value-type="float" office:value="176" calcext:value-type="float">
            <text:p>176</text:p>
          </table:table-cell>
          <table:table-cell table:formula="of:=[.CK18]+IF([.$A18]&gt;=[.CL$2];INDEX([.CL$3:.CL18];[.$A18]-[.CL$2]+1;1);0)" office:value-type="float" office:value="176" calcext:value-type="float">
            <text:p>176</text:p>
          </table:table-cell>
          <table:table-cell table:formula="of:=[.CL18]+IF([.$A18]&gt;=[.CM$2];INDEX([.CM$3:.CM18];[.$A18]-[.CM$2]+1;1);0)" office:value-type="float" office:value="176" calcext:value-type="float">
            <text:p>176</text:p>
          </table:table-cell>
          <table:table-cell table:formula="of:=[.CM18]+IF([.$A18]&gt;=[.CN$2];INDEX([.CN$3:.CN18];[.$A18]-[.CN$2]+1;1);0)" office:value-type="float" office:value="176" calcext:value-type="float">
            <text:p>176</text:p>
          </table:table-cell>
          <table:table-cell table:formula="of:=[.CN18]+IF([.$A18]&gt;=[.CO$2];INDEX([.CO$3:.CO18];[.$A18]-[.CO$2]+1;1);0)" office:value-type="float" office:value="176" calcext:value-type="float">
            <text:p>176</text:p>
          </table:table-cell>
          <table:table-cell table:formula="of:=[.CO18]+IF([.$A18]&gt;=[.CP$2];INDEX([.CP$3:.CP18];[.$A18]-[.CP$2]+1;1);0)" office:value-type="float" office:value="176" calcext:value-type="float">
            <text:p>176</text:p>
          </table:table-cell>
          <table:table-cell table:formula="of:=[.CP18]+IF([.$A18]&gt;=[.CQ$2];INDEX([.CQ$3:.CQ18];[.$A18]-[.CQ$2]+1;1);0)" office:value-type="float" office:value="176" calcext:value-type="float">
            <text:p>176</text:p>
          </table:table-cell>
          <table:table-cell table:formula="of:=[.CQ18]+IF([.$A18]&gt;=[.CR$2];INDEX([.CR$3:.CR18];[.$A18]-[.CR$2]+1;1);0)" office:value-type="float" office:value="176" calcext:value-type="float">
            <text:p>176</text:p>
          </table:table-cell>
          <table:table-cell table:formula="of:=[.CR18]+IF([.$A18]&gt;=[.CS$2];INDEX([.CS$3:.CS18];[.$A18]-[.CS$2]+1;1);0)" office:value-type="float" office:value="176" calcext:value-type="float">
            <text:p>176</text:p>
          </table:table-cell>
          <table:table-cell table:formula="of:=[.CS18]+IF([.$A18]&gt;=[.CT$2];INDEX([.CT$3:.CT18];[.$A18]-[.CT$2]+1;1);0)" office:value-type="float" office:value="176" calcext:value-type="float">
            <text:p>176</text:p>
          </table:table-cell>
          <table:table-cell table:formula="of:=[.CT18]+IF([.$A18]&gt;=[.CU$2];INDEX([.CU$3:.CU18];[.$A18]-[.CU$2]+1;1);0)" office:value-type="float" office:value="176" calcext:value-type="float">
            <text:p>176</text:p>
          </table:table-cell>
          <table:table-cell table:formula="of:=[.CU18]+IF([.$A18]&gt;=[.CV$2];INDEX([.CV$3:.CV18];[.$A18]-[.CV$2]+1;1);0)" office:value-type="float" office:value="176" calcext:value-type="float">
            <text:p>176</text:p>
          </table:table-cell>
          <table:table-cell table:formula="of:=[.CV18]+IF([.$A18]&gt;=[.CW$2];INDEX([.CW$3:.CW18];[.$A18]-[.CW$2]+1;1);0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" office:value-type="float" office:value="1" calcext:value-type="float">
            <text:p>1</text:p>
          </table:table-cell>
          <table:table-cell table:formula="of:=[.B19]+IF([.$A19]&gt;=[.C$2];INDEX([.C$3:.C19];[.$A19]-[.C$2]+1;1);0)" office:value-type="float" office:value="9" calcext:value-type="float">
            <text:p>9</text:p>
          </table:table-cell>
          <table:table-cell table:formula="of:=[.C19]+IF([.$A19]&gt;=[.D$2];INDEX([.D$3:.D19];[.$A19]-[.D$2]+1;1);0)" office:value-type="float" office:value="30" calcext:value-type="float">
            <text:p>30</text:p>
          </table:table-cell>
          <table:table-cell table:formula="of:=[.D19]+IF([.$A19]&gt;=[.E$2];INDEX([.E$3:.E19];[.$A19]-[.E$2]+1;1);0)" office:value-type="float" office:value="64" calcext:value-type="float">
            <text:p>64</text:p>
          </table:table-cell>
          <table:table-cell table:formula="of:=[.E19]+IF([.$A19]&gt;=[.F$2];INDEX([.F$3:.F19];[.$A19]-[.F$2]+1;1);0)" office:value-type="float" office:value="101" calcext:value-type="float">
            <text:p>101</text:p>
          </table:table-cell>
          <table:table-cell table:formula="of:=[.F19]+IF([.$A19]&gt;=[.G$2];INDEX([.G$3:.G19];[.$A19]-[.G$2]+1;1);0)" office:value-type="float" office:value="136" calcext:value-type="float">
            <text:p>136</text:p>
          </table:table-cell>
          <table:table-cell table:formula="of:=[.G19]+IF([.$A19]&gt;=[.H$2];INDEX([.H$3:.H19];[.$A19]-[.H$2]+1;1);0)" office:value-type="float" office:value="164" calcext:value-type="float">
            <text:p>164</text:p>
          </table:table-cell>
          <table:table-cell table:formula="of:=[.H19]+IF([.$A19]&gt;=[.I$2];INDEX([.I$3:.I19];[.$A19]-[.I$2]+1;1);0)" office:value-type="float" office:value="186" calcext:value-type="float">
            <text:p>186</text:p>
          </table:table-cell>
          <table:table-cell table:formula="of:=[.I19]+IF([.$A19]&gt;=[.J$2];INDEX([.J$3:.J19];[.$A19]-[.J$2]+1;1);0)" office:value-type="float" office:value="201" calcext:value-type="float">
            <text:p>201</text:p>
          </table:table-cell>
          <table:table-cell table:formula="of:=[.J19]+IF([.$A19]&gt;=[.K$2];INDEX([.K$3:.K19];[.$A19]-[.K$2]+1;1);0)" office:value-type="float" office:value="212" calcext:value-type="float">
            <text:p>212</text:p>
          </table:table-cell>
          <table:table-cell table:formula="of:=[.K19]+IF([.$A19]&gt;=[.L$2];INDEX([.L$3:.L19];[.$A19]-[.L$2]+1;1);0)" office:value-type="float" office:value="219" calcext:value-type="float">
            <text:p>219</text:p>
          </table:table-cell>
          <table:table-cell table:formula="of:=[.L19]+IF([.$A19]&gt;=[.M$2];INDEX([.M$3:.M19];[.$A19]-[.M$2]+1;1);0)" office:value-type="float" office:value="224" calcext:value-type="float">
            <text:p>224</text:p>
          </table:table-cell>
          <table:table-cell table:formula="of:=[.M19]+IF([.$A19]&gt;=[.N$2];INDEX([.N$3:.N19];[.$A19]-[.N$2]+1;1);0)" office:value-type="float" office:value="227" calcext:value-type="float">
            <text:p>227</text:p>
          </table:table-cell>
          <table:table-cell table:formula="of:=[.N19]+IF([.$A19]&gt;=[.O$2];INDEX([.O$3:.O19];[.$A19]-[.O$2]+1;1);0)" office:value-type="float" office:value="229" calcext:value-type="float">
            <text:p>229</text:p>
          </table:table-cell>
          <table:table-cell table:formula="of:=[.O19]+IF([.$A19]&gt;=[.P$2];INDEX([.P$3:.P19];[.$A19]-[.P$2]+1;1);0)" office:value-type="float" office:value="230" calcext:value-type="float">
            <text:p>230</text:p>
          </table:table-cell>
          <table:table-cell table:formula="of:=[.P19]+IF([.$A19]&gt;=[.Q$2];INDEX([.Q$3:.Q19];[.$A19]-[.Q$2]+1;1);0)" office:value-type="float" office:value="231" calcext:value-type="float">
            <text:p>231</text:p>
          </table:table-cell>
          <table:table-cell table:formula="of:=[.Q19]+IF([.$A19]&gt;=[.R$2];INDEX([.R$3:.R19];[.$A19]-[.R$2]+1;1);0)" office:value-type="float" office:value="231" calcext:value-type="float">
            <text:p>231</text:p>
          </table:table-cell>
          <table:table-cell table:formula="of:=[.R19]+IF([.$A19]&gt;=[.S$2];INDEX([.S$3:.S19];[.$A19]-[.S$2]+1;1);0)" office:value-type="float" office:value="231" calcext:value-type="float">
            <text:p>231</text:p>
          </table:table-cell>
          <table:table-cell table:formula="of:=[.S19]+IF([.$A19]&gt;=[.T$2];INDEX([.T$3:.T19];[.$A19]-[.T$2]+1;1);0)" office:value-type="float" office:value="231" calcext:value-type="float">
            <text:p>231</text:p>
          </table:table-cell>
          <table:table-cell table:formula="of:=[.T19]+IF([.$A19]&gt;=[.U$2];INDEX([.U$3:.U19];[.$A19]-[.U$2]+1;1);0)" office:value-type="float" office:value="231" calcext:value-type="float">
            <text:p>231</text:p>
          </table:table-cell>
          <table:table-cell table:formula="of:=[.U19]+IF([.$A19]&gt;=[.V$2];INDEX([.V$3:.V19];[.$A19]-[.V$2]+1;1);0)" office:value-type="float" office:value="231" calcext:value-type="float">
            <text:p>231</text:p>
          </table:table-cell>
          <table:table-cell table:formula="of:=[.V19]+IF([.$A19]&gt;=[.W$2];INDEX([.W$3:.W19];[.$A19]-[.W$2]+1;1);0)" office:value-type="float" office:value="231" calcext:value-type="float">
            <text:p>231</text:p>
          </table:table-cell>
          <table:table-cell table:formula="of:=[.W19]+IF([.$A19]&gt;=[.X$2];INDEX([.X$3:.X19];[.$A19]-[.X$2]+1;1);0)" office:value-type="float" office:value="231" calcext:value-type="float">
            <text:p>231</text:p>
          </table:table-cell>
          <table:table-cell table:formula="of:=[.X19]+IF([.$A19]&gt;=[.Y$2];INDEX([.Y$3:.Y19];[.$A19]-[.Y$2]+1;1);0)" office:value-type="float" office:value="231" calcext:value-type="float">
            <text:p>231</text:p>
          </table:table-cell>
          <table:table-cell table:formula="of:=[.Y19]+IF([.$A19]&gt;=[.Z$2];INDEX([.Z$3:.Z19];[.$A19]-[.Z$2]+1;1);0)" office:value-type="float" office:value="231" calcext:value-type="float">
            <text:p>231</text:p>
          </table:table-cell>
          <table:table-cell table:formula="of:=[.Z19]+IF([.$A19]&gt;=[.AA$2];INDEX([.AA$3:.AA19];[.$A19]-[.AA$2]+1;1);0)" office:value-type="float" office:value="231" calcext:value-type="float">
            <text:p>231</text:p>
          </table:table-cell>
          <table:table-cell table:formula="of:=[.AA19]+IF([.$A19]&gt;=[.AB$2];INDEX([.AB$3:.AB19];[.$A19]-[.AB$2]+1;1);0)" office:value-type="float" office:value="231" calcext:value-type="float">
            <text:p>231</text:p>
          </table:table-cell>
          <table:table-cell table:formula="of:=[.AB19]+IF([.$A19]&gt;=[.AC$2];INDEX([.AC$3:.AC19];[.$A19]-[.AC$2]+1;1);0)" office:value-type="float" office:value="231" calcext:value-type="float">
            <text:p>231</text:p>
          </table:table-cell>
          <table:table-cell table:formula="of:=[.AC19]+IF([.$A19]&gt;=[.AD$2];INDEX([.AD$3:.AD19];[.$A19]-[.AD$2]+1;1);0)" office:value-type="float" office:value="231" calcext:value-type="float">
            <text:p>231</text:p>
          </table:table-cell>
          <table:table-cell table:formula="of:=[.AD19]+IF([.$A19]&gt;=[.AE$2];INDEX([.AE$3:.AE19];[.$A19]-[.AE$2]+1;1);0)" office:value-type="float" office:value="231" calcext:value-type="float">
            <text:p>231</text:p>
          </table:table-cell>
          <table:table-cell table:formula="of:=[.AE19]+IF([.$A19]&gt;=[.AF$2];INDEX([.AF$3:.AF19];[.$A19]-[.AF$2]+1;1);0)" office:value-type="float" office:value="231" calcext:value-type="float">
            <text:p>231</text:p>
          </table:table-cell>
          <table:table-cell table:formula="of:=[.AF19]+IF([.$A19]&gt;=[.AG$2];INDEX([.AG$3:.AG19];[.$A19]-[.AG$2]+1;1);0)" office:value-type="float" office:value="231" calcext:value-type="float">
            <text:p>231</text:p>
          </table:table-cell>
          <table:table-cell table:formula="of:=[.AG19]+IF([.$A19]&gt;=[.AH$2];INDEX([.AH$3:.AH19];[.$A19]-[.AH$2]+1;1);0)" office:value-type="float" office:value="231" calcext:value-type="float">
            <text:p>231</text:p>
          </table:table-cell>
          <table:table-cell table:formula="of:=[.AH19]+IF([.$A19]&gt;=[.AI$2];INDEX([.AI$3:.AI19];[.$A19]-[.AI$2]+1;1);0)" office:value-type="float" office:value="231" calcext:value-type="float">
            <text:p>231</text:p>
          </table:table-cell>
          <table:table-cell table:formula="of:=[.AI19]+IF([.$A19]&gt;=[.AJ$2];INDEX([.AJ$3:.AJ19];[.$A19]-[.AJ$2]+1;1);0)" office:value-type="float" office:value="231" calcext:value-type="float">
            <text:p>231</text:p>
          </table:table-cell>
          <table:table-cell table:formula="of:=[.AJ19]+IF([.$A19]&gt;=[.AK$2];INDEX([.AK$3:.AK19];[.$A19]-[.AK$2]+1;1);0)" office:value-type="float" office:value="231" calcext:value-type="float">
            <text:p>231</text:p>
          </table:table-cell>
          <table:table-cell table:formula="of:=[.AK19]+IF([.$A19]&gt;=[.AL$2];INDEX([.AL$3:.AL19];[.$A19]-[.AL$2]+1;1);0)" office:value-type="float" office:value="231" calcext:value-type="float">
            <text:p>231</text:p>
          </table:table-cell>
          <table:table-cell table:formula="of:=[.AL19]+IF([.$A19]&gt;=[.AM$2];INDEX([.AM$3:.AM19];[.$A19]-[.AM$2]+1;1);0)" office:value-type="float" office:value="231" calcext:value-type="float">
            <text:p>231</text:p>
          </table:table-cell>
          <table:table-cell table:formula="of:=[.AM19]+IF([.$A19]&gt;=[.AN$2];INDEX([.AN$3:.AN19];[.$A19]-[.AN$2]+1;1);0)" office:value-type="float" office:value="231" calcext:value-type="float">
            <text:p>231</text:p>
          </table:table-cell>
          <table:table-cell table:formula="of:=[.AN19]+IF([.$A19]&gt;=[.AO$2];INDEX([.AO$3:.AO19];[.$A19]-[.AO$2]+1;1);0)" office:value-type="float" office:value="231" calcext:value-type="float">
            <text:p>231</text:p>
          </table:table-cell>
          <table:table-cell table:formula="of:=[.AO19]+IF([.$A19]&gt;=[.AP$2];INDEX([.AP$3:.AP19];[.$A19]-[.AP$2]+1;1);0)" office:value-type="float" office:value="231" calcext:value-type="float">
            <text:p>231</text:p>
          </table:table-cell>
          <table:table-cell table:formula="of:=[.AP19]+IF([.$A19]&gt;=[.AQ$2];INDEX([.AQ$3:.AQ19];[.$A19]-[.AQ$2]+1;1);0)" office:value-type="float" office:value="231" calcext:value-type="float">
            <text:p>231</text:p>
          </table:table-cell>
          <table:table-cell table:formula="of:=[.AQ19]+IF([.$A19]&gt;=[.AR$2];INDEX([.AR$3:.AR19];[.$A19]-[.AR$2]+1;1);0)" office:value-type="float" office:value="231" calcext:value-type="float">
            <text:p>231</text:p>
          </table:table-cell>
          <table:table-cell table:formula="of:=[.AR19]+IF([.$A19]&gt;=[.AS$2];INDEX([.AS$3:.AS19];[.$A19]-[.AS$2]+1;1);0)" office:value-type="float" office:value="231" calcext:value-type="float">
            <text:p>231</text:p>
          </table:table-cell>
          <table:table-cell table:formula="of:=[.AS19]+IF([.$A19]&gt;=[.AT$2];INDEX([.AT$3:.AT19];[.$A19]-[.AT$2]+1;1);0)" office:value-type="float" office:value="231" calcext:value-type="float">
            <text:p>231</text:p>
          </table:table-cell>
          <table:table-cell table:formula="of:=[.AT19]+IF([.$A19]&gt;=[.AU$2];INDEX([.AU$3:.AU19];[.$A19]-[.AU$2]+1;1);0)" office:value-type="float" office:value="231" calcext:value-type="float">
            <text:p>231</text:p>
          </table:table-cell>
          <table:table-cell table:formula="of:=[.AU19]+IF([.$A19]&gt;=[.AV$2];INDEX([.AV$3:.AV19];[.$A19]-[.AV$2]+1;1);0)" office:value-type="float" office:value="231" calcext:value-type="float">
            <text:p>231</text:p>
          </table:table-cell>
          <table:table-cell table:formula="of:=[.AV19]+IF([.$A19]&gt;=[.AW$2];INDEX([.AW$3:.AW19];[.$A19]-[.AW$2]+1;1);0)" office:value-type="float" office:value="231" calcext:value-type="float">
            <text:p>231</text:p>
          </table:table-cell>
          <table:table-cell table:formula="of:=[.AW19]+IF([.$A19]&gt;=[.AX$2];INDEX([.AX$3:.AX19];[.$A19]-[.AX$2]+1;1);0)" office:value-type="float" office:value="231" calcext:value-type="float">
            <text:p>231</text:p>
          </table:table-cell>
          <table:table-cell table:formula="of:=[.AX19]+IF([.$A19]&gt;=[.AY$2];INDEX([.AY$3:.AY19];[.$A19]-[.AY$2]+1;1);0)" office:value-type="float" office:value="231" calcext:value-type="float">
            <text:p>231</text:p>
          </table:table-cell>
          <table:table-cell table:formula="of:=[.AY19]+IF([.$A19]&gt;=[.AZ$2];INDEX([.AZ$3:.AZ19];[.$A19]-[.AZ$2]+1;1);0)" office:value-type="float" office:value="231" calcext:value-type="float">
            <text:p>231</text:p>
          </table:table-cell>
          <table:table-cell table:formula="of:=[.AZ19]+IF([.$A19]&gt;=[.BA$2];INDEX([.BA$3:.BA19];[.$A19]-[.BA$2]+1;1);0)" office:value-type="float" office:value="231" calcext:value-type="float">
            <text:p>231</text:p>
          </table:table-cell>
          <table:table-cell table:formula="of:=[.BA19]+IF([.$A19]&gt;=[.BB$2];INDEX([.BB$3:.BB19];[.$A19]-[.BB$2]+1;1);0)" office:value-type="float" office:value="231" calcext:value-type="float">
            <text:p>231</text:p>
          </table:table-cell>
          <table:table-cell table:formula="of:=[.BB19]+IF([.$A19]&gt;=[.BC$2];INDEX([.BC$3:.BC19];[.$A19]-[.BC$2]+1;1);0)" office:value-type="float" office:value="231" calcext:value-type="float">
            <text:p>231</text:p>
          </table:table-cell>
          <table:table-cell table:formula="of:=[.BC19]+IF([.$A19]&gt;=[.BD$2];INDEX([.BD$3:.BD19];[.$A19]-[.BD$2]+1;1);0)" office:value-type="float" office:value="231" calcext:value-type="float">
            <text:p>231</text:p>
          </table:table-cell>
          <table:table-cell table:formula="of:=[.BD19]+IF([.$A19]&gt;=[.BE$2];INDEX([.BE$3:.BE19];[.$A19]-[.BE$2]+1;1);0)" office:value-type="float" office:value="231" calcext:value-type="float">
            <text:p>231</text:p>
          </table:table-cell>
          <table:table-cell table:formula="of:=[.BE19]+IF([.$A19]&gt;=[.BF$2];INDEX([.BF$3:.BF19];[.$A19]-[.BF$2]+1;1);0)" office:value-type="float" office:value="231" calcext:value-type="float">
            <text:p>231</text:p>
          </table:table-cell>
          <table:table-cell table:formula="of:=[.BF19]+IF([.$A19]&gt;=[.BG$2];INDEX([.BG$3:.BG19];[.$A19]-[.BG$2]+1;1);0)" office:value-type="float" office:value="231" calcext:value-type="float">
            <text:p>231</text:p>
          </table:table-cell>
          <table:table-cell table:formula="of:=[.BG19]+IF([.$A19]&gt;=[.BH$2];INDEX([.BH$3:.BH19];[.$A19]-[.BH$2]+1;1);0)" office:value-type="float" office:value="231" calcext:value-type="float">
            <text:p>231</text:p>
          </table:table-cell>
          <table:table-cell table:formula="of:=[.BH19]+IF([.$A19]&gt;=[.BI$2];INDEX([.BI$3:.BI19];[.$A19]-[.BI$2]+1;1);0)" office:value-type="float" office:value="231" calcext:value-type="float">
            <text:p>231</text:p>
          </table:table-cell>
          <table:table-cell table:formula="of:=[.BI19]+IF([.$A19]&gt;=[.BJ$2];INDEX([.BJ$3:.BJ19];[.$A19]-[.BJ$2]+1;1);0)" office:value-type="float" office:value="231" calcext:value-type="float">
            <text:p>231</text:p>
          </table:table-cell>
          <table:table-cell table:formula="of:=[.BJ19]+IF([.$A19]&gt;=[.BK$2];INDEX([.BK$3:.BK19];[.$A19]-[.BK$2]+1;1);0)" office:value-type="float" office:value="231" calcext:value-type="float">
            <text:p>231</text:p>
          </table:table-cell>
          <table:table-cell table:formula="of:=[.BK19]+IF([.$A19]&gt;=[.BL$2];INDEX([.BL$3:.BL19];[.$A19]-[.BL$2]+1;1);0)" office:value-type="float" office:value="231" calcext:value-type="float">
            <text:p>231</text:p>
          </table:table-cell>
          <table:table-cell table:formula="of:=[.BL19]+IF([.$A19]&gt;=[.BM$2];INDEX([.BM$3:.BM19];[.$A19]-[.BM$2]+1;1);0)" office:value-type="float" office:value="231" calcext:value-type="float">
            <text:p>231</text:p>
          </table:table-cell>
          <table:table-cell table:formula="of:=[.BM19]+IF([.$A19]&gt;=[.BN$2];INDEX([.BN$3:.BN19];[.$A19]-[.BN$2]+1;1);0)" office:value-type="float" office:value="231" calcext:value-type="float">
            <text:p>231</text:p>
          </table:table-cell>
          <table:table-cell table:formula="of:=[.BN19]+IF([.$A19]&gt;=[.BO$2];INDEX([.BO$3:.BO19];[.$A19]-[.BO$2]+1;1);0)" office:value-type="float" office:value="231" calcext:value-type="float">
            <text:p>231</text:p>
          </table:table-cell>
          <table:table-cell table:formula="of:=[.BO19]+IF([.$A19]&gt;=[.BP$2];INDEX([.BP$3:.BP19];[.$A19]-[.BP$2]+1;1);0)" office:value-type="float" office:value="231" calcext:value-type="float">
            <text:p>231</text:p>
          </table:table-cell>
          <table:table-cell table:formula="of:=[.BP19]+IF([.$A19]&gt;=[.BQ$2];INDEX([.BQ$3:.BQ19];[.$A19]-[.BQ$2]+1;1);0)" office:value-type="float" office:value="231" calcext:value-type="float">
            <text:p>231</text:p>
          </table:table-cell>
          <table:table-cell table:formula="of:=[.BQ19]+IF([.$A19]&gt;=[.BR$2];INDEX([.BR$3:.BR19];[.$A19]-[.BR$2]+1;1);0)" office:value-type="float" office:value="231" calcext:value-type="float">
            <text:p>231</text:p>
          </table:table-cell>
          <table:table-cell table:formula="of:=[.BR19]+IF([.$A19]&gt;=[.BS$2];INDEX([.BS$3:.BS19];[.$A19]-[.BS$2]+1;1);0)" office:value-type="float" office:value="231" calcext:value-type="float">
            <text:p>231</text:p>
          </table:table-cell>
          <table:table-cell table:formula="of:=[.BS19]+IF([.$A19]&gt;=[.BT$2];INDEX([.BT$3:.BT19];[.$A19]-[.BT$2]+1;1);0)" office:value-type="float" office:value="231" calcext:value-type="float">
            <text:p>231</text:p>
          </table:table-cell>
          <table:table-cell table:formula="of:=[.BT19]+IF([.$A19]&gt;=[.BU$2];INDEX([.BU$3:.BU19];[.$A19]-[.BU$2]+1;1);0)" office:value-type="float" office:value="231" calcext:value-type="float">
            <text:p>231</text:p>
          </table:table-cell>
          <table:table-cell table:formula="of:=[.BU19]+IF([.$A19]&gt;=[.BV$2];INDEX([.BV$3:.BV19];[.$A19]-[.BV$2]+1;1);0)" office:value-type="float" office:value="231" calcext:value-type="float">
            <text:p>231</text:p>
          </table:table-cell>
          <table:table-cell table:formula="of:=[.BV19]+IF([.$A19]&gt;=[.BW$2];INDEX([.BW$3:.BW19];[.$A19]-[.BW$2]+1;1);0)" office:value-type="float" office:value="231" calcext:value-type="float">
            <text:p>231</text:p>
          </table:table-cell>
          <table:table-cell table:formula="of:=[.BW19]+IF([.$A19]&gt;=[.BX$2];INDEX([.BX$3:.BX19];[.$A19]-[.BX$2]+1;1);0)" office:value-type="float" office:value="231" calcext:value-type="float">
            <text:p>231</text:p>
          </table:table-cell>
          <table:table-cell table:formula="of:=[.BX19]+IF([.$A19]&gt;=[.BY$2];INDEX([.BY$3:.BY19];[.$A19]-[.BY$2]+1;1);0)" office:value-type="float" office:value="231" calcext:value-type="float">
            <text:p>231</text:p>
          </table:table-cell>
          <table:table-cell table:formula="of:=[.BY19]+IF([.$A19]&gt;=[.BZ$2];INDEX([.BZ$3:.BZ19];[.$A19]-[.BZ$2]+1;1);0)" office:value-type="float" office:value="231" calcext:value-type="float">
            <text:p>231</text:p>
          </table:table-cell>
          <table:table-cell table:formula="of:=[.BZ19]+IF([.$A19]&gt;=[.CA$2];INDEX([.CA$3:.CA19];[.$A19]-[.CA$2]+1;1);0)" office:value-type="float" office:value="231" calcext:value-type="float">
            <text:p>231</text:p>
          </table:table-cell>
          <table:table-cell table:formula="of:=[.CA19]+IF([.$A19]&gt;=[.CB$2];INDEX([.CB$3:.CB19];[.$A19]-[.CB$2]+1;1);0)" office:value-type="float" office:value="231" calcext:value-type="float">
            <text:p>231</text:p>
          </table:table-cell>
          <table:table-cell table:formula="of:=[.CB19]+IF([.$A19]&gt;=[.CC$2];INDEX([.CC$3:.CC19];[.$A19]-[.CC$2]+1;1);0)" office:value-type="float" office:value="231" calcext:value-type="float">
            <text:p>231</text:p>
          </table:table-cell>
          <table:table-cell table:formula="of:=[.CC19]+IF([.$A19]&gt;=[.CD$2];INDEX([.CD$3:.CD19];[.$A19]-[.CD$2]+1;1);0)" office:value-type="float" office:value="231" calcext:value-type="float">
            <text:p>231</text:p>
          </table:table-cell>
          <table:table-cell table:formula="of:=[.CD19]+IF([.$A19]&gt;=[.CE$2];INDEX([.CE$3:.CE19];[.$A19]-[.CE$2]+1;1);0)" office:value-type="float" office:value="231" calcext:value-type="float">
            <text:p>231</text:p>
          </table:table-cell>
          <table:table-cell table:formula="of:=[.CE19]+IF([.$A19]&gt;=[.CF$2];INDEX([.CF$3:.CF19];[.$A19]-[.CF$2]+1;1);0)" office:value-type="float" office:value="231" calcext:value-type="float">
            <text:p>231</text:p>
          </table:table-cell>
          <table:table-cell table:formula="of:=[.CF19]+IF([.$A19]&gt;=[.CG$2];INDEX([.CG$3:.CG19];[.$A19]-[.CG$2]+1;1);0)" office:value-type="float" office:value="231" calcext:value-type="float">
            <text:p>231</text:p>
          </table:table-cell>
          <table:table-cell table:formula="of:=[.CG19]+IF([.$A19]&gt;=[.CH$2];INDEX([.CH$3:.CH19];[.$A19]-[.CH$2]+1;1);0)" office:value-type="float" office:value="231" calcext:value-type="float">
            <text:p>231</text:p>
          </table:table-cell>
          <table:table-cell table:formula="of:=[.CH19]+IF([.$A19]&gt;=[.CI$2];INDEX([.CI$3:.CI19];[.$A19]-[.CI$2]+1;1);0)" office:value-type="float" office:value="231" calcext:value-type="float">
            <text:p>231</text:p>
          </table:table-cell>
          <table:table-cell table:formula="of:=[.CI19]+IF([.$A19]&gt;=[.CJ$2];INDEX([.CJ$3:.CJ19];[.$A19]-[.CJ$2]+1;1);0)" office:value-type="float" office:value="231" calcext:value-type="float">
            <text:p>231</text:p>
          </table:table-cell>
          <table:table-cell table:formula="of:=[.CJ19]+IF([.$A19]&gt;=[.CK$2];INDEX([.CK$3:.CK19];[.$A19]-[.CK$2]+1;1);0)" office:value-type="float" office:value="231" calcext:value-type="float">
            <text:p>231</text:p>
          </table:table-cell>
          <table:table-cell table:formula="of:=[.CK19]+IF([.$A19]&gt;=[.CL$2];INDEX([.CL$3:.CL19];[.$A19]-[.CL$2]+1;1);0)" office:value-type="float" office:value="231" calcext:value-type="float">
            <text:p>231</text:p>
          </table:table-cell>
          <table:table-cell table:formula="of:=[.CL19]+IF([.$A19]&gt;=[.CM$2];INDEX([.CM$3:.CM19];[.$A19]-[.CM$2]+1;1);0)" office:value-type="float" office:value="231" calcext:value-type="float">
            <text:p>231</text:p>
          </table:table-cell>
          <table:table-cell table:formula="of:=[.CM19]+IF([.$A19]&gt;=[.CN$2];INDEX([.CN$3:.CN19];[.$A19]-[.CN$2]+1;1);0)" office:value-type="float" office:value="231" calcext:value-type="float">
            <text:p>231</text:p>
          </table:table-cell>
          <table:table-cell table:formula="of:=[.CN19]+IF([.$A19]&gt;=[.CO$2];INDEX([.CO$3:.CO19];[.$A19]-[.CO$2]+1;1);0)" office:value-type="float" office:value="231" calcext:value-type="float">
            <text:p>231</text:p>
          </table:table-cell>
          <table:table-cell table:formula="of:=[.CO19]+IF([.$A19]&gt;=[.CP$2];INDEX([.CP$3:.CP19];[.$A19]-[.CP$2]+1;1);0)" office:value-type="float" office:value="231" calcext:value-type="float">
            <text:p>231</text:p>
          </table:table-cell>
          <table:table-cell table:formula="of:=[.CP19]+IF([.$A19]&gt;=[.CQ$2];INDEX([.CQ$3:.CQ19];[.$A19]-[.CQ$2]+1;1);0)" office:value-type="float" office:value="231" calcext:value-type="float">
            <text:p>231</text:p>
          </table:table-cell>
          <table:table-cell table:formula="of:=[.CQ19]+IF([.$A19]&gt;=[.CR$2];INDEX([.CR$3:.CR19];[.$A19]-[.CR$2]+1;1);0)" office:value-type="float" office:value="231" calcext:value-type="float">
            <text:p>231</text:p>
          </table:table-cell>
          <table:table-cell table:formula="of:=[.CR19]+IF([.$A19]&gt;=[.CS$2];INDEX([.CS$3:.CS19];[.$A19]-[.CS$2]+1;1);0)" office:value-type="float" office:value="231" calcext:value-type="float">
            <text:p>231</text:p>
          </table:table-cell>
          <table:table-cell table:formula="of:=[.CS19]+IF([.$A19]&gt;=[.CT$2];INDEX([.CT$3:.CT19];[.$A19]-[.CT$2]+1;1);0)" office:value-type="float" office:value="231" calcext:value-type="float">
            <text:p>231</text:p>
          </table:table-cell>
          <table:table-cell table:formula="of:=[.CT19]+IF([.$A19]&gt;=[.CU$2];INDEX([.CU$3:.CU19];[.$A19]-[.CU$2]+1;1);0)" office:value-type="float" office:value="231" calcext:value-type="float">
            <text:p>231</text:p>
          </table:table-cell>
          <table:table-cell table:formula="of:=[.CU19]+IF([.$A19]&gt;=[.CV$2];INDEX([.CV$3:.CV19];[.$A19]-[.CV$2]+1;1);0)" office:value-type="float" office:value="231" calcext:value-type="float">
            <text:p>231</text:p>
          </table:table-cell>
          <table:table-cell table:formula="of:=[.CV19]+IF([.$A19]&gt;=[.CW$2];INDEX([.CW$3:.CW19];[.$A19]-[.CW$2]+1;1);0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" office:value-type="float" office:value="1" calcext:value-type="float">
            <text:p>1</text:p>
          </table:table-cell>
          <table:table-cell table:formula="of:=[.B20]+IF([.$A20]&gt;=[.C$2];INDEX([.C$3:.C20];[.$A20]-[.C$2]+1;1);0)" office:value-type="float" office:value="9" calcext:value-type="float">
            <text:p>9</text:p>
          </table:table-cell>
          <table:table-cell table:formula="of:=[.C20]+IF([.$A20]&gt;=[.D$2];INDEX([.D$3:.D20];[.$A20]-[.D$2]+1;1);0)" office:value-type="float" office:value="33" calcext:value-type="float">
            <text:p>33</text:p>
          </table:table-cell>
          <table:table-cell table:formula="of:=[.D20]+IF([.$A20]&gt;=[.E$2];INDEX([.E$3:.E20];[.$A20]-[.E$2]+1;1);0)" office:value-type="float" office:value="72" calcext:value-type="float">
            <text:p>72</text:p>
          </table:table-cell>
          <table:table-cell table:formula="of:=[.E20]+IF([.$A20]&gt;=[.F$2];INDEX([.F$3:.F20];[.$A20]-[.F$2]+1;1);0)" office:value-type="float" office:value="119" calcext:value-type="float">
            <text:p>119</text:p>
          </table:table-cell>
          <table:table-cell table:formula="of:=[.F20]+IF([.$A20]&gt;=[.G$2];INDEX([.G$3:.G20];[.$A20]-[.G$2]+1;1);0)" office:value-type="float" office:value="163" calcext:value-type="float">
            <text:p>163</text:p>
          </table:table-cell>
          <table:table-cell table:formula="of:=[.G20]+IF([.$A20]&gt;=[.H$2];INDEX([.H$3:.H20];[.$A20]-[.H$2]+1;1);0)" office:value-type="float" office:value="201" calcext:value-type="float">
            <text:p>201</text:p>
          </table:table-cell>
          <table:table-cell table:formula="of:=[.H20]+IF([.$A20]&gt;=[.I$2];INDEX([.I$3:.I20];[.$A20]-[.I$2]+1;1);0)" office:value-type="float" office:value="230" calcext:value-type="float">
            <text:p>230</text:p>
          </table:table-cell>
          <table:table-cell table:formula="of:=[.I20]+IF([.$A20]&gt;=[.J$2];INDEX([.J$3:.J20];[.$A20]-[.J$2]+1;1);0)" office:value-type="float" office:value="252" calcext:value-type="float">
            <text:p>252</text:p>
          </table:table-cell>
          <table:table-cell table:formula="of:=[.J20]+IF([.$A20]&gt;=[.K$2];INDEX([.K$3:.K20];[.$A20]-[.K$2]+1;1);0)" office:value-type="float" office:value="267" calcext:value-type="float">
            <text:p>267</text:p>
          </table:table-cell>
          <table:table-cell table:formula="of:=[.K20]+IF([.$A20]&gt;=[.L$2];INDEX([.L$3:.L20];[.$A20]-[.L$2]+1;1);0)" office:value-type="float" office:value="278" calcext:value-type="float">
            <text:p>278</text:p>
          </table:table-cell>
          <table:table-cell table:formula="of:=[.L20]+IF([.$A20]&gt;=[.M$2];INDEX([.M$3:.M20];[.$A20]-[.M$2]+1;1);0)" office:value-type="float" office:value="285" calcext:value-type="float">
            <text:p>285</text:p>
          </table:table-cell>
          <table:table-cell table:formula="of:=[.M20]+IF([.$A20]&gt;=[.N$2];INDEX([.N$3:.N20];[.$A20]-[.N$2]+1;1);0)" office:value-type="float" office:value="290" calcext:value-type="float">
            <text:p>290</text:p>
          </table:table-cell>
          <table:table-cell table:formula="of:=[.N20]+IF([.$A20]&gt;=[.O$2];INDEX([.O$3:.O20];[.$A20]-[.O$2]+1;1);0)" office:value-type="float" office:value="293" calcext:value-type="float">
            <text:p>293</text:p>
          </table:table-cell>
          <table:table-cell table:formula="of:=[.O20]+IF([.$A20]&gt;=[.P$2];INDEX([.P$3:.P20];[.$A20]-[.P$2]+1;1);0)" office:value-type="float" office:value="295" calcext:value-type="float">
            <text:p>295</text:p>
          </table:table-cell>
          <table:table-cell table:formula="of:=[.P20]+IF([.$A20]&gt;=[.Q$2];INDEX([.Q$3:.Q20];[.$A20]-[.Q$2]+1;1);0)" office:value-type="float" office:value="296" calcext:value-type="float">
            <text:p>296</text:p>
          </table:table-cell>
          <table:table-cell table:formula="of:=[.Q20]+IF([.$A20]&gt;=[.R$2];INDEX([.R$3:.R20];[.$A20]-[.R$2]+1;1);0)" office:value-type="float" office:value="297" calcext:value-type="float">
            <text:p>297</text:p>
          </table:table-cell>
          <table:table-cell table:formula="of:=[.R20]+IF([.$A20]&gt;=[.S$2];INDEX([.S$3:.S20];[.$A20]-[.S$2]+1;1);0)" office:value-type="float" office:value="297" calcext:value-type="float">
            <text:p>297</text:p>
          </table:table-cell>
          <table:table-cell table:formula="of:=[.S20]+IF([.$A20]&gt;=[.T$2];INDEX([.T$3:.T20];[.$A20]-[.T$2]+1;1);0)" office:value-type="float" office:value="297" calcext:value-type="float">
            <text:p>297</text:p>
          </table:table-cell>
          <table:table-cell table:formula="of:=[.T20]+IF([.$A20]&gt;=[.U$2];INDEX([.U$3:.U20];[.$A20]-[.U$2]+1;1);0)" office:value-type="float" office:value="297" calcext:value-type="float">
            <text:p>297</text:p>
          </table:table-cell>
          <table:table-cell table:formula="of:=[.U20]+IF([.$A20]&gt;=[.V$2];INDEX([.V$3:.V20];[.$A20]-[.V$2]+1;1);0)" office:value-type="float" office:value="297" calcext:value-type="float">
            <text:p>297</text:p>
          </table:table-cell>
          <table:table-cell table:formula="of:=[.V20]+IF([.$A20]&gt;=[.W$2];INDEX([.W$3:.W20];[.$A20]-[.W$2]+1;1);0)" office:value-type="float" office:value="297" calcext:value-type="float">
            <text:p>297</text:p>
          </table:table-cell>
          <table:table-cell table:formula="of:=[.W20]+IF([.$A20]&gt;=[.X$2];INDEX([.X$3:.X20];[.$A20]-[.X$2]+1;1);0)" office:value-type="float" office:value="297" calcext:value-type="float">
            <text:p>297</text:p>
          </table:table-cell>
          <table:table-cell table:formula="of:=[.X20]+IF([.$A20]&gt;=[.Y$2];INDEX([.Y$3:.Y20];[.$A20]-[.Y$2]+1;1);0)" office:value-type="float" office:value="297" calcext:value-type="float">
            <text:p>297</text:p>
          </table:table-cell>
          <table:table-cell table:formula="of:=[.Y20]+IF([.$A20]&gt;=[.Z$2];INDEX([.Z$3:.Z20];[.$A20]-[.Z$2]+1;1);0)" office:value-type="float" office:value="297" calcext:value-type="float">
            <text:p>297</text:p>
          </table:table-cell>
          <table:table-cell table:formula="of:=[.Z20]+IF([.$A20]&gt;=[.AA$2];INDEX([.AA$3:.AA20];[.$A20]-[.AA$2]+1;1);0)" office:value-type="float" office:value="297" calcext:value-type="float">
            <text:p>297</text:p>
          </table:table-cell>
          <table:table-cell table:formula="of:=[.AA20]+IF([.$A20]&gt;=[.AB$2];INDEX([.AB$3:.AB20];[.$A20]-[.AB$2]+1;1);0)" office:value-type="float" office:value="297" calcext:value-type="float">
            <text:p>297</text:p>
          </table:table-cell>
          <table:table-cell table:formula="of:=[.AB20]+IF([.$A20]&gt;=[.AC$2];INDEX([.AC$3:.AC20];[.$A20]-[.AC$2]+1;1);0)" office:value-type="float" office:value="297" calcext:value-type="float">
            <text:p>297</text:p>
          </table:table-cell>
          <table:table-cell table:formula="of:=[.AC20]+IF([.$A20]&gt;=[.AD$2];INDEX([.AD$3:.AD20];[.$A20]-[.AD$2]+1;1);0)" office:value-type="float" office:value="297" calcext:value-type="float">
            <text:p>297</text:p>
          </table:table-cell>
          <table:table-cell table:formula="of:=[.AD20]+IF([.$A20]&gt;=[.AE$2];INDEX([.AE$3:.AE20];[.$A20]-[.AE$2]+1;1);0)" office:value-type="float" office:value="297" calcext:value-type="float">
            <text:p>297</text:p>
          </table:table-cell>
          <table:table-cell table:formula="of:=[.AE20]+IF([.$A20]&gt;=[.AF$2];INDEX([.AF$3:.AF20];[.$A20]-[.AF$2]+1;1);0)" office:value-type="float" office:value="297" calcext:value-type="float">
            <text:p>297</text:p>
          </table:table-cell>
          <table:table-cell table:formula="of:=[.AF20]+IF([.$A20]&gt;=[.AG$2];INDEX([.AG$3:.AG20];[.$A20]-[.AG$2]+1;1);0)" office:value-type="float" office:value="297" calcext:value-type="float">
            <text:p>297</text:p>
          </table:table-cell>
          <table:table-cell table:formula="of:=[.AG20]+IF([.$A20]&gt;=[.AH$2];INDEX([.AH$3:.AH20];[.$A20]-[.AH$2]+1;1);0)" office:value-type="float" office:value="297" calcext:value-type="float">
            <text:p>297</text:p>
          </table:table-cell>
          <table:table-cell table:formula="of:=[.AH20]+IF([.$A20]&gt;=[.AI$2];INDEX([.AI$3:.AI20];[.$A20]-[.AI$2]+1;1);0)" office:value-type="float" office:value="297" calcext:value-type="float">
            <text:p>297</text:p>
          </table:table-cell>
          <table:table-cell table:formula="of:=[.AI20]+IF([.$A20]&gt;=[.AJ$2];INDEX([.AJ$3:.AJ20];[.$A20]-[.AJ$2]+1;1);0)" office:value-type="float" office:value="297" calcext:value-type="float">
            <text:p>297</text:p>
          </table:table-cell>
          <table:table-cell table:formula="of:=[.AJ20]+IF([.$A20]&gt;=[.AK$2];INDEX([.AK$3:.AK20];[.$A20]-[.AK$2]+1;1);0)" office:value-type="float" office:value="297" calcext:value-type="float">
            <text:p>297</text:p>
          </table:table-cell>
          <table:table-cell table:formula="of:=[.AK20]+IF([.$A20]&gt;=[.AL$2];INDEX([.AL$3:.AL20];[.$A20]-[.AL$2]+1;1);0)" office:value-type="float" office:value="297" calcext:value-type="float">
            <text:p>297</text:p>
          </table:table-cell>
          <table:table-cell table:formula="of:=[.AL20]+IF([.$A20]&gt;=[.AM$2];INDEX([.AM$3:.AM20];[.$A20]-[.AM$2]+1;1);0)" office:value-type="float" office:value="297" calcext:value-type="float">
            <text:p>297</text:p>
          </table:table-cell>
          <table:table-cell table:formula="of:=[.AM20]+IF([.$A20]&gt;=[.AN$2];INDEX([.AN$3:.AN20];[.$A20]-[.AN$2]+1;1);0)" office:value-type="float" office:value="297" calcext:value-type="float">
            <text:p>297</text:p>
          </table:table-cell>
          <table:table-cell table:formula="of:=[.AN20]+IF([.$A20]&gt;=[.AO$2];INDEX([.AO$3:.AO20];[.$A20]-[.AO$2]+1;1);0)" office:value-type="float" office:value="297" calcext:value-type="float">
            <text:p>297</text:p>
          </table:table-cell>
          <table:table-cell table:formula="of:=[.AO20]+IF([.$A20]&gt;=[.AP$2];INDEX([.AP$3:.AP20];[.$A20]-[.AP$2]+1;1);0)" office:value-type="float" office:value="297" calcext:value-type="float">
            <text:p>297</text:p>
          </table:table-cell>
          <table:table-cell table:formula="of:=[.AP20]+IF([.$A20]&gt;=[.AQ$2];INDEX([.AQ$3:.AQ20];[.$A20]-[.AQ$2]+1;1);0)" office:value-type="float" office:value="297" calcext:value-type="float">
            <text:p>297</text:p>
          </table:table-cell>
          <table:table-cell table:formula="of:=[.AQ20]+IF([.$A20]&gt;=[.AR$2];INDEX([.AR$3:.AR20];[.$A20]-[.AR$2]+1;1);0)" office:value-type="float" office:value="297" calcext:value-type="float">
            <text:p>297</text:p>
          </table:table-cell>
          <table:table-cell table:formula="of:=[.AR20]+IF([.$A20]&gt;=[.AS$2];INDEX([.AS$3:.AS20];[.$A20]-[.AS$2]+1;1);0)" office:value-type="float" office:value="297" calcext:value-type="float">
            <text:p>297</text:p>
          </table:table-cell>
          <table:table-cell table:formula="of:=[.AS20]+IF([.$A20]&gt;=[.AT$2];INDEX([.AT$3:.AT20];[.$A20]-[.AT$2]+1;1);0)" office:value-type="float" office:value="297" calcext:value-type="float">
            <text:p>297</text:p>
          </table:table-cell>
          <table:table-cell table:formula="of:=[.AT20]+IF([.$A20]&gt;=[.AU$2];INDEX([.AU$3:.AU20];[.$A20]-[.AU$2]+1;1);0)" office:value-type="float" office:value="297" calcext:value-type="float">
            <text:p>297</text:p>
          </table:table-cell>
          <table:table-cell table:formula="of:=[.AU20]+IF([.$A20]&gt;=[.AV$2];INDEX([.AV$3:.AV20];[.$A20]-[.AV$2]+1;1);0)" office:value-type="float" office:value="297" calcext:value-type="float">
            <text:p>297</text:p>
          </table:table-cell>
          <table:table-cell table:formula="of:=[.AV20]+IF([.$A20]&gt;=[.AW$2];INDEX([.AW$3:.AW20];[.$A20]-[.AW$2]+1;1);0)" office:value-type="float" office:value="297" calcext:value-type="float">
            <text:p>297</text:p>
          </table:table-cell>
          <table:table-cell table:formula="of:=[.AW20]+IF([.$A20]&gt;=[.AX$2];INDEX([.AX$3:.AX20];[.$A20]-[.AX$2]+1;1);0)" office:value-type="float" office:value="297" calcext:value-type="float">
            <text:p>297</text:p>
          </table:table-cell>
          <table:table-cell table:formula="of:=[.AX20]+IF([.$A20]&gt;=[.AY$2];INDEX([.AY$3:.AY20];[.$A20]-[.AY$2]+1;1);0)" office:value-type="float" office:value="297" calcext:value-type="float">
            <text:p>297</text:p>
          </table:table-cell>
          <table:table-cell table:formula="of:=[.AY20]+IF([.$A20]&gt;=[.AZ$2];INDEX([.AZ$3:.AZ20];[.$A20]-[.AZ$2]+1;1);0)" office:value-type="float" office:value="297" calcext:value-type="float">
            <text:p>297</text:p>
          </table:table-cell>
          <table:table-cell table:formula="of:=[.AZ20]+IF([.$A20]&gt;=[.BA$2];INDEX([.BA$3:.BA20];[.$A20]-[.BA$2]+1;1);0)" office:value-type="float" office:value="297" calcext:value-type="float">
            <text:p>297</text:p>
          </table:table-cell>
          <table:table-cell table:formula="of:=[.BA20]+IF([.$A20]&gt;=[.BB$2];INDEX([.BB$3:.BB20];[.$A20]-[.BB$2]+1;1);0)" office:value-type="float" office:value="297" calcext:value-type="float">
            <text:p>297</text:p>
          </table:table-cell>
          <table:table-cell table:formula="of:=[.BB20]+IF([.$A20]&gt;=[.BC$2];INDEX([.BC$3:.BC20];[.$A20]-[.BC$2]+1;1);0)" office:value-type="float" office:value="297" calcext:value-type="float">
            <text:p>297</text:p>
          </table:table-cell>
          <table:table-cell table:formula="of:=[.BC20]+IF([.$A20]&gt;=[.BD$2];INDEX([.BD$3:.BD20];[.$A20]-[.BD$2]+1;1);0)" office:value-type="float" office:value="297" calcext:value-type="float">
            <text:p>297</text:p>
          </table:table-cell>
          <table:table-cell table:formula="of:=[.BD20]+IF([.$A20]&gt;=[.BE$2];INDEX([.BE$3:.BE20];[.$A20]-[.BE$2]+1;1);0)" office:value-type="float" office:value="297" calcext:value-type="float">
            <text:p>297</text:p>
          </table:table-cell>
          <table:table-cell table:formula="of:=[.BE20]+IF([.$A20]&gt;=[.BF$2];INDEX([.BF$3:.BF20];[.$A20]-[.BF$2]+1;1);0)" office:value-type="float" office:value="297" calcext:value-type="float">
            <text:p>297</text:p>
          </table:table-cell>
          <table:table-cell table:formula="of:=[.BF20]+IF([.$A20]&gt;=[.BG$2];INDEX([.BG$3:.BG20];[.$A20]-[.BG$2]+1;1);0)" office:value-type="float" office:value="297" calcext:value-type="float">
            <text:p>297</text:p>
          </table:table-cell>
          <table:table-cell table:formula="of:=[.BG20]+IF([.$A20]&gt;=[.BH$2];INDEX([.BH$3:.BH20];[.$A20]-[.BH$2]+1;1);0)" office:value-type="float" office:value="297" calcext:value-type="float">
            <text:p>297</text:p>
          </table:table-cell>
          <table:table-cell table:formula="of:=[.BH20]+IF([.$A20]&gt;=[.BI$2];INDEX([.BI$3:.BI20];[.$A20]-[.BI$2]+1;1);0)" office:value-type="float" office:value="297" calcext:value-type="float">
            <text:p>297</text:p>
          </table:table-cell>
          <table:table-cell table:formula="of:=[.BI20]+IF([.$A20]&gt;=[.BJ$2];INDEX([.BJ$3:.BJ20];[.$A20]-[.BJ$2]+1;1);0)" office:value-type="float" office:value="297" calcext:value-type="float">
            <text:p>297</text:p>
          </table:table-cell>
          <table:table-cell table:formula="of:=[.BJ20]+IF([.$A20]&gt;=[.BK$2];INDEX([.BK$3:.BK20];[.$A20]-[.BK$2]+1;1);0)" office:value-type="float" office:value="297" calcext:value-type="float">
            <text:p>297</text:p>
          </table:table-cell>
          <table:table-cell table:formula="of:=[.BK20]+IF([.$A20]&gt;=[.BL$2];INDEX([.BL$3:.BL20];[.$A20]-[.BL$2]+1;1);0)" office:value-type="float" office:value="297" calcext:value-type="float">
            <text:p>297</text:p>
          </table:table-cell>
          <table:table-cell table:formula="of:=[.BL20]+IF([.$A20]&gt;=[.BM$2];INDEX([.BM$3:.BM20];[.$A20]-[.BM$2]+1;1);0)" office:value-type="float" office:value="297" calcext:value-type="float">
            <text:p>297</text:p>
          </table:table-cell>
          <table:table-cell table:formula="of:=[.BM20]+IF([.$A20]&gt;=[.BN$2];INDEX([.BN$3:.BN20];[.$A20]-[.BN$2]+1;1);0)" office:value-type="float" office:value="297" calcext:value-type="float">
            <text:p>297</text:p>
          </table:table-cell>
          <table:table-cell table:formula="of:=[.BN20]+IF([.$A20]&gt;=[.BO$2];INDEX([.BO$3:.BO20];[.$A20]-[.BO$2]+1;1);0)" office:value-type="float" office:value="297" calcext:value-type="float">
            <text:p>297</text:p>
          </table:table-cell>
          <table:table-cell table:formula="of:=[.BO20]+IF([.$A20]&gt;=[.BP$2];INDEX([.BP$3:.BP20];[.$A20]-[.BP$2]+1;1);0)" office:value-type="float" office:value="297" calcext:value-type="float">
            <text:p>297</text:p>
          </table:table-cell>
          <table:table-cell table:formula="of:=[.BP20]+IF([.$A20]&gt;=[.BQ$2];INDEX([.BQ$3:.BQ20];[.$A20]-[.BQ$2]+1;1);0)" office:value-type="float" office:value="297" calcext:value-type="float">
            <text:p>297</text:p>
          </table:table-cell>
          <table:table-cell table:formula="of:=[.BQ20]+IF([.$A20]&gt;=[.BR$2];INDEX([.BR$3:.BR20];[.$A20]-[.BR$2]+1;1);0)" office:value-type="float" office:value="297" calcext:value-type="float">
            <text:p>297</text:p>
          </table:table-cell>
          <table:table-cell table:formula="of:=[.BR20]+IF([.$A20]&gt;=[.BS$2];INDEX([.BS$3:.BS20];[.$A20]-[.BS$2]+1;1);0)" office:value-type="float" office:value="297" calcext:value-type="float">
            <text:p>297</text:p>
          </table:table-cell>
          <table:table-cell table:formula="of:=[.BS20]+IF([.$A20]&gt;=[.BT$2];INDEX([.BT$3:.BT20];[.$A20]-[.BT$2]+1;1);0)" office:value-type="float" office:value="297" calcext:value-type="float">
            <text:p>297</text:p>
          </table:table-cell>
          <table:table-cell table:formula="of:=[.BT20]+IF([.$A20]&gt;=[.BU$2];INDEX([.BU$3:.BU20];[.$A20]-[.BU$2]+1;1);0)" office:value-type="float" office:value="297" calcext:value-type="float">
            <text:p>297</text:p>
          </table:table-cell>
          <table:table-cell table:formula="of:=[.BU20]+IF([.$A20]&gt;=[.BV$2];INDEX([.BV$3:.BV20];[.$A20]-[.BV$2]+1;1);0)" office:value-type="float" office:value="297" calcext:value-type="float">
            <text:p>297</text:p>
          </table:table-cell>
          <table:table-cell table:formula="of:=[.BV20]+IF([.$A20]&gt;=[.BW$2];INDEX([.BW$3:.BW20];[.$A20]-[.BW$2]+1;1);0)" office:value-type="float" office:value="297" calcext:value-type="float">
            <text:p>297</text:p>
          </table:table-cell>
          <table:table-cell table:formula="of:=[.BW20]+IF([.$A20]&gt;=[.BX$2];INDEX([.BX$3:.BX20];[.$A20]-[.BX$2]+1;1);0)" office:value-type="float" office:value="297" calcext:value-type="float">
            <text:p>297</text:p>
          </table:table-cell>
          <table:table-cell table:formula="of:=[.BX20]+IF([.$A20]&gt;=[.BY$2];INDEX([.BY$3:.BY20];[.$A20]-[.BY$2]+1;1);0)" office:value-type="float" office:value="297" calcext:value-type="float">
            <text:p>297</text:p>
          </table:table-cell>
          <table:table-cell table:formula="of:=[.BY20]+IF([.$A20]&gt;=[.BZ$2];INDEX([.BZ$3:.BZ20];[.$A20]-[.BZ$2]+1;1);0)" office:value-type="float" office:value="297" calcext:value-type="float">
            <text:p>297</text:p>
          </table:table-cell>
          <table:table-cell table:formula="of:=[.BZ20]+IF([.$A20]&gt;=[.CA$2];INDEX([.CA$3:.CA20];[.$A20]-[.CA$2]+1;1);0)" office:value-type="float" office:value="297" calcext:value-type="float">
            <text:p>297</text:p>
          </table:table-cell>
          <table:table-cell table:formula="of:=[.CA20]+IF([.$A20]&gt;=[.CB$2];INDEX([.CB$3:.CB20];[.$A20]-[.CB$2]+1;1);0)" office:value-type="float" office:value="297" calcext:value-type="float">
            <text:p>297</text:p>
          </table:table-cell>
          <table:table-cell table:formula="of:=[.CB20]+IF([.$A20]&gt;=[.CC$2];INDEX([.CC$3:.CC20];[.$A20]-[.CC$2]+1;1);0)" office:value-type="float" office:value="297" calcext:value-type="float">
            <text:p>297</text:p>
          </table:table-cell>
          <table:table-cell table:formula="of:=[.CC20]+IF([.$A20]&gt;=[.CD$2];INDEX([.CD$3:.CD20];[.$A20]-[.CD$2]+1;1);0)" office:value-type="float" office:value="297" calcext:value-type="float">
            <text:p>297</text:p>
          </table:table-cell>
          <table:table-cell table:formula="of:=[.CD20]+IF([.$A20]&gt;=[.CE$2];INDEX([.CE$3:.CE20];[.$A20]-[.CE$2]+1;1);0)" office:value-type="float" office:value="297" calcext:value-type="float">
            <text:p>297</text:p>
          </table:table-cell>
          <table:table-cell table:formula="of:=[.CE20]+IF([.$A20]&gt;=[.CF$2];INDEX([.CF$3:.CF20];[.$A20]-[.CF$2]+1;1);0)" office:value-type="float" office:value="297" calcext:value-type="float">
            <text:p>297</text:p>
          </table:table-cell>
          <table:table-cell table:formula="of:=[.CF20]+IF([.$A20]&gt;=[.CG$2];INDEX([.CG$3:.CG20];[.$A20]-[.CG$2]+1;1);0)" office:value-type="float" office:value="297" calcext:value-type="float">
            <text:p>297</text:p>
          </table:table-cell>
          <table:table-cell table:formula="of:=[.CG20]+IF([.$A20]&gt;=[.CH$2];INDEX([.CH$3:.CH20];[.$A20]-[.CH$2]+1;1);0)" office:value-type="float" office:value="297" calcext:value-type="float">
            <text:p>297</text:p>
          </table:table-cell>
          <table:table-cell table:formula="of:=[.CH20]+IF([.$A20]&gt;=[.CI$2];INDEX([.CI$3:.CI20];[.$A20]-[.CI$2]+1;1);0)" office:value-type="float" office:value="297" calcext:value-type="float">
            <text:p>297</text:p>
          </table:table-cell>
          <table:table-cell table:formula="of:=[.CI20]+IF([.$A20]&gt;=[.CJ$2];INDEX([.CJ$3:.CJ20];[.$A20]-[.CJ$2]+1;1);0)" office:value-type="float" office:value="297" calcext:value-type="float">
            <text:p>297</text:p>
          </table:table-cell>
          <table:table-cell table:formula="of:=[.CJ20]+IF([.$A20]&gt;=[.CK$2];INDEX([.CK$3:.CK20];[.$A20]-[.CK$2]+1;1);0)" office:value-type="float" office:value="297" calcext:value-type="float">
            <text:p>297</text:p>
          </table:table-cell>
          <table:table-cell table:formula="of:=[.CK20]+IF([.$A20]&gt;=[.CL$2];INDEX([.CL$3:.CL20];[.$A20]-[.CL$2]+1;1);0)" office:value-type="float" office:value="297" calcext:value-type="float">
            <text:p>297</text:p>
          </table:table-cell>
          <table:table-cell table:formula="of:=[.CL20]+IF([.$A20]&gt;=[.CM$2];INDEX([.CM$3:.CM20];[.$A20]-[.CM$2]+1;1);0)" office:value-type="float" office:value="297" calcext:value-type="float">
            <text:p>297</text:p>
          </table:table-cell>
          <table:table-cell table:formula="of:=[.CM20]+IF([.$A20]&gt;=[.CN$2];INDEX([.CN$3:.CN20];[.$A20]-[.CN$2]+1;1);0)" office:value-type="float" office:value="297" calcext:value-type="float">
            <text:p>297</text:p>
          </table:table-cell>
          <table:table-cell table:formula="of:=[.CN20]+IF([.$A20]&gt;=[.CO$2];INDEX([.CO$3:.CO20];[.$A20]-[.CO$2]+1;1);0)" office:value-type="float" office:value="297" calcext:value-type="float">
            <text:p>297</text:p>
          </table:table-cell>
          <table:table-cell table:formula="of:=[.CO20]+IF([.$A20]&gt;=[.CP$2];INDEX([.CP$3:.CP20];[.$A20]-[.CP$2]+1;1);0)" office:value-type="float" office:value="297" calcext:value-type="float">
            <text:p>297</text:p>
          </table:table-cell>
          <table:table-cell table:formula="of:=[.CP20]+IF([.$A20]&gt;=[.CQ$2];INDEX([.CQ$3:.CQ20];[.$A20]-[.CQ$2]+1;1);0)" office:value-type="float" office:value="297" calcext:value-type="float">
            <text:p>297</text:p>
          </table:table-cell>
          <table:table-cell table:formula="of:=[.CQ20]+IF([.$A20]&gt;=[.CR$2];INDEX([.CR$3:.CR20];[.$A20]-[.CR$2]+1;1);0)" office:value-type="float" office:value="297" calcext:value-type="float">
            <text:p>297</text:p>
          </table:table-cell>
          <table:table-cell table:formula="of:=[.CR20]+IF([.$A20]&gt;=[.CS$2];INDEX([.CS$3:.CS20];[.$A20]-[.CS$2]+1;1);0)" office:value-type="float" office:value="297" calcext:value-type="float">
            <text:p>297</text:p>
          </table:table-cell>
          <table:table-cell table:formula="of:=[.CS20]+IF([.$A20]&gt;=[.CT$2];INDEX([.CT$3:.CT20];[.$A20]-[.CT$2]+1;1);0)" office:value-type="float" office:value="297" calcext:value-type="float">
            <text:p>297</text:p>
          </table:table-cell>
          <table:table-cell table:formula="of:=[.CT20]+IF([.$A20]&gt;=[.CU$2];INDEX([.CU$3:.CU20];[.$A20]-[.CU$2]+1;1);0)" office:value-type="float" office:value="297" calcext:value-type="float">
            <text:p>297</text:p>
          </table:table-cell>
          <table:table-cell table:formula="of:=[.CU20]+IF([.$A20]&gt;=[.CV$2];INDEX([.CV$3:.CV20];[.$A20]-[.CV$2]+1;1);0)" office:value-type="float" office:value="297" calcext:value-type="float">
            <text:p>297</text:p>
          </table:table-cell>
          <table:table-cell table:formula="of:=[.CV20]+IF([.$A20]&gt;=[.CW$2];INDEX([.CW$3:.CW20];[.$A20]-[.CW$2]+1;1);0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" office:value-type="float" office:value="1" calcext:value-type="float">
            <text:p>1</text:p>
          </table:table-cell>
          <table:table-cell table:formula="of:=[.B21]+IF([.$A21]&gt;=[.C$2];INDEX([.C$3:.C21];[.$A21]-[.C$2]+1;1);0)" office:value-type="float" office:value="10" calcext:value-type="float">
            <text:p>10</text:p>
          </table:table-cell>
          <table:table-cell table:formula="of:=[.C21]+IF([.$A21]&gt;=[.D$2];INDEX([.D$3:.D21];[.$A21]-[.D$2]+1;1);0)" office:value-type="float" office:value="37" calcext:value-type="float">
            <text:p>37</text:p>
          </table:table-cell>
          <table:table-cell table:formula="of:=[.D21]+IF([.$A21]&gt;=[.E$2];INDEX([.E$3:.E21];[.$A21]-[.E$2]+1;1);0)" office:value-type="float" office:value="84" calcext:value-type="float">
            <text:p>84</text:p>
          </table:table-cell>
          <table:table-cell table:formula="of:=[.E21]+IF([.$A21]&gt;=[.F$2];INDEX([.F$3:.F21];[.$A21]-[.F$2]+1;1);0)" office:value-type="float" office:value="141" calcext:value-type="float">
            <text:p>141</text:p>
          </table:table-cell>
          <table:table-cell table:formula="of:=[.F21]+IF([.$A21]&gt;=[.G$2];INDEX([.G$3:.G21];[.$A21]-[.G$2]+1;1);0)" office:value-type="float" office:value="199" calcext:value-type="float">
            <text:p>199</text:p>
          </table:table-cell>
          <table:table-cell table:formula="of:=[.G21]+IF([.$A21]&gt;=[.H$2];INDEX([.H$3:.H21];[.$A21]-[.H$2]+1;1);0)" office:value-type="float" office:value="248" calcext:value-type="float">
            <text:p>248</text:p>
          </table:table-cell>
          <table:table-cell table:formula="of:=[.H21]+IF([.$A21]&gt;=[.I$2];INDEX([.I$3:.I21];[.$A21]-[.I$2]+1;1);0)" office:value-type="float" office:value="288" calcext:value-type="float">
            <text:p>288</text:p>
          </table:table-cell>
          <table:table-cell table:formula="of:=[.I21]+IF([.$A21]&gt;=[.J$2];INDEX([.J$3:.J21];[.$A21]-[.J$2]+1;1);0)" office:value-type="float" office:value="318" calcext:value-type="float">
            <text:p>318</text:p>
          </table:table-cell>
          <table:table-cell table:formula="of:=[.J21]+IF([.$A21]&gt;=[.K$2];INDEX([.K$3:.K21];[.$A21]-[.K$2]+1;1);0)" office:value-type="float" office:value="340" calcext:value-type="float">
            <text:p>340</text:p>
          </table:table-cell>
          <table:table-cell table:formula="of:=[.K21]+IF([.$A21]&gt;=[.L$2];INDEX([.L$3:.L21];[.$A21]-[.L$2]+1;1);0)" office:value-type="float" office:value="355" calcext:value-type="float">
            <text:p>355</text:p>
          </table:table-cell>
          <table:table-cell table:formula="of:=[.L21]+IF([.$A21]&gt;=[.M$2];INDEX([.M$3:.M21];[.$A21]-[.M$2]+1;1);0)" office:value-type="float" office:value="366" calcext:value-type="float">
            <text:p>366</text:p>
          </table:table-cell>
          <table:table-cell table:formula="of:=[.M21]+IF([.$A21]&gt;=[.N$2];INDEX([.N$3:.N21];[.$A21]-[.N$2]+1;1);0)" office:value-type="float" office:value="373" calcext:value-type="float">
            <text:p>373</text:p>
          </table:table-cell>
          <table:table-cell table:formula="of:=[.N21]+IF([.$A21]&gt;=[.O$2];INDEX([.O$3:.O21];[.$A21]-[.O$2]+1;1);0)" office:value-type="float" office:value="378" calcext:value-type="float">
            <text:p>378</text:p>
          </table:table-cell>
          <table:table-cell table:formula="of:=[.O21]+IF([.$A21]&gt;=[.P$2];INDEX([.P$3:.P21];[.$A21]-[.P$2]+1;1);0)" office:value-type="float" office:value="381" calcext:value-type="float">
            <text:p>381</text:p>
          </table:table-cell>
          <table:table-cell table:formula="of:=[.P21]+IF([.$A21]&gt;=[.Q$2];INDEX([.Q$3:.Q21];[.$A21]-[.Q$2]+1;1);0)" office:value-type="float" office:value="383" calcext:value-type="float">
            <text:p>383</text:p>
          </table:table-cell>
          <table:table-cell table:formula="of:=[.Q21]+IF([.$A21]&gt;=[.R$2];INDEX([.R$3:.R21];[.$A21]-[.R$2]+1;1);0)" office:value-type="float" office:value="384" calcext:value-type="float">
            <text:p>384</text:p>
          </table:table-cell>
          <table:table-cell table:formula="of:=[.R21]+IF([.$A21]&gt;=[.S$2];INDEX([.S$3:.S21];[.$A21]-[.S$2]+1;1);0)" office:value-type="float" office:value="385" calcext:value-type="float">
            <text:p>385</text:p>
          </table:table-cell>
          <table:table-cell table:formula="of:=[.S21]+IF([.$A21]&gt;=[.T$2];INDEX([.T$3:.T21];[.$A21]-[.T$2]+1;1);0)" office:value-type="float" office:value="385" calcext:value-type="float">
            <text:p>385</text:p>
          </table:table-cell>
          <table:table-cell table:formula="of:=[.T21]+IF([.$A21]&gt;=[.U$2];INDEX([.U$3:.U21];[.$A21]-[.U$2]+1;1);0)" office:value-type="float" office:value="385" calcext:value-type="float">
            <text:p>385</text:p>
          </table:table-cell>
          <table:table-cell table:formula="of:=[.U21]+IF([.$A21]&gt;=[.V$2];INDEX([.V$3:.V21];[.$A21]-[.V$2]+1;1);0)" office:value-type="float" office:value="385" calcext:value-type="float">
            <text:p>385</text:p>
          </table:table-cell>
          <table:table-cell table:formula="of:=[.V21]+IF([.$A21]&gt;=[.W$2];INDEX([.W$3:.W21];[.$A21]-[.W$2]+1;1);0)" office:value-type="float" office:value="385" calcext:value-type="float">
            <text:p>385</text:p>
          </table:table-cell>
          <table:table-cell table:formula="of:=[.W21]+IF([.$A21]&gt;=[.X$2];INDEX([.X$3:.X21];[.$A21]-[.X$2]+1;1);0)" office:value-type="float" office:value="385" calcext:value-type="float">
            <text:p>385</text:p>
          </table:table-cell>
          <table:table-cell table:formula="of:=[.X21]+IF([.$A21]&gt;=[.Y$2];INDEX([.Y$3:.Y21];[.$A21]-[.Y$2]+1;1);0)" office:value-type="float" office:value="385" calcext:value-type="float">
            <text:p>385</text:p>
          </table:table-cell>
          <table:table-cell table:formula="of:=[.Y21]+IF([.$A21]&gt;=[.Z$2];INDEX([.Z$3:.Z21];[.$A21]-[.Z$2]+1;1);0)" office:value-type="float" office:value="385" calcext:value-type="float">
            <text:p>385</text:p>
          </table:table-cell>
          <table:table-cell table:formula="of:=[.Z21]+IF([.$A21]&gt;=[.AA$2];INDEX([.AA$3:.AA21];[.$A21]-[.AA$2]+1;1);0)" office:value-type="float" office:value="385" calcext:value-type="float">
            <text:p>385</text:p>
          </table:table-cell>
          <table:table-cell table:formula="of:=[.AA21]+IF([.$A21]&gt;=[.AB$2];INDEX([.AB$3:.AB21];[.$A21]-[.AB$2]+1;1);0)" office:value-type="float" office:value="385" calcext:value-type="float">
            <text:p>385</text:p>
          </table:table-cell>
          <table:table-cell table:formula="of:=[.AB21]+IF([.$A21]&gt;=[.AC$2];INDEX([.AC$3:.AC21];[.$A21]-[.AC$2]+1;1);0)" office:value-type="float" office:value="385" calcext:value-type="float">
            <text:p>385</text:p>
          </table:table-cell>
          <table:table-cell table:formula="of:=[.AC21]+IF([.$A21]&gt;=[.AD$2];INDEX([.AD$3:.AD21];[.$A21]-[.AD$2]+1;1);0)" office:value-type="float" office:value="385" calcext:value-type="float">
            <text:p>385</text:p>
          </table:table-cell>
          <table:table-cell table:formula="of:=[.AD21]+IF([.$A21]&gt;=[.AE$2];INDEX([.AE$3:.AE21];[.$A21]-[.AE$2]+1;1);0)" office:value-type="float" office:value="385" calcext:value-type="float">
            <text:p>385</text:p>
          </table:table-cell>
          <table:table-cell table:formula="of:=[.AE21]+IF([.$A21]&gt;=[.AF$2];INDEX([.AF$3:.AF21];[.$A21]-[.AF$2]+1;1);0)" office:value-type="float" office:value="385" calcext:value-type="float">
            <text:p>385</text:p>
          </table:table-cell>
          <table:table-cell table:formula="of:=[.AF21]+IF([.$A21]&gt;=[.AG$2];INDEX([.AG$3:.AG21];[.$A21]-[.AG$2]+1;1);0)" office:value-type="float" office:value="385" calcext:value-type="float">
            <text:p>385</text:p>
          </table:table-cell>
          <table:table-cell table:formula="of:=[.AG21]+IF([.$A21]&gt;=[.AH$2];INDEX([.AH$3:.AH21];[.$A21]-[.AH$2]+1;1);0)" office:value-type="float" office:value="385" calcext:value-type="float">
            <text:p>385</text:p>
          </table:table-cell>
          <table:table-cell table:formula="of:=[.AH21]+IF([.$A21]&gt;=[.AI$2];INDEX([.AI$3:.AI21];[.$A21]-[.AI$2]+1;1);0)" office:value-type="float" office:value="385" calcext:value-type="float">
            <text:p>385</text:p>
          </table:table-cell>
          <table:table-cell table:formula="of:=[.AI21]+IF([.$A21]&gt;=[.AJ$2];INDEX([.AJ$3:.AJ21];[.$A21]-[.AJ$2]+1;1);0)" office:value-type="float" office:value="385" calcext:value-type="float">
            <text:p>385</text:p>
          </table:table-cell>
          <table:table-cell table:formula="of:=[.AJ21]+IF([.$A21]&gt;=[.AK$2];INDEX([.AK$3:.AK21];[.$A21]-[.AK$2]+1;1);0)" office:value-type="float" office:value="385" calcext:value-type="float">
            <text:p>385</text:p>
          </table:table-cell>
          <table:table-cell table:formula="of:=[.AK21]+IF([.$A21]&gt;=[.AL$2];INDEX([.AL$3:.AL21];[.$A21]-[.AL$2]+1;1);0)" office:value-type="float" office:value="385" calcext:value-type="float">
            <text:p>385</text:p>
          </table:table-cell>
          <table:table-cell table:formula="of:=[.AL21]+IF([.$A21]&gt;=[.AM$2];INDEX([.AM$3:.AM21];[.$A21]-[.AM$2]+1;1);0)" office:value-type="float" office:value="385" calcext:value-type="float">
            <text:p>385</text:p>
          </table:table-cell>
          <table:table-cell table:formula="of:=[.AM21]+IF([.$A21]&gt;=[.AN$2];INDEX([.AN$3:.AN21];[.$A21]-[.AN$2]+1;1);0)" office:value-type="float" office:value="385" calcext:value-type="float">
            <text:p>385</text:p>
          </table:table-cell>
          <table:table-cell table:formula="of:=[.AN21]+IF([.$A21]&gt;=[.AO$2];INDEX([.AO$3:.AO21];[.$A21]-[.AO$2]+1;1);0)" office:value-type="float" office:value="385" calcext:value-type="float">
            <text:p>385</text:p>
          </table:table-cell>
          <table:table-cell table:formula="of:=[.AO21]+IF([.$A21]&gt;=[.AP$2];INDEX([.AP$3:.AP21];[.$A21]-[.AP$2]+1;1);0)" office:value-type="float" office:value="385" calcext:value-type="float">
            <text:p>385</text:p>
          </table:table-cell>
          <table:table-cell table:formula="of:=[.AP21]+IF([.$A21]&gt;=[.AQ$2];INDEX([.AQ$3:.AQ21];[.$A21]-[.AQ$2]+1;1);0)" office:value-type="float" office:value="385" calcext:value-type="float">
            <text:p>385</text:p>
          </table:table-cell>
          <table:table-cell table:formula="of:=[.AQ21]+IF([.$A21]&gt;=[.AR$2];INDEX([.AR$3:.AR21];[.$A21]-[.AR$2]+1;1);0)" office:value-type="float" office:value="385" calcext:value-type="float">
            <text:p>385</text:p>
          </table:table-cell>
          <table:table-cell table:formula="of:=[.AR21]+IF([.$A21]&gt;=[.AS$2];INDEX([.AS$3:.AS21];[.$A21]-[.AS$2]+1;1);0)" office:value-type="float" office:value="385" calcext:value-type="float">
            <text:p>385</text:p>
          </table:table-cell>
          <table:table-cell table:formula="of:=[.AS21]+IF([.$A21]&gt;=[.AT$2];INDEX([.AT$3:.AT21];[.$A21]-[.AT$2]+1;1);0)" office:value-type="float" office:value="385" calcext:value-type="float">
            <text:p>385</text:p>
          </table:table-cell>
          <table:table-cell table:formula="of:=[.AT21]+IF([.$A21]&gt;=[.AU$2];INDEX([.AU$3:.AU21];[.$A21]-[.AU$2]+1;1);0)" office:value-type="float" office:value="385" calcext:value-type="float">
            <text:p>385</text:p>
          </table:table-cell>
          <table:table-cell table:formula="of:=[.AU21]+IF([.$A21]&gt;=[.AV$2];INDEX([.AV$3:.AV21];[.$A21]-[.AV$2]+1;1);0)" office:value-type="float" office:value="385" calcext:value-type="float">
            <text:p>385</text:p>
          </table:table-cell>
          <table:table-cell table:formula="of:=[.AV21]+IF([.$A21]&gt;=[.AW$2];INDEX([.AW$3:.AW21];[.$A21]-[.AW$2]+1;1);0)" office:value-type="float" office:value="385" calcext:value-type="float">
            <text:p>385</text:p>
          </table:table-cell>
          <table:table-cell table:formula="of:=[.AW21]+IF([.$A21]&gt;=[.AX$2];INDEX([.AX$3:.AX21];[.$A21]-[.AX$2]+1;1);0)" office:value-type="float" office:value="385" calcext:value-type="float">
            <text:p>385</text:p>
          </table:table-cell>
          <table:table-cell table:formula="of:=[.AX21]+IF([.$A21]&gt;=[.AY$2];INDEX([.AY$3:.AY21];[.$A21]-[.AY$2]+1;1);0)" office:value-type="float" office:value="385" calcext:value-type="float">
            <text:p>385</text:p>
          </table:table-cell>
          <table:table-cell table:formula="of:=[.AY21]+IF([.$A21]&gt;=[.AZ$2];INDEX([.AZ$3:.AZ21];[.$A21]-[.AZ$2]+1;1);0)" office:value-type="float" office:value="385" calcext:value-type="float">
            <text:p>385</text:p>
          </table:table-cell>
          <table:table-cell table:formula="of:=[.AZ21]+IF([.$A21]&gt;=[.BA$2];INDEX([.BA$3:.BA21];[.$A21]-[.BA$2]+1;1);0)" office:value-type="float" office:value="385" calcext:value-type="float">
            <text:p>385</text:p>
          </table:table-cell>
          <table:table-cell table:formula="of:=[.BA21]+IF([.$A21]&gt;=[.BB$2];INDEX([.BB$3:.BB21];[.$A21]-[.BB$2]+1;1);0)" office:value-type="float" office:value="385" calcext:value-type="float">
            <text:p>385</text:p>
          </table:table-cell>
          <table:table-cell table:formula="of:=[.BB21]+IF([.$A21]&gt;=[.BC$2];INDEX([.BC$3:.BC21];[.$A21]-[.BC$2]+1;1);0)" office:value-type="float" office:value="385" calcext:value-type="float">
            <text:p>385</text:p>
          </table:table-cell>
          <table:table-cell table:formula="of:=[.BC21]+IF([.$A21]&gt;=[.BD$2];INDEX([.BD$3:.BD21];[.$A21]-[.BD$2]+1;1);0)" office:value-type="float" office:value="385" calcext:value-type="float">
            <text:p>385</text:p>
          </table:table-cell>
          <table:table-cell table:formula="of:=[.BD21]+IF([.$A21]&gt;=[.BE$2];INDEX([.BE$3:.BE21];[.$A21]-[.BE$2]+1;1);0)" office:value-type="float" office:value="385" calcext:value-type="float">
            <text:p>385</text:p>
          </table:table-cell>
          <table:table-cell table:formula="of:=[.BE21]+IF([.$A21]&gt;=[.BF$2];INDEX([.BF$3:.BF21];[.$A21]-[.BF$2]+1;1);0)" office:value-type="float" office:value="385" calcext:value-type="float">
            <text:p>385</text:p>
          </table:table-cell>
          <table:table-cell table:formula="of:=[.BF21]+IF([.$A21]&gt;=[.BG$2];INDEX([.BG$3:.BG21];[.$A21]-[.BG$2]+1;1);0)" office:value-type="float" office:value="385" calcext:value-type="float">
            <text:p>385</text:p>
          </table:table-cell>
          <table:table-cell table:formula="of:=[.BG21]+IF([.$A21]&gt;=[.BH$2];INDEX([.BH$3:.BH21];[.$A21]-[.BH$2]+1;1);0)" office:value-type="float" office:value="385" calcext:value-type="float">
            <text:p>385</text:p>
          </table:table-cell>
          <table:table-cell table:formula="of:=[.BH21]+IF([.$A21]&gt;=[.BI$2];INDEX([.BI$3:.BI21];[.$A21]-[.BI$2]+1;1);0)" office:value-type="float" office:value="385" calcext:value-type="float">
            <text:p>385</text:p>
          </table:table-cell>
          <table:table-cell table:formula="of:=[.BI21]+IF([.$A21]&gt;=[.BJ$2];INDEX([.BJ$3:.BJ21];[.$A21]-[.BJ$2]+1;1);0)" office:value-type="float" office:value="385" calcext:value-type="float">
            <text:p>385</text:p>
          </table:table-cell>
          <table:table-cell table:formula="of:=[.BJ21]+IF([.$A21]&gt;=[.BK$2];INDEX([.BK$3:.BK21];[.$A21]-[.BK$2]+1;1);0)" office:value-type="float" office:value="385" calcext:value-type="float">
            <text:p>385</text:p>
          </table:table-cell>
          <table:table-cell table:formula="of:=[.BK21]+IF([.$A21]&gt;=[.BL$2];INDEX([.BL$3:.BL21];[.$A21]-[.BL$2]+1;1);0)" office:value-type="float" office:value="385" calcext:value-type="float">
            <text:p>385</text:p>
          </table:table-cell>
          <table:table-cell table:formula="of:=[.BL21]+IF([.$A21]&gt;=[.BM$2];INDEX([.BM$3:.BM21];[.$A21]-[.BM$2]+1;1);0)" office:value-type="float" office:value="385" calcext:value-type="float">
            <text:p>385</text:p>
          </table:table-cell>
          <table:table-cell table:formula="of:=[.BM21]+IF([.$A21]&gt;=[.BN$2];INDEX([.BN$3:.BN21];[.$A21]-[.BN$2]+1;1);0)" office:value-type="float" office:value="385" calcext:value-type="float">
            <text:p>385</text:p>
          </table:table-cell>
          <table:table-cell table:formula="of:=[.BN21]+IF([.$A21]&gt;=[.BO$2];INDEX([.BO$3:.BO21];[.$A21]-[.BO$2]+1;1);0)" office:value-type="float" office:value="385" calcext:value-type="float">
            <text:p>385</text:p>
          </table:table-cell>
          <table:table-cell table:formula="of:=[.BO21]+IF([.$A21]&gt;=[.BP$2];INDEX([.BP$3:.BP21];[.$A21]-[.BP$2]+1;1);0)" office:value-type="float" office:value="385" calcext:value-type="float">
            <text:p>385</text:p>
          </table:table-cell>
          <table:table-cell table:formula="of:=[.BP21]+IF([.$A21]&gt;=[.BQ$2];INDEX([.BQ$3:.BQ21];[.$A21]-[.BQ$2]+1;1);0)" office:value-type="float" office:value="385" calcext:value-type="float">
            <text:p>385</text:p>
          </table:table-cell>
          <table:table-cell table:formula="of:=[.BQ21]+IF([.$A21]&gt;=[.BR$2];INDEX([.BR$3:.BR21];[.$A21]-[.BR$2]+1;1);0)" office:value-type="float" office:value="385" calcext:value-type="float">
            <text:p>385</text:p>
          </table:table-cell>
          <table:table-cell table:formula="of:=[.BR21]+IF([.$A21]&gt;=[.BS$2];INDEX([.BS$3:.BS21];[.$A21]-[.BS$2]+1;1);0)" office:value-type="float" office:value="385" calcext:value-type="float">
            <text:p>385</text:p>
          </table:table-cell>
          <table:table-cell table:formula="of:=[.BS21]+IF([.$A21]&gt;=[.BT$2];INDEX([.BT$3:.BT21];[.$A21]-[.BT$2]+1;1);0)" office:value-type="float" office:value="385" calcext:value-type="float">
            <text:p>385</text:p>
          </table:table-cell>
          <table:table-cell table:formula="of:=[.BT21]+IF([.$A21]&gt;=[.BU$2];INDEX([.BU$3:.BU21];[.$A21]-[.BU$2]+1;1);0)" office:value-type="float" office:value="385" calcext:value-type="float">
            <text:p>385</text:p>
          </table:table-cell>
          <table:table-cell table:formula="of:=[.BU21]+IF([.$A21]&gt;=[.BV$2];INDEX([.BV$3:.BV21];[.$A21]-[.BV$2]+1;1);0)" office:value-type="float" office:value="385" calcext:value-type="float">
            <text:p>385</text:p>
          </table:table-cell>
          <table:table-cell table:formula="of:=[.BV21]+IF([.$A21]&gt;=[.BW$2];INDEX([.BW$3:.BW21];[.$A21]-[.BW$2]+1;1);0)" office:value-type="float" office:value="385" calcext:value-type="float">
            <text:p>385</text:p>
          </table:table-cell>
          <table:table-cell table:formula="of:=[.BW21]+IF([.$A21]&gt;=[.BX$2];INDEX([.BX$3:.BX21];[.$A21]-[.BX$2]+1;1);0)" office:value-type="float" office:value="385" calcext:value-type="float">
            <text:p>385</text:p>
          </table:table-cell>
          <table:table-cell table:formula="of:=[.BX21]+IF([.$A21]&gt;=[.BY$2];INDEX([.BY$3:.BY21];[.$A21]-[.BY$2]+1;1);0)" office:value-type="float" office:value="385" calcext:value-type="float">
            <text:p>385</text:p>
          </table:table-cell>
          <table:table-cell table:formula="of:=[.BY21]+IF([.$A21]&gt;=[.BZ$2];INDEX([.BZ$3:.BZ21];[.$A21]-[.BZ$2]+1;1);0)" office:value-type="float" office:value="385" calcext:value-type="float">
            <text:p>385</text:p>
          </table:table-cell>
          <table:table-cell table:formula="of:=[.BZ21]+IF([.$A21]&gt;=[.CA$2];INDEX([.CA$3:.CA21];[.$A21]-[.CA$2]+1;1);0)" office:value-type="float" office:value="385" calcext:value-type="float">
            <text:p>385</text:p>
          </table:table-cell>
          <table:table-cell table:formula="of:=[.CA21]+IF([.$A21]&gt;=[.CB$2];INDEX([.CB$3:.CB21];[.$A21]-[.CB$2]+1;1);0)" office:value-type="float" office:value="385" calcext:value-type="float">
            <text:p>385</text:p>
          </table:table-cell>
          <table:table-cell table:formula="of:=[.CB21]+IF([.$A21]&gt;=[.CC$2];INDEX([.CC$3:.CC21];[.$A21]-[.CC$2]+1;1);0)" office:value-type="float" office:value="385" calcext:value-type="float">
            <text:p>385</text:p>
          </table:table-cell>
          <table:table-cell table:formula="of:=[.CC21]+IF([.$A21]&gt;=[.CD$2];INDEX([.CD$3:.CD21];[.$A21]-[.CD$2]+1;1);0)" office:value-type="float" office:value="385" calcext:value-type="float">
            <text:p>385</text:p>
          </table:table-cell>
          <table:table-cell table:formula="of:=[.CD21]+IF([.$A21]&gt;=[.CE$2];INDEX([.CE$3:.CE21];[.$A21]-[.CE$2]+1;1);0)" office:value-type="float" office:value="385" calcext:value-type="float">
            <text:p>385</text:p>
          </table:table-cell>
          <table:table-cell table:formula="of:=[.CE21]+IF([.$A21]&gt;=[.CF$2];INDEX([.CF$3:.CF21];[.$A21]-[.CF$2]+1;1);0)" office:value-type="float" office:value="385" calcext:value-type="float">
            <text:p>385</text:p>
          </table:table-cell>
          <table:table-cell table:formula="of:=[.CF21]+IF([.$A21]&gt;=[.CG$2];INDEX([.CG$3:.CG21];[.$A21]-[.CG$2]+1;1);0)" office:value-type="float" office:value="385" calcext:value-type="float">
            <text:p>385</text:p>
          </table:table-cell>
          <table:table-cell table:formula="of:=[.CG21]+IF([.$A21]&gt;=[.CH$2];INDEX([.CH$3:.CH21];[.$A21]-[.CH$2]+1;1);0)" office:value-type="float" office:value="385" calcext:value-type="float">
            <text:p>385</text:p>
          </table:table-cell>
          <table:table-cell table:formula="of:=[.CH21]+IF([.$A21]&gt;=[.CI$2];INDEX([.CI$3:.CI21];[.$A21]-[.CI$2]+1;1);0)" office:value-type="float" office:value="385" calcext:value-type="float">
            <text:p>385</text:p>
          </table:table-cell>
          <table:table-cell table:formula="of:=[.CI21]+IF([.$A21]&gt;=[.CJ$2];INDEX([.CJ$3:.CJ21];[.$A21]-[.CJ$2]+1;1);0)" office:value-type="float" office:value="385" calcext:value-type="float">
            <text:p>385</text:p>
          </table:table-cell>
          <table:table-cell table:formula="of:=[.CJ21]+IF([.$A21]&gt;=[.CK$2];INDEX([.CK$3:.CK21];[.$A21]-[.CK$2]+1;1);0)" office:value-type="float" office:value="385" calcext:value-type="float">
            <text:p>385</text:p>
          </table:table-cell>
          <table:table-cell table:formula="of:=[.CK21]+IF([.$A21]&gt;=[.CL$2];INDEX([.CL$3:.CL21];[.$A21]-[.CL$2]+1;1);0)" office:value-type="float" office:value="385" calcext:value-type="float">
            <text:p>385</text:p>
          </table:table-cell>
          <table:table-cell table:formula="of:=[.CL21]+IF([.$A21]&gt;=[.CM$2];INDEX([.CM$3:.CM21];[.$A21]-[.CM$2]+1;1);0)" office:value-type="float" office:value="385" calcext:value-type="float">
            <text:p>385</text:p>
          </table:table-cell>
          <table:table-cell table:formula="of:=[.CM21]+IF([.$A21]&gt;=[.CN$2];INDEX([.CN$3:.CN21];[.$A21]-[.CN$2]+1;1);0)" office:value-type="float" office:value="385" calcext:value-type="float">
            <text:p>385</text:p>
          </table:table-cell>
          <table:table-cell table:formula="of:=[.CN21]+IF([.$A21]&gt;=[.CO$2];INDEX([.CO$3:.CO21];[.$A21]-[.CO$2]+1;1);0)" office:value-type="float" office:value="385" calcext:value-type="float">
            <text:p>385</text:p>
          </table:table-cell>
          <table:table-cell table:formula="of:=[.CO21]+IF([.$A21]&gt;=[.CP$2];INDEX([.CP$3:.CP21];[.$A21]-[.CP$2]+1;1);0)" office:value-type="float" office:value="385" calcext:value-type="float">
            <text:p>385</text:p>
          </table:table-cell>
          <table:table-cell table:formula="of:=[.CP21]+IF([.$A21]&gt;=[.CQ$2];INDEX([.CQ$3:.CQ21];[.$A21]-[.CQ$2]+1;1);0)" office:value-type="float" office:value="385" calcext:value-type="float">
            <text:p>385</text:p>
          </table:table-cell>
          <table:table-cell table:formula="of:=[.CQ21]+IF([.$A21]&gt;=[.CR$2];INDEX([.CR$3:.CR21];[.$A21]-[.CR$2]+1;1);0)" office:value-type="float" office:value="385" calcext:value-type="float">
            <text:p>385</text:p>
          </table:table-cell>
          <table:table-cell table:formula="of:=[.CR21]+IF([.$A21]&gt;=[.CS$2];INDEX([.CS$3:.CS21];[.$A21]-[.CS$2]+1;1);0)" office:value-type="float" office:value="385" calcext:value-type="float">
            <text:p>385</text:p>
          </table:table-cell>
          <table:table-cell table:formula="of:=[.CS21]+IF([.$A21]&gt;=[.CT$2];INDEX([.CT$3:.CT21];[.$A21]-[.CT$2]+1;1);0)" office:value-type="float" office:value="385" calcext:value-type="float">
            <text:p>385</text:p>
          </table:table-cell>
          <table:table-cell table:formula="of:=[.CT21]+IF([.$A21]&gt;=[.CU$2];INDEX([.CU$3:.CU21];[.$A21]-[.CU$2]+1;1);0)" office:value-type="float" office:value="385" calcext:value-type="float">
            <text:p>385</text:p>
          </table:table-cell>
          <table:table-cell table:formula="of:=[.CU21]+IF([.$A21]&gt;=[.CV$2];INDEX([.CV$3:.CV21];[.$A21]-[.CV$2]+1;1);0)" office:value-type="float" office:value="385" calcext:value-type="float">
            <text:p>385</text:p>
          </table:table-cell>
          <table:table-cell table:formula="of:=[.CV21]+IF([.$A21]&gt;=[.CW$2];INDEX([.CW$3:.CW21];[.$A21]-[.CW$2]+1;1);0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" office:value-type="float" office:value="1" calcext:value-type="float">
            <text:p>1</text:p>
          </table:table-cell>
          <table:table-cell table:formula="of:=[.B22]+IF([.$A22]&gt;=[.C$2];INDEX([.C$3:.C22];[.$A22]-[.C$2]+1;1);0)" office:value-type="float" office:value="10" calcext:value-type="float">
            <text:p>10</text:p>
          </table:table-cell>
          <table:table-cell table:formula="of:=[.C22]+IF([.$A22]&gt;=[.D$2];INDEX([.D$3:.D22];[.$A22]-[.D$2]+1;1);0)" office:value-type="float" office:value="40" calcext:value-type="float">
            <text:p>40</text:p>
          </table:table-cell>
          <table:table-cell table:formula="of:=[.D22]+IF([.$A22]&gt;=[.E$2];INDEX([.E$3:.E22];[.$A22]-[.E$2]+1;1);0)" office:value-type="float" office:value="94" calcext:value-type="float">
            <text:p>94</text:p>
          </table:table-cell>
          <table:table-cell table:formula="of:=[.E22]+IF([.$A22]&gt;=[.F$2];INDEX([.F$3:.F22];[.$A22]-[.F$2]+1;1);0)" office:value-type="float" office:value="164" calcext:value-type="float">
            <text:p>164</text:p>
          </table:table-cell>
          <table:table-cell table:formula="of:=[.F22]+IF([.$A22]&gt;=[.G$2];INDEX([.G$3:.G22];[.$A22]-[.G$2]+1;1);0)" office:value-type="float" office:value="235" calcext:value-type="float">
            <text:p>235</text:p>
          </table:table-cell>
          <table:table-cell table:formula="of:=[.G22]+IF([.$A22]&gt;=[.H$2];INDEX([.H$3:.H22];[.$A22]-[.H$2]+1;1);0)" office:value-type="float" office:value="300" calcext:value-type="float">
            <text:p>300</text:p>
          </table:table-cell>
          <table:table-cell table:formula="of:=[.H22]+IF([.$A22]&gt;=[.I$2];INDEX([.I$3:.I22];[.$A22]-[.I$2]+1;1);0)" office:value-type="float" office:value="352" calcext:value-type="float">
            <text:p>352</text:p>
          </table:table-cell>
          <table:table-cell table:formula="of:=[.I22]+IF([.$A22]&gt;=[.J$2];INDEX([.J$3:.J22];[.$A22]-[.J$2]+1;1);0)" office:value-type="float" office:value="393" calcext:value-type="float">
            <text:p>393</text:p>
          </table:table-cell>
          <table:table-cell table:formula="of:=[.J22]+IF([.$A22]&gt;=[.K$2];INDEX([.K$3:.K22];[.$A22]-[.K$2]+1;1);0)" office:value-type="float" office:value="423" calcext:value-type="float">
            <text:p>423</text:p>
          </table:table-cell>
          <table:table-cell table:formula="of:=[.K22]+IF([.$A22]&gt;=[.L$2];INDEX([.L$3:.L22];[.$A22]-[.L$2]+1;1);0)" office:value-type="float" office:value="445" calcext:value-type="float">
            <text:p>445</text:p>
          </table:table-cell>
          <table:table-cell table:formula="of:=[.L22]+IF([.$A22]&gt;=[.M$2];INDEX([.M$3:.M22];[.$A22]-[.M$2]+1;1);0)" office:value-type="float" office:value="460" calcext:value-type="float">
            <text:p>460</text:p>
          </table:table-cell>
          <table:table-cell table:formula="of:=[.M22]+IF([.$A22]&gt;=[.N$2];INDEX([.N$3:.N22];[.$A22]-[.N$2]+1;1);0)" office:value-type="float" office:value="471" calcext:value-type="float">
            <text:p>471</text:p>
          </table:table-cell>
          <table:table-cell table:formula="of:=[.N22]+IF([.$A22]&gt;=[.O$2];INDEX([.O$3:.O22];[.$A22]-[.O$2]+1;1);0)" office:value-type="float" office:value="478" calcext:value-type="float">
            <text:p>478</text:p>
          </table:table-cell>
          <table:table-cell table:formula="of:=[.O22]+IF([.$A22]&gt;=[.P$2];INDEX([.P$3:.P22];[.$A22]-[.P$2]+1;1);0)" office:value-type="float" office:value="483" calcext:value-type="float">
            <text:p>483</text:p>
          </table:table-cell>
          <table:table-cell table:formula="of:=[.P22]+IF([.$A22]&gt;=[.Q$2];INDEX([.Q$3:.Q22];[.$A22]-[.Q$2]+1;1);0)" office:value-type="float" office:value="486" calcext:value-type="float">
            <text:p>486</text:p>
          </table:table-cell>
          <table:table-cell table:formula="of:=[.Q22]+IF([.$A22]&gt;=[.R$2];INDEX([.R$3:.R22];[.$A22]-[.R$2]+1;1);0)" office:value-type="float" office:value="488" calcext:value-type="float">
            <text:p>488</text:p>
          </table:table-cell>
          <table:table-cell table:formula="of:=[.R22]+IF([.$A22]&gt;=[.S$2];INDEX([.S$3:.S22];[.$A22]-[.S$2]+1;1);0)" office:value-type="float" office:value="489" calcext:value-type="float">
            <text:p>489</text:p>
          </table:table-cell>
          <table:table-cell table:formula="of:=[.S22]+IF([.$A22]&gt;=[.T$2];INDEX([.T$3:.T22];[.$A22]-[.T$2]+1;1);0)" office:value-type="float" office:value="490" calcext:value-type="float">
            <text:p>490</text:p>
          </table:table-cell>
          <table:table-cell table:formula="of:=[.T22]+IF([.$A22]&gt;=[.U$2];INDEX([.U$3:.U22];[.$A22]-[.U$2]+1;1);0)" office:value-type="float" office:value="490" calcext:value-type="float">
            <text:p>490</text:p>
          </table:table-cell>
          <table:table-cell table:formula="of:=[.U22]+IF([.$A22]&gt;=[.V$2];INDEX([.V$3:.V22];[.$A22]-[.V$2]+1;1);0)" office:value-type="float" office:value="490" calcext:value-type="float">
            <text:p>490</text:p>
          </table:table-cell>
          <table:table-cell table:formula="of:=[.V22]+IF([.$A22]&gt;=[.W$2];INDEX([.W$3:.W22];[.$A22]-[.W$2]+1;1);0)" office:value-type="float" office:value="490" calcext:value-type="float">
            <text:p>490</text:p>
          </table:table-cell>
          <table:table-cell table:formula="of:=[.W22]+IF([.$A22]&gt;=[.X$2];INDEX([.X$3:.X22];[.$A22]-[.X$2]+1;1);0)" office:value-type="float" office:value="490" calcext:value-type="float">
            <text:p>490</text:p>
          </table:table-cell>
          <table:table-cell table:formula="of:=[.X22]+IF([.$A22]&gt;=[.Y$2];INDEX([.Y$3:.Y22];[.$A22]-[.Y$2]+1;1);0)" office:value-type="float" office:value="490" calcext:value-type="float">
            <text:p>490</text:p>
          </table:table-cell>
          <table:table-cell table:formula="of:=[.Y22]+IF([.$A22]&gt;=[.Z$2];INDEX([.Z$3:.Z22];[.$A22]-[.Z$2]+1;1);0)" office:value-type="float" office:value="490" calcext:value-type="float">
            <text:p>490</text:p>
          </table:table-cell>
          <table:table-cell table:formula="of:=[.Z22]+IF([.$A22]&gt;=[.AA$2];INDEX([.AA$3:.AA22];[.$A22]-[.AA$2]+1;1);0)" office:value-type="float" office:value="490" calcext:value-type="float">
            <text:p>490</text:p>
          </table:table-cell>
          <table:table-cell table:formula="of:=[.AA22]+IF([.$A22]&gt;=[.AB$2];INDEX([.AB$3:.AB22];[.$A22]-[.AB$2]+1;1);0)" office:value-type="float" office:value="490" calcext:value-type="float">
            <text:p>490</text:p>
          </table:table-cell>
          <table:table-cell table:formula="of:=[.AB22]+IF([.$A22]&gt;=[.AC$2];INDEX([.AC$3:.AC22];[.$A22]-[.AC$2]+1;1);0)" office:value-type="float" office:value="490" calcext:value-type="float">
            <text:p>490</text:p>
          </table:table-cell>
          <table:table-cell table:formula="of:=[.AC22]+IF([.$A22]&gt;=[.AD$2];INDEX([.AD$3:.AD22];[.$A22]-[.AD$2]+1;1);0)" office:value-type="float" office:value="490" calcext:value-type="float">
            <text:p>490</text:p>
          </table:table-cell>
          <table:table-cell table:formula="of:=[.AD22]+IF([.$A22]&gt;=[.AE$2];INDEX([.AE$3:.AE22];[.$A22]-[.AE$2]+1;1);0)" office:value-type="float" office:value="490" calcext:value-type="float">
            <text:p>490</text:p>
          </table:table-cell>
          <table:table-cell table:formula="of:=[.AE22]+IF([.$A22]&gt;=[.AF$2];INDEX([.AF$3:.AF22];[.$A22]-[.AF$2]+1;1);0)" office:value-type="float" office:value="490" calcext:value-type="float">
            <text:p>490</text:p>
          </table:table-cell>
          <table:table-cell table:formula="of:=[.AF22]+IF([.$A22]&gt;=[.AG$2];INDEX([.AG$3:.AG22];[.$A22]-[.AG$2]+1;1);0)" office:value-type="float" office:value="490" calcext:value-type="float">
            <text:p>490</text:p>
          </table:table-cell>
          <table:table-cell table:formula="of:=[.AG22]+IF([.$A22]&gt;=[.AH$2];INDEX([.AH$3:.AH22];[.$A22]-[.AH$2]+1;1);0)" office:value-type="float" office:value="490" calcext:value-type="float">
            <text:p>490</text:p>
          </table:table-cell>
          <table:table-cell table:formula="of:=[.AH22]+IF([.$A22]&gt;=[.AI$2];INDEX([.AI$3:.AI22];[.$A22]-[.AI$2]+1;1);0)" office:value-type="float" office:value="490" calcext:value-type="float">
            <text:p>490</text:p>
          </table:table-cell>
          <table:table-cell table:formula="of:=[.AI22]+IF([.$A22]&gt;=[.AJ$2];INDEX([.AJ$3:.AJ22];[.$A22]-[.AJ$2]+1;1);0)" office:value-type="float" office:value="490" calcext:value-type="float">
            <text:p>490</text:p>
          </table:table-cell>
          <table:table-cell table:formula="of:=[.AJ22]+IF([.$A22]&gt;=[.AK$2];INDEX([.AK$3:.AK22];[.$A22]-[.AK$2]+1;1);0)" office:value-type="float" office:value="490" calcext:value-type="float">
            <text:p>490</text:p>
          </table:table-cell>
          <table:table-cell table:formula="of:=[.AK22]+IF([.$A22]&gt;=[.AL$2];INDEX([.AL$3:.AL22];[.$A22]-[.AL$2]+1;1);0)" office:value-type="float" office:value="490" calcext:value-type="float">
            <text:p>490</text:p>
          </table:table-cell>
          <table:table-cell table:formula="of:=[.AL22]+IF([.$A22]&gt;=[.AM$2];INDEX([.AM$3:.AM22];[.$A22]-[.AM$2]+1;1);0)" office:value-type="float" office:value="490" calcext:value-type="float">
            <text:p>490</text:p>
          </table:table-cell>
          <table:table-cell table:formula="of:=[.AM22]+IF([.$A22]&gt;=[.AN$2];INDEX([.AN$3:.AN22];[.$A22]-[.AN$2]+1;1);0)" office:value-type="float" office:value="490" calcext:value-type="float">
            <text:p>490</text:p>
          </table:table-cell>
          <table:table-cell table:formula="of:=[.AN22]+IF([.$A22]&gt;=[.AO$2];INDEX([.AO$3:.AO22];[.$A22]-[.AO$2]+1;1);0)" office:value-type="float" office:value="490" calcext:value-type="float">
            <text:p>490</text:p>
          </table:table-cell>
          <table:table-cell table:formula="of:=[.AO22]+IF([.$A22]&gt;=[.AP$2];INDEX([.AP$3:.AP22];[.$A22]-[.AP$2]+1;1);0)" office:value-type="float" office:value="490" calcext:value-type="float">
            <text:p>490</text:p>
          </table:table-cell>
          <table:table-cell table:formula="of:=[.AP22]+IF([.$A22]&gt;=[.AQ$2];INDEX([.AQ$3:.AQ22];[.$A22]-[.AQ$2]+1;1);0)" office:value-type="float" office:value="490" calcext:value-type="float">
            <text:p>490</text:p>
          </table:table-cell>
          <table:table-cell table:formula="of:=[.AQ22]+IF([.$A22]&gt;=[.AR$2];INDEX([.AR$3:.AR22];[.$A22]-[.AR$2]+1;1);0)" office:value-type="float" office:value="490" calcext:value-type="float">
            <text:p>490</text:p>
          </table:table-cell>
          <table:table-cell table:formula="of:=[.AR22]+IF([.$A22]&gt;=[.AS$2];INDEX([.AS$3:.AS22];[.$A22]-[.AS$2]+1;1);0)" office:value-type="float" office:value="490" calcext:value-type="float">
            <text:p>490</text:p>
          </table:table-cell>
          <table:table-cell table:formula="of:=[.AS22]+IF([.$A22]&gt;=[.AT$2];INDEX([.AT$3:.AT22];[.$A22]-[.AT$2]+1;1);0)" office:value-type="float" office:value="490" calcext:value-type="float">
            <text:p>490</text:p>
          </table:table-cell>
          <table:table-cell table:formula="of:=[.AT22]+IF([.$A22]&gt;=[.AU$2];INDEX([.AU$3:.AU22];[.$A22]-[.AU$2]+1;1);0)" office:value-type="float" office:value="490" calcext:value-type="float">
            <text:p>490</text:p>
          </table:table-cell>
          <table:table-cell table:formula="of:=[.AU22]+IF([.$A22]&gt;=[.AV$2];INDEX([.AV$3:.AV22];[.$A22]-[.AV$2]+1;1);0)" office:value-type="float" office:value="490" calcext:value-type="float">
            <text:p>490</text:p>
          </table:table-cell>
          <table:table-cell table:formula="of:=[.AV22]+IF([.$A22]&gt;=[.AW$2];INDEX([.AW$3:.AW22];[.$A22]-[.AW$2]+1;1);0)" office:value-type="float" office:value="490" calcext:value-type="float">
            <text:p>490</text:p>
          </table:table-cell>
          <table:table-cell table:formula="of:=[.AW22]+IF([.$A22]&gt;=[.AX$2];INDEX([.AX$3:.AX22];[.$A22]-[.AX$2]+1;1);0)" office:value-type="float" office:value="490" calcext:value-type="float">
            <text:p>490</text:p>
          </table:table-cell>
          <table:table-cell table:formula="of:=[.AX22]+IF([.$A22]&gt;=[.AY$2];INDEX([.AY$3:.AY22];[.$A22]-[.AY$2]+1;1);0)" office:value-type="float" office:value="490" calcext:value-type="float">
            <text:p>490</text:p>
          </table:table-cell>
          <table:table-cell table:formula="of:=[.AY22]+IF([.$A22]&gt;=[.AZ$2];INDEX([.AZ$3:.AZ22];[.$A22]-[.AZ$2]+1;1);0)" office:value-type="float" office:value="490" calcext:value-type="float">
            <text:p>490</text:p>
          </table:table-cell>
          <table:table-cell table:formula="of:=[.AZ22]+IF([.$A22]&gt;=[.BA$2];INDEX([.BA$3:.BA22];[.$A22]-[.BA$2]+1;1);0)" office:value-type="float" office:value="490" calcext:value-type="float">
            <text:p>490</text:p>
          </table:table-cell>
          <table:table-cell table:formula="of:=[.BA22]+IF([.$A22]&gt;=[.BB$2];INDEX([.BB$3:.BB22];[.$A22]-[.BB$2]+1;1);0)" office:value-type="float" office:value="490" calcext:value-type="float">
            <text:p>490</text:p>
          </table:table-cell>
          <table:table-cell table:formula="of:=[.BB22]+IF([.$A22]&gt;=[.BC$2];INDEX([.BC$3:.BC22];[.$A22]-[.BC$2]+1;1);0)" office:value-type="float" office:value="490" calcext:value-type="float">
            <text:p>490</text:p>
          </table:table-cell>
          <table:table-cell table:formula="of:=[.BC22]+IF([.$A22]&gt;=[.BD$2];INDEX([.BD$3:.BD22];[.$A22]-[.BD$2]+1;1);0)" office:value-type="float" office:value="490" calcext:value-type="float">
            <text:p>490</text:p>
          </table:table-cell>
          <table:table-cell table:formula="of:=[.BD22]+IF([.$A22]&gt;=[.BE$2];INDEX([.BE$3:.BE22];[.$A22]-[.BE$2]+1;1);0)" office:value-type="float" office:value="490" calcext:value-type="float">
            <text:p>490</text:p>
          </table:table-cell>
          <table:table-cell table:formula="of:=[.BE22]+IF([.$A22]&gt;=[.BF$2];INDEX([.BF$3:.BF22];[.$A22]-[.BF$2]+1;1);0)" office:value-type="float" office:value="490" calcext:value-type="float">
            <text:p>490</text:p>
          </table:table-cell>
          <table:table-cell table:formula="of:=[.BF22]+IF([.$A22]&gt;=[.BG$2];INDEX([.BG$3:.BG22];[.$A22]-[.BG$2]+1;1);0)" office:value-type="float" office:value="490" calcext:value-type="float">
            <text:p>490</text:p>
          </table:table-cell>
          <table:table-cell table:formula="of:=[.BG22]+IF([.$A22]&gt;=[.BH$2];INDEX([.BH$3:.BH22];[.$A22]-[.BH$2]+1;1);0)" office:value-type="float" office:value="490" calcext:value-type="float">
            <text:p>490</text:p>
          </table:table-cell>
          <table:table-cell table:formula="of:=[.BH22]+IF([.$A22]&gt;=[.BI$2];INDEX([.BI$3:.BI22];[.$A22]-[.BI$2]+1;1);0)" office:value-type="float" office:value="490" calcext:value-type="float">
            <text:p>490</text:p>
          </table:table-cell>
          <table:table-cell table:formula="of:=[.BI22]+IF([.$A22]&gt;=[.BJ$2];INDEX([.BJ$3:.BJ22];[.$A22]-[.BJ$2]+1;1);0)" office:value-type="float" office:value="490" calcext:value-type="float">
            <text:p>490</text:p>
          </table:table-cell>
          <table:table-cell table:formula="of:=[.BJ22]+IF([.$A22]&gt;=[.BK$2];INDEX([.BK$3:.BK22];[.$A22]-[.BK$2]+1;1);0)" office:value-type="float" office:value="490" calcext:value-type="float">
            <text:p>490</text:p>
          </table:table-cell>
          <table:table-cell table:formula="of:=[.BK22]+IF([.$A22]&gt;=[.BL$2];INDEX([.BL$3:.BL22];[.$A22]-[.BL$2]+1;1);0)" office:value-type="float" office:value="490" calcext:value-type="float">
            <text:p>490</text:p>
          </table:table-cell>
          <table:table-cell table:formula="of:=[.BL22]+IF([.$A22]&gt;=[.BM$2];INDEX([.BM$3:.BM22];[.$A22]-[.BM$2]+1;1);0)" office:value-type="float" office:value="490" calcext:value-type="float">
            <text:p>490</text:p>
          </table:table-cell>
          <table:table-cell table:formula="of:=[.BM22]+IF([.$A22]&gt;=[.BN$2];INDEX([.BN$3:.BN22];[.$A22]-[.BN$2]+1;1);0)" office:value-type="float" office:value="490" calcext:value-type="float">
            <text:p>490</text:p>
          </table:table-cell>
          <table:table-cell table:formula="of:=[.BN22]+IF([.$A22]&gt;=[.BO$2];INDEX([.BO$3:.BO22];[.$A22]-[.BO$2]+1;1);0)" office:value-type="float" office:value="490" calcext:value-type="float">
            <text:p>490</text:p>
          </table:table-cell>
          <table:table-cell table:formula="of:=[.BO22]+IF([.$A22]&gt;=[.BP$2];INDEX([.BP$3:.BP22];[.$A22]-[.BP$2]+1;1);0)" office:value-type="float" office:value="490" calcext:value-type="float">
            <text:p>490</text:p>
          </table:table-cell>
          <table:table-cell table:formula="of:=[.BP22]+IF([.$A22]&gt;=[.BQ$2];INDEX([.BQ$3:.BQ22];[.$A22]-[.BQ$2]+1;1);0)" office:value-type="float" office:value="490" calcext:value-type="float">
            <text:p>490</text:p>
          </table:table-cell>
          <table:table-cell table:formula="of:=[.BQ22]+IF([.$A22]&gt;=[.BR$2];INDEX([.BR$3:.BR22];[.$A22]-[.BR$2]+1;1);0)" office:value-type="float" office:value="490" calcext:value-type="float">
            <text:p>490</text:p>
          </table:table-cell>
          <table:table-cell table:formula="of:=[.BR22]+IF([.$A22]&gt;=[.BS$2];INDEX([.BS$3:.BS22];[.$A22]-[.BS$2]+1;1);0)" office:value-type="float" office:value="490" calcext:value-type="float">
            <text:p>490</text:p>
          </table:table-cell>
          <table:table-cell table:formula="of:=[.BS22]+IF([.$A22]&gt;=[.BT$2];INDEX([.BT$3:.BT22];[.$A22]-[.BT$2]+1;1);0)" office:value-type="float" office:value="490" calcext:value-type="float">
            <text:p>490</text:p>
          </table:table-cell>
          <table:table-cell table:formula="of:=[.BT22]+IF([.$A22]&gt;=[.BU$2];INDEX([.BU$3:.BU22];[.$A22]-[.BU$2]+1;1);0)" office:value-type="float" office:value="490" calcext:value-type="float">
            <text:p>490</text:p>
          </table:table-cell>
          <table:table-cell table:formula="of:=[.BU22]+IF([.$A22]&gt;=[.BV$2];INDEX([.BV$3:.BV22];[.$A22]-[.BV$2]+1;1);0)" office:value-type="float" office:value="490" calcext:value-type="float">
            <text:p>490</text:p>
          </table:table-cell>
          <table:table-cell table:formula="of:=[.BV22]+IF([.$A22]&gt;=[.BW$2];INDEX([.BW$3:.BW22];[.$A22]-[.BW$2]+1;1);0)" office:value-type="float" office:value="490" calcext:value-type="float">
            <text:p>490</text:p>
          </table:table-cell>
          <table:table-cell table:formula="of:=[.BW22]+IF([.$A22]&gt;=[.BX$2];INDEX([.BX$3:.BX22];[.$A22]-[.BX$2]+1;1);0)" office:value-type="float" office:value="490" calcext:value-type="float">
            <text:p>490</text:p>
          </table:table-cell>
          <table:table-cell table:formula="of:=[.BX22]+IF([.$A22]&gt;=[.BY$2];INDEX([.BY$3:.BY22];[.$A22]-[.BY$2]+1;1);0)" office:value-type="float" office:value="490" calcext:value-type="float">
            <text:p>490</text:p>
          </table:table-cell>
          <table:table-cell table:formula="of:=[.BY22]+IF([.$A22]&gt;=[.BZ$2];INDEX([.BZ$3:.BZ22];[.$A22]-[.BZ$2]+1;1);0)" office:value-type="float" office:value="490" calcext:value-type="float">
            <text:p>490</text:p>
          </table:table-cell>
          <table:table-cell table:formula="of:=[.BZ22]+IF([.$A22]&gt;=[.CA$2];INDEX([.CA$3:.CA22];[.$A22]-[.CA$2]+1;1);0)" office:value-type="float" office:value="490" calcext:value-type="float">
            <text:p>490</text:p>
          </table:table-cell>
          <table:table-cell table:formula="of:=[.CA22]+IF([.$A22]&gt;=[.CB$2];INDEX([.CB$3:.CB22];[.$A22]-[.CB$2]+1;1);0)" office:value-type="float" office:value="490" calcext:value-type="float">
            <text:p>490</text:p>
          </table:table-cell>
          <table:table-cell table:formula="of:=[.CB22]+IF([.$A22]&gt;=[.CC$2];INDEX([.CC$3:.CC22];[.$A22]-[.CC$2]+1;1);0)" office:value-type="float" office:value="490" calcext:value-type="float">
            <text:p>490</text:p>
          </table:table-cell>
          <table:table-cell table:formula="of:=[.CC22]+IF([.$A22]&gt;=[.CD$2];INDEX([.CD$3:.CD22];[.$A22]-[.CD$2]+1;1);0)" office:value-type="float" office:value="490" calcext:value-type="float">
            <text:p>490</text:p>
          </table:table-cell>
          <table:table-cell table:formula="of:=[.CD22]+IF([.$A22]&gt;=[.CE$2];INDEX([.CE$3:.CE22];[.$A22]-[.CE$2]+1;1);0)" office:value-type="float" office:value="490" calcext:value-type="float">
            <text:p>490</text:p>
          </table:table-cell>
          <table:table-cell table:formula="of:=[.CE22]+IF([.$A22]&gt;=[.CF$2];INDEX([.CF$3:.CF22];[.$A22]-[.CF$2]+1;1);0)" office:value-type="float" office:value="490" calcext:value-type="float">
            <text:p>490</text:p>
          </table:table-cell>
          <table:table-cell table:formula="of:=[.CF22]+IF([.$A22]&gt;=[.CG$2];INDEX([.CG$3:.CG22];[.$A22]-[.CG$2]+1;1);0)" office:value-type="float" office:value="490" calcext:value-type="float">
            <text:p>490</text:p>
          </table:table-cell>
          <table:table-cell table:formula="of:=[.CG22]+IF([.$A22]&gt;=[.CH$2];INDEX([.CH$3:.CH22];[.$A22]-[.CH$2]+1;1);0)" office:value-type="float" office:value="490" calcext:value-type="float">
            <text:p>490</text:p>
          </table:table-cell>
          <table:table-cell table:formula="of:=[.CH22]+IF([.$A22]&gt;=[.CI$2];INDEX([.CI$3:.CI22];[.$A22]-[.CI$2]+1;1);0)" office:value-type="float" office:value="490" calcext:value-type="float">
            <text:p>490</text:p>
          </table:table-cell>
          <table:table-cell table:formula="of:=[.CI22]+IF([.$A22]&gt;=[.CJ$2];INDEX([.CJ$3:.CJ22];[.$A22]-[.CJ$2]+1;1);0)" office:value-type="float" office:value="490" calcext:value-type="float">
            <text:p>490</text:p>
          </table:table-cell>
          <table:table-cell table:formula="of:=[.CJ22]+IF([.$A22]&gt;=[.CK$2];INDEX([.CK$3:.CK22];[.$A22]-[.CK$2]+1;1);0)" office:value-type="float" office:value="490" calcext:value-type="float">
            <text:p>490</text:p>
          </table:table-cell>
          <table:table-cell table:formula="of:=[.CK22]+IF([.$A22]&gt;=[.CL$2];INDEX([.CL$3:.CL22];[.$A22]-[.CL$2]+1;1);0)" office:value-type="float" office:value="490" calcext:value-type="float">
            <text:p>490</text:p>
          </table:table-cell>
          <table:table-cell table:formula="of:=[.CL22]+IF([.$A22]&gt;=[.CM$2];INDEX([.CM$3:.CM22];[.$A22]-[.CM$2]+1;1);0)" office:value-type="float" office:value="490" calcext:value-type="float">
            <text:p>490</text:p>
          </table:table-cell>
          <table:table-cell table:formula="of:=[.CM22]+IF([.$A22]&gt;=[.CN$2];INDEX([.CN$3:.CN22];[.$A22]-[.CN$2]+1;1);0)" office:value-type="float" office:value="490" calcext:value-type="float">
            <text:p>490</text:p>
          </table:table-cell>
          <table:table-cell table:formula="of:=[.CN22]+IF([.$A22]&gt;=[.CO$2];INDEX([.CO$3:.CO22];[.$A22]-[.CO$2]+1;1);0)" office:value-type="float" office:value="490" calcext:value-type="float">
            <text:p>490</text:p>
          </table:table-cell>
          <table:table-cell table:formula="of:=[.CO22]+IF([.$A22]&gt;=[.CP$2];INDEX([.CP$3:.CP22];[.$A22]-[.CP$2]+1;1);0)" office:value-type="float" office:value="490" calcext:value-type="float">
            <text:p>490</text:p>
          </table:table-cell>
          <table:table-cell table:formula="of:=[.CP22]+IF([.$A22]&gt;=[.CQ$2];INDEX([.CQ$3:.CQ22];[.$A22]-[.CQ$2]+1;1);0)" office:value-type="float" office:value="490" calcext:value-type="float">
            <text:p>490</text:p>
          </table:table-cell>
          <table:table-cell table:formula="of:=[.CQ22]+IF([.$A22]&gt;=[.CR$2];INDEX([.CR$3:.CR22];[.$A22]-[.CR$2]+1;1);0)" office:value-type="float" office:value="490" calcext:value-type="float">
            <text:p>490</text:p>
          </table:table-cell>
          <table:table-cell table:formula="of:=[.CR22]+IF([.$A22]&gt;=[.CS$2];INDEX([.CS$3:.CS22];[.$A22]-[.CS$2]+1;1);0)" office:value-type="float" office:value="490" calcext:value-type="float">
            <text:p>490</text:p>
          </table:table-cell>
          <table:table-cell table:formula="of:=[.CS22]+IF([.$A22]&gt;=[.CT$2];INDEX([.CT$3:.CT22];[.$A22]-[.CT$2]+1;1);0)" office:value-type="float" office:value="490" calcext:value-type="float">
            <text:p>490</text:p>
          </table:table-cell>
          <table:table-cell table:formula="of:=[.CT22]+IF([.$A22]&gt;=[.CU$2];INDEX([.CU$3:.CU22];[.$A22]-[.CU$2]+1;1);0)" office:value-type="float" office:value="490" calcext:value-type="float">
            <text:p>490</text:p>
          </table:table-cell>
          <table:table-cell table:formula="of:=[.CU22]+IF([.$A22]&gt;=[.CV$2];INDEX([.CV$3:.CV22];[.$A22]-[.CV$2]+1;1);0)" office:value-type="float" office:value="490" calcext:value-type="float">
            <text:p>490</text:p>
          </table:table-cell>
          <table:table-cell table:formula="of:=[.CV22]+IF([.$A22]&gt;=[.CW$2];INDEX([.CW$3:.CW22];[.$A22]-[.CW$2]+1;1);0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" office:value-type="float" office:value="1" calcext:value-type="float">
            <text:p>1</text:p>
          </table:table-cell>
          <table:table-cell table:formula="of:=[.B23]+IF([.$A23]&gt;=[.C$2];INDEX([.C$3:.C23];[.$A23]-[.C$2]+1;1);0)" office:value-type="float" office:value="11" calcext:value-type="float">
            <text:p>11</text:p>
          </table:table-cell>
          <table:table-cell table:formula="of:=[.C23]+IF([.$A23]&gt;=[.D$2];INDEX([.D$3:.D23];[.$A23]-[.D$2]+1;1);0)" office:value-type="float" office:value="44" calcext:value-type="float">
            <text:p>44</text:p>
          </table:table-cell>
          <table:table-cell table:formula="of:=[.D23]+IF([.$A23]&gt;=[.E$2];INDEX([.E$3:.E23];[.$A23]-[.E$2]+1;1);0)" office:value-type="float" office:value="108" calcext:value-type="float">
            <text:p>108</text:p>
          </table:table-cell>
          <table:table-cell table:formula="of:=[.E23]+IF([.$A23]&gt;=[.F$2];INDEX([.F$3:.F23];[.$A23]-[.F$2]+1;1);0)" office:value-type="float" office:value="192" calcext:value-type="float">
            <text:p>192</text:p>
          </table:table-cell>
          <table:table-cell table:formula="of:=[.F23]+IF([.$A23]&gt;=[.G$2];INDEX([.G$3:.G23];[.$A23]-[.G$2]+1;1);0)" office:value-type="float" office:value="282" calcext:value-type="float">
            <text:p>282</text:p>
          </table:table-cell>
          <table:table-cell table:formula="of:=[.G23]+IF([.$A23]&gt;=[.H$2];INDEX([.H$3:.H23];[.$A23]-[.H$2]+1;1);0)" office:value-type="float" office:value="364" calcext:value-type="float">
            <text:p>364</text:p>
          </table:table-cell>
          <table:table-cell table:formula="of:=[.H23]+IF([.$A23]&gt;=[.I$2];INDEX([.I$3:.I23];[.$A23]-[.I$2]+1;1);0)" office:value-type="float" office:value="434" calcext:value-type="float">
            <text:p>434</text:p>
          </table:table-cell>
          <table:table-cell table:formula="of:=[.I23]+IF([.$A23]&gt;=[.J$2];INDEX([.J$3:.J23];[.$A23]-[.J$2]+1;1);0)" office:value-type="float" office:value="488" calcext:value-type="float">
            <text:p>488</text:p>
          </table:table-cell>
          <table:table-cell table:formula="of:=[.J23]+IF([.$A23]&gt;=[.K$2];INDEX([.K$3:.K23];[.$A23]-[.K$2]+1;1);0)" office:value-type="float" office:value="530" calcext:value-type="float">
            <text:p>530</text:p>
          </table:table-cell>
          <table:table-cell table:formula="of:=[.K23]+IF([.$A23]&gt;=[.L$2];INDEX([.L$3:.L23];[.$A23]-[.L$2]+1;1);0)" office:value-type="float" office:value="560" calcext:value-type="float">
            <text:p>560</text:p>
          </table:table-cell>
          <table:table-cell table:formula="of:=[.L23]+IF([.$A23]&gt;=[.M$2];INDEX([.M$3:.M23];[.$A23]-[.M$2]+1;1);0)" office:value-type="float" office:value="582" calcext:value-type="float">
            <text:p>582</text:p>
          </table:table-cell>
          <table:table-cell table:formula="of:=[.M23]+IF([.$A23]&gt;=[.N$2];INDEX([.N$3:.N23];[.$A23]-[.N$2]+1;1);0)" office:value-type="float" office:value="597" calcext:value-type="float">
            <text:p>597</text:p>
          </table:table-cell>
          <table:table-cell table:formula="of:=[.N23]+IF([.$A23]&gt;=[.O$2];INDEX([.O$3:.O23];[.$A23]-[.O$2]+1;1);0)" office:value-type="float" office:value="608" calcext:value-type="float">
            <text:p>608</text:p>
          </table:table-cell>
          <table:table-cell table:formula="of:=[.O23]+IF([.$A23]&gt;=[.P$2];INDEX([.P$3:.P23];[.$A23]-[.P$2]+1;1);0)" office:value-type="float" office:value="615" calcext:value-type="float">
            <text:p>615</text:p>
          </table:table-cell>
          <table:table-cell table:formula="of:=[.P23]+IF([.$A23]&gt;=[.Q$2];INDEX([.Q$3:.Q23];[.$A23]-[.Q$2]+1;1);0)" office:value-type="float" office:value="620" calcext:value-type="float">
            <text:p>620</text:p>
          </table:table-cell>
          <table:table-cell table:formula="of:=[.Q23]+IF([.$A23]&gt;=[.R$2];INDEX([.R$3:.R23];[.$A23]-[.R$2]+1;1);0)" office:value-type="float" office:value="623" calcext:value-type="float">
            <text:p>623</text:p>
          </table:table-cell>
          <table:table-cell table:formula="of:=[.R23]+IF([.$A23]&gt;=[.S$2];INDEX([.S$3:.S23];[.$A23]-[.S$2]+1;1);0)" office:value-type="float" office:value="625" calcext:value-type="float">
            <text:p>625</text:p>
          </table:table-cell>
          <table:table-cell table:formula="of:=[.S23]+IF([.$A23]&gt;=[.T$2];INDEX([.T$3:.T23];[.$A23]-[.T$2]+1;1);0)" office:value-type="float" office:value="626" calcext:value-type="float">
            <text:p>626</text:p>
          </table:table-cell>
          <table:table-cell table:formula="of:=[.T23]+IF([.$A23]&gt;=[.U$2];INDEX([.U$3:.U23];[.$A23]-[.U$2]+1;1);0)" office:value-type="float" office:value="627" calcext:value-type="float">
            <text:p>627</text:p>
          </table:table-cell>
          <table:table-cell table:formula="of:=[.U23]+IF([.$A23]&gt;=[.V$2];INDEX([.V$3:.V23];[.$A23]-[.V$2]+1;1);0)" office:value-type="float" office:value="627" calcext:value-type="float">
            <text:p>627</text:p>
          </table:table-cell>
          <table:table-cell table:formula="of:=[.V23]+IF([.$A23]&gt;=[.W$2];INDEX([.W$3:.W23];[.$A23]-[.W$2]+1;1);0)" office:value-type="float" office:value="627" calcext:value-type="float">
            <text:p>627</text:p>
          </table:table-cell>
          <table:table-cell table:formula="of:=[.W23]+IF([.$A23]&gt;=[.X$2];INDEX([.X$3:.X23];[.$A23]-[.X$2]+1;1);0)" office:value-type="float" office:value="627" calcext:value-type="float">
            <text:p>627</text:p>
          </table:table-cell>
          <table:table-cell table:formula="of:=[.X23]+IF([.$A23]&gt;=[.Y$2];INDEX([.Y$3:.Y23];[.$A23]-[.Y$2]+1;1);0)" office:value-type="float" office:value="627" calcext:value-type="float">
            <text:p>627</text:p>
          </table:table-cell>
          <table:table-cell table:formula="of:=[.Y23]+IF([.$A23]&gt;=[.Z$2];INDEX([.Z$3:.Z23];[.$A23]-[.Z$2]+1;1);0)" office:value-type="float" office:value="627" calcext:value-type="float">
            <text:p>627</text:p>
          </table:table-cell>
          <table:table-cell table:formula="of:=[.Z23]+IF([.$A23]&gt;=[.AA$2];INDEX([.AA$3:.AA23];[.$A23]-[.AA$2]+1;1);0)" office:value-type="float" office:value="627" calcext:value-type="float">
            <text:p>627</text:p>
          </table:table-cell>
          <table:table-cell table:formula="of:=[.AA23]+IF([.$A23]&gt;=[.AB$2];INDEX([.AB$3:.AB23];[.$A23]-[.AB$2]+1;1);0)" office:value-type="float" office:value="627" calcext:value-type="float">
            <text:p>627</text:p>
          </table:table-cell>
          <table:table-cell table:formula="of:=[.AB23]+IF([.$A23]&gt;=[.AC$2];INDEX([.AC$3:.AC23];[.$A23]-[.AC$2]+1;1);0)" office:value-type="float" office:value="627" calcext:value-type="float">
            <text:p>627</text:p>
          </table:table-cell>
          <table:table-cell table:formula="of:=[.AC23]+IF([.$A23]&gt;=[.AD$2];INDEX([.AD$3:.AD23];[.$A23]-[.AD$2]+1;1);0)" office:value-type="float" office:value="627" calcext:value-type="float">
            <text:p>627</text:p>
          </table:table-cell>
          <table:table-cell table:formula="of:=[.AD23]+IF([.$A23]&gt;=[.AE$2];INDEX([.AE$3:.AE23];[.$A23]-[.AE$2]+1;1);0)" office:value-type="float" office:value="627" calcext:value-type="float">
            <text:p>627</text:p>
          </table:table-cell>
          <table:table-cell table:formula="of:=[.AE23]+IF([.$A23]&gt;=[.AF$2];INDEX([.AF$3:.AF23];[.$A23]-[.AF$2]+1;1);0)" office:value-type="float" office:value="627" calcext:value-type="float">
            <text:p>627</text:p>
          </table:table-cell>
          <table:table-cell table:formula="of:=[.AF23]+IF([.$A23]&gt;=[.AG$2];INDEX([.AG$3:.AG23];[.$A23]-[.AG$2]+1;1);0)" office:value-type="float" office:value="627" calcext:value-type="float">
            <text:p>627</text:p>
          </table:table-cell>
          <table:table-cell table:formula="of:=[.AG23]+IF([.$A23]&gt;=[.AH$2];INDEX([.AH$3:.AH23];[.$A23]-[.AH$2]+1;1);0)" office:value-type="float" office:value="627" calcext:value-type="float">
            <text:p>627</text:p>
          </table:table-cell>
          <table:table-cell table:formula="of:=[.AH23]+IF([.$A23]&gt;=[.AI$2];INDEX([.AI$3:.AI23];[.$A23]-[.AI$2]+1;1);0)" office:value-type="float" office:value="627" calcext:value-type="float">
            <text:p>627</text:p>
          </table:table-cell>
          <table:table-cell table:formula="of:=[.AI23]+IF([.$A23]&gt;=[.AJ$2];INDEX([.AJ$3:.AJ23];[.$A23]-[.AJ$2]+1;1);0)" office:value-type="float" office:value="627" calcext:value-type="float">
            <text:p>627</text:p>
          </table:table-cell>
          <table:table-cell table:formula="of:=[.AJ23]+IF([.$A23]&gt;=[.AK$2];INDEX([.AK$3:.AK23];[.$A23]-[.AK$2]+1;1);0)" office:value-type="float" office:value="627" calcext:value-type="float">
            <text:p>627</text:p>
          </table:table-cell>
          <table:table-cell table:formula="of:=[.AK23]+IF([.$A23]&gt;=[.AL$2];INDEX([.AL$3:.AL23];[.$A23]-[.AL$2]+1;1);0)" office:value-type="float" office:value="627" calcext:value-type="float">
            <text:p>627</text:p>
          </table:table-cell>
          <table:table-cell table:formula="of:=[.AL23]+IF([.$A23]&gt;=[.AM$2];INDEX([.AM$3:.AM23];[.$A23]-[.AM$2]+1;1);0)" office:value-type="float" office:value="627" calcext:value-type="float">
            <text:p>627</text:p>
          </table:table-cell>
          <table:table-cell table:formula="of:=[.AM23]+IF([.$A23]&gt;=[.AN$2];INDEX([.AN$3:.AN23];[.$A23]-[.AN$2]+1;1);0)" office:value-type="float" office:value="627" calcext:value-type="float">
            <text:p>627</text:p>
          </table:table-cell>
          <table:table-cell table:formula="of:=[.AN23]+IF([.$A23]&gt;=[.AO$2];INDEX([.AO$3:.AO23];[.$A23]-[.AO$2]+1;1);0)" office:value-type="float" office:value="627" calcext:value-type="float">
            <text:p>627</text:p>
          </table:table-cell>
          <table:table-cell table:formula="of:=[.AO23]+IF([.$A23]&gt;=[.AP$2];INDEX([.AP$3:.AP23];[.$A23]-[.AP$2]+1;1);0)" office:value-type="float" office:value="627" calcext:value-type="float">
            <text:p>627</text:p>
          </table:table-cell>
          <table:table-cell table:formula="of:=[.AP23]+IF([.$A23]&gt;=[.AQ$2];INDEX([.AQ$3:.AQ23];[.$A23]-[.AQ$2]+1;1);0)" office:value-type="float" office:value="627" calcext:value-type="float">
            <text:p>627</text:p>
          </table:table-cell>
          <table:table-cell table:formula="of:=[.AQ23]+IF([.$A23]&gt;=[.AR$2];INDEX([.AR$3:.AR23];[.$A23]-[.AR$2]+1;1);0)" office:value-type="float" office:value="627" calcext:value-type="float">
            <text:p>627</text:p>
          </table:table-cell>
          <table:table-cell table:formula="of:=[.AR23]+IF([.$A23]&gt;=[.AS$2];INDEX([.AS$3:.AS23];[.$A23]-[.AS$2]+1;1);0)" office:value-type="float" office:value="627" calcext:value-type="float">
            <text:p>627</text:p>
          </table:table-cell>
          <table:table-cell table:formula="of:=[.AS23]+IF([.$A23]&gt;=[.AT$2];INDEX([.AT$3:.AT23];[.$A23]-[.AT$2]+1;1);0)" office:value-type="float" office:value="627" calcext:value-type="float">
            <text:p>627</text:p>
          </table:table-cell>
          <table:table-cell table:formula="of:=[.AT23]+IF([.$A23]&gt;=[.AU$2];INDEX([.AU$3:.AU23];[.$A23]-[.AU$2]+1;1);0)" office:value-type="float" office:value="627" calcext:value-type="float">
            <text:p>627</text:p>
          </table:table-cell>
          <table:table-cell table:formula="of:=[.AU23]+IF([.$A23]&gt;=[.AV$2];INDEX([.AV$3:.AV23];[.$A23]-[.AV$2]+1;1);0)" office:value-type="float" office:value="627" calcext:value-type="float">
            <text:p>627</text:p>
          </table:table-cell>
          <table:table-cell table:formula="of:=[.AV23]+IF([.$A23]&gt;=[.AW$2];INDEX([.AW$3:.AW23];[.$A23]-[.AW$2]+1;1);0)" office:value-type="float" office:value="627" calcext:value-type="float">
            <text:p>627</text:p>
          </table:table-cell>
          <table:table-cell table:formula="of:=[.AW23]+IF([.$A23]&gt;=[.AX$2];INDEX([.AX$3:.AX23];[.$A23]-[.AX$2]+1;1);0)" office:value-type="float" office:value="627" calcext:value-type="float">
            <text:p>627</text:p>
          </table:table-cell>
          <table:table-cell table:formula="of:=[.AX23]+IF([.$A23]&gt;=[.AY$2];INDEX([.AY$3:.AY23];[.$A23]-[.AY$2]+1;1);0)" office:value-type="float" office:value="627" calcext:value-type="float">
            <text:p>627</text:p>
          </table:table-cell>
          <table:table-cell table:formula="of:=[.AY23]+IF([.$A23]&gt;=[.AZ$2];INDEX([.AZ$3:.AZ23];[.$A23]-[.AZ$2]+1;1);0)" office:value-type="float" office:value="627" calcext:value-type="float">
            <text:p>627</text:p>
          </table:table-cell>
          <table:table-cell table:formula="of:=[.AZ23]+IF([.$A23]&gt;=[.BA$2];INDEX([.BA$3:.BA23];[.$A23]-[.BA$2]+1;1);0)" office:value-type="float" office:value="627" calcext:value-type="float">
            <text:p>627</text:p>
          </table:table-cell>
          <table:table-cell table:formula="of:=[.BA23]+IF([.$A23]&gt;=[.BB$2];INDEX([.BB$3:.BB23];[.$A23]-[.BB$2]+1;1);0)" office:value-type="float" office:value="627" calcext:value-type="float">
            <text:p>627</text:p>
          </table:table-cell>
          <table:table-cell table:formula="of:=[.BB23]+IF([.$A23]&gt;=[.BC$2];INDEX([.BC$3:.BC23];[.$A23]-[.BC$2]+1;1);0)" office:value-type="float" office:value="627" calcext:value-type="float">
            <text:p>627</text:p>
          </table:table-cell>
          <table:table-cell table:formula="of:=[.BC23]+IF([.$A23]&gt;=[.BD$2];INDEX([.BD$3:.BD23];[.$A23]-[.BD$2]+1;1);0)" office:value-type="float" office:value="627" calcext:value-type="float">
            <text:p>627</text:p>
          </table:table-cell>
          <table:table-cell table:formula="of:=[.BD23]+IF([.$A23]&gt;=[.BE$2];INDEX([.BE$3:.BE23];[.$A23]-[.BE$2]+1;1);0)" office:value-type="float" office:value="627" calcext:value-type="float">
            <text:p>627</text:p>
          </table:table-cell>
          <table:table-cell table:formula="of:=[.BE23]+IF([.$A23]&gt;=[.BF$2];INDEX([.BF$3:.BF23];[.$A23]-[.BF$2]+1;1);0)" office:value-type="float" office:value="627" calcext:value-type="float">
            <text:p>627</text:p>
          </table:table-cell>
          <table:table-cell table:formula="of:=[.BF23]+IF([.$A23]&gt;=[.BG$2];INDEX([.BG$3:.BG23];[.$A23]-[.BG$2]+1;1);0)" office:value-type="float" office:value="627" calcext:value-type="float">
            <text:p>627</text:p>
          </table:table-cell>
          <table:table-cell table:formula="of:=[.BG23]+IF([.$A23]&gt;=[.BH$2];INDEX([.BH$3:.BH23];[.$A23]-[.BH$2]+1;1);0)" office:value-type="float" office:value="627" calcext:value-type="float">
            <text:p>627</text:p>
          </table:table-cell>
          <table:table-cell table:formula="of:=[.BH23]+IF([.$A23]&gt;=[.BI$2];INDEX([.BI$3:.BI23];[.$A23]-[.BI$2]+1;1);0)" office:value-type="float" office:value="627" calcext:value-type="float">
            <text:p>627</text:p>
          </table:table-cell>
          <table:table-cell table:formula="of:=[.BI23]+IF([.$A23]&gt;=[.BJ$2];INDEX([.BJ$3:.BJ23];[.$A23]-[.BJ$2]+1;1);0)" office:value-type="float" office:value="627" calcext:value-type="float">
            <text:p>627</text:p>
          </table:table-cell>
          <table:table-cell table:formula="of:=[.BJ23]+IF([.$A23]&gt;=[.BK$2];INDEX([.BK$3:.BK23];[.$A23]-[.BK$2]+1;1);0)" office:value-type="float" office:value="627" calcext:value-type="float">
            <text:p>627</text:p>
          </table:table-cell>
          <table:table-cell table:formula="of:=[.BK23]+IF([.$A23]&gt;=[.BL$2];INDEX([.BL$3:.BL23];[.$A23]-[.BL$2]+1;1);0)" office:value-type="float" office:value="627" calcext:value-type="float">
            <text:p>627</text:p>
          </table:table-cell>
          <table:table-cell table:formula="of:=[.BL23]+IF([.$A23]&gt;=[.BM$2];INDEX([.BM$3:.BM23];[.$A23]-[.BM$2]+1;1);0)" office:value-type="float" office:value="627" calcext:value-type="float">
            <text:p>627</text:p>
          </table:table-cell>
          <table:table-cell table:formula="of:=[.BM23]+IF([.$A23]&gt;=[.BN$2];INDEX([.BN$3:.BN23];[.$A23]-[.BN$2]+1;1);0)" office:value-type="float" office:value="627" calcext:value-type="float">
            <text:p>627</text:p>
          </table:table-cell>
          <table:table-cell table:formula="of:=[.BN23]+IF([.$A23]&gt;=[.BO$2];INDEX([.BO$3:.BO23];[.$A23]-[.BO$2]+1;1);0)" office:value-type="float" office:value="627" calcext:value-type="float">
            <text:p>627</text:p>
          </table:table-cell>
          <table:table-cell table:formula="of:=[.BO23]+IF([.$A23]&gt;=[.BP$2];INDEX([.BP$3:.BP23];[.$A23]-[.BP$2]+1;1);0)" office:value-type="float" office:value="627" calcext:value-type="float">
            <text:p>627</text:p>
          </table:table-cell>
          <table:table-cell table:formula="of:=[.BP23]+IF([.$A23]&gt;=[.BQ$2];INDEX([.BQ$3:.BQ23];[.$A23]-[.BQ$2]+1;1);0)" office:value-type="float" office:value="627" calcext:value-type="float">
            <text:p>627</text:p>
          </table:table-cell>
          <table:table-cell table:formula="of:=[.BQ23]+IF([.$A23]&gt;=[.BR$2];INDEX([.BR$3:.BR23];[.$A23]-[.BR$2]+1;1);0)" office:value-type="float" office:value="627" calcext:value-type="float">
            <text:p>627</text:p>
          </table:table-cell>
          <table:table-cell table:formula="of:=[.BR23]+IF([.$A23]&gt;=[.BS$2];INDEX([.BS$3:.BS23];[.$A23]-[.BS$2]+1;1);0)" office:value-type="float" office:value="627" calcext:value-type="float">
            <text:p>627</text:p>
          </table:table-cell>
          <table:table-cell table:formula="of:=[.BS23]+IF([.$A23]&gt;=[.BT$2];INDEX([.BT$3:.BT23];[.$A23]-[.BT$2]+1;1);0)" office:value-type="float" office:value="627" calcext:value-type="float">
            <text:p>627</text:p>
          </table:table-cell>
          <table:table-cell table:formula="of:=[.BT23]+IF([.$A23]&gt;=[.BU$2];INDEX([.BU$3:.BU23];[.$A23]-[.BU$2]+1;1);0)" office:value-type="float" office:value="627" calcext:value-type="float">
            <text:p>627</text:p>
          </table:table-cell>
          <table:table-cell table:formula="of:=[.BU23]+IF([.$A23]&gt;=[.BV$2];INDEX([.BV$3:.BV23];[.$A23]-[.BV$2]+1;1);0)" office:value-type="float" office:value="627" calcext:value-type="float">
            <text:p>627</text:p>
          </table:table-cell>
          <table:table-cell table:formula="of:=[.BV23]+IF([.$A23]&gt;=[.BW$2];INDEX([.BW$3:.BW23];[.$A23]-[.BW$2]+1;1);0)" office:value-type="float" office:value="627" calcext:value-type="float">
            <text:p>627</text:p>
          </table:table-cell>
          <table:table-cell table:formula="of:=[.BW23]+IF([.$A23]&gt;=[.BX$2];INDEX([.BX$3:.BX23];[.$A23]-[.BX$2]+1;1);0)" office:value-type="float" office:value="627" calcext:value-type="float">
            <text:p>627</text:p>
          </table:table-cell>
          <table:table-cell table:formula="of:=[.BX23]+IF([.$A23]&gt;=[.BY$2];INDEX([.BY$3:.BY23];[.$A23]-[.BY$2]+1;1);0)" office:value-type="float" office:value="627" calcext:value-type="float">
            <text:p>627</text:p>
          </table:table-cell>
          <table:table-cell table:formula="of:=[.BY23]+IF([.$A23]&gt;=[.BZ$2];INDEX([.BZ$3:.BZ23];[.$A23]-[.BZ$2]+1;1);0)" office:value-type="float" office:value="627" calcext:value-type="float">
            <text:p>627</text:p>
          </table:table-cell>
          <table:table-cell table:formula="of:=[.BZ23]+IF([.$A23]&gt;=[.CA$2];INDEX([.CA$3:.CA23];[.$A23]-[.CA$2]+1;1);0)" office:value-type="float" office:value="627" calcext:value-type="float">
            <text:p>627</text:p>
          </table:table-cell>
          <table:table-cell table:formula="of:=[.CA23]+IF([.$A23]&gt;=[.CB$2];INDEX([.CB$3:.CB23];[.$A23]-[.CB$2]+1;1);0)" office:value-type="float" office:value="627" calcext:value-type="float">
            <text:p>627</text:p>
          </table:table-cell>
          <table:table-cell table:formula="of:=[.CB23]+IF([.$A23]&gt;=[.CC$2];INDEX([.CC$3:.CC23];[.$A23]-[.CC$2]+1;1);0)" office:value-type="float" office:value="627" calcext:value-type="float">
            <text:p>627</text:p>
          </table:table-cell>
          <table:table-cell table:formula="of:=[.CC23]+IF([.$A23]&gt;=[.CD$2];INDEX([.CD$3:.CD23];[.$A23]-[.CD$2]+1;1);0)" office:value-type="float" office:value="627" calcext:value-type="float">
            <text:p>627</text:p>
          </table:table-cell>
          <table:table-cell table:formula="of:=[.CD23]+IF([.$A23]&gt;=[.CE$2];INDEX([.CE$3:.CE23];[.$A23]-[.CE$2]+1;1);0)" office:value-type="float" office:value="627" calcext:value-type="float">
            <text:p>627</text:p>
          </table:table-cell>
          <table:table-cell table:formula="of:=[.CE23]+IF([.$A23]&gt;=[.CF$2];INDEX([.CF$3:.CF23];[.$A23]-[.CF$2]+1;1);0)" office:value-type="float" office:value="627" calcext:value-type="float">
            <text:p>627</text:p>
          </table:table-cell>
          <table:table-cell table:formula="of:=[.CF23]+IF([.$A23]&gt;=[.CG$2];INDEX([.CG$3:.CG23];[.$A23]-[.CG$2]+1;1);0)" office:value-type="float" office:value="627" calcext:value-type="float">
            <text:p>627</text:p>
          </table:table-cell>
          <table:table-cell table:formula="of:=[.CG23]+IF([.$A23]&gt;=[.CH$2];INDEX([.CH$3:.CH23];[.$A23]-[.CH$2]+1;1);0)" office:value-type="float" office:value="627" calcext:value-type="float">
            <text:p>627</text:p>
          </table:table-cell>
          <table:table-cell table:formula="of:=[.CH23]+IF([.$A23]&gt;=[.CI$2];INDEX([.CI$3:.CI23];[.$A23]-[.CI$2]+1;1);0)" office:value-type="float" office:value="627" calcext:value-type="float">
            <text:p>627</text:p>
          </table:table-cell>
          <table:table-cell table:formula="of:=[.CI23]+IF([.$A23]&gt;=[.CJ$2];INDEX([.CJ$3:.CJ23];[.$A23]-[.CJ$2]+1;1);0)" office:value-type="float" office:value="627" calcext:value-type="float">
            <text:p>627</text:p>
          </table:table-cell>
          <table:table-cell table:formula="of:=[.CJ23]+IF([.$A23]&gt;=[.CK$2];INDEX([.CK$3:.CK23];[.$A23]-[.CK$2]+1;1);0)" office:value-type="float" office:value="627" calcext:value-type="float">
            <text:p>627</text:p>
          </table:table-cell>
          <table:table-cell table:formula="of:=[.CK23]+IF([.$A23]&gt;=[.CL$2];INDEX([.CL$3:.CL23];[.$A23]-[.CL$2]+1;1);0)" office:value-type="float" office:value="627" calcext:value-type="float">
            <text:p>627</text:p>
          </table:table-cell>
          <table:table-cell table:formula="of:=[.CL23]+IF([.$A23]&gt;=[.CM$2];INDEX([.CM$3:.CM23];[.$A23]-[.CM$2]+1;1);0)" office:value-type="float" office:value="627" calcext:value-type="float">
            <text:p>627</text:p>
          </table:table-cell>
          <table:table-cell table:formula="of:=[.CM23]+IF([.$A23]&gt;=[.CN$2];INDEX([.CN$3:.CN23];[.$A23]-[.CN$2]+1;1);0)" office:value-type="float" office:value="627" calcext:value-type="float">
            <text:p>627</text:p>
          </table:table-cell>
          <table:table-cell table:formula="of:=[.CN23]+IF([.$A23]&gt;=[.CO$2];INDEX([.CO$3:.CO23];[.$A23]-[.CO$2]+1;1);0)" office:value-type="float" office:value="627" calcext:value-type="float">
            <text:p>627</text:p>
          </table:table-cell>
          <table:table-cell table:formula="of:=[.CO23]+IF([.$A23]&gt;=[.CP$2];INDEX([.CP$3:.CP23];[.$A23]-[.CP$2]+1;1);0)" office:value-type="float" office:value="627" calcext:value-type="float">
            <text:p>627</text:p>
          </table:table-cell>
          <table:table-cell table:formula="of:=[.CP23]+IF([.$A23]&gt;=[.CQ$2];INDEX([.CQ$3:.CQ23];[.$A23]-[.CQ$2]+1;1);0)" office:value-type="float" office:value="627" calcext:value-type="float">
            <text:p>627</text:p>
          </table:table-cell>
          <table:table-cell table:formula="of:=[.CQ23]+IF([.$A23]&gt;=[.CR$2];INDEX([.CR$3:.CR23];[.$A23]-[.CR$2]+1;1);0)" office:value-type="float" office:value="627" calcext:value-type="float">
            <text:p>627</text:p>
          </table:table-cell>
          <table:table-cell table:formula="of:=[.CR23]+IF([.$A23]&gt;=[.CS$2];INDEX([.CS$3:.CS23];[.$A23]-[.CS$2]+1;1);0)" office:value-type="float" office:value="627" calcext:value-type="float">
            <text:p>627</text:p>
          </table:table-cell>
          <table:table-cell table:formula="of:=[.CS23]+IF([.$A23]&gt;=[.CT$2];INDEX([.CT$3:.CT23];[.$A23]-[.CT$2]+1;1);0)" office:value-type="float" office:value="627" calcext:value-type="float">
            <text:p>627</text:p>
          </table:table-cell>
          <table:table-cell table:formula="of:=[.CT23]+IF([.$A23]&gt;=[.CU$2];INDEX([.CU$3:.CU23];[.$A23]-[.CU$2]+1;1);0)" office:value-type="float" office:value="627" calcext:value-type="float">
            <text:p>627</text:p>
          </table:table-cell>
          <table:table-cell table:formula="of:=[.CU23]+IF([.$A23]&gt;=[.CV$2];INDEX([.CV$3:.CV23];[.$A23]-[.CV$2]+1;1);0)" office:value-type="float" office:value="627" calcext:value-type="float">
            <text:p>627</text:p>
          </table:table-cell>
          <table:table-cell table:formula="of:=[.CV23]+IF([.$A23]&gt;=[.CW$2];INDEX([.CW$3:.CW23];[.$A23]-[.CW$2]+1;1);0)"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3]" office:value-type="float" office:value="1" calcext:value-type="float">
            <text:p>1</text:p>
          </table:table-cell>
          <table:table-cell table:formula="of:=[.B24]+IF([.$A24]&gt;=[.C$2];INDEX([.C$3:.C24];[.$A24]-[.C$2]+1;1);0)" office:value-type="float" office:value="11" calcext:value-type="float">
            <text:p>11</text:p>
          </table:table-cell>
          <table:table-cell table:formula="of:=[.C24]+IF([.$A24]&gt;=[.D$2];INDEX([.D$3:.D24];[.$A24]-[.D$2]+1;1);0)" office:value-type="float" office:value="48" calcext:value-type="float">
            <text:p>48</text:p>
          </table:table-cell>
          <table:table-cell table:formula="of:=[.D24]+IF([.$A24]&gt;=[.E$2];INDEX([.E$3:.E24];[.$A24]-[.E$2]+1;1);0)" office:value-type="float" office:value="120" calcext:value-type="float">
            <text:p>120</text:p>
          </table:table-cell>
          <table:table-cell table:formula="of:=[.E24]+IF([.$A24]&gt;=[.F$2];INDEX([.F$3:.F24];[.$A24]-[.F$2]+1;1);0)" office:value-type="float" office:value="221" calcext:value-type="float">
            <text:p>221</text:p>
          </table:table-cell>
          <table:table-cell table:formula="of:=[.F24]+IF([.$A24]&gt;=[.G$2];INDEX([.G$3:.G24];[.$A24]-[.G$2]+1;1);0)" office:value-type="float" office:value="331" calcext:value-type="float">
            <text:p>331</text:p>
          </table:table-cell>
          <table:table-cell table:formula="of:=[.G24]+IF([.$A24]&gt;=[.H$2];INDEX([.H$3:.H24];[.$A24]-[.H$2]+1;1);0)" office:value-type="float" office:value="436" calcext:value-type="float">
            <text:p>436</text:p>
          </table:table-cell>
          <table:table-cell table:formula="of:=[.H24]+IF([.$A24]&gt;=[.I$2];INDEX([.I$3:.I24];[.$A24]-[.I$2]+1;1);0)" office:value-type="float" office:value="525" calcext:value-type="float">
            <text:p>525</text:p>
          </table:table-cell>
          <table:table-cell table:formula="of:=[.I24]+IF([.$A24]&gt;=[.J$2];INDEX([.J$3:.J24];[.$A24]-[.J$2]+1;1);0)" office:value-type="float" office:value="598" calcext:value-type="float">
            <text:p>598</text:p>
          </table:table-cell>
          <table:table-cell table:formula="of:=[.J24]+IF([.$A24]&gt;=[.K$2];INDEX([.K$3:.K24];[.$A24]-[.K$2]+1;1);0)" office:value-type="float" office:value="653" calcext:value-type="float">
            <text:p>653</text:p>
          </table:table-cell>
          <table:table-cell table:formula="of:=[.K24]+IF([.$A24]&gt;=[.L$2];INDEX([.L$3:.L24];[.$A24]-[.L$2]+1;1);0)" office:value-type="float" office:value="695" calcext:value-type="float">
            <text:p>695</text:p>
          </table:table-cell>
          <table:table-cell table:formula="of:=[.L24]+IF([.$A24]&gt;=[.M$2];INDEX([.M$3:.M24];[.$A24]-[.M$2]+1;1);0)" office:value-type="float" office:value="725" calcext:value-type="float">
            <text:p>725</text:p>
          </table:table-cell>
          <table:table-cell table:formula="of:=[.M24]+IF([.$A24]&gt;=[.N$2];INDEX([.N$3:.N24];[.$A24]-[.N$2]+1;1);0)" office:value-type="float" office:value="747" calcext:value-type="float">
            <text:p>747</text:p>
          </table:table-cell>
          <table:table-cell table:formula="of:=[.N24]+IF([.$A24]&gt;=[.O$2];INDEX([.O$3:.O24];[.$A24]-[.O$2]+1;1);0)" office:value-type="float" office:value="762" calcext:value-type="float">
            <text:p>762</text:p>
          </table:table-cell>
          <table:table-cell table:formula="of:=[.O24]+IF([.$A24]&gt;=[.P$2];INDEX([.P$3:.P24];[.$A24]-[.P$2]+1;1);0)" office:value-type="float" office:value="773" calcext:value-type="float">
            <text:p>773</text:p>
          </table:table-cell>
          <table:table-cell table:formula="of:=[.P24]+IF([.$A24]&gt;=[.Q$2];INDEX([.Q$3:.Q24];[.$A24]-[.Q$2]+1;1);0)" office:value-type="float" office:value="780" calcext:value-type="float">
            <text:p>780</text:p>
          </table:table-cell>
          <table:table-cell table:formula="of:=[.Q24]+IF([.$A24]&gt;=[.R$2];INDEX([.R$3:.R24];[.$A24]-[.R$2]+1;1);0)" office:value-type="float" office:value="785" calcext:value-type="float">
            <text:p>785</text:p>
          </table:table-cell>
          <table:table-cell table:formula="of:=[.R24]+IF([.$A24]&gt;=[.S$2];INDEX([.S$3:.S24];[.$A24]-[.S$2]+1;1);0)" office:value-type="float" office:value="788" calcext:value-type="float">
            <text:p>788</text:p>
          </table:table-cell>
          <table:table-cell table:formula="of:=[.S24]+IF([.$A24]&gt;=[.T$2];INDEX([.T$3:.T24];[.$A24]-[.T$2]+1;1);0)" office:value-type="float" office:value="790" calcext:value-type="float">
            <text:p>790</text:p>
          </table:table-cell>
          <table:table-cell table:formula="of:=[.T24]+IF([.$A24]&gt;=[.U$2];INDEX([.U$3:.U24];[.$A24]-[.U$2]+1;1);0)" office:value-type="float" office:value="791" calcext:value-type="float">
            <text:p>791</text:p>
          </table:table-cell>
          <table:table-cell table:formula="of:=[.U24]+IF([.$A24]&gt;=[.V$2];INDEX([.V$3:.V24];[.$A24]-[.V$2]+1;1);0)" office:value-type="float" office:value="792" calcext:value-type="float">
            <text:p>792</text:p>
          </table:table-cell>
          <table:table-cell table:formula="of:=[.V24]+IF([.$A24]&gt;=[.W$2];INDEX([.W$3:.W24];[.$A24]-[.W$2]+1;1);0)" office:value-type="float" office:value="792" calcext:value-type="float">
            <text:p>792</text:p>
          </table:table-cell>
          <table:table-cell table:formula="of:=[.W24]+IF([.$A24]&gt;=[.X$2];INDEX([.X$3:.X24];[.$A24]-[.X$2]+1;1);0)" office:value-type="float" office:value="792" calcext:value-type="float">
            <text:p>792</text:p>
          </table:table-cell>
          <table:table-cell table:formula="of:=[.X24]+IF([.$A24]&gt;=[.Y$2];INDEX([.Y$3:.Y24];[.$A24]-[.Y$2]+1;1);0)" office:value-type="float" office:value="792" calcext:value-type="float">
            <text:p>792</text:p>
          </table:table-cell>
          <table:table-cell table:formula="of:=[.Y24]+IF([.$A24]&gt;=[.Z$2];INDEX([.Z$3:.Z24];[.$A24]-[.Z$2]+1;1);0)" office:value-type="float" office:value="792" calcext:value-type="float">
            <text:p>792</text:p>
          </table:table-cell>
          <table:table-cell table:formula="of:=[.Z24]+IF([.$A24]&gt;=[.AA$2];INDEX([.AA$3:.AA24];[.$A24]-[.AA$2]+1;1);0)" office:value-type="float" office:value="792" calcext:value-type="float">
            <text:p>792</text:p>
          </table:table-cell>
          <table:table-cell table:formula="of:=[.AA24]+IF([.$A24]&gt;=[.AB$2];INDEX([.AB$3:.AB24];[.$A24]-[.AB$2]+1;1);0)" office:value-type="float" office:value="792" calcext:value-type="float">
            <text:p>792</text:p>
          </table:table-cell>
          <table:table-cell table:formula="of:=[.AB24]+IF([.$A24]&gt;=[.AC$2];INDEX([.AC$3:.AC24];[.$A24]-[.AC$2]+1;1);0)" office:value-type="float" office:value="792" calcext:value-type="float">
            <text:p>792</text:p>
          </table:table-cell>
          <table:table-cell table:formula="of:=[.AC24]+IF([.$A24]&gt;=[.AD$2];INDEX([.AD$3:.AD24];[.$A24]-[.AD$2]+1;1);0)" office:value-type="float" office:value="792" calcext:value-type="float">
            <text:p>792</text:p>
          </table:table-cell>
          <table:table-cell table:formula="of:=[.AD24]+IF([.$A24]&gt;=[.AE$2];INDEX([.AE$3:.AE24];[.$A24]-[.AE$2]+1;1);0)" office:value-type="float" office:value="792" calcext:value-type="float">
            <text:p>792</text:p>
          </table:table-cell>
          <table:table-cell table:formula="of:=[.AE24]+IF([.$A24]&gt;=[.AF$2];INDEX([.AF$3:.AF24];[.$A24]-[.AF$2]+1;1);0)" office:value-type="float" office:value="792" calcext:value-type="float">
            <text:p>792</text:p>
          </table:table-cell>
          <table:table-cell table:formula="of:=[.AF24]+IF([.$A24]&gt;=[.AG$2];INDEX([.AG$3:.AG24];[.$A24]-[.AG$2]+1;1);0)" office:value-type="float" office:value="792" calcext:value-type="float">
            <text:p>792</text:p>
          </table:table-cell>
          <table:table-cell table:formula="of:=[.AG24]+IF([.$A24]&gt;=[.AH$2];INDEX([.AH$3:.AH24];[.$A24]-[.AH$2]+1;1);0)" office:value-type="float" office:value="792" calcext:value-type="float">
            <text:p>792</text:p>
          </table:table-cell>
          <table:table-cell table:formula="of:=[.AH24]+IF([.$A24]&gt;=[.AI$2];INDEX([.AI$3:.AI24];[.$A24]-[.AI$2]+1;1);0)" office:value-type="float" office:value="792" calcext:value-type="float">
            <text:p>792</text:p>
          </table:table-cell>
          <table:table-cell table:formula="of:=[.AI24]+IF([.$A24]&gt;=[.AJ$2];INDEX([.AJ$3:.AJ24];[.$A24]-[.AJ$2]+1;1);0)" office:value-type="float" office:value="792" calcext:value-type="float">
            <text:p>792</text:p>
          </table:table-cell>
          <table:table-cell table:formula="of:=[.AJ24]+IF([.$A24]&gt;=[.AK$2];INDEX([.AK$3:.AK24];[.$A24]-[.AK$2]+1;1);0)" office:value-type="float" office:value="792" calcext:value-type="float">
            <text:p>792</text:p>
          </table:table-cell>
          <table:table-cell table:formula="of:=[.AK24]+IF([.$A24]&gt;=[.AL$2];INDEX([.AL$3:.AL24];[.$A24]-[.AL$2]+1;1);0)" office:value-type="float" office:value="792" calcext:value-type="float">
            <text:p>792</text:p>
          </table:table-cell>
          <table:table-cell table:formula="of:=[.AL24]+IF([.$A24]&gt;=[.AM$2];INDEX([.AM$3:.AM24];[.$A24]-[.AM$2]+1;1);0)" office:value-type="float" office:value="792" calcext:value-type="float">
            <text:p>792</text:p>
          </table:table-cell>
          <table:table-cell table:formula="of:=[.AM24]+IF([.$A24]&gt;=[.AN$2];INDEX([.AN$3:.AN24];[.$A24]-[.AN$2]+1;1);0)" office:value-type="float" office:value="792" calcext:value-type="float">
            <text:p>792</text:p>
          </table:table-cell>
          <table:table-cell table:formula="of:=[.AN24]+IF([.$A24]&gt;=[.AO$2];INDEX([.AO$3:.AO24];[.$A24]-[.AO$2]+1;1);0)" office:value-type="float" office:value="792" calcext:value-type="float">
            <text:p>792</text:p>
          </table:table-cell>
          <table:table-cell table:formula="of:=[.AO24]+IF([.$A24]&gt;=[.AP$2];INDEX([.AP$3:.AP24];[.$A24]-[.AP$2]+1;1);0)" office:value-type="float" office:value="792" calcext:value-type="float">
            <text:p>792</text:p>
          </table:table-cell>
          <table:table-cell table:formula="of:=[.AP24]+IF([.$A24]&gt;=[.AQ$2];INDEX([.AQ$3:.AQ24];[.$A24]-[.AQ$2]+1;1);0)" office:value-type="float" office:value="792" calcext:value-type="float">
            <text:p>792</text:p>
          </table:table-cell>
          <table:table-cell table:formula="of:=[.AQ24]+IF([.$A24]&gt;=[.AR$2];INDEX([.AR$3:.AR24];[.$A24]-[.AR$2]+1;1);0)" office:value-type="float" office:value="792" calcext:value-type="float">
            <text:p>792</text:p>
          </table:table-cell>
          <table:table-cell table:formula="of:=[.AR24]+IF([.$A24]&gt;=[.AS$2];INDEX([.AS$3:.AS24];[.$A24]-[.AS$2]+1;1);0)" office:value-type="float" office:value="792" calcext:value-type="float">
            <text:p>792</text:p>
          </table:table-cell>
          <table:table-cell table:formula="of:=[.AS24]+IF([.$A24]&gt;=[.AT$2];INDEX([.AT$3:.AT24];[.$A24]-[.AT$2]+1;1);0)" office:value-type="float" office:value="792" calcext:value-type="float">
            <text:p>792</text:p>
          </table:table-cell>
          <table:table-cell table:formula="of:=[.AT24]+IF([.$A24]&gt;=[.AU$2];INDEX([.AU$3:.AU24];[.$A24]-[.AU$2]+1;1);0)" office:value-type="float" office:value="792" calcext:value-type="float">
            <text:p>792</text:p>
          </table:table-cell>
          <table:table-cell table:formula="of:=[.AU24]+IF([.$A24]&gt;=[.AV$2];INDEX([.AV$3:.AV24];[.$A24]-[.AV$2]+1;1);0)" office:value-type="float" office:value="792" calcext:value-type="float">
            <text:p>792</text:p>
          </table:table-cell>
          <table:table-cell table:formula="of:=[.AV24]+IF([.$A24]&gt;=[.AW$2];INDEX([.AW$3:.AW24];[.$A24]-[.AW$2]+1;1);0)" office:value-type="float" office:value="792" calcext:value-type="float">
            <text:p>792</text:p>
          </table:table-cell>
          <table:table-cell table:formula="of:=[.AW24]+IF([.$A24]&gt;=[.AX$2];INDEX([.AX$3:.AX24];[.$A24]-[.AX$2]+1;1);0)" office:value-type="float" office:value="792" calcext:value-type="float">
            <text:p>792</text:p>
          </table:table-cell>
          <table:table-cell table:formula="of:=[.AX24]+IF([.$A24]&gt;=[.AY$2];INDEX([.AY$3:.AY24];[.$A24]-[.AY$2]+1;1);0)" office:value-type="float" office:value="792" calcext:value-type="float">
            <text:p>792</text:p>
          </table:table-cell>
          <table:table-cell table:formula="of:=[.AY24]+IF([.$A24]&gt;=[.AZ$2];INDEX([.AZ$3:.AZ24];[.$A24]-[.AZ$2]+1;1);0)" office:value-type="float" office:value="792" calcext:value-type="float">
            <text:p>792</text:p>
          </table:table-cell>
          <table:table-cell table:formula="of:=[.AZ24]+IF([.$A24]&gt;=[.BA$2];INDEX([.BA$3:.BA24];[.$A24]-[.BA$2]+1;1);0)" office:value-type="float" office:value="792" calcext:value-type="float">
            <text:p>792</text:p>
          </table:table-cell>
          <table:table-cell table:formula="of:=[.BA24]+IF([.$A24]&gt;=[.BB$2];INDEX([.BB$3:.BB24];[.$A24]-[.BB$2]+1;1);0)" office:value-type="float" office:value="792" calcext:value-type="float">
            <text:p>792</text:p>
          </table:table-cell>
          <table:table-cell table:formula="of:=[.BB24]+IF([.$A24]&gt;=[.BC$2];INDEX([.BC$3:.BC24];[.$A24]-[.BC$2]+1;1);0)" office:value-type="float" office:value="792" calcext:value-type="float">
            <text:p>792</text:p>
          </table:table-cell>
          <table:table-cell table:formula="of:=[.BC24]+IF([.$A24]&gt;=[.BD$2];INDEX([.BD$3:.BD24];[.$A24]-[.BD$2]+1;1);0)" office:value-type="float" office:value="792" calcext:value-type="float">
            <text:p>792</text:p>
          </table:table-cell>
          <table:table-cell table:formula="of:=[.BD24]+IF([.$A24]&gt;=[.BE$2];INDEX([.BE$3:.BE24];[.$A24]-[.BE$2]+1;1);0)" office:value-type="float" office:value="792" calcext:value-type="float">
            <text:p>792</text:p>
          </table:table-cell>
          <table:table-cell table:formula="of:=[.BE24]+IF([.$A24]&gt;=[.BF$2];INDEX([.BF$3:.BF24];[.$A24]-[.BF$2]+1;1);0)" office:value-type="float" office:value="792" calcext:value-type="float">
            <text:p>792</text:p>
          </table:table-cell>
          <table:table-cell table:formula="of:=[.BF24]+IF([.$A24]&gt;=[.BG$2];INDEX([.BG$3:.BG24];[.$A24]-[.BG$2]+1;1);0)" office:value-type="float" office:value="792" calcext:value-type="float">
            <text:p>792</text:p>
          </table:table-cell>
          <table:table-cell table:formula="of:=[.BG24]+IF([.$A24]&gt;=[.BH$2];INDEX([.BH$3:.BH24];[.$A24]-[.BH$2]+1;1);0)" office:value-type="float" office:value="792" calcext:value-type="float">
            <text:p>792</text:p>
          </table:table-cell>
          <table:table-cell table:formula="of:=[.BH24]+IF([.$A24]&gt;=[.BI$2];INDEX([.BI$3:.BI24];[.$A24]-[.BI$2]+1;1);0)" office:value-type="float" office:value="792" calcext:value-type="float">
            <text:p>792</text:p>
          </table:table-cell>
          <table:table-cell table:formula="of:=[.BI24]+IF([.$A24]&gt;=[.BJ$2];INDEX([.BJ$3:.BJ24];[.$A24]-[.BJ$2]+1;1);0)" office:value-type="float" office:value="792" calcext:value-type="float">
            <text:p>792</text:p>
          </table:table-cell>
          <table:table-cell table:formula="of:=[.BJ24]+IF([.$A24]&gt;=[.BK$2];INDEX([.BK$3:.BK24];[.$A24]-[.BK$2]+1;1);0)" office:value-type="float" office:value="792" calcext:value-type="float">
            <text:p>792</text:p>
          </table:table-cell>
          <table:table-cell table:formula="of:=[.BK24]+IF([.$A24]&gt;=[.BL$2];INDEX([.BL$3:.BL24];[.$A24]-[.BL$2]+1;1);0)" office:value-type="float" office:value="792" calcext:value-type="float">
            <text:p>792</text:p>
          </table:table-cell>
          <table:table-cell table:formula="of:=[.BL24]+IF([.$A24]&gt;=[.BM$2];INDEX([.BM$3:.BM24];[.$A24]-[.BM$2]+1;1);0)" office:value-type="float" office:value="792" calcext:value-type="float">
            <text:p>792</text:p>
          </table:table-cell>
          <table:table-cell table:formula="of:=[.BM24]+IF([.$A24]&gt;=[.BN$2];INDEX([.BN$3:.BN24];[.$A24]-[.BN$2]+1;1);0)" office:value-type="float" office:value="792" calcext:value-type="float">
            <text:p>792</text:p>
          </table:table-cell>
          <table:table-cell table:formula="of:=[.BN24]+IF([.$A24]&gt;=[.BO$2];INDEX([.BO$3:.BO24];[.$A24]-[.BO$2]+1;1);0)" office:value-type="float" office:value="792" calcext:value-type="float">
            <text:p>792</text:p>
          </table:table-cell>
          <table:table-cell table:formula="of:=[.BO24]+IF([.$A24]&gt;=[.BP$2];INDEX([.BP$3:.BP24];[.$A24]-[.BP$2]+1;1);0)" office:value-type="float" office:value="792" calcext:value-type="float">
            <text:p>792</text:p>
          </table:table-cell>
          <table:table-cell table:formula="of:=[.BP24]+IF([.$A24]&gt;=[.BQ$2];INDEX([.BQ$3:.BQ24];[.$A24]-[.BQ$2]+1;1);0)" office:value-type="float" office:value="792" calcext:value-type="float">
            <text:p>792</text:p>
          </table:table-cell>
          <table:table-cell table:formula="of:=[.BQ24]+IF([.$A24]&gt;=[.BR$2];INDEX([.BR$3:.BR24];[.$A24]-[.BR$2]+1;1);0)" office:value-type="float" office:value="792" calcext:value-type="float">
            <text:p>792</text:p>
          </table:table-cell>
          <table:table-cell table:formula="of:=[.BR24]+IF([.$A24]&gt;=[.BS$2];INDEX([.BS$3:.BS24];[.$A24]-[.BS$2]+1;1);0)" office:value-type="float" office:value="792" calcext:value-type="float">
            <text:p>792</text:p>
          </table:table-cell>
          <table:table-cell table:formula="of:=[.BS24]+IF([.$A24]&gt;=[.BT$2];INDEX([.BT$3:.BT24];[.$A24]-[.BT$2]+1;1);0)" office:value-type="float" office:value="792" calcext:value-type="float">
            <text:p>792</text:p>
          </table:table-cell>
          <table:table-cell table:formula="of:=[.BT24]+IF([.$A24]&gt;=[.BU$2];INDEX([.BU$3:.BU24];[.$A24]-[.BU$2]+1;1);0)" office:value-type="float" office:value="792" calcext:value-type="float">
            <text:p>792</text:p>
          </table:table-cell>
          <table:table-cell table:formula="of:=[.BU24]+IF([.$A24]&gt;=[.BV$2];INDEX([.BV$3:.BV24];[.$A24]-[.BV$2]+1;1);0)" office:value-type="float" office:value="792" calcext:value-type="float">
            <text:p>792</text:p>
          </table:table-cell>
          <table:table-cell table:formula="of:=[.BV24]+IF([.$A24]&gt;=[.BW$2];INDEX([.BW$3:.BW24];[.$A24]-[.BW$2]+1;1);0)" office:value-type="float" office:value="792" calcext:value-type="float">
            <text:p>792</text:p>
          </table:table-cell>
          <table:table-cell table:formula="of:=[.BW24]+IF([.$A24]&gt;=[.BX$2];INDEX([.BX$3:.BX24];[.$A24]-[.BX$2]+1;1);0)" office:value-type="float" office:value="792" calcext:value-type="float">
            <text:p>792</text:p>
          </table:table-cell>
          <table:table-cell table:formula="of:=[.BX24]+IF([.$A24]&gt;=[.BY$2];INDEX([.BY$3:.BY24];[.$A24]-[.BY$2]+1;1);0)" office:value-type="float" office:value="792" calcext:value-type="float">
            <text:p>792</text:p>
          </table:table-cell>
          <table:table-cell table:formula="of:=[.BY24]+IF([.$A24]&gt;=[.BZ$2];INDEX([.BZ$3:.BZ24];[.$A24]-[.BZ$2]+1;1);0)" office:value-type="float" office:value="792" calcext:value-type="float">
            <text:p>792</text:p>
          </table:table-cell>
          <table:table-cell table:formula="of:=[.BZ24]+IF([.$A24]&gt;=[.CA$2];INDEX([.CA$3:.CA24];[.$A24]-[.CA$2]+1;1);0)" office:value-type="float" office:value="792" calcext:value-type="float">
            <text:p>792</text:p>
          </table:table-cell>
          <table:table-cell table:formula="of:=[.CA24]+IF([.$A24]&gt;=[.CB$2];INDEX([.CB$3:.CB24];[.$A24]-[.CB$2]+1;1);0)" office:value-type="float" office:value="792" calcext:value-type="float">
            <text:p>792</text:p>
          </table:table-cell>
          <table:table-cell table:formula="of:=[.CB24]+IF([.$A24]&gt;=[.CC$2];INDEX([.CC$3:.CC24];[.$A24]-[.CC$2]+1;1);0)" office:value-type="float" office:value="792" calcext:value-type="float">
            <text:p>792</text:p>
          </table:table-cell>
          <table:table-cell table:formula="of:=[.CC24]+IF([.$A24]&gt;=[.CD$2];INDEX([.CD$3:.CD24];[.$A24]-[.CD$2]+1;1);0)" office:value-type="float" office:value="792" calcext:value-type="float">
            <text:p>792</text:p>
          </table:table-cell>
          <table:table-cell table:formula="of:=[.CD24]+IF([.$A24]&gt;=[.CE$2];INDEX([.CE$3:.CE24];[.$A24]-[.CE$2]+1;1);0)" office:value-type="float" office:value="792" calcext:value-type="float">
            <text:p>792</text:p>
          </table:table-cell>
          <table:table-cell table:formula="of:=[.CE24]+IF([.$A24]&gt;=[.CF$2];INDEX([.CF$3:.CF24];[.$A24]-[.CF$2]+1;1);0)" office:value-type="float" office:value="792" calcext:value-type="float">
            <text:p>792</text:p>
          </table:table-cell>
          <table:table-cell table:formula="of:=[.CF24]+IF([.$A24]&gt;=[.CG$2];INDEX([.CG$3:.CG24];[.$A24]-[.CG$2]+1;1);0)" office:value-type="float" office:value="792" calcext:value-type="float">
            <text:p>792</text:p>
          </table:table-cell>
          <table:table-cell table:formula="of:=[.CG24]+IF([.$A24]&gt;=[.CH$2];INDEX([.CH$3:.CH24];[.$A24]-[.CH$2]+1;1);0)" office:value-type="float" office:value="792" calcext:value-type="float">
            <text:p>792</text:p>
          </table:table-cell>
          <table:table-cell table:formula="of:=[.CH24]+IF([.$A24]&gt;=[.CI$2];INDEX([.CI$3:.CI24];[.$A24]-[.CI$2]+1;1);0)" office:value-type="float" office:value="792" calcext:value-type="float">
            <text:p>792</text:p>
          </table:table-cell>
          <table:table-cell table:formula="of:=[.CI24]+IF([.$A24]&gt;=[.CJ$2];INDEX([.CJ$3:.CJ24];[.$A24]-[.CJ$2]+1;1);0)" office:value-type="float" office:value="792" calcext:value-type="float">
            <text:p>792</text:p>
          </table:table-cell>
          <table:table-cell table:formula="of:=[.CJ24]+IF([.$A24]&gt;=[.CK$2];INDEX([.CK$3:.CK24];[.$A24]-[.CK$2]+1;1);0)" office:value-type="float" office:value="792" calcext:value-type="float">
            <text:p>792</text:p>
          </table:table-cell>
          <table:table-cell table:formula="of:=[.CK24]+IF([.$A24]&gt;=[.CL$2];INDEX([.CL$3:.CL24];[.$A24]-[.CL$2]+1;1);0)" office:value-type="float" office:value="792" calcext:value-type="float">
            <text:p>792</text:p>
          </table:table-cell>
          <table:table-cell table:formula="of:=[.CL24]+IF([.$A24]&gt;=[.CM$2];INDEX([.CM$3:.CM24];[.$A24]-[.CM$2]+1;1);0)" office:value-type="float" office:value="792" calcext:value-type="float">
            <text:p>792</text:p>
          </table:table-cell>
          <table:table-cell table:formula="of:=[.CM24]+IF([.$A24]&gt;=[.CN$2];INDEX([.CN$3:.CN24];[.$A24]-[.CN$2]+1;1);0)" office:value-type="float" office:value="792" calcext:value-type="float">
            <text:p>792</text:p>
          </table:table-cell>
          <table:table-cell table:formula="of:=[.CN24]+IF([.$A24]&gt;=[.CO$2];INDEX([.CO$3:.CO24];[.$A24]-[.CO$2]+1;1);0)" office:value-type="float" office:value="792" calcext:value-type="float">
            <text:p>792</text:p>
          </table:table-cell>
          <table:table-cell table:formula="of:=[.CO24]+IF([.$A24]&gt;=[.CP$2];INDEX([.CP$3:.CP24];[.$A24]-[.CP$2]+1;1);0)" office:value-type="float" office:value="792" calcext:value-type="float">
            <text:p>792</text:p>
          </table:table-cell>
          <table:table-cell table:formula="of:=[.CP24]+IF([.$A24]&gt;=[.CQ$2];INDEX([.CQ$3:.CQ24];[.$A24]-[.CQ$2]+1;1);0)" office:value-type="float" office:value="792" calcext:value-type="float">
            <text:p>792</text:p>
          </table:table-cell>
          <table:table-cell table:formula="of:=[.CQ24]+IF([.$A24]&gt;=[.CR$2];INDEX([.CR$3:.CR24];[.$A24]-[.CR$2]+1;1);0)" office:value-type="float" office:value="792" calcext:value-type="float">
            <text:p>792</text:p>
          </table:table-cell>
          <table:table-cell table:formula="of:=[.CR24]+IF([.$A24]&gt;=[.CS$2];INDEX([.CS$3:.CS24];[.$A24]-[.CS$2]+1;1);0)" office:value-type="float" office:value="792" calcext:value-type="float">
            <text:p>792</text:p>
          </table:table-cell>
          <table:table-cell table:formula="of:=[.CS24]+IF([.$A24]&gt;=[.CT$2];INDEX([.CT$3:.CT24];[.$A24]-[.CT$2]+1;1);0)" office:value-type="float" office:value="792" calcext:value-type="float">
            <text:p>792</text:p>
          </table:table-cell>
          <table:table-cell table:formula="of:=[.CT24]+IF([.$A24]&gt;=[.CU$2];INDEX([.CU$3:.CU24];[.$A24]-[.CU$2]+1;1);0)" office:value-type="float" office:value="792" calcext:value-type="float">
            <text:p>792</text:p>
          </table:table-cell>
          <table:table-cell table:formula="of:=[.CU24]+IF([.$A24]&gt;=[.CV$2];INDEX([.CV$3:.CV24];[.$A24]-[.CV$2]+1;1);0)" office:value-type="float" office:value="792" calcext:value-type="float">
            <text:p>792</text:p>
          </table:table-cell>
          <table:table-cell table:formula="of:=[.CV24]+IF([.$A24]&gt;=[.CW$2];INDEX([.CW$3:.CW24];[.$A24]-[.CW$2]+1;1);0)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4]" office:value-type="float" office:value="1" calcext:value-type="float">
            <text:p>1</text:p>
          </table:table-cell>
          <table:table-cell table:formula="of:=[.B25]+IF([.$A25]&gt;=[.C$2];INDEX([.C$3:.C25];[.$A25]-[.C$2]+1;1);0)" office:value-type="float" office:value="12" calcext:value-type="float">
            <text:p>12</text:p>
          </table:table-cell>
          <table:table-cell table:formula="of:=[.C25]+IF([.$A25]&gt;=[.D$2];INDEX([.D$3:.D25];[.$A25]-[.D$2]+1;1);0)" office:value-type="float" office:value="52" calcext:value-type="float">
            <text:p>52</text:p>
          </table:table-cell>
          <table:table-cell table:formula="of:=[.D25]+IF([.$A25]&gt;=[.E$2];INDEX([.E$3:.E25];[.$A25]-[.E$2]+1;1);0)" office:value-type="float" office:value="136" calcext:value-type="float">
            <text:p>136</text:p>
          </table:table-cell>
          <table:table-cell table:formula="of:=[.E25]+IF([.$A25]&gt;=[.F$2];INDEX([.F$3:.F25];[.$A25]-[.F$2]+1;1);0)" office:value-type="float" office:value="255" calcext:value-type="float">
            <text:p>255</text:p>
          </table:table-cell>
          <table:table-cell table:formula="of:=[.F25]+IF([.$A25]&gt;=[.G$2];INDEX([.G$3:.G25];[.$A25]-[.G$2]+1;1);0)" office:value-type="float" office:value="391" calcext:value-type="float">
            <text:p>391</text:p>
          </table:table-cell>
          <table:table-cell table:formula="of:=[.G25]+IF([.$A25]&gt;=[.H$2];INDEX([.H$3:.H25];[.$A25]-[.H$2]+1;1);0)" office:value-type="float" office:value="522" calcext:value-type="float">
            <text:p>522</text:p>
          </table:table-cell>
          <table:table-cell table:formula="of:=[.H25]+IF([.$A25]&gt;=[.I$2];INDEX([.I$3:.I25];[.$A25]-[.I$2]+1;1);0)" office:value-type="float" office:value="638" calcext:value-type="float">
            <text:p>638</text:p>
          </table:table-cell>
          <table:table-cell table:formula="of:=[.I25]+IF([.$A25]&gt;=[.J$2];INDEX([.J$3:.J25];[.$A25]-[.J$2]+1;1);0)" office:value-type="float" office:value="732" calcext:value-type="float">
            <text:p>732</text:p>
          </table:table-cell>
          <table:table-cell table:formula="of:=[.J25]+IF([.$A25]&gt;=[.K$2];INDEX([.K$3:.K25];[.$A25]-[.K$2]+1;1);0)" office:value-type="float" office:value="807" calcext:value-type="float">
            <text:p>807</text:p>
          </table:table-cell>
          <table:table-cell table:formula="of:=[.K25]+IF([.$A25]&gt;=[.L$2];INDEX([.L$3:.L25];[.$A25]-[.L$2]+1;1);0)" office:value-type="float" office:value="863" calcext:value-type="float">
            <text:p>863</text:p>
          </table:table-cell>
          <table:table-cell table:formula="of:=[.L25]+IF([.$A25]&gt;=[.M$2];INDEX([.M$3:.M25];[.$A25]-[.M$2]+1;1);0)" office:value-type="float" office:value="905" calcext:value-type="float">
            <text:p>905</text:p>
          </table:table-cell>
          <table:table-cell table:formula="of:=[.M25]+IF([.$A25]&gt;=[.N$2];INDEX([.N$3:.N25];[.$A25]-[.N$2]+1;1);0)" office:value-type="float" office:value="935" calcext:value-type="float">
            <text:p>935</text:p>
          </table:table-cell>
          <table:table-cell table:formula="of:=[.N25]+IF([.$A25]&gt;=[.O$2];INDEX([.O$3:.O25];[.$A25]-[.O$2]+1;1);0)" office:value-type="float" office:value="957" calcext:value-type="float">
            <text:p>957</text:p>
          </table:table-cell>
          <table:table-cell table:formula="of:=[.O25]+IF([.$A25]&gt;=[.P$2];INDEX([.P$3:.P25];[.$A25]-[.P$2]+1;1);0)" office:value-type="float" office:value="972" calcext:value-type="float">
            <text:p>972</text:p>
          </table:table-cell>
          <table:table-cell table:formula="of:=[.P25]+IF([.$A25]&gt;=[.Q$2];INDEX([.Q$3:.Q25];[.$A25]-[.Q$2]+1;1);0)" office:value-type="float" office:value="983" calcext:value-type="float">
            <text:p>983</text:p>
          </table:table-cell>
          <table:table-cell table:formula="of:=[.Q25]+IF([.$A25]&gt;=[.R$2];INDEX([.R$3:.R25];[.$A25]-[.R$2]+1;1);0)" office:value-type="float" office:value="990" calcext:value-type="float">
            <text:p>990</text:p>
          </table:table-cell>
          <table:table-cell table:formula="of:=[.R25]+IF([.$A25]&gt;=[.S$2];INDEX([.S$3:.S25];[.$A25]-[.S$2]+1;1);0)" office:value-type="float" office:value="995" calcext:value-type="float">
            <text:p>995</text:p>
          </table:table-cell>
          <table:table-cell table:formula="of:=[.S25]+IF([.$A25]&gt;=[.T$2];INDEX([.T$3:.T25];[.$A25]-[.T$2]+1;1);0)" office:value-type="float" office:value="998" calcext:value-type="float">
            <text:p>998</text:p>
          </table:table-cell>
          <table:table-cell table:formula="of:=[.T25]+IF([.$A25]&gt;=[.U$2];INDEX([.U$3:.U25];[.$A25]-[.U$2]+1;1);0)" office:value-type="float" office:value="1000" calcext:value-type="float">
            <text:p>1000</text:p>
          </table:table-cell>
          <table:table-cell table:formula="of:=[.U25]+IF([.$A25]&gt;=[.V$2];INDEX([.V$3:.V25];[.$A25]-[.V$2]+1;1);0)" office:value-type="float" office:value="1001" calcext:value-type="float">
            <text:p>1001</text:p>
          </table:table-cell>
          <table:table-cell table:formula="of:=[.V25]+IF([.$A25]&gt;=[.W$2];INDEX([.W$3:.W25];[.$A25]-[.W$2]+1;1);0)" office:value-type="float" office:value="1002" calcext:value-type="float">
            <text:p>1002</text:p>
          </table:table-cell>
          <table:table-cell table:formula="of:=[.W25]+IF([.$A25]&gt;=[.X$2];INDEX([.X$3:.X25];[.$A25]-[.X$2]+1;1);0)" office:value-type="float" office:value="1002" calcext:value-type="float">
            <text:p>1002</text:p>
          </table:table-cell>
          <table:table-cell table:formula="of:=[.X25]+IF([.$A25]&gt;=[.Y$2];INDEX([.Y$3:.Y25];[.$A25]-[.Y$2]+1;1);0)" office:value-type="float" office:value="1002" calcext:value-type="float">
            <text:p>1002</text:p>
          </table:table-cell>
          <table:table-cell table:formula="of:=[.Y25]+IF([.$A25]&gt;=[.Z$2];INDEX([.Z$3:.Z25];[.$A25]-[.Z$2]+1;1);0)" office:value-type="float" office:value="1002" calcext:value-type="float">
            <text:p>1002</text:p>
          </table:table-cell>
          <table:table-cell table:formula="of:=[.Z25]+IF([.$A25]&gt;=[.AA$2];INDEX([.AA$3:.AA25];[.$A25]-[.AA$2]+1;1);0)" office:value-type="float" office:value="1002" calcext:value-type="float">
            <text:p>1002</text:p>
          </table:table-cell>
          <table:table-cell table:formula="of:=[.AA25]+IF([.$A25]&gt;=[.AB$2];INDEX([.AB$3:.AB25];[.$A25]-[.AB$2]+1;1);0)" office:value-type="float" office:value="1002" calcext:value-type="float">
            <text:p>1002</text:p>
          </table:table-cell>
          <table:table-cell table:formula="of:=[.AB25]+IF([.$A25]&gt;=[.AC$2];INDEX([.AC$3:.AC25];[.$A25]-[.AC$2]+1;1);0)" office:value-type="float" office:value="1002" calcext:value-type="float">
            <text:p>1002</text:p>
          </table:table-cell>
          <table:table-cell table:formula="of:=[.AC25]+IF([.$A25]&gt;=[.AD$2];INDEX([.AD$3:.AD25];[.$A25]-[.AD$2]+1;1);0)" office:value-type="float" office:value="1002" calcext:value-type="float">
            <text:p>1002</text:p>
          </table:table-cell>
          <table:table-cell table:formula="of:=[.AD25]+IF([.$A25]&gt;=[.AE$2];INDEX([.AE$3:.AE25];[.$A25]-[.AE$2]+1;1);0)" office:value-type="float" office:value="1002" calcext:value-type="float">
            <text:p>1002</text:p>
          </table:table-cell>
          <table:table-cell table:formula="of:=[.AE25]+IF([.$A25]&gt;=[.AF$2];INDEX([.AF$3:.AF25];[.$A25]-[.AF$2]+1;1);0)" office:value-type="float" office:value="1002" calcext:value-type="float">
            <text:p>1002</text:p>
          </table:table-cell>
          <table:table-cell table:formula="of:=[.AF25]+IF([.$A25]&gt;=[.AG$2];INDEX([.AG$3:.AG25];[.$A25]-[.AG$2]+1;1);0)" office:value-type="float" office:value="1002" calcext:value-type="float">
            <text:p>1002</text:p>
          </table:table-cell>
          <table:table-cell table:formula="of:=[.AG25]+IF([.$A25]&gt;=[.AH$2];INDEX([.AH$3:.AH25];[.$A25]-[.AH$2]+1;1);0)" office:value-type="float" office:value="1002" calcext:value-type="float">
            <text:p>1002</text:p>
          </table:table-cell>
          <table:table-cell table:formula="of:=[.AH25]+IF([.$A25]&gt;=[.AI$2];INDEX([.AI$3:.AI25];[.$A25]-[.AI$2]+1;1);0)" office:value-type="float" office:value="1002" calcext:value-type="float">
            <text:p>1002</text:p>
          </table:table-cell>
          <table:table-cell table:formula="of:=[.AI25]+IF([.$A25]&gt;=[.AJ$2];INDEX([.AJ$3:.AJ25];[.$A25]-[.AJ$2]+1;1);0)" office:value-type="float" office:value="1002" calcext:value-type="float">
            <text:p>1002</text:p>
          </table:table-cell>
          <table:table-cell table:formula="of:=[.AJ25]+IF([.$A25]&gt;=[.AK$2];INDEX([.AK$3:.AK25];[.$A25]-[.AK$2]+1;1);0)" office:value-type="float" office:value="1002" calcext:value-type="float">
            <text:p>1002</text:p>
          </table:table-cell>
          <table:table-cell table:formula="of:=[.AK25]+IF([.$A25]&gt;=[.AL$2];INDEX([.AL$3:.AL25];[.$A25]-[.AL$2]+1;1);0)" office:value-type="float" office:value="1002" calcext:value-type="float">
            <text:p>1002</text:p>
          </table:table-cell>
          <table:table-cell table:formula="of:=[.AL25]+IF([.$A25]&gt;=[.AM$2];INDEX([.AM$3:.AM25];[.$A25]-[.AM$2]+1;1);0)" office:value-type="float" office:value="1002" calcext:value-type="float">
            <text:p>1002</text:p>
          </table:table-cell>
          <table:table-cell table:formula="of:=[.AM25]+IF([.$A25]&gt;=[.AN$2];INDEX([.AN$3:.AN25];[.$A25]-[.AN$2]+1;1);0)" office:value-type="float" office:value="1002" calcext:value-type="float">
            <text:p>1002</text:p>
          </table:table-cell>
          <table:table-cell table:formula="of:=[.AN25]+IF([.$A25]&gt;=[.AO$2];INDEX([.AO$3:.AO25];[.$A25]-[.AO$2]+1;1);0)" office:value-type="float" office:value="1002" calcext:value-type="float">
            <text:p>1002</text:p>
          </table:table-cell>
          <table:table-cell table:formula="of:=[.AO25]+IF([.$A25]&gt;=[.AP$2];INDEX([.AP$3:.AP25];[.$A25]-[.AP$2]+1;1);0)" office:value-type="float" office:value="1002" calcext:value-type="float">
            <text:p>1002</text:p>
          </table:table-cell>
          <table:table-cell table:formula="of:=[.AP25]+IF([.$A25]&gt;=[.AQ$2];INDEX([.AQ$3:.AQ25];[.$A25]-[.AQ$2]+1;1);0)" office:value-type="float" office:value="1002" calcext:value-type="float">
            <text:p>1002</text:p>
          </table:table-cell>
          <table:table-cell table:formula="of:=[.AQ25]+IF([.$A25]&gt;=[.AR$2];INDEX([.AR$3:.AR25];[.$A25]-[.AR$2]+1;1);0)" office:value-type="float" office:value="1002" calcext:value-type="float">
            <text:p>1002</text:p>
          </table:table-cell>
          <table:table-cell table:formula="of:=[.AR25]+IF([.$A25]&gt;=[.AS$2];INDEX([.AS$3:.AS25];[.$A25]-[.AS$2]+1;1);0)" office:value-type="float" office:value="1002" calcext:value-type="float">
            <text:p>1002</text:p>
          </table:table-cell>
          <table:table-cell table:formula="of:=[.AS25]+IF([.$A25]&gt;=[.AT$2];INDEX([.AT$3:.AT25];[.$A25]-[.AT$2]+1;1);0)" office:value-type="float" office:value="1002" calcext:value-type="float">
            <text:p>1002</text:p>
          </table:table-cell>
          <table:table-cell table:formula="of:=[.AT25]+IF([.$A25]&gt;=[.AU$2];INDEX([.AU$3:.AU25];[.$A25]-[.AU$2]+1;1);0)" office:value-type="float" office:value="1002" calcext:value-type="float">
            <text:p>1002</text:p>
          </table:table-cell>
          <table:table-cell table:formula="of:=[.AU25]+IF([.$A25]&gt;=[.AV$2];INDEX([.AV$3:.AV25];[.$A25]-[.AV$2]+1;1);0)" office:value-type="float" office:value="1002" calcext:value-type="float">
            <text:p>1002</text:p>
          </table:table-cell>
          <table:table-cell table:formula="of:=[.AV25]+IF([.$A25]&gt;=[.AW$2];INDEX([.AW$3:.AW25];[.$A25]-[.AW$2]+1;1);0)" office:value-type="float" office:value="1002" calcext:value-type="float">
            <text:p>1002</text:p>
          </table:table-cell>
          <table:table-cell table:formula="of:=[.AW25]+IF([.$A25]&gt;=[.AX$2];INDEX([.AX$3:.AX25];[.$A25]-[.AX$2]+1;1);0)" office:value-type="float" office:value="1002" calcext:value-type="float">
            <text:p>1002</text:p>
          </table:table-cell>
          <table:table-cell table:formula="of:=[.AX25]+IF([.$A25]&gt;=[.AY$2];INDEX([.AY$3:.AY25];[.$A25]-[.AY$2]+1;1);0)" office:value-type="float" office:value="1002" calcext:value-type="float">
            <text:p>1002</text:p>
          </table:table-cell>
          <table:table-cell table:formula="of:=[.AY25]+IF([.$A25]&gt;=[.AZ$2];INDEX([.AZ$3:.AZ25];[.$A25]-[.AZ$2]+1;1);0)" office:value-type="float" office:value="1002" calcext:value-type="float">
            <text:p>1002</text:p>
          </table:table-cell>
          <table:table-cell table:formula="of:=[.AZ25]+IF([.$A25]&gt;=[.BA$2];INDEX([.BA$3:.BA25];[.$A25]-[.BA$2]+1;1);0)" office:value-type="float" office:value="1002" calcext:value-type="float">
            <text:p>1002</text:p>
          </table:table-cell>
          <table:table-cell table:formula="of:=[.BA25]+IF([.$A25]&gt;=[.BB$2];INDEX([.BB$3:.BB25];[.$A25]-[.BB$2]+1;1);0)" office:value-type="float" office:value="1002" calcext:value-type="float">
            <text:p>1002</text:p>
          </table:table-cell>
          <table:table-cell table:formula="of:=[.BB25]+IF([.$A25]&gt;=[.BC$2];INDEX([.BC$3:.BC25];[.$A25]-[.BC$2]+1;1);0)" office:value-type="float" office:value="1002" calcext:value-type="float">
            <text:p>1002</text:p>
          </table:table-cell>
          <table:table-cell table:formula="of:=[.BC25]+IF([.$A25]&gt;=[.BD$2];INDEX([.BD$3:.BD25];[.$A25]-[.BD$2]+1;1);0)" office:value-type="float" office:value="1002" calcext:value-type="float">
            <text:p>1002</text:p>
          </table:table-cell>
          <table:table-cell table:formula="of:=[.BD25]+IF([.$A25]&gt;=[.BE$2];INDEX([.BE$3:.BE25];[.$A25]-[.BE$2]+1;1);0)" office:value-type="float" office:value="1002" calcext:value-type="float">
            <text:p>1002</text:p>
          </table:table-cell>
          <table:table-cell table:formula="of:=[.BE25]+IF([.$A25]&gt;=[.BF$2];INDEX([.BF$3:.BF25];[.$A25]-[.BF$2]+1;1);0)" office:value-type="float" office:value="1002" calcext:value-type="float">
            <text:p>1002</text:p>
          </table:table-cell>
          <table:table-cell table:formula="of:=[.BF25]+IF([.$A25]&gt;=[.BG$2];INDEX([.BG$3:.BG25];[.$A25]-[.BG$2]+1;1);0)" office:value-type="float" office:value="1002" calcext:value-type="float">
            <text:p>1002</text:p>
          </table:table-cell>
          <table:table-cell table:formula="of:=[.BG25]+IF([.$A25]&gt;=[.BH$2];INDEX([.BH$3:.BH25];[.$A25]-[.BH$2]+1;1);0)" office:value-type="float" office:value="1002" calcext:value-type="float">
            <text:p>1002</text:p>
          </table:table-cell>
          <table:table-cell table:formula="of:=[.BH25]+IF([.$A25]&gt;=[.BI$2];INDEX([.BI$3:.BI25];[.$A25]-[.BI$2]+1;1);0)" office:value-type="float" office:value="1002" calcext:value-type="float">
            <text:p>1002</text:p>
          </table:table-cell>
          <table:table-cell table:formula="of:=[.BI25]+IF([.$A25]&gt;=[.BJ$2];INDEX([.BJ$3:.BJ25];[.$A25]-[.BJ$2]+1;1);0)" office:value-type="float" office:value="1002" calcext:value-type="float">
            <text:p>1002</text:p>
          </table:table-cell>
          <table:table-cell table:formula="of:=[.BJ25]+IF([.$A25]&gt;=[.BK$2];INDEX([.BK$3:.BK25];[.$A25]-[.BK$2]+1;1);0)" office:value-type="float" office:value="1002" calcext:value-type="float">
            <text:p>1002</text:p>
          </table:table-cell>
          <table:table-cell table:formula="of:=[.BK25]+IF([.$A25]&gt;=[.BL$2];INDEX([.BL$3:.BL25];[.$A25]-[.BL$2]+1;1);0)" office:value-type="float" office:value="1002" calcext:value-type="float">
            <text:p>1002</text:p>
          </table:table-cell>
          <table:table-cell table:formula="of:=[.BL25]+IF([.$A25]&gt;=[.BM$2];INDEX([.BM$3:.BM25];[.$A25]-[.BM$2]+1;1);0)" office:value-type="float" office:value="1002" calcext:value-type="float">
            <text:p>1002</text:p>
          </table:table-cell>
          <table:table-cell table:formula="of:=[.BM25]+IF([.$A25]&gt;=[.BN$2];INDEX([.BN$3:.BN25];[.$A25]-[.BN$2]+1;1);0)" office:value-type="float" office:value="1002" calcext:value-type="float">
            <text:p>1002</text:p>
          </table:table-cell>
          <table:table-cell table:formula="of:=[.BN25]+IF([.$A25]&gt;=[.BO$2];INDEX([.BO$3:.BO25];[.$A25]-[.BO$2]+1;1);0)" office:value-type="float" office:value="1002" calcext:value-type="float">
            <text:p>1002</text:p>
          </table:table-cell>
          <table:table-cell table:formula="of:=[.BO25]+IF([.$A25]&gt;=[.BP$2];INDEX([.BP$3:.BP25];[.$A25]-[.BP$2]+1;1);0)" office:value-type="float" office:value="1002" calcext:value-type="float">
            <text:p>1002</text:p>
          </table:table-cell>
          <table:table-cell table:formula="of:=[.BP25]+IF([.$A25]&gt;=[.BQ$2];INDEX([.BQ$3:.BQ25];[.$A25]-[.BQ$2]+1;1);0)" office:value-type="float" office:value="1002" calcext:value-type="float">
            <text:p>1002</text:p>
          </table:table-cell>
          <table:table-cell table:formula="of:=[.BQ25]+IF([.$A25]&gt;=[.BR$2];INDEX([.BR$3:.BR25];[.$A25]-[.BR$2]+1;1);0)" office:value-type="float" office:value="1002" calcext:value-type="float">
            <text:p>1002</text:p>
          </table:table-cell>
          <table:table-cell table:formula="of:=[.BR25]+IF([.$A25]&gt;=[.BS$2];INDEX([.BS$3:.BS25];[.$A25]-[.BS$2]+1;1);0)" office:value-type="float" office:value="1002" calcext:value-type="float">
            <text:p>1002</text:p>
          </table:table-cell>
          <table:table-cell table:formula="of:=[.BS25]+IF([.$A25]&gt;=[.BT$2];INDEX([.BT$3:.BT25];[.$A25]-[.BT$2]+1;1);0)" office:value-type="float" office:value="1002" calcext:value-type="float">
            <text:p>1002</text:p>
          </table:table-cell>
          <table:table-cell table:formula="of:=[.BT25]+IF([.$A25]&gt;=[.BU$2];INDEX([.BU$3:.BU25];[.$A25]-[.BU$2]+1;1);0)" office:value-type="float" office:value="1002" calcext:value-type="float">
            <text:p>1002</text:p>
          </table:table-cell>
          <table:table-cell table:formula="of:=[.BU25]+IF([.$A25]&gt;=[.BV$2];INDEX([.BV$3:.BV25];[.$A25]-[.BV$2]+1;1);0)" office:value-type="float" office:value="1002" calcext:value-type="float">
            <text:p>1002</text:p>
          </table:table-cell>
          <table:table-cell table:formula="of:=[.BV25]+IF([.$A25]&gt;=[.BW$2];INDEX([.BW$3:.BW25];[.$A25]-[.BW$2]+1;1);0)" office:value-type="float" office:value="1002" calcext:value-type="float">
            <text:p>1002</text:p>
          </table:table-cell>
          <table:table-cell table:formula="of:=[.BW25]+IF([.$A25]&gt;=[.BX$2];INDEX([.BX$3:.BX25];[.$A25]-[.BX$2]+1;1);0)" office:value-type="float" office:value="1002" calcext:value-type="float">
            <text:p>1002</text:p>
          </table:table-cell>
          <table:table-cell table:formula="of:=[.BX25]+IF([.$A25]&gt;=[.BY$2];INDEX([.BY$3:.BY25];[.$A25]-[.BY$2]+1;1);0)" office:value-type="float" office:value="1002" calcext:value-type="float">
            <text:p>1002</text:p>
          </table:table-cell>
          <table:table-cell table:formula="of:=[.BY25]+IF([.$A25]&gt;=[.BZ$2];INDEX([.BZ$3:.BZ25];[.$A25]-[.BZ$2]+1;1);0)" office:value-type="float" office:value="1002" calcext:value-type="float">
            <text:p>1002</text:p>
          </table:table-cell>
          <table:table-cell table:formula="of:=[.BZ25]+IF([.$A25]&gt;=[.CA$2];INDEX([.CA$3:.CA25];[.$A25]-[.CA$2]+1;1);0)" office:value-type="float" office:value="1002" calcext:value-type="float">
            <text:p>1002</text:p>
          </table:table-cell>
          <table:table-cell table:formula="of:=[.CA25]+IF([.$A25]&gt;=[.CB$2];INDEX([.CB$3:.CB25];[.$A25]-[.CB$2]+1;1);0)" office:value-type="float" office:value="1002" calcext:value-type="float">
            <text:p>1002</text:p>
          </table:table-cell>
          <table:table-cell table:formula="of:=[.CB25]+IF([.$A25]&gt;=[.CC$2];INDEX([.CC$3:.CC25];[.$A25]-[.CC$2]+1;1);0)" office:value-type="float" office:value="1002" calcext:value-type="float">
            <text:p>1002</text:p>
          </table:table-cell>
          <table:table-cell table:formula="of:=[.CC25]+IF([.$A25]&gt;=[.CD$2];INDEX([.CD$3:.CD25];[.$A25]-[.CD$2]+1;1);0)" office:value-type="float" office:value="1002" calcext:value-type="float">
            <text:p>1002</text:p>
          </table:table-cell>
          <table:table-cell table:formula="of:=[.CD25]+IF([.$A25]&gt;=[.CE$2];INDEX([.CE$3:.CE25];[.$A25]-[.CE$2]+1;1);0)" office:value-type="float" office:value="1002" calcext:value-type="float">
            <text:p>1002</text:p>
          </table:table-cell>
          <table:table-cell table:formula="of:=[.CE25]+IF([.$A25]&gt;=[.CF$2];INDEX([.CF$3:.CF25];[.$A25]-[.CF$2]+1;1);0)" office:value-type="float" office:value="1002" calcext:value-type="float">
            <text:p>1002</text:p>
          </table:table-cell>
          <table:table-cell table:formula="of:=[.CF25]+IF([.$A25]&gt;=[.CG$2];INDEX([.CG$3:.CG25];[.$A25]-[.CG$2]+1;1);0)" office:value-type="float" office:value="1002" calcext:value-type="float">
            <text:p>1002</text:p>
          </table:table-cell>
          <table:table-cell table:formula="of:=[.CG25]+IF([.$A25]&gt;=[.CH$2];INDEX([.CH$3:.CH25];[.$A25]-[.CH$2]+1;1);0)" office:value-type="float" office:value="1002" calcext:value-type="float">
            <text:p>1002</text:p>
          </table:table-cell>
          <table:table-cell table:formula="of:=[.CH25]+IF([.$A25]&gt;=[.CI$2];INDEX([.CI$3:.CI25];[.$A25]-[.CI$2]+1;1);0)" office:value-type="float" office:value="1002" calcext:value-type="float">
            <text:p>1002</text:p>
          </table:table-cell>
          <table:table-cell table:formula="of:=[.CI25]+IF([.$A25]&gt;=[.CJ$2];INDEX([.CJ$3:.CJ25];[.$A25]-[.CJ$2]+1;1);0)" office:value-type="float" office:value="1002" calcext:value-type="float">
            <text:p>1002</text:p>
          </table:table-cell>
          <table:table-cell table:formula="of:=[.CJ25]+IF([.$A25]&gt;=[.CK$2];INDEX([.CK$3:.CK25];[.$A25]-[.CK$2]+1;1);0)" office:value-type="float" office:value="1002" calcext:value-type="float">
            <text:p>1002</text:p>
          </table:table-cell>
          <table:table-cell table:formula="of:=[.CK25]+IF([.$A25]&gt;=[.CL$2];INDEX([.CL$3:.CL25];[.$A25]-[.CL$2]+1;1);0)" office:value-type="float" office:value="1002" calcext:value-type="float">
            <text:p>1002</text:p>
          </table:table-cell>
          <table:table-cell table:formula="of:=[.CL25]+IF([.$A25]&gt;=[.CM$2];INDEX([.CM$3:.CM25];[.$A25]-[.CM$2]+1;1);0)" office:value-type="float" office:value="1002" calcext:value-type="float">
            <text:p>1002</text:p>
          </table:table-cell>
          <table:table-cell table:formula="of:=[.CM25]+IF([.$A25]&gt;=[.CN$2];INDEX([.CN$3:.CN25];[.$A25]-[.CN$2]+1;1);0)" office:value-type="float" office:value="1002" calcext:value-type="float">
            <text:p>1002</text:p>
          </table:table-cell>
          <table:table-cell table:formula="of:=[.CN25]+IF([.$A25]&gt;=[.CO$2];INDEX([.CO$3:.CO25];[.$A25]-[.CO$2]+1;1);0)" office:value-type="float" office:value="1002" calcext:value-type="float">
            <text:p>1002</text:p>
          </table:table-cell>
          <table:table-cell table:formula="of:=[.CO25]+IF([.$A25]&gt;=[.CP$2];INDEX([.CP$3:.CP25];[.$A25]-[.CP$2]+1;1);0)" office:value-type="float" office:value="1002" calcext:value-type="float">
            <text:p>1002</text:p>
          </table:table-cell>
          <table:table-cell table:formula="of:=[.CP25]+IF([.$A25]&gt;=[.CQ$2];INDEX([.CQ$3:.CQ25];[.$A25]-[.CQ$2]+1;1);0)" office:value-type="float" office:value="1002" calcext:value-type="float">
            <text:p>1002</text:p>
          </table:table-cell>
          <table:table-cell table:formula="of:=[.CQ25]+IF([.$A25]&gt;=[.CR$2];INDEX([.CR$3:.CR25];[.$A25]-[.CR$2]+1;1);0)" office:value-type="float" office:value="1002" calcext:value-type="float">
            <text:p>1002</text:p>
          </table:table-cell>
          <table:table-cell table:formula="of:=[.CR25]+IF([.$A25]&gt;=[.CS$2];INDEX([.CS$3:.CS25];[.$A25]-[.CS$2]+1;1);0)" office:value-type="float" office:value="1002" calcext:value-type="float">
            <text:p>1002</text:p>
          </table:table-cell>
          <table:table-cell table:formula="of:=[.CS25]+IF([.$A25]&gt;=[.CT$2];INDEX([.CT$3:.CT25];[.$A25]-[.CT$2]+1;1);0)" office:value-type="float" office:value="1002" calcext:value-type="float">
            <text:p>1002</text:p>
          </table:table-cell>
          <table:table-cell table:formula="of:=[.CT25]+IF([.$A25]&gt;=[.CU$2];INDEX([.CU$3:.CU25];[.$A25]-[.CU$2]+1;1);0)" office:value-type="float" office:value="1002" calcext:value-type="float">
            <text:p>1002</text:p>
          </table:table-cell>
          <table:table-cell table:formula="of:=[.CU25]+IF([.$A25]&gt;=[.CV$2];INDEX([.CV$3:.CV25];[.$A25]-[.CV$2]+1;1);0)" office:value-type="float" office:value="1002" calcext:value-type="float">
            <text:p>1002</text:p>
          </table:table-cell>
          <table:table-cell table:formula="of:=[.CV25]+IF([.$A25]&gt;=[.CW$2];INDEX([.CW$3:.CW25];[.$A25]-[.CW$2]+1;1);0)"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5]" office:value-type="float" office:value="1" calcext:value-type="float">
            <text:p>1</text:p>
          </table:table-cell>
          <table:table-cell table:formula="of:=[.B26]+IF([.$A26]&gt;=[.C$2];INDEX([.C$3:.C26];[.$A26]-[.C$2]+1;1);0)" office:value-type="float" office:value="12" calcext:value-type="float">
            <text:p>12</text:p>
          </table:table-cell>
          <table:table-cell table:formula="of:=[.C26]+IF([.$A26]&gt;=[.D$2];INDEX([.D$3:.D26];[.$A26]-[.D$2]+1;1);0)" office:value-type="float" office:value="56" calcext:value-type="float">
            <text:p>56</text:p>
          </table:table-cell>
          <table:table-cell table:formula="of:=[.D26]+IF([.$A26]&gt;=[.E$2];INDEX([.E$3:.E26];[.$A26]-[.E$2]+1;1);0)" office:value-type="float" office:value="150" calcext:value-type="float">
            <text:p>150</text:p>
          </table:table-cell>
          <table:table-cell table:formula="of:=[.E26]+IF([.$A26]&gt;=[.F$2];INDEX([.F$3:.F26];[.$A26]-[.F$2]+1;1);0)" office:value-type="float" office:value="291" calcext:value-type="float">
            <text:p>291</text:p>
          </table:table-cell>
          <table:table-cell table:formula="of:=[.F26]+IF([.$A26]&gt;=[.G$2];INDEX([.G$3:.G26];[.$A26]-[.G$2]+1;1);0)" office:value-type="float" office:value="454" calcext:value-type="float">
            <text:p>454</text:p>
          </table:table-cell>
          <table:table-cell table:formula="of:=[.G26]+IF([.$A26]&gt;=[.H$2];INDEX([.H$3:.H26];[.$A26]-[.H$2]+1;1);0)" office:value-type="float" office:value="618" calcext:value-type="float">
            <text:p>618</text:p>
          </table:table-cell>
          <table:table-cell table:formula="of:=[.H26]+IF([.$A26]&gt;=[.I$2];INDEX([.I$3:.I26];[.$A26]-[.I$2]+1;1);0)" office:value-type="float" office:value="764" calcext:value-type="float">
            <text:p>764</text:p>
          </table:table-cell>
          <table:table-cell table:formula="of:=[.I26]+IF([.$A26]&gt;=[.J$2];INDEX([.J$3:.J26];[.$A26]-[.J$2]+1;1);0)" office:value-type="float" office:value="887" calcext:value-type="float">
            <text:p>887</text:p>
          </table:table-cell>
          <table:table-cell table:formula="of:=[.J26]+IF([.$A26]&gt;=[.K$2];INDEX([.K$3:.K26];[.$A26]-[.K$2]+1;1);0)" office:value-type="float" office:value="984" calcext:value-type="float">
            <text:p>984</text:p>
          </table:table-cell>
          <table:table-cell table:formula="of:=[.K26]+IF([.$A26]&gt;=[.L$2];INDEX([.L$3:.L26];[.$A26]-[.L$2]+1;1);0)" office:value-type="float" office:value="1060" calcext:value-type="float">
            <text:p>1060</text:p>
          </table:table-cell>
          <table:table-cell table:formula="of:=[.L26]+IF([.$A26]&gt;=[.M$2];INDEX([.M$3:.M26];[.$A26]-[.M$2]+1;1);0)" office:value-type="float" office:value="1116" calcext:value-type="float">
            <text:p>1116</text:p>
          </table:table-cell>
          <table:table-cell table:formula="of:=[.M26]+IF([.$A26]&gt;=[.N$2];INDEX([.N$3:.N26];[.$A26]-[.N$2]+1;1);0)" office:value-type="float" office:value="1158" calcext:value-type="float">
            <text:p>1158</text:p>
          </table:table-cell>
          <table:table-cell table:formula="of:=[.N26]+IF([.$A26]&gt;=[.O$2];INDEX([.O$3:.O26];[.$A26]-[.O$2]+1;1);0)" office:value-type="float" office:value="1188" calcext:value-type="float">
            <text:p>1188</text:p>
          </table:table-cell>
          <table:table-cell table:formula="of:=[.O26]+IF([.$A26]&gt;=[.P$2];INDEX([.P$3:.P26];[.$A26]-[.P$2]+1;1);0)" office:value-type="float" office:value="1210" calcext:value-type="float">
            <text:p>1210</text:p>
          </table:table-cell>
          <table:table-cell table:formula="of:=[.P26]+IF([.$A26]&gt;=[.Q$2];INDEX([.Q$3:.Q26];[.$A26]-[.Q$2]+1;1);0)" office:value-type="float" office:value="1225" calcext:value-type="float">
            <text:p>1225</text:p>
          </table:table-cell>
          <table:table-cell table:formula="of:=[.Q26]+IF([.$A26]&gt;=[.R$2];INDEX([.R$3:.R26];[.$A26]-[.R$2]+1;1);0)" office:value-type="float" office:value="1236" calcext:value-type="float">
            <text:p>1236</text:p>
          </table:table-cell>
          <table:table-cell table:formula="of:=[.R26]+IF([.$A26]&gt;=[.S$2];INDEX([.S$3:.S26];[.$A26]-[.S$2]+1;1);0)" office:value-type="float" office:value="1243" calcext:value-type="float">
            <text:p>1243</text:p>
          </table:table-cell>
          <table:table-cell table:formula="of:=[.S26]+IF([.$A26]&gt;=[.T$2];INDEX([.T$3:.T26];[.$A26]-[.T$2]+1;1);0)" office:value-type="float" office:value="1248" calcext:value-type="float">
            <text:p>1248</text:p>
          </table:table-cell>
          <table:table-cell table:formula="of:=[.T26]+IF([.$A26]&gt;=[.U$2];INDEX([.U$3:.U26];[.$A26]-[.U$2]+1;1);0)" office:value-type="float" office:value="1251" calcext:value-type="float">
            <text:p>1251</text:p>
          </table:table-cell>
          <table:table-cell table:formula="of:=[.U26]+IF([.$A26]&gt;=[.V$2];INDEX([.V$3:.V26];[.$A26]-[.V$2]+1;1);0)" office:value-type="float" office:value="1253" calcext:value-type="float">
            <text:p>1253</text:p>
          </table:table-cell>
          <table:table-cell table:formula="of:=[.V26]+IF([.$A26]&gt;=[.W$2];INDEX([.W$3:.W26];[.$A26]-[.W$2]+1;1);0)" office:value-type="float" office:value="1254" calcext:value-type="float">
            <text:p>1254</text:p>
          </table:table-cell>
          <table:table-cell table:formula="of:=[.W26]+IF([.$A26]&gt;=[.X$2];INDEX([.X$3:.X26];[.$A26]-[.X$2]+1;1);0)" office:value-type="float" office:value="1255" calcext:value-type="float">
            <text:p>1255</text:p>
          </table:table-cell>
          <table:table-cell table:formula="of:=[.X26]+IF([.$A26]&gt;=[.Y$2];INDEX([.Y$3:.Y26];[.$A26]-[.Y$2]+1;1);0)" office:value-type="float" office:value="1255" calcext:value-type="float">
            <text:p>1255</text:p>
          </table:table-cell>
          <table:table-cell table:formula="of:=[.Y26]+IF([.$A26]&gt;=[.Z$2];INDEX([.Z$3:.Z26];[.$A26]-[.Z$2]+1;1);0)" office:value-type="float" office:value="1255" calcext:value-type="float">
            <text:p>1255</text:p>
          </table:table-cell>
          <table:table-cell table:formula="of:=[.Z26]+IF([.$A26]&gt;=[.AA$2];INDEX([.AA$3:.AA26];[.$A26]-[.AA$2]+1;1);0)" office:value-type="float" office:value="1255" calcext:value-type="float">
            <text:p>1255</text:p>
          </table:table-cell>
          <table:table-cell table:formula="of:=[.AA26]+IF([.$A26]&gt;=[.AB$2];INDEX([.AB$3:.AB26];[.$A26]-[.AB$2]+1;1);0)" office:value-type="float" office:value="1255" calcext:value-type="float">
            <text:p>1255</text:p>
          </table:table-cell>
          <table:table-cell table:formula="of:=[.AB26]+IF([.$A26]&gt;=[.AC$2];INDEX([.AC$3:.AC26];[.$A26]-[.AC$2]+1;1);0)" office:value-type="float" office:value="1255" calcext:value-type="float">
            <text:p>1255</text:p>
          </table:table-cell>
          <table:table-cell table:formula="of:=[.AC26]+IF([.$A26]&gt;=[.AD$2];INDEX([.AD$3:.AD26];[.$A26]-[.AD$2]+1;1);0)" office:value-type="float" office:value="1255" calcext:value-type="float">
            <text:p>1255</text:p>
          </table:table-cell>
          <table:table-cell table:formula="of:=[.AD26]+IF([.$A26]&gt;=[.AE$2];INDEX([.AE$3:.AE26];[.$A26]-[.AE$2]+1;1);0)" office:value-type="float" office:value="1255" calcext:value-type="float">
            <text:p>1255</text:p>
          </table:table-cell>
          <table:table-cell table:formula="of:=[.AE26]+IF([.$A26]&gt;=[.AF$2];INDEX([.AF$3:.AF26];[.$A26]-[.AF$2]+1;1);0)" office:value-type="float" office:value="1255" calcext:value-type="float">
            <text:p>1255</text:p>
          </table:table-cell>
          <table:table-cell table:formula="of:=[.AF26]+IF([.$A26]&gt;=[.AG$2];INDEX([.AG$3:.AG26];[.$A26]-[.AG$2]+1;1);0)" office:value-type="float" office:value="1255" calcext:value-type="float">
            <text:p>1255</text:p>
          </table:table-cell>
          <table:table-cell table:formula="of:=[.AG26]+IF([.$A26]&gt;=[.AH$2];INDEX([.AH$3:.AH26];[.$A26]-[.AH$2]+1;1);0)" office:value-type="float" office:value="1255" calcext:value-type="float">
            <text:p>1255</text:p>
          </table:table-cell>
          <table:table-cell table:formula="of:=[.AH26]+IF([.$A26]&gt;=[.AI$2];INDEX([.AI$3:.AI26];[.$A26]-[.AI$2]+1;1);0)" office:value-type="float" office:value="1255" calcext:value-type="float">
            <text:p>1255</text:p>
          </table:table-cell>
          <table:table-cell table:formula="of:=[.AI26]+IF([.$A26]&gt;=[.AJ$2];INDEX([.AJ$3:.AJ26];[.$A26]-[.AJ$2]+1;1);0)" office:value-type="float" office:value="1255" calcext:value-type="float">
            <text:p>1255</text:p>
          </table:table-cell>
          <table:table-cell table:formula="of:=[.AJ26]+IF([.$A26]&gt;=[.AK$2];INDEX([.AK$3:.AK26];[.$A26]-[.AK$2]+1;1);0)" office:value-type="float" office:value="1255" calcext:value-type="float">
            <text:p>1255</text:p>
          </table:table-cell>
          <table:table-cell table:formula="of:=[.AK26]+IF([.$A26]&gt;=[.AL$2];INDEX([.AL$3:.AL26];[.$A26]-[.AL$2]+1;1);0)" office:value-type="float" office:value="1255" calcext:value-type="float">
            <text:p>1255</text:p>
          </table:table-cell>
          <table:table-cell table:formula="of:=[.AL26]+IF([.$A26]&gt;=[.AM$2];INDEX([.AM$3:.AM26];[.$A26]-[.AM$2]+1;1);0)" office:value-type="float" office:value="1255" calcext:value-type="float">
            <text:p>1255</text:p>
          </table:table-cell>
          <table:table-cell table:formula="of:=[.AM26]+IF([.$A26]&gt;=[.AN$2];INDEX([.AN$3:.AN26];[.$A26]-[.AN$2]+1;1);0)" office:value-type="float" office:value="1255" calcext:value-type="float">
            <text:p>1255</text:p>
          </table:table-cell>
          <table:table-cell table:formula="of:=[.AN26]+IF([.$A26]&gt;=[.AO$2];INDEX([.AO$3:.AO26];[.$A26]-[.AO$2]+1;1);0)" office:value-type="float" office:value="1255" calcext:value-type="float">
            <text:p>1255</text:p>
          </table:table-cell>
          <table:table-cell table:formula="of:=[.AO26]+IF([.$A26]&gt;=[.AP$2];INDEX([.AP$3:.AP26];[.$A26]-[.AP$2]+1;1);0)" office:value-type="float" office:value="1255" calcext:value-type="float">
            <text:p>1255</text:p>
          </table:table-cell>
          <table:table-cell table:formula="of:=[.AP26]+IF([.$A26]&gt;=[.AQ$2];INDEX([.AQ$3:.AQ26];[.$A26]-[.AQ$2]+1;1);0)" office:value-type="float" office:value="1255" calcext:value-type="float">
            <text:p>1255</text:p>
          </table:table-cell>
          <table:table-cell table:formula="of:=[.AQ26]+IF([.$A26]&gt;=[.AR$2];INDEX([.AR$3:.AR26];[.$A26]-[.AR$2]+1;1);0)" office:value-type="float" office:value="1255" calcext:value-type="float">
            <text:p>1255</text:p>
          </table:table-cell>
          <table:table-cell table:formula="of:=[.AR26]+IF([.$A26]&gt;=[.AS$2];INDEX([.AS$3:.AS26];[.$A26]-[.AS$2]+1;1);0)" office:value-type="float" office:value="1255" calcext:value-type="float">
            <text:p>1255</text:p>
          </table:table-cell>
          <table:table-cell table:formula="of:=[.AS26]+IF([.$A26]&gt;=[.AT$2];INDEX([.AT$3:.AT26];[.$A26]-[.AT$2]+1;1);0)" office:value-type="float" office:value="1255" calcext:value-type="float">
            <text:p>1255</text:p>
          </table:table-cell>
          <table:table-cell table:formula="of:=[.AT26]+IF([.$A26]&gt;=[.AU$2];INDEX([.AU$3:.AU26];[.$A26]-[.AU$2]+1;1);0)" office:value-type="float" office:value="1255" calcext:value-type="float">
            <text:p>1255</text:p>
          </table:table-cell>
          <table:table-cell table:formula="of:=[.AU26]+IF([.$A26]&gt;=[.AV$2];INDEX([.AV$3:.AV26];[.$A26]-[.AV$2]+1;1);0)" office:value-type="float" office:value="1255" calcext:value-type="float">
            <text:p>1255</text:p>
          </table:table-cell>
          <table:table-cell table:formula="of:=[.AV26]+IF([.$A26]&gt;=[.AW$2];INDEX([.AW$3:.AW26];[.$A26]-[.AW$2]+1;1);0)" office:value-type="float" office:value="1255" calcext:value-type="float">
            <text:p>1255</text:p>
          </table:table-cell>
          <table:table-cell table:formula="of:=[.AW26]+IF([.$A26]&gt;=[.AX$2];INDEX([.AX$3:.AX26];[.$A26]-[.AX$2]+1;1);0)" office:value-type="float" office:value="1255" calcext:value-type="float">
            <text:p>1255</text:p>
          </table:table-cell>
          <table:table-cell table:formula="of:=[.AX26]+IF([.$A26]&gt;=[.AY$2];INDEX([.AY$3:.AY26];[.$A26]-[.AY$2]+1;1);0)" office:value-type="float" office:value="1255" calcext:value-type="float">
            <text:p>1255</text:p>
          </table:table-cell>
          <table:table-cell table:formula="of:=[.AY26]+IF([.$A26]&gt;=[.AZ$2];INDEX([.AZ$3:.AZ26];[.$A26]-[.AZ$2]+1;1);0)" office:value-type="float" office:value="1255" calcext:value-type="float">
            <text:p>1255</text:p>
          </table:table-cell>
          <table:table-cell table:formula="of:=[.AZ26]+IF([.$A26]&gt;=[.BA$2];INDEX([.BA$3:.BA26];[.$A26]-[.BA$2]+1;1);0)" office:value-type="float" office:value="1255" calcext:value-type="float">
            <text:p>1255</text:p>
          </table:table-cell>
          <table:table-cell table:formula="of:=[.BA26]+IF([.$A26]&gt;=[.BB$2];INDEX([.BB$3:.BB26];[.$A26]-[.BB$2]+1;1);0)" office:value-type="float" office:value="1255" calcext:value-type="float">
            <text:p>1255</text:p>
          </table:table-cell>
          <table:table-cell table:formula="of:=[.BB26]+IF([.$A26]&gt;=[.BC$2];INDEX([.BC$3:.BC26];[.$A26]-[.BC$2]+1;1);0)" office:value-type="float" office:value="1255" calcext:value-type="float">
            <text:p>1255</text:p>
          </table:table-cell>
          <table:table-cell table:formula="of:=[.BC26]+IF([.$A26]&gt;=[.BD$2];INDEX([.BD$3:.BD26];[.$A26]-[.BD$2]+1;1);0)" office:value-type="float" office:value="1255" calcext:value-type="float">
            <text:p>1255</text:p>
          </table:table-cell>
          <table:table-cell table:formula="of:=[.BD26]+IF([.$A26]&gt;=[.BE$2];INDEX([.BE$3:.BE26];[.$A26]-[.BE$2]+1;1);0)" office:value-type="float" office:value="1255" calcext:value-type="float">
            <text:p>1255</text:p>
          </table:table-cell>
          <table:table-cell table:formula="of:=[.BE26]+IF([.$A26]&gt;=[.BF$2];INDEX([.BF$3:.BF26];[.$A26]-[.BF$2]+1;1);0)" office:value-type="float" office:value="1255" calcext:value-type="float">
            <text:p>1255</text:p>
          </table:table-cell>
          <table:table-cell table:formula="of:=[.BF26]+IF([.$A26]&gt;=[.BG$2];INDEX([.BG$3:.BG26];[.$A26]-[.BG$2]+1;1);0)" office:value-type="float" office:value="1255" calcext:value-type="float">
            <text:p>1255</text:p>
          </table:table-cell>
          <table:table-cell table:formula="of:=[.BG26]+IF([.$A26]&gt;=[.BH$2];INDEX([.BH$3:.BH26];[.$A26]-[.BH$2]+1;1);0)" office:value-type="float" office:value="1255" calcext:value-type="float">
            <text:p>1255</text:p>
          </table:table-cell>
          <table:table-cell table:formula="of:=[.BH26]+IF([.$A26]&gt;=[.BI$2];INDEX([.BI$3:.BI26];[.$A26]-[.BI$2]+1;1);0)" office:value-type="float" office:value="1255" calcext:value-type="float">
            <text:p>1255</text:p>
          </table:table-cell>
          <table:table-cell table:formula="of:=[.BI26]+IF([.$A26]&gt;=[.BJ$2];INDEX([.BJ$3:.BJ26];[.$A26]-[.BJ$2]+1;1);0)" office:value-type="float" office:value="1255" calcext:value-type="float">
            <text:p>1255</text:p>
          </table:table-cell>
          <table:table-cell table:formula="of:=[.BJ26]+IF([.$A26]&gt;=[.BK$2];INDEX([.BK$3:.BK26];[.$A26]-[.BK$2]+1;1);0)" office:value-type="float" office:value="1255" calcext:value-type="float">
            <text:p>1255</text:p>
          </table:table-cell>
          <table:table-cell table:formula="of:=[.BK26]+IF([.$A26]&gt;=[.BL$2];INDEX([.BL$3:.BL26];[.$A26]-[.BL$2]+1;1);0)" office:value-type="float" office:value="1255" calcext:value-type="float">
            <text:p>1255</text:p>
          </table:table-cell>
          <table:table-cell table:formula="of:=[.BL26]+IF([.$A26]&gt;=[.BM$2];INDEX([.BM$3:.BM26];[.$A26]-[.BM$2]+1;1);0)" office:value-type="float" office:value="1255" calcext:value-type="float">
            <text:p>1255</text:p>
          </table:table-cell>
          <table:table-cell table:formula="of:=[.BM26]+IF([.$A26]&gt;=[.BN$2];INDEX([.BN$3:.BN26];[.$A26]-[.BN$2]+1;1);0)" office:value-type="float" office:value="1255" calcext:value-type="float">
            <text:p>1255</text:p>
          </table:table-cell>
          <table:table-cell table:formula="of:=[.BN26]+IF([.$A26]&gt;=[.BO$2];INDEX([.BO$3:.BO26];[.$A26]-[.BO$2]+1;1);0)" office:value-type="float" office:value="1255" calcext:value-type="float">
            <text:p>1255</text:p>
          </table:table-cell>
          <table:table-cell table:formula="of:=[.BO26]+IF([.$A26]&gt;=[.BP$2];INDEX([.BP$3:.BP26];[.$A26]-[.BP$2]+1;1);0)" office:value-type="float" office:value="1255" calcext:value-type="float">
            <text:p>1255</text:p>
          </table:table-cell>
          <table:table-cell table:formula="of:=[.BP26]+IF([.$A26]&gt;=[.BQ$2];INDEX([.BQ$3:.BQ26];[.$A26]-[.BQ$2]+1;1);0)" office:value-type="float" office:value="1255" calcext:value-type="float">
            <text:p>1255</text:p>
          </table:table-cell>
          <table:table-cell table:formula="of:=[.BQ26]+IF([.$A26]&gt;=[.BR$2];INDEX([.BR$3:.BR26];[.$A26]-[.BR$2]+1;1);0)" office:value-type="float" office:value="1255" calcext:value-type="float">
            <text:p>1255</text:p>
          </table:table-cell>
          <table:table-cell table:formula="of:=[.BR26]+IF([.$A26]&gt;=[.BS$2];INDEX([.BS$3:.BS26];[.$A26]-[.BS$2]+1;1);0)" office:value-type="float" office:value="1255" calcext:value-type="float">
            <text:p>1255</text:p>
          </table:table-cell>
          <table:table-cell table:formula="of:=[.BS26]+IF([.$A26]&gt;=[.BT$2];INDEX([.BT$3:.BT26];[.$A26]-[.BT$2]+1;1);0)" office:value-type="float" office:value="1255" calcext:value-type="float">
            <text:p>1255</text:p>
          </table:table-cell>
          <table:table-cell table:formula="of:=[.BT26]+IF([.$A26]&gt;=[.BU$2];INDEX([.BU$3:.BU26];[.$A26]-[.BU$2]+1;1);0)" office:value-type="float" office:value="1255" calcext:value-type="float">
            <text:p>1255</text:p>
          </table:table-cell>
          <table:table-cell table:formula="of:=[.BU26]+IF([.$A26]&gt;=[.BV$2];INDEX([.BV$3:.BV26];[.$A26]-[.BV$2]+1;1);0)" office:value-type="float" office:value="1255" calcext:value-type="float">
            <text:p>1255</text:p>
          </table:table-cell>
          <table:table-cell table:formula="of:=[.BV26]+IF([.$A26]&gt;=[.BW$2];INDEX([.BW$3:.BW26];[.$A26]-[.BW$2]+1;1);0)" office:value-type="float" office:value="1255" calcext:value-type="float">
            <text:p>1255</text:p>
          </table:table-cell>
          <table:table-cell table:formula="of:=[.BW26]+IF([.$A26]&gt;=[.BX$2];INDEX([.BX$3:.BX26];[.$A26]-[.BX$2]+1;1);0)" office:value-type="float" office:value="1255" calcext:value-type="float">
            <text:p>1255</text:p>
          </table:table-cell>
          <table:table-cell table:formula="of:=[.BX26]+IF([.$A26]&gt;=[.BY$2];INDEX([.BY$3:.BY26];[.$A26]-[.BY$2]+1;1);0)" office:value-type="float" office:value="1255" calcext:value-type="float">
            <text:p>1255</text:p>
          </table:table-cell>
          <table:table-cell table:formula="of:=[.BY26]+IF([.$A26]&gt;=[.BZ$2];INDEX([.BZ$3:.BZ26];[.$A26]-[.BZ$2]+1;1);0)" office:value-type="float" office:value="1255" calcext:value-type="float">
            <text:p>1255</text:p>
          </table:table-cell>
          <table:table-cell table:formula="of:=[.BZ26]+IF([.$A26]&gt;=[.CA$2];INDEX([.CA$3:.CA26];[.$A26]-[.CA$2]+1;1);0)" office:value-type="float" office:value="1255" calcext:value-type="float">
            <text:p>1255</text:p>
          </table:table-cell>
          <table:table-cell table:formula="of:=[.CA26]+IF([.$A26]&gt;=[.CB$2];INDEX([.CB$3:.CB26];[.$A26]-[.CB$2]+1;1);0)" office:value-type="float" office:value="1255" calcext:value-type="float">
            <text:p>1255</text:p>
          </table:table-cell>
          <table:table-cell table:formula="of:=[.CB26]+IF([.$A26]&gt;=[.CC$2];INDEX([.CC$3:.CC26];[.$A26]-[.CC$2]+1;1);0)" office:value-type="float" office:value="1255" calcext:value-type="float">
            <text:p>1255</text:p>
          </table:table-cell>
          <table:table-cell table:formula="of:=[.CC26]+IF([.$A26]&gt;=[.CD$2];INDEX([.CD$3:.CD26];[.$A26]-[.CD$2]+1;1);0)" office:value-type="float" office:value="1255" calcext:value-type="float">
            <text:p>1255</text:p>
          </table:table-cell>
          <table:table-cell table:formula="of:=[.CD26]+IF([.$A26]&gt;=[.CE$2];INDEX([.CE$3:.CE26];[.$A26]-[.CE$2]+1;1);0)" office:value-type="float" office:value="1255" calcext:value-type="float">
            <text:p>1255</text:p>
          </table:table-cell>
          <table:table-cell table:formula="of:=[.CE26]+IF([.$A26]&gt;=[.CF$2];INDEX([.CF$3:.CF26];[.$A26]-[.CF$2]+1;1);0)" office:value-type="float" office:value="1255" calcext:value-type="float">
            <text:p>1255</text:p>
          </table:table-cell>
          <table:table-cell table:formula="of:=[.CF26]+IF([.$A26]&gt;=[.CG$2];INDEX([.CG$3:.CG26];[.$A26]-[.CG$2]+1;1);0)" office:value-type="float" office:value="1255" calcext:value-type="float">
            <text:p>1255</text:p>
          </table:table-cell>
          <table:table-cell table:formula="of:=[.CG26]+IF([.$A26]&gt;=[.CH$2];INDEX([.CH$3:.CH26];[.$A26]-[.CH$2]+1;1);0)" office:value-type="float" office:value="1255" calcext:value-type="float">
            <text:p>1255</text:p>
          </table:table-cell>
          <table:table-cell table:formula="of:=[.CH26]+IF([.$A26]&gt;=[.CI$2];INDEX([.CI$3:.CI26];[.$A26]-[.CI$2]+1;1);0)" office:value-type="float" office:value="1255" calcext:value-type="float">
            <text:p>1255</text:p>
          </table:table-cell>
          <table:table-cell table:formula="of:=[.CI26]+IF([.$A26]&gt;=[.CJ$2];INDEX([.CJ$3:.CJ26];[.$A26]-[.CJ$2]+1;1);0)" office:value-type="float" office:value="1255" calcext:value-type="float">
            <text:p>1255</text:p>
          </table:table-cell>
          <table:table-cell table:formula="of:=[.CJ26]+IF([.$A26]&gt;=[.CK$2];INDEX([.CK$3:.CK26];[.$A26]-[.CK$2]+1;1);0)" office:value-type="float" office:value="1255" calcext:value-type="float">
            <text:p>1255</text:p>
          </table:table-cell>
          <table:table-cell table:formula="of:=[.CK26]+IF([.$A26]&gt;=[.CL$2];INDEX([.CL$3:.CL26];[.$A26]-[.CL$2]+1;1);0)" office:value-type="float" office:value="1255" calcext:value-type="float">
            <text:p>1255</text:p>
          </table:table-cell>
          <table:table-cell table:formula="of:=[.CL26]+IF([.$A26]&gt;=[.CM$2];INDEX([.CM$3:.CM26];[.$A26]-[.CM$2]+1;1);0)" office:value-type="float" office:value="1255" calcext:value-type="float">
            <text:p>1255</text:p>
          </table:table-cell>
          <table:table-cell table:formula="of:=[.CM26]+IF([.$A26]&gt;=[.CN$2];INDEX([.CN$3:.CN26];[.$A26]-[.CN$2]+1;1);0)" office:value-type="float" office:value="1255" calcext:value-type="float">
            <text:p>1255</text:p>
          </table:table-cell>
          <table:table-cell table:formula="of:=[.CN26]+IF([.$A26]&gt;=[.CO$2];INDEX([.CO$3:.CO26];[.$A26]-[.CO$2]+1;1);0)" office:value-type="float" office:value="1255" calcext:value-type="float">
            <text:p>1255</text:p>
          </table:table-cell>
          <table:table-cell table:formula="of:=[.CO26]+IF([.$A26]&gt;=[.CP$2];INDEX([.CP$3:.CP26];[.$A26]-[.CP$2]+1;1);0)" office:value-type="float" office:value="1255" calcext:value-type="float">
            <text:p>1255</text:p>
          </table:table-cell>
          <table:table-cell table:formula="of:=[.CP26]+IF([.$A26]&gt;=[.CQ$2];INDEX([.CQ$3:.CQ26];[.$A26]-[.CQ$2]+1;1);0)" office:value-type="float" office:value="1255" calcext:value-type="float">
            <text:p>1255</text:p>
          </table:table-cell>
          <table:table-cell table:formula="of:=[.CQ26]+IF([.$A26]&gt;=[.CR$2];INDEX([.CR$3:.CR26];[.$A26]-[.CR$2]+1;1);0)" office:value-type="float" office:value="1255" calcext:value-type="float">
            <text:p>1255</text:p>
          </table:table-cell>
          <table:table-cell table:formula="of:=[.CR26]+IF([.$A26]&gt;=[.CS$2];INDEX([.CS$3:.CS26];[.$A26]-[.CS$2]+1;1);0)" office:value-type="float" office:value="1255" calcext:value-type="float">
            <text:p>1255</text:p>
          </table:table-cell>
          <table:table-cell table:formula="of:=[.CS26]+IF([.$A26]&gt;=[.CT$2];INDEX([.CT$3:.CT26];[.$A26]-[.CT$2]+1;1);0)" office:value-type="float" office:value="1255" calcext:value-type="float">
            <text:p>1255</text:p>
          </table:table-cell>
          <table:table-cell table:formula="of:=[.CT26]+IF([.$A26]&gt;=[.CU$2];INDEX([.CU$3:.CU26];[.$A26]-[.CU$2]+1;1);0)" office:value-type="float" office:value="1255" calcext:value-type="float">
            <text:p>1255</text:p>
          </table:table-cell>
          <table:table-cell table:formula="of:=[.CU26]+IF([.$A26]&gt;=[.CV$2];INDEX([.CV$3:.CV26];[.$A26]-[.CV$2]+1;1);0)" office:value-type="float" office:value="1255" calcext:value-type="float">
            <text:p>1255</text:p>
          </table:table-cell>
          <table:table-cell table:formula="of:=[.CV26]+IF([.$A26]&gt;=[.CW$2];INDEX([.CW$3:.CW26];[.$A26]-[.CW$2]+1;1);0)"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6]" office:value-type="float" office:value="1" calcext:value-type="float">
            <text:p>1</text:p>
          </table:table-cell>
          <table:table-cell table:formula="of:=[.B27]+IF([.$A27]&gt;=[.C$2];INDEX([.C$3:.C27];[.$A27]-[.C$2]+1;1);0)" office:value-type="float" office:value="13" calcext:value-type="float">
            <text:p>13</text:p>
          </table:table-cell>
          <table:table-cell table:formula="of:=[.C27]+IF([.$A27]&gt;=[.D$2];INDEX([.D$3:.D27];[.$A27]-[.D$2]+1;1);0)" office:value-type="float" office:value="61" calcext:value-type="float">
            <text:p>61</text:p>
          </table:table-cell>
          <table:table-cell table:formula="of:=[.D27]+IF([.$A27]&gt;=[.E$2];INDEX([.E$3:.E27];[.$A27]-[.E$2]+1;1);0)" office:value-type="float" office:value="169" calcext:value-type="float">
            <text:p>169</text:p>
          </table:table-cell>
          <table:table-cell table:formula="of:=[.E27]+IF([.$A27]&gt;=[.F$2];INDEX([.F$3:.F27];[.$A27]-[.F$2]+1;1);0)" office:value-type="float" office:value="333" calcext:value-type="float">
            <text:p>333</text:p>
          </table:table-cell>
          <table:table-cell table:formula="of:=[.F27]+IF([.$A27]&gt;=[.G$2];INDEX([.G$3:.G27];[.$A27]-[.G$2]+1;1);0)" office:value-type="float" office:value="532" calcext:value-type="float">
            <text:p>532</text:p>
          </table:table-cell>
          <table:table-cell table:formula="of:=[.G27]+IF([.$A27]&gt;=[.H$2];INDEX([.H$3:.H27];[.$A27]-[.H$2]+1;1);0)" office:value-type="float" office:value="733" calcext:value-type="float">
            <text:p>733</text:p>
          </table:table-cell>
          <table:table-cell table:formula="of:=[.H27]+IF([.$A27]&gt;=[.I$2];INDEX([.I$3:.I27];[.$A27]-[.I$2]+1;1);0)" office:value-type="float" office:value="919" calcext:value-type="float">
            <text:p>919</text:p>
          </table:table-cell>
          <table:table-cell table:formula="of:=[.I27]+IF([.$A27]&gt;=[.J$2];INDEX([.J$3:.J27];[.$A27]-[.J$2]+1;1);0)" office:value-type="float" office:value="1076" calcext:value-type="float">
            <text:p>1076</text:p>
          </table:table-cell>
          <table:table-cell table:formula="of:=[.J27]+IF([.$A27]&gt;=[.K$2];INDEX([.K$3:.K27];[.$A27]-[.K$2]+1;1);0)" office:value-type="float" office:value="1204" calcext:value-type="float">
            <text:p>1204</text:p>
          </table:table-cell>
          <table:table-cell table:formula="of:=[.K27]+IF([.$A27]&gt;=[.L$2];INDEX([.L$3:.L27];[.$A27]-[.L$2]+1;1);0)" office:value-type="float" office:value="1303" calcext:value-type="float">
            <text:p>1303</text:p>
          </table:table-cell>
          <table:table-cell table:formula="of:=[.L27]+IF([.$A27]&gt;=[.M$2];INDEX([.M$3:.M27];[.$A27]-[.M$2]+1;1);0)" office:value-type="float" office:value="1380" calcext:value-type="float">
            <text:p>1380</text:p>
          </table:table-cell>
          <table:table-cell table:formula="of:=[.M27]+IF([.$A27]&gt;=[.N$2];INDEX([.N$3:.N27];[.$A27]-[.N$2]+1;1);0)" office:value-type="float" office:value="1436" calcext:value-type="float">
            <text:p>1436</text:p>
          </table:table-cell>
          <table:table-cell table:formula="of:=[.N27]+IF([.$A27]&gt;=[.O$2];INDEX([.O$3:.O27];[.$A27]-[.O$2]+1;1);0)" office:value-type="float" office:value="1478" calcext:value-type="float">
            <text:p>1478</text:p>
          </table:table-cell>
          <table:table-cell table:formula="of:=[.O27]+IF([.$A27]&gt;=[.P$2];INDEX([.P$3:.P27];[.$A27]-[.P$2]+1;1);0)" office:value-type="float" office:value="1508" calcext:value-type="float">
            <text:p>1508</text:p>
          </table:table-cell>
          <table:table-cell table:formula="of:=[.P27]+IF([.$A27]&gt;=[.Q$2];INDEX([.Q$3:.Q27];[.$A27]-[.Q$2]+1;1);0)" office:value-type="float" office:value="1530" calcext:value-type="float">
            <text:p>1530</text:p>
          </table:table-cell>
          <table:table-cell table:formula="of:=[.Q27]+IF([.$A27]&gt;=[.R$2];INDEX([.R$3:.R27];[.$A27]-[.R$2]+1;1);0)" office:value-type="float" office:value="1545" calcext:value-type="float">
            <text:p>1545</text:p>
          </table:table-cell>
          <table:table-cell table:formula="of:=[.R27]+IF([.$A27]&gt;=[.S$2];INDEX([.S$3:.S27];[.$A27]-[.S$2]+1;1);0)" office:value-type="float" office:value="1556" calcext:value-type="float">
            <text:p>1556</text:p>
          </table:table-cell>
          <table:table-cell table:formula="of:=[.S27]+IF([.$A27]&gt;=[.T$2];INDEX([.T$3:.T27];[.$A27]-[.T$2]+1;1);0)" office:value-type="float" office:value="1563" calcext:value-type="float">
            <text:p>1563</text:p>
          </table:table-cell>
          <table:table-cell table:formula="of:=[.T27]+IF([.$A27]&gt;=[.U$2];INDEX([.U$3:.U27];[.$A27]-[.U$2]+1;1);0)" office:value-type="float" office:value="1568" calcext:value-type="float">
            <text:p>1568</text:p>
          </table:table-cell>
          <table:table-cell table:formula="of:=[.U27]+IF([.$A27]&gt;=[.V$2];INDEX([.V$3:.V27];[.$A27]-[.V$2]+1;1);0)" office:value-type="float" office:value="1571" calcext:value-type="float">
            <text:p>1571</text:p>
          </table:table-cell>
          <table:table-cell table:formula="of:=[.V27]+IF([.$A27]&gt;=[.W$2];INDEX([.W$3:.W27];[.$A27]-[.W$2]+1;1);0)" office:value-type="float" office:value="1573" calcext:value-type="float">
            <text:p>1573</text:p>
          </table:table-cell>
          <table:table-cell table:formula="of:=[.W27]+IF([.$A27]&gt;=[.X$2];INDEX([.X$3:.X27];[.$A27]-[.X$2]+1;1);0)" office:value-type="float" office:value="1574" calcext:value-type="float">
            <text:p>1574</text:p>
          </table:table-cell>
          <table:table-cell table:formula="of:=[.X27]+IF([.$A27]&gt;=[.Y$2];INDEX([.Y$3:.Y27];[.$A27]-[.Y$2]+1;1);0)" office:value-type="float" office:value="1575" calcext:value-type="float">
            <text:p>1575</text:p>
          </table:table-cell>
          <table:table-cell table:formula="of:=[.Y27]+IF([.$A27]&gt;=[.Z$2];INDEX([.Z$3:.Z27];[.$A27]-[.Z$2]+1;1);0)" office:value-type="float" office:value="1575" calcext:value-type="float">
            <text:p>1575</text:p>
          </table:table-cell>
          <table:table-cell table:formula="of:=[.Z27]+IF([.$A27]&gt;=[.AA$2];INDEX([.AA$3:.AA27];[.$A27]-[.AA$2]+1;1);0)" office:value-type="float" office:value="1575" calcext:value-type="float">
            <text:p>1575</text:p>
          </table:table-cell>
          <table:table-cell table:formula="of:=[.AA27]+IF([.$A27]&gt;=[.AB$2];INDEX([.AB$3:.AB27];[.$A27]-[.AB$2]+1;1);0)" office:value-type="float" office:value="1575" calcext:value-type="float">
            <text:p>1575</text:p>
          </table:table-cell>
          <table:table-cell table:formula="of:=[.AB27]+IF([.$A27]&gt;=[.AC$2];INDEX([.AC$3:.AC27];[.$A27]-[.AC$2]+1;1);0)" office:value-type="float" office:value="1575" calcext:value-type="float">
            <text:p>1575</text:p>
          </table:table-cell>
          <table:table-cell table:formula="of:=[.AC27]+IF([.$A27]&gt;=[.AD$2];INDEX([.AD$3:.AD27];[.$A27]-[.AD$2]+1;1);0)" office:value-type="float" office:value="1575" calcext:value-type="float">
            <text:p>1575</text:p>
          </table:table-cell>
          <table:table-cell table:formula="of:=[.AD27]+IF([.$A27]&gt;=[.AE$2];INDEX([.AE$3:.AE27];[.$A27]-[.AE$2]+1;1);0)" office:value-type="float" office:value="1575" calcext:value-type="float">
            <text:p>1575</text:p>
          </table:table-cell>
          <table:table-cell table:formula="of:=[.AE27]+IF([.$A27]&gt;=[.AF$2];INDEX([.AF$3:.AF27];[.$A27]-[.AF$2]+1;1);0)" office:value-type="float" office:value="1575" calcext:value-type="float">
            <text:p>1575</text:p>
          </table:table-cell>
          <table:table-cell table:formula="of:=[.AF27]+IF([.$A27]&gt;=[.AG$2];INDEX([.AG$3:.AG27];[.$A27]-[.AG$2]+1;1);0)" office:value-type="float" office:value="1575" calcext:value-type="float">
            <text:p>1575</text:p>
          </table:table-cell>
          <table:table-cell table:formula="of:=[.AG27]+IF([.$A27]&gt;=[.AH$2];INDEX([.AH$3:.AH27];[.$A27]-[.AH$2]+1;1);0)" office:value-type="float" office:value="1575" calcext:value-type="float">
            <text:p>1575</text:p>
          </table:table-cell>
          <table:table-cell table:formula="of:=[.AH27]+IF([.$A27]&gt;=[.AI$2];INDEX([.AI$3:.AI27];[.$A27]-[.AI$2]+1;1);0)" office:value-type="float" office:value="1575" calcext:value-type="float">
            <text:p>1575</text:p>
          </table:table-cell>
          <table:table-cell table:formula="of:=[.AI27]+IF([.$A27]&gt;=[.AJ$2];INDEX([.AJ$3:.AJ27];[.$A27]-[.AJ$2]+1;1);0)" office:value-type="float" office:value="1575" calcext:value-type="float">
            <text:p>1575</text:p>
          </table:table-cell>
          <table:table-cell table:formula="of:=[.AJ27]+IF([.$A27]&gt;=[.AK$2];INDEX([.AK$3:.AK27];[.$A27]-[.AK$2]+1;1);0)" office:value-type="float" office:value="1575" calcext:value-type="float">
            <text:p>1575</text:p>
          </table:table-cell>
          <table:table-cell table:formula="of:=[.AK27]+IF([.$A27]&gt;=[.AL$2];INDEX([.AL$3:.AL27];[.$A27]-[.AL$2]+1;1);0)" office:value-type="float" office:value="1575" calcext:value-type="float">
            <text:p>1575</text:p>
          </table:table-cell>
          <table:table-cell table:formula="of:=[.AL27]+IF([.$A27]&gt;=[.AM$2];INDEX([.AM$3:.AM27];[.$A27]-[.AM$2]+1;1);0)" office:value-type="float" office:value="1575" calcext:value-type="float">
            <text:p>1575</text:p>
          </table:table-cell>
          <table:table-cell table:formula="of:=[.AM27]+IF([.$A27]&gt;=[.AN$2];INDEX([.AN$3:.AN27];[.$A27]-[.AN$2]+1;1);0)" office:value-type="float" office:value="1575" calcext:value-type="float">
            <text:p>1575</text:p>
          </table:table-cell>
          <table:table-cell table:formula="of:=[.AN27]+IF([.$A27]&gt;=[.AO$2];INDEX([.AO$3:.AO27];[.$A27]-[.AO$2]+1;1);0)" office:value-type="float" office:value="1575" calcext:value-type="float">
            <text:p>1575</text:p>
          </table:table-cell>
          <table:table-cell table:formula="of:=[.AO27]+IF([.$A27]&gt;=[.AP$2];INDEX([.AP$3:.AP27];[.$A27]-[.AP$2]+1;1);0)" office:value-type="float" office:value="1575" calcext:value-type="float">
            <text:p>1575</text:p>
          </table:table-cell>
          <table:table-cell table:formula="of:=[.AP27]+IF([.$A27]&gt;=[.AQ$2];INDEX([.AQ$3:.AQ27];[.$A27]-[.AQ$2]+1;1);0)" office:value-type="float" office:value="1575" calcext:value-type="float">
            <text:p>1575</text:p>
          </table:table-cell>
          <table:table-cell table:formula="of:=[.AQ27]+IF([.$A27]&gt;=[.AR$2];INDEX([.AR$3:.AR27];[.$A27]-[.AR$2]+1;1);0)" office:value-type="float" office:value="1575" calcext:value-type="float">
            <text:p>1575</text:p>
          </table:table-cell>
          <table:table-cell table:formula="of:=[.AR27]+IF([.$A27]&gt;=[.AS$2];INDEX([.AS$3:.AS27];[.$A27]-[.AS$2]+1;1);0)" office:value-type="float" office:value="1575" calcext:value-type="float">
            <text:p>1575</text:p>
          </table:table-cell>
          <table:table-cell table:formula="of:=[.AS27]+IF([.$A27]&gt;=[.AT$2];INDEX([.AT$3:.AT27];[.$A27]-[.AT$2]+1;1);0)" office:value-type="float" office:value="1575" calcext:value-type="float">
            <text:p>1575</text:p>
          </table:table-cell>
          <table:table-cell table:formula="of:=[.AT27]+IF([.$A27]&gt;=[.AU$2];INDEX([.AU$3:.AU27];[.$A27]-[.AU$2]+1;1);0)" office:value-type="float" office:value="1575" calcext:value-type="float">
            <text:p>1575</text:p>
          </table:table-cell>
          <table:table-cell table:formula="of:=[.AU27]+IF([.$A27]&gt;=[.AV$2];INDEX([.AV$3:.AV27];[.$A27]-[.AV$2]+1;1);0)" office:value-type="float" office:value="1575" calcext:value-type="float">
            <text:p>1575</text:p>
          </table:table-cell>
          <table:table-cell table:formula="of:=[.AV27]+IF([.$A27]&gt;=[.AW$2];INDEX([.AW$3:.AW27];[.$A27]-[.AW$2]+1;1);0)" office:value-type="float" office:value="1575" calcext:value-type="float">
            <text:p>1575</text:p>
          </table:table-cell>
          <table:table-cell table:formula="of:=[.AW27]+IF([.$A27]&gt;=[.AX$2];INDEX([.AX$3:.AX27];[.$A27]-[.AX$2]+1;1);0)" office:value-type="float" office:value="1575" calcext:value-type="float">
            <text:p>1575</text:p>
          </table:table-cell>
          <table:table-cell table:formula="of:=[.AX27]+IF([.$A27]&gt;=[.AY$2];INDEX([.AY$3:.AY27];[.$A27]-[.AY$2]+1;1);0)" office:value-type="float" office:value="1575" calcext:value-type="float">
            <text:p>1575</text:p>
          </table:table-cell>
          <table:table-cell table:formula="of:=[.AY27]+IF([.$A27]&gt;=[.AZ$2];INDEX([.AZ$3:.AZ27];[.$A27]-[.AZ$2]+1;1);0)" office:value-type="float" office:value="1575" calcext:value-type="float">
            <text:p>1575</text:p>
          </table:table-cell>
          <table:table-cell table:formula="of:=[.AZ27]+IF([.$A27]&gt;=[.BA$2];INDEX([.BA$3:.BA27];[.$A27]-[.BA$2]+1;1);0)" office:value-type="float" office:value="1575" calcext:value-type="float">
            <text:p>1575</text:p>
          </table:table-cell>
          <table:table-cell table:formula="of:=[.BA27]+IF([.$A27]&gt;=[.BB$2];INDEX([.BB$3:.BB27];[.$A27]-[.BB$2]+1;1);0)" office:value-type="float" office:value="1575" calcext:value-type="float">
            <text:p>1575</text:p>
          </table:table-cell>
          <table:table-cell table:formula="of:=[.BB27]+IF([.$A27]&gt;=[.BC$2];INDEX([.BC$3:.BC27];[.$A27]-[.BC$2]+1;1);0)" office:value-type="float" office:value="1575" calcext:value-type="float">
            <text:p>1575</text:p>
          </table:table-cell>
          <table:table-cell table:formula="of:=[.BC27]+IF([.$A27]&gt;=[.BD$2];INDEX([.BD$3:.BD27];[.$A27]-[.BD$2]+1;1);0)" office:value-type="float" office:value="1575" calcext:value-type="float">
            <text:p>1575</text:p>
          </table:table-cell>
          <table:table-cell table:formula="of:=[.BD27]+IF([.$A27]&gt;=[.BE$2];INDEX([.BE$3:.BE27];[.$A27]-[.BE$2]+1;1);0)" office:value-type="float" office:value="1575" calcext:value-type="float">
            <text:p>1575</text:p>
          </table:table-cell>
          <table:table-cell table:formula="of:=[.BE27]+IF([.$A27]&gt;=[.BF$2];INDEX([.BF$3:.BF27];[.$A27]-[.BF$2]+1;1);0)" office:value-type="float" office:value="1575" calcext:value-type="float">
            <text:p>1575</text:p>
          </table:table-cell>
          <table:table-cell table:formula="of:=[.BF27]+IF([.$A27]&gt;=[.BG$2];INDEX([.BG$3:.BG27];[.$A27]-[.BG$2]+1;1);0)" office:value-type="float" office:value="1575" calcext:value-type="float">
            <text:p>1575</text:p>
          </table:table-cell>
          <table:table-cell table:formula="of:=[.BG27]+IF([.$A27]&gt;=[.BH$2];INDEX([.BH$3:.BH27];[.$A27]-[.BH$2]+1;1);0)" office:value-type="float" office:value="1575" calcext:value-type="float">
            <text:p>1575</text:p>
          </table:table-cell>
          <table:table-cell table:formula="of:=[.BH27]+IF([.$A27]&gt;=[.BI$2];INDEX([.BI$3:.BI27];[.$A27]-[.BI$2]+1;1);0)" office:value-type="float" office:value="1575" calcext:value-type="float">
            <text:p>1575</text:p>
          </table:table-cell>
          <table:table-cell table:formula="of:=[.BI27]+IF([.$A27]&gt;=[.BJ$2];INDEX([.BJ$3:.BJ27];[.$A27]-[.BJ$2]+1;1);0)" office:value-type="float" office:value="1575" calcext:value-type="float">
            <text:p>1575</text:p>
          </table:table-cell>
          <table:table-cell table:formula="of:=[.BJ27]+IF([.$A27]&gt;=[.BK$2];INDEX([.BK$3:.BK27];[.$A27]-[.BK$2]+1;1);0)" office:value-type="float" office:value="1575" calcext:value-type="float">
            <text:p>1575</text:p>
          </table:table-cell>
          <table:table-cell table:formula="of:=[.BK27]+IF([.$A27]&gt;=[.BL$2];INDEX([.BL$3:.BL27];[.$A27]-[.BL$2]+1;1);0)" office:value-type="float" office:value="1575" calcext:value-type="float">
            <text:p>1575</text:p>
          </table:table-cell>
          <table:table-cell table:formula="of:=[.BL27]+IF([.$A27]&gt;=[.BM$2];INDEX([.BM$3:.BM27];[.$A27]-[.BM$2]+1;1);0)" office:value-type="float" office:value="1575" calcext:value-type="float">
            <text:p>1575</text:p>
          </table:table-cell>
          <table:table-cell table:formula="of:=[.BM27]+IF([.$A27]&gt;=[.BN$2];INDEX([.BN$3:.BN27];[.$A27]-[.BN$2]+1;1);0)" office:value-type="float" office:value="1575" calcext:value-type="float">
            <text:p>1575</text:p>
          </table:table-cell>
          <table:table-cell table:formula="of:=[.BN27]+IF([.$A27]&gt;=[.BO$2];INDEX([.BO$3:.BO27];[.$A27]-[.BO$2]+1;1);0)" office:value-type="float" office:value="1575" calcext:value-type="float">
            <text:p>1575</text:p>
          </table:table-cell>
          <table:table-cell table:formula="of:=[.BO27]+IF([.$A27]&gt;=[.BP$2];INDEX([.BP$3:.BP27];[.$A27]-[.BP$2]+1;1);0)" office:value-type="float" office:value="1575" calcext:value-type="float">
            <text:p>1575</text:p>
          </table:table-cell>
          <table:table-cell table:formula="of:=[.BP27]+IF([.$A27]&gt;=[.BQ$2];INDEX([.BQ$3:.BQ27];[.$A27]-[.BQ$2]+1;1);0)" office:value-type="float" office:value="1575" calcext:value-type="float">
            <text:p>1575</text:p>
          </table:table-cell>
          <table:table-cell table:formula="of:=[.BQ27]+IF([.$A27]&gt;=[.BR$2];INDEX([.BR$3:.BR27];[.$A27]-[.BR$2]+1;1);0)" office:value-type="float" office:value="1575" calcext:value-type="float">
            <text:p>1575</text:p>
          </table:table-cell>
          <table:table-cell table:formula="of:=[.BR27]+IF([.$A27]&gt;=[.BS$2];INDEX([.BS$3:.BS27];[.$A27]-[.BS$2]+1;1);0)" office:value-type="float" office:value="1575" calcext:value-type="float">
            <text:p>1575</text:p>
          </table:table-cell>
          <table:table-cell table:formula="of:=[.BS27]+IF([.$A27]&gt;=[.BT$2];INDEX([.BT$3:.BT27];[.$A27]-[.BT$2]+1;1);0)" office:value-type="float" office:value="1575" calcext:value-type="float">
            <text:p>1575</text:p>
          </table:table-cell>
          <table:table-cell table:formula="of:=[.BT27]+IF([.$A27]&gt;=[.BU$2];INDEX([.BU$3:.BU27];[.$A27]-[.BU$2]+1;1);0)" office:value-type="float" office:value="1575" calcext:value-type="float">
            <text:p>1575</text:p>
          </table:table-cell>
          <table:table-cell table:formula="of:=[.BU27]+IF([.$A27]&gt;=[.BV$2];INDEX([.BV$3:.BV27];[.$A27]-[.BV$2]+1;1);0)" office:value-type="float" office:value="1575" calcext:value-type="float">
            <text:p>1575</text:p>
          </table:table-cell>
          <table:table-cell table:formula="of:=[.BV27]+IF([.$A27]&gt;=[.BW$2];INDEX([.BW$3:.BW27];[.$A27]-[.BW$2]+1;1);0)" office:value-type="float" office:value="1575" calcext:value-type="float">
            <text:p>1575</text:p>
          </table:table-cell>
          <table:table-cell table:formula="of:=[.BW27]+IF([.$A27]&gt;=[.BX$2];INDEX([.BX$3:.BX27];[.$A27]-[.BX$2]+1;1);0)" office:value-type="float" office:value="1575" calcext:value-type="float">
            <text:p>1575</text:p>
          </table:table-cell>
          <table:table-cell table:formula="of:=[.BX27]+IF([.$A27]&gt;=[.BY$2];INDEX([.BY$3:.BY27];[.$A27]-[.BY$2]+1;1);0)" office:value-type="float" office:value="1575" calcext:value-type="float">
            <text:p>1575</text:p>
          </table:table-cell>
          <table:table-cell table:formula="of:=[.BY27]+IF([.$A27]&gt;=[.BZ$2];INDEX([.BZ$3:.BZ27];[.$A27]-[.BZ$2]+1;1);0)" office:value-type="float" office:value="1575" calcext:value-type="float">
            <text:p>1575</text:p>
          </table:table-cell>
          <table:table-cell table:formula="of:=[.BZ27]+IF([.$A27]&gt;=[.CA$2];INDEX([.CA$3:.CA27];[.$A27]-[.CA$2]+1;1);0)" office:value-type="float" office:value="1575" calcext:value-type="float">
            <text:p>1575</text:p>
          </table:table-cell>
          <table:table-cell table:formula="of:=[.CA27]+IF([.$A27]&gt;=[.CB$2];INDEX([.CB$3:.CB27];[.$A27]-[.CB$2]+1;1);0)" office:value-type="float" office:value="1575" calcext:value-type="float">
            <text:p>1575</text:p>
          </table:table-cell>
          <table:table-cell table:formula="of:=[.CB27]+IF([.$A27]&gt;=[.CC$2];INDEX([.CC$3:.CC27];[.$A27]-[.CC$2]+1;1);0)" office:value-type="float" office:value="1575" calcext:value-type="float">
            <text:p>1575</text:p>
          </table:table-cell>
          <table:table-cell table:formula="of:=[.CC27]+IF([.$A27]&gt;=[.CD$2];INDEX([.CD$3:.CD27];[.$A27]-[.CD$2]+1;1);0)" office:value-type="float" office:value="1575" calcext:value-type="float">
            <text:p>1575</text:p>
          </table:table-cell>
          <table:table-cell table:formula="of:=[.CD27]+IF([.$A27]&gt;=[.CE$2];INDEX([.CE$3:.CE27];[.$A27]-[.CE$2]+1;1);0)" office:value-type="float" office:value="1575" calcext:value-type="float">
            <text:p>1575</text:p>
          </table:table-cell>
          <table:table-cell table:formula="of:=[.CE27]+IF([.$A27]&gt;=[.CF$2];INDEX([.CF$3:.CF27];[.$A27]-[.CF$2]+1;1);0)" office:value-type="float" office:value="1575" calcext:value-type="float">
            <text:p>1575</text:p>
          </table:table-cell>
          <table:table-cell table:formula="of:=[.CF27]+IF([.$A27]&gt;=[.CG$2];INDEX([.CG$3:.CG27];[.$A27]-[.CG$2]+1;1);0)" office:value-type="float" office:value="1575" calcext:value-type="float">
            <text:p>1575</text:p>
          </table:table-cell>
          <table:table-cell table:formula="of:=[.CG27]+IF([.$A27]&gt;=[.CH$2];INDEX([.CH$3:.CH27];[.$A27]-[.CH$2]+1;1);0)" office:value-type="float" office:value="1575" calcext:value-type="float">
            <text:p>1575</text:p>
          </table:table-cell>
          <table:table-cell table:formula="of:=[.CH27]+IF([.$A27]&gt;=[.CI$2];INDEX([.CI$3:.CI27];[.$A27]-[.CI$2]+1;1);0)" office:value-type="float" office:value="1575" calcext:value-type="float">
            <text:p>1575</text:p>
          </table:table-cell>
          <table:table-cell table:formula="of:=[.CI27]+IF([.$A27]&gt;=[.CJ$2];INDEX([.CJ$3:.CJ27];[.$A27]-[.CJ$2]+1;1);0)" office:value-type="float" office:value="1575" calcext:value-type="float">
            <text:p>1575</text:p>
          </table:table-cell>
          <table:table-cell table:formula="of:=[.CJ27]+IF([.$A27]&gt;=[.CK$2];INDEX([.CK$3:.CK27];[.$A27]-[.CK$2]+1;1);0)" office:value-type="float" office:value="1575" calcext:value-type="float">
            <text:p>1575</text:p>
          </table:table-cell>
          <table:table-cell table:formula="of:=[.CK27]+IF([.$A27]&gt;=[.CL$2];INDEX([.CL$3:.CL27];[.$A27]-[.CL$2]+1;1);0)" office:value-type="float" office:value="1575" calcext:value-type="float">
            <text:p>1575</text:p>
          </table:table-cell>
          <table:table-cell table:formula="of:=[.CL27]+IF([.$A27]&gt;=[.CM$2];INDEX([.CM$3:.CM27];[.$A27]-[.CM$2]+1;1);0)" office:value-type="float" office:value="1575" calcext:value-type="float">
            <text:p>1575</text:p>
          </table:table-cell>
          <table:table-cell table:formula="of:=[.CM27]+IF([.$A27]&gt;=[.CN$2];INDEX([.CN$3:.CN27];[.$A27]-[.CN$2]+1;1);0)" office:value-type="float" office:value="1575" calcext:value-type="float">
            <text:p>1575</text:p>
          </table:table-cell>
          <table:table-cell table:formula="of:=[.CN27]+IF([.$A27]&gt;=[.CO$2];INDEX([.CO$3:.CO27];[.$A27]-[.CO$2]+1;1);0)" office:value-type="float" office:value="1575" calcext:value-type="float">
            <text:p>1575</text:p>
          </table:table-cell>
          <table:table-cell table:formula="of:=[.CO27]+IF([.$A27]&gt;=[.CP$2];INDEX([.CP$3:.CP27];[.$A27]-[.CP$2]+1;1);0)" office:value-type="float" office:value="1575" calcext:value-type="float">
            <text:p>1575</text:p>
          </table:table-cell>
          <table:table-cell table:formula="of:=[.CP27]+IF([.$A27]&gt;=[.CQ$2];INDEX([.CQ$3:.CQ27];[.$A27]-[.CQ$2]+1;1);0)" office:value-type="float" office:value="1575" calcext:value-type="float">
            <text:p>1575</text:p>
          </table:table-cell>
          <table:table-cell table:formula="of:=[.CQ27]+IF([.$A27]&gt;=[.CR$2];INDEX([.CR$3:.CR27];[.$A27]-[.CR$2]+1;1);0)" office:value-type="float" office:value="1575" calcext:value-type="float">
            <text:p>1575</text:p>
          </table:table-cell>
          <table:table-cell table:formula="of:=[.CR27]+IF([.$A27]&gt;=[.CS$2];INDEX([.CS$3:.CS27];[.$A27]-[.CS$2]+1;1);0)" office:value-type="float" office:value="1575" calcext:value-type="float">
            <text:p>1575</text:p>
          </table:table-cell>
          <table:table-cell table:formula="of:=[.CS27]+IF([.$A27]&gt;=[.CT$2];INDEX([.CT$3:.CT27];[.$A27]-[.CT$2]+1;1);0)" office:value-type="float" office:value="1575" calcext:value-type="float">
            <text:p>1575</text:p>
          </table:table-cell>
          <table:table-cell table:formula="of:=[.CT27]+IF([.$A27]&gt;=[.CU$2];INDEX([.CU$3:.CU27];[.$A27]-[.CU$2]+1;1);0)" office:value-type="float" office:value="1575" calcext:value-type="float">
            <text:p>1575</text:p>
          </table:table-cell>
          <table:table-cell table:formula="of:=[.CU27]+IF([.$A27]&gt;=[.CV$2];INDEX([.CV$3:.CV27];[.$A27]-[.CV$2]+1;1);0)" office:value-type="float" office:value="1575" calcext:value-type="float">
            <text:p>1575</text:p>
          </table:table-cell>
          <table:table-cell table:formula="of:=[.CV27]+IF([.$A27]&gt;=[.CW$2];INDEX([.CW$3:.CW27];[.$A27]-[.CW$2]+1;1);0)"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7]" office:value-type="float" office:value="1" calcext:value-type="float">
            <text:p>1</text:p>
          </table:table-cell>
          <table:table-cell table:formula="of:=[.B28]+IF([.$A28]&gt;=[.C$2];INDEX([.C$3:.C28];[.$A28]-[.C$2]+1;1);0)" office:value-type="float" office:value="13" calcext:value-type="float">
            <text:p>13</text:p>
          </table:table-cell>
          <table:table-cell table:formula="of:=[.C28]+IF([.$A28]&gt;=[.D$2];INDEX([.D$3:.D28];[.$A28]-[.D$2]+1;1);0)" office:value-type="float" office:value="65" calcext:value-type="float">
            <text:p>65</text:p>
          </table:table-cell>
          <table:table-cell table:formula="of:=[.D28]+IF([.$A28]&gt;=[.E$2];INDEX([.E$3:.E28];[.$A28]-[.E$2]+1;1);0)" office:value-type="float" office:value="185" calcext:value-type="float">
            <text:p>185</text:p>
          </table:table-cell>
          <table:table-cell table:formula="of:=[.E28]+IF([.$A28]&gt;=[.F$2];INDEX([.F$3:.F28];[.$A28]-[.F$2]+1;1);0)" office:value-type="float" office:value="377" calcext:value-type="float">
            <text:p>377</text:p>
          </table:table-cell>
          <table:table-cell table:formula="of:=[.F28]+IF([.$A28]&gt;=[.G$2];INDEX([.G$3:.G28];[.$A28]-[.G$2]+1;1);0)" office:value-type="float" office:value="612" calcext:value-type="float">
            <text:p>612</text:p>
          </table:table-cell>
          <table:table-cell table:formula="of:=[.G28]+IF([.$A28]&gt;=[.H$2];INDEX([.H$3:.H28];[.$A28]-[.H$2]+1;1);0)" office:value-type="float" office:value="860" calcext:value-type="float">
            <text:p>860</text:p>
          </table:table-cell>
          <table:table-cell table:formula="of:=[.H28]+IF([.$A28]&gt;=[.I$2];INDEX([.I$3:.I28];[.$A28]-[.I$2]+1;1);0)" office:value-type="float" office:value="1090" calcext:value-type="float">
            <text:p>1090</text:p>
          </table:table-cell>
          <table:table-cell table:formula="of:=[.I28]+IF([.$A28]&gt;=[.J$2];INDEX([.J$3:.J28];[.$A28]-[.J$2]+1;1);0)" office:value-type="float" office:value="1291" calcext:value-type="float">
            <text:p>1291</text:p>
          </table:table-cell>
          <table:table-cell table:formula="of:=[.J28]+IF([.$A28]&gt;=[.K$2];INDEX([.K$3:.K28];[.$A28]-[.K$2]+1;1);0)" office:value-type="float" office:value="1455" calcext:value-type="float">
            <text:p>1455</text:p>
          </table:table-cell>
          <table:table-cell table:formula="of:=[.K28]+IF([.$A28]&gt;=[.L$2];INDEX([.L$3:.L28];[.$A28]-[.L$2]+1;1);0)" office:value-type="float" office:value="1586" calcext:value-type="float">
            <text:p>1586</text:p>
          </table:table-cell>
          <table:table-cell table:formula="of:=[.L28]+IF([.$A28]&gt;=[.M$2];INDEX([.M$3:.M28];[.$A28]-[.M$2]+1;1);0)" office:value-type="float" office:value="1686" calcext:value-type="float">
            <text:p>1686</text:p>
          </table:table-cell>
          <table:table-cell table:formula="of:=[.M28]+IF([.$A28]&gt;=[.N$2];INDEX([.N$3:.N28];[.$A28]-[.N$2]+1;1);0)" office:value-type="float" office:value="1763" calcext:value-type="float">
            <text:p>1763</text:p>
          </table:table-cell>
          <table:table-cell table:formula="of:=[.N28]+IF([.$A28]&gt;=[.O$2];INDEX([.O$3:.O28];[.$A28]-[.O$2]+1;1);0)" office:value-type="float" office:value="1819" calcext:value-type="float">
            <text:p>1819</text:p>
          </table:table-cell>
          <table:table-cell table:formula="of:=[.O28]+IF([.$A28]&gt;=[.P$2];INDEX([.P$3:.P28];[.$A28]-[.P$2]+1;1);0)" office:value-type="float" office:value="1861" calcext:value-type="float">
            <text:p>1861</text:p>
          </table:table-cell>
          <table:table-cell table:formula="of:=[.P28]+IF([.$A28]&gt;=[.Q$2];INDEX([.Q$3:.Q28];[.$A28]-[.Q$2]+1;1);0)" office:value-type="float" office:value="1891" calcext:value-type="float">
            <text:p>1891</text:p>
          </table:table-cell>
          <table:table-cell table:formula="of:=[.Q28]+IF([.$A28]&gt;=[.R$2];INDEX([.R$3:.R28];[.$A28]-[.R$2]+1;1);0)" office:value-type="float" office:value="1913" calcext:value-type="float">
            <text:p>1913</text:p>
          </table:table-cell>
          <table:table-cell table:formula="of:=[.R28]+IF([.$A28]&gt;=[.S$2];INDEX([.S$3:.S28];[.$A28]-[.S$2]+1;1);0)" office:value-type="float" office:value="1928" calcext:value-type="float">
            <text:p>1928</text:p>
          </table:table-cell>
          <table:table-cell table:formula="of:=[.S28]+IF([.$A28]&gt;=[.T$2];INDEX([.T$3:.T28];[.$A28]-[.T$2]+1;1);0)" office:value-type="float" office:value="1939" calcext:value-type="float">
            <text:p>1939</text:p>
          </table:table-cell>
          <table:table-cell table:formula="of:=[.T28]+IF([.$A28]&gt;=[.U$2];INDEX([.U$3:.U28];[.$A28]-[.U$2]+1;1);0)" office:value-type="float" office:value="1946" calcext:value-type="float">
            <text:p>1946</text:p>
          </table:table-cell>
          <table:table-cell table:formula="of:=[.U28]+IF([.$A28]&gt;=[.V$2];INDEX([.V$3:.V28];[.$A28]-[.V$2]+1;1);0)" office:value-type="float" office:value="1951" calcext:value-type="float">
            <text:p>1951</text:p>
          </table:table-cell>
          <table:table-cell table:formula="of:=[.V28]+IF([.$A28]&gt;=[.W$2];INDEX([.W$3:.W28];[.$A28]-[.W$2]+1;1);0)" office:value-type="float" office:value="1954" calcext:value-type="float">
            <text:p>1954</text:p>
          </table:table-cell>
          <table:table-cell table:formula="of:=[.W28]+IF([.$A28]&gt;=[.X$2];INDEX([.X$3:.X28];[.$A28]-[.X$2]+1;1);0)" office:value-type="float" office:value="1956" calcext:value-type="float">
            <text:p>1956</text:p>
          </table:table-cell>
          <table:table-cell table:formula="of:=[.X28]+IF([.$A28]&gt;=[.Y$2];INDEX([.Y$3:.Y28];[.$A28]-[.Y$2]+1;1);0)" office:value-type="float" office:value="1957" calcext:value-type="float">
            <text:p>1957</text:p>
          </table:table-cell>
          <table:table-cell table:formula="of:=[.Y28]+IF([.$A28]&gt;=[.Z$2];INDEX([.Z$3:.Z28];[.$A28]-[.Z$2]+1;1);0)" office:value-type="float" office:value="1958" calcext:value-type="float">
            <text:p>1958</text:p>
          </table:table-cell>
          <table:table-cell table:formula="of:=[.Z28]+IF([.$A28]&gt;=[.AA$2];INDEX([.AA$3:.AA28];[.$A28]-[.AA$2]+1;1);0)" office:value-type="float" office:value="1958" calcext:value-type="float">
            <text:p>1958</text:p>
          </table:table-cell>
          <table:table-cell table:formula="of:=[.AA28]+IF([.$A28]&gt;=[.AB$2];INDEX([.AB$3:.AB28];[.$A28]-[.AB$2]+1;1);0)" office:value-type="float" office:value="1958" calcext:value-type="float">
            <text:p>1958</text:p>
          </table:table-cell>
          <table:table-cell table:formula="of:=[.AB28]+IF([.$A28]&gt;=[.AC$2];INDEX([.AC$3:.AC28];[.$A28]-[.AC$2]+1;1);0)" office:value-type="float" office:value="1958" calcext:value-type="float">
            <text:p>1958</text:p>
          </table:table-cell>
          <table:table-cell table:formula="of:=[.AC28]+IF([.$A28]&gt;=[.AD$2];INDEX([.AD$3:.AD28];[.$A28]-[.AD$2]+1;1);0)" office:value-type="float" office:value="1958" calcext:value-type="float">
            <text:p>1958</text:p>
          </table:table-cell>
          <table:table-cell table:formula="of:=[.AD28]+IF([.$A28]&gt;=[.AE$2];INDEX([.AE$3:.AE28];[.$A28]-[.AE$2]+1;1);0)" office:value-type="float" office:value="1958" calcext:value-type="float">
            <text:p>1958</text:p>
          </table:table-cell>
          <table:table-cell table:formula="of:=[.AE28]+IF([.$A28]&gt;=[.AF$2];INDEX([.AF$3:.AF28];[.$A28]-[.AF$2]+1;1);0)" office:value-type="float" office:value="1958" calcext:value-type="float">
            <text:p>1958</text:p>
          </table:table-cell>
          <table:table-cell table:formula="of:=[.AF28]+IF([.$A28]&gt;=[.AG$2];INDEX([.AG$3:.AG28];[.$A28]-[.AG$2]+1;1);0)" office:value-type="float" office:value="1958" calcext:value-type="float">
            <text:p>1958</text:p>
          </table:table-cell>
          <table:table-cell table:formula="of:=[.AG28]+IF([.$A28]&gt;=[.AH$2];INDEX([.AH$3:.AH28];[.$A28]-[.AH$2]+1;1);0)" office:value-type="float" office:value="1958" calcext:value-type="float">
            <text:p>1958</text:p>
          </table:table-cell>
          <table:table-cell table:formula="of:=[.AH28]+IF([.$A28]&gt;=[.AI$2];INDEX([.AI$3:.AI28];[.$A28]-[.AI$2]+1;1);0)" office:value-type="float" office:value="1958" calcext:value-type="float">
            <text:p>1958</text:p>
          </table:table-cell>
          <table:table-cell table:formula="of:=[.AI28]+IF([.$A28]&gt;=[.AJ$2];INDEX([.AJ$3:.AJ28];[.$A28]-[.AJ$2]+1;1);0)" office:value-type="float" office:value="1958" calcext:value-type="float">
            <text:p>1958</text:p>
          </table:table-cell>
          <table:table-cell table:formula="of:=[.AJ28]+IF([.$A28]&gt;=[.AK$2];INDEX([.AK$3:.AK28];[.$A28]-[.AK$2]+1;1);0)" office:value-type="float" office:value="1958" calcext:value-type="float">
            <text:p>1958</text:p>
          </table:table-cell>
          <table:table-cell table:formula="of:=[.AK28]+IF([.$A28]&gt;=[.AL$2];INDEX([.AL$3:.AL28];[.$A28]-[.AL$2]+1;1);0)" office:value-type="float" office:value="1958" calcext:value-type="float">
            <text:p>1958</text:p>
          </table:table-cell>
          <table:table-cell table:formula="of:=[.AL28]+IF([.$A28]&gt;=[.AM$2];INDEX([.AM$3:.AM28];[.$A28]-[.AM$2]+1;1);0)" office:value-type="float" office:value="1958" calcext:value-type="float">
            <text:p>1958</text:p>
          </table:table-cell>
          <table:table-cell table:formula="of:=[.AM28]+IF([.$A28]&gt;=[.AN$2];INDEX([.AN$3:.AN28];[.$A28]-[.AN$2]+1;1);0)" office:value-type="float" office:value="1958" calcext:value-type="float">
            <text:p>1958</text:p>
          </table:table-cell>
          <table:table-cell table:formula="of:=[.AN28]+IF([.$A28]&gt;=[.AO$2];INDEX([.AO$3:.AO28];[.$A28]-[.AO$2]+1;1);0)" office:value-type="float" office:value="1958" calcext:value-type="float">
            <text:p>1958</text:p>
          </table:table-cell>
          <table:table-cell table:formula="of:=[.AO28]+IF([.$A28]&gt;=[.AP$2];INDEX([.AP$3:.AP28];[.$A28]-[.AP$2]+1;1);0)" office:value-type="float" office:value="1958" calcext:value-type="float">
            <text:p>1958</text:p>
          </table:table-cell>
          <table:table-cell table:formula="of:=[.AP28]+IF([.$A28]&gt;=[.AQ$2];INDEX([.AQ$3:.AQ28];[.$A28]-[.AQ$2]+1;1);0)" office:value-type="float" office:value="1958" calcext:value-type="float">
            <text:p>1958</text:p>
          </table:table-cell>
          <table:table-cell table:formula="of:=[.AQ28]+IF([.$A28]&gt;=[.AR$2];INDEX([.AR$3:.AR28];[.$A28]-[.AR$2]+1;1);0)" office:value-type="float" office:value="1958" calcext:value-type="float">
            <text:p>1958</text:p>
          </table:table-cell>
          <table:table-cell table:formula="of:=[.AR28]+IF([.$A28]&gt;=[.AS$2];INDEX([.AS$3:.AS28];[.$A28]-[.AS$2]+1;1);0)" office:value-type="float" office:value="1958" calcext:value-type="float">
            <text:p>1958</text:p>
          </table:table-cell>
          <table:table-cell table:formula="of:=[.AS28]+IF([.$A28]&gt;=[.AT$2];INDEX([.AT$3:.AT28];[.$A28]-[.AT$2]+1;1);0)" office:value-type="float" office:value="1958" calcext:value-type="float">
            <text:p>1958</text:p>
          </table:table-cell>
          <table:table-cell table:formula="of:=[.AT28]+IF([.$A28]&gt;=[.AU$2];INDEX([.AU$3:.AU28];[.$A28]-[.AU$2]+1;1);0)" office:value-type="float" office:value="1958" calcext:value-type="float">
            <text:p>1958</text:p>
          </table:table-cell>
          <table:table-cell table:formula="of:=[.AU28]+IF([.$A28]&gt;=[.AV$2];INDEX([.AV$3:.AV28];[.$A28]-[.AV$2]+1;1);0)" office:value-type="float" office:value="1958" calcext:value-type="float">
            <text:p>1958</text:p>
          </table:table-cell>
          <table:table-cell table:formula="of:=[.AV28]+IF([.$A28]&gt;=[.AW$2];INDEX([.AW$3:.AW28];[.$A28]-[.AW$2]+1;1);0)" office:value-type="float" office:value="1958" calcext:value-type="float">
            <text:p>1958</text:p>
          </table:table-cell>
          <table:table-cell table:formula="of:=[.AW28]+IF([.$A28]&gt;=[.AX$2];INDEX([.AX$3:.AX28];[.$A28]-[.AX$2]+1;1);0)" office:value-type="float" office:value="1958" calcext:value-type="float">
            <text:p>1958</text:p>
          </table:table-cell>
          <table:table-cell table:formula="of:=[.AX28]+IF([.$A28]&gt;=[.AY$2];INDEX([.AY$3:.AY28];[.$A28]-[.AY$2]+1;1);0)" office:value-type="float" office:value="1958" calcext:value-type="float">
            <text:p>1958</text:p>
          </table:table-cell>
          <table:table-cell table:formula="of:=[.AY28]+IF([.$A28]&gt;=[.AZ$2];INDEX([.AZ$3:.AZ28];[.$A28]-[.AZ$2]+1;1);0)" office:value-type="float" office:value="1958" calcext:value-type="float">
            <text:p>1958</text:p>
          </table:table-cell>
          <table:table-cell table:formula="of:=[.AZ28]+IF([.$A28]&gt;=[.BA$2];INDEX([.BA$3:.BA28];[.$A28]-[.BA$2]+1;1);0)" office:value-type="float" office:value="1958" calcext:value-type="float">
            <text:p>1958</text:p>
          </table:table-cell>
          <table:table-cell table:formula="of:=[.BA28]+IF([.$A28]&gt;=[.BB$2];INDEX([.BB$3:.BB28];[.$A28]-[.BB$2]+1;1);0)" office:value-type="float" office:value="1958" calcext:value-type="float">
            <text:p>1958</text:p>
          </table:table-cell>
          <table:table-cell table:formula="of:=[.BB28]+IF([.$A28]&gt;=[.BC$2];INDEX([.BC$3:.BC28];[.$A28]-[.BC$2]+1;1);0)" office:value-type="float" office:value="1958" calcext:value-type="float">
            <text:p>1958</text:p>
          </table:table-cell>
          <table:table-cell table:formula="of:=[.BC28]+IF([.$A28]&gt;=[.BD$2];INDEX([.BD$3:.BD28];[.$A28]-[.BD$2]+1;1);0)" office:value-type="float" office:value="1958" calcext:value-type="float">
            <text:p>1958</text:p>
          </table:table-cell>
          <table:table-cell table:formula="of:=[.BD28]+IF([.$A28]&gt;=[.BE$2];INDEX([.BE$3:.BE28];[.$A28]-[.BE$2]+1;1);0)" office:value-type="float" office:value="1958" calcext:value-type="float">
            <text:p>1958</text:p>
          </table:table-cell>
          <table:table-cell table:formula="of:=[.BE28]+IF([.$A28]&gt;=[.BF$2];INDEX([.BF$3:.BF28];[.$A28]-[.BF$2]+1;1);0)" office:value-type="float" office:value="1958" calcext:value-type="float">
            <text:p>1958</text:p>
          </table:table-cell>
          <table:table-cell table:formula="of:=[.BF28]+IF([.$A28]&gt;=[.BG$2];INDEX([.BG$3:.BG28];[.$A28]-[.BG$2]+1;1);0)" office:value-type="float" office:value="1958" calcext:value-type="float">
            <text:p>1958</text:p>
          </table:table-cell>
          <table:table-cell table:formula="of:=[.BG28]+IF([.$A28]&gt;=[.BH$2];INDEX([.BH$3:.BH28];[.$A28]-[.BH$2]+1;1);0)" office:value-type="float" office:value="1958" calcext:value-type="float">
            <text:p>1958</text:p>
          </table:table-cell>
          <table:table-cell table:formula="of:=[.BH28]+IF([.$A28]&gt;=[.BI$2];INDEX([.BI$3:.BI28];[.$A28]-[.BI$2]+1;1);0)" office:value-type="float" office:value="1958" calcext:value-type="float">
            <text:p>1958</text:p>
          </table:table-cell>
          <table:table-cell table:formula="of:=[.BI28]+IF([.$A28]&gt;=[.BJ$2];INDEX([.BJ$3:.BJ28];[.$A28]-[.BJ$2]+1;1);0)" office:value-type="float" office:value="1958" calcext:value-type="float">
            <text:p>1958</text:p>
          </table:table-cell>
          <table:table-cell table:formula="of:=[.BJ28]+IF([.$A28]&gt;=[.BK$2];INDEX([.BK$3:.BK28];[.$A28]-[.BK$2]+1;1);0)" office:value-type="float" office:value="1958" calcext:value-type="float">
            <text:p>1958</text:p>
          </table:table-cell>
          <table:table-cell table:formula="of:=[.BK28]+IF([.$A28]&gt;=[.BL$2];INDEX([.BL$3:.BL28];[.$A28]-[.BL$2]+1;1);0)" office:value-type="float" office:value="1958" calcext:value-type="float">
            <text:p>1958</text:p>
          </table:table-cell>
          <table:table-cell table:formula="of:=[.BL28]+IF([.$A28]&gt;=[.BM$2];INDEX([.BM$3:.BM28];[.$A28]-[.BM$2]+1;1);0)" office:value-type="float" office:value="1958" calcext:value-type="float">
            <text:p>1958</text:p>
          </table:table-cell>
          <table:table-cell table:formula="of:=[.BM28]+IF([.$A28]&gt;=[.BN$2];INDEX([.BN$3:.BN28];[.$A28]-[.BN$2]+1;1);0)" office:value-type="float" office:value="1958" calcext:value-type="float">
            <text:p>1958</text:p>
          </table:table-cell>
          <table:table-cell table:formula="of:=[.BN28]+IF([.$A28]&gt;=[.BO$2];INDEX([.BO$3:.BO28];[.$A28]-[.BO$2]+1;1);0)" office:value-type="float" office:value="1958" calcext:value-type="float">
            <text:p>1958</text:p>
          </table:table-cell>
          <table:table-cell table:formula="of:=[.BO28]+IF([.$A28]&gt;=[.BP$2];INDEX([.BP$3:.BP28];[.$A28]-[.BP$2]+1;1);0)" office:value-type="float" office:value="1958" calcext:value-type="float">
            <text:p>1958</text:p>
          </table:table-cell>
          <table:table-cell table:formula="of:=[.BP28]+IF([.$A28]&gt;=[.BQ$2];INDEX([.BQ$3:.BQ28];[.$A28]-[.BQ$2]+1;1);0)" office:value-type="float" office:value="1958" calcext:value-type="float">
            <text:p>1958</text:p>
          </table:table-cell>
          <table:table-cell table:formula="of:=[.BQ28]+IF([.$A28]&gt;=[.BR$2];INDEX([.BR$3:.BR28];[.$A28]-[.BR$2]+1;1);0)" office:value-type="float" office:value="1958" calcext:value-type="float">
            <text:p>1958</text:p>
          </table:table-cell>
          <table:table-cell table:formula="of:=[.BR28]+IF([.$A28]&gt;=[.BS$2];INDEX([.BS$3:.BS28];[.$A28]-[.BS$2]+1;1);0)" office:value-type="float" office:value="1958" calcext:value-type="float">
            <text:p>1958</text:p>
          </table:table-cell>
          <table:table-cell table:formula="of:=[.BS28]+IF([.$A28]&gt;=[.BT$2];INDEX([.BT$3:.BT28];[.$A28]-[.BT$2]+1;1);0)" office:value-type="float" office:value="1958" calcext:value-type="float">
            <text:p>1958</text:p>
          </table:table-cell>
          <table:table-cell table:formula="of:=[.BT28]+IF([.$A28]&gt;=[.BU$2];INDEX([.BU$3:.BU28];[.$A28]-[.BU$2]+1;1);0)" office:value-type="float" office:value="1958" calcext:value-type="float">
            <text:p>1958</text:p>
          </table:table-cell>
          <table:table-cell table:formula="of:=[.BU28]+IF([.$A28]&gt;=[.BV$2];INDEX([.BV$3:.BV28];[.$A28]-[.BV$2]+1;1);0)" office:value-type="float" office:value="1958" calcext:value-type="float">
            <text:p>1958</text:p>
          </table:table-cell>
          <table:table-cell table:formula="of:=[.BV28]+IF([.$A28]&gt;=[.BW$2];INDEX([.BW$3:.BW28];[.$A28]-[.BW$2]+1;1);0)" office:value-type="float" office:value="1958" calcext:value-type="float">
            <text:p>1958</text:p>
          </table:table-cell>
          <table:table-cell table:formula="of:=[.BW28]+IF([.$A28]&gt;=[.BX$2];INDEX([.BX$3:.BX28];[.$A28]-[.BX$2]+1;1);0)" office:value-type="float" office:value="1958" calcext:value-type="float">
            <text:p>1958</text:p>
          </table:table-cell>
          <table:table-cell table:formula="of:=[.BX28]+IF([.$A28]&gt;=[.BY$2];INDEX([.BY$3:.BY28];[.$A28]-[.BY$2]+1;1);0)" office:value-type="float" office:value="1958" calcext:value-type="float">
            <text:p>1958</text:p>
          </table:table-cell>
          <table:table-cell table:formula="of:=[.BY28]+IF([.$A28]&gt;=[.BZ$2];INDEX([.BZ$3:.BZ28];[.$A28]-[.BZ$2]+1;1);0)" office:value-type="float" office:value="1958" calcext:value-type="float">
            <text:p>1958</text:p>
          </table:table-cell>
          <table:table-cell table:formula="of:=[.BZ28]+IF([.$A28]&gt;=[.CA$2];INDEX([.CA$3:.CA28];[.$A28]-[.CA$2]+1;1);0)" office:value-type="float" office:value="1958" calcext:value-type="float">
            <text:p>1958</text:p>
          </table:table-cell>
          <table:table-cell table:formula="of:=[.CA28]+IF([.$A28]&gt;=[.CB$2];INDEX([.CB$3:.CB28];[.$A28]-[.CB$2]+1;1);0)" office:value-type="float" office:value="1958" calcext:value-type="float">
            <text:p>1958</text:p>
          </table:table-cell>
          <table:table-cell table:formula="of:=[.CB28]+IF([.$A28]&gt;=[.CC$2];INDEX([.CC$3:.CC28];[.$A28]-[.CC$2]+1;1);0)" office:value-type="float" office:value="1958" calcext:value-type="float">
            <text:p>1958</text:p>
          </table:table-cell>
          <table:table-cell table:formula="of:=[.CC28]+IF([.$A28]&gt;=[.CD$2];INDEX([.CD$3:.CD28];[.$A28]-[.CD$2]+1;1);0)" office:value-type="float" office:value="1958" calcext:value-type="float">
            <text:p>1958</text:p>
          </table:table-cell>
          <table:table-cell table:formula="of:=[.CD28]+IF([.$A28]&gt;=[.CE$2];INDEX([.CE$3:.CE28];[.$A28]-[.CE$2]+1;1);0)" office:value-type="float" office:value="1958" calcext:value-type="float">
            <text:p>1958</text:p>
          </table:table-cell>
          <table:table-cell table:formula="of:=[.CE28]+IF([.$A28]&gt;=[.CF$2];INDEX([.CF$3:.CF28];[.$A28]-[.CF$2]+1;1);0)" office:value-type="float" office:value="1958" calcext:value-type="float">
            <text:p>1958</text:p>
          </table:table-cell>
          <table:table-cell table:formula="of:=[.CF28]+IF([.$A28]&gt;=[.CG$2];INDEX([.CG$3:.CG28];[.$A28]-[.CG$2]+1;1);0)" office:value-type="float" office:value="1958" calcext:value-type="float">
            <text:p>1958</text:p>
          </table:table-cell>
          <table:table-cell table:formula="of:=[.CG28]+IF([.$A28]&gt;=[.CH$2];INDEX([.CH$3:.CH28];[.$A28]-[.CH$2]+1;1);0)" office:value-type="float" office:value="1958" calcext:value-type="float">
            <text:p>1958</text:p>
          </table:table-cell>
          <table:table-cell table:formula="of:=[.CH28]+IF([.$A28]&gt;=[.CI$2];INDEX([.CI$3:.CI28];[.$A28]-[.CI$2]+1;1);0)" office:value-type="float" office:value="1958" calcext:value-type="float">
            <text:p>1958</text:p>
          </table:table-cell>
          <table:table-cell table:formula="of:=[.CI28]+IF([.$A28]&gt;=[.CJ$2];INDEX([.CJ$3:.CJ28];[.$A28]-[.CJ$2]+1;1);0)" office:value-type="float" office:value="1958" calcext:value-type="float">
            <text:p>1958</text:p>
          </table:table-cell>
          <table:table-cell table:formula="of:=[.CJ28]+IF([.$A28]&gt;=[.CK$2];INDEX([.CK$3:.CK28];[.$A28]-[.CK$2]+1;1);0)" office:value-type="float" office:value="1958" calcext:value-type="float">
            <text:p>1958</text:p>
          </table:table-cell>
          <table:table-cell table:formula="of:=[.CK28]+IF([.$A28]&gt;=[.CL$2];INDEX([.CL$3:.CL28];[.$A28]-[.CL$2]+1;1);0)" office:value-type="float" office:value="1958" calcext:value-type="float">
            <text:p>1958</text:p>
          </table:table-cell>
          <table:table-cell table:formula="of:=[.CL28]+IF([.$A28]&gt;=[.CM$2];INDEX([.CM$3:.CM28];[.$A28]-[.CM$2]+1;1);0)" office:value-type="float" office:value="1958" calcext:value-type="float">
            <text:p>1958</text:p>
          </table:table-cell>
          <table:table-cell table:formula="of:=[.CM28]+IF([.$A28]&gt;=[.CN$2];INDEX([.CN$3:.CN28];[.$A28]-[.CN$2]+1;1);0)" office:value-type="float" office:value="1958" calcext:value-type="float">
            <text:p>1958</text:p>
          </table:table-cell>
          <table:table-cell table:formula="of:=[.CN28]+IF([.$A28]&gt;=[.CO$2];INDEX([.CO$3:.CO28];[.$A28]-[.CO$2]+1;1);0)" office:value-type="float" office:value="1958" calcext:value-type="float">
            <text:p>1958</text:p>
          </table:table-cell>
          <table:table-cell table:formula="of:=[.CO28]+IF([.$A28]&gt;=[.CP$2];INDEX([.CP$3:.CP28];[.$A28]-[.CP$2]+1;1);0)" office:value-type="float" office:value="1958" calcext:value-type="float">
            <text:p>1958</text:p>
          </table:table-cell>
          <table:table-cell table:formula="of:=[.CP28]+IF([.$A28]&gt;=[.CQ$2];INDEX([.CQ$3:.CQ28];[.$A28]-[.CQ$2]+1;1);0)" office:value-type="float" office:value="1958" calcext:value-type="float">
            <text:p>1958</text:p>
          </table:table-cell>
          <table:table-cell table:formula="of:=[.CQ28]+IF([.$A28]&gt;=[.CR$2];INDEX([.CR$3:.CR28];[.$A28]-[.CR$2]+1;1);0)" office:value-type="float" office:value="1958" calcext:value-type="float">
            <text:p>1958</text:p>
          </table:table-cell>
          <table:table-cell table:formula="of:=[.CR28]+IF([.$A28]&gt;=[.CS$2];INDEX([.CS$3:.CS28];[.$A28]-[.CS$2]+1;1);0)" office:value-type="float" office:value="1958" calcext:value-type="float">
            <text:p>1958</text:p>
          </table:table-cell>
          <table:table-cell table:formula="of:=[.CS28]+IF([.$A28]&gt;=[.CT$2];INDEX([.CT$3:.CT28];[.$A28]-[.CT$2]+1;1);0)" office:value-type="float" office:value="1958" calcext:value-type="float">
            <text:p>1958</text:p>
          </table:table-cell>
          <table:table-cell table:formula="of:=[.CT28]+IF([.$A28]&gt;=[.CU$2];INDEX([.CU$3:.CU28];[.$A28]-[.CU$2]+1;1);0)" office:value-type="float" office:value="1958" calcext:value-type="float">
            <text:p>1958</text:p>
          </table:table-cell>
          <table:table-cell table:formula="of:=[.CU28]+IF([.$A28]&gt;=[.CV$2];INDEX([.CV$3:.CV28];[.$A28]-[.CV$2]+1;1);0)" office:value-type="float" office:value="1958" calcext:value-type="float">
            <text:p>1958</text:p>
          </table:table-cell>
          <table:table-cell table:formula="of:=[.CV28]+IF([.$A28]&gt;=[.CW$2];INDEX([.CW$3:.CW28];[.$A28]-[.CW$2]+1;1);0)"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8]" office:value-type="float" office:value="1" calcext:value-type="float">
            <text:p>1</text:p>
          </table:table-cell>
          <table:table-cell table:formula="of:=[.B29]+IF([.$A29]&gt;=[.C$2];INDEX([.C$3:.C29];[.$A29]-[.C$2]+1;1);0)" office:value-type="float" office:value="14" calcext:value-type="float">
            <text:p>14</text:p>
          </table:table-cell>
          <table:table-cell table:formula="of:=[.C29]+IF([.$A29]&gt;=[.D$2];INDEX([.D$3:.D29];[.$A29]-[.D$2]+1;1);0)" office:value-type="float" office:value="70" calcext:value-type="float">
            <text:p>70</text:p>
          </table:table-cell>
          <table:table-cell table:formula="of:=[.D29]+IF([.$A29]&gt;=[.E$2];INDEX([.E$3:.E29];[.$A29]-[.E$2]+1;1);0)" office:value-type="float" office:value="206" calcext:value-type="float">
            <text:p>206</text:p>
          </table:table-cell>
          <table:table-cell table:formula="of:=[.E29]+IF([.$A29]&gt;=[.F$2];INDEX([.F$3:.F29];[.$A29]-[.F$2]+1;1);0)" office:value-type="float" office:value="427" calcext:value-type="float">
            <text:p>427</text:p>
          </table:table-cell>
          <table:table-cell table:formula="of:=[.F29]+IF([.$A29]&gt;=[.G$2];INDEX([.G$3:.G29];[.$A29]-[.G$2]+1;1);0)" office:value-type="float" office:value="709" calcext:value-type="float">
            <text:p>709</text:p>
          </table:table-cell>
          <table:table-cell table:formula="of:=[.G29]+IF([.$A29]&gt;=[.H$2];INDEX([.H$3:.H29];[.$A29]-[.H$2]+1;1);0)" office:value-type="float" office:value="1009" calcext:value-type="float">
            <text:p>1009</text:p>
          </table:table-cell>
          <table:table-cell table:formula="of:=[.H29]+IF([.$A29]&gt;=[.I$2];INDEX([.I$3:.I29];[.$A29]-[.I$2]+1;1);0)" office:value-type="float" office:value="1297" calcext:value-type="float">
            <text:p>1297</text:p>
          </table:table-cell>
          <table:table-cell table:formula="of:=[.I29]+IF([.$A29]&gt;=[.J$2];INDEX([.J$3:.J29];[.$A29]-[.J$2]+1;1);0)" office:value-type="float" office:value="1549" calcext:value-type="float">
            <text:p>1549</text:p>
          </table:table-cell>
          <table:table-cell table:formula="of:=[.J29]+IF([.$A29]&gt;=[.K$2];INDEX([.K$3:.K29];[.$A29]-[.K$2]+1;1);0)" office:value-type="float" office:value="1761" calcext:value-type="float">
            <text:p>1761</text:p>
          </table:table-cell>
          <table:table-cell table:formula="of:=[.K29]+IF([.$A29]&gt;=[.L$2];INDEX([.L$3:.L29];[.$A29]-[.L$2]+1;1);0)" office:value-type="float" office:value="1930" calcext:value-type="float">
            <text:p>1930</text:p>
          </table:table-cell>
          <table:table-cell table:formula="of:=[.L29]+IF([.$A29]&gt;=[.M$2];INDEX([.M$3:.M29];[.$A29]-[.M$2]+1;1);0)" office:value-type="float" office:value="2063" calcext:value-type="float">
            <text:p>2063</text:p>
          </table:table-cell>
          <table:table-cell table:formula="of:=[.M29]+IF([.$A29]&gt;=[.N$2];INDEX([.N$3:.N29];[.$A29]-[.N$2]+1;1);0)" office:value-type="float" office:value="2164" calcext:value-type="float">
            <text:p>2164</text:p>
          </table:table-cell>
          <table:table-cell table:formula="of:=[.N29]+IF([.$A29]&gt;=[.O$2];INDEX([.O$3:.O29];[.$A29]-[.O$2]+1;1);0)" office:value-type="float" office:value="2241" calcext:value-type="float">
            <text:p>2241</text:p>
          </table:table-cell>
          <table:table-cell table:formula="of:=[.O29]+IF([.$A29]&gt;=[.P$2];INDEX([.P$3:.P29];[.$A29]-[.P$2]+1;1);0)" office:value-type="float" office:value="2297" calcext:value-type="float">
            <text:p>2297</text:p>
          </table:table-cell>
          <table:table-cell table:formula="of:=[.P29]+IF([.$A29]&gt;=[.Q$2];INDEX([.Q$3:.Q29];[.$A29]-[.Q$2]+1;1);0)" office:value-type="float" office:value="2339" calcext:value-type="float">
            <text:p>2339</text:p>
          </table:table-cell>
          <table:table-cell table:formula="of:=[.Q29]+IF([.$A29]&gt;=[.R$2];INDEX([.R$3:.R29];[.$A29]-[.R$2]+1;1);0)" office:value-type="float" office:value="2369" calcext:value-type="float">
            <text:p>2369</text:p>
          </table:table-cell>
          <table:table-cell table:formula="of:=[.R29]+IF([.$A29]&gt;=[.S$2];INDEX([.S$3:.S29];[.$A29]-[.S$2]+1;1);0)" office:value-type="float" office:value="2391" calcext:value-type="float">
            <text:p>2391</text:p>
          </table:table-cell>
          <table:table-cell table:formula="of:=[.S29]+IF([.$A29]&gt;=[.T$2];INDEX([.T$3:.T29];[.$A29]-[.T$2]+1;1);0)" office:value-type="float" office:value="2406" calcext:value-type="float">
            <text:p>2406</text:p>
          </table:table-cell>
          <table:table-cell table:formula="of:=[.T29]+IF([.$A29]&gt;=[.U$2];INDEX([.U$3:.U29];[.$A29]-[.U$2]+1;1);0)" office:value-type="float" office:value="2417" calcext:value-type="float">
            <text:p>2417</text:p>
          </table:table-cell>
          <table:table-cell table:formula="of:=[.U29]+IF([.$A29]&gt;=[.V$2];INDEX([.V$3:.V29];[.$A29]-[.V$2]+1;1);0)" office:value-type="float" office:value="2424" calcext:value-type="float">
            <text:p>2424</text:p>
          </table:table-cell>
          <table:table-cell table:formula="of:=[.V29]+IF([.$A29]&gt;=[.W$2];INDEX([.W$3:.W29];[.$A29]-[.W$2]+1;1);0)" office:value-type="float" office:value="2429" calcext:value-type="float">
            <text:p>2429</text:p>
          </table:table-cell>
          <table:table-cell table:formula="of:=[.W29]+IF([.$A29]&gt;=[.X$2];INDEX([.X$3:.X29];[.$A29]-[.X$2]+1;1);0)" office:value-type="float" office:value="2432" calcext:value-type="float">
            <text:p>2432</text:p>
          </table:table-cell>
          <table:table-cell table:formula="of:=[.X29]+IF([.$A29]&gt;=[.Y$2];INDEX([.Y$3:.Y29];[.$A29]-[.Y$2]+1;1);0)" office:value-type="float" office:value="2434" calcext:value-type="float">
            <text:p>2434</text:p>
          </table:table-cell>
          <table:table-cell table:formula="of:=[.Y29]+IF([.$A29]&gt;=[.Z$2];INDEX([.Z$3:.Z29];[.$A29]-[.Z$2]+1;1);0)" office:value-type="float" office:value="2435" calcext:value-type="float">
            <text:p>2435</text:p>
          </table:table-cell>
          <table:table-cell table:formula="of:=[.Z29]+IF([.$A29]&gt;=[.AA$2];INDEX([.AA$3:.AA29];[.$A29]-[.AA$2]+1;1);0)" office:value-type="float" office:value="2436" calcext:value-type="float">
            <text:p>2436</text:p>
          </table:table-cell>
          <table:table-cell table:formula="of:=[.AA29]+IF([.$A29]&gt;=[.AB$2];INDEX([.AB$3:.AB29];[.$A29]-[.AB$2]+1;1);0)" office:value-type="float" office:value="2436" calcext:value-type="float">
            <text:p>2436</text:p>
          </table:table-cell>
          <table:table-cell table:formula="of:=[.AB29]+IF([.$A29]&gt;=[.AC$2];INDEX([.AC$3:.AC29];[.$A29]-[.AC$2]+1;1);0)" office:value-type="float" office:value="2436" calcext:value-type="float">
            <text:p>2436</text:p>
          </table:table-cell>
          <table:table-cell table:formula="of:=[.AC29]+IF([.$A29]&gt;=[.AD$2];INDEX([.AD$3:.AD29];[.$A29]-[.AD$2]+1;1);0)" office:value-type="float" office:value="2436" calcext:value-type="float">
            <text:p>2436</text:p>
          </table:table-cell>
          <table:table-cell table:formula="of:=[.AD29]+IF([.$A29]&gt;=[.AE$2];INDEX([.AE$3:.AE29];[.$A29]-[.AE$2]+1;1);0)" office:value-type="float" office:value="2436" calcext:value-type="float">
            <text:p>2436</text:p>
          </table:table-cell>
          <table:table-cell table:formula="of:=[.AE29]+IF([.$A29]&gt;=[.AF$2];INDEX([.AF$3:.AF29];[.$A29]-[.AF$2]+1;1);0)" office:value-type="float" office:value="2436" calcext:value-type="float">
            <text:p>2436</text:p>
          </table:table-cell>
          <table:table-cell table:formula="of:=[.AF29]+IF([.$A29]&gt;=[.AG$2];INDEX([.AG$3:.AG29];[.$A29]-[.AG$2]+1;1);0)" office:value-type="float" office:value="2436" calcext:value-type="float">
            <text:p>2436</text:p>
          </table:table-cell>
          <table:table-cell table:formula="of:=[.AG29]+IF([.$A29]&gt;=[.AH$2];INDEX([.AH$3:.AH29];[.$A29]-[.AH$2]+1;1);0)" office:value-type="float" office:value="2436" calcext:value-type="float">
            <text:p>2436</text:p>
          </table:table-cell>
          <table:table-cell table:formula="of:=[.AH29]+IF([.$A29]&gt;=[.AI$2];INDEX([.AI$3:.AI29];[.$A29]-[.AI$2]+1;1);0)" office:value-type="float" office:value="2436" calcext:value-type="float">
            <text:p>2436</text:p>
          </table:table-cell>
          <table:table-cell table:formula="of:=[.AI29]+IF([.$A29]&gt;=[.AJ$2];INDEX([.AJ$3:.AJ29];[.$A29]-[.AJ$2]+1;1);0)" office:value-type="float" office:value="2436" calcext:value-type="float">
            <text:p>2436</text:p>
          </table:table-cell>
          <table:table-cell table:formula="of:=[.AJ29]+IF([.$A29]&gt;=[.AK$2];INDEX([.AK$3:.AK29];[.$A29]-[.AK$2]+1;1);0)" office:value-type="float" office:value="2436" calcext:value-type="float">
            <text:p>2436</text:p>
          </table:table-cell>
          <table:table-cell table:formula="of:=[.AK29]+IF([.$A29]&gt;=[.AL$2];INDEX([.AL$3:.AL29];[.$A29]-[.AL$2]+1;1);0)" office:value-type="float" office:value="2436" calcext:value-type="float">
            <text:p>2436</text:p>
          </table:table-cell>
          <table:table-cell table:formula="of:=[.AL29]+IF([.$A29]&gt;=[.AM$2];INDEX([.AM$3:.AM29];[.$A29]-[.AM$2]+1;1);0)" office:value-type="float" office:value="2436" calcext:value-type="float">
            <text:p>2436</text:p>
          </table:table-cell>
          <table:table-cell table:formula="of:=[.AM29]+IF([.$A29]&gt;=[.AN$2];INDEX([.AN$3:.AN29];[.$A29]-[.AN$2]+1;1);0)" office:value-type="float" office:value="2436" calcext:value-type="float">
            <text:p>2436</text:p>
          </table:table-cell>
          <table:table-cell table:formula="of:=[.AN29]+IF([.$A29]&gt;=[.AO$2];INDEX([.AO$3:.AO29];[.$A29]-[.AO$2]+1;1);0)" office:value-type="float" office:value="2436" calcext:value-type="float">
            <text:p>2436</text:p>
          </table:table-cell>
          <table:table-cell table:formula="of:=[.AO29]+IF([.$A29]&gt;=[.AP$2];INDEX([.AP$3:.AP29];[.$A29]-[.AP$2]+1;1);0)" office:value-type="float" office:value="2436" calcext:value-type="float">
            <text:p>2436</text:p>
          </table:table-cell>
          <table:table-cell table:formula="of:=[.AP29]+IF([.$A29]&gt;=[.AQ$2];INDEX([.AQ$3:.AQ29];[.$A29]-[.AQ$2]+1;1);0)" office:value-type="float" office:value="2436" calcext:value-type="float">
            <text:p>2436</text:p>
          </table:table-cell>
          <table:table-cell table:formula="of:=[.AQ29]+IF([.$A29]&gt;=[.AR$2];INDEX([.AR$3:.AR29];[.$A29]-[.AR$2]+1;1);0)" office:value-type="float" office:value="2436" calcext:value-type="float">
            <text:p>2436</text:p>
          </table:table-cell>
          <table:table-cell table:formula="of:=[.AR29]+IF([.$A29]&gt;=[.AS$2];INDEX([.AS$3:.AS29];[.$A29]-[.AS$2]+1;1);0)" office:value-type="float" office:value="2436" calcext:value-type="float">
            <text:p>2436</text:p>
          </table:table-cell>
          <table:table-cell table:formula="of:=[.AS29]+IF([.$A29]&gt;=[.AT$2];INDEX([.AT$3:.AT29];[.$A29]-[.AT$2]+1;1);0)" office:value-type="float" office:value="2436" calcext:value-type="float">
            <text:p>2436</text:p>
          </table:table-cell>
          <table:table-cell table:formula="of:=[.AT29]+IF([.$A29]&gt;=[.AU$2];INDEX([.AU$3:.AU29];[.$A29]-[.AU$2]+1;1);0)" office:value-type="float" office:value="2436" calcext:value-type="float">
            <text:p>2436</text:p>
          </table:table-cell>
          <table:table-cell table:formula="of:=[.AU29]+IF([.$A29]&gt;=[.AV$2];INDEX([.AV$3:.AV29];[.$A29]-[.AV$2]+1;1);0)" office:value-type="float" office:value="2436" calcext:value-type="float">
            <text:p>2436</text:p>
          </table:table-cell>
          <table:table-cell table:formula="of:=[.AV29]+IF([.$A29]&gt;=[.AW$2];INDEX([.AW$3:.AW29];[.$A29]-[.AW$2]+1;1);0)" office:value-type="float" office:value="2436" calcext:value-type="float">
            <text:p>2436</text:p>
          </table:table-cell>
          <table:table-cell table:formula="of:=[.AW29]+IF([.$A29]&gt;=[.AX$2];INDEX([.AX$3:.AX29];[.$A29]-[.AX$2]+1;1);0)" office:value-type="float" office:value="2436" calcext:value-type="float">
            <text:p>2436</text:p>
          </table:table-cell>
          <table:table-cell table:formula="of:=[.AX29]+IF([.$A29]&gt;=[.AY$2];INDEX([.AY$3:.AY29];[.$A29]-[.AY$2]+1;1);0)" office:value-type="float" office:value="2436" calcext:value-type="float">
            <text:p>2436</text:p>
          </table:table-cell>
          <table:table-cell table:formula="of:=[.AY29]+IF([.$A29]&gt;=[.AZ$2];INDEX([.AZ$3:.AZ29];[.$A29]-[.AZ$2]+1;1);0)" office:value-type="float" office:value="2436" calcext:value-type="float">
            <text:p>2436</text:p>
          </table:table-cell>
          <table:table-cell table:formula="of:=[.AZ29]+IF([.$A29]&gt;=[.BA$2];INDEX([.BA$3:.BA29];[.$A29]-[.BA$2]+1;1);0)" office:value-type="float" office:value="2436" calcext:value-type="float">
            <text:p>2436</text:p>
          </table:table-cell>
          <table:table-cell table:formula="of:=[.BA29]+IF([.$A29]&gt;=[.BB$2];INDEX([.BB$3:.BB29];[.$A29]-[.BB$2]+1;1);0)" office:value-type="float" office:value="2436" calcext:value-type="float">
            <text:p>2436</text:p>
          </table:table-cell>
          <table:table-cell table:formula="of:=[.BB29]+IF([.$A29]&gt;=[.BC$2];INDEX([.BC$3:.BC29];[.$A29]-[.BC$2]+1;1);0)" office:value-type="float" office:value="2436" calcext:value-type="float">
            <text:p>2436</text:p>
          </table:table-cell>
          <table:table-cell table:formula="of:=[.BC29]+IF([.$A29]&gt;=[.BD$2];INDEX([.BD$3:.BD29];[.$A29]-[.BD$2]+1;1);0)" office:value-type="float" office:value="2436" calcext:value-type="float">
            <text:p>2436</text:p>
          </table:table-cell>
          <table:table-cell table:formula="of:=[.BD29]+IF([.$A29]&gt;=[.BE$2];INDEX([.BE$3:.BE29];[.$A29]-[.BE$2]+1;1);0)" office:value-type="float" office:value="2436" calcext:value-type="float">
            <text:p>2436</text:p>
          </table:table-cell>
          <table:table-cell table:formula="of:=[.BE29]+IF([.$A29]&gt;=[.BF$2];INDEX([.BF$3:.BF29];[.$A29]-[.BF$2]+1;1);0)" office:value-type="float" office:value="2436" calcext:value-type="float">
            <text:p>2436</text:p>
          </table:table-cell>
          <table:table-cell table:formula="of:=[.BF29]+IF([.$A29]&gt;=[.BG$2];INDEX([.BG$3:.BG29];[.$A29]-[.BG$2]+1;1);0)" office:value-type="float" office:value="2436" calcext:value-type="float">
            <text:p>2436</text:p>
          </table:table-cell>
          <table:table-cell table:formula="of:=[.BG29]+IF([.$A29]&gt;=[.BH$2];INDEX([.BH$3:.BH29];[.$A29]-[.BH$2]+1;1);0)" office:value-type="float" office:value="2436" calcext:value-type="float">
            <text:p>2436</text:p>
          </table:table-cell>
          <table:table-cell table:formula="of:=[.BH29]+IF([.$A29]&gt;=[.BI$2];INDEX([.BI$3:.BI29];[.$A29]-[.BI$2]+1;1);0)" office:value-type="float" office:value="2436" calcext:value-type="float">
            <text:p>2436</text:p>
          </table:table-cell>
          <table:table-cell table:formula="of:=[.BI29]+IF([.$A29]&gt;=[.BJ$2];INDEX([.BJ$3:.BJ29];[.$A29]-[.BJ$2]+1;1);0)" office:value-type="float" office:value="2436" calcext:value-type="float">
            <text:p>2436</text:p>
          </table:table-cell>
          <table:table-cell table:formula="of:=[.BJ29]+IF([.$A29]&gt;=[.BK$2];INDEX([.BK$3:.BK29];[.$A29]-[.BK$2]+1;1);0)" office:value-type="float" office:value="2436" calcext:value-type="float">
            <text:p>2436</text:p>
          </table:table-cell>
          <table:table-cell table:formula="of:=[.BK29]+IF([.$A29]&gt;=[.BL$2];INDEX([.BL$3:.BL29];[.$A29]-[.BL$2]+1;1);0)" office:value-type="float" office:value="2436" calcext:value-type="float">
            <text:p>2436</text:p>
          </table:table-cell>
          <table:table-cell table:formula="of:=[.BL29]+IF([.$A29]&gt;=[.BM$2];INDEX([.BM$3:.BM29];[.$A29]-[.BM$2]+1;1);0)" office:value-type="float" office:value="2436" calcext:value-type="float">
            <text:p>2436</text:p>
          </table:table-cell>
          <table:table-cell table:formula="of:=[.BM29]+IF([.$A29]&gt;=[.BN$2];INDEX([.BN$3:.BN29];[.$A29]-[.BN$2]+1;1);0)" office:value-type="float" office:value="2436" calcext:value-type="float">
            <text:p>2436</text:p>
          </table:table-cell>
          <table:table-cell table:formula="of:=[.BN29]+IF([.$A29]&gt;=[.BO$2];INDEX([.BO$3:.BO29];[.$A29]-[.BO$2]+1;1);0)" office:value-type="float" office:value="2436" calcext:value-type="float">
            <text:p>2436</text:p>
          </table:table-cell>
          <table:table-cell table:formula="of:=[.BO29]+IF([.$A29]&gt;=[.BP$2];INDEX([.BP$3:.BP29];[.$A29]-[.BP$2]+1;1);0)" office:value-type="float" office:value="2436" calcext:value-type="float">
            <text:p>2436</text:p>
          </table:table-cell>
          <table:table-cell table:formula="of:=[.BP29]+IF([.$A29]&gt;=[.BQ$2];INDEX([.BQ$3:.BQ29];[.$A29]-[.BQ$2]+1;1);0)" office:value-type="float" office:value="2436" calcext:value-type="float">
            <text:p>2436</text:p>
          </table:table-cell>
          <table:table-cell table:formula="of:=[.BQ29]+IF([.$A29]&gt;=[.BR$2];INDEX([.BR$3:.BR29];[.$A29]-[.BR$2]+1;1);0)" office:value-type="float" office:value="2436" calcext:value-type="float">
            <text:p>2436</text:p>
          </table:table-cell>
          <table:table-cell table:formula="of:=[.BR29]+IF([.$A29]&gt;=[.BS$2];INDEX([.BS$3:.BS29];[.$A29]-[.BS$2]+1;1);0)" office:value-type="float" office:value="2436" calcext:value-type="float">
            <text:p>2436</text:p>
          </table:table-cell>
          <table:table-cell table:formula="of:=[.BS29]+IF([.$A29]&gt;=[.BT$2];INDEX([.BT$3:.BT29];[.$A29]-[.BT$2]+1;1);0)" office:value-type="float" office:value="2436" calcext:value-type="float">
            <text:p>2436</text:p>
          </table:table-cell>
          <table:table-cell table:formula="of:=[.BT29]+IF([.$A29]&gt;=[.BU$2];INDEX([.BU$3:.BU29];[.$A29]-[.BU$2]+1;1);0)" office:value-type="float" office:value="2436" calcext:value-type="float">
            <text:p>2436</text:p>
          </table:table-cell>
          <table:table-cell table:formula="of:=[.BU29]+IF([.$A29]&gt;=[.BV$2];INDEX([.BV$3:.BV29];[.$A29]-[.BV$2]+1;1);0)" office:value-type="float" office:value="2436" calcext:value-type="float">
            <text:p>2436</text:p>
          </table:table-cell>
          <table:table-cell table:formula="of:=[.BV29]+IF([.$A29]&gt;=[.BW$2];INDEX([.BW$3:.BW29];[.$A29]-[.BW$2]+1;1);0)" office:value-type="float" office:value="2436" calcext:value-type="float">
            <text:p>2436</text:p>
          </table:table-cell>
          <table:table-cell table:formula="of:=[.BW29]+IF([.$A29]&gt;=[.BX$2];INDEX([.BX$3:.BX29];[.$A29]-[.BX$2]+1;1);0)" office:value-type="float" office:value="2436" calcext:value-type="float">
            <text:p>2436</text:p>
          </table:table-cell>
          <table:table-cell table:formula="of:=[.BX29]+IF([.$A29]&gt;=[.BY$2];INDEX([.BY$3:.BY29];[.$A29]-[.BY$2]+1;1);0)" office:value-type="float" office:value="2436" calcext:value-type="float">
            <text:p>2436</text:p>
          </table:table-cell>
          <table:table-cell table:formula="of:=[.BY29]+IF([.$A29]&gt;=[.BZ$2];INDEX([.BZ$3:.BZ29];[.$A29]-[.BZ$2]+1;1);0)" office:value-type="float" office:value="2436" calcext:value-type="float">
            <text:p>2436</text:p>
          </table:table-cell>
          <table:table-cell table:formula="of:=[.BZ29]+IF([.$A29]&gt;=[.CA$2];INDEX([.CA$3:.CA29];[.$A29]-[.CA$2]+1;1);0)" office:value-type="float" office:value="2436" calcext:value-type="float">
            <text:p>2436</text:p>
          </table:table-cell>
          <table:table-cell table:formula="of:=[.CA29]+IF([.$A29]&gt;=[.CB$2];INDEX([.CB$3:.CB29];[.$A29]-[.CB$2]+1;1);0)" office:value-type="float" office:value="2436" calcext:value-type="float">
            <text:p>2436</text:p>
          </table:table-cell>
          <table:table-cell table:formula="of:=[.CB29]+IF([.$A29]&gt;=[.CC$2];INDEX([.CC$3:.CC29];[.$A29]-[.CC$2]+1;1);0)" office:value-type="float" office:value="2436" calcext:value-type="float">
            <text:p>2436</text:p>
          </table:table-cell>
          <table:table-cell table:formula="of:=[.CC29]+IF([.$A29]&gt;=[.CD$2];INDEX([.CD$3:.CD29];[.$A29]-[.CD$2]+1;1);0)" office:value-type="float" office:value="2436" calcext:value-type="float">
            <text:p>2436</text:p>
          </table:table-cell>
          <table:table-cell table:formula="of:=[.CD29]+IF([.$A29]&gt;=[.CE$2];INDEX([.CE$3:.CE29];[.$A29]-[.CE$2]+1;1);0)" office:value-type="float" office:value="2436" calcext:value-type="float">
            <text:p>2436</text:p>
          </table:table-cell>
          <table:table-cell table:formula="of:=[.CE29]+IF([.$A29]&gt;=[.CF$2];INDEX([.CF$3:.CF29];[.$A29]-[.CF$2]+1;1);0)" office:value-type="float" office:value="2436" calcext:value-type="float">
            <text:p>2436</text:p>
          </table:table-cell>
          <table:table-cell table:formula="of:=[.CF29]+IF([.$A29]&gt;=[.CG$2];INDEX([.CG$3:.CG29];[.$A29]-[.CG$2]+1;1);0)" office:value-type="float" office:value="2436" calcext:value-type="float">
            <text:p>2436</text:p>
          </table:table-cell>
          <table:table-cell table:formula="of:=[.CG29]+IF([.$A29]&gt;=[.CH$2];INDEX([.CH$3:.CH29];[.$A29]-[.CH$2]+1;1);0)" office:value-type="float" office:value="2436" calcext:value-type="float">
            <text:p>2436</text:p>
          </table:table-cell>
          <table:table-cell table:formula="of:=[.CH29]+IF([.$A29]&gt;=[.CI$2];INDEX([.CI$3:.CI29];[.$A29]-[.CI$2]+1;1);0)" office:value-type="float" office:value="2436" calcext:value-type="float">
            <text:p>2436</text:p>
          </table:table-cell>
          <table:table-cell table:formula="of:=[.CI29]+IF([.$A29]&gt;=[.CJ$2];INDEX([.CJ$3:.CJ29];[.$A29]-[.CJ$2]+1;1);0)" office:value-type="float" office:value="2436" calcext:value-type="float">
            <text:p>2436</text:p>
          </table:table-cell>
          <table:table-cell table:formula="of:=[.CJ29]+IF([.$A29]&gt;=[.CK$2];INDEX([.CK$3:.CK29];[.$A29]-[.CK$2]+1;1);0)" office:value-type="float" office:value="2436" calcext:value-type="float">
            <text:p>2436</text:p>
          </table:table-cell>
          <table:table-cell table:formula="of:=[.CK29]+IF([.$A29]&gt;=[.CL$2];INDEX([.CL$3:.CL29];[.$A29]-[.CL$2]+1;1);0)" office:value-type="float" office:value="2436" calcext:value-type="float">
            <text:p>2436</text:p>
          </table:table-cell>
          <table:table-cell table:formula="of:=[.CL29]+IF([.$A29]&gt;=[.CM$2];INDEX([.CM$3:.CM29];[.$A29]-[.CM$2]+1;1);0)" office:value-type="float" office:value="2436" calcext:value-type="float">
            <text:p>2436</text:p>
          </table:table-cell>
          <table:table-cell table:formula="of:=[.CM29]+IF([.$A29]&gt;=[.CN$2];INDEX([.CN$3:.CN29];[.$A29]-[.CN$2]+1;1);0)" office:value-type="float" office:value="2436" calcext:value-type="float">
            <text:p>2436</text:p>
          </table:table-cell>
          <table:table-cell table:formula="of:=[.CN29]+IF([.$A29]&gt;=[.CO$2];INDEX([.CO$3:.CO29];[.$A29]-[.CO$2]+1;1);0)" office:value-type="float" office:value="2436" calcext:value-type="float">
            <text:p>2436</text:p>
          </table:table-cell>
          <table:table-cell table:formula="of:=[.CO29]+IF([.$A29]&gt;=[.CP$2];INDEX([.CP$3:.CP29];[.$A29]-[.CP$2]+1;1);0)" office:value-type="float" office:value="2436" calcext:value-type="float">
            <text:p>2436</text:p>
          </table:table-cell>
          <table:table-cell table:formula="of:=[.CP29]+IF([.$A29]&gt;=[.CQ$2];INDEX([.CQ$3:.CQ29];[.$A29]-[.CQ$2]+1;1);0)" office:value-type="float" office:value="2436" calcext:value-type="float">
            <text:p>2436</text:p>
          </table:table-cell>
          <table:table-cell table:formula="of:=[.CQ29]+IF([.$A29]&gt;=[.CR$2];INDEX([.CR$3:.CR29];[.$A29]-[.CR$2]+1;1);0)" office:value-type="float" office:value="2436" calcext:value-type="float">
            <text:p>2436</text:p>
          </table:table-cell>
          <table:table-cell table:formula="of:=[.CR29]+IF([.$A29]&gt;=[.CS$2];INDEX([.CS$3:.CS29];[.$A29]-[.CS$2]+1;1);0)" office:value-type="float" office:value="2436" calcext:value-type="float">
            <text:p>2436</text:p>
          </table:table-cell>
          <table:table-cell table:formula="of:=[.CS29]+IF([.$A29]&gt;=[.CT$2];INDEX([.CT$3:.CT29];[.$A29]-[.CT$2]+1;1);0)" office:value-type="float" office:value="2436" calcext:value-type="float">
            <text:p>2436</text:p>
          </table:table-cell>
          <table:table-cell table:formula="of:=[.CT29]+IF([.$A29]&gt;=[.CU$2];INDEX([.CU$3:.CU29];[.$A29]-[.CU$2]+1;1);0)" office:value-type="float" office:value="2436" calcext:value-type="float">
            <text:p>2436</text:p>
          </table:table-cell>
          <table:table-cell table:formula="of:=[.CU29]+IF([.$A29]&gt;=[.CV$2];INDEX([.CV$3:.CV29];[.$A29]-[.CV$2]+1;1);0)" office:value-type="float" office:value="2436" calcext:value-type="float">
            <text:p>2436</text:p>
          </table:table-cell>
          <table:table-cell table:formula="of:=[.CV29]+IF([.$A29]&gt;=[.CW$2];INDEX([.CW$3:.CW29];[.$A29]-[.CW$2]+1;1);0)"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9]" office:value-type="float" office:value="1" calcext:value-type="float">
            <text:p>1</text:p>
          </table:table-cell>
          <table:table-cell table:formula="of:=[.B30]+IF([.$A30]&gt;=[.C$2];INDEX([.C$3:.C30];[.$A30]-[.C$2]+1;1);0)" office:value-type="float" office:value="14" calcext:value-type="float">
            <text:p>14</text:p>
          </table:table-cell>
          <table:table-cell table:formula="of:=[.C30]+IF([.$A30]&gt;=[.D$2];INDEX([.D$3:.D30];[.$A30]-[.D$2]+1;1);0)" office:value-type="float" office:value="75" calcext:value-type="float">
            <text:p>75</text:p>
          </table:table-cell>
          <table:table-cell table:formula="of:=[.D30]+IF([.$A30]&gt;=[.E$2];INDEX([.E$3:.E30];[.$A30]-[.E$2]+1;1);0)" office:value-type="float" office:value="225" calcext:value-type="float">
            <text:p>225</text:p>
          </table:table-cell>
          <table:table-cell table:formula="of:=[.E30]+IF([.$A30]&gt;=[.F$2];INDEX([.F$3:.F30];[.$A30]-[.F$2]+1;1);0)" office:value-type="float" office:value="480" calcext:value-type="float">
            <text:p>480</text:p>
          </table:table-cell>
          <table:table-cell table:formula="of:=[.F30]+IF([.$A30]&gt;=[.G$2];INDEX([.G$3:.G30];[.$A30]-[.G$2]+1;1);0)" office:value-type="float" office:value="811" calcext:value-type="float">
            <text:p>811</text:p>
          </table:table-cell>
          <table:table-cell table:formula="of:=[.G30]+IF([.$A30]&gt;=[.H$2];INDEX([.H$3:.H30];[.$A30]-[.H$2]+1;1);0)" office:value-type="float" office:value="1175" calcext:value-type="float">
            <text:p>1175</text:p>
          </table:table-cell>
          <table:table-cell table:formula="of:=[.H30]+IF([.$A30]&gt;=[.I$2];INDEX([.I$3:.I30];[.$A30]-[.I$2]+1;1);0)" office:value-type="float" office:value="1527" calcext:value-type="float">
            <text:p>1527</text:p>
          </table:table-cell>
          <table:table-cell table:formula="of:=[.I30]+IF([.$A30]&gt;=[.J$2];INDEX([.J$3:.J30];[.$A30]-[.J$2]+1;1);0)" office:value-type="float" office:value="1845" calcext:value-type="float">
            <text:p>1845</text:p>
          </table:table-cell>
          <table:table-cell table:formula="of:=[.J30]+IF([.$A30]&gt;=[.K$2];INDEX([.K$3:.K30];[.$A30]-[.K$2]+1;1);0)" office:value-type="float" office:value="2112" calcext:value-type="float">
            <text:p>2112</text:p>
          </table:table-cell>
          <table:table-cell table:formula="of:=[.K30]+IF([.$A30]&gt;=[.L$2];INDEX([.L$3:.L30];[.$A30]-[.L$2]+1;1);0)" office:value-type="float" office:value="2331" calcext:value-type="float">
            <text:p>2331</text:p>
          </table:table-cell>
          <table:table-cell table:formula="of:=[.L30]+IF([.$A30]&gt;=[.M$2];INDEX([.M$3:.M30];[.$A30]-[.M$2]+1;1);0)" office:value-type="float" office:value="2503" calcext:value-type="float">
            <text:p>2503</text:p>
          </table:table-cell>
          <table:table-cell table:formula="of:=[.M30]+IF([.$A30]&gt;=[.N$2];INDEX([.N$3:.N30];[.$A30]-[.N$2]+1;1);0)" office:value-type="float" office:value="2637" calcext:value-type="float">
            <text:p>2637</text:p>
          </table:table-cell>
          <table:table-cell table:formula="of:=[.N30]+IF([.$A30]&gt;=[.O$2];INDEX([.O$3:.O30];[.$A30]-[.O$2]+1;1);0)" office:value-type="float" office:value="2738" calcext:value-type="float">
            <text:p>2738</text:p>
          </table:table-cell>
          <table:table-cell table:formula="of:=[.O30]+IF([.$A30]&gt;=[.P$2];INDEX([.P$3:.P30];[.$A30]-[.P$2]+1;1);0)" office:value-type="float" office:value="2815" calcext:value-type="float">
            <text:p>2815</text:p>
          </table:table-cell>
          <table:table-cell table:formula="of:=[.P30]+IF([.$A30]&gt;=[.Q$2];INDEX([.Q$3:.Q30];[.$A30]-[.Q$2]+1;1);0)" office:value-type="float" office:value="2871" calcext:value-type="float">
            <text:p>2871</text:p>
          </table:table-cell>
          <table:table-cell table:formula="of:=[.Q30]+IF([.$A30]&gt;=[.R$2];INDEX([.R$3:.R30];[.$A30]-[.R$2]+1;1);0)" office:value-type="float" office:value="2913" calcext:value-type="float">
            <text:p>2913</text:p>
          </table:table-cell>
          <table:table-cell table:formula="of:=[.R30]+IF([.$A30]&gt;=[.S$2];INDEX([.S$3:.S30];[.$A30]-[.S$2]+1;1);0)" office:value-type="float" office:value="2943" calcext:value-type="float">
            <text:p>2943</text:p>
          </table:table-cell>
          <table:table-cell table:formula="of:=[.S30]+IF([.$A30]&gt;=[.T$2];INDEX([.T$3:.T30];[.$A30]-[.T$2]+1;1);0)" office:value-type="float" office:value="2965" calcext:value-type="float">
            <text:p>2965</text:p>
          </table:table-cell>
          <table:table-cell table:formula="of:=[.T30]+IF([.$A30]&gt;=[.U$2];INDEX([.U$3:.U30];[.$A30]-[.U$2]+1;1);0)" office:value-type="float" office:value="2980" calcext:value-type="float">
            <text:p>2980</text:p>
          </table:table-cell>
          <table:table-cell table:formula="of:=[.U30]+IF([.$A30]&gt;=[.V$2];INDEX([.V$3:.V30];[.$A30]-[.V$2]+1;1);0)" office:value-type="float" office:value="2991" calcext:value-type="float">
            <text:p>2991</text:p>
          </table:table-cell>
          <table:table-cell table:formula="of:=[.V30]+IF([.$A30]&gt;=[.W$2];INDEX([.W$3:.W30];[.$A30]-[.W$2]+1;1);0)" office:value-type="float" office:value="2998" calcext:value-type="float">
            <text:p>2998</text:p>
          </table:table-cell>
          <table:table-cell table:formula="of:=[.W30]+IF([.$A30]&gt;=[.X$2];INDEX([.X$3:.X30];[.$A30]-[.X$2]+1;1);0)" office:value-type="float" office:value="3003" calcext:value-type="float">
            <text:p>3003</text:p>
          </table:table-cell>
          <table:table-cell table:formula="of:=[.X30]+IF([.$A30]&gt;=[.Y$2];INDEX([.Y$3:.Y30];[.$A30]-[.Y$2]+1;1);0)" office:value-type="float" office:value="3006" calcext:value-type="float">
            <text:p>3006</text:p>
          </table:table-cell>
          <table:table-cell table:formula="of:=[.Y30]+IF([.$A30]&gt;=[.Z$2];INDEX([.Z$3:.Z30];[.$A30]-[.Z$2]+1;1);0)" office:value-type="float" office:value="3008" calcext:value-type="float">
            <text:p>3008</text:p>
          </table:table-cell>
          <table:table-cell table:formula="of:=[.Z30]+IF([.$A30]&gt;=[.AA$2];INDEX([.AA$3:.AA30];[.$A30]-[.AA$2]+1;1);0)" office:value-type="float" office:value="3009" calcext:value-type="float">
            <text:p>3009</text:p>
          </table:table-cell>
          <table:table-cell table:formula="of:=[.AA30]+IF([.$A30]&gt;=[.AB$2];INDEX([.AB$3:.AB30];[.$A30]-[.AB$2]+1;1);0)" office:value-type="float" office:value="3010" calcext:value-type="float">
            <text:p>3010</text:p>
          </table:table-cell>
          <table:table-cell table:formula="of:=[.AB30]+IF([.$A30]&gt;=[.AC$2];INDEX([.AC$3:.AC30];[.$A30]-[.AC$2]+1;1);0)" office:value-type="float" office:value="3010" calcext:value-type="float">
            <text:p>3010</text:p>
          </table:table-cell>
          <table:table-cell table:formula="of:=[.AC30]+IF([.$A30]&gt;=[.AD$2];INDEX([.AD$3:.AD30];[.$A30]-[.AD$2]+1;1);0)" office:value-type="float" office:value="3010" calcext:value-type="float">
            <text:p>3010</text:p>
          </table:table-cell>
          <table:table-cell table:formula="of:=[.AD30]+IF([.$A30]&gt;=[.AE$2];INDEX([.AE$3:.AE30];[.$A30]-[.AE$2]+1;1);0)" office:value-type="float" office:value="3010" calcext:value-type="float">
            <text:p>3010</text:p>
          </table:table-cell>
          <table:table-cell table:formula="of:=[.AE30]+IF([.$A30]&gt;=[.AF$2];INDEX([.AF$3:.AF30];[.$A30]-[.AF$2]+1;1);0)" office:value-type="float" office:value="3010" calcext:value-type="float">
            <text:p>3010</text:p>
          </table:table-cell>
          <table:table-cell table:formula="of:=[.AF30]+IF([.$A30]&gt;=[.AG$2];INDEX([.AG$3:.AG30];[.$A30]-[.AG$2]+1;1);0)" office:value-type="float" office:value="3010" calcext:value-type="float">
            <text:p>3010</text:p>
          </table:table-cell>
          <table:table-cell table:formula="of:=[.AG30]+IF([.$A30]&gt;=[.AH$2];INDEX([.AH$3:.AH30];[.$A30]-[.AH$2]+1;1);0)" office:value-type="float" office:value="3010" calcext:value-type="float">
            <text:p>3010</text:p>
          </table:table-cell>
          <table:table-cell table:formula="of:=[.AH30]+IF([.$A30]&gt;=[.AI$2];INDEX([.AI$3:.AI30];[.$A30]-[.AI$2]+1;1);0)" office:value-type="float" office:value="3010" calcext:value-type="float">
            <text:p>3010</text:p>
          </table:table-cell>
          <table:table-cell table:formula="of:=[.AI30]+IF([.$A30]&gt;=[.AJ$2];INDEX([.AJ$3:.AJ30];[.$A30]-[.AJ$2]+1;1);0)" office:value-type="float" office:value="3010" calcext:value-type="float">
            <text:p>3010</text:p>
          </table:table-cell>
          <table:table-cell table:formula="of:=[.AJ30]+IF([.$A30]&gt;=[.AK$2];INDEX([.AK$3:.AK30];[.$A30]-[.AK$2]+1;1);0)" office:value-type="float" office:value="3010" calcext:value-type="float">
            <text:p>3010</text:p>
          </table:table-cell>
          <table:table-cell table:formula="of:=[.AK30]+IF([.$A30]&gt;=[.AL$2];INDEX([.AL$3:.AL30];[.$A30]-[.AL$2]+1;1);0)" office:value-type="float" office:value="3010" calcext:value-type="float">
            <text:p>3010</text:p>
          </table:table-cell>
          <table:table-cell table:formula="of:=[.AL30]+IF([.$A30]&gt;=[.AM$2];INDEX([.AM$3:.AM30];[.$A30]-[.AM$2]+1;1);0)" office:value-type="float" office:value="3010" calcext:value-type="float">
            <text:p>3010</text:p>
          </table:table-cell>
          <table:table-cell table:formula="of:=[.AM30]+IF([.$A30]&gt;=[.AN$2];INDEX([.AN$3:.AN30];[.$A30]-[.AN$2]+1;1);0)" office:value-type="float" office:value="3010" calcext:value-type="float">
            <text:p>3010</text:p>
          </table:table-cell>
          <table:table-cell table:formula="of:=[.AN30]+IF([.$A30]&gt;=[.AO$2];INDEX([.AO$3:.AO30];[.$A30]-[.AO$2]+1;1);0)" office:value-type="float" office:value="3010" calcext:value-type="float">
            <text:p>3010</text:p>
          </table:table-cell>
          <table:table-cell table:formula="of:=[.AO30]+IF([.$A30]&gt;=[.AP$2];INDEX([.AP$3:.AP30];[.$A30]-[.AP$2]+1;1);0)" office:value-type="float" office:value="3010" calcext:value-type="float">
            <text:p>3010</text:p>
          </table:table-cell>
          <table:table-cell table:formula="of:=[.AP30]+IF([.$A30]&gt;=[.AQ$2];INDEX([.AQ$3:.AQ30];[.$A30]-[.AQ$2]+1;1);0)" office:value-type="float" office:value="3010" calcext:value-type="float">
            <text:p>3010</text:p>
          </table:table-cell>
          <table:table-cell table:formula="of:=[.AQ30]+IF([.$A30]&gt;=[.AR$2];INDEX([.AR$3:.AR30];[.$A30]-[.AR$2]+1;1);0)" office:value-type="float" office:value="3010" calcext:value-type="float">
            <text:p>3010</text:p>
          </table:table-cell>
          <table:table-cell table:formula="of:=[.AR30]+IF([.$A30]&gt;=[.AS$2];INDEX([.AS$3:.AS30];[.$A30]-[.AS$2]+1;1);0)" office:value-type="float" office:value="3010" calcext:value-type="float">
            <text:p>3010</text:p>
          </table:table-cell>
          <table:table-cell table:formula="of:=[.AS30]+IF([.$A30]&gt;=[.AT$2];INDEX([.AT$3:.AT30];[.$A30]-[.AT$2]+1;1);0)" office:value-type="float" office:value="3010" calcext:value-type="float">
            <text:p>3010</text:p>
          </table:table-cell>
          <table:table-cell table:formula="of:=[.AT30]+IF([.$A30]&gt;=[.AU$2];INDEX([.AU$3:.AU30];[.$A30]-[.AU$2]+1;1);0)" office:value-type="float" office:value="3010" calcext:value-type="float">
            <text:p>3010</text:p>
          </table:table-cell>
          <table:table-cell table:formula="of:=[.AU30]+IF([.$A30]&gt;=[.AV$2];INDEX([.AV$3:.AV30];[.$A30]-[.AV$2]+1;1);0)" office:value-type="float" office:value="3010" calcext:value-type="float">
            <text:p>3010</text:p>
          </table:table-cell>
          <table:table-cell table:formula="of:=[.AV30]+IF([.$A30]&gt;=[.AW$2];INDEX([.AW$3:.AW30];[.$A30]-[.AW$2]+1;1);0)" office:value-type="float" office:value="3010" calcext:value-type="float">
            <text:p>3010</text:p>
          </table:table-cell>
          <table:table-cell table:formula="of:=[.AW30]+IF([.$A30]&gt;=[.AX$2];INDEX([.AX$3:.AX30];[.$A30]-[.AX$2]+1;1);0)" office:value-type="float" office:value="3010" calcext:value-type="float">
            <text:p>3010</text:p>
          </table:table-cell>
          <table:table-cell table:formula="of:=[.AX30]+IF([.$A30]&gt;=[.AY$2];INDEX([.AY$3:.AY30];[.$A30]-[.AY$2]+1;1);0)" office:value-type="float" office:value="3010" calcext:value-type="float">
            <text:p>3010</text:p>
          </table:table-cell>
          <table:table-cell table:formula="of:=[.AY30]+IF([.$A30]&gt;=[.AZ$2];INDEX([.AZ$3:.AZ30];[.$A30]-[.AZ$2]+1;1);0)" office:value-type="float" office:value="3010" calcext:value-type="float">
            <text:p>3010</text:p>
          </table:table-cell>
          <table:table-cell table:formula="of:=[.AZ30]+IF([.$A30]&gt;=[.BA$2];INDEX([.BA$3:.BA30];[.$A30]-[.BA$2]+1;1);0)" office:value-type="float" office:value="3010" calcext:value-type="float">
            <text:p>3010</text:p>
          </table:table-cell>
          <table:table-cell table:formula="of:=[.BA30]+IF([.$A30]&gt;=[.BB$2];INDEX([.BB$3:.BB30];[.$A30]-[.BB$2]+1;1);0)" office:value-type="float" office:value="3010" calcext:value-type="float">
            <text:p>3010</text:p>
          </table:table-cell>
          <table:table-cell table:formula="of:=[.BB30]+IF([.$A30]&gt;=[.BC$2];INDEX([.BC$3:.BC30];[.$A30]-[.BC$2]+1;1);0)" office:value-type="float" office:value="3010" calcext:value-type="float">
            <text:p>3010</text:p>
          </table:table-cell>
          <table:table-cell table:formula="of:=[.BC30]+IF([.$A30]&gt;=[.BD$2];INDEX([.BD$3:.BD30];[.$A30]-[.BD$2]+1;1);0)" office:value-type="float" office:value="3010" calcext:value-type="float">
            <text:p>3010</text:p>
          </table:table-cell>
          <table:table-cell table:formula="of:=[.BD30]+IF([.$A30]&gt;=[.BE$2];INDEX([.BE$3:.BE30];[.$A30]-[.BE$2]+1;1);0)" office:value-type="float" office:value="3010" calcext:value-type="float">
            <text:p>3010</text:p>
          </table:table-cell>
          <table:table-cell table:formula="of:=[.BE30]+IF([.$A30]&gt;=[.BF$2];INDEX([.BF$3:.BF30];[.$A30]-[.BF$2]+1;1);0)" office:value-type="float" office:value="3010" calcext:value-type="float">
            <text:p>3010</text:p>
          </table:table-cell>
          <table:table-cell table:formula="of:=[.BF30]+IF([.$A30]&gt;=[.BG$2];INDEX([.BG$3:.BG30];[.$A30]-[.BG$2]+1;1);0)" office:value-type="float" office:value="3010" calcext:value-type="float">
            <text:p>3010</text:p>
          </table:table-cell>
          <table:table-cell table:formula="of:=[.BG30]+IF([.$A30]&gt;=[.BH$2];INDEX([.BH$3:.BH30];[.$A30]-[.BH$2]+1;1);0)" office:value-type="float" office:value="3010" calcext:value-type="float">
            <text:p>3010</text:p>
          </table:table-cell>
          <table:table-cell table:formula="of:=[.BH30]+IF([.$A30]&gt;=[.BI$2];INDEX([.BI$3:.BI30];[.$A30]-[.BI$2]+1;1);0)" office:value-type="float" office:value="3010" calcext:value-type="float">
            <text:p>3010</text:p>
          </table:table-cell>
          <table:table-cell table:formula="of:=[.BI30]+IF([.$A30]&gt;=[.BJ$2];INDEX([.BJ$3:.BJ30];[.$A30]-[.BJ$2]+1;1);0)" office:value-type="float" office:value="3010" calcext:value-type="float">
            <text:p>3010</text:p>
          </table:table-cell>
          <table:table-cell table:formula="of:=[.BJ30]+IF([.$A30]&gt;=[.BK$2];INDEX([.BK$3:.BK30];[.$A30]-[.BK$2]+1;1);0)" office:value-type="float" office:value="3010" calcext:value-type="float">
            <text:p>3010</text:p>
          </table:table-cell>
          <table:table-cell table:formula="of:=[.BK30]+IF([.$A30]&gt;=[.BL$2];INDEX([.BL$3:.BL30];[.$A30]-[.BL$2]+1;1);0)" office:value-type="float" office:value="3010" calcext:value-type="float">
            <text:p>3010</text:p>
          </table:table-cell>
          <table:table-cell table:formula="of:=[.BL30]+IF([.$A30]&gt;=[.BM$2];INDEX([.BM$3:.BM30];[.$A30]-[.BM$2]+1;1);0)" office:value-type="float" office:value="3010" calcext:value-type="float">
            <text:p>3010</text:p>
          </table:table-cell>
          <table:table-cell table:formula="of:=[.BM30]+IF([.$A30]&gt;=[.BN$2];INDEX([.BN$3:.BN30];[.$A30]-[.BN$2]+1;1);0)" office:value-type="float" office:value="3010" calcext:value-type="float">
            <text:p>3010</text:p>
          </table:table-cell>
          <table:table-cell table:formula="of:=[.BN30]+IF([.$A30]&gt;=[.BO$2];INDEX([.BO$3:.BO30];[.$A30]-[.BO$2]+1;1);0)" office:value-type="float" office:value="3010" calcext:value-type="float">
            <text:p>3010</text:p>
          </table:table-cell>
          <table:table-cell table:formula="of:=[.BO30]+IF([.$A30]&gt;=[.BP$2];INDEX([.BP$3:.BP30];[.$A30]-[.BP$2]+1;1);0)" office:value-type="float" office:value="3010" calcext:value-type="float">
            <text:p>3010</text:p>
          </table:table-cell>
          <table:table-cell table:formula="of:=[.BP30]+IF([.$A30]&gt;=[.BQ$2];INDEX([.BQ$3:.BQ30];[.$A30]-[.BQ$2]+1;1);0)" office:value-type="float" office:value="3010" calcext:value-type="float">
            <text:p>3010</text:p>
          </table:table-cell>
          <table:table-cell table:formula="of:=[.BQ30]+IF([.$A30]&gt;=[.BR$2];INDEX([.BR$3:.BR30];[.$A30]-[.BR$2]+1;1);0)" office:value-type="float" office:value="3010" calcext:value-type="float">
            <text:p>3010</text:p>
          </table:table-cell>
          <table:table-cell table:formula="of:=[.BR30]+IF([.$A30]&gt;=[.BS$2];INDEX([.BS$3:.BS30];[.$A30]-[.BS$2]+1;1);0)" office:value-type="float" office:value="3010" calcext:value-type="float">
            <text:p>3010</text:p>
          </table:table-cell>
          <table:table-cell table:formula="of:=[.BS30]+IF([.$A30]&gt;=[.BT$2];INDEX([.BT$3:.BT30];[.$A30]-[.BT$2]+1;1);0)" office:value-type="float" office:value="3010" calcext:value-type="float">
            <text:p>3010</text:p>
          </table:table-cell>
          <table:table-cell table:formula="of:=[.BT30]+IF([.$A30]&gt;=[.BU$2];INDEX([.BU$3:.BU30];[.$A30]-[.BU$2]+1;1);0)" office:value-type="float" office:value="3010" calcext:value-type="float">
            <text:p>3010</text:p>
          </table:table-cell>
          <table:table-cell table:formula="of:=[.BU30]+IF([.$A30]&gt;=[.BV$2];INDEX([.BV$3:.BV30];[.$A30]-[.BV$2]+1;1);0)" office:value-type="float" office:value="3010" calcext:value-type="float">
            <text:p>3010</text:p>
          </table:table-cell>
          <table:table-cell table:formula="of:=[.BV30]+IF([.$A30]&gt;=[.BW$2];INDEX([.BW$3:.BW30];[.$A30]-[.BW$2]+1;1);0)" office:value-type="float" office:value="3010" calcext:value-type="float">
            <text:p>3010</text:p>
          </table:table-cell>
          <table:table-cell table:formula="of:=[.BW30]+IF([.$A30]&gt;=[.BX$2];INDEX([.BX$3:.BX30];[.$A30]-[.BX$2]+1;1);0)" office:value-type="float" office:value="3010" calcext:value-type="float">
            <text:p>3010</text:p>
          </table:table-cell>
          <table:table-cell table:formula="of:=[.BX30]+IF([.$A30]&gt;=[.BY$2];INDEX([.BY$3:.BY30];[.$A30]-[.BY$2]+1;1);0)" office:value-type="float" office:value="3010" calcext:value-type="float">
            <text:p>3010</text:p>
          </table:table-cell>
          <table:table-cell table:formula="of:=[.BY30]+IF([.$A30]&gt;=[.BZ$2];INDEX([.BZ$3:.BZ30];[.$A30]-[.BZ$2]+1;1);0)" office:value-type="float" office:value="3010" calcext:value-type="float">
            <text:p>3010</text:p>
          </table:table-cell>
          <table:table-cell table:formula="of:=[.BZ30]+IF([.$A30]&gt;=[.CA$2];INDEX([.CA$3:.CA30];[.$A30]-[.CA$2]+1;1);0)" office:value-type="float" office:value="3010" calcext:value-type="float">
            <text:p>3010</text:p>
          </table:table-cell>
          <table:table-cell table:formula="of:=[.CA30]+IF([.$A30]&gt;=[.CB$2];INDEX([.CB$3:.CB30];[.$A30]-[.CB$2]+1;1);0)" office:value-type="float" office:value="3010" calcext:value-type="float">
            <text:p>3010</text:p>
          </table:table-cell>
          <table:table-cell table:formula="of:=[.CB30]+IF([.$A30]&gt;=[.CC$2];INDEX([.CC$3:.CC30];[.$A30]-[.CC$2]+1;1);0)" office:value-type="float" office:value="3010" calcext:value-type="float">
            <text:p>3010</text:p>
          </table:table-cell>
          <table:table-cell table:formula="of:=[.CC30]+IF([.$A30]&gt;=[.CD$2];INDEX([.CD$3:.CD30];[.$A30]-[.CD$2]+1;1);0)" office:value-type="float" office:value="3010" calcext:value-type="float">
            <text:p>3010</text:p>
          </table:table-cell>
          <table:table-cell table:formula="of:=[.CD30]+IF([.$A30]&gt;=[.CE$2];INDEX([.CE$3:.CE30];[.$A30]-[.CE$2]+1;1);0)" office:value-type="float" office:value="3010" calcext:value-type="float">
            <text:p>3010</text:p>
          </table:table-cell>
          <table:table-cell table:formula="of:=[.CE30]+IF([.$A30]&gt;=[.CF$2];INDEX([.CF$3:.CF30];[.$A30]-[.CF$2]+1;1);0)" office:value-type="float" office:value="3010" calcext:value-type="float">
            <text:p>3010</text:p>
          </table:table-cell>
          <table:table-cell table:formula="of:=[.CF30]+IF([.$A30]&gt;=[.CG$2];INDEX([.CG$3:.CG30];[.$A30]-[.CG$2]+1;1);0)" office:value-type="float" office:value="3010" calcext:value-type="float">
            <text:p>3010</text:p>
          </table:table-cell>
          <table:table-cell table:formula="of:=[.CG30]+IF([.$A30]&gt;=[.CH$2];INDEX([.CH$3:.CH30];[.$A30]-[.CH$2]+1;1);0)" office:value-type="float" office:value="3010" calcext:value-type="float">
            <text:p>3010</text:p>
          </table:table-cell>
          <table:table-cell table:formula="of:=[.CH30]+IF([.$A30]&gt;=[.CI$2];INDEX([.CI$3:.CI30];[.$A30]-[.CI$2]+1;1);0)" office:value-type="float" office:value="3010" calcext:value-type="float">
            <text:p>3010</text:p>
          </table:table-cell>
          <table:table-cell table:formula="of:=[.CI30]+IF([.$A30]&gt;=[.CJ$2];INDEX([.CJ$3:.CJ30];[.$A30]-[.CJ$2]+1;1);0)" office:value-type="float" office:value="3010" calcext:value-type="float">
            <text:p>3010</text:p>
          </table:table-cell>
          <table:table-cell table:formula="of:=[.CJ30]+IF([.$A30]&gt;=[.CK$2];INDEX([.CK$3:.CK30];[.$A30]-[.CK$2]+1;1);0)" office:value-type="float" office:value="3010" calcext:value-type="float">
            <text:p>3010</text:p>
          </table:table-cell>
          <table:table-cell table:formula="of:=[.CK30]+IF([.$A30]&gt;=[.CL$2];INDEX([.CL$3:.CL30];[.$A30]-[.CL$2]+1;1);0)" office:value-type="float" office:value="3010" calcext:value-type="float">
            <text:p>3010</text:p>
          </table:table-cell>
          <table:table-cell table:formula="of:=[.CL30]+IF([.$A30]&gt;=[.CM$2];INDEX([.CM$3:.CM30];[.$A30]-[.CM$2]+1;1);0)" office:value-type="float" office:value="3010" calcext:value-type="float">
            <text:p>3010</text:p>
          </table:table-cell>
          <table:table-cell table:formula="of:=[.CM30]+IF([.$A30]&gt;=[.CN$2];INDEX([.CN$3:.CN30];[.$A30]-[.CN$2]+1;1);0)" office:value-type="float" office:value="3010" calcext:value-type="float">
            <text:p>3010</text:p>
          </table:table-cell>
          <table:table-cell table:formula="of:=[.CN30]+IF([.$A30]&gt;=[.CO$2];INDEX([.CO$3:.CO30];[.$A30]-[.CO$2]+1;1);0)" office:value-type="float" office:value="3010" calcext:value-type="float">
            <text:p>3010</text:p>
          </table:table-cell>
          <table:table-cell table:formula="of:=[.CO30]+IF([.$A30]&gt;=[.CP$2];INDEX([.CP$3:.CP30];[.$A30]-[.CP$2]+1;1);0)" office:value-type="float" office:value="3010" calcext:value-type="float">
            <text:p>3010</text:p>
          </table:table-cell>
          <table:table-cell table:formula="of:=[.CP30]+IF([.$A30]&gt;=[.CQ$2];INDEX([.CQ$3:.CQ30];[.$A30]-[.CQ$2]+1;1);0)" office:value-type="float" office:value="3010" calcext:value-type="float">
            <text:p>3010</text:p>
          </table:table-cell>
          <table:table-cell table:formula="of:=[.CQ30]+IF([.$A30]&gt;=[.CR$2];INDEX([.CR$3:.CR30];[.$A30]-[.CR$2]+1;1);0)" office:value-type="float" office:value="3010" calcext:value-type="float">
            <text:p>3010</text:p>
          </table:table-cell>
          <table:table-cell table:formula="of:=[.CR30]+IF([.$A30]&gt;=[.CS$2];INDEX([.CS$3:.CS30];[.$A30]-[.CS$2]+1;1);0)" office:value-type="float" office:value="3010" calcext:value-type="float">
            <text:p>3010</text:p>
          </table:table-cell>
          <table:table-cell table:formula="of:=[.CS30]+IF([.$A30]&gt;=[.CT$2];INDEX([.CT$3:.CT30];[.$A30]-[.CT$2]+1;1);0)" office:value-type="float" office:value="3010" calcext:value-type="float">
            <text:p>3010</text:p>
          </table:table-cell>
          <table:table-cell table:formula="of:=[.CT30]+IF([.$A30]&gt;=[.CU$2];INDEX([.CU$3:.CU30];[.$A30]-[.CU$2]+1;1);0)" office:value-type="float" office:value="3010" calcext:value-type="float">
            <text:p>3010</text:p>
          </table:table-cell>
          <table:table-cell table:formula="of:=[.CU30]+IF([.$A30]&gt;=[.CV$2];INDEX([.CV$3:.CV30];[.$A30]-[.CV$2]+1;1);0)" office:value-type="float" office:value="3010" calcext:value-type="float">
            <text:p>3010</text:p>
          </table:table-cell>
          <table:table-cell table:formula="of:=[.CV30]+IF([.$A30]&gt;=[.CW$2];INDEX([.CW$3:.CW30];[.$A30]-[.CW$2]+1;1);0)"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0]" office:value-type="float" office:value="1" calcext:value-type="float">
            <text:p>1</text:p>
          </table:table-cell>
          <table:table-cell table:formula="of:=[.B31]+IF([.$A31]&gt;=[.C$2];INDEX([.C$3:.C31];[.$A31]-[.C$2]+1;1);0)" office:value-type="float" office:value="15" calcext:value-type="float">
            <text:p>15</text:p>
          </table:table-cell>
          <table:table-cell table:formula="of:=[.C31]+IF([.$A31]&gt;=[.D$2];INDEX([.D$3:.D31];[.$A31]-[.D$2]+1;1);0)" office:value-type="float" office:value="80" calcext:value-type="float">
            <text:p>80</text:p>
          </table:table-cell>
          <table:table-cell table:formula="of:=[.D31]+IF([.$A31]&gt;=[.E$2];INDEX([.E$3:.E31];[.$A31]-[.E$2]+1;1);0)" office:value-type="float" office:value="249" calcext:value-type="float">
            <text:p>249</text:p>
          </table:table-cell>
          <table:table-cell table:formula="of:=[.E31]+IF([.$A31]&gt;=[.F$2];INDEX([.F$3:.F31];[.$A31]-[.F$2]+1;1);0)" office:value-type="float" office:value="540" calcext:value-type="float">
            <text:p>540</text:p>
          </table:table-cell>
          <table:table-cell table:formula="of:=[.F31]+IF([.$A31]&gt;=[.G$2];INDEX([.G$3:.G31];[.$A31]-[.G$2]+1;1);0)" office:value-type="float" office:value="931" calcext:value-type="float">
            <text:p>931</text:p>
          </table:table-cell>
          <table:table-cell table:formula="of:=[.G31]+IF([.$A31]&gt;=[.H$2];INDEX([.H$3:.H31];[.$A31]-[.H$2]+1;1);0)" office:value-type="float" office:value="1367" calcext:value-type="float">
            <text:p>1367</text:p>
          </table:table-cell>
          <table:table-cell table:formula="of:=[.H31]+IF([.$A31]&gt;=[.I$2];INDEX([.I$3:.I31];[.$A31]-[.I$2]+1;1);0)" office:value-type="float" office:value="1801" calcext:value-type="float">
            <text:p>1801</text:p>
          </table:table-cell>
          <table:table-cell table:formula="of:=[.I31]+IF([.$A31]&gt;=[.J$2];INDEX([.J$3:.J31];[.$A31]-[.J$2]+1;1);0)" office:value-type="float" office:value="2194" calcext:value-type="float">
            <text:p>2194</text:p>
          </table:table-cell>
          <table:table-cell table:formula="of:=[.J31]+IF([.$A31]&gt;=[.K$2];INDEX([.K$3:.K31];[.$A31]-[.K$2]+1;1);0)" office:value-type="float" office:value="2534" calcext:value-type="float">
            <text:p>2534</text:p>
          </table:table-cell>
          <table:table-cell table:formula="of:=[.K31]+IF([.$A31]&gt;=[.L$2];INDEX([.L$3:.L31];[.$A31]-[.L$2]+1;1);0)" office:value-type="float" office:value="2812" calcext:value-type="float">
            <text:p>2812</text:p>
          </table:table-cell>
          <table:table-cell table:formula="of:=[.L31]+IF([.$A31]&gt;=[.M$2];INDEX([.M$3:.M31];[.$A31]-[.M$2]+1;1);0)" office:value-type="float" office:value="3036" calcext:value-type="float">
            <text:p>3036</text:p>
          </table:table-cell>
          <table:table-cell table:formula="of:=[.M31]+IF([.$A31]&gt;=[.N$2];INDEX([.N$3:.N31];[.$A31]-[.N$2]+1;1);0)" office:value-type="float" office:value="3210" calcext:value-type="float">
            <text:p>3210</text:p>
          </table:table-cell>
          <table:table-cell table:formula="of:=[.N31]+IF([.$A31]&gt;=[.O$2];INDEX([.O$3:.O31];[.$A31]-[.O$2]+1;1);0)" office:value-type="float" office:value="3345" calcext:value-type="float">
            <text:p>3345</text:p>
          </table:table-cell>
          <table:table-cell table:formula="of:=[.O31]+IF([.$A31]&gt;=[.P$2];INDEX([.P$3:.P31];[.$A31]-[.P$2]+1;1);0)" office:value-type="float" office:value="3446" calcext:value-type="float">
            <text:p>3446</text:p>
          </table:table-cell>
          <table:table-cell table:formula="of:=[.P31]+IF([.$A31]&gt;=[.Q$2];INDEX([.Q$3:.Q31];[.$A31]-[.Q$2]+1;1);0)" office:value-type="float" office:value="3523" calcext:value-type="float">
            <text:p>3523</text:p>
          </table:table-cell>
          <table:table-cell table:formula="of:=[.Q31]+IF([.$A31]&gt;=[.R$2];INDEX([.R$3:.R31];[.$A31]-[.R$2]+1;1);0)" office:value-type="float" office:value="3579" calcext:value-type="float">
            <text:p>3579</text:p>
          </table:table-cell>
          <table:table-cell table:formula="of:=[.R31]+IF([.$A31]&gt;=[.S$2];INDEX([.S$3:.S31];[.$A31]-[.S$2]+1;1);0)" office:value-type="float" office:value="3621" calcext:value-type="float">
            <text:p>3621</text:p>
          </table:table-cell>
          <table:table-cell table:formula="of:=[.S31]+IF([.$A31]&gt;=[.T$2];INDEX([.T$3:.T31];[.$A31]-[.T$2]+1;1);0)" office:value-type="float" office:value="3651" calcext:value-type="float">
            <text:p>3651</text:p>
          </table:table-cell>
          <table:table-cell table:formula="of:=[.T31]+IF([.$A31]&gt;=[.U$2];INDEX([.U$3:.U31];[.$A31]-[.U$2]+1;1);0)" office:value-type="float" office:value="3673" calcext:value-type="float">
            <text:p>3673</text:p>
          </table:table-cell>
          <table:table-cell table:formula="of:=[.U31]+IF([.$A31]&gt;=[.V$2];INDEX([.V$3:.V31];[.$A31]-[.V$2]+1;1);0)" office:value-type="float" office:value="3688" calcext:value-type="float">
            <text:p>3688</text:p>
          </table:table-cell>
          <table:table-cell table:formula="of:=[.V31]+IF([.$A31]&gt;=[.W$2];INDEX([.W$3:.W31];[.$A31]-[.W$2]+1;1);0)" office:value-type="float" office:value="3699" calcext:value-type="float">
            <text:p>3699</text:p>
          </table:table-cell>
          <table:table-cell table:formula="of:=[.W31]+IF([.$A31]&gt;=[.X$2];INDEX([.X$3:.X31];[.$A31]-[.X$2]+1;1);0)" office:value-type="float" office:value="3706" calcext:value-type="float">
            <text:p>3706</text:p>
          </table:table-cell>
          <table:table-cell table:formula="of:=[.X31]+IF([.$A31]&gt;=[.Y$2];INDEX([.Y$3:.Y31];[.$A31]-[.Y$2]+1;1);0)" office:value-type="float" office:value="3711" calcext:value-type="float">
            <text:p>3711</text:p>
          </table:table-cell>
          <table:table-cell table:formula="of:=[.Y31]+IF([.$A31]&gt;=[.Z$2];INDEX([.Z$3:.Z31];[.$A31]-[.Z$2]+1;1);0)" office:value-type="float" office:value="3714" calcext:value-type="float">
            <text:p>3714</text:p>
          </table:table-cell>
          <table:table-cell table:formula="of:=[.Z31]+IF([.$A31]&gt;=[.AA$2];INDEX([.AA$3:.AA31];[.$A31]-[.AA$2]+1;1);0)" office:value-type="float" office:value="3716" calcext:value-type="float">
            <text:p>3716</text:p>
          </table:table-cell>
          <table:table-cell table:formula="of:=[.AA31]+IF([.$A31]&gt;=[.AB$2];INDEX([.AB$3:.AB31];[.$A31]-[.AB$2]+1;1);0)" office:value-type="float" office:value="3717" calcext:value-type="float">
            <text:p>3717</text:p>
          </table:table-cell>
          <table:table-cell table:formula="of:=[.AB31]+IF([.$A31]&gt;=[.AC$2];INDEX([.AC$3:.AC31];[.$A31]-[.AC$2]+1;1);0)" office:value-type="float" office:value="3718" calcext:value-type="float">
            <text:p>3718</text:p>
          </table:table-cell>
          <table:table-cell table:formula="of:=[.AC31]+IF([.$A31]&gt;=[.AD$2];INDEX([.AD$3:.AD31];[.$A31]-[.AD$2]+1;1);0)" office:value-type="float" office:value="3718" calcext:value-type="float">
            <text:p>3718</text:p>
          </table:table-cell>
          <table:table-cell table:formula="of:=[.AD31]+IF([.$A31]&gt;=[.AE$2];INDEX([.AE$3:.AE31];[.$A31]-[.AE$2]+1;1);0)" office:value-type="float" office:value="3718" calcext:value-type="float">
            <text:p>3718</text:p>
          </table:table-cell>
          <table:table-cell table:formula="of:=[.AE31]+IF([.$A31]&gt;=[.AF$2];INDEX([.AF$3:.AF31];[.$A31]-[.AF$2]+1;1);0)" office:value-type="float" office:value="3718" calcext:value-type="float">
            <text:p>3718</text:p>
          </table:table-cell>
          <table:table-cell table:formula="of:=[.AF31]+IF([.$A31]&gt;=[.AG$2];INDEX([.AG$3:.AG31];[.$A31]-[.AG$2]+1;1);0)" office:value-type="float" office:value="3718" calcext:value-type="float">
            <text:p>3718</text:p>
          </table:table-cell>
          <table:table-cell table:formula="of:=[.AG31]+IF([.$A31]&gt;=[.AH$2];INDEX([.AH$3:.AH31];[.$A31]-[.AH$2]+1;1);0)" office:value-type="float" office:value="3718" calcext:value-type="float">
            <text:p>3718</text:p>
          </table:table-cell>
          <table:table-cell table:formula="of:=[.AH31]+IF([.$A31]&gt;=[.AI$2];INDEX([.AI$3:.AI31];[.$A31]-[.AI$2]+1;1);0)" office:value-type="float" office:value="3718" calcext:value-type="float">
            <text:p>3718</text:p>
          </table:table-cell>
          <table:table-cell table:formula="of:=[.AI31]+IF([.$A31]&gt;=[.AJ$2];INDEX([.AJ$3:.AJ31];[.$A31]-[.AJ$2]+1;1);0)" office:value-type="float" office:value="3718" calcext:value-type="float">
            <text:p>3718</text:p>
          </table:table-cell>
          <table:table-cell table:formula="of:=[.AJ31]+IF([.$A31]&gt;=[.AK$2];INDEX([.AK$3:.AK31];[.$A31]-[.AK$2]+1;1);0)" office:value-type="float" office:value="3718" calcext:value-type="float">
            <text:p>3718</text:p>
          </table:table-cell>
          <table:table-cell table:formula="of:=[.AK31]+IF([.$A31]&gt;=[.AL$2];INDEX([.AL$3:.AL31];[.$A31]-[.AL$2]+1;1);0)" office:value-type="float" office:value="3718" calcext:value-type="float">
            <text:p>3718</text:p>
          </table:table-cell>
          <table:table-cell table:formula="of:=[.AL31]+IF([.$A31]&gt;=[.AM$2];INDEX([.AM$3:.AM31];[.$A31]-[.AM$2]+1;1);0)" office:value-type="float" office:value="3718" calcext:value-type="float">
            <text:p>3718</text:p>
          </table:table-cell>
          <table:table-cell table:formula="of:=[.AM31]+IF([.$A31]&gt;=[.AN$2];INDEX([.AN$3:.AN31];[.$A31]-[.AN$2]+1;1);0)" office:value-type="float" office:value="3718" calcext:value-type="float">
            <text:p>3718</text:p>
          </table:table-cell>
          <table:table-cell table:formula="of:=[.AN31]+IF([.$A31]&gt;=[.AO$2];INDEX([.AO$3:.AO31];[.$A31]-[.AO$2]+1;1);0)" office:value-type="float" office:value="3718" calcext:value-type="float">
            <text:p>3718</text:p>
          </table:table-cell>
          <table:table-cell table:formula="of:=[.AO31]+IF([.$A31]&gt;=[.AP$2];INDEX([.AP$3:.AP31];[.$A31]-[.AP$2]+1;1);0)" office:value-type="float" office:value="3718" calcext:value-type="float">
            <text:p>3718</text:p>
          </table:table-cell>
          <table:table-cell table:formula="of:=[.AP31]+IF([.$A31]&gt;=[.AQ$2];INDEX([.AQ$3:.AQ31];[.$A31]-[.AQ$2]+1;1);0)" office:value-type="float" office:value="3718" calcext:value-type="float">
            <text:p>3718</text:p>
          </table:table-cell>
          <table:table-cell table:formula="of:=[.AQ31]+IF([.$A31]&gt;=[.AR$2];INDEX([.AR$3:.AR31];[.$A31]-[.AR$2]+1;1);0)" office:value-type="float" office:value="3718" calcext:value-type="float">
            <text:p>3718</text:p>
          </table:table-cell>
          <table:table-cell table:formula="of:=[.AR31]+IF([.$A31]&gt;=[.AS$2];INDEX([.AS$3:.AS31];[.$A31]-[.AS$2]+1;1);0)" office:value-type="float" office:value="3718" calcext:value-type="float">
            <text:p>3718</text:p>
          </table:table-cell>
          <table:table-cell table:formula="of:=[.AS31]+IF([.$A31]&gt;=[.AT$2];INDEX([.AT$3:.AT31];[.$A31]-[.AT$2]+1;1);0)" office:value-type="float" office:value="3718" calcext:value-type="float">
            <text:p>3718</text:p>
          </table:table-cell>
          <table:table-cell table:formula="of:=[.AT31]+IF([.$A31]&gt;=[.AU$2];INDEX([.AU$3:.AU31];[.$A31]-[.AU$2]+1;1);0)" office:value-type="float" office:value="3718" calcext:value-type="float">
            <text:p>3718</text:p>
          </table:table-cell>
          <table:table-cell table:formula="of:=[.AU31]+IF([.$A31]&gt;=[.AV$2];INDEX([.AV$3:.AV31];[.$A31]-[.AV$2]+1;1);0)" office:value-type="float" office:value="3718" calcext:value-type="float">
            <text:p>3718</text:p>
          </table:table-cell>
          <table:table-cell table:formula="of:=[.AV31]+IF([.$A31]&gt;=[.AW$2];INDEX([.AW$3:.AW31];[.$A31]-[.AW$2]+1;1);0)" office:value-type="float" office:value="3718" calcext:value-type="float">
            <text:p>3718</text:p>
          </table:table-cell>
          <table:table-cell table:formula="of:=[.AW31]+IF([.$A31]&gt;=[.AX$2];INDEX([.AX$3:.AX31];[.$A31]-[.AX$2]+1;1);0)" office:value-type="float" office:value="3718" calcext:value-type="float">
            <text:p>3718</text:p>
          </table:table-cell>
          <table:table-cell table:formula="of:=[.AX31]+IF([.$A31]&gt;=[.AY$2];INDEX([.AY$3:.AY31];[.$A31]-[.AY$2]+1;1);0)" office:value-type="float" office:value="3718" calcext:value-type="float">
            <text:p>3718</text:p>
          </table:table-cell>
          <table:table-cell table:formula="of:=[.AY31]+IF([.$A31]&gt;=[.AZ$2];INDEX([.AZ$3:.AZ31];[.$A31]-[.AZ$2]+1;1);0)" office:value-type="float" office:value="3718" calcext:value-type="float">
            <text:p>3718</text:p>
          </table:table-cell>
          <table:table-cell table:formula="of:=[.AZ31]+IF([.$A31]&gt;=[.BA$2];INDEX([.BA$3:.BA31];[.$A31]-[.BA$2]+1;1);0)" office:value-type="float" office:value="3718" calcext:value-type="float">
            <text:p>3718</text:p>
          </table:table-cell>
          <table:table-cell table:formula="of:=[.BA31]+IF([.$A31]&gt;=[.BB$2];INDEX([.BB$3:.BB31];[.$A31]-[.BB$2]+1;1);0)" office:value-type="float" office:value="3718" calcext:value-type="float">
            <text:p>3718</text:p>
          </table:table-cell>
          <table:table-cell table:formula="of:=[.BB31]+IF([.$A31]&gt;=[.BC$2];INDEX([.BC$3:.BC31];[.$A31]-[.BC$2]+1;1);0)" office:value-type="float" office:value="3718" calcext:value-type="float">
            <text:p>3718</text:p>
          </table:table-cell>
          <table:table-cell table:formula="of:=[.BC31]+IF([.$A31]&gt;=[.BD$2];INDEX([.BD$3:.BD31];[.$A31]-[.BD$2]+1;1);0)" office:value-type="float" office:value="3718" calcext:value-type="float">
            <text:p>3718</text:p>
          </table:table-cell>
          <table:table-cell table:formula="of:=[.BD31]+IF([.$A31]&gt;=[.BE$2];INDEX([.BE$3:.BE31];[.$A31]-[.BE$2]+1;1);0)" office:value-type="float" office:value="3718" calcext:value-type="float">
            <text:p>3718</text:p>
          </table:table-cell>
          <table:table-cell table:formula="of:=[.BE31]+IF([.$A31]&gt;=[.BF$2];INDEX([.BF$3:.BF31];[.$A31]-[.BF$2]+1;1);0)" office:value-type="float" office:value="3718" calcext:value-type="float">
            <text:p>3718</text:p>
          </table:table-cell>
          <table:table-cell table:formula="of:=[.BF31]+IF([.$A31]&gt;=[.BG$2];INDEX([.BG$3:.BG31];[.$A31]-[.BG$2]+1;1);0)" office:value-type="float" office:value="3718" calcext:value-type="float">
            <text:p>3718</text:p>
          </table:table-cell>
          <table:table-cell table:formula="of:=[.BG31]+IF([.$A31]&gt;=[.BH$2];INDEX([.BH$3:.BH31];[.$A31]-[.BH$2]+1;1);0)" office:value-type="float" office:value="3718" calcext:value-type="float">
            <text:p>3718</text:p>
          </table:table-cell>
          <table:table-cell table:formula="of:=[.BH31]+IF([.$A31]&gt;=[.BI$2];INDEX([.BI$3:.BI31];[.$A31]-[.BI$2]+1;1);0)" office:value-type="float" office:value="3718" calcext:value-type="float">
            <text:p>3718</text:p>
          </table:table-cell>
          <table:table-cell table:formula="of:=[.BI31]+IF([.$A31]&gt;=[.BJ$2];INDEX([.BJ$3:.BJ31];[.$A31]-[.BJ$2]+1;1);0)" office:value-type="float" office:value="3718" calcext:value-type="float">
            <text:p>3718</text:p>
          </table:table-cell>
          <table:table-cell table:formula="of:=[.BJ31]+IF([.$A31]&gt;=[.BK$2];INDEX([.BK$3:.BK31];[.$A31]-[.BK$2]+1;1);0)" office:value-type="float" office:value="3718" calcext:value-type="float">
            <text:p>3718</text:p>
          </table:table-cell>
          <table:table-cell table:formula="of:=[.BK31]+IF([.$A31]&gt;=[.BL$2];INDEX([.BL$3:.BL31];[.$A31]-[.BL$2]+1;1);0)" office:value-type="float" office:value="3718" calcext:value-type="float">
            <text:p>3718</text:p>
          </table:table-cell>
          <table:table-cell table:formula="of:=[.BL31]+IF([.$A31]&gt;=[.BM$2];INDEX([.BM$3:.BM31];[.$A31]-[.BM$2]+1;1);0)" office:value-type="float" office:value="3718" calcext:value-type="float">
            <text:p>3718</text:p>
          </table:table-cell>
          <table:table-cell table:formula="of:=[.BM31]+IF([.$A31]&gt;=[.BN$2];INDEX([.BN$3:.BN31];[.$A31]-[.BN$2]+1;1);0)" office:value-type="float" office:value="3718" calcext:value-type="float">
            <text:p>3718</text:p>
          </table:table-cell>
          <table:table-cell table:formula="of:=[.BN31]+IF([.$A31]&gt;=[.BO$2];INDEX([.BO$3:.BO31];[.$A31]-[.BO$2]+1;1);0)" office:value-type="float" office:value="3718" calcext:value-type="float">
            <text:p>3718</text:p>
          </table:table-cell>
          <table:table-cell table:formula="of:=[.BO31]+IF([.$A31]&gt;=[.BP$2];INDEX([.BP$3:.BP31];[.$A31]-[.BP$2]+1;1);0)" office:value-type="float" office:value="3718" calcext:value-type="float">
            <text:p>3718</text:p>
          </table:table-cell>
          <table:table-cell table:formula="of:=[.BP31]+IF([.$A31]&gt;=[.BQ$2];INDEX([.BQ$3:.BQ31];[.$A31]-[.BQ$2]+1;1);0)" office:value-type="float" office:value="3718" calcext:value-type="float">
            <text:p>3718</text:p>
          </table:table-cell>
          <table:table-cell table:formula="of:=[.BQ31]+IF([.$A31]&gt;=[.BR$2];INDEX([.BR$3:.BR31];[.$A31]-[.BR$2]+1;1);0)" office:value-type="float" office:value="3718" calcext:value-type="float">
            <text:p>3718</text:p>
          </table:table-cell>
          <table:table-cell table:formula="of:=[.BR31]+IF([.$A31]&gt;=[.BS$2];INDEX([.BS$3:.BS31];[.$A31]-[.BS$2]+1;1);0)" office:value-type="float" office:value="3718" calcext:value-type="float">
            <text:p>3718</text:p>
          </table:table-cell>
          <table:table-cell table:formula="of:=[.BS31]+IF([.$A31]&gt;=[.BT$2];INDEX([.BT$3:.BT31];[.$A31]-[.BT$2]+1;1);0)" office:value-type="float" office:value="3718" calcext:value-type="float">
            <text:p>3718</text:p>
          </table:table-cell>
          <table:table-cell table:formula="of:=[.BT31]+IF([.$A31]&gt;=[.BU$2];INDEX([.BU$3:.BU31];[.$A31]-[.BU$2]+1;1);0)" office:value-type="float" office:value="3718" calcext:value-type="float">
            <text:p>3718</text:p>
          </table:table-cell>
          <table:table-cell table:formula="of:=[.BU31]+IF([.$A31]&gt;=[.BV$2];INDEX([.BV$3:.BV31];[.$A31]-[.BV$2]+1;1);0)" office:value-type="float" office:value="3718" calcext:value-type="float">
            <text:p>3718</text:p>
          </table:table-cell>
          <table:table-cell table:formula="of:=[.BV31]+IF([.$A31]&gt;=[.BW$2];INDEX([.BW$3:.BW31];[.$A31]-[.BW$2]+1;1);0)" office:value-type="float" office:value="3718" calcext:value-type="float">
            <text:p>3718</text:p>
          </table:table-cell>
          <table:table-cell table:formula="of:=[.BW31]+IF([.$A31]&gt;=[.BX$2];INDEX([.BX$3:.BX31];[.$A31]-[.BX$2]+1;1);0)" office:value-type="float" office:value="3718" calcext:value-type="float">
            <text:p>3718</text:p>
          </table:table-cell>
          <table:table-cell table:formula="of:=[.BX31]+IF([.$A31]&gt;=[.BY$2];INDEX([.BY$3:.BY31];[.$A31]-[.BY$2]+1;1);0)" office:value-type="float" office:value="3718" calcext:value-type="float">
            <text:p>3718</text:p>
          </table:table-cell>
          <table:table-cell table:formula="of:=[.BY31]+IF([.$A31]&gt;=[.BZ$2];INDEX([.BZ$3:.BZ31];[.$A31]-[.BZ$2]+1;1);0)" office:value-type="float" office:value="3718" calcext:value-type="float">
            <text:p>3718</text:p>
          </table:table-cell>
          <table:table-cell table:formula="of:=[.BZ31]+IF([.$A31]&gt;=[.CA$2];INDEX([.CA$3:.CA31];[.$A31]-[.CA$2]+1;1);0)" office:value-type="float" office:value="3718" calcext:value-type="float">
            <text:p>3718</text:p>
          </table:table-cell>
          <table:table-cell table:formula="of:=[.CA31]+IF([.$A31]&gt;=[.CB$2];INDEX([.CB$3:.CB31];[.$A31]-[.CB$2]+1;1);0)" office:value-type="float" office:value="3718" calcext:value-type="float">
            <text:p>3718</text:p>
          </table:table-cell>
          <table:table-cell table:formula="of:=[.CB31]+IF([.$A31]&gt;=[.CC$2];INDEX([.CC$3:.CC31];[.$A31]-[.CC$2]+1;1);0)" office:value-type="float" office:value="3718" calcext:value-type="float">
            <text:p>3718</text:p>
          </table:table-cell>
          <table:table-cell table:formula="of:=[.CC31]+IF([.$A31]&gt;=[.CD$2];INDEX([.CD$3:.CD31];[.$A31]-[.CD$2]+1;1);0)" office:value-type="float" office:value="3718" calcext:value-type="float">
            <text:p>3718</text:p>
          </table:table-cell>
          <table:table-cell table:formula="of:=[.CD31]+IF([.$A31]&gt;=[.CE$2];INDEX([.CE$3:.CE31];[.$A31]-[.CE$2]+1;1);0)" office:value-type="float" office:value="3718" calcext:value-type="float">
            <text:p>3718</text:p>
          </table:table-cell>
          <table:table-cell table:formula="of:=[.CE31]+IF([.$A31]&gt;=[.CF$2];INDEX([.CF$3:.CF31];[.$A31]-[.CF$2]+1;1);0)" office:value-type="float" office:value="3718" calcext:value-type="float">
            <text:p>3718</text:p>
          </table:table-cell>
          <table:table-cell table:formula="of:=[.CF31]+IF([.$A31]&gt;=[.CG$2];INDEX([.CG$3:.CG31];[.$A31]-[.CG$2]+1;1);0)" office:value-type="float" office:value="3718" calcext:value-type="float">
            <text:p>3718</text:p>
          </table:table-cell>
          <table:table-cell table:formula="of:=[.CG31]+IF([.$A31]&gt;=[.CH$2];INDEX([.CH$3:.CH31];[.$A31]-[.CH$2]+1;1);0)" office:value-type="float" office:value="3718" calcext:value-type="float">
            <text:p>3718</text:p>
          </table:table-cell>
          <table:table-cell table:formula="of:=[.CH31]+IF([.$A31]&gt;=[.CI$2];INDEX([.CI$3:.CI31];[.$A31]-[.CI$2]+1;1);0)" office:value-type="float" office:value="3718" calcext:value-type="float">
            <text:p>3718</text:p>
          </table:table-cell>
          <table:table-cell table:formula="of:=[.CI31]+IF([.$A31]&gt;=[.CJ$2];INDEX([.CJ$3:.CJ31];[.$A31]-[.CJ$2]+1;1);0)" office:value-type="float" office:value="3718" calcext:value-type="float">
            <text:p>3718</text:p>
          </table:table-cell>
          <table:table-cell table:formula="of:=[.CJ31]+IF([.$A31]&gt;=[.CK$2];INDEX([.CK$3:.CK31];[.$A31]-[.CK$2]+1;1);0)" office:value-type="float" office:value="3718" calcext:value-type="float">
            <text:p>3718</text:p>
          </table:table-cell>
          <table:table-cell table:formula="of:=[.CK31]+IF([.$A31]&gt;=[.CL$2];INDEX([.CL$3:.CL31];[.$A31]-[.CL$2]+1;1);0)" office:value-type="float" office:value="3718" calcext:value-type="float">
            <text:p>3718</text:p>
          </table:table-cell>
          <table:table-cell table:formula="of:=[.CL31]+IF([.$A31]&gt;=[.CM$2];INDEX([.CM$3:.CM31];[.$A31]-[.CM$2]+1;1);0)" office:value-type="float" office:value="3718" calcext:value-type="float">
            <text:p>3718</text:p>
          </table:table-cell>
          <table:table-cell table:formula="of:=[.CM31]+IF([.$A31]&gt;=[.CN$2];INDEX([.CN$3:.CN31];[.$A31]-[.CN$2]+1;1);0)" office:value-type="float" office:value="3718" calcext:value-type="float">
            <text:p>3718</text:p>
          </table:table-cell>
          <table:table-cell table:formula="of:=[.CN31]+IF([.$A31]&gt;=[.CO$2];INDEX([.CO$3:.CO31];[.$A31]-[.CO$2]+1;1);0)" office:value-type="float" office:value="3718" calcext:value-type="float">
            <text:p>3718</text:p>
          </table:table-cell>
          <table:table-cell table:formula="of:=[.CO31]+IF([.$A31]&gt;=[.CP$2];INDEX([.CP$3:.CP31];[.$A31]-[.CP$2]+1;1);0)" office:value-type="float" office:value="3718" calcext:value-type="float">
            <text:p>3718</text:p>
          </table:table-cell>
          <table:table-cell table:formula="of:=[.CP31]+IF([.$A31]&gt;=[.CQ$2];INDEX([.CQ$3:.CQ31];[.$A31]-[.CQ$2]+1;1);0)" office:value-type="float" office:value="3718" calcext:value-type="float">
            <text:p>3718</text:p>
          </table:table-cell>
          <table:table-cell table:formula="of:=[.CQ31]+IF([.$A31]&gt;=[.CR$2];INDEX([.CR$3:.CR31];[.$A31]-[.CR$2]+1;1);0)" office:value-type="float" office:value="3718" calcext:value-type="float">
            <text:p>3718</text:p>
          </table:table-cell>
          <table:table-cell table:formula="of:=[.CR31]+IF([.$A31]&gt;=[.CS$2];INDEX([.CS$3:.CS31];[.$A31]-[.CS$2]+1;1);0)" office:value-type="float" office:value="3718" calcext:value-type="float">
            <text:p>3718</text:p>
          </table:table-cell>
          <table:table-cell table:formula="of:=[.CS31]+IF([.$A31]&gt;=[.CT$2];INDEX([.CT$3:.CT31];[.$A31]-[.CT$2]+1;1);0)" office:value-type="float" office:value="3718" calcext:value-type="float">
            <text:p>3718</text:p>
          </table:table-cell>
          <table:table-cell table:formula="of:=[.CT31]+IF([.$A31]&gt;=[.CU$2];INDEX([.CU$3:.CU31];[.$A31]-[.CU$2]+1;1);0)" office:value-type="float" office:value="3718" calcext:value-type="float">
            <text:p>3718</text:p>
          </table:table-cell>
          <table:table-cell table:formula="of:=[.CU31]+IF([.$A31]&gt;=[.CV$2];INDEX([.CV$3:.CV31];[.$A31]-[.CV$2]+1;1);0)" office:value-type="float" office:value="3718" calcext:value-type="float">
            <text:p>3718</text:p>
          </table:table-cell>
          <table:table-cell table:formula="of:=[.CV31]+IF([.$A31]&gt;=[.CW$2];INDEX([.CW$3:.CW31];[.$A31]-[.CW$2]+1;1);0)" office:value-type="float" office:value="3718" calcext:value-type="float">
            <text:p>37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1]" office:value-type="float" office:value="1" calcext:value-type="float">
            <text:p>1</text:p>
          </table:table-cell>
          <table:table-cell table:formula="of:=[.B32]+IF([.$A32]&gt;=[.C$2];INDEX([.C$3:.C32];[.$A32]-[.C$2]+1;1);0)" office:value-type="float" office:value="15" calcext:value-type="float">
            <text:p>15</text:p>
          </table:table-cell>
          <table:table-cell table:formula="of:=[.C32]+IF([.$A32]&gt;=[.D$2];INDEX([.D$3:.D32];[.$A32]-[.D$2]+1;1);0)" office:value-type="float" office:value="85" calcext:value-type="float">
            <text:p>85</text:p>
          </table:table-cell>
          <table:table-cell table:formula="of:=[.D32]+IF([.$A32]&gt;=[.E$2];INDEX([.E$3:.E32];[.$A32]-[.E$2]+1;1);0)" office:value-type="float" office:value="270" calcext:value-type="float">
            <text:p>270</text:p>
          </table:table-cell>
          <table:table-cell table:formula="of:=[.E32]+IF([.$A32]&gt;=[.F$2];INDEX([.F$3:.F32];[.$A32]-[.F$2]+1;1);0)" office:value-type="float" office:value="603" calcext:value-type="float">
            <text:p>603</text:p>
          </table:table-cell>
          <table:table-cell table:formula="of:=[.F32]+IF([.$A32]&gt;=[.G$2];INDEX([.G$3:.G32];[.$A32]-[.G$2]+1;1);0)" office:value-type="float" office:value="1057" calcext:value-type="float">
            <text:p>1057</text:p>
          </table:table-cell>
          <table:table-cell table:formula="of:=[.G32]+IF([.$A32]&gt;=[.H$2];INDEX([.H$3:.H32];[.$A32]-[.H$2]+1;1);0)" office:value-type="float" office:value="1579" calcext:value-type="float">
            <text:p>1579</text:p>
          </table:table-cell>
          <table:table-cell table:formula="of:=[.H32]+IF([.$A32]&gt;=[.I$2];INDEX([.I$3:.I32];[.$A32]-[.I$2]+1;1);0)" office:value-type="float" office:value="2104" calcext:value-type="float">
            <text:p>2104</text:p>
          </table:table-cell>
          <table:table-cell table:formula="of:=[.I32]+IF([.$A32]&gt;=[.J$2];INDEX([.J$3:.J32];[.$A32]-[.J$2]+1;1);0)" office:value-type="float" office:value="2592" calcext:value-type="float">
            <text:p>2592</text:p>
          </table:table-cell>
          <table:table-cell table:formula="of:=[.J32]+IF([.$A32]&gt;=[.K$2];INDEX([.K$3:.K32];[.$A32]-[.K$2]+1;1);0)" office:value-type="float" office:value="3015" calcext:value-type="float">
            <text:p>3015</text:p>
          </table:table-cell>
          <table:table-cell table:formula="of:=[.K32]+IF([.$A32]&gt;=[.L$2];INDEX([.L$3:.L32];[.$A32]-[.L$2]+1;1);0)" office:value-type="float" office:value="3370" calcext:value-type="float">
            <text:p>3370</text:p>
          </table:table-cell>
          <table:table-cell table:formula="of:=[.L32]+IF([.$A32]&gt;=[.M$2];INDEX([.M$3:.M32];[.$A32]-[.M$2]+1;1);0)" office:value-type="float" office:value="3655" calcext:value-type="float">
            <text:p>3655</text:p>
          </table:table-cell>
          <table:table-cell table:formula="of:=[.M32]+IF([.$A32]&gt;=[.N$2];INDEX([.N$3:.N32];[.$A32]-[.N$2]+1;1);0)" office:value-type="float" office:value="3882" calcext:value-type="float">
            <text:p>3882</text:p>
          </table:table-cell>
          <table:table-cell table:formula="of:=[.N32]+IF([.$A32]&gt;=[.O$2];INDEX([.O$3:.O32];[.$A32]-[.O$2]+1;1);0)" office:value-type="float" office:value="4057" calcext:value-type="float">
            <text:p>4057</text:p>
          </table:table-cell>
          <table:table-cell table:formula="of:=[.O32]+IF([.$A32]&gt;=[.P$2];INDEX([.P$3:.P32];[.$A32]-[.P$2]+1;1);0)" office:value-type="float" office:value="4192" calcext:value-type="float">
            <text:p>4192</text:p>
          </table:table-cell>
          <table:table-cell table:formula="of:=[.P32]+IF([.$A32]&gt;=[.Q$2];INDEX([.Q$3:.Q32];[.$A32]-[.Q$2]+1;1);0)" office:value-type="float" office:value="4293" calcext:value-type="float">
            <text:p>4293</text:p>
          </table:table-cell>
          <table:table-cell table:formula="of:=[.Q32]+IF([.$A32]&gt;=[.R$2];INDEX([.R$3:.R32];[.$A32]-[.R$2]+1;1);0)" office:value-type="float" office:value="4370" calcext:value-type="float">
            <text:p>4370</text:p>
          </table:table-cell>
          <table:table-cell table:formula="of:=[.R32]+IF([.$A32]&gt;=[.S$2];INDEX([.S$3:.S32];[.$A32]-[.S$2]+1;1);0)" office:value-type="float" office:value="4426" calcext:value-type="float">
            <text:p>4426</text:p>
          </table:table-cell>
          <table:table-cell table:formula="of:=[.S32]+IF([.$A32]&gt;=[.T$2];INDEX([.T$3:.T32];[.$A32]-[.T$2]+1;1);0)" office:value-type="float" office:value="4468" calcext:value-type="float">
            <text:p>4468</text:p>
          </table:table-cell>
          <table:table-cell table:formula="of:=[.T32]+IF([.$A32]&gt;=[.U$2];INDEX([.U$3:.U32];[.$A32]-[.U$2]+1;1);0)" office:value-type="float" office:value="4498" calcext:value-type="float">
            <text:p>4498</text:p>
          </table:table-cell>
          <table:table-cell table:formula="of:=[.U32]+IF([.$A32]&gt;=[.V$2];INDEX([.V$3:.V32];[.$A32]-[.V$2]+1;1);0)" office:value-type="float" office:value="4520" calcext:value-type="float">
            <text:p>4520</text:p>
          </table:table-cell>
          <table:table-cell table:formula="of:=[.V32]+IF([.$A32]&gt;=[.W$2];INDEX([.W$3:.W32];[.$A32]-[.W$2]+1;1);0)" office:value-type="float" office:value="4535" calcext:value-type="float">
            <text:p>4535</text:p>
          </table:table-cell>
          <table:table-cell table:formula="of:=[.W32]+IF([.$A32]&gt;=[.X$2];INDEX([.X$3:.X32];[.$A32]-[.X$2]+1;1);0)" office:value-type="float" office:value="4546" calcext:value-type="float">
            <text:p>4546</text:p>
          </table:table-cell>
          <table:table-cell table:formula="of:=[.X32]+IF([.$A32]&gt;=[.Y$2];INDEX([.Y$3:.Y32];[.$A32]-[.Y$2]+1;1);0)" office:value-type="float" office:value="4553" calcext:value-type="float">
            <text:p>4553</text:p>
          </table:table-cell>
          <table:table-cell table:formula="of:=[.Y32]+IF([.$A32]&gt;=[.Z$2];INDEX([.Z$3:.Z32];[.$A32]-[.Z$2]+1;1);0)" office:value-type="float" office:value="4558" calcext:value-type="float">
            <text:p>4558</text:p>
          </table:table-cell>
          <table:table-cell table:formula="of:=[.Z32]+IF([.$A32]&gt;=[.AA$2];INDEX([.AA$3:.AA32];[.$A32]-[.AA$2]+1;1);0)" office:value-type="float" office:value="4561" calcext:value-type="float">
            <text:p>4561</text:p>
          </table:table-cell>
          <table:table-cell table:formula="of:=[.AA32]+IF([.$A32]&gt;=[.AB$2];INDEX([.AB$3:.AB32];[.$A32]-[.AB$2]+1;1);0)" office:value-type="float" office:value="4563" calcext:value-type="float">
            <text:p>4563</text:p>
          </table:table-cell>
          <table:table-cell table:formula="of:=[.AB32]+IF([.$A32]&gt;=[.AC$2];INDEX([.AC$3:.AC32];[.$A32]-[.AC$2]+1;1);0)" office:value-type="float" office:value="4564" calcext:value-type="float">
            <text:p>4564</text:p>
          </table:table-cell>
          <table:table-cell table:formula="of:=[.AC32]+IF([.$A32]&gt;=[.AD$2];INDEX([.AD$3:.AD32];[.$A32]-[.AD$2]+1;1);0)" office:value-type="float" office:value="4565" calcext:value-type="float">
            <text:p>4565</text:p>
          </table:table-cell>
          <table:table-cell table:formula="of:=[.AD32]+IF([.$A32]&gt;=[.AE$2];INDEX([.AE$3:.AE32];[.$A32]-[.AE$2]+1;1);0)" office:value-type="float" office:value="4565" calcext:value-type="float">
            <text:p>4565</text:p>
          </table:table-cell>
          <table:table-cell table:formula="of:=[.AE32]+IF([.$A32]&gt;=[.AF$2];INDEX([.AF$3:.AF32];[.$A32]-[.AF$2]+1;1);0)" office:value-type="float" office:value="4565" calcext:value-type="float">
            <text:p>4565</text:p>
          </table:table-cell>
          <table:table-cell table:formula="of:=[.AF32]+IF([.$A32]&gt;=[.AG$2];INDEX([.AG$3:.AG32];[.$A32]-[.AG$2]+1;1);0)" office:value-type="float" office:value="4565" calcext:value-type="float">
            <text:p>4565</text:p>
          </table:table-cell>
          <table:table-cell table:formula="of:=[.AG32]+IF([.$A32]&gt;=[.AH$2];INDEX([.AH$3:.AH32];[.$A32]-[.AH$2]+1;1);0)" office:value-type="float" office:value="4565" calcext:value-type="float">
            <text:p>4565</text:p>
          </table:table-cell>
          <table:table-cell table:formula="of:=[.AH32]+IF([.$A32]&gt;=[.AI$2];INDEX([.AI$3:.AI32];[.$A32]-[.AI$2]+1;1);0)" office:value-type="float" office:value="4565" calcext:value-type="float">
            <text:p>4565</text:p>
          </table:table-cell>
          <table:table-cell table:formula="of:=[.AI32]+IF([.$A32]&gt;=[.AJ$2];INDEX([.AJ$3:.AJ32];[.$A32]-[.AJ$2]+1;1);0)" office:value-type="float" office:value="4565" calcext:value-type="float">
            <text:p>4565</text:p>
          </table:table-cell>
          <table:table-cell table:formula="of:=[.AJ32]+IF([.$A32]&gt;=[.AK$2];INDEX([.AK$3:.AK32];[.$A32]-[.AK$2]+1;1);0)" office:value-type="float" office:value="4565" calcext:value-type="float">
            <text:p>4565</text:p>
          </table:table-cell>
          <table:table-cell table:formula="of:=[.AK32]+IF([.$A32]&gt;=[.AL$2];INDEX([.AL$3:.AL32];[.$A32]-[.AL$2]+1;1);0)" office:value-type="float" office:value="4565" calcext:value-type="float">
            <text:p>4565</text:p>
          </table:table-cell>
          <table:table-cell table:formula="of:=[.AL32]+IF([.$A32]&gt;=[.AM$2];INDEX([.AM$3:.AM32];[.$A32]-[.AM$2]+1;1);0)" office:value-type="float" office:value="4565" calcext:value-type="float">
            <text:p>4565</text:p>
          </table:table-cell>
          <table:table-cell table:formula="of:=[.AM32]+IF([.$A32]&gt;=[.AN$2];INDEX([.AN$3:.AN32];[.$A32]-[.AN$2]+1;1);0)" office:value-type="float" office:value="4565" calcext:value-type="float">
            <text:p>4565</text:p>
          </table:table-cell>
          <table:table-cell table:formula="of:=[.AN32]+IF([.$A32]&gt;=[.AO$2];INDEX([.AO$3:.AO32];[.$A32]-[.AO$2]+1;1);0)" office:value-type="float" office:value="4565" calcext:value-type="float">
            <text:p>4565</text:p>
          </table:table-cell>
          <table:table-cell table:formula="of:=[.AO32]+IF([.$A32]&gt;=[.AP$2];INDEX([.AP$3:.AP32];[.$A32]-[.AP$2]+1;1);0)" office:value-type="float" office:value="4565" calcext:value-type="float">
            <text:p>4565</text:p>
          </table:table-cell>
          <table:table-cell table:formula="of:=[.AP32]+IF([.$A32]&gt;=[.AQ$2];INDEX([.AQ$3:.AQ32];[.$A32]-[.AQ$2]+1;1);0)" office:value-type="float" office:value="4565" calcext:value-type="float">
            <text:p>4565</text:p>
          </table:table-cell>
          <table:table-cell table:formula="of:=[.AQ32]+IF([.$A32]&gt;=[.AR$2];INDEX([.AR$3:.AR32];[.$A32]-[.AR$2]+1;1);0)" office:value-type="float" office:value="4565" calcext:value-type="float">
            <text:p>4565</text:p>
          </table:table-cell>
          <table:table-cell table:formula="of:=[.AR32]+IF([.$A32]&gt;=[.AS$2];INDEX([.AS$3:.AS32];[.$A32]-[.AS$2]+1;1);0)" office:value-type="float" office:value="4565" calcext:value-type="float">
            <text:p>4565</text:p>
          </table:table-cell>
          <table:table-cell table:formula="of:=[.AS32]+IF([.$A32]&gt;=[.AT$2];INDEX([.AT$3:.AT32];[.$A32]-[.AT$2]+1;1);0)" office:value-type="float" office:value="4565" calcext:value-type="float">
            <text:p>4565</text:p>
          </table:table-cell>
          <table:table-cell table:formula="of:=[.AT32]+IF([.$A32]&gt;=[.AU$2];INDEX([.AU$3:.AU32];[.$A32]-[.AU$2]+1;1);0)" office:value-type="float" office:value="4565" calcext:value-type="float">
            <text:p>4565</text:p>
          </table:table-cell>
          <table:table-cell table:formula="of:=[.AU32]+IF([.$A32]&gt;=[.AV$2];INDEX([.AV$3:.AV32];[.$A32]-[.AV$2]+1;1);0)" office:value-type="float" office:value="4565" calcext:value-type="float">
            <text:p>4565</text:p>
          </table:table-cell>
          <table:table-cell table:formula="of:=[.AV32]+IF([.$A32]&gt;=[.AW$2];INDEX([.AW$3:.AW32];[.$A32]-[.AW$2]+1;1);0)" office:value-type="float" office:value="4565" calcext:value-type="float">
            <text:p>4565</text:p>
          </table:table-cell>
          <table:table-cell table:formula="of:=[.AW32]+IF([.$A32]&gt;=[.AX$2];INDEX([.AX$3:.AX32];[.$A32]-[.AX$2]+1;1);0)" office:value-type="float" office:value="4565" calcext:value-type="float">
            <text:p>4565</text:p>
          </table:table-cell>
          <table:table-cell table:formula="of:=[.AX32]+IF([.$A32]&gt;=[.AY$2];INDEX([.AY$3:.AY32];[.$A32]-[.AY$2]+1;1);0)" office:value-type="float" office:value="4565" calcext:value-type="float">
            <text:p>4565</text:p>
          </table:table-cell>
          <table:table-cell table:formula="of:=[.AY32]+IF([.$A32]&gt;=[.AZ$2];INDEX([.AZ$3:.AZ32];[.$A32]-[.AZ$2]+1;1);0)" office:value-type="float" office:value="4565" calcext:value-type="float">
            <text:p>4565</text:p>
          </table:table-cell>
          <table:table-cell table:formula="of:=[.AZ32]+IF([.$A32]&gt;=[.BA$2];INDEX([.BA$3:.BA32];[.$A32]-[.BA$2]+1;1);0)" office:value-type="float" office:value="4565" calcext:value-type="float">
            <text:p>4565</text:p>
          </table:table-cell>
          <table:table-cell table:formula="of:=[.BA32]+IF([.$A32]&gt;=[.BB$2];INDEX([.BB$3:.BB32];[.$A32]-[.BB$2]+1;1);0)" office:value-type="float" office:value="4565" calcext:value-type="float">
            <text:p>4565</text:p>
          </table:table-cell>
          <table:table-cell table:formula="of:=[.BB32]+IF([.$A32]&gt;=[.BC$2];INDEX([.BC$3:.BC32];[.$A32]-[.BC$2]+1;1);0)" office:value-type="float" office:value="4565" calcext:value-type="float">
            <text:p>4565</text:p>
          </table:table-cell>
          <table:table-cell table:formula="of:=[.BC32]+IF([.$A32]&gt;=[.BD$2];INDEX([.BD$3:.BD32];[.$A32]-[.BD$2]+1;1);0)" office:value-type="float" office:value="4565" calcext:value-type="float">
            <text:p>4565</text:p>
          </table:table-cell>
          <table:table-cell table:formula="of:=[.BD32]+IF([.$A32]&gt;=[.BE$2];INDEX([.BE$3:.BE32];[.$A32]-[.BE$2]+1;1);0)" office:value-type="float" office:value="4565" calcext:value-type="float">
            <text:p>4565</text:p>
          </table:table-cell>
          <table:table-cell table:formula="of:=[.BE32]+IF([.$A32]&gt;=[.BF$2];INDEX([.BF$3:.BF32];[.$A32]-[.BF$2]+1;1);0)" office:value-type="float" office:value="4565" calcext:value-type="float">
            <text:p>4565</text:p>
          </table:table-cell>
          <table:table-cell table:formula="of:=[.BF32]+IF([.$A32]&gt;=[.BG$2];INDEX([.BG$3:.BG32];[.$A32]-[.BG$2]+1;1);0)" office:value-type="float" office:value="4565" calcext:value-type="float">
            <text:p>4565</text:p>
          </table:table-cell>
          <table:table-cell table:formula="of:=[.BG32]+IF([.$A32]&gt;=[.BH$2];INDEX([.BH$3:.BH32];[.$A32]-[.BH$2]+1;1);0)" office:value-type="float" office:value="4565" calcext:value-type="float">
            <text:p>4565</text:p>
          </table:table-cell>
          <table:table-cell table:formula="of:=[.BH32]+IF([.$A32]&gt;=[.BI$2];INDEX([.BI$3:.BI32];[.$A32]-[.BI$2]+1;1);0)" office:value-type="float" office:value="4565" calcext:value-type="float">
            <text:p>4565</text:p>
          </table:table-cell>
          <table:table-cell table:formula="of:=[.BI32]+IF([.$A32]&gt;=[.BJ$2];INDEX([.BJ$3:.BJ32];[.$A32]-[.BJ$2]+1;1);0)" office:value-type="float" office:value="4565" calcext:value-type="float">
            <text:p>4565</text:p>
          </table:table-cell>
          <table:table-cell table:formula="of:=[.BJ32]+IF([.$A32]&gt;=[.BK$2];INDEX([.BK$3:.BK32];[.$A32]-[.BK$2]+1;1);0)" office:value-type="float" office:value="4565" calcext:value-type="float">
            <text:p>4565</text:p>
          </table:table-cell>
          <table:table-cell table:formula="of:=[.BK32]+IF([.$A32]&gt;=[.BL$2];INDEX([.BL$3:.BL32];[.$A32]-[.BL$2]+1;1);0)" office:value-type="float" office:value="4565" calcext:value-type="float">
            <text:p>4565</text:p>
          </table:table-cell>
          <table:table-cell table:formula="of:=[.BL32]+IF([.$A32]&gt;=[.BM$2];INDEX([.BM$3:.BM32];[.$A32]-[.BM$2]+1;1);0)" office:value-type="float" office:value="4565" calcext:value-type="float">
            <text:p>4565</text:p>
          </table:table-cell>
          <table:table-cell table:formula="of:=[.BM32]+IF([.$A32]&gt;=[.BN$2];INDEX([.BN$3:.BN32];[.$A32]-[.BN$2]+1;1);0)" office:value-type="float" office:value="4565" calcext:value-type="float">
            <text:p>4565</text:p>
          </table:table-cell>
          <table:table-cell table:formula="of:=[.BN32]+IF([.$A32]&gt;=[.BO$2];INDEX([.BO$3:.BO32];[.$A32]-[.BO$2]+1;1);0)" office:value-type="float" office:value="4565" calcext:value-type="float">
            <text:p>4565</text:p>
          </table:table-cell>
          <table:table-cell table:formula="of:=[.BO32]+IF([.$A32]&gt;=[.BP$2];INDEX([.BP$3:.BP32];[.$A32]-[.BP$2]+1;1);0)" office:value-type="float" office:value="4565" calcext:value-type="float">
            <text:p>4565</text:p>
          </table:table-cell>
          <table:table-cell table:formula="of:=[.BP32]+IF([.$A32]&gt;=[.BQ$2];INDEX([.BQ$3:.BQ32];[.$A32]-[.BQ$2]+1;1);0)" office:value-type="float" office:value="4565" calcext:value-type="float">
            <text:p>4565</text:p>
          </table:table-cell>
          <table:table-cell table:formula="of:=[.BQ32]+IF([.$A32]&gt;=[.BR$2];INDEX([.BR$3:.BR32];[.$A32]-[.BR$2]+1;1);0)" office:value-type="float" office:value="4565" calcext:value-type="float">
            <text:p>4565</text:p>
          </table:table-cell>
          <table:table-cell table:formula="of:=[.BR32]+IF([.$A32]&gt;=[.BS$2];INDEX([.BS$3:.BS32];[.$A32]-[.BS$2]+1;1);0)" office:value-type="float" office:value="4565" calcext:value-type="float">
            <text:p>4565</text:p>
          </table:table-cell>
          <table:table-cell table:formula="of:=[.BS32]+IF([.$A32]&gt;=[.BT$2];INDEX([.BT$3:.BT32];[.$A32]-[.BT$2]+1;1);0)" office:value-type="float" office:value="4565" calcext:value-type="float">
            <text:p>4565</text:p>
          </table:table-cell>
          <table:table-cell table:formula="of:=[.BT32]+IF([.$A32]&gt;=[.BU$2];INDEX([.BU$3:.BU32];[.$A32]-[.BU$2]+1;1);0)" office:value-type="float" office:value="4565" calcext:value-type="float">
            <text:p>4565</text:p>
          </table:table-cell>
          <table:table-cell table:formula="of:=[.BU32]+IF([.$A32]&gt;=[.BV$2];INDEX([.BV$3:.BV32];[.$A32]-[.BV$2]+1;1);0)" office:value-type="float" office:value="4565" calcext:value-type="float">
            <text:p>4565</text:p>
          </table:table-cell>
          <table:table-cell table:formula="of:=[.BV32]+IF([.$A32]&gt;=[.BW$2];INDEX([.BW$3:.BW32];[.$A32]-[.BW$2]+1;1);0)" office:value-type="float" office:value="4565" calcext:value-type="float">
            <text:p>4565</text:p>
          </table:table-cell>
          <table:table-cell table:formula="of:=[.BW32]+IF([.$A32]&gt;=[.BX$2];INDEX([.BX$3:.BX32];[.$A32]-[.BX$2]+1;1);0)" office:value-type="float" office:value="4565" calcext:value-type="float">
            <text:p>4565</text:p>
          </table:table-cell>
          <table:table-cell table:formula="of:=[.BX32]+IF([.$A32]&gt;=[.BY$2];INDEX([.BY$3:.BY32];[.$A32]-[.BY$2]+1;1);0)" office:value-type="float" office:value="4565" calcext:value-type="float">
            <text:p>4565</text:p>
          </table:table-cell>
          <table:table-cell table:formula="of:=[.BY32]+IF([.$A32]&gt;=[.BZ$2];INDEX([.BZ$3:.BZ32];[.$A32]-[.BZ$2]+1;1);0)" office:value-type="float" office:value="4565" calcext:value-type="float">
            <text:p>4565</text:p>
          </table:table-cell>
          <table:table-cell table:formula="of:=[.BZ32]+IF([.$A32]&gt;=[.CA$2];INDEX([.CA$3:.CA32];[.$A32]-[.CA$2]+1;1);0)" office:value-type="float" office:value="4565" calcext:value-type="float">
            <text:p>4565</text:p>
          </table:table-cell>
          <table:table-cell table:formula="of:=[.CA32]+IF([.$A32]&gt;=[.CB$2];INDEX([.CB$3:.CB32];[.$A32]-[.CB$2]+1;1);0)" office:value-type="float" office:value="4565" calcext:value-type="float">
            <text:p>4565</text:p>
          </table:table-cell>
          <table:table-cell table:formula="of:=[.CB32]+IF([.$A32]&gt;=[.CC$2];INDEX([.CC$3:.CC32];[.$A32]-[.CC$2]+1;1);0)" office:value-type="float" office:value="4565" calcext:value-type="float">
            <text:p>4565</text:p>
          </table:table-cell>
          <table:table-cell table:formula="of:=[.CC32]+IF([.$A32]&gt;=[.CD$2];INDEX([.CD$3:.CD32];[.$A32]-[.CD$2]+1;1);0)" office:value-type="float" office:value="4565" calcext:value-type="float">
            <text:p>4565</text:p>
          </table:table-cell>
          <table:table-cell table:formula="of:=[.CD32]+IF([.$A32]&gt;=[.CE$2];INDEX([.CE$3:.CE32];[.$A32]-[.CE$2]+1;1);0)" office:value-type="float" office:value="4565" calcext:value-type="float">
            <text:p>4565</text:p>
          </table:table-cell>
          <table:table-cell table:formula="of:=[.CE32]+IF([.$A32]&gt;=[.CF$2];INDEX([.CF$3:.CF32];[.$A32]-[.CF$2]+1;1);0)" office:value-type="float" office:value="4565" calcext:value-type="float">
            <text:p>4565</text:p>
          </table:table-cell>
          <table:table-cell table:formula="of:=[.CF32]+IF([.$A32]&gt;=[.CG$2];INDEX([.CG$3:.CG32];[.$A32]-[.CG$2]+1;1);0)" office:value-type="float" office:value="4565" calcext:value-type="float">
            <text:p>4565</text:p>
          </table:table-cell>
          <table:table-cell table:formula="of:=[.CG32]+IF([.$A32]&gt;=[.CH$2];INDEX([.CH$3:.CH32];[.$A32]-[.CH$2]+1;1);0)" office:value-type="float" office:value="4565" calcext:value-type="float">
            <text:p>4565</text:p>
          </table:table-cell>
          <table:table-cell table:formula="of:=[.CH32]+IF([.$A32]&gt;=[.CI$2];INDEX([.CI$3:.CI32];[.$A32]-[.CI$2]+1;1);0)" office:value-type="float" office:value="4565" calcext:value-type="float">
            <text:p>4565</text:p>
          </table:table-cell>
          <table:table-cell table:formula="of:=[.CI32]+IF([.$A32]&gt;=[.CJ$2];INDEX([.CJ$3:.CJ32];[.$A32]-[.CJ$2]+1;1);0)" office:value-type="float" office:value="4565" calcext:value-type="float">
            <text:p>4565</text:p>
          </table:table-cell>
          <table:table-cell table:formula="of:=[.CJ32]+IF([.$A32]&gt;=[.CK$2];INDEX([.CK$3:.CK32];[.$A32]-[.CK$2]+1;1);0)" office:value-type="float" office:value="4565" calcext:value-type="float">
            <text:p>4565</text:p>
          </table:table-cell>
          <table:table-cell table:formula="of:=[.CK32]+IF([.$A32]&gt;=[.CL$2];INDEX([.CL$3:.CL32];[.$A32]-[.CL$2]+1;1);0)" office:value-type="float" office:value="4565" calcext:value-type="float">
            <text:p>4565</text:p>
          </table:table-cell>
          <table:table-cell table:formula="of:=[.CL32]+IF([.$A32]&gt;=[.CM$2];INDEX([.CM$3:.CM32];[.$A32]-[.CM$2]+1;1);0)" office:value-type="float" office:value="4565" calcext:value-type="float">
            <text:p>4565</text:p>
          </table:table-cell>
          <table:table-cell table:formula="of:=[.CM32]+IF([.$A32]&gt;=[.CN$2];INDEX([.CN$3:.CN32];[.$A32]-[.CN$2]+1;1);0)" office:value-type="float" office:value="4565" calcext:value-type="float">
            <text:p>4565</text:p>
          </table:table-cell>
          <table:table-cell table:formula="of:=[.CN32]+IF([.$A32]&gt;=[.CO$2];INDEX([.CO$3:.CO32];[.$A32]-[.CO$2]+1;1);0)" office:value-type="float" office:value="4565" calcext:value-type="float">
            <text:p>4565</text:p>
          </table:table-cell>
          <table:table-cell table:formula="of:=[.CO32]+IF([.$A32]&gt;=[.CP$2];INDEX([.CP$3:.CP32];[.$A32]-[.CP$2]+1;1);0)" office:value-type="float" office:value="4565" calcext:value-type="float">
            <text:p>4565</text:p>
          </table:table-cell>
          <table:table-cell table:formula="of:=[.CP32]+IF([.$A32]&gt;=[.CQ$2];INDEX([.CQ$3:.CQ32];[.$A32]-[.CQ$2]+1;1);0)" office:value-type="float" office:value="4565" calcext:value-type="float">
            <text:p>4565</text:p>
          </table:table-cell>
          <table:table-cell table:formula="of:=[.CQ32]+IF([.$A32]&gt;=[.CR$2];INDEX([.CR$3:.CR32];[.$A32]-[.CR$2]+1;1);0)" office:value-type="float" office:value="4565" calcext:value-type="float">
            <text:p>4565</text:p>
          </table:table-cell>
          <table:table-cell table:formula="of:=[.CR32]+IF([.$A32]&gt;=[.CS$2];INDEX([.CS$3:.CS32];[.$A32]-[.CS$2]+1;1);0)" office:value-type="float" office:value="4565" calcext:value-type="float">
            <text:p>4565</text:p>
          </table:table-cell>
          <table:table-cell table:formula="of:=[.CS32]+IF([.$A32]&gt;=[.CT$2];INDEX([.CT$3:.CT32];[.$A32]-[.CT$2]+1;1);0)" office:value-type="float" office:value="4565" calcext:value-type="float">
            <text:p>4565</text:p>
          </table:table-cell>
          <table:table-cell table:formula="of:=[.CT32]+IF([.$A32]&gt;=[.CU$2];INDEX([.CU$3:.CU32];[.$A32]-[.CU$2]+1;1);0)" office:value-type="float" office:value="4565" calcext:value-type="float">
            <text:p>4565</text:p>
          </table:table-cell>
          <table:table-cell table:formula="of:=[.CU32]+IF([.$A32]&gt;=[.CV$2];INDEX([.CV$3:.CV32];[.$A32]-[.CV$2]+1;1);0)" office:value-type="float" office:value="4565" calcext:value-type="float">
            <text:p>4565</text:p>
          </table:table-cell>
          <table:table-cell table:formula="of:=[.CV32]+IF([.$A32]&gt;=[.CW$2];INDEX([.CW$3:.CW32];[.$A32]-[.CW$2]+1;1);0)" office:value-type="float" office:value="4565" calcext:value-type="float">
            <text:p>45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2]" office:value-type="float" office:value="1" calcext:value-type="float">
            <text:p>1</text:p>
          </table:table-cell>
          <table:table-cell table:formula="of:=[.B33]+IF([.$A33]&gt;=[.C$2];INDEX([.C$3:.C33];[.$A33]-[.C$2]+1;1);0)" office:value-type="float" office:value="16" calcext:value-type="float">
            <text:p>16</text:p>
          </table:table-cell>
          <table:table-cell table:formula="of:=[.C33]+IF([.$A33]&gt;=[.D$2];INDEX([.D$3:.D33];[.$A33]-[.D$2]+1;1);0)" office:value-type="float" office:value="91" calcext:value-type="float">
            <text:p>91</text:p>
          </table:table-cell>
          <table:table-cell table:formula="of:=[.D33]+IF([.$A33]&gt;=[.E$2];INDEX([.E$3:.E33];[.$A33]-[.E$2]+1;1);0)" office:value-type="float" office:value="297" calcext:value-type="float">
            <text:p>297</text:p>
          </table:table-cell>
          <table:table-cell table:formula="of:=[.E33]+IF([.$A33]&gt;=[.F$2];INDEX([.F$3:.F33];[.$A33]-[.F$2]+1;1);0)" office:value-type="float" office:value="674" calcext:value-type="float">
            <text:p>674</text:p>
          </table:table-cell>
          <table:table-cell table:formula="of:=[.F33]+IF([.$A33]&gt;=[.G$2];INDEX([.G$3:.G33];[.$A33]-[.G$2]+1;1);0)" office:value-type="float" office:value="1206" calcext:value-type="float">
            <text:p>1206</text:p>
          </table:table-cell>
          <table:table-cell table:formula="of:=[.G33]+IF([.$A33]&gt;=[.H$2];INDEX([.H$3:.H33];[.$A33]-[.H$2]+1;1);0)" office:value-type="float" office:value="1824" calcext:value-type="float">
            <text:p>1824</text:p>
          </table:table-cell>
          <table:table-cell table:formula="of:=[.H33]+IF([.$A33]&gt;=[.I$2];INDEX([.I$3:.I33];[.$A33]-[.I$2]+1;1);0)" office:value-type="float" office:value="2462" calcext:value-type="float">
            <text:p>2462</text:p>
          </table:table-cell>
          <table:table-cell table:formula="of:=[.I33]+IF([.$A33]&gt;=[.J$2];INDEX([.J$3:.J33];[.$A33]-[.J$2]+1;1);0)" office:value-type="float" office:value="3060" calcext:value-type="float">
            <text:p>3060</text:p>
          </table:table-cell>
          <table:table-cell table:formula="of:=[.J33]+IF([.$A33]&gt;=[.K$2];INDEX([.K$3:.K33];[.$A33]-[.K$2]+1;1);0)" office:value-type="float" office:value="3590" calcext:value-type="float">
            <text:p>3590</text:p>
          </table:table-cell>
          <table:table-cell table:formula="of:=[.K33]+IF([.$A33]&gt;=[.L$2];INDEX([.L$3:.L33];[.$A33]-[.L$2]+1;1);0)" office:value-type="float" office:value="4035" calcext:value-type="float">
            <text:p>4035</text:p>
          </table:table-cell>
          <table:table-cell table:formula="of:=[.L33]+IF([.$A33]&gt;=[.M$2];INDEX([.M$3:.M33];[.$A33]-[.M$2]+1;1);0)" office:value-type="float" office:value="4401" calcext:value-type="float">
            <text:p>4401</text:p>
          </table:table-cell>
          <table:table-cell table:formula="of:=[.M33]+IF([.$A33]&gt;=[.N$2];INDEX([.N$3:.N33];[.$A33]-[.N$2]+1;1);0)" office:value-type="float" office:value="4691" calcext:value-type="float">
            <text:p>4691</text:p>
          </table:table-cell>
          <table:table-cell table:formula="of:=[.N33]+IF([.$A33]&gt;=[.O$2];INDEX([.O$3:.O33];[.$A33]-[.O$2]+1;1);0)" office:value-type="float" office:value="4920" calcext:value-type="float">
            <text:p>4920</text:p>
          </table:table-cell>
          <table:table-cell table:formula="of:=[.O33]+IF([.$A33]&gt;=[.P$2];INDEX([.P$3:.P33];[.$A33]-[.P$2]+1;1);0)" office:value-type="float" office:value="5096" calcext:value-type="float">
            <text:p>5096</text:p>
          </table:table-cell>
          <table:table-cell table:formula="of:=[.P33]+IF([.$A33]&gt;=[.Q$2];INDEX([.Q$3:.Q33];[.$A33]-[.Q$2]+1;1);0)" office:value-type="float" office:value="5231" calcext:value-type="float">
            <text:p>5231</text:p>
          </table:table-cell>
          <table:table-cell table:formula="of:=[.Q33]+IF([.$A33]&gt;=[.R$2];INDEX([.R$3:.R33];[.$A33]-[.R$2]+1;1);0)" office:value-type="float" office:value="5332" calcext:value-type="float">
            <text:p>5332</text:p>
          </table:table-cell>
          <table:table-cell table:formula="of:=[.R33]+IF([.$A33]&gt;=[.S$2];INDEX([.S$3:.S33];[.$A33]-[.S$2]+1;1);0)" office:value-type="float" office:value="5409" calcext:value-type="float">
            <text:p>5409</text:p>
          </table:table-cell>
          <table:table-cell table:formula="of:=[.S33]+IF([.$A33]&gt;=[.T$2];INDEX([.T$3:.T33];[.$A33]-[.T$2]+1;1);0)" office:value-type="float" office:value="5465" calcext:value-type="float">
            <text:p>5465</text:p>
          </table:table-cell>
          <table:table-cell table:formula="of:=[.T33]+IF([.$A33]&gt;=[.U$2];INDEX([.U$3:.U33];[.$A33]-[.U$2]+1;1);0)" office:value-type="float" office:value="5507" calcext:value-type="float">
            <text:p>5507</text:p>
          </table:table-cell>
          <table:table-cell table:formula="of:=[.U33]+IF([.$A33]&gt;=[.V$2];INDEX([.V$3:.V33];[.$A33]-[.V$2]+1;1);0)" office:value-type="float" office:value="5537" calcext:value-type="float">
            <text:p>5537</text:p>
          </table:table-cell>
          <table:table-cell table:formula="of:=[.V33]+IF([.$A33]&gt;=[.W$2];INDEX([.W$3:.W33];[.$A33]-[.W$2]+1;1);0)" office:value-type="float" office:value="5559" calcext:value-type="float">
            <text:p>5559</text:p>
          </table:table-cell>
          <table:table-cell table:formula="of:=[.W33]+IF([.$A33]&gt;=[.X$2];INDEX([.X$3:.X33];[.$A33]-[.X$2]+1;1);0)" office:value-type="float" office:value="5574" calcext:value-type="float">
            <text:p>5574</text:p>
          </table:table-cell>
          <table:table-cell table:formula="of:=[.X33]+IF([.$A33]&gt;=[.Y$2];INDEX([.Y$3:.Y33];[.$A33]-[.Y$2]+1;1);0)" office:value-type="float" office:value="5585" calcext:value-type="float">
            <text:p>5585</text:p>
          </table:table-cell>
          <table:table-cell table:formula="of:=[.Y33]+IF([.$A33]&gt;=[.Z$2];INDEX([.Z$3:.Z33];[.$A33]-[.Z$2]+1;1);0)" office:value-type="float" office:value="5592" calcext:value-type="float">
            <text:p>5592</text:p>
          </table:table-cell>
          <table:table-cell table:formula="of:=[.Z33]+IF([.$A33]&gt;=[.AA$2];INDEX([.AA$3:.AA33];[.$A33]-[.AA$2]+1;1);0)" office:value-type="float" office:value="5597" calcext:value-type="float">
            <text:p>5597</text:p>
          </table:table-cell>
          <table:table-cell table:formula="of:=[.AA33]+IF([.$A33]&gt;=[.AB$2];INDEX([.AB$3:.AB33];[.$A33]-[.AB$2]+1;1);0)" office:value-type="float" office:value="5600" calcext:value-type="float">
            <text:p>5600</text:p>
          </table:table-cell>
          <table:table-cell table:formula="of:=[.AB33]+IF([.$A33]&gt;=[.AC$2];INDEX([.AC$3:.AC33];[.$A33]-[.AC$2]+1;1);0)" office:value-type="float" office:value="5602" calcext:value-type="float">
            <text:p>5602</text:p>
          </table:table-cell>
          <table:table-cell table:formula="of:=[.AC33]+IF([.$A33]&gt;=[.AD$2];INDEX([.AD$3:.AD33];[.$A33]-[.AD$2]+1;1);0)" office:value-type="float" office:value="5603" calcext:value-type="float">
            <text:p>5603</text:p>
          </table:table-cell>
          <table:table-cell table:formula="of:=[.AD33]+IF([.$A33]&gt;=[.AE$2];INDEX([.AE$3:.AE33];[.$A33]-[.AE$2]+1;1);0)" office:value-type="float" office:value="5604" calcext:value-type="float">
            <text:p>5604</text:p>
          </table:table-cell>
          <table:table-cell table:formula="of:=[.AE33]+IF([.$A33]&gt;=[.AF$2];INDEX([.AF$3:.AF33];[.$A33]-[.AF$2]+1;1);0)" office:value-type="float" office:value="5604" calcext:value-type="float">
            <text:p>5604</text:p>
          </table:table-cell>
          <table:table-cell table:formula="of:=[.AF33]+IF([.$A33]&gt;=[.AG$2];INDEX([.AG$3:.AG33];[.$A33]-[.AG$2]+1;1);0)" office:value-type="float" office:value="5604" calcext:value-type="float">
            <text:p>5604</text:p>
          </table:table-cell>
          <table:table-cell table:formula="of:=[.AG33]+IF([.$A33]&gt;=[.AH$2];INDEX([.AH$3:.AH33];[.$A33]-[.AH$2]+1;1);0)" office:value-type="float" office:value="5604" calcext:value-type="float">
            <text:p>5604</text:p>
          </table:table-cell>
          <table:table-cell table:formula="of:=[.AH33]+IF([.$A33]&gt;=[.AI$2];INDEX([.AI$3:.AI33];[.$A33]-[.AI$2]+1;1);0)" office:value-type="float" office:value="5604" calcext:value-type="float">
            <text:p>5604</text:p>
          </table:table-cell>
          <table:table-cell table:formula="of:=[.AI33]+IF([.$A33]&gt;=[.AJ$2];INDEX([.AJ$3:.AJ33];[.$A33]-[.AJ$2]+1;1);0)" office:value-type="float" office:value="5604" calcext:value-type="float">
            <text:p>5604</text:p>
          </table:table-cell>
          <table:table-cell table:formula="of:=[.AJ33]+IF([.$A33]&gt;=[.AK$2];INDEX([.AK$3:.AK33];[.$A33]-[.AK$2]+1;1);0)" office:value-type="float" office:value="5604" calcext:value-type="float">
            <text:p>5604</text:p>
          </table:table-cell>
          <table:table-cell table:formula="of:=[.AK33]+IF([.$A33]&gt;=[.AL$2];INDEX([.AL$3:.AL33];[.$A33]-[.AL$2]+1;1);0)" office:value-type="float" office:value="5604" calcext:value-type="float">
            <text:p>5604</text:p>
          </table:table-cell>
          <table:table-cell table:formula="of:=[.AL33]+IF([.$A33]&gt;=[.AM$2];INDEX([.AM$3:.AM33];[.$A33]-[.AM$2]+1;1);0)" office:value-type="float" office:value="5604" calcext:value-type="float">
            <text:p>5604</text:p>
          </table:table-cell>
          <table:table-cell table:formula="of:=[.AM33]+IF([.$A33]&gt;=[.AN$2];INDEX([.AN$3:.AN33];[.$A33]-[.AN$2]+1;1);0)" office:value-type="float" office:value="5604" calcext:value-type="float">
            <text:p>5604</text:p>
          </table:table-cell>
          <table:table-cell table:formula="of:=[.AN33]+IF([.$A33]&gt;=[.AO$2];INDEX([.AO$3:.AO33];[.$A33]-[.AO$2]+1;1);0)" office:value-type="float" office:value="5604" calcext:value-type="float">
            <text:p>5604</text:p>
          </table:table-cell>
          <table:table-cell table:formula="of:=[.AO33]+IF([.$A33]&gt;=[.AP$2];INDEX([.AP$3:.AP33];[.$A33]-[.AP$2]+1;1);0)" office:value-type="float" office:value="5604" calcext:value-type="float">
            <text:p>5604</text:p>
          </table:table-cell>
          <table:table-cell table:formula="of:=[.AP33]+IF([.$A33]&gt;=[.AQ$2];INDEX([.AQ$3:.AQ33];[.$A33]-[.AQ$2]+1;1);0)" office:value-type="float" office:value="5604" calcext:value-type="float">
            <text:p>5604</text:p>
          </table:table-cell>
          <table:table-cell table:formula="of:=[.AQ33]+IF([.$A33]&gt;=[.AR$2];INDEX([.AR$3:.AR33];[.$A33]-[.AR$2]+1;1);0)" office:value-type="float" office:value="5604" calcext:value-type="float">
            <text:p>5604</text:p>
          </table:table-cell>
          <table:table-cell table:formula="of:=[.AR33]+IF([.$A33]&gt;=[.AS$2];INDEX([.AS$3:.AS33];[.$A33]-[.AS$2]+1;1);0)" office:value-type="float" office:value="5604" calcext:value-type="float">
            <text:p>5604</text:p>
          </table:table-cell>
          <table:table-cell table:formula="of:=[.AS33]+IF([.$A33]&gt;=[.AT$2];INDEX([.AT$3:.AT33];[.$A33]-[.AT$2]+1;1);0)" office:value-type="float" office:value="5604" calcext:value-type="float">
            <text:p>5604</text:p>
          </table:table-cell>
          <table:table-cell table:formula="of:=[.AT33]+IF([.$A33]&gt;=[.AU$2];INDEX([.AU$3:.AU33];[.$A33]-[.AU$2]+1;1);0)" office:value-type="float" office:value="5604" calcext:value-type="float">
            <text:p>5604</text:p>
          </table:table-cell>
          <table:table-cell table:formula="of:=[.AU33]+IF([.$A33]&gt;=[.AV$2];INDEX([.AV$3:.AV33];[.$A33]-[.AV$2]+1;1);0)" office:value-type="float" office:value="5604" calcext:value-type="float">
            <text:p>5604</text:p>
          </table:table-cell>
          <table:table-cell table:formula="of:=[.AV33]+IF([.$A33]&gt;=[.AW$2];INDEX([.AW$3:.AW33];[.$A33]-[.AW$2]+1;1);0)" office:value-type="float" office:value="5604" calcext:value-type="float">
            <text:p>5604</text:p>
          </table:table-cell>
          <table:table-cell table:formula="of:=[.AW33]+IF([.$A33]&gt;=[.AX$2];INDEX([.AX$3:.AX33];[.$A33]-[.AX$2]+1;1);0)" office:value-type="float" office:value="5604" calcext:value-type="float">
            <text:p>5604</text:p>
          </table:table-cell>
          <table:table-cell table:formula="of:=[.AX33]+IF([.$A33]&gt;=[.AY$2];INDEX([.AY$3:.AY33];[.$A33]-[.AY$2]+1;1);0)" office:value-type="float" office:value="5604" calcext:value-type="float">
            <text:p>5604</text:p>
          </table:table-cell>
          <table:table-cell table:formula="of:=[.AY33]+IF([.$A33]&gt;=[.AZ$2];INDEX([.AZ$3:.AZ33];[.$A33]-[.AZ$2]+1;1);0)" office:value-type="float" office:value="5604" calcext:value-type="float">
            <text:p>5604</text:p>
          </table:table-cell>
          <table:table-cell table:formula="of:=[.AZ33]+IF([.$A33]&gt;=[.BA$2];INDEX([.BA$3:.BA33];[.$A33]-[.BA$2]+1;1);0)" office:value-type="float" office:value="5604" calcext:value-type="float">
            <text:p>5604</text:p>
          </table:table-cell>
          <table:table-cell table:formula="of:=[.BA33]+IF([.$A33]&gt;=[.BB$2];INDEX([.BB$3:.BB33];[.$A33]-[.BB$2]+1;1);0)" office:value-type="float" office:value="5604" calcext:value-type="float">
            <text:p>5604</text:p>
          </table:table-cell>
          <table:table-cell table:formula="of:=[.BB33]+IF([.$A33]&gt;=[.BC$2];INDEX([.BC$3:.BC33];[.$A33]-[.BC$2]+1;1);0)" office:value-type="float" office:value="5604" calcext:value-type="float">
            <text:p>5604</text:p>
          </table:table-cell>
          <table:table-cell table:formula="of:=[.BC33]+IF([.$A33]&gt;=[.BD$2];INDEX([.BD$3:.BD33];[.$A33]-[.BD$2]+1;1);0)" office:value-type="float" office:value="5604" calcext:value-type="float">
            <text:p>5604</text:p>
          </table:table-cell>
          <table:table-cell table:formula="of:=[.BD33]+IF([.$A33]&gt;=[.BE$2];INDEX([.BE$3:.BE33];[.$A33]-[.BE$2]+1;1);0)" office:value-type="float" office:value="5604" calcext:value-type="float">
            <text:p>5604</text:p>
          </table:table-cell>
          <table:table-cell table:formula="of:=[.BE33]+IF([.$A33]&gt;=[.BF$2];INDEX([.BF$3:.BF33];[.$A33]-[.BF$2]+1;1);0)" office:value-type="float" office:value="5604" calcext:value-type="float">
            <text:p>5604</text:p>
          </table:table-cell>
          <table:table-cell table:formula="of:=[.BF33]+IF([.$A33]&gt;=[.BG$2];INDEX([.BG$3:.BG33];[.$A33]-[.BG$2]+1;1);0)" office:value-type="float" office:value="5604" calcext:value-type="float">
            <text:p>5604</text:p>
          </table:table-cell>
          <table:table-cell table:formula="of:=[.BG33]+IF([.$A33]&gt;=[.BH$2];INDEX([.BH$3:.BH33];[.$A33]-[.BH$2]+1;1);0)" office:value-type="float" office:value="5604" calcext:value-type="float">
            <text:p>5604</text:p>
          </table:table-cell>
          <table:table-cell table:formula="of:=[.BH33]+IF([.$A33]&gt;=[.BI$2];INDEX([.BI$3:.BI33];[.$A33]-[.BI$2]+1;1);0)" office:value-type="float" office:value="5604" calcext:value-type="float">
            <text:p>5604</text:p>
          </table:table-cell>
          <table:table-cell table:formula="of:=[.BI33]+IF([.$A33]&gt;=[.BJ$2];INDEX([.BJ$3:.BJ33];[.$A33]-[.BJ$2]+1;1);0)" office:value-type="float" office:value="5604" calcext:value-type="float">
            <text:p>5604</text:p>
          </table:table-cell>
          <table:table-cell table:formula="of:=[.BJ33]+IF([.$A33]&gt;=[.BK$2];INDEX([.BK$3:.BK33];[.$A33]-[.BK$2]+1;1);0)" office:value-type="float" office:value="5604" calcext:value-type="float">
            <text:p>5604</text:p>
          </table:table-cell>
          <table:table-cell table:formula="of:=[.BK33]+IF([.$A33]&gt;=[.BL$2];INDEX([.BL$3:.BL33];[.$A33]-[.BL$2]+1;1);0)" office:value-type="float" office:value="5604" calcext:value-type="float">
            <text:p>5604</text:p>
          </table:table-cell>
          <table:table-cell table:formula="of:=[.BL33]+IF([.$A33]&gt;=[.BM$2];INDEX([.BM$3:.BM33];[.$A33]-[.BM$2]+1;1);0)" office:value-type="float" office:value="5604" calcext:value-type="float">
            <text:p>5604</text:p>
          </table:table-cell>
          <table:table-cell table:formula="of:=[.BM33]+IF([.$A33]&gt;=[.BN$2];INDEX([.BN$3:.BN33];[.$A33]-[.BN$2]+1;1);0)" office:value-type="float" office:value="5604" calcext:value-type="float">
            <text:p>5604</text:p>
          </table:table-cell>
          <table:table-cell table:formula="of:=[.BN33]+IF([.$A33]&gt;=[.BO$2];INDEX([.BO$3:.BO33];[.$A33]-[.BO$2]+1;1);0)" office:value-type="float" office:value="5604" calcext:value-type="float">
            <text:p>5604</text:p>
          </table:table-cell>
          <table:table-cell table:formula="of:=[.BO33]+IF([.$A33]&gt;=[.BP$2];INDEX([.BP$3:.BP33];[.$A33]-[.BP$2]+1;1);0)" office:value-type="float" office:value="5604" calcext:value-type="float">
            <text:p>5604</text:p>
          </table:table-cell>
          <table:table-cell table:formula="of:=[.BP33]+IF([.$A33]&gt;=[.BQ$2];INDEX([.BQ$3:.BQ33];[.$A33]-[.BQ$2]+1;1);0)" office:value-type="float" office:value="5604" calcext:value-type="float">
            <text:p>5604</text:p>
          </table:table-cell>
          <table:table-cell table:formula="of:=[.BQ33]+IF([.$A33]&gt;=[.BR$2];INDEX([.BR$3:.BR33];[.$A33]-[.BR$2]+1;1);0)" office:value-type="float" office:value="5604" calcext:value-type="float">
            <text:p>5604</text:p>
          </table:table-cell>
          <table:table-cell table:formula="of:=[.BR33]+IF([.$A33]&gt;=[.BS$2];INDEX([.BS$3:.BS33];[.$A33]-[.BS$2]+1;1);0)" office:value-type="float" office:value="5604" calcext:value-type="float">
            <text:p>5604</text:p>
          </table:table-cell>
          <table:table-cell table:formula="of:=[.BS33]+IF([.$A33]&gt;=[.BT$2];INDEX([.BT$3:.BT33];[.$A33]-[.BT$2]+1;1);0)" office:value-type="float" office:value="5604" calcext:value-type="float">
            <text:p>5604</text:p>
          </table:table-cell>
          <table:table-cell table:formula="of:=[.BT33]+IF([.$A33]&gt;=[.BU$2];INDEX([.BU$3:.BU33];[.$A33]-[.BU$2]+1;1);0)" office:value-type="float" office:value="5604" calcext:value-type="float">
            <text:p>5604</text:p>
          </table:table-cell>
          <table:table-cell table:formula="of:=[.BU33]+IF([.$A33]&gt;=[.BV$2];INDEX([.BV$3:.BV33];[.$A33]-[.BV$2]+1;1);0)" office:value-type="float" office:value="5604" calcext:value-type="float">
            <text:p>5604</text:p>
          </table:table-cell>
          <table:table-cell table:formula="of:=[.BV33]+IF([.$A33]&gt;=[.BW$2];INDEX([.BW$3:.BW33];[.$A33]-[.BW$2]+1;1);0)" office:value-type="float" office:value="5604" calcext:value-type="float">
            <text:p>5604</text:p>
          </table:table-cell>
          <table:table-cell table:formula="of:=[.BW33]+IF([.$A33]&gt;=[.BX$2];INDEX([.BX$3:.BX33];[.$A33]-[.BX$2]+1;1);0)" office:value-type="float" office:value="5604" calcext:value-type="float">
            <text:p>5604</text:p>
          </table:table-cell>
          <table:table-cell table:formula="of:=[.BX33]+IF([.$A33]&gt;=[.BY$2];INDEX([.BY$3:.BY33];[.$A33]-[.BY$2]+1;1);0)" office:value-type="float" office:value="5604" calcext:value-type="float">
            <text:p>5604</text:p>
          </table:table-cell>
          <table:table-cell table:formula="of:=[.BY33]+IF([.$A33]&gt;=[.BZ$2];INDEX([.BZ$3:.BZ33];[.$A33]-[.BZ$2]+1;1);0)" office:value-type="float" office:value="5604" calcext:value-type="float">
            <text:p>5604</text:p>
          </table:table-cell>
          <table:table-cell table:formula="of:=[.BZ33]+IF([.$A33]&gt;=[.CA$2];INDEX([.CA$3:.CA33];[.$A33]-[.CA$2]+1;1);0)" office:value-type="float" office:value="5604" calcext:value-type="float">
            <text:p>5604</text:p>
          </table:table-cell>
          <table:table-cell table:formula="of:=[.CA33]+IF([.$A33]&gt;=[.CB$2];INDEX([.CB$3:.CB33];[.$A33]-[.CB$2]+1;1);0)" office:value-type="float" office:value="5604" calcext:value-type="float">
            <text:p>5604</text:p>
          </table:table-cell>
          <table:table-cell table:formula="of:=[.CB33]+IF([.$A33]&gt;=[.CC$2];INDEX([.CC$3:.CC33];[.$A33]-[.CC$2]+1;1);0)" office:value-type="float" office:value="5604" calcext:value-type="float">
            <text:p>5604</text:p>
          </table:table-cell>
          <table:table-cell table:formula="of:=[.CC33]+IF([.$A33]&gt;=[.CD$2];INDEX([.CD$3:.CD33];[.$A33]-[.CD$2]+1;1);0)" office:value-type="float" office:value="5604" calcext:value-type="float">
            <text:p>5604</text:p>
          </table:table-cell>
          <table:table-cell table:formula="of:=[.CD33]+IF([.$A33]&gt;=[.CE$2];INDEX([.CE$3:.CE33];[.$A33]-[.CE$2]+1;1);0)" office:value-type="float" office:value="5604" calcext:value-type="float">
            <text:p>5604</text:p>
          </table:table-cell>
          <table:table-cell table:formula="of:=[.CE33]+IF([.$A33]&gt;=[.CF$2];INDEX([.CF$3:.CF33];[.$A33]-[.CF$2]+1;1);0)" office:value-type="float" office:value="5604" calcext:value-type="float">
            <text:p>5604</text:p>
          </table:table-cell>
          <table:table-cell table:formula="of:=[.CF33]+IF([.$A33]&gt;=[.CG$2];INDEX([.CG$3:.CG33];[.$A33]-[.CG$2]+1;1);0)" office:value-type="float" office:value="5604" calcext:value-type="float">
            <text:p>5604</text:p>
          </table:table-cell>
          <table:table-cell table:formula="of:=[.CG33]+IF([.$A33]&gt;=[.CH$2];INDEX([.CH$3:.CH33];[.$A33]-[.CH$2]+1;1);0)" office:value-type="float" office:value="5604" calcext:value-type="float">
            <text:p>5604</text:p>
          </table:table-cell>
          <table:table-cell table:formula="of:=[.CH33]+IF([.$A33]&gt;=[.CI$2];INDEX([.CI$3:.CI33];[.$A33]-[.CI$2]+1;1);0)" office:value-type="float" office:value="5604" calcext:value-type="float">
            <text:p>5604</text:p>
          </table:table-cell>
          <table:table-cell table:formula="of:=[.CI33]+IF([.$A33]&gt;=[.CJ$2];INDEX([.CJ$3:.CJ33];[.$A33]-[.CJ$2]+1;1);0)" office:value-type="float" office:value="5604" calcext:value-type="float">
            <text:p>5604</text:p>
          </table:table-cell>
          <table:table-cell table:formula="of:=[.CJ33]+IF([.$A33]&gt;=[.CK$2];INDEX([.CK$3:.CK33];[.$A33]-[.CK$2]+1;1);0)" office:value-type="float" office:value="5604" calcext:value-type="float">
            <text:p>5604</text:p>
          </table:table-cell>
          <table:table-cell table:formula="of:=[.CK33]+IF([.$A33]&gt;=[.CL$2];INDEX([.CL$3:.CL33];[.$A33]-[.CL$2]+1;1);0)" office:value-type="float" office:value="5604" calcext:value-type="float">
            <text:p>5604</text:p>
          </table:table-cell>
          <table:table-cell table:formula="of:=[.CL33]+IF([.$A33]&gt;=[.CM$2];INDEX([.CM$3:.CM33];[.$A33]-[.CM$2]+1;1);0)" office:value-type="float" office:value="5604" calcext:value-type="float">
            <text:p>5604</text:p>
          </table:table-cell>
          <table:table-cell table:formula="of:=[.CM33]+IF([.$A33]&gt;=[.CN$2];INDEX([.CN$3:.CN33];[.$A33]-[.CN$2]+1;1);0)" office:value-type="float" office:value="5604" calcext:value-type="float">
            <text:p>5604</text:p>
          </table:table-cell>
          <table:table-cell table:formula="of:=[.CN33]+IF([.$A33]&gt;=[.CO$2];INDEX([.CO$3:.CO33];[.$A33]-[.CO$2]+1;1);0)" office:value-type="float" office:value="5604" calcext:value-type="float">
            <text:p>5604</text:p>
          </table:table-cell>
          <table:table-cell table:formula="of:=[.CO33]+IF([.$A33]&gt;=[.CP$2];INDEX([.CP$3:.CP33];[.$A33]-[.CP$2]+1;1);0)" office:value-type="float" office:value="5604" calcext:value-type="float">
            <text:p>5604</text:p>
          </table:table-cell>
          <table:table-cell table:formula="of:=[.CP33]+IF([.$A33]&gt;=[.CQ$2];INDEX([.CQ$3:.CQ33];[.$A33]-[.CQ$2]+1;1);0)" office:value-type="float" office:value="5604" calcext:value-type="float">
            <text:p>5604</text:p>
          </table:table-cell>
          <table:table-cell table:formula="of:=[.CQ33]+IF([.$A33]&gt;=[.CR$2];INDEX([.CR$3:.CR33];[.$A33]-[.CR$2]+1;1);0)" office:value-type="float" office:value="5604" calcext:value-type="float">
            <text:p>5604</text:p>
          </table:table-cell>
          <table:table-cell table:formula="of:=[.CR33]+IF([.$A33]&gt;=[.CS$2];INDEX([.CS$3:.CS33];[.$A33]-[.CS$2]+1;1);0)" office:value-type="float" office:value="5604" calcext:value-type="float">
            <text:p>5604</text:p>
          </table:table-cell>
          <table:table-cell table:formula="of:=[.CS33]+IF([.$A33]&gt;=[.CT$2];INDEX([.CT$3:.CT33];[.$A33]-[.CT$2]+1;1);0)" office:value-type="float" office:value="5604" calcext:value-type="float">
            <text:p>5604</text:p>
          </table:table-cell>
          <table:table-cell table:formula="of:=[.CT33]+IF([.$A33]&gt;=[.CU$2];INDEX([.CU$3:.CU33];[.$A33]-[.CU$2]+1;1);0)" office:value-type="float" office:value="5604" calcext:value-type="float">
            <text:p>5604</text:p>
          </table:table-cell>
          <table:table-cell table:formula="of:=[.CU33]+IF([.$A33]&gt;=[.CV$2];INDEX([.CV$3:.CV33];[.$A33]-[.CV$2]+1;1);0)" office:value-type="float" office:value="5604" calcext:value-type="float">
            <text:p>5604</text:p>
          </table:table-cell>
          <table:table-cell table:formula="of:=[.CV33]+IF([.$A33]&gt;=[.CW$2];INDEX([.CW$3:.CW33];[.$A33]-[.CW$2]+1;1);0)" office:value-type="float" office:value="5604" calcext:value-type="float">
            <text:p>56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]" office:value-type="float" office:value="1" calcext:value-type="float">
            <text:p>1</text:p>
          </table:table-cell>
          <table:table-cell table:formula="of:=[.B34]+IF([.$A34]&gt;=[.C$2];INDEX([.C$3:.C34];[.$A34]-[.C$2]+1;1);0)" office:value-type="float" office:value="16" calcext:value-type="float">
            <text:p>16</text:p>
          </table:table-cell>
          <table:table-cell table:formula="of:=[.C34]+IF([.$A34]&gt;=[.D$2];INDEX([.D$3:.D34];[.$A34]-[.D$2]+1;1);0)" office:value-type="float" office:value="96" calcext:value-type="float">
            <text:p>96</text:p>
          </table:table-cell>
          <table:table-cell table:formula="of:=[.D34]+IF([.$A34]&gt;=[.E$2];INDEX([.E$3:.E34];[.$A34]-[.E$2]+1;1);0)" office:value-type="float" office:value="321" calcext:value-type="float">
            <text:p>321</text:p>
          </table:table-cell>
          <table:table-cell table:formula="of:=[.E34]+IF([.$A34]&gt;=[.F$2];INDEX([.F$3:.F34];[.$A34]-[.F$2]+1;1);0)" office:value-type="float" office:value="748" calcext:value-type="float">
            <text:p>748</text:p>
          </table:table-cell>
          <table:table-cell table:formula="of:=[.F34]+IF([.$A34]&gt;=[.G$2];INDEX([.G$3:.G34];[.$A34]-[.G$2]+1;1);0)" office:value-type="float" office:value="1360" calcext:value-type="float">
            <text:p>1360</text:p>
          </table:table-cell>
          <table:table-cell table:formula="of:=[.G34]+IF([.$A34]&gt;=[.H$2];INDEX([.H$3:.H34];[.$A34]-[.H$2]+1;1);0)" office:value-type="float" office:value="2093" calcext:value-type="float">
            <text:p>2093</text:p>
          </table:table-cell>
          <table:table-cell table:formula="of:=[.H34]+IF([.$A34]&gt;=[.I$2];INDEX([.I$3:.I34];[.$A34]-[.I$2]+1;1);0)" office:value-type="float" office:value="2857" calcext:value-type="float">
            <text:p>2857</text:p>
          </table:table-cell>
          <table:table-cell table:formula="of:=[.I34]+IF([.$A34]&gt;=[.J$2];INDEX([.J$3:.J34];[.$A34]-[.J$2]+1;1);0)" office:value-type="float" office:value="3589" calcext:value-type="float">
            <text:p>3589</text:p>
          </table:table-cell>
          <table:table-cell table:formula="of:=[.J34]+IF([.$A34]&gt;=[.K$2];INDEX([.K$3:.K34];[.$A34]-[.K$2]+1;1);0)" office:value-type="float" office:value="4242" calcext:value-type="float">
            <text:p>4242</text:p>
          </table:table-cell>
          <table:table-cell table:formula="of:=[.K34]+IF([.$A34]&gt;=[.L$2];INDEX([.L$3:.L34];[.$A34]-[.L$2]+1;1);0)" office:value-type="float" office:value="4802" calcext:value-type="float">
            <text:p>4802</text:p>
          </table:table-cell>
          <table:table-cell table:formula="of:=[.L34]+IF([.$A34]&gt;=[.M$2];INDEX([.M$3:.M34];[.$A34]-[.M$2]+1;1);0)" office:value-type="float" office:value="5262" calcext:value-type="float">
            <text:p>5262</text:p>
          </table:table-cell>
          <table:table-cell table:formula="of:=[.M34]+IF([.$A34]&gt;=[.N$2];INDEX([.N$3:.N34];[.$A34]-[.N$2]+1;1);0)" office:value-type="float" office:value="5635" calcext:value-type="float">
            <text:p>5635</text:p>
          </table:table-cell>
          <table:table-cell table:formula="of:=[.N34]+IF([.$A34]&gt;=[.O$2];INDEX([.O$3:.O34];[.$A34]-[.O$2]+1;1);0)" office:value-type="float" office:value="5928" calcext:value-type="float">
            <text:p>5928</text:p>
          </table:table-cell>
          <table:table-cell table:formula="of:=[.O34]+IF([.$A34]&gt;=[.P$2];INDEX([.P$3:.P34];[.$A34]-[.P$2]+1;1);0)" office:value-type="float" office:value="6158" calcext:value-type="float">
            <text:p>6158</text:p>
          </table:table-cell>
          <table:table-cell table:formula="of:=[.P34]+IF([.$A34]&gt;=[.Q$2];INDEX([.Q$3:.Q34];[.$A34]-[.Q$2]+1;1);0)" office:value-type="float" office:value="6334" calcext:value-type="float">
            <text:p>6334</text:p>
          </table:table-cell>
          <table:table-cell table:formula="of:=[.Q34]+IF([.$A34]&gt;=[.R$2];INDEX([.R$3:.R34];[.$A34]-[.R$2]+1;1);0)" office:value-type="float" office:value="6469" calcext:value-type="float">
            <text:p>6469</text:p>
          </table:table-cell>
          <table:table-cell table:formula="of:=[.R34]+IF([.$A34]&gt;=[.S$2];INDEX([.S$3:.S34];[.$A34]-[.S$2]+1;1);0)" office:value-type="float" office:value="6570" calcext:value-type="float">
            <text:p>6570</text:p>
          </table:table-cell>
          <table:table-cell table:formula="of:=[.S34]+IF([.$A34]&gt;=[.T$2];INDEX([.T$3:.T34];[.$A34]-[.T$2]+1;1);0)" office:value-type="float" office:value="6647" calcext:value-type="float">
            <text:p>6647</text:p>
          </table:table-cell>
          <table:table-cell table:formula="of:=[.T34]+IF([.$A34]&gt;=[.U$2];INDEX([.U$3:.U34];[.$A34]-[.U$2]+1;1);0)" office:value-type="float" office:value="6703" calcext:value-type="float">
            <text:p>6703</text:p>
          </table:table-cell>
          <table:table-cell table:formula="of:=[.U34]+IF([.$A34]&gt;=[.V$2];INDEX([.V$3:.V34];[.$A34]-[.V$2]+1;1);0)" office:value-type="float" office:value="6745" calcext:value-type="float">
            <text:p>6745</text:p>
          </table:table-cell>
          <table:table-cell table:formula="of:=[.V34]+IF([.$A34]&gt;=[.W$2];INDEX([.W$3:.W34];[.$A34]-[.W$2]+1;1);0)" office:value-type="float" office:value="6775" calcext:value-type="float">
            <text:p>6775</text:p>
          </table:table-cell>
          <table:table-cell table:formula="of:=[.W34]+IF([.$A34]&gt;=[.X$2];INDEX([.X$3:.X34];[.$A34]-[.X$2]+1;1);0)" office:value-type="float" office:value="6797" calcext:value-type="float">
            <text:p>6797</text:p>
          </table:table-cell>
          <table:table-cell table:formula="of:=[.X34]+IF([.$A34]&gt;=[.Y$2];INDEX([.Y$3:.Y34];[.$A34]-[.Y$2]+1;1);0)" office:value-type="float" office:value="6812" calcext:value-type="float">
            <text:p>6812</text:p>
          </table:table-cell>
          <table:table-cell table:formula="of:=[.Y34]+IF([.$A34]&gt;=[.Z$2];INDEX([.Z$3:.Z34];[.$A34]-[.Z$2]+1;1);0)" office:value-type="float" office:value="6823" calcext:value-type="float">
            <text:p>6823</text:p>
          </table:table-cell>
          <table:table-cell table:formula="of:=[.Z34]+IF([.$A34]&gt;=[.AA$2];INDEX([.AA$3:.AA34];[.$A34]-[.AA$2]+1;1);0)" office:value-type="float" office:value="6830" calcext:value-type="float">
            <text:p>6830</text:p>
          </table:table-cell>
          <table:table-cell table:formula="of:=[.AA34]+IF([.$A34]&gt;=[.AB$2];INDEX([.AB$3:.AB34];[.$A34]-[.AB$2]+1;1);0)" office:value-type="float" office:value="6835" calcext:value-type="float">
            <text:p>6835</text:p>
          </table:table-cell>
          <table:table-cell table:formula="of:=[.AB34]+IF([.$A34]&gt;=[.AC$2];INDEX([.AC$3:.AC34];[.$A34]-[.AC$2]+1;1);0)" office:value-type="float" office:value="6838" calcext:value-type="float">
            <text:p>6838</text:p>
          </table:table-cell>
          <table:table-cell table:formula="of:=[.AC34]+IF([.$A34]&gt;=[.AD$2];INDEX([.AD$3:.AD34];[.$A34]-[.AD$2]+1;1);0)" office:value-type="float" office:value="6840" calcext:value-type="float">
            <text:p>6840</text:p>
          </table:table-cell>
          <table:table-cell table:formula="of:=[.AD34]+IF([.$A34]&gt;=[.AE$2];INDEX([.AE$3:.AE34];[.$A34]-[.AE$2]+1;1);0)" office:value-type="float" office:value="6841" calcext:value-type="float">
            <text:p>6841</text:p>
          </table:table-cell>
          <table:table-cell table:formula="of:=[.AE34]+IF([.$A34]&gt;=[.AF$2];INDEX([.AF$3:.AF34];[.$A34]-[.AF$2]+1;1);0)" office:value-type="float" office:value="6842" calcext:value-type="float">
            <text:p>6842</text:p>
          </table:table-cell>
          <table:table-cell table:formula="of:=[.AF34]+IF([.$A34]&gt;=[.AG$2];INDEX([.AG$3:.AG34];[.$A34]-[.AG$2]+1;1);0)" office:value-type="float" office:value="6842" calcext:value-type="float">
            <text:p>6842</text:p>
          </table:table-cell>
          <table:table-cell table:formula="of:=[.AG34]+IF([.$A34]&gt;=[.AH$2];INDEX([.AH$3:.AH34];[.$A34]-[.AH$2]+1;1);0)" office:value-type="float" office:value="6842" calcext:value-type="float">
            <text:p>6842</text:p>
          </table:table-cell>
          <table:table-cell table:formula="of:=[.AH34]+IF([.$A34]&gt;=[.AI$2];INDEX([.AI$3:.AI34];[.$A34]-[.AI$2]+1;1);0)" office:value-type="float" office:value="6842" calcext:value-type="float">
            <text:p>6842</text:p>
          </table:table-cell>
          <table:table-cell table:formula="of:=[.AI34]+IF([.$A34]&gt;=[.AJ$2];INDEX([.AJ$3:.AJ34];[.$A34]-[.AJ$2]+1;1);0)" office:value-type="float" office:value="6842" calcext:value-type="float">
            <text:p>6842</text:p>
          </table:table-cell>
          <table:table-cell table:formula="of:=[.AJ34]+IF([.$A34]&gt;=[.AK$2];INDEX([.AK$3:.AK34];[.$A34]-[.AK$2]+1;1);0)" office:value-type="float" office:value="6842" calcext:value-type="float">
            <text:p>6842</text:p>
          </table:table-cell>
          <table:table-cell table:formula="of:=[.AK34]+IF([.$A34]&gt;=[.AL$2];INDEX([.AL$3:.AL34];[.$A34]-[.AL$2]+1;1);0)" office:value-type="float" office:value="6842" calcext:value-type="float">
            <text:p>6842</text:p>
          </table:table-cell>
          <table:table-cell table:formula="of:=[.AL34]+IF([.$A34]&gt;=[.AM$2];INDEX([.AM$3:.AM34];[.$A34]-[.AM$2]+1;1);0)" office:value-type="float" office:value="6842" calcext:value-type="float">
            <text:p>6842</text:p>
          </table:table-cell>
          <table:table-cell table:formula="of:=[.AM34]+IF([.$A34]&gt;=[.AN$2];INDEX([.AN$3:.AN34];[.$A34]-[.AN$2]+1;1);0)" office:value-type="float" office:value="6842" calcext:value-type="float">
            <text:p>6842</text:p>
          </table:table-cell>
          <table:table-cell table:formula="of:=[.AN34]+IF([.$A34]&gt;=[.AO$2];INDEX([.AO$3:.AO34];[.$A34]-[.AO$2]+1;1);0)" office:value-type="float" office:value="6842" calcext:value-type="float">
            <text:p>6842</text:p>
          </table:table-cell>
          <table:table-cell table:formula="of:=[.AO34]+IF([.$A34]&gt;=[.AP$2];INDEX([.AP$3:.AP34];[.$A34]-[.AP$2]+1;1);0)" office:value-type="float" office:value="6842" calcext:value-type="float">
            <text:p>6842</text:p>
          </table:table-cell>
          <table:table-cell table:formula="of:=[.AP34]+IF([.$A34]&gt;=[.AQ$2];INDEX([.AQ$3:.AQ34];[.$A34]-[.AQ$2]+1;1);0)" office:value-type="float" office:value="6842" calcext:value-type="float">
            <text:p>6842</text:p>
          </table:table-cell>
          <table:table-cell table:formula="of:=[.AQ34]+IF([.$A34]&gt;=[.AR$2];INDEX([.AR$3:.AR34];[.$A34]-[.AR$2]+1;1);0)" office:value-type="float" office:value="6842" calcext:value-type="float">
            <text:p>6842</text:p>
          </table:table-cell>
          <table:table-cell table:formula="of:=[.AR34]+IF([.$A34]&gt;=[.AS$2];INDEX([.AS$3:.AS34];[.$A34]-[.AS$2]+1;1);0)" office:value-type="float" office:value="6842" calcext:value-type="float">
            <text:p>6842</text:p>
          </table:table-cell>
          <table:table-cell table:formula="of:=[.AS34]+IF([.$A34]&gt;=[.AT$2];INDEX([.AT$3:.AT34];[.$A34]-[.AT$2]+1;1);0)" office:value-type="float" office:value="6842" calcext:value-type="float">
            <text:p>6842</text:p>
          </table:table-cell>
          <table:table-cell table:formula="of:=[.AT34]+IF([.$A34]&gt;=[.AU$2];INDEX([.AU$3:.AU34];[.$A34]-[.AU$2]+1;1);0)" office:value-type="float" office:value="6842" calcext:value-type="float">
            <text:p>6842</text:p>
          </table:table-cell>
          <table:table-cell table:formula="of:=[.AU34]+IF([.$A34]&gt;=[.AV$2];INDEX([.AV$3:.AV34];[.$A34]-[.AV$2]+1;1);0)" office:value-type="float" office:value="6842" calcext:value-type="float">
            <text:p>6842</text:p>
          </table:table-cell>
          <table:table-cell table:formula="of:=[.AV34]+IF([.$A34]&gt;=[.AW$2];INDEX([.AW$3:.AW34];[.$A34]-[.AW$2]+1;1);0)" office:value-type="float" office:value="6842" calcext:value-type="float">
            <text:p>6842</text:p>
          </table:table-cell>
          <table:table-cell table:formula="of:=[.AW34]+IF([.$A34]&gt;=[.AX$2];INDEX([.AX$3:.AX34];[.$A34]-[.AX$2]+1;1);0)" office:value-type="float" office:value="6842" calcext:value-type="float">
            <text:p>6842</text:p>
          </table:table-cell>
          <table:table-cell table:formula="of:=[.AX34]+IF([.$A34]&gt;=[.AY$2];INDEX([.AY$3:.AY34];[.$A34]-[.AY$2]+1;1);0)" office:value-type="float" office:value="6842" calcext:value-type="float">
            <text:p>6842</text:p>
          </table:table-cell>
          <table:table-cell table:formula="of:=[.AY34]+IF([.$A34]&gt;=[.AZ$2];INDEX([.AZ$3:.AZ34];[.$A34]-[.AZ$2]+1;1);0)" office:value-type="float" office:value="6842" calcext:value-type="float">
            <text:p>6842</text:p>
          </table:table-cell>
          <table:table-cell table:formula="of:=[.AZ34]+IF([.$A34]&gt;=[.BA$2];INDEX([.BA$3:.BA34];[.$A34]-[.BA$2]+1;1);0)" office:value-type="float" office:value="6842" calcext:value-type="float">
            <text:p>6842</text:p>
          </table:table-cell>
          <table:table-cell table:formula="of:=[.BA34]+IF([.$A34]&gt;=[.BB$2];INDEX([.BB$3:.BB34];[.$A34]-[.BB$2]+1;1);0)" office:value-type="float" office:value="6842" calcext:value-type="float">
            <text:p>6842</text:p>
          </table:table-cell>
          <table:table-cell table:formula="of:=[.BB34]+IF([.$A34]&gt;=[.BC$2];INDEX([.BC$3:.BC34];[.$A34]-[.BC$2]+1;1);0)" office:value-type="float" office:value="6842" calcext:value-type="float">
            <text:p>6842</text:p>
          </table:table-cell>
          <table:table-cell table:formula="of:=[.BC34]+IF([.$A34]&gt;=[.BD$2];INDEX([.BD$3:.BD34];[.$A34]-[.BD$2]+1;1);0)" office:value-type="float" office:value="6842" calcext:value-type="float">
            <text:p>6842</text:p>
          </table:table-cell>
          <table:table-cell table:formula="of:=[.BD34]+IF([.$A34]&gt;=[.BE$2];INDEX([.BE$3:.BE34];[.$A34]-[.BE$2]+1;1);0)" office:value-type="float" office:value="6842" calcext:value-type="float">
            <text:p>6842</text:p>
          </table:table-cell>
          <table:table-cell table:formula="of:=[.BE34]+IF([.$A34]&gt;=[.BF$2];INDEX([.BF$3:.BF34];[.$A34]-[.BF$2]+1;1);0)" office:value-type="float" office:value="6842" calcext:value-type="float">
            <text:p>6842</text:p>
          </table:table-cell>
          <table:table-cell table:formula="of:=[.BF34]+IF([.$A34]&gt;=[.BG$2];INDEX([.BG$3:.BG34];[.$A34]-[.BG$2]+1;1);0)" office:value-type="float" office:value="6842" calcext:value-type="float">
            <text:p>6842</text:p>
          </table:table-cell>
          <table:table-cell table:formula="of:=[.BG34]+IF([.$A34]&gt;=[.BH$2];INDEX([.BH$3:.BH34];[.$A34]-[.BH$2]+1;1);0)" office:value-type="float" office:value="6842" calcext:value-type="float">
            <text:p>6842</text:p>
          </table:table-cell>
          <table:table-cell table:formula="of:=[.BH34]+IF([.$A34]&gt;=[.BI$2];INDEX([.BI$3:.BI34];[.$A34]-[.BI$2]+1;1);0)" office:value-type="float" office:value="6842" calcext:value-type="float">
            <text:p>6842</text:p>
          </table:table-cell>
          <table:table-cell table:formula="of:=[.BI34]+IF([.$A34]&gt;=[.BJ$2];INDEX([.BJ$3:.BJ34];[.$A34]-[.BJ$2]+1;1);0)" office:value-type="float" office:value="6842" calcext:value-type="float">
            <text:p>6842</text:p>
          </table:table-cell>
          <table:table-cell table:formula="of:=[.BJ34]+IF([.$A34]&gt;=[.BK$2];INDEX([.BK$3:.BK34];[.$A34]-[.BK$2]+1;1);0)" office:value-type="float" office:value="6842" calcext:value-type="float">
            <text:p>6842</text:p>
          </table:table-cell>
          <table:table-cell table:formula="of:=[.BK34]+IF([.$A34]&gt;=[.BL$2];INDEX([.BL$3:.BL34];[.$A34]-[.BL$2]+1;1);0)" office:value-type="float" office:value="6842" calcext:value-type="float">
            <text:p>6842</text:p>
          </table:table-cell>
          <table:table-cell table:formula="of:=[.BL34]+IF([.$A34]&gt;=[.BM$2];INDEX([.BM$3:.BM34];[.$A34]-[.BM$2]+1;1);0)" office:value-type="float" office:value="6842" calcext:value-type="float">
            <text:p>6842</text:p>
          </table:table-cell>
          <table:table-cell table:formula="of:=[.BM34]+IF([.$A34]&gt;=[.BN$2];INDEX([.BN$3:.BN34];[.$A34]-[.BN$2]+1;1);0)" office:value-type="float" office:value="6842" calcext:value-type="float">
            <text:p>6842</text:p>
          </table:table-cell>
          <table:table-cell table:formula="of:=[.BN34]+IF([.$A34]&gt;=[.BO$2];INDEX([.BO$3:.BO34];[.$A34]-[.BO$2]+1;1);0)" office:value-type="float" office:value="6842" calcext:value-type="float">
            <text:p>6842</text:p>
          </table:table-cell>
          <table:table-cell table:formula="of:=[.BO34]+IF([.$A34]&gt;=[.BP$2];INDEX([.BP$3:.BP34];[.$A34]-[.BP$2]+1;1);0)" office:value-type="float" office:value="6842" calcext:value-type="float">
            <text:p>6842</text:p>
          </table:table-cell>
          <table:table-cell table:formula="of:=[.BP34]+IF([.$A34]&gt;=[.BQ$2];INDEX([.BQ$3:.BQ34];[.$A34]-[.BQ$2]+1;1);0)" office:value-type="float" office:value="6842" calcext:value-type="float">
            <text:p>6842</text:p>
          </table:table-cell>
          <table:table-cell table:formula="of:=[.BQ34]+IF([.$A34]&gt;=[.BR$2];INDEX([.BR$3:.BR34];[.$A34]-[.BR$2]+1;1);0)" office:value-type="float" office:value="6842" calcext:value-type="float">
            <text:p>6842</text:p>
          </table:table-cell>
          <table:table-cell table:formula="of:=[.BR34]+IF([.$A34]&gt;=[.BS$2];INDEX([.BS$3:.BS34];[.$A34]-[.BS$2]+1;1);0)" office:value-type="float" office:value="6842" calcext:value-type="float">
            <text:p>6842</text:p>
          </table:table-cell>
          <table:table-cell table:formula="of:=[.BS34]+IF([.$A34]&gt;=[.BT$2];INDEX([.BT$3:.BT34];[.$A34]-[.BT$2]+1;1);0)" office:value-type="float" office:value="6842" calcext:value-type="float">
            <text:p>6842</text:p>
          </table:table-cell>
          <table:table-cell table:formula="of:=[.BT34]+IF([.$A34]&gt;=[.BU$2];INDEX([.BU$3:.BU34];[.$A34]-[.BU$2]+1;1);0)" office:value-type="float" office:value="6842" calcext:value-type="float">
            <text:p>6842</text:p>
          </table:table-cell>
          <table:table-cell table:formula="of:=[.BU34]+IF([.$A34]&gt;=[.BV$2];INDEX([.BV$3:.BV34];[.$A34]-[.BV$2]+1;1);0)" office:value-type="float" office:value="6842" calcext:value-type="float">
            <text:p>6842</text:p>
          </table:table-cell>
          <table:table-cell table:formula="of:=[.BV34]+IF([.$A34]&gt;=[.BW$2];INDEX([.BW$3:.BW34];[.$A34]-[.BW$2]+1;1);0)" office:value-type="float" office:value="6842" calcext:value-type="float">
            <text:p>6842</text:p>
          </table:table-cell>
          <table:table-cell table:formula="of:=[.BW34]+IF([.$A34]&gt;=[.BX$2];INDEX([.BX$3:.BX34];[.$A34]-[.BX$2]+1;1);0)" office:value-type="float" office:value="6842" calcext:value-type="float">
            <text:p>6842</text:p>
          </table:table-cell>
          <table:table-cell table:formula="of:=[.BX34]+IF([.$A34]&gt;=[.BY$2];INDEX([.BY$3:.BY34];[.$A34]-[.BY$2]+1;1);0)" office:value-type="float" office:value="6842" calcext:value-type="float">
            <text:p>6842</text:p>
          </table:table-cell>
          <table:table-cell table:formula="of:=[.BY34]+IF([.$A34]&gt;=[.BZ$2];INDEX([.BZ$3:.BZ34];[.$A34]-[.BZ$2]+1;1);0)" office:value-type="float" office:value="6842" calcext:value-type="float">
            <text:p>6842</text:p>
          </table:table-cell>
          <table:table-cell table:formula="of:=[.BZ34]+IF([.$A34]&gt;=[.CA$2];INDEX([.CA$3:.CA34];[.$A34]-[.CA$2]+1;1);0)" office:value-type="float" office:value="6842" calcext:value-type="float">
            <text:p>6842</text:p>
          </table:table-cell>
          <table:table-cell table:formula="of:=[.CA34]+IF([.$A34]&gt;=[.CB$2];INDEX([.CB$3:.CB34];[.$A34]-[.CB$2]+1;1);0)" office:value-type="float" office:value="6842" calcext:value-type="float">
            <text:p>6842</text:p>
          </table:table-cell>
          <table:table-cell table:formula="of:=[.CB34]+IF([.$A34]&gt;=[.CC$2];INDEX([.CC$3:.CC34];[.$A34]-[.CC$2]+1;1);0)" office:value-type="float" office:value="6842" calcext:value-type="float">
            <text:p>6842</text:p>
          </table:table-cell>
          <table:table-cell table:formula="of:=[.CC34]+IF([.$A34]&gt;=[.CD$2];INDEX([.CD$3:.CD34];[.$A34]-[.CD$2]+1;1);0)" office:value-type="float" office:value="6842" calcext:value-type="float">
            <text:p>6842</text:p>
          </table:table-cell>
          <table:table-cell table:formula="of:=[.CD34]+IF([.$A34]&gt;=[.CE$2];INDEX([.CE$3:.CE34];[.$A34]-[.CE$2]+1;1);0)" office:value-type="float" office:value="6842" calcext:value-type="float">
            <text:p>6842</text:p>
          </table:table-cell>
          <table:table-cell table:formula="of:=[.CE34]+IF([.$A34]&gt;=[.CF$2];INDEX([.CF$3:.CF34];[.$A34]-[.CF$2]+1;1);0)" office:value-type="float" office:value="6842" calcext:value-type="float">
            <text:p>6842</text:p>
          </table:table-cell>
          <table:table-cell table:formula="of:=[.CF34]+IF([.$A34]&gt;=[.CG$2];INDEX([.CG$3:.CG34];[.$A34]-[.CG$2]+1;1);0)" office:value-type="float" office:value="6842" calcext:value-type="float">
            <text:p>6842</text:p>
          </table:table-cell>
          <table:table-cell table:formula="of:=[.CG34]+IF([.$A34]&gt;=[.CH$2];INDEX([.CH$3:.CH34];[.$A34]-[.CH$2]+1;1);0)" office:value-type="float" office:value="6842" calcext:value-type="float">
            <text:p>6842</text:p>
          </table:table-cell>
          <table:table-cell table:formula="of:=[.CH34]+IF([.$A34]&gt;=[.CI$2];INDEX([.CI$3:.CI34];[.$A34]-[.CI$2]+1;1);0)" office:value-type="float" office:value="6842" calcext:value-type="float">
            <text:p>6842</text:p>
          </table:table-cell>
          <table:table-cell table:formula="of:=[.CI34]+IF([.$A34]&gt;=[.CJ$2];INDEX([.CJ$3:.CJ34];[.$A34]-[.CJ$2]+1;1);0)" office:value-type="float" office:value="6842" calcext:value-type="float">
            <text:p>6842</text:p>
          </table:table-cell>
          <table:table-cell table:formula="of:=[.CJ34]+IF([.$A34]&gt;=[.CK$2];INDEX([.CK$3:.CK34];[.$A34]-[.CK$2]+1;1);0)" office:value-type="float" office:value="6842" calcext:value-type="float">
            <text:p>6842</text:p>
          </table:table-cell>
          <table:table-cell table:formula="of:=[.CK34]+IF([.$A34]&gt;=[.CL$2];INDEX([.CL$3:.CL34];[.$A34]-[.CL$2]+1;1);0)" office:value-type="float" office:value="6842" calcext:value-type="float">
            <text:p>6842</text:p>
          </table:table-cell>
          <table:table-cell table:formula="of:=[.CL34]+IF([.$A34]&gt;=[.CM$2];INDEX([.CM$3:.CM34];[.$A34]-[.CM$2]+1;1);0)" office:value-type="float" office:value="6842" calcext:value-type="float">
            <text:p>6842</text:p>
          </table:table-cell>
          <table:table-cell table:formula="of:=[.CM34]+IF([.$A34]&gt;=[.CN$2];INDEX([.CN$3:.CN34];[.$A34]-[.CN$2]+1;1);0)" office:value-type="float" office:value="6842" calcext:value-type="float">
            <text:p>6842</text:p>
          </table:table-cell>
          <table:table-cell table:formula="of:=[.CN34]+IF([.$A34]&gt;=[.CO$2];INDEX([.CO$3:.CO34];[.$A34]-[.CO$2]+1;1);0)" office:value-type="float" office:value="6842" calcext:value-type="float">
            <text:p>6842</text:p>
          </table:table-cell>
          <table:table-cell table:formula="of:=[.CO34]+IF([.$A34]&gt;=[.CP$2];INDEX([.CP$3:.CP34];[.$A34]-[.CP$2]+1;1);0)" office:value-type="float" office:value="6842" calcext:value-type="float">
            <text:p>6842</text:p>
          </table:table-cell>
          <table:table-cell table:formula="of:=[.CP34]+IF([.$A34]&gt;=[.CQ$2];INDEX([.CQ$3:.CQ34];[.$A34]-[.CQ$2]+1;1);0)" office:value-type="float" office:value="6842" calcext:value-type="float">
            <text:p>6842</text:p>
          </table:table-cell>
          <table:table-cell table:formula="of:=[.CQ34]+IF([.$A34]&gt;=[.CR$2];INDEX([.CR$3:.CR34];[.$A34]-[.CR$2]+1;1);0)" office:value-type="float" office:value="6842" calcext:value-type="float">
            <text:p>6842</text:p>
          </table:table-cell>
          <table:table-cell table:formula="of:=[.CR34]+IF([.$A34]&gt;=[.CS$2];INDEX([.CS$3:.CS34];[.$A34]-[.CS$2]+1;1);0)" office:value-type="float" office:value="6842" calcext:value-type="float">
            <text:p>6842</text:p>
          </table:table-cell>
          <table:table-cell table:formula="of:=[.CS34]+IF([.$A34]&gt;=[.CT$2];INDEX([.CT$3:.CT34];[.$A34]-[.CT$2]+1;1);0)" office:value-type="float" office:value="6842" calcext:value-type="float">
            <text:p>6842</text:p>
          </table:table-cell>
          <table:table-cell table:formula="of:=[.CT34]+IF([.$A34]&gt;=[.CU$2];INDEX([.CU$3:.CU34];[.$A34]-[.CU$2]+1;1);0)" office:value-type="float" office:value="6842" calcext:value-type="float">
            <text:p>6842</text:p>
          </table:table-cell>
          <table:table-cell table:formula="of:=[.CU34]+IF([.$A34]&gt;=[.CV$2];INDEX([.CV$3:.CV34];[.$A34]-[.CV$2]+1;1);0)" office:value-type="float" office:value="6842" calcext:value-type="float">
            <text:p>6842</text:p>
          </table:table-cell>
          <table:table-cell table:formula="of:=[.CV34]+IF([.$A34]&gt;=[.CW$2];INDEX([.CW$3:.CW34];[.$A34]-[.CW$2]+1;1);0)" office:value-type="float" office:value="6842" calcext:value-type="float">
            <text:p>68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]" office:value-type="float" office:value="1" calcext:value-type="float">
            <text:p>1</text:p>
          </table:table-cell>
          <table:table-cell table:formula="of:=[.B35]+IF([.$A35]&gt;=[.C$2];INDEX([.C$3:.C35];[.$A35]-[.C$2]+1;1);0)" office:value-type="float" office:value="17" calcext:value-type="float">
            <text:p>17</text:p>
          </table:table-cell>
          <table:table-cell table:formula="of:=[.C35]+IF([.$A35]&gt;=[.D$2];INDEX([.D$3:.D35];[.$A35]-[.D$2]+1;1);0)" office:value-type="float" office:value="102" calcext:value-type="float">
            <text:p>102</text:p>
          </table:table-cell>
          <table:table-cell table:formula="of:=[.D35]+IF([.$A35]&gt;=[.E$2];INDEX([.E$3:.E35];[.$A35]-[.E$2]+1;1);0)" office:value-type="float" office:value="351" calcext:value-type="float">
            <text:p>351</text:p>
          </table:table-cell>
          <table:table-cell table:formula="of:=[.E35]+IF([.$A35]&gt;=[.F$2];INDEX([.F$3:.F35];[.$A35]-[.F$2]+1;1);0)" office:value-type="float" office:value="831" calcext:value-type="float">
            <text:p>831</text:p>
          </table:table-cell>
          <table:table-cell table:formula="of:=[.F35]+IF([.$A35]&gt;=[.G$2];INDEX([.G$3:.G35];[.$A35]-[.G$2]+1;1);0)" office:value-type="float" office:value="1540" calcext:value-type="float">
            <text:p>1540</text:p>
          </table:table-cell>
          <table:table-cell table:formula="of:=[.G35]+IF([.$A35]&gt;=[.H$2];INDEX([.H$3:.H35];[.$A35]-[.H$2]+1;1);0)" office:value-type="float" office:value="2400" calcext:value-type="float">
            <text:p>2400</text:p>
          </table:table-cell>
          <table:table-cell table:formula="of:=[.H35]+IF([.$A35]&gt;=[.I$2];INDEX([.I$3:.I35];[.$A35]-[.I$2]+1;1);0)" office:value-type="float" office:value="3319" calcext:value-type="float">
            <text:p>3319</text:p>
          </table:table-cell>
          <table:table-cell table:formula="of:=[.I35]+IF([.$A35]&gt;=[.J$2];INDEX([.J$3:.J35];[.$A35]-[.J$2]+1;1);0)" office:value-type="float" office:value="4206" calcext:value-type="float">
            <text:p>4206</text:p>
          </table:table-cell>
          <table:table-cell table:formula="of:=[.J35]+IF([.$A35]&gt;=[.K$2];INDEX([.K$3:.K35];[.$A35]-[.K$2]+1;1);0)" office:value-type="float" office:value="5013" calcext:value-type="float">
            <text:p>5013</text:p>
          </table:table-cell>
          <table:table-cell table:formula="of:=[.K35]+IF([.$A35]&gt;=[.L$2];INDEX([.L$3:.L35];[.$A35]-[.L$2]+1;1);0)" office:value-type="float" office:value="5708" calcext:value-type="float">
            <text:p>5708</text:p>
          </table:table-cell>
          <table:table-cell table:formula="of:=[.L35]+IF([.$A35]&gt;=[.M$2];INDEX([.M$3:.M35];[.$A35]-[.M$2]+1;1);0)" office:value-type="float" office:value="6290" calcext:value-type="float">
            <text:p>6290</text:p>
          </table:table-cell>
          <table:table-cell table:formula="of:=[.M35]+IF([.$A35]&gt;=[.N$2];INDEX([.N$3:.N35];[.$A35]-[.N$2]+1;1);0)" office:value-type="float" office:value="6761" calcext:value-type="float">
            <text:p>6761</text:p>
          </table:table-cell>
          <table:table-cell table:formula="of:=[.N35]+IF([.$A35]&gt;=[.O$2];INDEX([.O$3:.O35];[.$A35]-[.O$2]+1;1);0)" office:value-type="float" office:value="7139" calcext:value-type="float">
            <text:p>7139</text:p>
          </table:table-cell>
          <table:table-cell table:formula="of:=[.O35]+IF([.$A35]&gt;=[.P$2];INDEX([.P$3:.P35];[.$A35]-[.P$2]+1;1);0)" office:value-type="float" office:value="7434" calcext:value-type="float">
            <text:p>7434</text:p>
          </table:table-cell>
          <table:table-cell table:formula="of:=[.P35]+IF([.$A35]&gt;=[.Q$2];INDEX([.Q$3:.Q35];[.$A35]-[.Q$2]+1;1);0)" office:value-type="float" office:value="7665" calcext:value-type="float">
            <text:p>7665</text:p>
          </table:table-cell>
          <table:table-cell table:formula="of:=[.Q35]+IF([.$A35]&gt;=[.R$2];INDEX([.R$3:.R35];[.$A35]-[.R$2]+1;1);0)" office:value-type="float" office:value="7841" calcext:value-type="float">
            <text:p>7841</text:p>
          </table:table-cell>
          <table:table-cell table:formula="of:=[.R35]+IF([.$A35]&gt;=[.S$2];INDEX([.S$3:.S35];[.$A35]-[.S$2]+1;1);0)" office:value-type="float" office:value="7976" calcext:value-type="float">
            <text:p>7976</text:p>
          </table:table-cell>
          <table:table-cell table:formula="of:=[.S35]+IF([.$A35]&gt;=[.T$2];INDEX([.T$3:.T35];[.$A35]-[.T$2]+1;1);0)" office:value-type="float" office:value="8077" calcext:value-type="float">
            <text:p>8077</text:p>
          </table:table-cell>
          <table:table-cell table:formula="of:=[.T35]+IF([.$A35]&gt;=[.U$2];INDEX([.U$3:.U35];[.$A35]-[.U$2]+1;1);0)" office:value-type="float" office:value="8154" calcext:value-type="float">
            <text:p>8154</text:p>
          </table:table-cell>
          <table:table-cell table:formula="of:=[.U35]+IF([.$A35]&gt;=[.V$2];INDEX([.V$3:.V35];[.$A35]-[.V$2]+1;1);0)" office:value-type="float" office:value="8210" calcext:value-type="float">
            <text:p>8210</text:p>
          </table:table-cell>
          <table:table-cell table:formula="of:=[.V35]+IF([.$A35]&gt;=[.W$2];INDEX([.W$3:.W35];[.$A35]-[.W$2]+1;1);0)" office:value-type="float" office:value="8252" calcext:value-type="float">
            <text:p>8252</text:p>
          </table:table-cell>
          <table:table-cell table:formula="of:=[.W35]+IF([.$A35]&gt;=[.X$2];INDEX([.X$3:.X35];[.$A35]-[.X$2]+1;1);0)" office:value-type="float" office:value="8282" calcext:value-type="float">
            <text:p>8282</text:p>
          </table:table-cell>
          <table:table-cell table:formula="of:=[.X35]+IF([.$A35]&gt;=[.Y$2];INDEX([.Y$3:.Y35];[.$A35]-[.Y$2]+1;1);0)" office:value-type="float" office:value="8304" calcext:value-type="float">
            <text:p>8304</text:p>
          </table:table-cell>
          <table:table-cell table:formula="of:=[.Y35]+IF([.$A35]&gt;=[.Z$2];INDEX([.Z$3:.Z35];[.$A35]-[.Z$2]+1;1);0)" office:value-type="float" office:value="8319" calcext:value-type="float">
            <text:p>8319</text:p>
          </table:table-cell>
          <table:table-cell table:formula="of:=[.Z35]+IF([.$A35]&gt;=[.AA$2];INDEX([.AA$3:.AA35];[.$A35]-[.AA$2]+1;1);0)" office:value-type="float" office:value="8330" calcext:value-type="float">
            <text:p>8330</text:p>
          </table:table-cell>
          <table:table-cell table:formula="of:=[.AA35]+IF([.$A35]&gt;=[.AB$2];INDEX([.AB$3:.AB35];[.$A35]-[.AB$2]+1;1);0)" office:value-type="float" office:value="8337" calcext:value-type="float">
            <text:p>8337</text:p>
          </table:table-cell>
          <table:table-cell table:formula="of:=[.AB35]+IF([.$A35]&gt;=[.AC$2];INDEX([.AC$3:.AC35];[.$A35]-[.AC$2]+1;1);0)" office:value-type="float" office:value="8342" calcext:value-type="float">
            <text:p>8342</text:p>
          </table:table-cell>
          <table:table-cell table:formula="of:=[.AC35]+IF([.$A35]&gt;=[.AD$2];INDEX([.AD$3:.AD35];[.$A35]-[.AD$2]+1;1);0)" office:value-type="float" office:value="8345" calcext:value-type="float">
            <text:p>8345</text:p>
          </table:table-cell>
          <table:table-cell table:formula="of:=[.AD35]+IF([.$A35]&gt;=[.AE$2];INDEX([.AE$3:.AE35];[.$A35]-[.AE$2]+1;1);0)" office:value-type="float" office:value="8347" calcext:value-type="float">
            <text:p>8347</text:p>
          </table:table-cell>
          <table:table-cell table:formula="of:=[.AE35]+IF([.$A35]&gt;=[.AF$2];INDEX([.AF$3:.AF35];[.$A35]-[.AF$2]+1;1);0)" office:value-type="float" office:value="8348" calcext:value-type="float">
            <text:p>8348</text:p>
          </table:table-cell>
          <table:table-cell table:formula="of:=[.AF35]+IF([.$A35]&gt;=[.AG$2];INDEX([.AG$3:.AG35];[.$A35]-[.AG$2]+1;1);0)" office:value-type="float" office:value="8349" calcext:value-type="float">
            <text:p>8349</text:p>
          </table:table-cell>
          <table:table-cell table:formula="of:=[.AG35]+IF([.$A35]&gt;=[.AH$2];INDEX([.AH$3:.AH35];[.$A35]-[.AH$2]+1;1);0)" office:value-type="float" office:value="8349" calcext:value-type="float">
            <text:p>8349</text:p>
          </table:table-cell>
          <table:table-cell table:formula="of:=[.AH35]+IF([.$A35]&gt;=[.AI$2];INDEX([.AI$3:.AI35];[.$A35]-[.AI$2]+1;1);0)" office:value-type="float" office:value="8349" calcext:value-type="float">
            <text:p>8349</text:p>
          </table:table-cell>
          <table:table-cell table:formula="of:=[.AI35]+IF([.$A35]&gt;=[.AJ$2];INDEX([.AJ$3:.AJ35];[.$A35]-[.AJ$2]+1;1);0)" office:value-type="float" office:value="8349" calcext:value-type="float">
            <text:p>8349</text:p>
          </table:table-cell>
          <table:table-cell table:formula="of:=[.AJ35]+IF([.$A35]&gt;=[.AK$2];INDEX([.AK$3:.AK35];[.$A35]-[.AK$2]+1;1);0)" office:value-type="float" office:value="8349" calcext:value-type="float">
            <text:p>8349</text:p>
          </table:table-cell>
          <table:table-cell table:formula="of:=[.AK35]+IF([.$A35]&gt;=[.AL$2];INDEX([.AL$3:.AL35];[.$A35]-[.AL$2]+1;1);0)" office:value-type="float" office:value="8349" calcext:value-type="float">
            <text:p>8349</text:p>
          </table:table-cell>
          <table:table-cell table:formula="of:=[.AL35]+IF([.$A35]&gt;=[.AM$2];INDEX([.AM$3:.AM35];[.$A35]-[.AM$2]+1;1);0)" office:value-type="float" office:value="8349" calcext:value-type="float">
            <text:p>8349</text:p>
          </table:table-cell>
          <table:table-cell table:formula="of:=[.AM35]+IF([.$A35]&gt;=[.AN$2];INDEX([.AN$3:.AN35];[.$A35]-[.AN$2]+1;1);0)" office:value-type="float" office:value="8349" calcext:value-type="float">
            <text:p>8349</text:p>
          </table:table-cell>
          <table:table-cell table:formula="of:=[.AN35]+IF([.$A35]&gt;=[.AO$2];INDEX([.AO$3:.AO35];[.$A35]-[.AO$2]+1;1);0)" office:value-type="float" office:value="8349" calcext:value-type="float">
            <text:p>8349</text:p>
          </table:table-cell>
          <table:table-cell table:formula="of:=[.AO35]+IF([.$A35]&gt;=[.AP$2];INDEX([.AP$3:.AP35];[.$A35]-[.AP$2]+1;1);0)" office:value-type="float" office:value="8349" calcext:value-type="float">
            <text:p>8349</text:p>
          </table:table-cell>
          <table:table-cell table:formula="of:=[.AP35]+IF([.$A35]&gt;=[.AQ$2];INDEX([.AQ$3:.AQ35];[.$A35]-[.AQ$2]+1;1);0)" office:value-type="float" office:value="8349" calcext:value-type="float">
            <text:p>8349</text:p>
          </table:table-cell>
          <table:table-cell table:formula="of:=[.AQ35]+IF([.$A35]&gt;=[.AR$2];INDEX([.AR$3:.AR35];[.$A35]-[.AR$2]+1;1);0)" office:value-type="float" office:value="8349" calcext:value-type="float">
            <text:p>8349</text:p>
          </table:table-cell>
          <table:table-cell table:formula="of:=[.AR35]+IF([.$A35]&gt;=[.AS$2];INDEX([.AS$3:.AS35];[.$A35]-[.AS$2]+1;1);0)" office:value-type="float" office:value="8349" calcext:value-type="float">
            <text:p>8349</text:p>
          </table:table-cell>
          <table:table-cell table:formula="of:=[.AS35]+IF([.$A35]&gt;=[.AT$2];INDEX([.AT$3:.AT35];[.$A35]-[.AT$2]+1;1);0)" office:value-type="float" office:value="8349" calcext:value-type="float">
            <text:p>8349</text:p>
          </table:table-cell>
          <table:table-cell table:formula="of:=[.AT35]+IF([.$A35]&gt;=[.AU$2];INDEX([.AU$3:.AU35];[.$A35]-[.AU$2]+1;1);0)" office:value-type="float" office:value="8349" calcext:value-type="float">
            <text:p>8349</text:p>
          </table:table-cell>
          <table:table-cell table:formula="of:=[.AU35]+IF([.$A35]&gt;=[.AV$2];INDEX([.AV$3:.AV35];[.$A35]-[.AV$2]+1;1);0)" office:value-type="float" office:value="8349" calcext:value-type="float">
            <text:p>8349</text:p>
          </table:table-cell>
          <table:table-cell table:formula="of:=[.AV35]+IF([.$A35]&gt;=[.AW$2];INDEX([.AW$3:.AW35];[.$A35]-[.AW$2]+1;1);0)" office:value-type="float" office:value="8349" calcext:value-type="float">
            <text:p>8349</text:p>
          </table:table-cell>
          <table:table-cell table:formula="of:=[.AW35]+IF([.$A35]&gt;=[.AX$2];INDEX([.AX$3:.AX35];[.$A35]-[.AX$2]+1;1);0)" office:value-type="float" office:value="8349" calcext:value-type="float">
            <text:p>8349</text:p>
          </table:table-cell>
          <table:table-cell table:formula="of:=[.AX35]+IF([.$A35]&gt;=[.AY$2];INDEX([.AY$3:.AY35];[.$A35]-[.AY$2]+1;1);0)" office:value-type="float" office:value="8349" calcext:value-type="float">
            <text:p>8349</text:p>
          </table:table-cell>
          <table:table-cell table:formula="of:=[.AY35]+IF([.$A35]&gt;=[.AZ$2];INDEX([.AZ$3:.AZ35];[.$A35]-[.AZ$2]+1;1);0)" office:value-type="float" office:value="8349" calcext:value-type="float">
            <text:p>8349</text:p>
          </table:table-cell>
          <table:table-cell table:formula="of:=[.AZ35]+IF([.$A35]&gt;=[.BA$2];INDEX([.BA$3:.BA35];[.$A35]-[.BA$2]+1;1);0)" office:value-type="float" office:value="8349" calcext:value-type="float">
            <text:p>8349</text:p>
          </table:table-cell>
          <table:table-cell table:formula="of:=[.BA35]+IF([.$A35]&gt;=[.BB$2];INDEX([.BB$3:.BB35];[.$A35]-[.BB$2]+1;1);0)" office:value-type="float" office:value="8349" calcext:value-type="float">
            <text:p>8349</text:p>
          </table:table-cell>
          <table:table-cell table:formula="of:=[.BB35]+IF([.$A35]&gt;=[.BC$2];INDEX([.BC$3:.BC35];[.$A35]-[.BC$2]+1;1);0)" office:value-type="float" office:value="8349" calcext:value-type="float">
            <text:p>8349</text:p>
          </table:table-cell>
          <table:table-cell table:formula="of:=[.BC35]+IF([.$A35]&gt;=[.BD$2];INDEX([.BD$3:.BD35];[.$A35]-[.BD$2]+1;1);0)" office:value-type="float" office:value="8349" calcext:value-type="float">
            <text:p>8349</text:p>
          </table:table-cell>
          <table:table-cell table:formula="of:=[.BD35]+IF([.$A35]&gt;=[.BE$2];INDEX([.BE$3:.BE35];[.$A35]-[.BE$2]+1;1);0)" office:value-type="float" office:value="8349" calcext:value-type="float">
            <text:p>8349</text:p>
          </table:table-cell>
          <table:table-cell table:formula="of:=[.BE35]+IF([.$A35]&gt;=[.BF$2];INDEX([.BF$3:.BF35];[.$A35]-[.BF$2]+1;1);0)" office:value-type="float" office:value="8349" calcext:value-type="float">
            <text:p>8349</text:p>
          </table:table-cell>
          <table:table-cell table:formula="of:=[.BF35]+IF([.$A35]&gt;=[.BG$2];INDEX([.BG$3:.BG35];[.$A35]-[.BG$2]+1;1);0)" office:value-type="float" office:value="8349" calcext:value-type="float">
            <text:p>8349</text:p>
          </table:table-cell>
          <table:table-cell table:formula="of:=[.BG35]+IF([.$A35]&gt;=[.BH$2];INDEX([.BH$3:.BH35];[.$A35]-[.BH$2]+1;1);0)" office:value-type="float" office:value="8349" calcext:value-type="float">
            <text:p>8349</text:p>
          </table:table-cell>
          <table:table-cell table:formula="of:=[.BH35]+IF([.$A35]&gt;=[.BI$2];INDEX([.BI$3:.BI35];[.$A35]-[.BI$2]+1;1);0)" office:value-type="float" office:value="8349" calcext:value-type="float">
            <text:p>8349</text:p>
          </table:table-cell>
          <table:table-cell table:formula="of:=[.BI35]+IF([.$A35]&gt;=[.BJ$2];INDEX([.BJ$3:.BJ35];[.$A35]-[.BJ$2]+1;1);0)" office:value-type="float" office:value="8349" calcext:value-type="float">
            <text:p>8349</text:p>
          </table:table-cell>
          <table:table-cell table:formula="of:=[.BJ35]+IF([.$A35]&gt;=[.BK$2];INDEX([.BK$3:.BK35];[.$A35]-[.BK$2]+1;1);0)" office:value-type="float" office:value="8349" calcext:value-type="float">
            <text:p>8349</text:p>
          </table:table-cell>
          <table:table-cell table:formula="of:=[.BK35]+IF([.$A35]&gt;=[.BL$2];INDEX([.BL$3:.BL35];[.$A35]-[.BL$2]+1;1);0)" office:value-type="float" office:value="8349" calcext:value-type="float">
            <text:p>8349</text:p>
          </table:table-cell>
          <table:table-cell table:formula="of:=[.BL35]+IF([.$A35]&gt;=[.BM$2];INDEX([.BM$3:.BM35];[.$A35]-[.BM$2]+1;1);0)" office:value-type="float" office:value="8349" calcext:value-type="float">
            <text:p>8349</text:p>
          </table:table-cell>
          <table:table-cell table:formula="of:=[.BM35]+IF([.$A35]&gt;=[.BN$2];INDEX([.BN$3:.BN35];[.$A35]-[.BN$2]+1;1);0)" office:value-type="float" office:value="8349" calcext:value-type="float">
            <text:p>8349</text:p>
          </table:table-cell>
          <table:table-cell table:formula="of:=[.BN35]+IF([.$A35]&gt;=[.BO$2];INDEX([.BO$3:.BO35];[.$A35]-[.BO$2]+1;1);0)" office:value-type="float" office:value="8349" calcext:value-type="float">
            <text:p>8349</text:p>
          </table:table-cell>
          <table:table-cell table:formula="of:=[.BO35]+IF([.$A35]&gt;=[.BP$2];INDEX([.BP$3:.BP35];[.$A35]-[.BP$2]+1;1);0)" office:value-type="float" office:value="8349" calcext:value-type="float">
            <text:p>8349</text:p>
          </table:table-cell>
          <table:table-cell table:formula="of:=[.BP35]+IF([.$A35]&gt;=[.BQ$2];INDEX([.BQ$3:.BQ35];[.$A35]-[.BQ$2]+1;1);0)" office:value-type="float" office:value="8349" calcext:value-type="float">
            <text:p>8349</text:p>
          </table:table-cell>
          <table:table-cell table:formula="of:=[.BQ35]+IF([.$A35]&gt;=[.BR$2];INDEX([.BR$3:.BR35];[.$A35]-[.BR$2]+1;1);0)" office:value-type="float" office:value="8349" calcext:value-type="float">
            <text:p>8349</text:p>
          </table:table-cell>
          <table:table-cell table:formula="of:=[.BR35]+IF([.$A35]&gt;=[.BS$2];INDEX([.BS$3:.BS35];[.$A35]-[.BS$2]+1;1);0)" office:value-type="float" office:value="8349" calcext:value-type="float">
            <text:p>8349</text:p>
          </table:table-cell>
          <table:table-cell table:formula="of:=[.BS35]+IF([.$A35]&gt;=[.BT$2];INDEX([.BT$3:.BT35];[.$A35]-[.BT$2]+1;1);0)" office:value-type="float" office:value="8349" calcext:value-type="float">
            <text:p>8349</text:p>
          </table:table-cell>
          <table:table-cell table:formula="of:=[.BT35]+IF([.$A35]&gt;=[.BU$2];INDEX([.BU$3:.BU35];[.$A35]-[.BU$2]+1;1);0)" office:value-type="float" office:value="8349" calcext:value-type="float">
            <text:p>8349</text:p>
          </table:table-cell>
          <table:table-cell table:formula="of:=[.BU35]+IF([.$A35]&gt;=[.BV$2];INDEX([.BV$3:.BV35];[.$A35]-[.BV$2]+1;1);0)" office:value-type="float" office:value="8349" calcext:value-type="float">
            <text:p>8349</text:p>
          </table:table-cell>
          <table:table-cell table:formula="of:=[.BV35]+IF([.$A35]&gt;=[.BW$2];INDEX([.BW$3:.BW35];[.$A35]-[.BW$2]+1;1);0)" office:value-type="float" office:value="8349" calcext:value-type="float">
            <text:p>8349</text:p>
          </table:table-cell>
          <table:table-cell table:formula="of:=[.BW35]+IF([.$A35]&gt;=[.BX$2];INDEX([.BX$3:.BX35];[.$A35]-[.BX$2]+1;1);0)" office:value-type="float" office:value="8349" calcext:value-type="float">
            <text:p>8349</text:p>
          </table:table-cell>
          <table:table-cell table:formula="of:=[.BX35]+IF([.$A35]&gt;=[.BY$2];INDEX([.BY$3:.BY35];[.$A35]-[.BY$2]+1;1);0)" office:value-type="float" office:value="8349" calcext:value-type="float">
            <text:p>8349</text:p>
          </table:table-cell>
          <table:table-cell table:formula="of:=[.BY35]+IF([.$A35]&gt;=[.BZ$2];INDEX([.BZ$3:.BZ35];[.$A35]-[.BZ$2]+1;1);0)" office:value-type="float" office:value="8349" calcext:value-type="float">
            <text:p>8349</text:p>
          </table:table-cell>
          <table:table-cell table:formula="of:=[.BZ35]+IF([.$A35]&gt;=[.CA$2];INDEX([.CA$3:.CA35];[.$A35]-[.CA$2]+1;1);0)" office:value-type="float" office:value="8349" calcext:value-type="float">
            <text:p>8349</text:p>
          </table:table-cell>
          <table:table-cell table:formula="of:=[.CA35]+IF([.$A35]&gt;=[.CB$2];INDEX([.CB$3:.CB35];[.$A35]-[.CB$2]+1;1);0)" office:value-type="float" office:value="8349" calcext:value-type="float">
            <text:p>8349</text:p>
          </table:table-cell>
          <table:table-cell table:formula="of:=[.CB35]+IF([.$A35]&gt;=[.CC$2];INDEX([.CC$3:.CC35];[.$A35]-[.CC$2]+1;1);0)" office:value-type="float" office:value="8349" calcext:value-type="float">
            <text:p>8349</text:p>
          </table:table-cell>
          <table:table-cell table:formula="of:=[.CC35]+IF([.$A35]&gt;=[.CD$2];INDEX([.CD$3:.CD35];[.$A35]-[.CD$2]+1;1);0)" office:value-type="float" office:value="8349" calcext:value-type="float">
            <text:p>8349</text:p>
          </table:table-cell>
          <table:table-cell table:formula="of:=[.CD35]+IF([.$A35]&gt;=[.CE$2];INDEX([.CE$3:.CE35];[.$A35]-[.CE$2]+1;1);0)" office:value-type="float" office:value="8349" calcext:value-type="float">
            <text:p>8349</text:p>
          </table:table-cell>
          <table:table-cell table:formula="of:=[.CE35]+IF([.$A35]&gt;=[.CF$2];INDEX([.CF$3:.CF35];[.$A35]-[.CF$2]+1;1);0)" office:value-type="float" office:value="8349" calcext:value-type="float">
            <text:p>8349</text:p>
          </table:table-cell>
          <table:table-cell table:formula="of:=[.CF35]+IF([.$A35]&gt;=[.CG$2];INDEX([.CG$3:.CG35];[.$A35]-[.CG$2]+1;1);0)" office:value-type="float" office:value="8349" calcext:value-type="float">
            <text:p>8349</text:p>
          </table:table-cell>
          <table:table-cell table:formula="of:=[.CG35]+IF([.$A35]&gt;=[.CH$2];INDEX([.CH$3:.CH35];[.$A35]-[.CH$2]+1;1);0)" office:value-type="float" office:value="8349" calcext:value-type="float">
            <text:p>8349</text:p>
          </table:table-cell>
          <table:table-cell table:formula="of:=[.CH35]+IF([.$A35]&gt;=[.CI$2];INDEX([.CI$3:.CI35];[.$A35]-[.CI$2]+1;1);0)" office:value-type="float" office:value="8349" calcext:value-type="float">
            <text:p>8349</text:p>
          </table:table-cell>
          <table:table-cell table:formula="of:=[.CI35]+IF([.$A35]&gt;=[.CJ$2];INDEX([.CJ$3:.CJ35];[.$A35]-[.CJ$2]+1;1);0)" office:value-type="float" office:value="8349" calcext:value-type="float">
            <text:p>8349</text:p>
          </table:table-cell>
          <table:table-cell table:formula="of:=[.CJ35]+IF([.$A35]&gt;=[.CK$2];INDEX([.CK$3:.CK35];[.$A35]-[.CK$2]+1;1);0)" office:value-type="float" office:value="8349" calcext:value-type="float">
            <text:p>8349</text:p>
          </table:table-cell>
          <table:table-cell table:formula="of:=[.CK35]+IF([.$A35]&gt;=[.CL$2];INDEX([.CL$3:.CL35];[.$A35]-[.CL$2]+1;1);0)" office:value-type="float" office:value="8349" calcext:value-type="float">
            <text:p>8349</text:p>
          </table:table-cell>
          <table:table-cell table:formula="of:=[.CL35]+IF([.$A35]&gt;=[.CM$2];INDEX([.CM$3:.CM35];[.$A35]-[.CM$2]+1;1);0)" office:value-type="float" office:value="8349" calcext:value-type="float">
            <text:p>8349</text:p>
          </table:table-cell>
          <table:table-cell table:formula="of:=[.CM35]+IF([.$A35]&gt;=[.CN$2];INDEX([.CN$3:.CN35];[.$A35]-[.CN$2]+1;1);0)" office:value-type="float" office:value="8349" calcext:value-type="float">
            <text:p>8349</text:p>
          </table:table-cell>
          <table:table-cell table:formula="of:=[.CN35]+IF([.$A35]&gt;=[.CO$2];INDEX([.CO$3:.CO35];[.$A35]-[.CO$2]+1;1);0)" office:value-type="float" office:value="8349" calcext:value-type="float">
            <text:p>8349</text:p>
          </table:table-cell>
          <table:table-cell table:formula="of:=[.CO35]+IF([.$A35]&gt;=[.CP$2];INDEX([.CP$3:.CP35];[.$A35]-[.CP$2]+1;1);0)" office:value-type="float" office:value="8349" calcext:value-type="float">
            <text:p>8349</text:p>
          </table:table-cell>
          <table:table-cell table:formula="of:=[.CP35]+IF([.$A35]&gt;=[.CQ$2];INDEX([.CQ$3:.CQ35];[.$A35]-[.CQ$2]+1;1);0)" office:value-type="float" office:value="8349" calcext:value-type="float">
            <text:p>8349</text:p>
          </table:table-cell>
          <table:table-cell table:formula="of:=[.CQ35]+IF([.$A35]&gt;=[.CR$2];INDEX([.CR$3:.CR35];[.$A35]-[.CR$2]+1;1);0)" office:value-type="float" office:value="8349" calcext:value-type="float">
            <text:p>8349</text:p>
          </table:table-cell>
          <table:table-cell table:formula="of:=[.CR35]+IF([.$A35]&gt;=[.CS$2];INDEX([.CS$3:.CS35];[.$A35]-[.CS$2]+1;1);0)" office:value-type="float" office:value="8349" calcext:value-type="float">
            <text:p>8349</text:p>
          </table:table-cell>
          <table:table-cell table:formula="of:=[.CS35]+IF([.$A35]&gt;=[.CT$2];INDEX([.CT$3:.CT35];[.$A35]-[.CT$2]+1;1);0)" office:value-type="float" office:value="8349" calcext:value-type="float">
            <text:p>8349</text:p>
          </table:table-cell>
          <table:table-cell table:formula="of:=[.CT35]+IF([.$A35]&gt;=[.CU$2];INDEX([.CU$3:.CU35];[.$A35]-[.CU$2]+1;1);0)" office:value-type="float" office:value="8349" calcext:value-type="float">
            <text:p>8349</text:p>
          </table:table-cell>
          <table:table-cell table:formula="of:=[.CU35]+IF([.$A35]&gt;=[.CV$2];INDEX([.CV$3:.CV35];[.$A35]-[.CV$2]+1;1);0)" office:value-type="float" office:value="8349" calcext:value-type="float">
            <text:p>8349</text:p>
          </table:table-cell>
          <table:table-cell table:formula="of:=[.CV35]+IF([.$A35]&gt;=[.CW$2];INDEX([.CW$3:.CW35];[.$A35]-[.CW$2]+1;1);0)" office:value-type="float" office:value="8349" calcext:value-type="float">
            <text:p>83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5]" office:value-type="float" office:value="1" calcext:value-type="float">
            <text:p>1</text:p>
          </table:table-cell>
          <table:table-cell table:formula="of:=[.B36]+IF([.$A36]&gt;=[.C$2];INDEX([.C$3:.C36];[.$A36]-[.C$2]+1;1);0)" office:value-type="float" office:value="17" calcext:value-type="float">
            <text:p>17</text:p>
          </table:table-cell>
          <table:table-cell table:formula="of:=[.C36]+IF([.$A36]&gt;=[.D$2];INDEX([.D$3:.D36];[.$A36]-[.D$2]+1;1);0)" office:value-type="float" office:value="108" calcext:value-type="float">
            <text:p>108</text:p>
          </table:table-cell>
          <table:table-cell table:formula="of:=[.D36]+IF([.$A36]&gt;=[.E$2];INDEX([.E$3:.E36];[.$A36]-[.E$2]+1;1);0)" office:value-type="float" office:value="378" calcext:value-type="float">
            <text:p>378</text:p>
          </table:table-cell>
          <table:table-cell table:formula="of:=[.E36]+IF([.$A36]&gt;=[.F$2];INDEX([.F$3:.F36];[.$A36]-[.F$2]+1;1);0)" office:value-type="float" office:value="918" calcext:value-type="float">
            <text:p>918</text:p>
          </table:table-cell>
          <table:table-cell table:formula="of:=[.F36]+IF([.$A36]&gt;=[.G$2];INDEX([.G$3:.G36];[.$A36]-[.G$2]+1;1);0)" office:value-type="float" office:value="1729" calcext:value-type="float">
            <text:p>1729</text:p>
          </table:table-cell>
          <table:table-cell table:formula="of:=[.G36]+IF([.$A36]&gt;=[.H$2];INDEX([.H$3:.H36];[.$A36]-[.H$2]+1;1);0)" office:value-type="float" office:value="2738" calcext:value-type="float">
            <text:p>2738</text:p>
          </table:table-cell>
          <table:table-cell table:formula="of:=[.H36]+IF([.$A36]&gt;=[.I$2];INDEX([.I$3:.I36];[.$A36]-[.I$2]+1;1);0)" office:value-type="float" office:value="3828" calcext:value-type="float">
            <text:p>3828</text:p>
          </table:table-cell>
          <table:table-cell table:formula="of:=[.I36]+IF([.$A36]&gt;=[.J$2];INDEX([.J$3:.J36];[.$A36]-[.J$2]+1;1);0)" office:value-type="float" office:value="4904" calcext:value-type="float">
            <text:p>4904</text:p>
          </table:table-cell>
          <table:table-cell table:formula="of:=[.J36]+IF([.$A36]&gt;=[.K$2];INDEX([.K$3:.K36];[.$A36]-[.K$2]+1;1);0)" office:value-type="float" office:value="5888" calcext:value-type="float">
            <text:p>5888</text:p>
          </table:table-cell>
          <table:table-cell table:formula="of:=[.K36]+IF([.$A36]&gt;=[.L$2];INDEX([.L$3:.L36];[.$A36]-[.L$2]+1;1);0)" office:value-type="float" office:value="6751" calcext:value-type="float">
            <text:p>6751</text:p>
          </table:table-cell>
          <table:table-cell table:formula="of:=[.L36]+IF([.$A36]&gt;=[.M$2];INDEX([.M$3:.M36];[.$A36]-[.M$2]+1;1);0)" office:value-type="float" office:value="7476" calcext:value-type="float">
            <text:p>7476</text:p>
          </table:table-cell>
          <table:table-cell table:formula="of:=[.M36]+IF([.$A36]&gt;=[.N$2];INDEX([.N$3:.N36];[.$A36]-[.N$2]+1;1);0)" office:value-type="float" office:value="8073" calcext:value-type="float">
            <text:p>8073</text:p>
          </table:table-cell>
          <table:table-cell table:formula="of:=[.N36]+IF([.$A36]&gt;=[.O$2];INDEX([.O$3:.O36];[.$A36]-[.O$2]+1;1);0)" office:value-type="float" office:value="8551" calcext:value-type="float">
            <text:p>8551</text:p>
          </table:table-cell>
          <table:table-cell table:formula="of:=[.O36]+IF([.$A36]&gt;=[.P$2];INDEX([.P$3:.P36];[.$A36]-[.P$2]+1;1);0)" office:value-type="float" office:value="8932" calcext:value-type="float">
            <text:p>8932</text:p>
          </table:table-cell>
          <table:table-cell table:formula="of:=[.P36]+IF([.$A36]&gt;=[.Q$2];INDEX([.Q$3:.Q36];[.$A36]-[.Q$2]+1;1);0)" office:value-type="float" office:value="9228" calcext:value-type="float">
            <text:p>9228</text:p>
          </table:table-cell>
          <table:table-cell table:formula="of:=[.Q36]+IF([.$A36]&gt;=[.R$2];INDEX([.R$3:.R36];[.$A36]-[.R$2]+1;1);0)" office:value-type="float" office:value="9459" calcext:value-type="float">
            <text:p>9459</text:p>
          </table:table-cell>
          <table:table-cell table:formula="of:=[.R36]+IF([.$A36]&gt;=[.S$2];INDEX([.S$3:.S36];[.$A36]-[.S$2]+1;1);0)" office:value-type="float" office:value="9635" calcext:value-type="float">
            <text:p>9635</text:p>
          </table:table-cell>
          <table:table-cell table:formula="of:=[.S36]+IF([.$A36]&gt;=[.T$2];INDEX([.T$3:.T36];[.$A36]-[.T$2]+1;1);0)" office:value-type="float" office:value="9770" calcext:value-type="float">
            <text:p>9770</text:p>
          </table:table-cell>
          <table:table-cell table:formula="of:=[.T36]+IF([.$A36]&gt;=[.U$2];INDEX([.U$3:.U36];[.$A36]-[.U$2]+1;1);0)" office:value-type="float" office:value="9871" calcext:value-type="float">
            <text:p>9871</text:p>
          </table:table-cell>
          <table:table-cell table:formula="of:=[.U36]+IF([.$A36]&gt;=[.V$2];INDEX([.V$3:.V36];[.$A36]-[.V$2]+1;1);0)" office:value-type="float" office:value="9948" calcext:value-type="float">
            <text:p>9948</text:p>
          </table:table-cell>
          <table:table-cell table:formula="of:=[.V36]+IF([.$A36]&gt;=[.W$2];INDEX([.W$3:.W36];[.$A36]-[.W$2]+1;1);0)" office:value-type="float" office:value="10004" calcext:value-type="float">
            <text:p>10004</text:p>
          </table:table-cell>
          <table:table-cell table:formula="of:=[.W36]+IF([.$A36]&gt;=[.X$2];INDEX([.X$3:.X36];[.$A36]-[.X$2]+1;1);0)" office:value-type="float" office:value="10046" calcext:value-type="float">
            <text:p>10046</text:p>
          </table:table-cell>
          <table:table-cell table:formula="of:=[.X36]+IF([.$A36]&gt;=[.Y$2];INDEX([.Y$3:.Y36];[.$A36]-[.Y$2]+1;1);0)" office:value-type="float" office:value="10076" calcext:value-type="float">
            <text:p>10076</text:p>
          </table:table-cell>
          <table:table-cell table:formula="of:=[.Y36]+IF([.$A36]&gt;=[.Z$2];INDEX([.Z$3:.Z36];[.$A36]-[.Z$2]+1;1);0)" office:value-type="float" office:value="10098" calcext:value-type="float">
            <text:p>10098</text:p>
          </table:table-cell>
          <table:table-cell table:formula="of:=[.Z36]+IF([.$A36]&gt;=[.AA$2];INDEX([.AA$3:.AA36];[.$A36]-[.AA$2]+1;1);0)" office:value-type="float" office:value="10113" calcext:value-type="float">
            <text:p>10113</text:p>
          </table:table-cell>
          <table:table-cell table:formula="of:=[.AA36]+IF([.$A36]&gt;=[.AB$2];INDEX([.AB$3:.AB36];[.$A36]-[.AB$2]+1;1);0)" office:value-type="float" office:value="10124" calcext:value-type="float">
            <text:p>10124</text:p>
          </table:table-cell>
          <table:table-cell table:formula="of:=[.AB36]+IF([.$A36]&gt;=[.AC$2];INDEX([.AC$3:.AC36];[.$A36]-[.AC$2]+1;1);0)" office:value-type="float" office:value="10131" calcext:value-type="float">
            <text:p>10131</text:p>
          </table:table-cell>
          <table:table-cell table:formula="of:=[.AC36]+IF([.$A36]&gt;=[.AD$2];INDEX([.AD$3:.AD36];[.$A36]-[.AD$2]+1;1);0)" office:value-type="float" office:value="10136" calcext:value-type="float">
            <text:p>10136</text:p>
          </table:table-cell>
          <table:table-cell table:formula="of:=[.AD36]+IF([.$A36]&gt;=[.AE$2];INDEX([.AE$3:.AE36];[.$A36]-[.AE$2]+1;1);0)" office:value-type="float" office:value="10139" calcext:value-type="float">
            <text:p>10139</text:p>
          </table:table-cell>
          <table:table-cell table:formula="of:=[.AE36]+IF([.$A36]&gt;=[.AF$2];INDEX([.AF$3:.AF36];[.$A36]-[.AF$2]+1;1);0)" office:value-type="float" office:value="10141" calcext:value-type="float">
            <text:p>10141</text:p>
          </table:table-cell>
          <table:table-cell table:formula="of:=[.AF36]+IF([.$A36]&gt;=[.AG$2];INDEX([.AG$3:.AG36];[.$A36]-[.AG$2]+1;1);0)" office:value-type="float" office:value="10142" calcext:value-type="float">
            <text:p>10142</text:p>
          </table:table-cell>
          <table:table-cell table:formula="of:=[.AG36]+IF([.$A36]&gt;=[.AH$2];INDEX([.AH$3:.AH36];[.$A36]-[.AH$2]+1;1);0)" office:value-type="float" office:value="10143" calcext:value-type="float">
            <text:p>10143</text:p>
          </table:table-cell>
          <table:table-cell table:formula="of:=[.AH36]+IF([.$A36]&gt;=[.AI$2];INDEX([.AI$3:.AI36];[.$A36]-[.AI$2]+1;1);0)" office:value-type="float" office:value="10143" calcext:value-type="float">
            <text:p>10143</text:p>
          </table:table-cell>
          <table:table-cell table:formula="of:=[.AI36]+IF([.$A36]&gt;=[.AJ$2];INDEX([.AJ$3:.AJ36];[.$A36]-[.AJ$2]+1;1);0)" office:value-type="float" office:value="10143" calcext:value-type="float">
            <text:p>10143</text:p>
          </table:table-cell>
          <table:table-cell table:formula="of:=[.AJ36]+IF([.$A36]&gt;=[.AK$2];INDEX([.AK$3:.AK36];[.$A36]-[.AK$2]+1;1);0)" office:value-type="float" office:value="10143" calcext:value-type="float">
            <text:p>10143</text:p>
          </table:table-cell>
          <table:table-cell table:formula="of:=[.AK36]+IF([.$A36]&gt;=[.AL$2];INDEX([.AL$3:.AL36];[.$A36]-[.AL$2]+1;1);0)" office:value-type="float" office:value="10143" calcext:value-type="float">
            <text:p>10143</text:p>
          </table:table-cell>
          <table:table-cell table:formula="of:=[.AL36]+IF([.$A36]&gt;=[.AM$2];INDEX([.AM$3:.AM36];[.$A36]-[.AM$2]+1;1);0)" office:value-type="float" office:value="10143" calcext:value-type="float">
            <text:p>10143</text:p>
          </table:table-cell>
          <table:table-cell table:formula="of:=[.AM36]+IF([.$A36]&gt;=[.AN$2];INDEX([.AN$3:.AN36];[.$A36]-[.AN$2]+1;1);0)" office:value-type="float" office:value="10143" calcext:value-type="float">
            <text:p>10143</text:p>
          </table:table-cell>
          <table:table-cell table:formula="of:=[.AN36]+IF([.$A36]&gt;=[.AO$2];INDEX([.AO$3:.AO36];[.$A36]-[.AO$2]+1;1);0)" office:value-type="float" office:value="10143" calcext:value-type="float">
            <text:p>10143</text:p>
          </table:table-cell>
          <table:table-cell table:formula="of:=[.AO36]+IF([.$A36]&gt;=[.AP$2];INDEX([.AP$3:.AP36];[.$A36]-[.AP$2]+1;1);0)" office:value-type="float" office:value="10143" calcext:value-type="float">
            <text:p>10143</text:p>
          </table:table-cell>
          <table:table-cell table:formula="of:=[.AP36]+IF([.$A36]&gt;=[.AQ$2];INDEX([.AQ$3:.AQ36];[.$A36]-[.AQ$2]+1;1);0)" office:value-type="float" office:value="10143" calcext:value-type="float">
            <text:p>10143</text:p>
          </table:table-cell>
          <table:table-cell table:formula="of:=[.AQ36]+IF([.$A36]&gt;=[.AR$2];INDEX([.AR$3:.AR36];[.$A36]-[.AR$2]+1;1);0)" office:value-type="float" office:value="10143" calcext:value-type="float">
            <text:p>10143</text:p>
          </table:table-cell>
          <table:table-cell table:formula="of:=[.AR36]+IF([.$A36]&gt;=[.AS$2];INDEX([.AS$3:.AS36];[.$A36]-[.AS$2]+1;1);0)" office:value-type="float" office:value="10143" calcext:value-type="float">
            <text:p>10143</text:p>
          </table:table-cell>
          <table:table-cell table:formula="of:=[.AS36]+IF([.$A36]&gt;=[.AT$2];INDEX([.AT$3:.AT36];[.$A36]-[.AT$2]+1;1);0)" office:value-type="float" office:value="10143" calcext:value-type="float">
            <text:p>10143</text:p>
          </table:table-cell>
          <table:table-cell table:formula="of:=[.AT36]+IF([.$A36]&gt;=[.AU$2];INDEX([.AU$3:.AU36];[.$A36]-[.AU$2]+1;1);0)" office:value-type="float" office:value="10143" calcext:value-type="float">
            <text:p>10143</text:p>
          </table:table-cell>
          <table:table-cell table:formula="of:=[.AU36]+IF([.$A36]&gt;=[.AV$2];INDEX([.AV$3:.AV36];[.$A36]-[.AV$2]+1;1);0)" office:value-type="float" office:value="10143" calcext:value-type="float">
            <text:p>10143</text:p>
          </table:table-cell>
          <table:table-cell table:formula="of:=[.AV36]+IF([.$A36]&gt;=[.AW$2];INDEX([.AW$3:.AW36];[.$A36]-[.AW$2]+1;1);0)" office:value-type="float" office:value="10143" calcext:value-type="float">
            <text:p>10143</text:p>
          </table:table-cell>
          <table:table-cell table:formula="of:=[.AW36]+IF([.$A36]&gt;=[.AX$2];INDEX([.AX$3:.AX36];[.$A36]-[.AX$2]+1;1);0)" office:value-type="float" office:value="10143" calcext:value-type="float">
            <text:p>10143</text:p>
          </table:table-cell>
          <table:table-cell table:formula="of:=[.AX36]+IF([.$A36]&gt;=[.AY$2];INDEX([.AY$3:.AY36];[.$A36]-[.AY$2]+1;1);0)" office:value-type="float" office:value="10143" calcext:value-type="float">
            <text:p>10143</text:p>
          </table:table-cell>
          <table:table-cell table:formula="of:=[.AY36]+IF([.$A36]&gt;=[.AZ$2];INDEX([.AZ$3:.AZ36];[.$A36]-[.AZ$2]+1;1);0)" office:value-type="float" office:value="10143" calcext:value-type="float">
            <text:p>10143</text:p>
          </table:table-cell>
          <table:table-cell table:formula="of:=[.AZ36]+IF([.$A36]&gt;=[.BA$2];INDEX([.BA$3:.BA36];[.$A36]-[.BA$2]+1;1);0)" office:value-type="float" office:value="10143" calcext:value-type="float">
            <text:p>10143</text:p>
          </table:table-cell>
          <table:table-cell table:formula="of:=[.BA36]+IF([.$A36]&gt;=[.BB$2];INDEX([.BB$3:.BB36];[.$A36]-[.BB$2]+1;1);0)" office:value-type="float" office:value="10143" calcext:value-type="float">
            <text:p>10143</text:p>
          </table:table-cell>
          <table:table-cell table:formula="of:=[.BB36]+IF([.$A36]&gt;=[.BC$2];INDEX([.BC$3:.BC36];[.$A36]-[.BC$2]+1;1);0)" office:value-type="float" office:value="10143" calcext:value-type="float">
            <text:p>10143</text:p>
          </table:table-cell>
          <table:table-cell table:formula="of:=[.BC36]+IF([.$A36]&gt;=[.BD$2];INDEX([.BD$3:.BD36];[.$A36]-[.BD$2]+1;1);0)" office:value-type="float" office:value="10143" calcext:value-type="float">
            <text:p>10143</text:p>
          </table:table-cell>
          <table:table-cell table:formula="of:=[.BD36]+IF([.$A36]&gt;=[.BE$2];INDEX([.BE$3:.BE36];[.$A36]-[.BE$2]+1;1);0)" office:value-type="float" office:value="10143" calcext:value-type="float">
            <text:p>10143</text:p>
          </table:table-cell>
          <table:table-cell table:formula="of:=[.BE36]+IF([.$A36]&gt;=[.BF$2];INDEX([.BF$3:.BF36];[.$A36]-[.BF$2]+1;1);0)" office:value-type="float" office:value="10143" calcext:value-type="float">
            <text:p>10143</text:p>
          </table:table-cell>
          <table:table-cell table:formula="of:=[.BF36]+IF([.$A36]&gt;=[.BG$2];INDEX([.BG$3:.BG36];[.$A36]-[.BG$2]+1;1);0)" office:value-type="float" office:value="10143" calcext:value-type="float">
            <text:p>10143</text:p>
          </table:table-cell>
          <table:table-cell table:formula="of:=[.BG36]+IF([.$A36]&gt;=[.BH$2];INDEX([.BH$3:.BH36];[.$A36]-[.BH$2]+1;1);0)" office:value-type="float" office:value="10143" calcext:value-type="float">
            <text:p>10143</text:p>
          </table:table-cell>
          <table:table-cell table:formula="of:=[.BH36]+IF([.$A36]&gt;=[.BI$2];INDEX([.BI$3:.BI36];[.$A36]-[.BI$2]+1;1);0)" office:value-type="float" office:value="10143" calcext:value-type="float">
            <text:p>10143</text:p>
          </table:table-cell>
          <table:table-cell table:formula="of:=[.BI36]+IF([.$A36]&gt;=[.BJ$2];INDEX([.BJ$3:.BJ36];[.$A36]-[.BJ$2]+1;1);0)" office:value-type="float" office:value="10143" calcext:value-type="float">
            <text:p>10143</text:p>
          </table:table-cell>
          <table:table-cell table:formula="of:=[.BJ36]+IF([.$A36]&gt;=[.BK$2];INDEX([.BK$3:.BK36];[.$A36]-[.BK$2]+1;1);0)" office:value-type="float" office:value="10143" calcext:value-type="float">
            <text:p>10143</text:p>
          </table:table-cell>
          <table:table-cell table:formula="of:=[.BK36]+IF([.$A36]&gt;=[.BL$2];INDEX([.BL$3:.BL36];[.$A36]-[.BL$2]+1;1);0)" office:value-type="float" office:value="10143" calcext:value-type="float">
            <text:p>10143</text:p>
          </table:table-cell>
          <table:table-cell table:formula="of:=[.BL36]+IF([.$A36]&gt;=[.BM$2];INDEX([.BM$3:.BM36];[.$A36]-[.BM$2]+1;1);0)" office:value-type="float" office:value="10143" calcext:value-type="float">
            <text:p>10143</text:p>
          </table:table-cell>
          <table:table-cell table:formula="of:=[.BM36]+IF([.$A36]&gt;=[.BN$2];INDEX([.BN$3:.BN36];[.$A36]-[.BN$2]+1;1);0)" office:value-type="float" office:value="10143" calcext:value-type="float">
            <text:p>10143</text:p>
          </table:table-cell>
          <table:table-cell table:formula="of:=[.BN36]+IF([.$A36]&gt;=[.BO$2];INDEX([.BO$3:.BO36];[.$A36]-[.BO$2]+1;1);0)" office:value-type="float" office:value="10143" calcext:value-type="float">
            <text:p>10143</text:p>
          </table:table-cell>
          <table:table-cell table:formula="of:=[.BO36]+IF([.$A36]&gt;=[.BP$2];INDEX([.BP$3:.BP36];[.$A36]-[.BP$2]+1;1);0)" office:value-type="float" office:value="10143" calcext:value-type="float">
            <text:p>10143</text:p>
          </table:table-cell>
          <table:table-cell table:formula="of:=[.BP36]+IF([.$A36]&gt;=[.BQ$2];INDEX([.BQ$3:.BQ36];[.$A36]-[.BQ$2]+1;1);0)" office:value-type="float" office:value="10143" calcext:value-type="float">
            <text:p>10143</text:p>
          </table:table-cell>
          <table:table-cell table:formula="of:=[.BQ36]+IF([.$A36]&gt;=[.BR$2];INDEX([.BR$3:.BR36];[.$A36]-[.BR$2]+1;1);0)" office:value-type="float" office:value="10143" calcext:value-type="float">
            <text:p>10143</text:p>
          </table:table-cell>
          <table:table-cell table:formula="of:=[.BR36]+IF([.$A36]&gt;=[.BS$2];INDEX([.BS$3:.BS36];[.$A36]-[.BS$2]+1;1);0)" office:value-type="float" office:value="10143" calcext:value-type="float">
            <text:p>10143</text:p>
          </table:table-cell>
          <table:table-cell table:formula="of:=[.BS36]+IF([.$A36]&gt;=[.BT$2];INDEX([.BT$3:.BT36];[.$A36]-[.BT$2]+1;1);0)" office:value-type="float" office:value="10143" calcext:value-type="float">
            <text:p>10143</text:p>
          </table:table-cell>
          <table:table-cell table:formula="of:=[.BT36]+IF([.$A36]&gt;=[.BU$2];INDEX([.BU$3:.BU36];[.$A36]-[.BU$2]+1;1);0)" office:value-type="float" office:value="10143" calcext:value-type="float">
            <text:p>10143</text:p>
          </table:table-cell>
          <table:table-cell table:formula="of:=[.BU36]+IF([.$A36]&gt;=[.BV$2];INDEX([.BV$3:.BV36];[.$A36]-[.BV$2]+1;1);0)" office:value-type="float" office:value="10143" calcext:value-type="float">
            <text:p>10143</text:p>
          </table:table-cell>
          <table:table-cell table:formula="of:=[.BV36]+IF([.$A36]&gt;=[.BW$2];INDEX([.BW$3:.BW36];[.$A36]-[.BW$2]+1;1);0)" office:value-type="float" office:value="10143" calcext:value-type="float">
            <text:p>10143</text:p>
          </table:table-cell>
          <table:table-cell table:formula="of:=[.BW36]+IF([.$A36]&gt;=[.BX$2];INDEX([.BX$3:.BX36];[.$A36]-[.BX$2]+1;1);0)" office:value-type="float" office:value="10143" calcext:value-type="float">
            <text:p>10143</text:p>
          </table:table-cell>
          <table:table-cell table:formula="of:=[.BX36]+IF([.$A36]&gt;=[.BY$2];INDEX([.BY$3:.BY36];[.$A36]-[.BY$2]+1;1);0)" office:value-type="float" office:value="10143" calcext:value-type="float">
            <text:p>10143</text:p>
          </table:table-cell>
          <table:table-cell table:formula="of:=[.BY36]+IF([.$A36]&gt;=[.BZ$2];INDEX([.BZ$3:.BZ36];[.$A36]-[.BZ$2]+1;1);0)" office:value-type="float" office:value="10143" calcext:value-type="float">
            <text:p>10143</text:p>
          </table:table-cell>
          <table:table-cell table:formula="of:=[.BZ36]+IF([.$A36]&gt;=[.CA$2];INDEX([.CA$3:.CA36];[.$A36]-[.CA$2]+1;1);0)" office:value-type="float" office:value="10143" calcext:value-type="float">
            <text:p>10143</text:p>
          </table:table-cell>
          <table:table-cell table:formula="of:=[.CA36]+IF([.$A36]&gt;=[.CB$2];INDEX([.CB$3:.CB36];[.$A36]-[.CB$2]+1;1);0)" office:value-type="float" office:value="10143" calcext:value-type="float">
            <text:p>10143</text:p>
          </table:table-cell>
          <table:table-cell table:formula="of:=[.CB36]+IF([.$A36]&gt;=[.CC$2];INDEX([.CC$3:.CC36];[.$A36]-[.CC$2]+1;1);0)" office:value-type="float" office:value="10143" calcext:value-type="float">
            <text:p>10143</text:p>
          </table:table-cell>
          <table:table-cell table:formula="of:=[.CC36]+IF([.$A36]&gt;=[.CD$2];INDEX([.CD$3:.CD36];[.$A36]-[.CD$2]+1;1);0)" office:value-type="float" office:value="10143" calcext:value-type="float">
            <text:p>10143</text:p>
          </table:table-cell>
          <table:table-cell table:formula="of:=[.CD36]+IF([.$A36]&gt;=[.CE$2];INDEX([.CE$3:.CE36];[.$A36]-[.CE$2]+1;1);0)" office:value-type="float" office:value="10143" calcext:value-type="float">
            <text:p>10143</text:p>
          </table:table-cell>
          <table:table-cell table:formula="of:=[.CE36]+IF([.$A36]&gt;=[.CF$2];INDEX([.CF$3:.CF36];[.$A36]-[.CF$2]+1;1);0)" office:value-type="float" office:value="10143" calcext:value-type="float">
            <text:p>10143</text:p>
          </table:table-cell>
          <table:table-cell table:formula="of:=[.CF36]+IF([.$A36]&gt;=[.CG$2];INDEX([.CG$3:.CG36];[.$A36]-[.CG$2]+1;1);0)" office:value-type="float" office:value="10143" calcext:value-type="float">
            <text:p>10143</text:p>
          </table:table-cell>
          <table:table-cell table:formula="of:=[.CG36]+IF([.$A36]&gt;=[.CH$2];INDEX([.CH$3:.CH36];[.$A36]-[.CH$2]+1;1);0)" office:value-type="float" office:value="10143" calcext:value-type="float">
            <text:p>10143</text:p>
          </table:table-cell>
          <table:table-cell table:formula="of:=[.CH36]+IF([.$A36]&gt;=[.CI$2];INDEX([.CI$3:.CI36];[.$A36]-[.CI$2]+1;1);0)" office:value-type="float" office:value="10143" calcext:value-type="float">
            <text:p>10143</text:p>
          </table:table-cell>
          <table:table-cell table:formula="of:=[.CI36]+IF([.$A36]&gt;=[.CJ$2];INDEX([.CJ$3:.CJ36];[.$A36]-[.CJ$2]+1;1);0)" office:value-type="float" office:value="10143" calcext:value-type="float">
            <text:p>10143</text:p>
          </table:table-cell>
          <table:table-cell table:formula="of:=[.CJ36]+IF([.$A36]&gt;=[.CK$2];INDEX([.CK$3:.CK36];[.$A36]-[.CK$2]+1;1);0)" office:value-type="float" office:value="10143" calcext:value-type="float">
            <text:p>10143</text:p>
          </table:table-cell>
          <table:table-cell table:formula="of:=[.CK36]+IF([.$A36]&gt;=[.CL$2];INDEX([.CL$3:.CL36];[.$A36]-[.CL$2]+1;1);0)" office:value-type="float" office:value="10143" calcext:value-type="float">
            <text:p>10143</text:p>
          </table:table-cell>
          <table:table-cell table:formula="of:=[.CL36]+IF([.$A36]&gt;=[.CM$2];INDEX([.CM$3:.CM36];[.$A36]-[.CM$2]+1;1);0)" office:value-type="float" office:value="10143" calcext:value-type="float">
            <text:p>10143</text:p>
          </table:table-cell>
          <table:table-cell table:formula="of:=[.CM36]+IF([.$A36]&gt;=[.CN$2];INDEX([.CN$3:.CN36];[.$A36]-[.CN$2]+1;1);0)" office:value-type="float" office:value="10143" calcext:value-type="float">
            <text:p>10143</text:p>
          </table:table-cell>
          <table:table-cell table:formula="of:=[.CN36]+IF([.$A36]&gt;=[.CO$2];INDEX([.CO$3:.CO36];[.$A36]-[.CO$2]+1;1);0)" office:value-type="float" office:value="10143" calcext:value-type="float">
            <text:p>10143</text:p>
          </table:table-cell>
          <table:table-cell table:formula="of:=[.CO36]+IF([.$A36]&gt;=[.CP$2];INDEX([.CP$3:.CP36];[.$A36]-[.CP$2]+1;1);0)" office:value-type="float" office:value="10143" calcext:value-type="float">
            <text:p>10143</text:p>
          </table:table-cell>
          <table:table-cell table:formula="of:=[.CP36]+IF([.$A36]&gt;=[.CQ$2];INDEX([.CQ$3:.CQ36];[.$A36]-[.CQ$2]+1;1);0)" office:value-type="float" office:value="10143" calcext:value-type="float">
            <text:p>10143</text:p>
          </table:table-cell>
          <table:table-cell table:formula="of:=[.CQ36]+IF([.$A36]&gt;=[.CR$2];INDEX([.CR$3:.CR36];[.$A36]-[.CR$2]+1;1);0)" office:value-type="float" office:value="10143" calcext:value-type="float">
            <text:p>10143</text:p>
          </table:table-cell>
          <table:table-cell table:formula="of:=[.CR36]+IF([.$A36]&gt;=[.CS$2];INDEX([.CS$3:.CS36];[.$A36]-[.CS$2]+1;1);0)" office:value-type="float" office:value="10143" calcext:value-type="float">
            <text:p>10143</text:p>
          </table:table-cell>
          <table:table-cell table:formula="of:=[.CS36]+IF([.$A36]&gt;=[.CT$2];INDEX([.CT$3:.CT36];[.$A36]-[.CT$2]+1;1);0)" office:value-type="float" office:value="10143" calcext:value-type="float">
            <text:p>10143</text:p>
          </table:table-cell>
          <table:table-cell table:formula="of:=[.CT36]+IF([.$A36]&gt;=[.CU$2];INDEX([.CU$3:.CU36];[.$A36]-[.CU$2]+1;1);0)" office:value-type="float" office:value="10143" calcext:value-type="float">
            <text:p>10143</text:p>
          </table:table-cell>
          <table:table-cell table:formula="of:=[.CU36]+IF([.$A36]&gt;=[.CV$2];INDEX([.CV$3:.CV36];[.$A36]-[.CV$2]+1;1);0)" office:value-type="float" office:value="10143" calcext:value-type="float">
            <text:p>10143</text:p>
          </table:table-cell>
          <table:table-cell table:formula="of:=[.CV36]+IF([.$A36]&gt;=[.CW$2];INDEX([.CW$3:.CW36];[.$A36]-[.CW$2]+1;1);0)" office:value-type="float" office:value="10143" calcext:value-type="float">
            <text:p>101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6]" office:value-type="float" office:value="1" calcext:value-type="float">
            <text:p>1</text:p>
          </table:table-cell>
          <table:table-cell table:formula="of:=[.B37]+IF([.$A37]&gt;=[.C$2];INDEX([.C$3:.C37];[.$A37]-[.C$2]+1;1);0)" office:value-type="float" office:value="18" calcext:value-type="float">
            <text:p>18</text:p>
          </table:table-cell>
          <table:table-cell table:formula="of:=[.C37]+IF([.$A37]&gt;=[.D$2];INDEX([.D$3:.D37];[.$A37]-[.D$2]+1;1);0)" office:value-type="float" office:value="114" calcext:value-type="float">
            <text:p>114</text:p>
          </table:table-cell>
          <table:table-cell table:formula="of:=[.D37]+IF([.$A37]&gt;=[.E$2];INDEX([.E$3:.E37];[.$A37]-[.E$2]+1;1);0)" office:value-type="float" office:value="411" calcext:value-type="float">
            <text:p>411</text:p>
          </table:table-cell>
          <table:table-cell table:formula="of:=[.E37]+IF([.$A37]&gt;=[.F$2];INDEX([.F$3:.F37];[.$A37]-[.F$2]+1;1);0)" office:value-type="float" office:value="1014" calcext:value-type="float">
            <text:p>1014</text:p>
          </table:table-cell>
          <table:table-cell table:formula="of:=[.F37]+IF([.$A37]&gt;=[.G$2];INDEX([.G$3:.G37];[.$A37]-[.G$2]+1;1);0)" office:value-type="float" office:value="1945" calcext:value-type="float">
            <text:p>1945</text:p>
          </table:table-cell>
          <table:table-cell table:formula="of:=[.G37]+IF([.$A37]&gt;=[.H$2];INDEX([.H$3:.H37];[.$A37]-[.H$2]+1;1);0)" office:value-type="float" office:value="3120" calcext:value-type="float">
            <text:p>3120</text:p>
          </table:table-cell>
          <table:table-cell table:formula="of:=[.H37]+IF([.$A37]&gt;=[.I$2];INDEX([.I$3:.I37];[.$A37]-[.I$2]+1;1);0)" office:value-type="float" office:value="4417" calcext:value-type="float">
            <text:p>4417</text:p>
          </table:table-cell>
          <table:table-cell table:formula="of:=[.I37]+IF([.$A37]&gt;=[.J$2];INDEX([.J$3:.J37];[.$A37]-[.J$2]+1;1);0)" office:value-type="float" office:value="5708" calcext:value-type="float">
            <text:p>5708</text:p>
          </table:table-cell>
          <table:table-cell table:formula="of:=[.J37]+IF([.$A37]&gt;=[.K$2];INDEX([.K$3:.K37];[.$A37]-[.K$2]+1;1);0)" office:value-type="float" office:value="6912" calcext:value-type="float">
            <text:p>6912</text:p>
          </table:table-cell>
          <table:table-cell table:formula="of:=[.K37]+IF([.$A37]&gt;=[.L$2];INDEX([.L$3:.L37];[.$A37]-[.L$2]+1;1);0)" office:value-type="float" office:value="7972" calcext:value-type="float">
            <text:p>7972</text:p>
          </table:table-cell>
          <table:table-cell table:formula="of:=[.L37]+IF([.$A37]&gt;=[.M$2];INDEX([.M$3:.M37];[.$A37]-[.M$2]+1;1);0)" office:value-type="float" office:value="8877" calcext:value-type="float">
            <text:p>8877</text:p>
          </table:table-cell>
          <table:table-cell table:formula="of:=[.M37]+IF([.$A37]&gt;=[.N$2];INDEX([.N$3:.N37];[.$A37]-[.N$2]+1;1);0)" office:value-type="float" office:value="9624" calcext:value-type="float">
            <text:p>9624</text:p>
          </table:table-cell>
          <table:table-cell table:formula="of:=[.N37]+IF([.$A37]&gt;=[.O$2];INDEX([.O$3:.O37];[.$A37]-[.O$2]+1;1);0)" office:value-type="float" office:value="10232" calcext:value-type="float">
            <text:p>10232</text:p>
          </table:table-cell>
          <table:table-cell table:formula="of:=[.O37]+IF([.$A37]&gt;=[.P$2];INDEX([.P$3:.P37];[.$A37]-[.P$2]+1;1);0)" office:value-type="float" office:value="10715" calcext:value-type="float">
            <text:p>10715</text:p>
          </table:table-cell>
          <table:table-cell table:formula="of:=[.P37]+IF([.$A37]&gt;=[.Q$2];INDEX([.Q$3:.Q37];[.$A37]-[.Q$2]+1;1);0)" office:value-type="float" office:value="11098" calcext:value-type="float">
            <text:p>11098</text:p>
          </table:table-cell>
          <table:table-cell table:formula="of:=[.Q37]+IF([.$A37]&gt;=[.R$2];INDEX([.R$3:.R37];[.$A37]-[.R$2]+1;1);0)" office:value-type="float" office:value="11395" calcext:value-type="float">
            <text:p>11395</text:p>
          </table:table-cell>
          <table:table-cell table:formula="of:=[.R37]+IF([.$A37]&gt;=[.S$2];INDEX([.S$3:.S37];[.$A37]-[.S$2]+1;1);0)" office:value-type="float" office:value="11626" calcext:value-type="float">
            <text:p>11626</text:p>
          </table:table-cell>
          <table:table-cell table:formula="of:=[.S37]+IF([.$A37]&gt;=[.T$2];INDEX([.T$3:.T37];[.$A37]-[.T$2]+1;1);0)" office:value-type="float" office:value="11802" calcext:value-type="float">
            <text:p>11802</text:p>
          </table:table-cell>
          <table:table-cell table:formula="of:=[.T37]+IF([.$A37]&gt;=[.U$2];INDEX([.U$3:.U37];[.$A37]-[.U$2]+1;1);0)" office:value-type="float" office:value="11937" calcext:value-type="float">
            <text:p>11937</text:p>
          </table:table-cell>
          <table:table-cell table:formula="of:=[.U37]+IF([.$A37]&gt;=[.V$2];INDEX([.V$3:.V37];[.$A37]-[.V$2]+1;1);0)" office:value-type="float" office:value="12038" calcext:value-type="float">
            <text:p>12038</text:p>
          </table:table-cell>
          <table:table-cell table:formula="of:=[.V37]+IF([.$A37]&gt;=[.W$2];INDEX([.W$3:.W37];[.$A37]-[.W$2]+1;1);0)" office:value-type="float" office:value="12115" calcext:value-type="float">
            <text:p>12115</text:p>
          </table:table-cell>
          <table:table-cell table:formula="of:=[.W37]+IF([.$A37]&gt;=[.X$2];INDEX([.X$3:.X37];[.$A37]-[.X$2]+1;1);0)" office:value-type="float" office:value="12171" calcext:value-type="float">
            <text:p>12171</text:p>
          </table:table-cell>
          <table:table-cell table:formula="of:=[.X37]+IF([.$A37]&gt;=[.Y$2];INDEX([.Y$3:.Y37];[.$A37]-[.Y$2]+1;1);0)" office:value-type="float" office:value="12213" calcext:value-type="float">
            <text:p>12213</text:p>
          </table:table-cell>
          <table:table-cell table:formula="of:=[.Y37]+IF([.$A37]&gt;=[.Z$2];INDEX([.Z$3:.Z37];[.$A37]-[.Z$2]+1;1);0)" office:value-type="float" office:value="12243" calcext:value-type="float">
            <text:p>12243</text:p>
          </table:table-cell>
          <table:table-cell table:formula="of:=[.Z37]+IF([.$A37]&gt;=[.AA$2];INDEX([.AA$3:.AA37];[.$A37]-[.AA$2]+1;1);0)" office:value-type="float" office:value="12265" calcext:value-type="float">
            <text:p>12265</text:p>
          </table:table-cell>
          <table:table-cell table:formula="of:=[.AA37]+IF([.$A37]&gt;=[.AB$2];INDEX([.AB$3:.AB37];[.$A37]-[.AB$2]+1;1);0)" office:value-type="float" office:value="12280" calcext:value-type="float">
            <text:p>12280</text:p>
          </table:table-cell>
          <table:table-cell table:formula="of:=[.AB37]+IF([.$A37]&gt;=[.AC$2];INDEX([.AC$3:.AC37];[.$A37]-[.AC$2]+1;1);0)" office:value-type="float" office:value="12291" calcext:value-type="float">
            <text:p>12291</text:p>
          </table:table-cell>
          <table:table-cell table:formula="of:=[.AC37]+IF([.$A37]&gt;=[.AD$2];INDEX([.AD$3:.AD37];[.$A37]-[.AD$2]+1;1);0)" office:value-type="float" office:value="12298" calcext:value-type="float">
            <text:p>12298</text:p>
          </table:table-cell>
          <table:table-cell table:formula="of:=[.AD37]+IF([.$A37]&gt;=[.AE$2];INDEX([.AE$3:.AE37];[.$A37]-[.AE$2]+1;1);0)" office:value-type="float" office:value="12303" calcext:value-type="float">
            <text:p>12303</text:p>
          </table:table-cell>
          <table:table-cell table:formula="of:=[.AE37]+IF([.$A37]&gt;=[.AF$2];INDEX([.AF$3:.AF37];[.$A37]-[.AF$2]+1;1);0)" office:value-type="float" office:value="12306" calcext:value-type="float">
            <text:p>12306</text:p>
          </table:table-cell>
          <table:table-cell table:formula="of:=[.AF37]+IF([.$A37]&gt;=[.AG$2];INDEX([.AG$3:.AG37];[.$A37]-[.AG$2]+1;1);0)" office:value-type="float" office:value="12308" calcext:value-type="float">
            <text:p>12308</text:p>
          </table:table-cell>
          <table:table-cell table:formula="of:=[.AG37]+IF([.$A37]&gt;=[.AH$2];INDEX([.AH$3:.AH37];[.$A37]-[.AH$2]+1;1);0)" office:value-type="float" office:value="12309" calcext:value-type="float">
            <text:p>12309</text:p>
          </table:table-cell>
          <table:table-cell table:formula="of:=[.AH37]+IF([.$A37]&gt;=[.AI$2];INDEX([.AI$3:.AI37];[.$A37]-[.AI$2]+1;1);0)" office:value-type="float" office:value="12310" calcext:value-type="float">
            <text:p>12310</text:p>
          </table:table-cell>
          <table:table-cell table:formula="of:=[.AI37]+IF([.$A37]&gt;=[.AJ$2];INDEX([.AJ$3:.AJ37];[.$A37]-[.AJ$2]+1;1);0)" office:value-type="float" office:value="12310" calcext:value-type="float">
            <text:p>12310</text:p>
          </table:table-cell>
          <table:table-cell table:formula="of:=[.AJ37]+IF([.$A37]&gt;=[.AK$2];INDEX([.AK$3:.AK37];[.$A37]-[.AK$2]+1;1);0)" office:value-type="float" office:value="12310" calcext:value-type="float">
            <text:p>12310</text:p>
          </table:table-cell>
          <table:table-cell table:formula="of:=[.AK37]+IF([.$A37]&gt;=[.AL$2];INDEX([.AL$3:.AL37];[.$A37]-[.AL$2]+1;1);0)" office:value-type="float" office:value="12310" calcext:value-type="float">
            <text:p>12310</text:p>
          </table:table-cell>
          <table:table-cell table:formula="of:=[.AL37]+IF([.$A37]&gt;=[.AM$2];INDEX([.AM$3:.AM37];[.$A37]-[.AM$2]+1;1);0)" office:value-type="float" office:value="12310" calcext:value-type="float">
            <text:p>12310</text:p>
          </table:table-cell>
          <table:table-cell table:formula="of:=[.AM37]+IF([.$A37]&gt;=[.AN$2];INDEX([.AN$3:.AN37];[.$A37]-[.AN$2]+1;1);0)" office:value-type="float" office:value="12310" calcext:value-type="float">
            <text:p>12310</text:p>
          </table:table-cell>
          <table:table-cell table:formula="of:=[.AN37]+IF([.$A37]&gt;=[.AO$2];INDEX([.AO$3:.AO37];[.$A37]-[.AO$2]+1;1);0)" office:value-type="float" office:value="12310" calcext:value-type="float">
            <text:p>12310</text:p>
          </table:table-cell>
          <table:table-cell table:formula="of:=[.AO37]+IF([.$A37]&gt;=[.AP$2];INDEX([.AP$3:.AP37];[.$A37]-[.AP$2]+1;1);0)" office:value-type="float" office:value="12310" calcext:value-type="float">
            <text:p>12310</text:p>
          </table:table-cell>
          <table:table-cell table:formula="of:=[.AP37]+IF([.$A37]&gt;=[.AQ$2];INDEX([.AQ$3:.AQ37];[.$A37]-[.AQ$2]+1;1);0)" office:value-type="float" office:value="12310" calcext:value-type="float">
            <text:p>12310</text:p>
          </table:table-cell>
          <table:table-cell table:formula="of:=[.AQ37]+IF([.$A37]&gt;=[.AR$2];INDEX([.AR$3:.AR37];[.$A37]-[.AR$2]+1;1);0)" office:value-type="float" office:value="12310" calcext:value-type="float">
            <text:p>12310</text:p>
          </table:table-cell>
          <table:table-cell table:formula="of:=[.AR37]+IF([.$A37]&gt;=[.AS$2];INDEX([.AS$3:.AS37];[.$A37]-[.AS$2]+1;1);0)" office:value-type="float" office:value="12310" calcext:value-type="float">
            <text:p>12310</text:p>
          </table:table-cell>
          <table:table-cell table:formula="of:=[.AS37]+IF([.$A37]&gt;=[.AT$2];INDEX([.AT$3:.AT37];[.$A37]-[.AT$2]+1;1);0)" office:value-type="float" office:value="12310" calcext:value-type="float">
            <text:p>12310</text:p>
          </table:table-cell>
          <table:table-cell table:formula="of:=[.AT37]+IF([.$A37]&gt;=[.AU$2];INDEX([.AU$3:.AU37];[.$A37]-[.AU$2]+1;1);0)" office:value-type="float" office:value="12310" calcext:value-type="float">
            <text:p>12310</text:p>
          </table:table-cell>
          <table:table-cell table:formula="of:=[.AU37]+IF([.$A37]&gt;=[.AV$2];INDEX([.AV$3:.AV37];[.$A37]-[.AV$2]+1;1);0)" office:value-type="float" office:value="12310" calcext:value-type="float">
            <text:p>12310</text:p>
          </table:table-cell>
          <table:table-cell table:formula="of:=[.AV37]+IF([.$A37]&gt;=[.AW$2];INDEX([.AW$3:.AW37];[.$A37]-[.AW$2]+1;1);0)" office:value-type="float" office:value="12310" calcext:value-type="float">
            <text:p>12310</text:p>
          </table:table-cell>
          <table:table-cell table:formula="of:=[.AW37]+IF([.$A37]&gt;=[.AX$2];INDEX([.AX$3:.AX37];[.$A37]-[.AX$2]+1;1);0)" office:value-type="float" office:value="12310" calcext:value-type="float">
            <text:p>12310</text:p>
          </table:table-cell>
          <table:table-cell table:formula="of:=[.AX37]+IF([.$A37]&gt;=[.AY$2];INDEX([.AY$3:.AY37];[.$A37]-[.AY$2]+1;1);0)" office:value-type="float" office:value="12310" calcext:value-type="float">
            <text:p>12310</text:p>
          </table:table-cell>
          <table:table-cell table:formula="of:=[.AY37]+IF([.$A37]&gt;=[.AZ$2];INDEX([.AZ$3:.AZ37];[.$A37]-[.AZ$2]+1;1);0)" office:value-type="float" office:value="12310" calcext:value-type="float">
            <text:p>12310</text:p>
          </table:table-cell>
          <table:table-cell table:formula="of:=[.AZ37]+IF([.$A37]&gt;=[.BA$2];INDEX([.BA$3:.BA37];[.$A37]-[.BA$2]+1;1);0)" office:value-type="float" office:value="12310" calcext:value-type="float">
            <text:p>12310</text:p>
          </table:table-cell>
          <table:table-cell table:formula="of:=[.BA37]+IF([.$A37]&gt;=[.BB$2];INDEX([.BB$3:.BB37];[.$A37]-[.BB$2]+1;1);0)" office:value-type="float" office:value="12310" calcext:value-type="float">
            <text:p>12310</text:p>
          </table:table-cell>
          <table:table-cell table:formula="of:=[.BB37]+IF([.$A37]&gt;=[.BC$2];INDEX([.BC$3:.BC37];[.$A37]-[.BC$2]+1;1);0)" office:value-type="float" office:value="12310" calcext:value-type="float">
            <text:p>12310</text:p>
          </table:table-cell>
          <table:table-cell table:formula="of:=[.BC37]+IF([.$A37]&gt;=[.BD$2];INDEX([.BD$3:.BD37];[.$A37]-[.BD$2]+1;1);0)" office:value-type="float" office:value="12310" calcext:value-type="float">
            <text:p>12310</text:p>
          </table:table-cell>
          <table:table-cell table:formula="of:=[.BD37]+IF([.$A37]&gt;=[.BE$2];INDEX([.BE$3:.BE37];[.$A37]-[.BE$2]+1;1);0)" office:value-type="float" office:value="12310" calcext:value-type="float">
            <text:p>12310</text:p>
          </table:table-cell>
          <table:table-cell table:formula="of:=[.BE37]+IF([.$A37]&gt;=[.BF$2];INDEX([.BF$3:.BF37];[.$A37]-[.BF$2]+1;1);0)" office:value-type="float" office:value="12310" calcext:value-type="float">
            <text:p>12310</text:p>
          </table:table-cell>
          <table:table-cell table:formula="of:=[.BF37]+IF([.$A37]&gt;=[.BG$2];INDEX([.BG$3:.BG37];[.$A37]-[.BG$2]+1;1);0)" office:value-type="float" office:value="12310" calcext:value-type="float">
            <text:p>12310</text:p>
          </table:table-cell>
          <table:table-cell table:formula="of:=[.BG37]+IF([.$A37]&gt;=[.BH$2];INDEX([.BH$3:.BH37];[.$A37]-[.BH$2]+1;1);0)" office:value-type="float" office:value="12310" calcext:value-type="float">
            <text:p>12310</text:p>
          </table:table-cell>
          <table:table-cell table:formula="of:=[.BH37]+IF([.$A37]&gt;=[.BI$2];INDEX([.BI$3:.BI37];[.$A37]-[.BI$2]+1;1);0)" office:value-type="float" office:value="12310" calcext:value-type="float">
            <text:p>12310</text:p>
          </table:table-cell>
          <table:table-cell table:formula="of:=[.BI37]+IF([.$A37]&gt;=[.BJ$2];INDEX([.BJ$3:.BJ37];[.$A37]-[.BJ$2]+1;1);0)" office:value-type="float" office:value="12310" calcext:value-type="float">
            <text:p>12310</text:p>
          </table:table-cell>
          <table:table-cell table:formula="of:=[.BJ37]+IF([.$A37]&gt;=[.BK$2];INDEX([.BK$3:.BK37];[.$A37]-[.BK$2]+1;1);0)" office:value-type="float" office:value="12310" calcext:value-type="float">
            <text:p>12310</text:p>
          </table:table-cell>
          <table:table-cell table:formula="of:=[.BK37]+IF([.$A37]&gt;=[.BL$2];INDEX([.BL$3:.BL37];[.$A37]-[.BL$2]+1;1);0)" office:value-type="float" office:value="12310" calcext:value-type="float">
            <text:p>12310</text:p>
          </table:table-cell>
          <table:table-cell table:formula="of:=[.BL37]+IF([.$A37]&gt;=[.BM$2];INDEX([.BM$3:.BM37];[.$A37]-[.BM$2]+1;1);0)" office:value-type="float" office:value="12310" calcext:value-type="float">
            <text:p>12310</text:p>
          </table:table-cell>
          <table:table-cell table:formula="of:=[.BM37]+IF([.$A37]&gt;=[.BN$2];INDEX([.BN$3:.BN37];[.$A37]-[.BN$2]+1;1);0)" office:value-type="float" office:value="12310" calcext:value-type="float">
            <text:p>12310</text:p>
          </table:table-cell>
          <table:table-cell table:formula="of:=[.BN37]+IF([.$A37]&gt;=[.BO$2];INDEX([.BO$3:.BO37];[.$A37]-[.BO$2]+1;1);0)" office:value-type="float" office:value="12310" calcext:value-type="float">
            <text:p>12310</text:p>
          </table:table-cell>
          <table:table-cell table:formula="of:=[.BO37]+IF([.$A37]&gt;=[.BP$2];INDEX([.BP$3:.BP37];[.$A37]-[.BP$2]+1;1);0)" office:value-type="float" office:value="12310" calcext:value-type="float">
            <text:p>12310</text:p>
          </table:table-cell>
          <table:table-cell table:formula="of:=[.BP37]+IF([.$A37]&gt;=[.BQ$2];INDEX([.BQ$3:.BQ37];[.$A37]-[.BQ$2]+1;1);0)" office:value-type="float" office:value="12310" calcext:value-type="float">
            <text:p>12310</text:p>
          </table:table-cell>
          <table:table-cell table:formula="of:=[.BQ37]+IF([.$A37]&gt;=[.BR$2];INDEX([.BR$3:.BR37];[.$A37]-[.BR$2]+1;1);0)" office:value-type="float" office:value="12310" calcext:value-type="float">
            <text:p>12310</text:p>
          </table:table-cell>
          <table:table-cell table:formula="of:=[.BR37]+IF([.$A37]&gt;=[.BS$2];INDEX([.BS$3:.BS37];[.$A37]-[.BS$2]+1;1);0)" office:value-type="float" office:value="12310" calcext:value-type="float">
            <text:p>12310</text:p>
          </table:table-cell>
          <table:table-cell table:formula="of:=[.BS37]+IF([.$A37]&gt;=[.BT$2];INDEX([.BT$3:.BT37];[.$A37]-[.BT$2]+1;1);0)" office:value-type="float" office:value="12310" calcext:value-type="float">
            <text:p>12310</text:p>
          </table:table-cell>
          <table:table-cell table:formula="of:=[.BT37]+IF([.$A37]&gt;=[.BU$2];INDEX([.BU$3:.BU37];[.$A37]-[.BU$2]+1;1);0)" office:value-type="float" office:value="12310" calcext:value-type="float">
            <text:p>12310</text:p>
          </table:table-cell>
          <table:table-cell table:formula="of:=[.BU37]+IF([.$A37]&gt;=[.BV$2];INDEX([.BV$3:.BV37];[.$A37]-[.BV$2]+1;1);0)" office:value-type="float" office:value="12310" calcext:value-type="float">
            <text:p>12310</text:p>
          </table:table-cell>
          <table:table-cell table:formula="of:=[.BV37]+IF([.$A37]&gt;=[.BW$2];INDEX([.BW$3:.BW37];[.$A37]-[.BW$2]+1;1);0)" office:value-type="float" office:value="12310" calcext:value-type="float">
            <text:p>12310</text:p>
          </table:table-cell>
          <table:table-cell table:formula="of:=[.BW37]+IF([.$A37]&gt;=[.BX$2];INDEX([.BX$3:.BX37];[.$A37]-[.BX$2]+1;1);0)" office:value-type="float" office:value="12310" calcext:value-type="float">
            <text:p>12310</text:p>
          </table:table-cell>
          <table:table-cell table:formula="of:=[.BX37]+IF([.$A37]&gt;=[.BY$2];INDEX([.BY$3:.BY37];[.$A37]-[.BY$2]+1;1);0)" office:value-type="float" office:value="12310" calcext:value-type="float">
            <text:p>12310</text:p>
          </table:table-cell>
          <table:table-cell table:formula="of:=[.BY37]+IF([.$A37]&gt;=[.BZ$2];INDEX([.BZ$3:.BZ37];[.$A37]-[.BZ$2]+1;1);0)" office:value-type="float" office:value="12310" calcext:value-type="float">
            <text:p>12310</text:p>
          </table:table-cell>
          <table:table-cell table:formula="of:=[.BZ37]+IF([.$A37]&gt;=[.CA$2];INDEX([.CA$3:.CA37];[.$A37]-[.CA$2]+1;1);0)" office:value-type="float" office:value="12310" calcext:value-type="float">
            <text:p>12310</text:p>
          </table:table-cell>
          <table:table-cell table:formula="of:=[.CA37]+IF([.$A37]&gt;=[.CB$2];INDEX([.CB$3:.CB37];[.$A37]-[.CB$2]+1;1);0)" office:value-type="float" office:value="12310" calcext:value-type="float">
            <text:p>12310</text:p>
          </table:table-cell>
          <table:table-cell table:formula="of:=[.CB37]+IF([.$A37]&gt;=[.CC$2];INDEX([.CC$3:.CC37];[.$A37]-[.CC$2]+1;1);0)" office:value-type="float" office:value="12310" calcext:value-type="float">
            <text:p>12310</text:p>
          </table:table-cell>
          <table:table-cell table:formula="of:=[.CC37]+IF([.$A37]&gt;=[.CD$2];INDEX([.CD$3:.CD37];[.$A37]-[.CD$2]+1;1);0)" office:value-type="float" office:value="12310" calcext:value-type="float">
            <text:p>12310</text:p>
          </table:table-cell>
          <table:table-cell table:formula="of:=[.CD37]+IF([.$A37]&gt;=[.CE$2];INDEX([.CE$3:.CE37];[.$A37]-[.CE$2]+1;1);0)" office:value-type="float" office:value="12310" calcext:value-type="float">
            <text:p>12310</text:p>
          </table:table-cell>
          <table:table-cell table:formula="of:=[.CE37]+IF([.$A37]&gt;=[.CF$2];INDEX([.CF$3:.CF37];[.$A37]-[.CF$2]+1;1);0)" office:value-type="float" office:value="12310" calcext:value-type="float">
            <text:p>12310</text:p>
          </table:table-cell>
          <table:table-cell table:formula="of:=[.CF37]+IF([.$A37]&gt;=[.CG$2];INDEX([.CG$3:.CG37];[.$A37]-[.CG$2]+1;1);0)" office:value-type="float" office:value="12310" calcext:value-type="float">
            <text:p>12310</text:p>
          </table:table-cell>
          <table:table-cell table:formula="of:=[.CG37]+IF([.$A37]&gt;=[.CH$2];INDEX([.CH$3:.CH37];[.$A37]-[.CH$2]+1;1);0)" office:value-type="float" office:value="12310" calcext:value-type="float">
            <text:p>12310</text:p>
          </table:table-cell>
          <table:table-cell table:formula="of:=[.CH37]+IF([.$A37]&gt;=[.CI$2];INDEX([.CI$3:.CI37];[.$A37]-[.CI$2]+1;1);0)" office:value-type="float" office:value="12310" calcext:value-type="float">
            <text:p>12310</text:p>
          </table:table-cell>
          <table:table-cell table:formula="of:=[.CI37]+IF([.$A37]&gt;=[.CJ$2];INDEX([.CJ$3:.CJ37];[.$A37]-[.CJ$2]+1;1);0)" office:value-type="float" office:value="12310" calcext:value-type="float">
            <text:p>12310</text:p>
          </table:table-cell>
          <table:table-cell table:formula="of:=[.CJ37]+IF([.$A37]&gt;=[.CK$2];INDEX([.CK$3:.CK37];[.$A37]-[.CK$2]+1;1);0)" office:value-type="float" office:value="12310" calcext:value-type="float">
            <text:p>12310</text:p>
          </table:table-cell>
          <table:table-cell table:formula="of:=[.CK37]+IF([.$A37]&gt;=[.CL$2];INDEX([.CL$3:.CL37];[.$A37]-[.CL$2]+1;1);0)" office:value-type="float" office:value="12310" calcext:value-type="float">
            <text:p>12310</text:p>
          </table:table-cell>
          <table:table-cell table:formula="of:=[.CL37]+IF([.$A37]&gt;=[.CM$2];INDEX([.CM$3:.CM37];[.$A37]-[.CM$2]+1;1);0)" office:value-type="float" office:value="12310" calcext:value-type="float">
            <text:p>12310</text:p>
          </table:table-cell>
          <table:table-cell table:formula="of:=[.CM37]+IF([.$A37]&gt;=[.CN$2];INDEX([.CN$3:.CN37];[.$A37]-[.CN$2]+1;1);0)" office:value-type="float" office:value="12310" calcext:value-type="float">
            <text:p>12310</text:p>
          </table:table-cell>
          <table:table-cell table:formula="of:=[.CN37]+IF([.$A37]&gt;=[.CO$2];INDEX([.CO$3:.CO37];[.$A37]-[.CO$2]+1;1);0)" office:value-type="float" office:value="12310" calcext:value-type="float">
            <text:p>12310</text:p>
          </table:table-cell>
          <table:table-cell table:formula="of:=[.CO37]+IF([.$A37]&gt;=[.CP$2];INDEX([.CP$3:.CP37];[.$A37]-[.CP$2]+1;1);0)" office:value-type="float" office:value="12310" calcext:value-type="float">
            <text:p>12310</text:p>
          </table:table-cell>
          <table:table-cell table:formula="of:=[.CP37]+IF([.$A37]&gt;=[.CQ$2];INDEX([.CQ$3:.CQ37];[.$A37]-[.CQ$2]+1;1);0)" office:value-type="float" office:value="12310" calcext:value-type="float">
            <text:p>12310</text:p>
          </table:table-cell>
          <table:table-cell table:formula="of:=[.CQ37]+IF([.$A37]&gt;=[.CR$2];INDEX([.CR$3:.CR37];[.$A37]-[.CR$2]+1;1);0)" office:value-type="float" office:value="12310" calcext:value-type="float">
            <text:p>12310</text:p>
          </table:table-cell>
          <table:table-cell table:formula="of:=[.CR37]+IF([.$A37]&gt;=[.CS$2];INDEX([.CS$3:.CS37];[.$A37]-[.CS$2]+1;1);0)" office:value-type="float" office:value="12310" calcext:value-type="float">
            <text:p>12310</text:p>
          </table:table-cell>
          <table:table-cell table:formula="of:=[.CS37]+IF([.$A37]&gt;=[.CT$2];INDEX([.CT$3:.CT37];[.$A37]-[.CT$2]+1;1);0)" office:value-type="float" office:value="12310" calcext:value-type="float">
            <text:p>12310</text:p>
          </table:table-cell>
          <table:table-cell table:formula="of:=[.CT37]+IF([.$A37]&gt;=[.CU$2];INDEX([.CU$3:.CU37];[.$A37]-[.CU$2]+1;1);0)" office:value-type="float" office:value="12310" calcext:value-type="float">
            <text:p>12310</text:p>
          </table:table-cell>
          <table:table-cell table:formula="of:=[.CU37]+IF([.$A37]&gt;=[.CV$2];INDEX([.CV$3:.CV37];[.$A37]-[.CV$2]+1;1);0)" office:value-type="float" office:value="12310" calcext:value-type="float">
            <text:p>12310</text:p>
          </table:table-cell>
          <table:table-cell table:formula="of:=[.CV37]+IF([.$A37]&gt;=[.CW$2];INDEX([.CW$3:.CW37];[.$A37]-[.CW$2]+1;1);0)" office:value-type="float" office:value="12310" calcext:value-type="float">
            <text:p>123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7]" office:value-type="float" office:value="1" calcext:value-type="float">
            <text:p>1</text:p>
          </table:table-cell>
          <table:table-cell table:formula="of:=[.B38]+IF([.$A38]&gt;=[.C$2];INDEX([.C$3:.C38];[.$A38]-[.C$2]+1;1);0)" office:value-type="float" office:value="18" calcext:value-type="float">
            <text:p>18</text:p>
          </table:table-cell>
          <table:table-cell table:formula="of:=[.C38]+IF([.$A38]&gt;=[.D$2];INDEX([.D$3:.D38];[.$A38]-[.D$2]+1;1);0)" office:value-type="float" office:value="120" calcext:value-type="float">
            <text:p>120</text:p>
          </table:table-cell>
          <table:table-cell table:formula="of:=[.D38]+IF([.$A38]&gt;=[.E$2];INDEX([.E$3:.E38];[.$A38]-[.E$2]+1;1);0)" office:value-type="float" office:value="441" calcext:value-type="float">
            <text:p>441</text:p>
          </table:table-cell>
          <table:table-cell table:formula="of:=[.E38]+IF([.$A38]&gt;=[.F$2];INDEX([.F$3:.F38];[.$A38]-[.F$2]+1;1);0)" office:value-type="float" office:value="1115" calcext:value-type="float">
            <text:p>1115</text:p>
          </table:table-cell>
          <table:table-cell table:formula="of:=[.F38]+IF([.$A38]&gt;=[.G$2];INDEX([.G$3:.G38];[.$A38]-[.G$2]+1;1);0)" office:value-type="float" office:value="2172" calcext:value-type="float">
            <text:p>2172</text:p>
          </table:table-cell>
          <table:table-cell table:formula="of:=[.G38]+IF([.$A38]&gt;=[.H$2];INDEX([.H$3:.H38];[.$A38]-[.H$2]+1;1);0)" office:value-type="float" office:value="3539" calcext:value-type="float">
            <text:p>3539</text:p>
          </table:table-cell>
          <table:table-cell table:formula="of:=[.H38]+IF([.$A38]&gt;=[.I$2];INDEX([.I$3:.I38];[.$A38]-[.I$2]+1;1);0)" office:value-type="float" office:value="5066" calcext:value-type="float">
            <text:p>5066</text:p>
          </table:table-cell>
          <table:table-cell table:formula="of:=[.I38]+IF([.$A38]&gt;=[.J$2];INDEX([.J$3:.J38];[.$A38]-[.J$2]+1;1);0)" office:value-type="float" office:value="6615" calcext:value-type="float">
            <text:p>6615</text:p>
          </table:table-cell>
          <table:table-cell table:formula="of:=[.J38]+IF([.$A38]&gt;=[.K$2];INDEX([.K$3:.K38];[.$A38]-[.K$2]+1;1);0)" office:value-type="float" office:value="8070" calcext:value-type="float">
            <text:p>8070</text:p>
          </table:table-cell>
          <table:table-cell table:formula="of:=[.K38]+IF([.$A38]&gt;=[.L$2];INDEX([.L$3:.L38];[.$A38]-[.L$2]+1;1);0)" office:value-type="float" office:value="9373" calcext:value-type="float">
            <text:p>9373</text:p>
          </table:table-cell>
          <table:table-cell table:formula="of:=[.L38]+IF([.$A38]&gt;=[.M$2];INDEX([.M$3:.M38];[.$A38]-[.M$2]+1;1);0)" office:value-type="float" office:value="10489" calcext:value-type="float">
            <text:p>10489</text:p>
          </table:table-cell>
          <table:table-cell table:formula="of:=[.M38]+IF([.$A38]&gt;=[.N$2];INDEX([.N$3:.N38];[.$A38]-[.N$2]+1;1);0)" office:value-type="float" office:value="11424" calcext:value-type="float">
            <text:p>11424</text:p>
          </table:table-cell>
          <table:table-cell table:formula="of:=[.N38]+IF([.$A38]&gt;=[.O$2];INDEX([.O$3:.O38];[.$A38]-[.O$2]+1;1);0)" office:value-type="float" office:value="12186" calcext:value-type="float">
            <text:p>12186</text:p>
          </table:table-cell>
          <table:table-cell table:formula="of:=[.O38]+IF([.$A38]&gt;=[.P$2];INDEX([.P$3:.P38];[.$A38]-[.P$2]+1;1);0)" office:value-type="float" office:value="12801" calcext:value-type="float">
            <text:p>12801</text:p>
          </table:table-cell>
          <table:table-cell table:formula="of:=[.P38]+IF([.$A38]&gt;=[.Q$2];INDEX([.Q$3:.Q38];[.$A38]-[.Q$2]+1;1);0)" office:value-type="float" office:value="13287" calcext:value-type="float">
            <text:p>13287</text:p>
          </table:table-cell>
          <table:table-cell table:formula="of:=[.Q38]+IF([.$A38]&gt;=[.R$2];INDEX([.R$3:.R38];[.$A38]-[.R$2]+1;1);0)" office:value-type="float" office:value="13671" calcext:value-type="float">
            <text:p>13671</text:p>
          </table:table-cell>
          <table:table-cell table:formula="of:=[.R38]+IF([.$A38]&gt;=[.S$2];INDEX([.S$3:.S38];[.$A38]-[.S$2]+1;1);0)" office:value-type="float" office:value="13968" calcext:value-type="float">
            <text:p>13968</text:p>
          </table:table-cell>
          <table:table-cell table:formula="of:=[.S38]+IF([.$A38]&gt;=[.T$2];INDEX([.T$3:.T38];[.$A38]-[.T$2]+1;1);0)" office:value-type="float" office:value="14199" calcext:value-type="float">
            <text:p>14199</text:p>
          </table:table-cell>
          <table:table-cell table:formula="of:=[.T38]+IF([.$A38]&gt;=[.U$2];INDEX([.U$3:.U38];[.$A38]-[.U$2]+1;1);0)" office:value-type="float" office:value="14375" calcext:value-type="float">
            <text:p>14375</text:p>
          </table:table-cell>
          <table:table-cell table:formula="of:=[.U38]+IF([.$A38]&gt;=[.V$2];INDEX([.V$3:.V38];[.$A38]-[.V$2]+1;1);0)" office:value-type="float" office:value="14510" calcext:value-type="float">
            <text:p>14510</text:p>
          </table:table-cell>
          <table:table-cell table:formula="of:=[.V38]+IF([.$A38]&gt;=[.W$2];INDEX([.W$3:.W38];[.$A38]-[.W$2]+1;1);0)" office:value-type="float" office:value="14611" calcext:value-type="float">
            <text:p>14611</text:p>
          </table:table-cell>
          <table:table-cell table:formula="of:=[.W38]+IF([.$A38]&gt;=[.X$2];INDEX([.X$3:.X38];[.$A38]-[.X$2]+1;1);0)" office:value-type="float" office:value="14688" calcext:value-type="float">
            <text:p>14688</text:p>
          </table:table-cell>
          <table:table-cell table:formula="of:=[.X38]+IF([.$A38]&gt;=[.Y$2];INDEX([.Y$3:.Y38];[.$A38]-[.Y$2]+1;1);0)" office:value-type="float" office:value="14744" calcext:value-type="float">
            <text:p>14744</text:p>
          </table:table-cell>
          <table:table-cell table:formula="of:=[.Y38]+IF([.$A38]&gt;=[.Z$2];INDEX([.Z$3:.Z38];[.$A38]-[.Z$2]+1;1);0)" office:value-type="float" office:value="14786" calcext:value-type="float">
            <text:p>14786</text:p>
          </table:table-cell>
          <table:table-cell table:formula="of:=[.Z38]+IF([.$A38]&gt;=[.AA$2];INDEX([.AA$3:.AA38];[.$A38]-[.AA$2]+1;1);0)" office:value-type="float" office:value="14816" calcext:value-type="float">
            <text:p>14816</text:p>
          </table:table-cell>
          <table:table-cell table:formula="of:=[.AA38]+IF([.$A38]&gt;=[.AB$2];INDEX([.AB$3:.AB38];[.$A38]-[.AB$2]+1;1);0)" office:value-type="float" office:value="14838" calcext:value-type="float">
            <text:p>14838</text:p>
          </table:table-cell>
          <table:table-cell table:formula="of:=[.AB38]+IF([.$A38]&gt;=[.AC$2];INDEX([.AC$3:.AC38];[.$A38]-[.AC$2]+1;1);0)" office:value-type="float" office:value="14853" calcext:value-type="float">
            <text:p>14853</text:p>
          </table:table-cell>
          <table:table-cell table:formula="of:=[.AC38]+IF([.$A38]&gt;=[.AD$2];INDEX([.AD$3:.AD38];[.$A38]-[.AD$2]+1;1);0)" office:value-type="float" office:value="14864" calcext:value-type="float">
            <text:p>14864</text:p>
          </table:table-cell>
          <table:table-cell table:formula="of:=[.AD38]+IF([.$A38]&gt;=[.AE$2];INDEX([.AE$3:.AE38];[.$A38]-[.AE$2]+1;1);0)" office:value-type="float" office:value="14871" calcext:value-type="float">
            <text:p>14871</text:p>
          </table:table-cell>
          <table:table-cell table:formula="of:=[.AE38]+IF([.$A38]&gt;=[.AF$2];INDEX([.AF$3:.AF38];[.$A38]-[.AF$2]+1;1);0)" office:value-type="float" office:value="14876" calcext:value-type="float">
            <text:p>14876</text:p>
          </table:table-cell>
          <table:table-cell table:formula="of:=[.AF38]+IF([.$A38]&gt;=[.AG$2];INDEX([.AG$3:.AG38];[.$A38]-[.AG$2]+1;1);0)" office:value-type="float" office:value="14879" calcext:value-type="float">
            <text:p>14879</text:p>
          </table:table-cell>
          <table:table-cell table:formula="of:=[.AG38]+IF([.$A38]&gt;=[.AH$2];INDEX([.AH$3:.AH38];[.$A38]-[.AH$2]+1;1);0)" office:value-type="float" office:value="14881" calcext:value-type="float">
            <text:p>14881</text:p>
          </table:table-cell>
          <table:table-cell table:formula="of:=[.AH38]+IF([.$A38]&gt;=[.AI$2];INDEX([.AI$3:.AI38];[.$A38]-[.AI$2]+1;1);0)" office:value-type="float" office:value="14882" calcext:value-type="float">
            <text:p>14882</text:p>
          </table:table-cell>
          <table:table-cell table:formula="of:=[.AI38]+IF([.$A38]&gt;=[.AJ$2];INDEX([.AJ$3:.AJ38];[.$A38]-[.AJ$2]+1;1);0)" office:value-type="float" office:value="14883" calcext:value-type="float">
            <text:p>14883</text:p>
          </table:table-cell>
          <table:table-cell table:formula="of:=[.AJ38]+IF([.$A38]&gt;=[.AK$2];INDEX([.AK$3:.AK38];[.$A38]-[.AK$2]+1;1);0)" office:value-type="float" office:value="14883" calcext:value-type="float">
            <text:p>14883</text:p>
          </table:table-cell>
          <table:table-cell table:formula="of:=[.AK38]+IF([.$A38]&gt;=[.AL$2];INDEX([.AL$3:.AL38];[.$A38]-[.AL$2]+1;1);0)" office:value-type="float" office:value="14883" calcext:value-type="float">
            <text:p>14883</text:p>
          </table:table-cell>
          <table:table-cell table:formula="of:=[.AL38]+IF([.$A38]&gt;=[.AM$2];INDEX([.AM$3:.AM38];[.$A38]-[.AM$2]+1;1);0)" office:value-type="float" office:value="14883" calcext:value-type="float">
            <text:p>14883</text:p>
          </table:table-cell>
          <table:table-cell table:formula="of:=[.AM38]+IF([.$A38]&gt;=[.AN$2];INDEX([.AN$3:.AN38];[.$A38]-[.AN$2]+1;1);0)" office:value-type="float" office:value="14883" calcext:value-type="float">
            <text:p>14883</text:p>
          </table:table-cell>
          <table:table-cell table:formula="of:=[.AN38]+IF([.$A38]&gt;=[.AO$2];INDEX([.AO$3:.AO38];[.$A38]-[.AO$2]+1;1);0)" office:value-type="float" office:value="14883" calcext:value-type="float">
            <text:p>14883</text:p>
          </table:table-cell>
          <table:table-cell table:formula="of:=[.AO38]+IF([.$A38]&gt;=[.AP$2];INDEX([.AP$3:.AP38];[.$A38]-[.AP$2]+1;1);0)" office:value-type="float" office:value="14883" calcext:value-type="float">
            <text:p>14883</text:p>
          </table:table-cell>
          <table:table-cell table:formula="of:=[.AP38]+IF([.$A38]&gt;=[.AQ$2];INDEX([.AQ$3:.AQ38];[.$A38]-[.AQ$2]+1;1);0)" office:value-type="float" office:value="14883" calcext:value-type="float">
            <text:p>14883</text:p>
          </table:table-cell>
          <table:table-cell table:formula="of:=[.AQ38]+IF([.$A38]&gt;=[.AR$2];INDEX([.AR$3:.AR38];[.$A38]-[.AR$2]+1;1);0)" office:value-type="float" office:value="14883" calcext:value-type="float">
            <text:p>14883</text:p>
          </table:table-cell>
          <table:table-cell table:formula="of:=[.AR38]+IF([.$A38]&gt;=[.AS$2];INDEX([.AS$3:.AS38];[.$A38]-[.AS$2]+1;1);0)" office:value-type="float" office:value="14883" calcext:value-type="float">
            <text:p>14883</text:p>
          </table:table-cell>
          <table:table-cell table:formula="of:=[.AS38]+IF([.$A38]&gt;=[.AT$2];INDEX([.AT$3:.AT38];[.$A38]-[.AT$2]+1;1);0)" office:value-type="float" office:value="14883" calcext:value-type="float">
            <text:p>14883</text:p>
          </table:table-cell>
          <table:table-cell table:formula="of:=[.AT38]+IF([.$A38]&gt;=[.AU$2];INDEX([.AU$3:.AU38];[.$A38]-[.AU$2]+1;1);0)" office:value-type="float" office:value="14883" calcext:value-type="float">
            <text:p>14883</text:p>
          </table:table-cell>
          <table:table-cell table:formula="of:=[.AU38]+IF([.$A38]&gt;=[.AV$2];INDEX([.AV$3:.AV38];[.$A38]-[.AV$2]+1;1);0)" office:value-type="float" office:value="14883" calcext:value-type="float">
            <text:p>14883</text:p>
          </table:table-cell>
          <table:table-cell table:formula="of:=[.AV38]+IF([.$A38]&gt;=[.AW$2];INDEX([.AW$3:.AW38];[.$A38]-[.AW$2]+1;1);0)" office:value-type="float" office:value="14883" calcext:value-type="float">
            <text:p>14883</text:p>
          </table:table-cell>
          <table:table-cell table:formula="of:=[.AW38]+IF([.$A38]&gt;=[.AX$2];INDEX([.AX$3:.AX38];[.$A38]-[.AX$2]+1;1);0)" office:value-type="float" office:value="14883" calcext:value-type="float">
            <text:p>14883</text:p>
          </table:table-cell>
          <table:table-cell table:formula="of:=[.AX38]+IF([.$A38]&gt;=[.AY$2];INDEX([.AY$3:.AY38];[.$A38]-[.AY$2]+1;1);0)" office:value-type="float" office:value="14883" calcext:value-type="float">
            <text:p>14883</text:p>
          </table:table-cell>
          <table:table-cell table:formula="of:=[.AY38]+IF([.$A38]&gt;=[.AZ$2];INDEX([.AZ$3:.AZ38];[.$A38]-[.AZ$2]+1;1);0)" office:value-type="float" office:value="14883" calcext:value-type="float">
            <text:p>14883</text:p>
          </table:table-cell>
          <table:table-cell table:formula="of:=[.AZ38]+IF([.$A38]&gt;=[.BA$2];INDEX([.BA$3:.BA38];[.$A38]-[.BA$2]+1;1);0)" office:value-type="float" office:value="14883" calcext:value-type="float">
            <text:p>14883</text:p>
          </table:table-cell>
          <table:table-cell table:formula="of:=[.BA38]+IF([.$A38]&gt;=[.BB$2];INDEX([.BB$3:.BB38];[.$A38]-[.BB$2]+1;1);0)" office:value-type="float" office:value="14883" calcext:value-type="float">
            <text:p>14883</text:p>
          </table:table-cell>
          <table:table-cell table:formula="of:=[.BB38]+IF([.$A38]&gt;=[.BC$2];INDEX([.BC$3:.BC38];[.$A38]-[.BC$2]+1;1);0)" office:value-type="float" office:value="14883" calcext:value-type="float">
            <text:p>14883</text:p>
          </table:table-cell>
          <table:table-cell table:formula="of:=[.BC38]+IF([.$A38]&gt;=[.BD$2];INDEX([.BD$3:.BD38];[.$A38]-[.BD$2]+1;1);0)" office:value-type="float" office:value="14883" calcext:value-type="float">
            <text:p>14883</text:p>
          </table:table-cell>
          <table:table-cell table:formula="of:=[.BD38]+IF([.$A38]&gt;=[.BE$2];INDEX([.BE$3:.BE38];[.$A38]-[.BE$2]+1;1);0)" office:value-type="float" office:value="14883" calcext:value-type="float">
            <text:p>14883</text:p>
          </table:table-cell>
          <table:table-cell table:formula="of:=[.BE38]+IF([.$A38]&gt;=[.BF$2];INDEX([.BF$3:.BF38];[.$A38]-[.BF$2]+1;1);0)" office:value-type="float" office:value="14883" calcext:value-type="float">
            <text:p>14883</text:p>
          </table:table-cell>
          <table:table-cell table:formula="of:=[.BF38]+IF([.$A38]&gt;=[.BG$2];INDEX([.BG$3:.BG38];[.$A38]-[.BG$2]+1;1);0)" office:value-type="float" office:value="14883" calcext:value-type="float">
            <text:p>14883</text:p>
          </table:table-cell>
          <table:table-cell table:formula="of:=[.BG38]+IF([.$A38]&gt;=[.BH$2];INDEX([.BH$3:.BH38];[.$A38]-[.BH$2]+1;1);0)" office:value-type="float" office:value="14883" calcext:value-type="float">
            <text:p>14883</text:p>
          </table:table-cell>
          <table:table-cell table:formula="of:=[.BH38]+IF([.$A38]&gt;=[.BI$2];INDEX([.BI$3:.BI38];[.$A38]-[.BI$2]+1;1);0)" office:value-type="float" office:value="14883" calcext:value-type="float">
            <text:p>14883</text:p>
          </table:table-cell>
          <table:table-cell table:formula="of:=[.BI38]+IF([.$A38]&gt;=[.BJ$2];INDEX([.BJ$3:.BJ38];[.$A38]-[.BJ$2]+1;1);0)" office:value-type="float" office:value="14883" calcext:value-type="float">
            <text:p>14883</text:p>
          </table:table-cell>
          <table:table-cell table:formula="of:=[.BJ38]+IF([.$A38]&gt;=[.BK$2];INDEX([.BK$3:.BK38];[.$A38]-[.BK$2]+1;1);0)" office:value-type="float" office:value="14883" calcext:value-type="float">
            <text:p>14883</text:p>
          </table:table-cell>
          <table:table-cell table:formula="of:=[.BK38]+IF([.$A38]&gt;=[.BL$2];INDEX([.BL$3:.BL38];[.$A38]-[.BL$2]+1;1);0)" office:value-type="float" office:value="14883" calcext:value-type="float">
            <text:p>14883</text:p>
          </table:table-cell>
          <table:table-cell table:formula="of:=[.BL38]+IF([.$A38]&gt;=[.BM$2];INDEX([.BM$3:.BM38];[.$A38]-[.BM$2]+1;1);0)" office:value-type="float" office:value="14883" calcext:value-type="float">
            <text:p>14883</text:p>
          </table:table-cell>
          <table:table-cell table:formula="of:=[.BM38]+IF([.$A38]&gt;=[.BN$2];INDEX([.BN$3:.BN38];[.$A38]-[.BN$2]+1;1);0)" office:value-type="float" office:value="14883" calcext:value-type="float">
            <text:p>14883</text:p>
          </table:table-cell>
          <table:table-cell table:formula="of:=[.BN38]+IF([.$A38]&gt;=[.BO$2];INDEX([.BO$3:.BO38];[.$A38]-[.BO$2]+1;1);0)" office:value-type="float" office:value="14883" calcext:value-type="float">
            <text:p>14883</text:p>
          </table:table-cell>
          <table:table-cell table:formula="of:=[.BO38]+IF([.$A38]&gt;=[.BP$2];INDEX([.BP$3:.BP38];[.$A38]-[.BP$2]+1;1);0)" office:value-type="float" office:value="14883" calcext:value-type="float">
            <text:p>14883</text:p>
          </table:table-cell>
          <table:table-cell table:formula="of:=[.BP38]+IF([.$A38]&gt;=[.BQ$2];INDEX([.BQ$3:.BQ38];[.$A38]-[.BQ$2]+1;1);0)" office:value-type="float" office:value="14883" calcext:value-type="float">
            <text:p>14883</text:p>
          </table:table-cell>
          <table:table-cell table:formula="of:=[.BQ38]+IF([.$A38]&gt;=[.BR$2];INDEX([.BR$3:.BR38];[.$A38]-[.BR$2]+1;1);0)" office:value-type="float" office:value="14883" calcext:value-type="float">
            <text:p>14883</text:p>
          </table:table-cell>
          <table:table-cell table:formula="of:=[.BR38]+IF([.$A38]&gt;=[.BS$2];INDEX([.BS$3:.BS38];[.$A38]-[.BS$2]+1;1);0)" office:value-type="float" office:value="14883" calcext:value-type="float">
            <text:p>14883</text:p>
          </table:table-cell>
          <table:table-cell table:formula="of:=[.BS38]+IF([.$A38]&gt;=[.BT$2];INDEX([.BT$3:.BT38];[.$A38]-[.BT$2]+1;1);0)" office:value-type="float" office:value="14883" calcext:value-type="float">
            <text:p>14883</text:p>
          </table:table-cell>
          <table:table-cell table:formula="of:=[.BT38]+IF([.$A38]&gt;=[.BU$2];INDEX([.BU$3:.BU38];[.$A38]-[.BU$2]+1;1);0)" office:value-type="float" office:value="14883" calcext:value-type="float">
            <text:p>14883</text:p>
          </table:table-cell>
          <table:table-cell table:formula="of:=[.BU38]+IF([.$A38]&gt;=[.BV$2];INDEX([.BV$3:.BV38];[.$A38]-[.BV$2]+1;1);0)" office:value-type="float" office:value="14883" calcext:value-type="float">
            <text:p>14883</text:p>
          </table:table-cell>
          <table:table-cell table:formula="of:=[.BV38]+IF([.$A38]&gt;=[.BW$2];INDEX([.BW$3:.BW38];[.$A38]-[.BW$2]+1;1);0)" office:value-type="float" office:value="14883" calcext:value-type="float">
            <text:p>14883</text:p>
          </table:table-cell>
          <table:table-cell table:formula="of:=[.BW38]+IF([.$A38]&gt;=[.BX$2];INDEX([.BX$3:.BX38];[.$A38]-[.BX$2]+1;1);0)" office:value-type="float" office:value="14883" calcext:value-type="float">
            <text:p>14883</text:p>
          </table:table-cell>
          <table:table-cell table:formula="of:=[.BX38]+IF([.$A38]&gt;=[.BY$2];INDEX([.BY$3:.BY38];[.$A38]-[.BY$2]+1;1);0)" office:value-type="float" office:value="14883" calcext:value-type="float">
            <text:p>14883</text:p>
          </table:table-cell>
          <table:table-cell table:formula="of:=[.BY38]+IF([.$A38]&gt;=[.BZ$2];INDEX([.BZ$3:.BZ38];[.$A38]-[.BZ$2]+1;1);0)" office:value-type="float" office:value="14883" calcext:value-type="float">
            <text:p>14883</text:p>
          </table:table-cell>
          <table:table-cell table:formula="of:=[.BZ38]+IF([.$A38]&gt;=[.CA$2];INDEX([.CA$3:.CA38];[.$A38]-[.CA$2]+1;1);0)" office:value-type="float" office:value="14883" calcext:value-type="float">
            <text:p>14883</text:p>
          </table:table-cell>
          <table:table-cell table:formula="of:=[.CA38]+IF([.$A38]&gt;=[.CB$2];INDEX([.CB$3:.CB38];[.$A38]-[.CB$2]+1;1);0)" office:value-type="float" office:value="14883" calcext:value-type="float">
            <text:p>14883</text:p>
          </table:table-cell>
          <table:table-cell table:formula="of:=[.CB38]+IF([.$A38]&gt;=[.CC$2];INDEX([.CC$3:.CC38];[.$A38]-[.CC$2]+1;1);0)" office:value-type="float" office:value="14883" calcext:value-type="float">
            <text:p>14883</text:p>
          </table:table-cell>
          <table:table-cell table:formula="of:=[.CC38]+IF([.$A38]&gt;=[.CD$2];INDEX([.CD$3:.CD38];[.$A38]-[.CD$2]+1;1);0)" office:value-type="float" office:value="14883" calcext:value-type="float">
            <text:p>14883</text:p>
          </table:table-cell>
          <table:table-cell table:formula="of:=[.CD38]+IF([.$A38]&gt;=[.CE$2];INDEX([.CE$3:.CE38];[.$A38]-[.CE$2]+1;1);0)" office:value-type="float" office:value="14883" calcext:value-type="float">
            <text:p>14883</text:p>
          </table:table-cell>
          <table:table-cell table:formula="of:=[.CE38]+IF([.$A38]&gt;=[.CF$2];INDEX([.CF$3:.CF38];[.$A38]-[.CF$2]+1;1);0)" office:value-type="float" office:value="14883" calcext:value-type="float">
            <text:p>14883</text:p>
          </table:table-cell>
          <table:table-cell table:formula="of:=[.CF38]+IF([.$A38]&gt;=[.CG$2];INDEX([.CG$3:.CG38];[.$A38]-[.CG$2]+1;1);0)" office:value-type="float" office:value="14883" calcext:value-type="float">
            <text:p>14883</text:p>
          </table:table-cell>
          <table:table-cell table:formula="of:=[.CG38]+IF([.$A38]&gt;=[.CH$2];INDEX([.CH$3:.CH38];[.$A38]-[.CH$2]+1;1);0)" office:value-type="float" office:value="14883" calcext:value-type="float">
            <text:p>14883</text:p>
          </table:table-cell>
          <table:table-cell table:formula="of:=[.CH38]+IF([.$A38]&gt;=[.CI$2];INDEX([.CI$3:.CI38];[.$A38]-[.CI$2]+1;1);0)" office:value-type="float" office:value="14883" calcext:value-type="float">
            <text:p>14883</text:p>
          </table:table-cell>
          <table:table-cell table:formula="of:=[.CI38]+IF([.$A38]&gt;=[.CJ$2];INDEX([.CJ$3:.CJ38];[.$A38]-[.CJ$2]+1;1);0)" office:value-type="float" office:value="14883" calcext:value-type="float">
            <text:p>14883</text:p>
          </table:table-cell>
          <table:table-cell table:formula="of:=[.CJ38]+IF([.$A38]&gt;=[.CK$2];INDEX([.CK$3:.CK38];[.$A38]-[.CK$2]+1;1);0)" office:value-type="float" office:value="14883" calcext:value-type="float">
            <text:p>14883</text:p>
          </table:table-cell>
          <table:table-cell table:formula="of:=[.CK38]+IF([.$A38]&gt;=[.CL$2];INDEX([.CL$3:.CL38];[.$A38]-[.CL$2]+1;1);0)" office:value-type="float" office:value="14883" calcext:value-type="float">
            <text:p>14883</text:p>
          </table:table-cell>
          <table:table-cell table:formula="of:=[.CL38]+IF([.$A38]&gt;=[.CM$2];INDEX([.CM$3:.CM38];[.$A38]-[.CM$2]+1;1);0)" office:value-type="float" office:value="14883" calcext:value-type="float">
            <text:p>14883</text:p>
          </table:table-cell>
          <table:table-cell table:formula="of:=[.CM38]+IF([.$A38]&gt;=[.CN$2];INDEX([.CN$3:.CN38];[.$A38]-[.CN$2]+1;1);0)" office:value-type="float" office:value="14883" calcext:value-type="float">
            <text:p>14883</text:p>
          </table:table-cell>
          <table:table-cell table:formula="of:=[.CN38]+IF([.$A38]&gt;=[.CO$2];INDEX([.CO$3:.CO38];[.$A38]-[.CO$2]+1;1);0)" office:value-type="float" office:value="14883" calcext:value-type="float">
            <text:p>14883</text:p>
          </table:table-cell>
          <table:table-cell table:formula="of:=[.CO38]+IF([.$A38]&gt;=[.CP$2];INDEX([.CP$3:.CP38];[.$A38]-[.CP$2]+1;1);0)" office:value-type="float" office:value="14883" calcext:value-type="float">
            <text:p>14883</text:p>
          </table:table-cell>
          <table:table-cell table:formula="of:=[.CP38]+IF([.$A38]&gt;=[.CQ$2];INDEX([.CQ$3:.CQ38];[.$A38]-[.CQ$2]+1;1);0)" office:value-type="float" office:value="14883" calcext:value-type="float">
            <text:p>14883</text:p>
          </table:table-cell>
          <table:table-cell table:formula="of:=[.CQ38]+IF([.$A38]&gt;=[.CR$2];INDEX([.CR$3:.CR38];[.$A38]-[.CR$2]+1;1);0)" office:value-type="float" office:value="14883" calcext:value-type="float">
            <text:p>14883</text:p>
          </table:table-cell>
          <table:table-cell table:formula="of:=[.CR38]+IF([.$A38]&gt;=[.CS$2];INDEX([.CS$3:.CS38];[.$A38]-[.CS$2]+1;1);0)" office:value-type="float" office:value="14883" calcext:value-type="float">
            <text:p>14883</text:p>
          </table:table-cell>
          <table:table-cell table:formula="of:=[.CS38]+IF([.$A38]&gt;=[.CT$2];INDEX([.CT$3:.CT38];[.$A38]-[.CT$2]+1;1);0)" office:value-type="float" office:value="14883" calcext:value-type="float">
            <text:p>14883</text:p>
          </table:table-cell>
          <table:table-cell table:formula="of:=[.CT38]+IF([.$A38]&gt;=[.CU$2];INDEX([.CU$3:.CU38];[.$A38]-[.CU$2]+1;1);0)" office:value-type="float" office:value="14883" calcext:value-type="float">
            <text:p>14883</text:p>
          </table:table-cell>
          <table:table-cell table:formula="of:=[.CU38]+IF([.$A38]&gt;=[.CV$2];INDEX([.CV$3:.CV38];[.$A38]-[.CV$2]+1;1);0)" office:value-type="float" office:value="14883" calcext:value-type="float">
            <text:p>14883</text:p>
          </table:table-cell>
          <table:table-cell table:formula="of:=[.CV38]+IF([.$A38]&gt;=[.CW$2];INDEX([.CW$3:.CW38];[.$A38]-[.CW$2]+1;1);0)" office:value-type="float" office:value="14883" calcext:value-type="float">
            <text:p>148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8]" office:value-type="float" office:value="1" calcext:value-type="float">
            <text:p>1</text:p>
          </table:table-cell>
          <table:table-cell table:formula="of:=[.B39]+IF([.$A39]&gt;=[.C$2];INDEX([.C$3:.C39];[.$A39]-[.C$2]+1;1);0)" office:value-type="float" office:value="19" calcext:value-type="float">
            <text:p>19</text:p>
          </table:table-cell>
          <table:table-cell table:formula="of:=[.C39]+IF([.$A39]&gt;=[.D$2];INDEX([.D$3:.D39];[.$A39]-[.D$2]+1;1);0)" office:value-type="float" office:value="127" calcext:value-type="float">
            <text:p>127</text:p>
          </table:table-cell>
          <table:table-cell table:formula="of:=[.D39]+IF([.$A39]&gt;=[.E$2];INDEX([.E$3:.E39];[.$A39]-[.E$2]+1;1);0)" office:value-type="float" office:value="478" calcext:value-type="float">
            <text:p>478</text:p>
          </table:table-cell>
          <table:table-cell table:formula="of:=[.E39]+IF([.$A39]&gt;=[.F$2];INDEX([.F$3:.F39];[.$A39]-[.F$2]+1;1);0)" office:value-type="float" office:value="1226" calcext:value-type="float">
            <text:p>1226</text:p>
          </table:table-cell>
          <table:table-cell table:formula="of:=[.F39]+IF([.$A39]&gt;=[.G$2];INDEX([.G$3:.G39];[.$A39]-[.G$2]+1;1);0)" office:value-type="float" office:value="2432" calcext:value-type="float">
            <text:p>2432</text:p>
          </table:table-cell>
          <table:table-cell table:formula="of:=[.G39]+IF([.$A39]&gt;=[.H$2];INDEX([.H$3:.H39];[.$A39]-[.H$2]+1;1);0)" office:value-type="float" office:value="4011" calcext:value-type="float">
            <text:p>4011</text:p>
          </table:table-cell>
          <table:table-cell table:formula="of:=[.H39]+IF([.$A39]&gt;=[.I$2];INDEX([.I$3:.I39];[.$A39]-[.I$2]+1;1);0)" office:value-type="float" office:value="5812" calcext:value-type="float">
            <text:p>5812</text:p>
          </table:table-cell>
          <table:table-cell table:formula="of:=[.I39]+IF([.$A39]&gt;=[.J$2];INDEX([.J$3:.J39];[.$A39]-[.J$2]+1;1);0)" office:value-type="float" office:value="7657" calcext:value-type="float">
            <text:p>7657</text:p>
          </table:table-cell>
          <table:table-cell table:formula="of:=[.J39]+IF([.$A39]&gt;=[.K$2];INDEX([.K$3:.K39];[.$A39]-[.K$2]+1;1);0)" office:value-type="float" office:value="9418" calcext:value-type="float">
            <text:p>9418</text:p>
          </table:table-cell>
          <table:table-cell table:formula="of:=[.K39]+IF([.$A39]&gt;=[.L$2];INDEX([.L$3:.L39];[.$A39]-[.L$2]+1;1);0)" office:value-type="float" office:value="11004" calcext:value-type="float">
            <text:p>11004</text:p>
          </table:table-cell>
          <table:table-cell table:formula="of:=[.L39]+IF([.$A39]&gt;=[.M$2];INDEX([.M$3:.M39];[.$A39]-[.M$2]+1;1);0)" office:value-type="float" office:value="12384" calcext:value-type="float">
            <text:p>12384</text:p>
          </table:table-cell>
          <table:table-cell table:formula="of:=[.M39]+IF([.$A39]&gt;=[.N$2];INDEX([.N$3:.N39];[.$A39]-[.N$2]+1;1);0)" office:value-type="float" office:value="13542" calcext:value-type="float">
            <text:p>13542</text:p>
          </table:table-cell>
          <table:table-cell table:formula="of:=[.N39]+IF([.$A39]&gt;=[.O$2];INDEX([.O$3:.O39];[.$A39]-[.O$2]+1;1);0)" office:value-type="float" office:value="14499" calcext:value-type="float">
            <text:p>14499</text:p>
          </table:table-cell>
          <table:table-cell table:formula="of:=[.O39]+IF([.$A39]&gt;=[.P$2];INDEX([.P$3:.P39];[.$A39]-[.P$2]+1;1);0)" office:value-type="float" office:value="15272" calcext:value-type="float">
            <text:p>15272</text:p>
          </table:table-cell>
          <table:table-cell table:formula="of:=[.P39]+IF([.$A39]&gt;=[.Q$2];INDEX([.Q$3:.Q39];[.$A39]-[.Q$2]+1;1);0)" office:value-type="float" office:value="15892" calcext:value-type="float">
            <text:p>15892</text:p>
          </table:table-cell>
          <table:table-cell table:formula="of:=[.Q39]+IF([.$A39]&gt;=[.R$2];INDEX([.R$3:.R39];[.$A39]-[.R$2]+1;1);0)" office:value-type="float" office:value="16380" calcext:value-type="float">
            <text:p>16380</text:p>
          </table:table-cell>
          <table:table-cell table:formula="of:=[.R39]+IF([.$A39]&gt;=[.S$2];INDEX([.S$3:.S39];[.$A39]-[.S$2]+1;1);0)" office:value-type="float" office:value="16765" calcext:value-type="float">
            <text:p>16765</text:p>
          </table:table-cell>
          <table:table-cell table:formula="of:=[.S39]+IF([.$A39]&gt;=[.T$2];INDEX([.T$3:.T39];[.$A39]-[.T$2]+1;1);0)" office:value-type="float" office:value="17062" calcext:value-type="float">
            <text:p>17062</text:p>
          </table:table-cell>
          <table:table-cell table:formula="of:=[.T39]+IF([.$A39]&gt;=[.U$2];INDEX([.U$3:.U39];[.$A39]-[.U$2]+1;1);0)" office:value-type="float" office:value="17293" calcext:value-type="float">
            <text:p>17293</text:p>
          </table:table-cell>
          <table:table-cell table:formula="of:=[.U39]+IF([.$A39]&gt;=[.V$2];INDEX([.V$3:.V39];[.$A39]-[.V$2]+1;1);0)" office:value-type="float" office:value="17469" calcext:value-type="float">
            <text:p>17469</text:p>
          </table:table-cell>
          <table:table-cell table:formula="of:=[.V39]+IF([.$A39]&gt;=[.W$2];INDEX([.W$3:.W39];[.$A39]-[.W$2]+1;1);0)" office:value-type="float" office:value="17604" calcext:value-type="float">
            <text:p>17604</text:p>
          </table:table-cell>
          <table:table-cell table:formula="of:=[.W39]+IF([.$A39]&gt;=[.X$2];INDEX([.X$3:.X39];[.$A39]-[.X$2]+1;1);0)" office:value-type="float" office:value="17705" calcext:value-type="float">
            <text:p>17705</text:p>
          </table:table-cell>
          <table:table-cell table:formula="of:=[.X39]+IF([.$A39]&gt;=[.Y$2];INDEX([.Y$3:.Y39];[.$A39]-[.Y$2]+1;1);0)" office:value-type="float" office:value="17782" calcext:value-type="float">
            <text:p>17782</text:p>
          </table:table-cell>
          <table:table-cell table:formula="of:=[.Y39]+IF([.$A39]&gt;=[.Z$2];INDEX([.Z$3:.Z39];[.$A39]-[.Z$2]+1;1);0)" office:value-type="float" office:value="17838" calcext:value-type="float">
            <text:p>17838</text:p>
          </table:table-cell>
          <table:table-cell table:formula="of:=[.Z39]+IF([.$A39]&gt;=[.AA$2];INDEX([.AA$3:.AA39];[.$A39]-[.AA$2]+1;1);0)" office:value-type="float" office:value="17880" calcext:value-type="float">
            <text:p>17880</text:p>
          </table:table-cell>
          <table:table-cell table:formula="of:=[.AA39]+IF([.$A39]&gt;=[.AB$2];INDEX([.AB$3:.AB39];[.$A39]-[.AB$2]+1;1);0)" office:value-type="float" office:value="17910" calcext:value-type="float">
            <text:p>17910</text:p>
          </table:table-cell>
          <table:table-cell table:formula="of:=[.AB39]+IF([.$A39]&gt;=[.AC$2];INDEX([.AC$3:.AC39];[.$A39]-[.AC$2]+1;1);0)" office:value-type="float" office:value="17932" calcext:value-type="float">
            <text:p>17932</text:p>
          </table:table-cell>
          <table:table-cell table:formula="of:=[.AC39]+IF([.$A39]&gt;=[.AD$2];INDEX([.AD$3:.AD39];[.$A39]-[.AD$2]+1;1);0)" office:value-type="float" office:value="17947" calcext:value-type="float">
            <text:p>17947</text:p>
          </table:table-cell>
          <table:table-cell table:formula="of:=[.AD39]+IF([.$A39]&gt;=[.AE$2];INDEX([.AE$3:.AE39];[.$A39]-[.AE$2]+1;1);0)" office:value-type="float" office:value="17958" calcext:value-type="float">
            <text:p>17958</text:p>
          </table:table-cell>
          <table:table-cell table:formula="of:=[.AE39]+IF([.$A39]&gt;=[.AF$2];INDEX([.AF$3:.AF39];[.$A39]-[.AF$2]+1;1);0)" office:value-type="float" office:value="17965" calcext:value-type="float">
            <text:p>17965</text:p>
          </table:table-cell>
          <table:table-cell table:formula="of:=[.AF39]+IF([.$A39]&gt;=[.AG$2];INDEX([.AG$3:.AG39];[.$A39]-[.AG$2]+1;1);0)" office:value-type="float" office:value="17970" calcext:value-type="float">
            <text:p>17970</text:p>
          </table:table-cell>
          <table:table-cell table:formula="of:=[.AG39]+IF([.$A39]&gt;=[.AH$2];INDEX([.AH$3:.AH39];[.$A39]-[.AH$2]+1;1);0)" office:value-type="float" office:value="17973" calcext:value-type="float">
            <text:p>17973</text:p>
          </table:table-cell>
          <table:table-cell table:formula="of:=[.AH39]+IF([.$A39]&gt;=[.AI$2];INDEX([.AI$3:.AI39];[.$A39]-[.AI$2]+1;1);0)" office:value-type="float" office:value="17975" calcext:value-type="float">
            <text:p>17975</text:p>
          </table:table-cell>
          <table:table-cell table:formula="of:=[.AI39]+IF([.$A39]&gt;=[.AJ$2];INDEX([.AJ$3:.AJ39];[.$A39]-[.AJ$2]+1;1);0)" office:value-type="float" office:value="17976" calcext:value-type="float">
            <text:p>17976</text:p>
          </table:table-cell>
          <table:table-cell table:formula="of:=[.AJ39]+IF([.$A39]&gt;=[.AK$2];INDEX([.AK$3:.AK39];[.$A39]-[.AK$2]+1;1);0)" office:value-type="float" office:value="17977" calcext:value-type="float">
            <text:p>17977</text:p>
          </table:table-cell>
          <table:table-cell table:formula="of:=[.AK39]+IF([.$A39]&gt;=[.AL$2];INDEX([.AL$3:.AL39];[.$A39]-[.AL$2]+1;1);0)" office:value-type="float" office:value="17977" calcext:value-type="float">
            <text:p>17977</text:p>
          </table:table-cell>
          <table:table-cell table:formula="of:=[.AL39]+IF([.$A39]&gt;=[.AM$2];INDEX([.AM$3:.AM39];[.$A39]-[.AM$2]+1;1);0)" office:value-type="float" office:value="17977" calcext:value-type="float">
            <text:p>17977</text:p>
          </table:table-cell>
          <table:table-cell table:formula="of:=[.AM39]+IF([.$A39]&gt;=[.AN$2];INDEX([.AN$3:.AN39];[.$A39]-[.AN$2]+1;1);0)" office:value-type="float" office:value="17977" calcext:value-type="float">
            <text:p>17977</text:p>
          </table:table-cell>
          <table:table-cell table:formula="of:=[.AN39]+IF([.$A39]&gt;=[.AO$2];INDEX([.AO$3:.AO39];[.$A39]-[.AO$2]+1;1);0)" office:value-type="float" office:value="17977" calcext:value-type="float">
            <text:p>17977</text:p>
          </table:table-cell>
          <table:table-cell table:formula="of:=[.AO39]+IF([.$A39]&gt;=[.AP$2];INDEX([.AP$3:.AP39];[.$A39]-[.AP$2]+1;1);0)" office:value-type="float" office:value="17977" calcext:value-type="float">
            <text:p>17977</text:p>
          </table:table-cell>
          <table:table-cell table:formula="of:=[.AP39]+IF([.$A39]&gt;=[.AQ$2];INDEX([.AQ$3:.AQ39];[.$A39]-[.AQ$2]+1;1);0)" office:value-type="float" office:value="17977" calcext:value-type="float">
            <text:p>17977</text:p>
          </table:table-cell>
          <table:table-cell table:formula="of:=[.AQ39]+IF([.$A39]&gt;=[.AR$2];INDEX([.AR$3:.AR39];[.$A39]-[.AR$2]+1;1);0)" office:value-type="float" office:value="17977" calcext:value-type="float">
            <text:p>17977</text:p>
          </table:table-cell>
          <table:table-cell table:formula="of:=[.AR39]+IF([.$A39]&gt;=[.AS$2];INDEX([.AS$3:.AS39];[.$A39]-[.AS$2]+1;1);0)" office:value-type="float" office:value="17977" calcext:value-type="float">
            <text:p>17977</text:p>
          </table:table-cell>
          <table:table-cell table:formula="of:=[.AS39]+IF([.$A39]&gt;=[.AT$2];INDEX([.AT$3:.AT39];[.$A39]-[.AT$2]+1;1);0)" office:value-type="float" office:value="17977" calcext:value-type="float">
            <text:p>17977</text:p>
          </table:table-cell>
          <table:table-cell table:formula="of:=[.AT39]+IF([.$A39]&gt;=[.AU$2];INDEX([.AU$3:.AU39];[.$A39]-[.AU$2]+1;1);0)" office:value-type="float" office:value="17977" calcext:value-type="float">
            <text:p>17977</text:p>
          </table:table-cell>
          <table:table-cell table:formula="of:=[.AU39]+IF([.$A39]&gt;=[.AV$2];INDEX([.AV$3:.AV39];[.$A39]-[.AV$2]+1;1);0)" office:value-type="float" office:value="17977" calcext:value-type="float">
            <text:p>17977</text:p>
          </table:table-cell>
          <table:table-cell table:formula="of:=[.AV39]+IF([.$A39]&gt;=[.AW$2];INDEX([.AW$3:.AW39];[.$A39]-[.AW$2]+1;1);0)" office:value-type="float" office:value="17977" calcext:value-type="float">
            <text:p>17977</text:p>
          </table:table-cell>
          <table:table-cell table:formula="of:=[.AW39]+IF([.$A39]&gt;=[.AX$2];INDEX([.AX$3:.AX39];[.$A39]-[.AX$2]+1;1);0)" office:value-type="float" office:value="17977" calcext:value-type="float">
            <text:p>17977</text:p>
          </table:table-cell>
          <table:table-cell table:formula="of:=[.AX39]+IF([.$A39]&gt;=[.AY$2];INDEX([.AY$3:.AY39];[.$A39]-[.AY$2]+1;1);0)" office:value-type="float" office:value="17977" calcext:value-type="float">
            <text:p>17977</text:p>
          </table:table-cell>
          <table:table-cell table:formula="of:=[.AY39]+IF([.$A39]&gt;=[.AZ$2];INDEX([.AZ$3:.AZ39];[.$A39]-[.AZ$2]+1;1);0)" office:value-type="float" office:value="17977" calcext:value-type="float">
            <text:p>17977</text:p>
          </table:table-cell>
          <table:table-cell table:formula="of:=[.AZ39]+IF([.$A39]&gt;=[.BA$2];INDEX([.BA$3:.BA39];[.$A39]-[.BA$2]+1;1);0)" office:value-type="float" office:value="17977" calcext:value-type="float">
            <text:p>17977</text:p>
          </table:table-cell>
          <table:table-cell table:formula="of:=[.BA39]+IF([.$A39]&gt;=[.BB$2];INDEX([.BB$3:.BB39];[.$A39]-[.BB$2]+1;1);0)" office:value-type="float" office:value="17977" calcext:value-type="float">
            <text:p>17977</text:p>
          </table:table-cell>
          <table:table-cell table:formula="of:=[.BB39]+IF([.$A39]&gt;=[.BC$2];INDEX([.BC$3:.BC39];[.$A39]-[.BC$2]+1;1);0)" office:value-type="float" office:value="17977" calcext:value-type="float">
            <text:p>17977</text:p>
          </table:table-cell>
          <table:table-cell table:formula="of:=[.BC39]+IF([.$A39]&gt;=[.BD$2];INDEX([.BD$3:.BD39];[.$A39]-[.BD$2]+1;1);0)" office:value-type="float" office:value="17977" calcext:value-type="float">
            <text:p>17977</text:p>
          </table:table-cell>
          <table:table-cell table:formula="of:=[.BD39]+IF([.$A39]&gt;=[.BE$2];INDEX([.BE$3:.BE39];[.$A39]-[.BE$2]+1;1);0)" office:value-type="float" office:value="17977" calcext:value-type="float">
            <text:p>17977</text:p>
          </table:table-cell>
          <table:table-cell table:formula="of:=[.BE39]+IF([.$A39]&gt;=[.BF$2];INDEX([.BF$3:.BF39];[.$A39]-[.BF$2]+1;1);0)" office:value-type="float" office:value="17977" calcext:value-type="float">
            <text:p>17977</text:p>
          </table:table-cell>
          <table:table-cell table:formula="of:=[.BF39]+IF([.$A39]&gt;=[.BG$2];INDEX([.BG$3:.BG39];[.$A39]-[.BG$2]+1;1);0)" office:value-type="float" office:value="17977" calcext:value-type="float">
            <text:p>17977</text:p>
          </table:table-cell>
          <table:table-cell table:formula="of:=[.BG39]+IF([.$A39]&gt;=[.BH$2];INDEX([.BH$3:.BH39];[.$A39]-[.BH$2]+1;1);0)" office:value-type="float" office:value="17977" calcext:value-type="float">
            <text:p>17977</text:p>
          </table:table-cell>
          <table:table-cell table:formula="of:=[.BH39]+IF([.$A39]&gt;=[.BI$2];INDEX([.BI$3:.BI39];[.$A39]-[.BI$2]+1;1);0)" office:value-type="float" office:value="17977" calcext:value-type="float">
            <text:p>17977</text:p>
          </table:table-cell>
          <table:table-cell table:formula="of:=[.BI39]+IF([.$A39]&gt;=[.BJ$2];INDEX([.BJ$3:.BJ39];[.$A39]-[.BJ$2]+1;1);0)" office:value-type="float" office:value="17977" calcext:value-type="float">
            <text:p>17977</text:p>
          </table:table-cell>
          <table:table-cell table:formula="of:=[.BJ39]+IF([.$A39]&gt;=[.BK$2];INDEX([.BK$3:.BK39];[.$A39]-[.BK$2]+1;1);0)" office:value-type="float" office:value="17977" calcext:value-type="float">
            <text:p>17977</text:p>
          </table:table-cell>
          <table:table-cell table:formula="of:=[.BK39]+IF([.$A39]&gt;=[.BL$2];INDEX([.BL$3:.BL39];[.$A39]-[.BL$2]+1;1);0)" office:value-type="float" office:value="17977" calcext:value-type="float">
            <text:p>17977</text:p>
          </table:table-cell>
          <table:table-cell table:formula="of:=[.BL39]+IF([.$A39]&gt;=[.BM$2];INDEX([.BM$3:.BM39];[.$A39]-[.BM$2]+1;1);0)" office:value-type="float" office:value="17977" calcext:value-type="float">
            <text:p>17977</text:p>
          </table:table-cell>
          <table:table-cell table:formula="of:=[.BM39]+IF([.$A39]&gt;=[.BN$2];INDEX([.BN$3:.BN39];[.$A39]-[.BN$2]+1;1);0)" office:value-type="float" office:value="17977" calcext:value-type="float">
            <text:p>17977</text:p>
          </table:table-cell>
          <table:table-cell table:formula="of:=[.BN39]+IF([.$A39]&gt;=[.BO$2];INDEX([.BO$3:.BO39];[.$A39]-[.BO$2]+1;1);0)" office:value-type="float" office:value="17977" calcext:value-type="float">
            <text:p>17977</text:p>
          </table:table-cell>
          <table:table-cell table:formula="of:=[.BO39]+IF([.$A39]&gt;=[.BP$2];INDEX([.BP$3:.BP39];[.$A39]-[.BP$2]+1;1);0)" office:value-type="float" office:value="17977" calcext:value-type="float">
            <text:p>17977</text:p>
          </table:table-cell>
          <table:table-cell table:formula="of:=[.BP39]+IF([.$A39]&gt;=[.BQ$2];INDEX([.BQ$3:.BQ39];[.$A39]-[.BQ$2]+1;1);0)" office:value-type="float" office:value="17977" calcext:value-type="float">
            <text:p>17977</text:p>
          </table:table-cell>
          <table:table-cell table:formula="of:=[.BQ39]+IF([.$A39]&gt;=[.BR$2];INDEX([.BR$3:.BR39];[.$A39]-[.BR$2]+1;1);0)" office:value-type="float" office:value="17977" calcext:value-type="float">
            <text:p>17977</text:p>
          </table:table-cell>
          <table:table-cell table:formula="of:=[.BR39]+IF([.$A39]&gt;=[.BS$2];INDEX([.BS$3:.BS39];[.$A39]-[.BS$2]+1;1);0)" office:value-type="float" office:value="17977" calcext:value-type="float">
            <text:p>17977</text:p>
          </table:table-cell>
          <table:table-cell table:formula="of:=[.BS39]+IF([.$A39]&gt;=[.BT$2];INDEX([.BT$3:.BT39];[.$A39]-[.BT$2]+1;1);0)" office:value-type="float" office:value="17977" calcext:value-type="float">
            <text:p>17977</text:p>
          </table:table-cell>
          <table:table-cell table:formula="of:=[.BT39]+IF([.$A39]&gt;=[.BU$2];INDEX([.BU$3:.BU39];[.$A39]-[.BU$2]+1;1);0)" office:value-type="float" office:value="17977" calcext:value-type="float">
            <text:p>17977</text:p>
          </table:table-cell>
          <table:table-cell table:formula="of:=[.BU39]+IF([.$A39]&gt;=[.BV$2];INDEX([.BV$3:.BV39];[.$A39]-[.BV$2]+1;1);0)" office:value-type="float" office:value="17977" calcext:value-type="float">
            <text:p>17977</text:p>
          </table:table-cell>
          <table:table-cell table:formula="of:=[.BV39]+IF([.$A39]&gt;=[.BW$2];INDEX([.BW$3:.BW39];[.$A39]-[.BW$2]+1;1);0)" office:value-type="float" office:value="17977" calcext:value-type="float">
            <text:p>17977</text:p>
          </table:table-cell>
          <table:table-cell table:formula="of:=[.BW39]+IF([.$A39]&gt;=[.BX$2];INDEX([.BX$3:.BX39];[.$A39]-[.BX$2]+1;1);0)" office:value-type="float" office:value="17977" calcext:value-type="float">
            <text:p>17977</text:p>
          </table:table-cell>
          <table:table-cell table:formula="of:=[.BX39]+IF([.$A39]&gt;=[.BY$2];INDEX([.BY$3:.BY39];[.$A39]-[.BY$2]+1;1);0)" office:value-type="float" office:value="17977" calcext:value-type="float">
            <text:p>17977</text:p>
          </table:table-cell>
          <table:table-cell table:formula="of:=[.BY39]+IF([.$A39]&gt;=[.BZ$2];INDEX([.BZ$3:.BZ39];[.$A39]-[.BZ$2]+1;1);0)" office:value-type="float" office:value="17977" calcext:value-type="float">
            <text:p>17977</text:p>
          </table:table-cell>
          <table:table-cell table:formula="of:=[.BZ39]+IF([.$A39]&gt;=[.CA$2];INDEX([.CA$3:.CA39];[.$A39]-[.CA$2]+1;1);0)" office:value-type="float" office:value="17977" calcext:value-type="float">
            <text:p>17977</text:p>
          </table:table-cell>
          <table:table-cell table:formula="of:=[.CA39]+IF([.$A39]&gt;=[.CB$2];INDEX([.CB$3:.CB39];[.$A39]-[.CB$2]+1;1);0)" office:value-type="float" office:value="17977" calcext:value-type="float">
            <text:p>17977</text:p>
          </table:table-cell>
          <table:table-cell table:formula="of:=[.CB39]+IF([.$A39]&gt;=[.CC$2];INDEX([.CC$3:.CC39];[.$A39]-[.CC$2]+1;1);0)" office:value-type="float" office:value="17977" calcext:value-type="float">
            <text:p>17977</text:p>
          </table:table-cell>
          <table:table-cell table:formula="of:=[.CC39]+IF([.$A39]&gt;=[.CD$2];INDEX([.CD$3:.CD39];[.$A39]-[.CD$2]+1;1);0)" office:value-type="float" office:value="17977" calcext:value-type="float">
            <text:p>17977</text:p>
          </table:table-cell>
          <table:table-cell table:formula="of:=[.CD39]+IF([.$A39]&gt;=[.CE$2];INDEX([.CE$3:.CE39];[.$A39]-[.CE$2]+1;1);0)" office:value-type="float" office:value="17977" calcext:value-type="float">
            <text:p>17977</text:p>
          </table:table-cell>
          <table:table-cell table:formula="of:=[.CE39]+IF([.$A39]&gt;=[.CF$2];INDEX([.CF$3:.CF39];[.$A39]-[.CF$2]+1;1);0)" office:value-type="float" office:value="17977" calcext:value-type="float">
            <text:p>17977</text:p>
          </table:table-cell>
          <table:table-cell table:formula="of:=[.CF39]+IF([.$A39]&gt;=[.CG$2];INDEX([.CG$3:.CG39];[.$A39]-[.CG$2]+1;1);0)" office:value-type="float" office:value="17977" calcext:value-type="float">
            <text:p>17977</text:p>
          </table:table-cell>
          <table:table-cell table:formula="of:=[.CG39]+IF([.$A39]&gt;=[.CH$2];INDEX([.CH$3:.CH39];[.$A39]-[.CH$2]+1;1);0)" office:value-type="float" office:value="17977" calcext:value-type="float">
            <text:p>17977</text:p>
          </table:table-cell>
          <table:table-cell table:formula="of:=[.CH39]+IF([.$A39]&gt;=[.CI$2];INDEX([.CI$3:.CI39];[.$A39]-[.CI$2]+1;1);0)" office:value-type="float" office:value="17977" calcext:value-type="float">
            <text:p>17977</text:p>
          </table:table-cell>
          <table:table-cell table:formula="of:=[.CI39]+IF([.$A39]&gt;=[.CJ$2];INDEX([.CJ$3:.CJ39];[.$A39]-[.CJ$2]+1;1);0)" office:value-type="float" office:value="17977" calcext:value-type="float">
            <text:p>17977</text:p>
          </table:table-cell>
          <table:table-cell table:formula="of:=[.CJ39]+IF([.$A39]&gt;=[.CK$2];INDEX([.CK$3:.CK39];[.$A39]-[.CK$2]+1;1);0)" office:value-type="float" office:value="17977" calcext:value-type="float">
            <text:p>17977</text:p>
          </table:table-cell>
          <table:table-cell table:formula="of:=[.CK39]+IF([.$A39]&gt;=[.CL$2];INDEX([.CL$3:.CL39];[.$A39]-[.CL$2]+1;1);0)" office:value-type="float" office:value="17977" calcext:value-type="float">
            <text:p>17977</text:p>
          </table:table-cell>
          <table:table-cell table:formula="of:=[.CL39]+IF([.$A39]&gt;=[.CM$2];INDEX([.CM$3:.CM39];[.$A39]-[.CM$2]+1;1);0)" office:value-type="float" office:value="17977" calcext:value-type="float">
            <text:p>17977</text:p>
          </table:table-cell>
          <table:table-cell table:formula="of:=[.CM39]+IF([.$A39]&gt;=[.CN$2];INDEX([.CN$3:.CN39];[.$A39]-[.CN$2]+1;1);0)" office:value-type="float" office:value="17977" calcext:value-type="float">
            <text:p>17977</text:p>
          </table:table-cell>
          <table:table-cell table:formula="of:=[.CN39]+IF([.$A39]&gt;=[.CO$2];INDEX([.CO$3:.CO39];[.$A39]-[.CO$2]+1;1);0)" office:value-type="float" office:value="17977" calcext:value-type="float">
            <text:p>17977</text:p>
          </table:table-cell>
          <table:table-cell table:formula="of:=[.CO39]+IF([.$A39]&gt;=[.CP$2];INDEX([.CP$3:.CP39];[.$A39]-[.CP$2]+1;1);0)" office:value-type="float" office:value="17977" calcext:value-type="float">
            <text:p>17977</text:p>
          </table:table-cell>
          <table:table-cell table:formula="of:=[.CP39]+IF([.$A39]&gt;=[.CQ$2];INDEX([.CQ$3:.CQ39];[.$A39]-[.CQ$2]+1;1);0)" office:value-type="float" office:value="17977" calcext:value-type="float">
            <text:p>17977</text:p>
          </table:table-cell>
          <table:table-cell table:formula="of:=[.CQ39]+IF([.$A39]&gt;=[.CR$2];INDEX([.CR$3:.CR39];[.$A39]-[.CR$2]+1;1);0)" office:value-type="float" office:value="17977" calcext:value-type="float">
            <text:p>17977</text:p>
          </table:table-cell>
          <table:table-cell table:formula="of:=[.CR39]+IF([.$A39]&gt;=[.CS$2];INDEX([.CS$3:.CS39];[.$A39]-[.CS$2]+1;1);0)" office:value-type="float" office:value="17977" calcext:value-type="float">
            <text:p>17977</text:p>
          </table:table-cell>
          <table:table-cell table:formula="of:=[.CS39]+IF([.$A39]&gt;=[.CT$2];INDEX([.CT$3:.CT39];[.$A39]-[.CT$2]+1;1);0)" office:value-type="float" office:value="17977" calcext:value-type="float">
            <text:p>17977</text:p>
          </table:table-cell>
          <table:table-cell table:formula="of:=[.CT39]+IF([.$A39]&gt;=[.CU$2];INDEX([.CU$3:.CU39];[.$A39]-[.CU$2]+1;1);0)" office:value-type="float" office:value="17977" calcext:value-type="float">
            <text:p>17977</text:p>
          </table:table-cell>
          <table:table-cell table:formula="of:=[.CU39]+IF([.$A39]&gt;=[.CV$2];INDEX([.CV$3:.CV39];[.$A39]-[.CV$2]+1;1);0)" office:value-type="float" office:value="17977" calcext:value-type="float">
            <text:p>17977</text:p>
          </table:table-cell>
          <table:table-cell table:formula="of:=[.CV39]+IF([.$A39]&gt;=[.CW$2];INDEX([.CW$3:.CW39];[.$A39]-[.CW$2]+1;1);0)" office:value-type="float" office:value="17977" calcext:value-type="float">
            <text:p>179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9]" office:value-type="float" office:value="1" calcext:value-type="float">
            <text:p>1</text:p>
          </table:table-cell>
          <table:table-cell table:formula="of:=[.B40]+IF([.$A40]&gt;=[.C$2];INDEX([.C$3:.C40];[.$A40]-[.C$2]+1;1);0)" office:value-type="float" office:value="19" calcext:value-type="float">
            <text:p>19</text:p>
          </table:table-cell>
          <table:table-cell table:formula="of:=[.C40]+IF([.$A40]&gt;=[.D$2];INDEX([.D$3:.D40];[.$A40]-[.D$2]+1;1);0)" office:value-type="float" office:value="133" calcext:value-type="float">
            <text:p>133</text:p>
          </table:table-cell>
          <table:table-cell table:formula="of:=[.D40]+IF([.$A40]&gt;=[.E$2];INDEX([.E$3:.E40];[.$A40]-[.E$2]+1;1);0)" office:value-type="float" office:value="511" calcext:value-type="float">
            <text:p>511</text:p>
          </table:table-cell>
          <table:table-cell table:formula="of:=[.E40]+IF([.$A40]&gt;=[.F$2];INDEX([.F$3:.F40];[.$A40]-[.F$2]+1;1);0)" office:value-type="float" office:value="1342" calcext:value-type="float">
            <text:p>1342</text:p>
          </table:table-cell>
          <table:table-cell table:formula="of:=[.F40]+IF([.$A40]&gt;=[.G$2];INDEX([.G$3:.G40];[.$A40]-[.G$2]+1;1);0)" office:value-type="float" office:value="2702" calcext:value-type="float">
            <text:p>2702</text:p>
          </table:table-cell>
          <table:table-cell table:formula="of:=[.G40]+IF([.$A40]&gt;=[.H$2];INDEX([.H$3:.H40];[.$A40]-[.H$2]+1;1);0)" office:value-type="float" office:value="4526" calcext:value-type="float">
            <text:p>4526</text:p>
          </table:table-cell>
          <table:table-cell table:formula="of:=[.H40]+IF([.$A40]&gt;=[.I$2];INDEX([.I$3:.I40];[.$A40]-[.I$2]+1;1);0)" office:value-type="float" office:value="6630" calcext:value-type="float">
            <text:p>6630</text:p>
          </table:table-cell>
          <table:table-cell table:formula="of:=[.I40]+IF([.$A40]&gt;=[.J$2];INDEX([.J$3:.J40];[.$A40]-[.J$2]+1;1);0)" office:value-type="float" office:value="8824" calcext:value-type="float">
            <text:p>8824</text:p>
          </table:table-cell>
          <table:table-cell table:formula="of:=[.J40]+IF([.$A40]&gt;=[.K$2];INDEX([.K$3:.K40];[.$A40]-[.K$2]+1;1);0)" office:value-type="float" office:value="10936" calcext:value-type="float">
            <text:p>10936</text:p>
          </table:table-cell>
          <table:table-cell table:formula="of:=[.K40]+IF([.$A40]&gt;=[.L$2];INDEX([.L$3:.L40];[.$A40]-[.L$2]+1;1);0)" office:value-type="float" office:value="12866" calcext:value-type="float">
            <text:p>12866</text:p>
          </table:table-cell>
          <table:table-cell table:formula="of:=[.L40]+IF([.$A40]&gt;=[.M$2];INDEX([.M$3:.M40];[.$A40]-[.M$2]+1;1);0)" office:value-type="float" office:value="14552" calcext:value-type="float">
            <text:p>14552</text:p>
          </table:table-cell>
          <table:table-cell table:formula="of:=[.M40]+IF([.$A40]&gt;=[.N$2];INDEX([.N$3:.N40];[.$A40]-[.N$2]+1;1);0)" office:value-type="float" office:value="15988" calcext:value-type="float">
            <text:p>15988</text:p>
          </table:table-cell>
          <table:table-cell table:formula="of:=[.N40]+IF([.$A40]&gt;=[.O$2];INDEX([.O$3:.O40];[.$A40]-[.O$2]+1;1);0)" office:value-type="float" office:value="17176" calcext:value-type="float">
            <text:p>17176</text:p>
          </table:table-cell>
          <table:table-cell table:formula="of:=[.O40]+IF([.$A40]&gt;=[.P$2];INDEX([.P$3:.P40];[.$A40]-[.P$2]+1;1);0)" office:value-type="float" office:value="18148" calcext:value-type="float">
            <text:p>18148</text:p>
          </table:table-cell>
          <table:table-cell table:formula="of:=[.P40]+IF([.$A40]&gt;=[.Q$2];INDEX([.Q$3:.Q40];[.$A40]-[.Q$2]+1;1);0)" office:value-type="float" office:value="18928" calcext:value-type="float">
            <text:p>18928</text:p>
          </table:table-cell>
          <table:table-cell table:formula="of:=[.Q40]+IF([.$A40]&gt;=[.R$2];INDEX([.R$3:.R40];[.$A40]-[.R$2]+1;1);0)" office:value-type="float" office:value="19551" calcext:value-type="float">
            <text:p>19551</text:p>
          </table:table-cell>
          <table:table-cell table:formula="of:=[.R40]+IF([.$A40]&gt;=[.S$2];INDEX([.S$3:.S40];[.$A40]-[.S$2]+1;1);0)" office:value-type="float" office:value="20040" calcext:value-type="float">
            <text:p>20040</text:p>
          </table:table-cell>
          <table:table-cell table:formula="of:=[.S40]+IF([.$A40]&gt;=[.T$2];INDEX([.T$3:.T40];[.$A40]-[.T$2]+1;1);0)" office:value-type="float" office:value="20425" calcext:value-type="float">
            <text:p>20425</text:p>
          </table:table-cell>
          <table:table-cell table:formula="of:=[.T40]+IF([.$A40]&gt;=[.U$2];INDEX([.U$3:.U40];[.$A40]-[.U$2]+1;1);0)" office:value-type="float" office:value="20722" calcext:value-type="float">
            <text:p>20722</text:p>
          </table:table-cell>
          <table:table-cell table:formula="of:=[.U40]+IF([.$A40]&gt;=[.V$2];INDEX([.V$3:.V40];[.$A40]-[.V$2]+1;1);0)" office:value-type="float" office:value="20953" calcext:value-type="float">
            <text:p>20953</text:p>
          </table:table-cell>
          <table:table-cell table:formula="of:=[.V40]+IF([.$A40]&gt;=[.W$2];INDEX([.W$3:.W40];[.$A40]-[.W$2]+1;1);0)" office:value-type="float" office:value="21129" calcext:value-type="float">
            <text:p>21129</text:p>
          </table:table-cell>
          <table:table-cell table:formula="of:=[.W40]+IF([.$A40]&gt;=[.X$2];INDEX([.X$3:.X40];[.$A40]-[.X$2]+1;1);0)" office:value-type="float" office:value="21264" calcext:value-type="float">
            <text:p>21264</text:p>
          </table:table-cell>
          <table:table-cell table:formula="of:=[.X40]+IF([.$A40]&gt;=[.Y$2];INDEX([.Y$3:.Y40];[.$A40]-[.Y$2]+1;1);0)" office:value-type="float" office:value="21365" calcext:value-type="float">
            <text:p>21365</text:p>
          </table:table-cell>
          <table:table-cell table:formula="of:=[.Y40]+IF([.$A40]&gt;=[.Z$2];INDEX([.Z$3:.Z40];[.$A40]-[.Z$2]+1;1);0)" office:value-type="float" office:value="21442" calcext:value-type="float">
            <text:p>21442</text:p>
          </table:table-cell>
          <table:table-cell table:formula="of:=[.Z40]+IF([.$A40]&gt;=[.AA$2];INDEX([.AA$3:.AA40];[.$A40]-[.AA$2]+1;1);0)" office:value-type="float" office:value="21498" calcext:value-type="float">
            <text:p>21498</text:p>
          </table:table-cell>
          <table:table-cell table:formula="of:=[.AA40]+IF([.$A40]&gt;=[.AB$2];INDEX([.AB$3:.AB40];[.$A40]-[.AB$2]+1;1);0)" office:value-type="float" office:value="21540" calcext:value-type="float">
            <text:p>21540</text:p>
          </table:table-cell>
          <table:table-cell table:formula="of:=[.AB40]+IF([.$A40]&gt;=[.AC$2];INDEX([.AC$3:.AC40];[.$A40]-[.AC$2]+1;1);0)" office:value-type="float" office:value="21570" calcext:value-type="float">
            <text:p>21570</text:p>
          </table:table-cell>
          <table:table-cell table:formula="of:=[.AC40]+IF([.$A40]&gt;=[.AD$2];INDEX([.AD$3:.AD40];[.$A40]-[.AD$2]+1;1);0)" office:value-type="float" office:value="21592" calcext:value-type="float">
            <text:p>21592</text:p>
          </table:table-cell>
          <table:table-cell table:formula="of:=[.AD40]+IF([.$A40]&gt;=[.AE$2];INDEX([.AE$3:.AE40];[.$A40]-[.AE$2]+1;1);0)" office:value-type="float" office:value="21607" calcext:value-type="float">
            <text:p>21607</text:p>
          </table:table-cell>
          <table:table-cell table:formula="of:=[.AE40]+IF([.$A40]&gt;=[.AF$2];INDEX([.AF$3:.AF40];[.$A40]-[.AF$2]+1;1);0)" office:value-type="float" office:value="21618" calcext:value-type="float">
            <text:p>21618</text:p>
          </table:table-cell>
          <table:table-cell table:formula="of:=[.AF40]+IF([.$A40]&gt;=[.AG$2];INDEX([.AG$3:.AG40];[.$A40]-[.AG$2]+1;1);0)" office:value-type="float" office:value="21625" calcext:value-type="float">
            <text:p>21625</text:p>
          </table:table-cell>
          <table:table-cell table:formula="of:=[.AG40]+IF([.$A40]&gt;=[.AH$2];INDEX([.AH$3:.AH40];[.$A40]-[.AH$2]+1;1);0)" office:value-type="float" office:value="21630" calcext:value-type="float">
            <text:p>21630</text:p>
          </table:table-cell>
          <table:table-cell table:formula="of:=[.AH40]+IF([.$A40]&gt;=[.AI$2];INDEX([.AI$3:.AI40];[.$A40]-[.AI$2]+1;1);0)" office:value-type="float" office:value="21633" calcext:value-type="float">
            <text:p>21633</text:p>
          </table:table-cell>
          <table:table-cell table:formula="of:=[.AI40]+IF([.$A40]&gt;=[.AJ$2];INDEX([.AJ$3:.AJ40];[.$A40]-[.AJ$2]+1;1);0)" office:value-type="float" office:value="21635" calcext:value-type="float">
            <text:p>21635</text:p>
          </table:table-cell>
          <table:table-cell table:formula="of:=[.AJ40]+IF([.$A40]&gt;=[.AK$2];INDEX([.AK$3:.AK40];[.$A40]-[.AK$2]+1;1);0)" office:value-type="float" office:value="21636" calcext:value-type="float">
            <text:p>21636</text:p>
          </table:table-cell>
          <table:table-cell table:formula="of:=[.AK40]+IF([.$A40]&gt;=[.AL$2];INDEX([.AL$3:.AL40];[.$A40]-[.AL$2]+1;1);0)" office:value-type="float" office:value="21637" calcext:value-type="float">
            <text:p>21637</text:p>
          </table:table-cell>
          <table:table-cell table:formula="of:=[.AL40]+IF([.$A40]&gt;=[.AM$2];INDEX([.AM$3:.AM40];[.$A40]-[.AM$2]+1;1);0)" office:value-type="float" office:value="21637" calcext:value-type="float">
            <text:p>21637</text:p>
          </table:table-cell>
          <table:table-cell table:formula="of:=[.AM40]+IF([.$A40]&gt;=[.AN$2];INDEX([.AN$3:.AN40];[.$A40]-[.AN$2]+1;1);0)" office:value-type="float" office:value="21637" calcext:value-type="float">
            <text:p>21637</text:p>
          </table:table-cell>
          <table:table-cell table:formula="of:=[.AN40]+IF([.$A40]&gt;=[.AO$2];INDEX([.AO$3:.AO40];[.$A40]-[.AO$2]+1;1);0)" office:value-type="float" office:value="21637" calcext:value-type="float">
            <text:p>21637</text:p>
          </table:table-cell>
          <table:table-cell table:formula="of:=[.AO40]+IF([.$A40]&gt;=[.AP$2];INDEX([.AP$3:.AP40];[.$A40]-[.AP$2]+1;1);0)" office:value-type="float" office:value="21637" calcext:value-type="float">
            <text:p>21637</text:p>
          </table:table-cell>
          <table:table-cell table:formula="of:=[.AP40]+IF([.$A40]&gt;=[.AQ$2];INDEX([.AQ$3:.AQ40];[.$A40]-[.AQ$2]+1;1);0)" office:value-type="float" office:value="21637" calcext:value-type="float">
            <text:p>21637</text:p>
          </table:table-cell>
          <table:table-cell table:formula="of:=[.AQ40]+IF([.$A40]&gt;=[.AR$2];INDEX([.AR$3:.AR40];[.$A40]-[.AR$2]+1;1);0)" office:value-type="float" office:value="21637" calcext:value-type="float">
            <text:p>21637</text:p>
          </table:table-cell>
          <table:table-cell table:formula="of:=[.AR40]+IF([.$A40]&gt;=[.AS$2];INDEX([.AS$3:.AS40];[.$A40]-[.AS$2]+1;1);0)" office:value-type="float" office:value="21637" calcext:value-type="float">
            <text:p>21637</text:p>
          </table:table-cell>
          <table:table-cell table:formula="of:=[.AS40]+IF([.$A40]&gt;=[.AT$2];INDEX([.AT$3:.AT40];[.$A40]-[.AT$2]+1;1);0)" office:value-type="float" office:value="21637" calcext:value-type="float">
            <text:p>21637</text:p>
          </table:table-cell>
          <table:table-cell table:formula="of:=[.AT40]+IF([.$A40]&gt;=[.AU$2];INDEX([.AU$3:.AU40];[.$A40]-[.AU$2]+1;1);0)" office:value-type="float" office:value="21637" calcext:value-type="float">
            <text:p>21637</text:p>
          </table:table-cell>
          <table:table-cell table:formula="of:=[.AU40]+IF([.$A40]&gt;=[.AV$2];INDEX([.AV$3:.AV40];[.$A40]-[.AV$2]+1;1);0)" office:value-type="float" office:value="21637" calcext:value-type="float">
            <text:p>21637</text:p>
          </table:table-cell>
          <table:table-cell table:formula="of:=[.AV40]+IF([.$A40]&gt;=[.AW$2];INDEX([.AW$3:.AW40];[.$A40]-[.AW$2]+1;1);0)" office:value-type="float" office:value="21637" calcext:value-type="float">
            <text:p>21637</text:p>
          </table:table-cell>
          <table:table-cell table:formula="of:=[.AW40]+IF([.$A40]&gt;=[.AX$2];INDEX([.AX$3:.AX40];[.$A40]-[.AX$2]+1;1);0)" office:value-type="float" office:value="21637" calcext:value-type="float">
            <text:p>21637</text:p>
          </table:table-cell>
          <table:table-cell table:formula="of:=[.AX40]+IF([.$A40]&gt;=[.AY$2];INDEX([.AY$3:.AY40];[.$A40]-[.AY$2]+1;1);0)" office:value-type="float" office:value="21637" calcext:value-type="float">
            <text:p>21637</text:p>
          </table:table-cell>
          <table:table-cell table:formula="of:=[.AY40]+IF([.$A40]&gt;=[.AZ$2];INDEX([.AZ$3:.AZ40];[.$A40]-[.AZ$2]+1;1);0)" office:value-type="float" office:value="21637" calcext:value-type="float">
            <text:p>21637</text:p>
          </table:table-cell>
          <table:table-cell table:formula="of:=[.AZ40]+IF([.$A40]&gt;=[.BA$2];INDEX([.BA$3:.BA40];[.$A40]-[.BA$2]+1;1);0)" office:value-type="float" office:value="21637" calcext:value-type="float">
            <text:p>21637</text:p>
          </table:table-cell>
          <table:table-cell table:formula="of:=[.BA40]+IF([.$A40]&gt;=[.BB$2];INDEX([.BB$3:.BB40];[.$A40]-[.BB$2]+1;1);0)" office:value-type="float" office:value="21637" calcext:value-type="float">
            <text:p>21637</text:p>
          </table:table-cell>
          <table:table-cell table:formula="of:=[.BB40]+IF([.$A40]&gt;=[.BC$2];INDEX([.BC$3:.BC40];[.$A40]-[.BC$2]+1;1);0)" office:value-type="float" office:value="21637" calcext:value-type="float">
            <text:p>21637</text:p>
          </table:table-cell>
          <table:table-cell table:formula="of:=[.BC40]+IF([.$A40]&gt;=[.BD$2];INDEX([.BD$3:.BD40];[.$A40]-[.BD$2]+1;1);0)" office:value-type="float" office:value="21637" calcext:value-type="float">
            <text:p>21637</text:p>
          </table:table-cell>
          <table:table-cell table:formula="of:=[.BD40]+IF([.$A40]&gt;=[.BE$2];INDEX([.BE$3:.BE40];[.$A40]-[.BE$2]+1;1);0)" office:value-type="float" office:value="21637" calcext:value-type="float">
            <text:p>21637</text:p>
          </table:table-cell>
          <table:table-cell table:formula="of:=[.BE40]+IF([.$A40]&gt;=[.BF$2];INDEX([.BF$3:.BF40];[.$A40]-[.BF$2]+1;1);0)" office:value-type="float" office:value="21637" calcext:value-type="float">
            <text:p>21637</text:p>
          </table:table-cell>
          <table:table-cell table:formula="of:=[.BF40]+IF([.$A40]&gt;=[.BG$2];INDEX([.BG$3:.BG40];[.$A40]-[.BG$2]+1;1);0)" office:value-type="float" office:value="21637" calcext:value-type="float">
            <text:p>21637</text:p>
          </table:table-cell>
          <table:table-cell table:formula="of:=[.BG40]+IF([.$A40]&gt;=[.BH$2];INDEX([.BH$3:.BH40];[.$A40]-[.BH$2]+1;1);0)" office:value-type="float" office:value="21637" calcext:value-type="float">
            <text:p>21637</text:p>
          </table:table-cell>
          <table:table-cell table:formula="of:=[.BH40]+IF([.$A40]&gt;=[.BI$2];INDEX([.BI$3:.BI40];[.$A40]-[.BI$2]+1;1);0)" office:value-type="float" office:value="21637" calcext:value-type="float">
            <text:p>21637</text:p>
          </table:table-cell>
          <table:table-cell table:formula="of:=[.BI40]+IF([.$A40]&gt;=[.BJ$2];INDEX([.BJ$3:.BJ40];[.$A40]-[.BJ$2]+1;1);0)" office:value-type="float" office:value="21637" calcext:value-type="float">
            <text:p>21637</text:p>
          </table:table-cell>
          <table:table-cell table:formula="of:=[.BJ40]+IF([.$A40]&gt;=[.BK$2];INDEX([.BK$3:.BK40];[.$A40]-[.BK$2]+1;1);0)" office:value-type="float" office:value="21637" calcext:value-type="float">
            <text:p>21637</text:p>
          </table:table-cell>
          <table:table-cell table:formula="of:=[.BK40]+IF([.$A40]&gt;=[.BL$2];INDEX([.BL$3:.BL40];[.$A40]-[.BL$2]+1;1);0)" office:value-type="float" office:value="21637" calcext:value-type="float">
            <text:p>21637</text:p>
          </table:table-cell>
          <table:table-cell table:formula="of:=[.BL40]+IF([.$A40]&gt;=[.BM$2];INDEX([.BM$3:.BM40];[.$A40]-[.BM$2]+1;1);0)" office:value-type="float" office:value="21637" calcext:value-type="float">
            <text:p>21637</text:p>
          </table:table-cell>
          <table:table-cell table:formula="of:=[.BM40]+IF([.$A40]&gt;=[.BN$2];INDEX([.BN$3:.BN40];[.$A40]-[.BN$2]+1;1);0)" office:value-type="float" office:value="21637" calcext:value-type="float">
            <text:p>21637</text:p>
          </table:table-cell>
          <table:table-cell table:formula="of:=[.BN40]+IF([.$A40]&gt;=[.BO$2];INDEX([.BO$3:.BO40];[.$A40]-[.BO$2]+1;1);0)" office:value-type="float" office:value="21637" calcext:value-type="float">
            <text:p>21637</text:p>
          </table:table-cell>
          <table:table-cell table:formula="of:=[.BO40]+IF([.$A40]&gt;=[.BP$2];INDEX([.BP$3:.BP40];[.$A40]-[.BP$2]+1;1);0)" office:value-type="float" office:value="21637" calcext:value-type="float">
            <text:p>21637</text:p>
          </table:table-cell>
          <table:table-cell table:formula="of:=[.BP40]+IF([.$A40]&gt;=[.BQ$2];INDEX([.BQ$3:.BQ40];[.$A40]-[.BQ$2]+1;1);0)" office:value-type="float" office:value="21637" calcext:value-type="float">
            <text:p>21637</text:p>
          </table:table-cell>
          <table:table-cell table:formula="of:=[.BQ40]+IF([.$A40]&gt;=[.BR$2];INDEX([.BR$3:.BR40];[.$A40]-[.BR$2]+1;1);0)" office:value-type="float" office:value="21637" calcext:value-type="float">
            <text:p>21637</text:p>
          </table:table-cell>
          <table:table-cell table:formula="of:=[.BR40]+IF([.$A40]&gt;=[.BS$2];INDEX([.BS$3:.BS40];[.$A40]-[.BS$2]+1;1);0)" office:value-type="float" office:value="21637" calcext:value-type="float">
            <text:p>21637</text:p>
          </table:table-cell>
          <table:table-cell table:formula="of:=[.BS40]+IF([.$A40]&gt;=[.BT$2];INDEX([.BT$3:.BT40];[.$A40]-[.BT$2]+1;1);0)" office:value-type="float" office:value="21637" calcext:value-type="float">
            <text:p>21637</text:p>
          </table:table-cell>
          <table:table-cell table:formula="of:=[.BT40]+IF([.$A40]&gt;=[.BU$2];INDEX([.BU$3:.BU40];[.$A40]-[.BU$2]+1;1);0)" office:value-type="float" office:value="21637" calcext:value-type="float">
            <text:p>21637</text:p>
          </table:table-cell>
          <table:table-cell table:formula="of:=[.BU40]+IF([.$A40]&gt;=[.BV$2];INDEX([.BV$3:.BV40];[.$A40]-[.BV$2]+1;1);0)" office:value-type="float" office:value="21637" calcext:value-type="float">
            <text:p>21637</text:p>
          </table:table-cell>
          <table:table-cell table:formula="of:=[.BV40]+IF([.$A40]&gt;=[.BW$2];INDEX([.BW$3:.BW40];[.$A40]-[.BW$2]+1;1);0)" office:value-type="float" office:value="21637" calcext:value-type="float">
            <text:p>21637</text:p>
          </table:table-cell>
          <table:table-cell table:formula="of:=[.BW40]+IF([.$A40]&gt;=[.BX$2];INDEX([.BX$3:.BX40];[.$A40]-[.BX$2]+1;1);0)" office:value-type="float" office:value="21637" calcext:value-type="float">
            <text:p>21637</text:p>
          </table:table-cell>
          <table:table-cell table:formula="of:=[.BX40]+IF([.$A40]&gt;=[.BY$2];INDEX([.BY$3:.BY40];[.$A40]-[.BY$2]+1;1);0)" office:value-type="float" office:value="21637" calcext:value-type="float">
            <text:p>21637</text:p>
          </table:table-cell>
          <table:table-cell table:formula="of:=[.BY40]+IF([.$A40]&gt;=[.BZ$2];INDEX([.BZ$3:.BZ40];[.$A40]-[.BZ$2]+1;1);0)" office:value-type="float" office:value="21637" calcext:value-type="float">
            <text:p>21637</text:p>
          </table:table-cell>
          <table:table-cell table:formula="of:=[.BZ40]+IF([.$A40]&gt;=[.CA$2];INDEX([.CA$3:.CA40];[.$A40]-[.CA$2]+1;1);0)" office:value-type="float" office:value="21637" calcext:value-type="float">
            <text:p>21637</text:p>
          </table:table-cell>
          <table:table-cell table:formula="of:=[.CA40]+IF([.$A40]&gt;=[.CB$2];INDEX([.CB$3:.CB40];[.$A40]-[.CB$2]+1;1);0)" office:value-type="float" office:value="21637" calcext:value-type="float">
            <text:p>21637</text:p>
          </table:table-cell>
          <table:table-cell table:formula="of:=[.CB40]+IF([.$A40]&gt;=[.CC$2];INDEX([.CC$3:.CC40];[.$A40]-[.CC$2]+1;1);0)" office:value-type="float" office:value="21637" calcext:value-type="float">
            <text:p>21637</text:p>
          </table:table-cell>
          <table:table-cell table:formula="of:=[.CC40]+IF([.$A40]&gt;=[.CD$2];INDEX([.CD$3:.CD40];[.$A40]-[.CD$2]+1;1);0)" office:value-type="float" office:value="21637" calcext:value-type="float">
            <text:p>21637</text:p>
          </table:table-cell>
          <table:table-cell table:formula="of:=[.CD40]+IF([.$A40]&gt;=[.CE$2];INDEX([.CE$3:.CE40];[.$A40]-[.CE$2]+1;1);0)" office:value-type="float" office:value="21637" calcext:value-type="float">
            <text:p>21637</text:p>
          </table:table-cell>
          <table:table-cell table:formula="of:=[.CE40]+IF([.$A40]&gt;=[.CF$2];INDEX([.CF$3:.CF40];[.$A40]-[.CF$2]+1;1);0)" office:value-type="float" office:value="21637" calcext:value-type="float">
            <text:p>21637</text:p>
          </table:table-cell>
          <table:table-cell table:formula="of:=[.CF40]+IF([.$A40]&gt;=[.CG$2];INDEX([.CG$3:.CG40];[.$A40]-[.CG$2]+1;1);0)" office:value-type="float" office:value="21637" calcext:value-type="float">
            <text:p>21637</text:p>
          </table:table-cell>
          <table:table-cell table:formula="of:=[.CG40]+IF([.$A40]&gt;=[.CH$2];INDEX([.CH$3:.CH40];[.$A40]-[.CH$2]+1;1);0)" office:value-type="float" office:value="21637" calcext:value-type="float">
            <text:p>21637</text:p>
          </table:table-cell>
          <table:table-cell table:formula="of:=[.CH40]+IF([.$A40]&gt;=[.CI$2];INDEX([.CI$3:.CI40];[.$A40]-[.CI$2]+1;1);0)" office:value-type="float" office:value="21637" calcext:value-type="float">
            <text:p>21637</text:p>
          </table:table-cell>
          <table:table-cell table:formula="of:=[.CI40]+IF([.$A40]&gt;=[.CJ$2];INDEX([.CJ$3:.CJ40];[.$A40]-[.CJ$2]+1;1);0)" office:value-type="float" office:value="21637" calcext:value-type="float">
            <text:p>21637</text:p>
          </table:table-cell>
          <table:table-cell table:formula="of:=[.CJ40]+IF([.$A40]&gt;=[.CK$2];INDEX([.CK$3:.CK40];[.$A40]-[.CK$2]+1;1);0)" office:value-type="float" office:value="21637" calcext:value-type="float">
            <text:p>21637</text:p>
          </table:table-cell>
          <table:table-cell table:formula="of:=[.CK40]+IF([.$A40]&gt;=[.CL$2];INDEX([.CL$3:.CL40];[.$A40]-[.CL$2]+1;1);0)" office:value-type="float" office:value="21637" calcext:value-type="float">
            <text:p>21637</text:p>
          </table:table-cell>
          <table:table-cell table:formula="of:=[.CL40]+IF([.$A40]&gt;=[.CM$2];INDEX([.CM$3:.CM40];[.$A40]-[.CM$2]+1;1);0)" office:value-type="float" office:value="21637" calcext:value-type="float">
            <text:p>21637</text:p>
          </table:table-cell>
          <table:table-cell table:formula="of:=[.CM40]+IF([.$A40]&gt;=[.CN$2];INDEX([.CN$3:.CN40];[.$A40]-[.CN$2]+1;1);0)" office:value-type="float" office:value="21637" calcext:value-type="float">
            <text:p>21637</text:p>
          </table:table-cell>
          <table:table-cell table:formula="of:=[.CN40]+IF([.$A40]&gt;=[.CO$2];INDEX([.CO$3:.CO40];[.$A40]-[.CO$2]+1;1);0)" office:value-type="float" office:value="21637" calcext:value-type="float">
            <text:p>21637</text:p>
          </table:table-cell>
          <table:table-cell table:formula="of:=[.CO40]+IF([.$A40]&gt;=[.CP$2];INDEX([.CP$3:.CP40];[.$A40]-[.CP$2]+1;1);0)" office:value-type="float" office:value="21637" calcext:value-type="float">
            <text:p>21637</text:p>
          </table:table-cell>
          <table:table-cell table:formula="of:=[.CP40]+IF([.$A40]&gt;=[.CQ$2];INDEX([.CQ$3:.CQ40];[.$A40]-[.CQ$2]+1;1);0)" office:value-type="float" office:value="21637" calcext:value-type="float">
            <text:p>21637</text:p>
          </table:table-cell>
          <table:table-cell table:formula="of:=[.CQ40]+IF([.$A40]&gt;=[.CR$2];INDEX([.CR$3:.CR40];[.$A40]-[.CR$2]+1;1);0)" office:value-type="float" office:value="21637" calcext:value-type="float">
            <text:p>21637</text:p>
          </table:table-cell>
          <table:table-cell table:formula="of:=[.CR40]+IF([.$A40]&gt;=[.CS$2];INDEX([.CS$3:.CS40];[.$A40]-[.CS$2]+1;1);0)" office:value-type="float" office:value="21637" calcext:value-type="float">
            <text:p>21637</text:p>
          </table:table-cell>
          <table:table-cell table:formula="of:=[.CS40]+IF([.$A40]&gt;=[.CT$2];INDEX([.CT$3:.CT40];[.$A40]-[.CT$2]+1;1);0)" office:value-type="float" office:value="21637" calcext:value-type="float">
            <text:p>21637</text:p>
          </table:table-cell>
          <table:table-cell table:formula="of:=[.CT40]+IF([.$A40]&gt;=[.CU$2];INDEX([.CU$3:.CU40];[.$A40]-[.CU$2]+1;1);0)" office:value-type="float" office:value="21637" calcext:value-type="float">
            <text:p>21637</text:p>
          </table:table-cell>
          <table:table-cell table:formula="of:=[.CU40]+IF([.$A40]&gt;=[.CV$2];INDEX([.CV$3:.CV40];[.$A40]-[.CV$2]+1;1);0)" office:value-type="float" office:value="21637" calcext:value-type="float">
            <text:p>21637</text:p>
          </table:table-cell>
          <table:table-cell table:formula="of:=[.CV40]+IF([.$A40]&gt;=[.CW$2];INDEX([.CW$3:.CW40];[.$A40]-[.CW$2]+1;1);0)" office:value-type="float" office:value="21637" calcext:value-type="float">
            <text:p>216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0]" office:value-type="float" office:value="1" calcext:value-type="float">
            <text:p>1</text:p>
          </table:table-cell>
          <table:table-cell table:formula="of:=[.B41]+IF([.$A41]&gt;=[.C$2];INDEX([.C$3:.C41];[.$A41]-[.C$2]+1;1);0)" office:value-type="float" office:value="20" calcext:value-type="float">
            <text:p>20</text:p>
          </table:table-cell>
          <table:table-cell table:formula="of:=[.C41]+IF([.$A41]&gt;=[.D$2];INDEX([.D$3:.D41];[.$A41]-[.D$2]+1;1);0)" office:value-type="float" office:value="140" calcext:value-type="float">
            <text:p>140</text:p>
          </table:table-cell>
          <table:table-cell table:formula="of:=[.D41]+IF([.$A41]&gt;=[.E$2];INDEX([.E$3:.E41];[.$A41]-[.E$2]+1;1);0)" office:value-type="float" office:value="551" calcext:value-type="float">
            <text:p>551</text:p>
          </table:table-cell>
          <table:table-cell table:formula="of:=[.E41]+IF([.$A41]&gt;=[.F$2];INDEX([.F$3:.F41];[.$A41]-[.F$2]+1;1);0)" office:value-type="float" office:value="1469" calcext:value-type="float">
            <text:p>1469</text:p>
          </table:table-cell>
          <table:table-cell table:formula="of:=[.F41]+IF([.$A41]&gt;=[.G$2];INDEX([.G$3:.G41];[.$A41]-[.G$2]+1;1);0)" office:value-type="float" office:value="3009" calcext:value-type="float">
            <text:p>3009</text:p>
          </table:table-cell>
          <table:table-cell table:formula="of:=[.G41]+IF([.$A41]&gt;=[.H$2];INDEX([.H$3:.H41];[.$A41]-[.H$2]+1;1);0)" office:value-type="float" office:value="5102" calcext:value-type="float">
            <text:p>5102</text:p>
          </table:table-cell>
          <table:table-cell table:formula="of:=[.H41]+IF([.$A41]&gt;=[.I$2];INDEX([.I$3:.I41];[.$A41]-[.I$2]+1;1);0)" office:value-type="float" office:value="7564" calcext:value-type="float">
            <text:p>7564</text:p>
          </table:table-cell>
          <table:table-cell table:formula="of:=[.I41]+IF([.$A41]&gt;=[.J$2];INDEX([.J$3:.J41];[.$A41]-[.J$2]+1;1);0)" office:value-type="float" office:value="10156" calcext:value-type="float">
            <text:p>10156</text:p>
          </table:table-cell>
          <table:table-cell table:formula="of:=[.J41]+IF([.$A41]&gt;=[.K$2];INDEX([.K$3:.K41];[.$A41]-[.K$2]+1;1);0)" office:value-type="float" office:value="12690" calcext:value-type="float">
            <text:p>12690</text:p>
          </table:table-cell>
          <table:table-cell table:formula="of:=[.K41]+IF([.$A41]&gt;=[.L$2];INDEX([.L$3:.L41];[.$A41]-[.L$2]+1;1);0)" office:value-type="float" office:value="15021" calcext:value-type="float">
            <text:p>15021</text:p>
          </table:table-cell>
          <table:table-cell table:formula="of:=[.L41]+IF([.$A41]&gt;=[.M$2];INDEX([.M$3:.M41];[.$A41]-[.M$2]+1;1);0)" office:value-type="float" office:value="17084" calcext:value-type="float">
            <text:p>17084</text:p>
          </table:table-cell>
          <table:table-cell table:formula="of:=[.M41]+IF([.$A41]&gt;=[.N$2];INDEX([.N$3:.N41];[.$A41]-[.N$2]+1;1);0)" office:value-type="float" office:value="18847" calcext:value-type="float">
            <text:p>18847</text:p>
          </table:table-cell>
          <table:table-cell table:formula="of:=[.N41]+IF([.$A41]&gt;=[.O$2];INDEX([.O$3:.O41];[.$A41]-[.O$2]+1;1);0)" office:value-type="float" office:value="20325" calcext:value-type="float">
            <text:p>20325</text:p>
          </table:table-cell>
          <table:table-cell table:formula="of:=[.O41]+IF([.$A41]&gt;=[.P$2];INDEX([.P$3:.P41];[.$A41]-[.P$2]+1;1);0)" office:value-type="float" office:value="21535" calcext:value-type="float">
            <text:p>21535</text:p>
          </table:table-cell>
          <table:table-cell table:formula="of:=[.P41]+IF([.$A41]&gt;=[.Q$2];INDEX([.Q$3:.Q41];[.$A41]-[.Q$2]+1;1);0)" office:value-type="float" office:value="22518" calcext:value-type="float">
            <text:p>22518</text:p>
          </table:table-cell>
          <table:table-cell table:formula="of:=[.Q41]+IF([.$A41]&gt;=[.R$2];INDEX([.R$3:.R41];[.$A41]-[.R$2]+1;1);0)" office:value-type="float" office:value="23303" calcext:value-type="float">
            <text:p>23303</text:p>
          </table:table-cell>
          <table:table-cell table:formula="of:=[.R41]+IF([.$A41]&gt;=[.S$2];INDEX([.S$3:.S41];[.$A41]-[.S$2]+1;1);0)" office:value-type="float" office:value="23928" calcext:value-type="float">
            <text:p>23928</text:p>
          </table:table-cell>
          <table:table-cell table:formula="of:=[.S41]+IF([.$A41]&gt;=[.T$2];INDEX([.T$3:.T41];[.$A41]-[.T$2]+1;1);0)" office:value-type="float" office:value="24418" calcext:value-type="float">
            <text:p>24418</text:p>
          </table:table-cell>
          <table:table-cell table:formula="of:=[.T41]+IF([.$A41]&gt;=[.U$2];INDEX([.U$3:.U41];[.$A41]-[.U$2]+1;1);0)" office:value-type="float" office:value="24803" calcext:value-type="float">
            <text:p>24803</text:p>
          </table:table-cell>
          <table:table-cell table:formula="of:=[.U41]+IF([.$A41]&gt;=[.V$2];INDEX([.V$3:.V41];[.$A41]-[.V$2]+1;1);0)" office:value-type="float" office:value="25100" calcext:value-type="float">
            <text:p>25100</text:p>
          </table:table-cell>
          <table:table-cell table:formula="of:=[.V41]+IF([.$A41]&gt;=[.W$2];INDEX([.W$3:.W41];[.$A41]-[.W$2]+1;1);0)" office:value-type="float" office:value="25331" calcext:value-type="float">
            <text:p>25331</text:p>
          </table:table-cell>
          <table:table-cell table:formula="of:=[.W41]+IF([.$A41]&gt;=[.X$2];INDEX([.X$3:.X41];[.$A41]-[.X$2]+1;1);0)" office:value-type="float" office:value="25507" calcext:value-type="float">
            <text:p>25507</text:p>
          </table:table-cell>
          <table:table-cell table:formula="of:=[.X41]+IF([.$A41]&gt;=[.Y$2];INDEX([.Y$3:.Y41];[.$A41]-[.Y$2]+1;1);0)" office:value-type="float" office:value="25642" calcext:value-type="float">
            <text:p>25642</text:p>
          </table:table-cell>
          <table:table-cell table:formula="of:=[.Y41]+IF([.$A41]&gt;=[.Z$2];INDEX([.Z$3:.Z41];[.$A41]-[.Z$2]+1;1);0)" office:value-type="float" office:value="25743" calcext:value-type="float">
            <text:p>25743</text:p>
          </table:table-cell>
          <table:table-cell table:formula="of:=[.Z41]+IF([.$A41]&gt;=[.AA$2];INDEX([.AA$3:.AA41];[.$A41]-[.AA$2]+1;1);0)" office:value-type="float" office:value="25820" calcext:value-type="float">
            <text:p>25820</text:p>
          </table:table-cell>
          <table:table-cell table:formula="of:=[.AA41]+IF([.$A41]&gt;=[.AB$2];INDEX([.AB$3:.AB41];[.$A41]-[.AB$2]+1;1);0)" office:value-type="float" office:value="25876" calcext:value-type="float">
            <text:p>25876</text:p>
          </table:table-cell>
          <table:table-cell table:formula="of:=[.AB41]+IF([.$A41]&gt;=[.AC$2];INDEX([.AC$3:.AC41];[.$A41]-[.AC$2]+1;1);0)" office:value-type="float" office:value="25918" calcext:value-type="float">
            <text:p>25918</text:p>
          </table:table-cell>
          <table:table-cell table:formula="of:=[.AC41]+IF([.$A41]&gt;=[.AD$2];INDEX([.AD$3:.AD41];[.$A41]-[.AD$2]+1;1);0)" office:value-type="float" office:value="25948" calcext:value-type="float">
            <text:p>25948</text:p>
          </table:table-cell>
          <table:table-cell table:formula="of:=[.AD41]+IF([.$A41]&gt;=[.AE$2];INDEX([.AE$3:.AE41];[.$A41]-[.AE$2]+1;1);0)" office:value-type="float" office:value="25970" calcext:value-type="float">
            <text:p>25970</text:p>
          </table:table-cell>
          <table:table-cell table:formula="of:=[.AE41]+IF([.$A41]&gt;=[.AF$2];INDEX([.AF$3:.AF41];[.$A41]-[.AF$2]+1;1);0)" office:value-type="float" office:value="25985" calcext:value-type="float">
            <text:p>25985</text:p>
          </table:table-cell>
          <table:table-cell table:formula="of:=[.AF41]+IF([.$A41]&gt;=[.AG$2];INDEX([.AG$3:.AG41];[.$A41]-[.AG$2]+1;1);0)" office:value-type="float" office:value="25996" calcext:value-type="float">
            <text:p>25996</text:p>
          </table:table-cell>
          <table:table-cell table:formula="of:=[.AG41]+IF([.$A41]&gt;=[.AH$2];INDEX([.AH$3:.AH41];[.$A41]-[.AH$2]+1;1);0)" office:value-type="float" office:value="26003" calcext:value-type="float">
            <text:p>26003</text:p>
          </table:table-cell>
          <table:table-cell table:formula="of:=[.AH41]+IF([.$A41]&gt;=[.AI$2];INDEX([.AI$3:.AI41];[.$A41]-[.AI$2]+1;1);0)" office:value-type="float" office:value="26008" calcext:value-type="float">
            <text:p>26008</text:p>
          </table:table-cell>
          <table:table-cell table:formula="of:=[.AI41]+IF([.$A41]&gt;=[.AJ$2];INDEX([.AJ$3:.AJ41];[.$A41]-[.AJ$2]+1;1);0)" office:value-type="float" office:value="26011" calcext:value-type="float">
            <text:p>26011</text:p>
          </table:table-cell>
          <table:table-cell table:formula="of:=[.AJ41]+IF([.$A41]&gt;=[.AK$2];INDEX([.AK$3:.AK41];[.$A41]-[.AK$2]+1;1);0)" office:value-type="float" office:value="26013" calcext:value-type="float">
            <text:p>26013</text:p>
          </table:table-cell>
          <table:table-cell table:formula="of:=[.AK41]+IF([.$A41]&gt;=[.AL$2];INDEX([.AL$3:.AL41];[.$A41]-[.AL$2]+1;1);0)" office:value-type="float" office:value="26014" calcext:value-type="float">
            <text:p>26014</text:p>
          </table:table-cell>
          <table:table-cell table:formula="of:=[.AL41]+IF([.$A41]&gt;=[.AM$2];INDEX([.AM$3:.AM41];[.$A41]-[.AM$2]+1;1);0)" office:value-type="float" office:value="26015" calcext:value-type="float">
            <text:p>26015</text:p>
          </table:table-cell>
          <table:table-cell table:formula="of:=[.AM41]+IF([.$A41]&gt;=[.AN$2];INDEX([.AN$3:.AN41];[.$A41]-[.AN$2]+1;1);0)" office:value-type="float" office:value="26015" calcext:value-type="float">
            <text:p>26015</text:p>
          </table:table-cell>
          <table:table-cell table:formula="of:=[.AN41]+IF([.$A41]&gt;=[.AO$2];INDEX([.AO$3:.AO41];[.$A41]-[.AO$2]+1;1);0)" office:value-type="float" office:value="26015" calcext:value-type="float">
            <text:p>26015</text:p>
          </table:table-cell>
          <table:table-cell table:formula="of:=[.AO41]+IF([.$A41]&gt;=[.AP$2];INDEX([.AP$3:.AP41];[.$A41]-[.AP$2]+1;1);0)" office:value-type="float" office:value="26015" calcext:value-type="float">
            <text:p>26015</text:p>
          </table:table-cell>
          <table:table-cell table:formula="of:=[.AP41]+IF([.$A41]&gt;=[.AQ$2];INDEX([.AQ$3:.AQ41];[.$A41]-[.AQ$2]+1;1);0)" office:value-type="float" office:value="26015" calcext:value-type="float">
            <text:p>26015</text:p>
          </table:table-cell>
          <table:table-cell table:formula="of:=[.AQ41]+IF([.$A41]&gt;=[.AR$2];INDEX([.AR$3:.AR41];[.$A41]-[.AR$2]+1;1);0)" office:value-type="float" office:value="26015" calcext:value-type="float">
            <text:p>26015</text:p>
          </table:table-cell>
          <table:table-cell table:formula="of:=[.AR41]+IF([.$A41]&gt;=[.AS$2];INDEX([.AS$3:.AS41];[.$A41]-[.AS$2]+1;1);0)" office:value-type="float" office:value="26015" calcext:value-type="float">
            <text:p>26015</text:p>
          </table:table-cell>
          <table:table-cell table:formula="of:=[.AS41]+IF([.$A41]&gt;=[.AT$2];INDEX([.AT$3:.AT41];[.$A41]-[.AT$2]+1;1);0)" office:value-type="float" office:value="26015" calcext:value-type="float">
            <text:p>26015</text:p>
          </table:table-cell>
          <table:table-cell table:formula="of:=[.AT41]+IF([.$A41]&gt;=[.AU$2];INDEX([.AU$3:.AU41];[.$A41]-[.AU$2]+1;1);0)" office:value-type="float" office:value="26015" calcext:value-type="float">
            <text:p>26015</text:p>
          </table:table-cell>
          <table:table-cell table:formula="of:=[.AU41]+IF([.$A41]&gt;=[.AV$2];INDEX([.AV$3:.AV41];[.$A41]-[.AV$2]+1;1);0)" office:value-type="float" office:value="26015" calcext:value-type="float">
            <text:p>26015</text:p>
          </table:table-cell>
          <table:table-cell table:formula="of:=[.AV41]+IF([.$A41]&gt;=[.AW$2];INDEX([.AW$3:.AW41];[.$A41]-[.AW$2]+1;1);0)" office:value-type="float" office:value="26015" calcext:value-type="float">
            <text:p>26015</text:p>
          </table:table-cell>
          <table:table-cell table:formula="of:=[.AW41]+IF([.$A41]&gt;=[.AX$2];INDEX([.AX$3:.AX41];[.$A41]-[.AX$2]+1;1);0)" office:value-type="float" office:value="26015" calcext:value-type="float">
            <text:p>26015</text:p>
          </table:table-cell>
          <table:table-cell table:formula="of:=[.AX41]+IF([.$A41]&gt;=[.AY$2];INDEX([.AY$3:.AY41];[.$A41]-[.AY$2]+1;1);0)" office:value-type="float" office:value="26015" calcext:value-type="float">
            <text:p>26015</text:p>
          </table:table-cell>
          <table:table-cell table:formula="of:=[.AY41]+IF([.$A41]&gt;=[.AZ$2];INDEX([.AZ$3:.AZ41];[.$A41]-[.AZ$2]+1;1);0)" office:value-type="float" office:value="26015" calcext:value-type="float">
            <text:p>26015</text:p>
          </table:table-cell>
          <table:table-cell table:formula="of:=[.AZ41]+IF([.$A41]&gt;=[.BA$2];INDEX([.BA$3:.BA41];[.$A41]-[.BA$2]+1;1);0)" office:value-type="float" office:value="26015" calcext:value-type="float">
            <text:p>26015</text:p>
          </table:table-cell>
          <table:table-cell table:formula="of:=[.BA41]+IF([.$A41]&gt;=[.BB$2];INDEX([.BB$3:.BB41];[.$A41]-[.BB$2]+1;1);0)" office:value-type="float" office:value="26015" calcext:value-type="float">
            <text:p>26015</text:p>
          </table:table-cell>
          <table:table-cell table:formula="of:=[.BB41]+IF([.$A41]&gt;=[.BC$2];INDEX([.BC$3:.BC41];[.$A41]-[.BC$2]+1;1);0)" office:value-type="float" office:value="26015" calcext:value-type="float">
            <text:p>26015</text:p>
          </table:table-cell>
          <table:table-cell table:formula="of:=[.BC41]+IF([.$A41]&gt;=[.BD$2];INDEX([.BD$3:.BD41];[.$A41]-[.BD$2]+1;1);0)" office:value-type="float" office:value="26015" calcext:value-type="float">
            <text:p>26015</text:p>
          </table:table-cell>
          <table:table-cell table:formula="of:=[.BD41]+IF([.$A41]&gt;=[.BE$2];INDEX([.BE$3:.BE41];[.$A41]-[.BE$2]+1;1);0)" office:value-type="float" office:value="26015" calcext:value-type="float">
            <text:p>26015</text:p>
          </table:table-cell>
          <table:table-cell table:formula="of:=[.BE41]+IF([.$A41]&gt;=[.BF$2];INDEX([.BF$3:.BF41];[.$A41]-[.BF$2]+1;1);0)" office:value-type="float" office:value="26015" calcext:value-type="float">
            <text:p>26015</text:p>
          </table:table-cell>
          <table:table-cell table:formula="of:=[.BF41]+IF([.$A41]&gt;=[.BG$2];INDEX([.BG$3:.BG41];[.$A41]-[.BG$2]+1;1);0)" office:value-type="float" office:value="26015" calcext:value-type="float">
            <text:p>26015</text:p>
          </table:table-cell>
          <table:table-cell table:formula="of:=[.BG41]+IF([.$A41]&gt;=[.BH$2];INDEX([.BH$3:.BH41];[.$A41]-[.BH$2]+1;1);0)" office:value-type="float" office:value="26015" calcext:value-type="float">
            <text:p>26015</text:p>
          </table:table-cell>
          <table:table-cell table:formula="of:=[.BH41]+IF([.$A41]&gt;=[.BI$2];INDEX([.BI$3:.BI41];[.$A41]-[.BI$2]+1;1);0)" office:value-type="float" office:value="26015" calcext:value-type="float">
            <text:p>26015</text:p>
          </table:table-cell>
          <table:table-cell table:formula="of:=[.BI41]+IF([.$A41]&gt;=[.BJ$2];INDEX([.BJ$3:.BJ41];[.$A41]-[.BJ$2]+1;1);0)" office:value-type="float" office:value="26015" calcext:value-type="float">
            <text:p>26015</text:p>
          </table:table-cell>
          <table:table-cell table:formula="of:=[.BJ41]+IF([.$A41]&gt;=[.BK$2];INDEX([.BK$3:.BK41];[.$A41]-[.BK$2]+1;1);0)" office:value-type="float" office:value="26015" calcext:value-type="float">
            <text:p>26015</text:p>
          </table:table-cell>
          <table:table-cell table:formula="of:=[.BK41]+IF([.$A41]&gt;=[.BL$2];INDEX([.BL$3:.BL41];[.$A41]-[.BL$2]+1;1);0)" office:value-type="float" office:value="26015" calcext:value-type="float">
            <text:p>26015</text:p>
          </table:table-cell>
          <table:table-cell table:formula="of:=[.BL41]+IF([.$A41]&gt;=[.BM$2];INDEX([.BM$3:.BM41];[.$A41]-[.BM$2]+1;1);0)" office:value-type="float" office:value="26015" calcext:value-type="float">
            <text:p>26015</text:p>
          </table:table-cell>
          <table:table-cell table:formula="of:=[.BM41]+IF([.$A41]&gt;=[.BN$2];INDEX([.BN$3:.BN41];[.$A41]-[.BN$2]+1;1);0)" office:value-type="float" office:value="26015" calcext:value-type="float">
            <text:p>26015</text:p>
          </table:table-cell>
          <table:table-cell table:formula="of:=[.BN41]+IF([.$A41]&gt;=[.BO$2];INDEX([.BO$3:.BO41];[.$A41]-[.BO$2]+1;1);0)" office:value-type="float" office:value="26015" calcext:value-type="float">
            <text:p>26015</text:p>
          </table:table-cell>
          <table:table-cell table:formula="of:=[.BO41]+IF([.$A41]&gt;=[.BP$2];INDEX([.BP$3:.BP41];[.$A41]-[.BP$2]+1;1);0)" office:value-type="float" office:value="26015" calcext:value-type="float">
            <text:p>26015</text:p>
          </table:table-cell>
          <table:table-cell table:formula="of:=[.BP41]+IF([.$A41]&gt;=[.BQ$2];INDEX([.BQ$3:.BQ41];[.$A41]-[.BQ$2]+1;1);0)" office:value-type="float" office:value="26015" calcext:value-type="float">
            <text:p>26015</text:p>
          </table:table-cell>
          <table:table-cell table:formula="of:=[.BQ41]+IF([.$A41]&gt;=[.BR$2];INDEX([.BR$3:.BR41];[.$A41]-[.BR$2]+1;1);0)" office:value-type="float" office:value="26015" calcext:value-type="float">
            <text:p>26015</text:p>
          </table:table-cell>
          <table:table-cell table:formula="of:=[.BR41]+IF([.$A41]&gt;=[.BS$2];INDEX([.BS$3:.BS41];[.$A41]-[.BS$2]+1;1);0)" office:value-type="float" office:value="26015" calcext:value-type="float">
            <text:p>26015</text:p>
          </table:table-cell>
          <table:table-cell table:formula="of:=[.BS41]+IF([.$A41]&gt;=[.BT$2];INDEX([.BT$3:.BT41];[.$A41]-[.BT$2]+1;1);0)" office:value-type="float" office:value="26015" calcext:value-type="float">
            <text:p>26015</text:p>
          </table:table-cell>
          <table:table-cell table:formula="of:=[.BT41]+IF([.$A41]&gt;=[.BU$2];INDEX([.BU$3:.BU41];[.$A41]-[.BU$2]+1;1);0)" office:value-type="float" office:value="26015" calcext:value-type="float">
            <text:p>26015</text:p>
          </table:table-cell>
          <table:table-cell table:formula="of:=[.BU41]+IF([.$A41]&gt;=[.BV$2];INDEX([.BV$3:.BV41];[.$A41]-[.BV$2]+1;1);0)" office:value-type="float" office:value="26015" calcext:value-type="float">
            <text:p>26015</text:p>
          </table:table-cell>
          <table:table-cell table:formula="of:=[.BV41]+IF([.$A41]&gt;=[.BW$2];INDEX([.BW$3:.BW41];[.$A41]-[.BW$2]+1;1);0)" office:value-type="float" office:value="26015" calcext:value-type="float">
            <text:p>26015</text:p>
          </table:table-cell>
          <table:table-cell table:formula="of:=[.BW41]+IF([.$A41]&gt;=[.BX$2];INDEX([.BX$3:.BX41];[.$A41]-[.BX$2]+1;1);0)" office:value-type="float" office:value="26015" calcext:value-type="float">
            <text:p>26015</text:p>
          </table:table-cell>
          <table:table-cell table:formula="of:=[.BX41]+IF([.$A41]&gt;=[.BY$2];INDEX([.BY$3:.BY41];[.$A41]-[.BY$2]+1;1);0)" office:value-type="float" office:value="26015" calcext:value-type="float">
            <text:p>26015</text:p>
          </table:table-cell>
          <table:table-cell table:formula="of:=[.BY41]+IF([.$A41]&gt;=[.BZ$2];INDEX([.BZ$3:.BZ41];[.$A41]-[.BZ$2]+1;1);0)" office:value-type="float" office:value="26015" calcext:value-type="float">
            <text:p>26015</text:p>
          </table:table-cell>
          <table:table-cell table:formula="of:=[.BZ41]+IF([.$A41]&gt;=[.CA$2];INDEX([.CA$3:.CA41];[.$A41]-[.CA$2]+1;1);0)" office:value-type="float" office:value="26015" calcext:value-type="float">
            <text:p>26015</text:p>
          </table:table-cell>
          <table:table-cell table:formula="of:=[.CA41]+IF([.$A41]&gt;=[.CB$2];INDEX([.CB$3:.CB41];[.$A41]-[.CB$2]+1;1);0)" office:value-type="float" office:value="26015" calcext:value-type="float">
            <text:p>26015</text:p>
          </table:table-cell>
          <table:table-cell table:formula="of:=[.CB41]+IF([.$A41]&gt;=[.CC$2];INDEX([.CC$3:.CC41];[.$A41]-[.CC$2]+1;1);0)" office:value-type="float" office:value="26015" calcext:value-type="float">
            <text:p>26015</text:p>
          </table:table-cell>
          <table:table-cell table:formula="of:=[.CC41]+IF([.$A41]&gt;=[.CD$2];INDEX([.CD$3:.CD41];[.$A41]-[.CD$2]+1;1);0)" office:value-type="float" office:value="26015" calcext:value-type="float">
            <text:p>26015</text:p>
          </table:table-cell>
          <table:table-cell table:formula="of:=[.CD41]+IF([.$A41]&gt;=[.CE$2];INDEX([.CE$3:.CE41];[.$A41]-[.CE$2]+1;1);0)" office:value-type="float" office:value="26015" calcext:value-type="float">
            <text:p>26015</text:p>
          </table:table-cell>
          <table:table-cell table:formula="of:=[.CE41]+IF([.$A41]&gt;=[.CF$2];INDEX([.CF$3:.CF41];[.$A41]-[.CF$2]+1;1);0)" office:value-type="float" office:value="26015" calcext:value-type="float">
            <text:p>26015</text:p>
          </table:table-cell>
          <table:table-cell table:formula="of:=[.CF41]+IF([.$A41]&gt;=[.CG$2];INDEX([.CG$3:.CG41];[.$A41]-[.CG$2]+1;1);0)" office:value-type="float" office:value="26015" calcext:value-type="float">
            <text:p>26015</text:p>
          </table:table-cell>
          <table:table-cell table:formula="of:=[.CG41]+IF([.$A41]&gt;=[.CH$2];INDEX([.CH$3:.CH41];[.$A41]-[.CH$2]+1;1);0)" office:value-type="float" office:value="26015" calcext:value-type="float">
            <text:p>26015</text:p>
          </table:table-cell>
          <table:table-cell table:formula="of:=[.CH41]+IF([.$A41]&gt;=[.CI$2];INDEX([.CI$3:.CI41];[.$A41]-[.CI$2]+1;1);0)" office:value-type="float" office:value="26015" calcext:value-type="float">
            <text:p>26015</text:p>
          </table:table-cell>
          <table:table-cell table:formula="of:=[.CI41]+IF([.$A41]&gt;=[.CJ$2];INDEX([.CJ$3:.CJ41];[.$A41]-[.CJ$2]+1;1);0)" office:value-type="float" office:value="26015" calcext:value-type="float">
            <text:p>26015</text:p>
          </table:table-cell>
          <table:table-cell table:formula="of:=[.CJ41]+IF([.$A41]&gt;=[.CK$2];INDEX([.CK$3:.CK41];[.$A41]-[.CK$2]+1;1);0)" office:value-type="float" office:value="26015" calcext:value-type="float">
            <text:p>26015</text:p>
          </table:table-cell>
          <table:table-cell table:formula="of:=[.CK41]+IF([.$A41]&gt;=[.CL$2];INDEX([.CL$3:.CL41];[.$A41]-[.CL$2]+1;1);0)" office:value-type="float" office:value="26015" calcext:value-type="float">
            <text:p>26015</text:p>
          </table:table-cell>
          <table:table-cell table:formula="of:=[.CL41]+IF([.$A41]&gt;=[.CM$2];INDEX([.CM$3:.CM41];[.$A41]-[.CM$2]+1;1);0)" office:value-type="float" office:value="26015" calcext:value-type="float">
            <text:p>26015</text:p>
          </table:table-cell>
          <table:table-cell table:formula="of:=[.CM41]+IF([.$A41]&gt;=[.CN$2];INDEX([.CN$3:.CN41];[.$A41]-[.CN$2]+1;1);0)" office:value-type="float" office:value="26015" calcext:value-type="float">
            <text:p>26015</text:p>
          </table:table-cell>
          <table:table-cell table:formula="of:=[.CN41]+IF([.$A41]&gt;=[.CO$2];INDEX([.CO$3:.CO41];[.$A41]-[.CO$2]+1;1);0)" office:value-type="float" office:value="26015" calcext:value-type="float">
            <text:p>26015</text:p>
          </table:table-cell>
          <table:table-cell table:formula="of:=[.CO41]+IF([.$A41]&gt;=[.CP$2];INDEX([.CP$3:.CP41];[.$A41]-[.CP$2]+1;1);0)" office:value-type="float" office:value="26015" calcext:value-type="float">
            <text:p>26015</text:p>
          </table:table-cell>
          <table:table-cell table:formula="of:=[.CP41]+IF([.$A41]&gt;=[.CQ$2];INDEX([.CQ$3:.CQ41];[.$A41]-[.CQ$2]+1;1);0)" office:value-type="float" office:value="26015" calcext:value-type="float">
            <text:p>26015</text:p>
          </table:table-cell>
          <table:table-cell table:formula="of:=[.CQ41]+IF([.$A41]&gt;=[.CR$2];INDEX([.CR$3:.CR41];[.$A41]-[.CR$2]+1;1);0)" office:value-type="float" office:value="26015" calcext:value-type="float">
            <text:p>26015</text:p>
          </table:table-cell>
          <table:table-cell table:formula="of:=[.CR41]+IF([.$A41]&gt;=[.CS$2];INDEX([.CS$3:.CS41];[.$A41]-[.CS$2]+1;1);0)" office:value-type="float" office:value="26015" calcext:value-type="float">
            <text:p>26015</text:p>
          </table:table-cell>
          <table:table-cell table:formula="of:=[.CS41]+IF([.$A41]&gt;=[.CT$2];INDEX([.CT$3:.CT41];[.$A41]-[.CT$2]+1;1);0)" office:value-type="float" office:value="26015" calcext:value-type="float">
            <text:p>26015</text:p>
          </table:table-cell>
          <table:table-cell table:formula="of:=[.CT41]+IF([.$A41]&gt;=[.CU$2];INDEX([.CU$3:.CU41];[.$A41]-[.CU$2]+1;1);0)" office:value-type="float" office:value="26015" calcext:value-type="float">
            <text:p>26015</text:p>
          </table:table-cell>
          <table:table-cell table:formula="of:=[.CU41]+IF([.$A41]&gt;=[.CV$2];INDEX([.CV$3:.CV41];[.$A41]-[.CV$2]+1;1);0)" office:value-type="float" office:value="26015" calcext:value-type="float">
            <text:p>26015</text:p>
          </table:table-cell>
          <table:table-cell table:formula="of:=[.CV41]+IF([.$A41]&gt;=[.CW$2];INDEX([.CW$3:.CW41];[.$A41]-[.CW$2]+1;1);0)" office:value-type="float" office:value="26015" calcext:value-type="float">
            <text:p>260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1]" office:value-type="float" office:value="1" calcext:value-type="float">
            <text:p>1</text:p>
          </table:table-cell>
          <table:table-cell table:formula="of:=[.B42]+IF([.$A42]&gt;=[.C$2];INDEX([.C$3:.C42];[.$A42]-[.C$2]+1;1);0)" office:value-type="float" office:value="20" calcext:value-type="float">
            <text:p>20</text:p>
          </table:table-cell>
          <table:table-cell table:formula="of:=[.C42]+IF([.$A42]&gt;=[.D$2];INDEX([.D$3:.D42];[.$A42]-[.D$2]+1;1);0)" office:value-type="float" office:value="147" calcext:value-type="float">
            <text:p>147</text:p>
          </table:table-cell>
          <table:table-cell table:formula="of:=[.D42]+IF([.$A42]&gt;=[.E$2];INDEX([.E$3:.E42];[.$A42]-[.E$2]+1;1);0)" office:value-type="float" office:value="588" calcext:value-type="float">
            <text:p>588</text:p>
          </table:table-cell>
          <table:table-cell table:formula="of:=[.E42]+IF([.$A42]&gt;=[.F$2];INDEX([.F$3:.F42];[.$A42]-[.F$2]+1;1);0)" office:value-type="float" office:value="1602" calcext:value-type="float">
            <text:p>1602</text:p>
          </table:table-cell>
          <table:table-cell table:formula="of:=[.F42]+IF([.$A42]&gt;=[.G$2];INDEX([.G$3:.G42];[.$A42]-[.G$2]+1;1);0)" office:value-type="float" office:value="3331" calcext:value-type="float">
            <text:p>3331</text:p>
          </table:table-cell>
          <table:table-cell table:formula="of:=[.G42]+IF([.$A42]&gt;=[.H$2];INDEX([.H$3:.H42];[.$A42]-[.H$2]+1;1);0)" office:value-type="float" office:value="5731" calcext:value-type="float">
            <text:p>5731</text:p>
          </table:table-cell>
          <table:table-cell table:formula="of:=[.H42]+IF([.$A42]&gt;=[.I$2];INDEX([.I$3:.I42];[.$A42]-[.I$2]+1;1);0)" office:value-type="float" office:value="8588" calcext:value-type="float">
            <text:p>8588</text:p>
          </table:table-cell>
          <table:table-cell table:formula="of:=[.I42]+IF([.$A42]&gt;=[.J$2];INDEX([.J$3:.J42];[.$A42]-[.J$2]+1;1);0)" office:value-type="float" office:value="11648" calcext:value-type="float">
            <text:p>11648</text:p>
          </table:table-cell>
          <table:table-cell table:formula="of:=[.J42]+IF([.$A42]&gt;=[.K$2];INDEX([.K$3:.K42];[.$A42]-[.K$2]+1;1);0)" office:value-type="float" office:value="14663" calcext:value-type="float">
            <text:p>14663</text:p>
          </table:table-cell>
          <table:table-cell table:formula="of:=[.K42]+IF([.$A42]&gt;=[.L$2];INDEX([.L$3:.L42];[.$A42]-[.L$2]+1;1);0)" office:value-type="float" office:value="17475" calcext:value-type="float">
            <text:p>17475</text:p>
          </table:table-cell>
          <table:table-cell table:formula="of:=[.L42]+IF([.$A42]&gt;=[.M$2];INDEX([.M$3:.M42];[.$A42]-[.M$2]+1;1);0)" office:value-type="float" office:value="19978" calcext:value-type="float">
            <text:p>19978</text:p>
          </table:table-cell>
          <table:table-cell table:formula="of:=[.M42]+IF([.$A42]&gt;=[.N$2];INDEX([.N$3:.N42];[.$A42]-[.N$2]+1;1);0)" office:value-type="float" office:value="22142" calcext:value-type="float">
            <text:p>22142</text:p>
          </table:table-cell>
          <table:table-cell table:formula="of:=[.N42]+IF([.$A42]&gt;=[.O$2];INDEX([.O$3:.O42];[.$A42]-[.O$2]+1;1);0)" office:value-type="float" office:value="23961" calcext:value-type="float">
            <text:p>23961</text:p>
          </table:table-cell>
          <table:table-cell table:formula="of:=[.O42]+IF([.$A42]&gt;=[.P$2];INDEX([.P$3:.P42];[.$A42]-[.P$2]+1;1);0)" office:value-type="float" office:value="25469" calcext:value-type="float">
            <text:p>25469</text:p>
          </table:table-cell>
          <table:table-cell table:formula="of:=[.P42]+IF([.$A42]&gt;=[.Q$2];INDEX([.Q$3:.Q42];[.$A42]-[.Q$2]+1;1);0)" office:value-type="float" office:value="26694" calcext:value-type="float">
            <text:p>26694</text:p>
          </table:table-cell>
          <table:table-cell table:formula="of:=[.Q42]+IF([.$A42]&gt;=[.R$2];INDEX([.R$3:.R42];[.$A42]-[.R$2]+1;1);0)" office:value-type="float" office:value="27684" calcext:value-type="float">
            <text:p>27684</text:p>
          </table:table-cell>
          <table:table-cell table:formula="of:=[.R42]+IF([.$A42]&gt;=[.S$2];INDEX([.S$3:.S42];[.$A42]-[.S$2]+1;1);0)" office:value-type="float" office:value="28472" calcext:value-type="float">
            <text:p>28472</text:p>
          </table:table-cell>
          <table:table-cell table:formula="of:=[.S42]+IF([.$A42]&gt;=[.T$2];INDEX([.T$3:.T42];[.$A42]-[.T$2]+1;1);0)" office:value-type="float" office:value="29098" calcext:value-type="float">
            <text:p>29098</text:p>
          </table:table-cell>
          <table:table-cell table:formula="of:=[.T42]+IF([.$A42]&gt;=[.U$2];INDEX([.U$3:.U42];[.$A42]-[.U$2]+1;1);0)" office:value-type="float" office:value="29588" calcext:value-type="float">
            <text:p>29588</text:p>
          </table:table-cell>
          <table:table-cell table:formula="of:=[.U42]+IF([.$A42]&gt;=[.V$2];INDEX([.V$3:.V42];[.$A42]-[.V$2]+1;1);0)" office:value-type="float" office:value="29973" calcext:value-type="float">
            <text:p>29973</text:p>
          </table:table-cell>
          <table:table-cell table:formula="of:=[.V42]+IF([.$A42]&gt;=[.W$2];INDEX([.W$3:.W42];[.$A42]-[.W$2]+1;1);0)" office:value-type="float" office:value="30270" calcext:value-type="float">
            <text:p>30270</text:p>
          </table:table-cell>
          <table:table-cell table:formula="of:=[.W42]+IF([.$A42]&gt;=[.X$2];INDEX([.X$3:.X42];[.$A42]-[.X$2]+1;1);0)" office:value-type="float" office:value="30501" calcext:value-type="float">
            <text:p>30501</text:p>
          </table:table-cell>
          <table:table-cell table:formula="of:=[.X42]+IF([.$A42]&gt;=[.Y$2];INDEX([.Y$3:.Y42];[.$A42]-[.Y$2]+1;1);0)" office:value-type="float" office:value="30677" calcext:value-type="float">
            <text:p>30677</text:p>
          </table:table-cell>
          <table:table-cell table:formula="of:=[.Y42]+IF([.$A42]&gt;=[.Z$2];INDEX([.Z$3:.Z42];[.$A42]-[.Z$2]+1;1);0)" office:value-type="float" office:value="30812" calcext:value-type="float">
            <text:p>30812</text:p>
          </table:table-cell>
          <table:table-cell table:formula="of:=[.Z42]+IF([.$A42]&gt;=[.AA$2];INDEX([.AA$3:.AA42];[.$A42]-[.AA$2]+1;1);0)" office:value-type="float" office:value="30913" calcext:value-type="float">
            <text:p>30913</text:p>
          </table:table-cell>
          <table:table-cell table:formula="of:=[.AA42]+IF([.$A42]&gt;=[.AB$2];INDEX([.AB$3:.AB42];[.$A42]-[.AB$2]+1;1);0)" office:value-type="float" office:value="30990" calcext:value-type="float">
            <text:p>30990</text:p>
          </table:table-cell>
          <table:table-cell table:formula="of:=[.AB42]+IF([.$A42]&gt;=[.AC$2];INDEX([.AC$3:.AC42];[.$A42]-[.AC$2]+1;1);0)" office:value-type="float" office:value="31046" calcext:value-type="float">
            <text:p>31046</text:p>
          </table:table-cell>
          <table:table-cell table:formula="of:=[.AC42]+IF([.$A42]&gt;=[.AD$2];INDEX([.AD$3:.AD42];[.$A42]-[.AD$2]+1;1);0)" office:value-type="float" office:value="31088" calcext:value-type="float">
            <text:p>31088</text:p>
          </table:table-cell>
          <table:table-cell table:formula="of:=[.AD42]+IF([.$A42]&gt;=[.AE$2];INDEX([.AE$3:.AE42];[.$A42]-[.AE$2]+1;1);0)" office:value-type="float" office:value="31118" calcext:value-type="float">
            <text:p>31118</text:p>
          </table:table-cell>
          <table:table-cell table:formula="of:=[.AE42]+IF([.$A42]&gt;=[.AF$2];INDEX([.AF$3:.AF42];[.$A42]-[.AF$2]+1;1);0)" office:value-type="float" office:value="31140" calcext:value-type="float">
            <text:p>31140</text:p>
          </table:table-cell>
          <table:table-cell table:formula="of:=[.AF42]+IF([.$A42]&gt;=[.AG$2];INDEX([.AG$3:.AG42];[.$A42]-[.AG$2]+1;1);0)" office:value-type="float" office:value="31155" calcext:value-type="float">
            <text:p>31155</text:p>
          </table:table-cell>
          <table:table-cell table:formula="of:=[.AG42]+IF([.$A42]&gt;=[.AH$2];INDEX([.AH$3:.AH42];[.$A42]-[.AH$2]+1;1);0)" office:value-type="float" office:value="31166" calcext:value-type="float">
            <text:p>31166</text:p>
          </table:table-cell>
          <table:table-cell table:formula="of:=[.AH42]+IF([.$A42]&gt;=[.AI$2];INDEX([.AI$3:.AI42];[.$A42]-[.AI$2]+1;1);0)" office:value-type="float" office:value="31173" calcext:value-type="float">
            <text:p>31173</text:p>
          </table:table-cell>
          <table:table-cell table:formula="of:=[.AI42]+IF([.$A42]&gt;=[.AJ$2];INDEX([.AJ$3:.AJ42];[.$A42]-[.AJ$2]+1;1);0)" office:value-type="float" office:value="31178" calcext:value-type="float">
            <text:p>31178</text:p>
          </table:table-cell>
          <table:table-cell table:formula="of:=[.AJ42]+IF([.$A42]&gt;=[.AK$2];INDEX([.AK$3:.AK42];[.$A42]-[.AK$2]+1;1);0)" office:value-type="float" office:value="31181" calcext:value-type="float">
            <text:p>31181</text:p>
          </table:table-cell>
          <table:table-cell table:formula="of:=[.AK42]+IF([.$A42]&gt;=[.AL$2];INDEX([.AL$3:.AL42];[.$A42]-[.AL$2]+1;1);0)" office:value-type="float" office:value="31183" calcext:value-type="float">
            <text:p>31183</text:p>
          </table:table-cell>
          <table:table-cell table:formula="of:=[.AL42]+IF([.$A42]&gt;=[.AM$2];INDEX([.AM$3:.AM42];[.$A42]-[.AM$2]+1;1);0)" office:value-type="float" office:value="31184" calcext:value-type="float">
            <text:p>31184</text:p>
          </table:table-cell>
          <table:table-cell table:formula="of:=[.AM42]+IF([.$A42]&gt;=[.AN$2];INDEX([.AN$3:.AN42];[.$A42]-[.AN$2]+1;1);0)" office:value-type="float" office:value="31185" calcext:value-type="float">
            <text:p>31185</text:p>
          </table:table-cell>
          <table:table-cell table:formula="of:=[.AN42]+IF([.$A42]&gt;=[.AO$2];INDEX([.AO$3:.AO42];[.$A42]-[.AO$2]+1;1);0)" office:value-type="float" office:value="31185" calcext:value-type="float">
            <text:p>31185</text:p>
          </table:table-cell>
          <table:table-cell table:formula="of:=[.AO42]+IF([.$A42]&gt;=[.AP$2];INDEX([.AP$3:.AP42];[.$A42]-[.AP$2]+1;1);0)" office:value-type="float" office:value="31185" calcext:value-type="float">
            <text:p>31185</text:p>
          </table:table-cell>
          <table:table-cell table:formula="of:=[.AP42]+IF([.$A42]&gt;=[.AQ$2];INDEX([.AQ$3:.AQ42];[.$A42]-[.AQ$2]+1;1);0)" office:value-type="float" office:value="31185" calcext:value-type="float">
            <text:p>31185</text:p>
          </table:table-cell>
          <table:table-cell table:formula="of:=[.AQ42]+IF([.$A42]&gt;=[.AR$2];INDEX([.AR$3:.AR42];[.$A42]-[.AR$2]+1;1);0)" office:value-type="float" office:value="31185" calcext:value-type="float">
            <text:p>31185</text:p>
          </table:table-cell>
          <table:table-cell table:formula="of:=[.AR42]+IF([.$A42]&gt;=[.AS$2];INDEX([.AS$3:.AS42];[.$A42]-[.AS$2]+1;1);0)" office:value-type="float" office:value="31185" calcext:value-type="float">
            <text:p>31185</text:p>
          </table:table-cell>
          <table:table-cell table:formula="of:=[.AS42]+IF([.$A42]&gt;=[.AT$2];INDEX([.AT$3:.AT42];[.$A42]-[.AT$2]+1;1);0)" office:value-type="float" office:value="31185" calcext:value-type="float">
            <text:p>31185</text:p>
          </table:table-cell>
          <table:table-cell table:formula="of:=[.AT42]+IF([.$A42]&gt;=[.AU$2];INDEX([.AU$3:.AU42];[.$A42]-[.AU$2]+1;1);0)" office:value-type="float" office:value="31185" calcext:value-type="float">
            <text:p>31185</text:p>
          </table:table-cell>
          <table:table-cell table:formula="of:=[.AU42]+IF([.$A42]&gt;=[.AV$2];INDEX([.AV$3:.AV42];[.$A42]-[.AV$2]+1;1);0)" office:value-type="float" office:value="31185" calcext:value-type="float">
            <text:p>31185</text:p>
          </table:table-cell>
          <table:table-cell table:formula="of:=[.AV42]+IF([.$A42]&gt;=[.AW$2];INDEX([.AW$3:.AW42];[.$A42]-[.AW$2]+1;1);0)" office:value-type="float" office:value="31185" calcext:value-type="float">
            <text:p>31185</text:p>
          </table:table-cell>
          <table:table-cell table:formula="of:=[.AW42]+IF([.$A42]&gt;=[.AX$2];INDEX([.AX$3:.AX42];[.$A42]-[.AX$2]+1;1);0)" office:value-type="float" office:value="31185" calcext:value-type="float">
            <text:p>31185</text:p>
          </table:table-cell>
          <table:table-cell table:formula="of:=[.AX42]+IF([.$A42]&gt;=[.AY$2];INDEX([.AY$3:.AY42];[.$A42]-[.AY$2]+1;1);0)" office:value-type="float" office:value="31185" calcext:value-type="float">
            <text:p>31185</text:p>
          </table:table-cell>
          <table:table-cell table:formula="of:=[.AY42]+IF([.$A42]&gt;=[.AZ$2];INDEX([.AZ$3:.AZ42];[.$A42]-[.AZ$2]+1;1);0)" office:value-type="float" office:value="31185" calcext:value-type="float">
            <text:p>31185</text:p>
          </table:table-cell>
          <table:table-cell table:formula="of:=[.AZ42]+IF([.$A42]&gt;=[.BA$2];INDEX([.BA$3:.BA42];[.$A42]-[.BA$2]+1;1);0)" office:value-type="float" office:value="31185" calcext:value-type="float">
            <text:p>31185</text:p>
          </table:table-cell>
          <table:table-cell table:formula="of:=[.BA42]+IF([.$A42]&gt;=[.BB$2];INDEX([.BB$3:.BB42];[.$A42]-[.BB$2]+1;1);0)" office:value-type="float" office:value="31185" calcext:value-type="float">
            <text:p>31185</text:p>
          </table:table-cell>
          <table:table-cell table:formula="of:=[.BB42]+IF([.$A42]&gt;=[.BC$2];INDEX([.BC$3:.BC42];[.$A42]-[.BC$2]+1;1);0)" office:value-type="float" office:value="31185" calcext:value-type="float">
            <text:p>31185</text:p>
          </table:table-cell>
          <table:table-cell table:formula="of:=[.BC42]+IF([.$A42]&gt;=[.BD$2];INDEX([.BD$3:.BD42];[.$A42]-[.BD$2]+1;1);0)" office:value-type="float" office:value="31185" calcext:value-type="float">
            <text:p>31185</text:p>
          </table:table-cell>
          <table:table-cell table:formula="of:=[.BD42]+IF([.$A42]&gt;=[.BE$2];INDEX([.BE$3:.BE42];[.$A42]-[.BE$2]+1;1);0)" office:value-type="float" office:value="31185" calcext:value-type="float">
            <text:p>31185</text:p>
          </table:table-cell>
          <table:table-cell table:formula="of:=[.BE42]+IF([.$A42]&gt;=[.BF$2];INDEX([.BF$3:.BF42];[.$A42]-[.BF$2]+1;1);0)" office:value-type="float" office:value="31185" calcext:value-type="float">
            <text:p>31185</text:p>
          </table:table-cell>
          <table:table-cell table:formula="of:=[.BF42]+IF([.$A42]&gt;=[.BG$2];INDEX([.BG$3:.BG42];[.$A42]-[.BG$2]+1;1);0)" office:value-type="float" office:value="31185" calcext:value-type="float">
            <text:p>31185</text:p>
          </table:table-cell>
          <table:table-cell table:formula="of:=[.BG42]+IF([.$A42]&gt;=[.BH$2];INDEX([.BH$3:.BH42];[.$A42]-[.BH$2]+1;1);0)" office:value-type="float" office:value="31185" calcext:value-type="float">
            <text:p>31185</text:p>
          </table:table-cell>
          <table:table-cell table:formula="of:=[.BH42]+IF([.$A42]&gt;=[.BI$2];INDEX([.BI$3:.BI42];[.$A42]-[.BI$2]+1;1);0)" office:value-type="float" office:value="31185" calcext:value-type="float">
            <text:p>31185</text:p>
          </table:table-cell>
          <table:table-cell table:formula="of:=[.BI42]+IF([.$A42]&gt;=[.BJ$2];INDEX([.BJ$3:.BJ42];[.$A42]-[.BJ$2]+1;1);0)" office:value-type="float" office:value="31185" calcext:value-type="float">
            <text:p>31185</text:p>
          </table:table-cell>
          <table:table-cell table:formula="of:=[.BJ42]+IF([.$A42]&gt;=[.BK$2];INDEX([.BK$3:.BK42];[.$A42]-[.BK$2]+1;1);0)" office:value-type="float" office:value="31185" calcext:value-type="float">
            <text:p>31185</text:p>
          </table:table-cell>
          <table:table-cell table:formula="of:=[.BK42]+IF([.$A42]&gt;=[.BL$2];INDEX([.BL$3:.BL42];[.$A42]-[.BL$2]+1;1);0)" office:value-type="float" office:value="31185" calcext:value-type="float">
            <text:p>31185</text:p>
          </table:table-cell>
          <table:table-cell table:formula="of:=[.BL42]+IF([.$A42]&gt;=[.BM$2];INDEX([.BM$3:.BM42];[.$A42]-[.BM$2]+1;1);0)" office:value-type="float" office:value="31185" calcext:value-type="float">
            <text:p>31185</text:p>
          </table:table-cell>
          <table:table-cell table:formula="of:=[.BM42]+IF([.$A42]&gt;=[.BN$2];INDEX([.BN$3:.BN42];[.$A42]-[.BN$2]+1;1);0)" office:value-type="float" office:value="31185" calcext:value-type="float">
            <text:p>31185</text:p>
          </table:table-cell>
          <table:table-cell table:formula="of:=[.BN42]+IF([.$A42]&gt;=[.BO$2];INDEX([.BO$3:.BO42];[.$A42]-[.BO$2]+1;1);0)" office:value-type="float" office:value="31185" calcext:value-type="float">
            <text:p>31185</text:p>
          </table:table-cell>
          <table:table-cell table:formula="of:=[.BO42]+IF([.$A42]&gt;=[.BP$2];INDEX([.BP$3:.BP42];[.$A42]-[.BP$2]+1;1);0)" office:value-type="float" office:value="31185" calcext:value-type="float">
            <text:p>31185</text:p>
          </table:table-cell>
          <table:table-cell table:formula="of:=[.BP42]+IF([.$A42]&gt;=[.BQ$2];INDEX([.BQ$3:.BQ42];[.$A42]-[.BQ$2]+1;1);0)" office:value-type="float" office:value="31185" calcext:value-type="float">
            <text:p>31185</text:p>
          </table:table-cell>
          <table:table-cell table:formula="of:=[.BQ42]+IF([.$A42]&gt;=[.BR$2];INDEX([.BR$3:.BR42];[.$A42]-[.BR$2]+1;1);0)" office:value-type="float" office:value="31185" calcext:value-type="float">
            <text:p>31185</text:p>
          </table:table-cell>
          <table:table-cell table:formula="of:=[.BR42]+IF([.$A42]&gt;=[.BS$2];INDEX([.BS$3:.BS42];[.$A42]-[.BS$2]+1;1);0)" office:value-type="float" office:value="31185" calcext:value-type="float">
            <text:p>31185</text:p>
          </table:table-cell>
          <table:table-cell table:formula="of:=[.BS42]+IF([.$A42]&gt;=[.BT$2];INDEX([.BT$3:.BT42];[.$A42]-[.BT$2]+1;1);0)" office:value-type="float" office:value="31185" calcext:value-type="float">
            <text:p>31185</text:p>
          </table:table-cell>
          <table:table-cell table:formula="of:=[.BT42]+IF([.$A42]&gt;=[.BU$2];INDEX([.BU$3:.BU42];[.$A42]-[.BU$2]+1;1);0)" office:value-type="float" office:value="31185" calcext:value-type="float">
            <text:p>31185</text:p>
          </table:table-cell>
          <table:table-cell table:formula="of:=[.BU42]+IF([.$A42]&gt;=[.BV$2];INDEX([.BV$3:.BV42];[.$A42]-[.BV$2]+1;1);0)" office:value-type="float" office:value="31185" calcext:value-type="float">
            <text:p>31185</text:p>
          </table:table-cell>
          <table:table-cell table:formula="of:=[.BV42]+IF([.$A42]&gt;=[.BW$2];INDEX([.BW$3:.BW42];[.$A42]-[.BW$2]+1;1);0)" office:value-type="float" office:value="31185" calcext:value-type="float">
            <text:p>31185</text:p>
          </table:table-cell>
          <table:table-cell table:formula="of:=[.BW42]+IF([.$A42]&gt;=[.BX$2];INDEX([.BX$3:.BX42];[.$A42]-[.BX$2]+1;1);0)" office:value-type="float" office:value="31185" calcext:value-type="float">
            <text:p>31185</text:p>
          </table:table-cell>
          <table:table-cell table:formula="of:=[.BX42]+IF([.$A42]&gt;=[.BY$2];INDEX([.BY$3:.BY42];[.$A42]-[.BY$2]+1;1);0)" office:value-type="float" office:value="31185" calcext:value-type="float">
            <text:p>31185</text:p>
          </table:table-cell>
          <table:table-cell table:formula="of:=[.BY42]+IF([.$A42]&gt;=[.BZ$2];INDEX([.BZ$3:.BZ42];[.$A42]-[.BZ$2]+1;1);0)" office:value-type="float" office:value="31185" calcext:value-type="float">
            <text:p>31185</text:p>
          </table:table-cell>
          <table:table-cell table:formula="of:=[.BZ42]+IF([.$A42]&gt;=[.CA$2];INDEX([.CA$3:.CA42];[.$A42]-[.CA$2]+1;1);0)" office:value-type="float" office:value="31185" calcext:value-type="float">
            <text:p>31185</text:p>
          </table:table-cell>
          <table:table-cell table:formula="of:=[.CA42]+IF([.$A42]&gt;=[.CB$2];INDEX([.CB$3:.CB42];[.$A42]-[.CB$2]+1;1);0)" office:value-type="float" office:value="31185" calcext:value-type="float">
            <text:p>31185</text:p>
          </table:table-cell>
          <table:table-cell table:formula="of:=[.CB42]+IF([.$A42]&gt;=[.CC$2];INDEX([.CC$3:.CC42];[.$A42]-[.CC$2]+1;1);0)" office:value-type="float" office:value="31185" calcext:value-type="float">
            <text:p>31185</text:p>
          </table:table-cell>
          <table:table-cell table:formula="of:=[.CC42]+IF([.$A42]&gt;=[.CD$2];INDEX([.CD$3:.CD42];[.$A42]-[.CD$2]+1;1);0)" office:value-type="float" office:value="31185" calcext:value-type="float">
            <text:p>31185</text:p>
          </table:table-cell>
          <table:table-cell table:formula="of:=[.CD42]+IF([.$A42]&gt;=[.CE$2];INDEX([.CE$3:.CE42];[.$A42]-[.CE$2]+1;1);0)" office:value-type="float" office:value="31185" calcext:value-type="float">
            <text:p>31185</text:p>
          </table:table-cell>
          <table:table-cell table:formula="of:=[.CE42]+IF([.$A42]&gt;=[.CF$2];INDEX([.CF$3:.CF42];[.$A42]-[.CF$2]+1;1);0)" office:value-type="float" office:value="31185" calcext:value-type="float">
            <text:p>31185</text:p>
          </table:table-cell>
          <table:table-cell table:formula="of:=[.CF42]+IF([.$A42]&gt;=[.CG$2];INDEX([.CG$3:.CG42];[.$A42]-[.CG$2]+1;1);0)" office:value-type="float" office:value="31185" calcext:value-type="float">
            <text:p>31185</text:p>
          </table:table-cell>
          <table:table-cell table:formula="of:=[.CG42]+IF([.$A42]&gt;=[.CH$2];INDEX([.CH$3:.CH42];[.$A42]-[.CH$2]+1;1);0)" office:value-type="float" office:value="31185" calcext:value-type="float">
            <text:p>31185</text:p>
          </table:table-cell>
          <table:table-cell table:formula="of:=[.CH42]+IF([.$A42]&gt;=[.CI$2];INDEX([.CI$3:.CI42];[.$A42]-[.CI$2]+1;1);0)" office:value-type="float" office:value="31185" calcext:value-type="float">
            <text:p>31185</text:p>
          </table:table-cell>
          <table:table-cell table:formula="of:=[.CI42]+IF([.$A42]&gt;=[.CJ$2];INDEX([.CJ$3:.CJ42];[.$A42]-[.CJ$2]+1;1);0)" office:value-type="float" office:value="31185" calcext:value-type="float">
            <text:p>31185</text:p>
          </table:table-cell>
          <table:table-cell table:formula="of:=[.CJ42]+IF([.$A42]&gt;=[.CK$2];INDEX([.CK$3:.CK42];[.$A42]-[.CK$2]+1;1);0)" office:value-type="float" office:value="31185" calcext:value-type="float">
            <text:p>31185</text:p>
          </table:table-cell>
          <table:table-cell table:formula="of:=[.CK42]+IF([.$A42]&gt;=[.CL$2];INDEX([.CL$3:.CL42];[.$A42]-[.CL$2]+1;1);0)" office:value-type="float" office:value="31185" calcext:value-type="float">
            <text:p>31185</text:p>
          </table:table-cell>
          <table:table-cell table:formula="of:=[.CL42]+IF([.$A42]&gt;=[.CM$2];INDEX([.CM$3:.CM42];[.$A42]-[.CM$2]+1;1);0)" office:value-type="float" office:value="31185" calcext:value-type="float">
            <text:p>31185</text:p>
          </table:table-cell>
          <table:table-cell table:formula="of:=[.CM42]+IF([.$A42]&gt;=[.CN$2];INDEX([.CN$3:.CN42];[.$A42]-[.CN$2]+1;1);0)" office:value-type="float" office:value="31185" calcext:value-type="float">
            <text:p>31185</text:p>
          </table:table-cell>
          <table:table-cell table:formula="of:=[.CN42]+IF([.$A42]&gt;=[.CO$2];INDEX([.CO$3:.CO42];[.$A42]-[.CO$2]+1;1);0)" office:value-type="float" office:value="31185" calcext:value-type="float">
            <text:p>31185</text:p>
          </table:table-cell>
          <table:table-cell table:formula="of:=[.CO42]+IF([.$A42]&gt;=[.CP$2];INDEX([.CP$3:.CP42];[.$A42]-[.CP$2]+1;1);0)" office:value-type="float" office:value="31185" calcext:value-type="float">
            <text:p>31185</text:p>
          </table:table-cell>
          <table:table-cell table:formula="of:=[.CP42]+IF([.$A42]&gt;=[.CQ$2];INDEX([.CQ$3:.CQ42];[.$A42]-[.CQ$2]+1;1);0)" office:value-type="float" office:value="31185" calcext:value-type="float">
            <text:p>31185</text:p>
          </table:table-cell>
          <table:table-cell table:formula="of:=[.CQ42]+IF([.$A42]&gt;=[.CR$2];INDEX([.CR$3:.CR42];[.$A42]-[.CR$2]+1;1);0)" office:value-type="float" office:value="31185" calcext:value-type="float">
            <text:p>31185</text:p>
          </table:table-cell>
          <table:table-cell table:formula="of:=[.CR42]+IF([.$A42]&gt;=[.CS$2];INDEX([.CS$3:.CS42];[.$A42]-[.CS$2]+1;1);0)" office:value-type="float" office:value="31185" calcext:value-type="float">
            <text:p>31185</text:p>
          </table:table-cell>
          <table:table-cell table:formula="of:=[.CS42]+IF([.$A42]&gt;=[.CT$2];INDEX([.CT$3:.CT42];[.$A42]-[.CT$2]+1;1);0)" office:value-type="float" office:value="31185" calcext:value-type="float">
            <text:p>31185</text:p>
          </table:table-cell>
          <table:table-cell table:formula="of:=[.CT42]+IF([.$A42]&gt;=[.CU$2];INDEX([.CU$3:.CU42];[.$A42]-[.CU$2]+1;1);0)" office:value-type="float" office:value="31185" calcext:value-type="float">
            <text:p>31185</text:p>
          </table:table-cell>
          <table:table-cell table:formula="of:=[.CU42]+IF([.$A42]&gt;=[.CV$2];INDEX([.CV$3:.CV42];[.$A42]-[.CV$2]+1;1);0)" office:value-type="float" office:value="31185" calcext:value-type="float">
            <text:p>31185</text:p>
          </table:table-cell>
          <table:table-cell table:formula="of:=[.CV42]+IF([.$A42]&gt;=[.CW$2];INDEX([.CW$3:.CW42];[.$A42]-[.CW$2]+1;1);0)" office:value-type="float" office:value="31185" calcext:value-type="float">
            <text:p>311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2]" office:value-type="float" office:value="1" calcext:value-type="float">
            <text:p>1</text:p>
          </table:table-cell>
          <table:table-cell table:formula="of:=[.B43]+IF([.$A43]&gt;=[.C$2];INDEX([.C$3:.C43];[.$A43]-[.C$2]+1;1);0)" office:value-type="float" office:value="21" calcext:value-type="float">
            <text:p>21</text:p>
          </table:table-cell>
          <table:table-cell table:formula="of:=[.C43]+IF([.$A43]&gt;=[.D$2];INDEX([.D$3:.D43];[.$A43]-[.D$2]+1;1);0)" office:value-type="float" office:value="154" calcext:value-type="float">
            <text:p>154</text:p>
          </table:table-cell>
          <table:table-cell table:formula="of:=[.D43]+IF([.$A43]&gt;=[.E$2];INDEX([.E$3:.E43];[.$A43]-[.E$2]+1;1);0)" office:value-type="float" office:value="632" calcext:value-type="float">
            <text:p>632</text:p>
          </table:table-cell>
          <table:table-cell table:formula="of:=[.E43]+IF([.$A43]&gt;=[.F$2];INDEX([.F$3:.F43];[.$A43]-[.F$2]+1;1);0)" office:value-type="float" office:value="1747" calcext:value-type="float">
            <text:p>1747</text:p>
          </table:table-cell>
          <table:table-cell table:formula="of:=[.F43]+IF([.$A43]&gt;=[.G$2];INDEX([.G$3:.G43];[.$A43]-[.G$2]+1;1);0)" office:value-type="float" office:value="3692" calcext:value-type="float">
            <text:p>3692</text:p>
          </table:table-cell>
          <table:table-cell table:formula="of:=[.G43]+IF([.$A43]&gt;=[.H$2];INDEX([.H$3:.H43];[.$A43]-[.H$2]+1;1);0)" office:value-type="float" office:value="6430" calcext:value-type="float">
            <text:p>6430</text:p>
          </table:table-cell>
          <table:table-cell table:formula="of:=[.H43]+IF([.$A43]&gt;=[.I$2];INDEX([.I$3:.I43];[.$A43]-[.I$2]+1;1);0)" office:value-type="float" office:value="9749" calcext:value-type="float">
            <text:p>9749</text:p>
          </table:table-cell>
          <table:table-cell table:formula="of:=[.I43]+IF([.$A43]&gt;=[.J$2];INDEX([.J$3:.J43];[.$A43]-[.J$2]+1;1);0)" office:value-type="float" office:value="13338" calcext:value-type="float">
            <text:p>13338</text:p>
          </table:table-cell>
          <table:table-cell table:formula="of:=[.J43]+IF([.$A43]&gt;=[.K$2];INDEX([.K$3:.K43];[.$A43]-[.K$2]+1;1);0)" office:value-type="float" office:value="16928" calcext:value-type="float">
            <text:p>16928</text:p>
          </table:table-cell>
          <table:table-cell table:formula="of:=[.K43]+IF([.$A43]&gt;=[.L$2];INDEX([.L$3:.L43];[.$A43]-[.L$2]+1;1);0)" office:value-type="float" office:value="20298" calcext:value-type="float">
            <text:p>20298</text:p>
          </table:table-cell>
          <table:table-cell table:formula="of:=[.L43]+IF([.$A43]&gt;=[.M$2];INDEX([.M$3:.M43];[.$A43]-[.M$2]+1;1);0)" office:value-type="float" office:value="23334" calcext:value-type="float">
            <text:p>23334</text:p>
          </table:table-cell>
          <table:table-cell table:formula="of:=[.M43]+IF([.$A43]&gt;=[.N$2];INDEX([.N$3:.N43];[.$A43]-[.N$2]+1;1);0)" office:value-type="float" office:value="25971" calcext:value-type="float">
            <text:p>25971</text:p>
          </table:table-cell>
          <table:table-cell table:formula="of:=[.N43]+IF([.$A43]&gt;=[.O$2];INDEX([.O$3:.O43];[.$A43]-[.O$2]+1;1);0)" office:value-type="float" office:value="28212" calcext:value-type="float">
            <text:p>28212</text:p>
          </table:table-cell>
          <table:table-cell table:formula="of:=[.O43]+IF([.$A43]&gt;=[.P$2];INDEX([.P$3:.P43];[.$A43]-[.P$2]+1;1);0)" office:value-type="float" office:value="30073" calcext:value-type="float">
            <text:p>30073</text:p>
          </table:table-cell>
          <table:table-cell table:formula="of:=[.P43]+IF([.$A43]&gt;=[.Q$2];INDEX([.Q$3:.Q43];[.$A43]-[.Q$2]+1;1);0)" office:value-type="float" office:value="31603" calcext:value-type="float">
            <text:p>31603</text:p>
          </table:table-cell>
          <table:table-cell table:formula="of:=[.Q43]+IF([.$A43]&gt;=[.R$2];INDEX([.R$3:.R43];[.$A43]-[.R$2]+1;1);0)" office:value-type="float" office:value="32839" calcext:value-type="float">
            <text:p>32839</text:p>
          </table:table-cell>
          <table:table-cell table:formula="of:=[.R43]+IF([.$A43]&gt;=[.S$2];INDEX([.S$3:.S43];[.$A43]-[.S$2]+1;1);0)" office:value-type="float" office:value="33834" calcext:value-type="float">
            <text:p>33834</text:p>
          </table:table-cell>
          <table:table-cell table:formula="of:=[.S43]+IF([.$A43]&gt;=[.T$2];INDEX([.T$3:.T43];[.$A43]-[.T$2]+1;1);0)" office:value-type="float" office:value="34624" calcext:value-type="float">
            <text:p>34624</text:p>
          </table:table-cell>
          <table:table-cell table:formula="of:=[.T43]+IF([.$A43]&gt;=[.U$2];INDEX([.U$3:.U43];[.$A43]-[.U$2]+1;1);0)" office:value-type="float" office:value="35251" calcext:value-type="float">
            <text:p>35251</text:p>
          </table:table-cell>
          <table:table-cell table:formula="of:=[.U43]+IF([.$A43]&gt;=[.V$2];INDEX([.V$3:.V43];[.$A43]-[.V$2]+1;1);0)" office:value-type="float" office:value="35741" calcext:value-type="float">
            <text:p>35741</text:p>
          </table:table-cell>
          <table:table-cell table:formula="of:=[.V43]+IF([.$A43]&gt;=[.W$2];INDEX([.W$3:.W43];[.$A43]-[.W$2]+1;1);0)" office:value-type="float" office:value="36126" calcext:value-type="float">
            <text:p>36126</text:p>
          </table:table-cell>
          <table:table-cell table:formula="of:=[.W43]+IF([.$A43]&gt;=[.X$2];INDEX([.X$3:.X43];[.$A43]-[.X$2]+1;1);0)" office:value-type="float" office:value="36423" calcext:value-type="float">
            <text:p>36423</text:p>
          </table:table-cell>
          <table:table-cell table:formula="of:=[.X43]+IF([.$A43]&gt;=[.Y$2];INDEX([.Y$3:.Y43];[.$A43]-[.Y$2]+1;1);0)" office:value-type="float" office:value="36654" calcext:value-type="float">
            <text:p>36654</text:p>
          </table:table-cell>
          <table:table-cell table:formula="of:=[.Y43]+IF([.$A43]&gt;=[.Z$2];INDEX([.Z$3:.Z43];[.$A43]-[.Z$2]+1;1);0)" office:value-type="float" office:value="36830" calcext:value-type="float">
            <text:p>36830</text:p>
          </table:table-cell>
          <table:table-cell table:formula="of:=[.Z43]+IF([.$A43]&gt;=[.AA$2];INDEX([.AA$3:.AA43];[.$A43]-[.AA$2]+1;1);0)" office:value-type="float" office:value="36965" calcext:value-type="float">
            <text:p>36965</text:p>
          </table:table-cell>
          <table:table-cell table:formula="of:=[.AA43]+IF([.$A43]&gt;=[.AB$2];INDEX([.AB$3:.AB43];[.$A43]-[.AB$2]+1;1);0)" office:value-type="float" office:value="37066" calcext:value-type="float">
            <text:p>37066</text:p>
          </table:table-cell>
          <table:table-cell table:formula="of:=[.AB43]+IF([.$A43]&gt;=[.AC$2];INDEX([.AC$3:.AC43];[.$A43]-[.AC$2]+1;1);0)" office:value-type="float" office:value="37143" calcext:value-type="float">
            <text:p>37143</text:p>
          </table:table-cell>
          <table:table-cell table:formula="of:=[.AC43]+IF([.$A43]&gt;=[.AD$2];INDEX([.AD$3:.AD43];[.$A43]-[.AD$2]+1;1);0)" office:value-type="float" office:value="37199" calcext:value-type="float">
            <text:p>37199</text:p>
          </table:table-cell>
          <table:table-cell table:formula="of:=[.AD43]+IF([.$A43]&gt;=[.AE$2];INDEX([.AE$3:.AE43];[.$A43]-[.AE$2]+1;1);0)" office:value-type="float" office:value="37241" calcext:value-type="float">
            <text:p>37241</text:p>
          </table:table-cell>
          <table:table-cell table:formula="of:=[.AE43]+IF([.$A43]&gt;=[.AF$2];INDEX([.AF$3:.AF43];[.$A43]-[.AF$2]+1;1);0)" office:value-type="float" office:value="37271" calcext:value-type="float">
            <text:p>37271</text:p>
          </table:table-cell>
          <table:table-cell table:formula="of:=[.AF43]+IF([.$A43]&gt;=[.AG$2];INDEX([.AG$3:.AG43];[.$A43]-[.AG$2]+1;1);0)" office:value-type="float" office:value="37293" calcext:value-type="float">
            <text:p>37293</text:p>
          </table:table-cell>
          <table:table-cell table:formula="of:=[.AG43]+IF([.$A43]&gt;=[.AH$2];INDEX([.AH$3:.AH43];[.$A43]-[.AH$2]+1;1);0)" office:value-type="float" office:value="37308" calcext:value-type="float">
            <text:p>37308</text:p>
          </table:table-cell>
          <table:table-cell table:formula="of:=[.AH43]+IF([.$A43]&gt;=[.AI$2];INDEX([.AI$3:.AI43];[.$A43]-[.AI$2]+1;1);0)" office:value-type="float" office:value="37319" calcext:value-type="float">
            <text:p>37319</text:p>
          </table:table-cell>
          <table:table-cell table:formula="of:=[.AI43]+IF([.$A43]&gt;=[.AJ$2];INDEX([.AJ$3:.AJ43];[.$A43]-[.AJ$2]+1;1);0)" office:value-type="float" office:value="37326" calcext:value-type="float">
            <text:p>37326</text:p>
          </table:table-cell>
          <table:table-cell table:formula="of:=[.AJ43]+IF([.$A43]&gt;=[.AK$2];INDEX([.AK$3:.AK43];[.$A43]-[.AK$2]+1;1);0)" office:value-type="float" office:value="37331" calcext:value-type="float">
            <text:p>37331</text:p>
          </table:table-cell>
          <table:table-cell table:formula="of:=[.AK43]+IF([.$A43]&gt;=[.AL$2];INDEX([.AL$3:.AL43];[.$A43]-[.AL$2]+1;1);0)" office:value-type="float" office:value="37334" calcext:value-type="float">
            <text:p>37334</text:p>
          </table:table-cell>
          <table:table-cell table:formula="of:=[.AL43]+IF([.$A43]&gt;=[.AM$2];INDEX([.AM$3:.AM43];[.$A43]-[.AM$2]+1;1);0)" office:value-type="float" office:value="37336" calcext:value-type="float">
            <text:p>37336</text:p>
          </table:table-cell>
          <table:table-cell table:formula="of:=[.AM43]+IF([.$A43]&gt;=[.AN$2];INDEX([.AN$3:.AN43];[.$A43]-[.AN$2]+1;1);0)" office:value-type="float" office:value="37337" calcext:value-type="float">
            <text:p>37337</text:p>
          </table:table-cell>
          <table:table-cell table:formula="of:=[.AN43]+IF([.$A43]&gt;=[.AO$2];INDEX([.AO$3:.AO43];[.$A43]-[.AO$2]+1;1);0)" office:value-type="float" office:value="37338" calcext:value-type="float">
            <text:p>37338</text:p>
          </table:table-cell>
          <table:table-cell table:formula="of:=[.AO43]+IF([.$A43]&gt;=[.AP$2];INDEX([.AP$3:.AP43];[.$A43]-[.AP$2]+1;1);0)" office:value-type="float" office:value="37338" calcext:value-type="float">
            <text:p>37338</text:p>
          </table:table-cell>
          <table:table-cell table:formula="of:=[.AP43]+IF([.$A43]&gt;=[.AQ$2];INDEX([.AQ$3:.AQ43];[.$A43]-[.AQ$2]+1;1);0)" office:value-type="float" office:value="37338" calcext:value-type="float">
            <text:p>37338</text:p>
          </table:table-cell>
          <table:table-cell table:formula="of:=[.AQ43]+IF([.$A43]&gt;=[.AR$2];INDEX([.AR$3:.AR43];[.$A43]-[.AR$2]+1;1);0)" office:value-type="float" office:value="37338" calcext:value-type="float">
            <text:p>37338</text:p>
          </table:table-cell>
          <table:table-cell table:formula="of:=[.AR43]+IF([.$A43]&gt;=[.AS$2];INDEX([.AS$3:.AS43];[.$A43]-[.AS$2]+1;1);0)" office:value-type="float" office:value="37338" calcext:value-type="float">
            <text:p>37338</text:p>
          </table:table-cell>
          <table:table-cell table:formula="of:=[.AS43]+IF([.$A43]&gt;=[.AT$2];INDEX([.AT$3:.AT43];[.$A43]-[.AT$2]+1;1);0)" office:value-type="float" office:value="37338" calcext:value-type="float">
            <text:p>37338</text:p>
          </table:table-cell>
          <table:table-cell table:formula="of:=[.AT43]+IF([.$A43]&gt;=[.AU$2];INDEX([.AU$3:.AU43];[.$A43]-[.AU$2]+1;1);0)" office:value-type="float" office:value="37338" calcext:value-type="float">
            <text:p>37338</text:p>
          </table:table-cell>
          <table:table-cell table:formula="of:=[.AU43]+IF([.$A43]&gt;=[.AV$2];INDEX([.AV$3:.AV43];[.$A43]-[.AV$2]+1;1);0)" office:value-type="float" office:value="37338" calcext:value-type="float">
            <text:p>37338</text:p>
          </table:table-cell>
          <table:table-cell table:formula="of:=[.AV43]+IF([.$A43]&gt;=[.AW$2];INDEX([.AW$3:.AW43];[.$A43]-[.AW$2]+1;1);0)" office:value-type="float" office:value="37338" calcext:value-type="float">
            <text:p>37338</text:p>
          </table:table-cell>
          <table:table-cell table:formula="of:=[.AW43]+IF([.$A43]&gt;=[.AX$2];INDEX([.AX$3:.AX43];[.$A43]-[.AX$2]+1;1);0)" office:value-type="float" office:value="37338" calcext:value-type="float">
            <text:p>37338</text:p>
          </table:table-cell>
          <table:table-cell table:formula="of:=[.AX43]+IF([.$A43]&gt;=[.AY$2];INDEX([.AY$3:.AY43];[.$A43]-[.AY$2]+1;1);0)" office:value-type="float" office:value="37338" calcext:value-type="float">
            <text:p>37338</text:p>
          </table:table-cell>
          <table:table-cell table:formula="of:=[.AY43]+IF([.$A43]&gt;=[.AZ$2];INDEX([.AZ$3:.AZ43];[.$A43]-[.AZ$2]+1;1);0)" office:value-type="float" office:value="37338" calcext:value-type="float">
            <text:p>37338</text:p>
          </table:table-cell>
          <table:table-cell table:formula="of:=[.AZ43]+IF([.$A43]&gt;=[.BA$2];INDEX([.BA$3:.BA43];[.$A43]-[.BA$2]+1;1);0)" office:value-type="float" office:value="37338" calcext:value-type="float">
            <text:p>37338</text:p>
          </table:table-cell>
          <table:table-cell table:formula="of:=[.BA43]+IF([.$A43]&gt;=[.BB$2];INDEX([.BB$3:.BB43];[.$A43]-[.BB$2]+1;1);0)" office:value-type="float" office:value="37338" calcext:value-type="float">
            <text:p>37338</text:p>
          </table:table-cell>
          <table:table-cell table:formula="of:=[.BB43]+IF([.$A43]&gt;=[.BC$2];INDEX([.BC$3:.BC43];[.$A43]-[.BC$2]+1;1);0)" office:value-type="float" office:value="37338" calcext:value-type="float">
            <text:p>37338</text:p>
          </table:table-cell>
          <table:table-cell table:formula="of:=[.BC43]+IF([.$A43]&gt;=[.BD$2];INDEX([.BD$3:.BD43];[.$A43]-[.BD$2]+1;1);0)" office:value-type="float" office:value="37338" calcext:value-type="float">
            <text:p>37338</text:p>
          </table:table-cell>
          <table:table-cell table:formula="of:=[.BD43]+IF([.$A43]&gt;=[.BE$2];INDEX([.BE$3:.BE43];[.$A43]-[.BE$2]+1;1);0)" office:value-type="float" office:value="37338" calcext:value-type="float">
            <text:p>37338</text:p>
          </table:table-cell>
          <table:table-cell table:formula="of:=[.BE43]+IF([.$A43]&gt;=[.BF$2];INDEX([.BF$3:.BF43];[.$A43]-[.BF$2]+1;1);0)" office:value-type="float" office:value="37338" calcext:value-type="float">
            <text:p>37338</text:p>
          </table:table-cell>
          <table:table-cell table:formula="of:=[.BF43]+IF([.$A43]&gt;=[.BG$2];INDEX([.BG$3:.BG43];[.$A43]-[.BG$2]+1;1);0)" office:value-type="float" office:value="37338" calcext:value-type="float">
            <text:p>37338</text:p>
          </table:table-cell>
          <table:table-cell table:formula="of:=[.BG43]+IF([.$A43]&gt;=[.BH$2];INDEX([.BH$3:.BH43];[.$A43]-[.BH$2]+1;1);0)" office:value-type="float" office:value="37338" calcext:value-type="float">
            <text:p>37338</text:p>
          </table:table-cell>
          <table:table-cell table:formula="of:=[.BH43]+IF([.$A43]&gt;=[.BI$2];INDEX([.BI$3:.BI43];[.$A43]-[.BI$2]+1;1);0)" office:value-type="float" office:value="37338" calcext:value-type="float">
            <text:p>37338</text:p>
          </table:table-cell>
          <table:table-cell table:formula="of:=[.BI43]+IF([.$A43]&gt;=[.BJ$2];INDEX([.BJ$3:.BJ43];[.$A43]-[.BJ$2]+1;1);0)" office:value-type="float" office:value="37338" calcext:value-type="float">
            <text:p>37338</text:p>
          </table:table-cell>
          <table:table-cell table:formula="of:=[.BJ43]+IF([.$A43]&gt;=[.BK$2];INDEX([.BK$3:.BK43];[.$A43]-[.BK$2]+1;1);0)" office:value-type="float" office:value="37338" calcext:value-type="float">
            <text:p>37338</text:p>
          </table:table-cell>
          <table:table-cell table:formula="of:=[.BK43]+IF([.$A43]&gt;=[.BL$2];INDEX([.BL$3:.BL43];[.$A43]-[.BL$2]+1;1);0)" office:value-type="float" office:value="37338" calcext:value-type="float">
            <text:p>37338</text:p>
          </table:table-cell>
          <table:table-cell table:formula="of:=[.BL43]+IF([.$A43]&gt;=[.BM$2];INDEX([.BM$3:.BM43];[.$A43]-[.BM$2]+1;1);0)" office:value-type="float" office:value="37338" calcext:value-type="float">
            <text:p>37338</text:p>
          </table:table-cell>
          <table:table-cell table:formula="of:=[.BM43]+IF([.$A43]&gt;=[.BN$2];INDEX([.BN$3:.BN43];[.$A43]-[.BN$2]+1;1);0)" office:value-type="float" office:value="37338" calcext:value-type="float">
            <text:p>37338</text:p>
          </table:table-cell>
          <table:table-cell table:formula="of:=[.BN43]+IF([.$A43]&gt;=[.BO$2];INDEX([.BO$3:.BO43];[.$A43]-[.BO$2]+1;1);0)" office:value-type="float" office:value="37338" calcext:value-type="float">
            <text:p>37338</text:p>
          </table:table-cell>
          <table:table-cell table:formula="of:=[.BO43]+IF([.$A43]&gt;=[.BP$2];INDEX([.BP$3:.BP43];[.$A43]-[.BP$2]+1;1);0)" office:value-type="float" office:value="37338" calcext:value-type="float">
            <text:p>37338</text:p>
          </table:table-cell>
          <table:table-cell table:formula="of:=[.BP43]+IF([.$A43]&gt;=[.BQ$2];INDEX([.BQ$3:.BQ43];[.$A43]-[.BQ$2]+1;1);0)" office:value-type="float" office:value="37338" calcext:value-type="float">
            <text:p>37338</text:p>
          </table:table-cell>
          <table:table-cell table:formula="of:=[.BQ43]+IF([.$A43]&gt;=[.BR$2];INDEX([.BR$3:.BR43];[.$A43]-[.BR$2]+1;1);0)" office:value-type="float" office:value="37338" calcext:value-type="float">
            <text:p>37338</text:p>
          </table:table-cell>
          <table:table-cell table:formula="of:=[.BR43]+IF([.$A43]&gt;=[.BS$2];INDEX([.BS$3:.BS43];[.$A43]-[.BS$2]+1;1);0)" office:value-type="float" office:value="37338" calcext:value-type="float">
            <text:p>37338</text:p>
          </table:table-cell>
          <table:table-cell table:formula="of:=[.BS43]+IF([.$A43]&gt;=[.BT$2];INDEX([.BT$3:.BT43];[.$A43]-[.BT$2]+1;1);0)" office:value-type="float" office:value="37338" calcext:value-type="float">
            <text:p>37338</text:p>
          </table:table-cell>
          <table:table-cell table:formula="of:=[.BT43]+IF([.$A43]&gt;=[.BU$2];INDEX([.BU$3:.BU43];[.$A43]-[.BU$2]+1;1);0)" office:value-type="float" office:value="37338" calcext:value-type="float">
            <text:p>37338</text:p>
          </table:table-cell>
          <table:table-cell table:formula="of:=[.BU43]+IF([.$A43]&gt;=[.BV$2];INDEX([.BV$3:.BV43];[.$A43]-[.BV$2]+1;1);0)" office:value-type="float" office:value="37338" calcext:value-type="float">
            <text:p>37338</text:p>
          </table:table-cell>
          <table:table-cell table:formula="of:=[.BV43]+IF([.$A43]&gt;=[.BW$2];INDEX([.BW$3:.BW43];[.$A43]-[.BW$2]+1;1);0)" office:value-type="float" office:value="37338" calcext:value-type="float">
            <text:p>37338</text:p>
          </table:table-cell>
          <table:table-cell table:formula="of:=[.BW43]+IF([.$A43]&gt;=[.BX$2];INDEX([.BX$3:.BX43];[.$A43]-[.BX$2]+1;1);0)" office:value-type="float" office:value="37338" calcext:value-type="float">
            <text:p>37338</text:p>
          </table:table-cell>
          <table:table-cell table:formula="of:=[.BX43]+IF([.$A43]&gt;=[.BY$2];INDEX([.BY$3:.BY43];[.$A43]-[.BY$2]+1;1);0)" office:value-type="float" office:value="37338" calcext:value-type="float">
            <text:p>37338</text:p>
          </table:table-cell>
          <table:table-cell table:formula="of:=[.BY43]+IF([.$A43]&gt;=[.BZ$2];INDEX([.BZ$3:.BZ43];[.$A43]-[.BZ$2]+1;1);0)" office:value-type="float" office:value="37338" calcext:value-type="float">
            <text:p>37338</text:p>
          </table:table-cell>
          <table:table-cell table:formula="of:=[.BZ43]+IF([.$A43]&gt;=[.CA$2];INDEX([.CA$3:.CA43];[.$A43]-[.CA$2]+1;1);0)" office:value-type="float" office:value="37338" calcext:value-type="float">
            <text:p>37338</text:p>
          </table:table-cell>
          <table:table-cell table:formula="of:=[.CA43]+IF([.$A43]&gt;=[.CB$2];INDEX([.CB$3:.CB43];[.$A43]-[.CB$2]+1;1);0)" office:value-type="float" office:value="37338" calcext:value-type="float">
            <text:p>37338</text:p>
          </table:table-cell>
          <table:table-cell table:formula="of:=[.CB43]+IF([.$A43]&gt;=[.CC$2];INDEX([.CC$3:.CC43];[.$A43]-[.CC$2]+1;1);0)" office:value-type="float" office:value="37338" calcext:value-type="float">
            <text:p>37338</text:p>
          </table:table-cell>
          <table:table-cell table:formula="of:=[.CC43]+IF([.$A43]&gt;=[.CD$2];INDEX([.CD$3:.CD43];[.$A43]-[.CD$2]+1;1);0)" office:value-type="float" office:value="37338" calcext:value-type="float">
            <text:p>37338</text:p>
          </table:table-cell>
          <table:table-cell table:formula="of:=[.CD43]+IF([.$A43]&gt;=[.CE$2];INDEX([.CE$3:.CE43];[.$A43]-[.CE$2]+1;1);0)" office:value-type="float" office:value="37338" calcext:value-type="float">
            <text:p>37338</text:p>
          </table:table-cell>
          <table:table-cell table:formula="of:=[.CE43]+IF([.$A43]&gt;=[.CF$2];INDEX([.CF$3:.CF43];[.$A43]-[.CF$2]+1;1);0)" office:value-type="float" office:value="37338" calcext:value-type="float">
            <text:p>37338</text:p>
          </table:table-cell>
          <table:table-cell table:formula="of:=[.CF43]+IF([.$A43]&gt;=[.CG$2];INDEX([.CG$3:.CG43];[.$A43]-[.CG$2]+1;1);0)" office:value-type="float" office:value="37338" calcext:value-type="float">
            <text:p>37338</text:p>
          </table:table-cell>
          <table:table-cell table:formula="of:=[.CG43]+IF([.$A43]&gt;=[.CH$2];INDEX([.CH$3:.CH43];[.$A43]-[.CH$2]+1;1);0)" office:value-type="float" office:value="37338" calcext:value-type="float">
            <text:p>37338</text:p>
          </table:table-cell>
          <table:table-cell table:formula="of:=[.CH43]+IF([.$A43]&gt;=[.CI$2];INDEX([.CI$3:.CI43];[.$A43]-[.CI$2]+1;1);0)" office:value-type="float" office:value="37338" calcext:value-type="float">
            <text:p>37338</text:p>
          </table:table-cell>
          <table:table-cell table:formula="of:=[.CI43]+IF([.$A43]&gt;=[.CJ$2];INDEX([.CJ$3:.CJ43];[.$A43]-[.CJ$2]+1;1);0)" office:value-type="float" office:value="37338" calcext:value-type="float">
            <text:p>37338</text:p>
          </table:table-cell>
          <table:table-cell table:formula="of:=[.CJ43]+IF([.$A43]&gt;=[.CK$2];INDEX([.CK$3:.CK43];[.$A43]-[.CK$2]+1;1);0)" office:value-type="float" office:value="37338" calcext:value-type="float">
            <text:p>37338</text:p>
          </table:table-cell>
          <table:table-cell table:formula="of:=[.CK43]+IF([.$A43]&gt;=[.CL$2];INDEX([.CL$3:.CL43];[.$A43]-[.CL$2]+1;1);0)" office:value-type="float" office:value="37338" calcext:value-type="float">
            <text:p>37338</text:p>
          </table:table-cell>
          <table:table-cell table:formula="of:=[.CL43]+IF([.$A43]&gt;=[.CM$2];INDEX([.CM$3:.CM43];[.$A43]-[.CM$2]+1;1);0)" office:value-type="float" office:value="37338" calcext:value-type="float">
            <text:p>37338</text:p>
          </table:table-cell>
          <table:table-cell table:formula="of:=[.CM43]+IF([.$A43]&gt;=[.CN$2];INDEX([.CN$3:.CN43];[.$A43]-[.CN$2]+1;1);0)" office:value-type="float" office:value="37338" calcext:value-type="float">
            <text:p>37338</text:p>
          </table:table-cell>
          <table:table-cell table:formula="of:=[.CN43]+IF([.$A43]&gt;=[.CO$2];INDEX([.CO$3:.CO43];[.$A43]-[.CO$2]+1;1);0)" office:value-type="float" office:value="37338" calcext:value-type="float">
            <text:p>37338</text:p>
          </table:table-cell>
          <table:table-cell table:formula="of:=[.CO43]+IF([.$A43]&gt;=[.CP$2];INDEX([.CP$3:.CP43];[.$A43]-[.CP$2]+1;1);0)" office:value-type="float" office:value="37338" calcext:value-type="float">
            <text:p>37338</text:p>
          </table:table-cell>
          <table:table-cell table:formula="of:=[.CP43]+IF([.$A43]&gt;=[.CQ$2];INDEX([.CQ$3:.CQ43];[.$A43]-[.CQ$2]+1;1);0)" office:value-type="float" office:value="37338" calcext:value-type="float">
            <text:p>37338</text:p>
          </table:table-cell>
          <table:table-cell table:formula="of:=[.CQ43]+IF([.$A43]&gt;=[.CR$2];INDEX([.CR$3:.CR43];[.$A43]-[.CR$2]+1;1);0)" office:value-type="float" office:value="37338" calcext:value-type="float">
            <text:p>37338</text:p>
          </table:table-cell>
          <table:table-cell table:formula="of:=[.CR43]+IF([.$A43]&gt;=[.CS$2];INDEX([.CS$3:.CS43];[.$A43]-[.CS$2]+1;1);0)" office:value-type="float" office:value="37338" calcext:value-type="float">
            <text:p>37338</text:p>
          </table:table-cell>
          <table:table-cell table:formula="of:=[.CS43]+IF([.$A43]&gt;=[.CT$2];INDEX([.CT$3:.CT43];[.$A43]-[.CT$2]+1;1);0)" office:value-type="float" office:value="37338" calcext:value-type="float">
            <text:p>37338</text:p>
          </table:table-cell>
          <table:table-cell table:formula="of:=[.CT43]+IF([.$A43]&gt;=[.CU$2];INDEX([.CU$3:.CU43];[.$A43]-[.CU$2]+1;1);0)" office:value-type="float" office:value="37338" calcext:value-type="float">
            <text:p>37338</text:p>
          </table:table-cell>
          <table:table-cell table:formula="of:=[.CU43]+IF([.$A43]&gt;=[.CV$2];INDEX([.CV$3:.CV43];[.$A43]-[.CV$2]+1;1);0)" office:value-type="float" office:value="37338" calcext:value-type="float">
            <text:p>37338</text:p>
          </table:table-cell>
          <table:table-cell table:formula="of:=[.CV43]+IF([.$A43]&gt;=[.CW$2];INDEX([.CW$3:.CW43];[.$A43]-[.CW$2]+1;1);0)" office:value-type="float" office:value="37338" calcext:value-type="float">
            <text:p>373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3]" office:value-type="float" office:value="1" calcext:value-type="float">
            <text:p>1</text:p>
          </table:table-cell>
          <table:table-cell table:formula="of:=[.B44]+IF([.$A44]&gt;=[.C$2];INDEX([.C$3:.C44];[.$A44]-[.C$2]+1;1);0)" office:value-type="float" office:value="21" calcext:value-type="float">
            <text:p>21</text:p>
          </table:table-cell>
          <table:table-cell table:formula="of:=[.C44]+IF([.$A44]&gt;=[.D$2];INDEX([.D$3:.D44];[.$A44]-[.D$2]+1;1);0)" office:value-type="float" office:value="161" calcext:value-type="float">
            <text:p>161</text:p>
          </table:table-cell>
          <table:table-cell table:formula="of:=[.D44]+IF([.$A44]&gt;=[.E$2];INDEX([.E$3:.E44];[.$A44]-[.E$2]+1;1);0)" office:value-type="float" office:value="672" calcext:value-type="float">
            <text:p>672</text:p>
          </table:table-cell>
          <table:table-cell table:formula="of:=[.E44]+IF([.$A44]&gt;=[.F$2];INDEX([.F$3:.F44];[.$A44]-[.F$2]+1;1);0)" office:value-type="float" office:value="1898" calcext:value-type="float">
            <text:p>1898</text:p>
          </table:table-cell>
          <table:table-cell table:formula="of:=[.F44]+IF([.$A44]&gt;=[.G$2];INDEX([.G$3:.G44];[.$A44]-[.G$2]+1;1);0)" office:value-type="float" office:value="4070" calcext:value-type="float">
            <text:p>4070</text:p>
          </table:table-cell>
          <table:table-cell table:formula="of:=[.G44]+IF([.$A44]&gt;=[.H$2];INDEX([.H$3:.H44];[.$A44]-[.H$2]+1;1);0)" office:value-type="float" office:value="7190" calcext:value-type="float">
            <text:p>7190</text:p>
          </table:table-cell>
          <table:table-cell table:formula="of:=[.H44]+IF([.$A44]&gt;=[.I$2];INDEX([.I$3:.I44];[.$A44]-[.I$2]+1;1);0)" office:value-type="float" office:value="11018" calcext:value-type="float">
            <text:p>11018</text:p>
          </table:table-cell>
          <table:table-cell table:formula="of:=[.I44]+IF([.$A44]&gt;=[.J$2];INDEX([.J$3:.J44];[.$A44]-[.J$2]+1;1);0)" office:value-type="float" office:value="15224" calcext:value-type="float">
            <text:p>15224</text:p>
          </table:table-cell>
          <table:table-cell table:formula="of:=[.J44]+IF([.$A44]&gt;=[.K$2];INDEX([.K$3:.K44];[.$A44]-[.K$2]+1;1);0)" office:value-type="float" office:value="19466" calcext:value-type="float">
            <text:p>19466</text:p>
          </table:table-cell>
          <table:table-cell table:formula="of:=[.K44]+IF([.$A44]&gt;=[.L$2];INDEX([.L$3:.L44];[.$A44]-[.L$2]+1;1);0)" office:value-type="float" office:value="23501" calcext:value-type="float">
            <text:p>23501</text:p>
          </table:table-cell>
          <table:table-cell table:formula="of:=[.L44]+IF([.$A44]&gt;=[.M$2];INDEX([.M$3:.M44];[.$A44]-[.M$2]+1;1);0)" office:value-type="float" office:value="27156" calcext:value-type="float">
            <text:p>27156</text:p>
          </table:table-cell>
          <table:table-cell table:formula="of:=[.M44]+IF([.$A44]&gt;=[.N$2];INDEX([.N$3:.N44];[.$A44]-[.N$2]+1;1);0)" office:value-type="float" office:value="30366" calcext:value-type="float">
            <text:p>30366</text:p>
          </table:table-cell>
          <table:table-cell table:formula="of:=[.N44]+IF([.$A44]&gt;=[.O$2];INDEX([.O$3:.O44];[.$A44]-[.O$2]+1;1);0)" office:value-type="float" office:value="33104" calcext:value-type="float">
            <text:p>33104</text:p>
          </table:table-cell>
          <table:table-cell table:formula="of:=[.O44]+IF([.$A44]&gt;=[.P$2];INDEX([.P$3:.P44];[.$A44]-[.P$2]+1;1);0)" office:value-type="float" office:value="35401" calcext:value-type="float">
            <text:p>35401</text:p>
          </table:table-cell>
          <table:table-cell table:formula="of:=[.P44]+IF([.$A44]&gt;=[.Q$2];INDEX([.Q$3:.Q44];[.$A44]-[.Q$2]+1;1);0)" office:value-type="float" office:value="37292" calcext:value-type="float">
            <text:p>37292</text:p>
          </table:table-cell>
          <table:table-cell table:formula="of:=[.Q44]+IF([.$A44]&gt;=[.R$2];INDEX([.R$3:.R44];[.$A44]-[.R$2]+1;1);0)" office:value-type="float" office:value="38837" calcext:value-type="float">
            <text:p>38837</text:p>
          </table:table-cell>
          <table:table-cell table:formula="of:=[.R44]+IF([.$A44]&gt;=[.S$2];INDEX([.S$3:.S44];[.$A44]-[.S$2]+1;1);0)" office:value-type="float" office:value="40080" calcext:value-type="float">
            <text:p>40080</text:p>
          </table:table-cell>
          <table:table-cell table:formula="of:=[.S44]+IF([.$A44]&gt;=[.T$2];INDEX([.T$3:.T44];[.$A44]-[.T$2]+1;1);0)" office:value-type="float" office:value="41078" calcext:value-type="float">
            <text:p>41078</text:p>
          </table:table-cell>
          <table:table-cell table:formula="of:=[.T44]+IF([.$A44]&gt;=[.U$2];INDEX([.U$3:.U44];[.$A44]-[.U$2]+1;1);0)" office:value-type="float" office:value="41869" calcext:value-type="float">
            <text:p>41869</text:p>
          </table:table-cell>
          <table:table-cell table:formula="of:=[.U44]+IF([.$A44]&gt;=[.V$2];INDEX([.V$3:.V44];[.$A44]-[.V$2]+1;1);0)" office:value-type="float" office:value="42496" calcext:value-type="float">
            <text:p>42496</text:p>
          </table:table-cell>
          <table:table-cell table:formula="of:=[.V44]+IF([.$A44]&gt;=[.W$2];INDEX([.W$3:.W44];[.$A44]-[.W$2]+1;1);0)" office:value-type="float" office:value="42986" calcext:value-type="float">
            <text:p>42986</text:p>
          </table:table-cell>
          <table:table-cell table:formula="of:=[.W44]+IF([.$A44]&gt;=[.X$2];INDEX([.X$3:.X44];[.$A44]-[.X$2]+1;1);0)" office:value-type="float" office:value="43371" calcext:value-type="float">
            <text:p>43371</text:p>
          </table:table-cell>
          <table:table-cell table:formula="of:=[.X44]+IF([.$A44]&gt;=[.Y$2];INDEX([.Y$3:.Y44];[.$A44]-[.Y$2]+1;1);0)" office:value-type="float" office:value="43668" calcext:value-type="float">
            <text:p>43668</text:p>
          </table:table-cell>
          <table:table-cell table:formula="of:=[.Y44]+IF([.$A44]&gt;=[.Z$2];INDEX([.Z$3:.Z44];[.$A44]-[.Z$2]+1;1);0)" office:value-type="float" office:value="43899" calcext:value-type="float">
            <text:p>43899</text:p>
          </table:table-cell>
          <table:table-cell table:formula="of:=[.Z44]+IF([.$A44]&gt;=[.AA$2];INDEX([.AA$3:.AA44];[.$A44]-[.AA$2]+1;1);0)" office:value-type="float" office:value="44075" calcext:value-type="float">
            <text:p>44075</text:p>
          </table:table-cell>
          <table:table-cell table:formula="of:=[.AA44]+IF([.$A44]&gt;=[.AB$2];INDEX([.AB$3:.AB44];[.$A44]-[.AB$2]+1;1);0)" office:value-type="float" office:value="44210" calcext:value-type="float">
            <text:p>44210</text:p>
          </table:table-cell>
          <table:table-cell table:formula="of:=[.AB44]+IF([.$A44]&gt;=[.AC$2];INDEX([.AC$3:.AC44];[.$A44]-[.AC$2]+1;1);0)" office:value-type="float" office:value="44311" calcext:value-type="float">
            <text:p>44311</text:p>
          </table:table-cell>
          <table:table-cell table:formula="of:=[.AC44]+IF([.$A44]&gt;=[.AD$2];INDEX([.AD$3:.AD44];[.$A44]-[.AD$2]+1;1);0)" office:value-type="float" office:value="44388" calcext:value-type="float">
            <text:p>44388</text:p>
          </table:table-cell>
          <table:table-cell table:formula="of:=[.AD44]+IF([.$A44]&gt;=[.AE$2];INDEX([.AE$3:.AE44];[.$A44]-[.AE$2]+1;1);0)" office:value-type="float" office:value="44444" calcext:value-type="float">
            <text:p>44444</text:p>
          </table:table-cell>
          <table:table-cell table:formula="of:=[.AE44]+IF([.$A44]&gt;=[.AF$2];INDEX([.AF$3:.AF44];[.$A44]-[.AF$2]+1;1);0)" office:value-type="float" office:value="44486" calcext:value-type="float">
            <text:p>44486</text:p>
          </table:table-cell>
          <table:table-cell table:formula="of:=[.AF44]+IF([.$A44]&gt;=[.AG$2];INDEX([.AG$3:.AG44];[.$A44]-[.AG$2]+1;1);0)" office:value-type="float" office:value="44516" calcext:value-type="float">
            <text:p>44516</text:p>
          </table:table-cell>
          <table:table-cell table:formula="of:=[.AG44]+IF([.$A44]&gt;=[.AH$2];INDEX([.AH$3:.AH44];[.$A44]-[.AH$2]+1;1);0)" office:value-type="float" office:value="44538" calcext:value-type="float">
            <text:p>44538</text:p>
          </table:table-cell>
          <table:table-cell table:formula="of:=[.AH44]+IF([.$A44]&gt;=[.AI$2];INDEX([.AI$3:.AI44];[.$A44]-[.AI$2]+1;1);0)" office:value-type="float" office:value="44553" calcext:value-type="float">
            <text:p>44553</text:p>
          </table:table-cell>
          <table:table-cell table:formula="of:=[.AI44]+IF([.$A44]&gt;=[.AJ$2];INDEX([.AJ$3:.AJ44];[.$A44]-[.AJ$2]+1;1);0)" office:value-type="float" office:value="44564" calcext:value-type="float">
            <text:p>44564</text:p>
          </table:table-cell>
          <table:table-cell table:formula="of:=[.AJ44]+IF([.$A44]&gt;=[.AK$2];INDEX([.AK$3:.AK44];[.$A44]-[.AK$2]+1;1);0)" office:value-type="float" office:value="44571" calcext:value-type="float">
            <text:p>44571</text:p>
          </table:table-cell>
          <table:table-cell table:formula="of:=[.AK44]+IF([.$A44]&gt;=[.AL$2];INDEX([.AL$3:.AL44];[.$A44]-[.AL$2]+1;1);0)" office:value-type="float" office:value="44576" calcext:value-type="float">
            <text:p>44576</text:p>
          </table:table-cell>
          <table:table-cell table:formula="of:=[.AL44]+IF([.$A44]&gt;=[.AM$2];INDEX([.AM$3:.AM44];[.$A44]-[.AM$2]+1;1);0)" office:value-type="float" office:value="44579" calcext:value-type="float">
            <text:p>44579</text:p>
          </table:table-cell>
          <table:table-cell table:formula="of:=[.AM44]+IF([.$A44]&gt;=[.AN$2];INDEX([.AN$3:.AN44];[.$A44]-[.AN$2]+1;1);0)" office:value-type="float" office:value="44581" calcext:value-type="float">
            <text:p>44581</text:p>
          </table:table-cell>
          <table:table-cell table:formula="of:=[.AN44]+IF([.$A44]&gt;=[.AO$2];INDEX([.AO$3:.AO44];[.$A44]-[.AO$2]+1;1);0)" office:value-type="float" office:value="44582" calcext:value-type="float">
            <text:p>44582</text:p>
          </table:table-cell>
          <table:table-cell table:formula="of:=[.AO44]+IF([.$A44]&gt;=[.AP$2];INDEX([.AP$3:.AP44];[.$A44]-[.AP$2]+1;1);0)" office:value-type="float" office:value="44583" calcext:value-type="float">
            <text:p>44583</text:p>
          </table:table-cell>
          <table:table-cell table:formula="of:=[.AP44]+IF([.$A44]&gt;=[.AQ$2];INDEX([.AQ$3:.AQ44];[.$A44]-[.AQ$2]+1;1);0)" office:value-type="float" office:value="44583" calcext:value-type="float">
            <text:p>44583</text:p>
          </table:table-cell>
          <table:table-cell table:formula="of:=[.AQ44]+IF([.$A44]&gt;=[.AR$2];INDEX([.AR$3:.AR44];[.$A44]-[.AR$2]+1;1);0)" office:value-type="float" office:value="44583" calcext:value-type="float">
            <text:p>44583</text:p>
          </table:table-cell>
          <table:table-cell table:formula="of:=[.AR44]+IF([.$A44]&gt;=[.AS$2];INDEX([.AS$3:.AS44];[.$A44]-[.AS$2]+1;1);0)" office:value-type="float" office:value="44583" calcext:value-type="float">
            <text:p>44583</text:p>
          </table:table-cell>
          <table:table-cell table:formula="of:=[.AS44]+IF([.$A44]&gt;=[.AT$2];INDEX([.AT$3:.AT44];[.$A44]-[.AT$2]+1;1);0)" office:value-type="float" office:value="44583" calcext:value-type="float">
            <text:p>44583</text:p>
          </table:table-cell>
          <table:table-cell table:formula="of:=[.AT44]+IF([.$A44]&gt;=[.AU$2];INDEX([.AU$3:.AU44];[.$A44]-[.AU$2]+1;1);0)" office:value-type="float" office:value="44583" calcext:value-type="float">
            <text:p>44583</text:p>
          </table:table-cell>
          <table:table-cell table:formula="of:=[.AU44]+IF([.$A44]&gt;=[.AV$2];INDEX([.AV$3:.AV44];[.$A44]-[.AV$2]+1;1);0)" office:value-type="float" office:value="44583" calcext:value-type="float">
            <text:p>44583</text:p>
          </table:table-cell>
          <table:table-cell table:formula="of:=[.AV44]+IF([.$A44]&gt;=[.AW$2];INDEX([.AW$3:.AW44];[.$A44]-[.AW$2]+1;1);0)" office:value-type="float" office:value="44583" calcext:value-type="float">
            <text:p>44583</text:p>
          </table:table-cell>
          <table:table-cell table:formula="of:=[.AW44]+IF([.$A44]&gt;=[.AX$2];INDEX([.AX$3:.AX44];[.$A44]-[.AX$2]+1;1);0)" office:value-type="float" office:value="44583" calcext:value-type="float">
            <text:p>44583</text:p>
          </table:table-cell>
          <table:table-cell table:formula="of:=[.AX44]+IF([.$A44]&gt;=[.AY$2];INDEX([.AY$3:.AY44];[.$A44]-[.AY$2]+1;1);0)" office:value-type="float" office:value="44583" calcext:value-type="float">
            <text:p>44583</text:p>
          </table:table-cell>
          <table:table-cell table:formula="of:=[.AY44]+IF([.$A44]&gt;=[.AZ$2];INDEX([.AZ$3:.AZ44];[.$A44]-[.AZ$2]+1;1);0)" office:value-type="float" office:value="44583" calcext:value-type="float">
            <text:p>44583</text:p>
          </table:table-cell>
          <table:table-cell table:formula="of:=[.AZ44]+IF([.$A44]&gt;=[.BA$2];INDEX([.BA$3:.BA44];[.$A44]-[.BA$2]+1;1);0)" office:value-type="float" office:value="44583" calcext:value-type="float">
            <text:p>44583</text:p>
          </table:table-cell>
          <table:table-cell table:formula="of:=[.BA44]+IF([.$A44]&gt;=[.BB$2];INDEX([.BB$3:.BB44];[.$A44]-[.BB$2]+1;1);0)" office:value-type="float" office:value="44583" calcext:value-type="float">
            <text:p>44583</text:p>
          </table:table-cell>
          <table:table-cell table:formula="of:=[.BB44]+IF([.$A44]&gt;=[.BC$2];INDEX([.BC$3:.BC44];[.$A44]-[.BC$2]+1;1);0)" office:value-type="float" office:value="44583" calcext:value-type="float">
            <text:p>44583</text:p>
          </table:table-cell>
          <table:table-cell table:formula="of:=[.BC44]+IF([.$A44]&gt;=[.BD$2];INDEX([.BD$3:.BD44];[.$A44]-[.BD$2]+1;1);0)" office:value-type="float" office:value="44583" calcext:value-type="float">
            <text:p>44583</text:p>
          </table:table-cell>
          <table:table-cell table:formula="of:=[.BD44]+IF([.$A44]&gt;=[.BE$2];INDEX([.BE$3:.BE44];[.$A44]-[.BE$2]+1;1);0)" office:value-type="float" office:value="44583" calcext:value-type="float">
            <text:p>44583</text:p>
          </table:table-cell>
          <table:table-cell table:formula="of:=[.BE44]+IF([.$A44]&gt;=[.BF$2];INDEX([.BF$3:.BF44];[.$A44]-[.BF$2]+1;1);0)" office:value-type="float" office:value="44583" calcext:value-type="float">
            <text:p>44583</text:p>
          </table:table-cell>
          <table:table-cell table:formula="of:=[.BF44]+IF([.$A44]&gt;=[.BG$2];INDEX([.BG$3:.BG44];[.$A44]-[.BG$2]+1;1);0)" office:value-type="float" office:value="44583" calcext:value-type="float">
            <text:p>44583</text:p>
          </table:table-cell>
          <table:table-cell table:formula="of:=[.BG44]+IF([.$A44]&gt;=[.BH$2];INDEX([.BH$3:.BH44];[.$A44]-[.BH$2]+1;1);0)" office:value-type="float" office:value="44583" calcext:value-type="float">
            <text:p>44583</text:p>
          </table:table-cell>
          <table:table-cell table:formula="of:=[.BH44]+IF([.$A44]&gt;=[.BI$2];INDEX([.BI$3:.BI44];[.$A44]-[.BI$2]+1;1);0)" office:value-type="float" office:value="44583" calcext:value-type="float">
            <text:p>44583</text:p>
          </table:table-cell>
          <table:table-cell table:formula="of:=[.BI44]+IF([.$A44]&gt;=[.BJ$2];INDEX([.BJ$3:.BJ44];[.$A44]-[.BJ$2]+1;1);0)" office:value-type="float" office:value="44583" calcext:value-type="float">
            <text:p>44583</text:p>
          </table:table-cell>
          <table:table-cell table:formula="of:=[.BJ44]+IF([.$A44]&gt;=[.BK$2];INDEX([.BK$3:.BK44];[.$A44]-[.BK$2]+1;1);0)" office:value-type="float" office:value="44583" calcext:value-type="float">
            <text:p>44583</text:p>
          </table:table-cell>
          <table:table-cell table:formula="of:=[.BK44]+IF([.$A44]&gt;=[.BL$2];INDEX([.BL$3:.BL44];[.$A44]-[.BL$2]+1;1);0)" office:value-type="float" office:value="44583" calcext:value-type="float">
            <text:p>44583</text:p>
          </table:table-cell>
          <table:table-cell table:formula="of:=[.BL44]+IF([.$A44]&gt;=[.BM$2];INDEX([.BM$3:.BM44];[.$A44]-[.BM$2]+1;1);0)" office:value-type="float" office:value="44583" calcext:value-type="float">
            <text:p>44583</text:p>
          </table:table-cell>
          <table:table-cell table:formula="of:=[.BM44]+IF([.$A44]&gt;=[.BN$2];INDEX([.BN$3:.BN44];[.$A44]-[.BN$2]+1;1);0)" office:value-type="float" office:value="44583" calcext:value-type="float">
            <text:p>44583</text:p>
          </table:table-cell>
          <table:table-cell table:formula="of:=[.BN44]+IF([.$A44]&gt;=[.BO$2];INDEX([.BO$3:.BO44];[.$A44]-[.BO$2]+1;1);0)" office:value-type="float" office:value="44583" calcext:value-type="float">
            <text:p>44583</text:p>
          </table:table-cell>
          <table:table-cell table:formula="of:=[.BO44]+IF([.$A44]&gt;=[.BP$2];INDEX([.BP$3:.BP44];[.$A44]-[.BP$2]+1;1);0)" office:value-type="float" office:value="44583" calcext:value-type="float">
            <text:p>44583</text:p>
          </table:table-cell>
          <table:table-cell table:formula="of:=[.BP44]+IF([.$A44]&gt;=[.BQ$2];INDEX([.BQ$3:.BQ44];[.$A44]-[.BQ$2]+1;1);0)" office:value-type="float" office:value="44583" calcext:value-type="float">
            <text:p>44583</text:p>
          </table:table-cell>
          <table:table-cell table:formula="of:=[.BQ44]+IF([.$A44]&gt;=[.BR$2];INDEX([.BR$3:.BR44];[.$A44]-[.BR$2]+1;1);0)" office:value-type="float" office:value="44583" calcext:value-type="float">
            <text:p>44583</text:p>
          </table:table-cell>
          <table:table-cell table:formula="of:=[.BR44]+IF([.$A44]&gt;=[.BS$2];INDEX([.BS$3:.BS44];[.$A44]-[.BS$2]+1;1);0)" office:value-type="float" office:value="44583" calcext:value-type="float">
            <text:p>44583</text:p>
          </table:table-cell>
          <table:table-cell table:formula="of:=[.BS44]+IF([.$A44]&gt;=[.BT$2];INDEX([.BT$3:.BT44];[.$A44]-[.BT$2]+1;1);0)" office:value-type="float" office:value="44583" calcext:value-type="float">
            <text:p>44583</text:p>
          </table:table-cell>
          <table:table-cell table:formula="of:=[.BT44]+IF([.$A44]&gt;=[.BU$2];INDEX([.BU$3:.BU44];[.$A44]-[.BU$2]+1;1);0)" office:value-type="float" office:value="44583" calcext:value-type="float">
            <text:p>44583</text:p>
          </table:table-cell>
          <table:table-cell table:formula="of:=[.BU44]+IF([.$A44]&gt;=[.BV$2];INDEX([.BV$3:.BV44];[.$A44]-[.BV$2]+1;1);0)" office:value-type="float" office:value="44583" calcext:value-type="float">
            <text:p>44583</text:p>
          </table:table-cell>
          <table:table-cell table:formula="of:=[.BV44]+IF([.$A44]&gt;=[.BW$2];INDEX([.BW$3:.BW44];[.$A44]-[.BW$2]+1;1);0)" office:value-type="float" office:value="44583" calcext:value-type="float">
            <text:p>44583</text:p>
          </table:table-cell>
          <table:table-cell table:formula="of:=[.BW44]+IF([.$A44]&gt;=[.BX$2];INDEX([.BX$3:.BX44];[.$A44]-[.BX$2]+1;1);0)" office:value-type="float" office:value="44583" calcext:value-type="float">
            <text:p>44583</text:p>
          </table:table-cell>
          <table:table-cell table:formula="of:=[.BX44]+IF([.$A44]&gt;=[.BY$2];INDEX([.BY$3:.BY44];[.$A44]-[.BY$2]+1;1);0)" office:value-type="float" office:value="44583" calcext:value-type="float">
            <text:p>44583</text:p>
          </table:table-cell>
          <table:table-cell table:formula="of:=[.BY44]+IF([.$A44]&gt;=[.BZ$2];INDEX([.BZ$3:.BZ44];[.$A44]-[.BZ$2]+1;1);0)" office:value-type="float" office:value="44583" calcext:value-type="float">
            <text:p>44583</text:p>
          </table:table-cell>
          <table:table-cell table:formula="of:=[.BZ44]+IF([.$A44]&gt;=[.CA$2];INDEX([.CA$3:.CA44];[.$A44]-[.CA$2]+1;1);0)" office:value-type="float" office:value="44583" calcext:value-type="float">
            <text:p>44583</text:p>
          </table:table-cell>
          <table:table-cell table:formula="of:=[.CA44]+IF([.$A44]&gt;=[.CB$2];INDEX([.CB$3:.CB44];[.$A44]-[.CB$2]+1;1);0)" office:value-type="float" office:value="44583" calcext:value-type="float">
            <text:p>44583</text:p>
          </table:table-cell>
          <table:table-cell table:formula="of:=[.CB44]+IF([.$A44]&gt;=[.CC$2];INDEX([.CC$3:.CC44];[.$A44]-[.CC$2]+1;1);0)" office:value-type="float" office:value="44583" calcext:value-type="float">
            <text:p>44583</text:p>
          </table:table-cell>
          <table:table-cell table:formula="of:=[.CC44]+IF([.$A44]&gt;=[.CD$2];INDEX([.CD$3:.CD44];[.$A44]-[.CD$2]+1;1);0)" office:value-type="float" office:value="44583" calcext:value-type="float">
            <text:p>44583</text:p>
          </table:table-cell>
          <table:table-cell table:formula="of:=[.CD44]+IF([.$A44]&gt;=[.CE$2];INDEX([.CE$3:.CE44];[.$A44]-[.CE$2]+1;1);0)" office:value-type="float" office:value="44583" calcext:value-type="float">
            <text:p>44583</text:p>
          </table:table-cell>
          <table:table-cell table:formula="of:=[.CE44]+IF([.$A44]&gt;=[.CF$2];INDEX([.CF$3:.CF44];[.$A44]-[.CF$2]+1;1);0)" office:value-type="float" office:value="44583" calcext:value-type="float">
            <text:p>44583</text:p>
          </table:table-cell>
          <table:table-cell table:formula="of:=[.CF44]+IF([.$A44]&gt;=[.CG$2];INDEX([.CG$3:.CG44];[.$A44]-[.CG$2]+1;1);0)" office:value-type="float" office:value="44583" calcext:value-type="float">
            <text:p>44583</text:p>
          </table:table-cell>
          <table:table-cell table:formula="of:=[.CG44]+IF([.$A44]&gt;=[.CH$2];INDEX([.CH$3:.CH44];[.$A44]-[.CH$2]+1;1);0)" office:value-type="float" office:value="44583" calcext:value-type="float">
            <text:p>44583</text:p>
          </table:table-cell>
          <table:table-cell table:formula="of:=[.CH44]+IF([.$A44]&gt;=[.CI$2];INDEX([.CI$3:.CI44];[.$A44]-[.CI$2]+1;1);0)" office:value-type="float" office:value="44583" calcext:value-type="float">
            <text:p>44583</text:p>
          </table:table-cell>
          <table:table-cell table:formula="of:=[.CI44]+IF([.$A44]&gt;=[.CJ$2];INDEX([.CJ$3:.CJ44];[.$A44]-[.CJ$2]+1;1);0)" office:value-type="float" office:value="44583" calcext:value-type="float">
            <text:p>44583</text:p>
          </table:table-cell>
          <table:table-cell table:formula="of:=[.CJ44]+IF([.$A44]&gt;=[.CK$2];INDEX([.CK$3:.CK44];[.$A44]-[.CK$2]+1;1);0)" office:value-type="float" office:value="44583" calcext:value-type="float">
            <text:p>44583</text:p>
          </table:table-cell>
          <table:table-cell table:formula="of:=[.CK44]+IF([.$A44]&gt;=[.CL$2];INDEX([.CL$3:.CL44];[.$A44]-[.CL$2]+1;1);0)" office:value-type="float" office:value="44583" calcext:value-type="float">
            <text:p>44583</text:p>
          </table:table-cell>
          <table:table-cell table:formula="of:=[.CL44]+IF([.$A44]&gt;=[.CM$2];INDEX([.CM$3:.CM44];[.$A44]-[.CM$2]+1;1);0)" office:value-type="float" office:value="44583" calcext:value-type="float">
            <text:p>44583</text:p>
          </table:table-cell>
          <table:table-cell table:formula="of:=[.CM44]+IF([.$A44]&gt;=[.CN$2];INDEX([.CN$3:.CN44];[.$A44]-[.CN$2]+1;1);0)" office:value-type="float" office:value="44583" calcext:value-type="float">
            <text:p>44583</text:p>
          </table:table-cell>
          <table:table-cell table:formula="of:=[.CN44]+IF([.$A44]&gt;=[.CO$2];INDEX([.CO$3:.CO44];[.$A44]-[.CO$2]+1;1);0)" office:value-type="float" office:value="44583" calcext:value-type="float">
            <text:p>44583</text:p>
          </table:table-cell>
          <table:table-cell table:formula="of:=[.CO44]+IF([.$A44]&gt;=[.CP$2];INDEX([.CP$3:.CP44];[.$A44]-[.CP$2]+1;1);0)" office:value-type="float" office:value="44583" calcext:value-type="float">
            <text:p>44583</text:p>
          </table:table-cell>
          <table:table-cell table:formula="of:=[.CP44]+IF([.$A44]&gt;=[.CQ$2];INDEX([.CQ$3:.CQ44];[.$A44]-[.CQ$2]+1;1);0)" office:value-type="float" office:value="44583" calcext:value-type="float">
            <text:p>44583</text:p>
          </table:table-cell>
          <table:table-cell table:formula="of:=[.CQ44]+IF([.$A44]&gt;=[.CR$2];INDEX([.CR$3:.CR44];[.$A44]-[.CR$2]+1;1);0)" office:value-type="float" office:value="44583" calcext:value-type="float">
            <text:p>44583</text:p>
          </table:table-cell>
          <table:table-cell table:formula="of:=[.CR44]+IF([.$A44]&gt;=[.CS$2];INDEX([.CS$3:.CS44];[.$A44]-[.CS$2]+1;1);0)" office:value-type="float" office:value="44583" calcext:value-type="float">
            <text:p>44583</text:p>
          </table:table-cell>
          <table:table-cell table:formula="of:=[.CS44]+IF([.$A44]&gt;=[.CT$2];INDEX([.CT$3:.CT44];[.$A44]-[.CT$2]+1;1);0)" office:value-type="float" office:value="44583" calcext:value-type="float">
            <text:p>44583</text:p>
          </table:table-cell>
          <table:table-cell table:formula="of:=[.CT44]+IF([.$A44]&gt;=[.CU$2];INDEX([.CU$3:.CU44];[.$A44]-[.CU$2]+1;1);0)" office:value-type="float" office:value="44583" calcext:value-type="float">
            <text:p>44583</text:p>
          </table:table-cell>
          <table:table-cell table:formula="of:=[.CU44]+IF([.$A44]&gt;=[.CV$2];INDEX([.CV$3:.CV44];[.$A44]-[.CV$2]+1;1);0)" office:value-type="float" office:value="44583" calcext:value-type="float">
            <text:p>44583</text:p>
          </table:table-cell>
          <table:table-cell table:formula="of:=[.CV44]+IF([.$A44]&gt;=[.CW$2];INDEX([.CW$3:.CW44];[.$A44]-[.CW$2]+1;1);0)" office:value-type="float" office:value="44583" calcext:value-type="float">
            <text:p>445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]" office:value-type="float" office:value="1" calcext:value-type="float">
            <text:p>1</text:p>
          </table:table-cell>
          <table:table-cell table:formula="of:=[.B45]+IF([.$A45]&gt;=[.C$2];INDEX([.C$3:.C45];[.$A45]-[.C$2]+1;1);0)" office:value-type="float" office:value="22" calcext:value-type="float">
            <text:p>22</text:p>
          </table:table-cell>
          <table:table-cell table:formula="of:=[.C45]+IF([.$A45]&gt;=[.D$2];INDEX([.D$3:.D45];[.$A45]-[.D$2]+1;1);0)" office:value-type="float" office:value="169" calcext:value-type="float">
            <text:p>169</text:p>
          </table:table-cell>
          <table:table-cell table:formula="of:=[.D45]+IF([.$A45]&gt;=[.E$2];INDEX([.E$3:.E45];[.$A45]-[.E$2]+1;1);0)" office:value-type="float" office:value="720" calcext:value-type="float">
            <text:p>720</text:p>
          </table:table-cell>
          <table:table-cell table:formula="of:=[.E45]+IF([.$A45]&gt;=[.F$2];INDEX([.F$3:.F45];[.$A45]-[.F$2]+1;1);0)" office:value-type="float" office:value="2062" calcext:value-type="float">
            <text:p>2062</text:p>
          </table:table-cell>
          <table:table-cell table:formula="of:=[.F45]+IF([.$A45]&gt;=[.G$2];INDEX([.G$3:.G45];[.$A45]-[.G$2]+1;1);0)" office:value-type="float" office:value="4494" calcext:value-type="float">
            <text:p>4494</text:p>
          </table:table-cell>
          <table:table-cell table:formula="of:=[.G45]+IF([.$A45]&gt;=[.H$2];INDEX([.H$3:.H45];[.$A45]-[.H$2]+1;1);0)" office:value-type="float" office:value="8033" calcext:value-type="float">
            <text:p>8033</text:p>
          </table:table-cell>
          <table:table-cell table:formula="of:=[.H45]+IF([.$A45]&gt;=[.I$2];INDEX([.I$3:.I45];[.$A45]-[.I$2]+1;1);0)" office:value-type="float" office:value="12450" calcext:value-type="float">
            <text:p>12450</text:p>
          </table:table-cell>
          <table:table-cell table:formula="of:=[.I45]+IF([.$A45]&gt;=[.J$2];INDEX([.J$3:.J45];[.$A45]-[.J$2]+1;1);0)" office:value-type="float" office:value="17354" calcext:value-type="float">
            <text:p>17354</text:p>
          </table:table-cell>
          <table:table-cell table:formula="of:=[.J45]+IF([.$A45]&gt;=[.K$2];INDEX([.K$3:.K45];[.$A45]-[.K$2]+1;1);0)" office:value-type="float" office:value="22367" calcext:value-type="float">
            <text:p>22367</text:p>
          </table:table-cell>
          <table:table-cell table:formula="of:=[.K45]+IF([.$A45]&gt;=[.L$2];INDEX([.L$3:.L45];[.$A45]-[.L$2]+1;1);0)" office:value-type="float" office:value="27169" calcext:value-type="float">
            <text:p>27169</text:p>
          </table:table-cell>
          <table:table-cell table:formula="of:=[.L45]+IF([.$A45]&gt;=[.M$2];INDEX([.M$3:.M45];[.$A45]-[.M$2]+1;1);0)" office:value-type="float" office:value="31570" calcext:value-type="float">
            <text:p>31570</text:p>
          </table:table-cell>
          <table:table-cell table:formula="of:=[.M45]+IF([.$A45]&gt;=[.N$2];INDEX([.N$3:.N45];[.$A45]-[.N$2]+1;1);0)" office:value-type="float" office:value="35452" calcext:value-type="float">
            <text:p>35452</text:p>
          </table:table-cell>
          <table:table-cell table:formula="of:=[.N45]+IF([.$A45]&gt;=[.O$2];INDEX([.O$3:.O45];[.$A45]-[.O$2]+1;1);0)" office:value-type="float" office:value="38797" calcext:value-type="float">
            <text:p>38797</text:p>
          </table:table-cell>
          <table:table-cell table:formula="of:=[.O45]+IF([.$A45]&gt;=[.P$2];INDEX([.P$3:.P45];[.$A45]-[.P$2]+1;1);0)" office:value-type="float" office:value="41612" calcext:value-type="float">
            <text:p>41612</text:p>
          </table:table-cell>
          <table:table-cell table:formula="of:=[.P45]+IF([.$A45]&gt;=[.Q$2];INDEX([.Q$3:.Q45];[.$A45]-[.Q$2]+1;1);0)" office:value-type="float" office:value="43951" calcext:value-type="float">
            <text:p>43951</text:p>
          </table:table-cell>
          <table:table-cell table:formula="of:=[.Q45]+IF([.$A45]&gt;=[.R$2];INDEX([.R$3:.R45];[.$A45]-[.R$2]+1;1);0)" office:value-type="float" office:value="45864" calcext:value-type="float">
            <text:p>45864</text:p>
          </table:table-cell>
          <table:table-cell table:formula="of:=[.R45]+IF([.$A45]&gt;=[.S$2];INDEX([.S$3:.S45];[.$A45]-[.S$2]+1;1);0)" office:value-type="float" office:value="47420" calcext:value-type="float">
            <text:p>47420</text:p>
          </table:table-cell>
          <table:table-cell table:formula="of:=[.S45]+IF([.$A45]&gt;=[.T$2];INDEX([.T$3:.T45];[.$A45]-[.T$2]+1;1);0)" office:value-type="float" office:value="48668" calcext:value-type="float">
            <text:p>48668</text:p>
          </table:table-cell>
          <table:table-cell table:formula="of:=[.T45]+IF([.$A45]&gt;=[.U$2];INDEX([.U$3:.U45];[.$A45]-[.U$2]+1;1);0)" office:value-type="float" office:value="49668" calcext:value-type="float">
            <text:p>49668</text:p>
          </table:table-cell>
          <table:table-cell table:formula="of:=[.U45]+IF([.$A45]&gt;=[.V$2];INDEX([.V$3:.V45];[.$A45]-[.V$2]+1;1);0)" office:value-type="float" office:value="50460" calcext:value-type="float">
            <text:p>50460</text:p>
          </table:table-cell>
          <table:table-cell table:formula="of:=[.V45]+IF([.$A45]&gt;=[.W$2];INDEX([.W$3:.W45];[.$A45]-[.W$2]+1;1);0)" office:value-type="float" office:value="51087" calcext:value-type="float">
            <text:p>51087</text:p>
          </table:table-cell>
          <table:table-cell table:formula="of:=[.W45]+IF([.$A45]&gt;=[.X$2];INDEX([.X$3:.X45];[.$A45]-[.X$2]+1;1);0)" office:value-type="float" office:value="51577" calcext:value-type="float">
            <text:p>51577</text:p>
          </table:table-cell>
          <table:table-cell table:formula="of:=[.X45]+IF([.$A45]&gt;=[.Y$2];INDEX([.Y$3:.Y45];[.$A45]-[.Y$2]+1;1);0)" office:value-type="float" office:value="51962" calcext:value-type="float">
            <text:p>51962</text:p>
          </table:table-cell>
          <table:table-cell table:formula="of:=[.Y45]+IF([.$A45]&gt;=[.Z$2];INDEX([.Z$3:.Z45];[.$A45]-[.Z$2]+1;1);0)" office:value-type="float" office:value="52259" calcext:value-type="float">
            <text:p>52259</text:p>
          </table:table-cell>
          <table:table-cell table:formula="of:=[.Z45]+IF([.$A45]&gt;=[.AA$2];INDEX([.AA$3:.AA45];[.$A45]-[.AA$2]+1;1);0)" office:value-type="float" office:value="52490" calcext:value-type="float">
            <text:p>52490</text:p>
          </table:table-cell>
          <table:table-cell table:formula="of:=[.AA45]+IF([.$A45]&gt;=[.AB$2];INDEX([.AB$3:.AB45];[.$A45]-[.AB$2]+1;1);0)" office:value-type="float" office:value="52666" calcext:value-type="float">
            <text:p>52666</text:p>
          </table:table-cell>
          <table:table-cell table:formula="of:=[.AB45]+IF([.$A45]&gt;=[.AC$2];INDEX([.AC$3:.AC45];[.$A45]-[.AC$2]+1;1);0)" office:value-type="float" office:value="52801" calcext:value-type="float">
            <text:p>52801</text:p>
          </table:table-cell>
          <table:table-cell table:formula="of:=[.AC45]+IF([.$A45]&gt;=[.AD$2];INDEX([.AD$3:.AD45];[.$A45]-[.AD$2]+1;1);0)" office:value-type="float" office:value="52902" calcext:value-type="float">
            <text:p>52902</text:p>
          </table:table-cell>
          <table:table-cell table:formula="of:=[.AD45]+IF([.$A45]&gt;=[.AE$2];INDEX([.AE$3:.AE45];[.$A45]-[.AE$2]+1;1);0)" office:value-type="float" office:value="52979" calcext:value-type="float">
            <text:p>52979</text:p>
          </table:table-cell>
          <table:table-cell table:formula="of:=[.AE45]+IF([.$A45]&gt;=[.AF$2];INDEX([.AF$3:.AF45];[.$A45]-[.AF$2]+1;1);0)" office:value-type="float" office:value="53035" calcext:value-type="float">
            <text:p>53035</text:p>
          </table:table-cell>
          <table:table-cell table:formula="of:=[.AF45]+IF([.$A45]&gt;=[.AG$2];INDEX([.AG$3:.AG45];[.$A45]-[.AG$2]+1;1);0)" office:value-type="float" office:value="53077" calcext:value-type="float">
            <text:p>53077</text:p>
          </table:table-cell>
          <table:table-cell table:formula="of:=[.AG45]+IF([.$A45]&gt;=[.AH$2];INDEX([.AH$3:.AH45];[.$A45]-[.AH$2]+1;1);0)" office:value-type="float" office:value="53107" calcext:value-type="float">
            <text:p>53107</text:p>
          </table:table-cell>
          <table:table-cell table:formula="of:=[.AH45]+IF([.$A45]&gt;=[.AI$2];INDEX([.AI$3:.AI45];[.$A45]-[.AI$2]+1;1);0)" office:value-type="float" office:value="53129" calcext:value-type="float">
            <text:p>53129</text:p>
          </table:table-cell>
          <table:table-cell table:formula="of:=[.AI45]+IF([.$A45]&gt;=[.AJ$2];INDEX([.AJ$3:.AJ45];[.$A45]-[.AJ$2]+1;1);0)" office:value-type="float" office:value="53144" calcext:value-type="float">
            <text:p>53144</text:p>
          </table:table-cell>
          <table:table-cell table:formula="of:=[.AJ45]+IF([.$A45]&gt;=[.AK$2];INDEX([.AK$3:.AK45];[.$A45]-[.AK$2]+1;1);0)" office:value-type="float" office:value="53155" calcext:value-type="float">
            <text:p>53155</text:p>
          </table:table-cell>
          <table:table-cell table:formula="of:=[.AK45]+IF([.$A45]&gt;=[.AL$2];INDEX([.AL$3:.AL45];[.$A45]-[.AL$2]+1;1);0)" office:value-type="float" office:value="53162" calcext:value-type="float">
            <text:p>53162</text:p>
          </table:table-cell>
          <table:table-cell table:formula="of:=[.AL45]+IF([.$A45]&gt;=[.AM$2];INDEX([.AM$3:.AM45];[.$A45]-[.AM$2]+1;1);0)" office:value-type="float" office:value="53167" calcext:value-type="float">
            <text:p>53167</text:p>
          </table:table-cell>
          <table:table-cell table:formula="of:=[.AM45]+IF([.$A45]&gt;=[.AN$2];INDEX([.AN$3:.AN45];[.$A45]-[.AN$2]+1;1);0)" office:value-type="float" office:value="53170" calcext:value-type="float">
            <text:p>53170</text:p>
          </table:table-cell>
          <table:table-cell table:formula="of:=[.AN45]+IF([.$A45]&gt;=[.AO$2];INDEX([.AO$3:.AO45];[.$A45]-[.AO$2]+1;1);0)" office:value-type="float" office:value="53172" calcext:value-type="float">
            <text:p>53172</text:p>
          </table:table-cell>
          <table:table-cell table:formula="of:=[.AO45]+IF([.$A45]&gt;=[.AP$2];INDEX([.AP$3:.AP45];[.$A45]-[.AP$2]+1;1);0)" office:value-type="float" office:value="53173" calcext:value-type="float">
            <text:p>53173</text:p>
          </table:table-cell>
          <table:table-cell table:formula="of:=[.AP45]+IF([.$A45]&gt;=[.AQ$2];INDEX([.AQ$3:.AQ45];[.$A45]-[.AQ$2]+1;1);0)" office:value-type="float" office:value="53174" calcext:value-type="float">
            <text:p>53174</text:p>
          </table:table-cell>
          <table:table-cell table:formula="of:=[.AQ45]+IF([.$A45]&gt;=[.AR$2];INDEX([.AR$3:.AR45];[.$A45]-[.AR$2]+1;1);0)" office:value-type="float" office:value="53174" calcext:value-type="float">
            <text:p>53174</text:p>
          </table:table-cell>
          <table:table-cell table:formula="of:=[.AR45]+IF([.$A45]&gt;=[.AS$2];INDEX([.AS$3:.AS45];[.$A45]-[.AS$2]+1;1);0)" office:value-type="float" office:value="53174" calcext:value-type="float">
            <text:p>53174</text:p>
          </table:table-cell>
          <table:table-cell table:formula="of:=[.AS45]+IF([.$A45]&gt;=[.AT$2];INDEX([.AT$3:.AT45];[.$A45]-[.AT$2]+1;1);0)" office:value-type="float" office:value="53174" calcext:value-type="float">
            <text:p>53174</text:p>
          </table:table-cell>
          <table:table-cell table:formula="of:=[.AT45]+IF([.$A45]&gt;=[.AU$2];INDEX([.AU$3:.AU45];[.$A45]-[.AU$2]+1;1);0)" office:value-type="float" office:value="53174" calcext:value-type="float">
            <text:p>53174</text:p>
          </table:table-cell>
          <table:table-cell table:formula="of:=[.AU45]+IF([.$A45]&gt;=[.AV$2];INDEX([.AV$3:.AV45];[.$A45]-[.AV$2]+1;1);0)" office:value-type="float" office:value="53174" calcext:value-type="float">
            <text:p>53174</text:p>
          </table:table-cell>
          <table:table-cell table:formula="of:=[.AV45]+IF([.$A45]&gt;=[.AW$2];INDEX([.AW$3:.AW45];[.$A45]-[.AW$2]+1;1);0)" office:value-type="float" office:value="53174" calcext:value-type="float">
            <text:p>53174</text:p>
          </table:table-cell>
          <table:table-cell table:formula="of:=[.AW45]+IF([.$A45]&gt;=[.AX$2];INDEX([.AX$3:.AX45];[.$A45]-[.AX$2]+1;1);0)" office:value-type="float" office:value="53174" calcext:value-type="float">
            <text:p>53174</text:p>
          </table:table-cell>
          <table:table-cell table:formula="of:=[.AX45]+IF([.$A45]&gt;=[.AY$2];INDEX([.AY$3:.AY45];[.$A45]-[.AY$2]+1;1);0)" office:value-type="float" office:value="53174" calcext:value-type="float">
            <text:p>53174</text:p>
          </table:table-cell>
          <table:table-cell table:formula="of:=[.AY45]+IF([.$A45]&gt;=[.AZ$2];INDEX([.AZ$3:.AZ45];[.$A45]-[.AZ$2]+1;1);0)" office:value-type="float" office:value="53174" calcext:value-type="float">
            <text:p>53174</text:p>
          </table:table-cell>
          <table:table-cell table:formula="of:=[.AZ45]+IF([.$A45]&gt;=[.BA$2];INDEX([.BA$3:.BA45];[.$A45]-[.BA$2]+1;1);0)" office:value-type="float" office:value="53174" calcext:value-type="float">
            <text:p>53174</text:p>
          </table:table-cell>
          <table:table-cell table:formula="of:=[.BA45]+IF([.$A45]&gt;=[.BB$2];INDEX([.BB$3:.BB45];[.$A45]-[.BB$2]+1;1);0)" office:value-type="float" office:value="53174" calcext:value-type="float">
            <text:p>53174</text:p>
          </table:table-cell>
          <table:table-cell table:formula="of:=[.BB45]+IF([.$A45]&gt;=[.BC$2];INDEX([.BC$3:.BC45];[.$A45]-[.BC$2]+1;1);0)" office:value-type="float" office:value="53174" calcext:value-type="float">
            <text:p>53174</text:p>
          </table:table-cell>
          <table:table-cell table:formula="of:=[.BC45]+IF([.$A45]&gt;=[.BD$2];INDEX([.BD$3:.BD45];[.$A45]-[.BD$2]+1;1);0)" office:value-type="float" office:value="53174" calcext:value-type="float">
            <text:p>53174</text:p>
          </table:table-cell>
          <table:table-cell table:formula="of:=[.BD45]+IF([.$A45]&gt;=[.BE$2];INDEX([.BE$3:.BE45];[.$A45]-[.BE$2]+1;1);0)" office:value-type="float" office:value="53174" calcext:value-type="float">
            <text:p>53174</text:p>
          </table:table-cell>
          <table:table-cell table:formula="of:=[.BE45]+IF([.$A45]&gt;=[.BF$2];INDEX([.BF$3:.BF45];[.$A45]-[.BF$2]+1;1);0)" office:value-type="float" office:value="53174" calcext:value-type="float">
            <text:p>53174</text:p>
          </table:table-cell>
          <table:table-cell table:formula="of:=[.BF45]+IF([.$A45]&gt;=[.BG$2];INDEX([.BG$3:.BG45];[.$A45]-[.BG$2]+1;1);0)" office:value-type="float" office:value="53174" calcext:value-type="float">
            <text:p>53174</text:p>
          </table:table-cell>
          <table:table-cell table:formula="of:=[.BG45]+IF([.$A45]&gt;=[.BH$2];INDEX([.BH$3:.BH45];[.$A45]-[.BH$2]+1;1);0)" office:value-type="float" office:value="53174" calcext:value-type="float">
            <text:p>53174</text:p>
          </table:table-cell>
          <table:table-cell table:formula="of:=[.BH45]+IF([.$A45]&gt;=[.BI$2];INDEX([.BI$3:.BI45];[.$A45]-[.BI$2]+1;1);0)" office:value-type="float" office:value="53174" calcext:value-type="float">
            <text:p>53174</text:p>
          </table:table-cell>
          <table:table-cell table:formula="of:=[.BI45]+IF([.$A45]&gt;=[.BJ$2];INDEX([.BJ$3:.BJ45];[.$A45]-[.BJ$2]+1;1);0)" office:value-type="float" office:value="53174" calcext:value-type="float">
            <text:p>53174</text:p>
          </table:table-cell>
          <table:table-cell table:formula="of:=[.BJ45]+IF([.$A45]&gt;=[.BK$2];INDEX([.BK$3:.BK45];[.$A45]-[.BK$2]+1;1);0)" office:value-type="float" office:value="53174" calcext:value-type="float">
            <text:p>53174</text:p>
          </table:table-cell>
          <table:table-cell table:formula="of:=[.BK45]+IF([.$A45]&gt;=[.BL$2];INDEX([.BL$3:.BL45];[.$A45]-[.BL$2]+1;1);0)" office:value-type="float" office:value="53174" calcext:value-type="float">
            <text:p>53174</text:p>
          </table:table-cell>
          <table:table-cell table:formula="of:=[.BL45]+IF([.$A45]&gt;=[.BM$2];INDEX([.BM$3:.BM45];[.$A45]-[.BM$2]+1;1);0)" office:value-type="float" office:value="53174" calcext:value-type="float">
            <text:p>53174</text:p>
          </table:table-cell>
          <table:table-cell table:formula="of:=[.BM45]+IF([.$A45]&gt;=[.BN$2];INDEX([.BN$3:.BN45];[.$A45]-[.BN$2]+1;1);0)" office:value-type="float" office:value="53174" calcext:value-type="float">
            <text:p>53174</text:p>
          </table:table-cell>
          <table:table-cell table:formula="of:=[.BN45]+IF([.$A45]&gt;=[.BO$2];INDEX([.BO$3:.BO45];[.$A45]-[.BO$2]+1;1);0)" office:value-type="float" office:value="53174" calcext:value-type="float">
            <text:p>53174</text:p>
          </table:table-cell>
          <table:table-cell table:formula="of:=[.BO45]+IF([.$A45]&gt;=[.BP$2];INDEX([.BP$3:.BP45];[.$A45]-[.BP$2]+1;1);0)" office:value-type="float" office:value="53174" calcext:value-type="float">
            <text:p>53174</text:p>
          </table:table-cell>
          <table:table-cell table:formula="of:=[.BP45]+IF([.$A45]&gt;=[.BQ$2];INDEX([.BQ$3:.BQ45];[.$A45]-[.BQ$2]+1;1);0)" office:value-type="float" office:value="53174" calcext:value-type="float">
            <text:p>53174</text:p>
          </table:table-cell>
          <table:table-cell table:formula="of:=[.BQ45]+IF([.$A45]&gt;=[.BR$2];INDEX([.BR$3:.BR45];[.$A45]-[.BR$2]+1;1);0)" office:value-type="float" office:value="53174" calcext:value-type="float">
            <text:p>53174</text:p>
          </table:table-cell>
          <table:table-cell table:formula="of:=[.BR45]+IF([.$A45]&gt;=[.BS$2];INDEX([.BS$3:.BS45];[.$A45]-[.BS$2]+1;1);0)" office:value-type="float" office:value="53174" calcext:value-type="float">
            <text:p>53174</text:p>
          </table:table-cell>
          <table:table-cell table:formula="of:=[.BS45]+IF([.$A45]&gt;=[.BT$2];INDEX([.BT$3:.BT45];[.$A45]-[.BT$2]+1;1);0)" office:value-type="float" office:value="53174" calcext:value-type="float">
            <text:p>53174</text:p>
          </table:table-cell>
          <table:table-cell table:formula="of:=[.BT45]+IF([.$A45]&gt;=[.BU$2];INDEX([.BU$3:.BU45];[.$A45]-[.BU$2]+1;1);0)" office:value-type="float" office:value="53174" calcext:value-type="float">
            <text:p>53174</text:p>
          </table:table-cell>
          <table:table-cell table:formula="of:=[.BU45]+IF([.$A45]&gt;=[.BV$2];INDEX([.BV$3:.BV45];[.$A45]-[.BV$2]+1;1);0)" office:value-type="float" office:value="53174" calcext:value-type="float">
            <text:p>53174</text:p>
          </table:table-cell>
          <table:table-cell table:formula="of:=[.BV45]+IF([.$A45]&gt;=[.BW$2];INDEX([.BW$3:.BW45];[.$A45]-[.BW$2]+1;1);0)" office:value-type="float" office:value="53174" calcext:value-type="float">
            <text:p>53174</text:p>
          </table:table-cell>
          <table:table-cell table:formula="of:=[.BW45]+IF([.$A45]&gt;=[.BX$2];INDEX([.BX$3:.BX45];[.$A45]-[.BX$2]+1;1);0)" office:value-type="float" office:value="53174" calcext:value-type="float">
            <text:p>53174</text:p>
          </table:table-cell>
          <table:table-cell table:formula="of:=[.BX45]+IF([.$A45]&gt;=[.BY$2];INDEX([.BY$3:.BY45];[.$A45]-[.BY$2]+1;1);0)" office:value-type="float" office:value="53174" calcext:value-type="float">
            <text:p>53174</text:p>
          </table:table-cell>
          <table:table-cell table:formula="of:=[.BY45]+IF([.$A45]&gt;=[.BZ$2];INDEX([.BZ$3:.BZ45];[.$A45]-[.BZ$2]+1;1);0)" office:value-type="float" office:value="53174" calcext:value-type="float">
            <text:p>53174</text:p>
          </table:table-cell>
          <table:table-cell table:formula="of:=[.BZ45]+IF([.$A45]&gt;=[.CA$2];INDEX([.CA$3:.CA45];[.$A45]-[.CA$2]+1;1);0)" office:value-type="float" office:value="53174" calcext:value-type="float">
            <text:p>53174</text:p>
          </table:table-cell>
          <table:table-cell table:formula="of:=[.CA45]+IF([.$A45]&gt;=[.CB$2];INDEX([.CB$3:.CB45];[.$A45]-[.CB$2]+1;1);0)" office:value-type="float" office:value="53174" calcext:value-type="float">
            <text:p>53174</text:p>
          </table:table-cell>
          <table:table-cell table:formula="of:=[.CB45]+IF([.$A45]&gt;=[.CC$2];INDEX([.CC$3:.CC45];[.$A45]-[.CC$2]+1;1);0)" office:value-type="float" office:value="53174" calcext:value-type="float">
            <text:p>53174</text:p>
          </table:table-cell>
          <table:table-cell table:formula="of:=[.CC45]+IF([.$A45]&gt;=[.CD$2];INDEX([.CD$3:.CD45];[.$A45]-[.CD$2]+1;1);0)" office:value-type="float" office:value="53174" calcext:value-type="float">
            <text:p>53174</text:p>
          </table:table-cell>
          <table:table-cell table:formula="of:=[.CD45]+IF([.$A45]&gt;=[.CE$2];INDEX([.CE$3:.CE45];[.$A45]-[.CE$2]+1;1);0)" office:value-type="float" office:value="53174" calcext:value-type="float">
            <text:p>53174</text:p>
          </table:table-cell>
          <table:table-cell table:formula="of:=[.CE45]+IF([.$A45]&gt;=[.CF$2];INDEX([.CF$3:.CF45];[.$A45]-[.CF$2]+1;1);0)" office:value-type="float" office:value="53174" calcext:value-type="float">
            <text:p>53174</text:p>
          </table:table-cell>
          <table:table-cell table:formula="of:=[.CF45]+IF([.$A45]&gt;=[.CG$2];INDEX([.CG$3:.CG45];[.$A45]-[.CG$2]+1;1);0)" office:value-type="float" office:value="53174" calcext:value-type="float">
            <text:p>53174</text:p>
          </table:table-cell>
          <table:table-cell table:formula="of:=[.CG45]+IF([.$A45]&gt;=[.CH$2];INDEX([.CH$3:.CH45];[.$A45]-[.CH$2]+1;1);0)" office:value-type="float" office:value="53174" calcext:value-type="float">
            <text:p>53174</text:p>
          </table:table-cell>
          <table:table-cell table:formula="of:=[.CH45]+IF([.$A45]&gt;=[.CI$2];INDEX([.CI$3:.CI45];[.$A45]-[.CI$2]+1;1);0)" office:value-type="float" office:value="53174" calcext:value-type="float">
            <text:p>53174</text:p>
          </table:table-cell>
          <table:table-cell table:formula="of:=[.CI45]+IF([.$A45]&gt;=[.CJ$2];INDEX([.CJ$3:.CJ45];[.$A45]-[.CJ$2]+1;1);0)" office:value-type="float" office:value="53174" calcext:value-type="float">
            <text:p>53174</text:p>
          </table:table-cell>
          <table:table-cell table:formula="of:=[.CJ45]+IF([.$A45]&gt;=[.CK$2];INDEX([.CK$3:.CK45];[.$A45]-[.CK$2]+1;1);0)" office:value-type="float" office:value="53174" calcext:value-type="float">
            <text:p>53174</text:p>
          </table:table-cell>
          <table:table-cell table:formula="of:=[.CK45]+IF([.$A45]&gt;=[.CL$2];INDEX([.CL$3:.CL45];[.$A45]-[.CL$2]+1;1);0)" office:value-type="float" office:value="53174" calcext:value-type="float">
            <text:p>53174</text:p>
          </table:table-cell>
          <table:table-cell table:formula="of:=[.CL45]+IF([.$A45]&gt;=[.CM$2];INDEX([.CM$3:.CM45];[.$A45]-[.CM$2]+1;1);0)" office:value-type="float" office:value="53174" calcext:value-type="float">
            <text:p>53174</text:p>
          </table:table-cell>
          <table:table-cell table:formula="of:=[.CM45]+IF([.$A45]&gt;=[.CN$2];INDEX([.CN$3:.CN45];[.$A45]-[.CN$2]+1;1);0)" office:value-type="float" office:value="53174" calcext:value-type="float">
            <text:p>53174</text:p>
          </table:table-cell>
          <table:table-cell table:formula="of:=[.CN45]+IF([.$A45]&gt;=[.CO$2];INDEX([.CO$3:.CO45];[.$A45]-[.CO$2]+1;1);0)" office:value-type="float" office:value="53174" calcext:value-type="float">
            <text:p>53174</text:p>
          </table:table-cell>
          <table:table-cell table:formula="of:=[.CO45]+IF([.$A45]&gt;=[.CP$2];INDEX([.CP$3:.CP45];[.$A45]-[.CP$2]+1;1);0)" office:value-type="float" office:value="53174" calcext:value-type="float">
            <text:p>53174</text:p>
          </table:table-cell>
          <table:table-cell table:formula="of:=[.CP45]+IF([.$A45]&gt;=[.CQ$2];INDEX([.CQ$3:.CQ45];[.$A45]-[.CQ$2]+1;1);0)" office:value-type="float" office:value="53174" calcext:value-type="float">
            <text:p>53174</text:p>
          </table:table-cell>
          <table:table-cell table:formula="of:=[.CQ45]+IF([.$A45]&gt;=[.CR$2];INDEX([.CR$3:.CR45];[.$A45]-[.CR$2]+1;1);0)" office:value-type="float" office:value="53174" calcext:value-type="float">
            <text:p>53174</text:p>
          </table:table-cell>
          <table:table-cell table:formula="of:=[.CR45]+IF([.$A45]&gt;=[.CS$2];INDEX([.CS$3:.CS45];[.$A45]-[.CS$2]+1;1);0)" office:value-type="float" office:value="53174" calcext:value-type="float">
            <text:p>53174</text:p>
          </table:table-cell>
          <table:table-cell table:formula="of:=[.CS45]+IF([.$A45]&gt;=[.CT$2];INDEX([.CT$3:.CT45];[.$A45]-[.CT$2]+1;1);0)" office:value-type="float" office:value="53174" calcext:value-type="float">
            <text:p>53174</text:p>
          </table:table-cell>
          <table:table-cell table:formula="of:=[.CT45]+IF([.$A45]&gt;=[.CU$2];INDEX([.CU$3:.CU45];[.$A45]-[.CU$2]+1;1);0)" office:value-type="float" office:value="53174" calcext:value-type="float">
            <text:p>53174</text:p>
          </table:table-cell>
          <table:table-cell table:formula="of:=[.CU45]+IF([.$A45]&gt;=[.CV$2];INDEX([.CV$3:.CV45];[.$A45]-[.CV$2]+1;1);0)" office:value-type="float" office:value="53174" calcext:value-type="float">
            <text:p>53174</text:p>
          </table:table-cell>
          <table:table-cell table:formula="of:=[.CV45]+IF([.$A45]&gt;=[.CW$2];INDEX([.CW$3:.CW45];[.$A45]-[.CW$2]+1;1);0)" office:value-type="float" office:value="53174" calcext:value-type="float">
            <text:p>531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5]" office:value-type="float" office:value="1" calcext:value-type="float">
            <text:p>1</text:p>
          </table:table-cell>
          <table:table-cell table:formula="of:=[.B46]+IF([.$A46]&gt;=[.C$2];INDEX([.C$3:.C46];[.$A46]-[.C$2]+1;1);0)" office:value-type="float" office:value="22" calcext:value-type="float">
            <text:p>22</text:p>
          </table:table-cell>
          <table:table-cell table:formula="of:=[.C46]+IF([.$A46]&gt;=[.D$2];INDEX([.D$3:.D46];[.$A46]-[.D$2]+1;1);0)" office:value-type="float" office:value="176" calcext:value-type="float">
            <text:p>176</text:p>
          </table:table-cell>
          <table:table-cell table:formula="of:=[.D46]+IF([.$A46]&gt;=[.E$2];INDEX([.E$3:.E46];[.$A46]-[.E$2]+1;1);0)" office:value-type="float" office:value="764" calcext:value-type="float">
            <text:p>764</text:p>
          </table:table-cell>
          <table:table-cell table:formula="of:=[.E46]+IF([.$A46]&gt;=[.F$2];INDEX([.F$3:.F46];[.$A46]-[.F$2]+1;1);0)" office:value-type="float" office:value="2233" calcext:value-type="float">
            <text:p>2233</text:p>
          </table:table-cell>
          <table:table-cell table:formula="of:=[.F46]+IF([.$A46]&gt;=[.G$2];INDEX([.G$3:.G46];[.$A46]-[.G$2]+1;1);0)" office:value-type="float" office:value="4935" calcext:value-type="float">
            <text:p>4935</text:p>
          </table:table-cell>
          <table:table-cell table:formula="of:=[.G46]+IF([.$A46]&gt;=[.H$2];INDEX([.H$3:.H46];[.$A46]-[.H$2]+1;1);0)" office:value-type="float" office:value="8946" calcext:value-type="float">
            <text:p>8946</text:p>
          </table:table-cell>
          <table:table-cell table:formula="of:=[.H46]+IF([.$A46]&gt;=[.I$2];INDEX([.I$3:.I46];[.$A46]-[.I$2]+1;1);0)" office:value-type="float" office:value="14012" calcext:value-type="float">
            <text:p>14012</text:p>
          </table:table-cell>
          <table:table-cell table:formula="of:=[.I46]+IF([.$A46]&gt;=[.J$2];INDEX([.J$3:.J46];[.$A46]-[.J$2]+1;1);0)" office:value-type="float" office:value="19720" calcext:value-type="float">
            <text:p>19720</text:p>
          </table:table-cell>
          <table:table-cell table:formula="of:=[.J46]+IF([.$A46]&gt;=[.K$2];INDEX([.K$3:.K46];[.$A46]-[.K$2]+1;1);0)" office:value-type="float" office:value="25608" calcext:value-type="float">
            <text:p>25608</text:p>
          </table:table-cell>
          <table:table-cell table:formula="of:=[.K46]+IF([.$A46]&gt;=[.L$2];INDEX([.L$3:.L46];[.$A46]-[.L$2]+1;1);0)" office:value-type="float" office:value="31316" calcext:value-type="float">
            <text:p>31316</text:p>
          </table:table-cell>
          <table:table-cell table:formula="of:=[.L46]+IF([.$A46]&gt;=[.M$2];INDEX([.M$3:.M46];[.$A46]-[.M$2]+1;1);0)" office:value-type="float" office:value="36578" calcext:value-type="float">
            <text:p>36578</text:p>
          </table:table-cell>
          <table:table-cell table:formula="of:=[.M46]+IF([.$A46]&gt;=[.N$2];INDEX([.N$3:.N46];[.$A46]-[.N$2]+1;1);0)" office:value-type="float" office:value="41269" calcext:value-type="float">
            <text:p>41269</text:p>
          </table:table-cell>
          <table:table-cell table:formula="of:=[.N46]+IF([.$A46]&gt;=[.O$2];INDEX([.O$3:.O46];[.$A46]-[.O$2]+1;1);0)" office:value-type="float" office:value="45326" calcext:value-type="float">
            <text:p>45326</text:p>
          </table:table-cell>
          <table:table-cell table:formula="of:=[.O46]+IF([.$A46]&gt;=[.P$2];INDEX([.P$3:.P46];[.$A46]-[.P$2]+1;1);0)" office:value-type="float" office:value="48772" calcext:value-type="float">
            <text:p>48772</text:p>
          </table:table-cell>
          <table:table-cell table:formula="of:=[.P46]+IF([.$A46]&gt;=[.Q$2];INDEX([.Q$3:.Q46];[.$A46]-[.Q$2]+1;1);0)" office:value-type="float" office:value="51643" calcext:value-type="float">
            <text:p>51643</text:p>
          </table:table-cell>
          <table:table-cell table:formula="of:=[.Q46]+IF([.$A46]&gt;=[.R$2];INDEX([.R$3:.R46];[.$A46]-[.R$2]+1;1);0)" office:value-type="float" office:value="54012" calcext:value-type="float">
            <text:p>54012</text:p>
          </table:table-cell>
          <table:table-cell table:formula="of:=[.R46]+IF([.$A46]&gt;=[.S$2];INDEX([.S$3:.S46];[.$A46]-[.S$2]+1;1);0)" office:value-type="float" office:value="55940" calcext:value-type="float">
            <text:p>55940</text:p>
          </table:table-cell>
          <table:table-cell table:formula="of:=[.S46]+IF([.$A46]&gt;=[.T$2];INDEX([.T$3:.T46];[.$A46]-[.T$2]+1;1);0)" office:value-type="float" office:value="57503" calcext:value-type="float">
            <text:p>57503</text:p>
          </table:table-cell>
          <table:table-cell table:formula="of:=[.T46]+IF([.$A46]&gt;=[.U$2];INDEX([.U$3:.U46];[.$A46]-[.U$2]+1;1);0)" office:value-type="float" office:value="58754" calcext:value-type="float">
            <text:p>58754</text:p>
          </table:table-cell>
          <table:table-cell table:formula="of:=[.U46]+IF([.$A46]&gt;=[.V$2];INDEX([.V$3:.V46];[.$A46]-[.V$2]+1;1);0)" office:value-type="float" office:value="59755" calcext:value-type="float">
            <text:p>59755</text:p>
          </table:table-cell>
          <table:table-cell table:formula="of:=[.V46]+IF([.$A46]&gt;=[.W$2];INDEX([.W$3:.W46];[.$A46]-[.W$2]+1;1);0)" office:value-type="float" office:value="60547" calcext:value-type="float">
            <text:p>60547</text:p>
          </table:table-cell>
          <table:table-cell table:formula="of:=[.W46]+IF([.$A46]&gt;=[.X$2];INDEX([.X$3:.X46];[.$A46]-[.X$2]+1;1);0)" office:value-type="float" office:value="61174" calcext:value-type="float">
            <text:p>61174</text:p>
          </table:table-cell>
          <table:table-cell table:formula="of:=[.X46]+IF([.$A46]&gt;=[.Y$2];INDEX([.Y$3:.Y46];[.$A46]-[.Y$2]+1;1);0)" office:value-type="float" office:value="61664" calcext:value-type="float">
            <text:p>61664</text:p>
          </table:table-cell>
          <table:table-cell table:formula="of:=[.Y46]+IF([.$A46]&gt;=[.Z$2];INDEX([.Z$3:.Z46];[.$A46]-[.Z$2]+1;1);0)" office:value-type="float" office:value="62049" calcext:value-type="float">
            <text:p>62049</text:p>
          </table:table-cell>
          <table:table-cell table:formula="of:=[.Z46]+IF([.$A46]&gt;=[.AA$2];INDEX([.AA$3:.AA46];[.$A46]-[.AA$2]+1;1);0)" office:value-type="float" office:value="62346" calcext:value-type="float">
            <text:p>62346</text:p>
          </table:table-cell>
          <table:table-cell table:formula="of:=[.AA46]+IF([.$A46]&gt;=[.AB$2];INDEX([.AB$3:.AB46];[.$A46]-[.AB$2]+1;1);0)" office:value-type="float" office:value="62577" calcext:value-type="float">
            <text:p>62577</text:p>
          </table:table-cell>
          <table:table-cell table:formula="of:=[.AB46]+IF([.$A46]&gt;=[.AC$2];INDEX([.AC$3:.AC46];[.$A46]-[.AC$2]+1;1);0)" office:value-type="float" office:value="62753" calcext:value-type="float">
            <text:p>62753</text:p>
          </table:table-cell>
          <table:table-cell table:formula="of:=[.AC46]+IF([.$A46]&gt;=[.AD$2];INDEX([.AD$3:.AD46];[.$A46]-[.AD$2]+1;1);0)" office:value-type="float" office:value="62888" calcext:value-type="float">
            <text:p>62888</text:p>
          </table:table-cell>
          <table:table-cell table:formula="of:=[.AD46]+IF([.$A46]&gt;=[.AE$2];INDEX([.AE$3:.AE46];[.$A46]-[.AE$2]+1;1);0)" office:value-type="float" office:value="62989" calcext:value-type="float">
            <text:p>62989</text:p>
          </table:table-cell>
          <table:table-cell table:formula="of:=[.AE46]+IF([.$A46]&gt;=[.AF$2];INDEX([.AF$3:.AF46];[.$A46]-[.AF$2]+1;1);0)" office:value-type="float" office:value="63066" calcext:value-type="float">
            <text:p>63066</text:p>
          </table:table-cell>
          <table:table-cell table:formula="of:=[.AF46]+IF([.$A46]&gt;=[.AG$2];INDEX([.AG$3:.AG46];[.$A46]-[.AG$2]+1;1);0)" office:value-type="float" office:value="63122" calcext:value-type="float">
            <text:p>63122</text:p>
          </table:table-cell>
          <table:table-cell table:formula="of:=[.AG46]+IF([.$A46]&gt;=[.AH$2];INDEX([.AH$3:.AH46];[.$A46]-[.AH$2]+1;1);0)" office:value-type="float" office:value="63164" calcext:value-type="float">
            <text:p>63164</text:p>
          </table:table-cell>
          <table:table-cell table:formula="of:=[.AH46]+IF([.$A46]&gt;=[.AI$2];INDEX([.AI$3:.AI46];[.$A46]-[.AI$2]+1;1);0)" office:value-type="float" office:value="63194" calcext:value-type="float">
            <text:p>63194</text:p>
          </table:table-cell>
          <table:table-cell table:formula="of:=[.AI46]+IF([.$A46]&gt;=[.AJ$2];INDEX([.AJ$3:.AJ46];[.$A46]-[.AJ$2]+1;1);0)" office:value-type="float" office:value="63216" calcext:value-type="float">
            <text:p>63216</text:p>
          </table:table-cell>
          <table:table-cell table:formula="of:=[.AJ46]+IF([.$A46]&gt;=[.AK$2];INDEX([.AK$3:.AK46];[.$A46]-[.AK$2]+1;1);0)" office:value-type="float" office:value="63231" calcext:value-type="float">
            <text:p>63231</text:p>
          </table:table-cell>
          <table:table-cell table:formula="of:=[.AK46]+IF([.$A46]&gt;=[.AL$2];INDEX([.AL$3:.AL46];[.$A46]-[.AL$2]+1;1);0)" office:value-type="float" office:value="63242" calcext:value-type="float">
            <text:p>63242</text:p>
          </table:table-cell>
          <table:table-cell table:formula="of:=[.AL46]+IF([.$A46]&gt;=[.AM$2];INDEX([.AM$3:.AM46];[.$A46]-[.AM$2]+1;1);0)" office:value-type="float" office:value="63249" calcext:value-type="float">
            <text:p>63249</text:p>
          </table:table-cell>
          <table:table-cell table:formula="of:=[.AM46]+IF([.$A46]&gt;=[.AN$2];INDEX([.AN$3:.AN46];[.$A46]-[.AN$2]+1;1);0)" office:value-type="float" office:value="63254" calcext:value-type="float">
            <text:p>63254</text:p>
          </table:table-cell>
          <table:table-cell table:formula="of:=[.AN46]+IF([.$A46]&gt;=[.AO$2];INDEX([.AO$3:.AO46];[.$A46]-[.AO$2]+1;1);0)" office:value-type="float" office:value="63257" calcext:value-type="float">
            <text:p>63257</text:p>
          </table:table-cell>
          <table:table-cell table:formula="of:=[.AO46]+IF([.$A46]&gt;=[.AP$2];INDEX([.AP$3:.AP46];[.$A46]-[.AP$2]+1;1);0)" office:value-type="float" office:value="63259" calcext:value-type="float">
            <text:p>63259</text:p>
          </table:table-cell>
          <table:table-cell table:formula="of:=[.AP46]+IF([.$A46]&gt;=[.AQ$2];INDEX([.AQ$3:.AQ46];[.$A46]-[.AQ$2]+1;1);0)" office:value-type="float" office:value="63260" calcext:value-type="float">
            <text:p>63260</text:p>
          </table:table-cell>
          <table:table-cell table:formula="of:=[.AQ46]+IF([.$A46]&gt;=[.AR$2];INDEX([.AR$3:.AR46];[.$A46]-[.AR$2]+1;1);0)" office:value-type="float" office:value="63261" calcext:value-type="float">
            <text:p>63261</text:p>
          </table:table-cell>
          <table:table-cell table:formula="of:=[.AR46]+IF([.$A46]&gt;=[.AS$2];INDEX([.AS$3:.AS46];[.$A46]-[.AS$2]+1;1);0)" office:value-type="float" office:value="63261" calcext:value-type="float">
            <text:p>63261</text:p>
          </table:table-cell>
          <table:table-cell table:formula="of:=[.AS46]+IF([.$A46]&gt;=[.AT$2];INDEX([.AT$3:.AT46];[.$A46]-[.AT$2]+1;1);0)" office:value-type="float" office:value="63261" calcext:value-type="float">
            <text:p>63261</text:p>
          </table:table-cell>
          <table:table-cell table:formula="of:=[.AT46]+IF([.$A46]&gt;=[.AU$2];INDEX([.AU$3:.AU46];[.$A46]-[.AU$2]+1;1);0)" office:value-type="float" office:value="63261" calcext:value-type="float">
            <text:p>63261</text:p>
          </table:table-cell>
          <table:table-cell table:formula="of:=[.AU46]+IF([.$A46]&gt;=[.AV$2];INDEX([.AV$3:.AV46];[.$A46]-[.AV$2]+1;1);0)" office:value-type="float" office:value="63261" calcext:value-type="float">
            <text:p>63261</text:p>
          </table:table-cell>
          <table:table-cell table:formula="of:=[.AV46]+IF([.$A46]&gt;=[.AW$2];INDEX([.AW$3:.AW46];[.$A46]-[.AW$2]+1;1);0)" office:value-type="float" office:value="63261" calcext:value-type="float">
            <text:p>63261</text:p>
          </table:table-cell>
          <table:table-cell table:formula="of:=[.AW46]+IF([.$A46]&gt;=[.AX$2];INDEX([.AX$3:.AX46];[.$A46]-[.AX$2]+1;1);0)" office:value-type="float" office:value="63261" calcext:value-type="float">
            <text:p>63261</text:p>
          </table:table-cell>
          <table:table-cell table:formula="of:=[.AX46]+IF([.$A46]&gt;=[.AY$2];INDEX([.AY$3:.AY46];[.$A46]-[.AY$2]+1;1);0)" office:value-type="float" office:value="63261" calcext:value-type="float">
            <text:p>63261</text:p>
          </table:table-cell>
          <table:table-cell table:formula="of:=[.AY46]+IF([.$A46]&gt;=[.AZ$2];INDEX([.AZ$3:.AZ46];[.$A46]-[.AZ$2]+1;1);0)" office:value-type="float" office:value="63261" calcext:value-type="float">
            <text:p>63261</text:p>
          </table:table-cell>
          <table:table-cell table:formula="of:=[.AZ46]+IF([.$A46]&gt;=[.BA$2];INDEX([.BA$3:.BA46];[.$A46]-[.BA$2]+1;1);0)" office:value-type="float" office:value="63261" calcext:value-type="float">
            <text:p>63261</text:p>
          </table:table-cell>
          <table:table-cell table:formula="of:=[.BA46]+IF([.$A46]&gt;=[.BB$2];INDEX([.BB$3:.BB46];[.$A46]-[.BB$2]+1;1);0)" office:value-type="float" office:value="63261" calcext:value-type="float">
            <text:p>63261</text:p>
          </table:table-cell>
          <table:table-cell table:formula="of:=[.BB46]+IF([.$A46]&gt;=[.BC$2];INDEX([.BC$3:.BC46];[.$A46]-[.BC$2]+1;1);0)" office:value-type="float" office:value="63261" calcext:value-type="float">
            <text:p>63261</text:p>
          </table:table-cell>
          <table:table-cell table:formula="of:=[.BC46]+IF([.$A46]&gt;=[.BD$2];INDEX([.BD$3:.BD46];[.$A46]-[.BD$2]+1;1);0)" office:value-type="float" office:value="63261" calcext:value-type="float">
            <text:p>63261</text:p>
          </table:table-cell>
          <table:table-cell table:formula="of:=[.BD46]+IF([.$A46]&gt;=[.BE$2];INDEX([.BE$3:.BE46];[.$A46]-[.BE$2]+1;1);0)" office:value-type="float" office:value="63261" calcext:value-type="float">
            <text:p>63261</text:p>
          </table:table-cell>
          <table:table-cell table:formula="of:=[.BE46]+IF([.$A46]&gt;=[.BF$2];INDEX([.BF$3:.BF46];[.$A46]-[.BF$2]+1;1);0)" office:value-type="float" office:value="63261" calcext:value-type="float">
            <text:p>63261</text:p>
          </table:table-cell>
          <table:table-cell table:formula="of:=[.BF46]+IF([.$A46]&gt;=[.BG$2];INDEX([.BG$3:.BG46];[.$A46]-[.BG$2]+1;1);0)" office:value-type="float" office:value="63261" calcext:value-type="float">
            <text:p>63261</text:p>
          </table:table-cell>
          <table:table-cell table:formula="of:=[.BG46]+IF([.$A46]&gt;=[.BH$2];INDEX([.BH$3:.BH46];[.$A46]-[.BH$2]+1;1);0)" office:value-type="float" office:value="63261" calcext:value-type="float">
            <text:p>63261</text:p>
          </table:table-cell>
          <table:table-cell table:formula="of:=[.BH46]+IF([.$A46]&gt;=[.BI$2];INDEX([.BI$3:.BI46];[.$A46]-[.BI$2]+1;1);0)" office:value-type="float" office:value="63261" calcext:value-type="float">
            <text:p>63261</text:p>
          </table:table-cell>
          <table:table-cell table:formula="of:=[.BI46]+IF([.$A46]&gt;=[.BJ$2];INDEX([.BJ$3:.BJ46];[.$A46]-[.BJ$2]+1;1);0)" office:value-type="float" office:value="63261" calcext:value-type="float">
            <text:p>63261</text:p>
          </table:table-cell>
          <table:table-cell table:formula="of:=[.BJ46]+IF([.$A46]&gt;=[.BK$2];INDEX([.BK$3:.BK46];[.$A46]-[.BK$2]+1;1);0)" office:value-type="float" office:value="63261" calcext:value-type="float">
            <text:p>63261</text:p>
          </table:table-cell>
          <table:table-cell table:formula="of:=[.BK46]+IF([.$A46]&gt;=[.BL$2];INDEX([.BL$3:.BL46];[.$A46]-[.BL$2]+1;1);0)" office:value-type="float" office:value="63261" calcext:value-type="float">
            <text:p>63261</text:p>
          </table:table-cell>
          <table:table-cell table:formula="of:=[.BL46]+IF([.$A46]&gt;=[.BM$2];INDEX([.BM$3:.BM46];[.$A46]-[.BM$2]+1;1);0)" office:value-type="float" office:value="63261" calcext:value-type="float">
            <text:p>63261</text:p>
          </table:table-cell>
          <table:table-cell table:formula="of:=[.BM46]+IF([.$A46]&gt;=[.BN$2];INDEX([.BN$3:.BN46];[.$A46]-[.BN$2]+1;1);0)" office:value-type="float" office:value="63261" calcext:value-type="float">
            <text:p>63261</text:p>
          </table:table-cell>
          <table:table-cell table:formula="of:=[.BN46]+IF([.$A46]&gt;=[.BO$2];INDEX([.BO$3:.BO46];[.$A46]-[.BO$2]+1;1);0)" office:value-type="float" office:value="63261" calcext:value-type="float">
            <text:p>63261</text:p>
          </table:table-cell>
          <table:table-cell table:formula="of:=[.BO46]+IF([.$A46]&gt;=[.BP$2];INDEX([.BP$3:.BP46];[.$A46]-[.BP$2]+1;1);0)" office:value-type="float" office:value="63261" calcext:value-type="float">
            <text:p>63261</text:p>
          </table:table-cell>
          <table:table-cell table:formula="of:=[.BP46]+IF([.$A46]&gt;=[.BQ$2];INDEX([.BQ$3:.BQ46];[.$A46]-[.BQ$2]+1;1);0)" office:value-type="float" office:value="63261" calcext:value-type="float">
            <text:p>63261</text:p>
          </table:table-cell>
          <table:table-cell table:formula="of:=[.BQ46]+IF([.$A46]&gt;=[.BR$2];INDEX([.BR$3:.BR46];[.$A46]-[.BR$2]+1;1);0)" office:value-type="float" office:value="63261" calcext:value-type="float">
            <text:p>63261</text:p>
          </table:table-cell>
          <table:table-cell table:formula="of:=[.BR46]+IF([.$A46]&gt;=[.BS$2];INDEX([.BS$3:.BS46];[.$A46]-[.BS$2]+1;1);0)" office:value-type="float" office:value="63261" calcext:value-type="float">
            <text:p>63261</text:p>
          </table:table-cell>
          <table:table-cell table:formula="of:=[.BS46]+IF([.$A46]&gt;=[.BT$2];INDEX([.BT$3:.BT46];[.$A46]-[.BT$2]+1;1);0)" office:value-type="float" office:value="63261" calcext:value-type="float">
            <text:p>63261</text:p>
          </table:table-cell>
          <table:table-cell table:formula="of:=[.BT46]+IF([.$A46]&gt;=[.BU$2];INDEX([.BU$3:.BU46];[.$A46]-[.BU$2]+1;1);0)" office:value-type="float" office:value="63261" calcext:value-type="float">
            <text:p>63261</text:p>
          </table:table-cell>
          <table:table-cell table:formula="of:=[.BU46]+IF([.$A46]&gt;=[.BV$2];INDEX([.BV$3:.BV46];[.$A46]-[.BV$2]+1;1);0)" office:value-type="float" office:value="63261" calcext:value-type="float">
            <text:p>63261</text:p>
          </table:table-cell>
          <table:table-cell table:formula="of:=[.BV46]+IF([.$A46]&gt;=[.BW$2];INDEX([.BW$3:.BW46];[.$A46]-[.BW$2]+1;1);0)" office:value-type="float" office:value="63261" calcext:value-type="float">
            <text:p>63261</text:p>
          </table:table-cell>
          <table:table-cell table:formula="of:=[.BW46]+IF([.$A46]&gt;=[.BX$2];INDEX([.BX$3:.BX46];[.$A46]-[.BX$2]+1;1);0)" office:value-type="float" office:value="63261" calcext:value-type="float">
            <text:p>63261</text:p>
          </table:table-cell>
          <table:table-cell table:formula="of:=[.BX46]+IF([.$A46]&gt;=[.BY$2];INDEX([.BY$3:.BY46];[.$A46]-[.BY$2]+1;1);0)" office:value-type="float" office:value="63261" calcext:value-type="float">
            <text:p>63261</text:p>
          </table:table-cell>
          <table:table-cell table:formula="of:=[.BY46]+IF([.$A46]&gt;=[.BZ$2];INDEX([.BZ$3:.BZ46];[.$A46]-[.BZ$2]+1;1);0)" office:value-type="float" office:value="63261" calcext:value-type="float">
            <text:p>63261</text:p>
          </table:table-cell>
          <table:table-cell table:formula="of:=[.BZ46]+IF([.$A46]&gt;=[.CA$2];INDEX([.CA$3:.CA46];[.$A46]-[.CA$2]+1;1);0)" office:value-type="float" office:value="63261" calcext:value-type="float">
            <text:p>63261</text:p>
          </table:table-cell>
          <table:table-cell table:formula="of:=[.CA46]+IF([.$A46]&gt;=[.CB$2];INDEX([.CB$3:.CB46];[.$A46]-[.CB$2]+1;1);0)" office:value-type="float" office:value="63261" calcext:value-type="float">
            <text:p>63261</text:p>
          </table:table-cell>
          <table:table-cell table:formula="of:=[.CB46]+IF([.$A46]&gt;=[.CC$2];INDEX([.CC$3:.CC46];[.$A46]-[.CC$2]+1;1);0)" office:value-type="float" office:value="63261" calcext:value-type="float">
            <text:p>63261</text:p>
          </table:table-cell>
          <table:table-cell table:formula="of:=[.CC46]+IF([.$A46]&gt;=[.CD$2];INDEX([.CD$3:.CD46];[.$A46]-[.CD$2]+1;1);0)" office:value-type="float" office:value="63261" calcext:value-type="float">
            <text:p>63261</text:p>
          </table:table-cell>
          <table:table-cell table:formula="of:=[.CD46]+IF([.$A46]&gt;=[.CE$2];INDEX([.CE$3:.CE46];[.$A46]-[.CE$2]+1;1);0)" office:value-type="float" office:value="63261" calcext:value-type="float">
            <text:p>63261</text:p>
          </table:table-cell>
          <table:table-cell table:formula="of:=[.CE46]+IF([.$A46]&gt;=[.CF$2];INDEX([.CF$3:.CF46];[.$A46]-[.CF$2]+1;1);0)" office:value-type="float" office:value="63261" calcext:value-type="float">
            <text:p>63261</text:p>
          </table:table-cell>
          <table:table-cell table:formula="of:=[.CF46]+IF([.$A46]&gt;=[.CG$2];INDEX([.CG$3:.CG46];[.$A46]-[.CG$2]+1;1);0)" office:value-type="float" office:value="63261" calcext:value-type="float">
            <text:p>63261</text:p>
          </table:table-cell>
          <table:table-cell table:formula="of:=[.CG46]+IF([.$A46]&gt;=[.CH$2];INDEX([.CH$3:.CH46];[.$A46]-[.CH$2]+1;1);0)" office:value-type="float" office:value="63261" calcext:value-type="float">
            <text:p>63261</text:p>
          </table:table-cell>
          <table:table-cell table:formula="of:=[.CH46]+IF([.$A46]&gt;=[.CI$2];INDEX([.CI$3:.CI46];[.$A46]-[.CI$2]+1;1);0)" office:value-type="float" office:value="63261" calcext:value-type="float">
            <text:p>63261</text:p>
          </table:table-cell>
          <table:table-cell table:formula="of:=[.CI46]+IF([.$A46]&gt;=[.CJ$2];INDEX([.CJ$3:.CJ46];[.$A46]-[.CJ$2]+1;1);0)" office:value-type="float" office:value="63261" calcext:value-type="float">
            <text:p>63261</text:p>
          </table:table-cell>
          <table:table-cell table:formula="of:=[.CJ46]+IF([.$A46]&gt;=[.CK$2];INDEX([.CK$3:.CK46];[.$A46]-[.CK$2]+1;1);0)" office:value-type="float" office:value="63261" calcext:value-type="float">
            <text:p>63261</text:p>
          </table:table-cell>
          <table:table-cell table:formula="of:=[.CK46]+IF([.$A46]&gt;=[.CL$2];INDEX([.CL$3:.CL46];[.$A46]-[.CL$2]+1;1);0)" office:value-type="float" office:value="63261" calcext:value-type="float">
            <text:p>63261</text:p>
          </table:table-cell>
          <table:table-cell table:formula="of:=[.CL46]+IF([.$A46]&gt;=[.CM$2];INDEX([.CM$3:.CM46];[.$A46]-[.CM$2]+1;1);0)" office:value-type="float" office:value="63261" calcext:value-type="float">
            <text:p>63261</text:p>
          </table:table-cell>
          <table:table-cell table:formula="of:=[.CM46]+IF([.$A46]&gt;=[.CN$2];INDEX([.CN$3:.CN46];[.$A46]-[.CN$2]+1;1);0)" office:value-type="float" office:value="63261" calcext:value-type="float">
            <text:p>63261</text:p>
          </table:table-cell>
          <table:table-cell table:formula="of:=[.CN46]+IF([.$A46]&gt;=[.CO$2];INDEX([.CO$3:.CO46];[.$A46]-[.CO$2]+1;1);0)" office:value-type="float" office:value="63261" calcext:value-type="float">
            <text:p>63261</text:p>
          </table:table-cell>
          <table:table-cell table:formula="of:=[.CO46]+IF([.$A46]&gt;=[.CP$2];INDEX([.CP$3:.CP46];[.$A46]-[.CP$2]+1;1);0)" office:value-type="float" office:value="63261" calcext:value-type="float">
            <text:p>63261</text:p>
          </table:table-cell>
          <table:table-cell table:formula="of:=[.CP46]+IF([.$A46]&gt;=[.CQ$2];INDEX([.CQ$3:.CQ46];[.$A46]-[.CQ$2]+1;1);0)" office:value-type="float" office:value="63261" calcext:value-type="float">
            <text:p>63261</text:p>
          </table:table-cell>
          <table:table-cell table:formula="of:=[.CQ46]+IF([.$A46]&gt;=[.CR$2];INDEX([.CR$3:.CR46];[.$A46]-[.CR$2]+1;1);0)" office:value-type="float" office:value="63261" calcext:value-type="float">
            <text:p>63261</text:p>
          </table:table-cell>
          <table:table-cell table:formula="of:=[.CR46]+IF([.$A46]&gt;=[.CS$2];INDEX([.CS$3:.CS46];[.$A46]-[.CS$2]+1;1);0)" office:value-type="float" office:value="63261" calcext:value-type="float">
            <text:p>63261</text:p>
          </table:table-cell>
          <table:table-cell table:formula="of:=[.CS46]+IF([.$A46]&gt;=[.CT$2];INDEX([.CT$3:.CT46];[.$A46]-[.CT$2]+1;1);0)" office:value-type="float" office:value="63261" calcext:value-type="float">
            <text:p>63261</text:p>
          </table:table-cell>
          <table:table-cell table:formula="of:=[.CT46]+IF([.$A46]&gt;=[.CU$2];INDEX([.CU$3:.CU46];[.$A46]-[.CU$2]+1;1);0)" office:value-type="float" office:value="63261" calcext:value-type="float">
            <text:p>63261</text:p>
          </table:table-cell>
          <table:table-cell table:formula="of:=[.CU46]+IF([.$A46]&gt;=[.CV$2];INDEX([.CV$3:.CV46];[.$A46]-[.CV$2]+1;1);0)" office:value-type="float" office:value="63261" calcext:value-type="float">
            <text:p>63261</text:p>
          </table:table-cell>
          <table:table-cell table:formula="of:=[.CV46]+IF([.$A46]&gt;=[.CW$2];INDEX([.CW$3:.CW46];[.$A46]-[.CW$2]+1;1);0)" office:value-type="float" office:value="63261" calcext:value-type="float">
            <text:p>632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6]" office:value-type="float" office:value="1" calcext:value-type="float">
            <text:p>1</text:p>
          </table:table-cell>
          <table:table-cell table:formula="of:=[.B47]+IF([.$A47]&gt;=[.C$2];INDEX([.C$3:.C47];[.$A47]-[.C$2]+1;1);0)" office:value-type="float" office:value="23" calcext:value-type="float">
            <text:p>23</text:p>
          </table:table-cell>
          <table:table-cell table:formula="of:=[.C47]+IF([.$A47]&gt;=[.D$2];INDEX([.D$3:.D47];[.$A47]-[.D$2]+1;1);0)" office:value-type="float" office:value="184" calcext:value-type="float">
            <text:p>184</text:p>
          </table:table-cell>
          <table:table-cell table:formula="of:=[.D47]+IF([.$A47]&gt;=[.E$2];INDEX([.E$3:.E47];[.$A47]-[.E$2]+1;1);0)" office:value-type="float" office:value="816" calcext:value-type="float">
            <text:p>816</text:p>
          </table:table-cell>
          <table:table-cell table:formula="of:=[.E47]+IF([.$A47]&gt;=[.F$2];INDEX([.F$3:.F47];[.$A47]-[.F$2]+1;1);0)" office:value-type="float" office:value="2418" calcext:value-type="float">
            <text:p>2418</text:p>
          </table:table-cell>
          <table:table-cell table:formula="of:=[.F47]+IF([.$A47]&gt;=[.G$2];INDEX([.G$3:.G47];[.$A47]-[.G$2]+1;1);0)" office:value-type="float" office:value="5427" calcext:value-type="float">
            <text:p>5427</text:p>
          </table:table-cell>
          <table:table-cell table:formula="of:=[.G47]+IF([.$A47]&gt;=[.H$2];INDEX([.H$3:.H47];[.$A47]-[.H$2]+1;1);0)" office:value-type="float" office:value="9953" calcext:value-type="float">
            <text:p>9953</text:p>
          </table:table-cell>
          <table:table-cell table:formula="of:=[.H47]+IF([.$A47]&gt;=[.I$2];INDEX([.I$3:.I47];[.$A47]-[.I$2]+1;1);0)" office:value-type="float" office:value="15765" calcext:value-type="float">
            <text:p>15765</text:p>
          </table:table-cell>
          <table:table-cell table:formula="of:=[.I47]+IF([.$A47]&gt;=[.J$2];INDEX([.J$3:.J47];[.$A47]-[.J$2]+1;1);0)" office:value-type="float" office:value="22380" calcext:value-type="float">
            <text:p>22380</text:p>
          </table:table-cell>
          <table:table-cell table:formula="of:=[.J47]+IF([.$A47]&gt;=[.K$2];INDEX([.K$3:.K47];[.$A47]-[.K$2]+1;1);0)" office:value-type="float" office:value="29292" calcext:value-type="float">
            <text:p>29292</text:p>
          </table:table-cell>
          <table:table-cell table:formula="of:=[.K47]+IF([.$A47]&gt;=[.L$2];INDEX([.L$3:.L47];[.$A47]-[.L$2]+1;1);0)" office:value-type="float" office:value="36043" calcext:value-type="float">
            <text:p>36043</text:p>
          </table:table-cell>
          <table:table-cell table:formula="of:=[.L47]+IF([.$A47]&gt;=[.M$2];INDEX([.M$3:.M47];[.$A47]-[.M$2]+1;1);0)" office:value-type="float" office:value="42333" calcext:value-type="float">
            <text:p>42333</text:p>
          </table:table-cell>
          <table:table-cell table:formula="of:=[.M47]+IF([.$A47]&gt;=[.N$2];INDEX([.N$3:.N47];[.$A47]-[.N$2]+1;1);0)" office:value-type="float" office:value="47968" calcext:value-type="float">
            <text:p>47968</text:p>
          </table:table-cell>
          <table:table-cell table:formula="of:=[.N47]+IF([.$A47]&gt;=[.O$2];INDEX([.O$3:.O47];[.$A47]-[.O$2]+1;1);0)" office:value-type="float" office:value="52888" calcext:value-type="float">
            <text:p>52888</text:p>
          </table:table-cell>
          <table:table-cell table:formula="of:=[.O47]+IF([.$A47]&gt;=[.P$2];INDEX([.P$3:.P47];[.$A47]-[.P$2]+1;1);0)" office:value-type="float" office:value="57080" calcext:value-type="float">
            <text:p>57080</text:p>
          </table:table-cell>
          <table:table-cell table:formula="of:=[.P47]+IF([.$A47]&gt;=[.Q$2];INDEX([.Q$3:.Q47];[.$A47]-[.Q$2]+1;1);0)" office:value-type="float" office:value="60603" calcext:value-type="float">
            <text:p>60603</text:p>
          </table:table-cell>
          <table:table-cell table:formula="of:=[.Q47]+IF([.$A47]&gt;=[.R$2];INDEX([.R$3:.R47];[.$A47]-[.R$2]+1;1);0)" office:value-type="float" office:value="63516" calcext:value-type="float">
            <text:p>63516</text:p>
          </table:table-cell>
          <table:table-cell table:formula="of:=[.R47]+IF([.$A47]&gt;=[.S$2];INDEX([.S$3:.S47];[.$A47]-[.S$2]+1;1);0)" office:value-type="float" office:value="65907" calcext:value-type="float">
            <text:p>65907</text:p>
          </table:table-cell>
          <table:table-cell table:formula="of:=[.S47]+IF([.$A47]&gt;=[.T$2];INDEX([.T$3:.T47];[.$A47]-[.T$2]+1;1);0)" office:value-type="float" office:value="67846" calcext:value-type="float">
            <text:p>67846</text:p>
          </table:table-cell>
          <table:table-cell table:formula="of:=[.T47]+IF([.$A47]&gt;=[.U$2];INDEX([.U$3:.U47];[.$A47]-[.U$2]+1;1);0)" office:value-type="float" office:value="69414" calcext:value-type="float">
            <text:p>69414</text:p>
          </table:table-cell>
          <table:table-cell table:formula="of:=[.U47]+IF([.$A47]&gt;=[.V$2];INDEX([.V$3:.V47];[.$A47]-[.V$2]+1;1);0)" office:value-type="float" office:value="70667" calcext:value-type="float">
            <text:p>70667</text:p>
          </table:table-cell>
          <table:table-cell table:formula="of:=[.V47]+IF([.$A47]&gt;=[.W$2];INDEX([.W$3:.W47];[.$A47]-[.W$2]+1;1);0)" office:value-type="float" office:value="71669" calcext:value-type="float">
            <text:p>71669</text:p>
          </table:table-cell>
          <table:table-cell table:formula="of:=[.W47]+IF([.$A47]&gt;=[.X$2];INDEX([.X$3:.X47];[.$A47]-[.X$2]+1;1);0)" office:value-type="float" office:value="72461" calcext:value-type="float">
            <text:p>72461</text:p>
          </table:table-cell>
          <table:table-cell table:formula="of:=[.X47]+IF([.$A47]&gt;=[.Y$2];INDEX([.Y$3:.Y47];[.$A47]-[.Y$2]+1;1);0)" office:value-type="float" office:value="73088" calcext:value-type="float">
            <text:p>73088</text:p>
          </table:table-cell>
          <table:table-cell table:formula="of:=[.Y47]+IF([.$A47]&gt;=[.Z$2];INDEX([.Z$3:.Z47];[.$A47]-[.Z$2]+1;1);0)" office:value-type="float" office:value="73578" calcext:value-type="float">
            <text:p>73578</text:p>
          </table:table-cell>
          <table:table-cell table:formula="of:=[.Z47]+IF([.$A47]&gt;=[.AA$2];INDEX([.AA$3:.AA47];[.$A47]-[.AA$2]+1;1);0)" office:value-type="float" office:value="73963" calcext:value-type="float">
            <text:p>73963</text:p>
          </table:table-cell>
          <table:table-cell table:formula="of:=[.AA47]+IF([.$A47]&gt;=[.AB$2];INDEX([.AB$3:.AB47];[.$A47]-[.AB$2]+1;1);0)" office:value-type="float" office:value="74260" calcext:value-type="float">
            <text:p>74260</text:p>
          </table:table-cell>
          <table:table-cell table:formula="of:=[.AB47]+IF([.$A47]&gt;=[.AC$2];INDEX([.AC$3:.AC47];[.$A47]-[.AC$2]+1;1);0)" office:value-type="float" office:value="74491" calcext:value-type="float">
            <text:p>74491</text:p>
          </table:table-cell>
          <table:table-cell table:formula="of:=[.AC47]+IF([.$A47]&gt;=[.AD$2];INDEX([.AD$3:.AD47];[.$A47]-[.AD$2]+1;1);0)" office:value-type="float" office:value="74667" calcext:value-type="float">
            <text:p>74667</text:p>
          </table:table-cell>
          <table:table-cell table:formula="of:=[.AD47]+IF([.$A47]&gt;=[.AE$2];INDEX([.AE$3:.AE47];[.$A47]-[.AE$2]+1;1);0)" office:value-type="float" office:value="74802" calcext:value-type="float">
            <text:p>74802</text:p>
          </table:table-cell>
          <table:table-cell table:formula="of:=[.AE47]+IF([.$A47]&gt;=[.AF$2];INDEX([.AF$3:.AF47];[.$A47]-[.AF$2]+1;1);0)" office:value-type="float" office:value="74903" calcext:value-type="float">
            <text:p>74903</text:p>
          </table:table-cell>
          <table:table-cell table:formula="of:=[.AF47]+IF([.$A47]&gt;=[.AG$2];INDEX([.AG$3:.AG47];[.$A47]-[.AG$2]+1;1);0)" office:value-type="float" office:value="74980" calcext:value-type="float">
            <text:p>74980</text:p>
          </table:table-cell>
          <table:table-cell table:formula="of:=[.AG47]+IF([.$A47]&gt;=[.AH$2];INDEX([.AH$3:.AH47];[.$A47]-[.AH$2]+1;1);0)" office:value-type="float" office:value="75036" calcext:value-type="float">
            <text:p>75036</text:p>
          </table:table-cell>
          <table:table-cell table:formula="of:=[.AH47]+IF([.$A47]&gt;=[.AI$2];INDEX([.AI$3:.AI47];[.$A47]-[.AI$2]+1;1);0)" office:value-type="float" office:value="75078" calcext:value-type="float">
            <text:p>75078</text:p>
          </table:table-cell>
          <table:table-cell table:formula="of:=[.AI47]+IF([.$A47]&gt;=[.AJ$2];INDEX([.AJ$3:.AJ47];[.$A47]-[.AJ$2]+1;1);0)" office:value-type="float" office:value="75108" calcext:value-type="float">
            <text:p>75108</text:p>
          </table:table-cell>
          <table:table-cell table:formula="of:=[.AJ47]+IF([.$A47]&gt;=[.AK$2];INDEX([.AK$3:.AK47];[.$A47]-[.AK$2]+1;1);0)" office:value-type="float" office:value="75130" calcext:value-type="float">
            <text:p>75130</text:p>
          </table:table-cell>
          <table:table-cell table:formula="of:=[.AK47]+IF([.$A47]&gt;=[.AL$2];INDEX([.AL$3:.AL47];[.$A47]-[.AL$2]+1;1);0)" office:value-type="float" office:value="75145" calcext:value-type="float">
            <text:p>75145</text:p>
          </table:table-cell>
          <table:table-cell table:formula="of:=[.AL47]+IF([.$A47]&gt;=[.AM$2];INDEX([.AM$3:.AM47];[.$A47]-[.AM$2]+1;1);0)" office:value-type="float" office:value="75156" calcext:value-type="float">
            <text:p>75156</text:p>
          </table:table-cell>
          <table:table-cell table:formula="of:=[.AM47]+IF([.$A47]&gt;=[.AN$2];INDEX([.AN$3:.AN47];[.$A47]-[.AN$2]+1;1);0)" office:value-type="float" office:value="75163" calcext:value-type="float">
            <text:p>75163</text:p>
          </table:table-cell>
          <table:table-cell table:formula="of:=[.AN47]+IF([.$A47]&gt;=[.AO$2];INDEX([.AO$3:.AO47];[.$A47]-[.AO$2]+1;1);0)" office:value-type="float" office:value="75168" calcext:value-type="float">
            <text:p>75168</text:p>
          </table:table-cell>
          <table:table-cell table:formula="of:=[.AO47]+IF([.$A47]&gt;=[.AP$2];INDEX([.AP$3:.AP47];[.$A47]-[.AP$2]+1;1);0)" office:value-type="float" office:value="75171" calcext:value-type="float">
            <text:p>75171</text:p>
          </table:table-cell>
          <table:table-cell table:formula="of:=[.AP47]+IF([.$A47]&gt;=[.AQ$2];INDEX([.AQ$3:.AQ47];[.$A47]-[.AQ$2]+1;1);0)" office:value-type="float" office:value="75173" calcext:value-type="float">
            <text:p>75173</text:p>
          </table:table-cell>
          <table:table-cell table:formula="of:=[.AQ47]+IF([.$A47]&gt;=[.AR$2];INDEX([.AR$3:.AR47];[.$A47]-[.AR$2]+1;1);0)" office:value-type="float" office:value="75174" calcext:value-type="float">
            <text:p>75174</text:p>
          </table:table-cell>
          <table:table-cell table:formula="of:=[.AR47]+IF([.$A47]&gt;=[.AS$2];INDEX([.AS$3:.AS47];[.$A47]-[.AS$2]+1;1);0)" office:value-type="float" office:value="75175" calcext:value-type="float">
            <text:p>75175</text:p>
          </table:table-cell>
          <table:table-cell table:formula="of:=[.AS47]+IF([.$A47]&gt;=[.AT$2];INDEX([.AT$3:.AT47];[.$A47]-[.AT$2]+1;1);0)" office:value-type="float" office:value="75175" calcext:value-type="float">
            <text:p>75175</text:p>
          </table:table-cell>
          <table:table-cell table:formula="of:=[.AT47]+IF([.$A47]&gt;=[.AU$2];INDEX([.AU$3:.AU47];[.$A47]-[.AU$2]+1;1);0)" office:value-type="float" office:value="75175" calcext:value-type="float">
            <text:p>75175</text:p>
          </table:table-cell>
          <table:table-cell table:formula="of:=[.AU47]+IF([.$A47]&gt;=[.AV$2];INDEX([.AV$3:.AV47];[.$A47]-[.AV$2]+1;1);0)" office:value-type="float" office:value="75175" calcext:value-type="float">
            <text:p>75175</text:p>
          </table:table-cell>
          <table:table-cell table:formula="of:=[.AV47]+IF([.$A47]&gt;=[.AW$2];INDEX([.AW$3:.AW47];[.$A47]-[.AW$2]+1;1);0)" office:value-type="float" office:value="75175" calcext:value-type="float">
            <text:p>75175</text:p>
          </table:table-cell>
          <table:table-cell table:formula="of:=[.AW47]+IF([.$A47]&gt;=[.AX$2];INDEX([.AX$3:.AX47];[.$A47]-[.AX$2]+1;1);0)" office:value-type="float" office:value="75175" calcext:value-type="float">
            <text:p>75175</text:p>
          </table:table-cell>
          <table:table-cell table:formula="of:=[.AX47]+IF([.$A47]&gt;=[.AY$2];INDEX([.AY$3:.AY47];[.$A47]-[.AY$2]+1;1);0)" office:value-type="float" office:value="75175" calcext:value-type="float">
            <text:p>75175</text:p>
          </table:table-cell>
          <table:table-cell table:formula="of:=[.AY47]+IF([.$A47]&gt;=[.AZ$2];INDEX([.AZ$3:.AZ47];[.$A47]-[.AZ$2]+1;1);0)" office:value-type="float" office:value="75175" calcext:value-type="float">
            <text:p>75175</text:p>
          </table:table-cell>
          <table:table-cell table:formula="of:=[.AZ47]+IF([.$A47]&gt;=[.BA$2];INDEX([.BA$3:.BA47];[.$A47]-[.BA$2]+1;1);0)" office:value-type="float" office:value="75175" calcext:value-type="float">
            <text:p>75175</text:p>
          </table:table-cell>
          <table:table-cell table:formula="of:=[.BA47]+IF([.$A47]&gt;=[.BB$2];INDEX([.BB$3:.BB47];[.$A47]-[.BB$2]+1;1);0)" office:value-type="float" office:value="75175" calcext:value-type="float">
            <text:p>75175</text:p>
          </table:table-cell>
          <table:table-cell table:formula="of:=[.BB47]+IF([.$A47]&gt;=[.BC$2];INDEX([.BC$3:.BC47];[.$A47]-[.BC$2]+1;1);0)" office:value-type="float" office:value="75175" calcext:value-type="float">
            <text:p>75175</text:p>
          </table:table-cell>
          <table:table-cell table:formula="of:=[.BC47]+IF([.$A47]&gt;=[.BD$2];INDEX([.BD$3:.BD47];[.$A47]-[.BD$2]+1;1);0)" office:value-type="float" office:value="75175" calcext:value-type="float">
            <text:p>75175</text:p>
          </table:table-cell>
          <table:table-cell table:formula="of:=[.BD47]+IF([.$A47]&gt;=[.BE$2];INDEX([.BE$3:.BE47];[.$A47]-[.BE$2]+1;1);0)" office:value-type="float" office:value="75175" calcext:value-type="float">
            <text:p>75175</text:p>
          </table:table-cell>
          <table:table-cell table:formula="of:=[.BE47]+IF([.$A47]&gt;=[.BF$2];INDEX([.BF$3:.BF47];[.$A47]-[.BF$2]+1;1);0)" office:value-type="float" office:value="75175" calcext:value-type="float">
            <text:p>75175</text:p>
          </table:table-cell>
          <table:table-cell table:formula="of:=[.BF47]+IF([.$A47]&gt;=[.BG$2];INDEX([.BG$3:.BG47];[.$A47]-[.BG$2]+1;1);0)" office:value-type="float" office:value="75175" calcext:value-type="float">
            <text:p>75175</text:p>
          </table:table-cell>
          <table:table-cell table:formula="of:=[.BG47]+IF([.$A47]&gt;=[.BH$2];INDEX([.BH$3:.BH47];[.$A47]-[.BH$2]+1;1);0)" office:value-type="float" office:value="75175" calcext:value-type="float">
            <text:p>75175</text:p>
          </table:table-cell>
          <table:table-cell table:formula="of:=[.BH47]+IF([.$A47]&gt;=[.BI$2];INDEX([.BI$3:.BI47];[.$A47]-[.BI$2]+1;1);0)" office:value-type="float" office:value="75175" calcext:value-type="float">
            <text:p>75175</text:p>
          </table:table-cell>
          <table:table-cell table:formula="of:=[.BI47]+IF([.$A47]&gt;=[.BJ$2];INDEX([.BJ$3:.BJ47];[.$A47]-[.BJ$2]+1;1);0)" office:value-type="float" office:value="75175" calcext:value-type="float">
            <text:p>75175</text:p>
          </table:table-cell>
          <table:table-cell table:formula="of:=[.BJ47]+IF([.$A47]&gt;=[.BK$2];INDEX([.BK$3:.BK47];[.$A47]-[.BK$2]+1;1);0)" office:value-type="float" office:value="75175" calcext:value-type="float">
            <text:p>75175</text:p>
          </table:table-cell>
          <table:table-cell table:formula="of:=[.BK47]+IF([.$A47]&gt;=[.BL$2];INDEX([.BL$3:.BL47];[.$A47]-[.BL$2]+1;1);0)" office:value-type="float" office:value="75175" calcext:value-type="float">
            <text:p>75175</text:p>
          </table:table-cell>
          <table:table-cell table:formula="of:=[.BL47]+IF([.$A47]&gt;=[.BM$2];INDEX([.BM$3:.BM47];[.$A47]-[.BM$2]+1;1);0)" office:value-type="float" office:value="75175" calcext:value-type="float">
            <text:p>75175</text:p>
          </table:table-cell>
          <table:table-cell table:formula="of:=[.BM47]+IF([.$A47]&gt;=[.BN$2];INDEX([.BN$3:.BN47];[.$A47]-[.BN$2]+1;1);0)" office:value-type="float" office:value="75175" calcext:value-type="float">
            <text:p>75175</text:p>
          </table:table-cell>
          <table:table-cell table:formula="of:=[.BN47]+IF([.$A47]&gt;=[.BO$2];INDEX([.BO$3:.BO47];[.$A47]-[.BO$2]+1;1);0)" office:value-type="float" office:value="75175" calcext:value-type="float">
            <text:p>75175</text:p>
          </table:table-cell>
          <table:table-cell table:formula="of:=[.BO47]+IF([.$A47]&gt;=[.BP$2];INDEX([.BP$3:.BP47];[.$A47]-[.BP$2]+1;1);0)" office:value-type="float" office:value="75175" calcext:value-type="float">
            <text:p>75175</text:p>
          </table:table-cell>
          <table:table-cell table:formula="of:=[.BP47]+IF([.$A47]&gt;=[.BQ$2];INDEX([.BQ$3:.BQ47];[.$A47]-[.BQ$2]+1;1);0)" office:value-type="float" office:value="75175" calcext:value-type="float">
            <text:p>75175</text:p>
          </table:table-cell>
          <table:table-cell table:formula="of:=[.BQ47]+IF([.$A47]&gt;=[.BR$2];INDEX([.BR$3:.BR47];[.$A47]-[.BR$2]+1;1);0)" office:value-type="float" office:value="75175" calcext:value-type="float">
            <text:p>75175</text:p>
          </table:table-cell>
          <table:table-cell table:formula="of:=[.BR47]+IF([.$A47]&gt;=[.BS$2];INDEX([.BS$3:.BS47];[.$A47]-[.BS$2]+1;1);0)" office:value-type="float" office:value="75175" calcext:value-type="float">
            <text:p>75175</text:p>
          </table:table-cell>
          <table:table-cell table:formula="of:=[.BS47]+IF([.$A47]&gt;=[.BT$2];INDEX([.BT$3:.BT47];[.$A47]-[.BT$2]+1;1);0)" office:value-type="float" office:value="75175" calcext:value-type="float">
            <text:p>75175</text:p>
          </table:table-cell>
          <table:table-cell table:formula="of:=[.BT47]+IF([.$A47]&gt;=[.BU$2];INDEX([.BU$3:.BU47];[.$A47]-[.BU$2]+1;1);0)" office:value-type="float" office:value="75175" calcext:value-type="float">
            <text:p>75175</text:p>
          </table:table-cell>
          <table:table-cell table:formula="of:=[.BU47]+IF([.$A47]&gt;=[.BV$2];INDEX([.BV$3:.BV47];[.$A47]-[.BV$2]+1;1);0)" office:value-type="float" office:value="75175" calcext:value-type="float">
            <text:p>75175</text:p>
          </table:table-cell>
          <table:table-cell table:formula="of:=[.BV47]+IF([.$A47]&gt;=[.BW$2];INDEX([.BW$3:.BW47];[.$A47]-[.BW$2]+1;1);0)" office:value-type="float" office:value="75175" calcext:value-type="float">
            <text:p>75175</text:p>
          </table:table-cell>
          <table:table-cell table:formula="of:=[.BW47]+IF([.$A47]&gt;=[.BX$2];INDEX([.BX$3:.BX47];[.$A47]-[.BX$2]+1;1);0)" office:value-type="float" office:value="75175" calcext:value-type="float">
            <text:p>75175</text:p>
          </table:table-cell>
          <table:table-cell table:formula="of:=[.BX47]+IF([.$A47]&gt;=[.BY$2];INDEX([.BY$3:.BY47];[.$A47]-[.BY$2]+1;1);0)" office:value-type="float" office:value="75175" calcext:value-type="float">
            <text:p>75175</text:p>
          </table:table-cell>
          <table:table-cell table:formula="of:=[.BY47]+IF([.$A47]&gt;=[.BZ$2];INDEX([.BZ$3:.BZ47];[.$A47]-[.BZ$2]+1;1);0)" office:value-type="float" office:value="75175" calcext:value-type="float">
            <text:p>75175</text:p>
          </table:table-cell>
          <table:table-cell table:formula="of:=[.BZ47]+IF([.$A47]&gt;=[.CA$2];INDEX([.CA$3:.CA47];[.$A47]-[.CA$2]+1;1);0)" office:value-type="float" office:value="75175" calcext:value-type="float">
            <text:p>75175</text:p>
          </table:table-cell>
          <table:table-cell table:formula="of:=[.CA47]+IF([.$A47]&gt;=[.CB$2];INDEX([.CB$3:.CB47];[.$A47]-[.CB$2]+1;1);0)" office:value-type="float" office:value="75175" calcext:value-type="float">
            <text:p>75175</text:p>
          </table:table-cell>
          <table:table-cell table:formula="of:=[.CB47]+IF([.$A47]&gt;=[.CC$2];INDEX([.CC$3:.CC47];[.$A47]-[.CC$2]+1;1);0)" office:value-type="float" office:value="75175" calcext:value-type="float">
            <text:p>75175</text:p>
          </table:table-cell>
          <table:table-cell table:formula="of:=[.CC47]+IF([.$A47]&gt;=[.CD$2];INDEX([.CD$3:.CD47];[.$A47]-[.CD$2]+1;1);0)" office:value-type="float" office:value="75175" calcext:value-type="float">
            <text:p>75175</text:p>
          </table:table-cell>
          <table:table-cell table:formula="of:=[.CD47]+IF([.$A47]&gt;=[.CE$2];INDEX([.CE$3:.CE47];[.$A47]-[.CE$2]+1;1);0)" office:value-type="float" office:value="75175" calcext:value-type="float">
            <text:p>75175</text:p>
          </table:table-cell>
          <table:table-cell table:formula="of:=[.CE47]+IF([.$A47]&gt;=[.CF$2];INDEX([.CF$3:.CF47];[.$A47]-[.CF$2]+1;1);0)" office:value-type="float" office:value="75175" calcext:value-type="float">
            <text:p>75175</text:p>
          </table:table-cell>
          <table:table-cell table:formula="of:=[.CF47]+IF([.$A47]&gt;=[.CG$2];INDEX([.CG$3:.CG47];[.$A47]-[.CG$2]+1;1);0)" office:value-type="float" office:value="75175" calcext:value-type="float">
            <text:p>75175</text:p>
          </table:table-cell>
          <table:table-cell table:formula="of:=[.CG47]+IF([.$A47]&gt;=[.CH$2];INDEX([.CH$3:.CH47];[.$A47]-[.CH$2]+1;1);0)" office:value-type="float" office:value="75175" calcext:value-type="float">
            <text:p>75175</text:p>
          </table:table-cell>
          <table:table-cell table:formula="of:=[.CH47]+IF([.$A47]&gt;=[.CI$2];INDEX([.CI$3:.CI47];[.$A47]-[.CI$2]+1;1);0)" office:value-type="float" office:value="75175" calcext:value-type="float">
            <text:p>75175</text:p>
          </table:table-cell>
          <table:table-cell table:formula="of:=[.CI47]+IF([.$A47]&gt;=[.CJ$2];INDEX([.CJ$3:.CJ47];[.$A47]-[.CJ$2]+1;1);0)" office:value-type="float" office:value="75175" calcext:value-type="float">
            <text:p>75175</text:p>
          </table:table-cell>
          <table:table-cell table:formula="of:=[.CJ47]+IF([.$A47]&gt;=[.CK$2];INDEX([.CK$3:.CK47];[.$A47]-[.CK$2]+1;1);0)" office:value-type="float" office:value="75175" calcext:value-type="float">
            <text:p>75175</text:p>
          </table:table-cell>
          <table:table-cell table:formula="of:=[.CK47]+IF([.$A47]&gt;=[.CL$2];INDEX([.CL$3:.CL47];[.$A47]-[.CL$2]+1;1);0)" office:value-type="float" office:value="75175" calcext:value-type="float">
            <text:p>75175</text:p>
          </table:table-cell>
          <table:table-cell table:formula="of:=[.CL47]+IF([.$A47]&gt;=[.CM$2];INDEX([.CM$3:.CM47];[.$A47]-[.CM$2]+1;1);0)" office:value-type="float" office:value="75175" calcext:value-type="float">
            <text:p>75175</text:p>
          </table:table-cell>
          <table:table-cell table:formula="of:=[.CM47]+IF([.$A47]&gt;=[.CN$2];INDEX([.CN$3:.CN47];[.$A47]-[.CN$2]+1;1);0)" office:value-type="float" office:value="75175" calcext:value-type="float">
            <text:p>75175</text:p>
          </table:table-cell>
          <table:table-cell table:formula="of:=[.CN47]+IF([.$A47]&gt;=[.CO$2];INDEX([.CO$3:.CO47];[.$A47]-[.CO$2]+1;1);0)" office:value-type="float" office:value="75175" calcext:value-type="float">
            <text:p>75175</text:p>
          </table:table-cell>
          <table:table-cell table:formula="of:=[.CO47]+IF([.$A47]&gt;=[.CP$2];INDEX([.CP$3:.CP47];[.$A47]-[.CP$2]+1;1);0)" office:value-type="float" office:value="75175" calcext:value-type="float">
            <text:p>75175</text:p>
          </table:table-cell>
          <table:table-cell table:formula="of:=[.CP47]+IF([.$A47]&gt;=[.CQ$2];INDEX([.CQ$3:.CQ47];[.$A47]-[.CQ$2]+1;1);0)" office:value-type="float" office:value="75175" calcext:value-type="float">
            <text:p>75175</text:p>
          </table:table-cell>
          <table:table-cell table:formula="of:=[.CQ47]+IF([.$A47]&gt;=[.CR$2];INDEX([.CR$3:.CR47];[.$A47]-[.CR$2]+1;1);0)" office:value-type="float" office:value="75175" calcext:value-type="float">
            <text:p>75175</text:p>
          </table:table-cell>
          <table:table-cell table:formula="of:=[.CR47]+IF([.$A47]&gt;=[.CS$2];INDEX([.CS$3:.CS47];[.$A47]-[.CS$2]+1;1);0)" office:value-type="float" office:value="75175" calcext:value-type="float">
            <text:p>75175</text:p>
          </table:table-cell>
          <table:table-cell table:formula="of:=[.CS47]+IF([.$A47]&gt;=[.CT$2];INDEX([.CT$3:.CT47];[.$A47]-[.CT$2]+1;1);0)" office:value-type="float" office:value="75175" calcext:value-type="float">
            <text:p>75175</text:p>
          </table:table-cell>
          <table:table-cell table:formula="of:=[.CT47]+IF([.$A47]&gt;=[.CU$2];INDEX([.CU$3:.CU47];[.$A47]-[.CU$2]+1;1);0)" office:value-type="float" office:value="75175" calcext:value-type="float">
            <text:p>75175</text:p>
          </table:table-cell>
          <table:table-cell table:formula="of:=[.CU47]+IF([.$A47]&gt;=[.CV$2];INDEX([.CV$3:.CV47];[.$A47]-[.CV$2]+1;1);0)" office:value-type="float" office:value="75175" calcext:value-type="float">
            <text:p>75175</text:p>
          </table:table-cell>
          <table:table-cell table:formula="of:=[.CV47]+IF([.$A47]&gt;=[.CW$2];INDEX([.CW$3:.CW47];[.$A47]-[.CW$2]+1;1);0)" office:value-type="float" office:value="75175" calcext:value-type="float">
            <text:p>751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7]" office:value-type="float" office:value="1" calcext:value-type="float">
            <text:p>1</text:p>
          </table:table-cell>
          <table:table-cell table:formula="of:=[.B48]+IF([.$A48]&gt;=[.C$2];INDEX([.C$3:.C48];[.$A48]-[.C$2]+1;1);0)" office:value-type="float" office:value="23" calcext:value-type="float">
            <text:p>23</text:p>
          </table:table-cell>
          <table:table-cell table:formula="of:=[.C48]+IF([.$A48]&gt;=[.D$2];INDEX([.D$3:.D48];[.$A48]-[.D$2]+1;1);0)" office:value-type="float" office:value="192" calcext:value-type="float">
            <text:p>192</text:p>
          </table:table-cell>
          <table:table-cell table:formula="of:=[.D48]+IF([.$A48]&gt;=[.E$2];INDEX([.E$3:.E48];[.$A48]-[.E$2]+1;1);0)" office:value-type="float" office:value="864" calcext:value-type="float">
            <text:p>864</text:p>
          </table:table-cell>
          <table:table-cell table:formula="of:=[.E48]+IF([.$A48]&gt;=[.F$2];INDEX([.F$3:.F48];[.$A48]-[.F$2]+1;1);0)" office:value-type="float" office:value="2611" calcext:value-type="float">
            <text:p>2611</text:p>
          </table:table-cell>
          <table:table-cell table:formula="of:=[.F48]+IF([.$A48]&gt;=[.G$2];INDEX([.G$3:.G48];[.$A48]-[.G$2]+1;1);0)" office:value-type="float" office:value="5942" calcext:value-type="float">
            <text:p>5942</text:p>
          </table:table-cell>
          <table:table-cell table:formula="of:=[.G48]+IF([.$A48]&gt;=[.H$2];INDEX([.H$3:.H48];[.$A48]-[.H$2]+1;1);0)" office:value-type="float" office:value="11044" calcext:value-type="float">
            <text:p>11044</text:p>
          </table:table-cell>
          <table:table-cell table:formula="of:=[.H48]+IF([.$A48]&gt;=[.I$2];INDEX([.I$3:.I48];[.$A48]-[.I$2]+1;1);0)" office:value-type="float" office:value="17674" calcext:value-type="float">
            <text:p>17674</text:p>
          </table:table-cell>
          <table:table-cell table:formula="of:=[.I48]+IF([.$A48]&gt;=[.J$2];INDEX([.J$3:.J48];[.$A48]-[.J$2]+1;1);0)" office:value-type="float" office:value="25331" calcext:value-type="float">
            <text:p>25331</text:p>
          </table:table-cell>
          <table:table-cell table:formula="of:=[.J48]+IF([.$A48]&gt;=[.K$2];INDEX([.K$3:.K48];[.$A48]-[.K$2]+1;1);0)" office:value-type="float" office:value="33401" calcext:value-type="float">
            <text:p>33401</text:p>
          </table:table-cell>
          <table:table-cell table:formula="of:=[.K48]+IF([.$A48]&gt;=[.L$2];INDEX([.L$3:.L48];[.$A48]-[.L$2]+1;1);0)" office:value-type="float" office:value="41373" calcext:value-type="float">
            <text:p>41373</text:p>
          </table:table-cell>
          <table:table-cell table:formula="of:=[.L48]+IF([.$A48]&gt;=[.M$2];INDEX([.M$3:.M48];[.$A48]-[.M$2]+1;1);0)" office:value-type="float" office:value="48849" calcext:value-type="float">
            <text:p>48849</text:p>
          </table:table-cell>
          <table:table-cell table:formula="of:=[.M48]+IF([.$A48]&gt;=[.N$2];INDEX([.N$3:.N48];[.$A48]-[.N$2]+1;1);0)" office:value-type="float" office:value="55610" calcext:value-type="float">
            <text:p>55610</text:p>
          </table:table-cell>
          <table:table-cell table:formula="of:=[.N48]+IF([.$A48]&gt;=[.O$2];INDEX([.O$3:.O48];[.$A48]-[.O$2]+1;1);0)" office:value-type="float" office:value="61538" calcext:value-type="float">
            <text:p>61538</text:p>
          </table:table-cell>
          <table:table-cell table:formula="of:=[.O48]+IF([.$A48]&gt;=[.P$2];INDEX([.P$3:.P48];[.$A48]-[.P$2]+1;1);0)" office:value-type="float" office:value="66634" calcext:value-type="float">
            <text:p>66634</text:p>
          </table:table-cell>
          <table:table-cell table:formula="of:=[.P48]+IF([.$A48]&gt;=[.Q$2];INDEX([.Q$3:.Q48];[.$A48]-[.Q$2]+1;1);0)" office:value-type="float" office:value="70927" calcext:value-type="float">
            <text:p>70927</text:p>
          </table:table-cell>
          <table:table-cell table:formula="of:=[.Q48]+IF([.$A48]&gt;=[.R$2];INDEX([.R$3:.R48];[.$A48]-[.R$2]+1;1);0)" office:value-type="float" office:value="74506" calcext:value-type="float">
            <text:p>74506</text:p>
          </table:table-cell>
          <table:table-cell table:formula="of:=[.R48]+IF([.$A48]&gt;=[.S$2];INDEX([.S$3:.S48];[.$A48]-[.S$2]+1;1);0)" office:value-type="float" office:value="77449" calcext:value-type="float">
            <text:p>77449</text:p>
          </table:table-cell>
          <table:table-cell table:formula="of:=[.S48]+IF([.$A48]&gt;=[.T$2];INDEX([.T$3:.T48];[.$A48]-[.T$2]+1;1);0)" office:value-type="float" office:value="79855" calcext:value-type="float">
            <text:p>79855</text:p>
          </table:table-cell>
          <table:table-cell table:formula="of:=[.T48]+IF([.$A48]&gt;=[.U$2];INDEX([.U$3:.U48];[.$A48]-[.U$2]+1;1);0)" office:value-type="float" office:value="81801" calcext:value-type="float">
            <text:p>81801</text:p>
          </table:table-cell>
          <table:table-cell table:formula="of:=[.U48]+IF([.$A48]&gt;=[.V$2];INDEX([.V$3:.V48];[.$A48]-[.V$2]+1;1);0)" office:value-type="float" office:value="83372" calcext:value-type="float">
            <text:p>83372</text:p>
          </table:table-cell>
          <table:table-cell table:formula="of:=[.V48]+IF([.$A48]&gt;=[.W$2];INDEX([.W$3:.W48];[.$A48]-[.W$2]+1;1);0)" office:value-type="float" office:value="84626" calcext:value-type="float">
            <text:p>84626</text:p>
          </table:table-cell>
          <table:table-cell table:formula="of:=[.W48]+IF([.$A48]&gt;=[.X$2];INDEX([.X$3:.X48];[.$A48]-[.X$2]+1;1);0)" office:value-type="float" office:value="85628" calcext:value-type="float">
            <text:p>85628</text:p>
          </table:table-cell>
          <table:table-cell table:formula="of:=[.X48]+IF([.$A48]&gt;=[.Y$2];INDEX([.Y$3:.Y48];[.$A48]-[.Y$2]+1;1);0)" office:value-type="float" office:value="86420" calcext:value-type="float">
            <text:p>86420</text:p>
          </table:table-cell>
          <table:table-cell table:formula="of:=[.Y48]+IF([.$A48]&gt;=[.Z$2];INDEX([.Z$3:.Z48];[.$A48]-[.Z$2]+1;1);0)" office:value-type="float" office:value="87047" calcext:value-type="float">
            <text:p>87047</text:p>
          </table:table-cell>
          <table:table-cell table:formula="of:=[.Z48]+IF([.$A48]&gt;=[.AA$2];INDEX([.AA$3:.AA48];[.$A48]-[.AA$2]+1;1);0)" office:value-type="float" office:value="87537" calcext:value-type="float">
            <text:p>87537</text:p>
          </table:table-cell>
          <table:table-cell table:formula="of:=[.AA48]+IF([.$A48]&gt;=[.AB$2];INDEX([.AB$3:.AB48];[.$A48]-[.AB$2]+1;1);0)" office:value-type="float" office:value="87922" calcext:value-type="float">
            <text:p>87922</text:p>
          </table:table-cell>
          <table:table-cell table:formula="of:=[.AB48]+IF([.$A48]&gt;=[.AC$2];INDEX([.AC$3:.AC48];[.$A48]-[.AC$2]+1;1);0)" office:value-type="float" office:value="88219" calcext:value-type="float">
            <text:p>88219</text:p>
          </table:table-cell>
          <table:table-cell table:formula="of:=[.AC48]+IF([.$A48]&gt;=[.AD$2];INDEX([.AD$3:.AD48];[.$A48]-[.AD$2]+1;1);0)" office:value-type="float" office:value="88450" calcext:value-type="float">
            <text:p>88450</text:p>
          </table:table-cell>
          <table:table-cell table:formula="of:=[.AD48]+IF([.$A48]&gt;=[.AE$2];INDEX([.AE$3:.AE48];[.$A48]-[.AE$2]+1;1);0)" office:value-type="float" office:value="88626" calcext:value-type="float">
            <text:p>88626</text:p>
          </table:table-cell>
          <table:table-cell table:formula="of:=[.AE48]+IF([.$A48]&gt;=[.AF$2];INDEX([.AF$3:.AF48];[.$A48]-[.AF$2]+1;1);0)" office:value-type="float" office:value="88761" calcext:value-type="float">
            <text:p>88761</text:p>
          </table:table-cell>
          <table:table-cell table:formula="of:=[.AF48]+IF([.$A48]&gt;=[.AG$2];INDEX([.AG$3:.AG48];[.$A48]-[.AG$2]+1;1);0)" office:value-type="float" office:value="88862" calcext:value-type="float">
            <text:p>88862</text:p>
          </table:table-cell>
          <table:table-cell table:formula="of:=[.AG48]+IF([.$A48]&gt;=[.AH$2];INDEX([.AH$3:.AH48];[.$A48]-[.AH$2]+1;1);0)" office:value-type="float" office:value="88939" calcext:value-type="float">
            <text:p>88939</text:p>
          </table:table-cell>
          <table:table-cell table:formula="of:=[.AH48]+IF([.$A48]&gt;=[.AI$2];INDEX([.AI$3:.AI48];[.$A48]-[.AI$2]+1;1);0)" office:value-type="float" office:value="88995" calcext:value-type="float">
            <text:p>88995</text:p>
          </table:table-cell>
          <table:table-cell table:formula="of:=[.AI48]+IF([.$A48]&gt;=[.AJ$2];INDEX([.AJ$3:.AJ48];[.$A48]-[.AJ$2]+1;1);0)" office:value-type="float" office:value="89037" calcext:value-type="float">
            <text:p>89037</text:p>
          </table:table-cell>
          <table:table-cell table:formula="of:=[.AJ48]+IF([.$A48]&gt;=[.AK$2];INDEX([.AK$3:.AK48];[.$A48]-[.AK$2]+1;1);0)" office:value-type="float" office:value="89067" calcext:value-type="float">
            <text:p>89067</text:p>
          </table:table-cell>
          <table:table-cell table:formula="of:=[.AK48]+IF([.$A48]&gt;=[.AL$2];INDEX([.AL$3:.AL48];[.$A48]-[.AL$2]+1;1);0)" office:value-type="float" office:value="89089" calcext:value-type="float">
            <text:p>89089</text:p>
          </table:table-cell>
          <table:table-cell table:formula="of:=[.AL48]+IF([.$A48]&gt;=[.AM$2];INDEX([.AM$3:.AM48];[.$A48]-[.AM$2]+1;1);0)" office:value-type="float" office:value="89104" calcext:value-type="float">
            <text:p>89104</text:p>
          </table:table-cell>
          <table:table-cell table:formula="of:=[.AM48]+IF([.$A48]&gt;=[.AN$2];INDEX([.AN$3:.AN48];[.$A48]-[.AN$2]+1;1);0)" office:value-type="float" office:value="89115" calcext:value-type="float">
            <text:p>89115</text:p>
          </table:table-cell>
          <table:table-cell table:formula="of:=[.AN48]+IF([.$A48]&gt;=[.AO$2];INDEX([.AO$3:.AO48];[.$A48]-[.AO$2]+1;1);0)" office:value-type="float" office:value="89122" calcext:value-type="float">
            <text:p>89122</text:p>
          </table:table-cell>
          <table:table-cell table:formula="of:=[.AO48]+IF([.$A48]&gt;=[.AP$2];INDEX([.AP$3:.AP48];[.$A48]-[.AP$2]+1;1);0)" office:value-type="float" office:value="89127" calcext:value-type="float">
            <text:p>89127</text:p>
          </table:table-cell>
          <table:table-cell table:formula="of:=[.AP48]+IF([.$A48]&gt;=[.AQ$2];INDEX([.AQ$3:.AQ48];[.$A48]-[.AQ$2]+1;1);0)" office:value-type="float" office:value="89130" calcext:value-type="float">
            <text:p>89130</text:p>
          </table:table-cell>
          <table:table-cell table:formula="of:=[.AQ48]+IF([.$A48]&gt;=[.AR$2];INDEX([.AR$3:.AR48];[.$A48]-[.AR$2]+1;1);0)" office:value-type="float" office:value="89132" calcext:value-type="float">
            <text:p>89132</text:p>
          </table:table-cell>
          <table:table-cell table:formula="of:=[.AR48]+IF([.$A48]&gt;=[.AS$2];INDEX([.AS$3:.AS48];[.$A48]-[.AS$2]+1;1);0)" office:value-type="float" office:value="89133" calcext:value-type="float">
            <text:p>89133</text:p>
          </table:table-cell>
          <table:table-cell table:formula="of:=[.AS48]+IF([.$A48]&gt;=[.AT$2];INDEX([.AT$3:.AT48];[.$A48]-[.AT$2]+1;1);0)" office:value-type="float" office:value="89134" calcext:value-type="float">
            <text:p>89134</text:p>
          </table:table-cell>
          <table:table-cell table:formula="of:=[.AT48]+IF([.$A48]&gt;=[.AU$2];INDEX([.AU$3:.AU48];[.$A48]-[.AU$2]+1;1);0)" office:value-type="float" office:value="89134" calcext:value-type="float">
            <text:p>89134</text:p>
          </table:table-cell>
          <table:table-cell table:formula="of:=[.AU48]+IF([.$A48]&gt;=[.AV$2];INDEX([.AV$3:.AV48];[.$A48]-[.AV$2]+1;1);0)" office:value-type="float" office:value="89134" calcext:value-type="float">
            <text:p>89134</text:p>
          </table:table-cell>
          <table:table-cell table:formula="of:=[.AV48]+IF([.$A48]&gt;=[.AW$2];INDEX([.AW$3:.AW48];[.$A48]-[.AW$2]+1;1);0)" office:value-type="float" office:value="89134" calcext:value-type="float">
            <text:p>89134</text:p>
          </table:table-cell>
          <table:table-cell table:formula="of:=[.AW48]+IF([.$A48]&gt;=[.AX$2];INDEX([.AX$3:.AX48];[.$A48]-[.AX$2]+1;1);0)" office:value-type="float" office:value="89134" calcext:value-type="float">
            <text:p>89134</text:p>
          </table:table-cell>
          <table:table-cell table:formula="of:=[.AX48]+IF([.$A48]&gt;=[.AY$2];INDEX([.AY$3:.AY48];[.$A48]-[.AY$2]+1;1);0)" office:value-type="float" office:value="89134" calcext:value-type="float">
            <text:p>89134</text:p>
          </table:table-cell>
          <table:table-cell table:formula="of:=[.AY48]+IF([.$A48]&gt;=[.AZ$2];INDEX([.AZ$3:.AZ48];[.$A48]-[.AZ$2]+1;1);0)" office:value-type="float" office:value="89134" calcext:value-type="float">
            <text:p>89134</text:p>
          </table:table-cell>
          <table:table-cell table:formula="of:=[.AZ48]+IF([.$A48]&gt;=[.BA$2];INDEX([.BA$3:.BA48];[.$A48]-[.BA$2]+1;1);0)" office:value-type="float" office:value="89134" calcext:value-type="float">
            <text:p>89134</text:p>
          </table:table-cell>
          <table:table-cell table:formula="of:=[.BA48]+IF([.$A48]&gt;=[.BB$2];INDEX([.BB$3:.BB48];[.$A48]-[.BB$2]+1;1);0)" office:value-type="float" office:value="89134" calcext:value-type="float">
            <text:p>89134</text:p>
          </table:table-cell>
          <table:table-cell table:formula="of:=[.BB48]+IF([.$A48]&gt;=[.BC$2];INDEX([.BC$3:.BC48];[.$A48]-[.BC$2]+1;1);0)" office:value-type="float" office:value="89134" calcext:value-type="float">
            <text:p>89134</text:p>
          </table:table-cell>
          <table:table-cell table:formula="of:=[.BC48]+IF([.$A48]&gt;=[.BD$2];INDEX([.BD$3:.BD48];[.$A48]-[.BD$2]+1;1);0)" office:value-type="float" office:value="89134" calcext:value-type="float">
            <text:p>89134</text:p>
          </table:table-cell>
          <table:table-cell table:formula="of:=[.BD48]+IF([.$A48]&gt;=[.BE$2];INDEX([.BE$3:.BE48];[.$A48]-[.BE$2]+1;1);0)" office:value-type="float" office:value="89134" calcext:value-type="float">
            <text:p>89134</text:p>
          </table:table-cell>
          <table:table-cell table:formula="of:=[.BE48]+IF([.$A48]&gt;=[.BF$2];INDEX([.BF$3:.BF48];[.$A48]-[.BF$2]+1;1);0)" office:value-type="float" office:value="89134" calcext:value-type="float">
            <text:p>89134</text:p>
          </table:table-cell>
          <table:table-cell table:formula="of:=[.BF48]+IF([.$A48]&gt;=[.BG$2];INDEX([.BG$3:.BG48];[.$A48]-[.BG$2]+1;1);0)" office:value-type="float" office:value="89134" calcext:value-type="float">
            <text:p>89134</text:p>
          </table:table-cell>
          <table:table-cell table:formula="of:=[.BG48]+IF([.$A48]&gt;=[.BH$2];INDEX([.BH$3:.BH48];[.$A48]-[.BH$2]+1;1);0)" office:value-type="float" office:value="89134" calcext:value-type="float">
            <text:p>89134</text:p>
          </table:table-cell>
          <table:table-cell table:formula="of:=[.BH48]+IF([.$A48]&gt;=[.BI$2];INDEX([.BI$3:.BI48];[.$A48]-[.BI$2]+1;1);0)" office:value-type="float" office:value="89134" calcext:value-type="float">
            <text:p>89134</text:p>
          </table:table-cell>
          <table:table-cell table:formula="of:=[.BI48]+IF([.$A48]&gt;=[.BJ$2];INDEX([.BJ$3:.BJ48];[.$A48]-[.BJ$2]+1;1);0)" office:value-type="float" office:value="89134" calcext:value-type="float">
            <text:p>89134</text:p>
          </table:table-cell>
          <table:table-cell table:formula="of:=[.BJ48]+IF([.$A48]&gt;=[.BK$2];INDEX([.BK$3:.BK48];[.$A48]-[.BK$2]+1;1);0)" office:value-type="float" office:value="89134" calcext:value-type="float">
            <text:p>89134</text:p>
          </table:table-cell>
          <table:table-cell table:formula="of:=[.BK48]+IF([.$A48]&gt;=[.BL$2];INDEX([.BL$3:.BL48];[.$A48]-[.BL$2]+1;1);0)" office:value-type="float" office:value="89134" calcext:value-type="float">
            <text:p>89134</text:p>
          </table:table-cell>
          <table:table-cell table:formula="of:=[.BL48]+IF([.$A48]&gt;=[.BM$2];INDEX([.BM$3:.BM48];[.$A48]-[.BM$2]+1;1);0)" office:value-type="float" office:value="89134" calcext:value-type="float">
            <text:p>89134</text:p>
          </table:table-cell>
          <table:table-cell table:formula="of:=[.BM48]+IF([.$A48]&gt;=[.BN$2];INDEX([.BN$3:.BN48];[.$A48]-[.BN$2]+1;1);0)" office:value-type="float" office:value="89134" calcext:value-type="float">
            <text:p>89134</text:p>
          </table:table-cell>
          <table:table-cell table:formula="of:=[.BN48]+IF([.$A48]&gt;=[.BO$2];INDEX([.BO$3:.BO48];[.$A48]-[.BO$2]+1;1);0)" office:value-type="float" office:value="89134" calcext:value-type="float">
            <text:p>89134</text:p>
          </table:table-cell>
          <table:table-cell table:formula="of:=[.BO48]+IF([.$A48]&gt;=[.BP$2];INDEX([.BP$3:.BP48];[.$A48]-[.BP$2]+1;1);0)" office:value-type="float" office:value="89134" calcext:value-type="float">
            <text:p>89134</text:p>
          </table:table-cell>
          <table:table-cell table:formula="of:=[.BP48]+IF([.$A48]&gt;=[.BQ$2];INDEX([.BQ$3:.BQ48];[.$A48]-[.BQ$2]+1;1);0)" office:value-type="float" office:value="89134" calcext:value-type="float">
            <text:p>89134</text:p>
          </table:table-cell>
          <table:table-cell table:formula="of:=[.BQ48]+IF([.$A48]&gt;=[.BR$2];INDEX([.BR$3:.BR48];[.$A48]-[.BR$2]+1;1);0)" office:value-type="float" office:value="89134" calcext:value-type="float">
            <text:p>89134</text:p>
          </table:table-cell>
          <table:table-cell table:formula="of:=[.BR48]+IF([.$A48]&gt;=[.BS$2];INDEX([.BS$3:.BS48];[.$A48]-[.BS$2]+1;1);0)" office:value-type="float" office:value="89134" calcext:value-type="float">
            <text:p>89134</text:p>
          </table:table-cell>
          <table:table-cell table:formula="of:=[.BS48]+IF([.$A48]&gt;=[.BT$2];INDEX([.BT$3:.BT48];[.$A48]-[.BT$2]+1;1);0)" office:value-type="float" office:value="89134" calcext:value-type="float">
            <text:p>89134</text:p>
          </table:table-cell>
          <table:table-cell table:formula="of:=[.BT48]+IF([.$A48]&gt;=[.BU$2];INDEX([.BU$3:.BU48];[.$A48]-[.BU$2]+1;1);0)" office:value-type="float" office:value="89134" calcext:value-type="float">
            <text:p>89134</text:p>
          </table:table-cell>
          <table:table-cell table:formula="of:=[.BU48]+IF([.$A48]&gt;=[.BV$2];INDEX([.BV$3:.BV48];[.$A48]-[.BV$2]+1;1);0)" office:value-type="float" office:value="89134" calcext:value-type="float">
            <text:p>89134</text:p>
          </table:table-cell>
          <table:table-cell table:formula="of:=[.BV48]+IF([.$A48]&gt;=[.BW$2];INDEX([.BW$3:.BW48];[.$A48]-[.BW$2]+1;1);0)" office:value-type="float" office:value="89134" calcext:value-type="float">
            <text:p>89134</text:p>
          </table:table-cell>
          <table:table-cell table:formula="of:=[.BW48]+IF([.$A48]&gt;=[.BX$2];INDEX([.BX$3:.BX48];[.$A48]-[.BX$2]+1;1);0)" office:value-type="float" office:value="89134" calcext:value-type="float">
            <text:p>89134</text:p>
          </table:table-cell>
          <table:table-cell table:formula="of:=[.BX48]+IF([.$A48]&gt;=[.BY$2];INDEX([.BY$3:.BY48];[.$A48]-[.BY$2]+1;1);0)" office:value-type="float" office:value="89134" calcext:value-type="float">
            <text:p>89134</text:p>
          </table:table-cell>
          <table:table-cell table:formula="of:=[.BY48]+IF([.$A48]&gt;=[.BZ$2];INDEX([.BZ$3:.BZ48];[.$A48]-[.BZ$2]+1;1);0)" office:value-type="float" office:value="89134" calcext:value-type="float">
            <text:p>89134</text:p>
          </table:table-cell>
          <table:table-cell table:formula="of:=[.BZ48]+IF([.$A48]&gt;=[.CA$2];INDEX([.CA$3:.CA48];[.$A48]-[.CA$2]+1;1);0)" office:value-type="float" office:value="89134" calcext:value-type="float">
            <text:p>89134</text:p>
          </table:table-cell>
          <table:table-cell table:formula="of:=[.CA48]+IF([.$A48]&gt;=[.CB$2];INDEX([.CB$3:.CB48];[.$A48]-[.CB$2]+1;1);0)" office:value-type="float" office:value="89134" calcext:value-type="float">
            <text:p>89134</text:p>
          </table:table-cell>
          <table:table-cell table:formula="of:=[.CB48]+IF([.$A48]&gt;=[.CC$2];INDEX([.CC$3:.CC48];[.$A48]-[.CC$2]+1;1);0)" office:value-type="float" office:value="89134" calcext:value-type="float">
            <text:p>89134</text:p>
          </table:table-cell>
          <table:table-cell table:formula="of:=[.CC48]+IF([.$A48]&gt;=[.CD$2];INDEX([.CD$3:.CD48];[.$A48]-[.CD$2]+1;1);0)" office:value-type="float" office:value="89134" calcext:value-type="float">
            <text:p>89134</text:p>
          </table:table-cell>
          <table:table-cell table:formula="of:=[.CD48]+IF([.$A48]&gt;=[.CE$2];INDEX([.CE$3:.CE48];[.$A48]-[.CE$2]+1;1);0)" office:value-type="float" office:value="89134" calcext:value-type="float">
            <text:p>89134</text:p>
          </table:table-cell>
          <table:table-cell table:formula="of:=[.CE48]+IF([.$A48]&gt;=[.CF$2];INDEX([.CF$3:.CF48];[.$A48]-[.CF$2]+1;1);0)" office:value-type="float" office:value="89134" calcext:value-type="float">
            <text:p>89134</text:p>
          </table:table-cell>
          <table:table-cell table:formula="of:=[.CF48]+IF([.$A48]&gt;=[.CG$2];INDEX([.CG$3:.CG48];[.$A48]-[.CG$2]+1;1);0)" office:value-type="float" office:value="89134" calcext:value-type="float">
            <text:p>89134</text:p>
          </table:table-cell>
          <table:table-cell table:formula="of:=[.CG48]+IF([.$A48]&gt;=[.CH$2];INDEX([.CH$3:.CH48];[.$A48]-[.CH$2]+1;1);0)" office:value-type="float" office:value="89134" calcext:value-type="float">
            <text:p>89134</text:p>
          </table:table-cell>
          <table:table-cell table:formula="of:=[.CH48]+IF([.$A48]&gt;=[.CI$2];INDEX([.CI$3:.CI48];[.$A48]-[.CI$2]+1;1);0)" office:value-type="float" office:value="89134" calcext:value-type="float">
            <text:p>89134</text:p>
          </table:table-cell>
          <table:table-cell table:formula="of:=[.CI48]+IF([.$A48]&gt;=[.CJ$2];INDEX([.CJ$3:.CJ48];[.$A48]-[.CJ$2]+1;1);0)" office:value-type="float" office:value="89134" calcext:value-type="float">
            <text:p>89134</text:p>
          </table:table-cell>
          <table:table-cell table:formula="of:=[.CJ48]+IF([.$A48]&gt;=[.CK$2];INDEX([.CK$3:.CK48];[.$A48]-[.CK$2]+1;1);0)" office:value-type="float" office:value="89134" calcext:value-type="float">
            <text:p>89134</text:p>
          </table:table-cell>
          <table:table-cell table:formula="of:=[.CK48]+IF([.$A48]&gt;=[.CL$2];INDEX([.CL$3:.CL48];[.$A48]-[.CL$2]+1;1);0)" office:value-type="float" office:value="89134" calcext:value-type="float">
            <text:p>89134</text:p>
          </table:table-cell>
          <table:table-cell table:formula="of:=[.CL48]+IF([.$A48]&gt;=[.CM$2];INDEX([.CM$3:.CM48];[.$A48]-[.CM$2]+1;1);0)" office:value-type="float" office:value="89134" calcext:value-type="float">
            <text:p>89134</text:p>
          </table:table-cell>
          <table:table-cell table:formula="of:=[.CM48]+IF([.$A48]&gt;=[.CN$2];INDEX([.CN$3:.CN48];[.$A48]-[.CN$2]+1;1);0)" office:value-type="float" office:value="89134" calcext:value-type="float">
            <text:p>89134</text:p>
          </table:table-cell>
          <table:table-cell table:formula="of:=[.CN48]+IF([.$A48]&gt;=[.CO$2];INDEX([.CO$3:.CO48];[.$A48]-[.CO$2]+1;1);0)" office:value-type="float" office:value="89134" calcext:value-type="float">
            <text:p>89134</text:p>
          </table:table-cell>
          <table:table-cell table:formula="of:=[.CO48]+IF([.$A48]&gt;=[.CP$2];INDEX([.CP$3:.CP48];[.$A48]-[.CP$2]+1;1);0)" office:value-type="float" office:value="89134" calcext:value-type="float">
            <text:p>89134</text:p>
          </table:table-cell>
          <table:table-cell table:formula="of:=[.CP48]+IF([.$A48]&gt;=[.CQ$2];INDEX([.CQ$3:.CQ48];[.$A48]-[.CQ$2]+1;1);0)" office:value-type="float" office:value="89134" calcext:value-type="float">
            <text:p>89134</text:p>
          </table:table-cell>
          <table:table-cell table:formula="of:=[.CQ48]+IF([.$A48]&gt;=[.CR$2];INDEX([.CR$3:.CR48];[.$A48]-[.CR$2]+1;1);0)" office:value-type="float" office:value="89134" calcext:value-type="float">
            <text:p>89134</text:p>
          </table:table-cell>
          <table:table-cell table:formula="of:=[.CR48]+IF([.$A48]&gt;=[.CS$2];INDEX([.CS$3:.CS48];[.$A48]-[.CS$2]+1;1);0)" office:value-type="float" office:value="89134" calcext:value-type="float">
            <text:p>89134</text:p>
          </table:table-cell>
          <table:table-cell table:formula="of:=[.CS48]+IF([.$A48]&gt;=[.CT$2];INDEX([.CT$3:.CT48];[.$A48]-[.CT$2]+1;1);0)" office:value-type="float" office:value="89134" calcext:value-type="float">
            <text:p>89134</text:p>
          </table:table-cell>
          <table:table-cell table:formula="of:=[.CT48]+IF([.$A48]&gt;=[.CU$2];INDEX([.CU$3:.CU48];[.$A48]-[.CU$2]+1;1);0)" office:value-type="float" office:value="89134" calcext:value-type="float">
            <text:p>89134</text:p>
          </table:table-cell>
          <table:table-cell table:formula="of:=[.CU48]+IF([.$A48]&gt;=[.CV$2];INDEX([.CV$3:.CV48];[.$A48]-[.CV$2]+1;1);0)" office:value-type="float" office:value="89134" calcext:value-type="float">
            <text:p>89134</text:p>
          </table:table-cell>
          <table:table-cell table:formula="of:=[.CV48]+IF([.$A48]&gt;=[.CW$2];INDEX([.CW$3:.CW48];[.$A48]-[.CW$2]+1;1);0)" office:value-type="float" office:value="89134" calcext:value-type="float">
            <text:p>891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8]" office:value-type="float" office:value="1" calcext:value-type="float">
            <text:p>1</text:p>
          </table:table-cell>
          <table:table-cell table:formula="of:=[.B49]+IF([.$A49]&gt;=[.C$2];INDEX([.C$3:.C49];[.$A49]-[.C$2]+1;1);0)" office:value-type="float" office:value="24" calcext:value-type="float">
            <text:p>24</text:p>
          </table:table-cell>
          <table:table-cell table:formula="of:=[.C49]+IF([.$A49]&gt;=[.D$2];INDEX([.D$3:.D49];[.$A49]-[.D$2]+1;1);0)" office:value-type="float" office:value="200" calcext:value-type="float">
            <text:p>200</text:p>
          </table:table-cell>
          <table:table-cell table:formula="of:=[.D49]+IF([.$A49]&gt;=[.E$2];INDEX([.E$3:.E49];[.$A49]-[.E$2]+1;1);0)" office:value-type="float" office:value="920" calcext:value-type="float">
            <text:p>920</text:p>
          </table:table-cell>
          <table:table-cell table:formula="of:=[.E49]+IF([.$A49]&gt;=[.F$2];INDEX([.F$3:.F49];[.$A49]-[.F$2]+1;1);0)" office:value-type="float" office:value="2818" calcext:value-type="float">
            <text:p>2818</text:p>
          </table:table-cell>
          <table:table-cell table:formula="of:=[.F49]+IF([.$A49]&gt;=[.G$2];INDEX([.G$3:.G49];[.$A49]-[.G$2]+1;1);0)" office:value-type="float" office:value="6510" calcext:value-type="float">
            <text:p>6510</text:p>
          </table:table-cell>
          <table:table-cell table:formula="of:=[.G49]+IF([.$A49]&gt;=[.H$2];INDEX([.H$3:.H49];[.$A49]-[.H$2]+1;1);0)" office:value-type="float" office:value="12241" calcext:value-type="float">
            <text:p>12241</text:p>
          </table:table-cell>
          <table:table-cell table:formula="of:=[.H49]+IF([.$A49]&gt;=[.I$2];INDEX([.I$3:.I49];[.$A49]-[.I$2]+1;1);0)" office:value-type="float" office:value="19805" calcext:value-type="float">
            <text:p>19805</text:p>
          </table:table-cell>
          <table:table-cell table:formula="of:=[.I49]+IF([.$A49]&gt;=[.J$2];INDEX([.J$3:.J49];[.$A49]-[.J$2]+1;1);0)" office:value-type="float" office:value="28629" calcext:value-type="float">
            <text:p>28629</text:p>
          </table:table-cell>
          <table:table-cell table:formula="of:=[.J49]+IF([.$A49]&gt;=[.K$2];INDEX([.K$3:.K49];[.$A49]-[.K$2]+1;1);0)" office:value-type="float" office:value="38047" calcext:value-type="float">
            <text:p>38047</text:p>
          </table:table-cell>
          <table:table-cell table:formula="of:=[.K49]+IF([.$A49]&gt;=[.L$2];INDEX([.L$3:.L49];[.$A49]-[.L$2]+1;1);0)" office:value-type="float" office:value="47420" calcext:value-type="float">
            <text:p>47420</text:p>
          </table:table-cell>
          <table:table-cell table:formula="of:=[.L49]+IF([.$A49]&gt;=[.M$2];INDEX([.M$3:.M49];[.$A49]-[.M$2]+1;1);0)" office:value-type="float" office:value="56297" calcext:value-type="float">
            <text:p>56297</text:p>
          </table:table-cell>
          <table:table-cell table:formula="of:=[.M49]+IF([.$A49]&gt;=[.N$2];INDEX([.N$3:.N49];[.$A49]-[.N$2]+1;1);0)" office:value-type="float" office:value="64370" calcext:value-type="float">
            <text:p>64370</text:p>
          </table:table-cell>
          <table:table-cell table:formula="of:=[.N49]+IF([.$A49]&gt;=[.O$2];INDEX([.O$3:.O49];[.$A49]-[.O$2]+1;1);0)" office:value-type="float" office:value="71509" calcext:value-type="float">
            <text:p>71509</text:p>
          </table:table-cell>
          <table:table-cell table:formula="of:=[.O49]+IF([.$A49]&gt;=[.P$2];INDEX([.P$3:.P49];[.$A49]-[.P$2]+1;1);0)" office:value-type="float" office:value="77667" calcext:value-type="float">
            <text:p>77667</text:p>
          </table:table-cell>
          <table:table-cell table:formula="of:=[.P49]+IF([.$A49]&gt;=[.Q$2];INDEX([.Q$3:.Q49];[.$A49]-[.Q$2]+1;1);0)" office:value-type="float" office:value="82898" calcext:value-type="float">
            <text:p>82898</text:p>
          </table:table-cell>
          <table:table-cell table:formula="of:=[.Q49]+IF([.$A49]&gt;=[.R$2];INDEX([.R$3:.R49];[.$A49]-[.R$2]+1;1);0)" office:value-type="float" office:value="87268" calcext:value-type="float">
            <text:p>87268</text:p>
          </table:table-cell>
          <table:table-cell table:formula="of:=[.R49]+IF([.$A49]&gt;=[.S$2];INDEX([.S$3:.S49];[.$A49]-[.S$2]+1;1);0)" office:value-type="float" office:value="90889" calcext:value-type="float">
            <text:p>90889</text:p>
          </table:table-cell>
          <table:table-cell table:formula="of:=[.S49]+IF([.$A49]&gt;=[.T$2];INDEX([.T$3:.T49];[.$A49]-[.T$2]+1;1);0)" office:value-type="float" office:value="93854" calcext:value-type="float">
            <text:p>93854</text:p>
          </table:table-cell>
          <table:table-cell table:formula="of:=[.T49]+IF([.$A49]&gt;=[.U$2];INDEX([.U$3:.U49];[.$A49]-[.U$2]+1;1);0)" office:value-type="float" office:value="96271" calcext:value-type="float">
            <text:p>96271</text:p>
          </table:table-cell>
          <table:table-cell table:formula="of:=[.U49]+IF([.$A49]&gt;=[.V$2];INDEX([.V$3:.V49];[.$A49]-[.V$2]+1;1);0)" office:value-type="float" office:value="98222" calcext:value-type="float">
            <text:p>98222</text:p>
          </table:table-cell>
          <table:table-cell table:formula="of:=[.V49]+IF([.$A49]&gt;=[.W$2];INDEX([.W$3:.W49];[.$A49]-[.W$2]+1;1);0)" office:value-type="float" office:value="99795" calcext:value-type="float">
            <text:p>99795</text:p>
          </table:table-cell>
          <table:table-cell table:formula="of:=[.W49]+IF([.$A49]&gt;=[.X$2];INDEX([.X$3:.X49];[.$A49]-[.X$2]+1;1);0)" office:value-type="float" office:value="101050" calcext:value-type="float">
            <text:p>101050</text:p>
          </table:table-cell>
          <table:table-cell table:formula="of:=[.X49]+IF([.$A49]&gt;=[.Y$2];INDEX([.Y$3:.Y49];[.$A49]-[.Y$2]+1;1);0)" office:value-type="float" office:value="102052" calcext:value-type="float">
            <text:p>102052</text:p>
          </table:table-cell>
          <table:table-cell table:formula="of:=[.Y49]+IF([.$A49]&gt;=[.Z$2];INDEX([.Z$3:.Z49];[.$A49]-[.Z$2]+1;1);0)" office:value-type="float" office:value="102844" calcext:value-type="float">
            <text:p>102844</text:p>
          </table:table-cell>
          <table:table-cell table:formula="of:=[.Z49]+IF([.$A49]&gt;=[.AA$2];INDEX([.AA$3:.AA49];[.$A49]-[.AA$2]+1;1);0)" office:value-type="float" office:value="103471" calcext:value-type="float">
            <text:p>103471</text:p>
          </table:table-cell>
          <table:table-cell table:formula="of:=[.AA49]+IF([.$A49]&gt;=[.AB$2];INDEX([.AB$3:.AB49];[.$A49]-[.AB$2]+1;1);0)" office:value-type="float" office:value="103961" calcext:value-type="float">
            <text:p>103961</text:p>
          </table:table-cell>
          <table:table-cell table:formula="of:=[.AB49]+IF([.$A49]&gt;=[.AC$2];INDEX([.AC$3:.AC49];[.$A49]-[.AC$2]+1;1);0)" office:value-type="float" office:value="104346" calcext:value-type="float">
            <text:p>104346</text:p>
          </table:table-cell>
          <table:table-cell table:formula="of:=[.AC49]+IF([.$A49]&gt;=[.AD$2];INDEX([.AD$3:.AD49];[.$A49]-[.AD$2]+1;1);0)" office:value-type="float" office:value="104643" calcext:value-type="float">
            <text:p>104643</text:p>
          </table:table-cell>
          <table:table-cell table:formula="of:=[.AD49]+IF([.$A49]&gt;=[.AE$2];INDEX([.AE$3:.AE49];[.$A49]-[.AE$2]+1;1);0)" office:value-type="float" office:value="104874" calcext:value-type="float">
            <text:p>104874</text:p>
          </table:table-cell>
          <table:table-cell table:formula="of:=[.AE49]+IF([.$A49]&gt;=[.AF$2];INDEX([.AF$3:.AF49];[.$A49]-[.AF$2]+1;1);0)" office:value-type="float" office:value="105050" calcext:value-type="float">
            <text:p>105050</text:p>
          </table:table-cell>
          <table:table-cell table:formula="of:=[.AF49]+IF([.$A49]&gt;=[.AG$2];INDEX([.AG$3:.AG49];[.$A49]-[.AG$2]+1;1);0)" office:value-type="float" office:value="105185" calcext:value-type="float">
            <text:p>105185</text:p>
          </table:table-cell>
          <table:table-cell table:formula="of:=[.AG49]+IF([.$A49]&gt;=[.AH$2];INDEX([.AH$3:.AH49];[.$A49]-[.AH$2]+1;1);0)" office:value-type="float" office:value="105286" calcext:value-type="float">
            <text:p>105286</text:p>
          </table:table-cell>
          <table:table-cell table:formula="of:=[.AH49]+IF([.$A49]&gt;=[.AI$2];INDEX([.AI$3:.AI49];[.$A49]-[.AI$2]+1;1);0)" office:value-type="float" office:value="105363" calcext:value-type="float">
            <text:p>105363</text:p>
          </table:table-cell>
          <table:table-cell table:formula="of:=[.AI49]+IF([.$A49]&gt;=[.AJ$2];INDEX([.AJ$3:.AJ49];[.$A49]-[.AJ$2]+1;1);0)" office:value-type="float" office:value="105419" calcext:value-type="float">
            <text:p>105419</text:p>
          </table:table-cell>
          <table:table-cell table:formula="of:=[.AJ49]+IF([.$A49]&gt;=[.AK$2];INDEX([.AK$3:.AK49];[.$A49]-[.AK$2]+1;1);0)" office:value-type="float" office:value="105461" calcext:value-type="float">
            <text:p>105461</text:p>
          </table:table-cell>
          <table:table-cell table:formula="of:=[.AK49]+IF([.$A49]&gt;=[.AL$2];INDEX([.AL$3:.AL49];[.$A49]-[.AL$2]+1;1);0)" office:value-type="float" office:value="105491" calcext:value-type="float">
            <text:p>105491</text:p>
          </table:table-cell>
          <table:table-cell table:formula="of:=[.AL49]+IF([.$A49]&gt;=[.AM$2];INDEX([.AM$3:.AM49];[.$A49]-[.AM$2]+1;1);0)" office:value-type="float" office:value="105513" calcext:value-type="float">
            <text:p>105513</text:p>
          </table:table-cell>
          <table:table-cell table:formula="of:=[.AM49]+IF([.$A49]&gt;=[.AN$2];INDEX([.AN$3:.AN49];[.$A49]-[.AN$2]+1;1);0)" office:value-type="float" office:value="105528" calcext:value-type="float">
            <text:p>105528</text:p>
          </table:table-cell>
          <table:table-cell table:formula="of:=[.AN49]+IF([.$A49]&gt;=[.AO$2];INDEX([.AO$3:.AO49];[.$A49]-[.AO$2]+1;1);0)" office:value-type="float" office:value="105539" calcext:value-type="float">
            <text:p>105539</text:p>
          </table:table-cell>
          <table:table-cell table:formula="of:=[.AO49]+IF([.$A49]&gt;=[.AP$2];INDEX([.AP$3:.AP49];[.$A49]-[.AP$2]+1;1);0)" office:value-type="float" office:value="105546" calcext:value-type="float">
            <text:p>105546</text:p>
          </table:table-cell>
          <table:table-cell table:formula="of:=[.AP49]+IF([.$A49]&gt;=[.AQ$2];INDEX([.AQ$3:.AQ49];[.$A49]-[.AQ$2]+1;1);0)" office:value-type="float" office:value="105551" calcext:value-type="float">
            <text:p>105551</text:p>
          </table:table-cell>
          <table:table-cell table:formula="of:=[.AQ49]+IF([.$A49]&gt;=[.AR$2];INDEX([.AR$3:.AR49];[.$A49]-[.AR$2]+1;1);0)" office:value-type="float" office:value="105554" calcext:value-type="float">
            <text:p>105554</text:p>
          </table:table-cell>
          <table:table-cell table:formula="of:=[.AR49]+IF([.$A49]&gt;=[.AS$2];INDEX([.AS$3:.AS49];[.$A49]-[.AS$2]+1;1);0)" office:value-type="float" office:value="105556" calcext:value-type="float">
            <text:p>105556</text:p>
          </table:table-cell>
          <table:table-cell table:formula="of:=[.AS49]+IF([.$A49]&gt;=[.AT$2];INDEX([.AT$3:.AT49];[.$A49]-[.AT$2]+1;1);0)" office:value-type="float" office:value="105557" calcext:value-type="float">
            <text:p>105557</text:p>
          </table:table-cell>
          <table:table-cell table:formula="of:=[.AT49]+IF([.$A49]&gt;=[.AU$2];INDEX([.AU$3:.AU49];[.$A49]-[.AU$2]+1;1);0)" office:value-type="float" office:value="105558" calcext:value-type="float">
            <text:p>105558</text:p>
          </table:table-cell>
          <table:table-cell table:formula="of:=[.AU49]+IF([.$A49]&gt;=[.AV$2];INDEX([.AV$3:.AV49];[.$A49]-[.AV$2]+1;1);0)" office:value-type="float" office:value="105558" calcext:value-type="float">
            <text:p>105558</text:p>
          </table:table-cell>
          <table:table-cell table:formula="of:=[.AV49]+IF([.$A49]&gt;=[.AW$2];INDEX([.AW$3:.AW49];[.$A49]-[.AW$2]+1;1);0)" office:value-type="float" office:value="105558" calcext:value-type="float">
            <text:p>105558</text:p>
          </table:table-cell>
          <table:table-cell table:formula="of:=[.AW49]+IF([.$A49]&gt;=[.AX$2];INDEX([.AX$3:.AX49];[.$A49]-[.AX$2]+1;1);0)" office:value-type="float" office:value="105558" calcext:value-type="float">
            <text:p>105558</text:p>
          </table:table-cell>
          <table:table-cell table:formula="of:=[.AX49]+IF([.$A49]&gt;=[.AY$2];INDEX([.AY$3:.AY49];[.$A49]-[.AY$2]+1;1);0)" office:value-type="float" office:value="105558" calcext:value-type="float">
            <text:p>105558</text:p>
          </table:table-cell>
          <table:table-cell table:formula="of:=[.AY49]+IF([.$A49]&gt;=[.AZ$2];INDEX([.AZ$3:.AZ49];[.$A49]-[.AZ$2]+1;1);0)" office:value-type="float" office:value="105558" calcext:value-type="float">
            <text:p>105558</text:p>
          </table:table-cell>
          <table:table-cell table:formula="of:=[.AZ49]+IF([.$A49]&gt;=[.BA$2];INDEX([.BA$3:.BA49];[.$A49]-[.BA$2]+1;1);0)" office:value-type="float" office:value="105558" calcext:value-type="float">
            <text:p>105558</text:p>
          </table:table-cell>
          <table:table-cell table:formula="of:=[.BA49]+IF([.$A49]&gt;=[.BB$2];INDEX([.BB$3:.BB49];[.$A49]-[.BB$2]+1;1);0)" office:value-type="float" office:value="105558" calcext:value-type="float">
            <text:p>105558</text:p>
          </table:table-cell>
          <table:table-cell table:formula="of:=[.BB49]+IF([.$A49]&gt;=[.BC$2];INDEX([.BC$3:.BC49];[.$A49]-[.BC$2]+1;1);0)" office:value-type="float" office:value="105558" calcext:value-type="float">
            <text:p>105558</text:p>
          </table:table-cell>
          <table:table-cell table:formula="of:=[.BC49]+IF([.$A49]&gt;=[.BD$2];INDEX([.BD$3:.BD49];[.$A49]-[.BD$2]+1;1);0)" office:value-type="float" office:value="105558" calcext:value-type="float">
            <text:p>105558</text:p>
          </table:table-cell>
          <table:table-cell table:formula="of:=[.BD49]+IF([.$A49]&gt;=[.BE$2];INDEX([.BE$3:.BE49];[.$A49]-[.BE$2]+1;1);0)" office:value-type="float" office:value="105558" calcext:value-type="float">
            <text:p>105558</text:p>
          </table:table-cell>
          <table:table-cell table:formula="of:=[.BE49]+IF([.$A49]&gt;=[.BF$2];INDEX([.BF$3:.BF49];[.$A49]-[.BF$2]+1;1);0)" office:value-type="float" office:value="105558" calcext:value-type="float">
            <text:p>105558</text:p>
          </table:table-cell>
          <table:table-cell table:formula="of:=[.BF49]+IF([.$A49]&gt;=[.BG$2];INDEX([.BG$3:.BG49];[.$A49]-[.BG$2]+1;1);0)" office:value-type="float" office:value="105558" calcext:value-type="float">
            <text:p>105558</text:p>
          </table:table-cell>
          <table:table-cell table:formula="of:=[.BG49]+IF([.$A49]&gt;=[.BH$2];INDEX([.BH$3:.BH49];[.$A49]-[.BH$2]+1;1);0)" office:value-type="float" office:value="105558" calcext:value-type="float">
            <text:p>105558</text:p>
          </table:table-cell>
          <table:table-cell table:formula="of:=[.BH49]+IF([.$A49]&gt;=[.BI$2];INDEX([.BI$3:.BI49];[.$A49]-[.BI$2]+1;1);0)" office:value-type="float" office:value="105558" calcext:value-type="float">
            <text:p>105558</text:p>
          </table:table-cell>
          <table:table-cell table:formula="of:=[.BI49]+IF([.$A49]&gt;=[.BJ$2];INDEX([.BJ$3:.BJ49];[.$A49]-[.BJ$2]+1;1);0)" office:value-type="float" office:value="105558" calcext:value-type="float">
            <text:p>105558</text:p>
          </table:table-cell>
          <table:table-cell table:formula="of:=[.BJ49]+IF([.$A49]&gt;=[.BK$2];INDEX([.BK$3:.BK49];[.$A49]-[.BK$2]+1;1);0)" office:value-type="float" office:value="105558" calcext:value-type="float">
            <text:p>105558</text:p>
          </table:table-cell>
          <table:table-cell table:formula="of:=[.BK49]+IF([.$A49]&gt;=[.BL$2];INDEX([.BL$3:.BL49];[.$A49]-[.BL$2]+1;1);0)" office:value-type="float" office:value="105558" calcext:value-type="float">
            <text:p>105558</text:p>
          </table:table-cell>
          <table:table-cell table:formula="of:=[.BL49]+IF([.$A49]&gt;=[.BM$2];INDEX([.BM$3:.BM49];[.$A49]-[.BM$2]+1;1);0)" office:value-type="float" office:value="105558" calcext:value-type="float">
            <text:p>105558</text:p>
          </table:table-cell>
          <table:table-cell table:formula="of:=[.BM49]+IF([.$A49]&gt;=[.BN$2];INDEX([.BN$3:.BN49];[.$A49]-[.BN$2]+1;1);0)" office:value-type="float" office:value="105558" calcext:value-type="float">
            <text:p>105558</text:p>
          </table:table-cell>
          <table:table-cell table:formula="of:=[.BN49]+IF([.$A49]&gt;=[.BO$2];INDEX([.BO$3:.BO49];[.$A49]-[.BO$2]+1;1);0)" office:value-type="float" office:value="105558" calcext:value-type="float">
            <text:p>105558</text:p>
          </table:table-cell>
          <table:table-cell table:formula="of:=[.BO49]+IF([.$A49]&gt;=[.BP$2];INDEX([.BP$3:.BP49];[.$A49]-[.BP$2]+1;1);0)" office:value-type="float" office:value="105558" calcext:value-type="float">
            <text:p>105558</text:p>
          </table:table-cell>
          <table:table-cell table:formula="of:=[.BP49]+IF([.$A49]&gt;=[.BQ$2];INDEX([.BQ$3:.BQ49];[.$A49]-[.BQ$2]+1;1);0)" office:value-type="float" office:value="105558" calcext:value-type="float">
            <text:p>105558</text:p>
          </table:table-cell>
          <table:table-cell table:formula="of:=[.BQ49]+IF([.$A49]&gt;=[.BR$2];INDEX([.BR$3:.BR49];[.$A49]-[.BR$2]+1;1);0)" office:value-type="float" office:value="105558" calcext:value-type="float">
            <text:p>105558</text:p>
          </table:table-cell>
          <table:table-cell table:formula="of:=[.BR49]+IF([.$A49]&gt;=[.BS$2];INDEX([.BS$3:.BS49];[.$A49]-[.BS$2]+1;1);0)" office:value-type="float" office:value="105558" calcext:value-type="float">
            <text:p>105558</text:p>
          </table:table-cell>
          <table:table-cell table:formula="of:=[.BS49]+IF([.$A49]&gt;=[.BT$2];INDEX([.BT$3:.BT49];[.$A49]-[.BT$2]+1;1);0)" office:value-type="float" office:value="105558" calcext:value-type="float">
            <text:p>105558</text:p>
          </table:table-cell>
          <table:table-cell table:formula="of:=[.BT49]+IF([.$A49]&gt;=[.BU$2];INDEX([.BU$3:.BU49];[.$A49]-[.BU$2]+1;1);0)" office:value-type="float" office:value="105558" calcext:value-type="float">
            <text:p>105558</text:p>
          </table:table-cell>
          <table:table-cell table:formula="of:=[.BU49]+IF([.$A49]&gt;=[.BV$2];INDEX([.BV$3:.BV49];[.$A49]-[.BV$2]+1;1);0)" office:value-type="float" office:value="105558" calcext:value-type="float">
            <text:p>105558</text:p>
          </table:table-cell>
          <table:table-cell table:formula="of:=[.BV49]+IF([.$A49]&gt;=[.BW$2];INDEX([.BW$3:.BW49];[.$A49]-[.BW$2]+1;1);0)" office:value-type="float" office:value="105558" calcext:value-type="float">
            <text:p>105558</text:p>
          </table:table-cell>
          <table:table-cell table:formula="of:=[.BW49]+IF([.$A49]&gt;=[.BX$2];INDEX([.BX$3:.BX49];[.$A49]-[.BX$2]+1;1);0)" office:value-type="float" office:value="105558" calcext:value-type="float">
            <text:p>105558</text:p>
          </table:table-cell>
          <table:table-cell table:formula="of:=[.BX49]+IF([.$A49]&gt;=[.BY$2];INDEX([.BY$3:.BY49];[.$A49]-[.BY$2]+1;1);0)" office:value-type="float" office:value="105558" calcext:value-type="float">
            <text:p>105558</text:p>
          </table:table-cell>
          <table:table-cell table:formula="of:=[.BY49]+IF([.$A49]&gt;=[.BZ$2];INDEX([.BZ$3:.BZ49];[.$A49]-[.BZ$2]+1;1);0)" office:value-type="float" office:value="105558" calcext:value-type="float">
            <text:p>105558</text:p>
          </table:table-cell>
          <table:table-cell table:formula="of:=[.BZ49]+IF([.$A49]&gt;=[.CA$2];INDEX([.CA$3:.CA49];[.$A49]-[.CA$2]+1;1);0)" office:value-type="float" office:value="105558" calcext:value-type="float">
            <text:p>105558</text:p>
          </table:table-cell>
          <table:table-cell table:formula="of:=[.CA49]+IF([.$A49]&gt;=[.CB$2];INDEX([.CB$3:.CB49];[.$A49]-[.CB$2]+1;1);0)" office:value-type="float" office:value="105558" calcext:value-type="float">
            <text:p>105558</text:p>
          </table:table-cell>
          <table:table-cell table:formula="of:=[.CB49]+IF([.$A49]&gt;=[.CC$2];INDEX([.CC$3:.CC49];[.$A49]-[.CC$2]+1;1);0)" office:value-type="float" office:value="105558" calcext:value-type="float">
            <text:p>105558</text:p>
          </table:table-cell>
          <table:table-cell table:formula="of:=[.CC49]+IF([.$A49]&gt;=[.CD$2];INDEX([.CD$3:.CD49];[.$A49]-[.CD$2]+1;1);0)" office:value-type="float" office:value="105558" calcext:value-type="float">
            <text:p>105558</text:p>
          </table:table-cell>
          <table:table-cell table:formula="of:=[.CD49]+IF([.$A49]&gt;=[.CE$2];INDEX([.CE$3:.CE49];[.$A49]-[.CE$2]+1;1);0)" office:value-type="float" office:value="105558" calcext:value-type="float">
            <text:p>105558</text:p>
          </table:table-cell>
          <table:table-cell table:formula="of:=[.CE49]+IF([.$A49]&gt;=[.CF$2];INDEX([.CF$3:.CF49];[.$A49]-[.CF$2]+1;1);0)" office:value-type="float" office:value="105558" calcext:value-type="float">
            <text:p>105558</text:p>
          </table:table-cell>
          <table:table-cell table:formula="of:=[.CF49]+IF([.$A49]&gt;=[.CG$2];INDEX([.CG$3:.CG49];[.$A49]-[.CG$2]+1;1);0)" office:value-type="float" office:value="105558" calcext:value-type="float">
            <text:p>105558</text:p>
          </table:table-cell>
          <table:table-cell table:formula="of:=[.CG49]+IF([.$A49]&gt;=[.CH$2];INDEX([.CH$3:.CH49];[.$A49]-[.CH$2]+1;1);0)" office:value-type="float" office:value="105558" calcext:value-type="float">
            <text:p>105558</text:p>
          </table:table-cell>
          <table:table-cell table:formula="of:=[.CH49]+IF([.$A49]&gt;=[.CI$2];INDEX([.CI$3:.CI49];[.$A49]-[.CI$2]+1;1);0)" office:value-type="float" office:value="105558" calcext:value-type="float">
            <text:p>105558</text:p>
          </table:table-cell>
          <table:table-cell table:formula="of:=[.CI49]+IF([.$A49]&gt;=[.CJ$2];INDEX([.CJ$3:.CJ49];[.$A49]-[.CJ$2]+1;1);0)" office:value-type="float" office:value="105558" calcext:value-type="float">
            <text:p>105558</text:p>
          </table:table-cell>
          <table:table-cell table:formula="of:=[.CJ49]+IF([.$A49]&gt;=[.CK$2];INDEX([.CK$3:.CK49];[.$A49]-[.CK$2]+1;1);0)" office:value-type="float" office:value="105558" calcext:value-type="float">
            <text:p>105558</text:p>
          </table:table-cell>
          <table:table-cell table:formula="of:=[.CK49]+IF([.$A49]&gt;=[.CL$2];INDEX([.CL$3:.CL49];[.$A49]-[.CL$2]+1;1);0)" office:value-type="float" office:value="105558" calcext:value-type="float">
            <text:p>105558</text:p>
          </table:table-cell>
          <table:table-cell table:formula="of:=[.CL49]+IF([.$A49]&gt;=[.CM$2];INDEX([.CM$3:.CM49];[.$A49]-[.CM$2]+1;1);0)" office:value-type="float" office:value="105558" calcext:value-type="float">
            <text:p>105558</text:p>
          </table:table-cell>
          <table:table-cell table:formula="of:=[.CM49]+IF([.$A49]&gt;=[.CN$2];INDEX([.CN$3:.CN49];[.$A49]-[.CN$2]+1;1);0)" office:value-type="float" office:value="105558" calcext:value-type="float">
            <text:p>105558</text:p>
          </table:table-cell>
          <table:table-cell table:formula="of:=[.CN49]+IF([.$A49]&gt;=[.CO$2];INDEX([.CO$3:.CO49];[.$A49]-[.CO$2]+1;1);0)" office:value-type="float" office:value="105558" calcext:value-type="float">
            <text:p>105558</text:p>
          </table:table-cell>
          <table:table-cell table:formula="of:=[.CO49]+IF([.$A49]&gt;=[.CP$2];INDEX([.CP$3:.CP49];[.$A49]-[.CP$2]+1;1);0)" office:value-type="float" office:value="105558" calcext:value-type="float">
            <text:p>105558</text:p>
          </table:table-cell>
          <table:table-cell table:formula="of:=[.CP49]+IF([.$A49]&gt;=[.CQ$2];INDEX([.CQ$3:.CQ49];[.$A49]-[.CQ$2]+1;1);0)" office:value-type="float" office:value="105558" calcext:value-type="float">
            <text:p>105558</text:p>
          </table:table-cell>
          <table:table-cell table:formula="of:=[.CQ49]+IF([.$A49]&gt;=[.CR$2];INDEX([.CR$3:.CR49];[.$A49]-[.CR$2]+1;1);0)" office:value-type="float" office:value="105558" calcext:value-type="float">
            <text:p>105558</text:p>
          </table:table-cell>
          <table:table-cell table:formula="of:=[.CR49]+IF([.$A49]&gt;=[.CS$2];INDEX([.CS$3:.CS49];[.$A49]-[.CS$2]+1;1);0)" office:value-type="float" office:value="105558" calcext:value-type="float">
            <text:p>105558</text:p>
          </table:table-cell>
          <table:table-cell table:formula="of:=[.CS49]+IF([.$A49]&gt;=[.CT$2];INDEX([.CT$3:.CT49];[.$A49]-[.CT$2]+1;1);0)" office:value-type="float" office:value="105558" calcext:value-type="float">
            <text:p>105558</text:p>
          </table:table-cell>
          <table:table-cell table:formula="of:=[.CT49]+IF([.$A49]&gt;=[.CU$2];INDEX([.CU$3:.CU49];[.$A49]-[.CU$2]+1;1);0)" office:value-type="float" office:value="105558" calcext:value-type="float">
            <text:p>105558</text:p>
          </table:table-cell>
          <table:table-cell table:formula="of:=[.CU49]+IF([.$A49]&gt;=[.CV$2];INDEX([.CV$3:.CV49];[.$A49]-[.CV$2]+1;1);0)" office:value-type="float" office:value="105558" calcext:value-type="float">
            <text:p>105558</text:p>
          </table:table-cell>
          <table:table-cell table:formula="of:=[.CV49]+IF([.$A49]&gt;=[.CW$2];INDEX([.CW$3:.CW49];[.$A49]-[.CW$2]+1;1);0)" office:value-type="float" office:value="105558" calcext:value-type="float">
            <text:p>1055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9]" office:value-type="float" office:value="1" calcext:value-type="float">
            <text:p>1</text:p>
          </table:table-cell>
          <table:table-cell table:formula="of:=[.B50]+IF([.$A50]&gt;=[.C$2];INDEX([.C$3:.C50];[.$A50]-[.C$2]+1;1);0)" office:value-type="float" office:value="24" calcext:value-type="float">
            <text:p>24</text:p>
          </table:table-cell>
          <table:table-cell table:formula="of:=[.C50]+IF([.$A50]&gt;=[.D$2];INDEX([.D$3:.D50];[.$A50]-[.D$2]+1;1);0)" office:value-type="float" office:value="208" calcext:value-type="float">
            <text:p>208</text:p>
          </table:table-cell>
          <table:table-cell table:formula="of:=[.D50]+IF([.$A50]&gt;=[.E$2];INDEX([.E$3:.E50];[.$A50]-[.E$2]+1;1);0)" office:value-type="float" office:value="972" calcext:value-type="float">
            <text:p>972</text:p>
          </table:table-cell>
          <table:table-cell table:formula="of:=[.E50]+IF([.$A50]&gt;=[.F$2];INDEX([.F$3:.F50];[.$A50]-[.F$2]+1;1);0)" office:value-type="float" office:value="3034" calcext:value-type="float">
            <text:p>3034</text:p>
          </table:table-cell>
          <table:table-cell table:formula="of:=[.F50]+IF([.$A50]&gt;=[.G$2];INDEX([.G$3:.G50];[.$A50]-[.G$2]+1;1);0)" office:value-type="float" office:value="7104" calcext:value-type="float">
            <text:p>7104</text:p>
          </table:table-cell>
          <table:table-cell table:formula="of:=[.G50]+IF([.$A50]&gt;=[.H$2];INDEX([.H$3:.H50];[.$A50]-[.H$2]+1;1);0)" office:value-type="float" office:value="13534" calcext:value-type="float">
            <text:p>13534</text:p>
          </table:table-cell>
          <table:table-cell table:formula="of:=[.H50]+IF([.$A50]&gt;=[.I$2];INDEX([.I$3:.I50];[.$A50]-[.I$2]+1;1);0)" office:value-type="float" office:value="22122" calcext:value-type="float">
            <text:p>22122</text:p>
          </table:table-cell>
          <table:table-cell table:formula="of:=[.I50]+IF([.$A50]&gt;=[.J$2];INDEX([.J$3:.J50];[.$A50]-[.J$2]+1;1);0)" office:value-type="float" office:value="32278" calcext:value-type="float">
            <text:p>32278</text:p>
          </table:table-cell>
          <table:table-cell table:formula="of:=[.J50]+IF([.$A50]&gt;=[.K$2];INDEX([.K$3:.K50];[.$A50]-[.K$2]+1;1);0)" office:value-type="float" office:value="43214" calcext:value-type="float">
            <text:p>43214</text:p>
          </table:table-cell>
          <table:table-cell table:formula="of:=[.K50]+IF([.$A50]&gt;=[.L$2];INDEX([.L$3:.L50];[.$A50]-[.L$2]+1;1);0)" office:value-type="float" office:value="54218" calcext:value-type="float">
            <text:p>54218</text:p>
          </table:table-cell>
          <table:table-cell table:formula="of:=[.L50]+IF([.$A50]&gt;=[.M$2];INDEX([.M$3:.M50];[.$A50]-[.M$2]+1;1);0)" office:value-type="float" office:value="64707" calcext:value-type="float">
            <text:p>64707</text:p>
          </table:table-cell>
          <table:table-cell table:formula="of:=[.M50]+IF([.$A50]&gt;=[.N$2];INDEX([.N$3:.N50];[.$A50]-[.N$2]+1;1);0)" office:value-type="float" office:value="74331" calcext:value-type="float">
            <text:p>74331</text:p>
          </table:table-cell>
          <table:table-cell table:formula="of:=[.N50]+IF([.$A50]&gt;=[.O$2];INDEX([.O$3:.O50];[.$A50]-[.O$2]+1;1);0)" office:value-type="float" office:value="82882" calcext:value-type="float">
            <text:p>82882</text:p>
          </table:table-cell>
          <table:table-cell table:formula="of:=[.O50]+IF([.$A50]&gt;=[.P$2];INDEX([.P$3:.P50];[.$A50]-[.P$2]+1;1);0)" office:value-type="float" office:value="90316" calcext:value-type="float">
            <text:p>90316</text:p>
          </table:table-cell>
          <table:table-cell table:formula="of:=[.P50]+IF([.$A50]&gt;=[.Q$2];INDEX([.Q$3:.Q50];[.$A50]-[.Q$2]+1;1);0)" office:value-type="float" office:value="96650" calcext:value-type="float">
            <text:p>96650</text:p>
          </table:table-cell>
          <table:table-cell table:formula="of:=[.Q50]+IF([.$A50]&gt;=[.R$2];INDEX([.R$3:.R50];[.$A50]-[.R$2]+1;1);0)" office:value-type="float" office:value="101982" calcext:value-type="float">
            <text:p>101982</text:p>
          </table:table-cell>
          <table:table-cell table:formula="of:=[.R50]+IF([.$A50]&gt;=[.S$2];INDEX([.S$3:.S50];[.$A50]-[.S$2]+1;1);0)" office:value-type="float" office:value="106408" calcext:value-type="float">
            <text:p>106408</text:p>
          </table:table-cell>
          <table:table-cell table:formula="of:=[.S50]+IF([.$A50]&gt;=[.T$2];INDEX([.T$3:.T50];[.$A50]-[.T$2]+1;1);0)" office:value-type="float" office:value="110059" calcext:value-type="float">
            <text:p>110059</text:p>
          </table:table-cell>
          <table:table-cell table:formula="of:=[.T50]+IF([.$A50]&gt;=[.U$2];INDEX([.U$3:.U50];[.$A50]-[.U$2]+1;1);0)" office:value-type="float" office:value="113039" calcext:value-type="float">
            <text:p>113039</text:p>
          </table:table-cell>
          <table:table-cell table:formula="of:=[.U50]+IF([.$A50]&gt;=[.V$2];INDEX([.V$3:.V50];[.$A50]-[.V$2]+1;1);0)" office:value-type="float" office:value="115463" calcext:value-type="float">
            <text:p>115463</text:p>
          </table:table-cell>
          <table:table-cell table:formula="of:=[.V50]+IF([.$A50]&gt;=[.W$2];INDEX([.W$3:.W50];[.$A50]-[.W$2]+1;1);0)" office:value-type="float" office:value="117417" calcext:value-type="float">
            <text:p>117417</text:p>
          </table:table-cell>
          <table:table-cell table:formula="of:=[.W50]+IF([.$A50]&gt;=[.X$2];INDEX([.X$3:.X50];[.$A50]-[.X$2]+1;1);0)" office:value-type="float" office:value="118991" calcext:value-type="float">
            <text:p>118991</text:p>
          </table:table-cell>
          <table:table-cell table:formula="of:=[.X50]+IF([.$A50]&gt;=[.Y$2];INDEX([.Y$3:.Y50];[.$A50]-[.Y$2]+1;1);0)" office:value-type="float" office:value="120246" calcext:value-type="float">
            <text:p>120246</text:p>
          </table:table-cell>
          <table:table-cell table:formula="of:=[.Y50]+IF([.$A50]&gt;=[.Z$2];INDEX([.Z$3:.Z50];[.$A50]-[.Z$2]+1;1);0)" office:value-type="float" office:value="121248" calcext:value-type="float">
            <text:p>121248</text:p>
          </table:table-cell>
          <table:table-cell table:formula="of:=[.Z50]+IF([.$A50]&gt;=[.AA$2];INDEX([.AA$3:.AA50];[.$A50]-[.AA$2]+1;1);0)" office:value-type="float" office:value="122040" calcext:value-type="float">
            <text:p>122040</text:p>
          </table:table-cell>
          <table:table-cell table:formula="of:=[.AA50]+IF([.$A50]&gt;=[.AB$2];INDEX([.AB$3:.AB50];[.$A50]-[.AB$2]+1;1);0)" office:value-type="float" office:value="122667" calcext:value-type="float">
            <text:p>122667</text:p>
          </table:table-cell>
          <table:table-cell table:formula="of:=[.AB50]+IF([.$A50]&gt;=[.AC$2];INDEX([.AC$3:.AC50];[.$A50]-[.AC$2]+1;1);0)" office:value-type="float" office:value="123157" calcext:value-type="float">
            <text:p>123157</text:p>
          </table:table-cell>
          <table:table-cell table:formula="of:=[.AC50]+IF([.$A50]&gt;=[.AD$2];INDEX([.AD$3:.AD50];[.$A50]-[.AD$2]+1;1);0)" office:value-type="float" office:value="123542" calcext:value-type="float">
            <text:p>123542</text:p>
          </table:table-cell>
          <table:table-cell table:formula="of:=[.AD50]+IF([.$A50]&gt;=[.AE$2];INDEX([.AE$3:.AE50];[.$A50]-[.AE$2]+1;1);0)" office:value-type="float" office:value="123839" calcext:value-type="float">
            <text:p>123839</text:p>
          </table:table-cell>
          <table:table-cell table:formula="of:=[.AE50]+IF([.$A50]&gt;=[.AF$2];INDEX([.AF$3:.AF50];[.$A50]-[.AF$2]+1;1);0)" office:value-type="float" office:value="124070" calcext:value-type="float">
            <text:p>124070</text:p>
          </table:table-cell>
          <table:table-cell table:formula="of:=[.AF50]+IF([.$A50]&gt;=[.AG$2];INDEX([.AG$3:.AG50];[.$A50]-[.AG$2]+1;1);0)" office:value-type="float" office:value="124246" calcext:value-type="float">
            <text:p>124246</text:p>
          </table:table-cell>
          <table:table-cell table:formula="of:=[.AG50]+IF([.$A50]&gt;=[.AH$2];INDEX([.AH$3:.AH50];[.$A50]-[.AH$2]+1;1);0)" office:value-type="float" office:value="124381" calcext:value-type="float">
            <text:p>124381</text:p>
          </table:table-cell>
          <table:table-cell table:formula="of:=[.AH50]+IF([.$A50]&gt;=[.AI$2];INDEX([.AI$3:.AI50];[.$A50]-[.AI$2]+1;1);0)" office:value-type="float" office:value="124482" calcext:value-type="float">
            <text:p>124482</text:p>
          </table:table-cell>
          <table:table-cell table:formula="of:=[.AI50]+IF([.$A50]&gt;=[.AJ$2];INDEX([.AJ$3:.AJ50];[.$A50]-[.AJ$2]+1;1);0)" office:value-type="float" office:value="124559" calcext:value-type="float">
            <text:p>124559</text:p>
          </table:table-cell>
          <table:table-cell table:formula="of:=[.AJ50]+IF([.$A50]&gt;=[.AK$2];INDEX([.AK$3:.AK50];[.$A50]-[.AK$2]+1;1);0)" office:value-type="float" office:value="124615" calcext:value-type="float">
            <text:p>124615</text:p>
          </table:table-cell>
          <table:table-cell table:formula="of:=[.AK50]+IF([.$A50]&gt;=[.AL$2];INDEX([.AL$3:.AL50];[.$A50]-[.AL$2]+1;1);0)" office:value-type="float" office:value="124657" calcext:value-type="float">
            <text:p>124657</text:p>
          </table:table-cell>
          <table:table-cell table:formula="of:=[.AL50]+IF([.$A50]&gt;=[.AM$2];INDEX([.AM$3:.AM50];[.$A50]-[.AM$2]+1;1);0)" office:value-type="float" office:value="124687" calcext:value-type="float">
            <text:p>124687</text:p>
          </table:table-cell>
          <table:table-cell table:formula="of:=[.AM50]+IF([.$A50]&gt;=[.AN$2];INDEX([.AN$3:.AN50];[.$A50]-[.AN$2]+1;1);0)" office:value-type="float" office:value="124709" calcext:value-type="float">
            <text:p>124709</text:p>
          </table:table-cell>
          <table:table-cell table:formula="of:=[.AN50]+IF([.$A50]&gt;=[.AO$2];INDEX([.AO$3:.AO50];[.$A50]-[.AO$2]+1;1);0)" office:value-type="float" office:value="124724" calcext:value-type="float">
            <text:p>124724</text:p>
          </table:table-cell>
          <table:table-cell table:formula="of:=[.AO50]+IF([.$A50]&gt;=[.AP$2];INDEX([.AP$3:.AP50];[.$A50]-[.AP$2]+1;1);0)" office:value-type="float" office:value="124735" calcext:value-type="float">
            <text:p>124735</text:p>
          </table:table-cell>
          <table:table-cell table:formula="of:=[.AP50]+IF([.$A50]&gt;=[.AQ$2];INDEX([.AQ$3:.AQ50];[.$A50]-[.AQ$2]+1;1);0)" office:value-type="float" office:value="124742" calcext:value-type="float">
            <text:p>124742</text:p>
          </table:table-cell>
          <table:table-cell table:formula="of:=[.AQ50]+IF([.$A50]&gt;=[.AR$2];INDEX([.AR$3:.AR50];[.$A50]-[.AR$2]+1;1);0)" office:value-type="float" office:value="124747" calcext:value-type="float">
            <text:p>124747</text:p>
          </table:table-cell>
          <table:table-cell table:formula="of:=[.AR50]+IF([.$A50]&gt;=[.AS$2];INDEX([.AS$3:.AS50];[.$A50]-[.AS$2]+1;1);0)" office:value-type="float" office:value="124750" calcext:value-type="float">
            <text:p>124750</text:p>
          </table:table-cell>
          <table:table-cell table:formula="of:=[.AS50]+IF([.$A50]&gt;=[.AT$2];INDEX([.AT$3:.AT50];[.$A50]-[.AT$2]+1;1);0)" office:value-type="float" office:value="124752" calcext:value-type="float">
            <text:p>124752</text:p>
          </table:table-cell>
          <table:table-cell table:formula="of:=[.AT50]+IF([.$A50]&gt;=[.AU$2];INDEX([.AU$3:.AU50];[.$A50]-[.AU$2]+1;1);0)" office:value-type="float" office:value="124753" calcext:value-type="float">
            <text:p>124753</text:p>
          </table:table-cell>
          <table:table-cell table:formula="of:=[.AU50]+IF([.$A50]&gt;=[.AV$2];INDEX([.AV$3:.AV50];[.$A50]-[.AV$2]+1;1);0)" office:value-type="float" office:value="124754" calcext:value-type="float">
            <text:p>124754</text:p>
          </table:table-cell>
          <table:table-cell table:formula="of:=[.AV50]+IF([.$A50]&gt;=[.AW$2];INDEX([.AW$3:.AW50];[.$A50]-[.AW$2]+1;1);0)" office:value-type="float" office:value="124754" calcext:value-type="float">
            <text:p>124754</text:p>
          </table:table-cell>
          <table:table-cell table:formula="of:=[.AW50]+IF([.$A50]&gt;=[.AX$2];INDEX([.AX$3:.AX50];[.$A50]-[.AX$2]+1;1);0)" office:value-type="float" office:value="124754" calcext:value-type="float">
            <text:p>124754</text:p>
          </table:table-cell>
          <table:table-cell table:formula="of:=[.AX50]+IF([.$A50]&gt;=[.AY$2];INDEX([.AY$3:.AY50];[.$A50]-[.AY$2]+1;1);0)" office:value-type="float" office:value="124754" calcext:value-type="float">
            <text:p>124754</text:p>
          </table:table-cell>
          <table:table-cell table:formula="of:=[.AY50]+IF([.$A50]&gt;=[.AZ$2];INDEX([.AZ$3:.AZ50];[.$A50]-[.AZ$2]+1;1);0)" office:value-type="float" office:value="124754" calcext:value-type="float">
            <text:p>124754</text:p>
          </table:table-cell>
          <table:table-cell table:formula="of:=[.AZ50]+IF([.$A50]&gt;=[.BA$2];INDEX([.BA$3:.BA50];[.$A50]-[.BA$2]+1;1);0)" office:value-type="float" office:value="124754" calcext:value-type="float">
            <text:p>124754</text:p>
          </table:table-cell>
          <table:table-cell table:formula="of:=[.BA50]+IF([.$A50]&gt;=[.BB$2];INDEX([.BB$3:.BB50];[.$A50]-[.BB$2]+1;1);0)" office:value-type="float" office:value="124754" calcext:value-type="float">
            <text:p>124754</text:p>
          </table:table-cell>
          <table:table-cell table:formula="of:=[.BB50]+IF([.$A50]&gt;=[.BC$2];INDEX([.BC$3:.BC50];[.$A50]-[.BC$2]+1;1);0)" office:value-type="float" office:value="124754" calcext:value-type="float">
            <text:p>124754</text:p>
          </table:table-cell>
          <table:table-cell table:formula="of:=[.BC50]+IF([.$A50]&gt;=[.BD$2];INDEX([.BD$3:.BD50];[.$A50]-[.BD$2]+1;1);0)" office:value-type="float" office:value="124754" calcext:value-type="float">
            <text:p>124754</text:p>
          </table:table-cell>
          <table:table-cell table:formula="of:=[.BD50]+IF([.$A50]&gt;=[.BE$2];INDEX([.BE$3:.BE50];[.$A50]-[.BE$2]+1;1);0)" office:value-type="float" office:value="124754" calcext:value-type="float">
            <text:p>124754</text:p>
          </table:table-cell>
          <table:table-cell table:formula="of:=[.BE50]+IF([.$A50]&gt;=[.BF$2];INDEX([.BF$3:.BF50];[.$A50]-[.BF$2]+1;1);0)" office:value-type="float" office:value="124754" calcext:value-type="float">
            <text:p>124754</text:p>
          </table:table-cell>
          <table:table-cell table:formula="of:=[.BF50]+IF([.$A50]&gt;=[.BG$2];INDEX([.BG$3:.BG50];[.$A50]-[.BG$2]+1;1);0)" office:value-type="float" office:value="124754" calcext:value-type="float">
            <text:p>124754</text:p>
          </table:table-cell>
          <table:table-cell table:formula="of:=[.BG50]+IF([.$A50]&gt;=[.BH$2];INDEX([.BH$3:.BH50];[.$A50]-[.BH$2]+1;1);0)" office:value-type="float" office:value="124754" calcext:value-type="float">
            <text:p>124754</text:p>
          </table:table-cell>
          <table:table-cell table:formula="of:=[.BH50]+IF([.$A50]&gt;=[.BI$2];INDEX([.BI$3:.BI50];[.$A50]-[.BI$2]+1;1);0)" office:value-type="float" office:value="124754" calcext:value-type="float">
            <text:p>124754</text:p>
          </table:table-cell>
          <table:table-cell table:formula="of:=[.BI50]+IF([.$A50]&gt;=[.BJ$2];INDEX([.BJ$3:.BJ50];[.$A50]-[.BJ$2]+1;1);0)" office:value-type="float" office:value="124754" calcext:value-type="float">
            <text:p>124754</text:p>
          </table:table-cell>
          <table:table-cell table:formula="of:=[.BJ50]+IF([.$A50]&gt;=[.BK$2];INDEX([.BK$3:.BK50];[.$A50]-[.BK$2]+1;1);0)" office:value-type="float" office:value="124754" calcext:value-type="float">
            <text:p>124754</text:p>
          </table:table-cell>
          <table:table-cell table:formula="of:=[.BK50]+IF([.$A50]&gt;=[.BL$2];INDEX([.BL$3:.BL50];[.$A50]-[.BL$2]+1;1);0)" office:value-type="float" office:value="124754" calcext:value-type="float">
            <text:p>124754</text:p>
          </table:table-cell>
          <table:table-cell table:formula="of:=[.BL50]+IF([.$A50]&gt;=[.BM$2];INDEX([.BM$3:.BM50];[.$A50]-[.BM$2]+1;1);0)" office:value-type="float" office:value="124754" calcext:value-type="float">
            <text:p>124754</text:p>
          </table:table-cell>
          <table:table-cell table:formula="of:=[.BM50]+IF([.$A50]&gt;=[.BN$2];INDEX([.BN$3:.BN50];[.$A50]-[.BN$2]+1;1);0)" office:value-type="float" office:value="124754" calcext:value-type="float">
            <text:p>124754</text:p>
          </table:table-cell>
          <table:table-cell table:formula="of:=[.BN50]+IF([.$A50]&gt;=[.BO$2];INDEX([.BO$3:.BO50];[.$A50]-[.BO$2]+1;1);0)" office:value-type="float" office:value="124754" calcext:value-type="float">
            <text:p>124754</text:p>
          </table:table-cell>
          <table:table-cell table:formula="of:=[.BO50]+IF([.$A50]&gt;=[.BP$2];INDEX([.BP$3:.BP50];[.$A50]-[.BP$2]+1;1);0)" office:value-type="float" office:value="124754" calcext:value-type="float">
            <text:p>124754</text:p>
          </table:table-cell>
          <table:table-cell table:formula="of:=[.BP50]+IF([.$A50]&gt;=[.BQ$2];INDEX([.BQ$3:.BQ50];[.$A50]-[.BQ$2]+1;1);0)" office:value-type="float" office:value="124754" calcext:value-type="float">
            <text:p>124754</text:p>
          </table:table-cell>
          <table:table-cell table:formula="of:=[.BQ50]+IF([.$A50]&gt;=[.BR$2];INDEX([.BR$3:.BR50];[.$A50]-[.BR$2]+1;1);0)" office:value-type="float" office:value="124754" calcext:value-type="float">
            <text:p>124754</text:p>
          </table:table-cell>
          <table:table-cell table:formula="of:=[.BR50]+IF([.$A50]&gt;=[.BS$2];INDEX([.BS$3:.BS50];[.$A50]-[.BS$2]+1;1);0)" office:value-type="float" office:value="124754" calcext:value-type="float">
            <text:p>124754</text:p>
          </table:table-cell>
          <table:table-cell table:formula="of:=[.BS50]+IF([.$A50]&gt;=[.BT$2];INDEX([.BT$3:.BT50];[.$A50]-[.BT$2]+1;1);0)" office:value-type="float" office:value="124754" calcext:value-type="float">
            <text:p>124754</text:p>
          </table:table-cell>
          <table:table-cell table:formula="of:=[.BT50]+IF([.$A50]&gt;=[.BU$2];INDEX([.BU$3:.BU50];[.$A50]-[.BU$2]+1;1);0)" office:value-type="float" office:value="124754" calcext:value-type="float">
            <text:p>124754</text:p>
          </table:table-cell>
          <table:table-cell table:formula="of:=[.BU50]+IF([.$A50]&gt;=[.BV$2];INDEX([.BV$3:.BV50];[.$A50]-[.BV$2]+1;1);0)" office:value-type="float" office:value="124754" calcext:value-type="float">
            <text:p>124754</text:p>
          </table:table-cell>
          <table:table-cell table:formula="of:=[.BV50]+IF([.$A50]&gt;=[.BW$2];INDEX([.BW$3:.BW50];[.$A50]-[.BW$2]+1;1);0)" office:value-type="float" office:value="124754" calcext:value-type="float">
            <text:p>124754</text:p>
          </table:table-cell>
          <table:table-cell table:formula="of:=[.BW50]+IF([.$A50]&gt;=[.BX$2];INDEX([.BX$3:.BX50];[.$A50]-[.BX$2]+1;1);0)" office:value-type="float" office:value="124754" calcext:value-type="float">
            <text:p>124754</text:p>
          </table:table-cell>
          <table:table-cell table:formula="of:=[.BX50]+IF([.$A50]&gt;=[.BY$2];INDEX([.BY$3:.BY50];[.$A50]-[.BY$2]+1;1);0)" office:value-type="float" office:value="124754" calcext:value-type="float">
            <text:p>124754</text:p>
          </table:table-cell>
          <table:table-cell table:formula="of:=[.BY50]+IF([.$A50]&gt;=[.BZ$2];INDEX([.BZ$3:.BZ50];[.$A50]-[.BZ$2]+1;1);0)" office:value-type="float" office:value="124754" calcext:value-type="float">
            <text:p>124754</text:p>
          </table:table-cell>
          <table:table-cell table:formula="of:=[.BZ50]+IF([.$A50]&gt;=[.CA$2];INDEX([.CA$3:.CA50];[.$A50]-[.CA$2]+1;1);0)" office:value-type="float" office:value="124754" calcext:value-type="float">
            <text:p>124754</text:p>
          </table:table-cell>
          <table:table-cell table:formula="of:=[.CA50]+IF([.$A50]&gt;=[.CB$2];INDEX([.CB$3:.CB50];[.$A50]-[.CB$2]+1;1);0)" office:value-type="float" office:value="124754" calcext:value-type="float">
            <text:p>124754</text:p>
          </table:table-cell>
          <table:table-cell table:formula="of:=[.CB50]+IF([.$A50]&gt;=[.CC$2];INDEX([.CC$3:.CC50];[.$A50]-[.CC$2]+1;1);0)" office:value-type="float" office:value="124754" calcext:value-type="float">
            <text:p>124754</text:p>
          </table:table-cell>
          <table:table-cell table:formula="of:=[.CC50]+IF([.$A50]&gt;=[.CD$2];INDEX([.CD$3:.CD50];[.$A50]-[.CD$2]+1;1);0)" office:value-type="float" office:value="124754" calcext:value-type="float">
            <text:p>124754</text:p>
          </table:table-cell>
          <table:table-cell table:formula="of:=[.CD50]+IF([.$A50]&gt;=[.CE$2];INDEX([.CE$3:.CE50];[.$A50]-[.CE$2]+1;1);0)" office:value-type="float" office:value="124754" calcext:value-type="float">
            <text:p>124754</text:p>
          </table:table-cell>
          <table:table-cell table:formula="of:=[.CE50]+IF([.$A50]&gt;=[.CF$2];INDEX([.CF$3:.CF50];[.$A50]-[.CF$2]+1;1);0)" office:value-type="float" office:value="124754" calcext:value-type="float">
            <text:p>124754</text:p>
          </table:table-cell>
          <table:table-cell table:formula="of:=[.CF50]+IF([.$A50]&gt;=[.CG$2];INDEX([.CG$3:.CG50];[.$A50]-[.CG$2]+1;1);0)" office:value-type="float" office:value="124754" calcext:value-type="float">
            <text:p>124754</text:p>
          </table:table-cell>
          <table:table-cell table:formula="of:=[.CG50]+IF([.$A50]&gt;=[.CH$2];INDEX([.CH$3:.CH50];[.$A50]-[.CH$2]+1;1);0)" office:value-type="float" office:value="124754" calcext:value-type="float">
            <text:p>124754</text:p>
          </table:table-cell>
          <table:table-cell table:formula="of:=[.CH50]+IF([.$A50]&gt;=[.CI$2];INDEX([.CI$3:.CI50];[.$A50]-[.CI$2]+1;1);0)" office:value-type="float" office:value="124754" calcext:value-type="float">
            <text:p>124754</text:p>
          </table:table-cell>
          <table:table-cell table:formula="of:=[.CI50]+IF([.$A50]&gt;=[.CJ$2];INDEX([.CJ$3:.CJ50];[.$A50]-[.CJ$2]+1;1);0)" office:value-type="float" office:value="124754" calcext:value-type="float">
            <text:p>124754</text:p>
          </table:table-cell>
          <table:table-cell table:formula="of:=[.CJ50]+IF([.$A50]&gt;=[.CK$2];INDEX([.CK$3:.CK50];[.$A50]-[.CK$2]+1;1);0)" office:value-type="float" office:value="124754" calcext:value-type="float">
            <text:p>124754</text:p>
          </table:table-cell>
          <table:table-cell table:formula="of:=[.CK50]+IF([.$A50]&gt;=[.CL$2];INDEX([.CL$3:.CL50];[.$A50]-[.CL$2]+1;1);0)" office:value-type="float" office:value="124754" calcext:value-type="float">
            <text:p>124754</text:p>
          </table:table-cell>
          <table:table-cell table:formula="of:=[.CL50]+IF([.$A50]&gt;=[.CM$2];INDEX([.CM$3:.CM50];[.$A50]-[.CM$2]+1;1);0)" office:value-type="float" office:value="124754" calcext:value-type="float">
            <text:p>124754</text:p>
          </table:table-cell>
          <table:table-cell table:formula="of:=[.CM50]+IF([.$A50]&gt;=[.CN$2];INDEX([.CN$3:.CN50];[.$A50]-[.CN$2]+1;1);0)" office:value-type="float" office:value="124754" calcext:value-type="float">
            <text:p>124754</text:p>
          </table:table-cell>
          <table:table-cell table:formula="of:=[.CN50]+IF([.$A50]&gt;=[.CO$2];INDEX([.CO$3:.CO50];[.$A50]-[.CO$2]+1;1);0)" office:value-type="float" office:value="124754" calcext:value-type="float">
            <text:p>124754</text:p>
          </table:table-cell>
          <table:table-cell table:formula="of:=[.CO50]+IF([.$A50]&gt;=[.CP$2];INDEX([.CP$3:.CP50];[.$A50]-[.CP$2]+1;1);0)" office:value-type="float" office:value="124754" calcext:value-type="float">
            <text:p>124754</text:p>
          </table:table-cell>
          <table:table-cell table:formula="of:=[.CP50]+IF([.$A50]&gt;=[.CQ$2];INDEX([.CQ$3:.CQ50];[.$A50]-[.CQ$2]+1;1);0)" office:value-type="float" office:value="124754" calcext:value-type="float">
            <text:p>124754</text:p>
          </table:table-cell>
          <table:table-cell table:formula="of:=[.CQ50]+IF([.$A50]&gt;=[.CR$2];INDEX([.CR$3:.CR50];[.$A50]-[.CR$2]+1;1);0)" office:value-type="float" office:value="124754" calcext:value-type="float">
            <text:p>124754</text:p>
          </table:table-cell>
          <table:table-cell table:formula="of:=[.CR50]+IF([.$A50]&gt;=[.CS$2];INDEX([.CS$3:.CS50];[.$A50]-[.CS$2]+1;1);0)" office:value-type="float" office:value="124754" calcext:value-type="float">
            <text:p>124754</text:p>
          </table:table-cell>
          <table:table-cell table:formula="of:=[.CS50]+IF([.$A50]&gt;=[.CT$2];INDEX([.CT$3:.CT50];[.$A50]-[.CT$2]+1;1);0)" office:value-type="float" office:value="124754" calcext:value-type="float">
            <text:p>124754</text:p>
          </table:table-cell>
          <table:table-cell table:formula="of:=[.CT50]+IF([.$A50]&gt;=[.CU$2];INDEX([.CU$3:.CU50];[.$A50]-[.CU$2]+1;1);0)" office:value-type="float" office:value="124754" calcext:value-type="float">
            <text:p>124754</text:p>
          </table:table-cell>
          <table:table-cell table:formula="of:=[.CU50]+IF([.$A50]&gt;=[.CV$2];INDEX([.CV$3:.CV50];[.$A50]-[.CV$2]+1;1);0)" office:value-type="float" office:value="124754" calcext:value-type="float">
            <text:p>124754</text:p>
          </table:table-cell>
          <table:table-cell table:formula="of:=[.CV50]+IF([.$A50]&gt;=[.CW$2];INDEX([.CW$3:.CW50];[.$A50]-[.CW$2]+1;1);0)" office:value-type="float" office:value="124754" calcext:value-type="float">
            <text:p>1247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0]" office:value-type="float" office:value="1" calcext:value-type="float">
            <text:p>1</text:p>
          </table:table-cell>
          <table:table-cell table:formula="of:=[.B51]+IF([.$A51]&gt;=[.C$2];INDEX([.C$3:.C51];[.$A51]-[.C$2]+1;1);0)" office:value-type="float" office:value="25" calcext:value-type="float">
            <text:p>25</text:p>
          </table:table-cell>
          <table:table-cell table:formula="of:=[.C51]+IF([.$A51]&gt;=[.D$2];INDEX([.D$3:.D51];[.$A51]-[.D$2]+1;1);0)" office:value-type="float" office:value="217" calcext:value-type="float">
            <text:p>217</text:p>
          </table:table-cell>
          <table:table-cell table:formula="of:=[.D51]+IF([.$A51]&gt;=[.E$2];INDEX([.E$3:.E51];[.$A51]-[.E$2]+1;1);0)" office:value-type="float" office:value="1033" calcext:value-type="float">
            <text:p>1033</text:p>
          </table:table-cell>
          <table:table-cell table:formula="of:=[.E51]+IF([.$A51]&gt;=[.F$2];INDEX([.F$3:.F51];[.$A51]-[.F$2]+1;1);0)" office:value-type="float" office:value="3266" calcext:value-type="float">
            <text:p>3266</text:p>
          </table:table-cell>
          <table:table-cell table:formula="of:=[.F51]+IF([.$A51]&gt;=[.G$2];INDEX([.G$3:.G51];[.$A51]-[.G$2]+1;1);0)" office:value-type="float" office:value="7760" calcext:value-type="float">
            <text:p>7760</text:p>
          </table:table-cell>
          <table:table-cell table:formula="of:=[.G51]+IF([.$A51]&gt;=[.H$2];INDEX([.H$3:.H51];[.$A51]-[.H$2]+1;1);0)" office:value-type="float" office:value="14950" calcext:value-type="float">
            <text:p>14950</text:p>
          </table:table-cell>
          <table:table-cell table:formula="of:=[.H51]+IF([.$A51]&gt;=[.I$2];INDEX([.I$3:.I51];[.$A51]-[.I$2]+1;1);0)" office:value-type="float" office:value="24699" calcext:value-type="float">
            <text:p>24699</text:p>
          </table:table-cell>
          <table:table-cell table:formula="of:=[.I51]+IF([.$A51]&gt;=[.J$2];INDEX([.J$3:.J51];[.$A51]-[.J$2]+1;1);0)" office:value-type="float" office:value="36347" calcext:value-type="float">
            <text:p>36347</text:p>
          </table:table-cell>
          <table:table-cell table:formula="of:=[.J51]+IF([.$A51]&gt;=[.K$2];INDEX([.K$3:.K51];[.$A51]-[.K$2]+1;1);0)" office:value-type="float" office:value="49037" calcext:value-type="float">
            <text:p>49037</text:p>
          </table:table-cell>
          <table:table-cell table:formula="of:=[.K51]+IF([.$A51]&gt;=[.L$2];INDEX([.L$3:.L51];[.$A51]-[.L$2]+1;1);0)" office:value-type="float" office:value="61903" calcext:value-type="float">
            <text:p>61903</text:p>
          </table:table-cell>
          <table:table-cell table:formula="of:=[.L51]+IF([.$A51]&gt;=[.M$2];INDEX([.M$3:.M51];[.$A51]-[.M$2]+1;1);0)" office:value-type="float" office:value="74287" calcext:value-type="float">
            <text:p>74287</text:p>
          </table:table-cell>
          <table:table-cell table:formula="of:=[.M51]+IF([.$A51]&gt;=[.N$2];INDEX([.N$3:.N51];[.$A51]-[.N$2]+1;1);0)" office:value-type="float" office:value="85711" calcext:value-type="float">
            <text:p>85711</text:p>
          </table:table-cell>
          <table:table-cell table:formula="of:=[.N51]+IF([.$A51]&gt;=[.O$2];INDEX([.O$3:.O51];[.$A51]-[.O$2]+1;1);0)" office:value-type="float" office:value="95943" calcext:value-type="float">
            <text:p>95943</text:p>
          </table:table-cell>
          <table:table-cell table:formula="of:=[.O51]+IF([.$A51]&gt;=[.P$2];INDEX([.P$3:.P51];[.$A51]-[.P$2]+1;1);0)" office:value-type="float" office:value="104875" calcext:value-type="float">
            <text:p>104875</text:p>
          </table:table-cell>
          <table:table-cell table:formula="of:=[.P51]+IF([.$A51]&gt;=[.Q$2];INDEX([.Q$3:.Q51];[.$A51]-[.Q$2]+1;1);0)" office:value-type="float" office:value="112540" calcext:value-type="float">
            <text:p>112540</text:p>
          </table:table-cell>
          <table:table-cell table:formula="of:=[.Q51]+IF([.$A51]&gt;=[.R$2];INDEX([.R$3:.R51];[.$A51]-[.R$2]+1;1);0)" office:value-type="float" office:value="119009" calcext:value-type="float">
            <text:p>119009</text:p>
          </table:table-cell>
          <table:table-cell table:formula="of:=[.R51]+IF([.$A51]&gt;=[.S$2];INDEX([.S$3:.S51];[.$A51]-[.S$2]+1;1);0)" office:value-type="float" office:value="124418" calcext:value-type="float">
            <text:p>124418</text:p>
          </table:table-cell>
          <table:table-cell table:formula="of:=[.S51]+IF([.$A51]&gt;=[.T$2];INDEX([.T$3:.T51];[.$A51]-[.T$2]+1;1);0)" office:value-type="float" office:value="128886" calcext:value-type="float">
            <text:p>128886</text:p>
          </table:table-cell>
          <table:table-cell table:formula="of:=[.T51]+IF([.$A51]&gt;=[.U$2];INDEX([.U$3:.U51];[.$A51]-[.U$2]+1;1);0)" office:value-type="float" office:value="132559" calcext:value-type="float">
            <text:p>132559</text:p>
          </table:table-cell>
          <table:table-cell table:formula="of:=[.U51]+IF([.$A51]&gt;=[.V$2];INDEX([.V$3:.V51];[.$A51]-[.V$2]+1;1);0)" office:value-type="float" office:value="135550" calcext:value-type="float">
            <text:p>135550</text:p>
          </table:table-cell>
          <table:table-cell table:formula="of:=[.V51]+IF([.$A51]&gt;=[.W$2];INDEX([.W$3:.W51];[.$A51]-[.W$2]+1;1);0)" office:value-type="float" office:value="137979" calcext:value-type="float">
            <text:p>137979</text:p>
          </table:table-cell>
          <table:table-cell table:formula="of:=[.W51]+IF([.$A51]&gt;=[.X$2];INDEX([.X$3:.X51];[.$A51]-[.X$2]+1;1);0)" office:value-type="float" office:value="139935" calcext:value-type="float">
            <text:p>139935</text:p>
          </table:table-cell>
          <table:table-cell table:formula="of:=[.X51]+IF([.$A51]&gt;=[.Y$2];INDEX([.Y$3:.Y51];[.$A51]-[.Y$2]+1;1);0)" office:value-type="float" office:value="141510" calcext:value-type="float">
            <text:p>141510</text:p>
          </table:table-cell>
          <table:table-cell table:formula="of:=[.Y51]+IF([.$A51]&gt;=[.Z$2];INDEX([.Z$3:.Z51];[.$A51]-[.Z$2]+1;1);0)" office:value-type="float" office:value="142765" calcext:value-type="float">
            <text:p>142765</text:p>
          </table:table-cell>
          <table:table-cell table:formula="of:=[.Z51]+IF([.$A51]&gt;=[.AA$2];INDEX([.AA$3:.AA51];[.$A51]-[.AA$2]+1;1);0)" office:value-type="float" office:value="143767" calcext:value-type="float">
            <text:p>143767</text:p>
          </table:table-cell>
          <table:table-cell table:formula="of:=[.AA51]+IF([.$A51]&gt;=[.AB$2];INDEX([.AB$3:.AB51];[.$A51]-[.AB$2]+1;1);0)" office:value-type="float" office:value="144559" calcext:value-type="float">
            <text:p>144559</text:p>
          </table:table-cell>
          <table:table-cell table:formula="of:=[.AB51]+IF([.$A51]&gt;=[.AC$2];INDEX([.AC$3:.AC51];[.$A51]-[.AC$2]+1;1);0)" office:value-type="float" office:value="145186" calcext:value-type="float">
            <text:p>145186</text:p>
          </table:table-cell>
          <table:table-cell table:formula="of:=[.AC51]+IF([.$A51]&gt;=[.AD$2];INDEX([.AD$3:.AD51];[.$A51]-[.AD$2]+1;1);0)" office:value-type="float" office:value="145676" calcext:value-type="float">
            <text:p>145676</text:p>
          </table:table-cell>
          <table:table-cell table:formula="of:=[.AD51]+IF([.$A51]&gt;=[.AE$2];INDEX([.AE$3:.AE51];[.$A51]-[.AE$2]+1;1);0)" office:value-type="float" office:value="146061" calcext:value-type="float">
            <text:p>146061</text:p>
          </table:table-cell>
          <table:table-cell table:formula="of:=[.AE51]+IF([.$A51]&gt;=[.AF$2];INDEX([.AF$3:.AF51];[.$A51]-[.AF$2]+1;1);0)" office:value-type="float" office:value="146358" calcext:value-type="float">
            <text:p>146358</text:p>
          </table:table-cell>
          <table:table-cell table:formula="of:=[.AF51]+IF([.$A51]&gt;=[.AG$2];INDEX([.AG$3:.AG51];[.$A51]-[.AG$2]+1;1);0)" office:value-type="float" office:value="146589" calcext:value-type="float">
            <text:p>146589</text:p>
          </table:table-cell>
          <table:table-cell table:formula="of:=[.AG51]+IF([.$A51]&gt;=[.AH$2];INDEX([.AH$3:.AH51];[.$A51]-[.AH$2]+1;1);0)" office:value-type="float" office:value="146765" calcext:value-type="float">
            <text:p>146765</text:p>
          </table:table-cell>
          <table:table-cell table:formula="of:=[.AH51]+IF([.$A51]&gt;=[.AI$2];INDEX([.AI$3:.AI51];[.$A51]-[.AI$2]+1;1);0)" office:value-type="float" office:value="146900" calcext:value-type="float">
            <text:p>146900</text:p>
          </table:table-cell>
          <table:table-cell table:formula="of:=[.AI51]+IF([.$A51]&gt;=[.AJ$2];INDEX([.AJ$3:.AJ51];[.$A51]-[.AJ$2]+1;1);0)" office:value-type="float" office:value="147001" calcext:value-type="float">
            <text:p>147001</text:p>
          </table:table-cell>
          <table:table-cell table:formula="of:=[.AJ51]+IF([.$A51]&gt;=[.AK$2];INDEX([.AK$3:.AK51];[.$A51]-[.AK$2]+1;1);0)" office:value-type="float" office:value="147078" calcext:value-type="float">
            <text:p>147078</text:p>
          </table:table-cell>
          <table:table-cell table:formula="of:=[.AK51]+IF([.$A51]&gt;=[.AL$2];INDEX([.AL$3:.AL51];[.$A51]-[.AL$2]+1;1);0)" office:value-type="float" office:value="147134" calcext:value-type="float">
            <text:p>147134</text:p>
          </table:table-cell>
          <table:table-cell table:formula="of:=[.AL51]+IF([.$A51]&gt;=[.AM$2];INDEX([.AM$3:.AM51];[.$A51]-[.AM$2]+1;1);0)" office:value-type="float" office:value="147176" calcext:value-type="float">
            <text:p>147176</text:p>
          </table:table-cell>
          <table:table-cell table:formula="of:=[.AM51]+IF([.$A51]&gt;=[.AN$2];INDEX([.AN$3:.AN51];[.$A51]-[.AN$2]+1;1);0)" office:value-type="float" office:value="147206" calcext:value-type="float">
            <text:p>147206</text:p>
          </table:table-cell>
          <table:table-cell table:formula="of:=[.AN51]+IF([.$A51]&gt;=[.AO$2];INDEX([.AO$3:.AO51];[.$A51]-[.AO$2]+1;1);0)" office:value-type="float" office:value="147228" calcext:value-type="float">
            <text:p>147228</text:p>
          </table:table-cell>
          <table:table-cell table:formula="of:=[.AO51]+IF([.$A51]&gt;=[.AP$2];INDEX([.AP$3:.AP51];[.$A51]-[.AP$2]+1;1);0)" office:value-type="float" office:value="147243" calcext:value-type="float">
            <text:p>147243</text:p>
          </table:table-cell>
          <table:table-cell table:formula="of:=[.AP51]+IF([.$A51]&gt;=[.AQ$2];INDEX([.AQ$3:.AQ51];[.$A51]-[.AQ$2]+1;1);0)" office:value-type="float" office:value="147254" calcext:value-type="float">
            <text:p>147254</text:p>
          </table:table-cell>
          <table:table-cell table:formula="of:=[.AQ51]+IF([.$A51]&gt;=[.AR$2];INDEX([.AR$3:.AR51];[.$A51]-[.AR$2]+1;1);0)" office:value-type="float" office:value="147261" calcext:value-type="float">
            <text:p>147261</text:p>
          </table:table-cell>
          <table:table-cell table:formula="of:=[.AR51]+IF([.$A51]&gt;=[.AS$2];INDEX([.AS$3:.AS51];[.$A51]-[.AS$2]+1;1);0)" office:value-type="float" office:value="147266" calcext:value-type="float">
            <text:p>147266</text:p>
          </table:table-cell>
          <table:table-cell table:formula="of:=[.AS51]+IF([.$A51]&gt;=[.AT$2];INDEX([.AT$3:.AT51];[.$A51]-[.AT$2]+1;1);0)" office:value-type="float" office:value="147269" calcext:value-type="float">
            <text:p>147269</text:p>
          </table:table-cell>
          <table:table-cell table:formula="of:=[.AT51]+IF([.$A51]&gt;=[.AU$2];INDEX([.AU$3:.AU51];[.$A51]-[.AU$2]+1;1);0)" office:value-type="float" office:value="147271" calcext:value-type="float">
            <text:p>147271</text:p>
          </table:table-cell>
          <table:table-cell table:formula="of:=[.AU51]+IF([.$A51]&gt;=[.AV$2];INDEX([.AV$3:.AV51];[.$A51]-[.AV$2]+1;1);0)" office:value-type="float" office:value="147272" calcext:value-type="float">
            <text:p>147272</text:p>
          </table:table-cell>
          <table:table-cell table:formula="of:=[.AV51]+IF([.$A51]&gt;=[.AW$2];INDEX([.AW$3:.AW51];[.$A51]-[.AW$2]+1;1);0)" office:value-type="float" office:value="147273" calcext:value-type="float">
            <text:p>147273</text:p>
          </table:table-cell>
          <table:table-cell table:formula="of:=[.AW51]+IF([.$A51]&gt;=[.AX$2];INDEX([.AX$3:.AX51];[.$A51]-[.AX$2]+1;1);0)" office:value-type="float" office:value="147273" calcext:value-type="float">
            <text:p>147273</text:p>
          </table:table-cell>
          <table:table-cell table:formula="of:=[.AX51]+IF([.$A51]&gt;=[.AY$2];INDEX([.AY$3:.AY51];[.$A51]-[.AY$2]+1;1);0)" office:value-type="float" office:value="147273" calcext:value-type="float">
            <text:p>147273</text:p>
          </table:table-cell>
          <table:table-cell table:formula="of:=[.AY51]+IF([.$A51]&gt;=[.AZ$2];INDEX([.AZ$3:.AZ51];[.$A51]-[.AZ$2]+1;1);0)" office:value-type="float" office:value="147273" calcext:value-type="float">
            <text:p>147273</text:p>
          </table:table-cell>
          <table:table-cell table:formula="of:=[.AZ51]+IF([.$A51]&gt;=[.BA$2];INDEX([.BA$3:.BA51];[.$A51]-[.BA$2]+1;1);0)" office:value-type="float" office:value="147273" calcext:value-type="float">
            <text:p>147273</text:p>
          </table:table-cell>
          <table:table-cell table:formula="of:=[.BA51]+IF([.$A51]&gt;=[.BB$2];INDEX([.BB$3:.BB51];[.$A51]-[.BB$2]+1;1);0)" office:value-type="float" office:value="147273" calcext:value-type="float">
            <text:p>147273</text:p>
          </table:table-cell>
          <table:table-cell table:formula="of:=[.BB51]+IF([.$A51]&gt;=[.BC$2];INDEX([.BC$3:.BC51];[.$A51]-[.BC$2]+1;1);0)" office:value-type="float" office:value="147273" calcext:value-type="float">
            <text:p>147273</text:p>
          </table:table-cell>
          <table:table-cell table:formula="of:=[.BC51]+IF([.$A51]&gt;=[.BD$2];INDEX([.BD$3:.BD51];[.$A51]-[.BD$2]+1;1);0)" office:value-type="float" office:value="147273" calcext:value-type="float">
            <text:p>147273</text:p>
          </table:table-cell>
          <table:table-cell table:formula="of:=[.BD51]+IF([.$A51]&gt;=[.BE$2];INDEX([.BE$3:.BE51];[.$A51]-[.BE$2]+1;1);0)" office:value-type="float" office:value="147273" calcext:value-type="float">
            <text:p>147273</text:p>
          </table:table-cell>
          <table:table-cell table:formula="of:=[.BE51]+IF([.$A51]&gt;=[.BF$2];INDEX([.BF$3:.BF51];[.$A51]-[.BF$2]+1;1);0)" office:value-type="float" office:value="147273" calcext:value-type="float">
            <text:p>147273</text:p>
          </table:table-cell>
          <table:table-cell table:formula="of:=[.BF51]+IF([.$A51]&gt;=[.BG$2];INDEX([.BG$3:.BG51];[.$A51]-[.BG$2]+1;1);0)" office:value-type="float" office:value="147273" calcext:value-type="float">
            <text:p>147273</text:p>
          </table:table-cell>
          <table:table-cell table:formula="of:=[.BG51]+IF([.$A51]&gt;=[.BH$2];INDEX([.BH$3:.BH51];[.$A51]-[.BH$2]+1;1);0)" office:value-type="float" office:value="147273" calcext:value-type="float">
            <text:p>147273</text:p>
          </table:table-cell>
          <table:table-cell table:formula="of:=[.BH51]+IF([.$A51]&gt;=[.BI$2];INDEX([.BI$3:.BI51];[.$A51]-[.BI$2]+1;1);0)" office:value-type="float" office:value="147273" calcext:value-type="float">
            <text:p>147273</text:p>
          </table:table-cell>
          <table:table-cell table:formula="of:=[.BI51]+IF([.$A51]&gt;=[.BJ$2];INDEX([.BJ$3:.BJ51];[.$A51]-[.BJ$2]+1;1);0)" office:value-type="float" office:value="147273" calcext:value-type="float">
            <text:p>147273</text:p>
          </table:table-cell>
          <table:table-cell table:formula="of:=[.BJ51]+IF([.$A51]&gt;=[.BK$2];INDEX([.BK$3:.BK51];[.$A51]-[.BK$2]+1;1);0)" office:value-type="float" office:value="147273" calcext:value-type="float">
            <text:p>147273</text:p>
          </table:table-cell>
          <table:table-cell table:formula="of:=[.BK51]+IF([.$A51]&gt;=[.BL$2];INDEX([.BL$3:.BL51];[.$A51]-[.BL$2]+1;1);0)" office:value-type="float" office:value="147273" calcext:value-type="float">
            <text:p>147273</text:p>
          </table:table-cell>
          <table:table-cell table:formula="of:=[.BL51]+IF([.$A51]&gt;=[.BM$2];INDEX([.BM$3:.BM51];[.$A51]-[.BM$2]+1;1);0)" office:value-type="float" office:value="147273" calcext:value-type="float">
            <text:p>147273</text:p>
          </table:table-cell>
          <table:table-cell table:formula="of:=[.BM51]+IF([.$A51]&gt;=[.BN$2];INDEX([.BN$3:.BN51];[.$A51]-[.BN$2]+1;1);0)" office:value-type="float" office:value="147273" calcext:value-type="float">
            <text:p>147273</text:p>
          </table:table-cell>
          <table:table-cell table:formula="of:=[.BN51]+IF([.$A51]&gt;=[.BO$2];INDEX([.BO$3:.BO51];[.$A51]-[.BO$2]+1;1);0)" office:value-type="float" office:value="147273" calcext:value-type="float">
            <text:p>147273</text:p>
          </table:table-cell>
          <table:table-cell table:formula="of:=[.BO51]+IF([.$A51]&gt;=[.BP$2];INDEX([.BP$3:.BP51];[.$A51]-[.BP$2]+1;1);0)" office:value-type="float" office:value="147273" calcext:value-type="float">
            <text:p>147273</text:p>
          </table:table-cell>
          <table:table-cell table:formula="of:=[.BP51]+IF([.$A51]&gt;=[.BQ$2];INDEX([.BQ$3:.BQ51];[.$A51]-[.BQ$2]+1;1);0)" office:value-type="float" office:value="147273" calcext:value-type="float">
            <text:p>147273</text:p>
          </table:table-cell>
          <table:table-cell table:formula="of:=[.BQ51]+IF([.$A51]&gt;=[.BR$2];INDEX([.BR$3:.BR51];[.$A51]-[.BR$2]+1;1);0)" office:value-type="float" office:value="147273" calcext:value-type="float">
            <text:p>147273</text:p>
          </table:table-cell>
          <table:table-cell table:formula="of:=[.BR51]+IF([.$A51]&gt;=[.BS$2];INDEX([.BS$3:.BS51];[.$A51]-[.BS$2]+1;1);0)" office:value-type="float" office:value="147273" calcext:value-type="float">
            <text:p>147273</text:p>
          </table:table-cell>
          <table:table-cell table:formula="of:=[.BS51]+IF([.$A51]&gt;=[.BT$2];INDEX([.BT$3:.BT51];[.$A51]-[.BT$2]+1;1);0)" office:value-type="float" office:value="147273" calcext:value-type="float">
            <text:p>147273</text:p>
          </table:table-cell>
          <table:table-cell table:formula="of:=[.BT51]+IF([.$A51]&gt;=[.BU$2];INDEX([.BU$3:.BU51];[.$A51]-[.BU$2]+1;1);0)" office:value-type="float" office:value="147273" calcext:value-type="float">
            <text:p>147273</text:p>
          </table:table-cell>
          <table:table-cell table:formula="of:=[.BU51]+IF([.$A51]&gt;=[.BV$2];INDEX([.BV$3:.BV51];[.$A51]-[.BV$2]+1;1);0)" office:value-type="float" office:value="147273" calcext:value-type="float">
            <text:p>147273</text:p>
          </table:table-cell>
          <table:table-cell table:formula="of:=[.BV51]+IF([.$A51]&gt;=[.BW$2];INDEX([.BW$3:.BW51];[.$A51]-[.BW$2]+1;1);0)" office:value-type="float" office:value="147273" calcext:value-type="float">
            <text:p>147273</text:p>
          </table:table-cell>
          <table:table-cell table:formula="of:=[.BW51]+IF([.$A51]&gt;=[.BX$2];INDEX([.BX$3:.BX51];[.$A51]-[.BX$2]+1;1);0)" office:value-type="float" office:value="147273" calcext:value-type="float">
            <text:p>147273</text:p>
          </table:table-cell>
          <table:table-cell table:formula="of:=[.BX51]+IF([.$A51]&gt;=[.BY$2];INDEX([.BY$3:.BY51];[.$A51]-[.BY$2]+1;1);0)" office:value-type="float" office:value="147273" calcext:value-type="float">
            <text:p>147273</text:p>
          </table:table-cell>
          <table:table-cell table:formula="of:=[.BY51]+IF([.$A51]&gt;=[.BZ$2];INDEX([.BZ$3:.BZ51];[.$A51]-[.BZ$2]+1;1);0)" office:value-type="float" office:value="147273" calcext:value-type="float">
            <text:p>147273</text:p>
          </table:table-cell>
          <table:table-cell table:formula="of:=[.BZ51]+IF([.$A51]&gt;=[.CA$2];INDEX([.CA$3:.CA51];[.$A51]-[.CA$2]+1;1);0)" office:value-type="float" office:value="147273" calcext:value-type="float">
            <text:p>147273</text:p>
          </table:table-cell>
          <table:table-cell table:formula="of:=[.CA51]+IF([.$A51]&gt;=[.CB$2];INDEX([.CB$3:.CB51];[.$A51]-[.CB$2]+1;1);0)" office:value-type="float" office:value="147273" calcext:value-type="float">
            <text:p>147273</text:p>
          </table:table-cell>
          <table:table-cell table:formula="of:=[.CB51]+IF([.$A51]&gt;=[.CC$2];INDEX([.CC$3:.CC51];[.$A51]-[.CC$2]+1;1);0)" office:value-type="float" office:value="147273" calcext:value-type="float">
            <text:p>147273</text:p>
          </table:table-cell>
          <table:table-cell table:formula="of:=[.CC51]+IF([.$A51]&gt;=[.CD$2];INDEX([.CD$3:.CD51];[.$A51]-[.CD$2]+1;1);0)" office:value-type="float" office:value="147273" calcext:value-type="float">
            <text:p>147273</text:p>
          </table:table-cell>
          <table:table-cell table:formula="of:=[.CD51]+IF([.$A51]&gt;=[.CE$2];INDEX([.CE$3:.CE51];[.$A51]-[.CE$2]+1;1);0)" office:value-type="float" office:value="147273" calcext:value-type="float">
            <text:p>147273</text:p>
          </table:table-cell>
          <table:table-cell table:formula="of:=[.CE51]+IF([.$A51]&gt;=[.CF$2];INDEX([.CF$3:.CF51];[.$A51]-[.CF$2]+1;1);0)" office:value-type="float" office:value="147273" calcext:value-type="float">
            <text:p>147273</text:p>
          </table:table-cell>
          <table:table-cell table:formula="of:=[.CF51]+IF([.$A51]&gt;=[.CG$2];INDEX([.CG$3:.CG51];[.$A51]-[.CG$2]+1;1);0)" office:value-type="float" office:value="147273" calcext:value-type="float">
            <text:p>147273</text:p>
          </table:table-cell>
          <table:table-cell table:formula="of:=[.CG51]+IF([.$A51]&gt;=[.CH$2];INDEX([.CH$3:.CH51];[.$A51]-[.CH$2]+1;1);0)" office:value-type="float" office:value="147273" calcext:value-type="float">
            <text:p>147273</text:p>
          </table:table-cell>
          <table:table-cell table:formula="of:=[.CH51]+IF([.$A51]&gt;=[.CI$2];INDEX([.CI$3:.CI51];[.$A51]-[.CI$2]+1;1);0)" office:value-type="float" office:value="147273" calcext:value-type="float">
            <text:p>147273</text:p>
          </table:table-cell>
          <table:table-cell table:formula="of:=[.CI51]+IF([.$A51]&gt;=[.CJ$2];INDEX([.CJ$3:.CJ51];[.$A51]-[.CJ$2]+1;1);0)" office:value-type="float" office:value="147273" calcext:value-type="float">
            <text:p>147273</text:p>
          </table:table-cell>
          <table:table-cell table:formula="of:=[.CJ51]+IF([.$A51]&gt;=[.CK$2];INDEX([.CK$3:.CK51];[.$A51]-[.CK$2]+1;1);0)" office:value-type="float" office:value="147273" calcext:value-type="float">
            <text:p>147273</text:p>
          </table:table-cell>
          <table:table-cell table:formula="of:=[.CK51]+IF([.$A51]&gt;=[.CL$2];INDEX([.CL$3:.CL51];[.$A51]-[.CL$2]+1;1);0)" office:value-type="float" office:value="147273" calcext:value-type="float">
            <text:p>147273</text:p>
          </table:table-cell>
          <table:table-cell table:formula="of:=[.CL51]+IF([.$A51]&gt;=[.CM$2];INDEX([.CM$3:.CM51];[.$A51]-[.CM$2]+1;1);0)" office:value-type="float" office:value="147273" calcext:value-type="float">
            <text:p>147273</text:p>
          </table:table-cell>
          <table:table-cell table:formula="of:=[.CM51]+IF([.$A51]&gt;=[.CN$2];INDEX([.CN$3:.CN51];[.$A51]-[.CN$2]+1;1);0)" office:value-type="float" office:value="147273" calcext:value-type="float">
            <text:p>147273</text:p>
          </table:table-cell>
          <table:table-cell table:formula="of:=[.CN51]+IF([.$A51]&gt;=[.CO$2];INDEX([.CO$3:.CO51];[.$A51]-[.CO$2]+1;1);0)" office:value-type="float" office:value="147273" calcext:value-type="float">
            <text:p>147273</text:p>
          </table:table-cell>
          <table:table-cell table:formula="of:=[.CO51]+IF([.$A51]&gt;=[.CP$2];INDEX([.CP$3:.CP51];[.$A51]-[.CP$2]+1;1);0)" office:value-type="float" office:value="147273" calcext:value-type="float">
            <text:p>147273</text:p>
          </table:table-cell>
          <table:table-cell table:formula="of:=[.CP51]+IF([.$A51]&gt;=[.CQ$2];INDEX([.CQ$3:.CQ51];[.$A51]-[.CQ$2]+1;1);0)" office:value-type="float" office:value="147273" calcext:value-type="float">
            <text:p>147273</text:p>
          </table:table-cell>
          <table:table-cell table:formula="of:=[.CQ51]+IF([.$A51]&gt;=[.CR$2];INDEX([.CR$3:.CR51];[.$A51]-[.CR$2]+1;1);0)" office:value-type="float" office:value="147273" calcext:value-type="float">
            <text:p>147273</text:p>
          </table:table-cell>
          <table:table-cell table:formula="of:=[.CR51]+IF([.$A51]&gt;=[.CS$2];INDEX([.CS$3:.CS51];[.$A51]-[.CS$2]+1;1);0)" office:value-type="float" office:value="147273" calcext:value-type="float">
            <text:p>147273</text:p>
          </table:table-cell>
          <table:table-cell table:formula="of:=[.CS51]+IF([.$A51]&gt;=[.CT$2];INDEX([.CT$3:.CT51];[.$A51]-[.CT$2]+1;1);0)" office:value-type="float" office:value="147273" calcext:value-type="float">
            <text:p>147273</text:p>
          </table:table-cell>
          <table:table-cell table:formula="of:=[.CT51]+IF([.$A51]&gt;=[.CU$2];INDEX([.CU$3:.CU51];[.$A51]-[.CU$2]+1;1);0)" office:value-type="float" office:value="147273" calcext:value-type="float">
            <text:p>147273</text:p>
          </table:table-cell>
          <table:table-cell table:formula="of:=[.CU51]+IF([.$A51]&gt;=[.CV$2];INDEX([.CV$3:.CV51];[.$A51]-[.CV$2]+1;1);0)" office:value-type="float" office:value="147273" calcext:value-type="float">
            <text:p>147273</text:p>
          </table:table-cell>
          <table:table-cell table:formula="of:=[.CV51]+IF([.$A51]&gt;=[.CW$2];INDEX([.CW$3:.CW51];[.$A51]-[.CW$2]+1;1);0)" office:value-type="float" office:value="147273" calcext:value-type="float">
            <text:p>1472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1]" office:value-type="float" office:value="1" calcext:value-type="float">
            <text:p>1</text:p>
          </table:table-cell>
          <table:table-cell table:formula="of:=[.B52]+IF([.$A52]&gt;=[.C$2];INDEX([.C$3:.C52];[.$A52]-[.C$2]+1;1);0)" office:value-type="float" office:value="25" calcext:value-type="float">
            <text:p>25</text:p>
          </table:table-cell>
          <table:table-cell table:formula="of:=[.C52]+IF([.$A52]&gt;=[.D$2];INDEX([.D$3:.D52];[.$A52]-[.D$2]+1;1);0)" office:value-type="float" office:value="225" calcext:value-type="float">
            <text:p>225</text:p>
          </table:table-cell>
          <table:table-cell table:formula="of:=[.D52]+IF([.$A52]&gt;=[.E$2];INDEX([.E$3:.E52];[.$A52]-[.E$2]+1;1);0)" office:value-type="float" office:value="1089" calcext:value-type="float">
            <text:p>1089</text:p>
          </table:table-cell>
          <table:table-cell table:formula="of:=[.E52]+IF([.$A52]&gt;=[.F$2];INDEX([.F$3:.F52];[.$A52]-[.F$2]+1;1);0)" office:value-type="float" office:value="3507" calcext:value-type="float">
            <text:p>3507</text:p>
          </table:table-cell>
          <table:table-cell table:formula="of:=[.F52]+IF([.$A52]&gt;=[.G$2];INDEX([.G$3:.G52];[.$A52]-[.G$2]+1;1);0)" office:value-type="float" office:value="8442" calcext:value-type="float">
            <text:p>8442</text:p>
          </table:table-cell>
          <table:table-cell table:formula="of:=[.G52]+IF([.$A52]&gt;=[.H$2];INDEX([.H$3:.H52];[.$A52]-[.H$2]+1;1);0)" office:value-type="float" office:value="16475" calcext:value-type="float">
            <text:p>16475</text:p>
          </table:table-cell>
          <table:table-cell table:formula="of:=[.H52]+IF([.$A52]&gt;=[.I$2];INDEX([.I$3:.I52];[.$A52]-[.I$2]+1;1);0)" office:value-type="float" office:value="27493" calcext:value-type="float">
            <text:p>27493</text:p>
          </table:table-cell>
          <table:table-cell table:formula="of:=[.I52]+IF([.$A52]&gt;=[.J$2];INDEX([.J$3:.J52];[.$A52]-[.J$2]+1;1);0)" office:value-type="float" office:value="40831" calcext:value-type="float">
            <text:p>40831</text:p>
          </table:table-cell>
          <table:table-cell table:formula="of:=[.J52]+IF([.$A52]&gt;=[.K$2];INDEX([.K$3:.K52];[.$A52]-[.K$2]+1;1);0)" office:value-type="float" office:value="55494" calcext:value-type="float">
            <text:p>55494</text:p>
          </table:table-cell>
          <table:table-cell table:formula="of:=[.K52]+IF([.$A52]&gt;=[.L$2];INDEX([.L$3:.L52];[.$A52]-[.L$2]+1;1);0)" office:value-type="float" office:value="70515" calcext:value-type="float">
            <text:p>70515</text:p>
          </table:table-cell>
          <table:table-cell table:formula="of:=[.L52]+IF([.$A52]&gt;=[.M$2];INDEX([.M$3:.M52];[.$A52]-[.M$2]+1;1);0)" office:value-type="float" office:value="85067" calcext:value-type="float">
            <text:p>85067</text:p>
          </table:table-cell>
          <table:table-cell table:formula="of:=[.M52]+IF([.$A52]&gt;=[.N$2];INDEX([.N$3:.N52];[.$A52]-[.N$2]+1;1);0)" office:value-type="float" office:value="98609" calcext:value-type="float">
            <text:p>98609</text:p>
          </table:table-cell>
          <table:table-cell table:formula="of:=[.N52]+IF([.$A52]&gt;=[.O$2];INDEX([.O$3:.O52];[.$A52]-[.O$2]+1;1);0)" office:value-type="float" office:value="110795" calcext:value-type="float">
            <text:p>110795</text:p>
          </table:table-cell>
          <table:table-cell table:formula="of:=[.O52]+IF([.$A52]&gt;=[.P$2];INDEX([.P$3:.P52];[.$A52]-[.P$2]+1;1);0)" office:value-type="float" office:value="121510" calcext:value-type="float">
            <text:p>121510</text:p>
          </table:table-cell>
          <table:table-cell table:formula="of:=[.P52]+IF([.$A52]&gt;=[.Q$2];INDEX([.Q$3:.Q52];[.$A52]-[.Q$2]+1;1);0)" office:value-type="float" office:value="130738" calcext:value-type="float">
            <text:p>130738</text:p>
          </table:table-cell>
          <table:table-cell table:formula="of:=[.Q52]+IF([.$A52]&gt;=[.R$2];INDEX([.R$3:.R52];[.$A52]-[.R$2]+1;1);0)" office:value-type="float" office:value="138579" calcext:value-type="float">
            <text:p>138579</text:p>
          </table:table-cell>
          <table:table-cell table:formula="of:=[.R52]+IF([.$A52]&gt;=[.S$2];INDEX([.S$3:.S52];[.$A52]-[.S$2]+1;1);0)" office:value-type="float" office:value="145149" calcext:value-type="float">
            <text:p>145149</text:p>
          </table:table-cell>
          <table:table-cell table:formula="of:=[.S52]+IF([.$A52]&gt;=[.T$2];INDEX([.T$3:.T52];[.$A52]-[.T$2]+1;1);0)" office:value-type="float" office:value="150614" calcext:value-type="float">
            <text:p>150614</text:p>
          </table:table-cell>
          <table:table-cell table:formula="of:=[.T52]+IF([.$A52]&gt;=[.U$2];INDEX([.U$3:.U52];[.$A52]-[.U$2]+1;1);0)" office:value-type="float" office:value="155112" calcext:value-type="float">
            <text:p>155112</text:p>
          </table:table-cell>
          <table:table-cell table:formula="of:=[.U52]+IF([.$A52]&gt;=[.V$2];INDEX([.V$3:.V52];[.$A52]-[.V$2]+1;1);0)" office:value-type="float" office:value="158800" calcext:value-type="float">
            <text:p>158800</text:p>
          </table:table-cell>
          <table:table-cell table:formula="of:=[.V52]+IF([.$A52]&gt;=[.W$2];INDEX([.W$3:.W52];[.$A52]-[.W$2]+1;1);0)" office:value-type="float" office:value="161798" calcext:value-type="float">
            <text:p>161798</text:p>
          </table:table-cell>
          <table:table-cell table:formula="of:=[.W52]+IF([.$A52]&gt;=[.X$2];INDEX([.X$3:.X52];[.$A52]-[.X$2]+1;1);0)" office:value-type="float" office:value="164230" calcext:value-type="float">
            <text:p>164230</text:p>
          </table:table-cell>
          <table:table-cell table:formula="of:=[.X52]+IF([.$A52]&gt;=[.Y$2];INDEX([.Y$3:.Y52];[.$A52]-[.Y$2]+1;1);0)" office:value-type="float" office:value="166187" calcext:value-type="float">
            <text:p>166187</text:p>
          </table:table-cell>
          <table:table-cell table:formula="of:=[.Y52]+IF([.$A52]&gt;=[.Z$2];INDEX([.Z$3:.Z52];[.$A52]-[.Z$2]+1;1);0)" office:value-type="float" office:value="167762" calcext:value-type="float">
            <text:p>167762</text:p>
          </table:table-cell>
          <table:table-cell table:formula="of:=[.Z52]+IF([.$A52]&gt;=[.AA$2];INDEX([.AA$3:.AA52];[.$A52]-[.AA$2]+1;1);0)" office:value-type="float" office:value="169017" calcext:value-type="float">
            <text:p>169017</text:p>
          </table:table-cell>
          <table:table-cell table:formula="of:=[.AA52]+IF([.$A52]&gt;=[.AB$2];INDEX([.AB$3:.AB52];[.$A52]-[.AB$2]+1;1);0)" office:value-type="float" office:value="170019" calcext:value-type="float">
            <text:p>170019</text:p>
          </table:table-cell>
          <table:table-cell table:formula="of:=[.AB52]+IF([.$A52]&gt;=[.AC$2];INDEX([.AC$3:.AC52];[.$A52]-[.AC$2]+1;1);0)" office:value-type="float" office:value="170811" calcext:value-type="float">
            <text:p>170811</text:p>
          </table:table-cell>
          <table:table-cell table:formula="of:=[.AC52]+IF([.$A52]&gt;=[.AD$2];INDEX([.AD$3:.AD52];[.$A52]-[.AD$2]+1;1);0)" office:value-type="float" office:value="171438" calcext:value-type="float">
            <text:p>171438</text:p>
          </table:table-cell>
          <table:table-cell table:formula="of:=[.AD52]+IF([.$A52]&gt;=[.AE$2];INDEX([.AE$3:.AE52];[.$A52]-[.AE$2]+1;1);0)" office:value-type="float" office:value="171928" calcext:value-type="float">
            <text:p>171928</text:p>
          </table:table-cell>
          <table:table-cell table:formula="of:=[.AE52]+IF([.$A52]&gt;=[.AF$2];INDEX([.AF$3:.AF52];[.$A52]-[.AF$2]+1;1);0)" office:value-type="float" office:value="172313" calcext:value-type="float">
            <text:p>172313</text:p>
          </table:table-cell>
          <table:table-cell table:formula="of:=[.AF52]+IF([.$A52]&gt;=[.AG$2];INDEX([.AG$3:.AG52];[.$A52]-[.AG$2]+1;1);0)" office:value-type="float" office:value="172610" calcext:value-type="float">
            <text:p>172610</text:p>
          </table:table-cell>
          <table:table-cell table:formula="of:=[.AG52]+IF([.$A52]&gt;=[.AH$2];INDEX([.AH$3:.AH52];[.$A52]-[.AH$2]+1;1);0)" office:value-type="float" office:value="172841" calcext:value-type="float">
            <text:p>172841</text:p>
          </table:table-cell>
          <table:table-cell table:formula="of:=[.AH52]+IF([.$A52]&gt;=[.AI$2];INDEX([.AI$3:.AI52];[.$A52]-[.AI$2]+1;1);0)" office:value-type="float" office:value="173017" calcext:value-type="float">
            <text:p>173017</text:p>
          </table:table-cell>
          <table:table-cell table:formula="of:=[.AI52]+IF([.$A52]&gt;=[.AJ$2];INDEX([.AJ$3:.AJ52];[.$A52]-[.AJ$2]+1;1);0)" office:value-type="float" office:value="173152" calcext:value-type="float">
            <text:p>173152</text:p>
          </table:table-cell>
          <table:table-cell table:formula="of:=[.AJ52]+IF([.$A52]&gt;=[.AK$2];INDEX([.AK$3:.AK52];[.$A52]-[.AK$2]+1;1);0)" office:value-type="float" office:value="173253" calcext:value-type="float">
            <text:p>173253</text:p>
          </table:table-cell>
          <table:table-cell table:formula="of:=[.AK52]+IF([.$A52]&gt;=[.AL$2];INDEX([.AL$3:.AL52];[.$A52]-[.AL$2]+1;1);0)" office:value-type="float" office:value="173330" calcext:value-type="float">
            <text:p>173330</text:p>
          </table:table-cell>
          <table:table-cell table:formula="of:=[.AL52]+IF([.$A52]&gt;=[.AM$2];INDEX([.AM$3:.AM52];[.$A52]-[.AM$2]+1;1);0)" office:value-type="float" office:value="173386" calcext:value-type="float">
            <text:p>173386</text:p>
          </table:table-cell>
          <table:table-cell table:formula="of:=[.AM52]+IF([.$A52]&gt;=[.AN$2];INDEX([.AN$3:.AN52];[.$A52]-[.AN$2]+1;1);0)" office:value-type="float" office:value="173428" calcext:value-type="float">
            <text:p>173428</text:p>
          </table:table-cell>
          <table:table-cell table:formula="of:=[.AN52]+IF([.$A52]&gt;=[.AO$2];INDEX([.AO$3:.AO52];[.$A52]-[.AO$2]+1;1);0)" office:value-type="float" office:value="173458" calcext:value-type="float">
            <text:p>173458</text:p>
          </table:table-cell>
          <table:table-cell table:formula="of:=[.AO52]+IF([.$A52]&gt;=[.AP$2];INDEX([.AP$3:.AP52];[.$A52]-[.AP$2]+1;1);0)" office:value-type="float" office:value="173480" calcext:value-type="float">
            <text:p>173480</text:p>
          </table:table-cell>
          <table:table-cell table:formula="of:=[.AP52]+IF([.$A52]&gt;=[.AQ$2];INDEX([.AQ$3:.AQ52];[.$A52]-[.AQ$2]+1;1);0)" office:value-type="float" office:value="173495" calcext:value-type="float">
            <text:p>173495</text:p>
          </table:table-cell>
          <table:table-cell table:formula="of:=[.AQ52]+IF([.$A52]&gt;=[.AR$2];INDEX([.AR$3:.AR52];[.$A52]-[.AR$2]+1;1);0)" office:value-type="float" office:value="173506" calcext:value-type="float">
            <text:p>173506</text:p>
          </table:table-cell>
          <table:table-cell table:formula="of:=[.AR52]+IF([.$A52]&gt;=[.AS$2];INDEX([.AS$3:.AS52];[.$A52]-[.AS$2]+1;1);0)" office:value-type="float" office:value="173513" calcext:value-type="float">
            <text:p>173513</text:p>
          </table:table-cell>
          <table:table-cell table:formula="of:=[.AS52]+IF([.$A52]&gt;=[.AT$2];INDEX([.AT$3:.AT52];[.$A52]-[.AT$2]+1;1);0)" office:value-type="float" office:value="173518" calcext:value-type="float">
            <text:p>173518</text:p>
          </table:table-cell>
          <table:table-cell table:formula="of:=[.AT52]+IF([.$A52]&gt;=[.AU$2];INDEX([.AU$3:.AU52];[.$A52]-[.AU$2]+1;1);0)" office:value-type="float" office:value="173521" calcext:value-type="float">
            <text:p>173521</text:p>
          </table:table-cell>
          <table:table-cell table:formula="of:=[.AU52]+IF([.$A52]&gt;=[.AV$2];INDEX([.AV$3:.AV52];[.$A52]-[.AV$2]+1;1);0)" office:value-type="float" office:value="173523" calcext:value-type="float">
            <text:p>173523</text:p>
          </table:table-cell>
          <table:table-cell table:formula="of:=[.AV52]+IF([.$A52]&gt;=[.AW$2];INDEX([.AW$3:.AW52];[.$A52]-[.AW$2]+1;1);0)" office:value-type="float" office:value="173524" calcext:value-type="float">
            <text:p>173524</text:p>
          </table:table-cell>
          <table:table-cell table:formula="of:=[.AW52]+IF([.$A52]&gt;=[.AX$2];INDEX([.AX$3:.AX52];[.$A52]-[.AX$2]+1;1);0)" office:value-type="float" office:value="173525" calcext:value-type="float">
            <text:p>173525</text:p>
          </table:table-cell>
          <table:table-cell table:formula="of:=[.AX52]+IF([.$A52]&gt;=[.AY$2];INDEX([.AY$3:.AY52];[.$A52]-[.AY$2]+1;1);0)" office:value-type="float" office:value="173525" calcext:value-type="float">
            <text:p>173525</text:p>
          </table:table-cell>
          <table:table-cell table:formula="of:=[.AY52]+IF([.$A52]&gt;=[.AZ$2];INDEX([.AZ$3:.AZ52];[.$A52]-[.AZ$2]+1;1);0)" office:value-type="float" office:value="173525" calcext:value-type="float">
            <text:p>173525</text:p>
          </table:table-cell>
          <table:table-cell table:formula="of:=[.AZ52]+IF([.$A52]&gt;=[.BA$2];INDEX([.BA$3:.BA52];[.$A52]-[.BA$2]+1;1);0)" office:value-type="float" office:value="173525" calcext:value-type="float">
            <text:p>173525</text:p>
          </table:table-cell>
          <table:table-cell table:formula="of:=[.BA52]+IF([.$A52]&gt;=[.BB$2];INDEX([.BB$3:.BB52];[.$A52]-[.BB$2]+1;1);0)" office:value-type="float" office:value="173525" calcext:value-type="float">
            <text:p>173525</text:p>
          </table:table-cell>
          <table:table-cell table:formula="of:=[.BB52]+IF([.$A52]&gt;=[.BC$2];INDEX([.BC$3:.BC52];[.$A52]-[.BC$2]+1;1);0)" office:value-type="float" office:value="173525" calcext:value-type="float">
            <text:p>173525</text:p>
          </table:table-cell>
          <table:table-cell table:formula="of:=[.BC52]+IF([.$A52]&gt;=[.BD$2];INDEX([.BD$3:.BD52];[.$A52]-[.BD$2]+1;1);0)" office:value-type="float" office:value="173525" calcext:value-type="float">
            <text:p>173525</text:p>
          </table:table-cell>
          <table:table-cell table:formula="of:=[.BD52]+IF([.$A52]&gt;=[.BE$2];INDEX([.BE$3:.BE52];[.$A52]-[.BE$2]+1;1);0)" office:value-type="float" office:value="173525" calcext:value-type="float">
            <text:p>173525</text:p>
          </table:table-cell>
          <table:table-cell table:formula="of:=[.BE52]+IF([.$A52]&gt;=[.BF$2];INDEX([.BF$3:.BF52];[.$A52]-[.BF$2]+1;1);0)" office:value-type="float" office:value="173525" calcext:value-type="float">
            <text:p>173525</text:p>
          </table:table-cell>
          <table:table-cell table:formula="of:=[.BF52]+IF([.$A52]&gt;=[.BG$2];INDEX([.BG$3:.BG52];[.$A52]-[.BG$2]+1;1);0)" office:value-type="float" office:value="173525" calcext:value-type="float">
            <text:p>173525</text:p>
          </table:table-cell>
          <table:table-cell table:formula="of:=[.BG52]+IF([.$A52]&gt;=[.BH$2];INDEX([.BH$3:.BH52];[.$A52]-[.BH$2]+1;1);0)" office:value-type="float" office:value="173525" calcext:value-type="float">
            <text:p>173525</text:p>
          </table:table-cell>
          <table:table-cell table:formula="of:=[.BH52]+IF([.$A52]&gt;=[.BI$2];INDEX([.BI$3:.BI52];[.$A52]-[.BI$2]+1;1);0)" office:value-type="float" office:value="173525" calcext:value-type="float">
            <text:p>173525</text:p>
          </table:table-cell>
          <table:table-cell table:formula="of:=[.BI52]+IF([.$A52]&gt;=[.BJ$2];INDEX([.BJ$3:.BJ52];[.$A52]-[.BJ$2]+1;1);0)" office:value-type="float" office:value="173525" calcext:value-type="float">
            <text:p>173525</text:p>
          </table:table-cell>
          <table:table-cell table:formula="of:=[.BJ52]+IF([.$A52]&gt;=[.BK$2];INDEX([.BK$3:.BK52];[.$A52]-[.BK$2]+1;1);0)" office:value-type="float" office:value="173525" calcext:value-type="float">
            <text:p>173525</text:p>
          </table:table-cell>
          <table:table-cell table:formula="of:=[.BK52]+IF([.$A52]&gt;=[.BL$2];INDEX([.BL$3:.BL52];[.$A52]-[.BL$2]+1;1);0)" office:value-type="float" office:value="173525" calcext:value-type="float">
            <text:p>173525</text:p>
          </table:table-cell>
          <table:table-cell table:formula="of:=[.BL52]+IF([.$A52]&gt;=[.BM$2];INDEX([.BM$3:.BM52];[.$A52]-[.BM$2]+1;1);0)" office:value-type="float" office:value="173525" calcext:value-type="float">
            <text:p>173525</text:p>
          </table:table-cell>
          <table:table-cell table:formula="of:=[.BM52]+IF([.$A52]&gt;=[.BN$2];INDEX([.BN$3:.BN52];[.$A52]-[.BN$2]+1;1);0)" office:value-type="float" office:value="173525" calcext:value-type="float">
            <text:p>173525</text:p>
          </table:table-cell>
          <table:table-cell table:formula="of:=[.BN52]+IF([.$A52]&gt;=[.BO$2];INDEX([.BO$3:.BO52];[.$A52]-[.BO$2]+1;1);0)" office:value-type="float" office:value="173525" calcext:value-type="float">
            <text:p>173525</text:p>
          </table:table-cell>
          <table:table-cell table:formula="of:=[.BO52]+IF([.$A52]&gt;=[.BP$2];INDEX([.BP$3:.BP52];[.$A52]-[.BP$2]+1;1);0)" office:value-type="float" office:value="173525" calcext:value-type="float">
            <text:p>173525</text:p>
          </table:table-cell>
          <table:table-cell table:formula="of:=[.BP52]+IF([.$A52]&gt;=[.BQ$2];INDEX([.BQ$3:.BQ52];[.$A52]-[.BQ$2]+1;1);0)" office:value-type="float" office:value="173525" calcext:value-type="float">
            <text:p>173525</text:p>
          </table:table-cell>
          <table:table-cell table:formula="of:=[.BQ52]+IF([.$A52]&gt;=[.BR$2];INDEX([.BR$3:.BR52];[.$A52]-[.BR$2]+1;1);0)" office:value-type="float" office:value="173525" calcext:value-type="float">
            <text:p>173525</text:p>
          </table:table-cell>
          <table:table-cell table:formula="of:=[.BR52]+IF([.$A52]&gt;=[.BS$2];INDEX([.BS$3:.BS52];[.$A52]-[.BS$2]+1;1);0)" office:value-type="float" office:value="173525" calcext:value-type="float">
            <text:p>173525</text:p>
          </table:table-cell>
          <table:table-cell table:formula="of:=[.BS52]+IF([.$A52]&gt;=[.BT$2];INDEX([.BT$3:.BT52];[.$A52]-[.BT$2]+1;1);0)" office:value-type="float" office:value="173525" calcext:value-type="float">
            <text:p>173525</text:p>
          </table:table-cell>
          <table:table-cell table:formula="of:=[.BT52]+IF([.$A52]&gt;=[.BU$2];INDEX([.BU$3:.BU52];[.$A52]-[.BU$2]+1;1);0)" office:value-type="float" office:value="173525" calcext:value-type="float">
            <text:p>173525</text:p>
          </table:table-cell>
          <table:table-cell table:formula="of:=[.BU52]+IF([.$A52]&gt;=[.BV$2];INDEX([.BV$3:.BV52];[.$A52]-[.BV$2]+1;1);0)" office:value-type="float" office:value="173525" calcext:value-type="float">
            <text:p>173525</text:p>
          </table:table-cell>
          <table:table-cell table:formula="of:=[.BV52]+IF([.$A52]&gt;=[.BW$2];INDEX([.BW$3:.BW52];[.$A52]-[.BW$2]+1;1);0)" office:value-type="float" office:value="173525" calcext:value-type="float">
            <text:p>173525</text:p>
          </table:table-cell>
          <table:table-cell table:formula="of:=[.BW52]+IF([.$A52]&gt;=[.BX$2];INDEX([.BX$3:.BX52];[.$A52]-[.BX$2]+1;1);0)" office:value-type="float" office:value="173525" calcext:value-type="float">
            <text:p>173525</text:p>
          </table:table-cell>
          <table:table-cell table:formula="of:=[.BX52]+IF([.$A52]&gt;=[.BY$2];INDEX([.BY$3:.BY52];[.$A52]-[.BY$2]+1;1);0)" office:value-type="float" office:value="173525" calcext:value-type="float">
            <text:p>173525</text:p>
          </table:table-cell>
          <table:table-cell table:formula="of:=[.BY52]+IF([.$A52]&gt;=[.BZ$2];INDEX([.BZ$3:.BZ52];[.$A52]-[.BZ$2]+1;1);0)" office:value-type="float" office:value="173525" calcext:value-type="float">
            <text:p>173525</text:p>
          </table:table-cell>
          <table:table-cell table:formula="of:=[.BZ52]+IF([.$A52]&gt;=[.CA$2];INDEX([.CA$3:.CA52];[.$A52]-[.CA$2]+1;1);0)" office:value-type="float" office:value="173525" calcext:value-type="float">
            <text:p>173525</text:p>
          </table:table-cell>
          <table:table-cell table:formula="of:=[.CA52]+IF([.$A52]&gt;=[.CB$2];INDEX([.CB$3:.CB52];[.$A52]-[.CB$2]+1;1);0)" office:value-type="float" office:value="173525" calcext:value-type="float">
            <text:p>173525</text:p>
          </table:table-cell>
          <table:table-cell table:formula="of:=[.CB52]+IF([.$A52]&gt;=[.CC$2];INDEX([.CC$3:.CC52];[.$A52]-[.CC$2]+1;1);0)" office:value-type="float" office:value="173525" calcext:value-type="float">
            <text:p>173525</text:p>
          </table:table-cell>
          <table:table-cell table:formula="of:=[.CC52]+IF([.$A52]&gt;=[.CD$2];INDEX([.CD$3:.CD52];[.$A52]-[.CD$2]+1;1);0)" office:value-type="float" office:value="173525" calcext:value-type="float">
            <text:p>173525</text:p>
          </table:table-cell>
          <table:table-cell table:formula="of:=[.CD52]+IF([.$A52]&gt;=[.CE$2];INDEX([.CE$3:.CE52];[.$A52]-[.CE$2]+1;1);0)" office:value-type="float" office:value="173525" calcext:value-type="float">
            <text:p>173525</text:p>
          </table:table-cell>
          <table:table-cell table:formula="of:=[.CE52]+IF([.$A52]&gt;=[.CF$2];INDEX([.CF$3:.CF52];[.$A52]-[.CF$2]+1;1);0)" office:value-type="float" office:value="173525" calcext:value-type="float">
            <text:p>173525</text:p>
          </table:table-cell>
          <table:table-cell table:formula="of:=[.CF52]+IF([.$A52]&gt;=[.CG$2];INDEX([.CG$3:.CG52];[.$A52]-[.CG$2]+1;1);0)" office:value-type="float" office:value="173525" calcext:value-type="float">
            <text:p>173525</text:p>
          </table:table-cell>
          <table:table-cell table:formula="of:=[.CG52]+IF([.$A52]&gt;=[.CH$2];INDEX([.CH$3:.CH52];[.$A52]-[.CH$2]+1;1);0)" office:value-type="float" office:value="173525" calcext:value-type="float">
            <text:p>173525</text:p>
          </table:table-cell>
          <table:table-cell table:formula="of:=[.CH52]+IF([.$A52]&gt;=[.CI$2];INDEX([.CI$3:.CI52];[.$A52]-[.CI$2]+1;1);0)" office:value-type="float" office:value="173525" calcext:value-type="float">
            <text:p>173525</text:p>
          </table:table-cell>
          <table:table-cell table:formula="of:=[.CI52]+IF([.$A52]&gt;=[.CJ$2];INDEX([.CJ$3:.CJ52];[.$A52]-[.CJ$2]+1;1);0)" office:value-type="float" office:value="173525" calcext:value-type="float">
            <text:p>173525</text:p>
          </table:table-cell>
          <table:table-cell table:formula="of:=[.CJ52]+IF([.$A52]&gt;=[.CK$2];INDEX([.CK$3:.CK52];[.$A52]-[.CK$2]+1;1);0)" office:value-type="float" office:value="173525" calcext:value-type="float">
            <text:p>173525</text:p>
          </table:table-cell>
          <table:table-cell table:formula="of:=[.CK52]+IF([.$A52]&gt;=[.CL$2];INDEX([.CL$3:.CL52];[.$A52]-[.CL$2]+1;1);0)" office:value-type="float" office:value="173525" calcext:value-type="float">
            <text:p>173525</text:p>
          </table:table-cell>
          <table:table-cell table:formula="of:=[.CL52]+IF([.$A52]&gt;=[.CM$2];INDEX([.CM$3:.CM52];[.$A52]-[.CM$2]+1;1);0)" office:value-type="float" office:value="173525" calcext:value-type="float">
            <text:p>173525</text:p>
          </table:table-cell>
          <table:table-cell table:formula="of:=[.CM52]+IF([.$A52]&gt;=[.CN$2];INDEX([.CN$3:.CN52];[.$A52]-[.CN$2]+1;1);0)" office:value-type="float" office:value="173525" calcext:value-type="float">
            <text:p>173525</text:p>
          </table:table-cell>
          <table:table-cell table:formula="of:=[.CN52]+IF([.$A52]&gt;=[.CO$2];INDEX([.CO$3:.CO52];[.$A52]-[.CO$2]+1;1);0)" office:value-type="float" office:value="173525" calcext:value-type="float">
            <text:p>173525</text:p>
          </table:table-cell>
          <table:table-cell table:formula="of:=[.CO52]+IF([.$A52]&gt;=[.CP$2];INDEX([.CP$3:.CP52];[.$A52]-[.CP$2]+1;1);0)" office:value-type="float" office:value="173525" calcext:value-type="float">
            <text:p>173525</text:p>
          </table:table-cell>
          <table:table-cell table:formula="of:=[.CP52]+IF([.$A52]&gt;=[.CQ$2];INDEX([.CQ$3:.CQ52];[.$A52]-[.CQ$2]+1;1);0)" office:value-type="float" office:value="173525" calcext:value-type="float">
            <text:p>173525</text:p>
          </table:table-cell>
          <table:table-cell table:formula="of:=[.CQ52]+IF([.$A52]&gt;=[.CR$2];INDEX([.CR$3:.CR52];[.$A52]-[.CR$2]+1;1);0)" office:value-type="float" office:value="173525" calcext:value-type="float">
            <text:p>173525</text:p>
          </table:table-cell>
          <table:table-cell table:formula="of:=[.CR52]+IF([.$A52]&gt;=[.CS$2];INDEX([.CS$3:.CS52];[.$A52]-[.CS$2]+1;1);0)" office:value-type="float" office:value="173525" calcext:value-type="float">
            <text:p>173525</text:p>
          </table:table-cell>
          <table:table-cell table:formula="of:=[.CS52]+IF([.$A52]&gt;=[.CT$2];INDEX([.CT$3:.CT52];[.$A52]-[.CT$2]+1;1);0)" office:value-type="float" office:value="173525" calcext:value-type="float">
            <text:p>173525</text:p>
          </table:table-cell>
          <table:table-cell table:formula="of:=[.CT52]+IF([.$A52]&gt;=[.CU$2];INDEX([.CU$3:.CU52];[.$A52]-[.CU$2]+1;1);0)" office:value-type="float" office:value="173525" calcext:value-type="float">
            <text:p>173525</text:p>
          </table:table-cell>
          <table:table-cell table:formula="of:=[.CU52]+IF([.$A52]&gt;=[.CV$2];INDEX([.CV$3:.CV52];[.$A52]-[.CV$2]+1;1);0)" office:value-type="float" office:value="173525" calcext:value-type="float">
            <text:p>173525</text:p>
          </table:table-cell>
          <table:table-cell table:formula="of:=[.CV52]+IF([.$A52]&gt;=[.CW$2];INDEX([.CW$3:.CW52];[.$A52]-[.CW$2]+1;1);0)" office:value-type="float" office:value="173525" calcext:value-type="float">
            <text:p>1735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2]" office:value-type="float" office:value="1" calcext:value-type="float">
            <text:p>1</text:p>
          </table:table-cell>
          <table:table-cell table:formula="of:=[.B53]+IF([.$A53]&gt;=[.C$2];INDEX([.C$3:.C53];[.$A53]-[.C$2]+1;1);0)" office:value-type="float" office:value="26" calcext:value-type="float">
            <text:p>26</text:p>
          </table:table-cell>
          <table:table-cell table:formula="of:=[.C53]+IF([.$A53]&gt;=[.D$2];INDEX([.D$3:.D53];[.$A53]-[.D$2]+1;1);0)" office:value-type="float" office:value="234" calcext:value-type="float">
            <text:p>234</text:p>
          </table:table-cell>
          <table:table-cell table:formula="of:=[.D53]+IF([.$A53]&gt;=[.E$2];INDEX([.E$3:.E53];[.$A53]-[.E$2]+1;1);0)" office:value-type="float" office:value="1154" calcext:value-type="float">
            <text:p>1154</text:p>
          </table:table-cell>
          <table:table-cell table:formula="of:=[.E53]+IF([.$A53]&gt;=[.F$2];INDEX([.F$3:.F53];[.$A53]-[.F$2]+1;1);0)" office:value-type="float" office:value="3765" calcext:value-type="float">
            <text:p>3765</text:p>
          </table:table-cell>
          <table:table-cell table:formula="of:=[.F53]+IF([.$A53]&gt;=[.G$2];INDEX([.G$3:.G53];[.$A53]-[.G$2]+1;1);0)" office:value-type="float" office:value="9192" calcext:value-type="float">
            <text:p>9192</text:p>
          </table:table-cell>
          <table:table-cell table:formula="of:=[.G53]+IF([.$A53]&gt;=[.H$2];INDEX([.H$3:.H53];[.$A53]-[.H$2]+1;1);0)" office:value-type="float" office:value="18138" calcext:value-type="float">
            <text:p>18138</text:p>
          </table:table-cell>
          <table:table-cell table:formula="of:=[.H53]+IF([.$A53]&gt;=[.I$2];INDEX([.I$3:.I53];[.$A53]-[.I$2]+1;1);0)" office:value-type="float" office:value="30588" calcext:value-type="float">
            <text:p>30588</text:p>
          </table:table-cell>
          <table:table-cell table:formula="of:=[.I53]+IF([.$A53]&gt;=[.J$2];INDEX([.J$3:.J53];[.$A53]-[.J$2]+1;1);0)" office:value-type="float" office:value="45812" calcext:value-type="float">
            <text:p>45812</text:p>
          </table:table-cell>
          <table:table-cell table:formula="of:=[.J53]+IF([.$A53]&gt;=[.K$2];INDEX([.K$3:.K53];[.$A53]-[.K$2]+1;1);0)" office:value-type="float" office:value="62740" calcext:value-type="float">
            <text:p>62740</text:p>
          </table:table-cell>
          <table:table-cell table:formula="of:=[.K53]+IF([.$A53]&gt;=[.L$2];INDEX([.L$3:.L53];[.$A53]-[.L$2]+1;1);0)" office:value-type="float" office:value="80215" calcext:value-type="float">
            <text:p>80215</text:p>
          </table:table-cell>
          <table:table-cell table:formula="of:=[.L53]+IF([.$A53]&gt;=[.M$2];INDEX([.M$3:.M53];[.$A53]-[.M$2]+1;1);0)" office:value-type="float" office:value="97299" calcext:value-type="float">
            <text:p>97299</text:p>
          </table:table-cell>
          <table:table-cell table:formula="of:=[.M53]+IF([.$A53]&gt;=[.N$2];INDEX([.N$3:.N53];[.$A53]-[.N$2]+1;1);0)" office:value-type="float" office:value="113287" calcext:value-type="float">
            <text:p>113287</text:p>
          </table:table-cell>
          <table:table-cell table:formula="of:=[.N53]+IF([.$A53]&gt;=[.O$2];INDEX([.O$3:.O53];[.$A53]-[.O$2]+1;1);0)" office:value-type="float" office:value="127786" calcext:value-type="float">
            <text:p>127786</text:p>
          </table:table-cell>
          <table:table-cell table:formula="of:=[.O53]+IF([.$A53]&gt;=[.P$2];INDEX([.P$3:.P53];[.$A53]-[.P$2]+1;1);0)" office:value-type="float" office:value="140587" calcext:value-type="float">
            <text:p>140587</text:p>
          </table:table-cell>
          <table:table-cell table:formula="of:=[.P53]+IF([.$A53]&gt;=[.Q$2];INDEX([.Q$3:.Q53];[.$A53]-[.Q$2]+1;1);0)" office:value-type="float" office:value="151685" calcext:value-type="float">
            <text:p>151685</text:p>
          </table:table-cell>
          <table:table-cell table:formula="of:=[.Q53]+IF([.$A53]&gt;=[.R$2];INDEX([.R$3:.R53];[.$A53]-[.R$2]+1;1);0)" office:value-type="float" office:value="161144" calcext:value-type="float">
            <text:p>161144</text:p>
          </table:table-cell>
          <table:table-cell table:formula="of:=[.R53]+IF([.$A53]&gt;=[.S$2];INDEX([.S$3:.S53];[.$A53]-[.S$2]+1;1);0)" office:value-type="float" office:value="169120" calcext:value-type="float">
            <text:p>169120</text:p>
          </table:table-cell>
          <table:table-cell table:formula="of:=[.S53]+IF([.$A53]&gt;=[.T$2];INDEX([.T$3:.T53];[.$A53]-[.T$2]+1;1);0)" office:value-type="float" office:value="175767" calcext:value-type="float">
            <text:p>175767</text:p>
          </table:table-cell>
          <table:table-cell table:formula="of:=[.T53]+IF([.$A53]&gt;=[.U$2];INDEX([.U$3:.U53];[.$A53]-[.U$2]+1;1);0)" office:value-type="float" office:value="181274" calcext:value-type="float">
            <text:p>181274</text:p>
          </table:table-cell>
          <table:table-cell table:formula="of:=[.U53]+IF([.$A53]&gt;=[.V$2];INDEX([.V$3:.V53];[.$A53]-[.V$2]+1;1);0)" office:value-type="float" office:value="185794" calcext:value-type="float">
            <text:p>185794</text:p>
          </table:table-cell>
          <table:table-cell table:formula="of:=[.V53]+IF([.$A53]&gt;=[.W$2];INDEX([.W$3:.W53];[.$A53]-[.W$2]+1;1);0)" office:value-type="float" office:value="189493" calcext:value-type="float">
            <text:p>189493</text:p>
          </table:table-cell>
          <table:table-cell table:formula="of:=[.W53]+IF([.$A53]&gt;=[.X$2];INDEX([.X$3:.X53];[.$A53]-[.X$2]+1;1);0)" office:value-type="float" office:value="192496" calcext:value-type="float">
            <text:p>192496</text:p>
          </table:table-cell>
          <table:table-cell table:formula="of:=[.X53]+IF([.$A53]&gt;=[.Y$2];INDEX([.Y$3:.Y53];[.$A53]-[.Y$2]+1;1);0)" office:value-type="float" office:value="194930" calcext:value-type="float">
            <text:p>194930</text:p>
          </table:table-cell>
          <table:table-cell table:formula="of:=[.Y53]+IF([.$A53]&gt;=[.Z$2];INDEX([.Z$3:.Z53];[.$A53]-[.Z$2]+1;1);0)" office:value-type="float" office:value="196888" calcext:value-type="float">
            <text:p>196888</text:p>
          </table:table-cell>
          <table:table-cell table:formula="of:=[.Z53]+IF([.$A53]&gt;=[.AA$2];INDEX([.AA$3:.AA53];[.$A53]-[.AA$2]+1;1);0)" office:value-type="float" office:value="198463" calcext:value-type="float">
            <text:p>198463</text:p>
          </table:table-cell>
          <table:table-cell table:formula="of:=[.AA53]+IF([.$A53]&gt;=[.AB$2];INDEX([.AB$3:.AB53];[.$A53]-[.AB$2]+1;1);0)" office:value-type="float" office:value="199718" calcext:value-type="float">
            <text:p>199718</text:p>
          </table:table-cell>
          <table:table-cell table:formula="of:=[.AB53]+IF([.$A53]&gt;=[.AC$2];INDEX([.AC$3:.AC53];[.$A53]-[.AC$2]+1;1);0)" office:value-type="float" office:value="200720" calcext:value-type="float">
            <text:p>200720</text:p>
          </table:table-cell>
          <table:table-cell table:formula="of:=[.AC53]+IF([.$A53]&gt;=[.AD$2];INDEX([.AD$3:.AD53];[.$A53]-[.AD$2]+1;1);0)" office:value-type="float" office:value="201512" calcext:value-type="float">
            <text:p>201512</text:p>
          </table:table-cell>
          <table:table-cell table:formula="of:=[.AD53]+IF([.$A53]&gt;=[.AE$2];INDEX([.AE$3:.AE53];[.$A53]-[.AE$2]+1;1);0)" office:value-type="float" office:value="202139" calcext:value-type="float">
            <text:p>202139</text:p>
          </table:table-cell>
          <table:table-cell table:formula="of:=[.AE53]+IF([.$A53]&gt;=[.AF$2];INDEX([.AF$3:.AF53];[.$A53]-[.AF$2]+1;1);0)" office:value-type="float" office:value="202629" calcext:value-type="float">
            <text:p>202629</text:p>
          </table:table-cell>
          <table:table-cell table:formula="of:=[.AF53]+IF([.$A53]&gt;=[.AG$2];INDEX([.AG$3:.AG53];[.$A53]-[.AG$2]+1;1);0)" office:value-type="float" office:value="203014" calcext:value-type="float">
            <text:p>203014</text:p>
          </table:table-cell>
          <table:table-cell table:formula="of:=[.AG53]+IF([.$A53]&gt;=[.AH$2];INDEX([.AH$3:.AH53];[.$A53]-[.AH$2]+1;1);0)" office:value-type="float" office:value="203311" calcext:value-type="float">
            <text:p>203311</text:p>
          </table:table-cell>
          <table:table-cell table:formula="of:=[.AH53]+IF([.$A53]&gt;=[.AI$2];INDEX([.AI$3:.AI53];[.$A53]-[.AI$2]+1;1);0)" office:value-type="float" office:value="203542" calcext:value-type="float">
            <text:p>203542</text:p>
          </table:table-cell>
          <table:table-cell table:formula="of:=[.AI53]+IF([.$A53]&gt;=[.AJ$2];INDEX([.AJ$3:.AJ53];[.$A53]-[.AJ$2]+1;1);0)" office:value-type="float" office:value="203718" calcext:value-type="float">
            <text:p>203718</text:p>
          </table:table-cell>
          <table:table-cell table:formula="of:=[.AJ53]+IF([.$A53]&gt;=[.AK$2];INDEX([.AK$3:.AK53];[.$A53]-[.AK$2]+1;1);0)" office:value-type="float" office:value="203853" calcext:value-type="float">
            <text:p>203853</text:p>
          </table:table-cell>
          <table:table-cell table:formula="of:=[.AK53]+IF([.$A53]&gt;=[.AL$2];INDEX([.AL$3:.AL53];[.$A53]-[.AL$2]+1;1);0)" office:value-type="float" office:value="203954" calcext:value-type="float">
            <text:p>203954</text:p>
          </table:table-cell>
          <table:table-cell table:formula="of:=[.AL53]+IF([.$A53]&gt;=[.AM$2];INDEX([.AM$3:.AM53];[.$A53]-[.AM$2]+1;1);0)" office:value-type="float" office:value="204031" calcext:value-type="float">
            <text:p>204031</text:p>
          </table:table-cell>
          <table:table-cell table:formula="of:=[.AM53]+IF([.$A53]&gt;=[.AN$2];INDEX([.AN$3:.AN53];[.$A53]-[.AN$2]+1;1);0)" office:value-type="float" office:value="204087" calcext:value-type="float">
            <text:p>204087</text:p>
          </table:table-cell>
          <table:table-cell table:formula="of:=[.AN53]+IF([.$A53]&gt;=[.AO$2];INDEX([.AO$3:.AO53];[.$A53]-[.AO$2]+1;1);0)" office:value-type="float" office:value="204129" calcext:value-type="float">
            <text:p>204129</text:p>
          </table:table-cell>
          <table:table-cell table:formula="of:=[.AO53]+IF([.$A53]&gt;=[.AP$2];INDEX([.AP$3:.AP53];[.$A53]-[.AP$2]+1;1);0)" office:value-type="float" office:value="204159" calcext:value-type="float">
            <text:p>204159</text:p>
          </table:table-cell>
          <table:table-cell table:formula="of:=[.AP53]+IF([.$A53]&gt;=[.AQ$2];INDEX([.AQ$3:.AQ53];[.$A53]-[.AQ$2]+1;1);0)" office:value-type="float" office:value="204181" calcext:value-type="float">
            <text:p>204181</text:p>
          </table:table-cell>
          <table:table-cell table:formula="of:=[.AQ53]+IF([.$A53]&gt;=[.AR$2];INDEX([.AR$3:.AR53];[.$A53]-[.AR$2]+1;1);0)" office:value-type="float" office:value="204196" calcext:value-type="float">
            <text:p>204196</text:p>
          </table:table-cell>
          <table:table-cell table:formula="of:=[.AR53]+IF([.$A53]&gt;=[.AS$2];INDEX([.AS$3:.AS53];[.$A53]-[.AS$2]+1;1);0)" office:value-type="float" office:value="204207" calcext:value-type="float">
            <text:p>204207</text:p>
          </table:table-cell>
          <table:table-cell table:formula="of:=[.AS53]+IF([.$A53]&gt;=[.AT$2];INDEX([.AT$3:.AT53];[.$A53]-[.AT$2]+1;1);0)" office:value-type="float" office:value="204214" calcext:value-type="float">
            <text:p>204214</text:p>
          </table:table-cell>
          <table:table-cell table:formula="of:=[.AT53]+IF([.$A53]&gt;=[.AU$2];INDEX([.AU$3:.AU53];[.$A53]-[.AU$2]+1;1);0)" office:value-type="float" office:value="204219" calcext:value-type="float">
            <text:p>204219</text:p>
          </table:table-cell>
          <table:table-cell table:formula="of:=[.AU53]+IF([.$A53]&gt;=[.AV$2];INDEX([.AV$3:.AV53];[.$A53]-[.AV$2]+1;1);0)" office:value-type="float" office:value="204222" calcext:value-type="float">
            <text:p>204222</text:p>
          </table:table-cell>
          <table:table-cell table:formula="of:=[.AV53]+IF([.$A53]&gt;=[.AW$2];INDEX([.AW$3:.AW53];[.$A53]-[.AW$2]+1;1);0)" office:value-type="float" office:value="204224" calcext:value-type="float">
            <text:p>204224</text:p>
          </table:table-cell>
          <table:table-cell table:formula="of:=[.AW53]+IF([.$A53]&gt;=[.AX$2];INDEX([.AX$3:.AX53];[.$A53]-[.AX$2]+1;1);0)" office:value-type="float" office:value="204225" calcext:value-type="float">
            <text:p>204225</text:p>
          </table:table-cell>
          <table:table-cell table:formula="of:=[.AX53]+IF([.$A53]&gt;=[.AY$2];INDEX([.AY$3:.AY53];[.$A53]-[.AY$2]+1;1);0)" office:value-type="float" office:value="204226" calcext:value-type="float">
            <text:p>204226</text:p>
          </table:table-cell>
          <table:table-cell table:formula="of:=[.AY53]+IF([.$A53]&gt;=[.AZ$2];INDEX([.AZ$3:.AZ53];[.$A53]-[.AZ$2]+1;1);0)" office:value-type="float" office:value="204226" calcext:value-type="float">
            <text:p>204226</text:p>
          </table:table-cell>
          <table:table-cell table:formula="of:=[.AZ53]+IF([.$A53]&gt;=[.BA$2];INDEX([.BA$3:.BA53];[.$A53]-[.BA$2]+1;1);0)" office:value-type="float" office:value="204226" calcext:value-type="float">
            <text:p>204226</text:p>
          </table:table-cell>
          <table:table-cell table:formula="of:=[.BA53]+IF([.$A53]&gt;=[.BB$2];INDEX([.BB$3:.BB53];[.$A53]-[.BB$2]+1;1);0)" office:value-type="float" office:value="204226" calcext:value-type="float">
            <text:p>204226</text:p>
          </table:table-cell>
          <table:table-cell table:formula="of:=[.BB53]+IF([.$A53]&gt;=[.BC$2];INDEX([.BC$3:.BC53];[.$A53]-[.BC$2]+1;1);0)" office:value-type="float" office:value="204226" calcext:value-type="float">
            <text:p>204226</text:p>
          </table:table-cell>
          <table:table-cell table:formula="of:=[.BC53]+IF([.$A53]&gt;=[.BD$2];INDEX([.BD$3:.BD53];[.$A53]-[.BD$2]+1;1);0)" office:value-type="float" office:value="204226" calcext:value-type="float">
            <text:p>204226</text:p>
          </table:table-cell>
          <table:table-cell table:formula="of:=[.BD53]+IF([.$A53]&gt;=[.BE$2];INDEX([.BE$3:.BE53];[.$A53]-[.BE$2]+1;1);0)" office:value-type="float" office:value="204226" calcext:value-type="float">
            <text:p>204226</text:p>
          </table:table-cell>
          <table:table-cell table:formula="of:=[.BE53]+IF([.$A53]&gt;=[.BF$2];INDEX([.BF$3:.BF53];[.$A53]-[.BF$2]+1;1);0)" office:value-type="float" office:value="204226" calcext:value-type="float">
            <text:p>204226</text:p>
          </table:table-cell>
          <table:table-cell table:formula="of:=[.BF53]+IF([.$A53]&gt;=[.BG$2];INDEX([.BG$3:.BG53];[.$A53]-[.BG$2]+1;1);0)" office:value-type="float" office:value="204226" calcext:value-type="float">
            <text:p>204226</text:p>
          </table:table-cell>
          <table:table-cell table:formula="of:=[.BG53]+IF([.$A53]&gt;=[.BH$2];INDEX([.BH$3:.BH53];[.$A53]-[.BH$2]+1;1);0)" office:value-type="float" office:value="204226" calcext:value-type="float">
            <text:p>204226</text:p>
          </table:table-cell>
          <table:table-cell table:formula="of:=[.BH53]+IF([.$A53]&gt;=[.BI$2];INDEX([.BI$3:.BI53];[.$A53]-[.BI$2]+1;1);0)" office:value-type="float" office:value="204226" calcext:value-type="float">
            <text:p>204226</text:p>
          </table:table-cell>
          <table:table-cell table:formula="of:=[.BI53]+IF([.$A53]&gt;=[.BJ$2];INDEX([.BJ$3:.BJ53];[.$A53]-[.BJ$2]+1;1);0)" office:value-type="float" office:value="204226" calcext:value-type="float">
            <text:p>204226</text:p>
          </table:table-cell>
          <table:table-cell table:formula="of:=[.BJ53]+IF([.$A53]&gt;=[.BK$2];INDEX([.BK$3:.BK53];[.$A53]-[.BK$2]+1;1);0)" office:value-type="float" office:value="204226" calcext:value-type="float">
            <text:p>204226</text:p>
          </table:table-cell>
          <table:table-cell table:formula="of:=[.BK53]+IF([.$A53]&gt;=[.BL$2];INDEX([.BL$3:.BL53];[.$A53]-[.BL$2]+1;1);0)" office:value-type="float" office:value="204226" calcext:value-type="float">
            <text:p>204226</text:p>
          </table:table-cell>
          <table:table-cell table:formula="of:=[.BL53]+IF([.$A53]&gt;=[.BM$2];INDEX([.BM$3:.BM53];[.$A53]-[.BM$2]+1;1);0)" office:value-type="float" office:value="204226" calcext:value-type="float">
            <text:p>204226</text:p>
          </table:table-cell>
          <table:table-cell table:formula="of:=[.BM53]+IF([.$A53]&gt;=[.BN$2];INDEX([.BN$3:.BN53];[.$A53]-[.BN$2]+1;1);0)" office:value-type="float" office:value="204226" calcext:value-type="float">
            <text:p>204226</text:p>
          </table:table-cell>
          <table:table-cell table:formula="of:=[.BN53]+IF([.$A53]&gt;=[.BO$2];INDEX([.BO$3:.BO53];[.$A53]-[.BO$2]+1;1);0)" office:value-type="float" office:value="204226" calcext:value-type="float">
            <text:p>204226</text:p>
          </table:table-cell>
          <table:table-cell table:formula="of:=[.BO53]+IF([.$A53]&gt;=[.BP$2];INDEX([.BP$3:.BP53];[.$A53]-[.BP$2]+1;1);0)" office:value-type="float" office:value="204226" calcext:value-type="float">
            <text:p>204226</text:p>
          </table:table-cell>
          <table:table-cell table:formula="of:=[.BP53]+IF([.$A53]&gt;=[.BQ$2];INDEX([.BQ$3:.BQ53];[.$A53]-[.BQ$2]+1;1);0)" office:value-type="float" office:value="204226" calcext:value-type="float">
            <text:p>204226</text:p>
          </table:table-cell>
          <table:table-cell table:formula="of:=[.BQ53]+IF([.$A53]&gt;=[.BR$2];INDEX([.BR$3:.BR53];[.$A53]-[.BR$2]+1;1);0)" office:value-type="float" office:value="204226" calcext:value-type="float">
            <text:p>204226</text:p>
          </table:table-cell>
          <table:table-cell table:formula="of:=[.BR53]+IF([.$A53]&gt;=[.BS$2];INDEX([.BS$3:.BS53];[.$A53]-[.BS$2]+1;1);0)" office:value-type="float" office:value="204226" calcext:value-type="float">
            <text:p>204226</text:p>
          </table:table-cell>
          <table:table-cell table:formula="of:=[.BS53]+IF([.$A53]&gt;=[.BT$2];INDEX([.BT$3:.BT53];[.$A53]-[.BT$2]+1;1);0)" office:value-type="float" office:value="204226" calcext:value-type="float">
            <text:p>204226</text:p>
          </table:table-cell>
          <table:table-cell table:formula="of:=[.BT53]+IF([.$A53]&gt;=[.BU$2];INDEX([.BU$3:.BU53];[.$A53]-[.BU$2]+1;1);0)" office:value-type="float" office:value="204226" calcext:value-type="float">
            <text:p>204226</text:p>
          </table:table-cell>
          <table:table-cell table:formula="of:=[.BU53]+IF([.$A53]&gt;=[.BV$2];INDEX([.BV$3:.BV53];[.$A53]-[.BV$2]+1;1);0)" office:value-type="float" office:value="204226" calcext:value-type="float">
            <text:p>204226</text:p>
          </table:table-cell>
          <table:table-cell table:formula="of:=[.BV53]+IF([.$A53]&gt;=[.BW$2];INDEX([.BW$3:.BW53];[.$A53]-[.BW$2]+1;1);0)" office:value-type="float" office:value="204226" calcext:value-type="float">
            <text:p>204226</text:p>
          </table:table-cell>
          <table:table-cell table:formula="of:=[.BW53]+IF([.$A53]&gt;=[.BX$2];INDEX([.BX$3:.BX53];[.$A53]-[.BX$2]+1;1);0)" office:value-type="float" office:value="204226" calcext:value-type="float">
            <text:p>204226</text:p>
          </table:table-cell>
          <table:table-cell table:formula="of:=[.BX53]+IF([.$A53]&gt;=[.BY$2];INDEX([.BY$3:.BY53];[.$A53]-[.BY$2]+1;1);0)" office:value-type="float" office:value="204226" calcext:value-type="float">
            <text:p>204226</text:p>
          </table:table-cell>
          <table:table-cell table:formula="of:=[.BY53]+IF([.$A53]&gt;=[.BZ$2];INDEX([.BZ$3:.BZ53];[.$A53]-[.BZ$2]+1;1);0)" office:value-type="float" office:value="204226" calcext:value-type="float">
            <text:p>204226</text:p>
          </table:table-cell>
          <table:table-cell table:formula="of:=[.BZ53]+IF([.$A53]&gt;=[.CA$2];INDEX([.CA$3:.CA53];[.$A53]-[.CA$2]+1;1);0)" office:value-type="float" office:value="204226" calcext:value-type="float">
            <text:p>204226</text:p>
          </table:table-cell>
          <table:table-cell table:formula="of:=[.CA53]+IF([.$A53]&gt;=[.CB$2];INDEX([.CB$3:.CB53];[.$A53]-[.CB$2]+1;1);0)" office:value-type="float" office:value="204226" calcext:value-type="float">
            <text:p>204226</text:p>
          </table:table-cell>
          <table:table-cell table:formula="of:=[.CB53]+IF([.$A53]&gt;=[.CC$2];INDEX([.CC$3:.CC53];[.$A53]-[.CC$2]+1;1);0)" office:value-type="float" office:value="204226" calcext:value-type="float">
            <text:p>204226</text:p>
          </table:table-cell>
          <table:table-cell table:formula="of:=[.CC53]+IF([.$A53]&gt;=[.CD$2];INDEX([.CD$3:.CD53];[.$A53]-[.CD$2]+1;1);0)" office:value-type="float" office:value="204226" calcext:value-type="float">
            <text:p>204226</text:p>
          </table:table-cell>
          <table:table-cell table:formula="of:=[.CD53]+IF([.$A53]&gt;=[.CE$2];INDEX([.CE$3:.CE53];[.$A53]-[.CE$2]+1;1);0)" office:value-type="float" office:value="204226" calcext:value-type="float">
            <text:p>204226</text:p>
          </table:table-cell>
          <table:table-cell table:formula="of:=[.CE53]+IF([.$A53]&gt;=[.CF$2];INDEX([.CF$3:.CF53];[.$A53]-[.CF$2]+1;1);0)" office:value-type="float" office:value="204226" calcext:value-type="float">
            <text:p>204226</text:p>
          </table:table-cell>
          <table:table-cell table:formula="of:=[.CF53]+IF([.$A53]&gt;=[.CG$2];INDEX([.CG$3:.CG53];[.$A53]-[.CG$2]+1;1);0)" office:value-type="float" office:value="204226" calcext:value-type="float">
            <text:p>204226</text:p>
          </table:table-cell>
          <table:table-cell table:formula="of:=[.CG53]+IF([.$A53]&gt;=[.CH$2];INDEX([.CH$3:.CH53];[.$A53]-[.CH$2]+1;1);0)" office:value-type="float" office:value="204226" calcext:value-type="float">
            <text:p>204226</text:p>
          </table:table-cell>
          <table:table-cell table:formula="of:=[.CH53]+IF([.$A53]&gt;=[.CI$2];INDEX([.CI$3:.CI53];[.$A53]-[.CI$2]+1;1);0)" office:value-type="float" office:value="204226" calcext:value-type="float">
            <text:p>204226</text:p>
          </table:table-cell>
          <table:table-cell table:formula="of:=[.CI53]+IF([.$A53]&gt;=[.CJ$2];INDEX([.CJ$3:.CJ53];[.$A53]-[.CJ$2]+1;1);0)" office:value-type="float" office:value="204226" calcext:value-type="float">
            <text:p>204226</text:p>
          </table:table-cell>
          <table:table-cell table:formula="of:=[.CJ53]+IF([.$A53]&gt;=[.CK$2];INDEX([.CK$3:.CK53];[.$A53]-[.CK$2]+1;1);0)" office:value-type="float" office:value="204226" calcext:value-type="float">
            <text:p>204226</text:p>
          </table:table-cell>
          <table:table-cell table:formula="of:=[.CK53]+IF([.$A53]&gt;=[.CL$2];INDEX([.CL$3:.CL53];[.$A53]-[.CL$2]+1;1);0)" office:value-type="float" office:value="204226" calcext:value-type="float">
            <text:p>204226</text:p>
          </table:table-cell>
          <table:table-cell table:formula="of:=[.CL53]+IF([.$A53]&gt;=[.CM$2];INDEX([.CM$3:.CM53];[.$A53]-[.CM$2]+1;1);0)" office:value-type="float" office:value="204226" calcext:value-type="float">
            <text:p>204226</text:p>
          </table:table-cell>
          <table:table-cell table:formula="of:=[.CM53]+IF([.$A53]&gt;=[.CN$2];INDEX([.CN$3:.CN53];[.$A53]-[.CN$2]+1;1);0)" office:value-type="float" office:value="204226" calcext:value-type="float">
            <text:p>204226</text:p>
          </table:table-cell>
          <table:table-cell table:formula="of:=[.CN53]+IF([.$A53]&gt;=[.CO$2];INDEX([.CO$3:.CO53];[.$A53]-[.CO$2]+1;1);0)" office:value-type="float" office:value="204226" calcext:value-type="float">
            <text:p>204226</text:p>
          </table:table-cell>
          <table:table-cell table:formula="of:=[.CO53]+IF([.$A53]&gt;=[.CP$2];INDEX([.CP$3:.CP53];[.$A53]-[.CP$2]+1;1);0)" office:value-type="float" office:value="204226" calcext:value-type="float">
            <text:p>204226</text:p>
          </table:table-cell>
          <table:table-cell table:formula="of:=[.CP53]+IF([.$A53]&gt;=[.CQ$2];INDEX([.CQ$3:.CQ53];[.$A53]-[.CQ$2]+1;1);0)" office:value-type="float" office:value="204226" calcext:value-type="float">
            <text:p>204226</text:p>
          </table:table-cell>
          <table:table-cell table:formula="of:=[.CQ53]+IF([.$A53]&gt;=[.CR$2];INDEX([.CR$3:.CR53];[.$A53]-[.CR$2]+1;1);0)" office:value-type="float" office:value="204226" calcext:value-type="float">
            <text:p>204226</text:p>
          </table:table-cell>
          <table:table-cell table:formula="of:=[.CR53]+IF([.$A53]&gt;=[.CS$2];INDEX([.CS$3:.CS53];[.$A53]-[.CS$2]+1;1);0)" office:value-type="float" office:value="204226" calcext:value-type="float">
            <text:p>204226</text:p>
          </table:table-cell>
          <table:table-cell table:formula="of:=[.CS53]+IF([.$A53]&gt;=[.CT$2];INDEX([.CT$3:.CT53];[.$A53]-[.CT$2]+1;1);0)" office:value-type="float" office:value="204226" calcext:value-type="float">
            <text:p>204226</text:p>
          </table:table-cell>
          <table:table-cell table:formula="of:=[.CT53]+IF([.$A53]&gt;=[.CU$2];INDEX([.CU$3:.CU53];[.$A53]-[.CU$2]+1;1);0)" office:value-type="float" office:value="204226" calcext:value-type="float">
            <text:p>204226</text:p>
          </table:table-cell>
          <table:table-cell table:formula="of:=[.CU53]+IF([.$A53]&gt;=[.CV$2];INDEX([.CV$3:.CV53];[.$A53]-[.CV$2]+1;1);0)" office:value-type="float" office:value="204226" calcext:value-type="float">
            <text:p>204226</text:p>
          </table:table-cell>
          <table:table-cell table:formula="of:=[.CV53]+IF([.$A53]&gt;=[.CW$2];INDEX([.CW$3:.CW53];[.$A53]-[.CW$2]+1;1);0)" office:value-type="float" office:value="204226" calcext:value-type="float">
            <text:p>2042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3]" office:value-type="float" office:value="1" calcext:value-type="float">
            <text:p>1</text:p>
          </table:table-cell>
          <table:table-cell table:formula="of:=[.B54]+IF([.$A54]&gt;=[.C$2];INDEX([.C$3:.C54];[.$A54]-[.C$2]+1;1);0)" office:value-type="float" office:value="26" calcext:value-type="float">
            <text:p>26</text:p>
          </table:table-cell>
          <table:table-cell table:formula="of:=[.C54]+IF([.$A54]&gt;=[.D$2];INDEX([.D$3:.D54];[.$A54]-[.D$2]+1;1);0)" office:value-type="float" office:value="243" calcext:value-type="float">
            <text:p>243</text:p>
          </table:table-cell>
          <table:table-cell table:formula="of:=[.D54]+IF([.$A54]&gt;=[.E$2];INDEX([.E$3:.E54];[.$A54]-[.E$2]+1;1);0)" office:value-type="float" office:value="1215" calcext:value-type="float">
            <text:p>1215</text:p>
          </table:table-cell>
          <table:table-cell table:formula="of:=[.E54]+IF([.$A54]&gt;=[.F$2];INDEX([.F$3:.F54];[.$A54]-[.F$2]+1;1);0)" office:value-type="float" office:value="4033" calcext:value-type="float">
            <text:p>4033</text:p>
          </table:table-cell>
          <table:table-cell table:formula="of:=[.F54]+IF([.$A54]&gt;=[.G$2];INDEX([.G$3:.G54];[.$A54]-[.G$2]+1;1);0)" office:value-type="float" office:value="9975" calcext:value-type="float">
            <text:p>9975</text:p>
          </table:table-cell>
          <table:table-cell table:formula="of:=[.G54]+IF([.$A54]&gt;=[.H$2];INDEX([.H$3:.H54];[.$A54]-[.H$2]+1;1);0)" office:value-type="float" office:value="19928" calcext:value-type="float">
            <text:p>19928</text:p>
          </table:table-cell>
          <table:table-cell table:formula="of:=[.H54]+IF([.$A54]&gt;=[.I$2];INDEX([.I$3:.I54];[.$A54]-[.I$2]+1;1);0)" office:value-type="float" office:value="33940" calcext:value-type="float">
            <text:p>33940</text:p>
          </table:table-cell>
          <table:table-cell table:formula="of:=[.I54]+IF([.$A54]&gt;=[.J$2];INDEX([.J$3:.J54];[.$A54]-[.J$2]+1;1);0)" office:value-type="float" office:value="51294" calcext:value-type="float">
            <text:p>51294</text:p>
          </table:table-cell>
          <table:table-cell table:formula="of:=[.J54]+IF([.$A54]&gt;=[.K$2];INDEX([.K$3:.K54];[.$A54]-[.K$2]+1;1);0)" office:value-type="float" office:value="70760" calcext:value-type="float">
            <text:p>70760</text:p>
          </table:table-cell>
          <table:table-cell table:formula="of:=[.K54]+IF([.$A54]&gt;=[.L$2];INDEX([.L$3:.L54];[.$A54]-[.L$2]+1;1);0)" office:value-type="float" office:value="91058" calcext:value-type="float">
            <text:p>91058</text:p>
          </table:table-cell>
          <table:table-cell table:formula="of:=[.L54]+IF([.$A54]&gt;=[.M$2];INDEX([.M$3:.M54];[.$A54]-[.M$2]+1;1);0)" office:value-type="float" office:value="111036" calcext:value-type="float">
            <text:p>111036</text:p>
          </table:table-cell>
          <table:table-cell table:formula="of:=[.M54]+IF([.$A54]&gt;=[.N$2];INDEX([.N$3:.N54];[.$A54]-[.N$2]+1;1);0)" office:value-type="float" office:value="129883" calcext:value-type="float">
            <text:p>129883</text:p>
          </table:table-cell>
          <table:table-cell table:formula="of:=[.N54]+IF([.$A54]&gt;=[.O$2];INDEX([.O$3:.O54];[.$A54]-[.O$2]+1;1);0)" office:value-type="float" office:value="147059" calcext:value-type="float">
            <text:p>147059</text:p>
          </table:table-cell>
          <table:table-cell table:formula="of:=[.O54]+IF([.$A54]&gt;=[.P$2];INDEX([.P$3:.P54];[.$A54]-[.P$2]+1;1);0)" office:value-type="float" office:value="162331" calcext:value-type="float">
            <text:p>162331</text:p>
          </table:table-cell>
          <table:table-cell table:formula="of:=[.P54]+IF([.$A54]&gt;=[.Q$2];INDEX([.Q$3:.Q54];[.$A54]-[.Q$2]+1;1);0)" office:value-type="float" office:value="175618" calcext:value-type="float">
            <text:p>175618</text:p>
          </table:table-cell>
          <table:table-cell table:formula="of:=[.Q54]+IF([.$A54]&gt;=[.R$2];INDEX([.R$3:.R54];[.$A54]-[.R$2]+1;1);0)" office:value-type="float" office:value="187013" calcext:value-type="float">
            <text:p>187013</text:p>
          </table:table-cell>
          <table:table-cell table:formula="of:=[.R54]+IF([.$A54]&gt;=[.S$2];INDEX([.S$3:.S54];[.$A54]-[.S$2]+1;1);0)" office:value-type="float" office:value="196648" calcext:value-type="float">
            <text:p>196648</text:p>
          </table:table-cell>
          <table:table-cell table:formula="of:=[.S54]+IF([.$A54]&gt;=[.T$2];INDEX([.T$3:.T54];[.$A54]-[.T$2]+1;1);0)" office:value-type="float" office:value="204725" calcext:value-type="float">
            <text:p>204725</text:p>
          </table:table-cell>
          <table:table-cell table:formula="of:=[.T54]+IF([.$A54]&gt;=[.U$2];INDEX([.U$3:.U54];[.$A54]-[.U$2]+1;1);0)" office:value-type="float" office:value="211428" calcext:value-type="float">
            <text:p>211428</text:p>
          </table:table-cell>
          <table:table-cell table:formula="of:=[.U54]+IF([.$A54]&gt;=[.V$2];INDEX([.V$3:.V54];[.$A54]-[.V$2]+1;1);0)" office:value-type="float" office:value="216965" calcext:value-type="float">
            <text:p>216965</text:p>
          </table:table-cell>
          <table:table-cell table:formula="of:=[.V54]+IF([.$A54]&gt;=[.W$2];INDEX([.W$3:.W54];[.$A54]-[.W$2]+1;1);0)" office:value-type="float" office:value="221500" calcext:value-type="float">
            <text:p>221500</text:p>
          </table:table-cell>
          <table:table-cell table:formula="of:=[.W54]+IF([.$A54]&gt;=[.X$2];INDEX([.X$3:.X54];[.$A54]-[.X$2]+1;1);0)" office:value-type="float" office:value="225206" calcext:value-type="float">
            <text:p>225206</text:p>
          </table:table-cell>
          <table:table-cell table:formula="of:=[.X54]+IF([.$A54]&gt;=[.Y$2];INDEX([.Y$3:.Y54];[.$A54]-[.Y$2]+1;1);0)" office:value-type="float" office:value="228212" calcext:value-type="float">
            <text:p>228212</text:p>
          </table:table-cell>
          <table:table-cell table:formula="of:=[.Y54]+IF([.$A54]&gt;=[.Z$2];INDEX([.Z$3:.Z54];[.$A54]-[.Z$2]+1;1);0)" office:value-type="float" office:value="230647" calcext:value-type="float">
            <text:p>230647</text:p>
          </table:table-cell>
          <table:table-cell table:formula="of:=[.Z54]+IF([.$A54]&gt;=[.AA$2];INDEX([.AA$3:.AA54];[.$A54]-[.AA$2]+1;1);0)" office:value-type="float" office:value="232605" calcext:value-type="float">
            <text:p>232605</text:p>
          </table:table-cell>
          <table:table-cell table:formula="of:=[.AA54]+IF([.$A54]&gt;=[.AB$2];INDEX([.AB$3:.AB54];[.$A54]-[.AB$2]+1;1);0)" office:value-type="float" office:value="234180" calcext:value-type="float">
            <text:p>234180</text:p>
          </table:table-cell>
          <table:table-cell table:formula="of:=[.AB54]+IF([.$A54]&gt;=[.AC$2];INDEX([.AC$3:.AC54];[.$A54]-[.AC$2]+1;1);0)" office:value-type="float" office:value="235435" calcext:value-type="float">
            <text:p>235435</text:p>
          </table:table-cell>
          <table:table-cell table:formula="of:=[.AC54]+IF([.$A54]&gt;=[.AD$2];INDEX([.AD$3:.AD54];[.$A54]-[.AD$2]+1;1);0)" office:value-type="float" office:value="236437" calcext:value-type="float">
            <text:p>236437</text:p>
          </table:table-cell>
          <table:table-cell table:formula="of:=[.AD54]+IF([.$A54]&gt;=[.AE$2];INDEX([.AE$3:.AE54];[.$A54]-[.AE$2]+1;1);0)" office:value-type="float" office:value="237229" calcext:value-type="float">
            <text:p>237229</text:p>
          </table:table-cell>
          <table:table-cell table:formula="of:=[.AE54]+IF([.$A54]&gt;=[.AF$2];INDEX([.AF$3:.AF54];[.$A54]-[.AF$2]+1;1);0)" office:value-type="float" office:value="237856" calcext:value-type="float">
            <text:p>237856</text:p>
          </table:table-cell>
          <table:table-cell table:formula="of:=[.AF54]+IF([.$A54]&gt;=[.AG$2];INDEX([.AG$3:.AG54];[.$A54]-[.AG$2]+1;1);0)" office:value-type="float" office:value="238346" calcext:value-type="float">
            <text:p>238346</text:p>
          </table:table-cell>
          <table:table-cell table:formula="of:=[.AG54]+IF([.$A54]&gt;=[.AH$2];INDEX([.AH$3:.AH54];[.$A54]-[.AH$2]+1;1);0)" office:value-type="float" office:value="238731" calcext:value-type="float">
            <text:p>238731</text:p>
          </table:table-cell>
          <table:table-cell table:formula="of:=[.AH54]+IF([.$A54]&gt;=[.AI$2];INDEX([.AI$3:.AI54];[.$A54]-[.AI$2]+1;1);0)" office:value-type="float" office:value="239028" calcext:value-type="float">
            <text:p>239028</text:p>
          </table:table-cell>
          <table:table-cell table:formula="of:=[.AI54]+IF([.$A54]&gt;=[.AJ$2];INDEX([.AJ$3:.AJ54];[.$A54]-[.AJ$2]+1;1);0)" office:value-type="float" office:value="239259" calcext:value-type="float">
            <text:p>239259</text:p>
          </table:table-cell>
          <table:table-cell table:formula="of:=[.AJ54]+IF([.$A54]&gt;=[.AK$2];INDEX([.AK$3:.AK54];[.$A54]-[.AK$2]+1;1);0)" office:value-type="float" office:value="239435" calcext:value-type="float">
            <text:p>239435</text:p>
          </table:table-cell>
          <table:table-cell table:formula="of:=[.AK54]+IF([.$A54]&gt;=[.AL$2];INDEX([.AL$3:.AL54];[.$A54]-[.AL$2]+1;1);0)" office:value-type="float" office:value="239570" calcext:value-type="float">
            <text:p>239570</text:p>
          </table:table-cell>
          <table:table-cell table:formula="of:=[.AL54]+IF([.$A54]&gt;=[.AM$2];INDEX([.AM$3:.AM54];[.$A54]-[.AM$2]+1;1);0)" office:value-type="float" office:value="239671" calcext:value-type="float">
            <text:p>239671</text:p>
          </table:table-cell>
          <table:table-cell table:formula="of:=[.AM54]+IF([.$A54]&gt;=[.AN$2];INDEX([.AN$3:.AN54];[.$A54]-[.AN$2]+1;1);0)" office:value-type="float" office:value="239748" calcext:value-type="float">
            <text:p>239748</text:p>
          </table:table-cell>
          <table:table-cell table:formula="of:=[.AN54]+IF([.$A54]&gt;=[.AO$2];INDEX([.AO$3:.AO54];[.$A54]-[.AO$2]+1;1);0)" office:value-type="float" office:value="239804" calcext:value-type="float">
            <text:p>239804</text:p>
          </table:table-cell>
          <table:table-cell table:formula="of:=[.AO54]+IF([.$A54]&gt;=[.AP$2];INDEX([.AP$3:.AP54];[.$A54]-[.AP$2]+1;1);0)" office:value-type="float" office:value="239846" calcext:value-type="float">
            <text:p>239846</text:p>
          </table:table-cell>
          <table:table-cell table:formula="of:=[.AP54]+IF([.$A54]&gt;=[.AQ$2];INDEX([.AQ$3:.AQ54];[.$A54]-[.AQ$2]+1;1);0)" office:value-type="float" office:value="239876" calcext:value-type="float">
            <text:p>239876</text:p>
          </table:table-cell>
          <table:table-cell table:formula="of:=[.AQ54]+IF([.$A54]&gt;=[.AR$2];INDEX([.AR$3:.AR54];[.$A54]-[.AR$2]+1;1);0)" office:value-type="float" office:value="239898" calcext:value-type="float">
            <text:p>239898</text:p>
          </table:table-cell>
          <table:table-cell table:formula="of:=[.AR54]+IF([.$A54]&gt;=[.AS$2];INDEX([.AS$3:.AS54];[.$A54]-[.AS$2]+1;1);0)" office:value-type="float" office:value="239913" calcext:value-type="float">
            <text:p>239913</text:p>
          </table:table-cell>
          <table:table-cell table:formula="of:=[.AS54]+IF([.$A54]&gt;=[.AT$2];INDEX([.AT$3:.AT54];[.$A54]-[.AT$2]+1;1);0)" office:value-type="float" office:value="239924" calcext:value-type="float">
            <text:p>239924</text:p>
          </table:table-cell>
          <table:table-cell table:formula="of:=[.AT54]+IF([.$A54]&gt;=[.AU$2];INDEX([.AU$3:.AU54];[.$A54]-[.AU$2]+1;1);0)" office:value-type="float" office:value="239931" calcext:value-type="float">
            <text:p>239931</text:p>
          </table:table-cell>
          <table:table-cell table:formula="of:=[.AU54]+IF([.$A54]&gt;=[.AV$2];INDEX([.AV$3:.AV54];[.$A54]-[.AV$2]+1;1);0)" office:value-type="float" office:value="239936" calcext:value-type="float">
            <text:p>239936</text:p>
          </table:table-cell>
          <table:table-cell table:formula="of:=[.AV54]+IF([.$A54]&gt;=[.AW$2];INDEX([.AW$3:.AW54];[.$A54]-[.AW$2]+1;1);0)" office:value-type="float" office:value="239939" calcext:value-type="float">
            <text:p>239939</text:p>
          </table:table-cell>
          <table:table-cell table:formula="of:=[.AW54]+IF([.$A54]&gt;=[.AX$2];INDEX([.AX$3:.AX54];[.$A54]-[.AX$2]+1;1);0)" office:value-type="float" office:value="239941" calcext:value-type="float">
            <text:p>239941</text:p>
          </table:table-cell>
          <table:table-cell table:formula="of:=[.AX54]+IF([.$A54]&gt;=[.AY$2];INDEX([.AY$3:.AY54];[.$A54]-[.AY$2]+1;1);0)" office:value-type="float" office:value="239942" calcext:value-type="float">
            <text:p>239942</text:p>
          </table:table-cell>
          <table:table-cell table:formula="of:=[.AY54]+IF([.$A54]&gt;=[.AZ$2];INDEX([.AZ$3:.AZ54];[.$A54]-[.AZ$2]+1;1);0)" office:value-type="float" office:value="239943" calcext:value-type="float">
            <text:p>239943</text:p>
          </table:table-cell>
          <table:table-cell table:formula="of:=[.AZ54]+IF([.$A54]&gt;=[.BA$2];INDEX([.BA$3:.BA54];[.$A54]-[.BA$2]+1;1);0)" office:value-type="float" office:value="239943" calcext:value-type="float">
            <text:p>239943</text:p>
          </table:table-cell>
          <table:table-cell table:formula="of:=[.BA54]+IF([.$A54]&gt;=[.BB$2];INDEX([.BB$3:.BB54];[.$A54]-[.BB$2]+1;1);0)" office:value-type="float" office:value="239943" calcext:value-type="float">
            <text:p>239943</text:p>
          </table:table-cell>
          <table:table-cell table:formula="of:=[.BB54]+IF([.$A54]&gt;=[.BC$2];INDEX([.BC$3:.BC54];[.$A54]-[.BC$2]+1;1);0)" office:value-type="float" office:value="239943" calcext:value-type="float">
            <text:p>239943</text:p>
          </table:table-cell>
          <table:table-cell table:formula="of:=[.BC54]+IF([.$A54]&gt;=[.BD$2];INDEX([.BD$3:.BD54];[.$A54]-[.BD$2]+1;1);0)" office:value-type="float" office:value="239943" calcext:value-type="float">
            <text:p>239943</text:p>
          </table:table-cell>
          <table:table-cell table:formula="of:=[.BD54]+IF([.$A54]&gt;=[.BE$2];INDEX([.BE$3:.BE54];[.$A54]-[.BE$2]+1;1);0)" office:value-type="float" office:value="239943" calcext:value-type="float">
            <text:p>239943</text:p>
          </table:table-cell>
          <table:table-cell table:formula="of:=[.BE54]+IF([.$A54]&gt;=[.BF$2];INDEX([.BF$3:.BF54];[.$A54]-[.BF$2]+1;1);0)" office:value-type="float" office:value="239943" calcext:value-type="float">
            <text:p>239943</text:p>
          </table:table-cell>
          <table:table-cell table:formula="of:=[.BF54]+IF([.$A54]&gt;=[.BG$2];INDEX([.BG$3:.BG54];[.$A54]-[.BG$2]+1;1);0)" office:value-type="float" office:value="239943" calcext:value-type="float">
            <text:p>239943</text:p>
          </table:table-cell>
          <table:table-cell table:formula="of:=[.BG54]+IF([.$A54]&gt;=[.BH$2];INDEX([.BH$3:.BH54];[.$A54]-[.BH$2]+1;1);0)" office:value-type="float" office:value="239943" calcext:value-type="float">
            <text:p>239943</text:p>
          </table:table-cell>
          <table:table-cell table:formula="of:=[.BH54]+IF([.$A54]&gt;=[.BI$2];INDEX([.BI$3:.BI54];[.$A54]-[.BI$2]+1;1);0)" office:value-type="float" office:value="239943" calcext:value-type="float">
            <text:p>239943</text:p>
          </table:table-cell>
          <table:table-cell table:formula="of:=[.BI54]+IF([.$A54]&gt;=[.BJ$2];INDEX([.BJ$3:.BJ54];[.$A54]-[.BJ$2]+1;1);0)" office:value-type="float" office:value="239943" calcext:value-type="float">
            <text:p>239943</text:p>
          </table:table-cell>
          <table:table-cell table:formula="of:=[.BJ54]+IF([.$A54]&gt;=[.BK$2];INDEX([.BK$3:.BK54];[.$A54]-[.BK$2]+1;1);0)" office:value-type="float" office:value="239943" calcext:value-type="float">
            <text:p>239943</text:p>
          </table:table-cell>
          <table:table-cell table:formula="of:=[.BK54]+IF([.$A54]&gt;=[.BL$2];INDEX([.BL$3:.BL54];[.$A54]-[.BL$2]+1;1);0)" office:value-type="float" office:value="239943" calcext:value-type="float">
            <text:p>239943</text:p>
          </table:table-cell>
          <table:table-cell table:formula="of:=[.BL54]+IF([.$A54]&gt;=[.BM$2];INDEX([.BM$3:.BM54];[.$A54]-[.BM$2]+1;1);0)" office:value-type="float" office:value="239943" calcext:value-type="float">
            <text:p>239943</text:p>
          </table:table-cell>
          <table:table-cell table:formula="of:=[.BM54]+IF([.$A54]&gt;=[.BN$2];INDEX([.BN$3:.BN54];[.$A54]-[.BN$2]+1;1);0)" office:value-type="float" office:value="239943" calcext:value-type="float">
            <text:p>239943</text:p>
          </table:table-cell>
          <table:table-cell table:formula="of:=[.BN54]+IF([.$A54]&gt;=[.BO$2];INDEX([.BO$3:.BO54];[.$A54]-[.BO$2]+1;1);0)" office:value-type="float" office:value="239943" calcext:value-type="float">
            <text:p>239943</text:p>
          </table:table-cell>
          <table:table-cell table:formula="of:=[.BO54]+IF([.$A54]&gt;=[.BP$2];INDEX([.BP$3:.BP54];[.$A54]-[.BP$2]+1;1);0)" office:value-type="float" office:value="239943" calcext:value-type="float">
            <text:p>239943</text:p>
          </table:table-cell>
          <table:table-cell table:formula="of:=[.BP54]+IF([.$A54]&gt;=[.BQ$2];INDEX([.BQ$3:.BQ54];[.$A54]-[.BQ$2]+1;1);0)" office:value-type="float" office:value="239943" calcext:value-type="float">
            <text:p>239943</text:p>
          </table:table-cell>
          <table:table-cell table:formula="of:=[.BQ54]+IF([.$A54]&gt;=[.BR$2];INDEX([.BR$3:.BR54];[.$A54]-[.BR$2]+1;1);0)" office:value-type="float" office:value="239943" calcext:value-type="float">
            <text:p>239943</text:p>
          </table:table-cell>
          <table:table-cell table:formula="of:=[.BR54]+IF([.$A54]&gt;=[.BS$2];INDEX([.BS$3:.BS54];[.$A54]-[.BS$2]+1;1);0)" office:value-type="float" office:value="239943" calcext:value-type="float">
            <text:p>239943</text:p>
          </table:table-cell>
          <table:table-cell table:formula="of:=[.BS54]+IF([.$A54]&gt;=[.BT$2];INDEX([.BT$3:.BT54];[.$A54]-[.BT$2]+1;1);0)" office:value-type="float" office:value="239943" calcext:value-type="float">
            <text:p>239943</text:p>
          </table:table-cell>
          <table:table-cell table:formula="of:=[.BT54]+IF([.$A54]&gt;=[.BU$2];INDEX([.BU$3:.BU54];[.$A54]-[.BU$2]+1;1);0)" office:value-type="float" office:value="239943" calcext:value-type="float">
            <text:p>239943</text:p>
          </table:table-cell>
          <table:table-cell table:formula="of:=[.BU54]+IF([.$A54]&gt;=[.BV$2];INDEX([.BV$3:.BV54];[.$A54]-[.BV$2]+1;1);0)" office:value-type="float" office:value="239943" calcext:value-type="float">
            <text:p>239943</text:p>
          </table:table-cell>
          <table:table-cell table:formula="of:=[.BV54]+IF([.$A54]&gt;=[.BW$2];INDEX([.BW$3:.BW54];[.$A54]-[.BW$2]+1;1);0)" office:value-type="float" office:value="239943" calcext:value-type="float">
            <text:p>239943</text:p>
          </table:table-cell>
          <table:table-cell table:formula="of:=[.BW54]+IF([.$A54]&gt;=[.BX$2];INDEX([.BX$3:.BX54];[.$A54]-[.BX$2]+1;1);0)" office:value-type="float" office:value="239943" calcext:value-type="float">
            <text:p>239943</text:p>
          </table:table-cell>
          <table:table-cell table:formula="of:=[.BX54]+IF([.$A54]&gt;=[.BY$2];INDEX([.BY$3:.BY54];[.$A54]-[.BY$2]+1;1);0)" office:value-type="float" office:value="239943" calcext:value-type="float">
            <text:p>239943</text:p>
          </table:table-cell>
          <table:table-cell table:formula="of:=[.BY54]+IF([.$A54]&gt;=[.BZ$2];INDEX([.BZ$3:.BZ54];[.$A54]-[.BZ$2]+1;1);0)" office:value-type="float" office:value="239943" calcext:value-type="float">
            <text:p>239943</text:p>
          </table:table-cell>
          <table:table-cell table:formula="of:=[.BZ54]+IF([.$A54]&gt;=[.CA$2];INDEX([.CA$3:.CA54];[.$A54]-[.CA$2]+1;1);0)" office:value-type="float" office:value="239943" calcext:value-type="float">
            <text:p>239943</text:p>
          </table:table-cell>
          <table:table-cell table:formula="of:=[.CA54]+IF([.$A54]&gt;=[.CB$2];INDEX([.CB$3:.CB54];[.$A54]-[.CB$2]+1;1);0)" office:value-type="float" office:value="239943" calcext:value-type="float">
            <text:p>239943</text:p>
          </table:table-cell>
          <table:table-cell table:formula="of:=[.CB54]+IF([.$A54]&gt;=[.CC$2];INDEX([.CC$3:.CC54];[.$A54]-[.CC$2]+1;1);0)" office:value-type="float" office:value="239943" calcext:value-type="float">
            <text:p>239943</text:p>
          </table:table-cell>
          <table:table-cell table:formula="of:=[.CC54]+IF([.$A54]&gt;=[.CD$2];INDEX([.CD$3:.CD54];[.$A54]-[.CD$2]+1;1);0)" office:value-type="float" office:value="239943" calcext:value-type="float">
            <text:p>239943</text:p>
          </table:table-cell>
          <table:table-cell table:formula="of:=[.CD54]+IF([.$A54]&gt;=[.CE$2];INDEX([.CE$3:.CE54];[.$A54]-[.CE$2]+1;1);0)" office:value-type="float" office:value="239943" calcext:value-type="float">
            <text:p>239943</text:p>
          </table:table-cell>
          <table:table-cell table:formula="of:=[.CE54]+IF([.$A54]&gt;=[.CF$2];INDEX([.CF$3:.CF54];[.$A54]-[.CF$2]+1;1);0)" office:value-type="float" office:value="239943" calcext:value-type="float">
            <text:p>239943</text:p>
          </table:table-cell>
          <table:table-cell table:formula="of:=[.CF54]+IF([.$A54]&gt;=[.CG$2];INDEX([.CG$3:.CG54];[.$A54]-[.CG$2]+1;1);0)" office:value-type="float" office:value="239943" calcext:value-type="float">
            <text:p>239943</text:p>
          </table:table-cell>
          <table:table-cell table:formula="of:=[.CG54]+IF([.$A54]&gt;=[.CH$2];INDEX([.CH$3:.CH54];[.$A54]-[.CH$2]+1;1);0)" office:value-type="float" office:value="239943" calcext:value-type="float">
            <text:p>239943</text:p>
          </table:table-cell>
          <table:table-cell table:formula="of:=[.CH54]+IF([.$A54]&gt;=[.CI$2];INDEX([.CI$3:.CI54];[.$A54]-[.CI$2]+1;1);0)" office:value-type="float" office:value="239943" calcext:value-type="float">
            <text:p>239943</text:p>
          </table:table-cell>
          <table:table-cell table:formula="of:=[.CI54]+IF([.$A54]&gt;=[.CJ$2];INDEX([.CJ$3:.CJ54];[.$A54]-[.CJ$2]+1;1);0)" office:value-type="float" office:value="239943" calcext:value-type="float">
            <text:p>239943</text:p>
          </table:table-cell>
          <table:table-cell table:formula="of:=[.CJ54]+IF([.$A54]&gt;=[.CK$2];INDEX([.CK$3:.CK54];[.$A54]-[.CK$2]+1;1);0)" office:value-type="float" office:value="239943" calcext:value-type="float">
            <text:p>239943</text:p>
          </table:table-cell>
          <table:table-cell table:formula="of:=[.CK54]+IF([.$A54]&gt;=[.CL$2];INDEX([.CL$3:.CL54];[.$A54]-[.CL$2]+1;1);0)" office:value-type="float" office:value="239943" calcext:value-type="float">
            <text:p>239943</text:p>
          </table:table-cell>
          <table:table-cell table:formula="of:=[.CL54]+IF([.$A54]&gt;=[.CM$2];INDEX([.CM$3:.CM54];[.$A54]-[.CM$2]+1;1);0)" office:value-type="float" office:value="239943" calcext:value-type="float">
            <text:p>239943</text:p>
          </table:table-cell>
          <table:table-cell table:formula="of:=[.CM54]+IF([.$A54]&gt;=[.CN$2];INDEX([.CN$3:.CN54];[.$A54]-[.CN$2]+1;1);0)" office:value-type="float" office:value="239943" calcext:value-type="float">
            <text:p>239943</text:p>
          </table:table-cell>
          <table:table-cell table:formula="of:=[.CN54]+IF([.$A54]&gt;=[.CO$2];INDEX([.CO$3:.CO54];[.$A54]-[.CO$2]+1;1);0)" office:value-type="float" office:value="239943" calcext:value-type="float">
            <text:p>239943</text:p>
          </table:table-cell>
          <table:table-cell table:formula="of:=[.CO54]+IF([.$A54]&gt;=[.CP$2];INDEX([.CP$3:.CP54];[.$A54]-[.CP$2]+1;1);0)" office:value-type="float" office:value="239943" calcext:value-type="float">
            <text:p>239943</text:p>
          </table:table-cell>
          <table:table-cell table:formula="of:=[.CP54]+IF([.$A54]&gt;=[.CQ$2];INDEX([.CQ$3:.CQ54];[.$A54]-[.CQ$2]+1;1);0)" office:value-type="float" office:value="239943" calcext:value-type="float">
            <text:p>239943</text:p>
          </table:table-cell>
          <table:table-cell table:formula="of:=[.CQ54]+IF([.$A54]&gt;=[.CR$2];INDEX([.CR$3:.CR54];[.$A54]-[.CR$2]+1;1);0)" office:value-type="float" office:value="239943" calcext:value-type="float">
            <text:p>239943</text:p>
          </table:table-cell>
          <table:table-cell table:formula="of:=[.CR54]+IF([.$A54]&gt;=[.CS$2];INDEX([.CS$3:.CS54];[.$A54]-[.CS$2]+1;1);0)" office:value-type="float" office:value="239943" calcext:value-type="float">
            <text:p>239943</text:p>
          </table:table-cell>
          <table:table-cell table:formula="of:=[.CS54]+IF([.$A54]&gt;=[.CT$2];INDEX([.CT$3:.CT54];[.$A54]-[.CT$2]+1;1);0)" office:value-type="float" office:value="239943" calcext:value-type="float">
            <text:p>239943</text:p>
          </table:table-cell>
          <table:table-cell table:formula="of:=[.CT54]+IF([.$A54]&gt;=[.CU$2];INDEX([.CU$3:.CU54];[.$A54]-[.CU$2]+1;1);0)" office:value-type="float" office:value="239943" calcext:value-type="float">
            <text:p>239943</text:p>
          </table:table-cell>
          <table:table-cell table:formula="of:=[.CU54]+IF([.$A54]&gt;=[.CV$2];INDEX([.CV$3:.CV54];[.$A54]-[.CV$2]+1;1);0)" office:value-type="float" office:value="239943" calcext:value-type="float">
            <text:p>239943</text:p>
          </table:table-cell>
          <table:table-cell table:formula="of:=[.CV54]+IF([.$A54]&gt;=[.CW$2];INDEX([.CW$3:.CW54];[.$A54]-[.CW$2]+1;1);0)" office:value-type="float" office:value="239943" calcext:value-type="float">
            <text:p>2399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4]" office:value-type="float" office:value="1" calcext:value-type="float">
            <text:p>1</text:p>
          </table:table-cell>
          <table:table-cell table:formula="of:=[.B55]+IF([.$A55]&gt;=[.C$2];INDEX([.C$3:.C55];[.$A55]-[.C$2]+1;1);0)" office:value-type="float" office:value="27" calcext:value-type="float">
            <text:p>27</text:p>
          </table:table-cell>
          <table:table-cell table:formula="of:=[.C55]+IF([.$A55]&gt;=[.D$2];INDEX([.D$3:.D55];[.$A55]-[.D$2]+1;1);0)" office:value-type="float" office:value="252" calcext:value-type="float">
            <text:p>252</text:p>
          </table:table-cell>
          <table:table-cell table:formula="of:=[.D55]+IF([.$A55]&gt;=[.E$2];INDEX([.E$3:.E55];[.$A55]-[.E$2]+1;1);0)" office:value-type="float" office:value="1285" calcext:value-type="float">
            <text:p>1285</text:p>
          </table:table-cell>
          <table:table-cell table:formula="of:=[.E55]+IF([.$A55]&gt;=[.F$2];INDEX([.F$3:.F55];[.$A55]-[.F$2]+1;1);0)" office:value-type="float" office:value="4319" calcext:value-type="float">
            <text:p>4319</text:p>
          </table:table-cell>
          <table:table-cell table:formula="of:=[.F55]+IF([.$A55]&gt;=[.G$2];INDEX([.G$3:.G55];[.$A55]-[.G$2]+1;1);0)" office:value-type="float" office:value="10829" calcext:value-type="float">
            <text:p>10829</text:p>
          </table:table-cell>
          <table:table-cell table:formula="of:=[.G55]+IF([.$A55]&gt;=[.H$2];INDEX([.H$3:.H55];[.$A55]-[.H$2]+1;1);0)" office:value-type="float" office:value="21873" calcext:value-type="float">
            <text:p>21873</text:p>
          </table:table-cell>
          <table:table-cell table:formula="of:=[.H55]+IF([.$A55]&gt;=[.I$2];INDEX([.I$3:.I55];[.$A55]-[.I$2]+1;1);0)" office:value-type="float" office:value="37638" calcext:value-type="float">
            <text:p>37638</text:p>
          </table:table-cell>
          <table:table-cell table:formula="of:=[.I55]+IF([.$A55]&gt;=[.J$2];INDEX([.J$3:.J55];[.$A55]-[.J$2]+1;1);0)" office:value-type="float" office:value="57358" calcext:value-type="float">
            <text:p>57358</text:p>
          </table:table-cell>
          <table:table-cell table:formula="of:=[.J55]+IF([.$A55]&gt;=[.K$2];INDEX([.K$3:.K55];[.$A55]-[.K$2]+1;1);0)" office:value-type="float" office:value="79725" calcext:value-type="float">
            <text:p>79725</text:p>
          </table:table-cell>
          <table:table-cell table:formula="of:=[.K55]+IF([.$A55]&gt;=[.L$2];INDEX([.L$3:.L55];[.$A55]-[.L$2]+1;1);0)" office:value-type="float" office:value="103226" calcext:value-type="float">
            <text:p>103226</text:p>
          </table:table-cell>
          <table:table-cell table:formula="of:=[.L55]+IF([.$A55]&gt;=[.M$2];INDEX([.M$3:.M55];[.$A55]-[.M$2]+1;1);0)" office:value-type="float" office:value="126560" calcext:value-type="float">
            <text:p>126560</text:p>
          </table:table-cell>
          <table:table-cell table:formula="of:=[.M55]+IF([.$A55]&gt;=[.N$2];INDEX([.N$3:.N55];[.$A55]-[.N$2]+1;1);0)" office:value-type="float" office:value="148702" calcext:value-type="float">
            <text:p>148702</text:p>
          </table:table-cell>
          <table:table-cell table:formula="of:=[.N55]+IF([.$A55]&gt;=[.O$2];INDEX([.O$3:.O55];[.$A55]-[.O$2]+1;1);0)" office:value-type="float" office:value="169027" calcext:value-type="float">
            <text:p>169027</text:p>
          </table:table-cell>
          <table:table-cell table:formula="of:=[.O55]+IF([.$A55]&gt;=[.P$2];INDEX([.P$3:.P55];[.$A55]-[.P$2]+1;1);0)" office:value-type="float" office:value="187175" calcext:value-type="float">
            <text:p>187175</text:p>
          </table:table-cell>
          <table:table-cell table:formula="of:=[.P55]+IF([.$A55]&gt;=[.Q$2];INDEX([.Q$3:.Q55];[.$A55]-[.Q$2]+1;1);0)" office:value-type="float" office:value="203067" calcext:value-type="float">
            <text:p>203067</text:p>
          </table:table-cell>
          <table:table-cell table:formula="of:=[.Q55]+IF([.$A55]&gt;=[.R$2];INDEX([.R$3:.R55];[.$A55]-[.R$2]+1;1);0)" office:value-type="float" office:value="216738" calcext:value-type="float">
            <text:p>216738</text:p>
          </table:table-cell>
          <table:table-cell table:formula="of:=[.R55]+IF([.$A55]&gt;=[.S$2];INDEX([.S$3:.S55];[.$A55]-[.S$2]+1;1);0)" office:value-type="float" office:value="228364" calcext:value-type="float">
            <text:p>228364</text:p>
          </table:table-cell>
          <table:table-cell table:formula="of:=[.S55]+IF([.$A55]&gt;=[.T$2];INDEX([.T$3:.T55];[.$A55]-[.T$2]+1;1);0)" office:value-type="float" office:value="238134" calcext:value-type="float">
            <text:p>238134</text:p>
          </table:table-cell>
          <table:table-cell table:formula="of:=[.T55]+IF([.$A55]&gt;=[.U$2];INDEX([.U$3:.U55];[.$A55]-[.U$2]+1;1);0)" office:value-type="float" office:value="246288" calcext:value-type="float">
            <text:p>246288</text:p>
          </table:table-cell>
          <table:table-cell table:formula="of:=[.U55]+IF([.$A55]&gt;=[.V$2];INDEX([.V$3:.V55];[.$A55]-[.V$2]+1;1);0)" office:value-type="float" office:value="253033" calcext:value-type="float">
            <text:p>253033</text:p>
          </table:table-cell>
          <table:table-cell table:formula="of:=[.V55]+IF([.$A55]&gt;=[.W$2];INDEX([.W$3:.W55];[.$A55]-[.W$2]+1;1);0)" office:value-type="float" office:value="258592" calcext:value-type="float">
            <text:p>258592</text:p>
          </table:table-cell>
          <table:table-cell table:formula="of:=[.W55]+IF([.$A55]&gt;=[.X$2];INDEX([.X$3:.X55];[.$A55]-[.X$2]+1;1);0)" office:value-type="float" office:value="263138" calcext:value-type="float">
            <text:p>263138</text:p>
          </table:table-cell>
          <table:table-cell table:formula="of:=[.X55]+IF([.$A55]&gt;=[.Y$2];INDEX([.Y$3:.Y55];[.$A55]-[.Y$2]+1;1);0)" office:value-type="float" office:value="266849" calcext:value-type="float">
            <text:p>266849</text:p>
          </table:table-cell>
          <table:table-cell table:formula="of:=[.Y55]+IF([.$A55]&gt;=[.Z$2];INDEX([.Z$3:.Z55];[.$A55]-[.Z$2]+1;1);0)" office:value-type="float" office:value="269857" calcext:value-type="float">
            <text:p>269857</text:p>
          </table:table-cell>
          <table:table-cell table:formula="of:=[.Z55]+IF([.$A55]&gt;=[.AA$2];INDEX([.AA$3:.AA55];[.$A55]-[.AA$2]+1;1);0)" office:value-type="float" office:value="272293" calcext:value-type="float">
            <text:p>272293</text:p>
          </table:table-cell>
          <table:table-cell table:formula="of:=[.AA55]+IF([.$A55]&gt;=[.AB$2];INDEX([.AB$3:.AB55];[.$A55]-[.AB$2]+1;1);0)" office:value-type="float" office:value="274251" calcext:value-type="float">
            <text:p>274251</text:p>
          </table:table-cell>
          <table:table-cell table:formula="of:=[.AB55]+IF([.$A55]&gt;=[.AC$2];INDEX([.AC$3:.AC55];[.$A55]-[.AC$2]+1;1);0)" office:value-type="float" office:value="275826" calcext:value-type="float">
            <text:p>275826</text:p>
          </table:table-cell>
          <table:table-cell table:formula="of:=[.AC55]+IF([.$A55]&gt;=[.AD$2];INDEX([.AD$3:.AD55];[.$A55]-[.AD$2]+1;1);0)" office:value-type="float" office:value="277081" calcext:value-type="float">
            <text:p>277081</text:p>
          </table:table-cell>
          <table:table-cell table:formula="of:=[.AD55]+IF([.$A55]&gt;=[.AE$2];INDEX([.AE$3:.AE55];[.$A55]-[.AE$2]+1;1);0)" office:value-type="float" office:value="278083" calcext:value-type="float">
            <text:p>278083</text:p>
          </table:table-cell>
          <table:table-cell table:formula="of:=[.AE55]+IF([.$A55]&gt;=[.AF$2];INDEX([.AF$3:.AF55];[.$A55]-[.AF$2]+1;1);0)" office:value-type="float" office:value="278875" calcext:value-type="float">
            <text:p>278875</text:p>
          </table:table-cell>
          <table:table-cell table:formula="of:=[.AF55]+IF([.$A55]&gt;=[.AG$2];INDEX([.AG$3:.AG55];[.$A55]-[.AG$2]+1;1);0)" office:value-type="float" office:value="279502" calcext:value-type="float">
            <text:p>279502</text:p>
          </table:table-cell>
          <table:table-cell table:formula="of:=[.AG55]+IF([.$A55]&gt;=[.AH$2];INDEX([.AH$3:.AH55];[.$A55]-[.AH$2]+1;1);0)" office:value-type="float" office:value="279992" calcext:value-type="float">
            <text:p>279992</text:p>
          </table:table-cell>
          <table:table-cell table:formula="of:=[.AH55]+IF([.$A55]&gt;=[.AI$2];INDEX([.AI$3:.AI55];[.$A55]-[.AI$2]+1;1);0)" office:value-type="float" office:value="280377" calcext:value-type="float">
            <text:p>280377</text:p>
          </table:table-cell>
          <table:table-cell table:formula="of:=[.AI55]+IF([.$A55]&gt;=[.AJ$2];INDEX([.AJ$3:.AJ55];[.$A55]-[.AJ$2]+1;1);0)" office:value-type="float" office:value="280674" calcext:value-type="float">
            <text:p>280674</text:p>
          </table:table-cell>
          <table:table-cell table:formula="of:=[.AJ55]+IF([.$A55]&gt;=[.AK$2];INDEX([.AK$3:.AK55];[.$A55]-[.AK$2]+1;1);0)" office:value-type="float" office:value="280905" calcext:value-type="float">
            <text:p>280905</text:p>
          </table:table-cell>
          <table:table-cell table:formula="of:=[.AK55]+IF([.$A55]&gt;=[.AL$2];INDEX([.AL$3:.AL55];[.$A55]-[.AL$2]+1;1);0)" office:value-type="float" office:value="281081" calcext:value-type="float">
            <text:p>281081</text:p>
          </table:table-cell>
          <table:table-cell table:formula="of:=[.AL55]+IF([.$A55]&gt;=[.AM$2];INDEX([.AM$3:.AM55];[.$A55]-[.AM$2]+1;1);0)" office:value-type="float" office:value="281216" calcext:value-type="float">
            <text:p>281216</text:p>
          </table:table-cell>
          <table:table-cell table:formula="of:=[.AM55]+IF([.$A55]&gt;=[.AN$2];INDEX([.AN$3:.AN55];[.$A55]-[.AN$2]+1;1);0)" office:value-type="float" office:value="281317" calcext:value-type="float">
            <text:p>281317</text:p>
          </table:table-cell>
          <table:table-cell table:formula="of:=[.AN55]+IF([.$A55]&gt;=[.AO$2];INDEX([.AO$3:.AO55];[.$A55]-[.AO$2]+1;1);0)" office:value-type="float" office:value="281394" calcext:value-type="float">
            <text:p>281394</text:p>
          </table:table-cell>
          <table:table-cell table:formula="of:=[.AO55]+IF([.$A55]&gt;=[.AP$2];INDEX([.AP$3:.AP55];[.$A55]-[.AP$2]+1;1);0)" office:value-type="float" office:value="281450" calcext:value-type="float">
            <text:p>281450</text:p>
          </table:table-cell>
          <table:table-cell table:formula="of:=[.AP55]+IF([.$A55]&gt;=[.AQ$2];INDEX([.AQ$3:.AQ55];[.$A55]-[.AQ$2]+1;1);0)" office:value-type="float" office:value="281492" calcext:value-type="float">
            <text:p>281492</text:p>
          </table:table-cell>
          <table:table-cell table:formula="of:=[.AQ55]+IF([.$A55]&gt;=[.AR$2];INDEX([.AR$3:.AR55];[.$A55]-[.AR$2]+1;1);0)" office:value-type="float" office:value="281522" calcext:value-type="float">
            <text:p>281522</text:p>
          </table:table-cell>
          <table:table-cell table:formula="of:=[.AR55]+IF([.$A55]&gt;=[.AS$2];INDEX([.AS$3:.AS55];[.$A55]-[.AS$2]+1;1);0)" office:value-type="float" office:value="281544" calcext:value-type="float">
            <text:p>281544</text:p>
          </table:table-cell>
          <table:table-cell table:formula="of:=[.AS55]+IF([.$A55]&gt;=[.AT$2];INDEX([.AT$3:.AT55];[.$A55]-[.AT$2]+1;1);0)" office:value-type="float" office:value="281559" calcext:value-type="float">
            <text:p>281559</text:p>
          </table:table-cell>
          <table:table-cell table:formula="of:=[.AT55]+IF([.$A55]&gt;=[.AU$2];INDEX([.AU$3:.AU55];[.$A55]-[.AU$2]+1;1);0)" office:value-type="float" office:value="281570" calcext:value-type="float">
            <text:p>281570</text:p>
          </table:table-cell>
          <table:table-cell table:formula="of:=[.AU55]+IF([.$A55]&gt;=[.AV$2];INDEX([.AV$3:.AV55];[.$A55]-[.AV$2]+1;1);0)" office:value-type="float" office:value="281577" calcext:value-type="float">
            <text:p>281577</text:p>
          </table:table-cell>
          <table:table-cell table:formula="of:=[.AV55]+IF([.$A55]&gt;=[.AW$2];INDEX([.AW$3:.AW55];[.$A55]-[.AW$2]+1;1);0)" office:value-type="float" office:value="281582" calcext:value-type="float">
            <text:p>281582</text:p>
          </table:table-cell>
          <table:table-cell table:formula="of:=[.AW55]+IF([.$A55]&gt;=[.AX$2];INDEX([.AX$3:.AX55];[.$A55]-[.AX$2]+1;1);0)" office:value-type="float" office:value="281585" calcext:value-type="float">
            <text:p>281585</text:p>
          </table:table-cell>
          <table:table-cell table:formula="of:=[.AX55]+IF([.$A55]&gt;=[.AY$2];INDEX([.AY$3:.AY55];[.$A55]-[.AY$2]+1;1);0)" office:value-type="float" office:value="281587" calcext:value-type="float">
            <text:p>281587</text:p>
          </table:table-cell>
          <table:table-cell table:formula="of:=[.AY55]+IF([.$A55]&gt;=[.AZ$2];INDEX([.AZ$3:.AZ55];[.$A55]-[.AZ$2]+1;1);0)" office:value-type="float" office:value="281588" calcext:value-type="float">
            <text:p>281588</text:p>
          </table:table-cell>
          <table:table-cell table:formula="of:=[.AZ55]+IF([.$A55]&gt;=[.BA$2];INDEX([.BA$3:.BA55];[.$A55]-[.BA$2]+1;1);0)" office:value-type="float" office:value="281589" calcext:value-type="float">
            <text:p>281589</text:p>
          </table:table-cell>
          <table:table-cell table:formula="of:=[.BA55]+IF([.$A55]&gt;=[.BB$2];INDEX([.BB$3:.BB55];[.$A55]-[.BB$2]+1;1);0)" office:value-type="float" office:value="281589" calcext:value-type="float">
            <text:p>281589</text:p>
          </table:table-cell>
          <table:table-cell table:formula="of:=[.BB55]+IF([.$A55]&gt;=[.BC$2];INDEX([.BC$3:.BC55];[.$A55]-[.BC$2]+1;1);0)" office:value-type="float" office:value="281589" calcext:value-type="float">
            <text:p>281589</text:p>
          </table:table-cell>
          <table:table-cell table:formula="of:=[.BC55]+IF([.$A55]&gt;=[.BD$2];INDEX([.BD$3:.BD55];[.$A55]-[.BD$2]+1;1);0)" office:value-type="float" office:value="281589" calcext:value-type="float">
            <text:p>281589</text:p>
          </table:table-cell>
          <table:table-cell table:formula="of:=[.BD55]+IF([.$A55]&gt;=[.BE$2];INDEX([.BE$3:.BE55];[.$A55]-[.BE$2]+1;1);0)" office:value-type="float" office:value="281589" calcext:value-type="float">
            <text:p>281589</text:p>
          </table:table-cell>
          <table:table-cell table:formula="of:=[.BE55]+IF([.$A55]&gt;=[.BF$2];INDEX([.BF$3:.BF55];[.$A55]-[.BF$2]+1;1);0)" office:value-type="float" office:value="281589" calcext:value-type="float">
            <text:p>281589</text:p>
          </table:table-cell>
          <table:table-cell table:formula="of:=[.BF55]+IF([.$A55]&gt;=[.BG$2];INDEX([.BG$3:.BG55];[.$A55]-[.BG$2]+1;1);0)" office:value-type="float" office:value="281589" calcext:value-type="float">
            <text:p>281589</text:p>
          </table:table-cell>
          <table:table-cell table:formula="of:=[.BG55]+IF([.$A55]&gt;=[.BH$2];INDEX([.BH$3:.BH55];[.$A55]-[.BH$2]+1;1);0)" office:value-type="float" office:value="281589" calcext:value-type="float">
            <text:p>281589</text:p>
          </table:table-cell>
          <table:table-cell table:formula="of:=[.BH55]+IF([.$A55]&gt;=[.BI$2];INDEX([.BI$3:.BI55];[.$A55]-[.BI$2]+1;1);0)" office:value-type="float" office:value="281589" calcext:value-type="float">
            <text:p>281589</text:p>
          </table:table-cell>
          <table:table-cell table:formula="of:=[.BI55]+IF([.$A55]&gt;=[.BJ$2];INDEX([.BJ$3:.BJ55];[.$A55]-[.BJ$2]+1;1);0)" office:value-type="float" office:value="281589" calcext:value-type="float">
            <text:p>281589</text:p>
          </table:table-cell>
          <table:table-cell table:formula="of:=[.BJ55]+IF([.$A55]&gt;=[.BK$2];INDEX([.BK$3:.BK55];[.$A55]-[.BK$2]+1;1);0)" office:value-type="float" office:value="281589" calcext:value-type="float">
            <text:p>281589</text:p>
          </table:table-cell>
          <table:table-cell table:formula="of:=[.BK55]+IF([.$A55]&gt;=[.BL$2];INDEX([.BL$3:.BL55];[.$A55]-[.BL$2]+1;1);0)" office:value-type="float" office:value="281589" calcext:value-type="float">
            <text:p>281589</text:p>
          </table:table-cell>
          <table:table-cell table:formula="of:=[.BL55]+IF([.$A55]&gt;=[.BM$2];INDEX([.BM$3:.BM55];[.$A55]-[.BM$2]+1;1);0)" office:value-type="float" office:value="281589" calcext:value-type="float">
            <text:p>281589</text:p>
          </table:table-cell>
          <table:table-cell table:formula="of:=[.BM55]+IF([.$A55]&gt;=[.BN$2];INDEX([.BN$3:.BN55];[.$A55]-[.BN$2]+1;1);0)" office:value-type="float" office:value="281589" calcext:value-type="float">
            <text:p>281589</text:p>
          </table:table-cell>
          <table:table-cell table:formula="of:=[.BN55]+IF([.$A55]&gt;=[.BO$2];INDEX([.BO$3:.BO55];[.$A55]-[.BO$2]+1;1);0)" office:value-type="float" office:value="281589" calcext:value-type="float">
            <text:p>281589</text:p>
          </table:table-cell>
          <table:table-cell table:formula="of:=[.BO55]+IF([.$A55]&gt;=[.BP$2];INDEX([.BP$3:.BP55];[.$A55]-[.BP$2]+1;1);0)" office:value-type="float" office:value="281589" calcext:value-type="float">
            <text:p>281589</text:p>
          </table:table-cell>
          <table:table-cell table:formula="of:=[.BP55]+IF([.$A55]&gt;=[.BQ$2];INDEX([.BQ$3:.BQ55];[.$A55]-[.BQ$2]+1;1);0)" office:value-type="float" office:value="281589" calcext:value-type="float">
            <text:p>281589</text:p>
          </table:table-cell>
          <table:table-cell table:formula="of:=[.BQ55]+IF([.$A55]&gt;=[.BR$2];INDEX([.BR$3:.BR55];[.$A55]-[.BR$2]+1;1);0)" office:value-type="float" office:value="281589" calcext:value-type="float">
            <text:p>281589</text:p>
          </table:table-cell>
          <table:table-cell table:formula="of:=[.BR55]+IF([.$A55]&gt;=[.BS$2];INDEX([.BS$3:.BS55];[.$A55]-[.BS$2]+1;1);0)" office:value-type="float" office:value="281589" calcext:value-type="float">
            <text:p>281589</text:p>
          </table:table-cell>
          <table:table-cell table:formula="of:=[.BS55]+IF([.$A55]&gt;=[.BT$2];INDEX([.BT$3:.BT55];[.$A55]-[.BT$2]+1;1);0)" office:value-type="float" office:value="281589" calcext:value-type="float">
            <text:p>281589</text:p>
          </table:table-cell>
          <table:table-cell table:formula="of:=[.BT55]+IF([.$A55]&gt;=[.BU$2];INDEX([.BU$3:.BU55];[.$A55]-[.BU$2]+1;1);0)" office:value-type="float" office:value="281589" calcext:value-type="float">
            <text:p>281589</text:p>
          </table:table-cell>
          <table:table-cell table:formula="of:=[.BU55]+IF([.$A55]&gt;=[.BV$2];INDEX([.BV$3:.BV55];[.$A55]-[.BV$2]+1;1);0)" office:value-type="float" office:value="281589" calcext:value-type="float">
            <text:p>281589</text:p>
          </table:table-cell>
          <table:table-cell table:formula="of:=[.BV55]+IF([.$A55]&gt;=[.BW$2];INDEX([.BW$3:.BW55];[.$A55]-[.BW$2]+1;1);0)" office:value-type="float" office:value="281589" calcext:value-type="float">
            <text:p>281589</text:p>
          </table:table-cell>
          <table:table-cell table:formula="of:=[.BW55]+IF([.$A55]&gt;=[.BX$2];INDEX([.BX$3:.BX55];[.$A55]-[.BX$2]+1;1);0)" office:value-type="float" office:value="281589" calcext:value-type="float">
            <text:p>281589</text:p>
          </table:table-cell>
          <table:table-cell table:formula="of:=[.BX55]+IF([.$A55]&gt;=[.BY$2];INDEX([.BY$3:.BY55];[.$A55]-[.BY$2]+1;1);0)" office:value-type="float" office:value="281589" calcext:value-type="float">
            <text:p>281589</text:p>
          </table:table-cell>
          <table:table-cell table:formula="of:=[.BY55]+IF([.$A55]&gt;=[.BZ$2];INDEX([.BZ$3:.BZ55];[.$A55]-[.BZ$2]+1;1);0)" office:value-type="float" office:value="281589" calcext:value-type="float">
            <text:p>281589</text:p>
          </table:table-cell>
          <table:table-cell table:formula="of:=[.BZ55]+IF([.$A55]&gt;=[.CA$2];INDEX([.CA$3:.CA55];[.$A55]-[.CA$2]+1;1);0)" office:value-type="float" office:value="281589" calcext:value-type="float">
            <text:p>281589</text:p>
          </table:table-cell>
          <table:table-cell table:formula="of:=[.CA55]+IF([.$A55]&gt;=[.CB$2];INDEX([.CB$3:.CB55];[.$A55]-[.CB$2]+1;1);0)" office:value-type="float" office:value="281589" calcext:value-type="float">
            <text:p>281589</text:p>
          </table:table-cell>
          <table:table-cell table:formula="of:=[.CB55]+IF([.$A55]&gt;=[.CC$2];INDEX([.CC$3:.CC55];[.$A55]-[.CC$2]+1;1);0)" office:value-type="float" office:value="281589" calcext:value-type="float">
            <text:p>281589</text:p>
          </table:table-cell>
          <table:table-cell table:formula="of:=[.CC55]+IF([.$A55]&gt;=[.CD$2];INDEX([.CD$3:.CD55];[.$A55]-[.CD$2]+1;1);0)" office:value-type="float" office:value="281589" calcext:value-type="float">
            <text:p>281589</text:p>
          </table:table-cell>
          <table:table-cell table:formula="of:=[.CD55]+IF([.$A55]&gt;=[.CE$2];INDEX([.CE$3:.CE55];[.$A55]-[.CE$2]+1;1);0)" office:value-type="float" office:value="281589" calcext:value-type="float">
            <text:p>281589</text:p>
          </table:table-cell>
          <table:table-cell table:formula="of:=[.CE55]+IF([.$A55]&gt;=[.CF$2];INDEX([.CF$3:.CF55];[.$A55]-[.CF$2]+1;1);0)" office:value-type="float" office:value="281589" calcext:value-type="float">
            <text:p>281589</text:p>
          </table:table-cell>
          <table:table-cell table:formula="of:=[.CF55]+IF([.$A55]&gt;=[.CG$2];INDEX([.CG$3:.CG55];[.$A55]-[.CG$2]+1;1);0)" office:value-type="float" office:value="281589" calcext:value-type="float">
            <text:p>281589</text:p>
          </table:table-cell>
          <table:table-cell table:formula="of:=[.CG55]+IF([.$A55]&gt;=[.CH$2];INDEX([.CH$3:.CH55];[.$A55]-[.CH$2]+1;1);0)" office:value-type="float" office:value="281589" calcext:value-type="float">
            <text:p>281589</text:p>
          </table:table-cell>
          <table:table-cell table:formula="of:=[.CH55]+IF([.$A55]&gt;=[.CI$2];INDEX([.CI$3:.CI55];[.$A55]-[.CI$2]+1;1);0)" office:value-type="float" office:value="281589" calcext:value-type="float">
            <text:p>281589</text:p>
          </table:table-cell>
          <table:table-cell table:formula="of:=[.CI55]+IF([.$A55]&gt;=[.CJ$2];INDEX([.CJ$3:.CJ55];[.$A55]-[.CJ$2]+1;1);0)" office:value-type="float" office:value="281589" calcext:value-type="float">
            <text:p>281589</text:p>
          </table:table-cell>
          <table:table-cell table:formula="of:=[.CJ55]+IF([.$A55]&gt;=[.CK$2];INDEX([.CK$3:.CK55];[.$A55]-[.CK$2]+1;1);0)" office:value-type="float" office:value="281589" calcext:value-type="float">
            <text:p>281589</text:p>
          </table:table-cell>
          <table:table-cell table:formula="of:=[.CK55]+IF([.$A55]&gt;=[.CL$2];INDEX([.CL$3:.CL55];[.$A55]-[.CL$2]+1;1);0)" office:value-type="float" office:value="281589" calcext:value-type="float">
            <text:p>281589</text:p>
          </table:table-cell>
          <table:table-cell table:formula="of:=[.CL55]+IF([.$A55]&gt;=[.CM$2];INDEX([.CM$3:.CM55];[.$A55]-[.CM$2]+1;1);0)" office:value-type="float" office:value="281589" calcext:value-type="float">
            <text:p>281589</text:p>
          </table:table-cell>
          <table:table-cell table:formula="of:=[.CM55]+IF([.$A55]&gt;=[.CN$2];INDEX([.CN$3:.CN55];[.$A55]-[.CN$2]+1;1);0)" office:value-type="float" office:value="281589" calcext:value-type="float">
            <text:p>281589</text:p>
          </table:table-cell>
          <table:table-cell table:formula="of:=[.CN55]+IF([.$A55]&gt;=[.CO$2];INDEX([.CO$3:.CO55];[.$A55]-[.CO$2]+1;1);0)" office:value-type="float" office:value="281589" calcext:value-type="float">
            <text:p>281589</text:p>
          </table:table-cell>
          <table:table-cell table:formula="of:=[.CO55]+IF([.$A55]&gt;=[.CP$2];INDEX([.CP$3:.CP55];[.$A55]-[.CP$2]+1;1);0)" office:value-type="float" office:value="281589" calcext:value-type="float">
            <text:p>281589</text:p>
          </table:table-cell>
          <table:table-cell table:formula="of:=[.CP55]+IF([.$A55]&gt;=[.CQ$2];INDEX([.CQ$3:.CQ55];[.$A55]-[.CQ$2]+1;1);0)" office:value-type="float" office:value="281589" calcext:value-type="float">
            <text:p>281589</text:p>
          </table:table-cell>
          <table:table-cell table:formula="of:=[.CQ55]+IF([.$A55]&gt;=[.CR$2];INDEX([.CR$3:.CR55];[.$A55]-[.CR$2]+1;1);0)" office:value-type="float" office:value="281589" calcext:value-type="float">
            <text:p>281589</text:p>
          </table:table-cell>
          <table:table-cell table:formula="of:=[.CR55]+IF([.$A55]&gt;=[.CS$2];INDEX([.CS$3:.CS55];[.$A55]-[.CS$2]+1;1);0)" office:value-type="float" office:value="281589" calcext:value-type="float">
            <text:p>281589</text:p>
          </table:table-cell>
          <table:table-cell table:formula="of:=[.CS55]+IF([.$A55]&gt;=[.CT$2];INDEX([.CT$3:.CT55];[.$A55]-[.CT$2]+1;1);0)" office:value-type="float" office:value="281589" calcext:value-type="float">
            <text:p>281589</text:p>
          </table:table-cell>
          <table:table-cell table:formula="of:=[.CT55]+IF([.$A55]&gt;=[.CU$2];INDEX([.CU$3:.CU55];[.$A55]-[.CU$2]+1;1);0)" office:value-type="float" office:value="281589" calcext:value-type="float">
            <text:p>281589</text:p>
          </table:table-cell>
          <table:table-cell table:formula="of:=[.CU55]+IF([.$A55]&gt;=[.CV$2];INDEX([.CV$3:.CV55];[.$A55]-[.CV$2]+1;1);0)" office:value-type="float" office:value="281589" calcext:value-type="float">
            <text:p>281589</text:p>
          </table:table-cell>
          <table:table-cell table:formula="of:=[.CV55]+IF([.$A55]&gt;=[.CW$2];INDEX([.CW$3:.CW55];[.$A55]-[.CW$2]+1;1);0)" office:value-type="float" office:value="281589" calcext:value-type="float">
            <text:p>2815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5]" office:value-type="float" office:value="1" calcext:value-type="float">
            <text:p>1</text:p>
          </table:table-cell>
          <table:table-cell table:formula="of:=[.B56]+IF([.$A56]&gt;=[.C$2];INDEX([.C$3:.C56];[.$A56]-[.C$2]+1;1);0)" office:value-type="float" office:value="27" calcext:value-type="float">
            <text:p>27</text:p>
          </table:table-cell>
          <table:table-cell table:formula="of:=[.C56]+IF([.$A56]&gt;=[.D$2];INDEX([.D$3:.D56];[.$A56]-[.D$2]+1;1);0)" office:value-type="float" office:value="261" calcext:value-type="float">
            <text:p>261</text:p>
          </table:table-cell>
          <table:table-cell table:formula="of:=[.D56]+IF([.$A56]&gt;=[.E$2];INDEX([.E$3:.E56];[.$A56]-[.E$2]+1;1);0)" office:value-type="float" office:value="1350" calcext:value-type="float">
            <text:p>1350</text:p>
          </table:table-cell>
          <table:table-cell table:formula="of:=[.E56]+IF([.$A56]&gt;=[.F$2];INDEX([.F$3:.F56];[.$A56]-[.F$2]+1;1);0)" office:value-type="float" office:value="4616" calcext:value-type="float">
            <text:p>4616</text:p>
          </table:table-cell>
          <table:table-cell table:formula="of:=[.F56]+IF([.$A56]&gt;=[.G$2];INDEX([.G$3:.G56];[.$A56]-[.G$2]+1;1);0)" office:value-type="float" office:value="11720" calcext:value-type="float">
            <text:p>11720</text:p>
          </table:table-cell>
          <table:table-cell table:formula="of:=[.G56]+IF([.$A56]&gt;=[.H$2];INDEX([.H$3:.H56];[.$A56]-[.H$2]+1;1);0)" office:value-type="float" office:value="23961" calcext:value-type="float">
            <text:p>23961</text:p>
          </table:table-cell>
          <table:table-cell table:formula="of:=[.H56]+IF([.$A56]&gt;=[.I$2];INDEX([.I$3:.I56];[.$A56]-[.I$2]+1;1);0)" office:value-type="float" office:value="41635" calcext:value-type="float">
            <text:p>41635</text:p>
          </table:table-cell>
          <table:table-cell table:formula="of:=[.I56]+IF([.$A56]&gt;=[.J$2];INDEX([.J$3:.J56];[.$A56]-[.J$2]+1;1);0)" office:value-type="float" office:value="64015" calcext:value-type="float">
            <text:p>64015</text:p>
          </table:table-cell>
          <table:table-cell table:formula="of:=[.J56]+IF([.$A56]&gt;=[.K$2];INDEX([.K$3:.K56];[.$A56]-[.K$2]+1;1);0)" office:value-type="float" office:value="89623" calcext:value-type="float">
            <text:p>89623</text:p>
          </table:table-cell>
          <table:table-cell table:formula="of:=[.K56]+IF([.$A56]&gt;=[.L$2];INDEX([.L$3:.L56];[.$A56]-[.L$2]+1;1);0)" office:value-type="float" office:value="116792" calcext:value-type="float">
            <text:p>116792</text:p>
          </table:table-cell>
          <table:table-cell table:formula="of:=[.L56]+IF([.$A56]&gt;=[.M$2];INDEX([.M$3:.M56];[.$A56]-[.M$2]+1;1);0)" office:value-type="float" office:value="143948" calcext:value-type="float">
            <text:p>143948</text:p>
          </table:table-cell>
          <table:table-cell table:formula="of:=[.M56]+IF([.$A56]&gt;=[.N$2];INDEX([.N$3:.N56];[.$A56]-[.N$2]+1;1);0)" office:value-type="float" office:value="169919" calcext:value-type="float">
            <text:p>169919</text:p>
          </table:table-cell>
          <table:table-cell table:formula="of:=[.N56]+IF([.$A56]&gt;=[.O$2];INDEX([.O$3:.O56];[.$A56]-[.O$2]+1;1);0)" office:value-type="float" office:value="193880" calcext:value-type="float">
            <text:p>193880</text:p>
          </table:table-cell>
          <table:table-cell table:formula="of:=[.O56]+IF([.$A56]&gt;=[.P$2];INDEX([.P$3:.P56];[.$A56]-[.P$2]+1;1);0)" office:value-type="float" office:value="215415" calcext:value-type="float">
            <text:p>215415</text:p>
          </table:table-cell>
          <table:table-cell table:formula="of:=[.P56]+IF([.$A56]&gt;=[.Q$2];INDEX([.Q$3:.Q56];[.$A56]-[.Q$2]+1;1);0)" office:value-type="float" office:value="234343" calcext:value-type="float">
            <text:p>234343</text:p>
          </table:table-cell>
          <table:table-cell table:formula="of:=[.Q56]+IF([.$A56]&gt;=[.R$2];INDEX([.R$3:.R56];[.$A56]-[.R$2]+1;1);0)" office:value-type="float" office:value="250723" calcext:value-type="float">
            <text:p>250723</text:p>
          </table:table-cell>
          <table:table-cell table:formula="of:=[.R56]+IF([.$A56]&gt;=[.S$2];INDEX([.S$3:.S56];[.$A56]-[.S$2]+1;1);0)" office:value-type="float" office:value="264691" calcext:value-type="float">
            <text:p>264691</text:p>
          </table:table-cell>
          <table:table-cell table:formula="of:=[.S56]+IF([.$A56]&gt;=[.T$2];INDEX([.T$3:.T56];[.$A56]-[.T$2]+1;1);0)" office:value-type="float" office:value="276493" calcext:value-type="float">
            <text:p>276493</text:p>
          </table:table-cell>
          <table:table-cell table:formula="of:=[.T56]+IF([.$A56]&gt;=[.U$2];INDEX([.U$3:.U56];[.$A56]-[.U$2]+1;1);0)" office:value-type="float" office:value="286364" calcext:value-type="float">
            <text:p>286364</text:p>
          </table:table-cell>
          <table:table-cell table:formula="of:=[.U56]+IF([.$A56]&gt;=[.V$2];INDEX([.V$3:.V56];[.$A56]-[.V$2]+1;1);0)" office:value-type="float" office:value="294574" calcext:value-type="float">
            <text:p>294574</text:p>
          </table:table-cell>
          <table:table-cell table:formula="of:=[.V56]+IF([.$A56]&gt;=[.W$2];INDEX([.W$3:.W56];[.$A56]-[.W$2]+1;1);0)" office:value-type="float" office:value="301349" calcext:value-type="float">
            <text:p>301349</text:p>
          </table:table-cell>
          <table:table-cell table:formula="of:=[.W56]+IF([.$A56]&gt;=[.X$2];INDEX([.X$3:.X56];[.$A56]-[.X$2]+1;1);0)" office:value-type="float" office:value="306923" calcext:value-type="float">
            <text:p>306923</text:p>
          </table:table-cell>
          <table:table-cell table:formula="of:=[.X56]+IF([.$A56]&gt;=[.Y$2];INDEX([.Y$3:.Y56];[.$A56]-[.Y$2]+1;1);0)" office:value-type="float" office:value="311476" calcext:value-type="float">
            <text:p>311476</text:p>
          </table:table-cell>
          <table:table-cell table:formula="of:=[.Y56]+IF([.$A56]&gt;=[.Z$2];INDEX([.Z$3:.Z56];[.$A56]-[.Z$2]+1;1);0)" office:value-type="float" office:value="315190" calcext:value-type="float">
            <text:p>315190</text:p>
          </table:table-cell>
          <table:table-cell table:formula="of:=[.Z56]+IF([.$A56]&gt;=[.AA$2];INDEX([.AA$3:.AA56];[.$A56]-[.AA$2]+1;1);0)" office:value-type="float" office:value="318199" calcext:value-type="float">
            <text:p>318199</text:p>
          </table:table-cell>
          <table:table-cell table:formula="of:=[.AA56]+IF([.$A56]&gt;=[.AB$2];INDEX([.AB$3:.AB56];[.$A56]-[.AB$2]+1;1);0)" office:value-type="float" office:value="320635" calcext:value-type="float">
            <text:p>320635</text:p>
          </table:table-cell>
          <table:table-cell table:formula="of:=[.AB56]+IF([.$A56]&gt;=[.AC$2];INDEX([.AC$3:.AC56];[.$A56]-[.AC$2]+1;1);0)" office:value-type="float" office:value="322593" calcext:value-type="float">
            <text:p>322593</text:p>
          </table:table-cell>
          <table:table-cell table:formula="of:=[.AC56]+IF([.$A56]&gt;=[.AD$2];INDEX([.AD$3:.AD56];[.$A56]-[.AD$2]+1;1);0)" office:value-type="float" office:value="324168" calcext:value-type="float">
            <text:p>324168</text:p>
          </table:table-cell>
          <table:table-cell table:formula="of:=[.AD56]+IF([.$A56]&gt;=[.AE$2];INDEX([.AE$3:.AE56];[.$A56]-[.AE$2]+1;1);0)" office:value-type="float" office:value="325423" calcext:value-type="float">
            <text:p>325423</text:p>
          </table:table-cell>
          <table:table-cell table:formula="of:=[.AE56]+IF([.$A56]&gt;=[.AF$2];INDEX([.AF$3:.AF56];[.$A56]-[.AF$2]+1;1);0)" office:value-type="float" office:value="326425" calcext:value-type="float">
            <text:p>326425</text:p>
          </table:table-cell>
          <table:table-cell table:formula="of:=[.AF56]+IF([.$A56]&gt;=[.AG$2];INDEX([.AG$3:.AG56];[.$A56]-[.AG$2]+1;1);0)" office:value-type="float" office:value="327217" calcext:value-type="float">
            <text:p>327217</text:p>
          </table:table-cell>
          <table:table-cell table:formula="of:=[.AG56]+IF([.$A56]&gt;=[.AH$2];INDEX([.AH$3:.AH56];[.$A56]-[.AH$2]+1;1);0)" office:value-type="float" office:value="327844" calcext:value-type="float">
            <text:p>327844</text:p>
          </table:table-cell>
          <table:table-cell table:formula="of:=[.AH56]+IF([.$A56]&gt;=[.AI$2];INDEX([.AI$3:.AI56];[.$A56]-[.AI$2]+1;1);0)" office:value-type="float" office:value="328334" calcext:value-type="float">
            <text:p>328334</text:p>
          </table:table-cell>
          <table:table-cell table:formula="of:=[.AI56]+IF([.$A56]&gt;=[.AJ$2];INDEX([.AJ$3:.AJ56];[.$A56]-[.AJ$2]+1;1);0)" office:value-type="float" office:value="328719" calcext:value-type="float">
            <text:p>328719</text:p>
          </table:table-cell>
          <table:table-cell table:formula="of:=[.AJ56]+IF([.$A56]&gt;=[.AK$2];INDEX([.AK$3:.AK56];[.$A56]-[.AK$2]+1;1);0)" office:value-type="float" office:value="329016" calcext:value-type="float">
            <text:p>329016</text:p>
          </table:table-cell>
          <table:table-cell table:formula="of:=[.AK56]+IF([.$A56]&gt;=[.AL$2];INDEX([.AL$3:.AL56];[.$A56]-[.AL$2]+1;1);0)" office:value-type="float" office:value="329247" calcext:value-type="float">
            <text:p>329247</text:p>
          </table:table-cell>
          <table:table-cell table:formula="of:=[.AL56]+IF([.$A56]&gt;=[.AM$2];INDEX([.AM$3:.AM56];[.$A56]-[.AM$2]+1;1);0)" office:value-type="float" office:value="329423" calcext:value-type="float">
            <text:p>329423</text:p>
          </table:table-cell>
          <table:table-cell table:formula="of:=[.AM56]+IF([.$A56]&gt;=[.AN$2];INDEX([.AN$3:.AN56];[.$A56]-[.AN$2]+1;1);0)" office:value-type="float" office:value="329558" calcext:value-type="float">
            <text:p>329558</text:p>
          </table:table-cell>
          <table:table-cell table:formula="of:=[.AN56]+IF([.$A56]&gt;=[.AO$2];INDEX([.AO$3:.AO56];[.$A56]-[.AO$2]+1;1);0)" office:value-type="float" office:value="329659" calcext:value-type="float">
            <text:p>329659</text:p>
          </table:table-cell>
          <table:table-cell table:formula="of:=[.AO56]+IF([.$A56]&gt;=[.AP$2];INDEX([.AP$3:.AP56];[.$A56]-[.AP$2]+1;1);0)" office:value-type="float" office:value="329736" calcext:value-type="float">
            <text:p>329736</text:p>
          </table:table-cell>
          <table:table-cell table:formula="of:=[.AP56]+IF([.$A56]&gt;=[.AQ$2];INDEX([.AQ$3:.AQ56];[.$A56]-[.AQ$2]+1;1);0)" office:value-type="float" office:value="329792" calcext:value-type="float">
            <text:p>329792</text:p>
          </table:table-cell>
          <table:table-cell table:formula="of:=[.AQ56]+IF([.$A56]&gt;=[.AR$2];INDEX([.AR$3:.AR56];[.$A56]-[.AR$2]+1;1);0)" office:value-type="float" office:value="329834" calcext:value-type="float">
            <text:p>329834</text:p>
          </table:table-cell>
          <table:table-cell table:formula="of:=[.AR56]+IF([.$A56]&gt;=[.AS$2];INDEX([.AS$3:.AS56];[.$A56]-[.AS$2]+1;1);0)" office:value-type="float" office:value="329864" calcext:value-type="float">
            <text:p>329864</text:p>
          </table:table-cell>
          <table:table-cell table:formula="of:=[.AS56]+IF([.$A56]&gt;=[.AT$2];INDEX([.AT$3:.AT56];[.$A56]-[.AT$2]+1;1);0)" office:value-type="float" office:value="329886" calcext:value-type="float">
            <text:p>329886</text:p>
          </table:table-cell>
          <table:table-cell table:formula="of:=[.AT56]+IF([.$A56]&gt;=[.AU$2];INDEX([.AU$3:.AU56];[.$A56]-[.AU$2]+1;1);0)" office:value-type="float" office:value="329901" calcext:value-type="float">
            <text:p>329901</text:p>
          </table:table-cell>
          <table:table-cell table:formula="of:=[.AU56]+IF([.$A56]&gt;=[.AV$2];INDEX([.AV$3:.AV56];[.$A56]-[.AV$2]+1;1);0)" office:value-type="float" office:value="329912" calcext:value-type="float">
            <text:p>329912</text:p>
          </table:table-cell>
          <table:table-cell table:formula="of:=[.AV56]+IF([.$A56]&gt;=[.AW$2];INDEX([.AW$3:.AW56];[.$A56]-[.AW$2]+1;1);0)" office:value-type="float" office:value="329919" calcext:value-type="float">
            <text:p>329919</text:p>
          </table:table-cell>
          <table:table-cell table:formula="of:=[.AW56]+IF([.$A56]&gt;=[.AX$2];INDEX([.AX$3:.AX56];[.$A56]-[.AX$2]+1;1);0)" office:value-type="float" office:value="329924" calcext:value-type="float">
            <text:p>329924</text:p>
          </table:table-cell>
          <table:table-cell table:formula="of:=[.AX56]+IF([.$A56]&gt;=[.AY$2];INDEX([.AY$3:.AY56];[.$A56]-[.AY$2]+1;1);0)" office:value-type="float" office:value="329927" calcext:value-type="float">
            <text:p>329927</text:p>
          </table:table-cell>
          <table:table-cell table:formula="of:=[.AY56]+IF([.$A56]&gt;=[.AZ$2];INDEX([.AZ$3:.AZ56];[.$A56]-[.AZ$2]+1;1);0)" office:value-type="float" office:value="329929" calcext:value-type="float">
            <text:p>329929</text:p>
          </table:table-cell>
          <table:table-cell table:formula="of:=[.AZ56]+IF([.$A56]&gt;=[.BA$2];INDEX([.BA$3:.BA56];[.$A56]-[.BA$2]+1;1);0)" office:value-type="float" office:value="329930" calcext:value-type="float">
            <text:p>329930</text:p>
          </table:table-cell>
          <table:table-cell table:formula="of:=[.BA56]+IF([.$A56]&gt;=[.BB$2];INDEX([.BB$3:.BB56];[.$A56]-[.BB$2]+1;1);0)" office:value-type="float" office:value="329931" calcext:value-type="float">
            <text:p>329931</text:p>
          </table:table-cell>
          <table:table-cell table:formula="of:=[.BB56]+IF([.$A56]&gt;=[.BC$2];INDEX([.BC$3:.BC56];[.$A56]-[.BC$2]+1;1);0)" office:value-type="float" office:value="329931" calcext:value-type="float">
            <text:p>329931</text:p>
          </table:table-cell>
          <table:table-cell table:formula="of:=[.BC56]+IF([.$A56]&gt;=[.BD$2];INDEX([.BD$3:.BD56];[.$A56]-[.BD$2]+1;1);0)" office:value-type="float" office:value="329931" calcext:value-type="float">
            <text:p>329931</text:p>
          </table:table-cell>
          <table:table-cell table:formula="of:=[.BD56]+IF([.$A56]&gt;=[.BE$2];INDEX([.BE$3:.BE56];[.$A56]-[.BE$2]+1;1);0)" office:value-type="float" office:value="329931" calcext:value-type="float">
            <text:p>329931</text:p>
          </table:table-cell>
          <table:table-cell table:formula="of:=[.BE56]+IF([.$A56]&gt;=[.BF$2];INDEX([.BF$3:.BF56];[.$A56]-[.BF$2]+1;1);0)" office:value-type="float" office:value="329931" calcext:value-type="float">
            <text:p>329931</text:p>
          </table:table-cell>
          <table:table-cell table:formula="of:=[.BF56]+IF([.$A56]&gt;=[.BG$2];INDEX([.BG$3:.BG56];[.$A56]-[.BG$2]+1;1);0)" office:value-type="float" office:value="329931" calcext:value-type="float">
            <text:p>329931</text:p>
          </table:table-cell>
          <table:table-cell table:formula="of:=[.BG56]+IF([.$A56]&gt;=[.BH$2];INDEX([.BH$3:.BH56];[.$A56]-[.BH$2]+1;1);0)" office:value-type="float" office:value="329931" calcext:value-type="float">
            <text:p>329931</text:p>
          </table:table-cell>
          <table:table-cell table:formula="of:=[.BH56]+IF([.$A56]&gt;=[.BI$2];INDEX([.BI$3:.BI56];[.$A56]-[.BI$2]+1;1);0)" office:value-type="float" office:value="329931" calcext:value-type="float">
            <text:p>329931</text:p>
          </table:table-cell>
          <table:table-cell table:formula="of:=[.BI56]+IF([.$A56]&gt;=[.BJ$2];INDEX([.BJ$3:.BJ56];[.$A56]-[.BJ$2]+1;1);0)" office:value-type="float" office:value="329931" calcext:value-type="float">
            <text:p>329931</text:p>
          </table:table-cell>
          <table:table-cell table:formula="of:=[.BJ56]+IF([.$A56]&gt;=[.BK$2];INDEX([.BK$3:.BK56];[.$A56]-[.BK$2]+1;1);0)" office:value-type="float" office:value="329931" calcext:value-type="float">
            <text:p>329931</text:p>
          </table:table-cell>
          <table:table-cell table:formula="of:=[.BK56]+IF([.$A56]&gt;=[.BL$2];INDEX([.BL$3:.BL56];[.$A56]-[.BL$2]+1;1);0)" office:value-type="float" office:value="329931" calcext:value-type="float">
            <text:p>329931</text:p>
          </table:table-cell>
          <table:table-cell table:formula="of:=[.BL56]+IF([.$A56]&gt;=[.BM$2];INDEX([.BM$3:.BM56];[.$A56]-[.BM$2]+1;1);0)" office:value-type="float" office:value="329931" calcext:value-type="float">
            <text:p>329931</text:p>
          </table:table-cell>
          <table:table-cell table:formula="of:=[.BM56]+IF([.$A56]&gt;=[.BN$2];INDEX([.BN$3:.BN56];[.$A56]-[.BN$2]+1;1);0)" office:value-type="float" office:value="329931" calcext:value-type="float">
            <text:p>329931</text:p>
          </table:table-cell>
          <table:table-cell table:formula="of:=[.BN56]+IF([.$A56]&gt;=[.BO$2];INDEX([.BO$3:.BO56];[.$A56]-[.BO$2]+1;1);0)" office:value-type="float" office:value="329931" calcext:value-type="float">
            <text:p>329931</text:p>
          </table:table-cell>
          <table:table-cell table:formula="of:=[.BO56]+IF([.$A56]&gt;=[.BP$2];INDEX([.BP$3:.BP56];[.$A56]-[.BP$2]+1;1);0)" office:value-type="float" office:value="329931" calcext:value-type="float">
            <text:p>329931</text:p>
          </table:table-cell>
          <table:table-cell table:formula="of:=[.BP56]+IF([.$A56]&gt;=[.BQ$2];INDEX([.BQ$3:.BQ56];[.$A56]-[.BQ$2]+1;1);0)" office:value-type="float" office:value="329931" calcext:value-type="float">
            <text:p>329931</text:p>
          </table:table-cell>
          <table:table-cell table:formula="of:=[.BQ56]+IF([.$A56]&gt;=[.BR$2];INDEX([.BR$3:.BR56];[.$A56]-[.BR$2]+1;1);0)" office:value-type="float" office:value="329931" calcext:value-type="float">
            <text:p>329931</text:p>
          </table:table-cell>
          <table:table-cell table:formula="of:=[.BR56]+IF([.$A56]&gt;=[.BS$2];INDEX([.BS$3:.BS56];[.$A56]-[.BS$2]+1;1);0)" office:value-type="float" office:value="329931" calcext:value-type="float">
            <text:p>329931</text:p>
          </table:table-cell>
          <table:table-cell table:formula="of:=[.BS56]+IF([.$A56]&gt;=[.BT$2];INDEX([.BT$3:.BT56];[.$A56]-[.BT$2]+1;1);0)" office:value-type="float" office:value="329931" calcext:value-type="float">
            <text:p>329931</text:p>
          </table:table-cell>
          <table:table-cell table:formula="of:=[.BT56]+IF([.$A56]&gt;=[.BU$2];INDEX([.BU$3:.BU56];[.$A56]-[.BU$2]+1;1);0)" office:value-type="float" office:value="329931" calcext:value-type="float">
            <text:p>329931</text:p>
          </table:table-cell>
          <table:table-cell table:formula="of:=[.BU56]+IF([.$A56]&gt;=[.BV$2];INDEX([.BV$3:.BV56];[.$A56]-[.BV$2]+1;1);0)" office:value-type="float" office:value="329931" calcext:value-type="float">
            <text:p>329931</text:p>
          </table:table-cell>
          <table:table-cell table:formula="of:=[.BV56]+IF([.$A56]&gt;=[.BW$2];INDEX([.BW$3:.BW56];[.$A56]-[.BW$2]+1;1);0)" office:value-type="float" office:value="329931" calcext:value-type="float">
            <text:p>329931</text:p>
          </table:table-cell>
          <table:table-cell table:formula="of:=[.BW56]+IF([.$A56]&gt;=[.BX$2];INDEX([.BX$3:.BX56];[.$A56]-[.BX$2]+1;1);0)" office:value-type="float" office:value="329931" calcext:value-type="float">
            <text:p>329931</text:p>
          </table:table-cell>
          <table:table-cell table:formula="of:=[.BX56]+IF([.$A56]&gt;=[.BY$2];INDEX([.BY$3:.BY56];[.$A56]-[.BY$2]+1;1);0)" office:value-type="float" office:value="329931" calcext:value-type="float">
            <text:p>329931</text:p>
          </table:table-cell>
          <table:table-cell table:formula="of:=[.BY56]+IF([.$A56]&gt;=[.BZ$2];INDEX([.BZ$3:.BZ56];[.$A56]-[.BZ$2]+1;1);0)" office:value-type="float" office:value="329931" calcext:value-type="float">
            <text:p>329931</text:p>
          </table:table-cell>
          <table:table-cell table:formula="of:=[.BZ56]+IF([.$A56]&gt;=[.CA$2];INDEX([.CA$3:.CA56];[.$A56]-[.CA$2]+1;1);0)" office:value-type="float" office:value="329931" calcext:value-type="float">
            <text:p>329931</text:p>
          </table:table-cell>
          <table:table-cell table:formula="of:=[.CA56]+IF([.$A56]&gt;=[.CB$2];INDEX([.CB$3:.CB56];[.$A56]-[.CB$2]+1;1);0)" office:value-type="float" office:value="329931" calcext:value-type="float">
            <text:p>329931</text:p>
          </table:table-cell>
          <table:table-cell table:formula="of:=[.CB56]+IF([.$A56]&gt;=[.CC$2];INDEX([.CC$3:.CC56];[.$A56]-[.CC$2]+1;1);0)" office:value-type="float" office:value="329931" calcext:value-type="float">
            <text:p>329931</text:p>
          </table:table-cell>
          <table:table-cell table:formula="of:=[.CC56]+IF([.$A56]&gt;=[.CD$2];INDEX([.CD$3:.CD56];[.$A56]-[.CD$2]+1;1);0)" office:value-type="float" office:value="329931" calcext:value-type="float">
            <text:p>329931</text:p>
          </table:table-cell>
          <table:table-cell table:formula="of:=[.CD56]+IF([.$A56]&gt;=[.CE$2];INDEX([.CE$3:.CE56];[.$A56]-[.CE$2]+1;1);0)" office:value-type="float" office:value="329931" calcext:value-type="float">
            <text:p>329931</text:p>
          </table:table-cell>
          <table:table-cell table:formula="of:=[.CE56]+IF([.$A56]&gt;=[.CF$2];INDEX([.CF$3:.CF56];[.$A56]-[.CF$2]+1;1);0)" office:value-type="float" office:value="329931" calcext:value-type="float">
            <text:p>329931</text:p>
          </table:table-cell>
          <table:table-cell table:formula="of:=[.CF56]+IF([.$A56]&gt;=[.CG$2];INDEX([.CG$3:.CG56];[.$A56]-[.CG$2]+1;1);0)" office:value-type="float" office:value="329931" calcext:value-type="float">
            <text:p>329931</text:p>
          </table:table-cell>
          <table:table-cell table:formula="of:=[.CG56]+IF([.$A56]&gt;=[.CH$2];INDEX([.CH$3:.CH56];[.$A56]-[.CH$2]+1;1);0)" office:value-type="float" office:value="329931" calcext:value-type="float">
            <text:p>329931</text:p>
          </table:table-cell>
          <table:table-cell table:formula="of:=[.CH56]+IF([.$A56]&gt;=[.CI$2];INDEX([.CI$3:.CI56];[.$A56]-[.CI$2]+1;1);0)" office:value-type="float" office:value="329931" calcext:value-type="float">
            <text:p>329931</text:p>
          </table:table-cell>
          <table:table-cell table:formula="of:=[.CI56]+IF([.$A56]&gt;=[.CJ$2];INDEX([.CJ$3:.CJ56];[.$A56]-[.CJ$2]+1;1);0)" office:value-type="float" office:value="329931" calcext:value-type="float">
            <text:p>329931</text:p>
          </table:table-cell>
          <table:table-cell table:formula="of:=[.CJ56]+IF([.$A56]&gt;=[.CK$2];INDEX([.CK$3:.CK56];[.$A56]-[.CK$2]+1;1);0)" office:value-type="float" office:value="329931" calcext:value-type="float">
            <text:p>329931</text:p>
          </table:table-cell>
          <table:table-cell table:formula="of:=[.CK56]+IF([.$A56]&gt;=[.CL$2];INDEX([.CL$3:.CL56];[.$A56]-[.CL$2]+1;1);0)" office:value-type="float" office:value="329931" calcext:value-type="float">
            <text:p>329931</text:p>
          </table:table-cell>
          <table:table-cell table:formula="of:=[.CL56]+IF([.$A56]&gt;=[.CM$2];INDEX([.CM$3:.CM56];[.$A56]-[.CM$2]+1;1);0)" office:value-type="float" office:value="329931" calcext:value-type="float">
            <text:p>329931</text:p>
          </table:table-cell>
          <table:table-cell table:formula="of:=[.CM56]+IF([.$A56]&gt;=[.CN$2];INDEX([.CN$3:.CN56];[.$A56]-[.CN$2]+1;1);0)" office:value-type="float" office:value="329931" calcext:value-type="float">
            <text:p>329931</text:p>
          </table:table-cell>
          <table:table-cell table:formula="of:=[.CN56]+IF([.$A56]&gt;=[.CO$2];INDEX([.CO$3:.CO56];[.$A56]-[.CO$2]+1;1);0)" office:value-type="float" office:value="329931" calcext:value-type="float">
            <text:p>329931</text:p>
          </table:table-cell>
          <table:table-cell table:formula="of:=[.CO56]+IF([.$A56]&gt;=[.CP$2];INDEX([.CP$3:.CP56];[.$A56]-[.CP$2]+1;1);0)" office:value-type="float" office:value="329931" calcext:value-type="float">
            <text:p>329931</text:p>
          </table:table-cell>
          <table:table-cell table:formula="of:=[.CP56]+IF([.$A56]&gt;=[.CQ$2];INDEX([.CQ$3:.CQ56];[.$A56]-[.CQ$2]+1;1);0)" office:value-type="float" office:value="329931" calcext:value-type="float">
            <text:p>329931</text:p>
          </table:table-cell>
          <table:table-cell table:formula="of:=[.CQ56]+IF([.$A56]&gt;=[.CR$2];INDEX([.CR$3:.CR56];[.$A56]-[.CR$2]+1;1);0)" office:value-type="float" office:value="329931" calcext:value-type="float">
            <text:p>329931</text:p>
          </table:table-cell>
          <table:table-cell table:formula="of:=[.CR56]+IF([.$A56]&gt;=[.CS$2];INDEX([.CS$3:.CS56];[.$A56]-[.CS$2]+1;1);0)" office:value-type="float" office:value="329931" calcext:value-type="float">
            <text:p>329931</text:p>
          </table:table-cell>
          <table:table-cell table:formula="of:=[.CS56]+IF([.$A56]&gt;=[.CT$2];INDEX([.CT$3:.CT56];[.$A56]-[.CT$2]+1;1);0)" office:value-type="float" office:value="329931" calcext:value-type="float">
            <text:p>329931</text:p>
          </table:table-cell>
          <table:table-cell table:formula="of:=[.CT56]+IF([.$A56]&gt;=[.CU$2];INDEX([.CU$3:.CU56];[.$A56]-[.CU$2]+1;1);0)" office:value-type="float" office:value="329931" calcext:value-type="float">
            <text:p>329931</text:p>
          </table:table-cell>
          <table:table-cell table:formula="of:=[.CU56]+IF([.$A56]&gt;=[.CV$2];INDEX([.CV$3:.CV56];[.$A56]-[.CV$2]+1;1);0)" office:value-type="float" office:value="329931" calcext:value-type="float">
            <text:p>329931</text:p>
          </table:table-cell>
          <table:table-cell table:formula="of:=[.CV56]+IF([.$A56]&gt;=[.CW$2];INDEX([.CW$3:.CW56];[.$A56]-[.CW$2]+1;1);0)" office:value-type="float" office:value="329931" calcext:value-type="float">
            <text:p>3299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6]" office:value-type="float" office:value="1" calcext:value-type="float">
            <text:p>1</text:p>
          </table:table-cell>
          <table:table-cell table:formula="of:=[.B57]+IF([.$A57]&gt;=[.C$2];INDEX([.C$3:.C57];[.$A57]-[.C$2]+1;1);0)" office:value-type="float" office:value="28" calcext:value-type="float">
            <text:p>28</text:p>
          </table:table-cell>
          <table:table-cell table:formula="of:=[.C57]+IF([.$A57]&gt;=[.D$2];INDEX([.D$3:.D57];[.$A57]-[.D$2]+1;1);0)" office:value-type="float" office:value="271" calcext:value-type="float">
            <text:p>271</text:p>
          </table:table-cell>
          <table:table-cell table:formula="of:=[.D57]+IF([.$A57]&gt;=[.E$2];INDEX([.E$3:.E57];[.$A57]-[.E$2]+1;1);0)" office:value-type="float" office:value="1425" calcext:value-type="float">
            <text:p>1425</text:p>
          </table:table-cell>
          <table:table-cell table:formula="of:=[.E57]+IF([.$A57]&gt;=[.F$2];INDEX([.F$3:.F57];[.$A57]-[.F$2]+1;1);0)" office:value-type="float" office:value="4932" calcext:value-type="float">
            <text:p>4932</text:p>
          </table:table-cell>
          <table:table-cell table:formula="of:=[.F57]+IF([.$A57]&gt;=[.G$2];INDEX([.G$3:.G57];[.$A57]-[.G$2]+1;1);0)" office:value-type="float" office:value="12692" calcext:value-type="float">
            <text:p>12692</text:p>
          </table:table-cell>
          <table:table-cell table:formula="of:=[.G57]+IF([.$A57]&gt;=[.H$2];INDEX([.H$3:.H57];[.$A57]-[.H$2]+1;1);0)" office:value-type="float" office:value="26226" calcext:value-type="float">
            <text:p>26226</text:p>
          </table:table-cell>
          <table:table-cell table:formula="of:=[.H57]+IF([.$A57]&gt;=[.I$2];INDEX([.I$3:.I57];[.$A57]-[.I$2]+1;1);0)" office:value-type="float" office:value="46031" calcext:value-type="float">
            <text:p>46031</text:p>
          </table:table-cell>
          <table:table-cell table:formula="of:=[.I57]+IF([.$A57]&gt;=[.J$2];INDEX([.J$3:.J57];[.$A57]-[.J$2]+1;1);0)" office:value-type="float" office:value="71362" calcext:value-type="float">
            <text:p>71362</text:p>
          </table:table-cell>
          <table:table-cell table:formula="of:=[.J57]+IF([.$A57]&gt;=[.K$2];INDEX([.K$3:.K57];[.$A57]-[.K$2]+1;1);0)" office:value-type="float" office:value="100654" calcext:value-type="float">
            <text:p>100654</text:p>
          </table:table-cell>
          <table:table-cell table:formula="of:=[.K57]+IF([.$A57]&gt;=[.L$2];INDEX([.L$3:.L57];[.$A57]-[.L$2]+1;1);0)" office:value-type="float" office:value="131970" calcext:value-type="float">
            <text:p>131970</text:p>
          </table:table-cell>
          <table:table-cell table:formula="of:=[.L57]+IF([.$A57]&gt;=[.M$2];INDEX([.M$3:.M57];[.$A57]-[.M$2]+1;1);0)" office:value-type="float" office:value="163540" calcext:value-type="float">
            <text:p>163540</text:p>
          </table:table-cell>
          <table:table-cell table:formula="of:=[.M57]+IF([.$A57]&gt;=[.N$2];INDEX([.N$3:.N57];[.$A57]-[.N$2]+1;1);0)" office:value-type="float" office:value="193906" calcext:value-type="float">
            <text:p>193906</text:p>
          </table:table-cell>
          <table:table-cell table:formula="of:=[.N57]+IF([.$A57]&gt;=[.O$2];INDEX([.O$3:.O57];[.$A57]-[.O$2]+1;1);0)" office:value-type="float" office:value="222118" calcext:value-type="float">
            <text:p>222118</text:p>
          </table:table-cell>
          <table:table-cell table:formula="of:=[.O57]+IF([.$A57]&gt;=[.P$2];INDEX([.P$3:.P57];[.$A57]-[.P$2]+1;1);0)" office:value-type="float" office:value="247587" calcext:value-type="float">
            <text:p>247587</text:p>
          </table:table-cell>
          <table:table-cell table:formula="of:=[.P57]+IF([.$A57]&gt;=[.Q$2];INDEX([.Q$3:.Q57];[.$A57]-[.Q$2]+1;1);0)" office:value-type="float" office:value="270105" calcext:value-type="float">
            <text:p>270105</text:p>
          </table:table-cell>
          <table:table-cell table:formula="of:=[.Q57]+IF([.$A57]&gt;=[.R$2];INDEX([.R$3:.R57];[.$A57]-[.R$2]+1;1);0)" office:value-type="float" office:value="289656" calcext:value-type="float">
            <text:p>289656</text:p>
          </table:table-cell>
          <table:table-cell table:formula="of:=[.R57]+IF([.$A57]&gt;=[.S$2];INDEX([.S$3:.S57];[.$A57]-[.S$2]+1;1);0)" office:value-type="float" office:value="306421" calcext:value-type="float">
            <text:p>306421</text:p>
          </table:table-cell>
          <table:table-cell table:formula="of:=[.S57]+IF([.$A57]&gt;=[.T$2];INDEX([.T$3:.T57];[.$A57]-[.T$2]+1;1);0)" office:value-type="float" office:value="320620" calcext:value-type="float">
            <text:p>320620</text:p>
          </table:table-cell>
          <table:table-cell table:formula="of:=[.T57]+IF([.$A57]&gt;=[.U$2];INDEX([.U$3:.U57];[.$A57]-[.U$2]+1;1);0)" office:value-type="float" office:value="332557" calcext:value-type="float">
            <text:p>332557</text:p>
          </table:table-cell>
          <table:table-cell table:formula="of:=[.U57]+IF([.$A57]&gt;=[.V$2];INDEX([.V$3:.V57];[.$A57]-[.V$2]+1;1);0)" office:value-type="float" office:value="342505" calcext:value-type="float">
            <text:p>342505</text:p>
          </table:table-cell>
          <table:table-cell table:formula="of:=[.V57]+IF([.$A57]&gt;=[.W$2];INDEX([.W$3:.W57];[.$A57]-[.W$2]+1;1);0)" office:value-type="float" office:value="350757" calcext:value-type="float">
            <text:p>350757</text:p>
          </table:table-cell>
          <table:table-cell table:formula="of:=[.W57]+IF([.$A57]&gt;=[.X$2];INDEX([.X$3:.X57];[.$A57]-[.X$2]+1;1);0)" office:value-type="float" office:value="357554" calcext:value-type="float">
            <text:p>357554</text:p>
          </table:table-cell>
          <table:table-cell table:formula="of:=[.X57]+IF([.$A57]&gt;=[.Y$2];INDEX([.Y$3:.Y57];[.$A57]-[.Y$2]+1;1);0)" office:value-type="float" office:value="363139" calcext:value-type="float">
            <text:p>363139</text:p>
          </table:table-cell>
          <table:table-cell table:formula="of:=[.Y57]+IF([.$A57]&gt;=[.Z$2];INDEX([.Z$3:.Z57];[.$A57]-[.Z$2]+1;1);0)" office:value-type="float" office:value="367697" calcext:value-type="float">
            <text:p>367697</text:p>
          </table:table-cell>
          <table:table-cell table:formula="of:=[.Z57]+IF([.$A57]&gt;=[.AA$2];INDEX([.AA$3:.AA57];[.$A57]-[.AA$2]+1;1);0)" office:value-type="float" office:value="371413" calcext:value-type="float">
            <text:p>371413</text:p>
          </table:table-cell>
          <table:table-cell table:formula="of:=[.AA57]+IF([.$A57]&gt;=[.AB$2];INDEX([.AB$3:.AB57];[.$A57]-[.AB$2]+1;1);0)" office:value-type="float" office:value="374423" calcext:value-type="float">
            <text:p>374423</text:p>
          </table:table-cell>
          <table:table-cell table:formula="of:=[.AB57]+IF([.$A57]&gt;=[.AC$2];INDEX([.AC$3:.AC57];[.$A57]-[.AC$2]+1;1);0)" office:value-type="float" office:value="376859" calcext:value-type="float">
            <text:p>376859</text:p>
          </table:table-cell>
          <table:table-cell table:formula="of:=[.AC57]+IF([.$A57]&gt;=[.AD$2];INDEX([.AD$3:.AD57];[.$A57]-[.AD$2]+1;1);0)" office:value-type="float" office:value="378817" calcext:value-type="float">
            <text:p>378817</text:p>
          </table:table-cell>
          <table:table-cell table:formula="of:=[.AD57]+IF([.$A57]&gt;=[.AE$2];INDEX([.AE$3:.AE57];[.$A57]-[.AE$2]+1;1);0)" office:value-type="float" office:value="380392" calcext:value-type="float">
            <text:p>380392</text:p>
          </table:table-cell>
          <table:table-cell table:formula="of:=[.AE57]+IF([.$A57]&gt;=[.AF$2];INDEX([.AF$3:.AF57];[.$A57]-[.AF$2]+1;1);0)" office:value-type="float" office:value="381647" calcext:value-type="float">
            <text:p>381647</text:p>
          </table:table-cell>
          <table:table-cell table:formula="of:=[.AF57]+IF([.$A57]&gt;=[.AG$2];INDEX([.AG$3:.AG57];[.$A57]-[.AG$2]+1;1);0)" office:value-type="float" office:value="382649" calcext:value-type="float">
            <text:p>382649</text:p>
          </table:table-cell>
          <table:table-cell table:formula="of:=[.AG57]+IF([.$A57]&gt;=[.AH$2];INDEX([.AH$3:.AH57];[.$A57]-[.AH$2]+1;1);0)" office:value-type="float" office:value="383441" calcext:value-type="float">
            <text:p>383441</text:p>
          </table:table-cell>
          <table:table-cell table:formula="of:=[.AH57]+IF([.$A57]&gt;=[.AI$2];INDEX([.AI$3:.AI57];[.$A57]-[.AI$2]+1;1);0)" office:value-type="float" office:value="384068" calcext:value-type="float">
            <text:p>384068</text:p>
          </table:table-cell>
          <table:table-cell table:formula="of:=[.AI57]+IF([.$A57]&gt;=[.AJ$2];INDEX([.AJ$3:.AJ57];[.$A57]-[.AJ$2]+1;1);0)" office:value-type="float" office:value="384558" calcext:value-type="float">
            <text:p>384558</text:p>
          </table:table-cell>
          <table:table-cell table:formula="of:=[.AJ57]+IF([.$A57]&gt;=[.AK$2];INDEX([.AK$3:.AK57];[.$A57]-[.AK$2]+1;1);0)" office:value-type="float" office:value="384943" calcext:value-type="float">
            <text:p>384943</text:p>
          </table:table-cell>
          <table:table-cell table:formula="of:=[.AK57]+IF([.$A57]&gt;=[.AL$2];INDEX([.AL$3:.AL57];[.$A57]-[.AL$2]+1;1);0)" office:value-type="float" office:value="385240" calcext:value-type="float">
            <text:p>385240</text:p>
          </table:table-cell>
          <table:table-cell table:formula="of:=[.AL57]+IF([.$A57]&gt;=[.AM$2];INDEX([.AM$3:.AM57];[.$A57]-[.AM$2]+1;1);0)" office:value-type="float" office:value="385471" calcext:value-type="float">
            <text:p>385471</text:p>
          </table:table-cell>
          <table:table-cell table:formula="of:=[.AM57]+IF([.$A57]&gt;=[.AN$2];INDEX([.AN$3:.AN57];[.$A57]-[.AN$2]+1;1);0)" office:value-type="float" office:value="385647" calcext:value-type="float">
            <text:p>385647</text:p>
          </table:table-cell>
          <table:table-cell table:formula="of:=[.AN57]+IF([.$A57]&gt;=[.AO$2];INDEX([.AO$3:.AO57];[.$A57]-[.AO$2]+1;1);0)" office:value-type="float" office:value="385782" calcext:value-type="float">
            <text:p>385782</text:p>
          </table:table-cell>
          <table:table-cell table:formula="of:=[.AO57]+IF([.$A57]&gt;=[.AP$2];INDEX([.AP$3:.AP57];[.$A57]-[.AP$2]+1;1);0)" office:value-type="float" office:value="385883" calcext:value-type="float">
            <text:p>385883</text:p>
          </table:table-cell>
          <table:table-cell table:formula="of:=[.AP57]+IF([.$A57]&gt;=[.AQ$2];INDEX([.AQ$3:.AQ57];[.$A57]-[.AQ$2]+1;1);0)" office:value-type="float" office:value="385960" calcext:value-type="float">
            <text:p>385960</text:p>
          </table:table-cell>
          <table:table-cell table:formula="of:=[.AQ57]+IF([.$A57]&gt;=[.AR$2];INDEX([.AR$3:.AR57];[.$A57]-[.AR$2]+1;1);0)" office:value-type="float" office:value="386016" calcext:value-type="float">
            <text:p>386016</text:p>
          </table:table-cell>
          <table:table-cell table:formula="of:=[.AR57]+IF([.$A57]&gt;=[.AS$2];INDEX([.AS$3:.AS57];[.$A57]-[.AS$2]+1;1);0)" office:value-type="float" office:value="386058" calcext:value-type="float">
            <text:p>386058</text:p>
          </table:table-cell>
          <table:table-cell table:formula="of:=[.AS57]+IF([.$A57]&gt;=[.AT$2];INDEX([.AT$3:.AT57];[.$A57]-[.AT$2]+1;1);0)" office:value-type="float" office:value="386088" calcext:value-type="float">
            <text:p>386088</text:p>
          </table:table-cell>
          <table:table-cell table:formula="of:=[.AT57]+IF([.$A57]&gt;=[.AU$2];INDEX([.AU$3:.AU57];[.$A57]-[.AU$2]+1;1);0)" office:value-type="float" office:value="386110" calcext:value-type="float">
            <text:p>386110</text:p>
          </table:table-cell>
          <table:table-cell table:formula="of:=[.AU57]+IF([.$A57]&gt;=[.AV$2];INDEX([.AV$3:.AV57];[.$A57]-[.AV$2]+1;1);0)" office:value-type="float" office:value="386125" calcext:value-type="float">
            <text:p>386125</text:p>
          </table:table-cell>
          <table:table-cell table:formula="of:=[.AV57]+IF([.$A57]&gt;=[.AW$2];INDEX([.AW$3:.AW57];[.$A57]-[.AW$2]+1;1);0)" office:value-type="float" office:value="386136" calcext:value-type="float">
            <text:p>386136</text:p>
          </table:table-cell>
          <table:table-cell table:formula="of:=[.AW57]+IF([.$A57]&gt;=[.AX$2];INDEX([.AX$3:.AX57];[.$A57]-[.AX$2]+1;1);0)" office:value-type="float" office:value="386143" calcext:value-type="float">
            <text:p>386143</text:p>
          </table:table-cell>
          <table:table-cell table:formula="of:=[.AX57]+IF([.$A57]&gt;=[.AY$2];INDEX([.AY$3:.AY57];[.$A57]-[.AY$2]+1;1);0)" office:value-type="float" office:value="386148" calcext:value-type="float">
            <text:p>386148</text:p>
          </table:table-cell>
          <table:table-cell table:formula="of:=[.AY57]+IF([.$A57]&gt;=[.AZ$2];INDEX([.AZ$3:.AZ57];[.$A57]-[.AZ$2]+1;1);0)" office:value-type="float" office:value="386151" calcext:value-type="float">
            <text:p>386151</text:p>
          </table:table-cell>
          <table:table-cell table:formula="of:=[.AZ57]+IF([.$A57]&gt;=[.BA$2];INDEX([.BA$3:.BA57];[.$A57]-[.BA$2]+1;1);0)" office:value-type="float" office:value="386153" calcext:value-type="float">
            <text:p>386153</text:p>
          </table:table-cell>
          <table:table-cell table:formula="of:=[.BA57]+IF([.$A57]&gt;=[.BB$2];INDEX([.BB$3:.BB57];[.$A57]-[.BB$2]+1;1);0)" office:value-type="float" office:value="386154" calcext:value-type="float">
            <text:p>386154</text:p>
          </table:table-cell>
          <table:table-cell table:formula="of:=[.BB57]+IF([.$A57]&gt;=[.BC$2];INDEX([.BC$3:.BC57];[.$A57]-[.BC$2]+1;1);0)" office:value-type="float" office:value="386155" calcext:value-type="float">
            <text:p>386155</text:p>
          </table:table-cell>
          <table:table-cell table:formula="of:=[.BC57]+IF([.$A57]&gt;=[.BD$2];INDEX([.BD$3:.BD57];[.$A57]-[.BD$2]+1;1);0)" office:value-type="float" office:value="386155" calcext:value-type="float">
            <text:p>386155</text:p>
          </table:table-cell>
          <table:table-cell table:formula="of:=[.BD57]+IF([.$A57]&gt;=[.BE$2];INDEX([.BE$3:.BE57];[.$A57]-[.BE$2]+1;1);0)" office:value-type="float" office:value="386155" calcext:value-type="float">
            <text:p>386155</text:p>
          </table:table-cell>
          <table:table-cell table:formula="of:=[.BE57]+IF([.$A57]&gt;=[.BF$2];INDEX([.BF$3:.BF57];[.$A57]-[.BF$2]+1;1);0)" office:value-type="float" office:value="386155" calcext:value-type="float">
            <text:p>386155</text:p>
          </table:table-cell>
          <table:table-cell table:formula="of:=[.BF57]+IF([.$A57]&gt;=[.BG$2];INDEX([.BG$3:.BG57];[.$A57]-[.BG$2]+1;1);0)" office:value-type="float" office:value="386155" calcext:value-type="float">
            <text:p>386155</text:p>
          </table:table-cell>
          <table:table-cell table:formula="of:=[.BG57]+IF([.$A57]&gt;=[.BH$2];INDEX([.BH$3:.BH57];[.$A57]-[.BH$2]+1;1);0)" office:value-type="float" office:value="386155" calcext:value-type="float">
            <text:p>386155</text:p>
          </table:table-cell>
          <table:table-cell table:formula="of:=[.BH57]+IF([.$A57]&gt;=[.BI$2];INDEX([.BI$3:.BI57];[.$A57]-[.BI$2]+1;1);0)" office:value-type="float" office:value="386155" calcext:value-type="float">
            <text:p>386155</text:p>
          </table:table-cell>
          <table:table-cell table:formula="of:=[.BI57]+IF([.$A57]&gt;=[.BJ$2];INDEX([.BJ$3:.BJ57];[.$A57]-[.BJ$2]+1;1);0)" office:value-type="float" office:value="386155" calcext:value-type="float">
            <text:p>386155</text:p>
          </table:table-cell>
          <table:table-cell table:formula="of:=[.BJ57]+IF([.$A57]&gt;=[.BK$2];INDEX([.BK$3:.BK57];[.$A57]-[.BK$2]+1;1);0)" office:value-type="float" office:value="386155" calcext:value-type="float">
            <text:p>386155</text:p>
          </table:table-cell>
          <table:table-cell table:formula="of:=[.BK57]+IF([.$A57]&gt;=[.BL$2];INDEX([.BL$3:.BL57];[.$A57]-[.BL$2]+1;1);0)" office:value-type="float" office:value="386155" calcext:value-type="float">
            <text:p>386155</text:p>
          </table:table-cell>
          <table:table-cell table:formula="of:=[.BL57]+IF([.$A57]&gt;=[.BM$2];INDEX([.BM$3:.BM57];[.$A57]-[.BM$2]+1;1);0)" office:value-type="float" office:value="386155" calcext:value-type="float">
            <text:p>386155</text:p>
          </table:table-cell>
          <table:table-cell table:formula="of:=[.BM57]+IF([.$A57]&gt;=[.BN$2];INDEX([.BN$3:.BN57];[.$A57]-[.BN$2]+1;1);0)" office:value-type="float" office:value="386155" calcext:value-type="float">
            <text:p>386155</text:p>
          </table:table-cell>
          <table:table-cell table:formula="of:=[.BN57]+IF([.$A57]&gt;=[.BO$2];INDEX([.BO$3:.BO57];[.$A57]-[.BO$2]+1;1);0)" office:value-type="float" office:value="386155" calcext:value-type="float">
            <text:p>386155</text:p>
          </table:table-cell>
          <table:table-cell table:formula="of:=[.BO57]+IF([.$A57]&gt;=[.BP$2];INDEX([.BP$3:.BP57];[.$A57]-[.BP$2]+1;1);0)" office:value-type="float" office:value="386155" calcext:value-type="float">
            <text:p>386155</text:p>
          </table:table-cell>
          <table:table-cell table:formula="of:=[.BP57]+IF([.$A57]&gt;=[.BQ$2];INDEX([.BQ$3:.BQ57];[.$A57]-[.BQ$2]+1;1);0)" office:value-type="float" office:value="386155" calcext:value-type="float">
            <text:p>386155</text:p>
          </table:table-cell>
          <table:table-cell table:formula="of:=[.BQ57]+IF([.$A57]&gt;=[.BR$2];INDEX([.BR$3:.BR57];[.$A57]-[.BR$2]+1;1);0)" office:value-type="float" office:value="386155" calcext:value-type="float">
            <text:p>386155</text:p>
          </table:table-cell>
          <table:table-cell table:formula="of:=[.BR57]+IF([.$A57]&gt;=[.BS$2];INDEX([.BS$3:.BS57];[.$A57]-[.BS$2]+1;1);0)" office:value-type="float" office:value="386155" calcext:value-type="float">
            <text:p>386155</text:p>
          </table:table-cell>
          <table:table-cell table:formula="of:=[.BS57]+IF([.$A57]&gt;=[.BT$2];INDEX([.BT$3:.BT57];[.$A57]-[.BT$2]+1;1);0)" office:value-type="float" office:value="386155" calcext:value-type="float">
            <text:p>386155</text:p>
          </table:table-cell>
          <table:table-cell table:formula="of:=[.BT57]+IF([.$A57]&gt;=[.BU$2];INDEX([.BU$3:.BU57];[.$A57]-[.BU$2]+1;1);0)" office:value-type="float" office:value="386155" calcext:value-type="float">
            <text:p>386155</text:p>
          </table:table-cell>
          <table:table-cell table:formula="of:=[.BU57]+IF([.$A57]&gt;=[.BV$2];INDEX([.BV$3:.BV57];[.$A57]-[.BV$2]+1;1);0)" office:value-type="float" office:value="386155" calcext:value-type="float">
            <text:p>386155</text:p>
          </table:table-cell>
          <table:table-cell table:formula="of:=[.BV57]+IF([.$A57]&gt;=[.BW$2];INDEX([.BW$3:.BW57];[.$A57]-[.BW$2]+1;1);0)" office:value-type="float" office:value="386155" calcext:value-type="float">
            <text:p>386155</text:p>
          </table:table-cell>
          <table:table-cell table:formula="of:=[.BW57]+IF([.$A57]&gt;=[.BX$2];INDEX([.BX$3:.BX57];[.$A57]-[.BX$2]+1;1);0)" office:value-type="float" office:value="386155" calcext:value-type="float">
            <text:p>386155</text:p>
          </table:table-cell>
          <table:table-cell table:formula="of:=[.BX57]+IF([.$A57]&gt;=[.BY$2];INDEX([.BY$3:.BY57];[.$A57]-[.BY$2]+1;1);0)" office:value-type="float" office:value="386155" calcext:value-type="float">
            <text:p>386155</text:p>
          </table:table-cell>
          <table:table-cell table:formula="of:=[.BY57]+IF([.$A57]&gt;=[.BZ$2];INDEX([.BZ$3:.BZ57];[.$A57]-[.BZ$2]+1;1);0)" office:value-type="float" office:value="386155" calcext:value-type="float">
            <text:p>386155</text:p>
          </table:table-cell>
          <table:table-cell table:formula="of:=[.BZ57]+IF([.$A57]&gt;=[.CA$2];INDEX([.CA$3:.CA57];[.$A57]-[.CA$2]+1;1);0)" office:value-type="float" office:value="386155" calcext:value-type="float">
            <text:p>386155</text:p>
          </table:table-cell>
          <table:table-cell table:formula="of:=[.CA57]+IF([.$A57]&gt;=[.CB$2];INDEX([.CB$3:.CB57];[.$A57]-[.CB$2]+1;1);0)" office:value-type="float" office:value="386155" calcext:value-type="float">
            <text:p>386155</text:p>
          </table:table-cell>
          <table:table-cell table:formula="of:=[.CB57]+IF([.$A57]&gt;=[.CC$2];INDEX([.CC$3:.CC57];[.$A57]-[.CC$2]+1;1);0)" office:value-type="float" office:value="386155" calcext:value-type="float">
            <text:p>386155</text:p>
          </table:table-cell>
          <table:table-cell table:formula="of:=[.CC57]+IF([.$A57]&gt;=[.CD$2];INDEX([.CD$3:.CD57];[.$A57]-[.CD$2]+1;1);0)" office:value-type="float" office:value="386155" calcext:value-type="float">
            <text:p>386155</text:p>
          </table:table-cell>
          <table:table-cell table:formula="of:=[.CD57]+IF([.$A57]&gt;=[.CE$2];INDEX([.CE$3:.CE57];[.$A57]-[.CE$2]+1;1);0)" office:value-type="float" office:value="386155" calcext:value-type="float">
            <text:p>386155</text:p>
          </table:table-cell>
          <table:table-cell table:formula="of:=[.CE57]+IF([.$A57]&gt;=[.CF$2];INDEX([.CF$3:.CF57];[.$A57]-[.CF$2]+1;1);0)" office:value-type="float" office:value="386155" calcext:value-type="float">
            <text:p>386155</text:p>
          </table:table-cell>
          <table:table-cell table:formula="of:=[.CF57]+IF([.$A57]&gt;=[.CG$2];INDEX([.CG$3:.CG57];[.$A57]-[.CG$2]+1;1);0)" office:value-type="float" office:value="386155" calcext:value-type="float">
            <text:p>386155</text:p>
          </table:table-cell>
          <table:table-cell table:formula="of:=[.CG57]+IF([.$A57]&gt;=[.CH$2];INDEX([.CH$3:.CH57];[.$A57]-[.CH$2]+1;1);0)" office:value-type="float" office:value="386155" calcext:value-type="float">
            <text:p>386155</text:p>
          </table:table-cell>
          <table:table-cell table:formula="of:=[.CH57]+IF([.$A57]&gt;=[.CI$2];INDEX([.CI$3:.CI57];[.$A57]-[.CI$2]+1;1);0)" office:value-type="float" office:value="386155" calcext:value-type="float">
            <text:p>386155</text:p>
          </table:table-cell>
          <table:table-cell table:formula="of:=[.CI57]+IF([.$A57]&gt;=[.CJ$2];INDEX([.CJ$3:.CJ57];[.$A57]-[.CJ$2]+1;1);0)" office:value-type="float" office:value="386155" calcext:value-type="float">
            <text:p>386155</text:p>
          </table:table-cell>
          <table:table-cell table:formula="of:=[.CJ57]+IF([.$A57]&gt;=[.CK$2];INDEX([.CK$3:.CK57];[.$A57]-[.CK$2]+1;1);0)" office:value-type="float" office:value="386155" calcext:value-type="float">
            <text:p>386155</text:p>
          </table:table-cell>
          <table:table-cell table:formula="of:=[.CK57]+IF([.$A57]&gt;=[.CL$2];INDEX([.CL$3:.CL57];[.$A57]-[.CL$2]+1;1);0)" office:value-type="float" office:value="386155" calcext:value-type="float">
            <text:p>386155</text:p>
          </table:table-cell>
          <table:table-cell table:formula="of:=[.CL57]+IF([.$A57]&gt;=[.CM$2];INDEX([.CM$3:.CM57];[.$A57]-[.CM$2]+1;1);0)" office:value-type="float" office:value="386155" calcext:value-type="float">
            <text:p>386155</text:p>
          </table:table-cell>
          <table:table-cell table:formula="of:=[.CM57]+IF([.$A57]&gt;=[.CN$2];INDEX([.CN$3:.CN57];[.$A57]-[.CN$2]+1;1);0)" office:value-type="float" office:value="386155" calcext:value-type="float">
            <text:p>386155</text:p>
          </table:table-cell>
          <table:table-cell table:formula="of:=[.CN57]+IF([.$A57]&gt;=[.CO$2];INDEX([.CO$3:.CO57];[.$A57]-[.CO$2]+1;1);0)" office:value-type="float" office:value="386155" calcext:value-type="float">
            <text:p>386155</text:p>
          </table:table-cell>
          <table:table-cell table:formula="of:=[.CO57]+IF([.$A57]&gt;=[.CP$2];INDEX([.CP$3:.CP57];[.$A57]-[.CP$2]+1;1);0)" office:value-type="float" office:value="386155" calcext:value-type="float">
            <text:p>386155</text:p>
          </table:table-cell>
          <table:table-cell table:formula="of:=[.CP57]+IF([.$A57]&gt;=[.CQ$2];INDEX([.CQ$3:.CQ57];[.$A57]-[.CQ$2]+1;1);0)" office:value-type="float" office:value="386155" calcext:value-type="float">
            <text:p>386155</text:p>
          </table:table-cell>
          <table:table-cell table:formula="of:=[.CQ57]+IF([.$A57]&gt;=[.CR$2];INDEX([.CR$3:.CR57];[.$A57]-[.CR$2]+1;1);0)" office:value-type="float" office:value="386155" calcext:value-type="float">
            <text:p>386155</text:p>
          </table:table-cell>
          <table:table-cell table:formula="of:=[.CR57]+IF([.$A57]&gt;=[.CS$2];INDEX([.CS$3:.CS57];[.$A57]-[.CS$2]+1;1);0)" office:value-type="float" office:value="386155" calcext:value-type="float">
            <text:p>386155</text:p>
          </table:table-cell>
          <table:table-cell table:formula="of:=[.CS57]+IF([.$A57]&gt;=[.CT$2];INDEX([.CT$3:.CT57];[.$A57]-[.CT$2]+1;1);0)" office:value-type="float" office:value="386155" calcext:value-type="float">
            <text:p>386155</text:p>
          </table:table-cell>
          <table:table-cell table:formula="of:=[.CT57]+IF([.$A57]&gt;=[.CU$2];INDEX([.CU$3:.CU57];[.$A57]-[.CU$2]+1;1);0)" office:value-type="float" office:value="386155" calcext:value-type="float">
            <text:p>386155</text:p>
          </table:table-cell>
          <table:table-cell table:formula="of:=[.CU57]+IF([.$A57]&gt;=[.CV$2];INDEX([.CV$3:.CV57];[.$A57]-[.CV$2]+1;1);0)" office:value-type="float" office:value="386155" calcext:value-type="float">
            <text:p>386155</text:p>
          </table:table-cell>
          <table:table-cell table:formula="of:=[.CV57]+IF([.$A57]&gt;=[.CW$2];INDEX([.CW$3:.CW57];[.$A57]-[.CW$2]+1;1);0)" office:value-type="float" office:value="386155" calcext:value-type="float">
            <text:p>3861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7]" office:value-type="float" office:value="1" calcext:value-type="float">
            <text:p>1</text:p>
          </table:table-cell>
          <table:table-cell table:formula="of:=[.B58]+IF([.$A58]&gt;=[.C$2];INDEX([.C$3:.C58];[.$A58]-[.C$2]+1;1);0)" office:value-type="float" office:value="28" calcext:value-type="float">
            <text:p>28</text:p>
          </table:table-cell>
          <table:table-cell table:formula="of:=[.C58]+IF([.$A58]&gt;=[.D$2];INDEX([.D$3:.D58];[.$A58]-[.D$2]+1;1);0)" office:value-type="float" office:value="280" calcext:value-type="float">
            <text:p>280</text:p>
          </table:table-cell>
          <table:table-cell table:formula="of:=[.D58]+IF([.$A58]&gt;=[.E$2];INDEX([.E$3:.E58];[.$A58]-[.E$2]+1;1);0)" office:value-type="float" office:value="1495" calcext:value-type="float">
            <text:p>1495</text:p>
          </table:table-cell>
          <table:table-cell table:formula="of:=[.E58]+IF([.$A58]&gt;=[.F$2];INDEX([.F$3:.F58];[.$A58]-[.F$2]+1;1);0)" office:value-type="float" office:value="5260" calcext:value-type="float">
            <text:p>5260</text:p>
          </table:table-cell>
          <table:table-cell table:formula="of:=[.F58]+IF([.$A58]&gt;=[.G$2];INDEX([.G$3:.G58];[.$A58]-[.G$2]+1;1);0)" office:value-type="float" office:value="13702" calcext:value-type="float">
            <text:p>13702</text:p>
          </table:table-cell>
          <table:table-cell table:formula="of:=[.G58]+IF([.$A58]&gt;=[.H$2];INDEX([.H$3:.H58];[.$A58]-[.H$2]+1;1);0)" office:value-type="float" office:value="28652" calcext:value-type="float">
            <text:p>28652</text:p>
          </table:table-cell>
          <table:table-cell table:formula="of:=[.H58]+IF([.$A58]&gt;=[.I$2];INDEX([.I$3:.I58];[.$A58]-[.I$2]+1;1);0)" office:value-type="float" office:value="50774" calcext:value-type="float">
            <text:p>50774</text:p>
          </table:table-cell>
          <table:table-cell table:formula="of:=[.I58]+IF([.$A58]&gt;=[.J$2];INDEX([.J$3:.J58];[.$A58]-[.J$2]+1;1);0)" office:value-type="float" office:value="79403" calcext:value-type="float">
            <text:p>79403</text:p>
          </table:table-cell>
          <table:table-cell table:formula="of:=[.J58]+IF([.$A58]&gt;=[.K$2];INDEX([.K$3:.K58];[.$A58]-[.K$2]+1;1);0)" office:value-type="float" office:value="112804" calcext:value-type="float">
            <text:p>112804</text:p>
          </table:table-cell>
          <table:table-cell table:formula="of:=[.K58]+IF([.$A58]&gt;=[.L$2];INDEX([.L$3:.L58];[.$A58]-[.L$2]+1;1);0)" office:value-type="float" office:value="148847" calcext:value-type="float">
            <text:p>148847</text:p>
          </table:table-cell>
          <table:table-cell table:formula="of:=[.L58]+IF([.$A58]&gt;=[.M$2];INDEX([.M$3:.M58];[.$A58]-[.M$2]+1;1);0)" office:value-type="float" office:value="185425" calcext:value-type="float">
            <text:p>185425</text:p>
          </table:table-cell>
          <table:table-cell table:formula="of:=[.M58]+IF([.$A58]&gt;=[.N$2];INDEX([.N$3:.N58];[.$A58]-[.N$2]+1;1);0)" office:value-type="float" office:value="220877" calcext:value-type="float">
            <text:p>220877</text:p>
          </table:table-cell>
          <table:table-cell table:formula="of:=[.N58]+IF([.$A58]&gt;=[.O$2];INDEX([.O$3:.O58];[.$A58]-[.O$2]+1;1);0)" office:value-type="float" office:value="253981" calcext:value-type="float">
            <text:p>253981</text:p>
          </table:table-cell>
          <table:table-cell table:formula="of:=[.O58]+IF([.$A58]&gt;=[.P$2];INDEX([.P$3:.P58];[.$A58]-[.P$2]+1;1);0)" office:value-type="float" office:value="284054" calcext:value-type="float">
            <text:p>284054</text:p>
          </table:table-cell>
          <table:table-cell table:formula="of:=[.P58]+IF([.$A58]&gt;=[.Q$2];INDEX([.Q$3:.Q58];[.$A58]-[.Q$2]+1;1);0)" office:value-type="float" office:value="310748" calcext:value-type="float">
            <text:p>310748</text:p>
          </table:table-cell>
          <table:table-cell table:formula="of:=[.Q58]+IF([.$A58]&gt;=[.R$2];INDEX([.R$3:.R58];[.$A58]-[.R$2]+1;1);0)" office:value-type="float" office:value="334051" calcext:value-type="float">
            <text:p>334051</text:p>
          </table:table-cell>
          <table:table-cell table:formula="of:=[.R58]+IF([.$A58]&gt;=[.S$2];INDEX([.S$3:.S58];[.$A58]-[.S$2]+1;1);0)" office:value-type="float" office:value="354091" calcext:value-type="float">
            <text:p>354091</text:p>
          </table:table-cell>
          <table:table-cell table:formula="of:=[.S58]+IF([.$A58]&gt;=[.T$2];INDEX([.T$3:.T58];[.$A58]-[.T$2]+1;1);0)" office:value-type="float" office:value="371153" calcext:value-type="float">
            <text:p>371153</text:p>
          </table:table-cell>
          <table:table-cell table:formula="of:=[.T58]+IF([.$A58]&gt;=[.U$2];INDEX([.U$3:.U58];[.$A58]-[.U$2]+1;1);0)" office:value-type="float" office:value="385528" calcext:value-type="float">
            <text:p>385528</text:p>
          </table:table-cell>
          <table:table-cell table:formula="of:=[.U58]+IF([.$A58]&gt;=[.V$2];INDEX([.V$3:.V58];[.$A58]-[.V$2]+1;1);0)" office:value-type="float" office:value="397566" calcext:value-type="float">
            <text:p>397566</text:p>
          </table:table-cell>
          <table:table-cell table:formula="of:=[.V58]+IF([.$A58]&gt;=[.W$2];INDEX([.W$3:.W58];[.$A58]-[.W$2]+1;1);0)" office:value-type="float" office:value="407570" calcext:value-type="float">
            <text:p>407570</text:p>
          </table:table-cell>
          <table:table-cell table:formula="of:=[.W58]+IF([.$A58]&gt;=[.X$2];INDEX([.X$3:.X58];[.$A58]-[.X$2]+1;1);0)" office:value-type="float" office:value="415852" calcext:value-type="float">
            <text:p>415852</text:p>
          </table:table-cell>
          <table:table-cell table:formula="of:=[.X58]+IF([.$A58]&gt;=[.Y$2];INDEX([.Y$3:.Y58];[.$A58]-[.Y$2]+1;1);0)" office:value-type="float" office:value="422664" calcext:value-type="float">
            <text:p>422664</text:p>
          </table:table-cell>
          <table:table-cell table:formula="of:=[.Y58]+IF([.$A58]&gt;=[.Z$2];INDEX([.Z$3:.Z58];[.$A58]-[.Z$2]+1;1);0)" office:value-type="float" office:value="428256" calcext:value-type="float">
            <text:p>428256</text:p>
          </table:table-cell>
          <table:table-cell table:formula="of:=[.Z58]+IF([.$A58]&gt;=[.AA$2];INDEX([.AA$3:.AA58];[.$A58]-[.AA$2]+1;1);0)" office:value-type="float" office:value="432817" calcext:value-type="float">
            <text:p>432817</text:p>
          </table:table-cell>
          <table:table-cell table:formula="of:=[.AA58]+IF([.$A58]&gt;=[.AB$2];INDEX([.AB$3:.AB58];[.$A58]-[.AB$2]+1;1);0)" office:value-type="float" office:value="436534" calcext:value-type="float">
            <text:p>436534</text:p>
          </table:table-cell>
          <table:table-cell table:formula="of:=[.AB58]+IF([.$A58]&gt;=[.AC$2];INDEX([.AC$3:.AC58];[.$A58]-[.AC$2]+1;1);0)" office:value-type="float" office:value="439544" calcext:value-type="float">
            <text:p>439544</text:p>
          </table:table-cell>
          <table:table-cell table:formula="of:=[.AC58]+IF([.$A58]&gt;=[.AD$2];INDEX([.AD$3:.AD58];[.$A58]-[.AD$2]+1;1);0)" office:value-type="float" office:value="441980" calcext:value-type="float">
            <text:p>441980</text:p>
          </table:table-cell>
          <table:table-cell table:formula="of:=[.AD58]+IF([.$A58]&gt;=[.AE$2];INDEX([.AE$3:.AE58];[.$A58]-[.AE$2]+1;1);0)" office:value-type="float" office:value="443938" calcext:value-type="float">
            <text:p>443938</text:p>
          </table:table-cell>
          <table:table-cell table:formula="of:=[.AE58]+IF([.$A58]&gt;=[.AF$2];INDEX([.AF$3:.AF58];[.$A58]-[.AF$2]+1;1);0)" office:value-type="float" office:value="445513" calcext:value-type="float">
            <text:p>445513</text:p>
          </table:table-cell>
          <table:table-cell table:formula="of:=[.AF58]+IF([.$A58]&gt;=[.AG$2];INDEX([.AG$3:.AG58];[.$A58]-[.AG$2]+1;1);0)" office:value-type="float" office:value="446768" calcext:value-type="float">
            <text:p>446768</text:p>
          </table:table-cell>
          <table:table-cell table:formula="of:=[.AG58]+IF([.$A58]&gt;=[.AH$2];INDEX([.AH$3:.AH58];[.$A58]-[.AH$2]+1;1);0)" office:value-type="float" office:value="447770" calcext:value-type="float">
            <text:p>447770</text:p>
          </table:table-cell>
          <table:table-cell table:formula="of:=[.AH58]+IF([.$A58]&gt;=[.AI$2];INDEX([.AI$3:.AI58];[.$A58]-[.AI$2]+1;1);0)" office:value-type="float" office:value="448562" calcext:value-type="float">
            <text:p>448562</text:p>
          </table:table-cell>
          <table:table-cell table:formula="of:=[.AI58]+IF([.$A58]&gt;=[.AJ$2];INDEX([.AJ$3:.AJ58];[.$A58]-[.AJ$2]+1;1);0)" office:value-type="float" office:value="449189" calcext:value-type="float">
            <text:p>449189</text:p>
          </table:table-cell>
          <table:table-cell table:formula="of:=[.AJ58]+IF([.$A58]&gt;=[.AK$2];INDEX([.AK$3:.AK58];[.$A58]-[.AK$2]+1;1);0)" office:value-type="float" office:value="449679" calcext:value-type="float">
            <text:p>449679</text:p>
          </table:table-cell>
          <table:table-cell table:formula="of:=[.AK58]+IF([.$A58]&gt;=[.AL$2];INDEX([.AL$3:.AL58];[.$A58]-[.AL$2]+1;1);0)" office:value-type="float" office:value="450064" calcext:value-type="float">
            <text:p>450064</text:p>
          </table:table-cell>
          <table:table-cell table:formula="of:=[.AL58]+IF([.$A58]&gt;=[.AM$2];INDEX([.AM$3:.AM58];[.$A58]-[.AM$2]+1;1);0)" office:value-type="float" office:value="450361" calcext:value-type="float">
            <text:p>450361</text:p>
          </table:table-cell>
          <table:table-cell table:formula="of:=[.AM58]+IF([.$A58]&gt;=[.AN$2];INDEX([.AN$3:.AN58];[.$A58]-[.AN$2]+1;1);0)" office:value-type="float" office:value="450592" calcext:value-type="float">
            <text:p>450592</text:p>
          </table:table-cell>
          <table:table-cell table:formula="of:=[.AN58]+IF([.$A58]&gt;=[.AO$2];INDEX([.AO$3:.AO58];[.$A58]-[.AO$2]+1;1);0)" office:value-type="float" office:value="450768" calcext:value-type="float">
            <text:p>450768</text:p>
          </table:table-cell>
          <table:table-cell table:formula="of:=[.AO58]+IF([.$A58]&gt;=[.AP$2];INDEX([.AP$3:.AP58];[.$A58]-[.AP$2]+1;1);0)" office:value-type="float" office:value="450903" calcext:value-type="float">
            <text:p>450903</text:p>
          </table:table-cell>
          <table:table-cell table:formula="of:=[.AP58]+IF([.$A58]&gt;=[.AQ$2];INDEX([.AQ$3:.AQ58];[.$A58]-[.AQ$2]+1;1);0)" office:value-type="float" office:value="451004" calcext:value-type="float">
            <text:p>451004</text:p>
          </table:table-cell>
          <table:table-cell table:formula="of:=[.AQ58]+IF([.$A58]&gt;=[.AR$2];INDEX([.AR$3:.AR58];[.$A58]-[.AR$2]+1;1);0)" office:value-type="float" office:value="451081" calcext:value-type="float">
            <text:p>451081</text:p>
          </table:table-cell>
          <table:table-cell table:formula="of:=[.AR58]+IF([.$A58]&gt;=[.AS$2];INDEX([.AS$3:.AS58];[.$A58]-[.AS$2]+1;1);0)" office:value-type="float" office:value="451137" calcext:value-type="float">
            <text:p>451137</text:p>
          </table:table-cell>
          <table:table-cell table:formula="of:=[.AS58]+IF([.$A58]&gt;=[.AT$2];INDEX([.AT$3:.AT58];[.$A58]-[.AT$2]+1;1);0)" office:value-type="float" office:value="451179" calcext:value-type="float">
            <text:p>451179</text:p>
          </table:table-cell>
          <table:table-cell table:formula="of:=[.AT58]+IF([.$A58]&gt;=[.AU$2];INDEX([.AU$3:.AU58];[.$A58]-[.AU$2]+1;1);0)" office:value-type="float" office:value="451209" calcext:value-type="float">
            <text:p>451209</text:p>
          </table:table-cell>
          <table:table-cell table:formula="of:=[.AU58]+IF([.$A58]&gt;=[.AV$2];INDEX([.AV$3:.AV58];[.$A58]-[.AV$2]+1;1);0)" office:value-type="float" office:value="451231" calcext:value-type="float">
            <text:p>451231</text:p>
          </table:table-cell>
          <table:table-cell table:formula="of:=[.AV58]+IF([.$A58]&gt;=[.AW$2];INDEX([.AW$3:.AW58];[.$A58]-[.AW$2]+1;1);0)" office:value-type="float" office:value="451246" calcext:value-type="float">
            <text:p>451246</text:p>
          </table:table-cell>
          <table:table-cell table:formula="of:=[.AW58]+IF([.$A58]&gt;=[.AX$2];INDEX([.AX$3:.AX58];[.$A58]-[.AX$2]+1;1);0)" office:value-type="float" office:value="451257" calcext:value-type="float">
            <text:p>451257</text:p>
          </table:table-cell>
          <table:table-cell table:formula="of:=[.AX58]+IF([.$A58]&gt;=[.AY$2];INDEX([.AY$3:.AY58];[.$A58]-[.AY$2]+1;1);0)" office:value-type="float" office:value="451264" calcext:value-type="float">
            <text:p>451264</text:p>
          </table:table-cell>
          <table:table-cell table:formula="of:=[.AY58]+IF([.$A58]&gt;=[.AZ$2];INDEX([.AZ$3:.AZ58];[.$A58]-[.AZ$2]+1;1);0)" office:value-type="float" office:value="451269" calcext:value-type="float">
            <text:p>451269</text:p>
          </table:table-cell>
          <table:table-cell table:formula="of:=[.AZ58]+IF([.$A58]&gt;=[.BA$2];INDEX([.BA$3:.BA58];[.$A58]-[.BA$2]+1;1);0)" office:value-type="float" office:value="451272" calcext:value-type="float">
            <text:p>451272</text:p>
          </table:table-cell>
          <table:table-cell table:formula="of:=[.BA58]+IF([.$A58]&gt;=[.BB$2];INDEX([.BB$3:.BB58];[.$A58]-[.BB$2]+1;1);0)" office:value-type="float" office:value="451274" calcext:value-type="float">
            <text:p>451274</text:p>
          </table:table-cell>
          <table:table-cell table:formula="of:=[.BB58]+IF([.$A58]&gt;=[.BC$2];INDEX([.BC$3:.BC58];[.$A58]-[.BC$2]+1;1);0)" office:value-type="float" office:value="451275" calcext:value-type="float">
            <text:p>451275</text:p>
          </table:table-cell>
          <table:table-cell table:formula="of:=[.BC58]+IF([.$A58]&gt;=[.BD$2];INDEX([.BD$3:.BD58];[.$A58]-[.BD$2]+1;1);0)" office:value-type="float" office:value="451276" calcext:value-type="float">
            <text:p>451276</text:p>
          </table:table-cell>
          <table:table-cell table:formula="of:=[.BD58]+IF([.$A58]&gt;=[.BE$2];INDEX([.BE$3:.BE58];[.$A58]-[.BE$2]+1;1);0)" office:value-type="float" office:value="451276" calcext:value-type="float">
            <text:p>451276</text:p>
          </table:table-cell>
          <table:table-cell table:formula="of:=[.BE58]+IF([.$A58]&gt;=[.BF$2];INDEX([.BF$3:.BF58];[.$A58]-[.BF$2]+1;1);0)" office:value-type="float" office:value="451276" calcext:value-type="float">
            <text:p>451276</text:p>
          </table:table-cell>
          <table:table-cell table:formula="of:=[.BF58]+IF([.$A58]&gt;=[.BG$2];INDEX([.BG$3:.BG58];[.$A58]-[.BG$2]+1;1);0)" office:value-type="float" office:value="451276" calcext:value-type="float">
            <text:p>451276</text:p>
          </table:table-cell>
          <table:table-cell table:formula="of:=[.BG58]+IF([.$A58]&gt;=[.BH$2];INDEX([.BH$3:.BH58];[.$A58]-[.BH$2]+1;1);0)" office:value-type="float" office:value="451276" calcext:value-type="float">
            <text:p>451276</text:p>
          </table:table-cell>
          <table:table-cell table:formula="of:=[.BH58]+IF([.$A58]&gt;=[.BI$2];INDEX([.BI$3:.BI58];[.$A58]-[.BI$2]+1;1);0)" office:value-type="float" office:value="451276" calcext:value-type="float">
            <text:p>451276</text:p>
          </table:table-cell>
          <table:table-cell table:formula="of:=[.BI58]+IF([.$A58]&gt;=[.BJ$2];INDEX([.BJ$3:.BJ58];[.$A58]-[.BJ$2]+1;1);0)" office:value-type="float" office:value="451276" calcext:value-type="float">
            <text:p>451276</text:p>
          </table:table-cell>
          <table:table-cell table:formula="of:=[.BJ58]+IF([.$A58]&gt;=[.BK$2];INDEX([.BK$3:.BK58];[.$A58]-[.BK$2]+1;1);0)" office:value-type="float" office:value="451276" calcext:value-type="float">
            <text:p>451276</text:p>
          </table:table-cell>
          <table:table-cell table:formula="of:=[.BK58]+IF([.$A58]&gt;=[.BL$2];INDEX([.BL$3:.BL58];[.$A58]-[.BL$2]+1;1);0)" office:value-type="float" office:value="451276" calcext:value-type="float">
            <text:p>451276</text:p>
          </table:table-cell>
          <table:table-cell table:formula="of:=[.BL58]+IF([.$A58]&gt;=[.BM$2];INDEX([.BM$3:.BM58];[.$A58]-[.BM$2]+1;1);0)" office:value-type="float" office:value="451276" calcext:value-type="float">
            <text:p>451276</text:p>
          </table:table-cell>
          <table:table-cell table:formula="of:=[.BM58]+IF([.$A58]&gt;=[.BN$2];INDEX([.BN$3:.BN58];[.$A58]-[.BN$2]+1;1);0)" office:value-type="float" office:value="451276" calcext:value-type="float">
            <text:p>451276</text:p>
          </table:table-cell>
          <table:table-cell table:formula="of:=[.BN58]+IF([.$A58]&gt;=[.BO$2];INDEX([.BO$3:.BO58];[.$A58]-[.BO$2]+1;1);0)" office:value-type="float" office:value="451276" calcext:value-type="float">
            <text:p>451276</text:p>
          </table:table-cell>
          <table:table-cell table:formula="of:=[.BO58]+IF([.$A58]&gt;=[.BP$2];INDEX([.BP$3:.BP58];[.$A58]-[.BP$2]+1;1);0)" office:value-type="float" office:value="451276" calcext:value-type="float">
            <text:p>451276</text:p>
          </table:table-cell>
          <table:table-cell table:formula="of:=[.BP58]+IF([.$A58]&gt;=[.BQ$2];INDEX([.BQ$3:.BQ58];[.$A58]-[.BQ$2]+1;1);0)" office:value-type="float" office:value="451276" calcext:value-type="float">
            <text:p>451276</text:p>
          </table:table-cell>
          <table:table-cell table:formula="of:=[.BQ58]+IF([.$A58]&gt;=[.BR$2];INDEX([.BR$3:.BR58];[.$A58]-[.BR$2]+1;1);0)" office:value-type="float" office:value="451276" calcext:value-type="float">
            <text:p>451276</text:p>
          </table:table-cell>
          <table:table-cell table:formula="of:=[.BR58]+IF([.$A58]&gt;=[.BS$2];INDEX([.BS$3:.BS58];[.$A58]-[.BS$2]+1;1);0)" office:value-type="float" office:value="451276" calcext:value-type="float">
            <text:p>451276</text:p>
          </table:table-cell>
          <table:table-cell table:formula="of:=[.BS58]+IF([.$A58]&gt;=[.BT$2];INDEX([.BT$3:.BT58];[.$A58]-[.BT$2]+1;1);0)" office:value-type="float" office:value="451276" calcext:value-type="float">
            <text:p>451276</text:p>
          </table:table-cell>
          <table:table-cell table:formula="of:=[.BT58]+IF([.$A58]&gt;=[.BU$2];INDEX([.BU$3:.BU58];[.$A58]-[.BU$2]+1;1);0)" office:value-type="float" office:value="451276" calcext:value-type="float">
            <text:p>451276</text:p>
          </table:table-cell>
          <table:table-cell table:formula="of:=[.BU58]+IF([.$A58]&gt;=[.BV$2];INDEX([.BV$3:.BV58];[.$A58]-[.BV$2]+1;1);0)" office:value-type="float" office:value="451276" calcext:value-type="float">
            <text:p>451276</text:p>
          </table:table-cell>
          <table:table-cell table:formula="of:=[.BV58]+IF([.$A58]&gt;=[.BW$2];INDEX([.BW$3:.BW58];[.$A58]-[.BW$2]+1;1);0)" office:value-type="float" office:value="451276" calcext:value-type="float">
            <text:p>451276</text:p>
          </table:table-cell>
          <table:table-cell table:formula="of:=[.BW58]+IF([.$A58]&gt;=[.BX$2];INDEX([.BX$3:.BX58];[.$A58]-[.BX$2]+1;1);0)" office:value-type="float" office:value="451276" calcext:value-type="float">
            <text:p>451276</text:p>
          </table:table-cell>
          <table:table-cell table:formula="of:=[.BX58]+IF([.$A58]&gt;=[.BY$2];INDEX([.BY$3:.BY58];[.$A58]-[.BY$2]+1;1);0)" office:value-type="float" office:value="451276" calcext:value-type="float">
            <text:p>451276</text:p>
          </table:table-cell>
          <table:table-cell table:formula="of:=[.BY58]+IF([.$A58]&gt;=[.BZ$2];INDEX([.BZ$3:.BZ58];[.$A58]-[.BZ$2]+1;1);0)" office:value-type="float" office:value="451276" calcext:value-type="float">
            <text:p>451276</text:p>
          </table:table-cell>
          <table:table-cell table:formula="of:=[.BZ58]+IF([.$A58]&gt;=[.CA$2];INDEX([.CA$3:.CA58];[.$A58]-[.CA$2]+1;1);0)" office:value-type="float" office:value="451276" calcext:value-type="float">
            <text:p>451276</text:p>
          </table:table-cell>
          <table:table-cell table:formula="of:=[.CA58]+IF([.$A58]&gt;=[.CB$2];INDEX([.CB$3:.CB58];[.$A58]-[.CB$2]+1;1);0)" office:value-type="float" office:value="451276" calcext:value-type="float">
            <text:p>451276</text:p>
          </table:table-cell>
          <table:table-cell table:formula="of:=[.CB58]+IF([.$A58]&gt;=[.CC$2];INDEX([.CC$3:.CC58];[.$A58]-[.CC$2]+1;1);0)" office:value-type="float" office:value="451276" calcext:value-type="float">
            <text:p>451276</text:p>
          </table:table-cell>
          <table:table-cell table:formula="of:=[.CC58]+IF([.$A58]&gt;=[.CD$2];INDEX([.CD$3:.CD58];[.$A58]-[.CD$2]+1;1);0)" office:value-type="float" office:value="451276" calcext:value-type="float">
            <text:p>451276</text:p>
          </table:table-cell>
          <table:table-cell table:formula="of:=[.CD58]+IF([.$A58]&gt;=[.CE$2];INDEX([.CE$3:.CE58];[.$A58]-[.CE$2]+1;1);0)" office:value-type="float" office:value="451276" calcext:value-type="float">
            <text:p>451276</text:p>
          </table:table-cell>
          <table:table-cell table:formula="of:=[.CE58]+IF([.$A58]&gt;=[.CF$2];INDEX([.CF$3:.CF58];[.$A58]-[.CF$2]+1;1);0)" office:value-type="float" office:value="451276" calcext:value-type="float">
            <text:p>451276</text:p>
          </table:table-cell>
          <table:table-cell table:formula="of:=[.CF58]+IF([.$A58]&gt;=[.CG$2];INDEX([.CG$3:.CG58];[.$A58]-[.CG$2]+1;1);0)" office:value-type="float" office:value="451276" calcext:value-type="float">
            <text:p>451276</text:p>
          </table:table-cell>
          <table:table-cell table:formula="of:=[.CG58]+IF([.$A58]&gt;=[.CH$2];INDEX([.CH$3:.CH58];[.$A58]-[.CH$2]+1;1);0)" office:value-type="float" office:value="451276" calcext:value-type="float">
            <text:p>451276</text:p>
          </table:table-cell>
          <table:table-cell table:formula="of:=[.CH58]+IF([.$A58]&gt;=[.CI$2];INDEX([.CI$3:.CI58];[.$A58]-[.CI$2]+1;1);0)" office:value-type="float" office:value="451276" calcext:value-type="float">
            <text:p>451276</text:p>
          </table:table-cell>
          <table:table-cell table:formula="of:=[.CI58]+IF([.$A58]&gt;=[.CJ$2];INDEX([.CJ$3:.CJ58];[.$A58]-[.CJ$2]+1;1);0)" office:value-type="float" office:value="451276" calcext:value-type="float">
            <text:p>451276</text:p>
          </table:table-cell>
          <table:table-cell table:formula="of:=[.CJ58]+IF([.$A58]&gt;=[.CK$2];INDEX([.CK$3:.CK58];[.$A58]-[.CK$2]+1;1);0)" office:value-type="float" office:value="451276" calcext:value-type="float">
            <text:p>451276</text:p>
          </table:table-cell>
          <table:table-cell table:formula="of:=[.CK58]+IF([.$A58]&gt;=[.CL$2];INDEX([.CL$3:.CL58];[.$A58]-[.CL$2]+1;1);0)" office:value-type="float" office:value="451276" calcext:value-type="float">
            <text:p>451276</text:p>
          </table:table-cell>
          <table:table-cell table:formula="of:=[.CL58]+IF([.$A58]&gt;=[.CM$2];INDEX([.CM$3:.CM58];[.$A58]-[.CM$2]+1;1);0)" office:value-type="float" office:value="451276" calcext:value-type="float">
            <text:p>451276</text:p>
          </table:table-cell>
          <table:table-cell table:formula="of:=[.CM58]+IF([.$A58]&gt;=[.CN$2];INDEX([.CN$3:.CN58];[.$A58]-[.CN$2]+1;1);0)" office:value-type="float" office:value="451276" calcext:value-type="float">
            <text:p>451276</text:p>
          </table:table-cell>
          <table:table-cell table:formula="of:=[.CN58]+IF([.$A58]&gt;=[.CO$2];INDEX([.CO$3:.CO58];[.$A58]-[.CO$2]+1;1);0)" office:value-type="float" office:value="451276" calcext:value-type="float">
            <text:p>451276</text:p>
          </table:table-cell>
          <table:table-cell table:formula="of:=[.CO58]+IF([.$A58]&gt;=[.CP$2];INDEX([.CP$3:.CP58];[.$A58]-[.CP$2]+1;1);0)" office:value-type="float" office:value="451276" calcext:value-type="float">
            <text:p>451276</text:p>
          </table:table-cell>
          <table:table-cell table:formula="of:=[.CP58]+IF([.$A58]&gt;=[.CQ$2];INDEX([.CQ$3:.CQ58];[.$A58]-[.CQ$2]+1;1);0)" office:value-type="float" office:value="451276" calcext:value-type="float">
            <text:p>451276</text:p>
          </table:table-cell>
          <table:table-cell table:formula="of:=[.CQ58]+IF([.$A58]&gt;=[.CR$2];INDEX([.CR$3:.CR58];[.$A58]-[.CR$2]+1;1);0)" office:value-type="float" office:value="451276" calcext:value-type="float">
            <text:p>451276</text:p>
          </table:table-cell>
          <table:table-cell table:formula="of:=[.CR58]+IF([.$A58]&gt;=[.CS$2];INDEX([.CS$3:.CS58];[.$A58]-[.CS$2]+1;1);0)" office:value-type="float" office:value="451276" calcext:value-type="float">
            <text:p>451276</text:p>
          </table:table-cell>
          <table:table-cell table:formula="of:=[.CS58]+IF([.$A58]&gt;=[.CT$2];INDEX([.CT$3:.CT58];[.$A58]-[.CT$2]+1;1);0)" office:value-type="float" office:value="451276" calcext:value-type="float">
            <text:p>451276</text:p>
          </table:table-cell>
          <table:table-cell table:formula="of:=[.CT58]+IF([.$A58]&gt;=[.CU$2];INDEX([.CU$3:.CU58];[.$A58]-[.CU$2]+1;1);0)" office:value-type="float" office:value="451276" calcext:value-type="float">
            <text:p>451276</text:p>
          </table:table-cell>
          <table:table-cell table:formula="of:=[.CU58]+IF([.$A58]&gt;=[.CV$2];INDEX([.CV$3:.CV58];[.$A58]-[.CV$2]+1;1);0)" office:value-type="float" office:value="451276" calcext:value-type="float">
            <text:p>451276</text:p>
          </table:table-cell>
          <table:table-cell table:formula="of:=[.CV58]+IF([.$A58]&gt;=[.CW$2];INDEX([.CW$3:.CW58];[.$A58]-[.CW$2]+1;1);0)" office:value-type="float" office:value="451276" calcext:value-type="float">
            <text:p>4512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8]" office:value-type="float" office:value="1" calcext:value-type="float">
            <text:p>1</text:p>
          </table:table-cell>
          <table:table-cell table:formula="of:=[.B59]+IF([.$A59]&gt;=[.C$2];INDEX([.C$3:.C59];[.$A59]-[.C$2]+1;1);0)" office:value-type="float" office:value="29" calcext:value-type="float">
            <text:p>29</text:p>
          </table:table-cell>
          <table:table-cell table:formula="of:=[.C59]+IF([.$A59]&gt;=[.D$2];INDEX([.D$3:.D59];[.$A59]-[.D$2]+1;1);0)" office:value-type="float" office:value="290" calcext:value-type="float">
            <text:p>290</text:p>
          </table:table-cell>
          <table:table-cell table:formula="of:=[.D59]+IF([.$A59]&gt;=[.E$2];INDEX([.E$3:.E59];[.$A59]-[.E$2]+1;1);0)" office:value-type="float" office:value="1575" calcext:value-type="float">
            <text:p>1575</text:p>
          </table:table-cell>
          <table:table-cell table:formula="of:=[.E59]+IF([.$A59]&gt;=[.F$2];INDEX([.F$3:.F59];[.$A59]-[.F$2]+1;1);0)" office:value-type="float" office:value="5608" calcext:value-type="float">
            <text:p>5608</text:p>
          </table:table-cell>
          <table:table-cell table:formula="of:=[.F59]+IF([.$A59]&gt;=[.G$2];INDEX([.G$3:.G59];[.$A59]-[.G$2]+1;1);0)" office:value-type="float" office:value="14800" calcext:value-type="float">
            <text:p>14800</text:p>
          </table:table-cell>
          <table:table-cell table:formula="of:=[.G59]+IF([.$A59]&gt;=[.H$2];INDEX([.H$3:.H59];[.$A59]-[.H$2]+1;1);0)" office:value-type="float" office:value="31275" calcext:value-type="float">
            <text:p>31275</text:p>
          </table:table-cell>
          <table:table-cell table:formula="of:=[.H59]+IF([.$A59]&gt;=[.I$2];INDEX([.I$3:.I59];[.$A59]-[.I$2]+1;1);0)" office:value-type="float" office:value="55974" calcext:value-type="float">
            <text:p>55974</text:p>
          </table:table-cell>
          <table:table-cell table:formula="of:=[.I59]+IF([.$A59]&gt;=[.J$2];INDEX([.J$3:.J59];[.$A59]-[.J$2]+1;1);0)" office:value-type="float" office:value="88252" calcext:value-type="float">
            <text:p>88252</text:p>
          </table:table-cell>
          <table:table-cell table:formula="of:=[.J59]+IF([.$A59]&gt;=[.K$2];INDEX([.K$3:.K59];[.$A59]-[.K$2]+1;1);0)" office:value-type="float" office:value="126299" calcext:value-type="float">
            <text:p>126299</text:p>
          </table:table-cell>
          <table:table-cell table:formula="of:=[.K59]+IF([.$A59]&gt;=[.L$2];INDEX([.L$3:.L59];[.$A59]-[.L$2]+1;1);0)" office:value-type="float" office:value="167672" calcext:value-type="float">
            <text:p>167672</text:p>
          </table:table-cell>
          <table:table-cell table:formula="of:=[.L59]+IF([.$A59]&gt;=[.M$2];INDEX([.M$3:.M59];[.$A59]-[.M$2]+1;1);0)" office:value-type="float" office:value="210005" calcext:value-type="float">
            <text:p>210005</text:p>
          </table:table-cell>
          <table:table-cell table:formula="of:=[.M59]+IF([.$A59]&gt;=[.N$2];INDEX([.N$3:.N59];[.$A59]-[.N$2]+1;1);0)" office:value-type="float" office:value="251274" calcext:value-type="float">
            <text:p>251274</text:p>
          </table:table-cell>
          <table:table-cell table:formula="of:=[.N59]+IF([.$A59]&gt;=[.O$2];INDEX([.O$3:.O59];[.$A59]-[.O$2]+1;1);0)" office:value-type="float" office:value="290071" calcext:value-type="float">
            <text:p>290071</text:p>
          </table:table-cell>
          <table:table-cell table:formula="of:=[.O59]+IF([.$A59]&gt;=[.P$2];INDEX([.P$3:.P59];[.$A59]-[.P$2]+1;1);0)" office:value-type="float" office:value="325472" calcext:value-type="float">
            <text:p>325472</text:p>
          </table:table-cell>
          <table:table-cell table:formula="of:=[.P59]+IF([.$A59]&gt;=[.Q$2];INDEX([.Q$3:.Q59];[.$A59]-[.Q$2]+1;1);0)" office:value-type="float" office:value="357075" calcext:value-type="float">
            <text:p>357075</text:p>
          </table:table-cell>
          <table:table-cell table:formula="of:=[.Q59]+IF([.$A59]&gt;=[.R$2];INDEX([.R$3:.R59];[.$A59]-[.R$2]+1;1);0)" office:value-type="float" office:value="384759" calcext:value-type="float">
            <text:p>384759</text:p>
          </table:table-cell>
          <table:table-cell table:formula="of:=[.R59]+IF([.$A59]&gt;=[.S$2];INDEX([.S$3:.S59];[.$A59]-[.S$2]+1;1);0)" office:value-type="float" office:value="408687" calcext:value-type="float">
            <text:p>408687</text:p>
          </table:table-cell>
          <table:table-cell table:formula="of:=[.S59]+IF([.$A59]&gt;=[.T$2];INDEX([.T$3:.T59];[.$A59]-[.T$2]+1;1);0)" office:value-type="float" office:value="429112" calcext:value-type="float">
            <text:p>429112</text:p>
          </table:table-cell>
          <table:table-cell table:formula="of:=[.T59]+IF([.$A59]&gt;=[.U$2];INDEX([.U$3:.U59];[.$A59]-[.U$2]+1;1);0)" office:value-type="float" office:value="446405" calcext:value-type="float">
            <text:p>446405</text:p>
          </table:table-cell>
          <table:table-cell table:formula="of:=[.U59]+IF([.$A59]&gt;=[.V$2];INDEX([.V$3:.V59];[.$A59]-[.V$2]+1;1);0)" office:value-type="float" office:value="460915" calcext:value-type="float">
            <text:p>460915</text:p>
          </table:table-cell>
          <table:table-cell table:formula="of:=[.V59]+IF([.$A59]&gt;=[.W$2];INDEX([.W$3:.W59];[.$A59]-[.W$2]+1;1);0)" office:value-type="float" office:value="473030" calcext:value-type="float">
            <text:p>473030</text:p>
          </table:table-cell>
          <table:table-cell table:formula="of:=[.W59]+IF([.$A59]&gt;=[.X$2];INDEX([.X$3:.X59];[.$A59]-[.X$2]+1;1);0)" office:value-type="float" office:value="483076" calcext:value-type="float">
            <text:p>483076</text:p>
          </table:table-cell>
          <table:table-cell table:formula="of:=[.X59]+IF([.$A59]&gt;=[.Y$2];INDEX([.Y$3:.Y59];[.$A59]-[.Y$2]+1;1);0)" office:value-type="float" office:value="491380" calcext:value-type="float">
            <text:p>491380</text:p>
          </table:table-cell>
          <table:table-cell table:formula="of:=[.Y59]+IF([.$A59]&gt;=[.Z$2];INDEX([.Z$3:.Z59];[.$A59]-[.Z$2]+1;1);0)" office:value-type="float" office:value="498203" calcext:value-type="float">
            <text:p>498203</text:p>
          </table:table-cell>
          <table:table-cell table:formula="of:=[.Z59]+IF([.$A59]&gt;=[.AA$2];INDEX([.AA$3:.AA59];[.$A59]-[.AA$2]+1;1);0)" office:value-type="float" office:value="503800" calcext:value-type="float">
            <text:p>503800</text:p>
          </table:table-cell>
          <table:table-cell table:formula="of:=[.AA59]+IF([.$A59]&gt;=[.AB$2];INDEX([.AB$3:.AB59];[.$A59]-[.AB$2]+1;1);0)" office:value-type="float" office:value="508363" calcext:value-type="float">
            <text:p>508363</text:p>
          </table:table-cell>
          <table:table-cell table:formula="of:=[.AB59]+IF([.$A59]&gt;=[.AC$2];INDEX([.AC$3:.AC59];[.$A59]-[.AC$2]+1;1);0)" office:value-type="float" office:value="512081" calcext:value-type="float">
            <text:p>512081</text:p>
          </table:table-cell>
          <table:table-cell table:formula="of:=[.AC59]+IF([.$A59]&gt;=[.AD$2];INDEX([.AD$3:.AD59];[.$A59]-[.AD$2]+1;1);0)" office:value-type="float" office:value="515091" calcext:value-type="float">
            <text:p>515091</text:p>
          </table:table-cell>
          <table:table-cell table:formula="of:=[.AD59]+IF([.$A59]&gt;=[.AE$2];INDEX([.AE$3:.AE59];[.$A59]-[.AE$2]+1;1);0)" office:value-type="float" office:value="517527" calcext:value-type="float">
            <text:p>517527</text:p>
          </table:table-cell>
          <table:table-cell table:formula="of:=[.AE59]+IF([.$A59]&gt;=[.AF$2];INDEX([.AF$3:.AF59];[.$A59]-[.AF$2]+1;1);0)" office:value-type="float" office:value="519485" calcext:value-type="float">
            <text:p>519485</text:p>
          </table:table-cell>
          <table:table-cell table:formula="of:=[.AF59]+IF([.$A59]&gt;=[.AG$2];INDEX([.AG$3:.AG59];[.$A59]-[.AG$2]+1;1);0)" office:value-type="float" office:value="521060" calcext:value-type="float">
            <text:p>521060</text:p>
          </table:table-cell>
          <table:table-cell table:formula="of:=[.AG59]+IF([.$A59]&gt;=[.AH$2];INDEX([.AH$3:.AH59];[.$A59]-[.AH$2]+1;1);0)" office:value-type="float" office:value="522315" calcext:value-type="float">
            <text:p>522315</text:p>
          </table:table-cell>
          <table:table-cell table:formula="of:=[.AH59]+IF([.$A59]&gt;=[.AI$2];INDEX([.AI$3:.AI59];[.$A59]-[.AI$2]+1;1);0)" office:value-type="float" office:value="523317" calcext:value-type="float">
            <text:p>523317</text:p>
          </table:table-cell>
          <table:table-cell table:formula="of:=[.AI59]+IF([.$A59]&gt;=[.AJ$2];INDEX([.AJ$3:.AJ59];[.$A59]-[.AJ$2]+1;1);0)" office:value-type="float" office:value="524109" calcext:value-type="float">
            <text:p>524109</text:p>
          </table:table-cell>
          <table:table-cell table:formula="of:=[.AJ59]+IF([.$A59]&gt;=[.AK$2];INDEX([.AK$3:.AK59];[.$A59]-[.AK$2]+1;1);0)" office:value-type="float" office:value="524736" calcext:value-type="float">
            <text:p>524736</text:p>
          </table:table-cell>
          <table:table-cell table:formula="of:=[.AK59]+IF([.$A59]&gt;=[.AL$2];INDEX([.AL$3:.AL59];[.$A59]-[.AL$2]+1;1);0)" office:value-type="float" office:value="525226" calcext:value-type="float">
            <text:p>525226</text:p>
          </table:table-cell>
          <table:table-cell table:formula="of:=[.AL59]+IF([.$A59]&gt;=[.AM$2];INDEX([.AM$3:.AM59];[.$A59]-[.AM$2]+1;1);0)" office:value-type="float" office:value="525611" calcext:value-type="float">
            <text:p>525611</text:p>
          </table:table-cell>
          <table:table-cell table:formula="of:=[.AM59]+IF([.$A59]&gt;=[.AN$2];INDEX([.AN$3:.AN59];[.$A59]-[.AN$2]+1;1);0)" office:value-type="float" office:value="525908" calcext:value-type="float">
            <text:p>525908</text:p>
          </table:table-cell>
          <table:table-cell table:formula="of:=[.AN59]+IF([.$A59]&gt;=[.AO$2];INDEX([.AO$3:.AO59];[.$A59]-[.AO$2]+1;1);0)" office:value-type="float" office:value="526139" calcext:value-type="float">
            <text:p>526139</text:p>
          </table:table-cell>
          <table:table-cell table:formula="of:=[.AO59]+IF([.$A59]&gt;=[.AP$2];INDEX([.AP$3:.AP59];[.$A59]-[.AP$2]+1;1);0)" office:value-type="float" office:value="526315" calcext:value-type="float">
            <text:p>526315</text:p>
          </table:table-cell>
          <table:table-cell table:formula="of:=[.AP59]+IF([.$A59]&gt;=[.AQ$2];INDEX([.AQ$3:.AQ59];[.$A59]-[.AQ$2]+1;1);0)" office:value-type="float" office:value="526450" calcext:value-type="float">
            <text:p>526450</text:p>
          </table:table-cell>
          <table:table-cell table:formula="of:=[.AQ59]+IF([.$A59]&gt;=[.AR$2];INDEX([.AR$3:.AR59];[.$A59]-[.AR$2]+1;1);0)" office:value-type="float" office:value="526551" calcext:value-type="float">
            <text:p>526551</text:p>
          </table:table-cell>
          <table:table-cell table:formula="of:=[.AR59]+IF([.$A59]&gt;=[.AS$2];INDEX([.AS$3:.AS59];[.$A59]-[.AS$2]+1;1);0)" office:value-type="float" office:value="526628" calcext:value-type="float">
            <text:p>526628</text:p>
          </table:table-cell>
          <table:table-cell table:formula="of:=[.AS59]+IF([.$A59]&gt;=[.AT$2];INDEX([.AT$3:.AT59];[.$A59]-[.AT$2]+1;1);0)" office:value-type="float" office:value="526684" calcext:value-type="float">
            <text:p>526684</text:p>
          </table:table-cell>
          <table:table-cell table:formula="of:=[.AT59]+IF([.$A59]&gt;=[.AU$2];INDEX([.AU$3:.AU59];[.$A59]-[.AU$2]+1;1);0)" office:value-type="float" office:value="526726" calcext:value-type="float">
            <text:p>526726</text:p>
          </table:table-cell>
          <table:table-cell table:formula="of:=[.AU59]+IF([.$A59]&gt;=[.AV$2];INDEX([.AV$3:.AV59];[.$A59]-[.AV$2]+1;1);0)" office:value-type="float" office:value="526756" calcext:value-type="float">
            <text:p>526756</text:p>
          </table:table-cell>
          <table:table-cell table:formula="of:=[.AV59]+IF([.$A59]&gt;=[.AW$2];INDEX([.AW$3:.AW59];[.$A59]-[.AW$2]+1;1);0)" office:value-type="float" office:value="526778" calcext:value-type="float">
            <text:p>526778</text:p>
          </table:table-cell>
          <table:table-cell table:formula="of:=[.AW59]+IF([.$A59]&gt;=[.AX$2];INDEX([.AX$3:.AX59];[.$A59]-[.AX$2]+1;1);0)" office:value-type="float" office:value="526793" calcext:value-type="float">
            <text:p>526793</text:p>
          </table:table-cell>
          <table:table-cell table:formula="of:=[.AX59]+IF([.$A59]&gt;=[.AY$2];INDEX([.AY$3:.AY59];[.$A59]-[.AY$2]+1;1);0)" office:value-type="float" office:value="526804" calcext:value-type="float">
            <text:p>526804</text:p>
          </table:table-cell>
          <table:table-cell table:formula="of:=[.AY59]+IF([.$A59]&gt;=[.AZ$2];INDEX([.AZ$3:.AZ59];[.$A59]-[.AZ$2]+1;1);0)" office:value-type="float" office:value="526811" calcext:value-type="float">
            <text:p>526811</text:p>
          </table:table-cell>
          <table:table-cell table:formula="of:=[.AZ59]+IF([.$A59]&gt;=[.BA$2];INDEX([.BA$3:.BA59];[.$A59]-[.BA$2]+1;1);0)" office:value-type="float" office:value="526816" calcext:value-type="float">
            <text:p>526816</text:p>
          </table:table-cell>
          <table:table-cell table:formula="of:=[.BA59]+IF([.$A59]&gt;=[.BB$2];INDEX([.BB$3:.BB59];[.$A59]-[.BB$2]+1;1);0)" office:value-type="float" office:value="526819" calcext:value-type="float">
            <text:p>526819</text:p>
          </table:table-cell>
          <table:table-cell table:formula="of:=[.BB59]+IF([.$A59]&gt;=[.BC$2];INDEX([.BC$3:.BC59];[.$A59]-[.BC$2]+1;1);0)" office:value-type="float" office:value="526821" calcext:value-type="float">
            <text:p>526821</text:p>
          </table:table-cell>
          <table:table-cell table:formula="of:=[.BC59]+IF([.$A59]&gt;=[.BD$2];INDEX([.BD$3:.BD59];[.$A59]-[.BD$2]+1;1);0)" office:value-type="float" office:value="526822" calcext:value-type="float">
            <text:p>526822</text:p>
          </table:table-cell>
          <table:table-cell table:formula="of:=[.BD59]+IF([.$A59]&gt;=[.BE$2];INDEX([.BE$3:.BE59];[.$A59]-[.BE$2]+1;1);0)" office:value-type="float" office:value="526823" calcext:value-type="float">
            <text:p>526823</text:p>
          </table:table-cell>
          <table:table-cell table:formula="of:=[.BE59]+IF([.$A59]&gt;=[.BF$2];INDEX([.BF$3:.BF59];[.$A59]-[.BF$2]+1;1);0)" office:value-type="float" office:value="526823" calcext:value-type="float">
            <text:p>526823</text:p>
          </table:table-cell>
          <table:table-cell table:formula="of:=[.BF59]+IF([.$A59]&gt;=[.BG$2];INDEX([.BG$3:.BG59];[.$A59]-[.BG$2]+1;1);0)" office:value-type="float" office:value="526823" calcext:value-type="float">
            <text:p>526823</text:p>
          </table:table-cell>
          <table:table-cell table:formula="of:=[.BG59]+IF([.$A59]&gt;=[.BH$2];INDEX([.BH$3:.BH59];[.$A59]-[.BH$2]+1;1);0)" office:value-type="float" office:value="526823" calcext:value-type="float">
            <text:p>526823</text:p>
          </table:table-cell>
          <table:table-cell table:formula="of:=[.BH59]+IF([.$A59]&gt;=[.BI$2];INDEX([.BI$3:.BI59];[.$A59]-[.BI$2]+1;1);0)" office:value-type="float" office:value="526823" calcext:value-type="float">
            <text:p>526823</text:p>
          </table:table-cell>
          <table:table-cell table:formula="of:=[.BI59]+IF([.$A59]&gt;=[.BJ$2];INDEX([.BJ$3:.BJ59];[.$A59]-[.BJ$2]+1;1);0)" office:value-type="float" office:value="526823" calcext:value-type="float">
            <text:p>526823</text:p>
          </table:table-cell>
          <table:table-cell table:formula="of:=[.BJ59]+IF([.$A59]&gt;=[.BK$2];INDEX([.BK$3:.BK59];[.$A59]-[.BK$2]+1;1);0)" office:value-type="float" office:value="526823" calcext:value-type="float">
            <text:p>526823</text:p>
          </table:table-cell>
          <table:table-cell table:formula="of:=[.BK59]+IF([.$A59]&gt;=[.BL$2];INDEX([.BL$3:.BL59];[.$A59]-[.BL$2]+1;1);0)" office:value-type="float" office:value="526823" calcext:value-type="float">
            <text:p>526823</text:p>
          </table:table-cell>
          <table:table-cell table:formula="of:=[.BL59]+IF([.$A59]&gt;=[.BM$2];INDEX([.BM$3:.BM59];[.$A59]-[.BM$2]+1;1);0)" office:value-type="float" office:value="526823" calcext:value-type="float">
            <text:p>526823</text:p>
          </table:table-cell>
          <table:table-cell table:formula="of:=[.BM59]+IF([.$A59]&gt;=[.BN$2];INDEX([.BN$3:.BN59];[.$A59]-[.BN$2]+1;1);0)" office:value-type="float" office:value="526823" calcext:value-type="float">
            <text:p>526823</text:p>
          </table:table-cell>
          <table:table-cell table:formula="of:=[.BN59]+IF([.$A59]&gt;=[.BO$2];INDEX([.BO$3:.BO59];[.$A59]-[.BO$2]+1;1);0)" office:value-type="float" office:value="526823" calcext:value-type="float">
            <text:p>526823</text:p>
          </table:table-cell>
          <table:table-cell table:formula="of:=[.BO59]+IF([.$A59]&gt;=[.BP$2];INDEX([.BP$3:.BP59];[.$A59]-[.BP$2]+1;1);0)" office:value-type="float" office:value="526823" calcext:value-type="float">
            <text:p>526823</text:p>
          </table:table-cell>
          <table:table-cell table:formula="of:=[.BP59]+IF([.$A59]&gt;=[.BQ$2];INDEX([.BQ$3:.BQ59];[.$A59]-[.BQ$2]+1;1);0)" office:value-type="float" office:value="526823" calcext:value-type="float">
            <text:p>526823</text:p>
          </table:table-cell>
          <table:table-cell table:formula="of:=[.BQ59]+IF([.$A59]&gt;=[.BR$2];INDEX([.BR$3:.BR59];[.$A59]-[.BR$2]+1;1);0)" office:value-type="float" office:value="526823" calcext:value-type="float">
            <text:p>526823</text:p>
          </table:table-cell>
          <table:table-cell table:formula="of:=[.BR59]+IF([.$A59]&gt;=[.BS$2];INDEX([.BS$3:.BS59];[.$A59]-[.BS$2]+1;1);0)" office:value-type="float" office:value="526823" calcext:value-type="float">
            <text:p>526823</text:p>
          </table:table-cell>
          <table:table-cell table:formula="of:=[.BS59]+IF([.$A59]&gt;=[.BT$2];INDEX([.BT$3:.BT59];[.$A59]-[.BT$2]+1;1);0)" office:value-type="float" office:value="526823" calcext:value-type="float">
            <text:p>526823</text:p>
          </table:table-cell>
          <table:table-cell table:formula="of:=[.BT59]+IF([.$A59]&gt;=[.BU$2];INDEX([.BU$3:.BU59];[.$A59]-[.BU$2]+1;1);0)" office:value-type="float" office:value="526823" calcext:value-type="float">
            <text:p>526823</text:p>
          </table:table-cell>
          <table:table-cell table:formula="of:=[.BU59]+IF([.$A59]&gt;=[.BV$2];INDEX([.BV$3:.BV59];[.$A59]-[.BV$2]+1;1);0)" office:value-type="float" office:value="526823" calcext:value-type="float">
            <text:p>526823</text:p>
          </table:table-cell>
          <table:table-cell table:formula="of:=[.BV59]+IF([.$A59]&gt;=[.BW$2];INDEX([.BW$3:.BW59];[.$A59]-[.BW$2]+1;1);0)" office:value-type="float" office:value="526823" calcext:value-type="float">
            <text:p>526823</text:p>
          </table:table-cell>
          <table:table-cell table:formula="of:=[.BW59]+IF([.$A59]&gt;=[.BX$2];INDEX([.BX$3:.BX59];[.$A59]-[.BX$2]+1;1);0)" office:value-type="float" office:value="526823" calcext:value-type="float">
            <text:p>526823</text:p>
          </table:table-cell>
          <table:table-cell table:formula="of:=[.BX59]+IF([.$A59]&gt;=[.BY$2];INDEX([.BY$3:.BY59];[.$A59]-[.BY$2]+1;1);0)" office:value-type="float" office:value="526823" calcext:value-type="float">
            <text:p>526823</text:p>
          </table:table-cell>
          <table:table-cell table:formula="of:=[.BY59]+IF([.$A59]&gt;=[.BZ$2];INDEX([.BZ$3:.BZ59];[.$A59]-[.BZ$2]+1;1);0)" office:value-type="float" office:value="526823" calcext:value-type="float">
            <text:p>526823</text:p>
          </table:table-cell>
          <table:table-cell table:formula="of:=[.BZ59]+IF([.$A59]&gt;=[.CA$2];INDEX([.CA$3:.CA59];[.$A59]-[.CA$2]+1;1);0)" office:value-type="float" office:value="526823" calcext:value-type="float">
            <text:p>526823</text:p>
          </table:table-cell>
          <table:table-cell table:formula="of:=[.CA59]+IF([.$A59]&gt;=[.CB$2];INDEX([.CB$3:.CB59];[.$A59]-[.CB$2]+1;1);0)" office:value-type="float" office:value="526823" calcext:value-type="float">
            <text:p>526823</text:p>
          </table:table-cell>
          <table:table-cell table:formula="of:=[.CB59]+IF([.$A59]&gt;=[.CC$2];INDEX([.CC$3:.CC59];[.$A59]-[.CC$2]+1;1);0)" office:value-type="float" office:value="526823" calcext:value-type="float">
            <text:p>526823</text:p>
          </table:table-cell>
          <table:table-cell table:formula="of:=[.CC59]+IF([.$A59]&gt;=[.CD$2];INDEX([.CD$3:.CD59];[.$A59]-[.CD$2]+1;1);0)" office:value-type="float" office:value="526823" calcext:value-type="float">
            <text:p>526823</text:p>
          </table:table-cell>
          <table:table-cell table:formula="of:=[.CD59]+IF([.$A59]&gt;=[.CE$2];INDEX([.CE$3:.CE59];[.$A59]-[.CE$2]+1;1);0)" office:value-type="float" office:value="526823" calcext:value-type="float">
            <text:p>526823</text:p>
          </table:table-cell>
          <table:table-cell table:formula="of:=[.CE59]+IF([.$A59]&gt;=[.CF$2];INDEX([.CF$3:.CF59];[.$A59]-[.CF$2]+1;1);0)" office:value-type="float" office:value="526823" calcext:value-type="float">
            <text:p>526823</text:p>
          </table:table-cell>
          <table:table-cell table:formula="of:=[.CF59]+IF([.$A59]&gt;=[.CG$2];INDEX([.CG$3:.CG59];[.$A59]-[.CG$2]+1;1);0)" office:value-type="float" office:value="526823" calcext:value-type="float">
            <text:p>526823</text:p>
          </table:table-cell>
          <table:table-cell table:formula="of:=[.CG59]+IF([.$A59]&gt;=[.CH$2];INDEX([.CH$3:.CH59];[.$A59]-[.CH$2]+1;1);0)" office:value-type="float" office:value="526823" calcext:value-type="float">
            <text:p>526823</text:p>
          </table:table-cell>
          <table:table-cell table:formula="of:=[.CH59]+IF([.$A59]&gt;=[.CI$2];INDEX([.CI$3:.CI59];[.$A59]-[.CI$2]+1;1);0)" office:value-type="float" office:value="526823" calcext:value-type="float">
            <text:p>526823</text:p>
          </table:table-cell>
          <table:table-cell table:formula="of:=[.CI59]+IF([.$A59]&gt;=[.CJ$2];INDEX([.CJ$3:.CJ59];[.$A59]-[.CJ$2]+1;1);0)" office:value-type="float" office:value="526823" calcext:value-type="float">
            <text:p>526823</text:p>
          </table:table-cell>
          <table:table-cell table:formula="of:=[.CJ59]+IF([.$A59]&gt;=[.CK$2];INDEX([.CK$3:.CK59];[.$A59]-[.CK$2]+1;1);0)" office:value-type="float" office:value="526823" calcext:value-type="float">
            <text:p>526823</text:p>
          </table:table-cell>
          <table:table-cell table:formula="of:=[.CK59]+IF([.$A59]&gt;=[.CL$2];INDEX([.CL$3:.CL59];[.$A59]-[.CL$2]+1;1);0)" office:value-type="float" office:value="526823" calcext:value-type="float">
            <text:p>526823</text:p>
          </table:table-cell>
          <table:table-cell table:formula="of:=[.CL59]+IF([.$A59]&gt;=[.CM$2];INDEX([.CM$3:.CM59];[.$A59]-[.CM$2]+1;1);0)" office:value-type="float" office:value="526823" calcext:value-type="float">
            <text:p>526823</text:p>
          </table:table-cell>
          <table:table-cell table:formula="of:=[.CM59]+IF([.$A59]&gt;=[.CN$2];INDEX([.CN$3:.CN59];[.$A59]-[.CN$2]+1;1);0)" office:value-type="float" office:value="526823" calcext:value-type="float">
            <text:p>526823</text:p>
          </table:table-cell>
          <table:table-cell table:formula="of:=[.CN59]+IF([.$A59]&gt;=[.CO$2];INDEX([.CO$3:.CO59];[.$A59]-[.CO$2]+1;1);0)" office:value-type="float" office:value="526823" calcext:value-type="float">
            <text:p>526823</text:p>
          </table:table-cell>
          <table:table-cell table:formula="of:=[.CO59]+IF([.$A59]&gt;=[.CP$2];INDEX([.CP$3:.CP59];[.$A59]-[.CP$2]+1;1);0)" office:value-type="float" office:value="526823" calcext:value-type="float">
            <text:p>526823</text:p>
          </table:table-cell>
          <table:table-cell table:formula="of:=[.CP59]+IF([.$A59]&gt;=[.CQ$2];INDEX([.CQ$3:.CQ59];[.$A59]-[.CQ$2]+1;1);0)" office:value-type="float" office:value="526823" calcext:value-type="float">
            <text:p>526823</text:p>
          </table:table-cell>
          <table:table-cell table:formula="of:=[.CQ59]+IF([.$A59]&gt;=[.CR$2];INDEX([.CR$3:.CR59];[.$A59]-[.CR$2]+1;1);0)" office:value-type="float" office:value="526823" calcext:value-type="float">
            <text:p>526823</text:p>
          </table:table-cell>
          <table:table-cell table:formula="of:=[.CR59]+IF([.$A59]&gt;=[.CS$2];INDEX([.CS$3:.CS59];[.$A59]-[.CS$2]+1;1);0)" office:value-type="float" office:value="526823" calcext:value-type="float">
            <text:p>526823</text:p>
          </table:table-cell>
          <table:table-cell table:formula="of:=[.CS59]+IF([.$A59]&gt;=[.CT$2];INDEX([.CT$3:.CT59];[.$A59]-[.CT$2]+1;1);0)" office:value-type="float" office:value="526823" calcext:value-type="float">
            <text:p>526823</text:p>
          </table:table-cell>
          <table:table-cell table:formula="of:=[.CT59]+IF([.$A59]&gt;=[.CU$2];INDEX([.CU$3:.CU59];[.$A59]-[.CU$2]+1;1);0)" office:value-type="float" office:value="526823" calcext:value-type="float">
            <text:p>526823</text:p>
          </table:table-cell>
          <table:table-cell table:formula="of:=[.CU59]+IF([.$A59]&gt;=[.CV$2];INDEX([.CV$3:.CV59];[.$A59]-[.CV$2]+1;1);0)" office:value-type="float" office:value="526823" calcext:value-type="float">
            <text:p>526823</text:p>
          </table:table-cell>
          <table:table-cell table:formula="of:=[.CV59]+IF([.$A59]&gt;=[.CW$2];INDEX([.CW$3:.CW59];[.$A59]-[.CW$2]+1;1);0)" office:value-type="float" office:value="526823" calcext:value-type="float">
            <text:p>5268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9]" office:value-type="float" office:value="1" calcext:value-type="float">
            <text:p>1</text:p>
          </table:table-cell>
          <table:table-cell table:formula="of:=[.B60]+IF([.$A60]&gt;=[.C$2];INDEX([.C$3:.C60];[.$A60]-[.C$2]+1;1);0)" office:value-type="float" office:value="29" calcext:value-type="float">
            <text:p>29</text:p>
          </table:table-cell>
          <table:table-cell table:formula="of:=[.C60]+IF([.$A60]&gt;=[.D$2];INDEX([.D$3:.D60];[.$A60]-[.D$2]+1;1);0)" office:value-type="float" office:value="300" calcext:value-type="float">
            <text:p>300</text:p>
          </table:table-cell>
          <table:table-cell table:formula="of:=[.D60]+IF([.$A60]&gt;=[.E$2];INDEX([.E$3:.E60];[.$A60]-[.E$2]+1;1);0)" office:value-type="float" office:value="1650" calcext:value-type="float">
            <text:p>1650</text:p>
          </table:table-cell>
          <table:table-cell table:formula="of:=[.E60]+IF([.$A60]&gt;=[.F$2];INDEX([.F$3:.F60];[.$A60]-[.F$2]+1;1);0)" office:value-type="float" office:value="5969" calcext:value-type="float">
            <text:p>5969</text:p>
          </table:table-cell>
          <table:table-cell table:formula="of:=[.F60]+IF([.$A60]&gt;=[.G$2];INDEX([.G$3:.G60];[.$A60]-[.G$2]+1;1);0)" office:value-type="float" office:value="15944" calcext:value-type="float">
            <text:p>15944</text:p>
          </table:table-cell>
          <table:table-cell table:formula="of:=[.G60]+IF([.$A60]&gt;=[.H$2];INDEX([.H$3:.H60];[.$A60]-[.H$2]+1;1);0)" office:value-type="float" office:value="34082" calcext:value-type="float">
            <text:p>34082</text:p>
          </table:table-cell>
          <table:table-cell table:formula="of:=[.H60]+IF([.$A60]&gt;=[.I$2];INDEX([.I$3:.I60];[.$A60]-[.I$2]+1;1);0)" office:value-type="float" office:value="61575" calcext:value-type="float">
            <text:p>61575</text:p>
          </table:table-cell>
          <table:table-cell table:formula="of:=[.I60]+IF([.$A60]&gt;=[.J$2];INDEX([.J$3:.J60];[.$A60]-[.J$2]+1;1);0)" office:value-type="float" office:value="97922" calcext:value-type="float">
            <text:p>97922</text:p>
          </table:table-cell>
          <table:table-cell table:formula="of:=[.J60]+IF([.$A60]&gt;=[.K$2];INDEX([.K$3:.K60];[.$A60]-[.K$2]+1;1);0)" office:value-type="float" office:value="141136" calcext:value-type="float">
            <text:p>141136</text:p>
          </table:table-cell>
          <table:table-cell table:formula="of:=[.K60]+IF([.$A60]&gt;=[.L$2];INDEX([.L$3:.L60];[.$A60]-[.L$2]+1;1);0)" office:value-type="float" office:value="188556" calcext:value-type="float">
            <text:p>188556</text:p>
          </table:table-cell>
          <table:table-cell table:formula="of:=[.L60]+IF([.$A60]&gt;=[.M$2];INDEX([.M$3:.M60];[.$A60]-[.M$2]+1;1);0)" office:value-type="float" office:value="237405" calcext:value-type="float">
            <text:p>237405</text:p>
          </table:table-cell>
          <table:table-cell table:formula="of:=[.M60]+IF([.$A60]&gt;=[.N$2];INDEX([.N$3:.N60];[.$A60]-[.N$2]+1;1);0)" office:value-type="float" office:value="285373" calcext:value-type="float">
            <text:p>285373</text:p>
          </table:table-cell>
          <table:table-cell table:formula="of:=[.N60]+IF([.$A60]&gt;=[.O$2];INDEX([.O$3:.O60];[.$A60]-[.O$2]+1;1);0)" office:value-type="float" office:value="330699" calcext:value-type="float">
            <text:p>330699</text:p>
          </table:table-cell>
          <table:table-cell table:formula="of:=[.O60]+IF([.$A60]&gt;=[.P$2];INDEX([.P$3:.P60];[.$A60]-[.P$2]+1;1);0)" office:value-type="float" office:value="372311" calcext:value-type="float">
            <text:p>372311</text:p>
          </table:table-cell>
          <table:table-cell table:formula="of:=[.P60]+IF([.$A60]&gt;=[.Q$2];INDEX([.Q$3:.Q60];[.$A60]-[.Q$2]+1;1);0)" office:value-type="float" office:value="409603" calcext:value-type="float">
            <text:p>409603</text:p>
          </table:table-cell>
          <table:table-cell table:formula="of:=[.Q60]+IF([.$A60]&gt;=[.R$2];INDEX([.R$3:.R60];[.$A60]-[.R$2]+1;1);0)" office:value-type="float" office:value="442442" calcext:value-type="float">
            <text:p>442442</text:p>
          </table:table-cell>
          <table:table-cell table:formula="of:=[.R60]+IF([.$A60]&gt;=[.S$2];INDEX([.S$3:.S60];[.$A60]-[.S$2]+1;1);0)" office:value-type="float" office:value="470914" calcext:value-type="float">
            <text:p>470914</text:p>
          </table:table-cell>
          <table:table-cell table:formula="of:=[.S60]+IF([.$A60]&gt;=[.T$2];INDEX([.T$3:.T60];[.$A60]-[.T$2]+1;1);0)" office:value-type="float" office:value="495332" calcext:value-type="float">
            <text:p>495332</text:p>
          </table:table-cell>
          <table:table-cell table:formula="of:=[.T60]+IF([.$A60]&gt;=[.U$2];INDEX([.U$3:.U60];[.$A60]-[.U$2]+1;1);0)" office:value-type="float" office:value="516054" calcext:value-type="float">
            <text:p>516054</text:p>
          </table:table-cell>
          <table:table-cell table:formula="of:=[.U60]+IF([.$A60]&gt;=[.V$2];INDEX([.V$3:.V60];[.$A60]-[.V$2]+1;1);0)" office:value-type="float" office:value="533523" calcext:value-type="float">
            <text:p>533523</text:p>
          </table:table-cell>
          <table:table-cell table:formula="of:=[.V60]+IF([.$A60]&gt;=[.W$2];INDEX([.W$3:.W60];[.$A60]-[.W$2]+1;1);0)" office:value-type="float" office:value="548134" calcext:value-type="float">
            <text:p>548134</text:p>
          </table:table-cell>
          <table:table-cell table:formula="of:=[.W60]+IF([.$A60]&gt;=[.X$2];INDEX([.X$3:.X60];[.$A60]-[.X$2]+1;1);0)" office:value-type="float" office:value="560305" calcext:value-type="float">
            <text:p>560305</text:p>
          </table:table-cell>
          <table:table-cell table:formula="of:=[.X60]+IF([.$A60]&gt;=[.Y$2];INDEX([.Y$3:.Y60];[.$A60]-[.Y$2]+1;1);0)" office:value-type="float" office:value="570381" calcext:value-type="float">
            <text:p>570381</text:p>
          </table:table-cell>
          <table:table-cell table:formula="of:=[.Y60]+IF([.$A60]&gt;=[.Z$2];INDEX([.Z$3:.Z60];[.$A60]-[.Z$2]+1;1);0)" office:value-type="float" office:value="578700" calcext:value-type="float">
            <text:p>578700</text:p>
          </table:table-cell>
          <table:table-cell table:formula="of:=[.Z60]+IF([.$A60]&gt;=[.AA$2];INDEX([.AA$3:.AA60];[.$A60]-[.AA$2]+1;1);0)" office:value-type="float" office:value="585530" calcext:value-type="float">
            <text:p>585530</text:p>
          </table:table-cell>
          <table:table-cell table:formula="of:=[.AA60]+IF([.$A60]&gt;=[.AB$2];INDEX([.AB$3:.AB60];[.$A60]-[.AB$2]+1;1);0)" office:value-type="float" office:value="591130" calcext:value-type="float">
            <text:p>591130</text:p>
          </table:table-cell>
          <table:table-cell table:formula="of:=[.AB60]+IF([.$A60]&gt;=[.AC$2];INDEX([.AC$3:.AC60];[.$A60]-[.AC$2]+1;1);0)" office:value-type="float" office:value="595694" calcext:value-type="float">
            <text:p>595694</text:p>
          </table:table-cell>
          <table:table-cell table:formula="of:=[.AC60]+IF([.$A60]&gt;=[.AD$2];INDEX([.AD$3:.AD60];[.$A60]-[.AD$2]+1;1);0)" office:value-type="float" office:value="599412" calcext:value-type="float">
            <text:p>599412</text:p>
          </table:table-cell>
          <table:table-cell table:formula="of:=[.AD60]+IF([.$A60]&gt;=[.AE$2];INDEX([.AE$3:.AE60];[.$A60]-[.AE$2]+1;1);0)" office:value-type="float" office:value="602422" calcext:value-type="float">
            <text:p>602422</text:p>
          </table:table-cell>
          <table:table-cell table:formula="of:=[.AE60]+IF([.$A60]&gt;=[.AF$2];INDEX([.AF$3:.AF60];[.$A60]-[.AF$2]+1;1);0)" office:value-type="float" office:value="604858" calcext:value-type="float">
            <text:p>604858</text:p>
          </table:table-cell>
          <table:table-cell table:formula="of:=[.AF60]+IF([.$A60]&gt;=[.AG$2];INDEX([.AG$3:.AG60];[.$A60]-[.AG$2]+1;1);0)" office:value-type="float" office:value="606816" calcext:value-type="float">
            <text:p>606816</text:p>
          </table:table-cell>
          <table:table-cell table:formula="of:=[.AG60]+IF([.$A60]&gt;=[.AH$2];INDEX([.AH$3:.AH60];[.$A60]-[.AH$2]+1;1);0)" office:value-type="float" office:value="608391" calcext:value-type="float">
            <text:p>608391</text:p>
          </table:table-cell>
          <table:table-cell table:formula="of:=[.AH60]+IF([.$A60]&gt;=[.AI$2];INDEX([.AI$3:.AI60];[.$A60]-[.AI$2]+1;1);0)" office:value-type="float" office:value="609646" calcext:value-type="float">
            <text:p>609646</text:p>
          </table:table-cell>
          <table:table-cell table:formula="of:=[.AI60]+IF([.$A60]&gt;=[.AJ$2];INDEX([.AJ$3:.AJ60];[.$A60]-[.AJ$2]+1;1);0)" office:value-type="float" office:value="610648" calcext:value-type="float">
            <text:p>610648</text:p>
          </table:table-cell>
          <table:table-cell table:formula="of:=[.AJ60]+IF([.$A60]&gt;=[.AK$2];INDEX([.AK$3:.AK60];[.$A60]-[.AK$2]+1;1);0)" office:value-type="float" office:value="611440" calcext:value-type="float">
            <text:p>611440</text:p>
          </table:table-cell>
          <table:table-cell table:formula="of:=[.AK60]+IF([.$A60]&gt;=[.AL$2];INDEX([.AL$3:.AL60];[.$A60]-[.AL$2]+1;1);0)" office:value-type="float" office:value="612067" calcext:value-type="float">
            <text:p>612067</text:p>
          </table:table-cell>
          <table:table-cell table:formula="of:=[.AL60]+IF([.$A60]&gt;=[.AM$2];INDEX([.AM$3:.AM60];[.$A60]-[.AM$2]+1;1);0)" office:value-type="float" office:value="612557" calcext:value-type="float">
            <text:p>612557</text:p>
          </table:table-cell>
          <table:table-cell table:formula="of:=[.AM60]+IF([.$A60]&gt;=[.AN$2];INDEX([.AN$3:.AN60];[.$A60]-[.AN$2]+1;1);0)" office:value-type="float" office:value="612942" calcext:value-type="float">
            <text:p>612942</text:p>
          </table:table-cell>
          <table:table-cell table:formula="of:=[.AN60]+IF([.$A60]&gt;=[.AO$2];INDEX([.AO$3:.AO60];[.$A60]-[.AO$2]+1;1);0)" office:value-type="float" office:value="613239" calcext:value-type="float">
            <text:p>613239</text:p>
          </table:table-cell>
          <table:table-cell table:formula="of:=[.AO60]+IF([.$A60]&gt;=[.AP$2];INDEX([.AP$3:.AP60];[.$A60]-[.AP$2]+1;1);0)" office:value-type="float" office:value="613470" calcext:value-type="float">
            <text:p>613470</text:p>
          </table:table-cell>
          <table:table-cell table:formula="of:=[.AP60]+IF([.$A60]&gt;=[.AQ$2];INDEX([.AQ$3:.AQ60];[.$A60]-[.AQ$2]+1;1);0)" office:value-type="float" office:value="613646" calcext:value-type="float">
            <text:p>613646</text:p>
          </table:table-cell>
          <table:table-cell table:formula="of:=[.AQ60]+IF([.$A60]&gt;=[.AR$2];INDEX([.AR$3:.AR60];[.$A60]-[.AR$2]+1;1);0)" office:value-type="float" office:value="613781" calcext:value-type="float">
            <text:p>613781</text:p>
          </table:table-cell>
          <table:table-cell table:formula="of:=[.AR60]+IF([.$A60]&gt;=[.AS$2];INDEX([.AS$3:.AS60];[.$A60]-[.AS$2]+1;1);0)" office:value-type="float" office:value="613882" calcext:value-type="float">
            <text:p>613882</text:p>
          </table:table-cell>
          <table:table-cell table:formula="of:=[.AS60]+IF([.$A60]&gt;=[.AT$2];INDEX([.AT$3:.AT60];[.$A60]-[.AT$2]+1;1);0)" office:value-type="float" office:value="613959" calcext:value-type="float">
            <text:p>613959</text:p>
          </table:table-cell>
          <table:table-cell table:formula="of:=[.AT60]+IF([.$A60]&gt;=[.AU$2];INDEX([.AU$3:.AU60];[.$A60]-[.AU$2]+1;1);0)" office:value-type="float" office:value="614015" calcext:value-type="float">
            <text:p>614015</text:p>
          </table:table-cell>
          <table:table-cell table:formula="of:=[.AU60]+IF([.$A60]&gt;=[.AV$2];INDEX([.AV$3:.AV60];[.$A60]-[.AV$2]+1;1);0)" office:value-type="float" office:value="614057" calcext:value-type="float">
            <text:p>614057</text:p>
          </table:table-cell>
          <table:table-cell table:formula="of:=[.AV60]+IF([.$A60]&gt;=[.AW$2];INDEX([.AW$3:.AW60];[.$A60]-[.AW$2]+1;1);0)" office:value-type="float" office:value="614087" calcext:value-type="float">
            <text:p>614087</text:p>
          </table:table-cell>
          <table:table-cell table:formula="of:=[.AW60]+IF([.$A60]&gt;=[.AX$2];INDEX([.AX$3:.AX60];[.$A60]-[.AX$2]+1;1);0)" office:value-type="float" office:value="614109" calcext:value-type="float">
            <text:p>614109</text:p>
          </table:table-cell>
          <table:table-cell table:formula="of:=[.AX60]+IF([.$A60]&gt;=[.AY$2];INDEX([.AY$3:.AY60];[.$A60]-[.AY$2]+1;1);0)" office:value-type="float" office:value="614124" calcext:value-type="float">
            <text:p>614124</text:p>
          </table:table-cell>
          <table:table-cell table:formula="of:=[.AY60]+IF([.$A60]&gt;=[.AZ$2];INDEX([.AZ$3:.AZ60];[.$A60]-[.AZ$2]+1;1);0)" office:value-type="float" office:value="614135" calcext:value-type="float">
            <text:p>614135</text:p>
          </table:table-cell>
          <table:table-cell table:formula="of:=[.AZ60]+IF([.$A60]&gt;=[.BA$2];INDEX([.BA$3:.BA60];[.$A60]-[.BA$2]+1;1);0)" office:value-type="float" office:value="614142" calcext:value-type="float">
            <text:p>614142</text:p>
          </table:table-cell>
          <table:table-cell table:formula="of:=[.BA60]+IF([.$A60]&gt;=[.BB$2];INDEX([.BB$3:.BB60];[.$A60]-[.BB$2]+1;1);0)" office:value-type="float" office:value="614147" calcext:value-type="float">
            <text:p>614147</text:p>
          </table:table-cell>
          <table:table-cell table:formula="of:=[.BB60]+IF([.$A60]&gt;=[.BC$2];INDEX([.BC$3:.BC60];[.$A60]-[.BC$2]+1;1);0)" office:value-type="float" office:value="614150" calcext:value-type="float">
            <text:p>614150</text:p>
          </table:table-cell>
          <table:table-cell table:formula="of:=[.BC60]+IF([.$A60]&gt;=[.BD$2];INDEX([.BD$3:.BD60];[.$A60]-[.BD$2]+1;1);0)" office:value-type="float" office:value="614152" calcext:value-type="float">
            <text:p>614152</text:p>
          </table:table-cell>
          <table:table-cell table:formula="of:=[.BD60]+IF([.$A60]&gt;=[.BE$2];INDEX([.BE$3:.BE60];[.$A60]-[.BE$2]+1;1);0)" office:value-type="float" office:value="614153" calcext:value-type="float">
            <text:p>614153</text:p>
          </table:table-cell>
          <table:table-cell table:formula="of:=[.BE60]+IF([.$A60]&gt;=[.BF$2];INDEX([.BF$3:.BF60];[.$A60]-[.BF$2]+1;1);0)" office:value-type="float" office:value="614154" calcext:value-type="float">
            <text:p>614154</text:p>
          </table:table-cell>
          <table:table-cell table:formula="of:=[.BF60]+IF([.$A60]&gt;=[.BG$2];INDEX([.BG$3:.BG60];[.$A60]-[.BG$2]+1;1);0)" office:value-type="float" office:value="614154" calcext:value-type="float">
            <text:p>614154</text:p>
          </table:table-cell>
          <table:table-cell table:formula="of:=[.BG60]+IF([.$A60]&gt;=[.BH$2];INDEX([.BH$3:.BH60];[.$A60]-[.BH$2]+1;1);0)" office:value-type="float" office:value="614154" calcext:value-type="float">
            <text:p>614154</text:p>
          </table:table-cell>
          <table:table-cell table:formula="of:=[.BH60]+IF([.$A60]&gt;=[.BI$2];INDEX([.BI$3:.BI60];[.$A60]-[.BI$2]+1;1);0)" office:value-type="float" office:value="614154" calcext:value-type="float">
            <text:p>614154</text:p>
          </table:table-cell>
          <table:table-cell table:formula="of:=[.BI60]+IF([.$A60]&gt;=[.BJ$2];INDEX([.BJ$3:.BJ60];[.$A60]-[.BJ$2]+1;1);0)" office:value-type="float" office:value="614154" calcext:value-type="float">
            <text:p>614154</text:p>
          </table:table-cell>
          <table:table-cell table:formula="of:=[.BJ60]+IF([.$A60]&gt;=[.BK$2];INDEX([.BK$3:.BK60];[.$A60]-[.BK$2]+1;1);0)" office:value-type="float" office:value="614154" calcext:value-type="float">
            <text:p>614154</text:p>
          </table:table-cell>
          <table:table-cell table:formula="of:=[.BK60]+IF([.$A60]&gt;=[.BL$2];INDEX([.BL$3:.BL60];[.$A60]-[.BL$2]+1;1);0)" office:value-type="float" office:value="614154" calcext:value-type="float">
            <text:p>614154</text:p>
          </table:table-cell>
          <table:table-cell table:formula="of:=[.BL60]+IF([.$A60]&gt;=[.BM$2];INDEX([.BM$3:.BM60];[.$A60]-[.BM$2]+1;1);0)" office:value-type="float" office:value="614154" calcext:value-type="float">
            <text:p>614154</text:p>
          </table:table-cell>
          <table:table-cell table:formula="of:=[.BM60]+IF([.$A60]&gt;=[.BN$2];INDEX([.BN$3:.BN60];[.$A60]-[.BN$2]+1;1);0)" office:value-type="float" office:value="614154" calcext:value-type="float">
            <text:p>614154</text:p>
          </table:table-cell>
          <table:table-cell table:formula="of:=[.BN60]+IF([.$A60]&gt;=[.BO$2];INDEX([.BO$3:.BO60];[.$A60]-[.BO$2]+1;1);0)" office:value-type="float" office:value="614154" calcext:value-type="float">
            <text:p>614154</text:p>
          </table:table-cell>
          <table:table-cell table:formula="of:=[.BO60]+IF([.$A60]&gt;=[.BP$2];INDEX([.BP$3:.BP60];[.$A60]-[.BP$2]+1;1);0)" office:value-type="float" office:value="614154" calcext:value-type="float">
            <text:p>614154</text:p>
          </table:table-cell>
          <table:table-cell table:formula="of:=[.BP60]+IF([.$A60]&gt;=[.BQ$2];INDEX([.BQ$3:.BQ60];[.$A60]-[.BQ$2]+1;1);0)" office:value-type="float" office:value="614154" calcext:value-type="float">
            <text:p>614154</text:p>
          </table:table-cell>
          <table:table-cell table:formula="of:=[.BQ60]+IF([.$A60]&gt;=[.BR$2];INDEX([.BR$3:.BR60];[.$A60]-[.BR$2]+1;1);0)" office:value-type="float" office:value="614154" calcext:value-type="float">
            <text:p>614154</text:p>
          </table:table-cell>
          <table:table-cell table:formula="of:=[.BR60]+IF([.$A60]&gt;=[.BS$2];INDEX([.BS$3:.BS60];[.$A60]-[.BS$2]+1;1);0)" office:value-type="float" office:value="614154" calcext:value-type="float">
            <text:p>614154</text:p>
          </table:table-cell>
          <table:table-cell table:formula="of:=[.BS60]+IF([.$A60]&gt;=[.BT$2];INDEX([.BT$3:.BT60];[.$A60]-[.BT$2]+1;1);0)" office:value-type="float" office:value="614154" calcext:value-type="float">
            <text:p>614154</text:p>
          </table:table-cell>
          <table:table-cell table:formula="of:=[.BT60]+IF([.$A60]&gt;=[.BU$2];INDEX([.BU$3:.BU60];[.$A60]-[.BU$2]+1;1);0)" office:value-type="float" office:value="614154" calcext:value-type="float">
            <text:p>614154</text:p>
          </table:table-cell>
          <table:table-cell table:formula="of:=[.BU60]+IF([.$A60]&gt;=[.BV$2];INDEX([.BV$3:.BV60];[.$A60]-[.BV$2]+1;1);0)" office:value-type="float" office:value="614154" calcext:value-type="float">
            <text:p>614154</text:p>
          </table:table-cell>
          <table:table-cell table:formula="of:=[.BV60]+IF([.$A60]&gt;=[.BW$2];INDEX([.BW$3:.BW60];[.$A60]-[.BW$2]+1;1);0)" office:value-type="float" office:value="614154" calcext:value-type="float">
            <text:p>614154</text:p>
          </table:table-cell>
          <table:table-cell table:formula="of:=[.BW60]+IF([.$A60]&gt;=[.BX$2];INDEX([.BX$3:.BX60];[.$A60]-[.BX$2]+1;1);0)" office:value-type="float" office:value="614154" calcext:value-type="float">
            <text:p>614154</text:p>
          </table:table-cell>
          <table:table-cell table:formula="of:=[.BX60]+IF([.$A60]&gt;=[.BY$2];INDEX([.BY$3:.BY60];[.$A60]-[.BY$2]+1;1);0)" office:value-type="float" office:value="614154" calcext:value-type="float">
            <text:p>614154</text:p>
          </table:table-cell>
          <table:table-cell table:formula="of:=[.BY60]+IF([.$A60]&gt;=[.BZ$2];INDEX([.BZ$3:.BZ60];[.$A60]-[.BZ$2]+1;1);0)" office:value-type="float" office:value="614154" calcext:value-type="float">
            <text:p>614154</text:p>
          </table:table-cell>
          <table:table-cell table:formula="of:=[.BZ60]+IF([.$A60]&gt;=[.CA$2];INDEX([.CA$3:.CA60];[.$A60]-[.CA$2]+1;1);0)" office:value-type="float" office:value="614154" calcext:value-type="float">
            <text:p>614154</text:p>
          </table:table-cell>
          <table:table-cell table:formula="of:=[.CA60]+IF([.$A60]&gt;=[.CB$2];INDEX([.CB$3:.CB60];[.$A60]-[.CB$2]+1;1);0)" office:value-type="float" office:value="614154" calcext:value-type="float">
            <text:p>614154</text:p>
          </table:table-cell>
          <table:table-cell table:formula="of:=[.CB60]+IF([.$A60]&gt;=[.CC$2];INDEX([.CC$3:.CC60];[.$A60]-[.CC$2]+1;1);0)" office:value-type="float" office:value="614154" calcext:value-type="float">
            <text:p>614154</text:p>
          </table:table-cell>
          <table:table-cell table:formula="of:=[.CC60]+IF([.$A60]&gt;=[.CD$2];INDEX([.CD$3:.CD60];[.$A60]-[.CD$2]+1;1);0)" office:value-type="float" office:value="614154" calcext:value-type="float">
            <text:p>614154</text:p>
          </table:table-cell>
          <table:table-cell table:formula="of:=[.CD60]+IF([.$A60]&gt;=[.CE$2];INDEX([.CE$3:.CE60];[.$A60]-[.CE$2]+1;1);0)" office:value-type="float" office:value="614154" calcext:value-type="float">
            <text:p>614154</text:p>
          </table:table-cell>
          <table:table-cell table:formula="of:=[.CE60]+IF([.$A60]&gt;=[.CF$2];INDEX([.CF$3:.CF60];[.$A60]-[.CF$2]+1;1);0)" office:value-type="float" office:value="614154" calcext:value-type="float">
            <text:p>614154</text:p>
          </table:table-cell>
          <table:table-cell table:formula="of:=[.CF60]+IF([.$A60]&gt;=[.CG$2];INDEX([.CG$3:.CG60];[.$A60]-[.CG$2]+1;1);0)" office:value-type="float" office:value="614154" calcext:value-type="float">
            <text:p>614154</text:p>
          </table:table-cell>
          <table:table-cell table:formula="of:=[.CG60]+IF([.$A60]&gt;=[.CH$2];INDEX([.CH$3:.CH60];[.$A60]-[.CH$2]+1;1);0)" office:value-type="float" office:value="614154" calcext:value-type="float">
            <text:p>614154</text:p>
          </table:table-cell>
          <table:table-cell table:formula="of:=[.CH60]+IF([.$A60]&gt;=[.CI$2];INDEX([.CI$3:.CI60];[.$A60]-[.CI$2]+1;1);0)" office:value-type="float" office:value="614154" calcext:value-type="float">
            <text:p>614154</text:p>
          </table:table-cell>
          <table:table-cell table:formula="of:=[.CI60]+IF([.$A60]&gt;=[.CJ$2];INDEX([.CJ$3:.CJ60];[.$A60]-[.CJ$2]+1;1);0)" office:value-type="float" office:value="614154" calcext:value-type="float">
            <text:p>614154</text:p>
          </table:table-cell>
          <table:table-cell table:formula="of:=[.CJ60]+IF([.$A60]&gt;=[.CK$2];INDEX([.CK$3:.CK60];[.$A60]-[.CK$2]+1;1);0)" office:value-type="float" office:value="614154" calcext:value-type="float">
            <text:p>614154</text:p>
          </table:table-cell>
          <table:table-cell table:formula="of:=[.CK60]+IF([.$A60]&gt;=[.CL$2];INDEX([.CL$3:.CL60];[.$A60]-[.CL$2]+1;1);0)" office:value-type="float" office:value="614154" calcext:value-type="float">
            <text:p>614154</text:p>
          </table:table-cell>
          <table:table-cell table:formula="of:=[.CL60]+IF([.$A60]&gt;=[.CM$2];INDEX([.CM$3:.CM60];[.$A60]-[.CM$2]+1;1);0)" office:value-type="float" office:value="614154" calcext:value-type="float">
            <text:p>614154</text:p>
          </table:table-cell>
          <table:table-cell table:formula="of:=[.CM60]+IF([.$A60]&gt;=[.CN$2];INDEX([.CN$3:.CN60];[.$A60]-[.CN$2]+1;1);0)" office:value-type="float" office:value="614154" calcext:value-type="float">
            <text:p>614154</text:p>
          </table:table-cell>
          <table:table-cell table:formula="of:=[.CN60]+IF([.$A60]&gt;=[.CO$2];INDEX([.CO$3:.CO60];[.$A60]-[.CO$2]+1;1);0)" office:value-type="float" office:value="614154" calcext:value-type="float">
            <text:p>614154</text:p>
          </table:table-cell>
          <table:table-cell table:formula="of:=[.CO60]+IF([.$A60]&gt;=[.CP$2];INDEX([.CP$3:.CP60];[.$A60]-[.CP$2]+1;1);0)" office:value-type="float" office:value="614154" calcext:value-type="float">
            <text:p>614154</text:p>
          </table:table-cell>
          <table:table-cell table:formula="of:=[.CP60]+IF([.$A60]&gt;=[.CQ$2];INDEX([.CQ$3:.CQ60];[.$A60]-[.CQ$2]+1;1);0)" office:value-type="float" office:value="614154" calcext:value-type="float">
            <text:p>614154</text:p>
          </table:table-cell>
          <table:table-cell table:formula="of:=[.CQ60]+IF([.$A60]&gt;=[.CR$2];INDEX([.CR$3:.CR60];[.$A60]-[.CR$2]+1;1);0)" office:value-type="float" office:value="614154" calcext:value-type="float">
            <text:p>614154</text:p>
          </table:table-cell>
          <table:table-cell table:formula="of:=[.CR60]+IF([.$A60]&gt;=[.CS$2];INDEX([.CS$3:.CS60];[.$A60]-[.CS$2]+1;1);0)" office:value-type="float" office:value="614154" calcext:value-type="float">
            <text:p>614154</text:p>
          </table:table-cell>
          <table:table-cell table:formula="of:=[.CS60]+IF([.$A60]&gt;=[.CT$2];INDEX([.CT$3:.CT60];[.$A60]-[.CT$2]+1;1);0)" office:value-type="float" office:value="614154" calcext:value-type="float">
            <text:p>614154</text:p>
          </table:table-cell>
          <table:table-cell table:formula="of:=[.CT60]+IF([.$A60]&gt;=[.CU$2];INDEX([.CU$3:.CU60];[.$A60]-[.CU$2]+1;1);0)" office:value-type="float" office:value="614154" calcext:value-type="float">
            <text:p>614154</text:p>
          </table:table-cell>
          <table:table-cell table:formula="of:=[.CU60]+IF([.$A60]&gt;=[.CV$2];INDEX([.CV$3:.CV60];[.$A60]-[.CV$2]+1;1);0)" office:value-type="float" office:value="614154" calcext:value-type="float">
            <text:p>614154</text:p>
          </table:table-cell>
          <table:table-cell table:formula="of:=[.CV60]+IF([.$A60]&gt;=[.CW$2];INDEX([.CW$3:.CW60];[.$A60]-[.CW$2]+1;1);0)" office:value-type="float" office:value="614154" calcext:value-type="float">
            <text:p>6141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60]" office:value-type="float" office:value="1" calcext:value-type="float">
            <text:p>1</text:p>
          </table:table-cell>
          <table:table-cell table:formula="of:=[.B61]+IF([.$A61]&gt;=[.C$2];INDEX([.C$3:.C61];[.$A61]-[.C$2]+1;1);0)" office:value-type="float" office:value="30" calcext:value-type="float">
            <text:p>30</text:p>
          </table:table-cell>
          <table:table-cell table:formula="of:=[.C61]+IF([.$A61]&gt;=[.D$2];INDEX([.D$3:.D61];[.$A61]-[.D$2]+1;1);0)" office:value-type="float" office:value="310" calcext:value-type="float">
            <text:p>310</text:p>
          </table:table-cell>
          <table:table-cell table:formula="of:=[.D61]+IF([.$A61]&gt;=[.E$2];INDEX([.E$3:.E61];[.$A61]-[.E$2]+1;1);0)" office:value-type="float" office:value="1735" calcext:value-type="float">
            <text:p>1735</text:p>
          </table:table-cell>
          <table:table-cell table:formula="of:=[.E61]+IF([.$A61]&gt;=[.F$2];INDEX([.F$3:.F61];[.$A61]-[.F$2]+1;1);0)" office:value-type="float" office:value="6351" calcext:value-type="float">
            <text:p>6351</text:p>
          </table:table-cell>
          <table:table-cell table:formula="of:=[.F61]+IF([.$A61]&gt;=[.G$2];INDEX([.G$3:.G61];[.$A61]-[.G$2]+1;1);0)" office:value-type="float" office:value="17180" calcext:value-type="float">
            <text:p>17180</text:p>
          </table:table-cell>
          <table:table-cell table:formula="of:=[.G61]+IF([.$A61]&gt;=[.H$2];INDEX([.H$3:.H61];[.$A61]-[.H$2]+1;1);0)" office:value-type="float" office:value="37108" calcext:value-type="float">
            <text:p>37108</text:p>
          </table:table-cell>
          <table:table-cell table:formula="of:=[.H61]+IF([.$A61]&gt;=[.I$2];INDEX([.I$3:.I61];[.$A61]-[.I$2]+1;1);0)" office:value-type="float" office:value="67696" calcext:value-type="float">
            <text:p>67696</text:p>
          </table:table-cell>
          <table:table-cell table:formula="of:=[.I61]+IF([.$A61]&gt;=[.J$2];INDEX([.J$3:.J61];[.$A61]-[.J$2]+1;1);0)" office:value-type="float" office:value="108527" calcext:value-type="float">
            <text:p>108527</text:p>
          </table:table-cell>
          <table:table-cell table:formula="of:=[.J61]+IF([.$A61]&gt;=[.K$2];INDEX([.K$3:.K61];[.$A61]-[.K$2]+1;1);0)" office:value-type="float" office:value="157564" calcext:value-type="float">
            <text:p>157564</text:p>
          </table:table-cell>
          <table:table-cell table:formula="of:=[.K61]+IF([.$A61]&gt;=[.L$2];INDEX([.L$3:.L61];[.$A61]-[.L$2]+1;1);0)" office:value-type="float" office:value="211782" calcext:value-type="float">
            <text:p>211782</text:p>
          </table:table-cell>
          <table:table-cell table:formula="of:=[.L61]+IF([.$A61]&gt;=[.M$2];INDEX([.M$3:.M61];[.$A61]-[.M$2]+1;1);0)" office:value-type="float" office:value="268079" calcext:value-type="float">
            <text:p>268079</text:p>
          </table:table-cell>
          <table:table-cell table:formula="of:=[.M61]+IF([.$A61]&gt;=[.N$2];INDEX([.N$3:.N61];[.$A61]-[.N$2]+1;1);0)" office:value-type="float" office:value="323689" calcext:value-type="float">
            <text:p>323689</text:p>
          </table:table-cell>
          <table:table-cell table:formula="of:=[.N61]+IF([.$A61]&gt;=[.O$2];INDEX([.O$3:.O61];[.$A61]-[.O$2]+1;1);0)" office:value-type="float" office:value="376577" calcext:value-type="float">
            <text:p>376577</text:p>
          </table:table-cell>
          <table:table-cell table:formula="of:=[.O61]+IF([.$A61]&gt;=[.P$2];INDEX([.P$3:.P61];[.$A61]-[.P$2]+1;1);0)" office:value-type="float" office:value="425349" calcext:value-type="float">
            <text:p>425349</text:p>
          </table:table-cell>
          <table:table-cell table:formula="of:=[.P61]+IF([.$A61]&gt;=[.Q$2];INDEX([.Q$3:.Q61];[.$A61]-[.Q$2]+1;1);0)" office:value-type="float" office:value="469300" calcext:value-type="float">
            <text:p>469300</text:p>
          </table:table-cell>
          <table:table-cell table:formula="of:=[.Q61]+IF([.$A61]&gt;=[.R$2];INDEX([.R$3:.R61];[.$A61]-[.R$2]+1;1);0)" office:value-type="float" office:value="508137" calcext:value-type="float">
            <text:p>508137</text:p>
          </table:table-cell>
          <table:table-cell table:formula="of:=[.R61]+IF([.$A61]&gt;=[.S$2];INDEX([.S$3:.S61];[.$A61]-[.S$2]+1;1);0)" office:value-type="float" office:value="541971" calcext:value-type="float">
            <text:p>541971</text:p>
          </table:table-cell>
          <table:table-cell table:formula="of:=[.S61]+IF([.$A61]&gt;=[.T$2];INDEX([.T$3:.T61];[.$A61]-[.T$2]+1;1);0)" office:value-type="float" office:value="571069" calcext:value-type="float">
            <text:p>571069</text:p>
          </table:table-cell>
          <table:table-cell table:formula="of:=[.T61]+IF([.$A61]&gt;=[.U$2];INDEX([.U$3:.U61];[.$A61]-[.U$2]+1;1);0)" office:value-type="float" office:value="595872" calcext:value-type="float">
            <text:p>595872</text:p>
          </table:table-cell>
          <table:table-cell table:formula="of:=[.U61]+IF([.$A61]&gt;=[.V$2];INDEX([.V$3:.V61];[.$A61]-[.V$2]+1;1);0)" office:value-type="float" office:value="616825" calcext:value-type="float">
            <text:p>616825</text:p>
          </table:table-cell>
          <table:table-cell table:formula="of:=[.V61]+IF([.$A61]&gt;=[.W$2];INDEX([.W$3:.W61];[.$A61]-[.W$2]+1;1);0)" office:value-type="float" office:value="634429" calcext:value-type="float">
            <text:p>634429</text:p>
          </table:table-cell>
          <table:table-cell table:formula="of:=[.W61]+IF([.$A61]&gt;=[.X$2];INDEX([.X$3:.X61];[.$A61]-[.X$2]+1;1);0)" office:value-type="float" office:value="649117" calcext:value-type="float">
            <text:p>649117</text:p>
          </table:table-cell>
          <table:table-cell table:formula="of:=[.X61]+IF([.$A61]&gt;=[.Y$2];INDEX([.Y$3:.Y61];[.$A61]-[.Y$2]+1;1);0)" office:value-type="float" office:value="661330" calcext:value-type="float">
            <text:p>661330</text:p>
          </table:table-cell>
          <table:table-cell table:formula="of:=[.Y61]+IF([.$A61]&gt;=[.Z$2];INDEX([.Z$3:.Z61];[.$A61]-[.Z$2]+1;1);0)" office:value-type="float" office:value="671428" calcext:value-type="float">
            <text:p>671428</text:p>
          </table:table-cell>
          <table:table-cell table:formula="of:=[.Z61]+IF([.$A61]&gt;=[.AA$2];INDEX([.AA$3:.AA61];[.$A61]-[.AA$2]+1;1);0)" office:value-type="float" office:value="679758" calcext:value-type="float">
            <text:p>679758</text:p>
          </table:table-cell>
          <table:table-cell table:formula="of:=[.AA61]+IF([.$A61]&gt;=[.AB$2];INDEX([.AB$3:.AB61];[.$A61]-[.AB$2]+1;1);0)" office:value-type="float" office:value="686593" calcext:value-type="float">
            <text:p>686593</text:p>
          </table:table-cell>
          <table:table-cell table:formula="of:=[.AB61]+IF([.$A61]&gt;=[.AC$2];INDEX([.AC$3:.AC61];[.$A61]-[.AC$2]+1;1);0)" office:value-type="float" office:value="692195" calcext:value-type="float">
            <text:p>692195</text:p>
          </table:table-cell>
          <table:table-cell table:formula="of:=[.AC61]+IF([.$A61]&gt;=[.AD$2];INDEX([.AD$3:.AD61];[.$A61]-[.AD$2]+1;1);0)" office:value-type="float" office:value="696760" calcext:value-type="float">
            <text:p>696760</text:p>
          </table:table-cell>
          <table:table-cell table:formula="of:=[.AD61]+IF([.$A61]&gt;=[.AE$2];INDEX([.AE$3:.AE61];[.$A61]-[.AE$2]+1;1);0)" office:value-type="float" office:value="700478" calcext:value-type="float">
            <text:p>700478</text:p>
          </table:table-cell>
          <table:table-cell table:formula="of:=[.AE61]+IF([.$A61]&gt;=[.AF$2];INDEX([.AF$3:.AF61];[.$A61]-[.AF$2]+1;1);0)" office:value-type="float" office:value="703488" calcext:value-type="float">
            <text:p>703488</text:p>
          </table:table-cell>
          <table:table-cell table:formula="of:=[.AF61]+IF([.$A61]&gt;=[.AG$2];INDEX([.AG$3:.AG61];[.$A61]-[.AG$2]+1;1);0)" office:value-type="float" office:value="705924" calcext:value-type="float">
            <text:p>705924</text:p>
          </table:table-cell>
          <table:table-cell table:formula="of:=[.AG61]+IF([.$A61]&gt;=[.AH$2];INDEX([.AH$3:.AH61];[.$A61]-[.AH$2]+1;1);0)" office:value-type="float" office:value="707882" calcext:value-type="float">
            <text:p>707882</text:p>
          </table:table-cell>
          <table:table-cell table:formula="of:=[.AH61]+IF([.$A61]&gt;=[.AI$2];INDEX([.AI$3:.AI61];[.$A61]-[.AI$2]+1;1);0)" office:value-type="float" office:value="709457" calcext:value-type="float">
            <text:p>709457</text:p>
          </table:table-cell>
          <table:table-cell table:formula="of:=[.AI61]+IF([.$A61]&gt;=[.AJ$2];INDEX([.AJ$3:.AJ61];[.$A61]-[.AJ$2]+1;1);0)" office:value-type="float" office:value="710712" calcext:value-type="float">
            <text:p>710712</text:p>
          </table:table-cell>
          <table:table-cell table:formula="of:=[.AJ61]+IF([.$A61]&gt;=[.AK$2];INDEX([.AK$3:.AK61];[.$A61]-[.AK$2]+1;1);0)" office:value-type="float" office:value="711714" calcext:value-type="float">
            <text:p>711714</text:p>
          </table:table-cell>
          <table:table-cell table:formula="of:=[.AK61]+IF([.$A61]&gt;=[.AL$2];INDEX([.AL$3:.AL61];[.$A61]-[.AL$2]+1;1);0)" office:value-type="float" office:value="712506" calcext:value-type="float">
            <text:p>712506</text:p>
          </table:table-cell>
          <table:table-cell table:formula="of:=[.AL61]+IF([.$A61]&gt;=[.AM$2];INDEX([.AM$3:.AM61];[.$A61]-[.AM$2]+1;1);0)" office:value-type="float" office:value="713133" calcext:value-type="float">
            <text:p>713133</text:p>
          </table:table-cell>
          <table:table-cell table:formula="of:=[.AM61]+IF([.$A61]&gt;=[.AN$2];INDEX([.AN$3:.AN61];[.$A61]-[.AN$2]+1;1);0)" office:value-type="float" office:value="713623" calcext:value-type="float">
            <text:p>713623</text:p>
          </table:table-cell>
          <table:table-cell table:formula="of:=[.AN61]+IF([.$A61]&gt;=[.AO$2];INDEX([.AO$3:.AO61];[.$A61]-[.AO$2]+1;1);0)" office:value-type="float" office:value="714008" calcext:value-type="float">
            <text:p>714008</text:p>
          </table:table-cell>
          <table:table-cell table:formula="of:=[.AO61]+IF([.$A61]&gt;=[.AP$2];INDEX([.AP$3:.AP61];[.$A61]-[.AP$2]+1;1);0)" office:value-type="float" office:value="714305" calcext:value-type="float">
            <text:p>714305</text:p>
          </table:table-cell>
          <table:table-cell table:formula="of:=[.AP61]+IF([.$A61]&gt;=[.AQ$2];INDEX([.AQ$3:.AQ61];[.$A61]-[.AQ$2]+1;1);0)" office:value-type="float" office:value="714536" calcext:value-type="float">
            <text:p>714536</text:p>
          </table:table-cell>
          <table:table-cell table:formula="of:=[.AQ61]+IF([.$A61]&gt;=[.AR$2];INDEX([.AR$3:.AR61];[.$A61]-[.AR$2]+1;1);0)" office:value-type="float" office:value="714712" calcext:value-type="float">
            <text:p>714712</text:p>
          </table:table-cell>
          <table:table-cell table:formula="of:=[.AR61]+IF([.$A61]&gt;=[.AS$2];INDEX([.AS$3:.AS61];[.$A61]-[.AS$2]+1;1);0)" office:value-type="float" office:value="714847" calcext:value-type="float">
            <text:p>714847</text:p>
          </table:table-cell>
          <table:table-cell table:formula="of:=[.AS61]+IF([.$A61]&gt;=[.AT$2];INDEX([.AT$3:.AT61];[.$A61]-[.AT$2]+1;1);0)" office:value-type="float" office:value="714948" calcext:value-type="float">
            <text:p>714948</text:p>
          </table:table-cell>
          <table:table-cell table:formula="of:=[.AT61]+IF([.$A61]&gt;=[.AU$2];INDEX([.AU$3:.AU61];[.$A61]-[.AU$2]+1;1);0)" office:value-type="float" office:value="715025" calcext:value-type="float">
            <text:p>715025</text:p>
          </table:table-cell>
          <table:table-cell table:formula="of:=[.AU61]+IF([.$A61]&gt;=[.AV$2];INDEX([.AV$3:.AV61];[.$A61]-[.AV$2]+1;1);0)" office:value-type="float" office:value="715081" calcext:value-type="float">
            <text:p>715081</text:p>
          </table:table-cell>
          <table:table-cell table:formula="of:=[.AV61]+IF([.$A61]&gt;=[.AW$2];INDEX([.AW$3:.AW61];[.$A61]-[.AW$2]+1;1);0)" office:value-type="float" office:value="715123" calcext:value-type="float">
            <text:p>715123</text:p>
          </table:table-cell>
          <table:table-cell table:formula="of:=[.AW61]+IF([.$A61]&gt;=[.AX$2];INDEX([.AX$3:.AX61];[.$A61]-[.AX$2]+1;1);0)" office:value-type="float" office:value="715153" calcext:value-type="float">
            <text:p>715153</text:p>
          </table:table-cell>
          <table:table-cell table:formula="of:=[.AX61]+IF([.$A61]&gt;=[.AY$2];INDEX([.AY$3:.AY61];[.$A61]-[.AY$2]+1;1);0)" office:value-type="float" office:value="715175" calcext:value-type="float">
            <text:p>715175</text:p>
          </table:table-cell>
          <table:table-cell table:formula="of:=[.AY61]+IF([.$A61]&gt;=[.AZ$2];INDEX([.AZ$3:.AZ61];[.$A61]-[.AZ$2]+1;1);0)" office:value-type="float" office:value="715190" calcext:value-type="float">
            <text:p>715190</text:p>
          </table:table-cell>
          <table:table-cell table:formula="of:=[.AZ61]+IF([.$A61]&gt;=[.BA$2];INDEX([.BA$3:.BA61];[.$A61]-[.BA$2]+1;1);0)" office:value-type="float" office:value="715201" calcext:value-type="float">
            <text:p>715201</text:p>
          </table:table-cell>
          <table:table-cell table:formula="of:=[.BA61]+IF([.$A61]&gt;=[.BB$2];INDEX([.BB$3:.BB61];[.$A61]-[.BB$2]+1;1);0)" office:value-type="float" office:value="715208" calcext:value-type="float">
            <text:p>715208</text:p>
          </table:table-cell>
          <table:table-cell table:formula="of:=[.BB61]+IF([.$A61]&gt;=[.BC$2];INDEX([.BC$3:.BC61];[.$A61]-[.BC$2]+1;1);0)" office:value-type="float" office:value="715213" calcext:value-type="float">
            <text:p>715213</text:p>
          </table:table-cell>
          <table:table-cell table:formula="of:=[.BC61]+IF([.$A61]&gt;=[.BD$2];INDEX([.BD$3:.BD61];[.$A61]-[.BD$2]+1;1);0)" office:value-type="float" office:value="715216" calcext:value-type="float">
            <text:p>715216</text:p>
          </table:table-cell>
          <table:table-cell table:formula="of:=[.BD61]+IF([.$A61]&gt;=[.BE$2];INDEX([.BE$3:.BE61];[.$A61]-[.BE$2]+1;1);0)" office:value-type="float" office:value="715218" calcext:value-type="float">
            <text:p>715218</text:p>
          </table:table-cell>
          <table:table-cell table:formula="of:=[.BE61]+IF([.$A61]&gt;=[.BF$2];INDEX([.BF$3:.BF61];[.$A61]-[.BF$2]+1;1);0)" office:value-type="float" office:value="715219" calcext:value-type="float">
            <text:p>715219</text:p>
          </table:table-cell>
          <table:table-cell table:formula="of:=[.BF61]+IF([.$A61]&gt;=[.BG$2];INDEX([.BG$3:.BG61];[.$A61]-[.BG$2]+1;1);0)" office:value-type="float" office:value="715220" calcext:value-type="float">
            <text:p>715220</text:p>
          </table:table-cell>
          <table:table-cell table:formula="of:=[.BG61]+IF([.$A61]&gt;=[.BH$2];INDEX([.BH$3:.BH61];[.$A61]-[.BH$2]+1;1);0)" office:value-type="float" office:value="715220" calcext:value-type="float">
            <text:p>715220</text:p>
          </table:table-cell>
          <table:table-cell table:formula="of:=[.BH61]+IF([.$A61]&gt;=[.BI$2];INDEX([.BI$3:.BI61];[.$A61]-[.BI$2]+1;1);0)" office:value-type="float" office:value="715220" calcext:value-type="float">
            <text:p>715220</text:p>
          </table:table-cell>
          <table:table-cell table:formula="of:=[.BI61]+IF([.$A61]&gt;=[.BJ$2];INDEX([.BJ$3:.BJ61];[.$A61]-[.BJ$2]+1;1);0)" office:value-type="float" office:value="715220" calcext:value-type="float">
            <text:p>715220</text:p>
          </table:table-cell>
          <table:table-cell table:formula="of:=[.BJ61]+IF([.$A61]&gt;=[.BK$2];INDEX([.BK$3:.BK61];[.$A61]-[.BK$2]+1;1);0)" office:value-type="float" office:value="715220" calcext:value-type="float">
            <text:p>715220</text:p>
          </table:table-cell>
          <table:table-cell table:formula="of:=[.BK61]+IF([.$A61]&gt;=[.BL$2];INDEX([.BL$3:.BL61];[.$A61]-[.BL$2]+1;1);0)" office:value-type="float" office:value="715220" calcext:value-type="float">
            <text:p>715220</text:p>
          </table:table-cell>
          <table:table-cell table:formula="of:=[.BL61]+IF([.$A61]&gt;=[.BM$2];INDEX([.BM$3:.BM61];[.$A61]-[.BM$2]+1;1);0)" office:value-type="float" office:value="715220" calcext:value-type="float">
            <text:p>715220</text:p>
          </table:table-cell>
          <table:table-cell table:formula="of:=[.BM61]+IF([.$A61]&gt;=[.BN$2];INDEX([.BN$3:.BN61];[.$A61]-[.BN$2]+1;1);0)" office:value-type="float" office:value="715220" calcext:value-type="float">
            <text:p>715220</text:p>
          </table:table-cell>
          <table:table-cell table:formula="of:=[.BN61]+IF([.$A61]&gt;=[.BO$2];INDEX([.BO$3:.BO61];[.$A61]-[.BO$2]+1;1);0)" office:value-type="float" office:value="715220" calcext:value-type="float">
            <text:p>715220</text:p>
          </table:table-cell>
          <table:table-cell table:formula="of:=[.BO61]+IF([.$A61]&gt;=[.BP$2];INDEX([.BP$3:.BP61];[.$A61]-[.BP$2]+1;1);0)" office:value-type="float" office:value="715220" calcext:value-type="float">
            <text:p>715220</text:p>
          </table:table-cell>
          <table:table-cell table:formula="of:=[.BP61]+IF([.$A61]&gt;=[.BQ$2];INDEX([.BQ$3:.BQ61];[.$A61]-[.BQ$2]+1;1);0)" office:value-type="float" office:value="715220" calcext:value-type="float">
            <text:p>715220</text:p>
          </table:table-cell>
          <table:table-cell table:formula="of:=[.BQ61]+IF([.$A61]&gt;=[.BR$2];INDEX([.BR$3:.BR61];[.$A61]-[.BR$2]+1;1);0)" office:value-type="float" office:value="715220" calcext:value-type="float">
            <text:p>715220</text:p>
          </table:table-cell>
          <table:table-cell table:formula="of:=[.BR61]+IF([.$A61]&gt;=[.BS$2];INDEX([.BS$3:.BS61];[.$A61]-[.BS$2]+1;1);0)" office:value-type="float" office:value="715220" calcext:value-type="float">
            <text:p>715220</text:p>
          </table:table-cell>
          <table:table-cell table:formula="of:=[.BS61]+IF([.$A61]&gt;=[.BT$2];INDEX([.BT$3:.BT61];[.$A61]-[.BT$2]+1;1);0)" office:value-type="float" office:value="715220" calcext:value-type="float">
            <text:p>715220</text:p>
          </table:table-cell>
          <table:table-cell table:formula="of:=[.BT61]+IF([.$A61]&gt;=[.BU$2];INDEX([.BU$3:.BU61];[.$A61]-[.BU$2]+1;1);0)" office:value-type="float" office:value="715220" calcext:value-type="float">
            <text:p>715220</text:p>
          </table:table-cell>
          <table:table-cell table:formula="of:=[.BU61]+IF([.$A61]&gt;=[.BV$2];INDEX([.BV$3:.BV61];[.$A61]-[.BV$2]+1;1);0)" office:value-type="float" office:value="715220" calcext:value-type="float">
            <text:p>715220</text:p>
          </table:table-cell>
          <table:table-cell table:formula="of:=[.BV61]+IF([.$A61]&gt;=[.BW$2];INDEX([.BW$3:.BW61];[.$A61]-[.BW$2]+1;1);0)" office:value-type="float" office:value="715220" calcext:value-type="float">
            <text:p>715220</text:p>
          </table:table-cell>
          <table:table-cell table:formula="of:=[.BW61]+IF([.$A61]&gt;=[.BX$2];INDEX([.BX$3:.BX61];[.$A61]-[.BX$2]+1;1);0)" office:value-type="float" office:value="715220" calcext:value-type="float">
            <text:p>715220</text:p>
          </table:table-cell>
          <table:table-cell table:formula="of:=[.BX61]+IF([.$A61]&gt;=[.BY$2];INDEX([.BY$3:.BY61];[.$A61]-[.BY$2]+1;1);0)" office:value-type="float" office:value="715220" calcext:value-type="float">
            <text:p>715220</text:p>
          </table:table-cell>
          <table:table-cell table:formula="of:=[.BY61]+IF([.$A61]&gt;=[.BZ$2];INDEX([.BZ$3:.BZ61];[.$A61]-[.BZ$2]+1;1);0)" office:value-type="float" office:value="715220" calcext:value-type="float">
            <text:p>715220</text:p>
          </table:table-cell>
          <table:table-cell table:formula="of:=[.BZ61]+IF([.$A61]&gt;=[.CA$2];INDEX([.CA$3:.CA61];[.$A61]-[.CA$2]+1;1);0)" office:value-type="float" office:value="715220" calcext:value-type="float">
            <text:p>715220</text:p>
          </table:table-cell>
          <table:table-cell table:formula="of:=[.CA61]+IF([.$A61]&gt;=[.CB$2];INDEX([.CB$3:.CB61];[.$A61]-[.CB$2]+1;1);0)" office:value-type="float" office:value="715220" calcext:value-type="float">
            <text:p>715220</text:p>
          </table:table-cell>
          <table:table-cell table:formula="of:=[.CB61]+IF([.$A61]&gt;=[.CC$2];INDEX([.CC$3:.CC61];[.$A61]-[.CC$2]+1;1);0)" office:value-type="float" office:value="715220" calcext:value-type="float">
            <text:p>715220</text:p>
          </table:table-cell>
          <table:table-cell table:formula="of:=[.CC61]+IF([.$A61]&gt;=[.CD$2];INDEX([.CD$3:.CD61];[.$A61]-[.CD$2]+1;1);0)" office:value-type="float" office:value="715220" calcext:value-type="float">
            <text:p>715220</text:p>
          </table:table-cell>
          <table:table-cell table:formula="of:=[.CD61]+IF([.$A61]&gt;=[.CE$2];INDEX([.CE$3:.CE61];[.$A61]-[.CE$2]+1;1);0)" office:value-type="float" office:value="715220" calcext:value-type="float">
            <text:p>715220</text:p>
          </table:table-cell>
          <table:table-cell table:formula="of:=[.CE61]+IF([.$A61]&gt;=[.CF$2];INDEX([.CF$3:.CF61];[.$A61]-[.CF$2]+1;1);0)" office:value-type="float" office:value="715220" calcext:value-type="float">
            <text:p>715220</text:p>
          </table:table-cell>
          <table:table-cell table:formula="of:=[.CF61]+IF([.$A61]&gt;=[.CG$2];INDEX([.CG$3:.CG61];[.$A61]-[.CG$2]+1;1);0)" office:value-type="float" office:value="715220" calcext:value-type="float">
            <text:p>715220</text:p>
          </table:table-cell>
          <table:table-cell table:formula="of:=[.CG61]+IF([.$A61]&gt;=[.CH$2];INDEX([.CH$3:.CH61];[.$A61]-[.CH$2]+1;1);0)" office:value-type="float" office:value="715220" calcext:value-type="float">
            <text:p>715220</text:p>
          </table:table-cell>
          <table:table-cell table:formula="of:=[.CH61]+IF([.$A61]&gt;=[.CI$2];INDEX([.CI$3:.CI61];[.$A61]-[.CI$2]+1;1);0)" office:value-type="float" office:value="715220" calcext:value-type="float">
            <text:p>715220</text:p>
          </table:table-cell>
          <table:table-cell table:formula="of:=[.CI61]+IF([.$A61]&gt;=[.CJ$2];INDEX([.CJ$3:.CJ61];[.$A61]-[.CJ$2]+1;1);0)" office:value-type="float" office:value="715220" calcext:value-type="float">
            <text:p>715220</text:p>
          </table:table-cell>
          <table:table-cell table:formula="of:=[.CJ61]+IF([.$A61]&gt;=[.CK$2];INDEX([.CK$3:.CK61];[.$A61]-[.CK$2]+1;1);0)" office:value-type="float" office:value="715220" calcext:value-type="float">
            <text:p>715220</text:p>
          </table:table-cell>
          <table:table-cell table:formula="of:=[.CK61]+IF([.$A61]&gt;=[.CL$2];INDEX([.CL$3:.CL61];[.$A61]-[.CL$2]+1;1);0)" office:value-type="float" office:value="715220" calcext:value-type="float">
            <text:p>715220</text:p>
          </table:table-cell>
          <table:table-cell table:formula="of:=[.CL61]+IF([.$A61]&gt;=[.CM$2];INDEX([.CM$3:.CM61];[.$A61]-[.CM$2]+1;1);0)" office:value-type="float" office:value="715220" calcext:value-type="float">
            <text:p>715220</text:p>
          </table:table-cell>
          <table:table-cell table:formula="of:=[.CM61]+IF([.$A61]&gt;=[.CN$2];INDEX([.CN$3:.CN61];[.$A61]-[.CN$2]+1;1);0)" office:value-type="float" office:value="715220" calcext:value-type="float">
            <text:p>715220</text:p>
          </table:table-cell>
          <table:table-cell table:formula="of:=[.CN61]+IF([.$A61]&gt;=[.CO$2];INDEX([.CO$3:.CO61];[.$A61]-[.CO$2]+1;1);0)" office:value-type="float" office:value="715220" calcext:value-type="float">
            <text:p>715220</text:p>
          </table:table-cell>
          <table:table-cell table:formula="of:=[.CO61]+IF([.$A61]&gt;=[.CP$2];INDEX([.CP$3:.CP61];[.$A61]-[.CP$2]+1;1);0)" office:value-type="float" office:value="715220" calcext:value-type="float">
            <text:p>715220</text:p>
          </table:table-cell>
          <table:table-cell table:formula="of:=[.CP61]+IF([.$A61]&gt;=[.CQ$2];INDEX([.CQ$3:.CQ61];[.$A61]-[.CQ$2]+1;1);0)" office:value-type="float" office:value="715220" calcext:value-type="float">
            <text:p>715220</text:p>
          </table:table-cell>
          <table:table-cell table:formula="of:=[.CQ61]+IF([.$A61]&gt;=[.CR$2];INDEX([.CR$3:.CR61];[.$A61]-[.CR$2]+1;1);0)" office:value-type="float" office:value="715220" calcext:value-type="float">
            <text:p>715220</text:p>
          </table:table-cell>
          <table:table-cell table:formula="of:=[.CR61]+IF([.$A61]&gt;=[.CS$2];INDEX([.CS$3:.CS61];[.$A61]-[.CS$2]+1;1);0)" office:value-type="float" office:value="715220" calcext:value-type="float">
            <text:p>715220</text:p>
          </table:table-cell>
          <table:table-cell table:formula="of:=[.CS61]+IF([.$A61]&gt;=[.CT$2];INDEX([.CT$3:.CT61];[.$A61]-[.CT$2]+1;1);0)" office:value-type="float" office:value="715220" calcext:value-type="float">
            <text:p>715220</text:p>
          </table:table-cell>
          <table:table-cell table:formula="of:=[.CT61]+IF([.$A61]&gt;=[.CU$2];INDEX([.CU$3:.CU61];[.$A61]-[.CU$2]+1;1);0)" office:value-type="float" office:value="715220" calcext:value-type="float">
            <text:p>715220</text:p>
          </table:table-cell>
          <table:table-cell table:formula="of:=[.CU61]+IF([.$A61]&gt;=[.CV$2];INDEX([.CV$3:.CV61];[.$A61]-[.CV$2]+1;1);0)" office:value-type="float" office:value="715220" calcext:value-type="float">
            <text:p>715220</text:p>
          </table:table-cell>
          <table:table-cell table:formula="of:=[.CV61]+IF([.$A61]&gt;=[.CW$2];INDEX([.CW$3:.CW61];[.$A61]-[.CW$2]+1;1);0)" office:value-type="float" office:value="715220" calcext:value-type="float">
            <text:p>7152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1]" office:value-type="float" office:value="1" calcext:value-type="float">
            <text:p>1</text:p>
          </table:table-cell>
          <table:table-cell table:formula="of:=[.B62]+IF([.$A62]&gt;=[.C$2];INDEX([.C$3:.C62];[.$A62]-[.C$2]+1;1);0)" office:value-type="float" office:value="30" calcext:value-type="float">
            <text:p>30</text:p>
          </table:table-cell>
          <table:table-cell table:formula="of:=[.C62]+IF([.$A62]&gt;=[.D$2];INDEX([.D$3:.D62];[.$A62]-[.D$2]+1;1);0)" office:value-type="float" office:value="320" calcext:value-type="float">
            <text:p>320</text:p>
          </table:table-cell>
          <table:table-cell table:formula="of:=[.D62]+IF([.$A62]&gt;=[.E$2];INDEX([.E$3:.E62];[.$A62]-[.E$2]+1;1);0)" office:value-type="float" office:value="1815" calcext:value-type="float">
            <text:p>1815</text:p>
          </table:table-cell>
          <table:table-cell table:formula="of:=[.E62]+IF([.$A62]&gt;=[.F$2];INDEX([.F$3:.F62];[.$A62]-[.F$2]+1;1);0)" office:value-type="float" office:value="6747" calcext:value-type="float">
            <text:p>6747</text:p>
          </table:table-cell>
          <table:table-cell table:formula="of:=[.F62]+IF([.$A62]&gt;=[.G$2];INDEX([.G$3:.G62];[.$A62]-[.G$2]+1;1);0)" office:value-type="float" office:value="18467" calcext:value-type="float">
            <text:p>18467</text:p>
          </table:table-cell>
          <table:table-cell table:formula="of:=[.G62]+IF([.$A62]&gt;=[.H$2];INDEX([.H$3:.H62];[.$A62]-[.H$2]+1;1);0)" office:value-type="float" office:value="40340" calcext:value-type="float">
            <text:p>40340</text:p>
          </table:table-cell>
          <table:table-cell table:formula="of:=[.H62]+IF([.$A62]&gt;=[.I$2];INDEX([.I$3:.I62];[.$A62]-[.I$2]+1;1);0)" office:value-type="float" office:value="74280" calcext:value-type="float">
            <text:p>74280</text:p>
          </table:table-cell>
          <table:table-cell table:formula="of:=[.I62]+IF([.$A62]&gt;=[.J$2];INDEX([.J$3:.J62];[.$A62]-[.J$2]+1;1);0)" office:value-type="float" office:value="120092" calcext:value-type="float">
            <text:p>120092</text:p>
          </table:table-cell>
          <table:table-cell table:formula="of:=[.J62]+IF([.$A62]&gt;=[.K$2];INDEX([.K$3:.K62];[.$A62]-[.K$2]+1;1);0)" office:value-type="float" office:value="175586" calcext:value-type="float">
            <text:p>175586</text:p>
          </table:table-cell>
          <table:table-cell table:formula="of:=[.K62]+IF([.$A62]&gt;=[.L$2];INDEX([.L$3:.L62];[.$A62]-[.L$2]+1;1);0)" office:value-type="float" office:value="237489" calcext:value-type="float">
            <text:p>237489</text:p>
          </table:table-cell>
          <table:table-cell table:formula="of:=[.L62]+IF([.$A62]&gt;=[.M$2];INDEX([.M$3:.M62];[.$A62]-[.M$2]+1;1);0)" office:value-type="float" office:value="302196" calcext:value-type="float">
            <text:p>302196</text:p>
          </table:table-cell>
          <table:table-cell table:formula="of:=[.M62]+IF([.$A62]&gt;=[.N$2];INDEX([.N$3:.N62];[.$A62]-[.N$2]+1;1);0)" office:value-type="float" office:value="366566" calcext:value-type="float">
            <text:p>366566</text:p>
          </table:table-cell>
          <table:table-cell table:formula="of:=[.N62]+IF([.$A62]&gt;=[.O$2];INDEX([.O$3:.O62];[.$A62]-[.O$2]+1;1);0)" office:value-type="float" office:value="428104" calcext:value-type="float">
            <text:p>428104</text:p>
          </table:table-cell>
          <table:table-cell table:formula="of:=[.O62]+IF([.$A62]&gt;=[.P$2];INDEX([.P$3:.P62];[.$A62]-[.P$2]+1;1);0)" office:value-type="float" office:value="485184" calcext:value-type="float">
            <text:p>485184</text:p>
          </table:table-cell>
          <table:table-cell table:formula="of:=[.P62]+IF([.$A62]&gt;=[.Q$2];INDEX([.Q$3:.Q62];[.$A62]-[.Q$2]+1;1);0)" office:value-type="float" office:value="536827" calcext:value-type="float">
            <text:p>536827</text:p>
          </table:table-cell>
          <table:table-cell table:formula="of:=[.Q62]+IF([.$A62]&gt;=[.R$2];INDEX([.R$3:.R62];[.$A62]-[.R$2]+1;1);0)" office:value-type="float" office:value="582691" calcext:value-type="float">
            <text:p>582691</text:p>
          </table:table-cell>
          <table:table-cell table:formula="of:=[.R62]+IF([.$A62]&gt;=[.S$2];INDEX([.S$3:.S62];[.$A62]-[.S$2]+1;1);0)" office:value-type="float" office:value="622771" calcext:value-type="float">
            <text:p>622771</text:p>
          </table:table-cell>
          <table:table-cell table:formula="of:=[.S62]+IF([.$A62]&gt;=[.T$2];INDEX([.T$3:.T62];[.$A62]-[.T$2]+1;1);0)" office:value-type="float" office:value="657395" calcext:value-type="float">
            <text:p>657395</text:p>
          </table:table-cell>
          <table:table-cell table:formula="of:=[.T62]+IF([.$A62]&gt;=[.U$2];INDEX([.U$3:.U62];[.$A62]-[.U$2]+1;1);0)" office:value-type="float" office:value="686983" calcext:value-type="float">
            <text:p>686983</text:p>
          </table:table-cell>
          <table:table-cell table:formula="of:=[.U62]+IF([.$A62]&gt;=[.V$2];INDEX([.V$3:.V62];[.$A62]-[.V$2]+1;1);0)" office:value-type="float" office:value="712083" calcext:value-type="float">
            <text:p>712083</text:p>
          </table:table-cell>
          <table:table-cell table:formula="of:=[.V62]+IF([.$A62]&gt;=[.W$2];INDEX([.W$3:.W62];[.$A62]-[.W$2]+1;1);0)" office:value-type="float" office:value="733212" calcext:value-type="float">
            <text:p>733212</text:p>
          </table:table-cell>
          <table:table-cell table:formula="of:=[.W62]+IF([.$A62]&gt;=[.X$2];INDEX([.X$3:.X62];[.$A62]-[.X$2]+1;1);0)" office:value-type="float" office:value="750917" calcext:value-type="float">
            <text:p>750917</text:p>
          </table:table-cell>
          <table:table-cell table:formula="of:=[.X62]+IF([.$A62]&gt;=[.Y$2];INDEX([.Y$3:.Y62];[.$A62]-[.Y$2]+1;1);0)" office:value-type="float" office:value="765661" calcext:value-type="float">
            <text:p>765661</text:p>
          </table:table-cell>
          <table:table-cell table:formula="of:=[.Y62]+IF([.$A62]&gt;=[.Z$2];INDEX([.Z$3:.Z62];[.$A62]-[.Z$2]+1;1);0)" office:value-type="float" office:value="777904" calcext:value-type="float">
            <text:p>777904</text:p>
          </table:table-cell>
          <table:table-cell table:formula="of:=[.Z62]+IF([.$A62]&gt;=[.AA$2];INDEX([.AA$3:.AA62];[.$A62]-[.AA$2]+1;1);0)" office:value-type="float" office:value="788017" calcext:value-type="float">
            <text:p>788017</text:p>
          </table:table-cell>
          <table:table-cell table:formula="of:=[.AA62]+IF([.$A62]&gt;=[.AB$2];INDEX([.AB$3:.AB62];[.$A62]-[.AB$2]+1;1);0)" office:value-type="float" office:value="796354" calcext:value-type="float">
            <text:p>796354</text:p>
          </table:table-cell>
          <table:table-cell table:formula="of:=[.AB62]+IF([.$A62]&gt;=[.AC$2];INDEX([.AC$3:.AC62];[.$A62]-[.AC$2]+1;1);0)" office:value-type="float" office:value="803192" calcext:value-type="float">
            <text:p>803192</text:p>
          </table:table-cell>
          <table:table-cell table:formula="of:=[.AC62]+IF([.$A62]&gt;=[.AD$2];INDEX([.AD$3:.AD62];[.$A62]-[.AD$2]+1;1);0)" office:value-type="float" office:value="808795" calcext:value-type="float">
            <text:p>808795</text:p>
          </table:table-cell>
          <table:table-cell table:formula="of:=[.AD62]+IF([.$A62]&gt;=[.AE$2];INDEX([.AE$3:.AE62];[.$A62]-[.AE$2]+1;1);0)" office:value-type="float" office:value="813360" calcext:value-type="float">
            <text:p>813360</text:p>
          </table:table-cell>
          <table:table-cell table:formula="of:=[.AE62]+IF([.$A62]&gt;=[.AF$2];INDEX([.AF$3:.AF62];[.$A62]-[.AF$2]+1;1);0)" office:value-type="float" office:value="817078" calcext:value-type="float">
            <text:p>817078</text:p>
          </table:table-cell>
          <table:table-cell table:formula="of:=[.AF62]+IF([.$A62]&gt;=[.AG$2];INDEX([.AG$3:.AG62];[.$A62]-[.AG$2]+1;1);0)" office:value-type="float" office:value="820088" calcext:value-type="float">
            <text:p>820088</text:p>
          </table:table-cell>
          <table:table-cell table:formula="of:=[.AG62]+IF([.$A62]&gt;=[.AH$2];INDEX([.AH$3:.AH62];[.$A62]-[.AH$2]+1;1);0)" office:value-type="float" office:value="822524" calcext:value-type="float">
            <text:p>822524</text:p>
          </table:table-cell>
          <table:table-cell table:formula="of:=[.AH62]+IF([.$A62]&gt;=[.AI$2];INDEX([.AI$3:.AI62];[.$A62]-[.AI$2]+1;1);0)" office:value-type="float" office:value="824482" calcext:value-type="float">
            <text:p>824482</text:p>
          </table:table-cell>
          <table:table-cell table:formula="of:=[.AI62]+IF([.$A62]&gt;=[.AJ$2];INDEX([.AJ$3:.AJ62];[.$A62]-[.AJ$2]+1;1);0)" office:value-type="float" office:value="826057" calcext:value-type="float">
            <text:p>826057</text:p>
          </table:table-cell>
          <table:table-cell table:formula="of:=[.AJ62]+IF([.$A62]&gt;=[.AK$2];INDEX([.AK$3:.AK62];[.$A62]-[.AK$2]+1;1);0)" office:value-type="float" office:value="827312" calcext:value-type="float">
            <text:p>827312</text:p>
          </table:table-cell>
          <table:table-cell table:formula="of:=[.AK62]+IF([.$A62]&gt;=[.AL$2];INDEX([.AL$3:.AL62];[.$A62]-[.AL$2]+1;1);0)" office:value-type="float" office:value="828314" calcext:value-type="float">
            <text:p>828314</text:p>
          </table:table-cell>
          <table:table-cell table:formula="of:=[.AL62]+IF([.$A62]&gt;=[.AM$2];INDEX([.AM$3:.AM62];[.$A62]-[.AM$2]+1;1);0)" office:value-type="float" office:value="829106" calcext:value-type="float">
            <text:p>829106</text:p>
          </table:table-cell>
          <table:table-cell table:formula="of:=[.AM62]+IF([.$A62]&gt;=[.AN$2];INDEX([.AN$3:.AN62];[.$A62]-[.AN$2]+1;1);0)" office:value-type="float" office:value="829733" calcext:value-type="float">
            <text:p>829733</text:p>
          </table:table-cell>
          <table:table-cell table:formula="of:=[.AN62]+IF([.$A62]&gt;=[.AO$2];INDEX([.AO$3:.AO62];[.$A62]-[.AO$2]+1;1);0)" office:value-type="float" office:value="830223" calcext:value-type="float">
            <text:p>830223</text:p>
          </table:table-cell>
          <table:table-cell table:formula="of:=[.AO62]+IF([.$A62]&gt;=[.AP$2];INDEX([.AP$3:.AP62];[.$A62]-[.AP$2]+1;1);0)" office:value-type="float" office:value="830608" calcext:value-type="float">
            <text:p>830608</text:p>
          </table:table-cell>
          <table:table-cell table:formula="of:=[.AP62]+IF([.$A62]&gt;=[.AQ$2];INDEX([.AQ$3:.AQ62];[.$A62]-[.AQ$2]+1;1);0)" office:value-type="float" office:value="830905" calcext:value-type="float">
            <text:p>830905</text:p>
          </table:table-cell>
          <table:table-cell table:formula="of:=[.AQ62]+IF([.$A62]&gt;=[.AR$2];INDEX([.AR$3:.AR62];[.$A62]-[.AR$2]+1;1);0)" office:value-type="float" office:value="831136" calcext:value-type="float">
            <text:p>831136</text:p>
          </table:table-cell>
          <table:table-cell table:formula="of:=[.AR62]+IF([.$A62]&gt;=[.AS$2];INDEX([.AS$3:.AS62];[.$A62]-[.AS$2]+1;1);0)" office:value-type="float" office:value="831312" calcext:value-type="float">
            <text:p>831312</text:p>
          </table:table-cell>
          <table:table-cell table:formula="of:=[.AS62]+IF([.$A62]&gt;=[.AT$2];INDEX([.AT$3:.AT62];[.$A62]-[.AT$2]+1;1);0)" office:value-type="float" office:value="831447" calcext:value-type="float">
            <text:p>831447</text:p>
          </table:table-cell>
          <table:table-cell table:formula="of:=[.AT62]+IF([.$A62]&gt;=[.AU$2];INDEX([.AU$3:.AU62];[.$A62]-[.AU$2]+1;1);0)" office:value-type="float" office:value="831548" calcext:value-type="float">
            <text:p>831548</text:p>
          </table:table-cell>
          <table:table-cell table:formula="of:=[.AU62]+IF([.$A62]&gt;=[.AV$2];INDEX([.AV$3:.AV62];[.$A62]-[.AV$2]+1;1);0)" office:value-type="float" office:value="831625" calcext:value-type="float">
            <text:p>831625</text:p>
          </table:table-cell>
          <table:table-cell table:formula="of:=[.AV62]+IF([.$A62]&gt;=[.AW$2];INDEX([.AW$3:.AW62];[.$A62]-[.AW$2]+1;1);0)" office:value-type="float" office:value="831681" calcext:value-type="float">
            <text:p>831681</text:p>
          </table:table-cell>
          <table:table-cell table:formula="of:=[.AW62]+IF([.$A62]&gt;=[.AX$2];INDEX([.AX$3:.AX62];[.$A62]-[.AX$2]+1;1);0)" office:value-type="float" office:value="831723" calcext:value-type="float">
            <text:p>831723</text:p>
          </table:table-cell>
          <table:table-cell table:formula="of:=[.AX62]+IF([.$A62]&gt;=[.AY$2];INDEX([.AY$3:.AY62];[.$A62]-[.AY$2]+1;1);0)" office:value-type="float" office:value="831753" calcext:value-type="float">
            <text:p>831753</text:p>
          </table:table-cell>
          <table:table-cell table:formula="of:=[.AY62]+IF([.$A62]&gt;=[.AZ$2];INDEX([.AZ$3:.AZ62];[.$A62]-[.AZ$2]+1;1);0)" office:value-type="float" office:value="831775" calcext:value-type="float">
            <text:p>831775</text:p>
          </table:table-cell>
          <table:table-cell table:formula="of:=[.AZ62]+IF([.$A62]&gt;=[.BA$2];INDEX([.BA$3:.BA62];[.$A62]-[.BA$2]+1;1);0)" office:value-type="float" office:value="831790" calcext:value-type="float">
            <text:p>831790</text:p>
          </table:table-cell>
          <table:table-cell table:formula="of:=[.BA62]+IF([.$A62]&gt;=[.BB$2];INDEX([.BB$3:.BB62];[.$A62]-[.BB$2]+1;1);0)" office:value-type="float" office:value="831801" calcext:value-type="float">
            <text:p>831801</text:p>
          </table:table-cell>
          <table:table-cell table:formula="of:=[.BB62]+IF([.$A62]&gt;=[.BC$2];INDEX([.BC$3:.BC62];[.$A62]-[.BC$2]+1;1);0)" office:value-type="float" office:value="831808" calcext:value-type="float">
            <text:p>831808</text:p>
          </table:table-cell>
          <table:table-cell table:formula="of:=[.BC62]+IF([.$A62]&gt;=[.BD$2];INDEX([.BD$3:.BD62];[.$A62]-[.BD$2]+1;1);0)" office:value-type="float" office:value="831813" calcext:value-type="float">
            <text:p>831813</text:p>
          </table:table-cell>
          <table:table-cell table:formula="of:=[.BD62]+IF([.$A62]&gt;=[.BE$2];INDEX([.BE$3:.BE62];[.$A62]-[.BE$2]+1;1);0)" office:value-type="float" office:value="831816" calcext:value-type="float">
            <text:p>831816</text:p>
          </table:table-cell>
          <table:table-cell table:formula="of:=[.BE62]+IF([.$A62]&gt;=[.BF$2];INDEX([.BF$3:.BF62];[.$A62]-[.BF$2]+1;1);0)" office:value-type="float" office:value="831818" calcext:value-type="float">
            <text:p>831818</text:p>
          </table:table-cell>
          <table:table-cell table:formula="of:=[.BF62]+IF([.$A62]&gt;=[.BG$2];INDEX([.BG$3:.BG62];[.$A62]-[.BG$2]+1;1);0)" office:value-type="float" office:value="831819" calcext:value-type="float">
            <text:p>831819</text:p>
          </table:table-cell>
          <table:table-cell table:formula="of:=[.BG62]+IF([.$A62]&gt;=[.BH$2];INDEX([.BH$3:.BH62];[.$A62]-[.BH$2]+1;1);0)" office:value-type="float" office:value="831820" calcext:value-type="float">
            <text:p>831820</text:p>
          </table:table-cell>
          <table:table-cell table:formula="of:=[.BH62]+IF([.$A62]&gt;=[.BI$2];INDEX([.BI$3:.BI62];[.$A62]-[.BI$2]+1;1);0)" office:value-type="float" office:value="831820" calcext:value-type="float">
            <text:p>831820</text:p>
          </table:table-cell>
          <table:table-cell table:formula="of:=[.BI62]+IF([.$A62]&gt;=[.BJ$2];INDEX([.BJ$3:.BJ62];[.$A62]-[.BJ$2]+1;1);0)" office:value-type="float" office:value="831820" calcext:value-type="float">
            <text:p>831820</text:p>
          </table:table-cell>
          <table:table-cell table:formula="of:=[.BJ62]+IF([.$A62]&gt;=[.BK$2];INDEX([.BK$3:.BK62];[.$A62]-[.BK$2]+1;1);0)" office:value-type="float" office:value="831820" calcext:value-type="float">
            <text:p>831820</text:p>
          </table:table-cell>
          <table:table-cell table:formula="of:=[.BK62]+IF([.$A62]&gt;=[.BL$2];INDEX([.BL$3:.BL62];[.$A62]-[.BL$2]+1;1);0)" office:value-type="float" office:value="831820" calcext:value-type="float">
            <text:p>831820</text:p>
          </table:table-cell>
          <table:table-cell table:formula="of:=[.BL62]+IF([.$A62]&gt;=[.BM$2];INDEX([.BM$3:.BM62];[.$A62]-[.BM$2]+1;1);0)" office:value-type="float" office:value="831820" calcext:value-type="float">
            <text:p>831820</text:p>
          </table:table-cell>
          <table:table-cell table:formula="of:=[.BM62]+IF([.$A62]&gt;=[.BN$2];INDEX([.BN$3:.BN62];[.$A62]-[.BN$2]+1;1);0)" office:value-type="float" office:value="831820" calcext:value-type="float">
            <text:p>831820</text:p>
          </table:table-cell>
          <table:table-cell table:formula="of:=[.BN62]+IF([.$A62]&gt;=[.BO$2];INDEX([.BO$3:.BO62];[.$A62]-[.BO$2]+1;1);0)" office:value-type="float" office:value="831820" calcext:value-type="float">
            <text:p>831820</text:p>
          </table:table-cell>
          <table:table-cell table:formula="of:=[.BO62]+IF([.$A62]&gt;=[.BP$2];INDEX([.BP$3:.BP62];[.$A62]-[.BP$2]+1;1);0)" office:value-type="float" office:value="831820" calcext:value-type="float">
            <text:p>831820</text:p>
          </table:table-cell>
          <table:table-cell table:formula="of:=[.BP62]+IF([.$A62]&gt;=[.BQ$2];INDEX([.BQ$3:.BQ62];[.$A62]-[.BQ$2]+1;1);0)" office:value-type="float" office:value="831820" calcext:value-type="float">
            <text:p>831820</text:p>
          </table:table-cell>
          <table:table-cell table:formula="of:=[.BQ62]+IF([.$A62]&gt;=[.BR$2];INDEX([.BR$3:.BR62];[.$A62]-[.BR$2]+1;1);0)" office:value-type="float" office:value="831820" calcext:value-type="float">
            <text:p>831820</text:p>
          </table:table-cell>
          <table:table-cell table:formula="of:=[.BR62]+IF([.$A62]&gt;=[.BS$2];INDEX([.BS$3:.BS62];[.$A62]-[.BS$2]+1;1);0)" office:value-type="float" office:value="831820" calcext:value-type="float">
            <text:p>831820</text:p>
          </table:table-cell>
          <table:table-cell table:formula="of:=[.BS62]+IF([.$A62]&gt;=[.BT$2];INDEX([.BT$3:.BT62];[.$A62]-[.BT$2]+1;1);0)" office:value-type="float" office:value="831820" calcext:value-type="float">
            <text:p>831820</text:p>
          </table:table-cell>
          <table:table-cell table:formula="of:=[.BT62]+IF([.$A62]&gt;=[.BU$2];INDEX([.BU$3:.BU62];[.$A62]-[.BU$2]+1;1);0)" office:value-type="float" office:value="831820" calcext:value-type="float">
            <text:p>831820</text:p>
          </table:table-cell>
          <table:table-cell table:formula="of:=[.BU62]+IF([.$A62]&gt;=[.BV$2];INDEX([.BV$3:.BV62];[.$A62]-[.BV$2]+1;1);0)" office:value-type="float" office:value="831820" calcext:value-type="float">
            <text:p>831820</text:p>
          </table:table-cell>
          <table:table-cell table:formula="of:=[.BV62]+IF([.$A62]&gt;=[.BW$2];INDEX([.BW$3:.BW62];[.$A62]-[.BW$2]+1;1);0)" office:value-type="float" office:value="831820" calcext:value-type="float">
            <text:p>831820</text:p>
          </table:table-cell>
          <table:table-cell table:formula="of:=[.BW62]+IF([.$A62]&gt;=[.BX$2];INDEX([.BX$3:.BX62];[.$A62]-[.BX$2]+1;1);0)" office:value-type="float" office:value="831820" calcext:value-type="float">
            <text:p>831820</text:p>
          </table:table-cell>
          <table:table-cell table:formula="of:=[.BX62]+IF([.$A62]&gt;=[.BY$2];INDEX([.BY$3:.BY62];[.$A62]-[.BY$2]+1;1);0)" office:value-type="float" office:value="831820" calcext:value-type="float">
            <text:p>831820</text:p>
          </table:table-cell>
          <table:table-cell table:formula="of:=[.BY62]+IF([.$A62]&gt;=[.BZ$2];INDEX([.BZ$3:.BZ62];[.$A62]-[.BZ$2]+1;1);0)" office:value-type="float" office:value="831820" calcext:value-type="float">
            <text:p>831820</text:p>
          </table:table-cell>
          <table:table-cell table:formula="of:=[.BZ62]+IF([.$A62]&gt;=[.CA$2];INDEX([.CA$3:.CA62];[.$A62]-[.CA$2]+1;1);0)" office:value-type="float" office:value="831820" calcext:value-type="float">
            <text:p>831820</text:p>
          </table:table-cell>
          <table:table-cell table:formula="of:=[.CA62]+IF([.$A62]&gt;=[.CB$2];INDEX([.CB$3:.CB62];[.$A62]-[.CB$2]+1;1);0)" office:value-type="float" office:value="831820" calcext:value-type="float">
            <text:p>831820</text:p>
          </table:table-cell>
          <table:table-cell table:formula="of:=[.CB62]+IF([.$A62]&gt;=[.CC$2];INDEX([.CC$3:.CC62];[.$A62]-[.CC$2]+1;1);0)" office:value-type="float" office:value="831820" calcext:value-type="float">
            <text:p>831820</text:p>
          </table:table-cell>
          <table:table-cell table:formula="of:=[.CC62]+IF([.$A62]&gt;=[.CD$2];INDEX([.CD$3:.CD62];[.$A62]-[.CD$2]+1;1);0)" office:value-type="float" office:value="831820" calcext:value-type="float">
            <text:p>831820</text:p>
          </table:table-cell>
          <table:table-cell table:formula="of:=[.CD62]+IF([.$A62]&gt;=[.CE$2];INDEX([.CE$3:.CE62];[.$A62]-[.CE$2]+1;1);0)" office:value-type="float" office:value="831820" calcext:value-type="float">
            <text:p>831820</text:p>
          </table:table-cell>
          <table:table-cell table:formula="of:=[.CE62]+IF([.$A62]&gt;=[.CF$2];INDEX([.CF$3:.CF62];[.$A62]-[.CF$2]+1;1);0)" office:value-type="float" office:value="831820" calcext:value-type="float">
            <text:p>831820</text:p>
          </table:table-cell>
          <table:table-cell table:formula="of:=[.CF62]+IF([.$A62]&gt;=[.CG$2];INDEX([.CG$3:.CG62];[.$A62]-[.CG$2]+1;1);0)" office:value-type="float" office:value="831820" calcext:value-type="float">
            <text:p>831820</text:p>
          </table:table-cell>
          <table:table-cell table:formula="of:=[.CG62]+IF([.$A62]&gt;=[.CH$2];INDEX([.CH$3:.CH62];[.$A62]-[.CH$2]+1;1);0)" office:value-type="float" office:value="831820" calcext:value-type="float">
            <text:p>831820</text:p>
          </table:table-cell>
          <table:table-cell table:formula="of:=[.CH62]+IF([.$A62]&gt;=[.CI$2];INDEX([.CI$3:.CI62];[.$A62]-[.CI$2]+1;1);0)" office:value-type="float" office:value="831820" calcext:value-type="float">
            <text:p>831820</text:p>
          </table:table-cell>
          <table:table-cell table:formula="of:=[.CI62]+IF([.$A62]&gt;=[.CJ$2];INDEX([.CJ$3:.CJ62];[.$A62]-[.CJ$2]+1;1);0)" office:value-type="float" office:value="831820" calcext:value-type="float">
            <text:p>831820</text:p>
          </table:table-cell>
          <table:table-cell table:formula="of:=[.CJ62]+IF([.$A62]&gt;=[.CK$2];INDEX([.CK$3:.CK62];[.$A62]-[.CK$2]+1;1);0)" office:value-type="float" office:value="831820" calcext:value-type="float">
            <text:p>831820</text:p>
          </table:table-cell>
          <table:table-cell table:formula="of:=[.CK62]+IF([.$A62]&gt;=[.CL$2];INDEX([.CL$3:.CL62];[.$A62]-[.CL$2]+1;1);0)" office:value-type="float" office:value="831820" calcext:value-type="float">
            <text:p>831820</text:p>
          </table:table-cell>
          <table:table-cell table:formula="of:=[.CL62]+IF([.$A62]&gt;=[.CM$2];INDEX([.CM$3:.CM62];[.$A62]-[.CM$2]+1;1);0)" office:value-type="float" office:value="831820" calcext:value-type="float">
            <text:p>831820</text:p>
          </table:table-cell>
          <table:table-cell table:formula="of:=[.CM62]+IF([.$A62]&gt;=[.CN$2];INDEX([.CN$3:.CN62];[.$A62]-[.CN$2]+1;1);0)" office:value-type="float" office:value="831820" calcext:value-type="float">
            <text:p>831820</text:p>
          </table:table-cell>
          <table:table-cell table:formula="of:=[.CN62]+IF([.$A62]&gt;=[.CO$2];INDEX([.CO$3:.CO62];[.$A62]-[.CO$2]+1;1);0)" office:value-type="float" office:value="831820" calcext:value-type="float">
            <text:p>831820</text:p>
          </table:table-cell>
          <table:table-cell table:formula="of:=[.CO62]+IF([.$A62]&gt;=[.CP$2];INDEX([.CP$3:.CP62];[.$A62]-[.CP$2]+1;1);0)" office:value-type="float" office:value="831820" calcext:value-type="float">
            <text:p>831820</text:p>
          </table:table-cell>
          <table:table-cell table:formula="of:=[.CP62]+IF([.$A62]&gt;=[.CQ$2];INDEX([.CQ$3:.CQ62];[.$A62]-[.CQ$2]+1;1);0)" office:value-type="float" office:value="831820" calcext:value-type="float">
            <text:p>831820</text:p>
          </table:table-cell>
          <table:table-cell table:formula="of:=[.CQ62]+IF([.$A62]&gt;=[.CR$2];INDEX([.CR$3:.CR62];[.$A62]-[.CR$2]+1;1);0)" office:value-type="float" office:value="831820" calcext:value-type="float">
            <text:p>831820</text:p>
          </table:table-cell>
          <table:table-cell table:formula="of:=[.CR62]+IF([.$A62]&gt;=[.CS$2];INDEX([.CS$3:.CS62];[.$A62]-[.CS$2]+1;1);0)" office:value-type="float" office:value="831820" calcext:value-type="float">
            <text:p>831820</text:p>
          </table:table-cell>
          <table:table-cell table:formula="of:=[.CS62]+IF([.$A62]&gt;=[.CT$2];INDEX([.CT$3:.CT62];[.$A62]-[.CT$2]+1;1);0)" office:value-type="float" office:value="831820" calcext:value-type="float">
            <text:p>831820</text:p>
          </table:table-cell>
          <table:table-cell table:formula="of:=[.CT62]+IF([.$A62]&gt;=[.CU$2];INDEX([.CU$3:.CU62];[.$A62]-[.CU$2]+1;1);0)" office:value-type="float" office:value="831820" calcext:value-type="float">
            <text:p>831820</text:p>
          </table:table-cell>
          <table:table-cell table:formula="of:=[.CU62]+IF([.$A62]&gt;=[.CV$2];INDEX([.CV$3:.CV62];[.$A62]-[.CV$2]+1;1);0)" office:value-type="float" office:value="831820" calcext:value-type="float">
            <text:p>831820</text:p>
          </table:table-cell>
          <table:table-cell table:formula="of:=[.CV62]+IF([.$A62]&gt;=[.CW$2];INDEX([.CW$3:.CW62];[.$A62]-[.CW$2]+1;1);0)" office:value-type="float" office:value="831820" calcext:value-type="float">
            <text:p>8318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2]" office:value-type="float" office:value="1" calcext:value-type="float">
            <text:p>1</text:p>
          </table:table-cell>
          <table:table-cell table:formula="of:=[.B63]+IF([.$A63]&gt;=[.C$2];INDEX([.C$3:.C63];[.$A63]-[.C$2]+1;1);0)" office:value-type="float" office:value="31" calcext:value-type="float">
            <text:p>31</text:p>
          </table:table-cell>
          <table:table-cell table:formula="of:=[.C63]+IF([.$A63]&gt;=[.D$2];INDEX([.D$3:.D63];[.$A63]-[.D$2]+1;1);0)" office:value-type="float" office:value="331" calcext:value-type="float">
            <text:p>331</text:p>
          </table:table-cell>
          <table:table-cell table:formula="of:=[.D63]+IF([.$A63]&gt;=[.E$2];INDEX([.E$3:.E63];[.$A63]-[.E$2]+1;1);0)" office:value-type="float" office:value="1906" calcext:value-type="float">
            <text:p>1906</text:p>
          </table:table-cell>
          <table:table-cell table:formula="of:=[.E63]+IF([.$A63]&gt;=[.F$2];INDEX([.F$3:.F63];[.$A63]-[.F$2]+1;1);0)" office:value-type="float" office:value="7166" calcext:value-type="float">
            <text:p>7166</text:p>
          </table:table-cell>
          <table:table-cell table:formula="of:=[.F63]+IF([.$A63]&gt;=[.G$2];INDEX([.G$3:.G63];[.$A63]-[.G$2]+1;1);0)" office:value-type="float" office:value="19858" calcext:value-type="float">
            <text:p>19858</text:p>
          </table:table-cell>
          <table:table-cell table:formula="of:=[.G63]+IF([.$A63]&gt;=[.H$2];INDEX([.H$3:.H63];[.$A63]-[.H$2]+1;1);0)" office:value-type="float" office:value="43819" calcext:value-type="float">
            <text:p>43819</text:p>
          </table:table-cell>
          <table:table-cell table:formula="of:=[.H63]+IF([.$A63]&gt;=[.I$2];INDEX([.I$3:.I63];[.$A63]-[.I$2]+1;1);0)" office:value-type="float" office:value="81457" calcext:value-type="float">
            <text:p>81457</text:p>
          </table:table-cell>
          <table:table-cell table:formula="of:=[.I63]+IF([.$A63]&gt;=[.J$2];INDEX([.J$3:.J63];[.$A63]-[.J$2]+1;1);0)" office:value-type="float" office:value="132751" calcext:value-type="float">
            <text:p>132751</text:p>
          </table:table-cell>
          <table:table-cell table:formula="of:=[.J63]+IF([.$A63]&gt;=[.K$2];INDEX([.K$3:.K63];[.$A63]-[.K$2]+1;1);0)" office:value-type="float" office:value="195491" calcext:value-type="float">
            <text:p>195491</text:p>
          </table:table-cell>
          <table:table-cell table:formula="of:=[.K63]+IF([.$A63]&gt;=[.L$2];INDEX([.L$3:.L63];[.$A63]-[.L$2]+1;1);0)" office:value-type="float" office:value="266006" calcext:value-type="float">
            <text:p>266006</text:p>
          </table:table-cell>
          <table:table-cell table:formula="of:=[.L63]+IF([.$A63]&gt;=[.M$2];INDEX([.M$3:.M63];[.$A63]-[.M$2]+1;1);0)" office:value-type="float" office:value="340293" calcext:value-type="float">
            <text:p>340293</text:p>
          </table:table-cell>
          <table:table-cell table:formula="of:=[.M63]+IF([.$A63]&gt;=[.N$2];INDEX([.N$3:.N63];[.$A63]-[.N$2]+1;1);0)" office:value-type="float" office:value="414624" calcext:value-type="float">
            <text:p>414624</text:p>
          </table:table-cell>
          <table:table-cell table:formula="of:=[.N63]+IF([.$A63]&gt;=[.O$2];INDEX([.O$3:.O63];[.$A63]-[.O$2]+1;1);0)" office:value-type="float" office:value="486133" calcext:value-type="float">
            <text:p>486133</text:p>
          </table:table-cell>
          <table:table-cell table:formula="of:=[.O63]+IF([.$A63]&gt;=[.P$2];INDEX([.P$3:.P63];[.$A63]-[.P$2]+1;1);0)" office:value-type="float" office:value="552767" calcext:value-type="float">
            <text:p>552767</text:p>
          </table:table-cell>
          <table:table-cell table:formula="of:=[.P63]+IF([.$A63]&gt;=[.Q$2];INDEX([.Q$3:.Q63];[.$A63]-[.Q$2]+1;1);0)" office:value-type="float" office:value="613370" calcext:value-type="float">
            <text:p>613370</text:p>
          </table:table-cell>
          <table:table-cell table:formula="of:=[.Q63]+IF([.$A63]&gt;=[.R$2];INDEX([.R$3:.R63];[.$A63]-[.R$2]+1;1);0)" office:value-type="float" office:value="667382" calcext:value-type="float">
            <text:p>667382</text:p>
          </table:table-cell>
          <table:table-cell table:formula="of:=[.R63]+IF([.$A63]&gt;=[.S$2];INDEX([.S$3:.S63];[.$A63]-[.S$2]+1;1);0)" office:value-type="float" office:value="714802" calcext:value-type="float">
            <text:p>714802</text:p>
          </table:table-cell>
          <table:table-cell table:formula="of:=[.S63]+IF([.$A63]&gt;=[.T$2];INDEX([.T$3:.T63];[.$A63]-[.T$2]+1;1);0)" office:value-type="float" office:value="755880" calcext:value-type="float">
            <text:p>755880</text:p>
          </table:table-cell>
          <table:table-cell table:formula="of:=[.T63]+IF([.$A63]&gt;=[.U$2];INDEX([.U$3:.U63];[.$A63]-[.U$2]+1;1);0)" office:value-type="float" office:value="791131" calcext:value-type="float">
            <text:p>791131</text:p>
          </table:table-cell>
          <table:table-cell table:formula="of:=[.U63]+IF([.$A63]&gt;=[.V$2];INDEX([.V$3:.V63];[.$A63]-[.V$2]+1;1);0)" office:value-type="float" office:value="821104" calcext:value-type="float">
            <text:p>821104</text:p>
          </table:table-cell>
          <table:table-cell table:formula="of:=[.V63]+IF([.$A63]&gt;=[.W$2];INDEX([.W$3:.W63];[.$A63]-[.W$2]+1;1);0)" office:value-type="float" office:value="846435" calcext:value-type="float">
            <text:p>846435</text:p>
          </table:table-cell>
          <table:table-cell table:formula="of:=[.W63]+IF([.$A63]&gt;=[.X$2];INDEX([.X$3:.X63];[.$A63]-[.X$2]+1;1);0)" office:value-type="float" office:value="867699" calcext:value-type="float">
            <text:p>867699</text:p>
          </table:table-cell>
          <table:table-cell table:formula="of:=[.X63]+IF([.$A63]&gt;=[.Y$2];INDEX([.Y$3:.Y63];[.$A63]-[.Y$2]+1;1);0)" office:value-type="float" office:value="885481" calcext:value-type="float">
            <text:p>885481</text:p>
          </table:table-cell>
          <table:table-cell table:formula="of:=[.Y63]+IF([.$A63]&gt;=[.Z$2];INDEX([.Z$3:.Z63];[.$A63]-[.Z$2]+1;1);0)" office:value-type="float" office:value="900267" calcext:value-type="float">
            <text:p>900267</text:p>
          </table:table-cell>
          <table:table-cell table:formula="of:=[.Z63]+IF([.$A63]&gt;=[.AA$2];INDEX([.AA$3:.AA63];[.$A63]-[.AA$2]+1;1);0)" office:value-type="float" office:value="912532" calcext:value-type="float">
            <text:p>912532</text:p>
          </table:table-cell>
          <table:table-cell table:formula="of:=[.AA63]+IF([.$A63]&gt;=[.AB$2];INDEX([.AB$3:.AB63];[.$A63]-[.AB$2]+1;1);0)" office:value-type="float" office:value="922656" calcext:value-type="float">
            <text:p>922656</text:p>
          </table:table-cell>
          <table:table-cell table:formula="of:=[.AB63]+IF([.$A63]&gt;=[.AC$2];INDEX([.AC$3:.AC63];[.$A63]-[.AC$2]+1;1);0)" office:value-type="float" office:value="930998" calcext:value-type="float">
            <text:p>930998</text:p>
          </table:table-cell>
          <table:table-cell table:formula="of:=[.AC63]+IF([.$A63]&gt;=[.AD$2];INDEX([.AD$3:.AD63];[.$A63]-[.AD$2]+1;1);0)" office:value-type="float" office:value="937838" calcext:value-type="float">
            <text:p>937838</text:p>
          </table:table-cell>
          <table:table-cell table:formula="of:=[.AD63]+IF([.$A63]&gt;=[.AE$2];INDEX([.AE$3:.AE63];[.$A63]-[.AE$2]+1;1);0)" office:value-type="float" office:value="943442" calcext:value-type="float">
            <text:p>943442</text:p>
          </table:table-cell>
          <table:table-cell table:formula="of:=[.AE63]+IF([.$A63]&gt;=[.AF$2];INDEX([.AF$3:.AF63];[.$A63]-[.AF$2]+1;1);0)" office:value-type="float" office:value="948007" calcext:value-type="float">
            <text:p>948007</text:p>
          </table:table-cell>
          <table:table-cell table:formula="of:=[.AF63]+IF([.$A63]&gt;=[.AG$2];INDEX([.AG$3:.AG63];[.$A63]-[.AG$2]+1;1);0)" office:value-type="float" office:value="951725" calcext:value-type="float">
            <text:p>951725</text:p>
          </table:table-cell>
          <table:table-cell table:formula="of:=[.AG63]+IF([.$A63]&gt;=[.AH$2];INDEX([.AH$3:.AH63];[.$A63]-[.AH$2]+1;1);0)" office:value-type="float" office:value="954735" calcext:value-type="float">
            <text:p>954735</text:p>
          </table:table-cell>
          <table:table-cell table:formula="of:=[.AH63]+IF([.$A63]&gt;=[.AI$2];INDEX([.AI$3:.AI63];[.$A63]-[.AI$2]+1;1);0)" office:value-type="float" office:value="957171" calcext:value-type="float">
            <text:p>957171</text:p>
          </table:table-cell>
          <table:table-cell table:formula="of:=[.AI63]+IF([.$A63]&gt;=[.AJ$2];INDEX([.AJ$3:.AJ63];[.$A63]-[.AJ$2]+1;1);0)" office:value-type="float" office:value="959129" calcext:value-type="float">
            <text:p>959129</text:p>
          </table:table-cell>
          <table:table-cell table:formula="of:=[.AJ63]+IF([.$A63]&gt;=[.AK$2];INDEX([.AK$3:.AK63];[.$A63]-[.AK$2]+1;1);0)" office:value-type="float" office:value="960704" calcext:value-type="float">
            <text:p>960704</text:p>
          </table:table-cell>
          <table:table-cell table:formula="of:=[.AK63]+IF([.$A63]&gt;=[.AL$2];INDEX([.AL$3:.AL63];[.$A63]-[.AL$2]+1;1);0)" office:value-type="float" office:value="961959" calcext:value-type="float">
            <text:p>961959</text:p>
          </table:table-cell>
          <table:table-cell table:formula="of:=[.AL63]+IF([.$A63]&gt;=[.AM$2];INDEX([.AM$3:.AM63];[.$A63]-[.AM$2]+1;1);0)" office:value-type="float" office:value="962961" calcext:value-type="float">
            <text:p>962961</text:p>
          </table:table-cell>
          <table:table-cell table:formula="of:=[.AM63]+IF([.$A63]&gt;=[.AN$2];INDEX([.AN$3:.AN63];[.$A63]-[.AN$2]+1;1);0)" office:value-type="float" office:value="963753" calcext:value-type="float">
            <text:p>963753</text:p>
          </table:table-cell>
          <table:table-cell table:formula="of:=[.AN63]+IF([.$A63]&gt;=[.AO$2];INDEX([.AO$3:.AO63];[.$A63]-[.AO$2]+1;1);0)" office:value-type="float" office:value="964380" calcext:value-type="float">
            <text:p>964380</text:p>
          </table:table-cell>
          <table:table-cell table:formula="of:=[.AO63]+IF([.$A63]&gt;=[.AP$2];INDEX([.AP$3:.AP63];[.$A63]-[.AP$2]+1;1);0)" office:value-type="float" office:value="964870" calcext:value-type="float">
            <text:p>964870</text:p>
          </table:table-cell>
          <table:table-cell table:formula="of:=[.AP63]+IF([.$A63]&gt;=[.AQ$2];INDEX([.AQ$3:.AQ63];[.$A63]-[.AQ$2]+1;1);0)" office:value-type="float" office:value="965255" calcext:value-type="float">
            <text:p>965255</text:p>
          </table:table-cell>
          <table:table-cell table:formula="of:=[.AQ63]+IF([.$A63]&gt;=[.AR$2];INDEX([.AR$3:.AR63];[.$A63]-[.AR$2]+1;1);0)" office:value-type="float" office:value="965552" calcext:value-type="float">
            <text:p>965552</text:p>
          </table:table-cell>
          <table:table-cell table:formula="of:=[.AR63]+IF([.$A63]&gt;=[.AS$2];INDEX([.AS$3:.AS63];[.$A63]-[.AS$2]+1;1);0)" office:value-type="float" office:value="965783" calcext:value-type="float">
            <text:p>965783</text:p>
          </table:table-cell>
          <table:table-cell table:formula="of:=[.AS63]+IF([.$A63]&gt;=[.AT$2];INDEX([.AT$3:.AT63];[.$A63]-[.AT$2]+1;1);0)" office:value-type="float" office:value="965959" calcext:value-type="float">
            <text:p>965959</text:p>
          </table:table-cell>
          <table:table-cell table:formula="of:=[.AT63]+IF([.$A63]&gt;=[.AU$2];INDEX([.AU$3:.AU63];[.$A63]-[.AU$2]+1;1);0)" office:value-type="float" office:value="966094" calcext:value-type="float">
            <text:p>966094</text:p>
          </table:table-cell>
          <table:table-cell table:formula="of:=[.AU63]+IF([.$A63]&gt;=[.AV$2];INDEX([.AV$3:.AV63];[.$A63]-[.AV$2]+1;1);0)" office:value-type="float" office:value="966195" calcext:value-type="float">
            <text:p>966195</text:p>
          </table:table-cell>
          <table:table-cell table:formula="of:=[.AV63]+IF([.$A63]&gt;=[.AW$2];INDEX([.AW$3:.AW63];[.$A63]-[.AW$2]+1;1);0)" office:value-type="float" office:value="966272" calcext:value-type="float">
            <text:p>966272</text:p>
          </table:table-cell>
          <table:table-cell table:formula="of:=[.AW63]+IF([.$A63]&gt;=[.AX$2];INDEX([.AX$3:.AX63];[.$A63]-[.AX$2]+1;1);0)" office:value-type="float" office:value="966328" calcext:value-type="float">
            <text:p>966328</text:p>
          </table:table-cell>
          <table:table-cell table:formula="of:=[.AX63]+IF([.$A63]&gt;=[.AY$2];INDEX([.AY$3:.AY63];[.$A63]-[.AY$2]+1;1);0)" office:value-type="float" office:value="966370" calcext:value-type="float">
            <text:p>966370</text:p>
          </table:table-cell>
          <table:table-cell table:formula="of:=[.AY63]+IF([.$A63]&gt;=[.AZ$2];INDEX([.AZ$3:.AZ63];[.$A63]-[.AZ$2]+1;1);0)" office:value-type="float" office:value="966400" calcext:value-type="float">
            <text:p>966400</text:p>
          </table:table-cell>
          <table:table-cell table:formula="of:=[.AZ63]+IF([.$A63]&gt;=[.BA$2];INDEX([.BA$3:.BA63];[.$A63]-[.BA$2]+1;1);0)" office:value-type="float" office:value="966422" calcext:value-type="float">
            <text:p>966422</text:p>
          </table:table-cell>
          <table:table-cell table:formula="of:=[.BA63]+IF([.$A63]&gt;=[.BB$2];INDEX([.BB$3:.BB63];[.$A63]-[.BB$2]+1;1);0)" office:value-type="float" office:value="966437" calcext:value-type="float">
            <text:p>966437</text:p>
          </table:table-cell>
          <table:table-cell table:formula="of:=[.BB63]+IF([.$A63]&gt;=[.BC$2];INDEX([.BC$3:.BC63];[.$A63]-[.BC$2]+1;1);0)" office:value-type="float" office:value="966448" calcext:value-type="float">
            <text:p>966448</text:p>
          </table:table-cell>
          <table:table-cell table:formula="of:=[.BC63]+IF([.$A63]&gt;=[.BD$2];INDEX([.BD$3:.BD63];[.$A63]-[.BD$2]+1;1);0)" office:value-type="float" office:value="966455" calcext:value-type="float">
            <text:p>966455</text:p>
          </table:table-cell>
          <table:table-cell table:formula="of:=[.BD63]+IF([.$A63]&gt;=[.BE$2];INDEX([.BE$3:.BE63];[.$A63]-[.BE$2]+1;1);0)" office:value-type="float" office:value="966460" calcext:value-type="float">
            <text:p>966460</text:p>
          </table:table-cell>
          <table:table-cell table:formula="of:=[.BE63]+IF([.$A63]&gt;=[.BF$2];INDEX([.BF$3:.BF63];[.$A63]-[.BF$2]+1;1);0)" office:value-type="float" office:value="966463" calcext:value-type="float">
            <text:p>966463</text:p>
          </table:table-cell>
          <table:table-cell table:formula="of:=[.BF63]+IF([.$A63]&gt;=[.BG$2];INDEX([.BG$3:.BG63];[.$A63]-[.BG$2]+1;1);0)" office:value-type="float" office:value="966465" calcext:value-type="float">
            <text:p>966465</text:p>
          </table:table-cell>
          <table:table-cell table:formula="of:=[.BG63]+IF([.$A63]&gt;=[.BH$2];INDEX([.BH$3:.BH63];[.$A63]-[.BH$2]+1;1);0)" office:value-type="float" office:value="966466" calcext:value-type="float">
            <text:p>966466</text:p>
          </table:table-cell>
          <table:table-cell table:formula="of:=[.BH63]+IF([.$A63]&gt;=[.BI$2];INDEX([.BI$3:.BI63];[.$A63]-[.BI$2]+1;1);0)" office:value-type="float" office:value="966467" calcext:value-type="float">
            <text:p>966467</text:p>
          </table:table-cell>
          <table:table-cell table:formula="of:=[.BI63]+IF([.$A63]&gt;=[.BJ$2];INDEX([.BJ$3:.BJ63];[.$A63]-[.BJ$2]+1;1);0)" office:value-type="float" office:value="966467" calcext:value-type="float">
            <text:p>966467</text:p>
          </table:table-cell>
          <table:table-cell table:formula="of:=[.BJ63]+IF([.$A63]&gt;=[.BK$2];INDEX([.BK$3:.BK63];[.$A63]-[.BK$2]+1;1);0)" office:value-type="float" office:value="966467" calcext:value-type="float">
            <text:p>966467</text:p>
          </table:table-cell>
          <table:table-cell table:formula="of:=[.BK63]+IF([.$A63]&gt;=[.BL$2];INDEX([.BL$3:.BL63];[.$A63]-[.BL$2]+1;1);0)" office:value-type="float" office:value="966467" calcext:value-type="float">
            <text:p>966467</text:p>
          </table:table-cell>
          <table:table-cell table:formula="of:=[.BL63]+IF([.$A63]&gt;=[.BM$2];INDEX([.BM$3:.BM63];[.$A63]-[.BM$2]+1;1);0)" office:value-type="float" office:value="966467" calcext:value-type="float">
            <text:p>966467</text:p>
          </table:table-cell>
          <table:table-cell table:formula="of:=[.BM63]+IF([.$A63]&gt;=[.BN$2];INDEX([.BN$3:.BN63];[.$A63]-[.BN$2]+1;1);0)" office:value-type="float" office:value="966467" calcext:value-type="float">
            <text:p>966467</text:p>
          </table:table-cell>
          <table:table-cell table:formula="of:=[.BN63]+IF([.$A63]&gt;=[.BO$2];INDEX([.BO$3:.BO63];[.$A63]-[.BO$2]+1;1);0)" office:value-type="float" office:value="966467" calcext:value-type="float">
            <text:p>966467</text:p>
          </table:table-cell>
          <table:table-cell table:formula="of:=[.BO63]+IF([.$A63]&gt;=[.BP$2];INDEX([.BP$3:.BP63];[.$A63]-[.BP$2]+1;1);0)" office:value-type="float" office:value="966467" calcext:value-type="float">
            <text:p>966467</text:p>
          </table:table-cell>
          <table:table-cell table:formula="of:=[.BP63]+IF([.$A63]&gt;=[.BQ$2];INDEX([.BQ$3:.BQ63];[.$A63]-[.BQ$2]+1;1);0)" office:value-type="float" office:value="966467" calcext:value-type="float">
            <text:p>966467</text:p>
          </table:table-cell>
          <table:table-cell table:formula="of:=[.BQ63]+IF([.$A63]&gt;=[.BR$2];INDEX([.BR$3:.BR63];[.$A63]-[.BR$2]+1;1);0)" office:value-type="float" office:value="966467" calcext:value-type="float">
            <text:p>966467</text:p>
          </table:table-cell>
          <table:table-cell table:formula="of:=[.BR63]+IF([.$A63]&gt;=[.BS$2];INDEX([.BS$3:.BS63];[.$A63]-[.BS$2]+1;1);0)" office:value-type="float" office:value="966467" calcext:value-type="float">
            <text:p>966467</text:p>
          </table:table-cell>
          <table:table-cell table:formula="of:=[.BS63]+IF([.$A63]&gt;=[.BT$2];INDEX([.BT$3:.BT63];[.$A63]-[.BT$2]+1;1);0)" office:value-type="float" office:value="966467" calcext:value-type="float">
            <text:p>966467</text:p>
          </table:table-cell>
          <table:table-cell table:formula="of:=[.BT63]+IF([.$A63]&gt;=[.BU$2];INDEX([.BU$3:.BU63];[.$A63]-[.BU$2]+1;1);0)" office:value-type="float" office:value="966467" calcext:value-type="float">
            <text:p>966467</text:p>
          </table:table-cell>
          <table:table-cell table:formula="of:=[.BU63]+IF([.$A63]&gt;=[.BV$2];INDEX([.BV$3:.BV63];[.$A63]-[.BV$2]+1;1);0)" office:value-type="float" office:value="966467" calcext:value-type="float">
            <text:p>966467</text:p>
          </table:table-cell>
          <table:table-cell table:formula="of:=[.BV63]+IF([.$A63]&gt;=[.BW$2];INDEX([.BW$3:.BW63];[.$A63]-[.BW$2]+1;1);0)" office:value-type="float" office:value="966467" calcext:value-type="float">
            <text:p>966467</text:p>
          </table:table-cell>
          <table:table-cell table:formula="of:=[.BW63]+IF([.$A63]&gt;=[.BX$2];INDEX([.BX$3:.BX63];[.$A63]-[.BX$2]+1;1);0)" office:value-type="float" office:value="966467" calcext:value-type="float">
            <text:p>966467</text:p>
          </table:table-cell>
          <table:table-cell table:formula="of:=[.BX63]+IF([.$A63]&gt;=[.BY$2];INDEX([.BY$3:.BY63];[.$A63]-[.BY$2]+1;1);0)" office:value-type="float" office:value="966467" calcext:value-type="float">
            <text:p>966467</text:p>
          </table:table-cell>
          <table:table-cell table:formula="of:=[.BY63]+IF([.$A63]&gt;=[.BZ$2];INDEX([.BZ$3:.BZ63];[.$A63]-[.BZ$2]+1;1);0)" office:value-type="float" office:value="966467" calcext:value-type="float">
            <text:p>966467</text:p>
          </table:table-cell>
          <table:table-cell table:formula="of:=[.BZ63]+IF([.$A63]&gt;=[.CA$2];INDEX([.CA$3:.CA63];[.$A63]-[.CA$2]+1;1);0)" office:value-type="float" office:value="966467" calcext:value-type="float">
            <text:p>966467</text:p>
          </table:table-cell>
          <table:table-cell table:formula="of:=[.CA63]+IF([.$A63]&gt;=[.CB$2];INDEX([.CB$3:.CB63];[.$A63]-[.CB$2]+1;1);0)" office:value-type="float" office:value="966467" calcext:value-type="float">
            <text:p>966467</text:p>
          </table:table-cell>
          <table:table-cell table:formula="of:=[.CB63]+IF([.$A63]&gt;=[.CC$2];INDEX([.CC$3:.CC63];[.$A63]-[.CC$2]+1;1);0)" office:value-type="float" office:value="966467" calcext:value-type="float">
            <text:p>966467</text:p>
          </table:table-cell>
          <table:table-cell table:formula="of:=[.CC63]+IF([.$A63]&gt;=[.CD$2];INDEX([.CD$3:.CD63];[.$A63]-[.CD$2]+1;1);0)" office:value-type="float" office:value="966467" calcext:value-type="float">
            <text:p>966467</text:p>
          </table:table-cell>
          <table:table-cell table:formula="of:=[.CD63]+IF([.$A63]&gt;=[.CE$2];INDEX([.CE$3:.CE63];[.$A63]-[.CE$2]+1;1);0)" office:value-type="float" office:value="966467" calcext:value-type="float">
            <text:p>966467</text:p>
          </table:table-cell>
          <table:table-cell table:formula="of:=[.CE63]+IF([.$A63]&gt;=[.CF$2];INDEX([.CF$3:.CF63];[.$A63]-[.CF$2]+1;1);0)" office:value-type="float" office:value="966467" calcext:value-type="float">
            <text:p>966467</text:p>
          </table:table-cell>
          <table:table-cell table:formula="of:=[.CF63]+IF([.$A63]&gt;=[.CG$2];INDEX([.CG$3:.CG63];[.$A63]-[.CG$2]+1;1);0)" office:value-type="float" office:value="966467" calcext:value-type="float">
            <text:p>966467</text:p>
          </table:table-cell>
          <table:table-cell table:formula="of:=[.CG63]+IF([.$A63]&gt;=[.CH$2];INDEX([.CH$3:.CH63];[.$A63]-[.CH$2]+1;1);0)" office:value-type="float" office:value="966467" calcext:value-type="float">
            <text:p>966467</text:p>
          </table:table-cell>
          <table:table-cell table:formula="of:=[.CH63]+IF([.$A63]&gt;=[.CI$2];INDEX([.CI$3:.CI63];[.$A63]-[.CI$2]+1;1);0)" office:value-type="float" office:value="966467" calcext:value-type="float">
            <text:p>966467</text:p>
          </table:table-cell>
          <table:table-cell table:formula="of:=[.CI63]+IF([.$A63]&gt;=[.CJ$2];INDEX([.CJ$3:.CJ63];[.$A63]-[.CJ$2]+1;1);0)" office:value-type="float" office:value="966467" calcext:value-type="float">
            <text:p>966467</text:p>
          </table:table-cell>
          <table:table-cell table:formula="of:=[.CJ63]+IF([.$A63]&gt;=[.CK$2];INDEX([.CK$3:.CK63];[.$A63]-[.CK$2]+1;1);0)" office:value-type="float" office:value="966467" calcext:value-type="float">
            <text:p>966467</text:p>
          </table:table-cell>
          <table:table-cell table:formula="of:=[.CK63]+IF([.$A63]&gt;=[.CL$2];INDEX([.CL$3:.CL63];[.$A63]-[.CL$2]+1;1);0)" office:value-type="float" office:value="966467" calcext:value-type="float">
            <text:p>966467</text:p>
          </table:table-cell>
          <table:table-cell table:formula="of:=[.CL63]+IF([.$A63]&gt;=[.CM$2];INDEX([.CM$3:.CM63];[.$A63]-[.CM$2]+1;1);0)" office:value-type="float" office:value="966467" calcext:value-type="float">
            <text:p>966467</text:p>
          </table:table-cell>
          <table:table-cell table:formula="of:=[.CM63]+IF([.$A63]&gt;=[.CN$2];INDEX([.CN$3:.CN63];[.$A63]-[.CN$2]+1;1);0)" office:value-type="float" office:value="966467" calcext:value-type="float">
            <text:p>966467</text:p>
          </table:table-cell>
          <table:table-cell table:formula="of:=[.CN63]+IF([.$A63]&gt;=[.CO$2];INDEX([.CO$3:.CO63];[.$A63]-[.CO$2]+1;1);0)" office:value-type="float" office:value="966467" calcext:value-type="float">
            <text:p>966467</text:p>
          </table:table-cell>
          <table:table-cell table:formula="of:=[.CO63]+IF([.$A63]&gt;=[.CP$2];INDEX([.CP$3:.CP63];[.$A63]-[.CP$2]+1;1);0)" office:value-type="float" office:value="966467" calcext:value-type="float">
            <text:p>966467</text:p>
          </table:table-cell>
          <table:table-cell table:formula="of:=[.CP63]+IF([.$A63]&gt;=[.CQ$2];INDEX([.CQ$3:.CQ63];[.$A63]-[.CQ$2]+1;1);0)" office:value-type="float" office:value="966467" calcext:value-type="float">
            <text:p>966467</text:p>
          </table:table-cell>
          <table:table-cell table:formula="of:=[.CQ63]+IF([.$A63]&gt;=[.CR$2];INDEX([.CR$3:.CR63];[.$A63]-[.CR$2]+1;1);0)" office:value-type="float" office:value="966467" calcext:value-type="float">
            <text:p>966467</text:p>
          </table:table-cell>
          <table:table-cell table:formula="of:=[.CR63]+IF([.$A63]&gt;=[.CS$2];INDEX([.CS$3:.CS63];[.$A63]-[.CS$2]+1;1);0)" office:value-type="float" office:value="966467" calcext:value-type="float">
            <text:p>966467</text:p>
          </table:table-cell>
          <table:table-cell table:formula="of:=[.CS63]+IF([.$A63]&gt;=[.CT$2];INDEX([.CT$3:.CT63];[.$A63]-[.CT$2]+1;1);0)" office:value-type="float" office:value="966467" calcext:value-type="float">
            <text:p>966467</text:p>
          </table:table-cell>
          <table:table-cell table:formula="of:=[.CT63]+IF([.$A63]&gt;=[.CU$2];INDEX([.CU$3:.CU63];[.$A63]-[.CU$2]+1;1);0)" office:value-type="float" office:value="966467" calcext:value-type="float">
            <text:p>966467</text:p>
          </table:table-cell>
          <table:table-cell table:formula="of:=[.CU63]+IF([.$A63]&gt;=[.CV$2];INDEX([.CV$3:.CV63];[.$A63]-[.CV$2]+1;1);0)" office:value-type="float" office:value="966467" calcext:value-type="float">
            <text:p>966467</text:p>
          </table:table-cell>
          <table:table-cell table:formula="of:=[.CV63]+IF([.$A63]&gt;=[.CW$2];INDEX([.CW$3:.CW63];[.$A63]-[.CW$2]+1;1);0)" office:value-type="float" office:value="966467" calcext:value-type="float">
            <text:p>9664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3]" office:value-type="float" office:value="1" calcext:value-type="float">
            <text:p>1</text:p>
          </table:table-cell>
          <table:table-cell table:formula="of:=[.B64]+IF([.$A64]&gt;=[.C$2];INDEX([.C$3:.C64];[.$A64]-[.C$2]+1;1);0)" office:value-type="float" office:value="31" calcext:value-type="float">
            <text:p>31</text:p>
          </table:table-cell>
          <table:table-cell table:formula="of:=[.C64]+IF([.$A64]&gt;=[.D$2];INDEX([.D$3:.D64];[.$A64]-[.D$2]+1;1);0)" office:value-type="float" office:value="341" calcext:value-type="float">
            <text:p>341</text:p>
          </table:table-cell>
          <table:table-cell table:formula="of:=[.D64]+IF([.$A64]&gt;=[.E$2];INDEX([.E$3:.E64];[.$A64]-[.E$2]+1;1);0)" office:value-type="float" office:value="1991" calcext:value-type="float">
            <text:p>1991</text:p>
          </table:table-cell>
          <table:table-cell table:formula="of:=[.E64]+IF([.$A64]&gt;=[.F$2];INDEX([.F$3:.F64];[.$A64]-[.F$2]+1;1);0)" office:value-type="float" office:value="7599" calcext:value-type="float">
            <text:p>7599</text:p>
          </table:table-cell>
          <table:table-cell table:formula="of:=[.F64]+IF([.$A64]&gt;=[.G$2];INDEX([.G$3:.G64];[.$A64]-[.G$2]+1;1);0)" office:value-type="float" office:value="21301" calcext:value-type="float">
            <text:p>21301</text:p>
          </table:table-cell>
          <table:table-cell table:formula="of:=[.G64]+IF([.$A64]&gt;=[.H$2];INDEX([.H$3:.H64];[.$A64]-[.H$2]+1;1);0)" office:value-type="float" office:value="47527" calcext:value-type="float">
            <text:p>47527</text:p>
          </table:table-cell>
          <table:table-cell table:formula="of:=[.H64]+IF([.$A64]&gt;=[.I$2];INDEX([.I$3:.I64];[.$A64]-[.I$2]+1;1);0)" office:value-type="float" office:value="89162" calcext:value-type="float">
            <text:p>89162</text:p>
          </table:table-cell>
          <table:table-cell table:formula="of:=[.I64]+IF([.$A64]&gt;=[.J$2];INDEX([.J$3:.J64];[.$A64]-[.J$2]+1;1);0)" office:value-type="float" office:value="146520" calcext:value-type="float">
            <text:p>146520</text:p>
          </table:table-cell>
          <table:table-cell table:formula="of:=[.J64]+IF([.$A64]&gt;=[.K$2];INDEX([.K$3:.K64];[.$A64]-[.K$2]+1;1);0)" office:value-type="float" office:value="217280" calcext:value-type="float">
            <text:p>217280</text:p>
          </table:table-cell>
          <table:table-cell table:formula="of:=[.K64]+IF([.$A64]&gt;=[.L$2];INDEX([.L$3:.L64];[.$A64]-[.L$2]+1;1);0)" office:value-type="float" office:value="297495" calcext:value-type="float">
            <text:p>297495</text:p>
          </table:table-cell>
          <table:table-cell table:formula="of:=[.L64]+IF([.$A64]&gt;=[.M$2];INDEX([.M$3:.M64];[.$A64]-[.M$2]+1;1);0)" office:value-type="float" office:value="382562" calcext:value-type="float">
            <text:p>382562</text:p>
          </table:table-cell>
          <table:table-cell table:formula="of:=[.M64]+IF([.$A64]&gt;=[.N$2];INDEX([.N$3:.N64];[.$A64]-[.N$2]+1;1);0)" office:value-type="float" office:value="468273" calcext:value-type="float">
            <text:p>468273</text:p>
          </table:table-cell>
          <table:table-cell table:formula="of:=[.N64]+IF([.$A64]&gt;=[.O$2];INDEX([.O$3:.O64];[.$A64]-[.O$2]+1;1);0)" office:value-type="float" office:value="551155" calcext:value-type="float">
            <text:p>551155</text:p>
          </table:table-cell>
          <table:table-cell table:formula="of:=[.O64]+IF([.$A64]&gt;=[.P$2];INDEX([.P$3:.P64];[.$A64]-[.P$2]+1;1);0)" office:value-type="float" office:value="628822" calcext:value-type="float">
            <text:p>628822</text:p>
          </table:table-cell>
          <table:table-cell table:formula="of:=[.P64]+IF([.$A64]&gt;=[.Q$2];INDEX([.Q$3:.Q64];[.$A64]-[.Q$2]+1;1);0)" office:value-type="float" office:value="699749" calcext:value-type="float">
            <text:p>699749</text:p>
          </table:table-cell>
          <table:table-cell table:formula="of:=[.Q64]+IF([.$A64]&gt;=[.R$2];INDEX([.R$3:.R64];[.$A64]-[.R$2]+1;1);0)" office:value-type="float" office:value="763265" calcext:value-type="float">
            <text:p>763265</text:p>
          </table:table-cell>
          <table:table-cell table:formula="of:=[.R64]+IF([.$A64]&gt;=[.S$2];INDEX([.S$3:.S64];[.$A64]-[.S$2]+1;1);0)" office:value-type="float" office:value="819205" calcext:value-type="float">
            <text:p>819205</text:p>
          </table:table-cell>
          <table:table-cell table:formula="of:=[.S64]+IF([.$A64]&gt;=[.T$2];INDEX([.T$3:.T64];[.$A64]-[.T$2]+1;1);0)" office:value-type="float" office:value="867873" calcext:value-type="float">
            <text:p>867873</text:p>
          </table:table-cell>
          <table:table-cell table:formula="of:=[.T64]+IF([.$A64]&gt;=[.U$2];INDEX([.U$3:.U64];[.$A64]-[.U$2]+1;1);0)" office:value-type="float" office:value="909742" calcext:value-type="float">
            <text:p>909742</text:p>
          </table:table-cell>
          <table:table-cell table:formula="of:=[.U64]+IF([.$A64]&gt;=[.V$2];INDEX([.V$3:.V64];[.$A64]-[.V$2]+1;1);0)" office:value-type="float" office:value="945483" calcext:value-type="float">
            <text:p>945483</text:p>
          </table:table-cell>
          <table:table-cell table:formula="of:=[.V64]+IF([.$A64]&gt;=[.W$2];INDEX([.W$3:.W64];[.$A64]-[.W$2]+1;1);0)" office:value-type="float" office:value="975753" calcext:value-type="float">
            <text:p>975753</text:p>
          </table:table-cell>
          <table:table-cell table:formula="of:=[.W64]+IF([.$A64]&gt;=[.X$2];INDEX([.X$3:.X64];[.$A64]-[.X$2]+1;1);0)" office:value-type="float" office:value="1001260" calcext:value-type="float">
            <text:p>1001260</text:p>
          </table:table-cell>
          <table:table-cell table:formula="of:=[.X64]+IF([.$A64]&gt;=[.Y$2];INDEX([.Y$3:.Y64];[.$A64]-[.Y$2]+1;1);0)" office:value-type="float" office:value="1022625" calcext:value-type="float">
            <text:p>1022625</text:p>
          </table:table-cell>
          <table:table-cell table:formula="of:=[.Y64]+IF([.$A64]&gt;=[.Z$2];INDEX([.Z$3:.Z64];[.$A64]-[.Z$2]+1;1);0)" office:value-type="float" office:value="1040463" calcext:value-type="float">
            <text:p>1040463</text:p>
          </table:table-cell>
          <table:table-cell table:formula="of:=[.Z64]+IF([.$A64]&gt;=[.AA$2];INDEX([.AA$3:.AA64];[.$A64]-[.AA$2]+1;1);0)" office:value-type="float" office:value="1055279" calcext:value-type="float">
            <text:p>1055279</text:p>
          </table:table-cell>
          <table:table-cell table:formula="of:=[.AA64]+IF([.$A64]&gt;=[.AB$2];INDEX([.AB$3:.AB64];[.$A64]-[.AB$2]+1;1);0)" office:value-type="float" office:value="1067559" calcext:value-type="float">
            <text:p>1067559</text:p>
          </table:table-cell>
          <table:table-cell table:formula="of:=[.AB64]+IF([.$A64]&gt;=[.AC$2];INDEX([.AC$3:.AC64];[.$A64]-[.AC$2]+1;1);0)" office:value-type="float" office:value="1077690" calcext:value-type="float">
            <text:p>1077690</text:p>
          </table:table-cell>
          <table:table-cell table:formula="of:=[.AC64]+IF([.$A64]&gt;=[.AD$2];INDEX([.AD$3:.AD64];[.$A64]-[.AD$2]+1;1);0)" office:value-type="float" office:value="1086035" calcext:value-type="float">
            <text:p>1086035</text:p>
          </table:table-cell>
          <table:table-cell table:formula="of:=[.AD64]+IF([.$A64]&gt;=[.AE$2];INDEX([.AE$3:.AE64];[.$A64]-[.AE$2]+1;1);0)" office:value-type="float" office:value="1092876" calcext:value-type="float">
            <text:p>1092876</text:p>
          </table:table-cell>
          <table:table-cell table:formula="of:=[.AE64]+IF([.$A64]&gt;=[.AF$2];INDEX([.AF$3:.AF64];[.$A64]-[.AF$2]+1;1);0)" office:value-type="float" office:value="1098480" calcext:value-type="float">
            <text:p>1098480</text:p>
          </table:table-cell>
          <table:table-cell table:formula="of:=[.AF64]+IF([.$A64]&gt;=[.AG$2];INDEX([.AG$3:.AG64];[.$A64]-[.AG$2]+1;1);0)" office:value-type="float" office:value="1103045" calcext:value-type="float">
            <text:p>1103045</text:p>
          </table:table-cell>
          <table:table-cell table:formula="of:=[.AG64]+IF([.$A64]&gt;=[.AH$2];INDEX([.AH$3:.AH64];[.$A64]-[.AH$2]+1;1);0)" office:value-type="float" office:value="1106763" calcext:value-type="float">
            <text:p>1106763</text:p>
          </table:table-cell>
          <table:table-cell table:formula="of:=[.AH64]+IF([.$A64]&gt;=[.AI$2];INDEX([.AI$3:.AI64];[.$A64]-[.AI$2]+1;1);0)" office:value-type="float" office:value="1109773" calcext:value-type="float">
            <text:p>1109773</text:p>
          </table:table-cell>
          <table:table-cell table:formula="of:=[.AI64]+IF([.$A64]&gt;=[.AJ$2];INDEX([.AJ$3:.AJ64];[.$A64]-[.AJ$2]+1;1);0)" office:value-type="float" office:value="1112209" calcext:value-type="float">
            <text:p>1112209</text:p>
          </table:table-cell>
          <table:table-cell table:formula="of:=[.AJ64]+IF([.$A64]&gt;=[.AK$2];INDEX([.AK$3:.AK64];[.$A64]-[.AK$2]+1;1);0)" office:value-type="float" office:value="1114167" calcext:value-type="float">
            <text:p>1114167</text:p>
          </table:table-cell>
          <table:table-cell table:formula="of:=[.AK64]+IF([.$A64]&gt;=[.AL$2];INDEX([.AL$3:.AL64];[.$A64]-[.AL$2]+1;1);0)" office:value-type="float" office:value="1115742" calcext:value-type="float">
            <text:p>1115742</text:p>
          </table:table-cell>
          <table:table-cell table:formula="of:=[.AL64]+IF([.$A64]&gt;=[.AM$2];INDEX([.AM$3:.AM64];[.$A64]-[.AM$2]+1;1);0)" office:value-type="float" office:value="1116997" calcext:value-type="float">
            <text:p>1116997</text:p>
          </table:table-cell>
          <table:table-cell table:formula="of:=[.AM64]+IF([.$A64]&gt;=[.AN$2];INDEX([.AN$3:.AN64];[.$A64]-[.AN$2]+1;1);0)" office:value-type="float" office:value="1117999" calcext:value-type="float">
            <text:p>1117999</text:p>
          </table:table-cell>
          <table:table-cell table:formula="of:=[.AN64]+IF([.$A64]&gt;=[.AO$2];INDEX([.AO$3:.AO64];[.$A64]-[.AO$2]+1;1);0)" office:value-type="float" office:value="1118791" calcext:value-type="float">
            <text:p>1118791</text:p>
          </table:table-cell>
          <table:table-cell table:formula="of:=[.AO64]+IF([.$A64]&gt;=[.AP$2];INDEX([.AP$3:.AP64];[.$A64]-[.AP$2]+1;1);0)" office:value-type="float" office:value="1119418" calcext:value-type="float">
            <text:p>1119418</text:p>
          </table:table-cell>
          <table:table-cell table:formula="of:=[.AP64]+IF([.$A64]&gt;=[.AQ$2];INDEX([.AQ$3:.AQ64];[.$A64]-[.AQ$2]+1;1);0)" office:value-type="float" office:value="1119908" calcext:value-type="float">
            <text:p>1119908</text:p>
          </table:table-cell>
          <table:table-cell table:formula="of:=[.AQ64]+IF([.$A64]&gt;=[.AR$2];INDEX([.AR$3:.AR64];[.$A64]-[.AR$2]+1;1);0)" office:value-type="float" office:value="1120293" calcext:value-type="float">
            <text:p>1120293</text:p>
          </table:table-cell>
          <table:table-cell table:formula="of:=[.AR64]+IF([.$A64]&gt;=[.AS$2];INDEX([.AS$3:.AS64];[.$A64]-[.AS$2]+1;1);0)" office:value-type="float" office:value="1120590" calcext:value-type="float">
            <text:p>1120590</text:p>
          </table:table-cell>
          <table:table-cell table:formula="of:=[.AS64]+IF([.$A64]&gt;=[.AT$2];INDEX([.AT$3:.AT64];[.$A64]-[.AT$2]+1;1);0)" office:value-type="float" office:value="1120821" calcext:value-type="float">
            <text:p>1120821</text:p>
          </table:table-cell>
          <table:table-cell table:formula="of:=[.AT64]+IF([.$A64]&gt;=[.AU$2];INDEX([.AU$3:.AU64];[.$A64]-[.AU$2]+1;1);0)" office:value-type="float" office:value="1120997" calcext:value-type="float">
            <text:p>1120997</text:p>
          </table:table-cell>
          <table:table-cell table:formula="of:=[.AU64]+IF([.$A64]&gt;=[.AV$2];INDEX([.AV$3:.AV64];[.$A64]-[.AV$2]+1;1);0)" office:value-type="float" office:value="1121132" calcext:value-type="float">
            <text:p>1121132</text:p>
          </table:table-cell>
          <table:table-cell table:formula="of:=[.AV64]+IF([.$A64]&gt;=[.AW$2];INDEX([.AW$3:.AW64];[.$A64]-[.AW$2]+1;1);0)" office:value-type="float" office:value="1121233" calcext:value-type="float">
            <text:p>1121233</text:p>
          </table:table-cell>
          <table:table-cell table:formula="of:=[.AW64]+IF([.$A64]&gt;=[.AX$2];INDEX([.AX$3:.AX64];[.$A64]-[.AX$2]+1;1);0)" office:value-type="float" office:value="1121310" calcext:value-type="float">
            <text:p>1121310</text:p>
          </table:table-cell>
          <table:table-cell table:formula="of:=[.AX64]+IF([.$A64]&gt;=[.AY$2];INDEX([.AY$3:.AY64];[.$A64]-[.AY$2]+1;1);0)" office:value-type="float" office:value="1121366" calcext:value-type="float">
            <text:p>1121366</text:p>
          </table:table-cell>
          <table:table-cell table:formula="of:=[.AY64]+IF([.$A64]&gt;=[.AZ$2];INDEX([.AZ$3:.AZ64];[.$A64]-[.AZ$2]+1;1);0)" office:value-type="float" office:value="1121408" calcext:value-type="float">
            <text:p>1121408</text:p>
          </table:table-cell>
          <table:table-cell table:formula="of:=[.AZ64]+IF([.$A64]&gt;=[.BA$2];INDEX([.BA$3:.BA64];[.$A64]-[.BA$2]+1;1);0)" office:value-type="float" office:value="1121438" calcext:value-type="float">
            <text:p>1121438</text:p>
          </table:table-cell>
          <table:table-cell table:formula="of:=[.BA64]+IF([.$A64]&gt;=[.BB$2];INDEX([.BB$3:.BB64];[.$A64]-[.BB$2]+1;1);0)" office:value-type="float" office:value="1121460" calcext:value-type="float">
            <text:p>1121460</text:p>
          </table:table-cell>
          <table:table-cell table:formula="of:=[.BB64]+IF([.$A64]&gt;=[.BC$2];INDEX([.BC$3:.BC64];[.$A64]-[.BC$2]+1;1);0)" office:value-type="float" office:value="1121475" calcext:value-type="float">
            <text:p>1121475</text:p>
          </table:table-cell>
          <table:table-cell table:formula="of:=[.BC64]+IF([.$A64]&gt;=[.BD$2];INDEX([.BD$3:.BD64];[.$A64]-[.BD$2]+1;1);0)" office:value-type="float" office:value="1121486" calcext:value-type="float">
            <text:p>1121486</text:p>
          </table:table-cell>
          <table:table-cell table:formula="of:=[.BD64]+IF([.$A64]&gt;=[.BE$2];INDEX([.BE$3:.BE64];[.$A64]-[.BE$2]+1;1);0)" office:value-type="float" office:value="1121493" calcext:value-type="float">
            <text:p>1121493</text:p>
          </table:table-cell>
          <table:table-cell table:formula="of:=[.BE64]+IF([.$A64]&gt;=[.BF$2];INDEX([.BF$3:.BF64];[.$A64]-[.BF$2]+1;1);0)" office:value-type="float" office:value="1121498" calcext:value-type="float">
            <text:p>1121498</text:p>
          </table:table-cell>
          <table:table-cell table:formula="of:=[.BF64]+IF([.$A64]&gt;=[.BG$2];INDEX([.BG$3:.BG64];[.$A64]-[.BG$2]+1;1);0)" office:value-type="float" office:value="1121501" calcext:value-type="float">
            <text:p>1121501</text:p>
          </table:table-cell>
          <table:table-cell table:formula="of:=[.BG64]+IF([.$A64]&gt;=[.BH$2];INDEX([.BH$3:.BH64];[.$A64]-[.BH$2]+1;1);0)" office:value-type="float" office:value="1121503" calcext:value-type="float">
            <text:p>1121503</text:p>
          </table:table-cell>
          <table:table-cell table:formula="of:=[.BH64]+IF([.$A64]&gt;=[.BI$2];INDEX([.BI$3:.BI64];[.$A64]-[.BI$2]+1;1);0)" office:value-type="float" office:value="1121504" calcext:value-type="float">
            <text:p>1121504</text:p>
          </table:table-cell>
          <table:table-cell table:formula="of:=[.BI64]+IF([.$A64]&gt;=[.BJ$2];INDEX([.BJ$3:.BJ64];[.$A64]-[.BJ$2]+1;1);0)" office:value-type="float" office:value="1121505" calcext:value-type="float">
            <text:p>1121505</text:p>
          </table:table-cell>
          <table:table-cell table:formula="of:=[.BJ64]+IF([.$A64]&gt;=[.BK$2];INDEX([.BK$3:.BK64];[.$A64]-[.BK$2]+1;1);0)" office:value-type="float" office:value="1121505" calcext:value-type="float">
            <text:p>1121505</text:p>
          </table:table-cell>
          <table:table-cell table:formula="of:=[.BK64]+IF([.$A64]&gt;=[.BL$2];INDEX([.BL$3:.BL64];[.$A64]-[.BL$2]+1;1);0)" office:value-type="float" office:value="1121505" calcext:value-type="float">
            <text:p>1121505</text:p>
          </table:table-cell>
          <table:table-cell table:formula="of:=[.BL64]+IF([.$A64]&gt;=[.BM$2];INDEX([.BM$3:.BM64];[.$A64]-[.BM$2]+1;1);0)" office:value-type="float" office:value="1121505" calcext:value-type="float">
            <text:p>1121505</text:p>
          </table:table-cell>
          <table:table-cell table:formula="of:=[.BM64]+IF([.$A64]&gt;=[.BN$2];INDEX([.BN$3:.BN64];[.$A64]-[.BN$2]+1;1);0)" office:value-type="float" office:value="1121505" calcext:value-type="float">
            <text:p>1121505</text:p>
          </table:table-cell>
          <table:table-cell table:formula="of:=[.BN64]+IF([.$A64]&gt;=[.BO$2];INDEX([.BO$3:.BO64];[.$A64]-[.BO$2]+1;1);0)" office:value-type="float" office:value="1121505" calcext:value-type="float">
            <text:p>1121505</text:p>
          </table:table-cell>
          <table:table-cell table:formula="of:=[.BO64]+IF([.$A64]&gt;=[.BP$2];INDEX([.BP$3:.BP64];[.$A64]-[.BP$2]+1;1);0)" office:value-type="float" office:value="1121505" calcext:value-type="float">
            <text:p>1121505</text:p>
          </table:table-cell>
          <table:table-cell table:formula="of:=[.BP64]+IF([.$A64]&gt;=[.BQ$2];INDEX([.BQ$3:.BQ64];[.$A64]-[.BQ$2]+1;1);0)" office:value-type="float" office:value="1121505" calcext:value-type="float">
            <text:p>1121505</text:p>
          </table:table-cell>
          <table:table-cell table:formula="of:=[.BQ64]+IF([.$A64]&gt;=[.BR$2];INDEX([.BR$3:.BR64];[.$A64]-[.BR$2]+1;1);0)" office:value-type="float" office:value="1121505" calcext:value-type="float">
            <text:p>1121505</text:p>
          </table:table-cell>
          <table:table-cell table:formula="of:=[.BR64]+IF([.$A64]&gt;=[.BS$2];INDEX([.BS$3:.BS64];[.$A64]-[.BS$2]+1;1);0)" office:value-type="float" office:value="1121505" calcext:value-type="float">
            <text:p>1121505</text:p>
          </table:table-cell>
          <table:table-cell table:formula="of:=[.BS64]+IF([.$A64]&gt;=[.BT$2];INDEX([.BT$3:.BT64];[.$A64]-[.BT$2]+1;1);0)" office:value-type="float" office:value="1121505" calcext:value-type="float">
            <text:p>1121505</text:p>
          </table:table-cell>
          <table:table-cell table:formula="of:=[.BT64]+IF([.$A64]&gt;=[.BU$2];INDEX([.BU$3:.BU64];[.$A64]-[.BU$2]+1;1);0)" office:value-type="float" office:value="1121505" calcext:value-type="float">
            <text:p>1121505</text:p>
          </table:table-cell>
          <table:table-cell table:formula="of:=[.BU64]+IF([.$A64]&gt;=[.BV$2];INDEX([.BV$3:.BV64];[.$A64]-[.BV$2]+1;1);0)" office:value-type="float" office:value="1121505" calcext:value-type="float">
            <text:p>1121505</text:p>
          </table:table-cell>
          <table:table-cell table:formula="of:=[.BV64]+IF([.$A64]&gt;=[.BW$2];INDEX([.BW$3:.BW64];[.$A64]-[.BW$2]+1;1);0)" office:value-type="float" office:value="1121505" calcext:value-type="float">
            <text:p>1121505</text:p>
          </table:table-cell>
          <table:table-cell table:formula="of:=[.BW64]+IF([.$A64]&gt;=[.BX$2];INDEX([.BX$3:.BX64];[.$A64]-[.BX$2]+1;1);0)" office:value-type="float" office:value="1121505" calcext:value-type="float">
            <text:p>1121505</text:p>
          </table:table-cell>
          <table:table-cell table:formula="of:=[.BX64]+IF([.$A64]&gt;=[.BY$2];INDEX([.BY$3:.BY64];[.$A64]-[.BY$2]+1;1);0)" office:value-type="float" office:value="1121505" calcext:value-type="float">
            <text:p>1121505</text:p>
          </table:table-cell>
          <table:table-cell table:formula="of:=[.BY64]+IF([.$A64]&gt;=[.BZ$2];INDEX([.BZ$3:.BZ64];[.$A64]-[.BZ$2]+1;1);0)" office:value-type="float" office:value="1121505" calcext:value-type="float">
            <text:p>1121505</text:p>
          </table:table-cell>
          <table:table-cell table:formula="of:=[.BZ64]+IF([.$A64]&gt;=[.CA$2];INDEX([.CA$3:.CA64];[.$A64]-[.CA$2]+1;1);0)" office:value-type="float" office:value="1121505" calcext:value-type="float">
            <text:p>1121505</text:p>
          </table:table-cell>
          <table:table-cell table:formula="of:=[.CA64]+IF([.$A64]&gt;=[.CB$2];INDEX([.CB$3:.CB64];[.$A64]-[.CB$2]+1;1);0)" office:value-type="float" office:value="1121505" calcext:value-type="float">
            <text:p>1121505</text:p>
          </table:table-cell>
          <table:table-cell table:formula="of:=[.CB64]+IF([.$A64]&gt;=[.CC$2];INDEX([.CC$3:.CC64];[.$A64]-[.CC$2]+1;1);0)" office:value-type="float" office:value="1121505" calcext:value-type="float">
            <text:p>1121505</text:p>
          </table:table-cell>
          <table:table-cell table:formula="of:=[.CC64]+IF([.$A64]&gt;=[.CD$2];INDEX([.CD$3:.CD64];[.$A64]-[.CD$2]+1;1);0)" office:value-type="float" office:value="1121505" calcext:value-type="float">
            <text:p>1121505</text:p>
          </table:table-cell>
          <table:table-cell table:formula="of:=[.CD64]+IF([.$A64]&gt;=[.CE$2];INDEX([.CE$3:.CE64];[.$A64]-[.CE$2]+1;1);0)" office:value-type="float" office:value="1121505" calcext:value-type="float">
            <text:p>1121505</text:p>
          </table:table-cell>
          <table:table-cell table:formula="of:=[.CE64]+IF([.$A64]&gt;=[.CF$2];INDEX([.CF$3:.CF64];[.$A64]-[.CF$2]+1;1);0)" office:value-type="float" office:value="1121505" calcext:value-type="float">
            <text:p>1121505</text:p>
          </table:table-cell>
          <table:table-cell table:formula="of:=[.CF64]+IF([.$A64]&gt;=[.CG$2];INDEX([.CG$3:.CG64];[.$A64]-[.CG$2]+1;1);0)" office:value-type="float" office:value="1121505" calcext:value-type="float">
            <text:p>1121505</text:p>
          </table:table-cell>
          <table:table-cell table:formula="of:=[.CG64]+IF([.$A64]&gt;=[.CH$2];INDEX([.CH$3:.CH64];[.$A64]-[.CH$2]+1;1);0)" office:value-type="float" office:value="1121505" calcext:value-type="float">
            <text:p>1121505</text:p>
          </table:table-cell>
          <table:table-cell table:formula="of:=[.CH64]+IF([.$A64]&gt;=[.CI$2];INDEX([.CI$3:.CI64];[.$A64]-[.CI$2]+1;1);0)" office:value-type="float" office:value="1121505" calcext:value-type="float">
            <text:p>1121505</text:p>
          </table:table-cell>
          <table:table-cell table:formula="of:=[.CI64]+IF([.$A64]&gt;=[.CJ$2];INDEX([.CJ$3:.CJ64];[.$A64]-[.CJ$2]+1;1);0)" office:value-type="float" office:value="1121505" calcext:value-type="float">
            <text:p>1121505</text:p>
          </table:table-cell>
          <table:table-cell table:formula="of:=[.CJ64]+IF([.$A64]&gt;=[.CK$2];INDEX([.CK$3:.CK64];[.$A64]-[.CK$2]+1;1);0)" office:value-type="float" office:value="1121505" calcext:value-type="float">
            <text:p>1121505</text:p>
          </table:table-cell>
          <table:table-cell table:formula="of:=[.CK64]+IF([.$A64]&gt;=[.CL$2];INDEX([.CL$3:.CL64];[.$A64]-[.CL$2]+1;1);0)" office:value-type="float" office:value="1121505" calcext:value-type="float">
            <text:p>1121505</text:p>
          </table:table-cell>
          <table:table-cell table:formula="of:=[.CL64]+IF([.$A64]&gt;=[.CM$2];INDEX([.CM$3:.CM64];[.$A64]-[.CM$2]+1;1);0)" office:value-type="float" office:value="1121505" calcext:value-type="float">
            <text:p>1121505</text:p>
          </table:table-cell>
          <table:table-cell table:formula="of:=[.CM64]+IF([.$A64]&gt;=[.CN$2];INDEX([.CN$3:.CN64];[.$A64]-[.CN$2]+1;1);0)" office:value-type="float" office:value="1121505" calcext:value-type="float">
            <text:p>1121505</text:p>
          </table:table-cell>
          <table:table-cell table:formula="of:=[.CN64]+IF([.$A64]&gt;=[.CO$2];INDEX([.CO$3:.CO64];[.$A64]-[.CO$2]+1;1);0)" office:value-type="float" office:value="1121505" calcext:value-type="float">
            <text:p>1121505</text:p>
          </table:table-cell>
          <table:table-cell table:formula="of:=[.CO64]+IF([.$A64]&gt;=[.CP$2];INDEX([.CP$3:.CP64];[.$A64]-[.CP$2]+1;1);0)" office:value-type="float" office:value="1121505" calcext:value-type="float">
            <text:p>1121505</text:p>
          </table:table-cell>
          <table:table-cell table:formula="of:=[.CP64]+IF([.$A64]&gt;=[.CQ$2];INDEX([.CQ$3:.CQ64];[.$A64]-[.CQ$2]+1;1);0)" office:value-type="float" office:value="1121505" calcext:value-type="float">
            <text:p>1121505</text:p>
          </table:table-cell>
          <table:table-cell table:formula="of:=[.CQ64]+IF([.$A64]&gt;=[.CR$2];INDEX([.CR$3:.CR64];[.$A64]-[.CR$2]+1;1);0)" office:value-type="float" office:value="1121505" calcext:value-type="float">
            <text:p>1121505</text:p>
          </table:table-cell>
          <table:table-cell table:formula="of:=[.CR64]+IF([.$A64]&gt;=[.CS$2];INDEX([.CS$3:.CS64];[.$A64]-[.CS$2]+1;1);0)" office:value-type="float" office:value="1121505" calcext:value-type="float">
            <text:p>1121505</text:p>
          </table:table-cell>
          <table:table-cell table:formula="of:=[.CS64]+IF([.$A64]&gt;=[.CT$2];INDEX([.CT$3:.CT64];[.$A64]-[.CT$2]+1;1);0)" office:value-type="float" office:value="1121505" calcext:value-type="float">
            <text:p>1121505</text:p>
          </table:table-cell>
          <table:table-cell table:formula="of:=[.CT64]+IF([.$A64]&gt;=[.CU$2];INDEX([.CU$3:.CU64];[.$A64]-[.CU$2]+1;1);0)" office:value-type="float" office:value="1121505" calcext:value-type="float">
            <text:p>1121505</text:p>
          </table:table-cell>
          <table:table-cell table:formula="of:=[.CU64]+IF([.$A64]&gt;=[.CV$2];INDEX([.CV$3:.CV64];[.$A64]-[.CV$2]+1;1);0)" office:value-type="float" office:value="1121505" calcext:value-type="float">
            <text:p>1121505</text:p>
          </table:table-cell>
          <table:table-cell table:formula="of:=[.CV64]+IF([.$A64]&gt;=[.CW$2];INDEX([.CW$3:.CW64];[.$A64]-[.CW$2]+1;1);0)" office:value-type="float" office:value="1121505" calcext:value-type="float">
            <text:p>11215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4]" office:value-type="float" office:value="1" calcext:value-type="float">
            <text:p>1</text:p>
          </table:table-cell>
          <table:table-cell table:formula="of:=[.B65]+IF([.$A65]&gt;=[.C$2];INDEX([.C$3:.C65];[.$A65]-[.C$2]+1;1);0)" office:value-type="float" office:value="32" calcext:value-type="float">
            <text:p>32</text:p>
          </table:table-cell>
          <table:table-cell table:formula="of:=[.C65]+IF([.$A65]&gt;=[.D$2];INDEX([.D$3:.D65];[.$A65]-[.D$2]+1;1);0)" office:value-type="float" office:value="352" calcext:value-type="float">
            <text:p>352</text:p>
          </table:table-cell>
          <table:table-cell table:formula="of:=[.D65]+IF([.$A65]&gt;=[.E$2];INDEX([.E$3:.E65];[.$A65]-[.E$2]+1;1);0)" office:value-type="float" office:value="2087" calcext:value-type="float">
            <text:p>2087</text:p>
          </table:table-cell>
          <table:table-cell table:formula="of:=[.E65]+IF([.$A65]&gt;=[.F$2];INDEX([.F$3:.F65];[.$A65]-[.F$2]+1;1);0)" office:value-type="float" office:value="8056" calcext:value-type="float">
            <text:p>8056</text:p>
          </table:table-cell>
          <table:table-cell table:formula="of:=[.F65]+IF([.$A65]&gt;=[.G$2];INDEX([.G$3:.G65];[.$A65]-[.G$2]+1;1);0)" office:value-type="float" office:value="22856" calcext:value-type="float">
            <text:p>22856</text:p>
          </table:table-cell>
          <table:table-cell table:formula="of:=[.G65]+IF([.$A65]&gt;=[.H$2];INDEX([.H$3:.H65];[.$A65]-[.H$2]+1;1);0)" office:value-type="float" office:value="51508" calcext:value-type="float">
            <text:p>51508</text:p>
          </table:table-cell>
          <table:table-cell table:formula="of:=[.H65]+IF([.$A65]&gt;=[.I$2];INDEX([.I$3:.I65];[.$A65]-[.I$2]+1;1);0)" office:value-type="float" office:value="97539" calcext:value-type="float">
            <text:p>97539</text:p>
          </table:table-cell>
          <table:table-cell table:formula="of:=[.I65]+IF([.$A65]&gt;=[.J$2];INDEX([.J$3:.J65];[.$A65]-[.J$2]+1;1);0)" office:value-type="float" office:value="161554" calcext:value-type="float">
            <text:p>161554</text:p>
          </table:table-cell>
          <table:table-cell table:formula="of:=[.J65]+IF([.$A65]&gt;=[.K$2];INDEX([.K$3:.K65];[.$A65]-[.K$2]+1;1);0)" office:value-type="float" office:value="241279" calcext:value-type="float">
            <text:p>241279</text:p>
          </table:table-cell>
          <table:table-cell table:formula="of:=[.K65]+IF([.$A65]&gt;=[.L$2];INDEX([.L$3:.L65];[.$A65]-[.L$2]+1;1);0)" office:value-type="float" office:value="332337" calcext:value-type="float">
            <text:p>332337</text:p>
          </table:table-cell>
          <table:table-cell table:formula="of:=[.L65]+IF([.$A65]&gt;=[.M$2];INDEX([.M$3:.M65];[.$A65]-[.M$2]+1;1);0)" office:value-type="float" office:value="429636" calcext:value-type="float">
            <text:p>429636</text:p>
          </table:table-cell>
          <table:table-cell table:formula="of:=[.M65]+IF([.$A65]&gt;=[.N$2];INDEX([.N$3:.N65];[.$A65]-[.N$2]+1;1);0)" office:value-type="float" office:value="528245" calcext:value-type="float">
            <text:p>528245</text:p>
          </table:table-cell>
          <table:table-cell table:formula="of:=[.N65]+IF([.$A65]&gt;=[.O$2];INDEX([.O$3:.O65];[.$A65]-[.O$2]+1;1);0)" office:value-type="float" office:value="624188" calcext:value-type="float">
            <text:p>624188</text:p>
          </table:table-cell>
          <table:table-cell table:formula="of:=[.O65]+IF([.$A65]&gt;=[.P$2];INDEX([.P$3:.P65];[.$A65]-[.P$2]+1;1);0)" office:value-type="float" office:value="714504" calcext:value-type="float">
            <text:p>714504</text:p>
          </table:table-cell>
          <table:table-cell table:formula="of:=[.P65]+IF([.$A65]&gt;=[.Q$2];INDEX([.Q$3:.Q65];[.$A65]-[.Q$2]+1;1);0)" office:value-type="float" office:value="797402" calcext:value-type="float">
            <text:p>797402</text:p>
          </table:table-cell>
          <table:table-cell table:formula="of:=[.Q65]+IF([.$A65]&gt;=[.R$2];INDEX([.R$3:.R65];[.$A65]-[.R$2]+1;1);0)" office:value-type="float" office:value="871908" calcext:value-type="float">
            <text:p>871908</text:p>
          </table:table-cell>
          <table:table-cell table:formula="of:=[.R65]+IF([.$A65]&gt;=[.S$2];INDEX([.S$3:.S65];[.$A65]-[.S$2]+1;1);0)" office:value-type="float" office:value="937815" calcext:value-type="float">
            <text:p>937815</text:p>
          </table:table-cell>
          <table:table-cell table:formula="of:=[.S65]+IF([.$A65]&gt;=[.T$2];INDEX([.T$3:.T65];[.$A65]-[.T$2]+1;1);0)" office:value-type="float" office:value="995318" calcext:value-type="float">
            <text:p>995318</text:p>
          </table:table-cell>
          <table:table-cell table:formula="of:=[.T65]+IF([.$A65]&gt;=[.U$2];INDEX([.U$3:.U65];[.$A65]-[.U$2]+1;1);0)" office:value-type="float" office:value="1044986" calcext:value-type="float">
            <text:p>1044986</text:p>
          </table:table-cell>
          <table:table-cell table:formula="of:=[.U65]+IF([.$A65]&gt;=[.V$2];INDEX([.V$3:.V65];[.$A65]-[.V$2]+1;1);0)" office:value-type="float" office:value="1087482" calcext:value-type="float">
            <text:p>1087482</text:p>
          </table:table-cell>
          <table:table-cell table:formula="of:=[.V65]+IF([.$A65]&gt;=[.W$2];INDEX([.W$3:.W65];[.$A65]-[.W$2]+1;1);0)" office:value-type="float" office:value="1123608" calcext:value-type="float">
            <text:p>1123608</text:p>
          </table:table-cell>
          <table:table-cell table:formula="of:=[.W65]+IF([.$A65]&gt;=[.X$2];INDEX([.X$3:.X65];[.$A65]-[.X$2]+1;1);0)" office:value-type="float" office:value="1154109" calcext:value-type="float">
            <text:p>1154109</text:p>
          </table:table-cell>
          <table:table-cell table:formula="of:=[.X65]+IF([.$A65]&gt;=[.Y$2];INDEX([.Y$3:.Y65];[.$A65]-[.Y$2]+1;1);0)" office:value-type="float" office:value="1179751" calcext:value-type="float">
            <text:p>1179751</text:p>
          </table:table-cell>
          <table:table-cell table:formula="of:=[.Y65]+IF([.$A65]&gt;=[.Z$2];INDEX([.Z$3:.Z65];[.$A65]-[.Z$2]+1;1);0)" office:value-type="float" office:value="1201193" calcext:value-type="float">
            <text:p>1201193</text:p>
          </table:table-cell>
          <table:table-cell table:formula="of:=[.Z65]+IF([.$A65]&gt;=[.AA$2];INDEX([.AA$3:.AA65];[.$A65]-[.AA$2]+1;1);0)" office:value-type="float" office:value="1219073" calcext:value-type="float">
            <text:p>1219073</text:p>
          </table:table-cell>
          <table:table-cell table:formula="of:=[.AA65]+IF([.$A65]&gt;=[.AB$2];INDEX([.AB$3:.AB65];[.$A65]-[.AB$2]+1;1);0)" office:value-type="float" office:value="1233911" calcext:value-type="float">
            <text:p>1233911</text:p>
          </table:table-cell>
          <table:table-cell table:formula="of:=[.AB65]+IF([.$A65]&gt;=[.AC$2];INDEX([.AC$3:.AC65];[.$A65]-[.AC$2]+1;1);0)" office:value-type="float" office:value="1246202" calcext:value-type="float">
            <text:p>1246202</text:p>
          </table:table-cell>
          <table:table-cell table:formula="of:=[.AC65]+IF([.$A65]&gt;=[.AD$2];INDEX([.AD$3:.AD65];[.$A65]-[.AD$2]+1;1);0)" office:value-type="float" office:value="1256338" calcext:value-type="float">
            <text:p>1256338</text:p>
          </table:table-cell>
          <table:table-cell table:formula="of:=[.AD65]+IF([.$A65]&gt;=[.AE$2];INDEX([.AE$3:.AE65];[.$A65]-[.AE$2]+1;1);0)" office:value-type="float" office:value="1264685" calcext:value-type="float">
            <text:p>1264685</text:p>
          </table:table-cell>
          <table:table-cell table:formula="of:=[.AE65]+IF([.$A65]&gt;=[.AF$2];INDEX([.AF$3:.AF65];[.$A65]-[.AF$2]+1;1);0)" office:value-type="float" office:value="1271527" calcext:value-type="float">
            <text:p>1271527</text:p>
          </table:table-cell>
          <table:table-cell table:formula="of:=[.AF65]+IF([.$A65]&gt;=[.AG$2];INDEX([.AG$3:.AG65];[.$A65]-[.AG$2]+1;1);0)" office:value-type="float" office:value="1277131" calcext:value-type="float">
            <text:p>1277131</text:p>
          </table:table-cell>
          <table:table-cell table:formula="of:=[.AG65]+IF([.$A65]&gt;=[.AH$2];INDEX([.AH$3:.AH65];[.$A65]-[.AH$2]+1;1);0)" office:value-type="float" office:value="1281696" calcext:value-type="float">
            <text:p>1281696</text:p>
          </table:table-cell>
          <table:table-cell table:formula="of:=[.AH65]+IF([.$A65]&gt;=[.AI$2];INDEX([.AI$3:.AI65];[.$A65]-[.AI$2]+1;1);0)" office:value-type="float" office:value="1285414" calcext:value-type="float">
            <text:p>1285414</text:p>
          </table:table-cell>
          <table:table-cell table:formula="of:=[.AI65]+IF([.$A65]&gt;=[.AJ$2];INDEX([.AJ$3:.AJ65];[.$A65]-[.AJ$2]+1;1);0)" office:value-type="float" office:value="1288424" calcext:value-type="float">
            <text:p>1288424</text:p>
          </table:table-cell>
          <table:table-cell table:formula="of:=[.AJ65]+IF([.$A65]&gt;=[.AK$2];INDEX([.AK$3:.AK65];[.$A65]-[.AK$2]+1;1);0)" office:value-type="float" office:value="1290860" calcext:value-type="float">
            <text:p>1290860</text:p>
          </table:table-cell>
          <table:table-cell table:formula="of:=[.AK65]+IF([.$A65]&gt;=[.AL$2];INDEX([.AL$3:.AL65];[.$A65]-[.AL$2]+1;1);0)" office:value-type="float" office:value="1292818" calcext:value-type="float">
            <text:p>1292818</text:p>
          </table:table-cell>
          <table:table-cell table:formula="of:=[.AL65]+IF([.$A65]&gt;=[.AM$2];INDEX([.AM$3:.AM65];[.$A65]-[.AM$2]+1;1);0)" office:value-type="float" office:value="1294393" calcext:value-type="float">
            <text:p>1294393</text:p>
          </table:table-cell>
          <table:table-cell table:formula="of:=[.AM65]+IF([.$A65]&gt;=[.AN$2];INDEX([.AN$3:.AN65];[.$A65]-[.AN$2]+1;1);0)" office:value-type="float" office:value="1295648" calcext:value-type="float">
            <text:p>1295648</text:p>
          </table:table-cell>
          <table:table-cell table:formula="of:=[.AN65]+IF([.$A65]&gt;=[.AO$2];INDEX([.AO$3:.AO65];[.$A65]-[.AO$2]+1;1);0)" office:value-type="float" office:value="1296650" calcext:value-type="float">
            <text:p>1296650</text:p>
          </table:table-cell>
          <table:table-cell table:formula="of:=[.AO65]+IF([.$A65]&gt;=[.AP$2];INDEX([.AP$3:.AP65];[.$A65]-[.AP$2]+1;1);0)" office:value-type="float" office:value="1297442" calcext:value-type="float">
            <text:p>1297442</text:p>
          </table:table-cell>
          <table:table-cell table:formula="of:=[.AP65]+IF([.$A65]&gt;=[.AQ$2];INDEX([.AQ$3:.AQ65];[.$A65]-[.AQ$2]+1;1);0)" office:value-type="float" office:value="1298069" calcext:value-type="float">
            <text:p>1298069</text:p>
          </table:table-cell>
          <table:table-cell table:formula="of:=[.AQ65]+IF([.$A65]&gt;=[.AR$2];INDEX([.AR$3:.AR65];[.$A65]-[.AR$2]+1;1);0)" office:value-type="float" office:value="1298559" calcext:value-type="float">
            <text:p>1298559</text:p>
          </table:table-cell>
          <table:table-cell table:formula="of:=[.AR65]+IF([.$A65]&gt;=[.AS$2];INDEX([.AS$3:.AS65];[.$A65]-[.AS$2]+1;1);0)" office:value-type="float" office:value="1298944" calcext:value-type="float">
            <text:p>1298944</text:p>
          </table:table-cell>
          <table:table-cell table:formula="of:=[.AS65]+IF([.$A65]&gt;=[.AT$2];INDEX([.AT$3:.AT65];[.$A65]-[.AT$2]+1;1);0)" office:value-type="float" office:value="1299241" calcext:value-type="float">
            <text:p>1299241</text:p>
          </table:table-cell>
          <table:table-cell table:formula="of:=[.AT65]+IF([.$A65]&gt;=[.AU$2];INDEX([.AU$3:.AU65];[.$A65]-[.AU$2]+1;1);0)" office:value-type="float" office:value="1299472" calcext:value-type="float">
            <text:p>1299472</text:p>
          </table:table-cell>
          <table:table-cell table:formula="of:=[.AU65]+IF([.$A65]&gt;=[.AV$2];INDEX([.AV$3:.AV65];[.$A65]-[.AV$2]+1;1);0)" office:value-type="float" office:value="1299648" calcext:value-type="float">
            <text:p>1299648</text:p>
          </table:table-cell>
          <table:table-cell table:formula="of:=[.AV65]+IF([.$A65]&gt;=[.AW$2];INDEX([.AW$3:.AW65];[.$A65]-[.AW$2]+1;1);0)" office:value-type="float" office:value="1299783" calcext:value-type="float">
            <text:p>1299783</text:p>
          </table:table-cell>
          <table:table-cell table:formula="of:=[.AW65]+IF([.$A65]&gt;=[.AX$2];INDEX([.AX$3:.AX65];[.$A65]-[.AX$2]+1;1);0)" office:value-type="float" office:value="1299884" calcext:value-type="float">
            <text:p>1299884</text:p>
          </table:table-cell>
          <table:table-cell table:formula="of:=[.AX65]+IF([.$A65]&gt;=[.AY$2];INDEX([.AY$3:.AY65];[.$A65]-[.AY$2]+1;1);0)" office:value-type="float" office:value="1299961" calcext:value-type="float">
            <text:p>1299961</text:p>
          </table:table-cell>
          <table:table-cell table:formula="of:=[.AY65]+IF([.$A65]&gt;=[.AZ$2];INDEX([.AZ$3:.AZ65];[.$A65]-[.AZ$2]+1;1);0)" office:value-type="float" office:value="1300017" calcext:value-type="float">
            <text:p>1300017</text:p>
          </table:table-cell>
          <table:table-cell table:formula="of:=[.AZ65]+IF([.$A65]&gt;=[.BA$2];INDEX([.BA$3:.BA65];[.$A65]-[.BA$2]+1;1);0)" office:value-type="float" office:value="1300059" calcext:value-type="float">
            <text:p>1300059</text:p>
          </table:table-cell>
          <table:table-cell table:formula="of:=[.BA65]+IF([.$A65]&gt;=[.BB$2];INDEX([.BB$3:.BB65];[.$A65]-[.BB$2]+1;1);0)" office:value-type="float" office:value="1300089" calcext:value-type="float">
            <text:p>1300089</text:p>
          </table:table-cell>
          <table:table-cell table:formula="of:=[.BB65]+IF([.$A65]&gt;=[.BC$2];INDEX([.BC$3:.BC65];[.$A65]-[.BC$2]+1;1);0)" office:value-type="float" office:value="1300111" calcext:value-type="float">
            <text:p>1300111</text:p>
          </table:table-cell>
          <table:table-cell table:formula="of:=[.BC65]+IF([.$A65]&gt;=[.BD$2];INDEX([.BD$3:.BD65];[.$A65]-[.BD$2]+1;1);0)" office:value-type="float" office:value="1300126" calcext:value-type="float">
            <text:p>1300126</text:p>
          </table:table-cell>
          <table:table-cell table:formula="of:=[.BD65]+IF([.$A65]&gt;=[.BE$2];INDEX([.BE$3:.BE65];[.$A65]-[.BE$2]+1;1);0)" office:value-type="float" office:value="1300137" calcext:value-type="float">
            <text:p>1300137</text:p>
          </table:table-cell>
          <table:table-cell table:formula="of:=[.BE65]+IF([.$A65]&gt;=[.BF$2];INDEX([.BF$3:.BF65];[.$A65]-[.BF$2]+1;1);0)" office:value-type="float" office:value="1300144" calcext:value-type="float">
            <text:p>1300144</text:p>
          </table:table-cell>
          <table:table-cell table:formula="of:=[.BF65]+IF([.$A65]&gt;=[.BG$2];INDEX([.BG$3:.BG65];[.$A65]-[.BG$2]+1;1);0)" office:value-type="float" office:value="1300149" calcext:value-type="float">
            <text:p>1300149</text:p>
          </table:table-cell>
          <table:table-cell table:formula="of:=[.BG65]+IF([.$A65]&gt;=[.BH$2];INDEX([.BH$3:.BH65];[.$A65]-[.BH$2]+1;1);0)" office:value-type="float" office:value="1300152" calcext:value-type="float">
            <text:p>1300152</text:p>
          </table:table-cell>
          <table:table-cell table:formula="of:=[.BH65]+IF([.$A65]&gt;=[.BI$2];INDEX([.BI$3:.BI65];[.$A65]-[.BI$2]+1;1);0)" office:value-type="float" office:value="1300154" calcext:value-type="float">
            <text:p>1300154</text:p>
          </table:table-cell>
          <table:table-cell table:formula="of:=[.BI65]+IF([.$A65]&gt;=[.BJ$2];INDEX([.BJ$3:.BJ65];[.$A65]-[.BJ$2]+1;1);0)" office:value-type="float" office:value="1300155" calcext:value-type="float">
            <text:p>1300155</text:p>
          </table:table-cell>
          <table:table-cell table:formula="of:=[.BJ65]+IF([.$A65]&gt;=[.BK$2];INDEX([.BK$3:.BK65];[.$A65]-[.BK$2]+1;1);0)" office:value-type="float" office:value="1300156" calcext:value-type="float">
            <text:p>1300156</text:p>
          </table:table-cell>
          <table:table-cell table:formula="of:=[.BK65]+IF([.$A65]&gt;=[.BL$2];INDEX([.BL$3:.BL65];[.$A65]-[.BL$2]+1;1);0)" office:value-type="float" office:value="1300156" calcext:value-type="float">
            <text:p>1300156</text:p>
          </table:table-cell>
          <table:table-cell table:formula="of:=[.BL65]+IF([.$A65]&gt;=[.BM$2];INDEX([.BM$3:.BM65];[.$A65]-[.BM$2]+1;1);0)" office:value-type="float" office:value="1300156" calcext:value-type="float">
            <text:p>1300156</text:p>
          </table:table-cell>
          <table:table-cell table:formula="of:=[.BM65]+IF([.$A65]&gt;=[.BN$2];INDEX([.BN$3:.BN65];[.$A65]-[.BN$2]+1;1);0)" office:value-type="float" office:value="1300156" calcext:value-type="float">
            <text:p>1300156</text:p>
          </table:table-cell>
          <table:table-cell table:formula="of:=[.BN65]+IF([.$A65]&gt;=[.BO$2];INDEX([.BO$3:.BO65];[.$A65]-[.BO$2]+1;1);0)" office:value-type="float" office:value="1300156" calcext:value-type="float">
            <text:p>1300156</text:p>
          </table:table-cell>
          <table:table-cell table:formula="of:=[.BO65]+IF([.$A65]&gt;=[.BP$2];INDEX([.BP$3:.BP65];[.$A65]-[.BP$2]+1;1);0)" office:value-type="float" office:value="1300156" calcext:value-type="float">
            <text:p>1300156</text:p>
          </table:table-cell>
          <table:table-cell table:formula="of:=[.BP65]+IF([.$A65]&gt;=[.BQ$2];INDEX([.BQ$3:.BQ65];[.$A65]-[.BQ$2]+1;1);0)" office:value-type="float" office:value="1300156" calcext:value-type="float">
            <text:p>1300156</text:p>
          </table:table-cell>
          <table:table-cell table:formula="of:=[.BQ65]+IF([.$A65]&gt;=[.BR$2];INDEX([.BR$3:.BR65];[.$A65]-[.BR$2]+1;1);0)" office:value-type="float" office:value="1300156" calcext:value-type="float">
            <text:p>1300156</text:p>
          </table:table-cell>
          <table:table-cell table:formula="of:=[.BR65]+IF([.$A65]&gt;=[.BS$2];INDEX([.BS$3:.BS65];[.$A65]-[.BS$2]+1;1);0)" office:value-type="float" office:value="1300156" calcext:value-type="float">
            <text:p>1300156</text:p>
          </table:table-cell>
          <table:table-cell table:formula="of:=[.BS65]+IF([.$A65]&gt;=[.BT$2];INDEX([.BT$3:.BT65];[.$A65]-[.BT$2]+1;1);0)" office:value-type="float" office:value="1300156" calcext:value-type="float">
            <text:p>1300156</text:p>
          </table:table-cell>
          <table:table-cell table:formula="of:=[.BT65]+IF([.$A65]&gt;=[.BU$2];INDEX([.BU$3:.BU65];[.$A65]-[.BU$2]+1;1);0)" office:value-type="float" office:value="1300156" calcext:value-type="float">
            <text:p>1300156</text:p>
          </table:table-cell>
          <table:table-cell table:formula="of:=[.BU65]+IF([.$A65]&gt;=[.BV$2];INDEX([.BV$3:.BV65];[.$A65]-[.BV$2]+1;1);0)" office:value-type="float" office:value="1300156" calcext:value-type="float">
            <text:p>1300156</text:p>
          </table:table-cell>
          <table:table-cell table:formula="of:=[.BV65]+IF([.$A65]&gt;=[.BW$2];INDEX([.BW$3:.BW65];[.$A65]-[.BW$2]+1;1);0)" office:value-type="float" office:value="1300156" calcext:value-type="float">
            <text:p>1300156</text:p>
          </table:table-cell>
          <table:table-cell table:formula="of:=[.BW65]+IF([.$A65]&gt;=[.BX$2];INDEX([.BX$3:.BX65];[.$A65]-[.BX$2]+1;1);0)" office:value-type="float" office:value="1300156" calcext:value-type="float">
            <text:p>1300156</text:p>
          </table:table-cell>
          <table:table-cell table:formula="of:=[.BX65]+IF([.$A65]&gt;=[.BY$2];INDEX([.BY$3:.BY65];[.$A65]-[.BY$2]+1;1);0)" office:value-type="float" office:value="1300156" calcext:value-type="float">
            <text:p>1300156</text:p>
          </table:table-cell>
          <table:table-cell table:formula="of:=[.BY65]+IF([.$A65]&gt;=[.BZ$2];INDEX([.BZ$3:.BZ65];[.$A65]-[.BZ$2]+1;1);0)" office:value-type="float" office:value="1300156" calcext:value-type="float">
            <text:p>1300156</text:p>
          </table:table-cell>
          <table:table-cell table:formula="of:=[.BZ65]+IF([.$A65]&gt;=[.CA$2];INDEX([.CA$3:.CA65];[.$A65]-[.CA$2]+1;1);0)" office:value-type="float" office:value="1300156" calcext:value-type="float">
            <text:p>1300156</text:p>
          </table:table-cell>
          <table:table-cell table:formula="of:=[.CA65]+IF([.$A65]&gt;=[.CB$2];INDEX([.CB$3:.CB65];[.$A65]-[.CB$2]+1;1);0)" office:value-type="float" office:value="1300156" calcext:value-type="float">
            <text:p>1300156</text:p>
          </table:table-cell>
          <table:table-cell table:formula="of:=[.CB65]+IF([.$A65]&gt;=[.CC$2];INDEX([.CC$3:.CC65];[.$A65]-[.CC$2]+1;1);0)" office:value-type="float" office:value="1300156" calcext:value-type="float">
            <text:p>1300156</text:p>
          </table:table-cell>
          <table:table-cell table:formula="of:=[.CC65]+IF([.$A65]&gt;=[.CD$2];INDEX([.CD$3:.CD65];[.$A65]-[.CD$2]+1;1);0)" office:value-type="float" office:value="1300156" calcext:value-type="float">
            <text:p>1300156</text:p>
          </table:table-cell>
          <table:table-cell table:formula="of:=[.CD65]+IF([.$A65]&gt;=[.CE$2];INDEX([.CE$3:.CE65];[.$A65]-[.CE$2]+1;1);0)" office:value-type="float" office:value="1300156" calcext:value-type="float">
            <text:p>1300156</text:p>
          </table:table-cell>
          <table:table-cell table:formula="of:=[.CE65]+IF([.$A65]&gt;=[.CF$2];INDEX([.CF$3:.CF65];[.$A65]-[.CF$2]+1;1);0)" office:value-type="float" office:value="1300156" calcext:value-type="float">
            <text:p>1300156</text:p>
          </table:table-cell>
          <table:table-cell table:formula="of:=[.CF65]+IF([.$A65]&gt;=[.CG$2];INDEX([.CG$3:.CG65];[.$A65]-[.CG$2]+1;1);0)" office:value-type="float" office:value="1300156" calcext:value-type="float">
            <text:p>1300156</text:p>
          </table:table-cell>
          <table:table-cell table:formula="of:=[.CG65]+IF([.$A65]&gt;=[.CH$2];INDEX([.CH$3:.CH65];[.$A65]-[.CH$2]+1;1);0)" office:value-type="float" office:value="1300156" calcext:value-type="float">
            <text:p>1300156</text:p>
          </table:table-cell>
          <table:table-cell table:formula="of:=[.CH65]+IF([.$A65]&gt;=[.CI$2];INDEX([.CI$3:.CI65];[.$A65]-[.CI$2]+1;1);0)" office:value-type="float" office:value="1300156" calcext:value-type="float">
            <text:p>1300156</text:p>
          </table:table-cell>
          <table:table-cell table:formula="of:=[.CI65]+IF([.$A65]&gt;=[.CJ$2];INDEX([.CJ$3:.CJ65];[.$A65]-[.CJ$2]+1;1);0)" office:value-type="float" office:value="1300156" calcext:value-type="float">
            <text:p>1300156</text:p>
          </table:table-cell>
          <table:table-cell table:formula="of:=[.CJ65]+IF([.$A65]&gt;=[.CK$2];INDEX([.CK$3:.CK65];[.$A65]-[.CK$2]+1;1);0)" office:value-type="float" office:value="1300156" calcext:value-type="float">
            <text:p>1300156</text:p>
          </table:table-cell>
          <table:table-cell table:formula="of:=[.CK65]+IF([.$A65]&gt;=[.CL$2];INDEX([.CL$3:.CL65];[.$A65]-[.CL$2]+1;1);0)" office:value-type="float" office:value="1300156" calcext:value-type="float">
            <text:p>1300156</text:p>
          </table:table-cell>
          <table:table-cell table:formula="of:=[.CL65]+IF([.$A65]&gt;=[.CM$2];INDEX([.CM$3:.CM65];[.$A65]-[.CM$2]+1;1);0)" office:value-type="float" office:value="1300156" calcext:value-type="float">
            <text:p>1300156</text:p>
          </table:table-cell>
          <table:table-cell table:formula="of:=[.CM65]+IF([.$A65]&gt;=[.CN$2];INDEX([.CN$3:.CN65];[.$A65]-[.CN$2]+1;1);0)" office:value-type="float" office:value="1300156" calcext:value-type="float">
            <text:p>1300156</text:p>
          </table:table-cell>
          <table:table-cell table:formula="of:=[.CN65]+IF([.$A65]&gt;=[.CO$2];INDEX([.CO$3:.CO65];[.$A65]-[.CO$2]+1;1);0)" office:value-type="float" office:value="1300156" calcext:value-type="float">
            <text:p>1300156</text:p>
          </table:table-cell>
          <table:table-cell table:formula="of:=[.CO65]+IF([.$A65]&gt;=[.CP$2];INDEX([.CP$3:.CP65];[.$A65]-[.CP$2]+1;1);0)" office:value-type="float" office:value="1300156" calcext:value-type="float">
            <text:p>1300156</text:p>
          </table:table-cell>
          <table:table-cell table:formula="of:=[.CP65]+IF([.$A65]&gt;=[.CQ$2];INDEX([.CQ$3:.CQ65];[.$A65]-[.CQ$2]+1;1);0)" office:value-type="float" office:value="1300156" calcext:value-type="float">
            <text:p>1300156</text:p>
          </table:table-cell>
          <table:table-cell table:formula="of:=[.CQ65]+IF([.$A65]&gt;=[.CR$2];INDEX([.CR$3:.CR65];[.$A65]-[.CR$2]+1;1);0)" office:value-type="float" office:value="1300156" calcext:value-type="float">
            <text:p>1300156</text:p>
          </table:table-cell>
          <table:table-cell table:formula="of:=[.CR65]+IF([.$A65]&gt;=[.CS$2];INDEX([.CS$3:.CS65];[.$A65]-[.CS$2]+1;1);0)" office:value-type="float" office:value="1300156" calcext:value-type="float">
            <text:p>1300156</text:p>
          </table:table-cell>
          <table:table-cell table:formula="of:=[.CS65]+IF([.$A65]&gt;=[.CT$2];INDEX([.CT$3:.CT65];[.$A65]-[.CT$2]+1;1);0)" office:value-type="float" office:value="1300156" calcext:value-type="float">
            <text:p>1300156</text:p>
          </table:table-cell>
          <table:table-cell table:formula="of:=[.CT65]+IF([.$A65]&gt;=[.CU$2];INDEX([.CU$3:.CU65];[.$A65]-[.CU$2]+1;1);0)" office:value-type="float" office:value="1300156" calcext:value-type="float">
            <text:p>1300156</text:p>
          </table:table-cell>
          <table:table-cell table:formula="of:=[.CU65]+IF([.$A65]&gt;=[.CV$2];INDEX([.CV$3:.CV65];[.$A65]-[.CV$2]+1;1);0)" office:value-type="float" office:value="1300156" calcext:value-type="float">
            <text:p>1300156</text:p>
          </table:table-cell>
          <table:table-cell table:formula="of:=[.CV65]+IF([.$A65]&gt;=[.CW$2];INDEX([.CW$3:.CW65];[.$A65]-[.CW$2]+1;1);0)" office:value-type="float" office:value="1300156" calcext:value-type="float">
            <text:p>13001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5]" office:value-type="float" office:value="1" calcext:value-type="float">
            <text:p>1</text:p>
          </table:table-cell>
          <table:table-cell table:formula="of:=[.B66]+IF([.$A66]&gt;=[.C$2];INDEX([.C$3:.C66];[.$A66]-[.C$2]+1;1);0)" office:value-type="float" office:value="32" calcext:value-type="float">
            <text:p>32</text:p>
          </table:table-cell>
          <table:table-cell table:formula="of:=[.C66]+IF([.$A66]&gt;=[.D$2];INDEX([.D$3:.D66];[.$A66]-[.D$2]+1;1);0)" office:value-type="float" office:value="363" calcext:value-type="float">
            <text:p>363</text:p>
          </table:table-cell>
          <table:table-cell table:formula="of:=[.D66]+IF([.$A66]&gt;=[.E$2];INDEX([.E$3:.E66];[.$A66]-[.E$2]+1;1);0)" office:value-type="float" office:value="2178" calcext:value-type="float">
            <text:p>2178</text:p>
          </table:table-cell>
          <table:table-cell table:formula="of:=[.E66]+IF([.$A66]&gt;=[.F$2];INDEX([.F$3:.F66];[.$A66]-[.F$2]+1;1);0)" office:value-type="float" office:value="8529" calcext:value-type="float">
            <text:p>8529</text:p>
          </table:table-cell>
          <table:table-cell table:formula="of:=[.F66]+IF([.$A66]&gt;=[.G$2];INDEX([.G$3:.G66];[.$A66]-[.G$2]+1;1);0)" office:value-type="float" office:value="24473" calcext:value-type="float">
            <text:p>24473</text:p>
          </table:table-cell>
          <table:table-cell table:formula="of:=[.G66]+IF([.$A66]&gt;=[.H$2];INDEX([.H$3:.H66];[.$A66]-[.H$2]+1;1);0)" office:value-type="float" office:value="55748" calcext:value-type="float">
            <text:p>55748</text:p>
          </table:table-cell>
          <table:table-cell table:formula="of:=[.H66]+IF([.$A66]&gt;=[.I$2];INDEX([.I$3:.I66];[.$A66]-[.I$2]+1;1);0)" office:value-type="float" office:value="106522" calcext:value-type="float">
            <text:p>106522</text:p>
          </table:table-cell>
          <table:table-cell table:formula="of:=[.I66]+IF([.$A66]&gt;=[.J$2];INDEX([.J$3:.J66];[.$A66]-[.J$2]+1;1);0)" office:value-type="float" office:value="177884" calcext:value-type="float">
            <text:p>177884</text:p>
          </table:table-cell>
          <table:table-cell table:formula="of:=[.J66]+IF([.$A66]&gt;=[.K$2];INDEX([.K$3:.K66];[.$A66]-[.K$2]+1;1);0)" office:value-type="float" office:value="267507" calcext:value-type="float">
            <text:p>267507</text:p>
          </table:table-cell>
          <table:table-cell table:formula="of:=[.K66]+IF([.$A66]&gt;=[.L$2];INDEX([.L$3:.L66];[.$A66]-[.L$2]+1;1);0)" office:value-type="float" office:value="370733" calcext:value-type="float">
            <text:p>370733</text:p>
          </table:table-cell>
          <table:table-cell table:formula="of:=[.L66]+IF([.$A66]&gt;=[.M$2];INDEX([.M$3:.M66];[.$A66]-[.M$2]+1;1);0)" office:value-type="float" office:value="481769" calcext:value-type="float">
            <text:p>481769</text:p>
          </table:table-cell>
          <table:table-cell table:formula="of:=[.M66]+IF([.$A66]&gt;=[.N$2];INDEX([.N$3:.N66];[.$A66]-[.N$2]+1;1);0)" office:value-type="float" office:value="595056" calcext:value-type="float">
            <text:p>595056</text:p>
          </table:table-cell>
          <table:table-cell table:formula="of:=[.N66]+IF([.$A66]&gt;=[.O$2];INDEX([.O$3:.O66];[.$A66]-[.O$2]+1;1);0)" office:value-type="float" office:value="705851" calcext:value-type="float">
            <text:p>705851</text:p>
          </table:table-cell>
          <table:table-cell table:formula="of:=[.O66]+IF([.$A66]&gt;=[.P$2];INDEX([.P$3:.P66];[.$A66]-[.P$2]+1;1);0)" office:value-type="float" office:value="810726" calcext:value-type="float">
            <text:p>810726</text:p>
          </table:table-cell>
          <table:table-cell table:formula="of:=[.P66]+IF([.$A66]&gt;=[.Q$2];INDEX([.Q$3:.Q66];[.$A66]-[.Q$2]+1;1);0)" office:value-type="float" office:value="907376" calcext:value-type="float">
            <text:p>907376</text:p>
          </table:table-cell>
          <table:table-cell table:formula="of:=[.Q66]+IF([.$A66]&gt;=[.R$2];INDEX([.R$3:.R66];[.$A66]-[.R$2]+1;1);0)" office:value-type="float" office:value="994644" calcext:value-type="float">
            <text:p>994644</text:p>
          </table:table-cell>
          <table:table-cell table:formula="of:=[.R66]+IF([.$A66]&gt;=[.S$2];INDEX([.S$3:.S66];[.$A66]-[.S$2]+1;1);0)" office:value-type="float" office:value="1072093" calcext:value-type="float">
            <text:p>1072093</text:p>
          </table:table-cell>
          <table:table-cell table:formula="of:=[.S66]+IF([.$A66]&gt;=[.T$2];INDEX([.T$3:.T66];[.$A66]-[.T$2]+1;1);0)" office:value-type="float" office:value="1139939" calcext:value-type="float">
            <text:p>1139939</text:p>
          </table:table-cell>
          <table:table-cell table:formula="of:=[.T66]+IF([.$A66]&gt;=[.U$2];INDEX([.U$3:.U66];[.$A66]-[.U$2]+1;1);0)" office:value-type="float" office:value="1198693" calcext:value-type="float">
            <text:p>1198693</text:p>
          </table:table-cell>
          <table:table-cell table:formula="of:=[.U66]+IF([.$A66]&gt;=[.V$2];INDEX([.V$3:.V66];[.$A66]-[.V$2]+1;1);0)" office:value-type="float" office:value="1249153" calcext:value-type="float">
            <text:p>1249153</text:p>
          </table:table-cell>
          <table:table-cell table:formula="of:=[.V66]+IF([.$A66]&gt;=[.W$2];INDEX([.W$3:.W66];[.$A66]-[.W$2]+1;1);0)" office:value-type="float" office:value="1292139" calcext:value-type="float">
            <text:p>1292139</text:p>
          </table:table-cell>
          <table:table-cell table:formula="of:=[.W66]+IF([.$A66]&gt;=[.X$2];INDEX([.X$3:.X66];[.$A66]-[.X$2]+1;1);0)" office:value-type="float" office:value="1328562" calcext:value-type="float">
            <text:p>1328562</text:p>
          </table:table-cell>
          <table:table-cell table:formula="of:=[.X66]+IF([.$A66]&gt;=[.Y$2];INDEX([.Y$3:.Y66];[.$A66]-[.Y$2]+1;1);0)" office:value-type="float" office:value="1359239" calcext:value-type="float">
            <text:p>1359239</text:p>
          </table:table-cell>
          <table:table-cell table:formula="of:=[.Y66]+IF([.$A66]&gt;=[.Z$2];INDEX([.Z$3:.Z66];[.$A66]-[.Z$2]+1;1);0)" office:value-type="float" office:value="1384982" calcext:value-type="float">
            <text:p>1384982</text:p>
          </table:table-cell>
          <table:table-cell table:formula="of:=[.Z66]+IF([.$A66]&gt;=[.AA$2];INDEX([.AA$3:.AA66];[.$A66]-[.AA$2]+1;1);0)" office:value-type="float" office:value="1406480" calcext:value-type="float">
            <text:p>1406480</text:p>
          </table:table-cell>
          <table:table-cell table:formula="of:=[.AA66]+IF([.$A66]&gt;=[.AB$2];INDEX([.AB$3:.AB66];[.$A66]-[.AB$2]+1;1);0)" office:value-type="float" office:value="1424390" calcext:value-type="float">
            <text:p>1424390</text:p>
          </table:table-cell>
          <table:table-cell table:formula="of:=[.AB66]+IF([.$A66]&gt;=[.AC$2];INDEX([.AC$3:.AC66];[.$A66]-[.AC$2]+1;1);0)" office:value-type="float" office:value="1439243" calcext:value-type="float">
            <text:p>1439243</text:p>
          </table:table-cell>
          <table:table-cell table:formula="of:=[.AC66]+IF([.$A66]&gt;=[.AD$2];INDEX([.AD$3:.AD66];[.$A66]-[.AD$2]+1;1);0)" office:value-type="float" office:value="1451541" calcext:value-type="float">
            <text:p>1451541</text:p>
          </table:table-cell>
          <table:table-cell table:formula="of:=[.AD66]+IF([.$A66]&gt;=[.AE$2];INDEX([.AE$3:.AE66];[.$A66]-[.AE$2]+1;1);0)" office:value-type="float" office:value="1461680" calcext:value-type="float">
            <text:p>1461680</text:p>
          </table:table-cell>
          <table:table-cell table:formula="of:=[.AE66]+IF([.$A66]&gt;=[.AF$2];INDEX([.AF$3:.AF66];[.$A66]-[.AF$2]+1;1);0)" office:value-type="float" office:value="1470028" calcext:value-type="float">
            <text:p>1470028</text:p>
          </table:table-cell>
          <table:table-cell table:formula="of:=[.AF66]+IF([.$A66]&gt;=[.AG$2];INDEX([.AG$3:.AG66];[.$A66]-[.AG$2]+1;1);0)" office:value-type="float" office:value="1476870" calcext:value-type="float">
            <text:p>1476870</text:p>
          </table:table-cell>
          <table:table-cell table:formula="of:=[.AG66]+IF([.$A66]&gt;=[.AH$2];INDEX([.AH$3:.AH66];[.$A66]-[.AH$2]+1;1);0)" office:value-type="float" office:value="1482474" calcext:value-type="float">
            <text:p>1482474</text:p>
          </table:table-cell>
          <table:table-cell table:formula="of:=[.AH66]+IF([.$A66]&gt;=[.AI$2];INDEX([.AI$3:.AI66];[.$A66]-[.AI$2]+1;1);0)" office:value-type="float" office:value="1487039" calcext:value-type="float">
            <text:p>1487039</text:p>
          </table:table-cell>
          <table:table-cell table:formula="of:=[.AI66]+IF([.$A66]&gt;=[.AJ$2];INDEX([.AJ$3:.AJ66];[.$A66]-[.AJ$2]+1;1);0)" office:value-type="float" office:value="1490757" calcext:value-type="float">
            <text:p>1490757</text:p>
          </table:table-cell>
          <table:table-cell table:formula="of:=[.AJ66]+IF([.$A66]&gt;=[.AK$2];INDEX([.AK$3:.AK66];[.$A66]-[.AK$2]+1;1);0)" office:value-type="float" office:value="1493767" calcext:value-type="float">
            <text:p>1493767</text:p>
          </table:table-cell>
          <table:table-cell table:formula="of:=[.AK66]+IF([.$A66]&gt;=[.AL$2];INDEX([.AL$3:.AL66];[.$A66]-[.AL$2]+1;1);0)" office:value-type="float" office:value="1496203" calcext:value-type="float">
            <text:p>1496203</text:p>
          </table:table-cell>
          <table:table-cell table:formula="of:=[.AL66]+IF([.$A66]&gt;=[.AM$2];INDEX([.AM$3:.AM66];[.$A66]-[.AM$2]+1;1);0)" office:value-type="float" office:value="1498161" calcext:value-type="float">
            <text:p>1498161</text:p>
          </table:table-cell>
          <table:table-cell table:formula="of:=[.AM66]+IF([.$A66]&gt;=[.AN$2];INDEX([.AN$3:.AN66];[.$A66]-[.AN$2]+1;1);0)" office:value-type="float" office:value="1499736" calcext:value-type="float">
            <text:p>1499736</text:p>
          </table:table-cell>
          <table:table-cell table:formula="of:=[.AN66]+IF([.$A66]&gt;=[.AO$2];INDEX([.AO$3:.AO66];[.$A66]-[.AO$2]+1;1);0)" office:value-type="float" office:value="1500991" calcext:value-type="float">
            <text:p>1500991</text:p>
          </table:table-cell>
          <table:table-cell table:formula="of:=[.AO66]+IF([.$A66]&gt;=[.AP$2];INDEX([.AP$3:.AP66];[.$A66]-[.AP$2]+1;1);0)" office:value-type="float" office:value="1501993" calcext:value-type="float">
            <text:p>1501993</text:p>
          </table:table-cell>
          <table:table-cell table:formula="of:=[.AP66]+IF([.$A66]&gt;=[.AQ$2];INDEX([.AQ$3:.AQ66];[.$A66]-[.AQ$2]+1;1);0)" office:value-type="float" office:value="1502785" calcext:value-type="float">
            <text:p>1502785</text:p>
          </table:table-cell>
          <table:table-cell table:formula="of:=[.AQ66]+IF([.$A66]&gt;=[.AR$2];INDEX([.AR$3:.AR66];[.$A66]-[.AR$2]+1;1);0)" office:value-type="float" office:value="1503412" calcext:value-type="float">
            <text:p>1503412</text:p>
          </table:table-cell>
          <table:table-cell table:formula="of:=[.AR66]+IF([.$A66]&gt;=[.AS$2];INDEX([.AS$3:.AS66];[.$A66]-[.AS$2]+1;1);0)" office:value-type="float" office:value="1503902" calcext:value-type="float">
            <text:p>1503902</text:p>
          </table:table-cell>
          <table:table-cell table:formula="of:=[.AS66]+IF([.$A66]&gt;=[.AT$2];INDEX([.AT$3:.AT66];[.$A66]-[.AT$2]+1;1);0)" office:value-type="float" office:value="1504287" calcext:value-type="float">
            <text:p>1504287</text:p>
          </table:table-cell>
          <table:table-cell table:formula="of:=[.AT66]+IF([.$A66]&gt;=[.AU$2];INDEX([.AU$3:.AU66];[.$A66]-[.AU$2]+1;1);0)" office:value-type="float" office:value="1504584" calcext:value-type="float">
            <text:p>1504584</text:p>
          </table:table-cell>
          <table:table-cell table:formula="of:=[.AU66]+IF([.$A66]&gt;=[.AV$2];INDEX([.AV$3:.AV66];[.$A66]-[.AV$2]+1;1);0)" office:value-type="float" office:value="1504815" calcext:value-type="float">
            <text:p>1504815</text:p>
          </table:table-cell>
          <table:table-cell table:formula="of:=[.AV66]+IF([.$A66]&gt;=[.AW$2];INDEX([.AW$3:.AW66];[.$A66]-[.AW$2]+1;1);0)" office:value-type="float" office:value="1504991" calcext:value-type="float">
            <text:p>1504991</text:p>
          </table:table-cell>
          <table:table-cell table:formula="of:=[.AW66]+IF([.$A66]&gt;=[.AX$2];INDEX([.AX$3:.AX66];[.$A66]-[.AX$2]+1;1);0)" office:value-type="float" office:value="1505126" calcext:value-type="float">
            <text:p>1505126</text:p>
          </table:table-cell>
          <table:table-cell table:formula="of:=[.AX66]+IF([.$A66]&gt;=[.AY$2];INDEX([.AY$3:.AY66];[.$A66]-[.AY$2]+1;1);0)" office:value-type="float" office:value="1505227" calcext:value-type="float">
            <text:p>1505227</text:p>
          </table:table-cell>
          <table:table-cell table:formula="of:=[.AY66]+IF([.$A66]&gt;=[.AZ$2];INDEX([.AZ$3:.AZ66];[.$A66]-[.AZ$2]+1;1);0)" office:value-type="float" office:value="1505304" calcext:value-type="float">
            <text:p>1505304</text:p>
          </table:table-cell>
          <table:table-cell table:formula="of:=[.AZ66]+IF([.$A66]&gt;=[.BA$2];INDEX([.BA$3:.BA66];[.$A66]-[.BA$2]+1;1);0)" office:value-type="float" office:value="1505360" calcext:value-type="float">
            <text:p>1505360</text:p>
          </table:table-cell>
          <table:table-cell table:formula="of:=[.BA66]+IF([.$A66]&gt;=[.BB$2];INDEX([.BB$3:.BB66];[.$A66]-[.BB$2]+1;1);0)" office:value-type="float" office:value="1505402" calcext:value-type="float">
            <text:p>1505402</text:p>
          </table:table-cell>
          <table:table-cell table:formula="of:=[.BB66]+IF([.$A66]&gt;=[.BC$2];INDEX([.BC$3:.BC66];[.$A66]-[.BC$2]+1;1);0)" office:value-type="float" office:value="1505432" calcext:value-type="float">
            <text:p>1505432</text:p>
          </table:table-cell>
          <table:table-cell table:formula="of:=[.BC66]+IF([.$A66]&gt;=[.BD$2];INDEX([.BD$3:.BD66];[.$A66]-[.BD$2]+1;1);0)" office:value-type="float" office:value="1505454" calcext:value-type="float">
            <text:p>1505454</text:p>
          </table:table-cell>
          <table:table-cell table:formula="of:=[.BD66]+IF([.$A66]&gt;=[.BE$2];INDEX([.BE$3:.BE66];[.$A66]-[.BE$2]+1;1);0)" office:value-type="float" office:value="1505469" calcext:value-type="float">
            <text:p>1505469</text:p>
          </table:table-cell>
          <table:table-cell table:formula="of:=[.BE66]+IF([.$A66]&gt;=[.BF$2];INDEX([.BF$3:.BF66];[.$A66]-[.BF$2]+1;1);0)" office:value-type="float" office:value="1505480" calcext:value-type="float">
            <text:p>1505480</text:p>
          </table:table-cell>
          <table:table-cell table:formula="of:=[.BF66]+IF([.$A66]&gt;=[.BG$2];INDEX([.BG$3:.BG66];[.$A66]-[.BG$2]+1;1);0)" office:value-type="float" office:value="1505487" calcext:value-type="float">
            <text:p>1505487</text:p>
          </table:table-cell>
          <table:table-cell table:formula="of:=[.BG66]+IF([.$A66]&gt;=[.BH$2];INDEX([.BH$3:.BH66];[.$A66]-[.BH$2]+1;1);0)" office:value-type="float" office:value="1505492" calcext:value-type="float">
            <text:p>1505492</text:p>
          </table:table-cell>
          <table:table-cell table:formula="of:=[.BH66]+IF([.$A66]&gt;=[.BI$2];INDEX([.BI$3:.BI66];[.$A66]-[.BI$2]+1;1);0)" office:value-type="float" office:value="1505495" calcext:value-type="float">
            <text:p>1505495</text:p>
          </table:table-cell>
          <table:table-cell table:formula="of:=[.BI66]+IF([.$A66]&gt;=[.BJ$2];INDEX([.BJ$3:.BJ66];[.$A66]-[.BJ$2]+1;1);0)" office:value-type="float" office:value="1505497" calcext:value-type="float">
            <text:p>1505497</text:p>
          </table:table-cell>
          <table:table-cell table:formula="of:=[.BJ66]+IF([.$A66]&gt;=[.BK$2];INDEX([.BK$3:.BK66];[.$A66]-[.BK$2]+1;1);0)" office:value-type="float" office:value="1505498" calcext:value-type="float">
            <text:p>1505498</text:p>
          </table:table-cell>
          <table:table-cell table:formula="of:=[.BK66]+IF([.$A66]&gt;=[.BL$2];INDEX([.BL$3:.BL66];[.$A66]-[.BL$2]+1;1);0)" office:value-type="float" office:value="1505499" calcext:value-type="float">
            <text:p>1505499</text:p>
          </table:table-cell>
          <table:table-cell table:formula="of:=[.BL66]+IF([.$A66]&gt;=[.BM$2];INDEX([.BM$3:.BM66];[.$A66]-[.BM$2]+1;1);0)" office:value-type="float" office:value="1505499" calcext:value-type="float">
            <text:p>1505499</text:p>
          </table:table-cell>
          <table:table-cell table:formula="of:=[.BM66]+IF([.$A66]&gt;=[.BN$2];INDEX([.BN$3:.BN66];[.$A66]-[.BN$2]+1;1);0)" office:value-type="float" office:value="1505499" calcext:value-type="float">
            <text:p>1505499</text:p>
          </table:table-cell>
          <table:table-cell table:formula="of:=[.BN66]+IF([.$A66]&gt;=[.BO$2];INDEX([.BO$3:.BO66];[.$A66]-[.BO$2]+1;1);0)" office:value-type="float" office:value="1505499" calcext:value-type="float">
            <text:p>1505499</text:p>
          </table:table-cell>
          <table:table-cell table:formula="of:=[.BO66]+IF([.$A66]&gt;=[.BP$2];INDEX([.BP$3:.BP66];[.$A66]-[.BP$2]+1;1);0)" office:value-type="float" office:value="1505499" calcext:value-type="float">
            <text:p>1505499</text:p>
          </table:table-cell>
          <table:table-cell table:formula="of:=[.BP66]+IF([.$A66]&gt;=[.BQ$2];INDEX([.BQ$3:.BQ66];[.$A66]-[.BQ$2]+1;1);0)" office:value-type="float" office:value="1505499" calcext:value-type="float">
            <text:p>1505499</text:p>
          </table:table-cell>
          <table:table-cell table:formula="of:=[.BQ66]+IF([.$A66]&gt;=[.BR$2];INDEX([.BR$3:.BR66];[.$A66]-[.BR$2]+1;1);0)" office:value-type="float" office:value="1505499" calcext:value-type="float">
            <text:p>1505499</text:p>
          </table:table-cell>
          <table:table-cell table:formula="of:=[.BR66]+IF([.$A66]&gt;=[.BS$2];INDEX([.BS$3:.BS66];[.$A66]-[.BS$2]+1;1);0)" office:value-type="float" office:value="1505499" calcext:value-type="float">
            <text:p>1505499</text:p>
          </table:table-cell>
          <table:table-cell table:formula="of:=[.BS66]+IF([.$A66]&gt;=[.BT$2];INDEX([.BT$3:.BT66];[.$A66]-[.BT$2]+1;1);0)" office:value-type="float" office:value="1505499" calcext:value-type="float">
            <text:p>1505499</text:p>
          </table:table-cell>
          <table:table-cell table:formula="of:=[.BT66]+IF([.$A66]&gt;=[.BU$2];INDEX([.BU$3:.BU66];[.$A66]-[.BU$2]+1;1);0)" office:value-type="float" office:value="1505499" calcext:value-type="float">
            <text:p>1505499</text:p>
          </table:table-cell>
          <table:table-cell table:formula="of:=[.BU66]+IF([.$A66]&gt;=[.BV$2];INDEX([.BV$3:.BV66];[.$A66]-[.BV$2]+1;1);0)" office:value-type="float" office:value="1505499" calcext:value-type="float">
            <text:p>1505499</text:p>
          </table:table-cell>
          <table:table-cell table:formula="of:=[.BV66]+IF([.$A66]&gt;=[.BW$2];INDEX([.BW$3:.BW66];[.$A66]-[.BW$2]+1;1);0)" office:value-type="float" office:value="1505499" calcext:value-type="float">
            <text:p>1505499</text:p>
          </table:table-cell>
          <table:table-cell table:formula="of:=[.BW66]+IF([.$A66]&gt;=[.BX$2];INDEX([.BX$3:.BX66];[.$A66]-[.BX$2]+1;1);0)" office:value-type="float" office:value="1505499" calcext:value-type="float">
            <text:p>1505499</text:p>
          </table:table-cell>
          <table:table-cell table:formula="of:=[.BX66]+IF([.$A66]&gt;=[.BY$2];INDEX([.BY$3:.BY66];[.$A66]-[.BY$2]+1;1);0)" office:value-type="float" office:value="1505499" calcext:value-type="float">
            <text:p>1505499</text:p>
          </table:table-cell>
          <table:table-cell table:formula="of:=[.BY66]+IF([.$A66]&gt;=[.BZ$2];INDEX([.BZ$3:.BZ66];[.$A66]-[.BZ$2]+1;1);0)" office:value-type="float" office:value="1505499" calcext:value-type="float">
            <text:p>1505499</text:p>
          </table:table-cell>
          <table:table-cell table:formula="of:=[.BZ66]+IF([.$A66]&gt;=[.CA$2];INDEX([.CA$3:.CA66];[.$A66]-[.CA$2]+1;1);0)" office:value-type="float" office:value="1505499" calcext:value-type="float">
            <text:p>1505499</text:p>
          </table:table-cell>
          <table:table-cell table:formula="of:=[.CA66]+IF([.$A66]&gt;=[.CB$2];INDEX([.CB$3:.CB66];[.$A66]-[.CB$2]+1;1);0)" office:value-type="float" office:value="1505499" calcext:value-type="float">
            <text:p>1505499</text:p>
          </table:table-cell>
          <table:table-cell table:formula="of:=[.CB66]+IF([.$A66]&gt;=[.CC$2];INDEX([.CC$3:.CC66];[.$A66]-[.CC$2]+1;1);0)" office:value-type="float" office:value="1505499" calcext:value-type="float">
            <text:p>1505499</text:p>
          </table:table-cell>
          <table:table-cell table:formula="of:=[.CC66]+IF([.$A66]&gt;=[.CD$2];INDEX([.CD$3:.CD66];[.$A66]-[.CD$2]+1;1);0)" office:value-type="float" office:value="1505499" calcext:value-type="float">
            <text:p>1505499</text:p>
          </table:table-cell>
          <table:table-cell table:formula="of:=[.CD66]+IF([.$A66]&gt;=[.CE$2];INDEX([.CE$3:.CE66];[.$A66]-[.CE$2]+1;1);0)" office:value-type="float" office:value="1505499" calcext:value-type="float">
            <text:p>1505499</text:p>
          </table:table-cell>
          <table:table-cell table:formula="of:=[.CE66]+IF([.$A66]&gt;=[.CF$2];INDEX([.CF$3:.CF66];[.$A66]-[.CF$2]+1;1);0)" office:value-type="float" office:value="1505499" calcext:value-type="float">
            <text:p>1505499</text:p>
          </table:table-cell>
          <table:table-cell table:formula="of:=[.CF66]+IF([.$A66]&gt;=[.CG$2];INDEX([.CG$3:.CG66];[.$A66]-[.CG$2]+1;1);0)" office:value-type="float" office:value="1505499" calcext:value-type="float">
            <text:p>1505499</text:p>
          </table:table-cell>
          <table:table-cell table:formula="of:=[.CG66]+IF([.$A66]&gt;=[.CH$2];INDEX([.CH$3:.CH66];[.$A66]-[.CH$2]+1;1);0)" office:value-type="float" office:value="1505499" calcext:value-type="float">
            <text:p>1505499</text:p>
          </table:table-cell>
          <table:table-cell table:formula="of:=[.CH66]+IF([.$A66]&gt;=[.CI$2];INDEX([.CI$3:.CI66];[.$A66]-[.CI$2]+1;1);0)" office:value-type="float" office:value="1505499" calcext:value-type="float">
            <text:p>1505499</text:p>
          </table:table-cell>
          <table:table-cell table:formula="of:=[.CI66]+IF([.$A66]&gt;=[.CJ$2];INDEX([.CJ$3:.CJ66];[.$A66]-[.CJ$2]+1;1);0)" office:value-type="float" office:value="1505499" calcext:value-type="float">
            <text:p>1505499</text:p>
          </table:table-cell>
          <table:table-cell table:formula="of:=[.CJ66]+IF([.$A66]&gt;=[.CK$2];INDEX([.CK$3:.CK66];[.$A66]-[.CK$2]+1;1);0)" office:value-type="float" office:value="1505499" calcext:value-type="float">
            <text:p>1505499</text:p>
          </table:table-cell>
          <table:table-cell table:formula="of:=[.CK66]+IF([.$A66]&gt;=[.CL$2];INDEX([.CL$3:.CL66];[.$A66]-[.CL$2]+1;1);0)" office:value-type="float" office:value="1505499" calcext:value-type="float">
            <text:p>1505499</text:p>
          </table:table-cell>
          <table:table-cell table:formula="of:=[.CL66]+IF([.$A66]&gt;=[.CM$2];INDEX([.CM$3:.CM66];[.$A66]-[.CM$2]+1;1);0)" office:value-type="float" office:value="1505499" calcext:value-type="float">
            <text:p>1505499</text:p>
          </table:table-cell>
          <table:table-cell table:formula="of:=[.CM66]+IF([.$A66]&gt;=[.CN$2];INDEX([.CN$3:.CN66];[.$A66]-[.CN$2]+1;1);0)" office:value-type="float" office:value="1505499" calcext:value-type="float">
            <text:p>1505499</text:p>
          </table:table-cell>
          <table:table-cell table:formula="of:=[.CN66]+IF([.$A66]&gt;=[.CO$2];INDEX([.CO$3:.CO66];[.$A66]-[.CO$2]+1;1);0)" office:value-type="float" office:value="1505499" calcext:value-type="float">
            <text:p>1505499</text:p>
          </table:table-cell>
          <table:table-cell table:formula="of:=[.CO66]+IF([.$A66]&gt;=[.CP$2];INDEX([.CP$3:.CP66];[.$A66]-[.CP$2]+1;1);0)" office:value-type="float" office:value="1505499" calcext:value-type="float">
            <text:p>1505499</text:p>
          </table:table-cell>
          <table:table-cell table:formula="of:=[.CP66]+IF([.$A66]&gt;=[.CQ$2];INDEX([.CQ$3:.CQ66];[.$A66]-[.CQ$2]+1;1);0)" office:value-type="float" office:value="1505499" calcext:value-type="float">
            <text:p>1505499</text:p>
          </table:table-cell>
          <table:table-cell table:formula="of:=[.CQ66]+IF([.$A66]&gt;=[.CR$2];INDEX([.CR$3:.CR66];[.$A66]-[.CR$2]+1;1);0)" office:value-type="float" office:value="1505499" calcext:value-type="float">
            <text:p>1505499</text:p>
          </table:table-cell>
          <table:table-cell table:formula="of:=[.CR66]+IF([.$A66]&gt;=[.CS$2];INDEX([.CS$3:.CS66];[.$A66]-[.CS$2]+1;1);0)" office:value-type="float" office:value="1505499" calcext:value-type="float">
            <text:p>1505499</text:p>
          </table:table-cell>
          <table:table-cell table:formula="of:=[.CS66]+IF([.$A66]&gt;=[.CT$2];INDEX([.CT$3:.CT66];[.$A66]-[.CT$2]+1;1);0)" office:value-type="float" office:value="1505499" calcext:value-type="float">
            <text:p>1505499</text:p>
          </table:table-cell>
          <table:table-cell table:formula="of:=[.CT66]+IF([.$A66]&gt;=[.CU$2];INDEX([.CU$3:.CU66];[.$A66]-[.CU$2]+1;1);0)" office:value-type="float" office:value="1505499" calcext:value-type="float">
            <text:p>1505499</text:p>
          </table:table-cell>
          <table:table-cell table:formula="of:=[.CU66]+IF([.$A66]&gt;=[.CV$2];INDEX([.CV$3:.CV66];[.$A66]-[.CV$2]+1;1);0)" office:value-type="float" office:value="1505499" calcext:value-type="float">
            <text:p>1505499</text:p>
          </table:table-cell>
          <table:table-cell table:formula="of:=[.CV66]+IF([.$A66]&gt;=[.CW$2];INDEX([.CW$3:.CW66];[.$A66]-[.CW$2]+1;1);0)" office:value-type="float" office:value="1505499" calcext:value-type="float">
            <text:p>15054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6]" office:value-type="float" office:value="1" calcext:value-type="float">
            <text:p>1</text:p>
          </table:table-cell>
          <table:table-cell table:formula="of:=[.B67]+IF([.$A67]&gt;=[.C$2];INDEX([.C$3:.C67];[.$A67]-[.C$2]+1;1);0)" office:value-type="float" office:value="33" calcext:value-type="float">
            <text:p>33</text:p>
          </table:table-cell>
          <table:table-cell table:formula="of:=[.C67]+IF([.$A67]&gt;=[.D$2];INDEX([.D$3:.D67];[.$A67]-[.D$2]+1;1);0)" office:value-type="float" office:value="374" calcext:value-type="float">
            <text:p>374</text:p>
          </table:table-cell>
          <table:table-cell table:formula="of:=[.D67]+IF([.$A67]&gt;=[.E$2];INDEX([.E$3:.E67];[.$A67]-[.E$2]+1;1);0)" office:value-type="float" office:value="2280" calcext:value-type="float">
            <text:p>2280</text:p>
          </table:table-cell>
          <table:table-cell table:formula="of:=[.E67]+IF([.$A67]&gt;=[.F$2];INDEX([.F$3:.F67];[.$A67]-[.F$2]+1;1);0)" office:value-type="float" office:value="9027" calcext:value-type="float">
            <text:p>9027</text:p>
          </table:table-cell>
          <table:table-cell table:formula="of:=[.F67]+IF([.$A67]&gt;=[.G$2];INDEX([.G$3:.G67];[.$A67]-[.G$2]+1;1);0)" office:value-type="float" office:value="26207" calcext:value-type="float">
            <text:p>26207</text:p>
          </table:table-cell>
          <table:table-cell table:formula="of:=[.G67]+IF([.$A67]&gt;=[.H$2];INDEX([.H$3:.H67];[.$A67]-[.H$2]+1;1);0)" office:value-type="float" office:value="60289" calcext:value-type="float">
            <text:p>60289</text:p>
          </table:table-cell>
          <table:table-cell table:formula="of:=[.H67]+IF([.$A67]&gt;=[.I$2];INDEX([.I$3:.I67];[.$A67]-[.I$2]+1;1);0)" office:value-type="float" office:value="116263" calcext:value-type="float">
            <text:p>116263</text:p>
          </table:table-cell>
          <table:table-cell table:formula="of:=[.I67]+IF([.$A67]&gt;=[.J$2];INDEX([.J$3:.J67];[.$A67]-[.J$2]+1;1);0)" office:value-type="float" office:value="195666" calcext:value-type="float">
            <text:p>195666</text:p>
          </table:table-cell>
          <table:table-cell table:formula="of:=[.J67]+IF([.$A67]&gt;=[.K$2];INDEX([.K$3:.K67];[.$A67]-[.K$2]+1;1);0)" office:value-type="float" office:value="296320" calcext:value-type="float">
            <text:p>296320</text:p>
          </table:table-cell>
          <table:table-cell table:formula="of:=[.K67]+IF([.$A67]&gt;=[.L$2];INDEX([.L$3:.L67];[.$A67]-[.L$2]+1;1);0)" office:value-type="float" office:value="413112" calcext:value-type="float">
            <text:p>413112</text:p>
          </table:table-cell>
          <table:table-cell table:formula="of:=[.L67]+IF([.$A67]&gt;=[.M$2];INDEX([.M$3:.M67];[.$A67]-[.M$2]+1;1);0)" office:value-type="float" office:value="539672" calcext:value-type="float">
            <text:p>539672</text:p>
          </table:table-cell>
          <table:table-cell table:formula="of:=[.M67]+IF([.$A67]&gt;=[.N$2];INDEX([.N$3:.N67];[.$A67]-[.N$2]+1;1);0)" office:value-type="float" office:value="669555" calcext:value-type="float">
            <text:p>669555</text:p>
          </table:table-cell>
          <table:table-cell table:formula="of:=[.N67]+IF([.$A67]&gt;=[.O$2];INDEX([.O$3:.O67];[.$A67]-[.O$2]+1;1);0)" office:value-type="float" office:value="797341" calcext:value-type="float">
            <text:p>797341</text:p>
          </table:table-cell>
          <table:table-cell table:formula="of:=[.O67]+IF([.$A67]&gt;=[.P$2];INDEX([.P$3:.P67];[.$A67]-[.P$2]+1;1);0)" office:value-type="float" office:value="918851" calcext:value-type="float">
            <text:p>918851</text:p>
          </table:table-cell>
          <table:table-cell table:formula="of:=[.P67]+IF([.$A67]&gt;=[.Q$2];INDEX([.Q$3:.Q67];[.$A67]-[.Q$2]+1;1);0)" office:value-type="float" office:value="1031391" calcext:value-type="float">
            <text:p>1031391</text:p>
          </table:table-cell>
          <table:table-cell table:formula="of:=[.Q67]+IF([.$A67]&gt;=[.R$2];INDEX([.R$3:.R67];[.$A67]-[.R$2]+1;1);0)" office:value-type="float" office:value="1133373" calcext:value-type="float">
            <text:p>1133373</text:p>
          </table:table-cell>
          <table:table-cell table:formula="of:=[.R67]+IF([.$A67]&gt;=[.S$2];INDEX([.S$3:.S67];[.$A67]-[.S$2]+1;1);0)" office:value-type="float" office:value="1224262" calcext:value-type="float">
            <text:p>1224262</text:p>
          </table:table-cell>
          <table:table-cell table:formula="of:=[.S67]+IF([.$A67]&gt;=[.T$2];INDEX([.T$3:.T67];[.$A67]-[.T$2]+1;1);0)" office:value-type="float" office:value="1304117" calcext:value-type="float">
            <text:p>1304117</text:p>
          </table:table-cell>
          <table:table-cell table:formula="of:=[.T67]+IF([.$A67]&gt;=[.U$2];INDEX([.U$3:.U67];[.$A67]-[.U$2]+1;1);0)" office:value-type="float" office:value="1373531" calcext:value-type="float">
            <text:p>1373531</text:p>
          </table:table-cell>
          <table:table-cell table:formula="of:=[.U67]+IF([.$A67]&gt;=[.V$2];INDEX([.V$3:.V67];[.$A67]-[.V$2]+1;1);0)" office:value-type="float" office:value="1433286" calcext:value-type="float">
            <text:p>1433286</text:p>
          </table:table-cell>
          <table:table-cell table:formula="of:=[.V67]+IF([.$A67]&gt;=[.W$2];INDEX([.W$3:.W67];[.$A67]-[.W$2]+1;1);0)" office:value-type="float" office:value="1484373" calcext:value-type="float">
            <text:p>1484373</text:p>
          </table:table-cell>
          <table:table-cell table:formula="of:=[.W67]+IF([.$A67]&gt;=[.X$2];INDEX([.X$3:.X67];[.$A67]-[.X$2]+1;1);0)" office:value-type="float" office:value="1527744" calcext:value-type="float">
            <text:p>1527744</text:p>
          </table:table-cell>
          <table:table-cell table:formula="of:=[.X67]+IF([.$A67]&gt;=[.Y$2];INDEX([.Y$3:.Y67];[.$A67]-[.Y$2]+1;1);0)" office:value-type="float" office:value="1564398" calcext:value-type="float">
            <text:p>1564398</text:p>
          </table:table-cell>
          <table:table-cell table:formula="of:=[.Y67]+IF([.$A67]&gt;=[.Z$2];INDEX([.Z$3:.Z67];[.$A67]-[.Z$2]+1;1);0)" office:value-type="float" office:value="1595210" calcext:value-type="float">
            <text:p>1595210</text:p>
          </table:table-cell>
          <table:table-cell table:formula="of:=[.Z67]+IF([.$A67]&gt;=[.AA$2];INDEX([.AA$3:.AA67];[.$A67]-[.AA$2]+1;1);0)" office:value-type="float" office:value="1621030" calcext:value-type="float">
            <text:p>1621030</text:p>
          </table:table-cell>
          <table:table-cell table:formula="of:=[.AA67]+IF([.$A67]&gt;=[.AB$2];INDEX([.AB$3:.AB67];[.$A67]-[.AB$2]+1;1);0)" office:value-type="float" office:value="1642570" calcext:value-type="float">
            <text:p>1642570</text:p>
          </table:table-cell>
          <table:table-cell table:formula="of:=[.AB67]+IF([.$A67]&gt;=[.AC$2];INDEX([.AC$3:.AC67];[.$A67]-[.AC$2]+1;1);0)" office:value-type="float" office:value="1660502" calcext:value-type="float">
            <text:p>1660502</text:p>
          </table:table-cell>
          <table:table-cell table:formula="of:=[.AC67]+IF([.$A67]&gt;=[.AD$2];INDEX([.AD$3:.AD67];[.$A67]-[.AD$2]+1;1);0)" office:value-type="float" office:value="1675366" calcext:value-type="float">
            <text:p>1675366</text:p>
          </table:table-cell>
          <table:table-cell table:formula="of:=[.AD67]+IF([.$A67]&gt;=[.AE$2];INDEX([.AE$3:.AE67];[.$A67]-[.AE$2]+1;1);0)" office:value-type="float" office:value="1687669" calcext:value-type="float">
            <text:p>1687669</text:p>
          </table:table-cell>
          <table:table-cell table:formula="of:=[.AE67]+IF([.$A67]&gt;=[.AF$2];INDEX([.AF$3:.AF67];[.$A67]-[.AF$2]+1;1);0)" office:value-type="float" office:value="1697810" calcext:value-type="float">
            <text:p>1697810</text:p>
          </table:table-cell>
          <table:table-cell table:formula="of:=[.AF67]+IF([.$A67]&gt;=[.AG$2];INDEX([.AG$3:.AG67];[.$A67]-[.AG$2]+1;1);0)" office:value-type="float" office:value="1706159" calcext:value-type="float">
            <text:p>1706159</text:p>
          </table:table-cell>
          <table:table-cell table:formula="of:=[.AG67]+IF([.$A67]&gt;=[.AH$2];INDEX([.AH$3:.AH67];[.$A67]-[.AH$2]+1;1);0)" office:value-type="float" office:value="1713001" calcext:value-type="float">
            <text:p>1713001</text:p>
          </table:table-cell>
          <table:table-cell table:formula="of:=[.AH67]+IF([.$A67]&gt;=[.AI$2];INDEX([.AI$3:.AI67];[.$A67]-[.AI$2]+1;1);0)" office:value-type="float" office:value="1718605" calcext:value-type="float">
            <text:p>1718605</text:p>
          </table:table-cell>
          <table:table-cell table:formula="of:=[.AI67]+IF([.$A67]&gt;=[.AJ$2];INDEX([.AJ$3:.AJ67];[.$A67]-[.AJ$2]+1;1);0)" office:value-type="float" office:value="1723170" calcext:value-type="float">
            <text:p>1723170</text:p>
          </table:table-cell>
          <table:table-cell table:formula="of:=[.AJ67]+IF([.$A67]&gt;=[.AK$2];INDEX([.AK$3:.AK67];[.$A67]-[.AK$2]+1;1);0)" office:value-type="float" office:value="1726888" calcext:value-type="float">
            <text:p>1726888</text:p>
          </table:table-cell>
          <table:table-cell table:formula="of:=[.AK67]+IF([.$A67]&gt;=[.AL$2];INDEX([.AL$3:.AL67];[.$A67]-[.AL$2]+1;1);0)" office:value-type="float" office:value="1729898" calcext:value-type="float">
            <text:p>1729898</text:p>
          </table:table-cell>
          <table:table-cell table:formula="of:=[.AL67]+IF([.$A67]&gt;=[.AM$2];INDEX([.AM$3:.AM67];[.$A67]-[.AM$2]+1;1);0)" office:value-type="float" office:value="1732334" calcext:value-type="float">
            <text:p>1732334</text:p>
          </table:table-cell>
          <table:table-cell table:formula="of:=[.AM67]+IF([.$A67]&gt;=[.AN$2];INDEX([.AN$3:.AN67];[.$A67]-[.AN$2]+1;1);0)" office:value-type="float" office:value="1734292" calcext:value-type="float">
            <text:p>1734292</text:p>
          </table:table-cell>
          <table:table-cell table:formula="of:=[.AN67]+IF([.$A67]&gt;=[.AO$2];INDEX([.AO$3:.AO67];[.$A67]-[.AO$2]+1;1);0)" office:value-type="float" office:value="1735867" calcext:value-type="float">
            <text:p>1735867</text:p>
          </table:table-cell>
          <table:table-cell table:formula="of:=[.AO67]+IF([.$A67]&gt;=[.AP$2];INDEX([.AP$3:.AP67];[.$A67]-[.AP$2]+1;1);0)" office:value-type="float" office:value="1737122" calcext:value-type="float">
            <text:p>1737122</text:p>
          </table:table-cell>
          <table:table-cell table:formula="of:=[.AP67]+IF([.$A67]&gt;=[.AQ$2];INDEX([.AQ$3:.AQ67];[.$A67]-[.AQ$2]+1;1);0)" office:value-type="float" office:value="1738124" calcext:value-type="float">
            <text:p>1738124</text:p>
          </table:table-cell>
          <table:table-cell table:formula="of:=[.AQ67]+IF([.$A67]&gt;=[.AR$2];INDEX([.AR$3:.AR67];[.$A67]-[.AR$2]+1;1);0)" office:value-type="float" office:value="1738916" calcext:value-type="float">
            <text:p>1738916</text:p>
          </table:table-cell>
          <table:table-cell table:formula="of:=[.AR67]+IF([.$A67]&gt;=[.AS$2];INDEX([.AS$3:.AS67];[.$A67]-[.AS$2]+1;1);0)" office:value-type="float" office:value="1739543" calcext:value-type="float">
            <text:p>1739543</text:p>
          </table:table-cell>
          <table:table-cell table:formula="of:=[.AS67]+IF([.$A67]&gt;=[.AT$2];INDEX([.AT$3:.AT67];[.$A67]-[.AT$2]+1;1);0)" office:value-type="float" office:value="1740033" calcext:value-type="float">
            <text:p>1740033</text:p>
          </table:table-cell>
          <table:table-cell table:formula="of:=[.AT67]+IF([.$A67]&gt;=[.AU$2];INDEX([.AU$3:.AU67];[.$A67]-[.AU$2]+1;1);0)" office:value-type="float" office:value="1740418" calcext:value-type="float">
            <text:p>1740418</text:p>
          </table:table-cell>
          <table:table-cell table:formula="of:=[.AU67]+IF([.$A67]&gt;=[.AV$2];INDEX([.AV$3:.AV67];[.$A67]-[.AV$2]+1;1);0)" office:value-type="float" office:value="1740715" calcext:value-type="float">
            <text:p>1740715</text:p>
          </table:table-cell>
          <table:table-cell table:formula="of:=[.AV67]+IF([.$A67]&gt;=[.AW$2];INDEX([.AW$3:.AW67];[.$A67]-[.AW$2]+1;1);0)" office:value-type="float" office:value="1740946" calcext:value-type="float">
            <text:p>1740946</text:p>
          </table:table-cell>
          <table:table-cell table:formula="of:=[.AW67]+IF([.$A67]&gt;=[.AX$2];INDEX([.AX$3:.AX67];[.$A67]-[.AX$2]+1;1);0)" office:value-type="float" office:value="1741122" calcext:value-type="float">
            <text:p>1741122</text:p>
          </table:table-cell>
          <table:table-cell table:formula="of:=[.AX67]+IF([.$A67]&gt;=[.AY$2];INDEX([.AY$3:.AY67];[.$A67]-[.AY$2]+1;1);0)" office:value-type="float" office:value="1741257" calcext:value-type="float">
            <text:p>1741257</text:p>
          </table:table-cell>
          <table:table-cell table:formula="of:=[.AY67]+IF([.$A67]&gt;=[.AZ$2];INDEX([.AZ$3:.AZ67];[.$A67]-[.AZ$2]+1;1);0)" office:value-type="float" office:value="1741358" calcext:value-type="float">
            <text:p>1741358</text:p>
          </table:table-cell>
          <table:table-cell table:formula="of:=[.AZ67]+IF([.$A67]&gt;=[.BA$2];INDEX([.BA$3:.BA67];[.$A67]-[.BA$2]+1;1);0)" office:value-type="float" office:value="1741435" calcext:value-type="float">
            <text:p>1741435</text:p>
          </table:table-cell>
          <table:table-cell table:formula="of:=[.BA67]+IF([.$A67]&gt;=[.BB$2];INDEX([.BB$3:.BB67];[.$A67]-[.BB$2]+1;1);0)" office:value-type="float" office:value="1741491" calcext:value-type="float">
            <text:p>1741491</text:p>
          </table:table-cell>
          <table:table-cell table:formula="of:=[.BB67]+IF([.$A67]&gt;=[.BC$2];INDEX([.BC$3:.BC67];[.$A67]-[.BC$2]+1;1);0)" office:value-type="float" office:value="1741533" calcext:value-type="float">
            <text:p>1741533</text:p>
          </table:table-cell>
          <table:table-cell table:formula="of:=[.BC67]+IF([.$A67]&gt;=[.BD$2];INDEX([.BD$3:.BD67];[.$A67]-[.BD$2]+1;1);0)" office:value-type="float" office:value="1741563" calcext:value-type="float">
            <text:p>1741563</text:p>
          </table:table-cell>
          <table:table-cell table:formula="of:=[.BD67]+IF([.$A67]&gt;=[.BE$2];INDEX([.BE$3:.BE67];[.$A67]-[.BE$2]+1;1);0)" office:value-type="float" office:value="1741585" calcext:value-type="float">
            <text:p>1741585</text:p>
          </table:table-cell>
          <table:table-cell table:formula="of:=[.BE67]+IF([.$A67]&gt;=[.BF$2];INDEX([.BF$3:.BF67];[.$A67]-[.BF$2]+1;1);0)" office:value-type="float" office:value="1741600" calcext:value-type="float">
            <text:p>1741600</text:p>
          </table:table-cell>
          <table:table-cell table:formula="of:=[.BF67]+IF([.$A67]&gt;=[.BG$2];INDEX([.BG$3:.BG67];[.$A67]-[.BG$2]+1;1);0)" office:value-type="float" office:value="1741611" calcext:value-type="float">
            <text:p>1741611</text:p>
          </table:table-cell>
          <table:table-cell table:formula="of:=[.BG67]+IF([.$A67]&gt;=[.BH$2];INDEX([.BH$3:.BH67];[.$A67]-[.BH$2]+1;1);0)" office:value-type="float" office:value="1741618" calcext:value-type="float">
            <text:p>1741618</text:p>
          </table:table-cell>
          <table:table-cell table:formula="of:=[.BH67]+IF([.$A67]&gt;=[.BI$2];INDEX([.BI$3:.BI67];[.$A67]-[.BI$2]+1;1);0)" office:value-type="float" office:value="1741623" calcext:value-type="float">
            <text:p>1741623</text:p>
          </table:table-cell>
          <table:table-cell table:formula="of:=[.BI67]+IF([.$A67]&gt;=[.BJ$2];INDEX([.BJ$3:.BJ67];[.$A67]-[.BJ$2]+1;1);0)" office:value-type="float" office:value="1741626" calcext:value-type="float">
            <text:p>1741626</text:p>
          </table:table-cell>
          <table:table-cell table:formula="of:=[.BJ67]+IF([.$A67]&gt;=[.BK$2];INDEX([.BK$3:.BK67];[.$A67]-[.BK$2]+1;1);0)" office:value-type="float" office:value="1741628" calcext:value-type="float">
            <text:p>1741628</text:p>
          </table:table-cell>
          <table:table-cell table:formula="of:=[.BK67]+IF([.$A67]&gt;=[.BL$2];INDEX([.BL$3:.BL67];[.$A67]-[.BL$2]+1;1);0)" office:value-type="float" office:value="1741629" calcext:value-type="float">
            <text:p>1741629</text:p>
          </table:table-cell>
          <table:table-cell table:formula="of:=[.BL67]+IF([.$A67]&gt;=[.BM$2];INDEX([.BM$3:.BM67];[.$A67]-[.BM$2]+1;1);0)" office:value-type="float" office:value="1741630" calcext:value-type="float">
            <text:p>1741630</text:p>
          </table:table-cell>
          <table:table-cell table:formula="of:=[.BM67]+IF([.$A67]&gt;=[.BN$2];INDEX([.BN$3:.BN67];[.$A67]-[.BN$2]+1;1);0)" office:value-type="float" office:value="1741630" calcext:value-type="float">
            <text:p>1741630</text:p>
          </table:table-cell>
          <table:table-cell table:formula="of:=[.BN67]+IF([.$A67]&gt;=[.BO$2];INDEX([.BO$3:.BO67];[.$A67]-[.BO$2]+1;1);0)" office:value-type="float" office:value="1741630" calcext:value-type="float">
            <text:p>1741630</text:p>
          </table:table-cell>
          <table:table-cell table:formula="of:=[.BO67]+IF([.$A67]&gt;=[.BP$2];INDEX([.BP$3:.BP67];[.$A67]-[.BP$2]+1;1);0)" office:value-type="float" office:value="1741630" calcext:value-type="float">
            <text:p>1741630</text:p>
          </table:table-cell>
          <table:table-cell table:formula="of:=[.BP67]+IF([.$A67]&gt;=[.BQ$2];INDEX([.BQ$3:.BQ67];[.$A67]-[.BQ$2]+1;1);0)" office:value-type="float" office:value="1741630" calcext:value-type="float">
            <text:p>1741630</text:p>
          </table:table-cell>
          <table:table-cell table:formula="of:=[.BQ67]+IF([.$A67]&gt;=[.BR$2];INDEX([.BR$3:.BR67];[.$A67]-[.BR$2]+1;1);0)" office:value-type="float" office:value="1741630" calcext:value-type="float">
            <text:p>1741630</text:p>
          </table:table-cell>
          <table:table-cell table:formula="of:=[.BR67]+IF([.$A67]&gt;=[.BS$2];INDEX([.BS$3:.BS67];[.$A67]-[.BS$2]+1;1);0)" office:value-type="float" office:value="1741630" calcext:value-type="float">
            <text:p>1741630</text:p>
          </table:table-cell>
          <table:table-cell table:formula="of:=[.BS67]+IF([.$A67]&gt;=[.BT$2];INDEX([.BT$3:.BT67];[.$A67]-[.BT$2]+1;1);0)" office:value-type="float" office:value="1741630" calcext:value-type="float">
            <text:p>1741630</text:p>
          </table:table-cell>
          <table:table-cell table:formula="of:=[.BT67]+IF([.$A67]&gt;=[.BU$2];INDEX([.BU$3:.BU67];[.$A67]-[.BU$2]+1;1);0)" office:value-type="float" office:value="1741630" calcext:value-type="float">
            <text:p>1741630</text:p>
          </table:table-cell>
          <table:table-cell table:formula="of:=[.BU67]+IF([.$A67]&gt;=[.BV$2];INDEX([.BV$3:.BV67];[.$A67]-[.BV$2]+1;1);0)" office:value-type="float" office:value="1741630" calcext:value-type="float">
            <text:p>1741630</text:p>
          </table:table-cell>
          <table:table-cell table:formula="of:=[.BV67]+IF([.$A67]&gt;=[.BW$2];INDEX([.BW$3:.BW67];[.$A67]-[.BW$2]+1;1);0)" office:value-type="float" office:value="1741630" calcext:value-type="float">
            <text:p>1741630</text:p>
          </table:table-cell>
          <table:table-cell table:formula="of:=[.BW67]+IF([.$A67]&gt;=[.BX$2];INDEX([.BX$3:.BX67];[.$A67]-[.BX$2]+1;1);0)" office:value-type="float" office:value="1741630" calcext:value-type="float">
            <text:p>1741630</text:p>
          </table:table-cell>
          <table:table-cell table:formula="of:=[.BX67]+IF([.$A67]&gt;=[.BY$2];INDEX([.BY$3:.BY67];[.$A67]-[.BY$2]+1;1);0)" office:value-type="float" office:value="1741630" calcext:value-type="float">
            <text:p>1741630</text:p>
          </table:table-cell>
          <table:table-cell table:formula="of:=[.BY67]+IF([.$A67]&gt;=[.BZ$2];INDEX([.BZ$3:.BZ67];[.$A67]-[.BZ$2]+1;1);0)" office:value-type="float" office:value="1741630" calcext:value-type="float">
            <text:p>1741630</text:p>
          </table:table-cell>
          <table:table-cell table:formula="of:=[.BZ67]+IF([.$A67]&gt;=[.CA$2];INDEX([.CA$3:.CA67];[.$A67]-[.CA$2]+1;1);0)" office:value-type="float" office:value="1741630" calcext:value-type="float">
            <text:p>1741630</text:p>
          </table:table-cell>
          <table:table-cell table:formula="of:=[.CA67]+IF([.$A67]&gt;=[.CB$2];INDEX([.CB$3:.CB67];[.$A67]-[.CB$2]+1;1);0)" office:value-type="float" office:value="1741630" calcext:value-type="float">
            <text:p>1741630</text:p>
          </table:table-cell>
          <table:table-cell table:formula="of:=[.CB67]+IF([.$A67]&gt;=[.CC$2];INDEX([.CC$3:.CC67];[.$A67]-[.CC$2]+1;1);0)" office:value-type="float" office:value="1741630" calcext:value-type="float">
            <text:p>1741630</text:p>
          </table:table-cell>
          <table:table-cell table:formula="of:=[.CC67]+IF([.$A67]&gt;=[.CD$2];INDEX([.CD$3:.CD67];[.$A67]-[.CD$2]+1;1);0)" office:value-type="float" office:value="1741630" calcext:value-type="float">
            <text:p>1741630</text:p>
          </table:table-cell>
          <table:table-cell table:formula="of:=[.CD67]+IF([.$A67]&gt;=[.CE$2];INDEX([.CE$3:.CE67];[.$A67]-[.CE$2]+1;1);0)" office:value-type="float" office:value="1741630" calcext:value-type="float">
            <text:p>1741630</text:p>
          </table:table-cell>
          <table:table-cell table:formula="of:=[.CE67]+IF([.$A67]&gt;=[.CF$2];INDEX([.CF$3:.CF67];[.$A67]-[.CF$2]+1;1);0)" office:value-type="float" office:value="1741630" calcext:value-type="float">
            <text:p>1741630</text:p>
          </table:table-cell>
          <table:table-cell table:formula="of:=[.CF67]+IF([.$A67]&gt;=[.CG$2];INDEX([.CG$3:.CG67];[.$A67]-[.CG$2]+1;1);0)" office:value-type="float" office:value="1741630" calcext:value-type="float">
            <text:p>1741630</text:p>
          </table:table-cell>
          <table:table-cell table:formula="of:=[.CG67]+IF([.$A67]&gt;=[.CH$2];INDEX([.CH$3:.CH67];[.$A67]-[.CH$2]+1;1);0)" office:value-type="float" office:value="1741630" calcext:value-type="float">
            <text:p>1741630</text:p>
          </table:table-cell>
          <table:table-cell table:formula="of:=[.CH67]+IF([.$A67]&gt;=[.CI$2];INDEX([.CI$3:.CI67];[.$A67]-[.CI$2]+1;1);0)" office:value-type="float" office:value="1741630" calcext:value-type="float">
            <text:p>1741630</text:p>
          </table:table-cell>
          <table:table-cell table:formula="of:=[.CI67]+IF([.$A67]&gt;=[.CJ$2];INDEX([.CJ$3:.CJ67];[.$A67]-[.CJ$2]+1;1);0)" office:value-type="float" office:value="1741630" calcext:value-type="float">
            <text:p>1741630</text:p>
          </table:table-cell>
          <table:table-cell table:formula="of:=[.CJ67]+IF([.$A67]&gt;=[.CK$2];INDEX([.CK$3:.CK67];[.$A67]-[.CK$2]+1;1);0)" office:value-type="float" office:value="1741630" calcext:value-type="float">
            <text:p>1741630</text:p>
          </table:table-cell>
          <table:table-cell table:formula="of:=[.CK67]+IF([.$A67]&gt;=[.CL$2];INDEX([.CL$3:.CL67];[.$A67]-[.CL$2]+1;1);0)" office:value-type="float" office:value="1741630" calcext:value-type="float">
            <text:p>1741630</text:p>
          </table:table-cell>
          <table:table-cell table:formula="of:=[.CL67]+IF([.$A67]&gt;=[.CM$2];INDEX([.CM$3:.CM67];[.$A67]-[.CM$2]+1;1);0)" office:value-type="float" office:value="1741630" calcext:value-type="float">
            <text:p>1741630</text:p>
          </table:table-cell>
          <table:table-cell table:formula="of:=[.CM67]+IF([.$A67]&gt;=[.CN$2];INDEX([.CN$3:.CN67];[.$A67]-[.CN$2]+1;1);0)" office:value-type="float" office:value="1741630" calcext:value-type="float">
            <text:p>1741630</text:p>
          </table:table-cell>
          <table:table-cell table:formula="of:=[.CN67]+IF([.$A67]&gt;=[.CO$2];INDEX([.CO$3:.CO67];[.$A67]-[.CO$2]+1;1);0)" office:value-type="float" office:value="1741630" calcext:value-type="float">
            <text:p>1741630</text:p>
          </table:table-cell>
          <table:table-cell table:formula="of:=[.CO67]+IF([.$A67]&gt;=[.CP$2];INDEX([.CP$3:.CP67];[.$A67]-[.CP$2]+1;1);0)" office:value-type="float" office:value="1741630" calcext:value-type="float">
            <text:p>1741630</text:p>
          </table:table-cell>
          <table:table-cell table:formula="of:=[.CP67]+IF([.$A67]&gt;=[.CQ$2];INDEX([.CQ$3:.CQ67];[.$A67]-[.CQ$2]+1;1);0)" office:value-type="float" office:value="1741630" calcext:value-type="float">
            <text:p>1741630</text:p>
          </table:table-cell>
          <table:table-cell table:formula="of:=[.CQ67]+IF([.$A67]&gt;=[.CR$2];INDEX([.CR$3:.CR67];[.$A67]-[.CR$2]+1;1);0)" office:value-type="float" office:value="1741630" calcext:value-type="float">
            <text:p>1741630</text:p>
          </table:table-cell>
          <table:table-cell table:formula="of:=[.CR67]+IF([.$A67]&gt;=[.CS$2];INDEX([.CS$3:.CS67];[.$A67]-[.CS$2]+1;1);0)" office:value-type="float" office:value="1741630" calcext:value-type="float">
            <text:p>1741630</text:p>
          </table:table-cell>
          <table:table-cell table:formula="of:=[.CS67]+IF([.$A67]&gt;=[.CT$2];INDEX([.CT$3:.CT67];[.$A67]-[.CT$2]+1;1);0)" office:value-type="float" office:value="1741630" calcext:value-type="float">
            <text:p>1741630</text:p>
          </table:table-cell>
          <table:table-cell table:formula="of:=[.CT67]+IF([.$A67]&gt;=[.CU$2];INDEX([.CU$3:.CU67];[.$A67]-[.CU$2]+1;1);0)" office:value-type="float" office:value="1741630" calcext:value-type="float">
            <text:p>1741630</text:p>
          </table:table-cell>
          <table:table-cell table:formula="of:=[.CU67]+IF([.$A67]&gt;=[.CV$2];INDEX([.CV$3:.CV67];[.$A67]-[.CV$2]+1;1);0)" office:value-type="float" office:value="1741630" calcext:value-type="float">
            <text:p>1741630</text:p>
          </table:table-cell>
          <table:table-cell table:formula="of:=[.CV67]+IF([.$A67]&gt;=[.CW$2];INDEX([.CW$3:.CW67];[.$A67]-[.CW$2]+1;1);0)" office:value-type="float" office:value="1741630" calcext:value-type="float">
            <text:p>17416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7]" office:value-type="float" office:value="1" calcext:value-type="float">
            <text:p>1</text:p>
          </table:table-cell>
          <table:table-cell table:formula="of:=[.B68]+IF([.$A68]&gt;=[.C$2];INDEX([.C$3:.C68];[.$A68]-[.C$2]+1;1);0)" office:value-type="float" office:value="33" calcext:value-type="float">
            <text:p>33</text:p>
          </table:table-cell>
          <table:table-cell table:formula="of:=[.C68]+IF([.$A68]&gt;=[.D$2];INDEX([.D$3:.D68];[.$A68]-[.D$2]+1;1);0)" office:value-type="float" office:value="385" calcext:value-type="float">
            <text:p>385</text:p>
          </table:table-cell>
          <table:table-cell table:formula="of:=[.D68]+IF([.$A68]&gt;=[.E$2];INDEX([.E$3:.E68];[.$A68]-[.E$2]+1;1);0)" office:value-type="float" office:value="2376" calcext:value-type="float">
            <text:p>2376</text:p>
          </table:table-cell>
          <table:table-cell table:formula="of:=[.E68]+IF([.$A68]&gt;=[.F$2];INDEX([.F$3:.F68];[.$A68]-[.F$2]+1;1);0)" office:value-type="float" office:value="9542" calcext:value-type="float">
            <text:p>9542</text:p>
          </table:table-cell>
          <table:table-cell table:formula="of:=[.F68]+IF([.$A68]&gt;=[.G$2];INDEX([.G$3:.G68];[.$A68]-[.G$2]+1;1);0)" office:value-type="float" office:value="28009" calcext:value-type="float">
            <text:p>28009</text:p>
          </table:table-cell>
          <table:table-cell table:formula="of:=[.G68]+IF([.$A68]&gt;=[.H$2];INDEX([.H$3:.H68];[.$A68]-[.H$2]+1;1);0)" office:value-type="float" office:value="65117" calcext:value-type="float">
            <text:p>65117</text:p>
          </table:table-cell>
          <table:table-cell table:formula="of:=[.H68]+IF([.$A68]&gt;=[.I$2];INDEX([.I$3:.I68];[.$A68]-[.I$2]+1;1);0)" office:value-type="float" office:value="126692" calcext:value-type="float">
            <text:p>126692</text:p>
          </table:table-cell>
          <table:table-cell table:formula="of:=[.I68]+IF([.$A68]&gt;=[.J$2];INDEX([.J$3:.J68];[.$A68]-[.J$2]+1;1);0)" office:value-type="float" office:value="214944" calcext:value-type="float">
            <text:p>214944</text:p>
          </table:table-cell>
          <table:table-cell table:formula="of:=[.J68]+IF([.$A68]&gt;=[.K$2];INDEX([.K$3:.K68];[.$A68]-[.K$2]+1;1);0)" office:value-type="float" office:value="327748" calcext:value-type="float">
            <text:p>327748</text:p>
          </table:table-cell>
          <table:table-cell table:formula="of:=[.K68]+IF([.$A68]&gt;=[.L$2];INDEX([.L$3:.L68];[.$A68]-[.L$2]+1;1);0)" office:value-type="float" office:value="459718" calcext:value-type="float">
            <text:p>459718</text:p>
          </table:table-cell>
          <table:table-cell table:formula="of:=[.L68]+IF([.$A68]&gt;=[.M$2];INDEX([.M$3:.M68];[.$A68]-[.M$2]+1;1);0)" office:value-type="float" office:value="603666" calcext:value-type="float">
            <text:p>603666</text:p>
          </table:table-cell>
          <table:table-cell table:formula="of:=[.M68]+IF([.$A68]&gt;=[.N$2];INDEX([.N$3:.N68];[.$A68]-[.N$2]+1;1);0)" office:value-type="float" office:value="752368" calcext:value-type="float">
            <text:p>752368</text:p>
          </table:table-cell>
          <table:table-cell table:formula="of:=[.N68]+IF([.$A68]&gt;=[.O$2];INDEX([.O$3:.O68];[.$A68]-[.O$2]+1;1);0)" office:value-type="float" office:value="899427" calcext:value-type="float">
            <text:p>899427</text:p>
          </table:table-cell>
          <table:table-cell table:formula="of:=[.O68]+IF([.$A68]&gt;=[.P$2];INDEX([.P$3:.P68];[.$A68]-[.P$2]+1;1);0)" office:value-type="float" office:value="1040014" calcext:value-type="float">
            <text:p>1040014</text:p>
          </table:table-cell>
          <table:table-cell table:formula="of:=[.P68]+IF([.$A68]&gt;=[.Q$2];INDEX([.Q$3:.Q68];[.$A68]-[.Q$2]+1;1);0)" office:value-type="float" office:value="1170752" calcext:value-type="float">
            <text:p>1170752</text:p>
          </table:table-cell>
          <table:table-cell table:formula="of:=[.Q68]+IF([.$A68]&gt;=[.R$2];INDEX([.R$3:.R68];[.$A68]-[.R$2]+1;1);0)" office:value-type="float" office:value="1289761" calcext:value-type="float">
            <text:p>1289761</text:p>
          </table:table-cell>
          <table:table-cell table:formula="of:=[.R68]+IF([.$A68]&gt;=[.S$2];INDEX([.S$3:.S68];[.$A68]-[.S$2]+1;1);0)" office:value-type="float" office:value="1396169" calcext:value-type="float">
            <text:p>1396169</text:p>
          </table:table-cell>
          <table:table-cell table:formula="of:=[.S68]+IF([.$A68]&gt;=[.T$2];INDEX([.T$3:.T68];[.$A68]-[.T$2]+1;1);0)" office:value-type="float" office:value="1490023" calcext:value-type="float">
            <text:p>1490023</text:p>
          </table:table-cell>
          <table:table-cell table:formula="of:=[.T68]+IF([.$A68]&gt;=[.U$2];INDEX([.U$3:.U68];[.$A68]-[.U$2]+1;1);0)" office:value-type="float" office:value="1571824" calcext:value-type="float">
            <text:p>1571824</text:p>
          </table:table-cell>
          <table:table-cell table:formula="of:=[.U68]+IF([.$A68]&gt;=[.V$2];INDEX([.V$3:.V68];[.$A68]-[.V$2]+1;1);0)" office:value-type="float" office:value="1642491" calcext:value-type="float">
            <text:p>1642491</text:p>
          </table:table-cell>
          <table:table-cell table:formula="of:=[.V68]+IF([.$A68]&gt;=[.W$2];INDEX([.W$3:.W68];[.$A68]-[.W$2]+1;1);0)" office:value-type="float" office:value="1703038" calcext:value-type="float">
            <text:p>1703038</text:p>
          </table:table-cell>
          <table:table-cell table:formula="of:=[.W68]+IF([.$A68]&gt;=[.X$2];INDEX([.X$3:.X68];[.$A68]-[.X$2]+1;1);0)" office:value-type="float" office:value="1754615" calcext:value-type="float">
            <text:p>1754615</text:p>
          </table:table-cell>
          <table:table-cell table:formula="of:=[.X68]+IF([.$A68]&gt;=[.Y$2];INDEX([.Y$3:.Y68];[.$A68]-[.Y$2]+1;1);0)" office:value-type="float" office:value="1798283" calcext:value-type="float">
            <text:p>1798283</text:p>
          </table:table-cell>
          <table:table-cell table:formula="of:=[.Y68]+IF([.$A68]&gt;=[.Z$2];INDEX([.Z$3:.Z68];[.$A68]-[.Z$2]+1;1);0)" office:value-type="float" office:value="1835113" calcext:value-type="float">
            <text:p>1835113</text:p>
          </table:table-cell>
          <table:table-cell table:formula="of:=[.Z68]+IF([.$A68]&gt;=[.AA$2];INDEX([.AA$3:.AA68];[.$A68]-[.AA$2]+1;1);0)" office:value-type="float" office:value="1866026" calcext:value-type="float">
            <text:p>1866026</text:p>
          </table:table-cell>
          <table:table-cell table:formula="of:=[.AA68]+IF([.$A68]&gt;=[.AB$2];INDEX([.AB$3:.AB68];[.$A68]-[.AB$2]+1;1);0)" office:value-type="float" office:value="1891902" calcext:value-type="float">
            <text:p>1891902</text:p>
          </table:table-cell>
          <table:table-cell table:formula="of:=[.AB68]+IF([.$A68]&gt;=[.AC$2];INDEX([.AC$3:.AC68];[.$A68]-[.AC$2]+1;1);0)" office:value-type="float" office:value="1913472" calcext:value-type="float">
            <text:p>1913472</text:p>
          </table:table-cell>
          <table:table-cell table:formula="of:=[.AC68]+IF([.$A68]&gt;=[.AD$2];INDEX([.AD$3:.AD68];[.$A68]-[.AD$2]+1;1);0)" office:value-type="float" office:value="1931419" calcext:value-type="float">
            <text:p>1931419</text:p>
          </table:table-cell>
          <table:table-cell table:formula="of:=[.AD68]+IF([.$A68]&gt;=[.AE$2];INDEX([.AE$3:.AE68];[.$A68]-[.AE$2]+1;1);0)" office:value-type="float" office:value="1946290" calcext:value-type="float">
            <text:p>1946290</text:p>
          </table:table-cell>
          <table:table-cell table:formula="of:=[.AE68]+IF([.$A68]&gt;=[.AF$2];INDEX([.AF$3:.AF68];[.$A68]-[.AF$2]+1;1);0)" office:value-type="float" office:value="1958596" calcext:value-type="float">
            <text:p>1958596</text:p>
          </table:table-cell>
          <table:table-cell table:formula="of:=[.AF68]+IF([.$A68]&gt;=[.AG$2];INDEX([.AG$3:.AG68];[.$A68]-[.AG$2]+1;1);0)" office:value-type="float" office:value="1968738" calcext:value-type="float">
            <text:p>1968738</text:p>
          </table:table-cell>
          <table:table-cell table:formula="of:=[.AG68]+IF([.$A68]&gt;=[.AH$2];INDEX([.AH$3:.AH68];[.$A68]-[.AH$2]+1;1);0)" office:value-type="float" office:value="1977087" calcext:value-type="float">
            <text:p>1977087</text:p>
          </table:table-cell>
          <table:table-cell table:formula="of:=[.AH68]+IF([.$A68]&gt;=[.AI$2];INDEX([.AI$3:.AI68];[.$A68]-[.AI$2]+1;1);0)" office:value-type="float" office:value="1983929" calcext:value-type="float">
            <text:p>1983929</text:p>
          </table:table-cell>
          <table:table-cell table:formula="of:=[.AI68]+IF([.$A68]&gt;=[.AJ$2];INDEX([.AJ$3:.AJ68];[.$A68]-[.AJ$2]+1;1);0)" office:value-type="float" office:value="1989533" calcext:value-type="float">
            <text:p>1989533</text:p>
          </table:table-cell>
          <table:table-cell table:formula="of:=[.AJ68]+IF([.$A68]&gt;=[.AK$2];INDEX([.AK$3:.AK68];[.$A68]-[.AK$2]+1;1);0)" office:value-type="float" office:value="1994098" calcext:value-type="float">
            <text:p>1994098</text:p>
          </table:table-cell>
          <table:table-cell table:formula="of:=[.AK68]+IF([.$A68]&gt;=[.AL$2];INDEX([.AL$3:.AL68];[.$A68]-[.AL$2]+1;1);0)" office:value-type="float" office:value="1997816" calcext:value-type="float">
            <text:p>1997816</text:p>
          </table:table-cell>
          <table:table-cell table:formula="of:=[.AL68]+IF([.$A68]&gt;=[.AM$2];INDEX([.AM$3:.AM68];[.$A68]-[.AM$2]+1;1);0)" office:value-type="float" office:value="2000826" calcext:value-type="float">
            <text:p>2000826</text:p>
          </table:table-cell>
          <table:table-cell table:formula="of:=[.AM68]+IF([.$A68]&gt;=[.AN$2];INDEX([.AN$3:.AN68];[.$A68]-[.AN$2]+1;1);0)" office:value-type="float" office:value="2003262" calcext:value-type="float">
            <text:p>2003262</text:p>
          </table:table-cell>
          <table:table-cell table:formula="of:=[.AN68]+IF([.$A68]&gt;=[.AO$2];INDEX([.AO$3:.AO68];[.$A68]-[.AO$2]+1;1);0)" office:value-type="float" office:value="2005220" calcext:value-type="float">
            <text:p>2005220</text:p>
          </table:table-cell>
          <table:table-cell table:formula="of:=[.AO68]+IF([.$A68]&gt;=[.AP$2];INDEX([.AP$3:.AP68];[.$A68]-[.AP$2]+1;1);0)" office:value-type="float" office:value="2006795" calcext:value-type="float">
            <text:p>2006795</text:p>
          </table:table-cell>
          <table:table-cell table:formula="of:=[.AP68]+IF([.$A68]&gt;=[.AQ$2];INDEX([.AQ$3:.AQ68];[.$A68]-[.AQ$2]+1;1);0)" office:value-type="float" office:value="2008050" calcext:value-type="float">
            <text:p>2008050</text:p>
          </table:table-cell>
          <table:table-cell table:formula="of:=[.AQ68]+IF([.$A68]&gt;=[.AR$2];INDEX([.AR$3:.AR68];[.$A68]-[.AR$2]+1;1);0)" office:value-type="float" office:value="2009052" calcext:value-type="float">
            <text:p>2009052</text:p>
          </table:table-cell>
          <table:table-cell table:formula="of:=[.AR68]+IF([.$A68]&gt;=[.AS$2];INDEX([.AS$3:.AS68];[.$A68]-[.AS$2]+1;1);0)" office:value-type="float" office:value="2009844" calcext:value-type="float">
            <text:p>2009844</text:p>
          </table:table-cell>
          <table:table-cell table:formula="of:=[.AS68]+IF([.$A68]&gt;=[.AT$2];INDEX([.AT$3:.AT68];[.$A68]-[.AT$2]+1;1);0)" office:value-type="float" office:value="2010471" calcext:value-type="float">
            <text:p>2010471</text:p>
          </table:table-cell>
          <table:table-cell table:formula="of:=[.AT68]+IF([.$A68]&gt;=[.AU$2];INDEX([.AU$3:.AU68];[.$A68]-[.AU$2]+1;1);0)" office:value-type="float" office:value="2010961" calcext:value-type="float">
            <text:p>2010961</text:p>
          </table:table-cell>
          <table:table-cell table:formula="of:=[.AU68]+IF([.$A68]&gt;=[.AV$2];INDEX([.AV$3:.AV68];[.$A68]-[.AV$2]+1;1);0)" office:value-type="float" office:value="2011346" calcext:value-type="float">
            <text:p>2011346</text:p>
          </table:table-cell>
          <table:table-cell table:formula="of:=[.AV68]+IF([.$A68]&gt;=[.AW$2];INDEX([.AW$3:.AW68];[.$A68]-[.AW$2]+1;1);0)" office:value-type="float" office:value="2011643" calcext:value-type="float">
            <text:p>2011643</text:p>
          </table:table-cell>
          <table:table-cell table:formula="of:=[.AW68]+IF([.$A68]&gt;=[.AX$2];INDEX([.AX$3:.AX68];[.$A68]-[.AX$2]+1;1);0)" office:value-type="float" office:value="2011874" calcext:value-type="float">
            <text:p>2011874</text:p>
          </table:table-cell>
          <table:table-cell table:formula="of:=[.AX68]+IF([.$A68]&gt;=[.AY$2];INDEX([.AY$3:.AY68];[.$A68]-[.AY$2]+1;1);0)" office:value-type="float" office:value="2012050" calcext:value-type="float">
            <text:p>2012050</text:p>
          </table:table-cell>
          <table:table-cell table:formula="of:=[.AY68]+IF([.$A68]&gt;=[.AZ$2];INDEX([.AZ$3:.AZ68];[.$A68]-[.AZ$2]+1;1);0)" office:value-type="float" office:value="2012185" calcext:value-type="float">
            <text:p>2012185</text:p>
          </table:table-cell>
          <table:table-cell table:formula="of:=[.AZ68]+IF([.$A68]&gt;=[.BA$2];INDEX([.BA$3:.BA68];[.$A68]-[.BA$2]+1;1);0)" office:value-type="float" office:value="2012286" calcext:value-type="float">
            <text:p>2012286</text:p>
          </table:table-cell>
          <table:table-cell table:formula="of:=[.BA68]+IF([.$A68]&gt;=[.BB$2];INDEX([.BB$3:.BB68];[.$A68]-[.BB$2]+1;1);0)" office:value-type="float" office:value="2012363" calcext:value-type="float">
            <text:p>2012363</text:p>
          </table:table-cell>
          <table:table-cell table:formula="of:=[.BB68]+IF([.$A68]&gt;=[.BC$2];INDEX([.BC$3:.BC68];[.$A68]-[.BC$2]+1;1);0)" office:value-type="float" office:value="2012419" calcext:value-type="float">
            <text:p>2012419</text:p>
          </table:table-cell>
          <table:table-cell table:formula="of:=[.BC68]+IF([.$A68]&gt;=[.BD$2];INDEX([.BD$3:.BD68];[.$A68]-[.BD$2]+1;1);0)" office:value-type="float" office:value="2012461" calcext:value-type="float">
            <text:p>2012461</text:p>
          </table:table-cell>
          <table:table-cell table:formula="of:=[.BD68]+IF([.$A68]&gt;=[.BE$2];INDEX([.BE$3:.BE68];[.$A68]-[.BE$2]+1;1);0)" office:value-type="float" office:value="2012491" calcext:value-type="float">
            <text:p>2012491</text:p>
          </table:table-cell>
          <table:table-cell table:formula="of:=[.BE68]+IF([.$A68]&gt;=[.BF$2];INDEX([.BF$3:.BF68];[.$A68]-[.BF$2]+1;1);0)" office:value-type="float" office:value="2012513" calcext:value-type="float">
            <text:p>2012513</text:p>
          </table:table-cell>
          <table:table-cell table:formula="of:=[.BF68]+IF([.$A68]&gt;=[.BG$2];INDEX([.BG$3:.BG68];[.$A68]-[.BG$2]+1;1);0)" office:value-type="float" office:value="2012528" calcext:value-type="float">
            <text:p>2012528</text:p>
          </table:table-cell>
          <table:table-cell table:formula="of:=[.BG68]+IF([.$A68]&gt;=[.BH$2];INDEX([.BH$3:.BH68];[.$A68]-[.BH$2]+1;1);0)" office:value-type="float" office:value="2012539" calcext:value-type="float">
            <text:p>2012539</text:p>
          </table:table-cell>
          <table:table-cell table:formula="of:=[.BH68]+IF([.$A68]&gt;=[.BI$2];INDEX([.BI$3:.BI68];[.$A68]-[.BI$2]+1;1);0)" office:value-type="float" office:value="2012546" calcext:value-type="float">
            <text:p>2012546</text:p>
          </table:table-cell>
          <table:table-cell table:formula="of:=[.BI68]+IF([.$A68]&gt;=[.BJ$2];INDEX([.BJ$3:.BJ68];[.$A68]-[.BJ$2]+1;1);0)" office:value-type="float" office:value="2012551" calcext:value-type="float">
            <text:p>2012551</text:p>
          </table:table-cell>
          <table:table-cell table:formula="of:=[.BJ68]+IF([.$A68]&gt;=[.BK$2];INDEX([.BK$3:.BK68];[.$A68]-[.BK$2]+1;1);0)" office:value-type="float" office:value="2012554" calcext:value-type="float">
            <text:p>2012554</text:p>
          </table:table-cell>
          <table:table-cell table:formula="of:=[.BK68]+IF([.$A68]&gt;=[.BL$2];INDEX([.BL$3:.BL68];[.$A68]-[.BL$2]+1;1);0)" office:value-type="float" office:value="2012556" calcext:value-type="float">
            <text:p>2012556</text:p>
          </table:table-cell>
          <table:table-cell table:formula="of:=[.BL68]+IF([.$A68]&gt;=[.BM$2];INDEX([.BM$3:.BM68];[.$A68]-[.BM$2]+1;1);0)" office:value-type="float" office:value="2012557" calcext:value-type="float">
            <text:p>2012557</text:p>
          </table:table-cell>
          <table:table-cell table:formula="of:=[.BM68]+IF([.$A68]&gt;=[.BN$2];INDEX([.BN$3:.BN68];[.$A68]-[.BN$2]+1;1);0)" office:value-type="float" office:value="2012558" calcext:value-type="float">
            <text:p>2012558</text:p>
          </table:table-cell>
          <table:table-cell table:formula="of:=[.BN68]+IF([.$A68]&gt;=[.BO$2];INDEX([.BO$3:.BO68];[.$A68]-[.BO$2]+1;1);0)" office:value-type="float" office:value="2012558" calcext:value-type="float">
            <text:p>2012558</text:p>
          </table:table-cell>
          <table:table-cell table:formula="of:=[.BO68]+IF([.$A68]&gt;=[.BP$2];INDEX([.BP$3:.BP68];[.$A68]-[.BP$2]+1;1);0)" office:value-type="float" office:value="2012558" calcext:value-type="float">
            <text:p>2012558</text:p>
          </table:table-cell>
          <table:table-cell table:formula="of:=[.BP68]+IF([.$A68]&gt;=[.BQ$2];INDEX([.BQ$3:.BQ68];[.$A68]-[.BQ$2]+1;1);0)" office:value-type="float" office:value="2012558" calcext:value-type="float">
            <text:p>2012558</text:p>
          </table:table-cell>
          <table:table-cell table:formula="of:=[.BQ68]+IF([.$A68]&gt;=[.BR$2];INDEX([.BR$3:.BR68];[.$A68]-[.BR$2]+1;1);0)" office:value-type="float" office:value="2012558" calcext:value-type="float">
            <text:p>2012558</text:p>
          </table:table-cell>
          <table:table-cell table:formula="of:=[.BR68]+IF([.$A68]&gt;=[.BS$2];INDEX([.BS$3:.BS68];[.$A68]-[.BS$2]+1;1);0)" office:value-type="float" office:value="2012558" calcext:value-type="float">
            <text:p>2012558</text:p>
          </table:table-cell>
          <table:table-cell table:formula="of:=[.BS68]+IF([.$A68]&gt;=[.BT$2];INDEX([.BT$3:.BT68];[.$A68]-[.BT$2]+1;1);0)" office:value-type="float" office:value="2012558" calcext:value-type="float">
            <text:p>2012558</text:p>
          </table:table-cell>
          <table:table-cell table:formula="of:=[.BT68]+IF([.$A68]&gt;=[.BU$2];INDEX([.BU$3:.BU68];[.$A68]-[.BU$2]+1;1);0)" office:value-type="float" office:value="2012558" calcext:value-type="float">
            <text:p>2012558</text:p>
          </table:table-cell>
          <table:table-cell table:formula="of:=[.BU68]+IF([.$A68]&gt;=[.BV$2];INDEX([.BV$3:.BV68];[.$A68]-[.BV$2]+1;1);0)" office:value-type="float" office:value="2012558" calcext:value-type="float">
            <text:p>2012558</text:p>
          </table:table-cell>
          <table:table-cell table:formula="of:=[.BV68]+IF([.$A68]&gt;=[.BW$2];INDEX([.BW$3:.BW68];[.$A68]-[.BW$2]+1;1);0)" office:value-type="float" office:value="2012558" calcext:value-type="float">
            <text:p>2012558</text:p>
          </table:table-cell>
          <table:table-cell table:formula="of:=[.BW68]+IF([.$A68]&gt;=[.BX$2];INDEX([.BX$3:.BX68];[.$A68]-[.BX$2]+1;1);0)" office:value-type="float" office:value="2012558" calcext:value-type="float">
            <text:p>2012558</text:p>
          </table:table-cell>
          <table:table-cell table:formula="of:=[.BX68]+IF([.$A68]&gt;=[.BY$2];INDEX([.BY$3:.BY68];[.$A68]-[.BY$2]+1;1);0)" office:value-type="float" office:value="2012558" calcext:value-type="float">
            <text:p>2012558</text:p>
          </table:table-cell>
          <table:table-cell table:formula="of:=[.BY68]+IF([.$A68]&gt;=[.BZ$2];INDEX([.BZ$3:.BZ68];[.$A68]-[.BZ$2]+1;1);0)" office:value-type="float" office:value="2012558" calcext:value-type="float">
            <text:p>2012558</text:p>
          </table:table-cell>
          <table:table-cell table:formula="of:=[.BZ68]+IF([.$A68]&gt;=[.CA$2];INDEX([.CA$3:.CA68];[.$A68]-[.CA$2]+1;1);0)" office:value-type="float" office:value="2012558" calcext:value-type="float">
            <text:p>2012558</text:p>
          </table:table-cell>
          <table:table-cell table:formula="of:=[.CA68]+IF([.$A68]&gt;=[.CB$2];INDEX([.CB$3:.CB68];[.$A68]-[.CB$2]+1;1);0)" office:value-type="float" office:value="2012558" calcext:value-type="float">
            <text:p>2012558</text:p>
          </table:table-cell>
          <table:table-cell table:formula="of:=[.CB68]+IF([.$A68]&gt;=[.CC$2];INDEX([.CC$3:.CC68];[.$A68]-[.CC$2]+1;1);0)" office:value-type="float" office:value="2012558" calcext:value-type="float">
            <text:p>2012558</text:p>
          </table:table-cell>
          <table:table-cell table:formula="of:=[.CC68]+IF([.$A68]&gt;=[.CD$2];INDEX([.CD$3:.CD68];[.$A68]-[.CD$2]+1;1);0)" office:value-type="float" office:value="2012558" calcext:value-type="float">
            <text:p>2012558</text:p>
          </table:table-cell>
          <table:table-cell table:formula="of:=[.CD68]+IF([.$A68]&gt;=[.CE$2];INDEX([.CE$3:.CE68];[.$A68]-[.CE$2]+1;1);0)" office:value-type="float" office:value="2012558" calcext:value-type="float">
            <text:p>2012558</text:p>
          </table:table-cell>
          <table:table-cell table:formula="of:=[.CE68]+IF([.$A68]&gt;=[.CF$2];INDEX([.CF$3:.CF68];[.$A68]-[.CF$2]+1;1);0)" office:value-type="float" office:value="2012558" calcext:value-type="float">
            <text:p>2012558</text:p>
          </table:table-cell>
          <table:table-cell table:formula="of:=[.CF68]+IF([.$A68]&gt;=[.CG$2];INDEX([.CG$3:.CG68];[.$A68]-[.CG$2]+1;1);0)" office:value-type="float" office:value="2012558" calcext:value-type="float">
            <text:p>2012558</text:p>
          </table:table-cell>
          <table:table-cell table:formula="of:=[.CG68]+IF([.$A68]&gt;=[.CH$2];INDEX([.CH$3:.CH68];[.$A68]-[.CH$2]+1;1);0)" office:value-type="float" office:value="2012558" calcext:value-type="float">
            <text:p>2012558</text:p>
          </table:table-cell>
          <table:table-cell table:formula="of:=[.CH68]+IF([.$A68]&gt;=[.CI$2];INDEX([.CI$3:.CI68];[.$A68]-[.CI$2]+1;1);0)" office:value-type="float" office:value="2012558" calcext:value-type="float">
            <text:p>2012558</text:p>
          </table:table-cell>
          <table:table-cell table:formula="of:=[.CI68]+IF([.$A68]&gt;=[.CJ$2];INDEX([.CJ$3:.CJ68];[.$A68]-[.CJ$2]+1;1);0)" office:value-type="float" office:value="2012558" calcext:value-type="float">
            <text:p>2012558</text:p>
          </table:table-cell>
          <table:table-cell table:formula="of:=[.CJ68]+IF([.$A68]&gt;=[.CK$2];INDEX([.CK$3:.CK68];[.$A68]-[.CK$2]+1;1);0)" office:value-type="float" office:value="2012558" calcext:value-type="float">
            <text:p>2012558</text:p>
          </table:table-cell>
          <table:table-cell table:formula="of:=[.CK68]+IF([.$A68]&gt;=[.CL$2];INDEX([.CL$3:.CL68];[.$A68]-[.CL$2]+1;1);0)" office:value-type="float" office:value="2012558" calcext:value-type="float">
            <text:p>2012558</text:p>
          </table:table-cell>
          <table:table-cell table:formula="of:=[.CL68]+IF([.$A68]&gt;=[.CM$2];INDEX([.CM$3:.CM68];[.$A68]-[.CM$2]+1;1);0)" office:value-type="float" office:value="2012558" calcext:value-type="float">
            <text:p>2012558</text:p>
          </table:table-cell>
          <table:table-cell table:formula="of:=[.CM68]+IF([.$A68]&gt;=[.CN$2];INDEX([.CN$3:.CN68];[.$A68]-[.CN$2]+1;1);0)" office:value-type="float" office:value="2012558" calcext:value-type="float">
            <text:p>2012558</text:p>
          </table:table-cell>
          <table:table-cell table:formula="of:=[.CN68]+IF([.$A68]&gt;=[.CO$2];INDEX([.CO$3:.CO68];[.$A68]-[.CO$2]+1;1);0)" office:value-type="float" office:value="2012558" calcext:value-type="float">
            <text:p>2012558</text:p>
          </table:table-cell>
          <table:table-cell table:formula="of:=[.CO68]+IF([.$A68]&gt;=[.CP$2];INDEX([.CP$3:.CP68];[.$A68]-[.CP$2]+1;1);0)" office:value-type="float" office:value="2012558" calcext:value-type="float">
            <text:p>2012558</text:p>
          </table:table-cell>
          <table:table-cell table:formula="of:=[.CP68]+IF([.$A68]&gt;=[.CQ$2];INDEX([.CQ$3:.CQ68];[.$A68]-[.CQ$2]+1;1);0)" office:value-type="float" office:value="2012558" calcext:value-type="float">
            <text:p>2012558</text:p>
          </table:table-cell>
          <table:table-cell table:formula="of:=[.CQ68]+IF([.$A68]&gt;=[.CR$2];INDEX([.CR$3:.CR68];[.$A68]-[.CR$2]+1;1);0)" office:value-type="float" office:value="2012558" calcext:value-type="float">
            <text:p>2012558</text:p>
          </table:table-cell>
          <table:table-cell table:formula="of:=[.CR68]+IF([.$A68]&gt;=[.CS$2];INDEX([.CS$3:.CS68];[.$A68]-[.CS$2]+1;1);0)" office:value-type="float" office:value="2012558" calcext:value-type="float">
            <text:p>2012558</text:p>
          </table:table-cell>
          <table:table-cell table:formula="of:=[.CS68]+IF([.$A68]&gt;=[.CT$2];INDEX([.CT$3:.CT68];[.$A68]-[.CT$2]+1;1);0)" office:value-type="float" office:value="2012558" calcext:value-type="float">
            <text:p>2012558</text:p>
          </table:table-cell>
          <table:table-cell table:formula="of:=[.CT68]+IF([.$A68]&gt;=[.CU$2];INDEX([.CU$3:.CU68];[.$A68]-[.CU$2]+1;1);0)" office:value-type="float" office:value="2012558" calcext:value-type="float">
            <text:p>2012558</text:p>
          </table:table-cell>
          <table:table-cell table:formula="of:=[.CU68]+IF([.$A68]&gt;=[.CV$2];INDEX([.CV$3:.CV68];[.$A68]-[.CV$2]+1;1);0)" office:value-type="float" office:value="2012558" calcext:value-type="float">
            <text:p>2012558</text:p>
          </table:table-cell>
          <table:table-cell table:formula="of:=[.CV68]+IF([.$A68]&gt;=[.CW$2];INDEX([.CW$3:.CW68];[.$A68]-[.CW$2]+1;1);0)" office:value-type="float" office:value="2012558" calcext:value-type="float">
            <text:p>20125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8]" office:value-type="float" office:value="1" calcext:value-type="float">
            <text:p>1</text:p>
          </table:table-cell>
          <table:table-cell table:formula="of:=[.B69]+IF([.$A69]&gt;=[.C$2];INDEX([.C$3:.C69];[.$A69]-[.C$2]+1;1);0)" office:value-type="float" office:value="34" calcext:value-type="float">
            <text:p>34</text:p>
          </table:table-cell>
          <table:table-cell table:formula="of:=[.C69]+IF([.$A69]&gt;=[.D$2];INDEX([.D$3:.D69];[.$A69]-[.D$2]+1;1);0)" office:value-type="float" office:value="397" calcext:value-type="float">
            <text:p>397</text:p>
          </table:table-cell>
          <table:table-cell table:formula="of:=[.D69]+IF([.$A69]&gt;=[.E$2];INDEX([.E$3:.E69];[.$A69]-[.E$2]+1;1);0)" office:value-type="float" office:value="2484" calcext:value-type="float">
            <text:p>2484</text:p>
          </table:table-cell>
          <table:table-cell table:formula="of:=[.E69]+IF([.$A69]&gt;=[.F$2];INDEX([.F$3:.F69];[.$A69]-[.F$2]+1;1);0)" office:value-type="float" office:value="10083" calcext:value-type="float">
            <text:p>10083</text:p>
          </table:table-cell>
          <table:table-cell table:formula="of:=[.F69]+IF([.$A69]&gt;=[.G$2];INDEX([.G$3:.G69];[.$A69]-[.G$2]+1;1);0)" office:value-type="float" office:value="29941" calcext:value-type="float">
            <text:p>29941</text:p>
          </table:table-cell>
          <table:table-cell table:formula="of:=[.G69]+IF([.$A69]&gt;=[.H$2];INDEX([.H$3:.H69];[.$A69]-[.H$2]+1;1);0)" office:value-type="float" office:value="70281" calcext:value-type="float">
            <text:p>70281</text:p>
          </table:table-cell>
          <table:table-cell table:formula="of:=[.H69]+IF([.$A69]&gt;=[.I$2];INDEX([.I$3:.I69];[.$A69]-[.I$2]+1;1);0)" office:value-type="float" office:value="137977" calcext:value-type="float">
            <text:p>137977</text:p>
          </table:table-cell>
          <table:table-cell table:formula="of:=[.I69]+IF([.$A69]&gt;=[.J$2];INDEX([.J$3:.J69];[.$A69]-[.J$2]+1;1);0)" office:value-type="float" office:value="235899" calcext:value-type="float">
            <text:p>235899</text:p>
          </table:table-cell>
          <table:table-cell table:formula="of:=[.J69]+IF([.$A69]&gt;=[.K$2];INDEX([.K$3:.K69];[.$A69]-[.K$2]+1;1);0)" office:value-type="float" office:value="362198" calcext:value-type="float">
            <text:p>362198</text:p>
          </table:table-cell>
          <table:table-cell table:formula="of:=[.K69]+IF([.$A69]&gt;=[.L$2];INDEX([.L$3:.L69];[.$A69]-[.L$2]+1;1);0)" office:value-type="float" office:value="511045" calcext:value-type="float">
            <text:p>511045</text:p>
          </table:table-cell>
          <table:table-cell table:formula="of:=[.L69]+IF([.$A69]&gt;=[.M$2];INDEX([.M$3:.M69];[.$A69]-[.M$2]+1;1);0)" office:value-type="float" office:value="674585" calcext:value-type="float">
            <text:p>674585</text:p>
          </table:table-cell>
          <table:table-cell table:formula="of:=[.M69]+IF([.$A69]&gt;=[.N$2];INDEX([.N$3:.N69];[.$A69]-[.N$2]+1;1);0)" office:value-type="float" office:value="844504" calcext:value-type="float">
            <text:p>844504</text:p>
          </table:table-cell>
          <table:table-cell table:formula="of:=[.N69]+IF([.$A69]&gt;=[.O$2];INDEX([.O$3:.O69];[.$A69]-[.O$2]+1;1);0)" office:value-type="float" office:value="1013531" calcext:value-type="float">
            <text:p>1013531</text:p>
          </table:table-cell>
          <table:table-cell table:formula="of:=[.O69]+IF([.$A69]&gt;=[.P$2];INDEX([.P$3:.P69];[.$A69]-[.P$2]+1;1);0)" office:value-type="float" office:value="1175862" calcext:value-type="float">
            <text:p>1175862</text:p>
          </table:table-cell>
          <table:table-cell table:formula="of:=[.P69]+IF([.$A69]&gt;=[.Q$2];INDEX([.Q$3:.Q69];[.$A69]-[.Q$2]+1;1);0)" office:value-type="float" office:value="1327547" calcext:value-type="float">
            <text:p>1327547</text:p>
          </table:table-cell>
          <table:table-cell table:formula="of:=[.Q69]+IF([.$A69]&gt;=[.R$2];INDEX([.R$3:.R69];[.$A69]-[.R$2]+1;1);0)" office:value-type="float" office:value="1466126" calcext:value-type="float">
            <text:p>1466126</text:p>
          </table:table-cell>
          <table:table-cell table:formula="of:=[.R69]+IF([.$A69]&gt;=[.S$2];INDEX([.S$3:.S69];[.$A69]-[.S$2]+1;1);0)" office:value-type="float" office:value="1590544" calcext:value-type="float">
            <text:p>1590544</text:p>
          </table:table-cell>
          <table:table-cell table:formula="of:=[.S69]+IF([.$A69]&gt;=[.T$2];INDEX([.T$3:.T69];[.$A69]-[.T$2]+1;1);0)" office:value-type="float" office:value="1700603" calcext:value-type="float">
            <text:p>1700603</text:p>
          </table:table-cell>
          <table:table-cell table:formula="of:=[.T69]+IF([.$A69]&gt;=[.U$2];INDEX([.U$3:.U69];[.$A69]-[.U$2]+1;1);0)" office:value-type="float" office:value="1796874" calcext:value-type="float">
            <text:p>1796874</text:p>
          </table:table-cell>
          <table:table-cell table:formula="of:=[.U69]+IF([.$A69]&gt;=[.V$2];INDEX([.V$3:.V69];[.$A69]-[.V$2]+1;1);0)" office:value-type="float" office:value="1880246" calcext:value-type="float">
            <text:p>1880246</text:p>
          </table:table-cell>
          <table:table-cell table:formula="of:=[.V69]+IF([.$A69]&gt;=[.W$2];INDEX([.W$3:.W69];[.$A69]-[.W$2]+1;1);0)" office:value-type="float" office:value="1951915" calcext:value-type="float">
            <text:p>1951915</text:p>
          </table:table-cell>
          <table:table-cell table:formula="of:=[.W69]+IF([.$A69]&gt;=[.X$2];INDEX([.X$3:.X69];[.$A69]-[.X$2]+1;1);0)" office:value-type="float" office:value="2013089" calcext:value-type="float">
            <text:p>2013089</text:p>
          </table:table-cell>
          <table:table-cell table:formula="of:=[.X69]+IF([.$A69]&gt;=[.Y$2];INDEX([.Y$3:.Y69];[.$A69]-[.Y$2]+1;1);0)" office:value-type="float" office:value="2065051" calcext:value-type="float">
            <text:p>2065051</text:p>
          </table:table-cell>
          <table:table-cell table:formula="of:=[.Y69]+IF([.$A69]&gt;=[.Z$2];INDEX([.Z$3:.Z69];[.$A69]-[.Z$2]+1;1);0)" office:value-type="float" office:value="2108950" calcext:value-type="float">
            <text:p>2108950</text:p>
          </table:table-cell>
          <table:table-cell table:formula="of:=[.Z69]+IF([.$A69]&gt;=[.AA$2];INDEX([.AA$3:.AA69];[.$A69]-[.AA$2]+1;1);0)" office:value-type="float" office:value="2145915" calcext:value-type="float">
            <text:p>2145915</text:p>
          </table:table-cell>
          <table:table-cell table:formula="of:=[.AA69]+IF([.$A69]&gt;=[.AB$2];INDEX([.AB$3:.AB69];[.$A69]-[.AB$2]+1;1);0)" office:value-type="float" office:value="2176905" calcext:value-type="float">
            <text:p>2176905</text:p>
          </table:table-cell>
          <table:table-cell table:formula="of:=[.AB69]+IF([.$A69]&gt;=[.AC$2];INDEX([.AC$3:.AC69];[.$A69]-[.AC$2]+1;1);0)" office:value-type="float" office:value="2202823" calcext:value-type="float">
            <text:p>2202823</text:p>
          </table:table-cell>
          <table:table-cell table:formula="of:=[.AC69]+IF([.$A69]&gt;=[.AD$2];INDEX([.AD$3:.AD69];[.$A69]-[.AD$2]+1;1);0)" office:value-type="float" office:value="2224415" calcext:value-type="float">
            <text:p>2224415</text:p>
          </table:table-cell>
          <table:table-cell table:formula="of:=[.AD69]+IF([.$A69]&gt;=[.AE$2];INDEX([.AE$3:.AE69];[.$A69]-[.AE$2]+1;1);0)" office:value-type="float" office:value="2242373" calcext:value-type="float">
            <text:p>2242373</text:p>
          </table:table-cell>
          <table:table-cell table:formula="of:=[.AE69]+IF([.$A69]&gt;=[.AF$2];INDEX([.AF$3:.AF69];[.$A69]-[.AF$2]+1;1);0)" office:value-type="float" office:value="2257249" calcext:value-type="float">
            <text:p>2257249</text:p>
          </table:table-cell>
          <table:table-cell table:formula="of:=[.AF69]+IF([.$A69]&gt;=[.AG$2];INDEX([.AG$3:.AG69];[.$A69]-[.AG$2]+1;1);0)" office:value-type="float" office:value="2269557" calcext:value-type="float">
            <text:p>2269557</text:p>
          </table:table-cell>
          <table:table-cell table:formula="of:=[.AG69]+IF([.$A69]&gt;=[.AH$2];INDEX([.AH$3:.AH69];[.$A69]-[.AH$2]+1;1);0)" office:value-type="float" office:value="2279700" calcext:value-type="float">
            <text:p>2279700</text:p>
          </table:table-cell>
          <table:table-cell table:formula="of:=[.AH69]+IF([.$A69]&gt;=[.AI$2];INDEX([.AI$3:.AI69];[.$A69]-[.AI$2]+1;1);0)" office:value-type="float" office:value="2288049" calcext:value-type="float">
            <text:p>2288049</text:p>
          </table:table-cell>
          <table:table-cell table:formula="of:=[.AI69]+IF([.$A69]&gt;=[.AJ$2];INDEX([.AJ$3:.AJ69];[.$A69]-[.AJ$2]+1;1);0)" office:value-type="float" office:value="2294891" calcext:value-type="float">
            <text:p>2294891</text:p>
          </table:table-cell>
          <table:table-cell table:formula="of:=[.AJ69]+IF([.$A69]&gt;=[.AK$2];INDEX([.AK$3:.AK69];[.$A69]-[.AK$2]+1;1);0)" office:value-type="float" office:value="2300495" calcext:value-type="float">
            <text:p>2300495</text:p>
          </table:table-cell>
          <table:table-cell table:formula="of:=[.AK69]+IF([.$A69]&gt;=[.AL$2];INDEX([.AL$3:.AL69];[.$A69]-[.AL$2]+1;1);0)" office:value-type="float" office:value="2305060" calcext:value-type="float">
            <text:p>2305060</text:p>
          </table:table-cell>
          <table:table-cell table:formula="of:=[.AL69]+IF([.$A69]&gt;=[.AM$2];INDEX([.AM$3:.AM69];[.$A69]-[.AM$2]+1;1);0)" office:value-type="float" office:value="2308778" calcext:value-type="float">
            <text:p>2308778</text:p>
          </table:table-cell>
          <table:table-cell table:formula="of:=[.AM69]+IF([.$A69]&gt;=[.AN$2];INDEX([.AN$3:.AN69];[.$A69]-[.AN$2]+1;1);0)" office:value-type="float" office:value="2311788" calcext:value-type="float">
            <text:p>2311788</text:p>
          </table:table-cell>
          <table:table-cell table:formula="of:=[.AN69]+IF([.$A69]&gt;=[.AO$2];INDEX([.AO$3:.AO69];[.$A69]-[.AO$2]+1;1);0)" office:value-type="float" office:value="2314224" calcext:value-type="float">
            <text:p>2314224</text:p>
          </table:table-cell>
          <table:table-cell table:formula="of:=[.AO69]+IF([.$A69]&gt;=[.AP$2];INDEX([.AP$3:.AP69];[.$A69]-[.AP$2]+1;1);0)" office:value-type="float" office:value="2316182" calcext:value-type="float">
            <text:p>2316182</text:p>
          </table:table-cell>
          <table:table-cell table:formula="of:=[.AP69]+IF([.$A69]&gt;=[.AQ$2];INDEX([.AQ$3:.AQ69];[.$A69]-[.AQ$2]+1;1);0)" office:value-type="float" office:value="2317757" calcext:value-type="float">
            <text:p>2317757</text:p>
          </table:table-cell>
          <table:table-cell table:formula="of:=[.AQ69]+IF([.$A69]&gt;=[.AR$2];INDEX([.AR$3:.AR69];[.$A69]-[.AR$2]+1;1);0)" office:value-type="float" office:value="2319012" calcext:value-type="float">
            <text:p>2319012</text:p>
          </table:table-cell>
          <table:table-cell table:formula="of:=[.AR69]+IF([.$A69]&gt;=[.AS$2];INDEX([.AS$3:.AS69];[.$A69]-[.AS$2]+1;1);0)" office:value-type="float" office:value="2320014" calcext:value-type="float">
            <text:p>2320014</text:p>
          </table:table-cell>
          <table:table-cell table:formula="of:=[.AS69]+IF([.$A69]&gt;=[.AT$2];INDEX([.AT$3:.AT69];[.$A69]-[.AT$2]+1;1);0)" office:value-type="float" office:value="2320806" calcext:value-type="float">
            <text:p>2320806</text:p>
          </table:table-cell>
          <table:table-cell table:formula="of:=[.AT69]+IF([.$A69]&gt;=[.AU$2];INDEX([.AU$3:.AU69];[.$A69]-[.AU$2]+1;1);0)" office:value-type="float" office:value="2321433" calcext:value-type="float">
            <text:p>2321433</text:p>
          </table:table-cell>
          <table:table-cell table:formula="of:=[.AU69]+IF([.$A69]&gt;=[.AV$2];INDEX([.AV$3:.AV69];[.$A69]-[.AV$2]+1;1);0)" office:value-type="float" office:value="2321923" calcext:value-type="float">
            <text:p>2321923</text:p>
          </table:table-cell>
          <table:table-cell table:formula="of:=[.AV69]+IF([.$A69]&gt;=[.AW$2];INDEX([.AW$3:.AW69];[.$A69]-[.AW$2]+1;1);0)" office:value-type="float" office:value="2322308" calcext:value-type="float">
            <text:p>2322308</text:p>
          </table:table-cell>
          <table:table-cell table:formula="of:=[.AW69]+IF([.$A69]&gt;=[.AX$2];INDEX([.AX$3:.AX69];[.$A69]-[.AX$2]+1;1);0)" office:value-type="float" office:value="2322605" calcext:value-type="float">
            <text:p>2322605</text:p>
          </table:table-cell>
          <table:table-cell table:formula="of:=[.AX69]+IF([.$A69]&gt;=[.AY$2];INDEX([.AY$3:.AY69];[.$A69]-[.AY$2]+1;1);0)" office:value-type="float" office:value="2322836" calcext:value-type="float">
            <text:p>2322836</text:p>
          </table:table-cell>
          <table:table-cell table:formula="of:=[.AY69]+IF([.$A69]&gt;=[.AZ$2];INDEX([.AZ$3:.AZ69];[.$A69]-[.AZ$2]+1;1);0)" office:value-type="float" office:value="2323012" calcext:value-type="float">
            <text:p>2323012</text:p>
          </table:table-cell>
          <table:table-cell table:formula="of:=[.AZ69]+IF([.$A69]&gt;=[.BA$2];INDEX([.BA$3:.BA69];[.$A69]-[.BA$2]+1;1);0)" office:value-type="float" office:value="2323147" calcext:value-type="float">
            <text:p>2323147</text:p>
          </table:table-cell>
          <table:table-cell table:formula="of:=[.BA69]+IF([.$A69]&gt;=[.BB$2];INDEX([.BB$3:.BB69];[.$A69]-[.BB$2]+1;1);0)" office:value-type="float" office:value="2323248" calcext:value-type="float">
            <text:p>2323248</text:p>
          </table:table-cell>
          <table:table-cell table:formula="of:=[.BB69]+IF([.$A69]&gt;=[.BC$2];INDEX([.BC$3:.BC69];[.$A69]-[.BC$2]+1;1);0)" office:value-type="float" office:value="2323325" calcext:value-type="float">
            <text:p>2323325</text:p>
          </table:table-cell>
          <table:table-cell table:formula="of:=[.BC69]+IF([.$A69]&gt;=[.BD$2];INDEX([.BD$3:.BD69];[.$A69]-[.BD$2]+1;1);0)" office:value-type="float" office:value="2323381" calcext:value-type="float">
            <text:p>2323381</text:p>
          </table:table-cell>
          <table:table-cell table:formula="of:=[.BD69]+IF([.$A69]&gt;=[.BE$2];INDEX([.BE$3:.BE69];[.$A69]-[.BE$2]+1;1);0)" office:value-type="float" office:value="2323423" calcext:value-type="float">
            <text:p>2323423</text:p>
          </table:table-cell>
          <table:table-cell table:formula="of:=[.BE69]+IF([.$A69]&gt;=[.BF$2];INDEX([.BF$3:.BF69];[.$A69]-[.BF$2]+1;1);0)" office:value-type="float" office:value="2323453" calcext:value-type="float">
            <text:p>2323453</text:p>
          </table:table-cell>
          <table:table-cell table:formula="of:=[.BF69]+IF([.$A69]&gt;=[.BG$2];INDEX([.BG$3:.BG69];[.$A69]-[.BG$2]+1;1);0)" office:value-type="float" office:value="2323475" calcext:value-type="float">
            <text:p>2323475</text:p>
          </table:table-cell>
          <table:table-cell table:formula="of:=[.BG69]+IF([.$A69]&gt;=[.BH$2];INDEX([.BH$3:.BH69];[.$A69]-[.BH$2]+1;1);0)" office:value-type="float" office:value="2323490" calcext:value-type="float">
            <text:p>2323490</text:p>
          </table:table-cell>
          <table:table-cell table:formula="of:=[.BH69]+IF([.$A69]&gt;=[.BI$2];INDEX([.BI$3:.BI69];[.$A69]-[.BI$2]+1;1);0)" office:value-type="float" office:value="2323501" calcext:value-type="float">
            <text:p>2323501</text:p>
          </table:table-cell>
          <table:table-cell table:formula="of:=[.BI69]+IF([.$A69]&gt;=[.BJ$2];INDEX([.BJ$3:.BJ69];[.$A69]-[.BJ$2]+1;1);0)" office:value-type="float" office:value="2323508" calcext:value-type="float">
            <text:p>2323508</text:p>
          </table:table-cell>
          <table:table-cell table:formula="of:=[.BJ69]+IF([.$A69]&gt;=[.BK$2];INDEX([.BK$3:.BK69];[.$A69]-[.BK$2]+1;1);0)" office:value-type="float" office:value="2323513" calcext:value-type="float">
            <text:p>2323513</text:p>
          </table:table-cell>
          <table:table-cell table:formula="of:=[.BK69]+IF([.$A69]&gt;=[.BL$2];INDEX([.BL$3:.BL69];[.$A69]-[.BL$2]+1;1);0)" office:value-type="float" office:value="2323516" calcext:value-type="float">
            <text:p>2323516</text:p>
          </table:table-cell>
          <table:table-cell table:formula="of:=[.BL69]+IF([.$A69]&gt;=[.BM$2];INDEX([.BM$3:.BM69];[.$A69]-[.BM$2]+1;1);0)" office:value-type="float" office:value="2323518" calcext:value-type="float">
            <text:p>2323518</text:p>
          </table:table-cell>
          <table:table-cell table:formula="of:=[.BM69]+IF([.$A69]&gt;=[.BN$2];INDEX([.BN$3:.BN69];[.$A69]-[.BN$2]+1;1);0)" office:value-type="float" office:value="2323519" calcext:value-type="float">
            <text:p>2323519</text:p>
          </table:table-cell>
          <table:table-cell table:formula="of:=[.BN69]+IF([.$A69]&gt;=[.BO$2];INDEX([.BO$3:.BO69];[.$A69]-[.BO$2]+1;1);0)" office:value-type="float" office:value="2323520" calcext:value-type="float">
            <text:p>2323520</text:p>
          </table:table-cell>
          <table:table-cell table:formula="of:=[.BO69]+IF([.$A69]&gt;=[.BP$2];INDEX([.BP$3:.BP69];[.$A69]-[.BP$2]+1;1);0)" office:value-type="float" office:value="2323520" calcext:value-type="float">
            <text:p>2323520</text:p>
          </table:table-cell>
          <table:table-cell table:formula="of:=[.BP69]+IF([.$A69]&gt;=[.BQ$2];INDEX([.BQ$3:.BQ69];[.$A69]-[.BQ$2]+1;1);0)" office:value-type="float" office:value="2323520" calcext:value-type="float">
            <text:p>2323520</text:p>
          </table:table-cell>
          <table:table-cell table:formula="of:=[.BQ69]+IF([.$A69]&gt;=[.BR$2];INDEX([.BR$3:.BR69];[.$A69]-[.BR$2]+1;1);0)" office:value-type="float" office:value="2323520" calcext:value-type="float">
            <text:p>2323520</text:p>
          </table:table-cell>
          <table:table-cell table:formula="of:=[.BR69]+IF([.$A69]&gt;=[.BS$2];INDEX([.BS$3:.BS69];[.$A69]-[.BS$2]+1;1);0)" office:value-type="float" office:value="2323520" calcext:value-type="float">
            <text:p>2323520</text:p>
          </table:table-cell>
          <table:table-cell table:formula="of:=[.BS69]+IF([.$A69]&gt;=[.BT$2];INDEX([.BT$3:.BT69];[.$A69]-[.BT$2]+1;1);0)" office:value-type="float" office:value="2323520" calcext:value-type="float">
            <text:p>2323520</text:p>
          </table:table-cell>
          <table:table-cell table:formula="of:=[.BT69]+IF([.$A69]&gt;=[.BU$2];INDEX([.BU$3:.BU69];[.$A69]-[.BU$2]+1;1);0)" office:value-type="float" office:value="2323520" calcext:value-type="float">
            <text:p>2323520</text:p>
          </table:table-cell>
          <table:table-cell table:formula="of:=[.BU69]+IF([.$A69]&gt;=[.BV$2];INDEX([.BV$3:.BV69];[.$A69]-[.BV$2]+1;1);0)" office:value-type="float" office:value="2323520" calcext:value-type="float">
            <text:p>2323520</text:p>
          </table:table-cell>
          <table:table-cell table:formula="of:=[.BV69]+IF([.$A69]&gt;=[.BW$2];INDEX([.BW$3:.BW69];[.$A69]-[.BW$2]+1;1);0)" office:value-type="float" office:value="2323520" calcext:value-type="float">
            <text:p>2323520</text:p>
          </table:table-cell>
          <table:table-cell table:formula="of:=[.BW69]+IF([.$A69]&gt;=[.BX$2];INDEX([.BX$3:.BX69];[.$A69]-[.BX$2]+1;1);0)" office:value-type="float" office:value="2323520" calcext:value-type="float">
            <text:p>2323520</text:p>
          </table:table-cell>
          <table:table-cell table:formula="of:=[.BX69]+IF([.$A69]&gt;=[.BY$2];INDEX([.BY$3:.BY69];[.$A69]-[.BY$2]+1;1);0)" office:value-type="float" office:value="2323520" calcext:value-type="float">
            <text:p>2323520</text:p>
          </table:table-cell>
          <table:table-cell table:formula="of:=[.BY69]+IF([.$A69]&gt;=[.BZ$2];INDEX([.BZ$3:.BZ69];[.$A69]-[.BZ$2]+1;1);0)" office:value-type="float" office:value="2323520" calcext:value-type="float">
            <text:p>2323520</text:p>
          </table:table-cell>
          <table:table-cell table:formula="of:=[.BZ69]+IF([.$A69]&gt;=[.CA$2];INDEX([.CA$3:.CA69];[.$A69]-[.CA$2]+1;1);0)" office:value-type="float" office:value="2323520" calcext:value-type="float">
            <text:p>2323520</text:p>
          </table:table-cell>
          <table:table-cell table:formula="of:=[.CA69]+IF([.$A69]&gt;=[.CB$2];INDEX([.CB$3:.CB69];[.$A69]-[.CB$2]+1;1);0)" office:value-type="float" office:value="2323520" calcext:value-type="float">
            <text:p>2323520</text:p>
          </table:table-cell>
          <table:table-cell table:formula="of:=[.CB69]+IF([.$A69]&gt;=[.CC$2];INDEX([.CC$3:.CC69];[.$A69]-[.CC$2]+1;1);0)" office:value-type="float" office:value="2323520" calcext:value-type="float">
            <text:p>2323520</text:p>
          </table:table-cell>
          <table:table-cell table:formula="of:=[.CC69]+IF([.$A69]&gt;=[.CD$2];INDEX([.CD$3:.CD69];[.$A69]-[.CD$2]+1;1);0)" office:value-type="float" office:value="2323520" calcext:value-type="float">
            <text:p>2323520</text:p>
          </table:table-cell>
          <table:table-cell table:formula="of:=[.CD69]+IF([.$A69]&gt;=[.CE$2];INDEX([.CE$3:.CE69];[.$A69]-[.CE$2]+1;1);0)" office:value-type="float" office:value="2323520" calcext:value-type="float">
            <text:p>2323520</text:p>
          </table:table-cell>
          <table:table-cell table:formula="of:=[.CE69]+IF([.$A69]&gt;=[.CF$2];INDEX([.CF$3:.CF69];[.$A69]-[.CF$2]+1;1);0)" office:value-type="float" office:value="2323520" calcext:value-type="float">
            <text:p>2323520</text:p>
          </table:table-cell>
          <table:table-cell table:formula="of:=[.CF69]+IF([.$A69]&gt;=[.CG$2];INDEX([.CG$3:.CG69];[.$A69]-[.CG$2]+1;1);0)" office:value-type="float" office:value="2323520" calcext:value-type="float">
            <text:p>2323520</text:p>
          </table:table-cell>
          <table:table-cell table:formula="of:=[.CG69]+IF([.$A69]&gt;=[.CH$2];INDEX([.CH$3:.CH69];[.$A69]-[.CH$2]+1;1);0)" office:value-type="float" office:value="2323520" calcext:value-type="float">
            <text:p>2323520</text:p>
          </table:table-cell>
          <table:table-cell table:formula="of:=[.CH69]+IF([.$A69]&gt;=[.CI$2];INDEX([.CI$3:.CI69];[.$A69]-[.CI$2]+1;1);0)" office:value-type="float" office:value="2323520" calcext:value-type="float">
            <text:p>2323520</text:p>
          </table:table-cell>
          <table:table-cell table:formula="of:=[.CI69]+IF([.$A69]&gt;=[.CJ$2];INDEX([.CJ$3:.CJ69];[.$A69]-[.CJ$2]+1;1);0)" office:value-type="float" office:value="2323520" calcext:value-type="float">
            <text:p>2323520</text:p>
          </table:table-cell>
          <table:table-cell table:formula="of:=[.CJ69]+IF([.$A69]&gt;=[.CK$2];INDEX([.CK$3:.CK69];[.$A69]-[.CK$2]+1;1);0)" office:value-type="float" office:value="2323520" calcext:value-type="float">
            <text:p>2323520</text:p>
          </table:table-cell>
          <table:table-cell table:formula="of:=[.CK69]+IF([.$A69]&gt;=[.CL$2];INDEX([.CL$3:.CL69];[.$A69]-[.CL$2]+1;1);0)" office:value-type="float" office:value="2323520" calcext:value-type="float">
            <text:p>2323520</text:p>
          </table:table-cell>
          <table:table-cell table:formula="of:=[.CL69]+IF([.$A69]&gt;=[.CM$2];INDEX([.CM$3:.CM69];[.$A69]-[.CM$2]+1;1);0)" office:value-type="float" office:value="2323520" calcext:value-type="float">
            <text:p>2323520</text:p>
          </table:table-cell>
          <table:table-cell table:formula="of:=[.CM69]+IF([.$A69]&gt;=[.CN$2];INDEX([.CN$3:.CN69];[.$A69]-[.CN$2]+1;1);0)" office:value-type="float" office:value="2323520" calcext:value-type="float">
            <text:p>2323520</text:p>
          </table:table-cell>
          <table:table-cell table:formula="of:=[.CN69]+IF([.$A69]&gt;=[.CO$2];INDEX([.CO$3:.CO69];[.$A69]-[.CO$2]+1;1);0)" office:value-type="float" office:value="2323520" calcext:value-type="float">
            <text:p>2323520</text:p>
          </table:table-cell>
          <table:table-cell table:formula="of:=[.CO69]+IF([.$A69]&gt;=[.CP$2];INDEX([.CP$3:.CP69];[.$A69]-[.CP$2]+1;1);0)" office:value-type="float" office:value="2323520" calcext:value-type="float">
            <text:p>2323520</text:p>
          </table:table-cell>
          <table:table-cell table:formula="of:=[.CP69]+IF([.$A69]&gt;=[.CQ$2];INDEX([.CQ$3:.CQ69];[.$A69]-[.CQ$2]+1;1);0)" office:value-type="float" office:value="2323520" calcext:value-type="float">
            <text:p>2323520</text:p>
          </table:table-cell>
          <table:table-cell table:formula="of:=[.CQ69]+IF([.$A69]&gt;=[.CR$2];INDEX([.CR$3:.CR69];[.$A69]-[.CR$2]+1;1);0)" office:value-type="float" office:value="2323520" calcext:value-type="float">
            <text:p>2323520</text:p>
          </table:table-cell>
          <table:table-cell table:formula="of:=[.CR69]+IF([.$A69]&gt;=[.CS$2];INDEX([.CS$3:.CS69];[.$A69]-[.CS$2]+1;1);0)" office:value-type="float" office:value="2323520" calcext:value-type="float">
            <text:p>2323520</text:p>
          </table:table-cell>
          <table:table-cell table:formula="of:=[.CS69]+IF([.$A69]&gt;=[.CT$2];INDEX([.CT$3:.CT69];[.$A69]-[.CT$2]+1;1);0)" office:value-type="float" office:value="2323520" calcext:value-type="float">
            <text:p>2323520</text:p>
          </table:table-cell>
          <table:table-cell table:formula="of:=[.CT69]+IF([.$A69]&gt;=[.CU$2];INDEX([.CU$3:.CU69];[.$A69]-[.CU$2]+1;1);0)" office:value-type="float" office:value="2323520" calcext:value-type="float">
            <text:p>2323520</text:p>
          </table:table-cell>
          <table:table-cell table:formula="of:=[.CU69]+IF([.$A69]&gt;=[.CV$2];INDEX([.CV$3:.CV69];[.$A69]-[.CV$2]+1;1);0)" office:value-type="float" office:value="2323520" calcext:value-type="float">
            <text:p>2323520</text:p>
          </table:table-cell>
          <table:table-cell table:formula="of:=[.CV69]+IF([.$A69]&gt;=[.CW$2];INDEX([.CW$3:.CW69];[.$A69]-[.CW$2]+1;1);0)" office:value-type="float" office:value="2323520" calcext:value-type="float">
            <text:p>23235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9]" office:value-type="float" office:value="1" calcext:value-type="float">
            <text:p>1</text:p>
          </table:table-cell>
          <table:table-cell table:formula="of:=[.B70]+IF([.$A70]&gt;=[.C$2];INDEX([.C$3:.C70];[.$A70]-[.C$2]+1;1);0)" office:value-type="float" office:value="34" calcext:value-type="float">
            <text:p>34</text:p>
          </table:table-cell>
          <table:table-cell table:formula="of:=[.C70]+IF([.$A70]&gt;=[.D$2];INDEX([.D$3:.D70];[.$A70]-[.D$2]+1;1);0)" office:value-type="float" office:value="408" calcext:value-type="float">
            <text:p>408</text:p>
          </table:table-cell>
          <table:table-cell table:formula="of:=[.D70]+IF([.$A70]&gt;=[.E$2];INDEX([.E$3:.E70];[.$A70]-[.E$2]+1;1);0)" office:value-type="float" office:value="2586" calcext:value-type="float">
            <text:p>2586</text:p>
          </table:table-cell>
          <table:table-cell table:formula="of:=[.E70]+IF([.$A70]&gt;=[.F$2];INDEX([.F$3:.F70];[.$A70]-[.F$2]+1;1);0)" office:value-type="float" office:value="10642" calcext:value-type="float">
            <text:p>10642</text:p>
          </table:table-cell>
          <table:table-cell table:formula="of:=[.F70]+IF([.$A70]&gt;=[.G$2];INDEX([.G$3:.G70];[.$A70]-[.G$2]+1;1);0)" office:value-type="float" office:value="31943" calcext:value-type="float">
            <text:p>31943</text:p>
          </table:table-cell>
          <table:table-cell table:formula="of:=[.G70]+IF([.$A70]&gt;=[.H$2];INDEX([.H$3:.H70];[.$A70]-[.H$2]+1;1);0)" office:value-type="float" office:value="75762" calcext:value-type="float">
            <text:p>75762</text:p>
          </table:table-cell>
          <table:table-cell table:formula="of:=[.H70]+IF([.$A70]&gt;=[.I$2];INDEX([.I$3:.I70];[.$A70]-[.I$2]+1;1);0)" office:value-type="float" office:value="150042" calcext:value-type="float">
            <text:p>150042</text:p>
          </table:table-cell>
          <table:table-cell table:formula="of:=[.I70]+IF([.$A70]&gt;=[.J$2];INDEX([.J$3:.J70];[.$A70]-[.J$2]+1;1);0)" office:value-type="float" office:value="258569" calcext:value-type="float">
            <text:p>258569</text:p>
          </table:table-cell>
          <table:table-cell table:formula="of:=[.J70]+IF([.$A70]&gt;=[.K$2];INDEX([.K$3:.K70];[.$A70]-[.K$2]+1;1);0)" office:value-type="float" office:value="399705" calcext:value-type="float">
            <text:p>399705</text:p>
          </table:table-cell>
          <table:table-cell table:formula="of:=[.K70]+IF([.$A70]&gt;=[.L$2];INDEX([.L$3:.L70];[.$A70]-[.L$2]+1;1);0)" office:value-type="float" office:value="567377" calcext:value-type="float">
            <text:p>567377</text:p>
          </table:table-cell>
          <table:table-cell table:formula="of:=[.L70]+IF([.$A70]&gt;=[.M$2];INDEX([.M$3:.M70];[.$A70]-[.M$2]+1;1);0)" office:value-type="float" office:value="752802" calcext:value-type="float">
            <text:p>752802</text:p>
          </table:table-cell>
          <table:table-cell table:formula="of:=[.M70]+IF([.$A70]&gt;=[.N$2];INDEX([.N$3:.N70];[.$A70]-[.N$2]+1;1);0)" office:value-type="float" office:value="946708" calcext:value-type="float">
            <text:p>946708</text:p>
          </table:table-cell>
          <table:table-cell table:formula="of:=[.N70]+IF([.$A70]&gt;=[.O$2];INDEX([.O$3:.O70];[.$A70]-[.O$2]+1;1);0)" office:value-type="float" office:value="1140588" calcext:value-type="float">
            <text:p>1140588</text:p>
          </table:table-cell>
          <table:table-cell table:formula="of:=[.O70]+IF([.$A70]&gt;=[.P$2];INDEX([.P$3:.P70];[.$A70]-[.P$2]+1;1);0)" office:value-type="float" office:value="1327763" calcext:value-type="float">
            <text:p>1327763</text:p>
          </table:table-cell>
          <table:table-cell table:formula="of:=[.P70]+IF([.$A70]&gt;=[.Q$2];INDEX([.Q$3:.Q70];[.$A70]-[.Q$2]+1;1);0)" office:value-type="float" office:value="1503381" calcext:value-type="float">
            <text:p>1503381</text:p>
          </table:table-cell>
          <table:table-cell table:formula="of:=[.Q70]+IF([.$A70]&gt;=[.R$2];INDEX([.R$3:.R70];[.$A70]-[.R$2]+1;1);0)" office:value-type="float" office:value="1664525" calcext:value-type="float">
            <text:p>1664525</text:p>
          </table:table-cell>
          <table:table-cell table:formula="of:=[.R70]+IF([.$A70]&gt;=[.S$2];INDEX([.S$3:.S70];[.$A70]-[.S$2]+1;1);0)" office:value-type="float" office:value="1809674" calcext:value-type="float">
            <text:p>1809674</text:p>
          </table:table-cell>
          <table:table-cell table:formula="of:=[.S70]+IF([.$A70]&gt;=[.T$2];INDEX([.T$3:.T70];[.$A70]-[.T$2]+1;1);0)" office:value-type="float" office:value="1938560" calcext:value-type="float">
            <text:p>1938560</text:p>
          </table:table-cell>
          <table:table-cell table:formula="of:=[.T70]+IF([.$A70]&gt;=[.U$2];INDEX([.U$3:.U70];[.$A70]-[.U$2]+1;1);0)" office:value-type="float" office:value="2051599" calcext:value-type="float">
            <text:p>2051599</text:p>
          </table:table-cell>
          <table:table-cell table:formula="of:=[.U70]+IF([.$A70]&gt;=[.V$2];INDEX([.V$3:.V70];[.$A70]-[.V$2]+1;1);0)" office:value-type="float" office:value="2149821" calcext:value-type="float">
            <text:p>2149821</text:p>
          </table:table-cell>
          <table:table-cell table:formula="of:=[.V70]+IF([.$A70]&gt;=[.W$2];INDEX([.W$3:.W70];[.$A70]-[.W$2]+1;1);0)" office:value-type="float" office:value="2234447" calcext:value-type="float">
            <text:p>2234447</text:p>
          </table:table-cell>
          <table:table-cell table:formula="of:=[.W70]+IF([.$A70]&gt;=[.X$2];INDEX([.X$3:.X70];[.$A70]-[.X$2]+1;1);0)" office:value-type="float" office:value="2306908" calcext:value-type="float">
            <text:p>2306908</text:p>
          </table:table-cell>
          <table:table-cell table:formula="of:=[.X70]+IF([.$A70]&gt;=[.Y$2];INDEX([.Y$3:.Y70];[.$A70]-[.Y$2]+1;1);0)" office:value-type="float" office:value="2368572" calcext:value-type="float">
            <text:p>2368572</text:p>
          </table:table-cell>
          <table:table-cell table:formula="of:=[.Y70]+IF([.$A70]&gt;=[.Z$2];INDEX([.Z$3:.Z70];[.$A70]-[.Z$2]+1;1);0)" office:value-type="float" office:value="2420831" calcext:value-type="float">
            <text:p>2420831</text:p>
          </table:table-cell>
          <table:table-cell table:formula="of:=[.Z70]+IF([.$A70]&gt;=[.AA$2];INDEX([.AA$3:.AA70];[.$A70]-[.AA$2]+1;1);0)" office:value-type="float" office:value="2464906" calcext:value-type="float">
            <text:p>2464906</text:p>
          </table:table-cell>
          <table:table-cell table:formula="of:=[.AA70]+IF([.$A70]&gt;=[.AB$2];INDEX([.AB$3:.AB70];[.$A70]-[.AB$2]+1;1);0)" office:value-type="float" office:value="2501972" calcext:value-type="float">
            <text:p>2501972</text:p>
          </table:table-cell>
          <table:table-cell table:formula="of:=[.AB70]+IF([.$A70]&gt;=[.AC$2];INDEX([.AC$3:.AC70];[.$A70]-[.AC$2]+1;1);0)" office:value-type="float" office:value="2533018" calcext:value-type="float">
            <text:p>2533018</text:p>
          </table:table-cell>
          <table:table-cell table:formula="of:=[.AC70]+IF([.$A70]&gt;=[.AD$2];INDEX([.AD$3:.AD70];[.$A70]-[.AD$2]+1;1);0)" office:value-type="float" office:value="2558966" calcext:value-type="float">
            <text:p>2558966</text:p>
          </table:table-cell>
          <table:table-cell table:formula="of:=[.AD70]+IF([.$A70]&gt;=[.AE$2];INDEX([.AE$3:.AE70];[.$A70]-[.AE$2]+1;1);0)" office:value-type="float" office:value="2580573" calcext:value-type="float">
            <text:p>2580573</text:p>
          </table:table-cell>
          <table:table-cell table:formula="of:=[.AE70]+IF([.$A70]&gt;=[.AF$2];INDEX([.AF$3:.AF70];[.$A70]-[.AF$2]+1;1);0)" office:value-type="float" office:value="2598538" calcext:value-type="float">
            <text:p>2598538</text:p>
          </table:table-cell>
          <table:table-cell table:formula="of:=[.AF70]+IF([.$A70]&gt;=[.AG$2];INDEX([.AG$3:.AG70];[.$A70]-[.AG$2]+1;1);0)" office:value-type="float" office:value="2613417" calcext:value-type="float">
            <text:p>2613417</text:p>
          </table:table-cell>
          <table:table-cell table:formula="of:=[.AG70]+IF([.$A70]&gt;=[.AH$2];INDEX([.AH$3:.AH70];[.$A70]-[.AH$2]+1;1);0)" office:value-type="float" office:value="2625726" calcext:value-type="float">
            <text:p>2625726</text:p>
          </table:table-cell>
          <table:table-cell table:formula="of:=[.AH70]+IF([.$A70]&gt;=[.AI$2];INDEX([.AI$3:.AI70];[.$A70]-[.AI$2]+1;1);0)" office:value-type="float" office:value="2635869" calcext:value-type="float">
            <text:p>2635869</text:p>
          </table:table-cell>
          <table:table-cell table:formula="of:=[.AI70]+IF([.$A70]&gt;=[.AJ$2];INDEX([.AJ$3:.AJ70];[.$A70]-[.AJ$2]+1;1);0)" office:value-type="float" office:value="2644218" calcext:value-type="float">
            <text:p>2644218</text:p>
          </table:table-cell>
          <table:table-cell table:formula="of:=[.AJ70]+IF([.$A70]&gt;=[.AK$2];INDEX([.AK$3:.AK70];[.$A70]-[.AK$2]+1;1);0)" office:value-type="float" office:value="2651060" calcext:value-type="float">
            <text:p>2651060</text:p>
          </table:table-cell>
          <table:table-cell table:formula="of:=[.AK70]+IF([.$A70]&gt;=[.AL$2];INDEX([.AL$3:.AL70];[.$A70]-[.AL$2]+1;1);0)" office:value-type="float" office:value="2656664" calcext:value-type="float">
            <text:p>2656664</text:p>
          </table:table-cell>
          <table:table-cell table:formula="of:=[.AL70]+IF([.$A70]&gt;=[.AM$2];INDEX([.AM$3:.AM70];[.$A70]-[.AM$2]+1;1);0)" office:value-type="float" office:value="2661229" calcext:value-type="float">
            <text:p>2661229</text:p>
          </table:table-cell>
          <table:table-cell table:formula="of:=[.AM70]+IF([.$A70]&gt;=[.AN$2];INDEX([.AN$3:.AN70];[.$A70]-[.AN$2]+1;1);0)" office:value-type="float" office:value="2664947" calcext:value-type="float">
            <text:p>2664947</text:p>
          </table:table-cell>
          <table:table-cell table:formula="of:=[.AN70]+IF([.$A70]&gt;=[.AO$2];INDEX([.AO$3:.AO70];[.$A70]-[.AO$2]+1;1);0)" office:value-type="float" office:value="2667957" calcext:value-type="float">
            <text:p>2667957</text:p>
          </table:table-cell>
          <table:table-cell table:formula="of:=[.AO70]+IF([.$A70]&gt;=[.AP$2];INDEX([.AP$3:.AP70];[.$A70]-[.AP$2]+1;1);0)" office:value-type="float" office:value="2670393" calcext:value-type="float">
            <text:p>2670393</text:p>
          </table:table-cell>
          <table:table-cell table:formula="of:=[.AP70]+IF([.$A70]&gt;=[.AQ$2];INDEX([.AQ$3:.AQ70];[.$A70]-[.AQ$2]+1;1);0)" office:value-type="float" office:value="2672351" calcext:value-type="float">
            <text:p>2672351</text:p>
          </table:table-cell>
          <table:table-cell table:formula="of:=[.AQ70]+IF([.$A70]&gt;=[.AR$2];INDEX([.AR$3:.AR70];[.$A70]-[.AR$2]+1;1);0)" office:value-type="float" office:value="2673926" calcext:value-type="float">
            <text:p>2673926</text:p>
          </table:table-cell>
          <table:table-cell table:formula="of:=[.AR70]+IF([.$A70]&gt;=[.AS$2];INDEX([.AS$3:.AS70];[.$A70]-[.AS$2]+1;1);0)" office:value-type="float" office:value="2675181" calcext:value-type="float">
            <text:p>2675181</text:p>
          </table:table-cell>
          <table:table-cell table:formula="of:=[.AS70]+IF([.$A70]&gt;=[.AT$2];INDEX([.AT$3:.AT70];[.$A70]-[.AT$2]+1;1);0)" office:value-type="float" office:value="2676183" calcext:value-type="float">
            <text:p>2676183</text:p>
          </table:table-cell>
          <table:table-cell table:formula="of:=[.AT70]+IF([.$A70]&gt;=[.AU$2];INDEX([.AU$3:.AU70];[.$A70]-[.AU$2]+1;1);0)" office:value-type="float" office:value="2676975" calcext:value-type="float">
            <text:p>2676975</text:p>
          </table:table-cell>
          <table:table-cell table:formula="of:=[.AU70]+IF([.$A70]&gt;=[.AV$2];INDEX([.AV$3:.AV70];[.$A70]-[.AV$2]+1;1);0)" office:value-type="float" office:value="2677602" calcext:value-type="float">
            <text:p>2677602</text:p>
          </table:table-cell>
          <table:table-cell table:formula="of:=[.AV70]+IF([.$A70]&gt;=[.AW$2];INDEX([.AW$3:.AW70];[.$A70]-[.AW$2]+1;1);0)" office:value-type="float" office:value="2678092" calcext:value-type="float">
            <text:p>2678092</text:p>
          </table:table-cell>
          <table:table-cell table:formula="of:=[.AW70]+IF([.$A70]&gt;=[.AX$2];INDEX([.AX$3:.AX70];[.$A70]-[.AX$2]+1;1);0)" office:value-type="float" office:value="2678477" calcext:value-type="float">
            <text:p>2678477</text:p>
          </table:table-cell>
          <table:table-cell table:formula="of:=[.AX70]+IF([.$A70]&gt;=[.AY$2];INDEX([.AY$3:.AY70];[.$A70]-[.AY$2]+1;1);0)" office:value-type="float" office:value="2678774" calcext:value-type="float">
            <text:p>2678774</text:p>
          </table:table-cell>
          <table:table-cell table:formula="of:=[.AY70]+IF([.$A70]&gt;=[.AZ$2];INDEX([.AZ$3:.AZ70];[.$A70]-[.AZ$2]+1;1);0)" office:value-type="float" office:value="2679005" calcext:value-type="float">
            <text:p>2679005</text:p>
          </table:table-cell>
          <table:table-cell table:formula="of:=[.AZ70]+IF([.$A70]&gt;=[.BA$2];INDEX([.BA$3:.BA70];[.$A70]-[.BA$2]+1;1);0)" office:value-type="float" office:value="2679181" calcext:value-type="float">
            <text:p>2679181</text:p>
          </table:table-cell>
          <table:table-cell table:formula="of:=[.BA70]+IF([.$A70]&gt;=[.BB$2];INDEX([.BB$3:.BB70];[.$A70]-[.BB$2]+1;1);0)" office:value-type="float" office:value="2679316" calcext:value-type="float">
            <text:p>2679316</text:p>
          </table:table-cell>
          <table:table-cell table:formula="of:=[.BB70]+IF([.$A70]&gt;=[.BC$2];INDEX([.BC$3:.BC70];[.$A70]-[.BC$2]+1;1);0)" office:value-type="float" office:value="2679417" calcext:value-type="float">
            <text:p>2679417</text:p>
          </table:table-cell>
          <table:table-cell table:formula="of:=[.BC70]+IF([.$A70]&gt;=[.BD$2];INDEX([.BD$3:.BD70];[.$A70]-[.BD$2]+1;1);0)" office:value-type="float" office:value="2679494" calcext:value-type="float">
            <text:p>2679494</text:p>
          </table:table-cell>
          <table:table-cell table:formula="of:=[.BD70]+IF([.$A70]&gt;=[.BE$2];INDEX([.BE$3:.BE70];[.$A70]-[.BE$2]+1;1);0)" office:value-type="float" office:value="2679550" calcext:value-type="float">
            <text:p>2679550</text:p>
          </table:table-cell>
          <table:table-cell table:formula="of:=[.BE70]+IF([.$A70]&gt;=[.BF$2];INDEX([.BF$3:.BF70];[.$A70]-[.BF$2]+1;1);0)" office:value-type="float" office:value="2679592" calcext:value-type="float">
            <text:p>2679592</text:p>
          </table:table-cell>
          <table:table-cell table:formula="of:=[.BF70]+IF([.$A70]&gt;=[.BG$2];INDEX([.BG$3:.BG70];[.$A70]-[.BG$2]+1;1);0)" office:value-type="float" office:value="2679622" calcext:value-type="float">
            <text:p>2679622</text:p>
          </table:table-cell>
          <table:table-cell table:formula="of:=[.BG70]+IF([.$A70]&gt;=[.BH$2];INDEX([.BH$3:.BH70];[.$A70]-[.BH$2]+1;1);0)" office:value-type="float" office:value="2679644" calcext:value-type="float">
            <text:p>2679644</text:p>
          </table:table-cell>
          <table:table-cell table:formula="of:=[.BH70]+IF([.$A70]&gt;=[.BI$2];INDEX([.BI$3:.BI70];[.$A70]-[.BI$2]+1;1);0)" office:value-type="float" office:value="2679659" calcext:value-type="float">
            <text:p>2679659</text:p>
          </table:table-cell>
          <table:table-cell table:formula="of:=[.BI70]+IF([.$A70]&gt;=[.BJ$2];INDEX([.BJ$3:.BJ70];[.$A70]-[.BJ$2]+1;1);0)" office:value-type="float" office:value="2679670" calcext:value-type="float">
            <text:p>2679670</text:p>
          </table:table-cell>
          <table:table-cell table:formula="of:=[.BJ70]+IF([.$A70]&gt;=[.BK$2];INDEX([.BK$3:.BK70];[.$A70]-[.BK$2]+1;1);0)" office:value-type="float" office:value="2679677" calcext:value-type="float">
            <text:p>2679677</text:p>
          </table:table-cell>
          <table:table-cell table:formula="of:=[.BK70]+IF([.$A70]&gt;=[.BL$2];INDEX([.BL$3:.BL70];[.$A70]-[.BL$2]+1;1);0)" office:value-type="float" office:value="2679682" calcext:value-type="float">
            <text:p>2679682</text:p>
          </table:table-cell>
          <table:table-cell table:formula="of:=[.BL70]+IF([.$A70]&gt;=[.BM$2];INDEX([.BM$3:.BM70];[.$A70]-[.BM$2]+1;1);0)" office:value-type="float" office:value="2679685" calcext:value-type="float">
            <text:p>2679685</text:p>
          </table:table-cell>
          <table:table-cell table:formula="of:=[.BM70]+IF([.$A70]&gt;=[.BN$2];INDEX([.BN$3:.BN70];[.$A70]-[.BN$2]+1;1);0)" office:value-type="float" office:value="2679687" calcext:value-type="float">
            <text:p>2679687</text:p>
          </table:table-cell>
          <table:table-cell table:formula="of:=[.BN70]+IF([.$A70]&gt;=[.BO$2];INDEX([.BO$3:.BO70];[.$A70]-[.BO$2]+1;1);0)" office:value-type="float" office:value="2679688" calcext:value-type="float">
            <text:p>2679688</text:p>
          </table:table-cell>
          <table:table-cell table:formula="of:=[.BO70]+IF([.$A70]&gt;=[.BP$2];INDEX([.BP$3:.BP70];[.$A70]-[.BP$2]+1;1);0)" office:value-type="float" office:value="2679689" calcext:value-type="float">
            <text:p>2679689</text:p>
          </table:table-cell>
          <table:table-cell table:formula="of:=[.BP70]+IF([.$A70]&gt;=[.BQ$2];INDEX([.BQ$3:.BQ70];[.$A70]-[.BQ$2]+1;1);0)" office:value-type="float" office:value="2679689" calcext:value-type="float">
            <text:p>2679689</text:p>
          </table:table-cell>
          <table:table-cell table:formula="of:=[.BQ70]+IF([.$A70]&gt;=[.BR$2];INDEX([.BR$3:.BR70];[.$A70]-[.BR$2]+1;1);0)" office:value-type="float" office:value="2679689" calcext:value-type="float">
            <text:p>2679689</text:p>
          </table:table-cell>
          <table:table-cell table:formula="of:=[.BR70]+IF([.$A70]&gt;=[.BS$2];INDEX([.BS$3:.BS70];[.$A70]-[.BS$2]+1;1);0)" office:value-type="float" office:value="2679689" calcext:value-type="float">
            <text:p>2679689</text:p>
          </table:table-cell>
          <table:table-cell table:formula="of:=[.BS70]+IF([.$A70]&gt;=[.BT$2];INDEX([.BT$3:.BT70];[.$A70]-[.BT$2]+1;1);0)" office:value-type="float" office:value="2679689" calcext:value-type="float">
            <text:p>2679689</text:p>
          </table:table-cell>
          <table:table-cell table:formula="of:=[.BT70]+IF([.$A70]&gt;=[.BU$2];INDEX([.BU$3:.BU70];[.$A70]-[.BU$2]+1;1);0)" office:value-type="float" office:value="2679689" calcext:value-type="float">
            <text:p>2679689</text:p>
          </table:table-cell>
          <table:table-cell table:formula="of:=[.BU70]+IF([.$A70]&gt;=[.BV$2];INDEX([.BV$3:.BV70];[.$A70]-[.BV$2]+1;1);0)" office:value-type="float" office:value="2679689" calcext:value-type="float">
            <text:p>2679689</text:p>
          </table:table-cell>
          <table:table-cell table:formula="of:=[.BV70]+IF([.$A70]&gt;=[.BW$2];INDEX([.BW$3:.BW70];[.$A70]-[.BW$2]+1;1);0)" office:value-type="float" office:value="2679689" calcext:value-type="float">
            <text:p>2679689</text:p>
          </table:table-cell>
          <table:table-cell table:formula="of:=[.BW70]+IF([.$A70]&gt;=[.BX$2];INDEX([.BX$3:.BX70];[.$A70]-[.BX$2]+1;1);0)" office:value-type="float" office:value="2679689" calcext:value-type="float">
            <text:p>2679689</text:p>
          </table:table-cell>
          <table:table-cell table:formula="of:=[.BX70]+IF([.$A70]&gt;=[.BY$2];INDEX([.BY$3:.BY70];[.$A70]-[.BY$2]+1;1);0)" office:value-type="float" office:value="2679689" calcext:value-type="float">
            <text:p>2679689</text:p>
          </table:table-cell>
          <table:table-cell table:formula="of:=[.BY70]+IF([.$A70]&gt;=[.BZ$2];INDEX([.BZ$3:.BZ70];[.$A70]-[.BZ$2]+1;1);0)" office:value-type="float" office:value="2679689" calcext:value-type="float">
            <text:p>2679689</text:p>
          </table:table-cell>
          <table:table-cell table:formula="of:=[.BZ70]+IF([.$A70]&gt;=[.CA$2];INDEX([.CA$3:.CA70];[.$A70]-[.CA$2]+1;1);0)" office:value-type="float" office:value="2679689" calcext:value-type="float">
            <text:p>2679689</text:p>
          </table:table-cell>
          <table:table-cell table:formula="of:=[.CA70]+IF([.$A70]&gt;=[.CB$2];INDEX([.CB$3:.CB70];[.$A70]-[.CB$2]+1;1);0)" office:value-type="float" office:value="2679689" calcext:value-type="float">
            <text:p>2679689</text:p>
          </table:table-cell>
          <table:table-cell table:formula="of:=[.CB70]+IF([.$A70]&gt;=[.CC$2];INDEX([.CC$3:.CC70];[.$A70]-[.CC$2]+1;1);0)" office:value-type="float" office:value="2679689" calcext:value-type="float">
            <text:p>2679689</text:p>
          </table:table-cell>
          <table:table-cell table:formula="of:=[.CC70]+IF([.$A70]&gt;=[.CD$2];INDEX([.CD$3:.CD70];[.$A70]-[.CD$2]+1;1);0)" office:value-type="float" office:value="2679689" calcext:value-type="float">
            <text:p>2679689</text:p>
          </table:table-cell>
          <table:table-cell table:formula="of:=[.CD70]+IF([.$A70]&gt;=[.CE$2];INDEX([.CE$3:.CE70];[.$A70]-[.CE$2]+1;1);0)" office:value-type="float" office:value="2679689" calcext:value-type="float">
            <text:p>2679689</text:p>
          </table:table-cell>
          <table:table-cell table:formula="of:=[.CE70]+IF([.$A70]&gt;=[.CF$2];INDEX([.CF$3:.CF70];[.$A70]-[.CF$2]+1;1);0)" office:value-type="float" office:value="2679689" calcext:value-type="float">
            <text:p>2679689</text:p>
          </table:table-cell>
          <table:table-cell table:formula="of:=[.CF70]+IF([.$A70]&gt;=[.CG$2];INDEX([.CG$3:.CG70];[.$A70]-[.CG$2]+1;1);0)" office:value-type="float" office:value="2679689" calcext:value-type="float">
            <text:p>2679689</text:p>
          </table:table-cell>
          <table:table-cell table:formula="of:=[.CG70]+IF([.$A70]&gt;=[.CH$2];INDEX([.CH$3:.CH70];[.$A70]-[.CH$2]+1;1);0)" office:value-type="float" office:value="2679689" calcext:value-type="float">
            <text:p>2679689</text:p>
          </table:table-cell>
          <table:table-cell table:formula="of:=[.CH70]+IF([.$A70]&gt;=[.CI$2];INDEX([.CI$3:.CI70];[.$A70]-[.CI$2]+1;1);0)" office:value-type="float" office:value="2679689" calcext:value-type="float">
            <text:p>2679689</text:p>
          </table:table-cell>
          <table:table-cell table:formula="of:=[.CI70]+IF([.$A70]&gt;=[.CJ$2];INDEX([.CJ$3:.CJ70];[.$A70]-[.CJ$2]+1;1);0)" office:value-type="float" office:value="2679689" calcext:value-type="float">
            <text:p>2679689</text:p>
          </table:table-cell>
          <table:table-cell table:formula="of:=[.CJ70]+IF([.$A70]&gt;=[.CK$2];INDEX([.CK$3:.CK70];[.$A70]-[.CK$2]+1;1);0)" office:value-type="float" office:value="2679689" calcext:value-type="float">
            <text:p>2679689</text:p>
          </table:table-cell>
          <table:table-cell table:formula="of:=[.CK70]+IF([.$A70]&gt;=[.CL$2];INDEX([.CL$3:.CL70];[.$A70]-[.CL$2]+1;1);0)" office:value-type="float" office:value="2679689" calcext:value-type="float">
            <text:p>2679689</text:p>
          </table:table-cell>
          <table:table-cell table:formula="of:=[.CL70]+IF([.$A70]&gt;=[.CM$2];INDEX([.CM$3:.CM70];[.$A70]-[.CM$2]+1;1);0)" office:value-type="float" office:value="2679689" calcext:value-type="float">
            <text:p>2679689</text:p>
          </table:table-cell>
          <table:table-cell table:formula="of:=[.CM70]+IF([.$A70]&gt;=[.CN$2];INDEX([.CN$3:.CN70];[.$A70]-[.CN$2]+1;1);0)" office:value-type="float" office:value="2679689" calcext:value-type="float">
            <text:p>2679689</text:p>
          </table:table-cell>
          <table:table-cell table:formula="of:=[.CN70]+IF([.$A70]&gt;=[.CO$2];INDEX([.CO$3:.CO70];[.$A70]-[.CO$2]+1;1);0)" office:value-type="float" office:value="2679689" calcext:value-type="float">
            <text:p>2679689</text:p>
          </table:table-cell>
          <table:table-cell table:formula="of:=[.CO70]+IF([.$A70]&gt;=[.CP$2];INDEX([.CP$3:.CP70];[.$A70]-[.CP$2]+1;1);0)" office:value-type="float" office:value="2679689" calcext:value-type="float">
            <text:p>2679689</text:p>
          </table:table-cell>
          <table:table-cell table:formula="of:=[.CP70]+IF([.$A70]&gt;=[.CQ$2];INDEX([.CQ$3:.CQ70];[.$A70]-[.CQ$2]+1;1);0)" office:value-type="float" office:value="2679689" calcext:value-type="float">
            <text:p>2679689</text:p>
          </table:table-cell>
          <table:table-cell table:formula="of:=[.CQ70]+IF([.$A70]&gt;=[.CR$2];INDEX([.CR$3:.CR70];[.$A70]-[.CR$2]+1;1);0)" office:value-type="float" office:value="2679689" calcext:value-type="float">
            <text:p>2679689</text:p>
          </table:table-cell>
          <table:table-cell table:formula="of:=[.CR70]+IF([.$A70]&gt;=[.CS$2];INDEX([.CS$3:.CS70];[.$A70]-[.CS$2]+1;1);0)" office:value-type="float" office:value="2679689" calcext:value-type="float">
            <text:p>2679689</text:p>
          </table:table-cell>
          <table:table-cell table:formula="of:=[.CS70]+IF([.$A70]&gt;=[.CT$2];INDEX([.CT$3:.CT70];[.$A70]-[.CT$2]+1;1);0)" office:value-type="float" office:value="2679689" calcext:value-type="float">
            <text:p>2679689</text:p>
          </table:table-cell>
          <table:table-cell table:formula="of:=[.CT70]+IF([.$A70]&gt;=[.CU$2];INDEX([.CU$3:.CU70];[.$A70]-[.CU$2]+1;1);0)" office:value-type="float" office:value="2679689" calcext:value-type="float">
            <text:p>2679689</text:p>
          </table:table-cell>
          <table:table-cell table:formula="of:=[.CU70]+IF([.$A70]&gt;=[.CV$2];INDEX([.CV$3:.CV70];[.$A70]-[.CV$2]+1;1);0)" office:value-type="float" office:value="2679689" calcext:value-type="float">
            <text:p>2679689</text:p>
          </table:table-cell>
          <table:table-cell table:formula="of:=[.CV70]+IF([.$A70]&gt;=[.CW$2];INDEX([.CW$3:.CW70];[.$A70]-[.CW$2]+1;1);0)" office:value-type="float" office:value="2679689" calcext:value-type="float">
            <text:p>26796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70]" office:value-type="float" office:value="1" calcext:value-type="float">
            <text:p>1</text:p>
          </table:table-cell>
          <table:table-cell table:formula="of:=[.B71]+IF([.$A71]&gt;=[.C$2];INDEX([.C$3:.C71];[.$A71]-[.C$2]+1;1);0)" office:value-type="float" office:value="35" calcext:value-type="float">
            <text:p>35</text:p>
          </table:table-cell>
          <table:table-cell table:formula="of:=[.C71]+IF([.$A71]&gt;=[.D$2];INDEX([.D$3:.D71];[.$A71]-[.D$2]+1;1);0)" office:value-type="float" office:value="420" calcext:value-type="float">
            <text:p>420</text:p>
          </table:table-cell>
          <table:table-cell table:formula="of:=[.D71]+IF([.$A71]&gt;=[.E$2];INDEX([.E$3:.E71];[.$A71]-[.E$2]+1;1);0)" office:value-type="float" office:value="2700" calcext:value-type="float">
            <text:p>2700</text:p>
          </table:table-cell>
          <table:table-cell table:formula="of:=[.E71]+IF([.$A71]&gt;=[.F$2];INDEX([.F$3:.F71];[.$A71]-[.F$2]+1;1);0)" office:value-type="float" office:value="11229" calcext:value-type="float">
            <text:p>11229</text:p>
          </table:table-cell>
          <table:table-cell table:formula="of:=[.F71]+IF([.$A71]&gt;=[.G$2];INDEX([.G$3:.G71];[.$A71]-[.G$2]+1;1);0)" office:value-type="float" office:value="34085" calcext:value-type="float">
            <text:p>34085</text:p>
          </table:table-cell>
          <table:table-cell table:formula="of:=[.G71]+IF([.$A71]&gt;=[.H$2];INDEX([.H$3:.H71];[.$A71]-[.H$2]+1;1);0)" office:value-type="float" office:value="81612" calcext:value-type="float">
            <text:p>81612</text:p>
          </table:table-cell>
          <table:table-cell table:formula="of:=[.H71]+IF([.$A71]&gt;=[.I$2];INDEX([.I$3:.I71];[.$A71]-[.I$2]+1;1);0)" office:value-type="float" office:value="163069" calcext:value-type="float">
            <text:p>163069</text:p>
          </table:table-cell>
          <table:table-cell table:formula="of:=[.I71]+IF([.$A71]&gt;=[.J$2];INDEX([.J$3:.J71];[.$A71]-[.J$2]+1;1);0)" office:value-type="float" office:value="283161" calcext:value-type="float">
            <text:p>283161</text:p>
          </table:table-cell>
          <table:table-cell table:formula="of:=[.J71]+IF([.$A71]&gt;=[.K$2];INDEX([.K$3:.K71];[.$A71]-[.K$2]+1;1);0)" office:value-type="float" office:value="440725" calcext:value-type="float">
            <text:p>440725</text:p>
          </table:table-cell>
          <table:table-cell table:formula="of:=[.K71]+IF([.$A71]&gt;=[.L$2];INDEX([.L$3:.L71];[.$A71]-[.L$2]+1;1);0)" office:value-type="float" office:value="629281" calcext:value-type="float">
            <text:p>629281</text:p>
          </table:table-cell>
          <table:table-cell table:formula="of:=[.L71]+IF([.$A71]&gt;=[.M$2];INDEX([.M$3:.M71];[.$A71]-[.M$2]+1;1);0)" office:value-type="float" office:value="839286" calcext:value-type="float">
            <text:p>839286</text:p>
          </table:table-cell>
          <table:table-cell table:formula="of:=[.M71]+IF([.$A71]&gt;=[.N$2];INDEX([.N$3:.N71];[.$A71]-[.N$2]+1;1);0)" office:value-type="float" office:value="1060163" calcext:value-type="float">
            <text:p>1060163</text:p>
          </table:table-cell>
          <table:table-cell table:formula="of:=[.N71]+IF([.$A71]&gt;=[.O$2];INDEX([.O$3:.O71];[.$A71]-[.O$2]+1;1);0)" office:value-type="float" office:value="1282281" calcext:value-type="float">
            <text:p>1282281</text:p>
          </table:table-cell>
          <table:table-cell table:formula="of:=[.O71]+IF([.$A71]&gt;=[.P$2];INDEX([.P$3:.P71];[.$A71]-[.P$2]+1;1);0)" office:value-type="float" office:value="1497696" calcext:value-type="float">
            <text:p>1497696</text:p>
          </table:table-cell>
          <table:table-cell table:formula="of:=[.P71]+IF([.$A71]&gt;=[.Q$2];INDEX([.Q$3:.Q71];[.$A71]-[.Q$2]+1;1);0)" office:value-type="float" office:value="1700763" calcext:value-type="float">
            <text:p>1700763</text:p>
          </table:table-cell>
          <table:table-cell table:formula="of:=[.Q71]+IF([.$A71]&gt;=[.R$2];INDEX([.R$3:.R71];[.$A71]-[.R$2]+1;1);0)" office:value-type="float" office:value="1887776" calcext:value-type="float">
            <text:p>1887776</text:p>
          </table:table-cell>
          <table:table-cell table:formula="of:=[.R71]+IF([.$A71]&gt;=[.S$2];INDEX([.S$3:.S71];[.$A71]-[.S$2]+1;1);0)" office:value-type="float" office:value="2056896" calcext:value-type="float">
            <text:p>2056896</text:p>
          </table:table-cell>
          <table:table-cell table:formula="of:=[.S71]+IF([.$A71]&gt;=[.T$2];INDEX([.T$3:.T71];[.$A71]-[.T$2]+1;1);0)" office:value-type="float" office:value="2207510" calcext:value-type="float">
            <text:p>2207510</text:p>
          </table:table-cell>
          <table:table-cell table:formula="of:=[.T71]+IF([.$A71]&gt;=[.U$2];INDEX([.U$3:.U71];[.$A71]-[.U$2]+1;1);0)" office:value-type="float" office:value="2340069" calcext:value-type="float">
            <text:p>2340069</text:p>
          </table:table-cell>
          <table:table-cell table:formula="of:=[.U71]+IF([.$A71]&gt;=[.V$2];INDEX([.V$3:.V71];[.$A71]-[.V$2]+1;1);0)" office:value-type="float" office:value="2455532" calcext:value-type="float">
            <text:p>2455532</text:p>
          </table:table-cell>
          <table:table-cell table:formula="of:=[.V71]+IF([.$A71]&gt;=[.W$2];INDEX([.W$3:.W71];[.$A71]-[.W$2]+1;1);0)" office:value-type="float" office:value="2555327" calcext:value-type="float">
            <text:p>2555327</text:p>
          </table:table-cell>
          <table:table-cell table:formula="of:=[.W71]+IF([.$A71]&gt;=[.X$2];INDEX([.X$3:.X71];[.$A71]-[.X$2]+1;1);0)" office:value-type="float" office:value="2640955" calcext:value-type="float">
            <text:p>2640955</text:p>
          </table:table-cell>
          <table:table-cell table:formula="of:=[.X71]+IF([.$A71]&gt;=[.Y$2];INDEX([.Y$3:.Y71];[.$A71]-[.Y$2]+1;1);0)" office:value-type="float" office:value="2714043" calcext:value-type="float">
            <text:p>2714043</text:p>
          </table:table-cell>
          <table:table-cell table:formula="of:=[.Y71]+IF([.$A71]&gt;=[.Z$2];INDEX([.Z$3:.Z71];[.$A71]-[.Z$2]+1;1);0)" office:value-type="float" office:value="2776092" calcext:value-type="float">
            <text:p>2776092</text:p>
          </table:table-cell>
          <table:table-cell table:formula="of:=[.Z71]+IF([.$A71]&gt;=[.AA$2];INDEX([.AA$3:.AA71];[.$A71]-[.AA$2]+1;1);0)" office:value-type="float" office:value="2828582" calcext:value-type="float">
            <text:p>2828582</text:p>
          </table:table-cell>
          <table:table-cell table:formula="of:=[.AA71]+IF([.$A71]&gt;=[.AB$2];INDEX([.AB$3:.AB71];[.$A71]-[.AB$2]+1;1);0)" office:value-type="float" office:value="2872792" calcext:value-type="float">
            <text:p>2872792</text:p>
          </table:table-cell>
          <table:table-cell table:formula="of:=[.AB71]+IF([.$A71]&gt;=[.AC$2];INDEX([.AC$3:.AC71];[.$A71]-[.AC$2]+1;1);0)" office:value-type="float" office:value="2909935" calcext:value-type="float">
            <text:p>2909935</text:p>
          </table:table-cell>
          <table:table-cell table:formula="of:=[.AC71]+IF([.$A71]&gt;=[.AD$2];INDEX([.AD$3:.AD71];[.$A71]-[.AD$2]+1;1);0)" office:value-type="float" office:value="2941023" calcext:value-type="float">
            <text:p>2941023</text:p>
          </table:table-cell>
          <table:table-cell table:formula="of:=[.AD71]+IF([.$A71]&gt;=[.AE$2];INDEX([.AE$3:.AE71];[.$A71]-[.AE$2]+1;1);0)" office:value-type="float" office:value="2966993" calcext:value-type="float">
            <text:p>2966993</text:p>
          </table:table-cell>
          <table:table-cell table:formula="of:=[.AE71]+IF([.$A71]&gt;=[.AF$2];INDEX([.AF$3:.AF71];[.$A71]-[.AF$2]+1;1);0)" office:value-type="float" office:value="2988611" calcext:value-type="float">
            <text:p>2988611</text:p>
          </table:table-cell>
          <table:table-cell table:formula="of:=[.AF71]+IF([.$A71]&gt;=[.AG$2];INDEX([.AG$3:.AG71];[.$A71]-[.AG$2]+1;1);0)" office:value-type="float" office:value="3006581" calcext:value-type="float">
            <text:p>3006581</text:p>
          </table:table-cell>
          <table:table-cell table:formula="of:=[.AG71]+IF([.$A71]&gt;=[.AH$2];INDEX([.AH$3:.AH71];[.$A71]-[.AH$2]+1;1);0)" office:value-type="float" office:value="3021462" calcext:value-type="float">
            <text:p>3021462</text:p>
          </table:table-cell>
          <table:table-cell table:formula="of:=[.AH71]+IF([.$A71]&gt;=[.AI$2];INDEX([.AI$3:.AI71];[.$A71]-[.AI$2]+1;1);0)" office:value-type="float" office:value="3033772" calcext:value-type="float">
            <text:p>3033772</text:p>
          </table:table-cell>
          <table:table-cell table:formula="of:=[.AI71]+IF([.$A71]&gt;=[.AJ$2];INDEX([.AJ$3:.AJ71];[.$A71]-[.AJ$2]+1;1);0)" office:value-type="float" office:value="3043915" calcext:value-type="float">
            <text:p>3043915</text:p>
          </table:table-cell>
          <table:table-cell table:formula="of:=[.AJ71]+IF([.$A71]&gt;=[.AK$2];INDEX([.AK$3:.AK71];[.$A71]-[.AK$2]+1;1);0)" office:value-type="float" office:value="3052264" calcext:value-type="float">
            <text:p>3052264</text:p>
          </table:table-cell>
          <table:table-cell table:formula="of:=[.AK71]+IF([.$A71]&gt;=[.AL$2];INDEX([.AL$3:.AL71];[.$A71]-[.AL$2]+1;1);0)" office:value-type="float" office:value="3059106" calcext:value-type="float">
            <text:p>3059106</text:p>
          </table:table-cell>
          <table:table-cell table:formula="of:=[.AL71]+IF([.$A71]&gt;=[.AM$2];INDEX([.AM$3:.AM71];[.$A71]-[.AM$2]+1;1);0)" office:value-type="float" office:value="3064710" calcext:value-type="float">
            <text:p>3064710</text:p>
          </table:table-cell>
          <table:table-cell table:formula="of:=[.AM71]+IF([.$A71]&gt;=[.AN$2];INDEX([.AN$3:.AN71];[.$A71]-[.AN$2]+1;1);0)" office:value-type="float" office:value="3069275" calcext:value-type="float">
            <text:p>3069275</text:p>
          </table:table-cell>
          <table:table-cell table:formula="of:=[.AN71]+IF([.$A71]&gt;=[.AO$2];INDEX([.AO$3:.AO71];[.$A71]-[.AO$2]+1;1);0)" office:value-type="float" office:value="3072993" calcext:value-type="float">
            <text:p>3072993</text:p>
          </table:table-cell>
          <table:table-cell table:formula="of:=[.AO71]+IF([.$A71]&gt;=[.AP$2];INDEX([.AP$3:.AP71];[.$A71]-[.AP$2]+1;1);0)" office:value-type="float" office:value="3076003" calcext:value-type="float">
            <text:p>3076003</text:p>
          </table:table-cell>
          <table:table-cell table:formula="of:=[.AP71]+IF([.$A71]&gt;=[.AQ$2];INDEX([.AQ$3:.AQ71];[.$A71]-[.AQ$2]+1;1);0)" office:value-type="float" office:value="3078439" calcext:value-type="float">
            <text:p>3078439</text:p>
          </table:table-cell>
          <table:table-cell table:formula="of:=[.AQ71]+IF([.$A71]&gt;=[.AR$2];INDEX([.AR$3:.AR71];[.$A71]-[.AR$2]+1;1);0)" office:value-type="float" office:value="3080397" calcext:value-type="float">
            <text:p>3080397</text:p>
          </table:table-cell>
          <table:table-cell table:formula="of:=[.AR71]+IF([.$A71]&gt;=[.AS$2];INDEX([.AS$3:.AS71];[.$A71]-[.AS$2]+1;1);0)" office:value-type="float" office:value="3081972" calcext:value-type="float">
            <text:p>3081972</text:p>
          </table:table-cell>
          <table:table-cell table:formula="of:=[.AS71]+IF([.$A71]&gt;=[.AT$2];INDEX([.AT$3:.AT71];[.$A71]-[.AT$2]+1;1);0)" office:value-type="float" office:value="3083227" calcext:value-type="float">
            <text:p>3083227</text:p>
          </table:table-cell>
          <table:table-cell table:formula="of:=[.AT71]+IF([.$A71]&gt;=[.AU$2];INDEX([.AU$3:.AU71];[.$A71]-[.AU$2]+1;1);0)" office:value-type="float" office:value="3084229" calcext:value-type="float">
            <text:p>3084229</text:p>
          </table:table-cell>
          <table:table-cell table:formula="of:=[.AU71]+IF([.$A71]&gt;=[.AV$2];INDEX([.AV$3:.AV71];[.$A71]-[.AV$2]+1;1);0)" office:value-type="float" office:value="3085021" calcext:value-type="float">
            <text:p>3085021</text:p>
          </table:table-cell>
          <table:table-cell table:formula="of:=[.AV71]+IF([.$A71]&gt;=[.AW$2];INDEX([.AW$3:.AW71];[.$A71]-[.AW$2]+1;1);0)" office:value-type="float" office:value="3085648" calcext:value-type="float">
            <text:p>3085648</text:p>
          </table:table-cell>
          <table:table-cell table:formula="of:=[.AW71]+IF([.$A71]&gt;=[.AX$2];INDEX([.AX$3:.AX71];[.$A71]-[.AX$2]+1;1);0)" office:value-type="float" office:value="3086138" calcext:value-type="float">
            <text:p>3086138</text:p>
          </table:table-cell>
          <table:table-cell table:formula="of:=[.AX71]+IF([.$A71]&gt;=[.AY$2];INDEX([.AY$3:.AY71];[.$A71]-[.AY$2]+1;1);0)" office:value-type="float" office:value="3086523" calcext:value-type="float">
            <text:p>3086523</text:p>
          </table:table-cell>
          <table:table-cell table:formula="of:=[.AY71]+IF([.$A71]&gt;=[.AZ$2];INDEX([.AZ$3:.AZ71];[.$A71]-[.AZ$2]+1;1);0)" office:value-type="float" office:value="3086820" calcext:value-type="float">
            <text:p>3086820</text:p>
          </table:table-cell>
          <table:table-cell table:formula="of:=[.AZ71]+IF([.$A71]&gt;=[.BA$2];INDEX([.BA$3:.BA71];[.$A71]-[.BA$2]+1;1);0)" office:value-type="float" office:value="3087051" calcext:value-type="float">
            <text:p>3087051</text:p>
          </table:table-cell>
          <table:table-cell table:formula="of:=[.BA71]+IF([.$A71]&gt;=[.BB$2];INDEX([.BB$3:.BB71];[.$A71]-[.BB$2]+1;1);0)" office:value-type="float" office:value="3087227" calcext:value-type="float">
            <text:p>3087227</text:p>
          </table:table-cell>
          <table:table-cell table:formula="of:=[.BB71]+IF([.$A71]&gt;=[.BC$2];INDEX([.BC$3:.BC71];[.$A71]-[.BC$2]+1;1);0)" office:value-type="float" office:value="3087362" calcext:value-type="float">
            <text:p>3087362</text:p>
          </table:table-cell>
          <table:table-cell table:formula="of:=[.BC71]+IF([.$A71]&gt;=[.BD$2];INDEX([.BD$3:.BD71];[.$A71]-[.BD$2]+1;1);0)" office:value-type="float" office:value="3087463" calcext:value-type="float">
            <text:p>3087463</text:p>
          </table:table-cell>
          <table:table-cell table:formula="of:=[.BD71]+IF([.$A71]&gt;=[.BE$2];INDEX([.BE$3:.BE71];[.$A71]-[.BE$2]+1;1);0)" office:value-type="float" office:value="3087540" calcext:value-type="float">
            <text:p>3087540</text:p>
          </table:table-cell>
          <table:table-cell table:formula="of:=[.BE71]+IF([.$A71]&gt;=[.BF$2];INDEX([.BF$3:.BF71];[.$A71]-[.BF$2]+1;1);0)" office:value-type="float" office:value="3087596" calcext:value-type="float">
            <text:p>3087596</text:p>
          </table:table-cell>
          <table:table-cell table:formula="of:=[.BF71]+IF([.$A71]&gt;=[.BG$2];INDEX([.BG$3:.BG71];[.$A71]-[.BG$2]+1;1);0)" office:value-type="float" office:value="3087638" calcext:value-type="float">
            <text:p>3087638</text:p>
          </table:table-cell>
          <table:table-cell table:formula="of:=[.BG71]+IF([.$A71]&gt;=[.BH$2];INDEX([.BH$3:.BH71];[.$A71]-[.BH$2]+1;1);0)" office:value-type="float" office:value="3087668" calcext:value-type="float">
            <text:p>3087668</text:p>
          </table:table-cell>
          <table:table-cell table:formula="of:=[.BH71]+IF([.$A71]&gt;=[.BI$2];INDEX([.BI$3:.BI71];[.$A71]-[.BI$2]+1;1);0)" office:value-type="float" office:value="3087690" calcext:value-type="float">
            <text:p>3087690</text:p>
          </table:table-cell>
          <table:table-cell table:formula="of:=[.BI71]+IF([.$A71]&gt;=[.BJ$2];INDEX([.BJ$3:.BJ71];[.$A71]-[.BJ$2]+1;1);0)" office:value-type="float" office:value="3087705" calcext:value-type="float">
            <text:p>3087705</text:p>
          </table:table-cell>
          <table:table-cell table:formula="of:=[.BJ71]+IF([.$A71]&gt;=[.BK$2];INDEX([.BK$3:.BK71];[.$A71]-[.BK$2]+1;1);0)" office:value-type="float" office:value="3087716" calcext:value-type="float">
            <text:p>3087716</text:p>
          </table:table-cell>
          <table:table-cell table:formula="of:=[.BK71]+IF([.$A71]&gt;=[.BL$2];INDEX([.BL$3:.BL71];[.$A71]-[.BL$2]+1;1);0)" office:value-type="float" office:value="3087723" calcext:value-type="float">
            <text:p>3087723</text:p>
          </table:table-cell>
          <table:table-cell table:formula="of:=[.BL71]+IF([.$A71]&gt;=[.BM$2];INDEX([.BM$3:.BM71];[.$A71]-[.BM$2]+1;1);0)" office:value-type="float" office:value="3087728" calcext:value-type="float">
            <text:p>3087728</text:p>
          </table:table-cell>
          <table:table-cell table:formula="of:=[.BM71]+IF([.$A71]&gt;=[.BN$2];INDEX([.BN$3:.BN71];[.$A71]-[.BN$2]+1;1);0)" office:value-type="float" office:value="3087731" calcext:value-type="float">
            <text:p>3087731</text:p>
          </table:table-cell>
          <table:table-cell table:formula="of:=[.BN71]+IF([.$A71]&gt;=[.BO$2];INDEX([.BO$3:.BO71];[.$A71]-[.BO$2]+1;1);0)" office:value-type="float" office:value="3087733" calcext:value-type="float">
            <text:p>3087733</text:p>
          </table:table-cell>
          <table:table-cell table:formula="of:=[.BO71]+IF([.$A71]&gt;=[.BP$2];INDEX([.BP$3:.BP71];[.$A71]-[.BP$2]+1;1);0)" office:value-type="float" office:value="3087734" calcext:value-type="float">
            <text:p>3087734</text:p>
          </table:table-cell>
          <table:table-cell table:formula="of:=[.BP71]+IF([.$A71]&gt;=[.BQ$2];INDEX([.BQ$3:.BQ71];[.$A71]-[.BQ$2]+1;1);0)" office:value-type="float" office:value="3087735" calcext:value-type="float">
            <text:p>3087735</text:p>
          </table:table-cell>
          <table:table-cell table:formula="of:=[.BQ71]+IF([.$A71]&gt;=[.BR$2];INDEX([.BR$3:.BR71];[.$A71]-[.BR$2]+1;1);0)" office:value-type="float" office:value="3087735" calcext:value-type="float">
            <text:p>3087735</text:p>
          </table:table-cell>
          <table:table-cell table:formula="of:=[.BR71]+IF([.$A71]&gt;=[.BS$2];INDEX([.BS$3:.BS71];[.$A71]-[.BS$2]+1;1);0)" office:value-type="float" office:value="3087735" calcext:value-type="float">
            <text:p>3087735</text:p>
          </table:table-cell>
          <table:table-cell table:formula="of:=[.BS71]+IF([.$A71]&gt;=[.BT$2];INDEX([.BT$3:.BT71];[.$A71]-[.BT$2]+1;1);0)" office:value-type="float" office:value="3087735" calcext:value-type="float">
            <text:p>3087735</text:p>
          </table:table-cell>
          <table:table-cell table:formula="of:=[.BT71]+IF([.$A71]&gt;=[.BU$2];INDEX([.BU$3:.BU71];[.$A71]-[.BU$2]+1;1);0)" office:value-type="float" office:value="3087735" calcext:value-type="float">
            <text:p>3087735</text:p>
          </table:table-cell>
          <table:table-cell table:formula="of:=[.BU71]+IF([.$A71]&gt;=[.BV$2];INDEX([.BV$3:.BV71];[.$A71]-[.BV$2]+1;1);0)" office:value-type="float" office:value="3087735" calcext:value-type="float">
            <text:p>3087735</text:p>
          </table:table-cell>
          <table:table-cell table:formula="of:=[.BV71]+IF([.$A71]&gt;=[.BW$2];INDEX([.BW$3:.BW71];[.$A71]-[.BW$2]+1;1);0)" office:value-type="float" office:value="3087735" calcext:value-type="float">
            <text:p>3087735</text:p>
          </table:table-cell>
          <table:table-cell table:formula="of:=[.BW71]+IF([.$A71]&gt;=[.BX$2];INDEX([.BX$3:.BX71];[.$A71]-[.BX$2]+1;1);0)" office:value-type="float" office:value="3087735" calcext:value-type="float">
            <text:p>3087735</text:p>
          </table:table-cell>
          <table:table-cell table:formula="of:=[.BX71]+IF([.$A71]&gt;=[.BY$2];INDEX([.BY$3:.BY71];[.$A71]-[.BY$2]+1;1);0)" office:value-type="float" office:value="3087735" calcext:value-type="float">
            <text:p>3087735</text:p>
          </table:table-cell>
          <table:table-cell table:formula="of:=[.BY71]+IF([.$A71]&gt;=[.BZ$2];INDEX([.BZ$3:.BZ71];[.$A71]-[.BZ$2]+1;1);0)" office:value-type="float" office:value="3087735" calcext:value-type="float">
            <text:p>3087735</text:p>
          </table:table-cell>
          <table:table-cell table:formula="of:=[.BZ71]+IF([.$A71]&gt;=[.CA$2];INDEX([.CA$3:.CA71];[.$A71]-[.CA$2]+1;1);0)" office:value-type="float" office:value="3087735" calcext:value-type="float">
            <text:p>3087735</text:p>
          </table:table-cell>
          <table:table-cell table:formula="of:=[.CA71]+IF([.$A71]&gt;=[.CB$2];INDEX([.CB$3:.CB71];[.$A71]-[.CB$2]+1;1);0)" office:value-type="float" office:value="3087735" calcext:value-type="float">
            <text:p>3087735</text:p>
          </table:table-cell>
          <table:table-cell table:formula="of:=[.CB71]+IF([.$A71]&gt;=[.CC$2];INDEX([.CC$3:.CC71];[.$A71]-[.CC$2]+1;1);0)" office:value-type="float" office:value="3087735" calcext:value-type="float">
            <text:p>3087735</text:p>
          </table:table-cell>
          <table:table-cell table:formula="of:=[.CC71]+IF([.$A71]&gt;=[.CD$2];INDEX([.CD$3:.CD71];[.$A71]-[.CD$2]+1;1);0)" office:value-type="float" office:value="3087735" calcext:value-type="float">
            <text:p>3087735</text:p>
          </table:table-cell>
          <table:table-cell table:formula="of:=[.CD71]+IF([.$A71]&gt;=[.CE$2];INDEX([.CE$3:.CE71];[.$A71]-[.CE$2]+1;1);0)" office:value-type="float" office:value="3087735" calcext:value-type="float">
            <text:p>3087735</text:p>
          </table:table-cell>
          <table:table-cell table:formula="of:=[.CE71]+IF([.$A71]&gt;=[.CF$2];INDEX([.CF$3:.CF71];[.$A71]-[.CF$2]+1;1);0)" office:value-type="float" office:value="3087735" calcext:value-type="float">
            <text:p>3087735</text:p>
          </table:table-cell>
          <table:table-cell table:formula="of:=[.CF71]+IF([.$A71]&gt;=[.CG$2];INDEX([.CG$3:.CG71];[.$A71]-[.CG$2]+1;1);0)" office:value-type="float" office:value="3087735" calcext:value-type="float">
            <text:p>3087735</text:p>
          </table:table-cell>
          <table:table-cell table:formula="of:=[.CG71]+IF([.$A71]&gt;=[.CH$2];INDEX([.CH$3:.CH71];[.$A71]-[.CH$2]+1;1);0)" office:value-type="float" office:value="3087735" calcext:value-type="float">
            <text:p>3087735</text:p>
          </table:table-cell>
          <table:table-cell table:formula="of:=[.CH71]+IF([.$A71]&gt;=[.CI$2];INDEX([.CI$3:.CI71];[.$A71]-[.CI$2]+1;1);0)" office:value-type="float" office:value="3087735" calcext:value-type="float">
            <text:p>3087735</text:p>
          </table:table-cell>
          <table:table-cell table:formula="of:=[.CI71]+IF([.$A71]&gt;=[.CJ$2];INDEX([.CJ$3:.CJ71];[.$A71]-[.CJ$2]+1;1);0)" office:value-type="float" office:value="3087735" calcext:value-type="float">
            <text:p>3087735</text:p>
          </table:table-cell>
          <table:table-cell table:formula="of:=[.CJ71]+IF([.$A71]&gt;=[.CK$2];INDEX([.CK$3:.CK71];[.$A71]-[.CK$2]+1;1);0)" office:value-type="float" office:value="3087735" calcext:value-type="float">
            <text:p>3087735</text:p>
          </table:table-cell>
          <table:table-cell table:formula="of:=[.CK71]+IF([.$A71]&gt;=[.CL$2];INDEX([.CL$3:.CL71];[.$A71]-[.CL$2]+1;1);0)" office:value-type="float" office:value="3087735" calcext:value-type="float">
            <text:p>3087735</text:p>
          </table:table-cell>
          <table:table-cell table:formula="of:=[.CL71]+IF([.$A71]&gt;=[.CM$2];INDEX([.CM$3:.CM71];[.$A71]-[.CM$2]+1;1);0)" office:value-type="float" office:value="3087735" calcext:value-type="float">
            <text:p>3087735</text:p>
          </table:table-cell>
          <table:table-cell table:formula="of:=[.CM71]+IF([.$A71]&gt;=[.CN$2];INDEX([.CN$3:.CN71];[.$A71]-[.CN$2]+1;1);0)" office:value-type="float" office:value="3087735" calcext:value-type="float">
            <text:p>3087735</text:p>
          </table:table-cell>
          <table:table-cell table:formula="of:=[.CN71]+IF([.$A71]&gt;=[.CO$2];INDEX([.CO$3:.CO71];[.$A71]-[.CO$2]+1;1);0)" office:value-type="float" office:value="3087735" calcext:value-type="float">
            <text:p>3087735</text:p>
          </table:table-cell>
          <table:table-cell table:formula="of:=[.CO71]+IF([.$A71]&gt;=[.CP$2];INDEX([.CP$3:.CP71];[.$A71]-[.CP$2]+1;1);0)" office:value-type="float" office:value="3087735" calcext:value-type="float">
            <text:p>3087735</text:p>
          </table:table-cell>
          <table:table-cell table:formula="of:=[.CP71]+IF([.$A71]&gt;=[.CQ$2];INDEX([.CQ$3:.CQ71];[.$A71]-[.CQ$2]+1;1);0)" office:value-type="float" office:value="3087735" calcext:value-type="float">
            <text:p>3087735</text:p>
          </table:table-cell>
          <table:table-cell table:formula="of:=[.CQ71]+IF([.$A71]&gt;=[.CR$2];INDEX([.CR$3:.CR71];[.$A71]-[.CR$2]+1;1);0)" office:value-type="float" office:value="3087735" calcext:value-type="float">
            <text:p>3087735</text:p>
          </table:table-cell>
          <table:table-cell table:formula="of:=[.CR71]+IF([.$A71]&gt;=[.CS$2];INDEX([.CS$3:.CS71];[.$A71]-[.CS$2]+1;1);0)" office:value-type="float" office:value="3087735" calcext:value-type="float">
            <text:p>3087735</text:p>
          </table:table-cell>
          <table:table-cell table:formula="of:=[.CS71]+IF([.$A71]&gt;=[.CT$2];INDEX([.CT$3:.CT71];[.$A71]-[.CT$2]+1;1);0)" office:value-type="float" office:value="3087735" calcext:value-type="float">
            <text:p>3087735</text:p>
          </table:table-cell>
          <table:table-cell table:formula="of:=[.CT71]+IF([.$A71]&gt;=[.CU$2];INDEX([.CU$3:.CU71];[.$A71]-[.CU$2]+1;1);0)" office:value-type="float" office:value="3087735" calcext:value-type="float">
            <text:p>3087735</text:p>
          </table:table-cell>
          <table:table-cell table:formula="of:=[.CU71]+IF([.$A71]&gt;=[.CV$2];INDEX([.CV$3:.CV71];[.$A71]-[.CV$2]+1;1);0)" office:value-type="float" office:value="3087735" calcext:value-type="float">
            <text:p>3087735</text:p>
          </table:table-cell>
          <table:table-cell table:formula="of:=[.CV71]+IF([.$A71]&gt;=[.CW$2];INDEX([.CW$3:.CW71];[.$A71]-[.CW$2]+1;1);0)" office:value-type="float" office:value="3087735" calcext:value-type="float">
            <text:p>30877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1]" office:value-type="float" office:value="1" calcext:value-type="float">
            <text:p>1</text:p>
          </table:table-cell>
          <table:table-cell table:formula="of:=[.B72]+IF([.$A72]&gt;=[.C$2];INDEX([.C$3:.C72];[.$A72]-[.C$2]+1;1);0)" office:value-type="float" office:value="35" calcext:value-type="float">
            <text:p>35</text:p>
          </table:table-cell>
          <table:table-cell table:formula="of:=[.C72]+IF([.$A72]&gt;=[.D$2];INDEX([.D$3:.D72];[.$A72]-[.D$2]+1;1);0)" office:value-type="float" office:value="432" calcext:value-type="float">
            <text:p>432</text:p>
          </table:table-cell>
          <table:table-cell table:formula="of:=[.D72]+IF([.$A72]&gt;=[.E$2];INDEX([.E$3:.E72];[.$A72]-[.E$2]+1;1);0)" office:value-type="float" office:value="2808" calcext:value-type="float">
            <text:p>2808</text:p>
          </table:table-cell>
          <table:table-cell table:formula="of:=[.E72]+IF([.$A72]&gt;=[.F$2];INDEX([.F$3:.F72];[.$A72]-[.F$2]+1;1);0)" office:value-type="float" office:value="11835" calcext:value-type="float">
            <text:p>11835</text:p>
          </table:table-cell>
          <table:table-cell table:formula="of:=[.F72]+IF([.$A72]&gt;=[.G$2];INDEX([.G$3:.G72];[.$A72]-[.G$2]+1;1);0)" office:value-type="float" office:value="36308" calcext:value-type="float">
            <text:p>36308</text:p>
          </table:table-cell>
          <table:table-cell table:formula="of:=[.G72]+IF([.$A72]&gt;=[.H$2];INDEX([.H$3:.H72];[.$A72]-[.H$2]+1;1);0)" office:value-type="float" office:value="87816" calcext:value-type="float">
            <text:p>87816</text:p>
          </table:table-cell>
          <table:table-cell table:formula="of:=[.H72]+IF([.$A72]&gt;=[.I$2];INDEX([.I$3:.I72];[.$A72]-[.I$2]+1;1);0)" office:value-type="float" office:value="176978" calcext:value-type="float">
            <text:p>176978</text:p>
          </table:table-cell>
          <table:table-cell table:formula="of:=[.I72]+IF([.$A72]&gt;=[.J$2];INDEX([.J$3:.J72];[.$A72]-[.J$2]+1;1);0)" office:value-type="float" office:value="309729" calcext:value-type="float">
            <text:p>309729</text:p>
          </table:table-cell>
          <table:table-cell table:formula="of:=[.J72]+IF([.$A72]&gt;=[.K$2];INDEX([.K$3:.K72];[.$A72]-[.K$2]+1;1);0)" office:value-type="float" office:value="485315" calcext:value-type="float">
            <text:p>485315</text:p>
          </table:table-cell>
          <table:table-cell table:formula="of:=[.K72]+IF([.$A72]&gt;=[.L$2];INDEX([.L$3:.L72];[.$A72]-[.L$2]+1;1);0)" office:value-type="float" office:value="697097" calcext:value-type="float">
            <text:p>697097</text:p>
          </table:table-cell>
          <table:table-cell table:formula="of:=[.L72]+IF([.$A72]&gt;=[.M$2];INDEX([.M$3:.M72];[.$A72]-[.M$2]+1;1);0)" office:value-type="float" office:value="934502" calcext:value-type="float">
            <text:p>934502</text:p>
          </table:table-cell>
          <table:table-cell table:formula="of:=[.M72]+IF([.$A72]&gt;=[.N$2];INDEX([.N$3:.N72];[.$A72]-[.N$2]+1;1);0)" office:value-type="float" office:value="1185776" calcext:value-type="float">
            <text:p>1185776</text:p>
          </table:table-cell>
          <table:table-cell table:formula="of:=[.N72]+IF([.$A72]&gt;=[.O$2];INDEX([.O$3:.O72];[.$A72]-[.O$2]+1;1);0)" office:value-type="float" office:value="1439757" calcext:value-type="float">
            <text:p>1439757</text:p>
          </table:table-cell>
          <table:table-cell table:formula="of:=[.O72]+IF([.$A72]&gt;=[.P$2];INDEX([.P$3:.P72];[.$A72]-[.P$2]+1;1);0)" office:value-type="float" office:value="1687344" calcext:value-type="float">
            <text:p>1687344</text:p>
          </table:table-cell>
          <table:table-cell table:formula="of:=[.P72]+IF([.$A72]&gt;=[.Q$2];INDEX([.Q$3:.Q72];[.$A72]-[.Q$2]+1;1);0)" office:value-type="float" office:value="1921687" calcext:value-type="float">
            <text:p>1921687</text:p>
          </table:table-cell>
          <table:table-cell table:formula="of:=[.Q72]+IF([.$A72]&gt;=[.R$2];INDEX([.R$3:.R72];[.$A72]-[.R$2]+1;1);0)" office:value-type="float" office:value="2138425" calcext:value-type="float">
            <text:p>2138425</text:p>
          </table:table-cell>
          <table:table-cell table:formula="of:=[.R72]+IF([.$A72]&gt;=[.S$2];INDEX([.S$3:.S72];[.$A72]-[.S$2]+1;1);0)" office:value-type="float" office:value="2335073" calcext:value-type="float">
            <text:p>2335073</text:p>
          </table:table-cell>
          <table:table-cell table:formula="of:=[.S72]+IF([.$A72]&gt;=[.T$2];INDEX([.T$3:.T72];[.$A72]-[.T$2]+1;1);0)" office:value-type="float" office:value="2510840" calcext:value-type="float">
            <text:p>2510840</text:p>
          </table:table-cell>
          <table:table-cell table:formula="of:=[.T72]+IF([.$A72]&gt;=[.U$2];INDEX([.U$3:.U72];[.$A72]-[.U$2]+1;1);0)" office:value-type="float" office:value="2665952" calcext:value-type="float">
            <text:p>2665952</text:p>
          </table:table-cell>
          <table:table-cell table:formula="of:=[.U72]+IF([.$A72]&gt;=[.V$2];INDEX([.V$3:.V72];[.$A72]-[.V$2]+1;1);0)" office:value-type="float" office:value="2801502" calcext:value-type="float">
            <text:p>2801502</text:p>
          </table:table-cell>
          <table:table-cell table:formula="of:=[.V72]+IF([.$A72]&gt;=[.W$2];INDEX([.W$3:.W72];[.$A72]-[.W$2]+1;1);0)" office:value-type="float" office:value="2918919" calcext:value-type="float">
            <text:p>2918919</text:p>
          </table:table-cell>
          <table:table-cell table:formula="of:=[.W72]+IF([.$A72]&gt;=[.X$2];INDEX([.X$3:.X72];[.$A72]-[.X$2]+1;1);0)" office:value-type="float" office:value="3019969" calcext:value-type="float">
            <text:p>3019969</text:p>
          </table:table-cell>
          <table:table-cell table:formula="of:=[.X72]+IF([.$A72]&gt;=[.Y$2];INDEX([.Y$3:.Y72];[.$A72]-[.Y$2]+1;1);0)" office:value-type="float" office:value="3106389" calcext:value-type="float">
            <text:p>3106389</text:p>
          </table:table-cell>
          <table:table-cell table:formula="of:=[.Y72]+IF([.$A72]&gt;=[.Z$2];INDEX([.Z$3:.Z72];[.$A72]-[.Z$2]+1;1);0)" office:value-type="float" office:value="3179967" calcext:value-type="float">
            <text:p>3179967</text:p>
          </table:table-cell>
          <table:table-cell table:formula="of:=[.Z72]+IF([.$A72]&gt;=[.AA$2];INDEX([.AA$3:.AA72];[.$A72]-[.AA$2]+1;1);0)" office:value-type="float" office:value="3242313" calcext:value-type="float">
            <text:p>3242313</text:p>
          </table:table-cell>
          <table:table-cell table:formula="of:=[.AA72]+IF([.$A72]&gt;=[.AB$2];INDEX([.AB$3:.AB72];[.$A72]-[.AB$2]+1;1);0)" office:value-type="float" office:value="3294979" calcext:value-type="float">
            <text:p>3294979</text:p>
          </table:table-cell>
          <table:table-cell table:formula="of:=[.AB72]+IF([.$A72]&gt;=[.AC$2];INDEX([.AC$3:.AC72];[.$A72]-[.AC$2]+1;1);0)" office:value-type="float" office:value="3339290" calcext:value-type="float">
            <text:p>3339290</text:p>
          </table:table-cell>
          <table:table-cell table:formula="of:=[.AC72]+IF([.$A72]&gt;=[.AD$2];INDEX([.AD$3:.AD72];[.$A72]-[.AD$2]+1;1);0)" office:value-type="float" office:value="3376489" calcext:value-type="float">
            <text:p>3376489</text:p>
          </table:table-cell>
          <table:table-cell table:formula="of:=[.AD72]+IF([.$A72]&gt;=[.AE$2];INDEX([.AE$3:.AE72];[.$A72]-[.AE$2]+1;1);0)" office:value-type="float" office:value="3407607" calcext:value-type="float">
            <text:p>3407607</text:p>
          </table:table-cell>
          <table:table-cell table:formula="of:=[.AE72]+IF([.$A72]&gt;=[.AF$2];INDEX([.AF$3:.AF72];[.$A72]-[.AF$2]+1;1);0)" office:value-type="float" office:value="3433592" calcext:value-type="float">
            <text:p>3433592</text:p>
          </table:table-cell>
          <table:table-cell table:formula="of:=[.AF72]+IF([.$A72]&gt;=[.AG$2];INDEX([.AG$3:.AG72];[.$A72]-[.AG$2]+1;1);0)" office:value-type="float" office:value="3455217" calcext:value-type="float">
            <text:p>3455217</text:p>
          </table:table-cell>
          <table:table-cell table:formula="of:=[.AG72]+IF([.$A72]&gt;=[.AH$2];INDEX([.AH$3:.AH72];[.$A72]-[.AH$2]+1;1);0)" office:value-type="float" office:value="3473190" calcext:value-type="float">
            <text:p>3473190</text:p>
          </table:table-cell>
          <table:table-cell table:formula="of:=[.AH72]+IF([.$A72]&gt;=[.AI$2];INDEX([.AI$3:.AI72];[.$A72]-[.AI$2]+1;1);0)" office:value-type="float" office:value="3488072" calcext:value-type="float">
            <text:p>3488072</text:p>
          </table:table-cell>
          <table:table-cell table:formula="of:=[.AI72]+IF([.$A72]&gt;=[.AJ$2];INDEX([.AJ$3:.AJ72];[.$A72]-[.AJ$2]+1;1);0)" office:value-type="float" office:value="3500382" calcext:value-type="float">
            <text:p>3500382</text:p>
          </table:table-cell>
          <table:table-cell table:formula="of:=[.AJ72]+IF([.$A72]&gt;=[.AK$2];INDEX([.AK$3:.AK72];[.$A72]-[.AK$2]+1;1);0)" office:value-type="float" office:value="3510525" calcext:value-type="float">
            <text:p>3510525</text:p>
          </table:table-cell>
          <table:table-cell table:formula="of:=[.AK72]+IF([.$A72]&gt;=[.AL$2];INDEX([.AL$3:.AL72];[.$A72]-[.AL$2]+1;1);0)" office:value-type="float" office:value="3518874" calcext:value-type="float">
            <text:p>3518874</text:p>
          </table:table-cell>
          <table:table-cell table:formula="of:=[.AL72]+IF([.$A72]&gt;=[.AM$2];INDEX([.AM$3:.AM72];[.$A72]-[.AM$2]+1;1);0)" office:value-type="float" office:value="3525716" calcext:value-type="float">
            <text:p>3525716</text:p>
          </table:table-cell>
          <table:table-cell table:formula="of:=[.AM72]+IF([.$A72]&gt;=[.AN$2];INDEX([.AN$3:.AN72];[.$A72]-[.AN$2]+1;1);0)" office:value-type="float" office:value="3531320" calcext:value-type="float">
            <text:p>3531320</text:p>
          </table:table-cell>
          <table:table-cell table:formula="of:=[.AN72]+IF([.$A72]&gt;=[.AO$2];INDEX([.AO$3:.AO72];[.$A72]-[.AO$2]+1;1);0)" office:value-type="float" office:value="3535885" calcext:value-type="float">
            <text:p>3535885</text:p>
          </table:table-cell>
          <table:table-cell table:formula="of:=[.AO72]+IF([.$A72]&gt;=[.AP$2];INDEX([.AP$3:.AP72];[.$A72]-[.AP$2]+1;1);0)" office:value-type="float" office:value="3539603" calcext:value-type="float">
            <text:p>3539603</text:p>
          </table:table-cell>
          <table:table-cell table:formula="of:=[.AP72]+IF([.$A72]&gt;=[.AQ$2];INDEX([.AQ$3:.AQ72];[.$A72]-[.AQ$2]+1;1);0)" office:value-type="float" office:value="3542613" calcext:value-type="float">
            <text:p>3542613</text:p>
          </table:table-cell>
          <table:table-cell table:formula="of:=[.AQ72]+IF([.$A72]&gt;=[.AR$2];INDEX([.AR$3:.AR72];[.$A72]-[.AR$2]+1;1);0)" office:value-type="float" office:value="3545049" calcext:value-type="float">
            <text:p>3545049</text:p>
          </table:table-cell>
          <table:table-cell table:formula="of:=[.AR72]+IF([.$A72]&gt;=[.AS$2];INDEX([.AS$3:.AS72];[.$A72]-[.AS$2]+1;1);0)" office:value-type="float" office:value="3547007" calcext:value-type="float">
            <text:p>3547007</text:p>
          </table:table-cell>
          <table:table-cell table:formula="of:=[.AS72]+IF([.$A72]&gt;=[.AT$2];INDEX([.AT$3:.AT72];[.$A72]-[.AT$2]+1;1);0)" office:value-type="float" office:value="3548582" calcext:value-type="float">
            <text:p>3548582</text:p>
          </table:table-cell>
          <table:table-cell table:formula="of:=[.AT72]+IF([.$A72]&gt;=[.AU$2];INDEX([.AU$3:.AU72];[.$A72]-[.AU$2]+1;1);0)" office:value-type="float" office:value="3549837" calcext:value-type="float">
            <text:p>3549837</text:p>
          </table:table-cell>
          <table:table-cell table:formula="of:=[.AU72]+IF([.$A72]&gt;=[.AV$2];INDEX([.AV$3:.AV72];[.$A72]-[.AV$2]+1;1);0)" office:value-type="float" office:value="3550839" calcext:value-type="float">
            <text:p>3550839</text:p>
          </table:table-cell>
          <table:table-cell table:formula="of:=[.AV72]+IF([.$A72]&gt;=[.AW$2];INDEX([.AW$3:.AW72];[.$A72]-[.AW$2]+1;1);0)" office:value-type="float" office:value="3551631" calcext:value-type="float">
            <text:p>3551631</text:p>
          </table:table-cell>
          <table:table-cell table:formula="of:=[.AW72]+IF([.$A72]&gt;=[.AX$2];INDEX([.AX$3:.AX72];[.$A72]-[.AX$2]+1;1);0)" office:value-type="float" office:value="3552258" calcext:value-type="float">
            <text:p>3552258</text:p>
          </table:table-cell>
          <table:table-cell table:formula="of:=[.AX72]+IF([.$A72]&gt;=[.AY$2];INDEX([.AY$3:.AY72];[.$A72]-[.AY$2]+1;1);0)" office:value-type="float" office:value="3552748" calcext:value-type="float">
            <text:p>3552748</text:p>
          </table:table-cell>
          <table:table-cell table:formula="of:=[.AY72]+IF([.$A72]&gt;=[.AZ$2];INDEX([.AZ$3:.AZ72];[.$A72]-[.AZ$2]+1;1);0)" office:value-type="float" office:value="3553133" calcext:value-type="float">
            <text:p>3553133</text:p>
          </table:table-cell>
          <table:table-cell table:formula="of:=[.AZ72]+IF([.$A72]&gt;=[.BA$2];INDEX([.BA$3:.BA72];[.$A72]-[.BA$2]+1;1);0)" office:value-type="float" office:value="3553430" calcext:value-type="float">
            <text:p>3553430</text:p>
          </table:table-cell>
          <table:table-cell table:formula="of:=[.BA72]+IF([.$A72]&gt;=[.BB$2];INDEX([.BB$3:.BB72];[.$A72]-[.BB$2]+1;1);0)" office:value-type="float" office:value="3553661" calcext:value-type="float">
            <text:p>3553661</text:p>
          </table:table-cell>
          <table:table-cell table:formula="of:=[.BB72]+IF([.$A72]&gt;=[.BC$2];INDEX([.BC$3:.BC72];[.$A72]-[.BC$2]+1;1);0)" office:value-type="float" office:value="3553837" calcext:value-type="float">
            <text:p>3553837</text:p>
          </table:table-cell>
          <table:table-cell table:formula="of:=[.BC72]+IF([.$A72]&gt;=[.BD$2];INDEX([.BD$3:.BD72];[.$A72]-[.BD$2]+1;1);0)" office:value-type="float" office:value="3553972" calcext:value-type="float">
            <text:p>3553972</text:p>
          </table:table-cell>
          <table:table-cell table:formula="of:=[.BD72]+IF([.$A72]&gt;=[.BE$2];INDEX([.BE$3:.BE72];[.$A72]-[.BE$2]+1;1);0)" office:value-type="float" office:value="3554073" calcext:value-type="float">
            <text:p>3554073</text:p>
          </table:table-cell>
          <table:table-cell table:formula="of:=[.BE72]+IF([.$A72]&gt;=[.BF$2];INDEX([.BF$3:.BF72];[.$A72]-[.BF$2]+1;1);0)" office:value-type="float" office:value="3554150" calcext:value-type="float">
            <text:p>3554150</text:p>
          </table:table-cell>
          <table:table-cell table:formula="of:=[.BF72]+IF([.$A72]&gt;=[.BG$2];INDEX([.BG$3:.BG72];[.$A72]-[.BG$2]+1;1);0)" office:value-type="float" office:value="3554206" calcext:value-type="float">
            <text:p>3554206</text:p>
          </table:table-cell>
          <table:table-cell table:formula="of:=[.BG72]+IF([.$A72]&gt;=[.BH$2];INDEX([.BH$3:.BH72];[.$A72]-[.BH$2]+1;1);0)" office:value-type="float" office:value="3554248" calcext:value-type="float">
            <text:p>3554248</text:p>
          </table:table-cell>
          <table:table-cell table:formula="of:=[.BH72]+IF([.$A72]&gt;=[.BI$2];INDEX([.BI$3:.BI72];[.$A72]-[.BI$2]+1;1);0)" office:value-type="float" office:value="3554278" calcext:value-type="float">
            <text:p>3554278</text:p>
          </table:table-cell>
          <table:table-cell table:formula="of:=[.BI72]+IF([.$A72]&gt;=[.BJ$2];INDEX([.BJ$3:.BJ72];[.$A72]-[.BJ$2]+1;1);0)" office:value-type="float" office:value="3554300" calcext:value-type="float">
            <text:p>3554300</text:p>
          </table:table-cell>
          <table:table-cell table:formula="of:=[.BJ72]+IF([.$A72]&gt;=[.BK$2];INDEX([.BK$3:.BK72];[.$A72]-[.BK$2]+1;1);0)" office:value-type="float" office:value="3554315" calcext:value-type="float">
            <text:p>3554315</text:p>
          </table:table-cell>
          <table:table-cell table:formula="of:=[.BK72]+IF([.$A72]&gt;=[.BL$2];INDEX([.BL$3:.BL72];[.$A72]-[.BL$2]+1;1);0)" office:value-type="float" office:value="3554326" calcext:value-type="float">
            <text:p>3554326</text:p>
          </table:table-cell>
          <table:table-cell table:formula="of:=[.BL72]+IF([.$A72]&gt;=[.BM$2];INDEX([.BM$3:.BM72];[.$A72]-[.BM$2]+1;1);0)" office:value-type="float" office:value="3554333" calcext:value-type="float">
            <text:p>3554333</text:p>
          </table:table-cell>
          <table:table-cell table:formula="of:=[.BM72]+IF([.$A72]&gt;=[.BN$2];INDEX([.BN$3:.BN72];[.$A72]-[.BN$2]+1;1);0)" office:value-type="float" office:value="3554338" calcext:value-type="float">
            <text:p>3554338</text:p>
          </table:table-cell>
          <table:table-cell table:formula="of:=[.BN72]+IF([.$A72]&gt;=[.BO$2];INDEX([.BO$3:.BO72];[.$A72]-[.BO$2]+1;1);0)" office:value-type="float" office:value="3554341" calcext:value-type="float">
            <text:p>3554341</text:p>
          </table:table-cell>
          <table:table-cell table:formula="of:=[.BO72]+IF([.$A72]&gt;=[.BP$2];INDEX([.BP$3:.BP72];[.$A72]-[.BP$2]+1;1);0)" office:value-type="float" office:value="3554343" calcext:value-type="float">
            <text:p>3554343</text:p>
          </table:table-cell>
          <table:table-cell table:formula="of:=[.BP72]+IF([.$A72]&gt;=[.BQ$2];INDEX([.BQ$3:.BQ72];[.$A72]-[.BQ$2]+1;1);0)" office:value-type="float" office:value="3554344" calcext:value-type="float">
            <text:p>3554344</text:p>
          </table:table-cell>
          <table:table-cell table:formula="of:=[.BQ72]+IF([.$A72]&gt;=[.BR$2];INDEX([.BR$3:.BR72];[.$A72]-[.BR$2]+1;1);0)" office:value-type="float" office:value="3554345" calcext:value-type="float">
            <text:p>3554345</text:p>
          </table:table-cell>
          <table:table-cell table:formula="of:=[.BR72]+IF([.$A72]&gt;=[.BS$2];INDEX([.BS$3:.BS72];[.$A72]-[.BS$2]+1;1);0)" office:value-type="float" office:value="3554345" calcext:value-type="float">
            <text:p>3554345</text:p>
          </table:table-cell>
          <table:table-cell table:formula="of:=[.BS72]+IF([.$A72]&gt;=[.BT$2];INDEX([.BT$3:.BT72];[.$A72]-[.BT$2]+1;1);0)" office:value-type="float" office:value="3554345" calcext:value-type="float">
            <text:p>3554345</text:p>
          </table:table-cell>
          <table:table-cell table:formula="of:=[.BT72]+IF([.$A72]&gt;=[.BU$2];INDEX([.BU$3:.BU72];[.$A72]-[.BU$2]+1;1);0)" office:value-type="float" office:value="3554345" calcext:value-type="float">
            <text:p>3554345</text:p>
          </table:table-cell>
          <table:table-cell table:formula="of:=[.BU72]+IF([.$A72]&gt;=[.BV$2];INDEX([.BV$3:.BV72];[.$A72]-[.BV$2]+1;1);0)" office:value-type="float" office:value="3554345" calcext:value-type="float">
            <text:p>3554345</text:p>
          </table:table-cell>
          <table:table-cell table:formula="of:=[.BV72]+IF([.$A72]&gt;=[.BW$2];INDEX([.BW$3:.BW72];[.$A72]-[.BW$2]+1;1);0)" office:value-type="float" office:value="3554345" calcext:value-type="float">
            <text:p>3554345</text:p>
          </table:table-cell>
          <table:table-cell table:formula="of:=[.BW72]+IF([.$A72]&gt;=[.BX$2];INDEX([.BX$3:.BX72];[.$A72]-[.BX$2]+1;1);0)" office:value-type="float" office:value="3554345" calcext:value-type="float">
            <text:p>3554345</text:p>
          </table:table-cell>
          <table:table-cell table:formula="of:=[.BX72]+IF([.$A72]&gt;=[.BY$2];INDEX([.BY$3:.BY72];[.$A72]-[.BY$2]+1;1);0)" office:value-type="float" office:value="3554345" calcext:value-type="float">
            <text:p>3554345</text:p>
          </table:table-cell>
          <table:table-cell table:formula="of:=[.BY72]+IF([.$A72]&gt;=[.BZ$2];INDEX([.BZ$3:.BZ72];[.$A72]-[.BZ$2]+1;1);0)" office:value-type="float" office:value="3554345" calcext:value-type="float">
            <text:p>3554345</text:p>
          </table:table-cell>
          <table:table-cell table:formula="of:=[.BZ72]+IF([.$A72]&gt;=[.CA$2];INDEX([.CA$3:.CA72];[.$A72]-[.CA$2]+1;1);0)" office:value-type="float" office:value="3554345" calcext:value-type="float">
            <text:p>3554345</text:p>
          </table:table-cell>
          <table:table-cell table:formula="of:=[.CA72]+IF([.$A72]&gt;=[.CB$2];INDEX([.CB$3:.CB72];[.$A72]-[.CB$2]+1;1);0)" office:value-type="float" office:value="3554345" calcext:value-type="float">
            <text:p>3554345</text:p>
          </table:table-cell>
          <table:table-cell table:formula="of:=[.CB72]+IF([.$A72]&gt;=[.CC$2];INDEX([.CC$3:.CC72];[.$A72]-[.CC$2]+1;1);0)" office:value-type="float" office:value="3554345" calcext:value-type="float">
            <text:p>3554345</text:p>
          </table:table-cell>
          <table:table-cell table:formula="of:=[.CC72]+IF([.$A72]&gt;=[.CD$2];INDEX([.CD$3:.CD72];[.$A72]-[.CD$2]+1;1);0)" office:value-type="float" office:value="3554345" calcext:value-type="float">
            <text:p>3554345</text:p>
          </table:table-cell>
          <table:table-cell table:formula="of:=[.CD72]+IF([.$A72]&gt;=[.CE$2];INDEX([.CE$3:.CE72];[.$A72]-[.CE$2]+1;1);0)" office:value-type="float" office:value="3554345" calcext:value-type="float">
            <text:p>3554345</text:p>
          </table:table-cell>
          <table:table-cell table:formula="of:=[.CE72]+IF([.$A72]&gt;=[.CF$2];INDEX([.CF$3:.CF72];[.$A72]-[.CF$2]+1;1);0)" office:value-type="float" office:value="3554345" calcext:value-type="float">
            <text:p>3554345</text:p>
          </table:table-cell>
          <table:table-cell table:formula="of:=[.CF72]+IF([.$A72]&gt;=[.CG$2];INDEX([.CG$3:.CG72];[.$A72]-[.CG$2]+1;1);0)" office:value-type="float" office:value="3554345" calcext:value-type="float">
            <text:p>3554345</text:p>
          </table:table-cell>
          <table:table-cell table:formula="of:=[.CG72]+IF([.$A72]&gt;=[.CH$2];INDEX([.CH$3:.CH72];[.$A72]-[.CH$2]+1;1);0)" office:value-type="float" office:value="3554345" calcext:value-type="float">
            <text:p>3554345</text:p>
          </table:table-cell>
          <table:table-cell table:formula="of:=[.CH72]+IF([.$A72]&gt;=[.CI$2];INDEX([.CI$3:.CI72];[.$A72]-[.CI$2]+1;1);0)" office:value-type="float" office:value="3554345" calcext:value-type="float">
            <text:p>3554345</text:p>
          </table:table-cell>
          <table:table-cell table:formula="of:=[.CI72]+IF([.$A72]&gt;=[.CJ$2];INDEX([.CJ$3:.CJ72];[.$A72]-[.CJ$2]+1;1);0)" office:value-type="float" office:value="3554345" calcext:value-type="float">
            <text:p>3554345</text:p>
          </table:table-cell>
          <table:table-cell table:formula="of:=[.CJ72]+IF([.$A72]&gt;=[.CK$2];INDEX([.CK$3:.CK72];[.$A72]-[.CK$2]+1;1);0)" office:value-type="float" office:value="3554345" calcext:value-type="float">
            <text:p>3554345</text:p>
          </table:table-cell>
          <table:table-cell table:formula="of:=[.CK72]+IF([.$A72]&gt;=[.CL$2];INDEX([.CL$3:.CL72];[.$A72]-[.CL$2]+1;1);0)" office:value-type="float" office:value="3554345" calcext:value-type="float">
            <text:p>3554345</text:p>
          </table:table-cell>
          <table:table-cell table:formula="of:=[.CL72]+IF([.$A72]&gt;=[.CM$2];INDEX([.CM$3:.CM72];[.$A72]-[.CM$2]+1;1);0)" office:value-type="float" office:value="3554345" calcext:value-type="float">
            <text:p>3554345</text:p>
          </table:table-cell>
          <table:table-cell table:formula="of:=[.CM72]+IF([.$A72]&gt;=[.CN$2];INDEX([.CN$3:.CN72];[.$A72]-[.CN$2]+1;1);0)" office:value-type="float" office:value="3554345" calcext:value-type="float">
            <text:p>3554345</text:p>
          </table:table-cell>
          <table:table-cell table:formula="of:=[.CN72]+IF([.$A72]&gt;=[.CO$2];INDEX([.CO$3:.CO72];[.$A72]-[.CO$2]+1;1);0)" office:value-type="float" office:value="3554345" calcext:value-type="float">
            <text:p>3554345</text:p>
          </table:table-cell>
          <table:table-cell table:formula="of:=[.CO72]+IF([.$A72]&gt;=[.CP$2];INDEX([.CP$3:.CP72];[.$A72]-[.CP$2]+1;1);0)" office:value-type="float" office:value="3554345" calcext:value-type="float">
            <text:p>3554345</text:p>
          </table:table-cell>
          <table:table-cell table:formula="of:=[.CP72]+IF([.$A72]&gt;=[.CQ$2];INDEX([.CQ$3:.CQ72];[.$A72]-[.CQ$2]+1;1);0)" office:value-type="float" office:value="3554345" calcext:value-type="float">
            <text:p>3554345</text:p>
          </table:table-cell>
          <table:table-cell table:formula="of:=[.CQ72]+IF([.$A72]&gt;=[.CR$2];INDEX([.CR$3:.CR72];[.$A72]-[.CR$2]+1;1);0)" office:value-type="float" office:value="3554345" calcext:value-type="float">
            <text:p>3554345</text:p>
          </table:table-cell>
          <table:table-cell table:formula="of:=[.CR72]+IF([.$A72]&gt;=[.CS$2];INDEX([.CS$3:.CS72];[.$A72]-[.CS$2]+1;1);0)" office:value-type="float" office:value="3554345" calcext:value-type="float">
            <text:p>3554345</text:p>
          </table:table-cell>
          <table:table-cell table:formula="of:=[.CS72]+IF([.$A72]&gt;=[.CT$2];INDEX([.CT$3:.CT72];[.$A72]-[.CT$2]+1;1);0)" office:value-type="float" office:value="3554345" calcext:value-type="float">
            <text:p>3554345</text:p>
          </table:table-cell>
          <table:table-cell table:formula="of:=[.CT72]+IF([.$A72]&gt;=[.CU$2];INDEX([.CU$3:.CU72];[.$A72]-[.CU$2]+1;1);0)" office:value-type="float" office:value="3554345" calcext:value-type="float">
            <text:p>3554345</text:p>
          </table:table-cell>
          <table:table-cell table:formula="of:=[.CU72]+IF([.$A72]&gt;=[.CV$2];INDEX([.CV$3:.CV72];[.$A72]-[.CV$2]+1;1);0)" office:value-type="float" office:value="3554345" calcext:value-type="float">
            <text:p>3554345</text:p>
          </table:table-cell>
          <table:table-cell table:formula="of:=[.CV72]+IF([.$A72]&gt;=[.CW$2];INDEX([.CW$3:.CW72];[.$A72]-[.CW$2]+1;1);0)" office:value-type="float" office:value="3554345" calcext:value-type="float">
            <text:p>35543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2]" office:value-type="float" office:value="1" calcext:value-type="float">
            <text:p>1</text:p>
          </table:table-cell>
          <table:table-cell table:formula="of:=[.B73]+IF([.$A73]&gt;=[.C$2];INDEX([.C$3:.C73];[.$A73]-[.C$2]+1;1);0)" office:value-type="float" office:value="36" calcext:value-type="float">
            <text:p>36</text:p>
          </table:table-cell>
          <table:table-cell table:formula="of:=[.C73]+IF([.$A73]&gt;=[.D$2];INDEX([.D$3:.D73];[.$A73]-[.D$2]+1;1);0)" office:value-type="float" office:value="444" calcext:value-type="float">
            <text:p>444</text:p>
          </table:table-cell>
          <table:table-cell table:formula="of:=[.D73]+IF([.$A73]&gt;=[.E$2];INDEX([.E$3:.E73];[.$A73]-[.E$2]+1;1);0)" office:value-type="float" office:value="2928" calcext:value-type="float">
            <text:p>2928</text:p>
          </table:table-cell>
          <table:table-cell table:formula="of:=[.E73]+IF([.$A73]&gt;=[.F$2];INDEX([.F$3:.F73];[.$A73]-[.F$2]+1;1);0)" office:value-type="float" office:value="12470" calcext:value-type="float">
            <text:p>12470</text:p>
          </table:table-cell>
          <table:table-cell table:formula="of:=[.F73]+IF([.$A73]&gt;=[.G$2];INDEX([.G$3:.G73];[.$A73]-[.G$2]+1;1);0)" office:value-type="float" office:value="38677" calcext:value-type="float">
            <text:p>38677</text:p>
          </table:table-cell>
          <table:table-cell table:formula="of:=[.G73]+IF([.$A73]&gt;=[.H$2];INDEX([.H$3:.H73];[.$A73]-[.H$2]+1;1);0)" office:value-type="float" office:value="94425" calcext:value-type="float">
            <text:p>94425</text:p>
          </table:table-cell>
          <table:table-cell table:formula="of:=[.H73]+IF([.$A73]&gt;=[.I$2];INDEX([.I$3:.I73];[.$A73]-[.I$2]+1;1);0)" office:value-type="float" office:value="191964" calcext:value-type="float">
            <text:p>191964</text:p>
          </table:table-cell>
          <table:table-cell table:formula="of:=[.I73]+IF([.$A73]&gt;=[.J$2];INDEX([.J$3:.J73];[.$A73]-[.J$2]+1;1);0)" office:value-type="float" office:value="338484" calcext:value-type="float">
            <text:p>338484</text:p>
          </table:table-cell>
          <table:table-cell table:formula="of:=[.J73]+IF([.$A73]&gt;=[.K$2];INDEX([.K$3:.K73];[.$A73]-[.K$2]+1;1);0)" office:value-type="float" office:value="533975" calcext:value-type="float">
            <text:p>533975</text:p>
          </table:table-cell>
          <table:table-cell table:formula="of:=[.K73]+IF([.$A73]&gt;=[.L$2];INDEX([.L$3:.L73];[.$A73]-[.L$2]+1;1);0)" office:value-type="float" office:value="771464" calcext:value-type="float">
            <text:p>771464</text:p>
          </table:table-cell>
          <table:table-cell table:formula="of:=[.L73]+IF([.$A73]&gt;=[.M$2];INDEX([.M$3:.M73];[.$A73]-[.M$2]+1;1);0)" office:value-type="float" office:value="1039543" calcext:value-type="float">
            <text:p>1039543</text:p>
          </table:table-cell>
          <table:table-cell table:formula="of:=[.M73]+IF([.$A73]&gt;=[.N$2];INDEX([.N$3:.N73];[.$A73]-[.N$2]+1;1);0)" office:value-type="float" office:value="1324916" calcext:value-type="float">
            <text:p>1324916</text:p>
          </table:table-cell>
          <table:table-cell table:formula="of:=[.N73]+IF([.$A73]&gt;=[.O$2];INDEX([.O$3:.O73];[.$A73]-[.O$2]+1;1);0)" office:value-type="float" office:value="1614987" calcext:value-type="float">
            <text:p>1614987</text:p>
          </table:table-cell>
          <table:table-cell table:formula="of:=[.O73]+IF([.$A73]&gt;=[.P$2];INDEX([.P$3:.P73];[.$A73]-[.P$2]+1;1);0)" office:value-type="float" office:value="1899041" calcext:value-type="float">
            <text:p>1899041</text:p>
          </table:table-cell>
          <table:table-cell table:formula="of:=[.P73]+IF([.$A73]&gt;=[.Q$2];INDEX([.Q$3:.Q73];[.$A73]-[.Q$2]+1;1);0)" office:value-type="float" office:value="2169146" calcext:value-type="float">
            <text:p>2169146</text:p>
          </table:table-cell>
          <table:table-cell table:formula="of:=[.Q73]+IF([.$A73]&gt;=[.R$2];INDEX([.R$3:.R73];[.$A73]-[.R$2]+1;1);0)" office:value-type="float" office:value="2419869" calcext:value-type="float">
            <text:p>2419869</text:p>
          </table:table-cell>
          <table:table-cell table:formula="of:=[.R73]+IF([.$A73]&gt;=[.S$2];INDEX([.S$3:.S73];[.$A73]-[.S$2]+1;1);0)" office:value-type="float" office:value="2648233" calcext:value-type="float">
            <text:p>2648233</text:p>
          </table:table-cell>
          <table:table-cell table:formula="of:=[.S73]+IF([.$A73]&gt;=[.T$2];INDEX([.T$3:.T73];[.$A73]-[.T$2]+1;1);0)" office:value-type="float" office:value="2852958" calcext:value-type="float">
            <text:p>2852958</text:p>
          </table:table-cell>
          <table:table-cell table:formula="of:=[.T73]+IF([.$A73]&gt;=[.U$2];INDEX([.U$3:.U73];[.$A73]-[.U$2]+1;1);0)" office:value-type="float" office:value="3034232" calcext:value-type="float">
            <text:p>3034232</text:p>
          </table:table-cell>
          <table:table-cell table:formula="of:=[.U73]+IF([.$A73]&gt;=[.V$2];INDEX([.V$3:.V73];[.$A73]-[.V$2]+1;1);0)" office:value-type="float" office:value="3193032" calcext:value-type="float">
            <text:p>3193032</text:p>
          </table:table-cell>
          <table:table-cell table:formula="of:=[.V73]+IF([.$A73]&gt;=[.W$2];INDEX([.W$3:.W73];[.$A73]-[.W$2]+1;1);0)" office:value-type="float" office:value="3331011" calcext:value-type="float">
            <text:p>3331011</text:p>
          </table:table-cell>
          <table:table-cell table:formula="of:=[.W73]+IF([.$A73]&gt;=[.X$2];INDEX([.X$3:.X73];[.$A73]-[.X$2]+1;1);0)" office:value-type="float" office:value="3450002" calcext:value-type="float">
            <text:p>3450002</text:p>
          </table:table-cell>
          <table:table-cell table:formula="of:=[.X73]+IF([.$A73]&gt;=[.Y$2];INDEX([.Y$3:.Y73];[.$A73]-[.Y$2]+1;1);0)" office:value-type="float" office:value="3552054" calcext:value-type="float">
            <text:p>3552054</text:p>
          </table:table-cell>
          <table:table-cell table:formula="of:=[.Y73]+IF([.$A73]&gt;=[.Z$2];INDEX([.Z$3:.Z73];[.$A73]-[.Z$2]+1;1);0)" office:value-type="float" office:value="3639101" calcext:value-type="float">
            <text:p>3639101</text:p>
          </table:table-cell>
          <table:table-cell table:formula="of:=[.Z73]+IF([.$A73]&gt;=[.AA$2];INDEX([.AA$3:.AA73];[.$A73]-[.AA$2]+1;1);0)" office:value-type="float" office:value="3713064" calcext:value-type="float">
            <text:p>3713064</text:p>
          </table:table-cell>
          <table:table-cell table:formula="of:=[.AA73]+IF([.$A73]&gt;=[.AB$2];INDEX([.AB$3:.AB73];[.$A73]-[.AB$2]+1;1);0)" office:value-type="float" office:value="3775641" calcext:value-type="float">
            <text:p>3775641</text:p>
          </table:table-cell>
          <table:table-cell table:formula="of:=[.AB73]+IF([.$A73]&gt;=[.AC$2];INDEX([.AC$3:.AC73];[.$A73]-[.AC$2]+1;1);0)" office:value-type="float" office:value="3828442" calcext:value-type="float">
            <text:p>3828442</text:p>
          </table:table-cell>
          <table:table-cell table:formula="of:=[.AC73]+IF([.$A73]&gt;=[.AD$2];INDEX([.AD$3:.AD73];[.$A73]-[.AD$2]+1;1);0)" office:value-type="float" office:value="3872830" calcext:value-type="float">
            <text:p>3872830</text:p>
          </table:table-cell>
          <table:table-cell table:formula="of:=[.AD73]+IF([.$A73]&gt;=[.AE$2];INDEX([.AE$3:.AE73];[.$A73]-[.AE$2]+1;1);0)" office:value-type="float" office:value="3910071" calcext:value-type="float">
            <text:p>3910071</text:p>
          </table:table-cell>
          <table:table-cell table:formula="of:=[.AE73]+IF([.$A73]&gt;=[.AF$2];INDEX([.AF$3:.AF73];[.$A73]-[.AF$2]+1;1);0)" office:value-type="float" office:value="3941211" calcext:value-type="float">
            <text:p>3941211</text:p>
          </table:table-cell>
          <table:table-cell table:formula="of:=[.AF73]+IF([.$A73]&gt;=[.AG$2];INDEX([.AG$3:.AG73];[.$A73]-[.AG$2]+1;1);0)" office:value-type="float" office:value="3967207" calcext:value-type="float">
            <text:p>3967207</text:p>
          </table:table-cell>
          <table:table-cell table:formula="of:=[.AG73]+IF([.$A73]&gt;=[.AH$2];INDEX([.AH$3:.AH73];[.$A73]-[.AH$2]+1;1);0)" office:value-type="float" office:value="3988837" calcext:value-type="float">
            <text:p>3988837</text:p>
          </table:table-cell>
          <table:table-cell table:formula="of:=[.AH73]+IF([.$A73]&gt;=[.AI$2];INDEX([.AI$3:.AI73];[.$A73]-[.AI$2]+1;1);0)" office:value-type="float" office:value="4006812" calcext:value-type="float">
            <text:p>4006812</text:p>
          </table:table-cell>
          <table:table-cell table:formula="of:=[.AI73]+IF([.$A73]&gt;=[.AJ$2];INDEX([.AJ$3:.AJ73];[.$A73]-[.AJ$2]+1;1);0)" office:value-type="float" office:value="4021695" calcext:value-type="float">
            <text:p>4021695</text:p>
          </table:table-cell>
          <table:table-cell table:formula="of:=[.AJ73]+IF([.$A73]&gt;=[.AK$2];INDEX([.AK$3:.AK73];[.$A73]-[.AK$2]+1;1);0)" office:value-type="float" office:value="4034005" calcext:value-type="float">
            <text:p>4034005</text:p>
          </table:table-cell>
          <table:table-cell table:formula="of:=[.AK73]+IF([.$A73]&gt;=[.AL$2];INDEX([.AL$3:.AL73];[.$A73]-[.AL$2]+1;1);0)" office:value-type="float" office:value="4044148" calcext:value-type="float">
            <text:p>4044148</text:p>
          </table:table-cell>
          <table:table-cell table:formula="of:=[.AL73]+IF([.$A73]&gt;=[.AM$2];INDEX([.AM$3:.AM73];[.$A73]-[.AM$2]+1;1);0)" office:value-type="float" office:value="4052497" calcext:value-type="float">
            <text:p>4052497</text:p>
          </table:table-cell>
          <table:table-cell table:formula="of:=[.AM73]+IF([.$A73]&gt;=[.AN$2];INDEX([.AN$3:.AN73];[.$A73]-[.AN$2]+1;1);0)" office:value-type="float" office:value="4059339" calcext:value-type="float">
            <text:p>4059339</text:p>
          </table:table-cell>
          <table:table-cell table:formula="of:=[.AN73]+IF([.$A73]&gt;=[.AO$2];INDEX([.AO$3:.AO73];[.$A73]-[.AO$2]+1;1);0)" office:value-type="float" office:value="4064943" calcext:value-type="float">
            <text:p>4064943</text:p>
          </table:table-cell>
          <table:table-cell table:formula="of:=[.AO73]+IF([.$A73]&gt;=[.AP$2];INDEX([.AP$3:.AP73];[.$A73]-[.AP$2]+1;1);0)" office:value-type="float" office:value="4069508" calcext:value-type="float">
            <text:p>4069508</text:p>
          </table:table-cell>
          <table:table-cell table:formula="of:=[.AP73]+IF([.$A73]&gt;=[.AQ$2];INDEX([.AQ$3:.AQ73];[.$A73]-[.AQ$2]+1;1);0)" office:value-type="float" office:value="4073226" calcext:value-type="float">
            <text:p>4073226</text:p>
          </table:table-cell>
          <table:table-cell table:formula="of:=[.AQ73]+IF([.$A73]&gt;=[.AR$2];INDEX([.AR$3:.AR73];[.$A73]-[.AR$2]+1;1);0)" office:value-type="float" office:value="4076236" calcext:value-type="float">
            <text:p>4076236</text:p>
          </table:table-cell>
          <table:table-cell table:formula="of:=[.AR73]+IF([.$A73]&gt;=[.AS$2];INDEX([.AS$3:.AS73];[.$A73]-[.AS$2]+1;1);0)" office:value-type="float" office:value="4078672" calcext:value-type="float">
            <text:p>4078672</text:p>
          </table:table-cell>
          <table:table-cell table:formula="of:=[.AS73]+IF([.$A73]&gt;=[.AT$2];INDEX([.AT$3:.AT73];[.$A73]-[.AT$2]+1;1);0)" office:value-type="float" office:value="4080630" calcext:value-type="float">
            <text:p>4080630</text:p>
          </table:table-cell>
          <table:table-cell table:formula="of:=[.AT73]+IF([.$A73]&gt;=[.AU$2];INDEX([.AU$3:.AU73];[.$A73]-[.AU$2]+1;1);0)" office:value-type="float" office:value="4082205" calcext:value-type="float">
            <text:p>4082205</text:p>
          </table:table-cell>
          <table:table-cell table:formula="of:=[.AU73]+IF([.$A73]&gt;=[.AV$2];INDEX([.AV$3:.AV73];[.$A73]-[.AV$2]+1;1);0)" office:value-type="float" office:value="4083460" calcext:value-type="float">
            <text:p>4083460</text:p>
          </table:table-cell>
          <table:table-cell table:formula="of:=[.AV73]+IF([.$A73]&gt;=[.AW$2];INDEX([.AW$3:.AW73];[.$A73]-[.AW$2]+1;1);0)" office:value-type="float" office:value="4084462" calcext:value-type="float">
            <text:p>4084462</text:p>
          </table:table-cell>
          <table:table-cell table:formula="of:=[.AW73]+IF([.$A73]&gt;=[.AX$2];INDEX([.AX$3:.AX73];[.$A73]-[.AX$2]+1;1);0)" office:value-type="float" office:value="4085254" calcext:value-type="float">
            <text:p>4085254</text:p>
          </table:table-cell>
          <table:table-cell table:formula="of:=[.AX73]+IF([.$A73]&gt;=[.AY$2];INDEX([.AY$3:.AY73];[.$A73]-[.AY$2]+1;1);0)" office:value-type="float" office:value="4085881" calcext:value-type="float">
            <text:p>4085881</text:p>
          </table:table-cell>
          <table:table-cell table:formula="of:=[.AY73]+IF([.$A73]&gt;=[.AZ$2];INDEX([.AZ$3:.AZ73];[.$A73]-[.AZ$2]+1;1);0)" office:value-type="float" office:value="4086371" calcext:value-type="float">
            <text:p>4086371</text:p>
          </table:table-cell>
          <table:table-cell table:formula="of:=[.AZ73]+IF([.$A73]&gt;=[.BA$2];INDEX([.BA$3:.BA73];[.$A73]-[.BA$2]+1;1);0)" office:value-type="float" office:value="4086756" calcext:value-type="float">
            <text:p>4086756</text:p>
          </table:table-cell>
          <table:table-cell table:formula="of:=[.BA73]+IF([.$A73]&gt;=[.BB$2];INDEX([.BB$3:.BB73];[.$A73]-[.BB$2]+1;1);0)" office:value-type="float" office:value="4087053" calcext:value-type="float">
            <text:p>4087053</text:p>
          </table:table-cell>
          <table:table-cell table:formula="of:=[.BB73]+IF([.$A73]&gt;=[.BC$2];INDEX([.BC$3:.BC73];[.$A73]-[.BC$2]+1;1);0)" office:value-type="float" office:value="4087284" calcext:value-type="float">
            <text:p>4087284</text:p>
          </table:table-cell>
          <table:table-cell table:formula="of:=[.BC73]+IF([.$A73]&gt;=[.BD$2];INDEX([.BD$3:.BD73];[.$A73]-[.BD$2]+1;1);0)" office:value-type="float" office:value="4087460" calcext:value-type="float">
            <text:p>4087460</text:p>
          </table:table-cell>
          <table:table-cell table:formula="of:=[.BD73]+IF([.$A73]&gt;=[.BE$2];INDEX([.BE$3:.BE73];[.$A73]-[.BE$2]+1;1);0)" office:value-type="float" office:value="4087595" calcext:value-type="float">
            <text:p>4087595</text:p>
          </table:table-cell>
          <table:table-cell table:formula="of:=[.BE73]+IF([.$A73]&gt;=[.BF$2];INDEX([.BF$3:.BF73];[.$A73]-[.BF$2]+1;1);0)" office:value-type="float" office:value="4087696" calcext:value-type="float">
            <text:p>4087696</text:p>
          </table:table-cell>
          <table:table-cell table:formula="of:=[.BF73]+IF([.$A73]&gt;=[.BG$2];INDEX([.BG$3:.BG73];[.$A73]-[.BG$2]+1;1);0)" office:value-type="float" office:value="4087773" calcext:value-type="float">
            <text:p>4087773</text:p>
          </table:table-cell>
          <table:table-cell table:formula="of:=[.BG73]+IF([.$A73]&gt;=[.BH$2];INDEX([.BH$3:.BH73];[.$A73]-[.BH$2]+1;1);0)" office:value-type="float" office:value="4087829" calcext:value-type="float">
            <text:p>4087829</text:p>
          </table:table-cell>
          <table:table-cell table:formula="of:=[.BH73]+IF([.$A73]&gt;=[.BI$2];INDEX([.BI$3:.BI73];[.$A73]-[.BI$2]+1;1);0)" office:value-type="float" office:value="4087871" calcext:value-type="float">
            <text:p>4087871</text:p>
          </table:table-cell>
          <table:table-cell table:formula="of:=[.BI73]+IF([.$A73]&gt;=[.BJ$2];INDEX([.BJ$3:.BJ73];[.$A73]-[.BJ$2]+1;1);0)" office:value-type="float" office:value="4087901" calcext:value-type="float">
            <text:p>4087901</text:p>
          </table:table-cell>
          <table:table-cell table:formula="of:=[.BJ73]+IF([.$A73]&gt;=[.BK$2];INDEX([.BK$3:.BK73];[.$A73]-[.BK$2]+1;1);0)" office:value-type="float" office:value="4087923" calcext:value-type="float">
            <text:p>4087923</text:p>
          </table:table-cell>
          <table:table-cell table:formula="of:=[.BK73]+IF([.$A73]&gt;=[.BL$2];INDEX([.BL$3:.BL73];[.$A73]-[.BL$2]+1;1);0)" office:value-type="float" office:value="4087938" calcext:value-type="float">
            <text:p>4087938</text:p>
          </table:table-cell>
          <table:table-cell table:formula="of:=[.BL73]+IF([.$A73]&gt;=[.BM$2];INDEX([.BM$3:.BM73];[.$A73]-[.BM$2]+1;1);0)" office:value-type="float" office:value="4087949" calcext:value-type="float">
            <text:p>4087949</text:p>
          </table:table-cell>
          <table:table-cell table:formula="of:=[.BM73]+IF([.$A73]&gt;=[.BN$2];INDEX([.BN$3:.BN73];[.$A73]-[.BN$2]+1;1);0)" office:value-type="float" office:value="4087956" calcext:value-type="float">
            <text:p>4087956</text:p>
          </table:table-cell>
          <table:table-cell table:formula="of:=[.BN73]+IF([.$A73]&gt;=[.BO$2];INDEX([.BO$3:.BO73];[.$A73]-[.BO$2]+1;1);0)" office:value-type="float" office:value="4087961" calcext:value-type="float">
            <text:p>4087961</text:p>
          </table:table-cell>
          <table:table-cell table:formula="of:=[.BO73]+IF([.$A73]&gt;=[.BP$2];INDEX([.BP$3:.BP73];[.$A73]-[.BP$2]+1;1);0)" office:value-type="float" office:value="4087964" calcext:value-type="float">
            <text:p>4087964</text:p>
          </table:table-cell>
          <table:table-cell table:formula="of:=[.BP73]+IF([.$A73]&gt;=[.BQ$2];INDEX([.BQ$3:.BQ73];[.$A73]-[.BQ$2]+1;1);0)" office:value-type="float" office:value="4087966" calcext:value-type="float">
            <text:p>4087966</text:p>
          </table:table-cell>
          <table:table-cell table:formula="of:=[.BQ73]+IF([.$A73]&gt;=[.BR$2];INDEX([.BR$3:.BR73];[.$A73]-[.BR$2]+1;1);0)" office:value-type="float" office:value="4087967" calcext:value-type="float">
            <text:p>4087967</text:p>
          </table:table-cell>
          <table:table-cell table:formula="of:=[.BR73]+IF([.$A73]&gt;=[.BS$2];INDEX([.BS$3:.BS73];[.$A73]-[.BS$2]+1;1);0)" office:value-type="float" office:value="4087968" calcext:value-type="float">
            <text:p>4087968</text:p>
          </table:table-cell>
          <table:table-cell table:formula="of:=[.BS73]+IF([.$A73]&gt;=[.BT$2];INDEX([.BT$3:.BT73];[.$A73]-[.BT$2]+1;1);0)" office:value-type="float" office:value="4087968" calcext:value-type="float">
            <text:p>4087968</text:p>
          </table:table-cell>
          <table:table-cell table:formula="of:=[.BT73]+IF([.$A73]&gt;=[.BU$2];INDEX([.BU$3:.BU73];[.$A73]-[.BU$2]+1;1);0)" office:value-type="float" office:value="4087968" calcext:value-type="float">
            <text:p>4087968</text:p>
          </table:table-cell>
          <table:table-cell table:formula="of:=[.BU73]+IF([.$A73]&gt;=[.BV$2];INDEX([.BV$3:.BV73];[.$A73]-[.BV$2]+1;1);0)" office:value-type="float" office:value="4087968" calcext:value-type="float">
            <text:p>4087968</text:p>
          </table:table-cell>
          <table:table-cell table:formula="of:=[.BV73]+IF([.$A73]&gt;=[.BW$2];INDEX([.BW$3:.BW73];[.$A73]-[.BW$2]+1;1);0)" office:value-type="float" office:value="4087968" calcext:value-type="float">
            <text:p>4087968</text:p>
          </table:table-cell>
          <table:table-cell table:formula="of:=[.BW73]+IF([.$A73]&gt;=[.BX$2];INDEX([.BX$3:.BX73];[.$A73]-[.BX$2]+1;1);0)" office:value-type="float" office:value="4087968" calcext:value-type="float">
            <text:p>4087968</text:p>
          </table:table-cell>
          <table:table-cell table:formula="of:=[.BX73]+IF([.$A73]&gt;=[.BY$2];INDEX([.BY$3:.BY73];[.$A73]-[.BY$2]+1;1);0)" office:value-type="float" office:value="4087968" calcext:value-type="float">
            <text:p>4087968</text:p>
          </table:table-cell>
          <table:table-cell table:formula="of:=[.BY73]+IF([.$A73]&gt;=[.BZ$2];INDEX([.BZ$3:.BZ73];[.$A73]-[.BZ$2]+1;1);0)" office:value-type="float" office:value="4087968" calcext:value-type="float">
            <text:p>4087968</text:p>
          </table:table-cell>
          <table:table-cell table:formula="of:=[.BZ73]+IF([.$A73]&gt;=[.CA$2];INDEX([.CA$3:.CA73];[.$A73]-[.CA$2]+1;1);0)" office:value-type="float" office:value="4087968" calcext:value-type="float">
            <text:p>4087968</text:p>
          </table:table-cell>
          <table:table-cell table:formula="of:=[.CA73]+IF([.$A73]&gt;=[.CB$2];INDEX([.CB$3:.CB73];[.$A73]-[.CB$2]+1;1);0)" office:value-type="float" office:value="4087968" calcext:value-type="float">
            <text:p>4087968</text:p>
          </table:table-cell>
          <table:table-cell table:formula="of:=[.CB73]+IF([.$A73]&gt;=[.CC$2];INDEX([.CC$3:.CC73];[.$A73]-[.CC$2]+1;1);0)" office:value-type="float" office:value="4087968" calcext:value-type="float">
            <text:p>4087968</text:p>
          </table:table-cell>
          <table:table-cell table:formula="of:=[.CC73]+IF([.$A73]&gt;=[.CD$2];INDEX([.CD$3:.CD73];[.$A73]-[.CD$2]+1;1);0)" office:value-type="float" office:value="4087968" calcext:value-type="float">
            <text:p>4087968</text:p>
          </table:table-cell>
          <table:table-cell table:formula="of:=[.CD73]+IF([.$A73]&gt;=[.CE$2];INDEX([.CE$3:.CE73];[.$A73]-[.CE$2]+1;1);0)" office:value-type="float" office:value="4087968" calcext:value-type="float">
            <text:p>4087968</text:p>
          </table:table-cell>
          <table:table-cell table:formula="of:=[.CE73]+IF([.$A73]&gt;=[.CF$2];INDEX([.CF$3:.CF73];[.$A73]-[.CF$2]+1;1);0)" office:value-type="float" office:value="4087968" calcext:value-type="float">
            <text:p>4087968</text:p>
          </table:table-cell>
          <table:table-cell table:formula="of:=[.CF73]+IF([.$A73]&gt;=[.CG$2];INDEX([.CG$3:.CG73];[.$A73]-[.CG$2]+1;1);0)" office:value-type="float" office:value="4087968" calcext:value-type="float">
            <text:p>4087968</text:p>
          </table:table-cell>
          <table:table-cell table:formula="of:=[.CG73]+IF([.$A73]&gt;=[.CH$2];INDEX([.CH$3:.CH73];[.$A73]-[.CH$2]+1;1);0)" office:value-type="float" office:value="4087968" calcext:value-type="float">
            <text:p>4087968</text:p>
          </table:table-cell>
          <table:table-cell table:formula="of:=[.CH73]+IF([.$A73]&gt;=[.CI$2];INDEX([.CI$3:.CI73];[.$A73]-[.CI$2]+1;1);0)" office:value-type="float" office:value="4087968" calcext:value-type="float">
            <text:p>4087968</text:p>
          </table:table-cell>
          <table:table-cell table:formula="of:=[.CI73]+IF([.$A73]&gt;=[.CJ$2];INDEX([.CJ$3:.CJ73];[.$A73]-[.CJ$2]+1;1);0)" office:value-type="float" office:value="4087968" calcext:value-type="float">
            <text:p>4087968</text:p>
          </table:table-cell>
          <table:table-cell table:formula="of:=[.CJ73]+IF([.$A73]&gt;=[.CK$2];INDEX([.CK$3:.CK73];[.$A73]-[.CK$2]+1;1);0)" office:value-type="float" office:value="4087968" calcext:value-type="float">
            <text:p>4087968</text:p>
          </table:table-cell>
          <table:table-cell table:formula="of:=[.CK73]+IF([.$A73]&gt;=[.CL$2];INDEX([.CL$3:.CL73];[.$A73]-[.CL$2]+1;1);0)" office:value-type="float" office:value="4087968" calcext:value-type="float">
            <text:p>4087968</text:p>
          </table:table-cell>
          <table:table-cell table:formula="of:=[.CL73]+IF([.$A73]&gt;=[.CM$2];INDEX([.CM$3:.CM73];[.$A73]-[.CM$2]+1;1);0)" office:value-type="float" office:value="4087968" calcext:value-type="float">
            <text:p>4087968</text:p>
          </table:table-cell>
          <table:table-cell table:formula="of:=[.CM73]+IF([.$A73]&gt;=[.CN$2];INDEX([.CN$3:.CN73];[.$A73]-[.CN$2]+1;1);0)" office:value-type="float" office:value="4087968" calcext:value-type="float">
            <text:p>4087968</text:p>
          </table:table-cell>
          <table:table-cell table:formula="of:=[.CN73]+IF([.$A73]&gt;=[.CO$2];INDEX([.CO$3:.CO73];[.$A73]-[.CO$2]+1;1);0)" office:value-type="float" office:value="4087968" calcext:value-type="float">
            <text:p>4087968</text:p>
          </table:table-cell>
          <table:table-cell table:formula="of:=[.CO73]+IF([.$A73]&gt;=[.CP$2];INDEX([.CP$3:.CP73];[.$A73]-[.CP$2]+1;1);0)" office:value-type="float" office:value="4087968" calcext:value-type="float">
            <text:p>4087968</text:p>
          </table:table-cell>
          <table:table-cell table:formula="of:=[.CP73]+IF([.$A73]&gt;=[.CQ$2];INDEX([.CQ$3:.CQ73];[.$A73]-[.CQ$2]+1;1);0)" office:value-type="float" office:value="4087968" calcext:value-type="float">
            <text:p>4087968</text:p>
          </table:table-cell>
          <table:table-cell table:formula="of:=[.CQ73]+IF([.$A73]&gt;=[.CR$2];INDEX([.CR$3:.CR73];[.$A73]-[.CR$2]+1;1);0)" office:value-type="float" office:value="4087968" calcext:value-type="float">
            <text:p>4087968</text:p>
          </table:table-cell>
          <table:table-cell table:formula="of:=[.CR73]+IF([.$A73]&gt;=[.CS$2];INDEX([.CS$3:.CS73];[.$A73]-[.CS$2]+1;1);0)" office:value-type="float" office:value="4087968" calcext:value-type="float">
            <text:p>4087968</text:p>
          </table:table-cell>
          <table:table-cell table:formula="of:=[.CS73]+IF([.$A73]&gt;=[.CT$2];INDEX([.CT$3:.CT73];[.$A73]-[.CT$2]+1;1);0)" office:value-type="float" office:value="4087968" calcext:value-type="float">
            <text:p>4087968</text:p>
          </table:table-cell>
          <table:table-cell table:formula="of:=[.CT73]+IF([.$A73]&gt;=[.CU$2];INDEX([.CU$3:.CU73];[.$A73]-[.CU$2]+1;1);0)" office:value-type="float" office:value="4087968" calcext:value-type="float">
            <text:p>4087968</text:p>
          </table:table-cell>
          <table:table-cell table:formula="of:=[.CU73]+IF([.$A73]&gt;=[.CV$2];INDEX([.CV$3:.CV73];[.$A73]-[.CV$2]+1;1);0)" office:value-type="float" office:value="4087968" calcext:value-type="float">
            <text:p>4087968</text:p>
          </table:table-cell>
          <table:table-cell table:formula="of:=[.CV73]+IF([.$A73]&gt;=[.CW$2];INDEX([.CW$3:.CW73];[.$A73]-[.CW$2]+1;1);0)" office:value-type="float" office:value="4087968" calcext:value-type="float">
            <text:p>40879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3]" office:value-type="float" office:value="1" calcext:value-type="float">
            <text:p>1</text:p>
          </table:table-cell>
          <table:table-cell table:formula="of:=[.B74]+IF([.$A74]&gt;=[.C$2];INDEX([.C$3:.C74];[.$A74]-[.C$2]+1;1);0)" office:value-type="float" office:value="36" calcext:value-type="float">
            <text:p>36</text:p>
          </table:table-cell>
          <table:table-cell table:formula="of:=[.C74]+IF([.$A74]&gt;=[.D$2];INDEX([.D$3:.D74];[.$A74]-[.D$2]+1;1);0)" office:value-type="float" office:value="456" calcext:value-type="float">
            <text:p>456</text:p>
          </table:table-cell>
          <table:table-cell table:formula="of:=[.D74]+IF([.$A74]&gt;=[.E$2];INDEX([.E$3:.E74];[.$A74]-[.E$2]+1;1);0)" office:value-type="float" office:value="3042" calcext:value-type="float">
            <text:p>3042</text:p>
          </table:table-cell>
          <table:table-cell table:formula="of:=[.E74]+IF([.$A74]&gt;=[.F$2];INDEX([.F$3:.F74];[.$A74]-[.F$2]+1;1);0)" office:value-type="float" office:value="13125" calcext:value-type="float">
            <text:p>13125</text:p>
          </table:table-cell>
          <table:table-cell table:formula="of:=[.F74]+IF([.$A74]&gt;=[.G$2];INDEX([.G$3:.G74];[.$A74]-[.G$2]+1;1);0)" office:value-type="float" office:value="41134" calcext:value-type="float">
            <text:p>41134</text:p>
          </table:table-cell>
          <table:table-cell table:formula="of:=[.G74]+IF([.$A74]&gt;=[.H$2];INDEX([.H$3:.H74];[.$A74]-[.H$2]+1;1);0)" office:value-type="float" office:value="101423" calcext:value-type="float">
            <text:p>101423</text:p>
          </table:table-cell>
          <table:table-cell table:formula="of:=[.H74]+IF([.$A74]&gt;=[.I$2];INDEX([.I$3:.I74];[.$A74]-[.I$2]+1;1);0)" office:value-type="float" office:value="207945" calcext:value-type="float">
            <text:p>207945</text:p>
          </table:table-cell>
          <table:table-cell table:formula="of:=[.I74]+IF([.$A74]&gt;=[.J$2];INDEX([.J$3:.J74];[.$A74]-[.J$2]+1;1);0)" office:value-type="float" office:value="369499" calcext:value-type="float">
            <text:p>369499</text:p>
          </table:table-cell>
          <table:table-cell table:formula="of:=[.J74]+IF([.$A74]&gt;=[.K$2];INDEX([.K$3:.K74];[.$A74]-[.K$2]+1;1);0)" office:value-type="float" office:value="586779" calcext:value-type="float">
            <text:p>586779</text:p>
          </table:table-cell>
          <table:table-cell table:formula="of:=[.K74]+IF([.$A74]&gt;=[.L$2];INDEX([.L$3:.L74];[.$A74]-[.L$2]+1;1);0)" office:value-type="float" office:value="852785" calcext:value-type="float">
            <text:p>852785</text:p>
          </table:table-cell>
          <table:table-cell table:formula="of:=[.L74]+IF([.$A74]&gt;=[.M$2];INDEX([.M$3:.M74];[.$A74]-[.M$2]+1;1);0)" office:value-type="float" office:value="1154981" calcext:value-type="float">
            <text:p>1154981</text:p>
          </table:table-cell>
          <table:table-cell table:formula="of:=[.M74]+IF([.$A74]&gt;=[.N$2];INDEX([.N$3:.N74];[.$A74]-[.N$2]+1;1);0)" office:value-type="float" office:value="1478670" calcext:value-type="float">
            <text:p>1478670</text:p>
          </table:table-cell>
          <table:table-cell table:formula="of:=[.N74]+IF([.$A74]&gt;=[.O$2];INDEX([.O$3:.O74];[.$A74]-[.O$2]+1;1);0)" office:value-type="float" office:value="1809369" calcext:value-type="float">
            <text:p>1809369</text:p>
          </table:table-cell>
          <table:table-cell table:formula="of:=[.O74]+IF([.$A74]&gt;=[.P$2];INDEX([.P$3:.P74];[.$A74]-[.P$2]+1;1);0)" office:value-type="float" office:value="2134841" calcext:value-type="float">
            <text:p>2134841</text:p>
          </table:table-cell>
          <table:table-cell table:formula="of:=[.P74]+IF([.$A74]&gt;=[.Q$2];INDEX([.Q$3:.Q74];[.$A74]-[.Q$2]+1;1);0)" office:value-type="float" office:value="2445589" calcext:value-type="float">
            <text:p>2445589</text:p>
          </table:table-cell>
          <table:table-cell table:formula="of:=[.Q74]+IF([.$A74]&gt;=[.R$2];INDEX([.R$3:.R74];[.$A74]-[.R$2]+1;1);0)" office:value-type="float" office:value="2735245" calcext:value-type="float">
            <text:p>2735245</text:p>
          </table:table-cell>
          <table:table-cell table:formula="of:=[.R74]+IF([.$A74]&gt;=[.S$2];INDEX([.S$3:.S74];[.$A74]-[.S$2]+1;1);0)" office:value-type="float" office:value="2999936" calcext:value-type="float">
            <text:p>2999936</text:p>
          </table:table-cell>
          <table:table-cell table:formula="of:=[.S74]+IF([.$A74]&gt;=[.T$2];INDEX([.T$3:.T74];[.$A74]-[.T$2]+1;1);0)" office:value-type="float" office:value="3238070" calcext:value-type="float">
            <text:p>3238070</text:p>
          </table:table-cell>
          <table:table-cell table:formula="of:=[.T74]+IF([.$A74]&gt;=[.U$2];INDEX([.U$3:.U74];[.$A74]-[.U$2]+1;1);0)" office:value-type="float" office:value="3449498" calcext:value-type="float">
            <text:p>3449498</text:p>
          </table:table-cell>
          <table:table-cell table:formula="of:=[.U74]+IF([.$A74]&gt;=[.V$2];INDEX([.V$3:.V74];[.$A74]-[.V$2]+1;1);0)" office:value-type="float" office:value="3635292" calcext:value-type="float">
            <text:p>3635292</text:p>
          </table:table-cell>
          <table:table-cell table:formula="of:=[.V74]+IF([.$A74]&gt;=[.W$2];INDEX([.W$3:.W74];[.$A74]-[.W$2]+1;1);0)" office:value-type="float" office:value="3797090" calcext:value-type="float">
            <text:p>3797090</text:p>
          </table:table-cell>
          <table:table-cell table:formula="of:=[.W74]+IF([.$A74]&gt;=[.X$2];INDEX([.X$3:.X74];[.$A74]-[.X$2]+1;1);0)" office:value-type="float" office:value="3937025" calcext:value-type="float">
            <text:p>3937025</text:p>
          </table:table-cell>
          <table:table-cell table:formula="of:=[.X74]+IF([.$A74]&gt;=[.Y$2];INDEX([.Y$3:.Y74];[.$A74]-[.Y$2]+1;1);0)" office:value-type="float" office:value="4057271" calcext:value-type="float">
            <text:p>4057271</text:p>
          </table:table-cell>
          <table:table-cell table:formula="of:=[.Y74]+IF([.$A74]&gt;=[.Z$2];INDEX([.Z$3:.Z74];[.$A74]-[.Z$2]+1;1);0)" office:value-type="float" office:value="4160115" calcext:value-type="float">
            <text:p>4160115</text:p>
          </table:table-cell>
          <table:table-cell table:formula="of:=[.Z74]+IF([.$A74]&gt;=[.AA$2];INDEX([.AA$3:.AA74];[.$A74]-[.AA$2]+1;1);0)" office:value-type="float" office:value="4247652" calcext:value-type="float">
            <text:p>4247652</text:p>
          </table:table-cell>
          <table:table-cell table:formula="of:=[.AA74]+IF([.$A74]&gt;=[.AB$2];INDEX([.AB$3:.AB74];[.$A74]-[.AB$2]+1;1);0)" office:value-type="float" office:value="4321912" calcext:value-type="float">
            <text:p>4321912</text:p>
          </table:table-cell>
          <table:table-cell table:formula="of:=[.AB74]+IF([.$A74]&gt;=[.AC$2];INDEX([.AC$3:.AC74];[.$A74]-[.AC$2]+1;1);0)" office:value-type="float" office:value="4384665" calcext:value-type="float">
            <text:p>4384665</text:p>
          </table:table-cell>
          <table:table-cell table:formula="of:=[.AC74]+IF([.$A74]&gt;=[.AD$2];INDEX([.AD$3:.AD74];[.$A74]-[.AD$2]+1;1);0)" office:value-type="float" office:value="4437567" calcext:value-type="float">
            <text:p>4437567</text:p>
          </table:table-cell>
          <table:table-cell table:formula="of:=[.AD74]+IF([.$A74]&gt;=[.AE$2];INDEX([.AE$3:.AE74];[.$A74]-[.AE$2]+1;1);0)" office:value-type="float" office:value="4482011" calcext:value-type="float">
            <text:p>4482011</text:p>
          </table:table-cell>
          <table:table-cell table:formula="of:=[.AE74]+IF([.$A74]&gt;=[.AF$2];INDEX([.AF$3:.AF74];[.$A74]-[.AF$2]+1;1);0)" office:value-type="float" office:value="4519282" calcext:value-type="float">
            <text:p>4519282</text:p>
          </table:table-cell>
          <table:table-cell table:formula="of:=[.AF74]+IF([.$A74]&gt;=[.AG$2];INDEX([.AG$3:.AG74];[.$A74]-[.AG$2]+1;1);0)" office:value-type="float" office:value="4550437" calcext:value-type="float">
            <text:p>4550437</text:p>
          </table:table-cell>
          <table:table-cell table:formula="of:=[.AG74]+IF([.$A74]&gt;=[.AH$2];INDEX([.AH$3:.AH74];[.$A74]-[.AH$2]+1;1);0)" office:value-type="float" office:value="4576440" calcext:value-type="float">
            <text:p>4576440</text:p>
          </table:table-cell>
          <table:table-cell table:formula="of:=[.AH74]+IF([.$A74]&gt;=[.AI$2];INDEX([.AI$3:.AI74];[.$A74]-[.AI$2]+1;1);0)" office:value-type="float" office:value="4598073" calcext:value-type="float">
            <text:p>4598073</text:p>
          </table:table-cell>
          <table:table-cell table:formula="of:=[.AI74]+IF([.$A74]&gt;=[.AJ$2];INDEX([.AJ$3:.AJ74];[.$A74]-[.AJ$2]+1;1);0)" office:value-type="float" office:value="4616049" calcext:value-type="float">
            <text:p>4616049</text:p>
          </table:table-cell>
          <table:table-cell table:formula="of:=[.AJ74]+IF([.$A74]&gt;=[.AK$2];INDEX([.AK$3:.AK74];[.$A74]-[.AK$2]+1;1);0)" office:value-type="float" office:value="4630932" calcext:value-type="float">
            <text:p>4630932</text:p>
          </table:table-cell>
          <table:table-cell table:formula="of:=[.AK74]+IF([.$A74]&gt;=[.AL$2];INDEX([.AL$3:.AL74];[.$A74]-[.AL$2]+1;1);0)" office:value-type="float" office:value="4643242" calcext:value-type="float">
            <text:p>4643242</text:p>
          </table:table-cell>
          <table:table-cell table:formula="of:=[.AL74]+IF([.$A74]&gt;=[.AM$2];INDEX([.AM$3:.AM74];[.$A74]-[.AM$2]+1;1);0)" office:value-type="float" office:value="4653385" calcext:value-type="float">
            <text:p>4653385</text:p>
          </table:table-cell>
          <table:table-cell table:formula="of:=[.AM74]+IF([.$A74]&gt;=[.AN$2];INDEX([.AN$3:.AN74];[.$A74]-[.AN$2]+1;1);0)" office:value-type="float" office:value="4661734" calcext:value-type="float">
            <text:p>4661734</text:p>
          </table:table-cell>
          <table:table-cell table:formula="of:=[.AN74]+IF([.$A74]&gt;=[.AO$2];INDEX([.AO$3:.AO74];[.$A74]-[.AO$2]+1;1);0)" office:value-type="float" office:value="4668576" calcext:value-type="float">
            <text:p>4668576</text:p>
          </table:table-cell>
          <table:table-cell table:formula="of:=[.AO74]+IF([.$A74]&gt;=[.AP$2];INDEX([.AP$3:.AP74];[.$A74]-[.AP$2]+1;1);0)" office:value-type="float" office:value="4674180" calcext:value-type="float">
            <text:p>4674180</text:p>
          </table:table-cell>
          <table:table-cell table:formula="of:=[.AP74]+IF([.$A74]&gt;=[.AQ$2];INDEX([.AQ$3:.AQ74];[.$A74]-[.AQ$2]+1;1);0)" office:value-type="float" office:value="4678745" calcext:value-type="float">
            <text:p>4678745</text:p>
          </table:table-cell>
          <table:table-cell table:formula="of:=[.AQ74]+IF([.$A74]&gt;=[.AR$2];INDEX([.AR$3:.AR74];[.$A74]-[.AR$2]+1;1);0)" office:value-type="float" office:value="4682463" calcext:value-type="float">
            <text:p>4682463</text:p>
          </table:table-cell>
          <table:table-cell table:formula="of:=[.AR74]+IF([.$A74]&gt;=[.AS$2];INDEX([.AS$3:.AS74];[.$A74]-[.AS$2]+1;1);0)" office:value-type="float" office:value="4685473" calcext:value-type="float">
            <text:p>4685473</text:p>
          </table:table-cell>
          <table:table-cell table:formula="of:=[.AS74]+IF([.$A74]&gt;=[.AT$2];INDEX([.AT$3:.AT74];[.$A74]-[.AT$2]+1;1);0)" office:value-type="float" office:value="4687909" calcext:value-type="float">
            <text:p>4687909</text:p>
          </table:table-cell>
          <table:table-cell table:formula="of:=[.AT74]+IF([.$A74]&gt;=[.AU$2];INDEX([.AU$3:.AU74];[.$A74]-[.AU$2]+1;1);0)" office:value-type="float" office:value="4689867" calcext:value-type="float">
            <text:p>4689867</text:p>
          </table:table-cell>
          <table:table-cell table:formula="of:=[.AU74]+IF([.$A74]&gt;=[.AV$2];INDEX([.AV$3:.AV74];[.$A74]-[.AV$2]+1;1);0)" office:value-type="float" office:value="4691442" calcext:value-type="float">
            <text:p>4691442</text:p>
          </table:table-cell>
          <table:table-cell table:formula="of:=[.AV74]+IF([.$A74]&gt;=[.AW$2];INDEX([.AW$3:.AW74];[.$A74]-[.AW$2]+1;1);0)" office:value-type="float" office:value="4692697" calcext:value-type="float">
            <text:p>4692697</text:p>
          </table:table-cell>
          <table:table-cell table:formula="of:=[.AW74]+IF([.$A74]&gt;=[.AX$2];INDEX([.AX$3:.AX74];[.$A74]-[.AX$2]+1;1);0)" office:value-type="float" office:value="4693699" calcext:value-type="float">
            <text:p>4693699</text:p>
          </table:table-cell>
          <table:table-cell table:formula="of:=[.AX74]+IF([.$A74]&gt;=[.AY$2];INDEX([.AY$3:.AY74];[.$A74]-[.AY$2]+1;1);0)" office:value-type="float" office:value="4694491" calcext:value-type="float">
            <text:p>4694491</text:p>
          </table:table-cell>
          <table:table-cell table:formula="of:=[.AY74]+IF([.$A74]&gt;=[.AZ$2];INDEX([.AZ$3:.AZ74];[.$A74]-[.AZ$2]+1;1);0)" office:value-type="float" office:value="4695118" calcext:value-type="float">
            <text:p>4695118</text:p>
          </table:table-cell>
          <table:table-cell table:formula="of:=[.AZ74]+IF([.$A74]&gt;=[.BA$2];INDEX([.BA$3:.BA74];[.$A74]-[.BA$2]+1;1);0)" office:value-type="float" office:value="4695608" calcext:value-type="float">
            <text:p>4695608</text:p>
          </table:table-cell>
          <table:table-cell table:formula="of:=[.BA74]+IF([.$A74]&gt;=[.BB$2];INDEX([.BB$3:.BB74];[.$A74]-[.BB$2]+1;1);0)" office:value-type="float" office:value="4695993" calcext:value-type="float">
            <text:p>4695993</text:p>
          </table:table-cell>
          <table:table-cell table:formula="of:=[.BB74]+IF([.$A74]&gt;=[.BC$2];INDEX([.BC$3:.BC74];[.$A74]-[.BC$2]+1;1);0)" office:value-type="float" office:value="4696290" calcext:value-type="float">
            <text:p>4696290</text:p>
          </table:table-cell>
          <table:table-cell table:formula="of:=[.BC74]+IF([.$A74]&gt;=[.BD$2];INDEX([.BD$3:.BD74];[.$A74]-[.BD$2]+1;1);0)" office:value-type="float" office:value="4696521" calcext:value-type="float">
            <text:p>4696521</text:p>
          </table:table-cell>
          <table:table-cell table:formula="of:=[.BD74]+IF([.$A74]&gt;=[.BE$2];INDEX([.BE$3:.BE74];[.$A74]-[.BE$2]+1;1);0)" office:value-type="float" office:value="4696697" calcext:value-type="float">
            <text:p>4696697</text:p>
          </table:table-cell>
          <table:table-cell table:formula="of:=[.BE74]+IF([.$A74]&gt;=[.BF$2];INDEX([.BF$3:.BF74];[.$A74]-[.BF$2]+1;1);0)" office:value-type="float" office:value="4696832" calcext:value-type="float">
            <text:p>4696832</text:p>
          </table:table-cell>
          <table:table-cell table:formula="of:=[.BF74]+IF([.$A74]&gt;=[.BG$2];INDEX([.BG$3:.BG74];[.$A74]-[.BG$2]+1;1);0)" office:value-type="float" office:value="4696933" calcext:value-type="float">
            <text:p>4696933</text:p>
          </table:table-cell>
          <table:table-cell table:formula="of:=[.BG74]+IF([.$A74]&gt;=[.BH$2];INDEX([.BH$3:.BH74];[.$A74]-[.BH$2]+1;1);0)" office:value-type="float" office:value="4697010" calcext:value-type="float">
            <text:p>4697010</text:p>
          </table:table-cell>
          <table:table-cell table:formula="of:=[.BH74]+IF([.$A74]&gt;=[.BI$2];INDEX([.BI$3:.BI74];[.$A74]-[.BI$2]+1;1);0)" office:value-type="float" office:value="4697066" calcext:value-type="float">
            <text:p>4697066</text:p>
          </table:table-cell>
          <table:table-cell table:formula="of:=[.BI74]+IF([.$A74]&gt;=[.BJ$2];INDEX([.BJ$3:.BJ74];[.$A74]-[.BJ$2]+1;1);0)" office:value-type="float" office:value="4697108" calcext:value-type="float">
            <text:p>4697108</text:p>
          </table:table-cell>
          <table:table-cell table:formula="of:=[.BJ74]+IF([.$A74]&gt;=[.BK$2];INDEX([.BK$3:.BK74];[.$A74]-[.BK$2]+1;1);0)" office:value-type="float" office:value="4697138" calcext:value-type="float">
            <text:p>4697138</text:p>
          </table:table-cell>
          <table:table-cell table:formula="of:=[.BK74]+IF([.$A74]&gt;=[.BL$2];INDEX([.BL$3:.BL74];[.$A74]-[.BL$2]+1;1);0)" office:value-type="float" office:value="4697160" calcext:value-type="float">
            <text:p>4697160</text:p>
          </table:table-cell>
          <table:table-cell table:formula="of:=[.BL74]+IF([.$A74]&gt;=[.BM$2];INDEX([.BM$3:.BM74];[.$A74]-[.BM$2]+1;1);0)" office:value-type="float" office:value="4697175" calcext:value-type="float">
            <text:p>4697175</text:p>
          </table:table-cell>
          <table:table-cell table:formula="of:=[.BM74]+IF([.$A74]&gt;=[.BN$2];INDEX([.BN$3:.BN74];[.$A74]-[.BN$2]+1;1);0)" office:value-type="float" office:value="4697186" calcext:value-type="float">
            <text:p>4697186</text:p>
          </table:table-cell>
          <table:table-cell table:formula="of:=[.BN74]+IF([.$A74]&gt;=[.BO$2];INDEX([.BO$3:.BO74];[.$A74]-[.BO$2]+1;1);0)" office:value-type="float" office:value="4697193" calcext:value-type="float">
            <text:p>4697193</text:p>
          </table:table-cell>
          <table:table-cell table:formula="of:=[.BO74]+IF([.$A74]&gt;=[.BP$2];INDEX([.BP$3:.BP74];[.$A74]-[.BP$2]+1;1);0)" office:value-type="float" office:value="4697198" calcext:value-type="float">
            <text:p>4697198</text:p>
          </table:table-cell>
          <table:table-cell table:formula="of:=[.BP74]+IF([.$A74]&gt;=[.BQ$2];INDEX([.BQ$3:.BQ74];[.$A74]-[.BQ$2]+1;1);0)" office:value-type="float" office:value="4697201" calcext:value-type="float">
            <text:p>4697201</text:p>
          </table:table-cell>
          <table:table-cell table:formula="of:=[.BQ74]+IF([.$A74]&gt;=[.BR$2];INDEX([.BR$3:.BR74];[.$A74]-[.BR$2]+1;1);0)" office:value-type="float" office:value="4697203" calcext:value-type="float">
            <text:p>4697203</text:p>
          </table:table-cell>
          <table:table-cell table:formula="of:=[.BR74]+IF([.$A74]&gt;=[.BS$2];INDEX([.BS$3:.BS74];[.$A74]-[.BS$2]+1;1);0)" office:value-type="float" office:value="4697204" calcext:value-type="float">
            <text:p>4697204</text:p>
          </table:table-cell>
          <table:table-cell table:formula="of:=[.BS74]+IF([.$A74]&gt;=[.BT$2];INDEX([.BT$3:.BT74];[.$A74]-[.BT$2]+1;1);0)" office:value-type="float" office:value="4697205" calcext:value-type="float">
            <text:p>4697205</text:p>
          </table:table-cell>
          <table:table-cell table:formula="of:=[.BT74]+IF([.$A74]&gt;=[.BU$2];INDEX([.BU$3:.BU74];[.$A74]-[.BU$2]+1;1);0)" office:value-type="float" office:value="4697205" calcext:value-type="float">
            <text:p>4697205</text:p>
          </table:table-cell>
          <table:table-cell table:formula="of:=[.BU74]+IF([.$A74]&gt;=[.BV$2];INDEX([.BV$3:.BV74];[.$A74]-[.BV$2]+1;1);0)" office:value-type="float" office:value="4697205" calcext:value-type="float">
            <text:p>4697205</text:p>
          </table:table-cell>
          <table:table-cell table:formula="of:=[.BV74]+IF([.$A74]&gt;=[.BW$2];INDEX([.BW$3:.BW74];[.$A74]-[.BW$2]+1;1);0)" office:value-type="float" office:value="4697205" calcext:value-type="float">
            <text:p>4697205</text:p>
          </table:table-cell>
          <table:table-cell table:formula="of:=[.BW74]+IF([.$A74]&gt;=[.BX$2];INDEX([.BX$3:.BX74];[.$A74]-[.BX$2]+1;1);0)" office:value-type="float" office:value="4697205" calcext:value-type="float">
            <text:p>4697205</text:p>
          </table:table-cell>
          <table:table-cell table:formula="of:=[.BX74]+IF([.$A74]&gt;=[.BY$2];INDEX([.BY$3:.BY74];[.$A74]-[.BY$2]+1;1);0)" office:value-type="float" office:value="4697205" calcext:value-type="float">
            <text:p>4697205</text:p>
          </table:table-cell>
          <table:table-cell table:formula="of:=[.BY74]+IF([.$A74]&gt;=[.BZ$2];INDEX([.BZ$3:.BZ74];[.$A74]-[.BZ$2]+1;1);0)" office:value-type="float" office:value="4697205" calcext:value-type="float">
            <text:p>4697205</text:p>
          </table:table-cell>
          <table:table-cell table:formula="of:=[.BZ74]+IF([.$A74]&gt;=[.CA$2];INDEX([.CA$3:.CA74];[.$A74]-[.CA$2]+1;1);0)" office:value-type="float" office:value="4697205" calcext:value-type="float">
            <text:p>4697205</text:p>
          </table:table-cell>
          <table:table-cell table:formula="of:=[.CA74]+IF([.$A74]&gt;=[.CB$2];INDEX([.CB$3:.CB74];[.$A74]-[.CB$2]+1;1);0)" office:value-type="float" office:value="4697205" calcext:value-type="float">
            <text:p>4697205</text:p>
          </table:table-cell>
          <table:table-cell table:formula="of:=[.CB74]+IF([.$A74]&gt;=[.CC$2];INDEX([.CC$3:.CC74];[.$A74]-[.CC$2]+1;1);0)" office:value-type="float" office:value="4697205" calcext:value-type="float">
            <text:p>4697205</text:p>
          </table:table-cell>
          <table:table-cell table:formula="of:=[.CC74]+IF([.$A74]&gt;=[.CD$2];INDEX([.CD$3:.CD74];[.$A74]-[.CD$2]+1;1);0)" office:value-type="float" office:value="4697205" calcext:value-type="float">
            <text:p>4697205</text:p>
          </table:table-cell>
          <table:table-cell table:formula="of:=[.CD74]+IF([.$A74]&gt;=[.CE$2];INDEX([.CE$3:.CE74];[.$A74]-[.CE$2]+1;1);0)" office:value-type="float" office:value="4697205" calcext:value-type="float">
            <text:p>4697205</text:p>
          </table:table-cell>
          <table:table-cell table:formula="of:=[.CE74]+IF([.$A74]&gt;=[.CF$2];INDEX([.CF$3:.CF74];[.$A74]-[.CF$2]+1;1);0)" office:value-type="float" office:value="4697205" calcext:value-type="float">
            <text:p>4697205</text:p>
          </table:table-cell>
          <table:table-cell table:formula="of:=[.CF74]+IF([.$A74]&gt;=[.CG$2];INDEX([.CG$3:.CG74];[.$A74]-[.CG$2]+1;1);0)" office:value-type="float" office:value="4697205" calcext:value-type="float">
            <text:p>4697205</text:p>
          </table:table-cell>
          <table:table-cell table:formula="of:=[.CG74]+IF([.$A74]&gt;=[.CH$2];INDEX([.CH$3:.CH74];[.$A74]-[.CH$2]+1;1);0)" office:value-type="float" office:value="4697205" calcext:value-type="float">
            <text:p>4697205</text:p>
          </table:table-cell>
          <table:table-cell table:formula="of:=[.CH74]+IF([.$A74]&gt;=[.CI$2];INDEX([.CI$3:.CI74];[.$A74]-[.CI$2]+1;1);0)" office:value-type="float" office:value="4697205" calcext:value-type="float">
            <text:p>4697205</text:p>
          </table:table-cell>
          <table:table-cell table:formula="of:=[.CI74]+IF([.$A74]&gt;=[.CJ$2];INDEX([.CJ$3:.CJ74];[.$A74]-[.CJ$2]+1;1);0)" office:value-type="float" office:value="4697205" calcext:value-type="float">
            <text:p>4697205</text:p>
          </table:table-cell>
          <table:table-cell table:formula="of:=[.CJ74]+IF([.$A74]&gt;=[.CK$2];INDEX([.CK$3:.CK74];[.$A74]-[.CK$2]+1;1);0)" office:value-type="float" office:value="4697205" calcext:value-type="float">
            <text:p>4697205</text:p>
          </table:table-cell>
          <table:table-cell table:formula="of:=[.CK74]+IF([.$A74]&gt;=[.CL$2];INDEX([.CL$3:.CL74];[.$A74]-[.CL$2]+1;1);0)" office:value-type="float" office:value="4697205" calcext:value-type="float">
            <text:p>4697205</text:p>
          </table:table-cell>
          <table:table-cell table:formula="of:=[.CL74]+IF([.$A74]&gt;=[.CM$2];INDEX([.CM$3:.CM74];[.$A74]-[.CM$2]+1;1);0)" office:value-type="float" office:value="4697205" calcext:value-type="float">
            <text:p>4697205</text:p>
          </table:table-cell>
          <table:table-cell table:formula="of:=[.CM74]+IF([.$A74]&gt;=[.CN$2];INDEX([.CN$3:.CN74];[.$A74]-[.CN$2]+1;1);0)" office:value-type="float" office:value="4697205" calcext:value-type="float">
            <text:p>4697205</text:p>
          </table:table-cell>
          <table:table-cell table:formula="of:=[.CN74]+IF([.$A74]&gt;=[.CO$2];INDEX([.CO$3:.CO74];[.$A74]-[.CO$2]+1;1);0)" office:value-type="float" office:value="4697205" calcext:value-type="float">
            <text:p>4697205</text:p>
          </table:table-cell>
          <table:table-cell table:formula="of:=[.CO74]+IF([.$A74]&gt;=[.CP$2];INDEX([.CP$3:.CP74];[.$A74]-[.CP$2]+1;1);0)" office:value-type="float" office:value="4697205" calcext:value-type="float">
            <text:p>4697205</text:p>
          </table:table-cell>
          <table:table-cell table:formula="of:=[.CP74]+IF([.$A74]&gt;=[.CQ$2];INDEX([.CQ$3:.CQ74];[.$A74]-[.CQ$2]+1;1);0)" office:value-type="float" office:value="4697205" calcext:value-type="float">
            <text:p>4697205</text:p>
          </table:table-cell>
          <table:table-cell table:formula="of:=[.CQ74]+IF([.$A74]&gt;=[.CR$2];INDEX([.CR$3:.CR74];[.$A74]-[.CR$2]+1;1);0)" office:value-type="float" office:value="4697205" calcext:value-type="float">
            <text:p>4697205</text:p>
          </table:table-cell>
          <table:table-cell table:formula="of:=[.CR74]+IF([.$A74]&gt;=[.CS$2];INDEX([.CS$3:.CS74];[.$A74]-[.CS$2]+1;1);0)" office:value-type="float" office:value="4697205" calcext:value-type="float">
            <text:p>4697205</text:p>
          </table:table-cell>
          <table:table-cell table:formula="of:=[.CS74]+IF([.$A74]&gt;=[.CT$2];INDEX([.CT$3:.CT74];[.$A74]-[.CT$2]+1;1);0)" office:value-type="float" office:value="4697205" calcext:value-type="float">
            <text:p>4697205</text:p>
          </table:table-cell>
          <table:table-cell table:formula="of:=[.CT74]+IF([.$A74]&gt;=[.CU$2];INDEX([.CU$3:.CU74];[.$A74]-[.CU$2]+1;1);0)" office:value-type="float" office:value="4697205" calcext:value-type="float">
            <text:p>4697205</text:p>
          </table:table-cell>
          <table:table-cell table:formula="of:=[.CU74]+IF([.$A74]&gt;=[.CV$2];INDEX([.CV$3:.CV74];[.$A74]-[.CV$2]+1;1);0)" office:value-type="float" office:value="4697205" calcext:value-type="float">
            <text:p>4697205</text:p>
          </table:table-cell>
          <table:table-cell table:formula="of:=[.CV74]+IF([.$A74]&gt;=[.CW$2];INDEX([.CW$3:.CW74];[.$A74]-[.CW$2]+1;1);0)" office:value-type="float" office:value="4697205" calcext:value-type="float">
            <text:p>46972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4]" office:value-type="float" office:value="1" calcext:value-type="float">
            <text:p>1</text:p>
          </table:table-cell>
          <table:table-cell table:formula="of:=[.B75]+IF([.$A75]&gt;=[.C$2];INDEX([.C$3:.C75];[.$A75]-[.C$2]+1;1);0)" office:value-type="float" office:value="37" calcext:value-type="float">
            <text:p>37</text:p>
          </table:table-cell>
          <table:table-cell table:formula="of:=[.C75]+IF([.$A75]&gt;=[.D$2];INDEX([.D$3:.D75];[.$A75]-[.D$2]+1;1);0)" office:value-type="float" office:value="469" calcext:value-type="float">
            <text:p>469</text:p>
          </table:table-cell>
          <table:table-cell table:formula="of:=[.D75]+IF([.$A75]&gt;=[.E$2];INDEX([.E$3:.E75];[.$A75]-[.E$2]+1;1);0)" office:value-type="float" office:value="3169" calcext:value-type="float">
            <text:p>3169</text:p>
          </table:table-cell>
          <table:table-cell table:formula="of:=[.E75]+IF([.$A75]&gt;=[.F$2];INDEX([.F$3:.F75];[.$A75]-[.F$2]+1;1);0)" office:value-type="float" office:value="13811" calcext:value-type="float">
            <text:p>13811</text:p>
          </table:table-cell>
          <table:table-cell table:formula="of:=[.F75]+IF([.$A75]&gt;=[.G$2];INDEX([.G$3:.G75];[.$A75]-[.G$2]+1;1);0)" office:value-type="float" office:value="43752" calcext:value-type="float">
            <text:p>43752</text:p>
          </table:table-cell>
          <table:table-cell table:formula="of:=[.G75]+IF([.$A75]&gt;=[.H$2];INDEX([.H$3:.H75];[.$A75]-[.H$2]+1;1);0)" office:value-type="float" office:value="108869" calcext:value-type="float">
            <text:p>108869</text:p>
          </table:table-cell>
          <table:table-cell table:formula="of:=[.H75]+IF([.$A75]&gt;=[.I$2];INDEX([.I$3:.I75];[.$A75]-[.I$2]+1;1);0)" office:value-type="float" office:value="225132" calcext:value-type="float">
            <text:p>225132</text:p>
          </table:table-cell>
          <table:table-cell table:formula="of:=[.I75]+IF([.$A75]&gt;=[.J$2];INDEX([.J$3:.J75];[.$A75]-[.J$2]+1;1);0)" office:value-type="float" office:value="403016" calcext:value-type="float">
            <text:p>403016</text:p>
          </table:table-cell>
          <table:table-cell table:formula="of:=[.J75]+IF([.$A75]&gt;=[.K$2];INDEX([.K$3:.K75];[.$A75]-[.K$2]+1;1);0)" office:value-type="float" office:value="644295" calcext:value-type="float">
            <text:p>644295</text:p>
          </table:table-cell>
          <table:table-cell table:formula="of:=[.K75]+IF([.$A75]&gt;=[.L$2];INDEX([.L$3:.L75];[.$A75]-[.L$2]+1;1);0)" office:value-type="float" office:value="941790" calcext:value-type="float">
            <text:p>941790</text:p>
          </table:table-cell>
          <table:table-cell table:formula="of:=[.L75]+IF([.$A75]&gt;=[.M$2];INDEX([.M$3:.M75];[.$A75]-[.M$2]+1;1);0)" office:value-type="float" office:value="1282083" calcext:value-type="float">
            <text:p>1282083</text:p>
          </table:table-cell>
          <table:table-cell table:formula="of:=[.M75]+IF([.$A75]&gt;=[.N$2];INDEX([.N$3:.N75];[.$A75]-[.N$2]+1;1);0)" office:value-type="float" office:value="1648649" calcext:value-type="float">
            <text:p>1648649</text:p>
          </table:table-cell>
          <table:table-cell table:formula="of:=[.N75]+IF([.$A75]&gt;=[.O$2];INDEX([.O$3:.O75];[.$A75]-[.O$2]+1;1);0)" office:value-type="float" office:value="2025226" calcext:value-type="float">
            <text:p>2025226</text:p>
          </table:table-cell>
          <table:table-cell table:formula="of:=[.O75]+IF([.$A75]&gt;=[.P$2];INDEX([.P$3:.P75];[.$A75]-[.P$2]+1;1);0)" office:value-type="float" office:value="2397537" calcext:value-type="float">
            <text:p>2397537</text:p>
          </table:table-cell>
          <table:table-cell table:formula="of:=[.P75]+IF([.$A75]&gt;=[.Q$2];INDEX([.Q$3:.Q75];[.$A75]-[.Q$2]+1;1);0)" office:value-type="float" office:value="2754612" calcext:value-type="float">
            <text:p>2754612</text:p>
          </table:table-cell>
          <table:table-cell table:formula="of:=[.Q75]+IF([.$A75]&gt;=[.R$2];INDEX([.R$3:.R75];[.$A75]-[.R$2]+1;1);0)" office:value-type="float" office:value="3088663" calcext:value-type="float">
            <text:p>3088663</text:p>
          </table:table-cell>
          <table:table-cell table:formula="of:=[.R75]+IF([.$A75]&gt;=[.S$2];INDEX([.S$3:.S75];[.$A75]-[.S$2]+1;1);0)" office:value-type="float" office:value="3395084" calcext:value-type="float">
            <text:p>3395084</text:p>
          </table:table-cell>
          <table:table-cell table:formula="of:=[.S75]+IF([.$A75]&gt;=[.T$2];INDEX([.T$3:.T75];[.$A75]-[.T$2]+1;1);0)" office:value-type="float" office:value="3671577" calcext:value-type="float">
            <text:p>3671577</text:p>
          </table:table-cell>
          <table:table-cell table:formula="of:=[.T75]+IF([.$A75]&gt;=[.U$2];INDEX([.U$3:.U75];[.$A75]-[.U$2]+1;1);0)" office:value-type="float" office:value="3917865" calcext:value-type="float">
            <text:p>3917865</text:p>
          </table:table-cell>
          <table:table-cell table:formula="of:=[.U75]+IF([.$A75]&gt;=[.V$2];INDEX([.V$3:.V75];[.$A75]-[.V$2]+1;1);0)" office:value-type="float" office:value="4134830" calcext:value-type="float">
            <text:p>4134830</text:p>
          </table:table-cell>
          <table:table-cell table:formula="of:=[.V75]+IF([.$A75]&gt;=[.W$2];INDEX([.W$3:.W75];[.$A75]-[.W$2]+1;1);0)" office:value-type="float" office:value="4324323" calcext:value-type="float">
            <text:p>4324323</text:p>
          </table:table-cell>
          <table:table-cell table:formula="of:=[.W75]+IF([.$A75]&gt;=[.X$2];INDEX([.X$3:.X75];[.$A75]-[.X$2]+1;1);0)" office:value-type="float" office:value="4488553" calcext:value-type="float">
            <text:p>4488553</text:p>
          </table:table-cell>
          <table:table-cell table:formula="of:=[.X75]+IF([.$A75]&gt;=[.Y$2];INDEX([.Y$3:.Y75];[.$A75]-[.Y$2]+1;1);0)" office:value-type="float" office:value="4630063" calcext:value-type="float">
            <text:p>4630063</text:p>
          </table:table-cell>
          <table:table-cell table:formula="of:=[.Y75]+IF([.$A75]&gt;=[.Z$2];INDEX([.Z$3:.Z75];[.$A75]-[.Z$2]+1;1);0)" office:value-type="float" office:value="4751311" calcext:value-type="float">
            <text:p>4751311</text:p>
          </table:table-cell>
          <table:table-cell table:formula="of:=[.Z75]+IF([.$A75]&gt;=[.AA$2];INDEX([.AA$3:.AA75];[.$A75]-[.AA$2]+1;1);0)" office:value-type="float" office:value="4854782" calcext:value-type="float">
            <text:p>4854782</text:p>
          </table:table-cell>
          <table:table-cell table:formula="of:=[.AA75]+IF([.$A75]&gt;=[.AB$2];INDEX([.AB$3:.AB75];[.$A75]-[.AB$2]+1;1);0)" office:value-type="float" office:value="4942704" calcext:value-type="float">
            <text:p>4942704</text:p>
          </table:table-cell>
          <table:table-cell table:formula="of:=[.AB75]+IF([.$A75]&gt;=[.AC$2];INDEX([.AC$3:.AC75];[.$A75]-[.AC$2]+1;1);0)" office:value-type="float" office:value="5017195" calcext:value-type="float">
            <text:p>5017195</text:p>
          </table:table-cell>
          <table:table-cell table:formula="of:=[.AC75]+IF([.$A75]&gt;=[.AD$2];INDEX([.AD$3:.AD75];[.$A75]-[.AD$2]+1;1);0)" office:value-type="float" office:value="5080083" calcext:value-type="float">
            <text:p>5080083</text:p>
          </table:table-cell>
          <table:table-cell table:formula="of:=[.AD75]+IF([.$A75]&gt;=[.AE$2];INDEX([.AE$3:.AE75];[.$A75]-[.AE$2]+1;1);0)" office:value-type="float" office:value="5133062" calcext:value-type="float">
            <text:p>5133062</text:p>
          </table:table-cell>
          <table:table-cell table:formula="of:=[.AE75]+IF([.$A75]&gt;=[.AF$2];INDEX([.AF$3:.AF75];[.$A75]-[.AF$2]+1;1);0)" office:value-type="float" office:value="5177548" calcext:value-type="float">
            <text:p>5177548</text:p>
          </table:table-cell>
          <table:table-cell table:formula="of:=[.AF75]+IF([.$A75]&gt;=[.AG$2];INDEX([.AG$3:.AG75];[.$A75]-[.AG$2]+1;1);0)" office:value-type="float" office:value="5214841" calcext:value-type="float">
            <text:p>5214841</text:p>
          </table:table-cell>
          <table:table-cell table:formula="of:=[.AG75]+IF([.$A75]&gt;=[.AH$2];INDEX([.AH$3:.AH75];[.$A75]-[.AH$2]+1;1);0)" office:value-type="float" office:value="5246007" calcext:value-type="float">
            <text:p>5246007</text:p>
          </table:table-cell>
          <table:table-cell table:formula="of:=[.AH75]+IF([.$A75]&gt;=[.AI$2];INDEX([.AI$3:.AI75];[.$A75]-[.AI$2]+1;1);0)" office:value-type="float" office:value="5272015" calcext:value-type="float">
            <text:p>5272015</text:p>
          </table:table-cell>
          <table:table-cell table:formula="of:=[.AI75]+IF([.$A75]&gt;=[.AJ$2];INDEX([.AJ$3:.AJ75];[.$A75]-[.AJ$2]+1;1);0)" office:value-type="float" office:value="5293650" calcext:value-type="float">
            <text:p>5293650</text:p>
          </table:table-cell>
          <table:table-cell table:formula="of:=[.AJ75]+IF([.$A75]&gt;=[.AK$2];INDEX([.AK$3:.AK75];[.$A75]-[.AK$2]+1;1);0)" office:value-type="float" office:value="5311627" calcext:value-type="float">
            <text:p>5311627</text:p>
          </table:table-cell>
          <table:table-cell table:formula="of:=[.AK75]+IF([.$A75]&gt;=[.AL$2];INDEX([.AL$3:.AL75];[.$A75]-[.AL$2]+1;1);0)" office:value-type="float" office:value="5326510" calcext:value-type="float">
            <text:p>5326510</text:p>
          </table:table-cell>
          <table:table-cell table:formula="of:=[.AL75]+IF([.$A75]&gt;=[.AM$2];INDEX([.AM$3:.AM75];[.$A75]-[.AM$2]+1;1);0)" office:value-type="float" office:value="5338820" calcext:value-type="float">
            <text:p>5338820</text:p>
          </table:table-cell>
          <table:table-cell table:formula="of:=[.AM75]+IF([.$A75]&gt;=[.AN$2];INDEX([.AN$3:.AN75];[.$A75]-[.AN$2]+1;1);0)" office:value-type="float" office:value="5348963" calcext:value-type="float">
            <text:p>5348963</text:p>
          </table:table-cell>
          <table:table-cell table:formula="of:=[.AN75]+IF([.$A75]&gt;=[.AO$2];INDEX([.AO$3:.AO75];[.$A75]-[.AO$2]+1;1);0)" office:value-type="float" office:value="5357312" calcext:value-type="float">
            <text:p>5357312</text:p>
          </table:table-cell>
          <table:table-cell table:formula="of:=[.AO75]+IF([.$A75]&gt;=[.AP$2];INDEX([.AP$3:.AP75];[.$A75]-[.AP$2]+1;1);0)" office:value-type="float" office:value="5364154" calcext:value-type="float">
            <text:p>5364154</text:p>
          </table:table-cell>
          <table:table-cell table:formula="of:=[.AP75]+IF([.$A75]&gt;=[.AQ$2];INDEX([.AQ$3:.AQ75];[.$A75]-[.AQ$2]+1;1);0)" office:value-type="float" office:value="5369758" calcext:value-type="float">
            <text:p>5369758</text:p>
          </table:table-cell>
          <table:table-cell table:formula="of:=[.AQ75]+IF([.$A75]&gt;=[.AR$2];INDEX([.AR$3:.AR75];[.$A75]-[.AR$2]+1;1);0)" office:value-type="float" office:value="5374323" calcext:value-type="float">
            <text:p>5374323</text:p>
          </table:table-cell>
          <table:table-cell table:formula="of:=[.AR75]+IF([.$A75]&gt;=[.AS$2];INDEX([.AS$3:.AS75];[.$A75]-[.AS$2]+1;1);0)" office:value-type="float" office:value="5378041" calcext:value-type="float">
            <text:p>5378041</text:p>
          </table:table-cell>
          <table:table-cell table:formula="of:=[.AS75]+IF([.$A75]&gt;=[.AT$2];INDEX([.AT$3:.AT75];[.$A75]-[.AT$2]+1;1);0)" office:value-type="float" office:value="5381051" calcext:value-type="float">
            <text:p>5381051</text:p>
          </table:table-cell>
          <table:table-cell table:formula="of:=[.AT75]+IF([.$A75]&gt;=[.AU$2];INDEX([.AU$3:.AU75];[.$A75]-[.AU$2]+1;1);0)" office:value-type="float" office:value="5383487" calcext:value-type="float">
            <text:p>5383487</text:p>
          </table:table-cell>
          <table:table-cell table:formula="of:=[.AU75]+IF([.$A75]&gt;=[.AV$2];INDEX([.AV$3:.AV75];[.$A75]-[.AV$2]+1;1);0)" office:value-type="float" office:value="5385445" calcext:value-type="float">
            <text:p>5385445</text:p>
          </table:table-cell>
          <table:table-cell table:formula="of:=[.AV75]+IF([.$A75]&gt;=[.AW$2];INDEX([.AW$3:.AW75];[.$A75]-[.AW$2]+1;1);0)" office:value-type="float" office:value="5387020" calcext:value-type="float">
            <text:p>5387020</text:p>
          </table:table-cell>
          <table:table-cell table:formula="of:=[.AW75]+IF([.$A75]&gt;=[.AX$2];INDEX([.AX$3:.AX75];[.$A75]-[.AX$2]+1;1);0)" office:value-type="float" office:value="5388275" calcext:value-type="float">
            <text:p>5388275</text:p>
          </table:table-cell>
          <table:table-cell table:formula="of:=[.AX75]+IF([.$A75]&gt;=[.AY$2];INDEX([.AY$3:.AY75];[.$A75]-[.AY$2]+1;1);0)" office:value-type="float" office:value="5389277" calcext:value-type="float">
            <text:p>5389277</text:p>
          </table:table-cell>
          <table:table-cell table:formula="of:=[.AY75]+IF([.$A75]&gt;=[.AZ$2];INDEX([.AZ$3:.AZ75];[.$A75]-[.AZ$2]+1;1);0)" office:value-type="float" office:value="5390069" calcext:value-type="float">
            <text:p>5390069</text:p>
          </table:table-cell>
          <table:table-cell table:formula="of:=[.AZ75]+IF([.$A75]&gt;=[.BA$2];INDEX([.BA$3:.BA75];[.$A75]-[.BA$2]+1;1);0)" office:value-type="float" office:value="5390696" calcext:value-type="float">
            <text:p>5390696</text:p>
          </table:table-cell>
          <table:table-cell table:formula="of:=[.BA75]+IF([.$A75]&gt;=[.BB$2];INDEX([.BB$3:.BB75];[.$A75]-[.BB$2]+1;1);0)" office:value-type="float" office:value="5391186" calcext:value-type="float">
            <text:p>5391186</text:p>
          </table:table-cell>
          <table:table-cell table:formula="of:=[.BB75]+IF([.$A75]&gt;=[.BC$2];INDEX([.BC$3:.BC75];[.$A75]-[.BC$2]+1;1);0)" office:value-type="float" office:value="5391571" calcext:value-type="float">
            <text:p>5391571</text:p>
          </table:table-cell>
          <table:table-cell table:formula="of:=[.BC75]+IF([.$A75]&gt;=[.BD$2];INDEX([.BD$3:.BD75];[.$A75]-[.BD$2]+1;1);0)" office:value-type="float" office:value="5391868" calcext:value-type="float">
            <text:p>5391868</text:p>
          </table:table-cell>
          <table:table-cell table:formula="of:=[.BD75]+IF([.$A75]&gt;=[.BE$2];INDEX([.BE$3:.BE75];[.$A75]-[.BE$2]+1;1);0)" office:value-type="float" office:value="5392099" calcext:value-type="float">
            <text:p>5392099</text:p>
          </table:table-cell>
          <table:table-cell table:formula="of:=[.BE75]+IF([.$A75]&gt;=[.BF$2];INDEX([.BF$3:.BF75];[.$A75]-[.BF$2]+1;1);0)" office:value-type="float" office:value="5392275" calcext:value-type="float">
            <text:p>5392275</text:p>
          </table:table-cell>
          <table:table-cell table:formula="of:=[.BF75]+IF([.$A75]&gt;=[.BG$2];INDEX([.BG$3:.BG75];[.$A75]-[.BG$2]+1;1);0)" office:value-type="float" office:value="5392410" calcext:value-type="float">
            <text:p>5392410</text:p>
          </table:table-cell>
          <table:table-cell table:formula="of:=[.BG75]+IF([.$A75]&gt;=[.BH$2];INDEX([.BH$3:.BH75];[.$A75]-[.BH$2]+1;1);0)" office:value-type="float" office:value="5392511" calcext:value-type="float">
            <text:p>5392511</text:p>
          </table:table-cell>
          <table:table-cell table:formula="of:=[.BH75]+IF([.$A75]&gt;=[.BI$2];INDEX([.BI$3:.BI75];[.$A75]-[.BI$2]+1;1);0)" office:value-type="float" office:value="5392588" calcext:value-type="float">
            <text:p>5392588</text:p>
          </table:table-cell>
          <table:table-cell table:formula="of:=[.BI75]+IF([.$A75]&gt;=[.BJ$2];INDEX([.BJ$3:.BJ75];[.$A75]-[.BJ$2]+1;1);0)" office:value-type="float" office:value="5392644" calcext:value-type="float">
            <text:p>5392644</text:p>
          </table:table-cell>
          <table:table-cell table:formula="of:=[.BJ75]+IF([.$A75]&gt;=[.BK$2];INDEX([.BK$3:.BK75];[.$A75]-[.BK$2]+1;1);0)" office:value-type="float" office:value="5392686" calcext:value-type="float">
            <text:p>5392686</text:p>
          </table:table-cell>
          <table:table-cell table:formula="of:=[.BK75]+IF([.$A75]&gt;=[.BL$2];INDEX([.BL$3:.BL75];[.$A75]-[.BL$2]+1;1);0)" office:value-type="float" office:value="5392716" calcext:value-type="float">
            <text:p>5392716</text:p>
          </table:table-cell>
          <table:table-cell table:formula="of:=[.BL75]+IF([.$A75]&gt;=[.BM$2];INDEX([.BM$3:.BM75];[.$A75]-[.BM$2]+1;1);0)" office:value-type="float" office:value="5392738" calcext:value-type="float">
            <text:p>5392738</text:p>
          </table:table-cell>
          <table:table-cell table:formula="of:=[.BM75]+IF([.$A75]&gt;=[.BN$2];INDEX([.BN$3:.BN75];[.$A75]-[.BN$2]+1;1);0)" office:value-type="float" office:value="5392753" calcext:value-type="float">
            <text:p>5392753</text:p>
          </table:table-cell>
          <table:table-cell table:formula="of:=[.BN75]+IF([.$A75]&gt;=[.BO$2];INDEX([.BO$3:.BO75];[.$A75]-[.BO$2]+1;1);0)" office:value-type="float" office:value="5392764" calcext:value-type="float">
            <text:p>5392764</text:p>
          </table:table-cell>
          <table:table-cell table:formula="of:=[.BO75]+IF([.$A75]&gt;=[.BP$2];INDEX([.BP$3:.BP75];[.$A75]-[.BP$2]+1;1);0)" office:value-type="float" office:value="5392771" calcext:value-type="float">
            <text:p>5392771</text:p>
          </table:table-cell>
          <table:table-cell table:formula="of:=[.BP75]+IF([.$A75]&gt;=[.BQ$2];INDEX([.BQ$3:.BQ75];[.$A75]-[.BQ$2]+1;1);0)" office:value-type="float" office:value="5392776" calcext:value-type="float">
            <text:p>5392776</text:p>
          </table:table-cell>
          <table:table-cell table:formula="of:=[.BQ75]+IF([.$A75]&gt;=[.BR$2];INDEX([.BR$3:.BR75];[.$A75]-[.BR$2]+1;1);0)" office:value-type="float" office:value="5392779" calcext:value-type="float">
            <text:p>5392779</text:p>
          </table:table-cell>
          <table:table-cell table:formula="of:=[.BR75]+IF([.$A75]&gt;=[.BS$2];INDEX([.BS$3:.BS75];[.$A75]-[.BS$2]+1;1);0)" office:value-type="float" office:value="5392781" calcext:value-type="float">
            <text:p>5392781</text:p>
          </table:table-cell>
          <table:table-cell table:formula="of:=[.BS75]+IF([.$A75]&gt;=[.BT$2];INDEX([.BT$3:.BT75];[.$A75]-[.BT$2]+1;1);0)" office:value-type="float" office:value="5392782" calcext:value-type="float">
            <text:p>5392782</text:p>
          </table:table-cell>
          <table:table-cell table:formula="of:=[.BT75]+IF([.$A75]&gt;=[.BU$2];INDEX([.BU$3:.BU75];[.$A75]-[.BU$2]+1;1);0)" office:value-type="float" office:value="5392783" calcext:value-type="float">
            <text:p>5392783</text:p>
          </table:table-cell>
          <table:table-cell table:formula="of:=[.BU75]+IF([.$A75]&gt;=[.BV$2];INDEX([.BV$3:.BV75];[.$A75]-[.BV$2]+1;1);0)" office:value-type="float" office:value="5392783" calcext:value-type="float">
            <text:p>5392783</text:p>
          </table:table-cell>
          <table:table-cell table:formula="of:=[.BV75]+IF([.$A75]&gt;=[.BW$2];INDEX([.BW$3:.BW75];[.$A75]-[.BW$2]+1;1);0)" office:value-type="float" office:value="5392783" calcext:value-type="float">
            <text:p>5392783</text:p>
          </table:table-cell>
          <table:table-cell table:formula="of:=[.BW75]+IF([.$A75]&gt;=[.BX$2];INDEX([.BX$3:.BX75];[.$A75]-[.BX$2]+1;1);0)" office:value-type="float" office:value="5392783" calcext:value-type="float">
            <text:p>5392783</text:p>
          </table:table-cell>
          <table:table-cell table:formula="of:=[.BX75]+IF([.$A75]&gt;=[.BY$2];INDEX([.BY$3:.BY75];[.$A75]-[.BY$2]+1;1);0)" office:value-type="float" office:value="5392783" calcext:value-type="float">
            <text:p>5392783</text:p>
          </table:table-cell>
          <table:table-cell table:formula="of:=[.BY75]+IF([.$A75]&gt;=[.BZ$2];INDEX([.BZ$3:.BZ75];[.$A75]-[.BZ$2]+1;1);0)" office:value-type="float" office:value="5392783" calcext:value-type="float">
            <text:p>5392783</text:p>
          </table:table-cell>
          <table:table-cell table:formula="of:=[.BZ75]+IF([.$A75]&gt;=[.CA$2];INDEX([.CA$3:.CA75];[.$A75]-[.CA$2]+1;1);0)" office:value-type="float" office:value="5392783" calcext:value-type="float">
            <text:p>5392783</text:p>
          </table:table-cell>
          <table:table-cell table:formula="of:=[.CA75]+IF([.$A75]&gt;=[.CB$2];INDEX([.CB$3:.CB75];[.$A75]-[.CB$2]+1;1);0)" office:value-type="float" office:value="5392783" calcext:value-type="float">
            <text:p>5392783</text:p>
          </table:table-cell>
          <table:table-cell table:formula="of:=[.CB75]+IF([.$A75]&gt;=[.CC$2];INDEX([.CC$3:.CC75];[.$A75]-[.CC$2]+1;1);0)" office:value-type="float" office:value="5392783" calcext:value-type="float">
            <text:p>5392783</text:p>
          </table:table-cell>
          <table:table-cell table:formula="of:=[.CC75]+IF([.$A75]&gt;=[.CD$2];INDEX([.CD$3:.CD75];[.$A75]-[.CD$2]+1;1);0)" office:value-type="float" office:value="5392783" calcext:value-type="float">
            <text:p>5392783</text:p>
          </table:table-cell>
          <table:table-cell table:formula="of:=[.CD75]+IF([.$A75]&gt;=[.CE$2];INDEX([.CE$3:.CE75];[.$A75]-[.CE$2]+1;1);0)" office:value-type="float" office:value="5392783" calcext:value-type="float">
            <text:p>5392783</text:p>
          </table:table-cell>
          <table:table-cell table:formula="of:=[.CE75]+IF([.$A75]&gt;=[.CF$2];INDEX([.CF$3:.CF75];[.$A75]-[.CF$2]+1;1);0)" office:value-type="float" office:value="5392783" calcext:value-type="float">
            <text:p>5392783</text:p>
          </table:table-cell>
          <table:table-cell table:formula="of:=[.CF75]+IF([.$A75]&gt;=[.CG$2];INDEX([.CG$3:.CG75];[.$A75]-[.CG$2]+1;1);0)" office:value-type="float" office:value="5392783" calcext:value-type="float">
            <text:p>5392783</text:p>
          </table:table-cell>
          <table:table-cell table:formula="of:=[.CG75]+IF([.$A75]&gt;=[.CH$2];INDEX([.CH$3:.CH75];[.$A75]-[.CH$2]+1;1);0)" office:value-type="float" office:value="5392783" calcext:value-type="float">
            <text:p>5392783</text:p>
          </table:table-cell>
          <table:table-cell table:formula="of:=[.CH75]+IF([.$A75]&gt;=[.CI$2];INDEX([.CI$3:.CI75];[.$A75]-[.CI$2]+1;1);0)" office:value-type="float" office:value="5392783" calcext:value-type="float">
            <text:p>5392783</text:p>
          </table:table-cell>
          <table:table-cell table:formula="of:=[.CI75]+IF([.$A75]&gt;=[.CJ$2];INDEX([.CJ$3:.CJ75];[.$A75]-[.CJ$2]+1;1);0)" office:value-type="float" office:value="5392783" calcext:value-type="float">
            <text:p>5392783</text:p>
          </table:table-cell>
          <table:table-cell table:formula="of:=[.CJ75]+IF([.$A75]&gt;=[.CK$2];INDEX([.CK$3:.CK75];[.$A75]-[.CK$2]+1;1);0)" office:value-type="float" office:value="5392783" calcext:value-type="float">
            <text:p>5392783</text:p>
          </table:table-cell>
          <table:table-cell table:formula="of:=[.CK75]+IF([.$A75]&gt;=[.CL$2];INDEX([.CL$3:.CL75];[.$A75]-[.CL$2]+1;1);0)" office:value-type="float" office:value="5392783" calcext:value-type="float">
            <text:p>5392783</text:p>
          </table:table-cell>
          <table:table-cell table:formula="of:=[.CL75]+IF([.$A75]&gt;=[.CM$2];INDEX([.CM$3:.CM75];[.$A75]-[.CM$2]+1;1);0)" office:value-type="float" office:value="5392783" calcext:value-type="float">
            <text:p>5392783</text:p>
          </table:table-cell>
          <table:table-cell table:formula="of:=[.CM75]+IF([.$A75]&gt;=[.CN$2];INDEX([.CN$3:.CN75];[.$A75]-[.CN$2]+1;1);0)" office:value-type="float" office:value="5392783" calcext:value-type="float">
            <text:p>5392783</text:p>
          </table:table-cell>
          <table:table-cell table:formula="of:=[.CN75]+IF([.$A75]&gt;=[.CO$2];INDEX([.CO$3:.CO75];[.$A75]-[.CO$2]+1;1);0)" office:value-type="float" office:value="5392783" calcext:value-type="float">
            <text:p>5392783</text:p>
          </table:table-cell>
          <table:table-cell table:formula="of:=[.CO75]+IF([.$A75]&gt;=[.CP$2];INDEX([.CP$3:.CP75];[.$A75]-[.CP$2]+1;1);0)" office:value-type="float" office:value="5392783" calcext:value-type="float">
            <text:p>5392783</text:p>
          </table:table-cell>
          <table:table-cell table:formula="of:=[.CP75]+IF([.$A75]&gt;=[.CQ$2];INDEX([.CQ$3:.CQ75];[.$A75]-[.CQ$2]+1;1);0)" office:value-type="float" office:value="5392783" calcext:value-type="float">
            <text:p>5392783</text:p>
          </table:table-cell>
          <table:table-cell table:formula="of:=[.CQ75]+IF([.$A75]&gt;=[.CR$2];INDEX([.CR$3:.CR75];[.$A75]-[.CR$2]+1;1);0)" office:value-type="float" office:value="5392783" calcext:value-type="float">
            <text:p>5392783</text:p>
          </table:table-cell>
          <table:table-cell table:formula="of:=[.CR75]+IF([.$A75]&gt;=[.CS$2];INDEX([.CS$3:.CS75];[.$A75]-[.CS$2]+1;1);0)" office:value-type="float" office:value="5392783" calcext:value-type="float">
            <text:p>5392783</text:p>
          </table:table-cell>
          <table:table-cell table:formula="of:=[.CS75]+IF([.$A75]&gt;=[.CT$2];INDEX([.CT$3:.CT75];[.$A75]-[.CT$2]+1;1);0)" office:value-type="float" office:value="5392783" calcext:value-type="float">
            <text:p>5392783</text:p>
          </table:table-cell>
          <table:table-cell table:formula="of:=[.CT75]+IF([.$A75]&gt;=[.CU$2];INDEX([.CU$3:.CU75];[.$A75]-[.CU$2]+1;1);0)" office:value-type="float" office:value="5392783" calcext:value-type="float">
            <text:p>5392783</text:p>
          </table:table-cell>
          <table:table-cell table:formula="of:=[.CU75]+IF([.$A75]&gt;=[.CV$2];INDEX([.CV$3:.CV75];[.$A75]-[.CV$2]+1;1);0)" office:value-type="float" office:value="5392783" calcext:value-type="float">
            <text:p>5392783</text:p>
          </table:table-cell>
          <table:table-cell table:formula="of:=[.CV75]+IF([.$A75]&gt;=[.CW$2];INDEX([.CW$3:.CW75];[.$A75]-[.CW$2]+1;1);0)" office:value-type="float" office:value="5392783" calcext:value-type="float">
            <text:p>53927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5]" office:value-type="float" office:value="1" calcext:value-type="float">
            <text:p>1</text:p>
          </table:table-cell>
          <table:table-cell table:formula="of:=[.B76]+IF([.$A76]&gt;=[.C$2];INDEX([.C$3:.C76];[.$A76]-[.C$2]+1;1);0)" office:value-type="float" office:value="37" calcext:value-type="float">
            <text:p>37</text:p>
          </table:table-cell>
          <table:table-cell table:formula="of:=[.C76]+IF([.$A76]&gt;=[.D$2];INDEX([.D$3:.D76];[.$A76]-[.D$2]+1;1);0)" office:value-type="float" office:value="481" calcext:value-type="float">
            <text:p>481</text:p>
          </table:table-cell>
          <table:table-cell table:formula="of:=[.D76]+IF([.$A76]&gt;=[.E$2];INDEX([.E$3:.E76];[.$A76]-[.E$2]+1;1);0)" office:value-type="float" office:value="3289" calcext:value-type="float">
            <text:p>3289</text:p>
          </table:table-cell>
          <table:table-cell table:formula="of:=[.E76]+IF([.$A76]&gt;=[.F$2];INDEX([.F$3:.F76];[.$A76]-[.F$2]+1;1);0)" office:value-type="float" office:value="14518" calcext:value-type="float">
            <text:p>14518</text:p>
          </table:table-cell>
          <table:table-cell table:formula="of:=[.F76]+IF([.$A76]&gt;=[.G$2];INDEX([.G$3:.G76];[.$A76]-[.G$2]+1;1);0)" office:value-type="float" office:value="46461" calcext:value-type="float">
            <text:p>46461</text:p>
          </table:table-cell>
          <table:table-cell table:formula="of:=[.G76]+IF([.$A76]&gt;=[.H$2];INDEX([.H$3:.H76];[.$A76]-[.H$2]+1;1);0)" office:value-type="float" office:value="116742" calcext:value-type="float">
            <text:p>116742</text:p>
          </table:table-cell>
          <table:table-cell table:formula="of:=[.H76]+IF([.$A76]&gt;=[.I$2];INDEX([.I$3:.I76];[.$A76]-[.I$2]+1;1);0)" office:value-type="float" office:value="243434" calcext:value-type="float">
            <text:p>243434</text:p>
          </table:table-cell>
          <table:table-cell table:formula="of:=[.I76]+IF([.$A76]&gt;=[.J$2];INDEX([.J$3:.J76];[.$A76]-[.J$2]+1;1);0)" office:value-type="float" office:value="439100" calcext:value-type="float">
            <text:p>439100</text:p>
          </table:table-cell>
          <table:table-cell table:formula="of:=[.J76]+IF([.$A76]&gt;=[.K$2];INDEX([.K$3:.K76];[.$A76]-[.K$2]+1;1);0)" office:value-type="float" office:value="706607" calcext:value-type="float">
            <text:p>706607</text:p>
          </table:table-cell>
          <table:table-cell table:formula="of:=[.K76]+IF([.$A76]&gt;=[.L$2];INDEX([.L$3:.L76];[.$A76]-[.L$2]+1;1);0)" office:value-type="float" office:value="1038944" calcext:value-type="float">
            <text:p>1038944</text:p>
          </table:table-cell>
          <table:table-cell table:formula="of:=[.L76]+IF([.$A76]&gt;=[.M$2];INDEX([.M$3:.M76];[.$A76]-[.M$2]+1;1);0)" office:value-type="float" office:value="1421506" calcext:value-type="float">
            <text:p>1421506</text:p>
          </table:table-cell>
          <table:table-cell table:formula="of:=[.M76]+IF([.$A76]&gt;=[.N$2];INDEX([.N$3:.N76];[.$A76]-[.N$2]+1;1);0)" office:value-type="float" office:value="1836130" calcext:value-type="float">
            <text:p>1836130</text:p>
          </table:table-cell>
          <table:table-cell table:formula="of:=[.N76]+IF([.$A76]&gt;=[.O$2];INDEX([.O$3:.O76];[.$A76]-[.O$2]+1;1);0)" office:value-type="float" office:value="2264234" calcext:value-type="float">
            <text:p>2264234</text:p>
          </table:table-cell>
          <table:table-cell table:formula="of:=[.O76]+IF([.$A76]&gt;=[.P$2];INDEX([.P$3:.P76];[.$A76]-[.P$2]+1;1);0)" office:value-type="float" office:value="2689583" calcext:value-type="float">
            <text:p>2689583</text:p>
          </table:table-cell>
          <table:table-cell table:formula="of:=[.P76]+IF([.$A76]&gt;=[.Q$2];INDEX([.Q$3:.Q76];[.$A76]-[.Q$2]+1;1);0)" office:value-type="float" office:value="3099186" calcext:value-type="float">
            <text:p>3099186</text:p>
          </table:table-cell>
          <table:table-cell table:formula="of:=[.Q76]+IF([.$A76]&gt;=[.R$2];INDEX([.R$3:.R76];[.$A76]-[.R$2]+1;1);0)" office:value-type="float" office:value="3483945" calcext:value-type="float">
            <text:p>3483945</text:p>
          </table:table-cell>
          <table:table-cell table:formula="of:=[.R76]+IF([.$A76]&gt;=[.S$2];INDEX([.S$3:.S76];[.$A76]-[.S$2]+1;1);0)" office:value-type="float" office:value="3838036" calcext:value-type="float">
            <text:p>3838036</text:p>
          </table:table-cell>
          <table:table-cell table:formula="of:=[.S76]+IF([.$A76]&gt;=[.T$2];INDEX([.T$3:.T76];[.$A76]-[.T$2]+1;1);0)" office:value-type="float" office:value="4158656" calcext:value-type="float">
            <text:p>4158656</text:p>
          </table:table-cell>
          <table:table-cell table:formula="of:=[.T76]+IF([.$A76]&gt;=[.U$2];INDEX([.U$3:.U76];[.$A76]-[.U$2]+1;1);0)" office:value-type="float" office:value="4445020" calcext:value-type="float">
            <text:p>4445020</text:p>
          </table:table-cell>
          <table:table-cell table:formula="of:=[.U76]+IF([.$A76]&gt;=[.V$2];INDEX([.V$3:.V76];[.$A76]-[.V$2]+1;1);0)" office:value-type="float" office:value="4698053" calcext:value-type="float">
            <text:p>4698053</text:p>
          </table:table-cell>
          <table:table-cell table:formula="of:=[.V76]+IF([.$A76]&gt;=[.W$2];INDEX([.W$3:.W76];[.$A76]-[.W$2]+1;1);0)" office:value-type="float" office:value="4919553" calcext:value-type="float">
            <text:p>4919553</text:p>
          </table:table-cell>
          <table:table-cell table:formula="of:=[.W76]+IF([.$A76]&gt;=[.X$2];INDEX([.X$3:.X76];[.$A76]-[.X$2]+1;1);0)" office:value-type="float" office:value="5112049" calcext:value-type="float">
            <text:p>5112049</text:p>
          </table:table-cell>
          <table:table-cell table:formula="of:=[.X76]+IF([.$A76]&gt;=[.Y$2];INDEX([.Y$3:.Y76];[.$A76]-[.Y$2]+1;1);0)" office:value-type="float" office:value="5278236" calcext:value-type="float">
            <text:p>5278236</text:p>
          </table:table-cell>
          <table:table-cell table:formula="of:=[.Y76]+IF([.$A76]&gt;=[.Z$2];INDEX([.Z$3:.Z76];[.$A76]-[.Z$2]+1;1);0)" office:value-type="float" office:value="5421001" calcext:value-type="float">
            <text:p>5421001</text:p>
          </table:table-cell>
          <table:table-cell table:formula="of:=[.Z76]+IF([.$A76]&gt;=[.AA$2];INDEX([.AA$3:.AA76];[.$A76]-[.AA$2]+1;1);0)" office:value-type="float" office:value="5543041" calcext:value-type="float">
            <text:p>5543041</text:p>
          </table:table-cell>
          <table:table-cell table:formula="of:=[.AA76]+IF([.$A76]&gt;=[.AB$2];INDEX([.AB$3:.AB76];[.$A76]-[.AB$2]+1;1);0)" office:value-type="float" office:value="5647002" calcext:value-type="float">
            <text:p>5647002</text:p>
          </table:table-cell>
          <table:table-cell table:formula="of:=[.AB76]+IF([.$A76]&gt;=[.AC$2];INDEX([.AC$3:.AC76];[.$A76]-[.AC$2]+1;1);0)" office:value-type="float" office:value="5735221" calcext:value-type="float">
            <text:p>5735221</text:p>
          </table:table-cell>
          <table:table-cell table:formula="of:=[.AC76]+IF([.$A76]&gt;=[.AD$2];INDEX([.AD$3:.AD76];[.$A76]-[.AD$2]+1;1);0)" office:value-type="float" office:value="5809888" calcext:value-type="float">
            <text:p>5809888</text:p>
          </table:table-cell>
          <table:table-cell table:formula="of:=[.AD76]+IF([.$A76]&gt;=[.AE$2];INDEX([.AE$3:.AE76];[.$A76]-[.AE$2]+1;1);0)" office:value-type="float" office:value="5872877" calcext:value-type="float">
            <text:p>5872877</text:p>
          </table:table-cell>
          <table:table-cell table:formula="of:=[.AE76]+IF([.$A76]&gt;=[.AF$2];INDEX([.AF$3:.AF76];[.$A76]-[.AF$2]+1;1);0)" office:value-type="float" office:value="5925912" calcext:value-type="float">
            <text:p>5925912</text:p>
          </table:table-cell>
          <table:table-cell table:formula="of:=[.AF76]+IF([.$A76]&gt;=[.AG$2];INDEX([.AG$3:.AG76];[.$A76]-[.AG$2]+1;1);0)" office:value-type="float" office:value="5970428" calcext:value-type="float">
            <text:p>5970428</text:p>
          </table:table-cell>
          <table:table-cell table:formula="of:=[.AG76]+IF([.$A76]&gt;=[.AH$2];INDEX([.AH$3:.AH76];[.$A76]-[.AH$2]+1;1);0)" office:value-type="float" office:value="6007736" calcext:value-type="float">
            <text:p>6007736</text:p>
          </table:table-cell>
          <table:table-cell table:formula="of:=[.AH76]+IF([.$A76]&gt;=[.AI$2];INDEX([.AI$3:.AI76];[.$A76]-[.AI$2]+1;1);0)" office:value-type="float" office:value="6038909" calcext:value-type="float">
            <text:p>6038909</text:p>
          </table:table-cell>
          <table:table-cell table:formula="of:=[.AI76]+IF([.$A76]&gt;=[.AJ$2];INDEX([.AJ$3:.AJ76];[.$A76]-[.AJ$2]+1;1);0)" office:value-type="float" office:value="6064920" calcext:value-type="float">
            <text:p>6064920</text:p>
          </table:table-cell>
          <table:table-cell table:formula="of:=[.AJ76]+IF([.$A76]&gt;=[.AK$2];INDEX([.AK$3:.AK76];[.$A76]-[.AK$2]+1;1);0)" office:value-type="float" office:value="6086556" calcext:value-type="float">
            <text:p>6086556</text:p>
          </table:table-cell>
          <table:table-cell table:formula="of:=[.AK76]+IF([.$A76]&gt;=[.AL$2];INDEX([.AL$3:.AL76];[.$A76]-[.AL$2]+1;1);0)" office:value-type="float" office:value="6104533" calcext:value-type="float">
            <text:p>6104533</text:p>
          </table:table-cell>
          <table:table-cell table:formula="of:=[.AL76]+IF([.$A76]&gt;=[.AM$2];INDEX([.AM$3:.AM76];[.$A76]-[.AM$2]+1;1);0)" office:value-type="float" office:value="6119416" calcext:value-type="float">
            <text:p>6119416</text:p>
          </table:table-cell>
          <table:table-cell table:formula="of:=[.AM76]+IF([.$A76]&gt;=[.AN$2];INDEX([.AN$3:.AN76];[.$A76]-[.AN$2]+1;1);0)" office:value-type="float" office:value="6131726" calcext:value-type="float">
            <text:p>6131726</text:p>
          </table:table-cell>
          <table:table-cell table:formula="of:=[.AN76]+IF([.$A76]&gt;=[.AO$2];INDEX([.AO$3:.AO76];[.$A76]-[.AO$2]+1;1);0)" office:value-type="float" office:value="6141869" calcext:value-type="float">
            <text:p>6141869</text:p>
          </table:table-cell>
          <table:table-cell table:formula="of:=[.AO76]+IF([.$A76]&gt;=[.AP$2];INDEX([.AP$3:.AP76];[.$A76]-[.AP$2]+1;1);0)" office:value-type="float" office:value="6150218" calcext:value-type="float">
            <text:p>6150218</text:p>
          </table:table-cell>
          <table:table-cell table:formula="of:=[.AP76]+IF([.$A76]&gt;=[.AQ$2];INDEX([.AQ$3:.AQ76];[.$A76]-[.AQ$2]+1;1);0)" office:value-type="float" office:value="6157060" calcext:value-type="float">
            <text:p>6157060</text:p>
          </table:table-cell>
          <table:table-cell table:formula="of:=[.AQ76]+IF([.$A76]&gt;=[.AR$2];INDEX([.AR$3:.AR76];[.$A76]-[.AR$2]+1;1);0)" office:value-type="float" office:value="6162664" calcext:value-type="float">
            <text:p>6162664</text:p>
          </table:table-cell>
          <table:table-cell table:formula="of:=[.AR76]+IF([.$A76]&gt;=[.AS$2];INDEX([.AS$3:.AS76];[.$A76]-[.AS$2]+1;1);0)" office:value-type="float" office:value="6167229" calcext:value-type="float">
            <text:p>6167229</text:p>
          </table:table-cell>
          <table:table-cell table:formula="of:=[.AS76]+IF([.$A76]&gt;=[.AT$2];INDEX([.AT$3:.AT76];[.$A76]-[.AT$2]+1;1);0)" office:value-type="float" office:value="6170947" calcext:value-type="float">
            <text:p>6170947</text:p>
          </table:table-cell>
          <table:table-cell table:formula="of:=[.AT76]+IF([.$A76]&gt;=[.AU$2];INDEX([.AU$3:.AU76];[.$A76]-[.AU$2]+1;1);0)" office:value-type="float" office:value="6173957" calcext:value-type="float">
            <text:p>6173957</text:p>
          </table:table-cell>
          <table:table-cell table:formula="of:=[.AU76]+IF([.$A76]&gt;=[.AV$2];INDEX([.AV$3:.AV76];[.$A76]-[.AV$2]+1;1);0)" office:value-type="float" office:value="6176393" calcext:value-type="float">
            <text:p>6176393</text:p>
          </table:table-cell>
          <table:table-cell table:formula="of:=[.AV76]+IF([.$A76]&gt;=[.AW$2];INDEX([.AW$3:.AW76];[.$A76]-[.AW$2]+1;1);0)" office:value-type="float" office:value="6178351" calcext:value-type="float">
            <text:p>6178351</text:p>
          </table:table-cell>
          <table:table-cell table:formula="of:=[.AW76]+IF([.$A76]&gt;=[.AX$2];INDEX([.AX$3:.AX76];[.$A76]-[.AX$2]+1;1);0)" office:value-type="float" office:value="6179926" calcext:value-type="float">
            <text:p>6179926</text:p>
          </table:table-cell>
          <table:table-cell table:formula="of:=[.AX76]+IF([.$A76]&gt;=[.AY$2];INDEX([.AY$3:.AY76];[.$A76]-[.AY$2]+1;1);0)" office:value-type="float" office:value="6181181" calcext:value-type="float">
            <text:p>6181181</text:p>
          </table:table-cell>
          <table:table-cell table:formula="of:=[.AY76]+IF([.$A76]&gt;=[.AZ$2];INDEX([.AZ$3:.AZ76];[.$A76]-[.AZ$2]+1;1);0)" office:value-type="float" office:value="6182183" calcext:value-type="float">
            <text:p>6182183</text:p>
          </table:table-cell>
          <table:table-cell table:formula="of:=[.AZ76]+IF([.$A76]&gt;=[.BA$2];INDEX([.BA$3:.BA76];[.$A76]-[.BA$2]+1;1);0)" office:value-type="float" office:value="6182975" calcext:value-type="float">
            <text:p>6182975</text:p>
          </table:table-cell>
          <table:table-cell table:formula="of:=[.BA76]+IF([.$A76]&gt;=[.BB$2];INDEX([.BB$3:.BB76];[.$A76]-[.BB$2]+1;1);0)" office:value-type="float" office:value="6183602" calcext:value-type="float">
            <text:p>6183602</text:p>
          </table:table-cell>
          <table:table-cell table:formula="of:=[.BB76]+IF([.$A76]&gt;=[.BC$2];INDEX([.BC$3:.BC76];[.$A76]-[.BC$2]+1;1);0)" office:value-type="float" office:value="6184092" calcext:value-type="float">
            <text:p>6184092</text:p>
          </table:table-cell>
          <table:table-cell table:formula="of:=[.BC76]+IF([.$A76]&gt;=[.BD$2];INDEX([.BD$3:.BD76];[.$A76]-[.BD$2]+1;1);0)" office:value-type="float" office:value="6184477" calcext:value-type="float">
            <text:p>6184477</text:p>
          </table:table-cell>
          <table:table-cell table:formula="of:=[.BD76]+IF([.$A76]&gt;=[.BE$2];INDEX([.BE$3:.BE76];[.$A76]-[.BE$2]+1;1);0)" office:value-type="float" office:value="6184774" calcext:value-type="float">
            <text:p>6184774</text:p>
          </table:table-cell>
          <table:table-cell table:formula="of:=[.BE76]+IF([.$A76]&gt;=[.BF$2];INDEX([.BF$3:.BF76];[.$A76]-[.BF$2]+1;1);0)" office:value-type="float" office:value="6185005" calcext:value-type="float">
            <text:p>6185005</text:p>
          </table:table-cell>
          <table:table-cell table:formula="of:=[.BF76]+IF([.$A76]&gt;=[.BG$2];INDEX([.BG$3:.BG76];[.$A76]-[.BG$2]+1;1);0)" office:value-type="float" office:value="6185181" calcext:value-type="float">
            <text:p>6185181</text:p>
          </table:table-cell>
          <table:table-cell table:formula="of:=[.BG76]+IF([.$A76]&gt;=[.BH$2];INDEX([.BH$3:.BH76];[.$A76]-[.BH$2]+1;1);0)" office:value-type="float" office:value="6185316" calcext:value-type="float">
            <text:p>6185316</text:p>
          </table:table-cell>
          <table:table-cell table:formula="of:=[.BH76]+IF([.$A76]&gt;=[.BI$2];INDEX([.BI$3:.BI76];[.$A76]-[.BI$2]+1;1);0)" office:value-type="float" office:value="6185417" calcext:value-type="float">
            <text:p>6185417</text:p>
          </table:table-cell>
          <table:table-cell table:formula="of:=[.BI76]+IF([.$A76]&gt;=[.BJ$2];INDEX([.BJ$3:.BJ76];[.$A76]-[.BJ$2]+1;1);0)" office:value-type="float" office:value="6185494" calcext:value-type="float">
            <text:p>6185494</text:p>
          </table:table-cell>
          <table:table-cell table:formula="of:=[.BJ76]+IF([.$A76]&gt;=[.BK$2];INDEX([.BK$3:.BK76];[.$A76]-[.BK$2]+1;1);0)" office:value-type="float" office:value="6185550" calcext:value-type="float">
            <text:p>6185550</text:p>
          </table:table-cell>
          <table:table-cell table:formula="of:=[.BK76]+IF([.$A76]&gt;=[.BL$2];INDEX([.BL$3:.BL76];[.$A76]-[.BL$2]+1;1);0)" office:value-type="float" office:value="6185592" calcext:value-type="float">
            <text:p>6185592</text:p>
          </table:table-cell>
          <table:table-cell table:formula="of:=[.BL76]+IF([.$A76]&gt;=[.BM$2];INDEX([.BM$3:.BM76];[.$A76]-[.BM$2]+1;1);0)" office:value-type="float" office:value="6185622" calcext:value-type="float">
            <text:p>6185622</text:p>
          </table:table-cell>
          <table:table-cell table:formula="of:=[.BM76]+IF([.$A76]&gt;=[.BN$2];INDEX([.BN$3:.BN76];[.$A76]-[.BN$2]+1;1);0)" office:value-type="float" office:value="6185644" calcext:value-type="float">
            <text:p>6185644</text:p>
          </table:table-cell>
          <table:table-cell table:formula="of:=[.BN76]+IF([.$A76]&gt;=[.BO$2];INDEX([.BO$3:.BO76];[.$A76]-[.BO$2]+1;1);0)" office:value-type="float" office:value="6185659" calcext:value-type="float">
            <text:p>6185659</text:p>
          </table:table-cell>
          <table:table-cell table:formula="of:=[.BO76]+IF([.$A76]&gt;=[.BP$2];INDEX([.BP$3:.BP76];[.$A76]-[.BP$2]+1;1);0)" office:value-type="float" office:value="6185670" calcext:value-type="float">
            <text:p>6185670</text:p>
          </table:table-cell>
          <table:table-cell table:formula="of:=[.BP76]+IF([.$A76]&gt;=[.BQ$2];INDEX([.BQ$3:.BQ76];[.$A76]-[.BQ$2]+1;1);0)" office:value-type="float" office:value="6185677" calcext:value-type="float">
            <text:p>6185677</text:p>
          </table:table-cell>
          <table:table-cell table:formula="of:=[.BQ76]+IF([.$A76]&gt;=[.BR$2];INDEX([.BR$3:.BR76];[.$A76]-[.BR$2]+1;1);0)" office:value-type="float" office:value="6185682" calcext:value-type="float">
            <text:p>6185682</text:p>
          </table:table-cell>
          <table:table-cell table:formula="of:=[.BR76]+IF([.$A76]&gt;=[.BS$2];INDEX([.BS$3:.BS76];[.$A76]-[.BS$2]+1;1);0)" office:value-type="float" office:value="6185685" calcext:value-type="float">
            <text:p>6185685</text:p>
          </table:table-cell>
          <table:table-cell table:formula="of:=[.BS76]+IF([.$A76]&gt;=[.BT$2];INDEX([.BT$3:.BT76];[.$A76]-[.BT$2]+1;1);0)" office:value-type="float" office:value="6185687" calcext:value-type="float">
            <text:p>6185687</text:p>
          </table:table-cell>
          <table:table-cell table:formula="of:=[.BT76]+IF([.$A76]&gt;=[.BU$2];INDEX([.BU$3:.BU76];[.$A76]-[.BU$2]+1;1);0)" office:value-type="float" office:value="6185688" calcext:value-type="float">
            <text:p>6185688</text:p>
          </table:table-cell>
          <table:table-cell table:formula="of:=[.BU76]+IF([.$A76]&gt;=[.BV$2];INDEX([.BV$3:.BV76];[.$A76]-[.BV$2]+1;1);0)" office:value-type="float" office:value="6185689" calcext:value-type="float">
            <text:p>6185689</text:p>
          </table:table-cell>
          <table:table-cell table:formula="of:=[.BV76]+IF([.$A76]&gt;=[.BW$2];INDEX([.BW$3:.BW76];[.$A76]-[.BW$2]+1;1);0)" office:value-type="float" office:value="6185689" calcext:value-type="float">
            <text:p>6185689</text:p>
          </table:table-cell>
          <table:table-cell table:formula="of:=[.BW76]+IF([.$A76]&gt;=[.BX$2];INDEX([.BX$3:.BX76];[.$A76]-[.BX$2]+1;1);0)" office:value-type="float" office:value="6185689" calcext:value-type="float">
            <text:p>6185689</text:p>
          </table:table-cell>
          <table:table-cell table:formula="of:=[.BX76]+IF([.$A76]&gt;=[.BY$2];INDEX([.BY$3:.BY76];[.$A76]-[.BY$2]+1;1);0)" office:value-type="float" office:value="6185689" calcext:value-type="float">
            <text:p>6185689</text:p>
          </table:table-cell>
          <table:table-cell table:formula="of:=[.BY76]+IF([.$A76]&gt;=[.BZ$2];INDEX([.BZ$3:.BZ76];[.$A76]-[.BZ$2]+1;1);0)" office:value-type="float" office:value="6185689" calcext:value-type="float">
            <text:p>6185689</text:p>
          </table:table-cell>
          <table:table-cell table:formula="of:=[.BZ76]+IF([.$A76]&gt;=[.CA$2];INDEX([.CA$3:.CA76];[.$A76]-[.CA$2]+1;1);0)" office:value-type="float" office:value="6185689" calcext:value-type="float">
            <text:p>6185689</text:p>
          </table:table-cell>
          <table:table-cell table:formula="of:=[.CA76]+IF([.$A76]&gt;=[.CB$2];INDEX([.CB$3:.CB76];[.$A76]-[.CB$2]+1;1);0)" office:value-type="float" office:value="6185689" calcext:value-type="float">
            <text:p>6185689</text:p>
          </table:table-cell>
          <table:table-cell table:formula="of:=[.CB76]+IF([.$A76]&gt;=[.CC$2];INDEX([.CC$3:.CC76];[.$A76]-[.CC$2]+1;1);0)" office:value-type="float" office:value="6185689" calcext:value-type="float">
            <text:p>6185689</text:p>
          </table:table-cell>
          <table:table-cell table:formula="of:=[.CC76]+IF([.$A76]&gt;=[.CD$2];INDEX([.CD$3:.CD76];[.$A76]-[.CD$2]+1;1);0)" office:value-type="float" office:value="6185689" calcext:value-type="float">
            <text:p>6185689</text:p>
          </table:table-cell>
          <table:table-cell table:formula="of:=[.CD76]+IF([.$A76]&gt;=[.CE$2];INDEX([.CE$3:.CE76];[.$A76]-[.CE$2]+1;1);0)" office:value-type="float" office:value="6185689" calcext:value-type="float">
            <text:p>6185689</text:p>
          </table:table-cell>
          <table:table-cell table:formula="of:=[.CE76]+IF([.$A76]&gt;=[.CF$2];INDEX([.CF$3:.CF76];[.$A76]-[.CF$2]+1;1);0)" office:value-type="float" office:value="6185689" calcext:value-type="float">
            <text:p>6185689</text:p>
          </table:table-cell>
          <table:table-cell table:formula="of:=[.CF76]+IF([.$A76]&gt;=[.CG$2];INDEX([.CG$3:.CG76];[.$A76]-[.CG$2]+1;1);0)" office:value-type="float" office:value="6185689" calcext:value-type="float">
            <text:p>6185689</text:p>
          </table:table-cell>
          <table:table-cell table:formula="of:=[.CG76]+IF([.$A76]&gt;=[.CH$2];INDEX([.CH$3:.CH76];[.$A76]-[.CH$2]+1;1);0)" office:value-type="float" office:value="6185689" calcext:value-type="float">
            <text:p>6185689</text:p>
          </table:table-cell>
          <table:table-cell table:formula="of:=[.CH76]+IF([.$A76]&gt;=[.CI$2];INDEX([.CI$3:.CI76];[.$A76]-[.CI$2]+1;1);0)" office:value-type="float" office:value="6185689" calcext:value-type="float">
            <text:p>6185689</text:p>
          </table:table-cell>
          <table:table-cell table:formula="of:=[.CI76]+IF([.$A76]&gt;=[.CJ$2];INDEX([.CJ$3:.CJ76];[.$A76]-[.CJ$2]+1;1);0)" office:value-type="float" office:value="6185689" calcext:value-type="float">
            <text:p>6185689</text:p>
          </table:table-cell>
          <table:table-cell table:formula="of:=[.CJ76]+IF([.$A76]&gt;=[.CK$2];INDEX([.CK$3:.CK76];[.$A76]-[.CK$2]+1;1);0)" office:value-type="float" office:value="6185689" calcext:value-type="float">
            <text:p>6185689</text:p>
          </table:table-cell>
          <table:table-cell table:formula="of:=[.CK76]+IF([.$A76]&gt;=[.CL$2];INDEX([.CL$3:.CL76];[.$A76]-[.CL$2]+1;1);0)" office:value-type="float" office:value="6185689" calcext:value-type="float">
            <text:p>6185689</text:p>
          </table:table-cell>
          <table:table-cell table:formula="of:=[.CL76]+IF([.$A76]&gt;=[.CM$2];INDEX([.CM$3:.CM76];[.$A76]-[.CM$2]+1;1);0)" office:value-type="float" office:value="6185689" calcext:value-type="float">
            <text:p>6185689</text:p>
          </table:table-cell>
          <table:table-cell table:formula="of:=[.CM76]+IF([.$A76]&gt;=[.CN$2];INDEX([.CN$3:.CN76];[.$A76]-[.CN$2]+1;1);0)" office:value-type="float" office:value="6185689" calcext:value-type="float">
            <text:p>6185689</text:p>
          </table:table-cell>
          <table:table-cell table:formula="of:=[.CN76]+IF([.$A76]&gt;=[.CO$2];INDEX([.CO$3:.CO76];[.$A76]-[.CO$2]+1;1);0)" office:value-type="float" office:value="6185689" calcext:value-type="float">
            <text:p>6185689</text:p>
          </table:table-cell>
          <table:table-cell table:formula="of:=[.CO76]+IF([.$A76]&gt;=[.CP$2];INDEX([.CP$3:.CP76];[.$A76]-[.CP$2]+1;1);0)" office:value-type="float" office:value="6185689" calcext:value-type="float">
            <text:p>6185689</text:p>
          </table:table-cell>
          <table:table-cell table:formula="of:=[.CP76]+IF([.$A76]&gt;=[.CQ$2];INDEX([.CQ$3:.CQ76];[.$A76]-[.CQ$2]+1;1);0)" office:value-type="float" office:value="6185689" calcext:value-type="float">
            <text:p>6185689</text:p>
          </table:table-cell>
          <table:table-cell table:formula="of:=[.CQ76]+IF([.$A76]&gt;=[.CR$2];INDEX([.CR$3:.CR76];[.$A76]-[.CR$2]+1;1);0)" office:value-type="float" office:value="6185689" calcext:value-type="float">
            <text:p>6185689</text:p>
          </table:table-cell>
          <table:table-cell table:formula="of:=[.CR76]+IF([.$A76]&gt;=[.CS$2];INDEX([.CS$3:.CS76];[.$A76]-[.CS$2]+1;1);0)" office:value-type="float" office:value="6185689" calcext:value-type="float">
            <text:p>6185689</text:p>
          </table:table-cell>
          <table:table-cell table:formula="of:=[.CS76]+IF([.$A76]&gt;=[.CT$2];INDEX([.CT$3:.CT76];[.$A76]-[.CT$2]+1;1);0)" office:value-type="float" office:value="6185689" calcext:value-type="float">
            <text:p>6185689</text:p>
          </table:table-cell>
          <table:table-cell table:formula="of:=[.CT76]+IF([.$A76]&gt;=[.CU$2];INDEX([.CU$3:.CU76];[.$A76]-[.CU$2]+1;1);0)" office:value-type="float" office:value="6185689" calcext:value-type="float">
            <text:p>6185689</text:p>
          </table:table-cell>
          <table:table-cell table:formula="of:=[.CU76]+IF([.$A76]&gt;=[.CV$2];INDEX([.CV$3:.CV76];[.$A76]-[.CV$2]+1;1);0)" office:value-type="float" office:value="6185689" calcext:value-type="float">
            <text:p>6185689</text:p>
          </table:table-cell>
          <table:table-cell table:formula="of:=[.CV76]+IF([.$A76]&gt;=[.CW$2];INDEX([.CW$3:.CW76];[.$A76]-[.CW$2]+1;1);0)" office:value-type="float" office:value="6185689" calcext:value-type="float">
            <text:p>61856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6]" office:value-type="float" office:value="1" calcext:value-type="float">
            <text:p>1</text:p>
          </table:table-cell>
          <table:table-cell table:formula="of:=[.B77]+IF([.$A77]&gt;=[.C$2];INDEX([.C$3:.C77];[.$A77]-[.C$2]+1;1);0)" office:value-type="float" office:value="38" calcext:value-type="float">
            <text:p>38</text:p>
          </table:table-cell>
          <table:table-cell table:formula="of:=[.C77]+IF([.$A77]&gt;=[.D$2];INDEX([.D$3:.D77];[.$A77]-[.D$2]+1;1);0)" office:value-type="float" office:value="494" calcext:value-type="float">
            <text:p>494</text:p>
          </table:table-cell>
          <table:table-cell table:formula="of:=[.D77]+IF([.$A77]&gt;=[.E$2];INDEX([.E$3:.E77];[.$A77]-[.E$2]+1;1);0)" office:value-type="float" office:value="3422" calcext:value-type="float">
            <text:p>3422</text:p>
          </table:table-cell>
          <table:table-cell table:formula="of:=[.E77]+IF([.$A77]&gt;=[.F$2];INDEX([.F$3:.F77];[.$A77]-[.F$2]+1;1);0)" office:value-type="float" office:value="15257" calcext:value-type="float">
            <text:p>15257</text:p>
          </table:table-cell>
          <table:table-cell table:formula="of:=[.F77]+IF([.$A77]&gt;=[.G$2];INDEX([.G$3:.G77];[.$A77]-[.G$2]+1;1);0)" office:value-type="float" office:value="49342" calcext:value-type="float">
            <text:p>49342</text:p>
          </table:table-cell>
          <table:table-cell table:formula="of:=[.G77]+IF([.$A77]&gt;=[.H$2];INDEX([.H$3:.H77];[.$A77]-[.H$2]+1;1);0)" office:value-type="float" office:value="125104" calcext:value-type="float">
            <text:p>125104</text:p>
          </table:table-cell>
          <table:table-cell table:formula="of:=[.H77]+IF([.$A77]&gt;=[.I$2];INDEX([.I$3:.I77];[.$A77]-[.I$2]+1;1);0)" office:value-type="float" office:value="263081" calcext:value-type="float">
            <text:p>263081</text:p>
          </table:table-cell>
          <table:table-cell table:formula="of:=[.I77]+IF([.$A77]&gt;=[.J$2];INDEX([.J$3:.J77];[.$A77]-[.J$2]+1;1);0)" office:value-type="float" office:value="478025" calcext:value-type="float">
            <text:p>478025</text:p>
          </table:table-cell>
          <table:table-cell table:formula="of:=[.J77]+IF([.$A77]&gt;=[.K$2];INDEX([.K$3:.K77];[.$A77]-[.K$2]+1;1);0)" office:value-type="float" office:value="774345" calcext:value-type="float">
            <text:p>774345</text:p>
          </table:table-cell>
          <table:table-cell table:formula="of:=[.K77]+IF([.$A77]&gt;=[.L$2];INDEX([.L$3:.L77];[.$A77]-[.L$2]+1;1);0)" office:value-type="float" office:value="1145078" calcext:value-type="float">
            <text:p>1145078</text:p>
          </table:table-cell>
          <table:table-cell table:formula="of:=[.L77]+IF([.$A77]&gt;=[.M$2];INDEX([.M$3:.M77];[.$A77]-[.M$2]+1;1);0)" office:value-type="float" office:value="1574714" calcext:value-type="float">
            <text:p>1574714</text:p>
          </table:table-cell>
          <table:table-cell table:formula="of:=[.M77]+IF([.$A77]&gt;=[.N$2];INDEX([.N$3:.N77];[.$A77]-[.N$2]+1;1);0)" office:value-type="float" office:value="2042987" calcext:value-type="float">
            <text:p>2042987</text:p>
          </table:table-cell>
          <table:table-cell table:formula="of:=[.N77]+IF([.$A77]&gt;=[.O$2];INDEX([.O$3:.O77];[.$A77]-[.O$2]+1;1);0)" office:value-type="float" office:value="2529120" calcext:value-type="float">
            <text:p>2529120</text:p>
          </table:table-cell>
          <table:table-cell table:formula="of:=[.O77]+IF([.$A77]&gt;=[.P$2];INDEX([.P$3:.P77];[.$A77]-[.P$2]+1;1);0)" office:value-type="float" office:value="3014304" calcext:value-type="float">
            <text:p>3014304</text:p>
          </table:table-cell>
          <table:table-cell table:formula="of:=[.P77]+IF([.$A77]&gt;=[.Q$2];INDEX([.Q$3:.Q77];[.$A77]-[.Q$2]+1;1);0)" office:value-type="float" office:value="3483604" calcext:value-type="float">
            <text:p>3483604</text:p>
          </table:table-cell>
          <table:table-cell table:formula="of:=[.Q77]+IF([.$A77]&gt;=[.R$2];INDEX([.R$3:.R77];[.$A77]-[.R$2]+1;1);0)" office:value-type="float" office:value="3926046" calcext:value-type="float">
            <text:p>3926046</text:p>
          </table:table-cell>
          <table:table-cell table:formula="of:=[.R77]+IF([.$A77]&gt;=[.S$2];INDEX([.S$3:.S77];[.$A77]-[.S$2]+1;1);0)" office:value-type="float" office:value="4334733" calcext:value-type="float">
            <text:p>4334733</text:p>
          </table:table-cell>
          <table:table-cell table:formula="of:=[.S77]+IF([.$A77]&gt;=[.T$2];INDEX([.T$3:.T77];[.$A77]-[.T$2]+1;1);0)" office:value-type="float" office:value="4705886" calcext:value-type="float">
            <text:p>4705886</text:p>
          </table:table-cell>
          <table:table-cell table:formula="of:=[.T77]+IF([.$A77]&gt;=[.U$2];INDEX([.U$3:.U77];[.$A77]-[.U$2]+1;1);0)" office:value-type="float" office:value="5038443" calcext:value-type="float">
            <text:p>5038443</text:p>
          </table:table-cell>
          <table:table-cell table:formula="of:=[.U77]+IF([.$A77]&gt;=[.V$2];INDEX([.V$3:.V77];[.$A77]-[.V$2]+1;1);0)" office:value-type="float" office:value="5333017" calcext:value-type="float">
            <text:p>5333017</text:p>
          </table:table-cell>
          <table:table-cell table:formula="of:=[.V77]+IF([.$A77]&gt;=[.W$2];INDEX([.W$3:.W77];[.$A77]-[.W$2]+1;1);0)" office:value-type="float" office:value="5591609" calcext:value-type="float">
            <text:p>5591609</text:p>
          </table:table-cell>
          <table:table-cell table:formula="of:=[.W77]+IF([.$A77]&gt;=[.X$2];INDEX([.X$3:.X77];[.$A77]-[.X$2]+1;1);0)" office:value-type="float" office:value="5816815" calcext:value-type="float">
            <text:p>5816815</text:p>
          </table:table-cell>
          <table:table-cell table:formula="of:=[.X77]+IF([.$A77]&gt;=[.Y$2];INDEX([.Y$3:.Y77];[.$A77]-[.Y$2]+1;1);0)" office:value-type="float" office:value="6011745" calcext:value-type="float">
            <text:p>6011745</text:p>
          </table:table-cell>
          <table:table-cell table:formula="of:=[.Y77]+IF([.$A77]&gt;=[.Z$2];INDEX([.Z$3:.Z77];[.$A77]-[.Z$2]+1;1);0)" office:value-type="float" office:value="6179507" calcext:value-type="float">
            <text:p>6179507</text:p>
          </table:table-cell>
          <table:table-cell table:formula="of:=[.Z77]+IF([.$A77]&gt;=[.AA$2];INDEX([.AA$3:.AA77];[.$A77]-[.AA$2]+1;1);0)" office:value-type="float" office:value="6323274" calcext:value-type="float">
            <text:p>6323274</text:p>
          </table:table-cell>
          <table:table-cell table:formula="of:=[.AA77]+IF([.$A77]&gt;=[.AB$2];INDEX([.AB$3:.AB77];[.$A77]-[.AB$2]+1;1);0)" office:value-type="float" office:value="6445941" calcext:value-type="float">
            <text:p>6445941</text:p>
          </table:table-cell>
          <table:table-cell table:formula="of:=[.AB77]+IF([.$A77]&gt;=[.AC$2];INDEX([.AC$3:.AC77];[.$A77]-[.AC$2]+1;1);0)" office:value-type="float" office:value="6550287" calcext:value-type="float">
            <text:p>6550287</text:p>
          </table:table-cell>
          <table:table-cell table:formula="of:=[.AC77]+IF([.$A77]&gt;=[.AD$2];INDEX([.AD$3:.AD77];[.$A77]-[.AD$2]+1;1);0)" office:value-type="float" office:value="6638737" calcext:value-type="float">
            <text:p>6638737</text:p>
          </table:table-cell>
          <table:table-cell table:formula="of:=[.AD77]+IF([.$A77]&gt;=[.AE$2];INDEX([.AE$3:.AE77];[.$A77]-[.AE$2]+1;1);0)" office:value-type="float" office:value="6713539" calcext:value-type="float">
            <text:p>6713539</text:p>
          </table:table-cell>
          <table:table-cell table:formula="of:=[.AE77]+IF([.$A77]&gt;=[.AF$2];INDEX([.AF$3:.AF77];[.$A77]-[.AF$2]+1;1);0)" office:value-type="float" office:value="6776605" calcext:value-type="float">
            <text:p>6776605</text:p>
          </table:table-cell>
          <table:table-cell table:formula="of:=[.AF77]+IF([.$A77]&gt;=[.AG$2];INDEX([.AG$3:.AG77];[.$A77]-[.AG$2]+1;1);0)" office:value-type="float" office:value="6829682" calcext:value-type="float">
            <text:p>6829682</text:p>
          </table:table-cell>
          <table:table-cell table:formula="of:=[.AG77]+IF([.$A77]&gt;=[.AH$2];INDEX([.AH$3:.AH77];[.$A77]-[.AH$2]+1;1);0)" office:value-type="float" office:value="6874220" calcext:value-type="float">
            <text:p>6874220</text:p>
          </table:table-cell>
          <table:table-cell table:formula="of:=[.AH77]+IF([.$A77]&gt;=[.AI$2];INDEX([.AI$3:.AI77];[.$A77]-[.AI$2]+1;1);0)" office:value-type="float" office:value="6911539" calcext:value-type="float">
            <text:p>6911539</text:p>
          </table:table-cell>
          <table:table-cell table:formula="of:=[.AI77]+IF([.$A77]&gt;=[.AJ$2];INDEX([.AJ$3:.AJ77];[.$A77]-[.AJ$2]+1;1);0)" office:value-type="float" office:value="6942717" calcext:value-type="float">
            <text:p>6942717</text:p>
          </table:table-cell>
          <table:table-cell table:formula="of:=[.AJ77]+IF([.$A77]&gt;=[.AK$2];INDEX([.AK$3:.AK77];[.$A77]-[.AK$2]+1;1);0)" office:value-type="float" office:value="6968730" calcext:value-type="float">
            <text:p>6968730</text:p>
          </table:table-cell>
          <table:table-cell table:formula="of:=[.AK77]+IF([.$A77]&gt;=[.AL$2];INDEX([.AL$3:.AL77];[.$A77]-[.AL$2]+1;1);0)" office:value-type="float" office:value="6990367" calcext:value-type="float">
            <text:p>6990367</text:p>
          </table:table-cell>
          <table:table-cell table:formula="of:=[.AL77]+IF([.$A77]&gt;=[.AM$2];INDEX([.AM$3:.AM77];[.$A77]-[.AM$2]+1;1);0)" office:value-type="float" office:value="7008344" calcext:value-type="float">
            <text:p>7008344</text:p>
          </table:table-cell>
          <table:table-cell table:formula="of:=[.AM77]+IF([.$A77]&gt;=[.AN$2];INDEX([.AN$3:.AN77];[.$A77]-[.AN$2]+1;1);0)" office:value-type="float" office:value="7023227" calcext:value-type="float">
            <text:p>7023227</text:p>
          </table:table-cell>
          <table:table-cell table:formula="of:=[.AN77]+IF([.$A77]&gt;=[.AO$2];INDEX([.AO$3:.AO77];[.$A77]-[.AO$2]+1;1);0)" office:value-type="float" office:value="7035537" calcext:value-type="float">
            <text:p>7035537</text:p>
          </table:table-cell>
          <table:table-cell table:formula="of:=[.AO77]+IF([.$A77]&gt;=[.AP$2];INDEX([.AP$3:.AP77];[.$A77]-[.AP$2]+1;1);0)" office:value-type="float" office:value="7045680" calcext:value-type="float">
            <text:p>7045680</text:p>
          </table:table-cell>
          <table:table-cell table:formula="of:=[.AP77]+IF([.$A77]&gt;=[.AQ$2];INDEX([.AQ$3:.AQ77];[.$A77]-[.AQ$2]+1;1);0)" office:value-type="float" office:value="7054029" calcext:value-type="float">
            <text:p>7054029</text:p>
          </table:table-cell>
          <table:table-cell table:formula="of:=[.AQ77]+IF([.$A77]&gt;=[.AR$2];INDEX([.AR$3:.AR77];[.$A77]-[.AR$2]+1;1);0)" office:value-type="float" office:value="7060871" calcext:value-type="float">
            <text:p>7060871</text:p>
          </table:table-cell>
          <table:table-cell table:formula="of:=[.AR77]+IF([.$A77]&gt;=[.AS$2];INDEX([.AS$3:.AS77];[.$A77]-[.AS$2]+1;1);0)" office:value-type="float" office:value="7066475" calcext:value-type="float">
            <text:p>7066475</text:p>
          </table:table-cell>
          <table:table-cell table:formula="of:=[.AS77]+IF([.$A77]&gt;=[.AT$2];INDEX([.AT$3:.AT77];[.$A77]-[.AT$2]+1;1);0)" office:value-type="float" office:value="7071040" calcext:value-type="float">
            <text:p>7071040</text:p>
          </table:table-cell>
          <table:table-cell table:formula="of:=[.AT77]+IF([.$A77]&gt;=[.AU$2];INDEX([.AU$3:.AU77];[.$A77]-[.AU$2]+1;1);0)" office:value-type="float" office:value="7074758" calcext:value-type="float">
            <text:p>7074758</text:p>
          </table:table-cell>
          <table:table-cell table:formula="of:=[.AU77]+IF([.$A77]&gt;=[.AV$2];INDEX([.AV$3:.AV77];[.$A77]-[.AV$2]+1;1);0)" office:value-type="float" office:value="7077768" calcext:value-type="float">
            <text:p>7077768</text:p>
          </table:table-cell>
          <table:table-cell table:formula="of:=[.AV77]+IF([.$A77]&gt;=[.AW$2];INDEX([.AW$3:.AW77];[.$A77]-[.AW$2]+1;1);0)" office:value-type="float" office:value="7080204" calcext:value-type="float">
            <text:p>7080204</text:p>
          </table:table-cell>
          <table:table-cell table:formula="of:=[.AW77]+IF([.$A77]&gt;=[.AX$2];INDEX([.AX$3:.AX77];[.$A77]-[.AX$2]+1;1);0)" office:value-type="float" office:value="7082162" calcext:value-type="float">
            <text:p>7082162</text:p>
          </table:table-cell>
          <table:table-cell table:formula="of:=[.AX77]+IF([.$A77]&gt;=[.AY$2];INDEX([.AY$3:.AY77];[.$A77]-[.AY$2]+1;1);0)" office:value-type="float" office:value="7083737" calcext:value-type="float">
            <text:p>7083737</text:p>
          </table:table-cell>
          <table:table-cell table:formula="of:=[.AY77]+IF([.$A77]&gt;=[.AZ$2];INDEX([.AZ$3:.AZ77];[.$A77]-[.AZ$2]+1;1);0)" office:value-type="float" office:value="7084992" calcext:value-type="float">
            <text:p>7084992</text:p>
          </table:table-cell>
          <table:table-cell table:formula="of:=[.AZ77]+IF([.$A77]&gt;=[.BA$2];INDEX([.BA$3:.BA77];[.$A77]-[.BA$2]+1;1);0)" office:value-type="float" office:value="7085994" calcext:value-type="float">
            <text:p>7085994</text:p>
          </table:table-cell>
          <table:table-cell table:formula="of:=[.BA77]+IF([.$A77]&gt;=[.BB$2];INDEX([.BB$3:.BB77];[.$A77]-[.BB$2]+1;1);0)" office:value-type="float" office:value="7086786" calcext:value-type="float">
            <text:p>7086786</text:p>
          </table:table-cell>
          <table:table-cell table:formula="of:=[.BB77]+IF([.$A77]&gt;=[.BC$2];INDEX([.BC$3:.BC77];[.$A77]-[.BC$2]+1;1);0)" office:value-type="float" office:value="7087413" calcext:value-type="float">
            <text:p>7087413</text:p>
          </table:table-cell>
          <table:table-cell table:formula="of:=[.BC77]+IF([.$A77]&gt;=[.BD$2];INDEX([.BD$3:.BD77];[.$A77]-[.BD$2]+1;1);0)" office:value-type="float" office:value="7087903" calcext:value-type="float">
            <text:p>7087903</text:p>
          </table:table-cell>
          <table:table-cell table:formula="of:=[.BD77]+IF([.$A77]&gt;=[.BE$2];INDEX([.BE$3:.BE77];[.$A77]-[.BE$2]+1;1);0)" office:value-type="float" office:value="7088288" calcext:value-type="float">
            <text:p>7088288</text:p>
          </table:table-cell>
          <table:table-cell table:formula="of:=[.BE77]+IF([.$A77]&gt;=[.BF$2];INDEX([.BF$3:.BF77];[.$A77]-[.BF$2]+1;1);0)" office:value-type="float" office:value="7088585" calcext:value-type="float">
            <text:p>7088585</text:p>
          </table:table-cell>
          <table:table-cell table:formula="of:=[.BF77]+IF([.$A77]&gt;=[.BG$2];INDEX([.BG$3:.BG77];[.$A77]-[.BG$2]+1;1);0)" office:value-type="float" office:value="7088816" calcext:value-type="float">
            <text:p>7088816</text:p>
          </table:table-cell>
          <table:table-cell table:formula="of:=[.BG77]+IF([.$A77]&gt;=[.BH$2];INDEX([.BH$3:.BH77];[.$A77]-[.BH$2]+1;1);0)" office:value-type="float" office:value="7088992" calcext:value-type="float">
            <text:p>7088992</text:p>
          </table:table-cell>
          <table:table-cell table:formula="of:=[.BH77]+IF([.$A77]&gt;=[.BI$2];INDEX([.BI$3:.BI77];[.$A77]-[.BI$2]+1;1);0)" office:value-type="float" office:value="7089127" calcext:value-type="float">
            <text:p>7089127</text:p>
          </table:table-cell>
          <table:table-cell table:formula="of:=[.BI77]+IF([.$A77]&gt;=[.BJ$2];INDEX([.BJ$3:.BJ77];[.$A77]-[.BJ$2]+1;1);0)" office:value-type="float" office:value="7089228" calcext:value-type="float">
            <text:p>7089228</text:p>
          </table:table-cell>
          <table:table-cell table:formula="of:=[.BJ77]+IF([.$A77]&gt;=[.BK$2];INDEX([.BK$3:.BK77];[.$A77]-[.BK$2]+1;1);0)" office:value-type="float" office:value="7089305" calcext:value-type="float">
            <text:p>7089305</text:p>
          </table:table-cell>
          <table:table-cell table:formula="of:=[.BK77]+IF([.$A77]&gt;=[.BL$2];INDEX([.BL$3:.BL77];[.$A77]-[.BL$2]+1;1);0)" office:value-type="float" office:value="7089361" calcext:value-type="float">
            <text:p>7089361</text:p>
          </table:table-cell>
          <table:table-cell table:formula="of:=[.BL77]+IF([.$A77]&gt;=[.BM$2];INDEX([.BM$3:.BM77];[.$A77]-[.BM$2]+1;1);0)" office:value-type="float" office:value="7089403" calcext:value-type="float">
            <text:p>7089403</text:p>
          </table:table-cell>
          <table:table-cell table:formula="of:=[.BM77]+IF([.$A77]&gt;=[.BN$2];INDEX([.BN$3:.BN77];[.$A77]-[.BN$2]+1;1);0)" office:value-type="float" office:value="7089433" calcext:value-type="float">
            <text:p>7089433</text:p>
          </table:table-cell>
          <table:table-cell table:formula="of:=[.BN77]+IF([.$A77]&gt;=[.BO$2];INDEX([.BO$3:.BO77];[.$A77]-[.BO$2]+1;1);0)" office:value-type="float" office:value="7089455" calcext:value-type="float">
            <text:p>7089455</text:p>
          </table:table-cell>
          <table:table-cell table:formula="of:=[.BO77]+IF([.$A77]&gt;=[.BP$2];INDEX([.BP$3:.BP77];[.$A77]-[.BP$2]+1;1);0)" office:value-type="float" office:value="7089470" calcext:value-type="float">
            <text:p>7089470</text:p>
          </table:table-cell>
          <table:table-cell table:formula="of:=[.BP77]+IF([.$A77]&gt;=[.BQ$2];INDEX([.BQ$3:.BQ77];[.$A77]-[.BQ$2]+1;1);0)" office:value-type="float" office:value="7089481" calcext:value-type="float">
            <text:p>7089481</text:p>
          </table:table-cell>
          <table:table-cell table:formula="of:=[.BQ77]+IF([.$A77]&gt;=[.BR$2];INDEX([.BR$3:.BR77];[.$A77]-[.BR$2]+1;1);0)" office:value-type="float" office:value="7089488" calcext:value-type="float">
            <text:p>7089488</text:p>
          </table:table-cell>
          <table:table-cell table:formula="of:=[.BR77]+IF([.$A77]&gt;=[.BS$2];INDEX([.BS$3:.BS77];[.$A77]-[.BS$2]+1;1);0)" office:value-type="float" office:value="7089493" calcext:value-type="float">
            <text:p>7089493</text:p>
          </table:table-cell>
          <table:table-cell table:formula="of:=[.BS77]+IF([.$A77]&gt;=[.BT$2];INDEX([.BT$3:.BT77];[.$A77]-[.BT$2]+1;1);0)" office:value-type="float" office:value="7089496" calcext:value-type="float">
            <text:p>7089496</text:p>
          </table:table-cell>
          <table:table-cell table:formula="of:=[.BT77]+IF([.$A77]&gt;=[.BU$2];INDEX([.BU$3:.BU77];[.$A77]-[.BU$2]+1;1);0)" office:value-type="float" office:value="7089498" calcext:value-type="float">
            <text:p>7089498</text:p>
          </table:table-cell>
          <table:table-cell table:formula="of:=[.BU77]+IF([.$A77]&gt;=[.BV$2];INDEX([.BV$3:.BV77];[.$A77]-[.BV$2]+1;1);0)" office:value-type="float" office:value="7089499" calcext:value-type="float">
            <text:p>7089499</text:p>
          </table:table-cell>
          <table:table-cell table:formula="of:=[.BV77]+IF([.$A77]&gt;=[.BW$2];INDEX([.BW$3:.BW77];[.$A77]-[.BW$2]+1;1);0)" office:value-type="float" office:value="7089500" calcext:value-type="float">
            <text:p>7089500</text:p>
          </table:table-cell>
          <table:table-cell table:formula="of:=[.BW77]+IF([.$A77]&gt;=[.BX$2];INDEX([.BX$3:.BX77];[.$A77]-[.BX$2]+1;1);0)" office:value-type="float" office:value="7089500" calcext:value-type="float">
            <text:p>7089500</text:p>
          </table:table-cell>
          <table:table-cell table:formula="of:=[.BX77]+IF([.$A77]&gt;=[.BY$2];INDEX([.BY$3:.BY77];[.$A77]-[.BY$2]+1;1);0)" office:value-type="float" office:value="7089500" calcext:value-type="float">
            <text:p>7089500</text:p>
          </table:table-cell>
          <table:table-cell table:formula="of:=[.BY77]+IF([.$A77]&gt;=[.BZ$2];INDEX([.BZ$3:.BZ77];[.$A77]-[.BZ$2]+1;1);0)" office:value-type="float" office:value="7089500" calcext:value-type="float">
            <text:p>7089500</text:p>
          </table:table-cell>
          <table:table-cell table:formula="of:=[.BZ77]+IF([.$A77]&gt;=[.CA$2];INDEX([.CA$3:.CA77];[.$A77]-[.CA$2]+1;1);0)" office:value-type="float" office:value="7089500" calcext:value-type="float">
            <text:p>7089500</text:p>
          </table:table-cell>
          <table:table-cell table:formula="of:=[.CA77]+IF([.$A77]&gt;=[.CB$2];INDEX([.CB$3:.CB77];[.$A77]-[.CB$2]+1;1);0)" office:value-type="float" office:value="7089500" calcext:value-type="float">
            <text:p>7089500</text:p>
          </table:table-cell>
          <table:table-cell table:formula="of:=[.CB77]+IF([.$A77]&gt;=[.CC$2];INDEX([.CC$3:.CC77];[.$A77]-[.CC$2]+1;1);0)" office:value-type="float" office:value="7089500" calcext:value-type="float">
            <text:p>7089500</text:p>
          </table:table-cell>
          <table:table-cell table:formula="of:=[.CC77]+IF([.$A77]&gt;=[.CD$2];INDEX([.CD$3:.CD77];[.$A77]-[.CD$2]+1;1);0)" office:value-type="float" office:value="7089500" calcext:value-type="float">
            <text:p>7089500</text:p>
          </table:table-cell>
          <table:table-cell table:formula="of:=[.CD77]+IF([.$A77]&gt;=[.CE$2];INDEX([.CE$3:.CE77];[.$A77]-[.CE$2]+1;1);0)" office:value-type="float" office:value="7089500" calcext:value-type="float">
            <text:p>7089500</text:p>
          </table:table-cell>
          <table:table-cell table:formula="of:=[.CE77]+IF([.$A77]&gt;=[.CF$2];INDEX([.CF$3:.CF77];[.$A77]-[.CF$2]+1;1);0)" office:value-type="float" office:value="7089500" calcext:value-type="float">
            <text:p>7089500</text:p>
          </table:table-cell>
          <table:table-cell table:formula="of:=[.CF77]+IF([.$A77]&gt;=[.CG$2];INDEX([.CG$3:.CG77];[.$A77]-[.CG$2]+1;1);0)" office:value-type="float" office:value="7089500" calcext:value-type="float">
            <text:p>7089500</text:p>
          </table:table-cell>
          <table:table-cell table:formula="of:=[.CG77]+IF([.$A77]&gt;=[.CH$2];INDEX([.CH$3:.CH77];[.$A77]-[.CH$2]+1;1);0)" office:value-type="float" office:value="7089500" calcext:value-type="float">
            <text:p>7089500</text:p>
          </table:table-cell>
          <table:table-cell table:formula="of:=[.CH77]+IF([.$A77]&gt;=[.CI$2];INDEX([.CI$3:.CI77];[.$A77]-[.CI$2]+1;1);0)" office:value-type="float" office:value="7089500" calcext:value-type="float">
            <text:p>7089500</text:p>
          </table:table-cell>
          <table:table-cell table:formula="of:=[.CI77]+IF([.$A77]&gt;=[.CJ$2];INDEX([.CJ$3:.CJ77];[.$A77]-[.CJ$2]+1;1);0)" office:value-type="float" office:value="7089500" calcext:value-type="float">
            <text:p>7089500</text:p>
          </table:table-cell>
          <table:table-cell table:formula="of:=[.CJ77]+IF([.$A77]&gt;=[.CK$2];INDEX([.CK$3:.CK77];[.$A77]-[.CK$2]+1;1);0)" office:value-type="float" office:value="7089500" calcext:value-type="float">
            <text:p>7089500</text:p>
          </table:table-cell>
          <table:table-cell table:formula="of:=[.CK77]+IF([.$A77]&gt;=[.CL$2];INDEX([.CL$3:.CL77];[.$A77]-[.CL$2]+1;1);0)" office:value-type="float" office:value="7089500" calcext:value-type="float">
            <text:p>7089500</text:p>
          </table:table-cell>
          <table:table-cell table:formula="of:=[.CL77]+IF([.$A77]&gt;=[.CM$2];INDEX([.CM$3:.CM77];[.$A77]-[.CM$2]+1;1);0)" office:value-type="float" office:value="7089500" calcext:value-type="float">
            <text:p>7089500</text:p>
          </table:table-cell>
          <table:table-cell table:formula="of:=[.CM77]+IF([.$A77]&gt;=[.CN$2];INDEX([.CN$3:.CN77];[.$A77]-[.CN$2]+1;1);0)" office:value-type="float" office:value="7089500" calcext:value-type="float">
            <text:p>7089500</text:p>
          </table:table-cell>
          <table:table-cell table:formula="of:=[.CN77]+IF([.$A77]&gt;=[.CO$2];INDEX([.CO$3:.CO77];[.$A77]-[.CO$2]+1;1);0)" office:value-type="float" office:value="7089500" calcext:value-type="float">
            <text:p>7089500</text:p>
          </table:table-cell>
          <table:table-cell table:formula="of:=[.CO77]+IF([.$A77]&gt;=[.CP$2];INDEX([.CP$3:.CP77];[.$A77]-[.CP$2]+1;1);0)" office:value-type="float" office:value="7089500" calcext:value-type="float">
            <text:p>7089500</text:p>
          </table:table-cell>
          <table:table-cell table:formula="of:=[.CP77]+IF([.$A77]&gt;=[.CQ$2];INDEX([.CQ$3:.CQ77];[.$A77]-[.CQ$2]+1;1);0)" office:value-type="float" office:value="7089500" calcext:value-type="float">
            <text:p>7089500</text:p>
          </table:table-cell>
          <table:table-cell table:formula="of:=[.CQ77]+IF([.$A77]&gt;=[.CR$2];INDEX([.CR$3:.CR77];[.$A77]-[.CR$2]+1;1);0)" office:value-type="float" office:value="7089500" calcext:value-type="float">
            <text:p>7089500</text:p>
          </table:table-cell>
          <table:table-cell table:formula="of:=[.CR77]+IF([.$A77]&gt;=[.CS$2];INDEX([.CS$3:.CS77];[.$A77]-[.CS$2]+1;1);0)" office:value-type="float" office:value="7089500" calcext:value-type="float">
            <text:p>7089500</text:p>
          </table:table-cell>
          <table:table-cell table:formula="of:=[.CS77]+IF([.$A77]&gt;=[.CT$2];INDEX([.CT$3:.CT77];[.$A77]-[.CT$2]+1;1);0)" office:value-type="float" office:value="7089500" calcext:value-type="float">
            <text:p>7089500</text:p>
          </table:table-cell>
          <table:table-cell table:formula="of:=[.CT77]+IF([.$A77]&gt;=[.CU$2];INDEX([.CU$3:.CU77];[.$A77]-[.CU$2]+1;1);0)" office:value-type="float" office:value="7089500" calcext:value-type="float">
            <text:p>7089500</text:p>
          </table:table-cell>
          <table:table-cell table:formula="of:=[.CU77]+IF([.$A77]&gt;=[.CV$2];INDEX([.CV$3:.CV77];[.$A77]-[.CV$2]+1;1);0)" office:value-type="float" office:value="7089500" calcext:value-type="float">
            <text:p>7089500</text:p>
          </table:table-cell>
          <table:table-cell table:formula="of:=[.CV77]+IF([.$A77]&gt;=[.CW$2];INDEX([.CW$3:.CW77];[.$A77]-[.CW$2]+1;1);0)" office:value-type="float" office:value="7089500" calcext:value-type="float">
            <text:p>70895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7]" office:value-type="float" office:value="1" calcext:value-type="float">
            <text:p>1</text:p>
          </table:table-cell>
          <table:table-cell table:formula="of:=[.B78]+IF([.$A78]&gt;=[.C$2];INDEX([.C$3:.C78];[.$A78]-[.C$2]+1;1);0)" office:value-type="float" office:value="38" calcext:value-type="float">
            <text:p>38</text:p>
          </table:table-cell>
          <table:table-cell table:formula="of:=[.C78]+IF([.$A78]&gt;=[.D$2];INDEX([.D$3:.D78];[.$A78]-[.D$2]+1;1);0)" office:value-type="float" office:value="507" calcext:value-type="float">
            <text:p>507</text:p>
          </table:table-cell>
          <table:table-cell table:formula="of:=[.D78]+IF([.$A78]&gt;=[.E$2];INDEX([.E$3:.E78];[.$A78]-[.E$2]+1;1);0)" office:value-type="float" office:value="3549" calcext:value-type="float">
            <text:p>3549</text:p>
          </table:table-cell>
          <table:table-cell table:formula="of:=[.E78]+IF([.$A78]&gt;=[.F$2];INDEX([.F$3:.F78];[.$A78]-[.F$2]+1;1);0)" office:value-type="float" office:value="16019" calcext:value-type="float">
            <text:p>16019</text:p>
          </table:table-cell>
          <table:table-cell table:formula="of:=[.F78]+IF([.$A78]&gt;=[.G$2];INDEX([.G$3:.G78];[.$A78]-[.G$2]+1;1);0)" office:value-type="float" office:value="52327" calcext:value-type="float">
            <text:p>52327</text:p>
          </table:table-cell>
          <table:table-cell table:formula="of:=[.G78]+IF([.$A78]&gt;=[.H$2];INDEX([.H$3:.H78];[.$A78]-[.H$2]+1;1);0)" office:value-type="float" office:value="133939" calcext:value-type="float">
            <text:p>133939</text:p>
          </table:table-cell>
          <table:table-cell table:formula="of:=[.H78]+IF([.$A78]&gt;=[.I$2];INDEX([.I$3:.I78];[.$A78]-[.I$2]+1;1);0)" office:value-type="float" office:value="283981" calcext:value-type="float">
            <text:p>283981</text:p>
          </table:table-cell>
          <table:table-cell table:formula="of:=[.I78]+IF([.$A78]&gt;=[.J$2];INDEX([.J$3:.J78];[.$A78]-[.J$2]+1;1);0)" office:value-type="float" office:value="519880" calcext:value-type="float">
            <text:p>519880</text:p>
          </table:table-cell>
          <table:table-cell table:formula="of:=[.J78]+IF([.$A78]&gt;=[.K$2];INDEX([.K$3:.K78];[.$A78]-[.K$2]+1;1);0)" office:value-type="float" office:value="847628" calcext:value-type="float">
            <text:p>847628</text:p>
          </table:table-cell>
          <table:table-cell table:formula="of:=[.K78]+IF([.$A78]&gt;=[.L$2];INDEX([.L$3:.L78];[.$A78]-[.L$2]+1;1);0)" office:value-type="float" office:value="1260740" calcext:value-type="float">
            <text:p>1260740</text:p>
          </table:table-cell>
          <table:table-cell table:formula="of:=[.L78]+IF([.$A78]&gt;=[.M$2];INDEX([.M$3:.M78];[.$A78]-[.M$2]+1;1);0)" office:value-type="float" office:value="1742509" calcext:value-type="float">
            <text:p>1742509</text:p>
          </table:table-cell>
          <table:table-cell table:formula="of:=[.M78]+IF([.$A78]&gt;=[.N$2];INDEX([.N$3:.N78];[.$A78]-[.N$2]+1;1);0)" office:value-type="float" office:value="2270754" calcext:value-type="float">
            <text:p>2270754</text:p>
          </table:table-cell>
          <table:table-cell table:formula="of:=[.N78]+IF([.$A78]&gt;=[.O$2];INDEX([.O$3:.O78];[.$A78]-[.O$2]+1;1);0)" office:value-type="float" office:value="2821909" calcext:value-type="float">
            <text:p>2821909</text:p>
          </table:table-cell>
          <table:table-cell table:formula="of:=[.O78]+IF([.$A78]&gt;=[.P$2];INDEX([.P$3:.P78];[.$A78]-[.P$2]+1;1);0)" office:value-type="float" office:value="3374676" calcext:value-type="float">
            <text:p>3374676</text:p>
          </table:table-cell>
          <table:table-cell table:formula="of:=[.P78]+IF([.$A78]&gt;=[.Q$2];INDEX([.Q$3:.Q78];[.$A78]-[.Q$2]+1;1);0)" office:value-type="float" office:value="3911503" calcext:value-type="float">
            <text:p>3911503</text:p>
          </table:table-cell>
          <table:table-cell table:formula="of:=[.Q78]+IF([.$A78]&gt;=[.R$2];INDEX([.R$3:.R78];[.$A78]-[.R$2]+1;1);0)" office:value-type="float" office:value="4419640" calcext:value-type="float">
            <text:p>4419640</text:p>
          </table:table-cell>
          <table:table-cell table:formula="of:=[.R78]+IF([.$A78]&gt;=[.S$2];INDEX([.S$3:.S78];[.$A78]-[.S$2]+1;1);0)" office:value-type="float" office:value="4890554" calcext:value-type="float">
            <text:p>4890554</text:p>
          </table:table-cell>
          <table:table-cell table:formula="of:=[.S78]+IF([.$A78]&gt;=[.T$2];INDEX([.T$3:.T78];[.$A78]-[.T$2]+1;1);0)" office:value-type="float" office:value="5319666" calcext:value-type="float">
            <text:p>5319666</text:p>
          </table:table-cell>
          <table:table-cell table:formula="of:=[.T78]+IF([.$A78]&gt;=[.U$2];INDEX([.U$3:.U78];[.$A78]-[.U$2]+1;1);0)" office:value-type="float" office:value="5705194" calcext:value-type="float">
            <text:p>5705194</text:p>
          </table:table-cell>
          <table:table-cell table:formula="of:=[.U78]+IF([.$A78]&gt;=[.V$2];INDEX([.V$3:.V78];[.$A78]-[.V$2]+1;1);0)" office:value-type="float" office:value="6047699" calcext:value-type="float">
            <text:p>6047699</text:p>
          </table:table-cell>
          <table:table-cell table:formula="of:=[.V78]+IF([.$A78]&gt;=[.W$2];INDEX([.W$3:.W78];[.$A78]-[.W$2]+1;1);0)" office:value-type="float" office:value="6349048" calcext:value-type="float">
            <text:p>6349048</text:p>
          </table:table-cell>
          <table:table-cell table:formula="of:=[.W78]+IF([.$A78]&gt;=[.X$2];INDEX([.X$3:.X78];[.$A78]-[.X$2]+1;1);0)" office:value-type="float" office:value="6612186" calcext:value-type="float">
            <text:p>6612186</text:p>
          </table:table-cell>
          <table:table-cell table:formula="of:=[.X78]+IF([.$A78]&gt;=[.Y$2];INDEX([.Y$3:.Y78];[.$A78]-[.Y$2]+1;1);0)" office:value-type="float" office:value="6840398" calcext:value-type="float">
            <text:p>6840398</text:p>
          </table:table-cell>
          <table:table-cell table:formula="of:=[.Y78]+IF([.$A78]&gt;=[.Z$2];INDEX([.Z$3:.Z78];[.$A78]-[.Z$2]+1;1);0)" office:value-type="float" office:value="7037286" calcext:value-type="float">
            <text:p>7037286</text:p>
          </table:table-cell>
          <table:table-cell table:formula="of:=[.Z78]+IF([.$A78]&gt;=[.AA$2];INDEX([.AA$3:.AA78];[.$A78]-[.AA$2]+1;1);0)" office:value-type="float" office:value="7206303" calcext:value-type="float">
            <text:p>7206303</text:p>
          </table:table-cell>
          <table:table-cell table:formula="of:=[.AA78]+IF([.$A78]&gt;=[.AB$2];INDEX([.AB$3:.AB78];[.$A78]-[.AB$2]+1;1);0)" office:value-type="float" office:value="7350862" calcext:value-type="float">
            <text:p>7350862</text:p>
          </table:table-cell>
          <table:table-cell table:formula="of:=[.AB78]+IF([.$A78]&gt;=[.AC$2];INDEX([.AC$3:.AC78];[.$A78]-[.AC$2]+1;1);0)" office:value-type="float" office:value="7474019" calcext:value-type="float">
            <text:p>7474019</text:p>
          </table:table-cell>
          <table:table-cell table:formula="of:=[.AC78]+IF([.$A78]&gt;=[.AD$2];INDEX([.AD$3:.AD78];[.$A78]-[.AD$2]+1;1);0)" office:value-type="float" office:value="7578662" calcext:value-type="float">
            <text:p>7578662</text:p>
          </table:table-cell>
          <table:table-cell table:formula="of:=[.AD78]+IF([.$A78]&gt;=[.AE$2];INDEX([.AE$3:.AE78];[.$A78]-[.AE$2]+1;1);0)" office:value-type="float" office:value="7667288" calcext:value-type="float">
            <text:p>7667288</text:p>
          </table:table-cell>
          <table:table-cell table:formula="of:=[.AE78]+IF([.$A78]&gt;=[.AF$2];INDEX([.AF$3:.AF78];[.$A78]-[.AF$2]+1;1);0)" office:value-type="float" office:value="7742191" calcext:value-type="float">
            <text:p>7742191</text:p>
          </table:table-cell>
          <table:table-cell table:formula="of:=[.AF78]+IF([.$A78]&gt;=[.AG$2];INDEX([.AG$3:.AG78];[.$A78]-[.AG$2]+1;1);0)" office:value-type="float" office:value="7805313" calcext:value-type="float">
            <text:p>7805313</text:p>
          </table:table-cell>
          <table:table-cell table:formula="of:=[.AG78]+IF([.$A78]&gt;=[.AH$2];INDEX([.AH$3:.AH78];[.$A78]-[.AH$2]+1;1);0)" office:value-type="float" office:value="7858420" calcext:value-type="float">
            <text:p>7858420</text:p>
          </table:table-cell>
          <table:table-cell table:formula="of:=[.AH78]+IF([.$A78]&gt;=[.AI$2];INDEX([.AI$3:.AI78];[.$A78]-[.AI$2]+1;1);0)" office:value-type="float" office:value="7902973" calcext:value-type="float">
            <text:p>7902973</text:p>
          </table:table-cell>
          <table:table-cell table:formula="of:=[.AI78]+IF([.$A78]&gt;=[.AJ$2];INDEX([.AJ$3:.AJ78];[.$A78]-[.AJ$2]+1;1);0)" office:value-type="float" office:value="7940299" calcext:value-type="float">
            <text:p>7940299</text:p>
          </table:table-cell>
          <table:table-cell table:formula="of:=[.AJ78]+IF([.$A78]&gt;=[.AK$2];INDEX([.AK$3:.AK78];[.$A78]-[.AK$2]+1;1);0)" office:value-type="float" office:value="7971480" calcext:value-type="float">
            <text:p>7971480</text:p>
          </table:table-cell>
          <table:table-cell table:formula="of:=[.AK78]+IF([.$A78]&gt;=[.AL$2];INDEX([.AL$3:.AL78];[.$A78]-[.AL$2]+1;1);0)" office:value-type="float" office:value="7997494" calcext:value-type="float">
            <text:p>7997494</text:p>
          </table:table-cell>
          <table:table-cell table:formula="of:=[.AL78]+IF([.$A78]&gt;=[.AM$2];INDEX([.AM$3:.AM78];[.$A78]-[.AM$2]+1;1);0)" office:value-type="float" office:value="8019131" calcext:value-type="float">
            <text:p>8019131</text:p>
          </table:table-cell>
          <table:table-cell table:formula="of:=[.AM78]+IF([.$A78]&gt;=[.AN$2];INDEX([.AN$3:.AN78];[.$A78]-[.AN$2]+1;1);0)" office:value-type="float" office:value="8037108" calcext:value-type="float">
            <text:p>8037108</text:p>
          </table:table-cell>
          <table:table-cell table:formula="of:=[.AN78]+IF([.$A78]&gt;=[.AO$2];INDEX([.AO$3:.AO78];[.$A78]-[.AO$2]+1;1);0)" office:value-type="float" office:value="8051991" calcext:value-type="float">
            <text:p>8051991</text:p>
          </table:table-cell>
          <table:table-cell table:formula="of:=[.AO78]+IF([.$A78]&gt;=[.AP$2];INDEX([.AP$3:.AP78];[.$A78]-[.AP$2]+1;1);0)" office:value-type="float" office:value="8064301" calcext:value-type="float">
            <text:p>8064301</text:p>
          </table:table-cell>
          <table:table-cell table:formula="of:=[.AP78]+IF([.$A78]&gt;=[.AQ$2];INDEX([.AQ$3:.AQ78];[.$A78]-[.AQ$2]+1;1);0)" office:value-type="float" office:value="8074444" calcext:value-type="float">
            <text:p>8074444</text:p>
          </table:table-cell>
          <table:table-cell table:formula="of:=[.AQ78]+IF([.$A78]&gt;=[.AR$2];INDEX([.AR$3:.AR78];[.$A78]-[.AR$2]+1;1);0)" office:value-type="float" office:value="8082793" calcext:value-type="float">
            <text:p>8082793</text:p>
          </table:table-cell>
          <table:table-cell table:formula="of:=[.AR78]+IF([.$A78]&gt;=[.AS$2];INDEX([.AS$3:.AS78];[.$A78]-[.AS$2]+1;1);0)" office:value-type="float" office:value="8089635" calcext:value-type="float">
            <text:p>8089635</text:p>
          </table:table-cell>
          <table:table-cell table:formula="of:=[.AS78]+IF([.$A78]&gt;=[.AT$2];INDEX([.AT$3:.AT78];[.$A78]-[.AT$2]+1;1);0)" office:value-type="float" office:value="8095239" calcext:value-type="float">
            <text:p>8095239</text:p>
          </table:table-cell>
          <table:table-cell table:formula="of:=[.AT78]+IF([.$A78]&gt;=[.AU$2];INDEX([.AU$3:.AU78];[.$A78]-[.AU$2]+1;1);0)" office:value-type="float" office:value="8099804" calcext:value-type="float">
            <text:p>8099804</text:p>
          </table:table-cell>
          <table:table-cell table:formula="of:=[.AU78]+IF([.$A78]&gt;=[.AV$2];INDEX([.AV$3:.AV78];[.$A78]-[.AV$2]+1;1);0)" office:value-type="float" office:value="8103522" calcext:value-type="float">
            <text:p>8103522</text:p>
          </table:table-cell>
          <table:table-cell table:formula="of:=[.AV78]+IF([.$A78]&gt;=[.AW$2];INDEX([.AW$3:.AW78];[.$A78]-[.AW$2]+1;1);0)" office:value-type="float" office:value="8106532" calcext:value-type="float">
            <text:p>8106532</text:p>
          </table:table-cell>
          <table:table-cell table:formula="of:=[.AW78]+IF([.$A78]&gt;=[.AX$2];INDEX([.AX$3:.AX78];[.$A78]-[.AX$2]+1;1);0)" office:value-type="float" office:value="8108968" calcext:value-type="float">
            <text:p>8108968</text:p>
          </table:table-cell>
          <table:table-cell table:formula="of:=[.AX78]+IF([.$A78]&gt;=[.AY$2];INDEX([.AY$3:.AY78];[.$A78]-[.AY$2]+1;1);0)" office:value-type="float" office:value="8110926" calcext:value-type="float">
            <text:p>8110926</text:p>
          </table:table-cell>
          <table:table-cell table:formula="of:=[.AY78]+IF([.$A78]&gt;=[.AZ$2];INDEX([.AZ$3:.AZ78];[.$A78]-[.AZ$2]+1;1);0)" office:value-type="float" office:value="8112501" calcext:value-type="float">
            <text:p>8112501</text:p>
          </table:table-cell>
          <table:table-cell table:formula="of:=[.AZ78]+IF([.$A78]&gt;=[.BA$2];INDEX([.BA$3:.BA78];[.$A78]-[.BA$2]+1;1);0)" office:value-type="float" office:value="8113756" calcext:value-type="float">
            <text:p>8113756</text:p>
          </table:table-cell>
          <table:table-cell table:formula="of:=[.BA78]+IF([.$A78]&gt;=[.BB$2];INDEX([.BB$3:.BB78];[.$A78]-[.BB$2]+1;1);0)" office:value-type="float" office:value="8114758" calcext:value-type="float">
            <text:p>8114758</text:p>
          </table:table-cell>
          <table:table-cell table:formula="of:=[.BB78]+IF([.$A78]&gt;=[.BC$2];INDEX([.BC$3:.BC78];[.$A78]-[.BC$2]+1;1);0)" office:value-type="float" office:value="8115550" calcext:value-type="float">
            <text:p>8115550</text:p>
          </table:table-cell>
          <table:table-cell table:formula="of:=[.BC78]+IF([.$A78]&gt;=[.BD$2];INDEX([.BD$3:.BD78];[.$A78]-[.BD$2]+1;1);0)" office:value-type="float" office:value="8116177" calcext:value-type="float">
            <text:p>8116177</text:p>
          </table:table-cell>
          <table:table-cell table:formula="of:=[.BD78]+IF([.$A78]&gt;=[.BE$2];INDEX([.BE$3:.BE78];[.$A78]-[.BE$2]+1;1);0)" office:value-type="float" office:value="8116667" calcext:value-type="float">
            <text:p>8116667</text:p>
          </table:table-cell>
          <table:table-cell table:formula="of:=[.BE78]+IF([.$A78]&gt;=[.BF$2];INDEX([.BF$3:.BF78];[.$A78]-[.BF$2]+1;1);0)" office:value-type="float" office:value="8117052" calcext:value-type="float">
            <text:p>8117052</text:p>
          </table:table-cell>
          <table:table-cell table:formula="of:=[.BF78]+IF([.$A78]&gt;=[.BG$2];INDEX([.BG$3:.BG78];[.$A78]-[.BG$2]+1;1);0)" office:value-type="float" office:value="8117349" calcext:value-type="float">
            <text:p>8117349</text:p>
          </table:table-cell>
          <table:table-cell table:formula="of:=[.BG78]+IF([.$A78]&gt;=[.BH$2];INDEX([.BH$3:.BH78];[.$A78]-[.BH$2]+1;1);0)" office:value-type="float" office:value="8117580" calcext:value-type="float">
            <text:p>8117580</text:p>
          </table:table-cell>
          <table:table-cell table:formula="of:=[.BH78]+IF([.$A78]&gt;=[.BI$2];INDEX([.BI$3:.BI78];[.$A78]-[.BI$2]+1;1);0)" office:value-type="float" office:value="8117756" calcext:value-type="float">
            <text:p>8117756</text:p>
          </table:table-cell>
          <table:table-cell table:formula="of:=[.BI78]+IF([.$A78]&gt;=[.BJ$2];INDEX([.BJ$3:.BJ78];[.$A78]-[.BJ$2]+1;1);0)" office:value-type="float" office:value="8117891" calcext:value-type="float">
            <text:p>8117891</text:p>
          </table:table-cell>
          <table:table-cell table:formula="of:=[.BJ78]+IF([.$A78]&gt;=[.BK$2];INDEX([.BK$3:.BK78];[.$A78]-[.BK$2]+1;1);0)" office:value-type="float" office:value="8117992" calcext:value-type="float">
            <text:p>8117992</text:p>
          </table:table-cell>
          <table:table-cell table:formula="of:=[.BK78]+IF([.$A78]&gt;=[.BL$2];INDEX([.BL$3:.BL78];[.$A78]-[.BL$2]+1;1);0)" office:value-type="float" office:value="8118069" calcext:value-type="float">
            <text:p>8118069</text:p>
          </table:table-cell>
          <table:table-cell table:formula="of:=[.BL78]+IF([.$A78]&gt;=[.BM$2];INDEX([.BM$3:.BM78];[.$A78]-[.BM$2]+1;1);0)" office:value-type="float" office:value="8118125" calcext:value-type="float">
            <text:p>8118125</text:p>
          </table:table-cell>
          <table:table-cell table:formula="of:=[.BM78]+IF([.$A78]&gt;=[.BN$2];INDEX([.BN$3:.BN78];[.$A78]-[.BN$2]+1;1);0)" office:value-type="float" office:value="8118167" calcext:value-type="float">
            <text:p>8118167</text:p>
          </table:table-cell>
          <table:table-cell table:formula="of:=[.BN78]+IF([.$A78]&gt;=[.BO$2];INDEX([.BO$3:.BO78];[.$A78]-[.BO$2]+1;1);0)" office:value-type="float" office:value="8118197" calcext:value-type="float">
            <text:p>8118197</text:p>
          </table:table-cell>
          <table:table-cell table:formula="of:=[.BO78]+IF([.$A78]&gt;=[.BP$2];INDEX([.BP$3:.BP78];[.$A78]-[.BP$2]+1;1);0)" office:value-type="float" office:value="8118219" calcext:value-type="float">
            <text:p>8118219</text:p>
          </table:table-cell>
          <table:table-cell table:formula="of:=[.BP78]+IF([.$A78]&gt;=[.BQ$2];INDEX([.BQ$3:.BQ78];[.$A78]-[.BQ$2]+1;1);0)" office:value-type="float" office:value="8118234" calcext:value-type="float">
            <text:p>8118234</text:p>
          </table:table-cell>
          <table:table-cell table:formula="of:=[.BQ78]+IF([.$A78]&gt;=[.BR$2];INDEX([.BR$3:.BR78];[.$A78]-[.BR$2]+1;1);0)" office:value-type="float" office:value="8118245" calcext:value-type="float">
            <text:p>8118245</text:p>
          </table:table-cell>
          <table:table-cell table:formula="of:=[.BR78]+IF([.$A78]&gt;=[.BS$2];INDEX([.BS$3:.BS78];[.$A78]-[.BS$2]+1;1);0)" office:value-type="float" office:value="8118252" calcext:value-type="float">
            <text:p>8118252</text:p>
          </table:table-cell>
          <table:table-cell table:formula="of:=[.BS78]+IF([.$A78]&gt;=[.BT$2];INDEX([.BT$3:.BT78];[.$A78]-[.BT$2]+1;1);0)" office:value-type="float" office:value="8118257" calcext:value-type="float">
            <text:p>8118257</text:p>
          </table:table-cell>
          <table:table-cell table:formula="of:=[.BT78]+IF([.$A78]&gt;=[.BU$2];INDEX([.BU$3:.BU78];[.$A78]-[.BU$2]+1;1);0)" office:value-type="float" office:value="8118260" calcext:value-type="float">
            <text:p>8118260</text:p>
          </table:table-cell>
          <table:table-cell table:formula="of:=[.BU78]+IF([.$A78]&gt;=[.BV$2];INDEX([.BV$3:.BV78];[.$A78]-[.BV$2]+1;1);0)" office:value-type="float" office:value="8118262" calcext:value-type="float">
            <text:p>8118262</text:p>
          </table:table-cell>
          <table:table-cell table:formula="of:=[.BV78]+IF([.$A78]&gt;=[.BW$2];INDEX([.BW$3:.BW78];[.$A78]-[.BW$2]+1;1);0)" office:value-type="float" office:value="8118263" calcext:value-type="float">
            <text:p>8118263</text:p>
          </table:table-cell>
          <table:table-cell table:formula="of:=[.BW78]+IF([.$A78]&gt;=[.BX$2];INDEX([.BX$3:.BX78];[.$A78]-[.BX$2]+1;1);0)" office:value-type="float" office:value="8118264" calcext:value-type="float">
            <text:p>8118264</text:p>
          </table:table-cell>
          <table:table-cell table:formula="of:=[.BX78]+IF([.$A78]&gt;=[.BY$2];INDEX([.BY$3:.BY78];[.$A78]-[.BY$2]+1;1);0)" office:value-type="float" office:value="8118264" calcext:value-type="float">
            <text:p>8118264</text:p>
          </table:table-cell>
          <table:table-cell table:formula="of:=[.BY78]+IF([.$A78]&gt;=[.BZ$2];INDEX([.BZ$3:.BZ78];[.$A78]-[.BZ$2]+1;1);0)" office:value-type="float" office:value="8118264" calcext:value-type="float">
            <text:p>8118264</text:p>
          </table:table-cell>
          <table:table-cell table:formula="of:=[.BZ78]+IF([.$A78]&gt;=[.CA$2];INDEX([.CA$3:.CA78];[.$A78]-[.CA$2]+1;1);0)" office:value-type="float" office:value="8118264" calcext:value-type="float">
            <text:p>8118264</text:p>
          </table:table-cell>
          <table:table-cell table:formula="of:=[.CA78]+IF([.$A78]&gt;=[.CB$2];INDEX([.CB$3:.CB78];[.$A78]-[.CB$2]+1;1);0)" office:value-type="float" office:value="8118264" calcext:value-type="float">
            <text:p>8118264</text:p>
          </table:table-cell>
          <table:table-cell table:formula="of:=[.CB78]+IF([.$A78]&gt;=[.CC$2];INDEX([.CC$3:.CC78];[.$A78]-[.CC$2]+1;1);0)" office:value-type="float" office:value="8118264" calcext:value-type="float">
            <text:p>8118264</text:p>
          </table:table-cell>
          <table:table-cell table:formula="of:=[.CC78]+IF([.$A78]&gt;=[.CD$2];INDEX([.CD$3:.CD78];[.$A78]-[.CD$2]+1;1);0)" office:value-type="float" office:value="8118264" calcext:value-type="float">
            <text:p>8118264</text:p>
          </table:table-cell>
          <table:table-cell table:formula="of:=[.CD78]+IF([.$A78]&gt;=[.CE$2];INDEX([.CE$3:.CE78];[.$A78]-[.CE$2]+1;1);0)" office:value-type="float" office:value="8118264" calcext:value-type="float">
            <text:p>8118264</text:p>
          </table:table-cell>
          <table:table-cell table:formula="of:=[.CE78]+IF([.$A78]&gt;=[.CF$2];INDEX([.CF$3:.CF78];[.$A78]-[.CF$2]+1;1);0)" office:value-type="float" office:value="8118264" calcext:value-type="float">
            <text:p>8118264</text:p>
          </table:table-cell>
          <table:table-cell table:formula="of:=[.CF78]+IF([.$A78]&gt;=[.CG$2];INDEX([.CG$3:.CG78];[.$A78]-[.CG$2]+1;1);0)" office:value-type="float" office:value="8118264" calcext:value-type="float">
            <text:p>8118264</text:p>
          </table:table-cell>
          <table:table-cell table:formula="of:=[.CG78]+IF([.$A78]&gt;=[.CH$2];INDEX([.CH$3:.CH78];[.$A78]-[.CH$2]+1;1);0)" office:value-type="float" office:value="8118264" calcext:value-type="float">
            <text:p>8118264</text:p>
          </table:table-cell>
          <table:table-cell table:formula="of:=[.CH78]+IF([.$A78]&gt;=[.CI$2];INDEX([.CI$3:.CI78];[.$A78]-[.CI$2]+1;1);0)" office:value-type="float" office:value="8118264" calcext:value-type="float">
            <text:p>8118264</text:p>
          </table:table-cell>
          <table:table-cell table:formula="of:=[.CI78]+IF([.$A78]&gt;=[.CJ$2];INDEX([.CJ$3:.CJ78];[.$A78]-[.CJ$2]+1;1);0)" office:value-type="float" office:value="8118264" calcext:value-type="float">
            <text:p>8118264</text:p>
          </table:table-cell>
          <table:table-cell table:formula="of:=[.CJ78]+IF([.$A78]&gt;=[.CK$2];INDEX([.CK$3:.CK78];[.$A78]-[.CK$2]+1;1);0)" office:value-type="float" office:value="8118264" calcext:value-type="float">
            <text:p>8118264</text:p>
          </table:table-cell>
          <table:table-cell table:formula="of:=[.CK78]+IF([.$A78]&gt;=[.CL$2];INDEX([.CL$3:.CL78];[.$A78]-[.CL$2]+1;1);0)" office:value-type="float" office:value="8118264" calcext:value-type="float">
            <text:p>8118264</text:p>
          </table:table-cell>
          <table:table-cell table:formula="of:=[.CL78]+IF([.$A78]&gt;=[.CM$2];INDEX([.CM$3:.CM78];[.$A78]-[.CM$2]+1;1);0)" office:value-type="float" office:value="8118264" calcext:value-type="float">
            <text:p>8118264</text:p>
          </table:table-cell>
          <table:table-cell table:formula="of:=[.CM78]+IF([.$A78]&gt;=[.CN$2];INDEX([.CN$3:.CN78];[.$A78]-[.CN$2]+1;1);0)" office:value-type="float" office:value="8118264" calcext:value-type="float">
            <text:p>8118264</text:p>
          </table:table-cell>
          <table:table-cell table:formula="of:=[.CN78]+IF([.$A78]&gt;=[.CO$2];INDEX([.CO$3:.CO78];[.$A78]-[.CO$2]+1;1);0)" office:value-type="float" office:value="8118264" calcext:value-type="float">
            <text:p>8118264</text:p>
          </table:table-cell>
          <table:table-cell table:formula="of:=[.CO78]+IF([.$A78]&gt;=[.CP$2];INDEX([.CP$3:.CP78];[.$A78]-[.CP$2]+1;1);0)" office:value-type="float" office:value="8118264" calcext:value-type="float">
            <text:p>8118264</text:p>
          </table:table-cell>
          <table:table-cell table:formula="of:=[.CP78]+IF([.$A78]&gt;=[.CQ$2];INDEX([.CQ$3:.CQ78];[.$A78]-[.CQ$2]+1;1);0)" office:value-type="float" office:value="8118264" calcext:value-type="float">
            <text:p>8118264</text:p>
          </table:table-cell>
          <table:table-cell table:formula="of:=[.CQ78]+IF([.$A78]&gt;=[.CR$2];INDEX([.CR$3:.CR78];[.$A78]-[.CR$2]+1;1);0)" office:value-type="float" office:value="8118264" calcext:value-type="float">
            <text:p>8118264</text:p>
          </table:table-cell>
          <table:table-cell table:formula="of:=[.CR78]+IF([.$A78]&gt;=[.CS$2];INDEX([.CS$3:.CS78];[.$A78]-[.CS$2]+1;1);0)" office:value-type="float" office:value="8118264" calcext:value-type="float">
            <text:p>8118264</text:p>
          </table:table-cell>
          <table:table-cell table:formula="of:=[.CS78]+IF([.$A78]&gt;=[.CT$2];INDEX([.CT$3:.CT78];[.$A78]-[.CT$2]+1;1);0)" office:value-type="float" office:value="8118264" calcext:value-type="float">
            <text:p>8118264</text:p>
          </table:table-cell>
          <table:table-cell table:formula="of:=[.CT78]+IF([.$A78]&gt;=[.CU$2];INDEX([.CU$3:.CU78];[.$A78]-[.CU$2]+1;1);0)" office:value-type="float" office:value="8118264" calcext:value-type="float">
            <text:p>8118264</text:p>
          </table:table-cell>
          <table:table-cell table:formula="of:=[.CU78]+IF([.$A78]&gt;=[.CV$2];INDEX([.CV$3:.CV78];[.$A78]-[.CV$2]+1;1);0)" office:value-type="float" office:value="8118264" calcext:value-type="float">
            <text:p>8118264</text:p>
          </table:table-cell>
          <table:table-cell table:formula="of:=[.CV78]+IF([.$A78]&gt;=[.CW$2];INDEX([.CW$3:.CW78];[.$A78]-[.CW$2]+1;1);0)" office:value-type="float" office:value="8118264" calcext:value-type="float">
            <text:p>81182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8]" office:value-type="float" office:value="1" calcext:value-type="float">
            <text:p>1</text:p>
          </table:table-cell>
          <table:table-cell table:formula="of:=[.B79]+IF([.$A79]&gt;=[.C$2];INDEX([.C$3:.C79];[.$A79]-[.C$2]+1;1);0)" office:value-type="float" office:value="39" calcext:value-type="float">
            <text:p>39</text:p>
          </table:table-cell>
          <table:table-cell table:formula="of:=[.C79]+IF([.$A79]&gt;=[.D$2];INDEX([.D$3:.D79];[.$A79]-[.D$2]+1;1);0)" office:value-type="float" office:value="520" calcext:value-type="float">
            <text:p>520</text:p>
          </table:table-cell>
          <table:table-cell table:formula="of:=[.D79]+IF([.$A79]&gt;=[.E$2];INDEX([.E$3:.E79];[.$A79]-[.E$2]+1;1);0)" office:value-type="float" office:value="3689" calcext:value-type="float">
            <text:p>3689</text:p>
          </table:table-cell>
          <table:table-cell table:formula="of:=[.E79]+IF([.$A79]&gt;=[.F$2];INDEX([.F$3:.F79];[.$A79]-[.F$2]+1;1);0)" office:value-type="float" office:value="16814" calcext:value-type="float">
            <text:p>16814</text:p>
          </table:table-cell>
          <table:table-cell table:formula="of:=[.F79]+IF([.$A79]&gt;=[.G$2];INDEX([.G$3:.G79];[.$A79]-[.G$2]+1;1);0)" office:value-type="float" office:value="55491" calcext:value-type="float">
            <text:p>55491</text:p>
          </table:table-cell>
          <table:table-cell table:formula="of:=[.G79]+IF([.$A79]&gt;=[.H$2];INDEX([.H$3:.H79];[.$A79]-[.H$2]+1;1);0)" office:value-type="float" office:value="143307" calcext:value-type="float">
            <text:p>143307</text:p>
          </table:table-cell>
          <table:table-cell table:formula="of:=[.H79]+IF([.$A79]&gt;=[.I$2];INDEX([.I$3:.I79];[.$A79]-[.I$2]+1;1);0)" office:value-type="float" office:value="306376" calcext:value-type="float">
            <text:p>306376</text:p>
          </table:table-cell>
          <table:table-cell table:formula="of:=[.I79]+IF([.$A79]&gt;=[.J$2];INDEX([.J$3:.J79];[.$A79]-[.J$2]+1;1);0)" office:value-type="float" office:value="564945" calcext:value-type="float">
            <text:p>564945</text:p>
          </table:table-cell>
          <table:table-cell table:formula="of:=[.J79]+IF([.$A79]&gt;=[.K$2];INDEX([.K$3:.K79];[.$A79]-[.K$2]+1;1);0)" office:value-type="float" office:value="927143" calcext:value-type="float">
            <text:p>927143</text:p>
          </table:table-cell>
          <table:table-cell table:formula="of:=[.K79]+IF([.$A79]&gt;=[.L$2];INDEX([.L$3:.L79];[.$A79]-[.L$2]+1;1);0)" office:value-type="float" office:value="1386861" calcext:value-type="float">
            <text:p>1386861</text:p>
          </table:table-cell>
          <table:table-cell table:formula="of:=[.L79]+IF([.$A79]&gt;=[.M$2];INDEX([.M$3:.M79];[.$A79]-[.M$2]+1;1);0)" office:value-type="float" office:value="1926533" calcext:value-type="float">
            <text:p>1926533</text:p>
          </table:table-cell>
          <table:table-cell table:formula="of:=[.M79]+IF([.$A79]&gt;=[.N$2];INDEX([.N$3:.N79];[.$A79]-[.N$2]+1;1);0)" office:value-type="float" office:value="2521589" calcext:value-type="float">
            <text:p>2521589</text:p>
          </table:table-cell>
          <table:table-cell table:formula="of:=[.N79]+IF([.$A79]&gt;=[.O$2];INDEX([.O$3:.O79];[.$A79]-[.O$2]+1;1);0)" office:value-type="float" office:value="3145777" calcext:value-type="float">
            <text:p>3145777</text:p>
          </table:table-cell>
          <table:table-cell table:formula="of:=[.O79]+IF([.$A79]&gt;=[.P$2];INDEX([.P$3:.P79];[.$A79]-[.P$2]+1;1);0)" office:value-type="float" office:value="3774599" calcext:value-type="float">
            <text:p>3774599</text:p>
          </table:table-cell>
          <table:table-cell table:formula="of:=[.P79]+IF([.$A79]&gt;=[.Q$2];INDEX([.Q$3:.Q79];[.$A79]-[.Q$2]+1;1);0)" office:value-type="float" office:value="4387969" calcext:value-type="float">
            <text:p>4387969</text:p>
          </table:table-cell>
          <table:table-cell table:formula="of:=[.Q79]+IF([.$A79]&gt;=[.R$2];INDEX([.R$3:.R79];[.$A79]-[.R$2]+1;1);0)" office:value-type="float" office:value="4970660" calcext:value-type="float">
            <text:p>4970660</text:p>
          </table:table-cell>
          <table:table-cell table:formula="of:=[.R79]+IF([.$A79]&gt;=[.S$2];INDEX([.S$3:.S79];[.$A79]-[.S$2]+1;1);0)" office:value-type="float" office:value="5512631" calcext:value-type="float">
            <text:p>5512631</text:p>
          </table:table-cell>
          <table:table-cell table:formula="of:=[.S79]+IF([.$A79]&gt;=[.T$2];INDEX([.T$3:.T79];[.$A79]-[.T$2]+1;1);0)" office:value-type="float" office:value="6007963" calcext:value-type="float">
            <text:p>6007963</text:p>
          </table:table-cell>
          <table:table-cell table:formula="of:=[.T79]+IF([.$A79]&gt;=[.U$2];INDEX([.U$3:.U79];[.$A79]-[.U$2]+1;1);0)" office:value-type="float" office:value="6454368" calcext:value-type="float">
            <text:p>6454368</text:p>
          </table:table-cell>
          <table:table-cell table:formula="of:=[.U79]+IF([.$A79]&gt;=[.V$2];INDEX([.V$3:.V79];[.$A79]-[.V$2]+1;1);0)" office:value-type="float" office:value="6851934" calcext:value-type="float">
            <text:p>6851934</text:p>
          </table:table-cell>
          <table:table-cell table:formula="of:=[.V79]+IF([.$A79]&gt;=[.W$2];INDEX([.W$3:.W79];[.$A79]-[.W$2]+1;1);0)" office:value-type="float" office:value="7202691" calcext:value-type="float">
            <text:p>7202691</text:p>
          </table:table-cell>
          <table:table-cell table:formula="of:=[.W79]+IF([.$A79]&gt;=[.X$2];INDEX([.X$3:.X79];[.$A79]-[.X$2]+1;1);0)" office:value-type="float" office:value="7509614" calcext:value-type="float">
            <text:p>7509614</text:p>
          </table:table-cell>
          <table:table-cell table:formula="of:=[.X79]+IF([.$A79]&gt;=[.Y$2];INDEX([.Y$3:.Y79];[.$A79]-[.Y$2]+1;1);0)" office:value-type="float" office:value="7776463" calcext:value-type="float">
            <text:p>7776463</text:p>
          </table:table-cell>
          <table:table-cell table:formula="of:=[.Y79]+IF([.$A79]&gt;=[.Z$2];INDEX([.Z$3:.Z79];[.$A79]-[.Z$2]+1;1);0)" office:value-type="float" office:value="8007110" calcext:value-type="float">
            <text:p>8007110</text:p>
          </table:table-cell>
          <table:table-cell table:formula="of:=[.Z79]+IF([.$A79]&gt;=[.AA$2];INDEX([.AA$3:.AA79];[.$A79]-[.AA$2]+1;1);0)" office:value-type="float" office:value="8205573" calcext:value-type="float">
            <text:p>8205573</text:p>
          </table:table-cell>
          <table:table-cell table:formula="of:=[.AA79]+IF([.$A79]&gt;=[.AB$2];INDEX([.AB$3:.AB79];[.$A79]-[.AB$2]+1;1);0)" office:value-type="float" office:value="8375592" calcext:value-type="float">
            <text:p>8375592</text:p>
          </table:table-cell>
          <table:table-cell table:formula="of:=[.AB79]+IF([.$A79]&gt;=[.AC$2];INDEX([.AC$3:.AC79];[.$A79]-[.AC$2]+1;1);0)" office:value-type="float" office:value="8520778" calcext:value-type="float">
            <text:p>8520778</text:p>
          </table:table-cell>
          <table:table-cell table:formula="of:=[.AC79]+IF([.$A79]&gt;=[.AD$2];INDEX([.AD$3:.AD79];[.$A79]-[.AD$2]+1;1);0)" office:value-type="float" office:value="8644320" calcext:value-type="float">
            <text:p>8644320</text:p>
          </table:table-cell>
          <table:table-cell table:formula="of:=[.AD79]+IF([.$A79]&gt;=[.AE$2];INDEX([.AE$3:.AE79];[.$A79]-[.AE$2]+1;1);0)" office:value-type="float" office:value="8749194" calcext:value-type="float">
            <text:p>8749194</text:p>
          </table:table-cell>
          <table:table-cell table:formula="of:=[.AE79]+IF([.$A79]&gt;=[.AF$2];INDEX([.AF$3:.AF79];[.$A79]-[.AF$2]+1;1);0)" office:value-type="float" office:value="8837955" calcext:value-type="float">
            <text:p>8837955</text:p>
          </table:table-cell>
          <table:table-cell table:formula="of:=[.AF79]+IF([.$A79]&gt;=[.AG$2];INDEX([.AG$3:.AG79];[.$A79]-[.AG$2]+1;1);0)" office:value-type="float" office:value="8912935" calcext:value-type="float">
            <text:p>8912935</text:p>
          </table:table-cell>
          <table:table-cell table:formula="of:=[.AG79]+IF([.$A79]&gt;=[.AH$2];INDEX([.AH$3:.AH79];[.$A79]-[.AH$2]+1;1);0)" office:value-type="float" office:value="8976099" calcext:value-type="float">
            <text:p>8976099</text:p>
          </table:table-cell>
          <table:table-cell table:formula="of:=[.AH79]+IF([.$A79]&gt;=[.AI$2];INDEX([.AI$3:.AI79];[.$A79]-[.AI$2]+1;1);0)" office:value-type="float" office:value="9029228" calcext:value-type="float">
            <text:p>9029228</text:p>
          </table:table-cell>
          <table:table-cell table:formula="of:=[.AI79]+IF([.$A79]&gt;=[.AJ$2];INDEX([.AJ$3:.AJ79];[.$A79]-[.AJ$2]+1;1);0)" office:value-type="float" office:value="9073792" calcext:value-type="float">
            <text:p>9073792</text:p>
          </table:table-cell>
          <table:table-cell table:formula="of:=[.AJ79]+IF([.$A79]&gt;=[.AK$2];INDEX([.AK$3:.AK79];[.$A79]-[.AK$2]+1;1);0)" office:value-type="float" office:value="9111123" calcext:value-type="float">
            <text:p>9111123</text:p>
          </table:table-cell>
          <table:table-cell table:formula="of:=[.AK79]+IF([.$A79]&gt;=[.AL$2];INDEX([.AL$3:.AL79];[.$A79]-[.AL$2]+1;1);0)" office:value-type="float" office:value="9142306" calcext:value-type="float">
            <text:p>9142306</text:p>
          </table:table-cell>
          <table:table-cell table:formula="of:=[.AL79]+IF([.$A79]&gt;=[.AM$2];INDEX([.AM$3:.AM79];[.$A79]-[.AM$2]+1;1);0)" office:value-type="float" office:value="9168321" calcext:value-type="float">
            <text:p>9168321</text:p>
          </table:table-cell>
          <table:table-cell table:formula="of:=[.AM79]+IF([.$A79]&gt;=[.AN$2];INDEX([.AN$3:.AN79];[.$A79]-[.AN$2]+1;1);0)" office:value-type="float" office:value="9189958" calcext:value-type="float">
            <text:p>9189958</text:p>
          </table:table-cell>
          <table:table-cell table:formula="of:=[.AN79]+IF([.$A79]&gt;=[.AO$2];INDEX([.AO$3:.AO79];[.$A79]-[.AO$2]+1;1);0)" office:value-type="float" office:value="9207935" calcext:value-type="float">
            <text:p>9207935</text:p>
          </table:table-cell>
          <table:table-cell table:formula="of:=[.AO79]+IF([.$A79]&gt;=[.AP$2];INDEX([.AP$3:.AP79];[.$A79]-[.AP$2]+1;1);0)" office:value-type="float" office:value="9222818" calcext:value-type="float">
            <text:p>9222818</text:p>
          </table:table-cell>
          <table:table-cell table:formula="of:=[.AP79]+IF([.$A79]&gt;=[.AQ$2];INDEX([.AQ$3:.AQ79];[.$A79]-[.AQ$2]+1;1);0)" office:value-type="float" office:value="9235128" calcext:value-type="float">
            <text:p>9235128</text:p>
          </table:table-cell>
          <table:table-cell table:formula="of:=[.AQ79]+IF([.$A79]&gt;=[.AR$2];INDEX([.AR$3:.AR79];[.$A79]-[.AR$2]+1;1);0)" office:value-type="float" office:value="9245271" calcext:value-type="float">
            <text:p>9245271</text:p>
          </table:table-cell>
          <table:table-cell table:formula="of:=[.AR79]+IF([.$A79]&gt;=[.AS$2];INDEX([.AS$3:.AS79];[.$A79]-[.AS$2]+1;1);0)" office:value-type="float" office:value="9253620" calcext:value-type="float">
            <text:p>9253620</text:p>
          </table:table-cell>
          <table:table-cell table:formula="of:=[.AS79]+IF([.$A79]&gt;=[.AT$2];INDEX([.AT$3:.AT79];[.$A79]-[.AT$2]+1;1);0)" office:value-type="float" office:value="9260462" calcext:value-type="float">
            <text:p>9260462</text:p>
          </table:table-cell>
          <table:table-cell table:formula="of:=[.AT79]+IF([.$A79]&gt;=[.AU$2];INDEX([.AU$3:.AU79];[.$A79]-[.AU$2]+1;1);0)" office:value-type="float" office:value="9266066" calcext:value-type="float">
            <text:p>9266066</text:p>
          </table:table-cell>
          <table:table-cell table:formula="of:=[.AU79]+IF([.$A79]&gt;=[.AV$2];INDEX([.AV$3:.AV79];[.$A79]-[.AV$2]+1;1);0)" office:value-type="float" office:value="9270631" calcext:value-type="float">
            <text:p>9270631</text:p>
          </table:table-cell>
          <table:table-cell table:formula="of:=[.AV79]+IF([.$A79]&gt;=[.AW$2];INDEX([.AW$3:.AW79];[.$A79]-[.AW$2]+1;1);0)" office:value-type="float" office:value="9274349" calcext:value-type="float">
            <text:p>9274349</text:p>
          </table:table-cell>
          <table:table-cell table:formula="of:=[.AW79]+IF([.$A79]&gt;=[.AX$2];INDEX([.AX$3:.AX79];[.$A79]-[.AX$2]+1;1);0)" office:value-type="float" office:value="9277359" calcext:value-type="float">
            <text:p>9277359</text:p>
          </table:table-cell>
          <table:table-cell table:formula="of:=[.AX79]+IF([.$A79]&gt;=[.AY$2];INDEX([.AY$3:.AY79];[.$A79]-[.AY$2]+1;1);0)" office:value-type="float" office:value="9279795" calcext:value-type="float">
            <text:p>9279795</text:p>
          </table:table-cell>
          <table:table-cell table:formula="of:=[.AY79]+IF([.$A79]&gt;=[.AZ$2];INDEX([.AZ$3:.AZ79];[.$A79]-[.AZ$2]+1;1);0)" office:value-type="float" office:value="9281753" calcext:value-type="float">
            <text:p>9281753</text:p>
          </table:table-cell>
          <table:table-cell table:formula="of:=[.AZ79]+IF([.$A79]&gt;=[.BA$2];INDEX([.BA$3:.BA79];[.$A79]-[.BA$2]+1;1);0)" office:value-type="float" office:value="9283328" calcext:value-type="float">
            <text:p>9283328</text:p>
          </table:table-cell>
          <table:table-cell table:formula="of:=[.BA79]+IF([.$A79]&gt;=[.BB$2];INDEX([.BB$3:.BB79];[.$A79]-[.BB$2]+1;1);0)" office:value-type="float" office:value="9284583" calcext:value-type="float">
            <text:p>9284583</text:p>
          </table:table-cell>
          <table:table-cell table:formula="of:=[.BB79]+IF([.$A79]&gt;=[.BC$2];INDEX([.BC$3:.BC79];[.$A79]-[.BC$2]+1;1);0)" office:value-type="float" office:value="9285585" calcext:value-type="float">
            <text:p>9285585</text:p>
          </table:table-cell>
          <table:table-cell table:formula="of:=[.BC79]+IF([.$A79]&gt;=[.BD$2];INDEX([.BD$3:.BD79];[.$A79]-[.BD$2]+1;1);0)" office:value-type="float" office:value="9286377" calcext:value-type="float">
            <text:p>9286377</text:p>
          </table:table-cell>
          <table:table-cell table:formula="of:=[.BD79]+IF([.$A79]&gt;=[.BE$2];INDEX([.BE$3:.BE79];[.$A79]-[.BE$2]+1;1);0)" office:value-type="float" office:value="9287004" calcext:value-type="float">
            <text:p>9287004</text:p>
          </table:table-cell>
          <table:table-cell table:formula="of:=[.BE79]+IF([.$A79]&gt;=[.BF$2];INDEX([.BF$3:.BF79];[.$A79]-[.BF$2]+1;1);0)" office:value-type="float" office:value="9287494" calcext:value-type="float">
            <text:p>9287494</text:p>
          </table:table-cell>
          <table:table-cell table:formula="of:=[.BF79]+IF([.$A79]&gt;=[.BG$2];INDEX([.BG$3:.BG79];[.$A79]-[.BG$2]+1;1);0)" office:value-type="float" office:value="9287879" calcext:value-type="float">
            <text:p>9287879</text:p>
          </table:table-cell>
          <table:table-cell table:formula="of:=[.BG79]+IF([.$A79]&gt;=[.BH$2];INDEX([.BH$3:.BH79];[.$A79]-[.BH$2]+1;1);0)" office:value-type="float" office:value="9288176" calcext:value-type="float">
            <text:p>9288176</text:p>
          </table:table-cell>
          <table:table-cell table:formula="of:=[.BH79]+IF([.$A79]&gt;=[.BI$2];INDEX([.BI$3:.BI79];[.$A79]-[.BI$2]+1;1);0)" office:value-type="float" office:value="9288407" calcext:value-type="float">
            <text:p>9288407</text:p>
          </table:table-cell>
          <table:table-cell table:formula="of:=[.BI79]+IF([.$A79]&gt;=[.BJ$2];INDEX([.BJ$3:.BJ79];[.$A79]-[.BJ$2]+1;1);0)" office:value-type="float" office:value="9288583" calcext:value-type="float">
            <text:p>9288583</text:p>
          </table:table-cell>
          <table:table-cell table:formula="of:=[.BJ79]+IF([.$A79]&gt;=[.BK$2];INDEX([.BK$3:.BK79];[.$A79]-[.BK$2]+1;1);0)" office:value-type="float" office:value="9288718" calcext:value-type="float">
            <text:p>9288718</text:p>
          </table:table-cell>
          <table:table-cell table:formula="of:=[.BK79]+IF([.$A79]&gt;=[.BL$2];INDEX([.BL$3:.BL79];[.$A79]-[.BL$2]+1;1);0)" office:value-type="float" office:value="9288819" calcext:value-type="float">
            <text:p>9288819</text:p>
          </table:table-cell>
          <table:table-cell table:formula="of:=[.BL79]+IF([.$A79]&gt;=[.BM$2];INDEX([.BM$3:.BM79];[.$A79]-[.BM$2]+1;1);0)" office:value-type="float" office:value="9288896" calcext:value-type="float">
            <text:p>9288896</text:p>
          </table:table-cell>
          <table:table-cell table:formula="of:=[.BM79]+IF([.$A79]&gt;=[.BN$2];INDEX([.BN$3:.BN79];[.$A79]-[.BN$2]+1;1);0)" office:value-type="float" office:value="9288952" calcext:value-type="float">
            <text:p>9288952</text:p>
          </table:table-cell>
          <table:table-cell table:formula="of:=[.BN79]+IF([.$A79]&gt;=[.BO$2];INDEX([.BO$3:.BO79];[.$A79]-[.BO$2]+1;1);0)" office:value-type="float" office:value="9288994" calcext:value-type="float">
            <text:p>9288994</text:p>
          </table:table-cell>
          <table:table-cell table:formula="of:=[.BO79]+IF([.$A79]&gt;=[.BP$2];INDEX([.BP$3:.BP79];[.$A79]-[.BP$2]+1;1);0)" office:value-type="float" office:value="9289024" calcext:value-type="float">
            <text:p>9289024</text:p>
          </table:table-cell>
          <table:table-cell table:formula="of:=[.BP79]+IF([.$A79]&gt;=[.BQ$2];INDEX([.BQ$3:.BQ79];[.$A79]-[.BQ$2]+1;1);0)" office:value-type="float" office:value="9289046" calcext:value-type="float">
            <text:p>9289046</text:p>
          </table:table-cell>
          <table:table-cell table:formula="of:=[.BQ79]+IF([.$A79]&gt;=[.BR$2];INDEX([.BR$3:.BR79];[.$A79]-[.BR$2]+1;1);0)" office:value-type="float" office:value="9289061" calcext:value-type="float">
            <text:p>9289061</text:p>
          </table:table-cell>
          <table:table-cell table:formula="of:=[.BR79]+IF([.$A79]&gt;=[.BS$2];INDEX([.BS$3:.BS79];[.$A79]-[.BS$2]+1;1);0)" office:value-type="float" office:value="9289072" calcext:value-type="float">
            <text:p>9289072</text:p>
          </table:table-cell>
          <table:table-cell table:formula="of:=[.BS79]+IF([.$A79]&gt;=[.BT$2];INDEX([.BT$3:.BT79];[.$A79]-[.BT$2]+1;1);0)" office:value-type="float" office:value="9289079" calcext:value-type="float">
            <text:p>9289079</text:p>
          </table:table-cell>
          <table:table-cell table:formula="of:=[.BT79]+IF([.$A79]&gt;=[.BU$2];INDEX([.BU$3:.BU79];[.$A79]-[.BU$2]+1;1);0)" office:value-type="float" office:value="9289084" calcext:value-type="float">
            <text:p>9289084</text:p>
          </table:table-cell>
          <table:table-cell table:formula="of:=[.BU79]+IF([.$A79]&gt;=[.BV$2];INDEX([.BV$3:.BV79];[.$A79]-[.BV$2]+1;1);0)" office:value-type="float" office:value="9289087" calcext:value-type="float">
            <text:p>9289087</text:p>
          </table:table-cell>
          <table:table-cell table:formula="of:=[.BV79]+IF([.$A79]&gt;=[.BW$2];INDEX([.BW$3:.BW79];[.$A79]-[.BW$2]+1;1);0)" office:value-type="float" office:value="9289089" calcext:value-type="float">
            <text:p>9289089</text:p>
          </table:table-cell>
          <table:table-cell table:formula="of:=[.BW79]+IF([.$A79]&gt;=[.BX$2];INDEX([.BX$3:.BX79];[.$A79]-[.BX$2]+1;1);0)" office:value-type="float" office:value="9289090" calcext:value-type="float">
            <text:p>9289090</text:p>
          </table:table-cell>
          <table:table-cell table:formula="of:=[.BX79]+IF([.$A79]&gt;=[.BY$2];INDEX([.BY$3:.BY79];[.$A79]-[.BY$2]+1;1);0)" office:value-type="float" office:value="9289091" calcext:value-type="float">
            <text:p>9289091</text:p>
          </table:table-cell>
          <table:table-cell table:formula="of:=[.BY79]+IF([.$A79]&gt;=[.BZ$2];INDEX([.BZ$3:.BZ79];[.$A79]-[.BZ$2]+1;1);0)" office:value-type="float" office:value="9289091" calcext:value-type="float">
            <text:p>9289091</text:p>
          </table:table-cell>
          <table:table-cell table:formula="of:=[.BZ79]+IF([.$A79]&gt;=[.CA$2];INDEX([.CA$3:.CA79];[.$A79]-[.CA$2]+1;1);0)" office:value-type="float" office:value="9289091" calcext:value-type="float">
            <text:p>9289091</text:p>
          </table:table-cell>
          <table:table-cell table:formula="of:=[.CA79]+IF([.$A79]&gt;=[.CB$2];INDEX([.CB$3:.CB79];[.$A79]-[.CB$2]+1;1);0)" office:value-type="float" office:value="9289091" calcext:value-type="float">
            <text:p>9289091</text:p>
          </table:table-cell>
          <table:table-cell table:formula="of:=[.CB79]+IF([.$A79]&gt;=[.CC$2];INDEX([.CC$3:.CC79];[.$A79]-[.CC$2]+1;1);0)" office:value-type="float" office:value="9289091" calcext:value-type="float">
            <text:p>9289091</text:p>
          </table:table-cell>
          <table:table-cell table:formula="of:=[.CC79]+IF([.$A79]&gt;=[.CD$2];INDEX([.CD$3:.CD79];[.$A79]-[.CD$2]+1;1);0)" office:value-type="float" office:value="9289091" calcext:value-type="float">
            <text:p>9289091</text:p>
          </table:table-cell>
          <table:table-cell table:formula="of:=[.CD79]+IF([.$A79]&gt;=[.CE$2];INDEX([.CE$3:.CE79];[.$A79]-[.CE$2]+1;1);0)" office:value-type="float" office:value="9289091" calcext:value-type="float">
            <text:p>9289091</text:p>
          </table:table-cell>
          <table:table-cell table:formula="of:=[.CE79]+IF([.$A79]&gt;=[.CF$2];INDEX([.CF$3:.CF79];[.$A79]-[.CF$2]+1;1);0)" office:value-type="float" office:value="9289091" calcext:value-type="float">
            <text:p>9289091</text:p>
          </table:table-cell>
          <table:table-cell table:formula="of:=[.CF79]+IF([.$A79]&gt;=[.CG$2];INDEX([.CG$3:.CG79];[.$A79]-[.CG$2]+1;1);0)" office:value-type="float" office:value="9289091" calcext:value-type="float">
            <text:p>9289091</text:p>
          </table:table-cell>
          <table:table-cell table:formula="of:=[.CG79]+IF([.$A79]&gt;=[.CH$2];INDEX([.CH$3:.CH79];[.$A79]-[.CH$2]+1;1);0)" office:value-type="float" office:value="9289091" calcext:value-type="float">
            <text:p>9289091</text:p>
          </table:table-cell>
          <table:table-cell table:formula="of:=[.CH79]+IF([.$A79]&gt;=[.CI$2];INDEX([.CI$3:.CI79];[.$A79]-[.CI$2]+1;1);0)" office:value-type="float" office:value="9289091" calcext:value-type="float">
            <text:p>9289091</text:p>
          </table:table-cell>
          <table:table-cell table:formula="of:=[.CI79]+IF([.$A79]&gt;=[.CJ$2];INDEX([.CJ$3:.CJ79];[.$A79]-[.CJ$2]+1;1);0)" office:value-type="float" office:value="9289091" calcext:value-type="float">
            <text:p>9289091</text:p>
          </table:table-cell>
          <table:table-cell table:formula="of:=[.CJ79]+IF([.$A79]&gt;=[.CK$2];INDEX([.CK$3:.CK79];[.$A79]-[.CK$2]+1;1);0)" office:value-type="float" office:value="9289091" calcext:value-type="float">
            <text:p>9289091</text:p>
          </table:table-cell>
          <table:table-cell table:formula="of:=[.CK79]+IF([.$A79]&gt;=[.CL$2];INDEX([.CL$3:.CL79];[.$A79]-[.CL$2]+1;1);0)" office:value-type="float" office:value="9289091" calcext:value-type="float">
            <text:p>9289091</text:p>
          </table:table-cell>
          <table:table-cell table:formula="of:=[.CL79]+IF([.$A79]&gt;=[.CM$2];INDEX([.CM$3:.CM79];[.$A79]-[.CM$2]+1;1);0)" office:value-type="float" office:value="9289091" calcext:value-type="float">
            <text:p>9289091</text:p>
          </table:table-cell>
          <table:table-cell table:formula="of:=[.CM79]+IF([.$A79]&gt;=[.CN$2];INDEX([.CN$3:.CN79];[.$A79]-[.CN$2]+1;1);0)" office:value-type="float" office:value="9289091" calcext:value-type="float">
            <text:p>9289091</text:p>
          </table:table-cell>
          <table:table-cell table:formula="of:=[.CN79]+IF([.$A79]&gt;=[.CO$2];INDEX([.CO$3:.CO79];[.$A79]-[.CO$2]+1;1);0)" office:value-type="float" office:value="9289091" calcext:value-type="float">
            <text:p>9289091</text:p>
          </table:table-cell>
          <table:table-cell table:formula="of:=[.CO79]+IF([.$A79]&gt;=[.CP$2];INDEX([.CP$3:.CP79];[.$A79]-[.CP$2]+1;1);0)" office:value-type="float" office:value="9289091" calcext:value-type="float">
            <text:p>9289091</text:p>
          </table:table-cell>
          <table:table-cell table:formula="of:=[.CP79]+IF([.$A79]&gt;=[.CQ$2];INDEX([.CQ$3:.CQ79];[.$A79]-[.CQ$2]+1;1);0)" office:value-type="float" office:value="9289091" calcext:value-type="float">
            <text:p>9289091</text:p>
          </table:table-cell>
          <table:table-cell table:formula="of:=[.CQ79]+IF([.$A79]&gt;=[.CR$2];INDEX([.CR$3:.CR79];[.$A79]-[.CR$2]+1;1);0)" office:value-type="float" office:value="9289091" calcext:value-type="float">
            <text:p>9289091</text:p>
          </table:table-cell>
          <table:table-cell table:formula="of:=[.CR79]+IF([.$A79]&gt;=[.CS$2];INDEX([.CS$3:.CS79];[.$A79]-[.CS$2]+1;1);0)" office:value-type="float" office:value="9289091" calcext:value-type="float">
            <text:p>9289091</text:p>
          </table:table-cell>
          <table:table-cell table:formula="of:=[.CS79]+IF([.$A79]&gt;=[.CT$2];INDEX([.CT$3:.CT79];[.$A79]-[.CT$2]+1;1);0)" office:value-type="float" office:value="9289091" calcext:value-type="float">
            <text:p>9289091</text:p>
          </table:table-cell>
          <table:table-cell table:formula="of:=[.CT79]+IF([.$A79]&gt;=[.CU$2];INDEX([.CU$3:.CU79];[.$A79]-[.CU$2]+1;1);0)" office:value-type="float" office:value="9289091" calcext:value-type="float">
            <text:p>9289091</text:p>
          </table:table-cell>
          <table:table-cell table:formula="of:=[.CU79]+IF([.$A79]&gt;=[.CV$2];INDEX([.CV$3:.CV79];[.$A79]-[.CV$2]+1;1);0)" office:value-type="float" office:value="9289091" calcext:value-type="float">
            <text:p>9289091</text:p>
          </table:table-cell>
          <table:table-cell table:formula="of:=[.CV79]+IF([.$A79]&gt;=[.CW$2];INDEX([.CW$3:.CW79];[.$A79]-[.CW$2]+1;1);0)" office:value-type="float" office:value="9289091" calcext:value-type="float">
            <text:p>92890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9]" office:value-type="float" office:value="1" calcext:value-type="float">
            <text:p>1</text:p>
          </table:table-cell>
          <table:table-cell table:formula="of:=[.B80]+IF([.$A80]&gt;=[.C$2];INDEX([.C$3:.C80];[.$A80]-[.C$2]+1;1);0)" office:value-type="float" office:value="39" calcext:value-type="float">
            <text:p>39</text:p>
          </table:table-cell>
          <table:table-cell table:formula="of:=[.C80]+IF([.$A80]&gt;=[.D$2];INDEX([.D$3:.D80];[.$A80]-[.D$2]+1;1);0)" office:value-type="float" office:value="533" calcext:value-type="float">
            <text:p>533</text:p>
          </table:table-cell>
          <table:table-cell table:formula="of:=[.D80]+IF([.$A80]&gt;=[.E$2];INDEX([.E$3:.E80];[.$A80]-[.E$2]+1;1);0)" office:value-type="float" office:value="3822" calcext:value-type="float">
            <text:p>3822</text:p>
          </table:table-cell>
          <table:table-cell table:formula="of:=[.E80]+IF([.$A80]&gt;=[.F$2];INDEX([.F$3:.F80];[.$A80]-[.F$2]+1;1);0)" office:value-type="float" office:value="17633" calcext:value-type="float">
            <text:p>17633</text:p>
          </table:table-cell>
          <table:table-cell table:formula="of:=[.F80]+IF([.$A80]&gt;=[.G$2];INDEX([.G$3:.G80];[.$A80]-[.G$2]+1;1);0)" office:value-type="float" office:value="58767" calcext:value-type="float">
            <text:p>58767</text:p>
          </table:table-cell>
          <table:table-cell table:formula="of:=[.G80]+IF([.$A80]&gt;=[.H$2];INDEX([.H$3:.H80];[.$A80]-[.H$2]+1;1);0)" office:value-type="float" office:value="153192" calcext:value-type="float">
            <text:p>153192</text:p>
          </table:table-cell>
          <table:table-cell table:formula="of:=[.H80]+IF([.$A80]&gt;=[.I$2];INDEX([.I$3:.I80];[.$A80]-[.I$2]+1;1);0)" office:value-type="float" office:value="330170" calcext:value-type="float">
            <text:p>330170</text:p>
          </table:table-cell>
          <table:table-cell table:formula="of:=[.I80]+IF([.$A80]&gt;=[.J$2];INDEX([.J$3:.J80];[.$A80]-[.J$2]+1;1);0)" office:value-type="float" office:value="613331" calcext:value-type="float">
            <text:p>613331</text:p>
          </table:table-cell>
          <table:table-cell table:formula="of:=[.J80]+IF([.$A80]&gt;=[.K$2];INDEX([.K$3:.K80];[.$A80]-[.K$2]+1;1);0)" office:value-type="float" office:value="1013036" calcext:value-type="float">
            <text:p>1013036</text:p>
          </table:table-cell>
          <table:table-cell table:formula="of:=[.K80]+IF([.$A80]&gt;=[.L$2];INDEX([.L$3:.L80];[.$A80]-[.L$2]+1;1);0)" office:value-type="float" office:value="1524081" calcext:value-type="float">
            <text:p>1524081</text:p>
          </table:table-cell>
          <table:table-cell table:formula="of:=[.L80]+IF([.$A80]&gt;=[.M$2];INDEX([.M$3:.M80];[.$A80]-[.M$2]+1;1);0)" office:value-type="float" office:value="2127747" calcext:value-type="float">
            <text:p>2127747</text:p>
          </table:table-cell>
          <table:table-cell table:formula="of:=[.M80]+IF([.$A80]&gt;=[.N$2];INDEX([.N$3:.N80];[.$A80]-[.N$2]+1;1);0)" office:value-type="float" office:value="2797302" calcext:value-type="float">
            <text:p>2797302</text:p>
          </table:table-cell>
          <table:table-cell table:formula="of:=[.N80]+IF([.$A80]&gt;=[.O$2];INDEX([.O$3:.O80];[.$A80]-[.O$2]+1;1);0)" office:value-type="float" office:value="3503153" calcext:value-type="float">
            <text:p>3503153</text:p>
          </table:table-cell>
          <table:table-cell table:formula="of:=[.O80]+IF([.$A80]&gt;=[.P$2];INDEX([.P$3:.P80];[.$A80]-[.P$2]+1;1);0)" office:value-type="float" office:value="4217657" calcext:value-type="float">
            <text:p>4217657</text:p>
          </table:table-cell>
          <table:table-cell table:formula="of:=[.P80]+IF([.$A80]&gt;=[.Q$2];INDEX([.Q$3:.Q80];[.$A80]-[.Q$2]+1;1);0)" office:value-type="float" office:value="4917406" calcext:value-type="float">
            <text:p>4917406</text:p>
          </table:table-cell>
          <table:table-cell table:formula="of:=[.Q80]+IF([.$A80]&gt;=[.R$2];INDEX([.R$3:.R80];[.$A80]-[.R$2]+1;1);0)" office:value-type="float" office:value="5584788" calcext:value-type="float">
            <text:p>5584788</text:p>
          </table:table-cell>
          <table:table-cell table:formula="of:=[.R80]+IF([.$A80]&gt;=[.S$2];INDEX([.S$3:.S80];[.$A80]-[.S$2]+1;1);0)" office:value-type="float" office:value="6207559" calcext:value-type="float">
            <text:p>6207559</text:p>
          </table:table-cell>
          <table:table-cell table:formula="of:=[.S80]+IF([.$A80]&gt;=[.T$2];INDEX([.T$3:.T80];[.$A80]-[.T$2]+1;1);0)" office:value-type="float" office:value="6778628" calcext:value-type="float">
            <text:p>6778628</text:p>
          </table:table-cell>
          <table:table-cell table:formula="of:=[.T80]+IF([.$A80]&gt;=[.U$2];INDEX([.U$3:.U80];[.$A80]-[.U$2]+1;1);0)" office:value-type="float" office:value="7294682" calcext:value-type="float">
            <text:p>7294682</text:p>
          </table:table-cell>
          <table:table-cell table:formula="of:=[.U80]+IF([.$A80]&gt;=[.V$2];INDEX([.V$3:.V80];[.$A80]-[.V$2]+1;1);0)" office:value-type="float" office:value="7755597" calcext:value-type="float">
            <text:p>7755597</text:p>
          </table:table-cell>
          <table:table-cell table:formula="of:=[.V80]+IF([.$A80]&gt;=[.W$2];INDEX([.W$3:.W80];[.$A80]-[.W$2]+1;1);0)" office:value-type="float" office:value="8163167" calcext:value-type="float">
            <text:p>8163167</text:p>
          </table:table-cell>
          <table:table-cell table:formula="of:=[.W80]+IF([.$A80]&gt;=[.X$2];INDEX([.X$3:.X80];[.$A80]-[.X$2]+1;1);0)" office:value-type="float" office:value="8520721" calcext:value-type="float">
            <text:p>8520721</text:p>
          </table:table-cell>
          <table:table-cell table:formula="of:=[.X80]+IF([.$A80]&gt;=[.Y$2];INDEX([.Y$3:.Y80];[.$A80]-[.Y$2]+1;1);0)" office:value-type="float" office:value="8832197" calcext:value-type="float">
            <text:p>8832197</text:p>
          </table:table-cell>
          <table:table-cell table:formula="of:=[.Y80]+IF([.$A80]&gt;=[.Z$2];INDEX([.Z$3:.Z80];[.$A80]-[.Z$2]+1;1);0)" office:value-type="float" office:value="9102054" calcext:value-type="float">
            <text:p>9102054</text:p>
          </table:table-cell>
          <table:table-cell table:formula="of:=[.Z80]+IF([.$A80]&gt;=[.AA$2];INDEX([.AA$3:.AA80];[.$A80]-[.AA$2]+1;1);0)" office:value-type="float" office:value="9334659" calcext:value-type="float">
            <text:p>9334659</text:p>
          </table:table-cell>
          <table:table-cell table:formula="of:=[.AA80]+IF([.$A80]&gt;=[.AB$2];INDEX([.AB$3:.AB80];[.$A80]-[.AB$2]+1;1);0)" office:value-type="float" office:value="9534377" calcext:value-type="float">
            <text:p>9534377</text:p>
          </table:table-cell>
          <table:table-cell table:formula="of:=[.AB80]+IF([.$A80]&gt;=[.AC$2];INDEX([.AC$3:.AC80];[.$A80]-[.AC$2]+1;1);0)" office:value-type="float" office:value="9705188" calcext:value-type="float">
            <text:p>9705188</text:p>
          </table:table-cell>
          <table:table-cell table:formula="of:=[.AC80]+IF([.$A80]&gt;=[.AD$2];INDEX([.AD$3:.AD80];[.$A80]-[.AD$2]+1;1);0)" office:value-type="float" office:value="9850864" calcext:value-type="float">
            <text:p>9850864</text:p>
          </table:table-cell>
          <table:table-cell table:formula="of:=[.AD80]+IF([.$A80]&gt;=[.AE$2];INDEX([.AE$3:.AE80];[.$A80]-[.AE$2]+1;1);0)" office:value-type="float" office:value="9974703" calcext:value-type="float">
            <text:p>9974703</text:p>
          </table:table-cell>
          <table:table-cell table:formula="of:=[.AE80]+IF([.$A80]&gt;=[.AF$2];INDEX([.AF$3:.AF80];[.$A80]-[.AF$2]+1;1);0)" office:value-type="float" office:value="10079753" calcext:value-type="float">
            <text:p>10079753</text:p>
          </table:table-cell>
          <table:table-cell table:formula="of:=[.AF80]+IF([.$A80]&gt;=[.AG$2];INDEX([.AG$3:.AG80];[.$A80]-[.AG$2]+1;1);0)" office:value-type="float" office:value="10168615" calcext:value-type="float">
            <text:p>10168615</text:p>
          </table:table-cell>
          <table:table-cell table:formula="of:=[.AG80]+IF([.$A80]&gt;=[.AH$2];INDEX([.AH$3:.AH80];[.$A80]-[.AH$2]+1;1);0)" office:value-type="float" office:value="10243651" calcext:value-type="float">
            <text:p>10243651</text:p>
          </table:table-cell>
          <table:table-cell table:formula="of:=[.AH80]+IF([.$A80]&gt;=[.AI$2];INDEX([.AI$3:.AI80];[.$A80]-[.AI$2]+1;1);0)" office:value-type="float" office:value="10306845" calcext:value-type="float">
            <text:p>10306845</text:p>
          </table:table-cell>
          <table:table-cell table:formula="of:=[.AI80]+IF([.$A80]&gt;=[.AJ$2];INDEX([.AJ$3:.AJ80];[.$A80]-[.AJ$2]+1;1);0)" office:value-type="float" office:value="10359989" calcext:value-type="float">
            <text:p>10359989</text:p>
          </table:table-cell>
          <table:table-cell table:formula="of:=[.AJ80]+IF([.$A80]&gt;=[.AK$2];INDEX([.AK$3:.AK80];[.$A80]-[.AK$2]+1;1);0)" office:value-type="float" office:value="10404560" calcext:value-type="float">
            <text:p>10404560</text:p>
          </table:table-cell>
          <table:table-cell table:formula="of:=[.AK80]+IF([.$A80]&gt;=[.AL$2];INDEX([.AL$3:.AL80];[.$A80]-[.AL$2]+1;1);0)" office:value-type="float" office:value="10441894" calcext:value-type="float">
            <text:p>10441894</text:p>
          </table:table-cell>
          <table:table-cell table:formula="of:=[.AL80]+IF([.$A80]&gt;=[.AM$2];INDEX([.AM$3:.AM80];[.$A80]-[.AM$2]+1;1);0)" office:value-type="float" office:value="10473078" calcext:value-type="float">
            <text:p>10473078</text:p>
          </table:table-cell>
          <table:table-cell table:formula="of:=[.AM80]+IF([.$A80]&gt;=[.AN$2];INDEX([.AN$3:.AN80];[.$A80]-[.AN$2]+1;1);0)" office:value-type="float" office:value="10499093" calcext:value-type="float">
            <text:p>10499093</text:p>
          </table:table-cell>
          <table:table-cell table:formula="of:=[.AN80]+IF([.$A80]&gt;=[.AO$2];INDEX([.AO$3:.AO80];[.$A80]-[.AO$2]+1;1);0)" office:value-type="float" office:value="10520730" calcext:value-type="float">
            <text:p>10520730</text:p>
          </table:table-cell>
          <table:table-cell table:formula="of:=[.AO80]+IF([.$A80]&gt;=[.AP$2];INDEX([.AP$3:.AP80];[.$A80]-[.AP$2]+1;1);0)" office:value-type="float" office:value="10538707" calcext:value-type="float">
            <text:p>10538707</text:p>
          </table:table-cell>
          <table:table-cell table:formula="of:=[.AP80]+IF([.$A80]&gt;=[.AQ$2];INDEX([.AQ$3:.AQ80];[.$A80]-[.AQ$2]+1;1);0)" office:value-type="float" office:value="10553590" calcext:value-type="float">
            <text:p>10553590</text:p>
          </table:table-cell>
          <table:table-cell table:formula="of:=[.AQ80]+IF([.$A80]&gt;=[.AR$2];INDEX([.AR$3:.AR80];[.$A80]-[.AR$2]+1;1);0)" office:value-type="float" office:value="10565900" calcext:value-type="float">
            <text:p>10565900</text:p>
          </table:table-cell>
          <table:table-cell table:formula="of:=[.AR80]+IF([.$A80]&gt;=[.AS$2];INDEX([.AS$3:.AS80];[.$A80]-[.AS$2]+1;1);0)" office:value-type="float" office:value="10576043" calcext:value-type="float">
            <text:p>10576043</text:p>
          </table:table-cell>
          <table:table-cell table:formula="of:=[.AS80]+IF([.$A80]&gt;=[.AT$2];INDEX([.AT$3:.AT80];[.$A80]-[.AT$2]+1;1);0)" office:value-type="float" office:value="10584392" calcext:value-type="float">
            <text:p>10584392</text:p>
          </table:table-cell>
          <table:table-cell table:formula="of:=[.AT80]+IF([.$A80]&gt;=[.AU$2];INDEX([.AU$3:.AU80];[.$A80]-[.AU$2]+1;1);0)" office:value-type="float" office:value="10591234" calcext:value-type="float">
            <text:p>10591234</text:p>
          </table:table-cell>
          <table:table-cell table:formula="of:=[.AU80]+IF([.$A80]&gt;=[.AV$2];INDEX([.AV$3:.AV80];[.$A80]-[.AV$2]+1;1);0)" office:value-type="float" office:value="10596838" calcext:value-type="float">
            <text:p>10596838</text:p>
          </table:table-cell>
          <table:table-cell table:formula="of:=[.AV80]+IF([.$A80]&gt;=[.AW$2];INDEX([.AW$3:.AW80];[.$A80]-[.AW$2]+1;1);0)" office:value-type="float" office:value="10601403" calcext:value-type="float">
            <text:p>10601403</text:p>
          </table:table-cell>
          <table:table-cell table:formula="of:=[.AW80]+IF([.$A80]&gt;=[.AX$2];INDEX([.AX$3:.AX80];[.$A80]-[.AX$2]+1;1);0)" office:value-type="float" office:value="10605121" calcext:value-type="float">
            <text:p>10605121</text:p>
          </table:table-cell>
          <table:table-cell table:formula="of:=[.AX80]+IF([.$A80]&gt;=[.AY$2];INDEX([.AY$3:.AY80];[.$A80]-[.AY$2]+1;1);0)" office:value-type="float" office:value="10608131" calcext:value-type="float">
            <text:p>10608131</text:p>
          </table:table-cell>
          <table:table-cell table:formula="of:=[.AY80]+IF([.$A80]&gt;=[.AZ$2];INDEX([.AZ$3:.AZ80];[.$A80]-[.AZ$2]+1;1);0)" office:value-type="float" office:value="10610567" calcext:value-type="float">
            <text:p>10610567</text:p>
          </table:table-cell>
          <table:table-cell table:formula="of:=[.AZ80]+IF([.$A80]&gt;=[.BA$2];INDEX([.BA$3:.BA80];[.$A80]-[.BA$2]+1;1);0)" office:value-type="float" office:value="10612525" calcext:value-type="float">
            <text:p>10612525</text:p>
          </table:table-cell>
          <table:table-cell table:formula="of:=[.BA80]+IF([.$A80]&gt;=[.BB$2];INDEX([.BB$3:.BB80];[.$A80]-[.BB$2]+1;1);0)" office:value-type="float" office:value="10614100" calcext:value-type="float">
            <text:p>10614100</text:p>
          </table:table-cell>
          <table:table-cell table:formula="of:=[.BB80]+IF([.$A80]&gt;=[.BC$2];INDEX([.BC$3:.BC80];[.$A80]-[.BC$2]+1;1);0)" office:value-type="float" office:value="10615355" calcext:value-type="float">
            <text:p>10615355</text:p>
          </table:table-cell>
          <table:table-cell table:formula="of:=[.BC80]+IF([.$A80]&gt;=[.BD$2];INDEX([.BD$3:.BD80];[.$A80]-[.BD$2]+1;1);0)" office:value-type="float" office:value="10616357" calcext:value-type="float">
            <text:p>10616357</text:p>
          </table:table-cell>
          <table:table-cell table:formula="of:=[.BD80]+IF([.$A80]&gt;=[.BE$2];INDEX([.BE$3:.BE80];[.$A80]-[.BE$2]+1;1);0)" office:value-type="float" office:value="10617149" calcext:value-type="float">
            <text:p>10617149</text:p>
          </table:table-cell>
          <table:table-cell table:formula="of:=[.BE80]+IF([.$A80]&gt;=[.BF$2];INDEX([.BF$3:.BF80];[.$A80]-[.BF$2]+1;1);0)" office:value-type="float" office:value="10617776" calcext:value-type="float">
            <text:p>10617776</text:p>
          </table:table-cell>
          <table:table-cell table:formula="of:=[.BF80]+IF([.$A80]&gt;=[.BG$2];INDEX([.BG$3:.BG80];[.$A80]-[.BG$2]+1;1);0)" office:value-type="float" office:value="10618266" calcext:value-type="float">
            <text:p>10618266</text:p>
          </table:table-cell>
          <table:table-cell table:formula="of:=[.BG80]+IF([.$A80]&gt;=[.BH$2];INDEX([.BH$3:.BH80];[.$A80]-[.BH$2]+1;1);0)" office:value-type="float" office:value="10618651" calcext:value-type="float">
            <text:p>10618651</text:p>
          </table:table-cell>
          <table:table-cell table:formula="of:=[.BH80]+IF([.$A80]&gt;=[.BI$2];INDEX([.BI$3:.BI80];[.$A80]-[.BI$2]+1;1);0)" office:value-type="float" office:value="10618948" calcext:value-type="float">
            <text:p>10618948</text:p>
          </table:table-cell>
          <table:table-cell table:formula="of:=[.BI80]+IF([.$A80]&gt;=[.BJ$2];INDEX([.BJ$3:.BJ80];[.$A80]-[.BJ$2]+1;1);0)" office:value-type="float" office:value="10619179" calcext:value-type="float">
            <text:p>10619179</text:p>
          </table:table-cell>
          <table:table-cell table:formula="of:=[.BJ80]+IF([.$A80]&gt;=[.BK$2];INDEX([.BK$3:.BK80];[.$A80]-[.BK$2]+1;1);0)" office:value-type="float" office:value="10619355" calcext:value-type="float">
            <text:p>10619355</text:p>
          </table:table-cell>
          <table:table-cell table:formula="of:=[.BK80]+IF([.$A80]&gt;=[.BL$2];INDEX([.BL$3:.BL80];[.$A80]-[.BL$2]+1;1);0)" office:value-type="float" office:value="10619490" calcext:value-type="float">
            <text:p>10619490</text:p>
          </table:table-cell>
          <table:table-cell table:formula="of:=[.BL80]+IF([.$A80]&gt;=[.BM$2];INDEX([.BM$3:.BM80];[.$A80]-[.BM$2]+1;1);0)" office:value-type="float" office:value="10619591" calcext:value-type="float">
            <text:p>10619591</text:p>
          </table:table-cell>
          <table:table-cell table:formula="of:=[.BM80]+IF([.$A80]&gt;=[.BN$2];INDEX([.BN$3:.BN80];[.$A80]-[.BN$2]+1;1);0)" office:value-type="float" office:value="10619668" calcext:value-type="float">
            <text:p>10619668</text:p>
          </table:table-cell>
          <table:table-cell table:formula="of:=[.BN80]+IF([.$A80]&gt;=[.BO$2];INDEX([.BO$3:.BO80];[.$A80]-[.BO$2]+1;1);0)" office:value-type="float" office:value="10619724" calcext:value-type="float">
            <text:p>10619724</text:p>
          </table:table-cell>
          <table:table-cell table:formula="of:=[.BO80]+IF([.$A80]&gt;=[.BP$2];INDEX([.BP$3:.BP80];[.$A80]-[.BP$2]+1;1);0)" office:value-type="float" office:value="10619766" calcext:value-type="float">
            <text:p>10619766</text:p>
          </table:table-cell>
          <table:table-cell table:formula="of:=[.BP80]+IF([.$A80]&gt;=[.BQ$2];INDEX([.BQ$3:.BQ80];[.$A80]-[.BQ$2]+1;1);0)" office:value-type="float" office:value="10619796" calcext:value-type="float">
            <text:p>10619796</text:p>
          </table:table-cell>
          <table:table-cell table:formula="of:=[.BQ80]+IF([.$A80]&gt;=[.BR$2];INDEX([.BR$3:.BR80];[.$A80]-[.BR$2]+1;1);0)" office:value-type="float" office:value="10619818" calcext:value-type="float">
            <text:p>10619818</text:p>
          </table:table-cell>
          <table:table-cell table:formula="of:=[.BR80]+IF([.$A80]&gt;=[.BS$2];INDEX([.BS$3:.BS80];[.$A80]-[.BS$2]+1;1);0)" office:value-type="float" office:value="10619833" calcext:value-type="float">
            <text:p>10619833</text:p>
          </table:table-cell>
          <table:table-cell table:formula="of:=[.BS80]+IF([.$A80]&gt;=[.BT$2];INDEX([.BT$3:.BT80];[.$A80]-[.BT$2]+1;1);0)" office:value-type="float" office:value="10619844" calcext:value-type="float">
            <text:p>10619844</text:p>
          </table:table-cell>
          <table:table-cell table:formula="of:=[.BT80]+IF([.$A80]&gt;=[.BU$2];INDEX([.BU$3:.BU80];[.$A80]-[.BU$2]+1;1);0)" office:value-type="float" office:value="10619851" calcext:value-type="float">
            <text:p>10619851</text:p>
          </table:table-cell>
          <table:table-cell table:formula="of:=[.BU80]+IF([.$A80]&gt;=[.BV$2];INDEX([.BV$3:.BV80];[.$A80]-[.BV$2]+1;1);0)" office:value-type="float" office:value="10619856" calcext:value-type="float">
            <text:p>10619856</text:p>
          </table:table-cell>
          <table:table-cell table:formula="of:=[.BV80]+IF([.$A80]&gt;=[.BW$2];INDEX([.BW$3:.BW80];[.$A80]-[.BW$2]+1;1);0)" office:value-type="float" office:value="10619859" calcext:value-type="float">
            <text:p>10619859</text:p>
          </table:table-cell>
          <table:table-cell table:formula="of:=[.BW80]+IF([.$A80]&gt;=[.BX$2];INDEX([.BX$3:.BX80];[.$A80]-[.BX$2]+1;1);0)" office:value-type="float" office:value="10619861" calcext:value-type="float">
            <text:p>10619861</text:p>
          </table:table-cell>
          <table:table-cell table:formula="of:=[.BX80]+IF([.$A80]&gt;=[.BY$2];INDEX([.BY$3:.BY80];[.$A80]-[.BY$2]+1;1);0)" office:value-type="float" office:value="10619862" calcext:value-type="float">
            <text:p>10619862</text:p>
          </table:table-cell>
          <table:table-cell table:formula="of:=[.BY80]+IF([.$A80]&gt;=[.BZ$2];INDEX([.BZ$3:.BZ80];[.$A80]-[.BZ$2]+1;1);0)" office:value-type="float" office:value="10619863" calcext:value-type="float">
            <text:p>10619863</text:p>
          </table:table-cell>
          <table:table-cell table:formula="of:=[.BZ80]+IF([.$A80]&gt;=[.CA$2];INDEX([.CA$3:.CA80];[.$A80]-[.CA$2]+1;1);0)" office:value-type="float" office:value="10619863" calcext:value-type="float">
            <text:p>10619863</text:p>
          </table:table-cell>
          <table:table-cell table:formula="of:=[.CA80]+IF([.$A80]&gt;=[.CB$2];INDEX([.CB$3:.CB80];[.$A80]-[.CB$2]+1;1);0)" office:value-type="float" office:value="10619863" calcext:value-type="float">
            <text:p>10619863</text:p>
          </table:table-cell>
          <table:table-cell table:formula="of:=[.CB80]+IF([.$A80]&gt;=[.CC$2];INDEX([.CC$3:.CC80];[.$A80]-[.CC$2]+1;1);0)" office:value-type="float" office:value="10619863" calcext:value-type="float">
            <text:p>10619863</text:p>
          </table:table-cell>
          <table:table-cell table:formula="of:=[.CC80]+IF([.$A80]&gt;=[.CD$2];INDEX([.CD$3:.CD80];[.$A80]-[.CD$2]+1;1);0)" office:value-type="float" office:value="10619863" calcext:value-type="float">
            <text:p>10619863</text:p>
          </table:table-cell>
          <table:table-cell table:formula="of:=[.CD80]+IF([.$A80]&gt;=[.CE$2];INDEX([.CE$3:.CE80];[.$A80]-[.CE$2]+1;1);0)" office:value-type="float" office:value="10619863" calcext:value-type="float">
            <text:p>10619863</text:p>
          </table:table-cell>
          <table:table-cell table:formula="of:=[.CE80]+IF([.$A80]&gt;=[.CF$2];INDEX([.CF$3:.CF80];[.$A80]-[.CF$2]+1;1);0)" office:value-type="float" office:value="10619863" calcext:value-type="float">
            <text:p>10619863</text:p>
          </table:table-cell>
          <table:table-cell table:formula="of:=[.CF80]+IF([.$A80]&gt;=[.CG$2];INDEX([.CG$3:.CG80];[.$A80]-[.CG$2]+1;1);0)" office:value-type="float" office:value="10619863" calcext:value-type="float">
            <text:p>10619863</text:p>
          </table:table-cell>
          <table:table-cell table:formula="of:=[.CG80]+IF([.$A80]&gt;=[.CH$2];INDEX([.CH$3:.CH80];[.$A80]-[.CH$2]+1;1);0)" office:value-type="float" office:value="10619863" calcext:value-type="float">
            <text:p>10619863</text:p>
          </table:table-cell>
          <table:table-cell table:formula="of:=[.CH80]+IF([.$A80]&gt;=[.CI$2];INDEX([.CI$3:.CI80];[.$A80]-[.CI$2]+1;1);0)" office:value-type="float" office:value="10619863" calcext:value-type="float">
            <text:p>10619863</text:p>
          </table:table-cell>
          <table:table-cell table:formula="of:=[.CI80]+IF([.$A80]&gt;=[.CJ$2];INDEX([.CJ$3:.CJ80];[.$A80]-[.CJ$2]+1;1);0)" office:value-type="float" office:value="10619863" calcext:value-type="float">
            <text:p>10619863</text:p>
          </table:table-cell>
          <table:table-cell table:formula="of:=[.CJ80]+IF([.$A80]&gt;=[.CK$2];INDEX([.CK$3:.CK80];[.$A80]-[.CK$2]+1;1);0)" office:value-type="float" office:value="10619863" calcext:value-type="float">
            <text:p>10619863</text:p>
          </table:table-cell>
          <table:table-cell table:formula="of:=[.CK80]+IF([.$A80]&gt;=[.CL$2];INDEX([.CL$3:.CL80];[.$A80]-[.CL$2]+1;1);0)" office:value-type="float" office:value="10619863" calcext:value-type="float">
            <text:p>10619863</text:p>
          </table:table-cell>
          <table:table-cell table:formula="of:=[.CL80]+IF([.$A80]&gt;=[.CM$2];INDEX([.CM$3:.CM80];[.$A80]-[.CM$2]+1;1);0)" office:value-type="float" office:value="10619863" calcext:value-type="float">
            <text:p>10619863</text:p>
          </table:table-cell>
          <table:table-cell table:formula="of:=[.CM80]+IF([.$A80]&gt;=[.CN$2];INDEX([.CN$3:.CN80];[.$A80]-[.CN$2]+1;1);0)" office:value-type="float" office:value="10619863" calcext:value-type="float">
            <text:p>10619863</text:p>
          </table:table-cell>
          <table:table-cell table:formula="of:=[.CN80]+IF([.$A80]&gt;=[.CO$2];INDEX([.CO$3:.CO80];[.$A80]-[.CO$2]+1;1);0)" office:value-type="float" office:value="10619863" calcext:value-type="float">
            <text:p>10619863</text:p>
          </table:table-cell>
          <table:table-cell table:formula="of:=[.CO80]+IF([.$A80]&gt;=[.CP$2];INDEX([.CP$3:.CP80];[.$A80]-[.CP$2]+1;1);0)" office:value-type="float" office:value="10619863" calcext:value-type="float">
            <text:p>10619863</text:p>
          </table:table-cell>
          <table:table-cell table:formula="of:=[.CP80]+IF([.$A80]&gt;=[.CQ$2];INDEX([.CQ$3:.CQ80];[.$A80]-[.CQ$2]+1;1);0)" office:value-type="float" office:value="10619863" calcext:value-type="float">
            <text:p>10619863</text:p>
          </table:table-cell>
          <table:table-cell table:formula="of:=[.CQ80]+IF([.$A80]&gt;=[.CR$2];INDEX([.CR$3:.CR80];[.$A80]-[.CR$2]+1;1);0)" office:value-type="float" office:value="10619863" calcext:value-type="float">
            <text:p>10619863</text:p>
          </table:table-cell>
          <table:table-cell table:formula="of:=[.CR80]+IF([.$A80]&gt;=[.CS$2];INDEX([.CS$3:.CS80];[.$A80]-[.CS$2]+1;1);0)" office:value-type="float" office:value="10619863" calcext:value-type="float">
            <text:p>10619863</text:p>
          </table:table-cell>
          <table:table-cell table:formula="of:=[.CS80]+IF([.$A80]&gt;=[.CT$2];INDEX([.CT$3:.CT80];[.$A80]-[.CT$2]+1;1);0)" office:value-type="float" office:value="10619863" calcext:value-type="float">
            <text:p>10619863</text:p>
          </table:table-cell>
          <table:table-cell table:formula="of:=[.CT80]+IF([.$A80]&gt;=[.CU$2];INDEX([.CU$3:.CU80];[.$A80]-[.CU$2]+1;1);0)" office:value-type="float" office:value="10619863" calcext:value-type="float">
            <text:p>10619863</text:p>
          </table:table-cell>
          <table:table-cell table:formula="of:=[.CU80]+IF([.$A80]&gt;=[.CV$2];INDEX([.CV$3:.CV80];[.$A80]-[.CV$2]+1;1);0)" office:value-type="float" office:value="10619863" calcext:value-type="float">
            <text:p>10619863</text:p>
          </table:table-cell>
          <table:table-cell table:formula="of:=[.CV80]+IF([.$A80]&gt;=[.CW$2];INDEX([.CW$3:.CW80];[.$A80]-[.CW$2]+1;1);0)" office:value-type="float" office:value="10619863" calcext:value-type="float">
            <text:p>106198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80]" office:value-type="float" office:value="1" calcext:value-type="float">
            <text:p>1</text:p>
          </table:table-cell>
          <table:table-cell table:formula="of:=[.B81]+IF([.$A81]&gt;=[.C$2];INDEX([.C$3:.C81];[.$A81]-[.C$2]+1;1);0)" office:value-type="float" office:value="40" calcext:value-type="float">
            <text:p>40</text:p>
          </table:table-cell>
          <table:table-cell table:formula="of:=[.C81]+IF([.$A81]&gt;=[.D$2];INDEX([.D$3:.D81];[.$A81]-[.D$2]+1;1);0)" office:value-type="float" office:value="547" calcext:value-type="float">
            <text:p>547</text:p>
          </table:table-cell>
          <table:table-cell table:formula="of:=[.D81]+IF([.$A81]&gt;=[.E$2];INDEX([.E$3:.E81];[.$A81]-[.E$2]+1;1);0)" office:value-type="float" office:value="3969" calcext:value-type="float">
            <text:p>3969</text:p>
          </table:table-cell>
          <table:table-cell table:formula="of:=[.E81]+IF([.$A81]&gt;=[.F$2];INDEX([.F$3:.F81];[.$A81]-[.F$2]+1;1);0)" office:value-type="float" office:value="18487" calcext:value-type="float">
            <text:p>18487</text:p>
          </table:table-cell>
          <table:table-cell table:formula="of:=[.F81]+IF([.$A81]&gt;=[.G$2];INDEX([.G$3:.G81];[.$A81]-[.G$2]+1;1);0)" office:value-type="float" office:value="62239" calcext:value-type="float">
            <text:p>62239</text:p>
          </table:table-cell>
          <table:table-cell table:formula="of:=[.G81]+IF([.$A81]&gt;=[.H$2];INDEX([.H$3:.H81];[.$A81]-[.H$2]+1;1);0)" office:value-type="float" office:value="163662" calcext:value-type="float">
            <text:p>163662</text:p>
          </table:table-cell>
          <table:table-cell table:formula="of:=[.H81]+IF([.$A81]&gt;=[.I$2];INDEX([.I$3:.I81];[.$A81]-[.I$2]+1;1);0)" office:value-type="float" office:value="355626" calcext:value-type="float">
            <text:p>355626</text:p>
          </table:table-cell>
          <table:table-cell table:formula="of:=[.I81]+IF([.$A81]&gt;=[.J$2];INDEX([.J$3:.J81];[.$A81]-[.J$2]+1;1);0)" office:value-type="float" office:value="665355" calcext:value-type="float">
            <text:p>665355</text:p>
          </table:table-cell>
          <table:table-cell table:formula="of:=[.J81]+IF([.$A81]&gt;=[.K$2];INDEX([.K$3:.K81];[.$A81]-[.K$2]+1;1);0)" office:value-type="float" office:value="1106080" calcext:value-type="float">
            <text:p>1106080</text:p>
          </table:table-cell>
          <table:table-cell table:formula="of:=[.K81]+IF([.$A81]&gt;=[.L$2];INDEX([.L$3:.L81];[.$A81]-[.L$2]+1;1);0)" office:value-type="float" office:value="1673457" calcext:value-type="float">
            <text:p>1673457</text:p>
          </table:table-cell>
          <table:table-cell table:formula="of:=[.L81]+IF([.$A81]&gt;=[.M$2];INDEX([.M$3:.M81];[.$A81]-[.M$2]+1;1);0)" office:value-type="float" office:value="2348042" calcext:value-type="float">
            <text:p>2348042</text:p>
          </table:table-cell>
          <table:table-cell table:formula="of:=[.M81]+IF([.$A81]&gt;=[.N$2];INDEX([.N$3:.N81];[.$A81]-[.N$2]+1;1);0)" office:value-type="float" office:value="3100410" calcext:value-type="float">
            <text:p>3100410</text:p>
          </table:table-cell>
          <table:table-cell table:formula="of:=[.N81]+IF([.$A81]&gt;=[.O$2];INDEX([.O$3:.O81];[.$A81]-[.O$2]+1;1);0)" office:value-type="float" office:value="3897751" calcext:value-type="float">
            <text:p>3897751</text:p>
          </table:table-cell>
          <table:table-cell table:formula="of:=[.O81]+IF([.$A81]&gt;=[.P$2];INDEX([.P$3:.P81];[.$A81]-[.P$2]+1;1);0)" office:value-type="float" office:value="4708477" calcext:value-type="float">
            <text:p>4708477</text:p>
          </table:table-cell>
          <table:table-cell table:formula="of:=[.P81]+IF([.$A81]&gt;=[.Q$2];INDEX([.Q$3:.Q81];[.$A81]-[.Q$2]+1;1);0)" office:value-type="float" office:value="5505879" calcext:value-type="float">
            <text:p>5505879</text:p>
          </table:table-cell>
          <table:table-cell table:formula="of:=[.Q81]+IF([.$A81]&gt;=[.R$2];INDEX([.R$3:.R81];[.$A81]-[.R$2]+1;1);0)" office:value-type="float" office:value="6269144" calcext:value-type="float">
            <text:p>6269144</text:p>
          </table:table-cell>
          <table:table-cell table:formula="of:=[.R81]+IF([.$A81]&gt;=[.S$2];INDEX([.S$3:.S81];[.$A81]-[.S$2]+1;1);0)" office:value-type="float" office:value="6983946" calcext:value-type="float">
            <text:p>6983946</text:p>
          </table:table-cell>
          <table:table-cell table:formula="of:=[.S81]+IF([.$A81]&gt;=[.T$2];INDEX([.T$3:.T81];[.$A81]-[.T$2]+1;1);0)" office:value-type="float" office:value="7641341" calcext:value-type="float">
            <text:p>7641341</text:p>
          </table:table-cell>
          <table:table-cell table:formula="of:=[.T81]+IF([.$A81]&gt;=[.U$2];INDEX([.U$3:.U81];[.$A81]-[.U$2]+1;1);0)" office:value-type="float" office:value="8237213" calcext:value-type="float">
            <text:p>8237213</text:p>
          </table:table-cell>
          <table:table-cell table:formula="of:=[.U81]+IF([.$A81]&gt;=[.V$2];INDEX([.V$3:.V81];[.$A81]-[.V$2]+1;1);0)" office:value-type="float" office:value="8770736" calcext:value-type="float">
            <text:p>8770736</text:p>
          </table:table-cell>
          <table:table-cell table:formula="of:=[.V81]+IF([.$A81]&gt;=[.W$2];INDEX([.W$3:.W81];[.$A81]-[.W$2]+1;1);0)" office:value-type="float" office:value="9243766" calcext:value-type="float">
            <text:p>9243766</text:p>
          </table:table-cell>
          <table:table-cell table:formula="of:=[.W81]+IF([.$A81]&gt;=[.X$2];INDEX([.X$3:.X81];[.$A81]-[.X$2]+1;1);0)" office:value-type="float" office:value="9659618" calcext:value-type="float">
            <text:p>9659618</text:p>
          </table:table-cell>
          <table:table-cell table:formula="of:=[.X81]+IF([.$A81]&gt;=[.Y$2];INDEX([.Y$3:.Y81];[.$A81]-[.Y$2]+1;1);0)" office:value-type="float" office:value="10022757" calcext:value-type="float">
            <text:p>10022757</text:p>
          </table:table-cell>
          <table:table-cell table:formula="of:=[.Y81]+IF([.$A81]&gt;=[.Z$2];INDEX([.Z$3:.Z81];[.$A81]-[.Z$2]+1;1);0)" office:value-type="float" office:value="10337947" calcext:value-type="float">
            <text:p>10337947</text:p>
          </table:table-cell>
          <table:table-cell table:formula="of:=[.Z81]+IF([.$A81]&gt;=[.AA$2];INDEX([.AA$3:.AA81];[.$A81]-[.AA$2]+1;1);0)" office:value-type="float" office:value="10610240" calcext:value-type="float">
            <text:p>10610240</text:p>
          </table:table-cell>
          <table:table-cell table:formula="of:=[.AA81]+IF([.$A81]&gt;=[.AB$2];INDEX([.AB$3:.AB81];[.$A81]-[.AB$2]+1;1);0)" office:value-type="float" office:value="10844420" calcext:value-type="float">
            <text:p>10844420</text:p>
          </table:table-cell>
          <table:table-cell table:formula="of:=[.AB81]+IF([.$A81]&gt;=[.AC$2];INDEX([.AC$3:.AC81];[.$A81]-[.AC$2]+1;1);0)" office:value-type="float" office:value="11045140" calcext:value-type="float">
            <text:p>11045140</text:p>
          </table:table-cell>
          <table:table-cell table:formula="of:=[.AC81]+IF([.$A81]&gt;=[.AD$2];INDEX([.AD$3:.AD81];[.$A81]-[.AD$2]+1;1);0)" office:value-type="float" office:value="11216578" calcext:value-type="float">
            <text:p>11216578</text:p>
          </table:table-cell>
          <table:table-cell table:formula="of:=[.AD81]+IF([.$A81]&gt;=[.AE$2];INDEX([.AE$3:.AE81];[.$A81]-[.AE$2]+1;1);0)" office:value-type="float" office:value="11362639" calcext:value-type="float">
            <text:p>11362639</text:p>
          </table:table-cell>
          <table:table-cell table:formula="of:=[.AE81]+IF([.$A81]&gt;=[.AF$2];INDEX([.AF$3:.AF81];[.$A81]-[.AF$2]+1;1);0)" office:value-type="float" office:value="11486709" calcext:value-type="float">
            <text:p>11486709</text:p>
          </table:table-cell>
          <table:table-cell table:formula="of:=[.AF81]+IF([.$A81]&gt;=[.AG$2];INDEX([.AG$3:.AG81];[.$A81]-[.AG$2]+1;1);0)" office:value-type="float" office:value="11591894" calcext:value-type="float">
            <text:p>11591894</text:p>
          </table:table-cell>
          <table:table-cell table:formula="of:=[.AG81]+IF([.$A81]&gt;=[.AH$2];INDEX([.AH$3:.AH81];[.$A81]-[.AH$2]+1;1);0)" office:value-type="float" office:value="11680833" calcext:value-type="float">
            <text:p>11680833</text:p>
          </table:table-cell>
          <table:table-cell table:formula="of:=[.AH81]+IF([.$A81]&gt;=[.AI$2];INDEX([.AI$3:.AI81];[.$A81]-[.AI$2]+1;1);0)" office:value-type="float" office:value="11755911" calcext:value-type="float">
            <text:p>11755911</text:p>
          </table:table-cell>
          <table:table-cell table:formula="of:=[.AI81]+IF([.$A81]&gt;=[.AJ$2];INDEX([.AJ$3:.AJ81];[.$A81]-[.AJ$2]+1;1);0)" office:value-type="float" office:value="11819127" calcext:value-type="float">
            <text:p>11819127</text:p>
          </table:table-cell>
          <table:table-cell table:formula="of:=[.AJ81]+IF([.$A81]&gt;=[.AK$2];INDEX([.AK$3:.AK81];[.$A81]-[.AK$2]+1;1);0)" office:value-type="float" office:value="11872282" calcext:value-type="float">
            <text:p>11872282</text:p>
          </table:table-cell>
          <table:table-cell table:formula="of:=[.AK81]+IF([.$A81]&gt;=[.AL$2];INDEX([.AL$3:.AL81];[.$A81]-[.AL$2]+1;1);0)" office:value-type="float" office:value="11916858" calcext:value-type="float">
            <text:p>11916858</text:p>
          </table:table-cell>
          <table:table-cell table:formula="of:=[.AL81]+IF([.$A81]&gt;=[.AM$2];INDEX([.AM$3:.AM81];[.$A81]-[.AM$2]+1;1);0)" office:value-type="float" office:value="11954194" calcext:value-type="float">
            <text:p>11954194</text:p>
          </table:table-cell>
          <table:table-cell table:formula="of:=[.AM81]+IF([.$A81]&gt;=[.AN$2];INDEX([.AN$3:.AN81];[.$A81]-[.AN$2]+1;1);0)" office:value-type="float" office:value="11985379" calcext:value-type="float">
            <text:p>11985379</text:p>
          </table:table-cell>
          <table:table-cell table:formula="of:=[.AN81]+IF([.$A81]&gt;=[.AO$2];INDEX([.AO$3:.AO81];[.$A81]-[.AO$2]+1;1);0)" office:value-type="float" office:value="12011394" calcext:value-type="float">
            <text:p>12011394</text:p>
          </table:table-cell>
          <table:table-cell table:formula="of:=[.AO81]+IF([.$A81]&gt;=[.AP$2];INDEX([.AP$3:.AP81];[.$A81]-[.AP$2]+1;1);0)" office:value-type="float" office:value="12033031" calcext:value-type="float">
            <text:p>12033031</text:p>
          </table:table-cell>
          <table:table-cell table:formula="of:=[.AP81]+IF([.$A81]&gt;=[.AQ$2];INDEX([.AQ$3:.AQ81];[.$A81]-[.AQ$2]+1;1);0)" office:value-type="float" office:value="12051008" calcext:value-type="float">
            <text:p>12051008</text:p>
          </table:table-cell>
          <table:table-cell table:formula="of:=[.AQ81]+IF([.$A81]&gt;=[.AR$2];INDEX([.AR$3:.AR81];[.$A81]-[.AR$2]+1;1);0)" office:value-type="float" office:value="12065891" calcext:value-type="float">
            <text:p>12065891</text:p>
          </table:table-cell>
          <table:table-cell table:formula="of:=[.AR81]+IF([.$A81]&gt;=[.AS$2];INDEX([.AS$3:.AS81];[.$A81]-[.AS$2]+1;1);0)" office:value-type="float" office:value="12078201" calcext:value-type="float">
            <text:p>12078201</text:p>
          </table:table-cell>
          <table:table-cell table:formula="of:=[.AS81]+IF([.$A81]&gt;=[.AT$2];INDEX([.AT$3:.AT81];[.$A81]-[.AT$2]+1;1);0)" office:value-type="float" office:value="12088344" calcext:value-type="float">
            <text:p>12088344</text:p>
          </table:table-cell>
          <table:table-cell table:formula="of:=[.AT81]+IF([.$A81]&gt;=[.AU$2];INDEX([.AU$3:.AU81];[.$A81]-[.AU$2]+1;1);0)" office:value-type="float" office:value="12096693" calcext:value-type="float">
            <text:p>12096693</text:p>
          </table:table-cell>
          <table:table-cell table:formula="of:=[.AU81]+IF([.$A81]&gt;=[.AV$2];INDEX([.AV$3:.AV81];[.$A81]-[.AV$2]+1;1);0)" office:value-type="float" office:value="12103535" calcext:value-type="float">
            <text:p>12103535</text:p>
          </table:table-cell>
          <table:table-cell table:formula="of:=[.AV81]+IF([.$A81]&gt;=[.AW$2];INDEX([.AW$3:.AW81];[.$A81]-[.AW$2]+1;1);0)" office:value-type="float" office:value="12109139" calcext:value-type="float">
            <text:p>12109139</text:p>
          </table:table-cell>
          <table:table-cell table:formula="of:=[.AW81]+IF([.$A81]&gt;=[.AX$2];INDEX([.AX$3:.AX81];[.$A81]-[.AX$2]+1;1);0)" office:value-type="float" office:value="12113704" calcext:value-type="float">
            <text:p>12113704</text:p>
          </table:table-cell>
          <table:table-cell table:formula="of:=[.AX81]+IF([.$A81]&gt;=[.AY$2];INDEX([.AY$3:.AY81];[.$A81]-[.AY$2]+1;1);0)" office:value-type="float" office:value="12117422" calcext:value-type="float">
            <text:p>12117422</text:p>
          </table:table-cell>
          <table:table-cell table:formula="of:=[.AY81]+IF([.$A81]&gt;=[.AZ$2];INDEX([.AZ$3:.AZ81];[.$A81]-[.AZ$2]+1;1);0)" office:value-type="float" office:value="12120432" calcext:value-type="float">
            <text:p>12120432</text:p>
          </table:table-cell>
          <table:table-cell table:formula="of:=[.AZ81]+IF([.$A81]&gt;=[.BA$2];INDEX([.BA$3:.BA81];[.$A81]-[.BA$2]+1;1);0)" office:value-type="float" office:value="12122868" calcext:value-type="float">
            <text:p>12122868</text:p>
          </table:table-cell>
          <table:table-cell table:formula="of:=[.BA81]+IF([.$A81]&gt;=[.BB$2];INDEX([.BB$3:.BB81];[.$A81]-[.BB$2]+1;1);0)" office:value-type="float" office:value="12124826" calcext:value-type="float">
            <text:p>12124826</text:p>
          </table:table-cell>
          <table:table-cell table:formula="of:=[.BB81]+IF([.$A81]&gt;=[.BC$2];INDEX([.BC$3:.BC81];[.$A81]-[.BC$2]+1;1);0)" office:value-type="float" office:value="12126401" calcext:value-type="float">
            <text:p>12126401</text:p>
          </table:table-cell>
          <table:table-cell table:formula="of:=[.BC81]+IF([.$A81]&gt;=[.BD$2];INDEX([.BD$3:.BD81];[.$A81]-[.BD$2]+1;1);0)" office:value-type="float" office:value="12127656" calcext:value-type="float">
            <text:p>12127656</text:p>
          </table:table-cell>
          <table:table-cell table:formula="of:=[.BD81]+IF([.$A81]&gt;=[.BE$2];INDEX([.BE$3:.BE81];[.$A81]-[.BE$2]+1;1);0)" office:value-type="float" office:value="12128658" calcext:value-type="float">
            <text:p>12128658</text:p>
          </table:table-cell>
          <table:table-cell table:formula="of:=[.BE81]+IF([.$A81]&gt;=[.BF$2];INDEX([.BF$3:.BF81];[.$A81]-[.BF$2]+1;1);0)" office:value-type="float" office:value="12129450" calcext:value-type="float">
            <text:p>12129450</text:p>
          </table:table-cell>
          <table:table-cell table:formula="of:=[.BF81]+IF([.$A81]&gt;=[.BG$2];INDEX([.BG$3:.BG81];[.$A81]-[.BG$2]+1;1);0)" office:value-type="float" office:value="12130077" calcext:value-type="float">
            <text:p>12130077</text:p>
          </table:table-cell>
          <table:table-cell table:formula="of:=[.BG81]+IF([.$A81]&gt;=[.BH$2];INDEX([.BH$3:.BH81];[.$A81]-[.BH$2]+1;1);0)" office:value-type="float" office:value="12130567" calcext:value-type="float">
            <text:p>12130567</text:p>
          </table:table-cell>
          <table:table-cell table:formula="of:=[.BH81]+IF([.$A81]&gt;=[.BI$2];INDEX([.BI$3:.BI81];[.$A81]-[.BI$2]+1;1);0)" office:value-type="float" office:value="12130952" calcext:value-type="float">
            <text:p>12130952</text:p>
          </table:table-cell>
          <table:table-cell table:formula="of:=[.BI81]+IF([.$A81]&gt;=[.BJ$2];INDEX([.BJ$3:.BJ81];[.$A81]-[.BJ$2]+1;1);0)" office:value-type="float" office:value="12131249" calcext:value-type="float">
            <text:p>12131249</text:p>
          </table:table-cell>
          <table:table-cell table:formula="of:=[.BJ81]+IF([.$A81]&gt;=[.BK$2];INDEX([.BK$3:.BK81];[.$A81]-[.BK$2]+1;1);0)" office:value-type="float" office:value="12131480" calcext:value-type="float">
            <text:p>12131480</text:p>
          </table:table-cell>
          <table:table-cell table:formula="of:=[.BK81]+IF([.$A81]&gt;=[.BL$2];INDEX([.BL$3:.BL81];[.$A81]-[.BL$2]+1;1);0)" office:value-type="float" office:value="12131656" calcext:value-type="float">
            <text:p>12131656</text:p>
          </table:table-cell>
          <table:table-cell table:formula="of:=[.BL81]+IF([.$A81]&gt;=[.BM$2];INDEX([.BM$3:.BM81];[.$A81]-[.BM$2]+1;1);0)" office:value-type="float" office:value="12131791" calcext:value-type="float">
            <text:p>12131791</text:p>
          </table:table-cell>
          <table:table-cell table:formula="of:=[.BM81]+IF([.$A81]&gt;=[.BN$2];INDEX([.BN$3:.BN81];[.$A81]-[.BN$2]+1;1);0)" office:value-type="float" office:value="12131892" calcext:value-type="float">
            <text:p>12131892</text:p>
          </table:table-cell>
          <table:table-cell table:formula="of:=[.BN81]+IF([.$A81]&gt;=[.BO$2];INDEX([.BO$3:.BO81];[.$A81]-[.BO$2]+1;1);0)" office:value-type="float" office:value="12131969" calcext:value-type="float">
            <text:p>12131969</text:p>
          </table:table-cell>
          <table:table-cell table:formula="of:=[.BO81]+IF([.$A81]&gt;=[.BP$2];INDEX([.BP$3:.BP81];[.$A81]-[.BP$2]+1;1);0)" office:value-type="float" office:value="12132025" calcext:value-type="float">
            <text:p>12132025</text:p>
          </table:table-cell>
          <table:table-cell table:formula="of:=[.BP81]+IF([.$A81]&gt;=[.BQ$2];INDEX([.BQ$3:.BQ81];[.$A81]-[.BQ$2]+1;1);0)" office:value-type="float" office:value="12132067" calcext:value-type="float">
            <text:p>12132067</text:p>
          </table:table-cell>
          <table:table-cell table:formula="of:=[.BQ81]+IF([.$A81]&gt;=[.BR$2];INDEX([.BR$3:.BR81];[.$A81]-[.BR$2]+1;1);0)" office:value-type="float" office:value="12132097" calcext:value-type="float">
            <text:p>12132097</text:p>
          </table:table-cell>
          <table:table-cell table:formula="of:=[.BR81]+IF([.$A81]&gt;=[.BS$2];INDEX([.BS$3:.BS81];[.$A81]-[.BS$2]+1;1);0)" office:value-type="float" office:value="12132119" calcext:value-type="float">
            <text:p>12132119</text:p>
          </table:table-cell>
          <table:table-cell table:formula="of:=[.BS81]+IF([.$A81]&gt;=[.BT$2];INDEX([.BT$3:.BT81];[.$A81]-[.BT$2]+1;1);0)" office:value-type="float" office:value="12132134" calcext:value-type="float">
            <text:p>12132134</text:p>
          </table:table-cell>
          <table:table-cell table:formula="of:=[.BT81]+IF([.$A81]&gt;=[.BU$2];INDEX([.BU$3:.BU81];[.$A81]-[.BU$2]+1;1);0)" office:value-type="float" office:value="12132145" calcext:value-type="float">
            <text:p>12132145</text:p>
          </table:table-cell>
          <table:table-cell table:formula="of:=[.BU81]+IF([.$A81]&gt;=[.BV$2];INDEX([.BV$3:.BV81];[.$A81]-[.BV$2]+1;1);0)" office:value-type="float" office:value="12132152" calcext:value-type="float">
            <text:p>12132152</text:p>
          </table:table-cell>
          <table:table-cell table:formula="of:=[.BV81]+IF([.$A81]&gt;=[.BW$2];INDEX([.BW$3:.BW81];[.$A81]-[.BW$2]+1;1);0)" office:value-type="float" office:value="12132157" calcext:value-type="float">
            <text:p>12132157</text:p>
          </table:table-cell>
          <table:table-cell table:formula="of:=[.BW81]+IF([.$A81]&gt;=[.BX$2];INDEX([.BX$3:.BX81];[.$A81]-[.BX$2]+1;1);0)" office:value-type="float" office:value="12132160" calcext:value-type="float">
            <text:p>12132160</text:p>
          </table:table-cell>
          <table:table-cell table:formula="of:=[.BX81]+IF([.$A81]&gt;=[.BY$2];INDEX([.BY$3:.BY81];[.$A81]-[.BY$2]+1;1);0)" office:value-type="float" office:value="12132162" calcext:value-type="float">
            <text:p>12132162</text:p>
          </table:table-cell>
          <table:table-cell table:formula="of:=[.BY81]+IF([.$A81]&gt;=[.BZ$2];INDEX([.BZ$3:.BZ81];[.$A81]-[.BZ$2]+1;1);0)" office:value-type="float" office:value="12132163" calcext:value-type="float">
            <text:p>12132163</text:p>
          </table:table-cell>
          <table:table-cell table:formula="of:=[.BZ81]+IF([.$A81]&gt;=[.CA$2];INDEX([.CA$3:.CA81];[.$A81]-[.CA$2]+1;1);0)" office:value-type="float" office:value="12132164" calcext:value-type="float">
            <text:p>12132164</text:p>
          </table:table-cell>
          <table:table-cell table:formula="of:=[.CA81]+IF([.$A81]&gt;=[.CB$2];INDEX([.CB$3:.CB81];[.$A81]-[.CB$2]+1;1);0)" office:value-type="float" office:value="12132164" calcext:value-type="float">
            <text:p>12132164</text:p>
          </table:table-cell>
          <table:table-cell table:formula="of:=[.CB81]+IF([.$A81]&gt;=[.CC$2];INDEX([.CC$3:.CC81];[.$A81]-[.CC$2]+1;1);0)" office:value-type="float" office:value="12132164" calcext:value-type="float">
            <text:p>12132164</text:p>
          </table:table-cell>
          <table:table-cell table:formula="of:=[.CC81]+IF([.$A81]&gt;=[.CD$2];INDEX([.CD$3:.CD81];[.$A81]-[.CD$2]+1;1);0)" office:value-type="float" office:value="12132164" calcext:value-type="float">
            <text:p>12132164</text:p>
          </table:table-cell>
          <table:table-cell table:formula="of:=[.CD81]+IF([.$A81]&gt;=[.CE$2];INDEX([.CE$3:.CE81];[.$A81]-[.CE$2]+1;1);0)" office:value-type="float" office:value="12132164" calcext:value-type="float">
            <text:p>12132164</text:p>
          </table:table-cell>
          <table:table-cell table:formula="of:=[.CE81]+IF([.$A81]&gt;=[.CF$2];INDEX([.CF$3:.CF81];[.$A81]-[.CF$2]+1;1);0)" office:value-type="float" office:value="12132164" calcext:value-type="float">
            <text:p>12132164</text:p>
          </table:table-cell>
          <table:table-cell table:formula="of:=[.CF81]+IF([.$A81]&gt;=[.CG$2];INDEX([.CG$3:.CG81];[.$A81]-[.CG$2]+1;1);0)" office:value-type="float" office:value="12132164" calcext:value-type="float">
            <text:p>12132164</text:p>
          </table:table-cell>
          <table:table-cell table:formula="of:=[.CG81]+IF([.$A81]&gt;=[.CH$2];INDEX([.CH$3:.CH81];[.$A81]-[.CH$2]+1;1);0)" office:value-type="float" office:value="12132164" calcext:value-type="float">
            <text:p>12132164</text:p>
          </table:table-cell>
          <table:table-cell table:formula="of:=[.CH81]+IF([.$A81]&gt;=[.CI$2];INDEX([.CI$3:.CI81];[.$A81]-[.CI$2]+1;1);0)" office:value-type="float" office:value="12132164" calcext:value-type="float">
            <text:p>12132164</text:p>
          </table:table-cell>
          <table:table-cell table:formula="of:=[.CI81]+IF([.$A81]&gt;=[.CJ$2];INDEX([.CJ$3:.CJ81];[.$A81]-[.CJ$2]+1;1);0)" office:value-type="float" office:value="12132164" calcext:value-type="float">
            <text:p>12132164</text:p>
          </table:table-cell>
          <table:table-cell table:formula="of:=[.CJ81]+IF([.$A81]&gt;=[.CK$2];INDEX([.CK$3:.CK81];[.$A81]-[.CK$2]+1;1);0)" office:value-type="float" office:value="12132164" calcext:value-type="float">
            <text:p>12132164</text:p>
          </table:table-cell>
          <table:table-cell table:formula="of:=[.CK81]+IF([.$A81]&gt;=[.CL$2];INDEX([.CL$3:.CL81];[.$A81]-[.CL$2]+1;1);0)" office:value-type="float" office:value="12132164" calcext:value-type="float">
            <text:p>12132164</text:p>
          </table:table-cell>
          <table:table-cell table:formula="of:=[.CL81]+IF([.$A81]&gt;=[.CM$2];INDEX([.CM$3:.CM81];[.$A81]-[.CM$2]+1;1);0)" office:value-type="float" office:value="12132164" calcext:value-type="float">
            <text:p>12132164</text:p>
          </table:table-cell>
          <table:table-cell table:formula="of:=[.CM81]+IF([.$A81]&gt;=[.CN$2];INDEX([.CN$3:.CN81];[.$A81]-[.CN$2]+1;1);0)" office:value-type="float" office:value="12132164" calcext:value-type="float">
            <text:p>12132164</text:p>
          </table:table-cell>
          <table:table-cell table:formula="of:=[.CN81]+IF([.$A81]&gt;=[.CO$2];INDEX([.CO$3:.CO81];[.$A81]-[.CO$2]+1;1);0)" office:value-type="float" office:value="12132164" calcext:value-type="float">
            <text:p>12132164</text:p>
          </table:table-cell>
          <table:table-cell table:formula="of:=[.CO81]+IF([.$A81]&gt;=[.CP$2];INDEX([.CP$3:.CP81];[.$A81]-[.CP$2]+1;1);0)" office:value-type="float" office:value="12132164" calcext:value-type="float">
            <text:p>12132164</text:p>
          </table:table-cell>
          <table:table-cell table:formula="of:=[.CP81]+IF([.$A81]&gt;=[.CQ$2];INDEX([.CQ$3:.CQ81];[.$A81]-[.CQ$2]+1;1);0)" office:value-type="float" office:value="12132164" calcext:value-type="float">
            <text:p>12132164</text:p>
          </table:table-cell>
          <table:table-cell table:formula="of:=[.CQ81]+IF([.$A81]&gt;=[.CR$2];INDEX([.CR$3:.CR81];[.$A81]-[.CR$2]+1;1);0)" office:value-type="float" office:value="12132164" calcext:value-type="float">
            <text:p>12132164</text:p>
          </table:table-cell>
          <table:table-cell table:formula="of:=[.CR81]+IF([.$A81]&gt;=[.CS$2];INDEX([.CS$3:.CS81];[.$A81]-[.CS$2]+1;1);0)" office:value-type="float" office:value="12132164" calcext:value-type="float">
            <text:p>12132164</text:p>
          </table:table-cell>
          <table:table-cell table:formula="of:=[.CS81]+IF([.$A81]&gt;=[.CT$2];INDEX([.CT$3:.CT81];[.$A81]-[.CT$2]+1;1);0)" office:value-type="float" office:value="12132164" calcext:value-type="float">
            <text:p>12132164</text:p>
          </table:table-cell>
          <table:table-cell table:formula="of:=[.CT81]+IF([.$A81]&gt;=[.CU$2];INDEX([.CU$3:.CU81];[.$A81]-[.CU$2]+1;1);0)" office:value-type="float" office:value="12132164" calcext:value-type="float">
            <text:p>12132164</text:p>
          </table:table-cell>
          <table:table-cell table:formula="of:=[.CU81]+IF([.$A81]&gt;=[.CV$2];INDEX([.CV$3:.CV81];[.$A81]-[.CV$2]+1;1);0)" office:value-type="float" office:value="12132164" calcext:value-type="float">
            <text:p>12132164</text:p>
          </table:table-cell>
          <table:table-cell table:formula="of:=[.CV81]+IF([.$A81]&gt;=[.CW$2];INDEX([.CW$3:.CW81];[.$A81]-[.CW$2]+1;1);0)" office:value-type="float" office:value="12132164" calcext:value-type="float">
            <text:p>121321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1]" office:value-type="float" office:value="1" calcext:value-type="float">
            <text:p>1</text:p>
          </table:table-cell>
          <table:table-cell table:formula="of:=[.B82]+IF([.$A82]&gt;=[.C$2];INDEX([.C$3:.C82];[.$A82]-[.C$2]+1;1);0)" office:value-type="float" office:value="40" calcext:value-type="float">
            <text:p>40</text:p>
          </table:table-cell>
          <table:table-cell table:formula="of:=[.C82]+IF([.$A82]&gt;=[.D$2];INDEX([.D$3:.D82];[.$A82]-[.D$2]+1;1);0)" office:value-type="float" office:value="560" calcext:value-type="float">
            <text:p>560</text:p>
          </table:table-cell>
          <table:table-cell table:formula="of:=[.D82]+IF([.$A82]&gt;=[.E$2];INDEX([.E$3:.E82];[.$A82]-[.E$2]+1;1);0)" office:value-type="float" office:value="4109" calcext:value-type="float">
            <text:p>4109</text:p>
          </table:table-cell>
          <table:table-cell table:formula="of:=[.E82]+IF([.$A82]&gt;=[.F$2];INDEX([.F$3:.F82];[.$A82]-[.F$2]+1;1);0)" office:value-type="float" office:value="19366" calcext:value-type="float">
            <text:p>19366</text:p>
          </table:table-cell>
          <table:table-cell table:formula="of:=[.F82]+IF([.$A82]&gt;=[.G$2];INDEX([.G$3:.G82];[.$A82]-[.G$2]+1;1);0)" office:value-type="float" office:value="65827" calcext:value-type="float">
            <text:p>65827</text:p>
          </table:table-cell>
          <table:table-cell table:formula="of:=[.G82]+IF([.$A82]&gt;=[.H$2];INDEX([.H$3:.H82];[.$A82]-[.H$2]+1;1);0)" office:value-type="float" office:value="174696" calcext:value-type="float">
            <text:p>174696</text:p>
          </table:table-cell>
          <table:table-cell table:formula="of:=[.H82]+IF([.$A82]&gt;=[.I$2];INDEX([.I$3:.I82];[.$A82]-[.I$2]+1;1);0)" office:value-type="float" office:value="382641" calcext:value-type="float">
            <text:p>382641</text:p>
          </table:table-cell>
          <table:table-cell table:formula="of:=[.I82]+IF([.$A82]&gt;=[.J$2];INDEX([.J$3:.J82];[.$A82]-[.J$2]+1;1);0)" office:value-type="float" office:value="721125" calcext:value-type="float">
            <text:p>721125</text:p>
          </table:table-cell>
          <table:table-cell table:formula="of:=[.J82]+IF([.$A82]&gt;=[.K$2];INDEX([.K$3:.K82];[.$A82]-[.K$2]+1;1);0)" office:value-type="float" office:value="1206440" calcext:value-type="float">
            <text:p>1206440</text:p>
          </table:table-cell>
          <table:table-cell table:formula="of:=[.K82]+IF([.$A82]&gt;=[.L$2];INDEX([.L$3:.L82];[.$A82]-[.L$2]+1;1);0)" office:value-type="float" office:value="1835721" calcext:value-type="float">
            <text:p>1835721</text:p>
          </table:table-cell>
          <table:table-cell table:formula="of:=[.L82]+IF([.$A82]&gt;=[.M$2];INDEX([.M$3:.M82];[.$A82]-[.M$2]+1;1);0)" office:value-type="float" office:value="2588523" calcext:value-type="float">
            <text:p>2588523</text:p>
          </table:table-cell>
          <table:table-cell table:formula="of:=[.M82]+IF([.$A82]&gt;=[.N$2];INDEX([.N$3:.N82];[.$A82]-[.N$2]+1;1);0)" office:value-type="float" office:value="3433027" calcext:value-type="float">
            <text:p>3433027</text:p>
          </table:table-cell>
          <table:table-cell table:formula="of:=[.N82]+IF([.$A82]&gt;=[.O$2];INDEX([.O$3:.O82];[.$A82]-[.O$2]+1;1);0)" office:value-type="float" office:value="4332454" calcext:value-type="float">
            <text:p>4332454</text:p>
          </table:table-cell>
          <table:table-cell table:formula="of:=[.O82]+IF([.$A82]&gt;=[.P$2];INDEX([.P$3:.P82];[.$A82]-[.P$2]+1;1);0)" office:value-type="float" office:value="5251305" calcext:value-type="float">
            <text:p>5251305</text:p>
          </table:table-cell>
          <table:table-cell table:formula="of:=[.P82]+IF([.$A82]&gt;=[.Q$2];INDEX([.Q$3:.Q82];[.$A82]-[.Q$2]+1;1);0)" office:value-type="float" office:value="6158681" calcext:value-type="float">
            <text:p>6158681</text:p>
          </table:table-cell>
          <table:table-cell table:formula="of:=[.Q82]+IF([.$A82]&gt;=[.R$2];INDEX([.R$3:.R82];[.$A82]-[.R$2]+1;1);0)" office:value-type="float" office:value="7030589" calcext:value-type="float">
            <text:p>7030589</text:p>
          </table:table-cell>
          <table:table-cell table:formula="of:=[.R82]+IF([.$A82]&gt;=[.S$2];INDEX([.S$3:.S82];[.$A82]-[.S$2]+1;1);0)" office:value-type="float" office:value="7849794" calcext:value-type="float">
            <text:p>7849794</text:p>
          </table:table-cell>
          <table:table-cell table:formula="of:=[.S82]+IF([.$A82]&gt;=[.T$2];INDEX([.T$3:.T82];[.$A82]-[.T$2]+1;1);0)" office:value-type="float" office:value="8605674" calcext:value-type="float">
            <text:p>8605674</text:p>
          </table:table-cell>
          <table:table-cell table:formula="of:=[.T82]+IF([.$A82]&gt;=[.U$2];INDEX([.U$3:.U82];[.$A82]-[.U$2]+1;1);0)" office:value-type="float" office:value="9292657" calcext:value-type="float">
            <text:p>9292657</text:p>
          </table:table-cell>
          <table:table-cell table:formula="of:=[.U82]+IF([.$A82]&gt;=[.V$2];INDEX([.V$3:.V82];[.$A82]-[.V$2]+1;1);0)" office:value-type="float" office:value="9909482" calcext:value-type="float">
            <text:p>9909482</text:p>
          </table:table-cell>
          <table:table-cell table:formula="of:=[.V82]+IF([.$A82]&gt;=[.W$2];INDEX([.W$3:.W82];[.$A82]-[.W$2]+1;1);0)" office:value-type="float" office:value="10457616" calcext:value-type="float">
            <text:p>10457616</text:p>
          </table:table-cell>
          <table:table-cell table:formula="of:=[.W82]+IF([.$A82]&gt;=[.X$2];INDEX([.X$3:.X82];[.$A82]-[.X$2]+1;1);0)" office:value-type="float" office:value="10940692" calcext:value-type="float">
            <text:p>10940692</text:p>
          </table:table-cell>
          <table:table-cell table:formula="of:=[.X82]+IF([.$A82]&gt;=[.Y$2];INDEX([.Y$3:.Y82];[.$A82]-[.Y$2]+1;1);0)" office:value-type="float" office:value="11363356" calcext:value-type="float">
            <text:p>11363356</text:p>
          </table:table-cell>
          <table:table-cell table:formula="of:=[.Y82]+IF([.$A82]&gt;=[.Z$2];INDEX([.Z$3:.Z82];[.$A82]-[.Z$2]+1;1);0)" office:value-type="float" office:value="11731053" calcext:value-type="float">
            <text:p>11731053</text:p>
          </table:table-cell>
          <table:table-cell table:formula="of:=[.Z82]+IF([.$A82]&gt;=[.AA$2];INDEX([.AA$3:.AA82];[.$A82]-[.AA$2]+1;1);0)" office:value-type="float" office:value="12049252" calcext:value-type="float">
            <text:p>12049252</text:p>
          </table:table-cell>
          <table:table-cell table:formula="of:=[.AA82]+IF([.$A82]&gt;=[.AB$2];INDEX([.AB$3:.AB82];[.$A82]-[.AB$2]+1;1);0)" office:value-type="float" office:value="12323503" calcext:value-type="float">
            <text:p>12323503</text:p>
          </table:table-cell>
          <table:table-cell table:formula="of:=[.AB82]+IF([.$A82]&gt;=[.AC$2];INDEX([.AC$3:.AC82];[.$A82]-[.AC$2]+1;1);0)" office:value-type="float" office:value="12558938" calcext:value-type="float">
            <text:p>12558938</text:p>
          </table:table-cell>
          <table:table-cell table:formula="of:=[.AC82]+IF([.$A82]&gt;=[.AD$2];INDEX([.AD$3:.AD82];[.$A82]-[.AD$2]+1;1);0)" office:value-type="float" office:value="12760450" calcext:value-type="float">
            <text:p>12760450</text:p>
          </table:table-cell>
          <table:table-cell table:formula="of:=[.AD82]+IF([.$A82]&gt;=[.AE$2];INDEX([.AE$3:.AE82];[.$A82]-[.AE$2]+1;1);0)" office:value-type="float" office:value="12932378" calcext:value-type="float">
            <text:p>12932378</text:p>
          </table:table-cell>
          <table:table-cell table:formula="of:=[.AE82]+IF([.$A82]&gt;=[.AF$2];INDEX([.AF$3:.AF82];[.$A82]-[.AF$2]+1;1);0)" office:value-type="float" office:value="13078736" calcext:value-type="float">
            <text:p>13078736</text:p>
          </table:table-cell>
          <table:table-cell table:formula="of:=[.AF82]+IF([.$A82]&gt;=[.AG$2];INDEX([.AG$3:.AG82];[.$A82]-[.AG$2]+1;1);0)" office:value-type="float" office:value="13202982" calcext:value-type="float">
            <text:p>13202982</text:p>
          </table:table-cell>
          <table:table-cell table:formula="of:=[.AG82]+IF([.$A82]&gt;=[.AH$2];INDEX([.AH$3:.AH82];[.$A82]-[.AH$2]+1;1);0)" office:value-type="float" office:value="13308268" calcext:value-type="float">
            <text:p>13308268</text:p>
          </table:table-cell>
          <table:table-cell table:formula="of:=[.AH82]+IF([.$A82]&gt;=[.AI$2];INDEX([.AI$3:.AI82];[.$A82]-[.AI$2]+1;1);0)" office:value-type="float" office:value="13397263" calcext:value-type="float">
            <text:p>13397263</text:p>
          </table:table-cell>
          <table:table-cell table:formula="of:=[.AI82]+IF([.$A82]&gt;=[.AJ$2];INDEX([.AJ$3:.AJ82];[.$A82]-[.AJ$2]+1;1);0)" office:value-type="float" office:value="13472371" calcext:value-type="float">
            <text:p>13472371</text:p>
          </table:table-cell>
          <table:table-cell table:formula="of:=[.AJ82]+IF([.$A82]&gt;=[.AK$2];INDEX([.AK$3:.AK82];[.$A82]-[.AK$2]+1;1);0)" office:value-type="float" office:value="13535602" calcext:value-type="float">
            <text:p>13535602</text:p>
          </table:table-cell>
          <table:table-cell table:formula="of:=[.AK82]+IF([.$A82]&gt;=[.AL$2];INDEX([.AL$3:.AL82];[.$A82]-[.AL$2]+1;1);0)" office:value-type="float" office:value="13588764" calcext:value-type="float">
            <text:p>13588764</text:p>
          </table:table-cell>
          <table:table-cell table:formula="of:=[.AL82]+IF([.$A82]&gt;=[.AM$2];INDEX([.AM$3:.AM82];[.$A82]-[.AM$2]+1;1);0)" office:value-type="float" office:value="13633343" calcext:value-type="float">
            <text:p>13633343</text:p>
          </table:table-cell>
          <table:table-cell table:formula="of:=[.AM82]+IF([.$A82]&gt;=[.AN$2];INDEX([.AN$3:.AN82];[.$A82]-[.AN$2]+1;1);0)" office:value-type="float" office:value="13670680" calcext:value-type="float">
            <text:p>13670680</text:p>
          </table:table-cell>
          <table:table-cell table:formula="of:=[.AN82]+IF([.$A82]&gt;=[.AO$2];INDEX([.AO$3:.AO82];[.$A82]-[.AO$2]+1;1);0)" office:value-type="float" office:value="13701865" calcext:value-type="float">
            <text:p>13701865</text:p>
          </table:table-cell>
          <table:table-cell table:formula="of:=[.AO82]+IF([.$A82]&gt;=[.AP$2];INDEX([.AP$3:.AP82];[.$A82]-[.AP$2]+1;1);0)" office:value-type="float" office:value="13727880" calcext:value-type="float">
            <text:p>13727880</text:p>
          </table:table-cell>
          <table:table-cell table:formula="of:=[.AP82]+IF([.$A82]&gt;=[.AQ$2];INDEX([.AQ$3:.AQ82];[.$A82]-[.AQ$2]+1;1);0)" office:value-type="float" office:value="13749517" calcext:value-type="float">
            <text:p>13749517</text:p>
          </table:table-cell>
          <table:table-cell table:formula="of:=[.AQ82]+IF([.$A82]&gt;=[.AR$2];INDEX([.AR$3:.AR82];[.$A82]-[.AR$2]+1;1);0)" office:value-type="float" office:value="13767494" calcext:value-type="float">
            <text:p>13767494</text:p>
          </table:table-cell>
          <table:table-cell table:formula="of:=[.AR82]+IF([.$A82]&gt;=[.AS$2];INDEX([.AS$3:.AS82];[.$A82]-[.AS$2]+1;1);0)" office:value-type="float" office:value="13782377" calcext:value-type="float">
            <text:p>13782377</text:p>
          </table:table-cell>
          <table:table-cell table:formula="of:=[.AS82]+IF([.$A82]&gt;=[.AT$2];INDEX([.AT$3:.AT82];[.$A82]-[.AT$2]+1;1);0)" office:value-type="float" office:value="13794687" calcext:value-type="float">
            <text:p>13794687</text:p>
          </table:table-cell>
          <table:table-cell table:formula="of:=[.AT82]+IF([.$A82]&gt;=[.AU$2];INDEX([.AU$3:.AU82];[.$A82]-[.AU$2]+1;1);0)" office:value-type="float" office:value="13804830" calcext:value-type="float">
            <text:p>13804830</text:p>
          </table:table-cell>
          <table:table-cell table:formula="of:=[.AU82]+IF([.$A82]&gt;=[.AV$2];INDEX([.AV$3:.AV82];[.$A82]-[.AV$2]+1;1);0)" office:value-type="float" office:value="13813179" calcext:value-type="float">
            <text:p>13813179</text:p>
          </table:table-cell>
          <table:table-cell table:formula="of:=[.AV82]+IF([.$A82]&gt;=[.AW$2];INDEX([.AW$3:.AW82];[.$A82]-[.AW$2]+1;1);0)" office:value-type="float" office:value="13820021" calcext:value-type="float">
            <text:p>13820021</text:p>
          </table:table-cell>
          <table:table-cell table:formula="of:=[.AW82]+IF([.$A82]&gt;=[.AX$2];INDEX([.AX$3:.AX82];[.$A82]-[.AX$2]+1;1);0)" office:value-type="float" office:value="13825625" calcext:value-type="float">
            <text:p>13825625</text:p>
          </table:table-cell>
          <table:table-cell table:formula="of:=[.AX82]+IF([.$A82]&gt;=[.AY$2];INDEX([.AY$3:.AY82];[.$A82]-[.AY$2]+1;1);0)" office:value-type="float" office:value="13830190" calcext:value-type="float">
            <text:p>13830190</text:p>
          </table:table-cell>
          <table:table-cell table:formula="of:=[.AY82]+IF([.$A82]&gt;=[.AZ$2];INDEX([.AZ$3:.AZ82];[.$A82]-[.AZ$2]+1;1);0)" office:value-type="float" office:value="13833908" calcext:value-type="float">
            <text:p>13833908</text:p>
          </table:table-cell>
          <table:table-cell table:formula="of:=[.AZ82]+IF([.$A82]&gt;=[.BA$2];INDEX([.BA$3:.BA82];[.$A82]-[.BA$2]+1;1);0)" office:value-type="float" office:value="13836918" calcext:value-type="float">
            <text:p>13836918</text:p>
          </table:table-cell>
          <table:table-cell table:formula="of:=[.BA82]+IF([.$A82]&gt;=[.BB$2];INDEX([.BB$3:.BB82];[.$A82]-[.BB$2]+1;1);0)" office:value-type="float" office:value="13839354" calcext:value-type="float">
            <text:p>13839354</text:p>
          </table:table-cell>
          <table:table-cell table:formula="of:=[.BB82]+IF([.$A82]&gt;=[.BC$2];INDEX([.BC$3:.BC82];[.$A82]-[.BC$2]+1;1);0)" office:value-type="float" office:value="13841312" calcext:value-type="float">
            <text:p>13841312</text:p>
          </table:table-cell>
          <table:table-cell table:formula="of:=[.BC82]+IF([.$A82]&gt;=[.BD$2];INDEX([.BD$3:.BD82];[.$A82]-[.BD$2]+1;1);0)" office:value-type="float" office:value="13842887" calcext:value-type="float">
            <text:p>13842887</text:p>
          </table:table-cell>
          <table:table-cell table:formula="of:=[.BD82]+IF([.$A82]&gt;=[.BE$2];INDEX([.BE$3:.BE82];[.$A82]-[.BE$2]+1;1);0)" office:value-type="float" office:value="13844142" calcext:value-type="float">
            <text:p>13844142</text:p>
          </table:table-cell>
          <table:table-cell table:formula="of:=[.BE82]+IF([.$A82]&gt;=[.BF$2];INDEX([.BF$3:.BF82];[.$A82]-[.BF$2]+1;1);0)" office:value-type="float" office:value="13845144" calcext:value-type="float">
            <text:p>13845144</text:p>
          </table:table-cell>
          <table:table-cell table:formula="of:=[.BF82]+IF([.$A82]&gt;=[.BG$2];INDEX([.BG$3:.BG82];[.$A82]-[.BG$2]+1;1);0)" office:value-type="float" office:value="13845936" calcext:value-type="float">
            <text:p>13845936</text:p>
          </table:table-cell>
          <table:table-cell table:formula="of:=[.BG82]+IF([.$A82]&gt;=[.BH$2];INDEX([.BH$3:.BH82];[.$A82]-[.BH$2]+1;1);0)" office:value-type="float" office:value="13846563" calcext:value-type="float">
            <text:p>13846563</text:p>
          </table:table-cell>
          <table:table-cell table:formula="of:=[.BH82]+IF([.$A82]&gt;=[.BI$2];INDEX([.BI$3:.BI82];[.$A82]-[.BI$2]+1;1);0)" office:value-type="float" office:value="13847053" calcext:value-type="float">
            <text:p>13847053</text:p>
          </table:table-cell>
          <table:table-cell table:formula="of:=[.BI82]+IF([.$A82]&gt;=[.BJ$2];INDEX([.BJ$3:.BJ82];[.$A82]-[.BJ$2]+1;1);0)" office:value-type="float" office:value="13847438" calcext:value-type="float">
            <text:p>13847438</text:p>
          </table:table-cell>
          <table:table-cell table:formula="of:=[.BJ82]+IF([.$A82]&gt;=[.BK$2];INDEX([.BK$3:.BK82];[.$A82]-[.BK$2]+1;1);0)" office:value-type="float" office:value="13847735" calcext:value-type="float">
            <text:p>13847735</text:p>
          </table:table-cell>
          <table:table-cell table:formula="of:=[.BK82]+IF([.$A82]&gt;=[.BL$2];INDEX([.BL$3:.BL82];[.$A82]-[.BL$2]+1;1);0)" office:value-type="float" office:value="13847966" calcext:value-type="float">
            <text:p>13847966</text:p>
          </table:table-cell>
          <table:table-cell table:formula="of:=[.BL82]+IF([.$A82]&gt;=[.BM$2];INDEX([.BM$3:.BM82];[.$A82]-[.BM$2]+1;1);0)" office:value-type="float" office:value="13848142" calcext:value-type="float">
            <text:p>13848142</text:p>
          </table:table-cell>
          <table:table-cell table:formula="of:=[.BM82]+IF([.$A82]&gt;=[.BN$2];INDEX([.BN$3:.BN82];[.$A82]-[.BN$2]+1;1);0)" office:value-type="float" office:value="13848277" calcext:value-type="float">
            <text:p>13848277</text:p>
          </table:table-cell>
          <table:table-cell table:formula="of:=[.BN82]+IF([.$A82]&gt;=[.BO$2];INDEX([.BO$3:.BO82];[.$A82]-[.BO$2]+1;1);0)" office:value-type="float" office:value="13848378" calcext:value-type="float">
            <text:p>13848378</text:p>
          </table:table-cell>
          <table:table-cell table:formula="of:=[.BO82]+IF([.$A82]&gt;=[.BP$2];INDEX([.BP$3:.BP82];[.$A82]-[.BP$2]+1;1);0)" office:value-type="float" office:value="13848455" calcext:value-type="float">
            <text:p>13848455</text:p>
          </table:table-cell>
          <table:table-cell table:formula="of:=[.BP82]+IF([.$A82]&gt;=[.BQ$2];INDEX([.BQ$3:.BQ82];[.$A82]-[.BQ$2]+1;1);0)" office:value-type="float" office:value="13848511" calcext:value-type="float">
            <text:p>13848511</text:p>
          </table:table-cell>
          <table:table-cell table:formula="of:=[.BQ82]+IF([.$A82]&gt;=[.BR$2];INDEX([.BR$3:.BR82];[.$A82]-[.BR$2]+1;1);0)" office:value-type="float" office:value="13848553" calcext:value-type="float">
            <text:p>13848553</text:p>
          </table:table-cell>
          <table:table-cell table:formula="of:=[.BR82]+IF([.$A82]&gt;=[.BS$2];INDEX([.BS$3:.BS82];[.$A82]-[.BS$2]+1;1);0)" office:value-type="float" office:value="13848583" calcext:value-type="float">
            <text:p>13848583</text:p>
          </table:table-cell>
          <table:table-cell table:formula="of:=[.BS82]+IF([.$A82]&gt;=[.BT$2];INDEX([.BT$3:.BT82];[.$A82]-[.BT$2]+1;1);0)" office:value-type="float" office:value="13848605" calcext:value-type="float">
            <text:p>13848605</text:p>
          </table:table-cell>
          <table:table-cell table:formula="of:=[.BT82]+IF([.$A82]&gt;=[.BU$2];INDEX([.BU$3:.BU82];[.$A82]-[.BU$2]+1;1);0)" office:value-type="float" office:value="13848620" calcext:value-type="float">
            <text:p>13848620</text:p>
          </table:table-cell>
          <table:table-cell table:formula="of:=[.BU82]+IF([.$A82]&gt;=[.BV$2];INDEX([.BV$3:.BV82];[.$A82]-[.BV$2]+1;1);0)" office:value-type="float" office:value="13848631" calcext:value-type="float">
            <text:p>13848631</text:p>
          </table:table-cell>
          <table:table-cell table:formula="of:=[.BV82]+IF([.$A82]&gt;=[.BW$2];INDEX([.BW$3:.BW82];[.$A82]-[.BW$2]+1;1);0)" office:value-type="float" office:value="13848638" calcext:value-type="float">
            <text:p>13848638</text:p>
          </table:table-cell>
          <table:table-cell table:formula="of:=[.BW82]+IF([.$A82]&gt;=[.BX$2];INDEX([.BX$3:.BX82];[.$A82]-[.BX$2]+1;1);0)" office:value-type="float" office:value="13848643" calcext:value-type="float">
            <text:p>13848643</text:p>
          </table:table-cell>
          <table:table-cell table:formula="of:=[.BX82]+IF([.$A82]&gt;=[.BY$2];INDEX([.BY$3:.BY82];[.$A82]-[.BY$2]+1;1);0)" office:value-type="float" office:value="13848646" calcext:value-type="float">
            <text:p>13848646</text:p>
          </table:table-cell>
          <table:table-cell table:formula="of:=[.BY82]+IF([.$A82]&gt;=[.BZ$2];INDEX([.BZ$3:.BZ82];[.$A82]-[.BZ$2]+1;1);0)" office:value-type="float" office:value="13848648" calcext:value-type="float">
            <text:p>13848648</text:p>
          </table:table-cell>
          <table:table-cell table:formula="of:=[.BZ82]+IF([.$A82]&gt;=[.CA$2];INDEX([.CA$3:.CA82];[.$A82]-[.CA$2]+1;1);0)" office:value-type="float" office:value="13848649" calcext:value-type="float">
            <text:p>13848649</text:p>
          </table:table-cell>
          <table:table-cell table:formula="of:=[.CA82]+IF([.$A82]&gt;=[.CB$2];INDEX([.CB$3:.CB82];[.$A82]-[.CB$2]+1;1);0)" office:value-type="float" office:value="13848650" calcext:value-type="float">
            <text:p>13848650</text:p>
          </table:table-cell>
          <table:table-cell table:formula="of:=[.CB82]+IF([.$A82]&gt;=[.CC$2];INDEX([.CC$3:.CC82];[.$A82]-[.CC$2]+1;1);0)" office:value-type="float" office:value="13848650" calcext:value-type="float">
            <text:p>13848650</text:p>
          </table:table-cell>
          <table:table-cell table:formula="of:=[.CC82]+IF([.$A82]&gt;=[.CD$2];INDEX([.CD$3:.CD82];[.$A82]-[.CD$2]+1;1);0)" office:value-type="float" office:value="13848650" calcext:value-type="float">
            <text:p>13848650</text:p>
          </table:table-cell>
          <table:table-cell table:formula="of:=[.CD82]+IF([.$A82]&gt;=[.CE$2];INDEX([.CE$3:.CE82];[.$A82]-[.CE$2]+1;1);0)" office:value-type="float" office:value="13848650" calcext:value-type="float">
            <text:p>13848650</text:p>
          </table:table-cell>
          <table:table-cell table:formula="of:=[.CE82]+IF([.$A82]&gt;=[.CF$2];INDEX([.CF$3:.CF82];[.$A82]-[.CF$2]+1;1);0)" office:value-type="float" office:value="13848650" calcext:value-type="float">
            <text:p>13848650</text:p>
          </table:table-cell>
          <table:table-cell table:formula="of:=[.CF82]+IF([.$A82]&gt;=[.CG$2];INDEX([.CG$3:.CG82];[.$A82]-[.CG$2]+1;1);0)" office:value-type="float" office:value="13848650" calcext:value-type="float">
            <text:p>13848650</text:p>
          </table:table-cell>
          <table:table-cell table:formula="of:=[.CG82]+IF([.$A82]&gt;=[.CH$2];INDEX([.CH$3:.CH82];[.$A82]-[.CH$2]+1;1);0)" office:value-type="float" office:value="13848650" calcext:value-type="float">
            <text:p>13848650</text:p>
          </table:table-cell>
          <table:table-cell table:formula="of:=[.CH82]+IF([.$A82]&gt;=[.CI$2];INDEX([.CI$3:.CI82];[.$A82]-[.CI$2]+1;1);0)" office:value-type="float" office:value="13848650" calcext:value-type="float">
            <text:p>13848650</text:p>
          </table:table-cell>
          <table:table-cell table:formula="of:=[.CI82]+IF([.$A82]&gt;=[.CJ$2];INDEX([.CJ$3:.CJ82];[.$A82]-[.CJ$2]+1;1);0)" office:value-type="float" office:value="13848650" calcext:value-type="float">
            <text:p>13848650</text:p>
          </table:table-cell>
          <table:table-cell table:formula="of:=[.CJ82]+IF([.$A82]&gt;=[.CK$2];INDEX([.CK$3:.CK82];[.$A82]-[.CK$2]+1;1);0)" office:value-type="float" office:value="13848650" calcext:value-type="float">
            <text:p>13848650</text:p>
          </table:table-cell>
          <table:table-cell table:formula="of:=[.CK82]+IF([.$A82]&gt;=[.CL$2];INDEX([.CL$3:.CL82];[.$A82]-[.CL$2]+1;1);0)" office:value-type="float" office:value="13848650" calcext:value-type="float">
            <text:p>13848650</text:p>
          </table:table-cell>
          <table:table-cell table:formula="of:=[.CL82]+IF([.$A82]&gt;=[.CM$2];INDEX([.CM$3:.CM82];[.$A82]-[.CM$2]+1;1);0)" office:value-type="float" office:value="13848650" calcext:value-type="float">
            <text:p>13848650</text:p>
          </table:table-cell>
          <table:table-cell table:formula="of:=[.CM82]+IF([.$A82]&gt;=[.CN$2];INDEX([.CN$3:.CN82];[.$A82]-[.CN$2]+1;1);0)" office:value-type="float" office:value="13848650" calcext:value-type="float">
            <text:p>13848650</text:p>
          </table:table-cell>
          <table:table-cell table:formula="of:=[.CN82]+IF([.$A82]&gt;=[.CO$2];INDEX([.CO$3:.CO82];[.$A82]-[.CO$2]+1;1);0)" office:value-type="float" office:value="13848650" calcext:value-type="float">
            <text:p>13848650</text:p>
          </table:table-cell>
          <table:table-cell table:formula="of:=[.CO82]+IF([.$A82]&gt;=[.CP$2];INDEX([.CP$3:.CP82];[.$A82]-[.CP$2]+1;1);0)" office:value-type="float" office:value="13848650" calcext:value-type="float">
            <text:p>13848650</text:p>
          </table:table-cell>
          <table:table-cell table:formula="of:=[.CP82]+IF([.$A82]&gt;=[.CQ$2];INDEX([.CQ$3:.CQ82];[.$A82]-[.CQ$2]+1;1);0)" office:value-type="float" office:value="13848650" calcext:value-type="float">
            <text:p>13848650</text:p>
          </table:table-cell>
          <table:table-cell table:formula="of:=[.CQ82]+IF([.$A82]&gt;=[.CR$2];INDEX([.CR$3:.CR82];[.$A82]-[.CR$2]+1;1);0)" office:value-type="float" office:value="13848650" calcext:value-type="float">
            <text:p>13848650</text:p>
          </table:table-cell>
          <table:table-cell table:formula="of:=[.CR82]+IF([.$A82]&gt;=[.CS$2];INDEX([.CS$3:.CS82];[.$A82]-[.CS$2]+1;1);0)" office:value-type="float" office:value="13848650" calcext:value-type="float">
            <text:p>13848650</text:p>
          </table:table-cell>
          <table:table-cell table:formula="of:=[.CS82]+IF([.$A82]&gt;=[.CT$2];INDEX([.CT$3:.CT82];[.$A82]-[.CT$2]+1;1);0)" office:value-type="float" office:value="13848650" calcext:value-type="float">
            <text:p>13848650</text:p>
          </table:table-cell>
          <table:table-cell table:formula="of:=[.CT82]+IF([.$A82]&gt;=[.CU$2];INDEX([.CU$3:.CU82];[.$A82]-[.CU$2]+1;1);0)" office:value-type="float" office:value="13848650" calcext:value-type="float">
            <text:p>13848650</text:p>
          </table:table-cell>
          <table:table-cell table:formula="of:=[.CU82]+IF([.$A82]&gt;=[.CV$2];INDEX([.CV$3:.CV82];[.$A82]-[.CV$2]+1;1);0)" office:value-type="float" office:value="13848650" calcext:value-type="float">
            <text:p>13848650</text:p>
          </table:table-cell>
          <table:table-cell table:formula="of:=[.CV82]+IF([.$A82]&gt;=[.CW$2];INDEX([.CW$3:.CW82];[.$A82]-[.CW$2]+1;1);0)" office:value-type="float" office:value="13848650" calcext:value-type="float">
            <text:p>138486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2]" office:value-type="float" office:value="1" calcext:value-type="float">
            <text:p>1</text:p>
          </table:table-cell>
          <table:table-cell table:formula="of:=[.B83]+IF([.$A83]&gt;=[.C$2];INDEX([.C$3:.C83];[.$A83]-[.C$2]+1;1);0)" office:value-type="float" office:value="41" calcext:value-type="float">
            <text:p>41</text:p>
          </table:table-cell>
          <table:table-cell table:formula="of:=[.C83]+IF([.$A83]&gt;=[.D$2];INDEX([.D$3:.D83];[.$A83]-[.D$2]+1;1);0)" office:value-type="float" office:value="574" calcext:value-type="float">
            <text:p>574</text:p>
          </table:table-cell>
          <table:table-cell table:formula="of:=[.D83]+IF([.$A83]&gt;=[.E$2];INDEX([.E$3:.E83];[.$A83]-[.E$2]+1;1);0)" office:value-type="float" office:value="4263" calcext:value-type="float">
            <text:p>4263</text:p>
          </table:table-cell>
          <table:table-cell table:formula="of:=[.E83]+IF([.$A83]&gt;=[.F$2];INDEX([.F$3:.F83];[.$A83]-[.F$2]+1;1);0)" office:value-type="float" office:value="20282" calcext:value-type="float">
            <text:p>20282</text:p>
          </table:table-cell>
          <table:table-cell table:formula="of:=[.F83]+IF([.$A83]&gt;=[.G$2];INDEX([.G$3:.G83];[.$A83]-[.G$2]+1;1);0)" office:value-type="float" office:value="69624" calcext:value-type="float">
            <text:p>69624</text:p>
          </table:table-cell>
          <table:table-cell table:formula="of:=[.G83]+IF([.$A83]&gt;=[.H$2];INDEX([.H$3:.H83];[.$A83]-[.H$2]+1;1);0)" office:value-type="float" office:value="186366" calcext:value-type="float">
            <text:p>186366</text:p>
          </table:table-cell>
          <table:table-cell table:formula="of:=[.H83]+IF([.$A83]&gt;=[.I$2];INDEX([.I$3:.I83];[.$A83]-[.I$2]+1;1);0)" office:value-type="float" office:value="411498" calcext:value-type="float">
            <text:p>411498</text:p>
          </table:table-cell>
          <table:table-cell table:formula="of:=[.I83]+IF([.$A83]&gt;=[.J$2];INDEX([.J$3:.J83];[.$A83]-[.J$2]+1;1);0)" office:value-type="float" office:value="780997" calcext:value-type="float">
            <text:p>780997</text:p>
          </table:table-cell>
          <table:table-cell table:formula="of:=[.J83]+IF([.$A83]&gt;=[.K$2];INDEX([.K$3:.K83];[.$A83]-[.K$2]+1;1);0)" office:value-type="float" office:value="1314972" calcext:value-type="float">
            <text:p>1314972</text:p>
          </table:table-cell>
          <table:table-cell table:formula="of:=[.K83]+IF([.$A83]&gt;=[.L$2];INDEX([.L$3:.L83];[.$A83]-[.L$2]+1;1);0)" office:value-type="float" office:value="2012069" calcext:value-type="float">
            <text:p>2012069</text:p>
          </table:table-cell>
          <table:table-cell table:formula="of:=[.L83]+IF([.$A83]&gt;=[.M$2];INDEX([.M$3:.M83];[.$A83]-[.M$2]+1;1);0)" office:value-type="float" office:value="2851355" calcext:value-type="float">
            <text:p>2851355</text:p>
          </table:table-cell>
          <table:table-cell table:formula="of:=[.M83]+IF([.$A83]&gt;=[.N$2];INDEX([.N$3:.N83];[.$A83]-[.N$2]+1;1);0)" office:value-type="float" office:value="3798063" calcext:value-type="float">
            <text:p>3798063</text:p>
          </table:table-cell>
          <table:table-cell table:formula="of:=[.N83]+IF([.$A83]&gt;=[.O$2];INDEX([.O$3:.O83];[.$A83]-[.O$2]+1;1);0)" office:value-type="float" office:value="4811594" calcext:value-type="float">
            <text:p>4811594</text:p>
          </table:table-cell>
          <table:table-cell table:formula="of:=[.O83]+IF([.$A83]&gt;=[.P$2];INDEX([.P$3:.P83];[.$A83]-[.P$2]+1;1);0)" office:value-type="float" office:value="5851608" calcext:value-type="float">
            <text:p>5851608</text:p>
          </table:table-cell>
          <table:table-cell table:formula="of:=[.P83]+IF([.$A83]&gt;=[.Q$2];INDEX([.Q$3:.Q83];[.$A83]-[.Q$2]+1;1);0)" office:value-type="float" office:value="6882999" calcext:value-type="float">
            <text:p>6882999</text:p>
          </table:table-cell>
          <table:table-cell table:formula="of:=[.Q83]+IF([.$A83]&gt;=[.R$2];INDEX([.R$3:.R83];[.$A83]-[.R$2]+1;1);0)" office:value-type="float" office:value="7877643" calcext:value-type="float">
            <text:p>7877643</text:p>
          </table:table-cell>
          <table:table-cell table:formula="of:=[.R83]+IF([.$A83]&gt;=[.S$2];INDEX([.S$3:.S83];[.$A83]-[.S$2]+1;1);0)" office:value-type="float" office:value="8815458" calcext:value-type="float">
            <text:p>8815458</text:p>
          </table:table-cell>
          <table:table-cell table:formula="of:=[.S83]+IF([.$A83]&gt;=[.T$2];INDEX([.T$3:.T83];[.$A83]-[.T$2]+1;1);0)" office:value-type="float" office:value="9683331" calcext:value-type="float">
            <text:p>9683331</text:p>
          </table:table-cell>
          <table:table-cell table:formula="of:=[.T83]+IF([.$A83]&gt;=[.U$2];INDEX([.U$3:.U83];[.$A83]-[.U$2]+1;1);0)" office:value-type="float" office:value="10474462" calcext:value-type="float">
            <text:p>10474462</text:p>
          </table:table-cell>
          <table:table-cell table:formula="of:=[.U83]+IF([.$A83]&gt;=[.V$2];INDEX([.V$3:.V83];[.$A83]-[.V$2]+1;1);0)" office:value-type="float" office:value="11186545" calcext:value-type="float">
            <text:p>11186545</text:p>
          </table:table-cell>
          <table:table-cell table:formula="of:=[.V83]+IF([.$A83]&gt;=[.W$2];INDEX([.W$3:.W83];[.$A83]-[.W$2]+1;1);0)" office:value-type="float" office:value="11820974" calcext:value-type="float">
            <text:p>11820974</text:p>
          </table:table-cell>
          <table:table-cell table:formula="of:=[.W83]+IF([.$A83]&gt;=[.X$2];INDEX([.X$3:.X83];[.$A83]-[.X$2]+1;1);0)" office:value-type="float" office:value="12381279" calcext:value-type="float">
            <text:p>12381279</text:p>
          </table:table-cell>
          <table:table-cell table:formula="of:=[.X83]+IF([.$A83]&gt;=[.Y$2];INDEX([.Y$3:.Y83];[.$A83]-[.Y$2]+1;1);0)" office:value-type="float" office:value="12872659" calcext:value-type="float">
            <text:p>12872659</text:p>
          </table:table-cell>
          <table:table-cell table:formula="of:=[.Y83]+IF([.$A83]&gt;=[.Z$2];INDEX([.Z$3:.Z83];[.$A83]-[.Z$2]+1;1);0)" office:value-type="float" office:value="13300915" calcext:value-type="float">
            <text:p>13300915</text:p>
          </table:table-cell>
          <table:table-cell table:formula="of:=[.Z83]+IF([.$A83]&gt;=[.AA$2];INDEX([.AA$3:.AA83];[.$A83]-[.AA$2]+1;1);0)" office:value-type="float" office:value="13672328" calcext:value-type="float">
            <text:p>13672328</text:p>
          </table:table-cell>
          <table:table-cell table:formula="of:=[.AA83]+IF([.$A83]&gt;=[.AB$2];INDEX([.AB$3:.AB83];[.$A83]-[.AB$2]+1;1);0)" office:value-type="float" office:value="13992963" calcext:value-type="float">
            <text:p>13992963</text:p>
          </table:table-cell>
          <table:table-cell table:formula="of:=[.AB83]+IF([.$A83]&gt;=[.AC$2];INDEX([.AC$3:.AC83];[.$A83]-[.AC$2]+1;1);0)" office:value-type="float" office:value="14268789" calcext:value-type="float">
            <text:p>14268789</text:p>
          </table:table-cell>
          <table:table-cell table:formula="of:=[.AC83]+IF([.$A83]&gt;=[.AD$2];INDEX([.AD$3:.AD83];[.$A83]-[.AD$2]+1;1);0)" office:value-type="float" office:value="14505226" calcext:value-type="float">
            <text:p>14505226</text:p>
          </table:table-cell>
          <table:table-cell table:formula="of:=[.AD83]+IF([.$A83]&gt;=[.AE$2];INDEX([.AE$3:.AE83];[.$A83]-[.AE$2]+1;1);0)" office:value-type="float" office:value="14707365" calcext:value-type="float">
            <text:p>14707365</text:p>
          </table:table-cell>
          <table:table-cell table:formula="of:=[.AE83]+IF([.$A83]&gt;=[.AF$2];INDEX([.AF$3:.AF83];[.$A83]-[.AF$2]+1;1);0)" office:value-type="float" office:value="14879678" calcext:value-type="float">
            <text:p>14879678</text:p>
          </table:table-cell>
          <table:table-cell table:formula="of:=[.AF83]+IF([.$A83]&gt;=[.AG$2];INDEX([.AG$3:.AG83];[.$A83]-[.AG$2]+1;1);0)" office:value-type="float" office:value="15026267" calcext:value-type="float">
            <text:p>15026267</text:p>
          </table:table-cell>
          <table:table-cell table:formula="of:=[.AG83]+IF([.$A83]&gt;=[.AH$2];INDEX([.AH$3:.AH83];[.$A83]-[.AH$2]+1;1);0)" office:value-type="float" office:value="15150648" calcext:value-type="float">
            <text:p>15150648</text:p>
          </table:table-cell>
          <table:table-cell table:formula="of:=[.AH83]+IF([.$A83]&gt;=[.AI$2];INDEX([.AI$3:.AI83];[.$A83]-[.AI$2]+1;1);0)" office:value-type="float" office:value="15256011" calcext:value-type="float">
            <text:p>15256011</text:p>
          </table:table-cell>
          <table:table-cell table:formula="of:=[.AI83]+IF([.$A83]&gt;=[.AJ$2];INDEX([.AJ$3:.AJ83];[.$A83]-[.AJ$2]+1;1);0)" office:value-type="float" office:value="15345048" calcext:value-type="float">
            <text:p>15345048</text:p>
          </table:table-cell>
          <table:table-cell table:formula="of:=[.AJ83]+IF([.$A83]&gt;=[.AK$2];INDEX([.AK$3:.AK83];[.$A83]-[.AK$2]+1;1);0)" office:value-type="float" office:value="15420178" calcext:value-type="float">
            <text:p>15420178</text:p>
          </table:table-cell>
          <table:table-cell table:formula="of:=[.AK83]+IF([.$A83]&gt;=[.AL$2];INDEX([.AL$3:.AL83];[.$A83]-[.AL$2]+1;1);0)" office:value-type="float" office:value="15483420" calcext:value-type="float">
            <text:p>15483420</text:p>
          </table:table-cell>
          <table:table-cell table:formula="of:=[.AL83]+IF([.$A83]&gt;=[.AM$2];INDEX([.AM$3:.AM83];[.$A83]-[.AM$2]+1;1);0)" office:value-type="float" office:value="15536587" calcext:value-type="float">
            <text:p>15536587</text:p>
          </table:table-cell>
          <table:table-cell table:formula="of:=[.AM83]+IF([.$A83]&gt;=[.AN$2];INDEX([.AN$3:.AN83];[.$A83]-[.AN$2]+1;1);0)" office:value-type="float" office:value="15581168" calcext:value-type="float">
            <text:p>15581168</text:p>
          </table:table-cell>
          <table:table-cell table:formula="of:=[.AN83]+IF([.$A83]&gt;=[.AO$2];INDEX([.AO$3:.AO83];[.$A83]-[.AO$2]+1;1);0)" office:value-type="float" office:value="15618506" calcext:value-type="float">
            <text:p>15618506</text:p>
          </table:table-cell>
          <table:table-cell table:formula="of:=[.AO83]+IF([.$A83]&gt;=[.AP$2];INDEX([.AP$3:.AP83];[.$A83]-[.AP$2]+1;1);0)" office:value-type="float" office:value="15649691" calcext:value-type="float">
            <text:p>15649691</text:p>
          </table:table-cell>
          <table:table-cell table:formula="of:=[.AP83]+IF([.$A83]&gt;=[.AQ$2];INDEX([.AQ$3:.AQ83];[.$A83]-[.AQ$2]+1;1);0)" office:value-type="float" office:value="15675706" calcext:value-type="float">
            <text:p>15675706</text:p>
          </table:table-cell>
          <table:table-cell table:formula="of:=[.AQ83]+IF([.$A83]&gt;=[.AR$2];INDEX([.AR$3:.AR83];[.$A83]-[.AR$2]+1;1);0)" office:value-type="float" office:value="15697343" calcext:value-type="float">
            <text:p>15697343</text:p>
          </table:table-cell>
          <table:table-cell table:formula="of:=[.AR83]+IF([.$A83]&gt;=[.AS$2];INDEX([.AS$3:.AS83];[.$A83]-[.AS$2]+1;1);0)" office:value-type="float" office:value="15715320" calcext:value-type="float">
            <text:p>15715320</text:p>
          </table:table-cell>
          <table:table-cell table:formula="of:=[.AS83]+IF([.$A83]&gt;=[.AT$2];INDEX([.AT$3:.AT83];[.$A83]-[.AT$2]+1;1);0)" office:value-type="float" office:value="15730203" calcext:value-type="float">
            <text:p>15730203</text:p>
          </table:table-cell>
          <table:table-cell table:formula="of:=[.AT83]+IF([.$A83]&gt;=[.AU$2];INDEX([.AU$3:.AU83];[.$A83]-[.AU$2]+1;1);0)" office:value-type="float" office:value="15742513" calcext:value-type="float">
            <text:p>15742513</text:p>
          </table:table-cell>
          <table:table-cell table:formula="of:=[.AU83]+IF([.$A83]&gt;=[.AV$2];INDEX([.AV$3:.AV83];[.$A83]-[.AV$2]+1;1);0)" office:value-type="float" office:value="15752656" calcext:value-type="float">
            <text:p>15752656</text:p>
          </table:table-cell>
          <table:table-cell table:formula="of:=[.AV83]+IF([.$A83]&gt;=[.AW$2];INDEX([.AW$3:.AW83];[.$A83]-[.AW$2]+1;1);0)" office:value-type="float" office:value="15761005" calcext:value-type="float">
            <text:p>15761005</text:p>
          </table:table-cell>
          <table:table-cell table:formula="of:=[.AW83]+IF([.$A83]&gt;=[.AX$2];INDEX([.AX$3:.AX83];[.$A83]-[.AX$2]+1;1);0)" office:value-type="float" office:value="15767847" calcext:value-type="float">
            <text:p>15767847</text:p>
          </table:table-cell>
          <table:table-cell table:formula="of:=[.AX83]+IF([.$A83]&gt;=[.AY$2];INDEX([.AY$3:.AY83];[.$A83]-[.AY$2]+1;1);0)" office:value-type="float" office:value="15773451" calcext:value-type="float">
            <text:p>15773451</text:p>
          </table:table-cell>
          <table:table-cell table:formula="of:=[.AY83]+IF([.$A83]&gt;=[.AZ$2];INDEX([.AZ$3:.AZ83];[.$A83]-[.AZ$2]+1;1);0)" office:value-type="float" office:value="15778016" calcext:value-type="float">
            <text:p>15778016</text:p>
          </table:table-cell>
          <table:table-cell table:formula="of:=[.AZ83]+IF([.$A83]&gt;=[.BA$2];INDEX([.BA$3:.BA83];[.$A83]-[.BA$2]+1;1);0)" office:value-type="float" office:value="15781734" calcext:value-type="float">
            <text:p>15781734</text:p>
          </table:table-cell>
          <table:table-cell table:formula="of:=[.BA83]+IF([.$A83]&gt;=[.BB$2];INDEX([.BB$3:.BB83];[.$A83]-[.BB$2]+1;1);0)" office:value-type="float" office:value="15784744" calcext:value-type="float">
            <text:p>15784744</text:p>
          </table:table-cell>
          <table:table-cell table:formula="of:=[.BB83]+IF([.$A83]&gt;=[.BC$2];INDEX([.BC$3:.BC83];[.$A83]-[.BC$2]+1;1);0)" office:value-type="float" office:value="15787180" calcext:value-type="float">
            <text:p>15787180</text:p>
          </table:table-cell>
          <table:table-cell table:formula="of:=[.BC83]+IF([.$A83]&gt;=[.BD$2];INDEX([.BD$3:.BD83];[.$A83]-[.BD$2]+1;1);0)" office:value-type="float" office:value="15789138" calcext:value-type="float">
            <text:p>15789138</text:p>
          </table:table-cell>
          <table:table-cell table:formula="of:=[.BD83]+IF([.$A83]&gt;=[.BE$2];INDEX([.BE$3:.BE83];[.$A83]-[.BE$2]+1;1);0)" office:value-type="float" office:value="15790713" calcext:value-type="float">
            <text:p>15790713</text:p>
          </table:table-cell>
          <table:table-cell table:formula="of:=[.BE83]+IF([.$A83]&gt;=[.BF$2];INDEX([.BF$3:.BF83];[.$A83]-[.BF$2]+1;1);0)" office:value-type="float" office:value="15791968" calcext:value-type="float">
            <text:p>15791968</text:p>
          </table:table-cell>
          <table:table-cell table:formula="of:=[.BF83]+IF([.$A83]&gt;=[.BG$2];INDEX([.BG$3:.BG83];[.$A83]-[.BG$2]+1;1);0)" office:value-type="float" office:value="15792970" calcext:value-type="float">
            <text:p>15792970</text:p>
          </table:table-cell>
          <table:table-cell table:formula="of:=[.BG83]+IF([.$A83]&gt;=[.BH$2];INDEX([.BH$3:.BH83];[.$A83]-[.BH$2]+1;1);0)" office:value-type="float" office:value="15793762" calcext:value-type="float">
            <text:p>15793762</text:p>
          </table:table-cell>
          <table:table-cell table:formula="of:=[.BH83]+IF([.$A83]&gt;=[.BI$2];INDEX([.BI$3:.BI83];[.$A83]-[.BI$2]+1;1);0)" office:value-type="float" office:value="15794389" calcext:value-type="float">
            <text:p>15794389</text:p>
          </table:table-cell>
          <table:table-cell table:formula="of:=[.BI83]+IF([.$A83]&gt;=[.BJ$2];INDEX([.BJ$3:.BJ83];[.$A83]-[.BJ$2]+1;1);0)" office:value-type="float" office:value="15794879" calcext:value-type="float">
            <text:p>15794879</text:p>
          </table:table-cell>
          <table:table-cell table:formula="of:=[.BJ83]+IF([.$A83]&gt;=[.BK$2];INDEX([.BK$3:.BK83];[.$A83]-[.BK$2]+1;1);0)" office:value-type="float" office:value="15795264" calcext:value-type="float">
            <text:p>15795264</text:p>
          </table:table-cell>
          <table:table-cell table:formula="of:=[.BK83]+IF([.$A83]&gt;=[.BL$2];INDEX([.BL$3:.BL83];[.$A83]-[.BL$2]+1;1);0)" office:value-type="float" office:value="15795561" calcext:value-type="float">
            <text:p>15795561</text:p>
          </table:table-cell>
          <table:table-cell table:formula="of:=[.BL83]+IF([.$A83]&gt;=[.BM$2];INDEX([.BM$3:.BM83];[.$A83]-[.BM$2]+1;1);0)" office:value-type="float" office:value="15795792" calcext:value-type="float">
            <text:p>15795792</text:p>
          </table:table-cell>
          <table:table-cell table:formula="of:=[.BM83]+IF([.$A83]&gt;=[.BN$2];INDEX([.BN$3:.BN83];[.$A83]-[.BN$2]+1;1);0)" office:value-type="float" office:value="15795968" calcext:value-type="float">
            <text:p>15795968</text:p>
          </table:table-cell>
          <table:table-cell table:formula="of:=[.BN83]+IF([.$A83]&gt;=[.BO$2];INDEX([.BO$3:.BO83];[.$A83]-[.BO$2]+1;1);0)" office:value-type="float" office:value="15796103" calcext:value-type="float">
            <text:p>15796103</text:p>
          </table:table-cell>
          <table:table-cell table:formula="of:=[.BO83]+IF([.$A83]&gt;=[.BP$2];INDEX([.BP$3:.BP83];[.$A83]-[.BP$2]+1;1);0)" office:value-type="float" office:value="15796204" calcext:value-type="float">
            <text:p>15796204</text:p>
          </table:table-cell>
          <table:table-cell table:formula="of:=[.BP83]+IF([.$A83]&gt;=[.BQ$2];INDEX([.BQ$3:.BQ83];[.$A83]-[.BQ$2]+1;1);0)" office:value-type="float" office:value="15796281" calcext:value-type="float">
            <text:p>15796281</text:p>
          </table:table-cell>
          <table:table-cell table:formula="of:=[.BQ83]+IF([.$A83]&gt;=[.BR$2];INDEX([.BR$3:.BR83];[.$A83]-[.BR$2]+1;1);0)" office:value-type="float" office:value="15796337" calcext:value-type="float">
            <text:p>15796337</text:p>
          </table:table-cell>
          <table:table-cell table:formula="of:=[.BR83]+IF([.$A83]&gt;=[.BS$2];INDEX([.BS$3:.BS83];[.$A83]-[.BS$2]+1;1);0)" office:value-type="float" office:value="15796379" calcext:value-type="float">
            <text:p>15796379</text:p>
          </table:table-cell>
          <table:table-cell table:formula="of:=[.BS83]+IF([.$A83]&gt;=[.BT$2];INDEX([.BT$3:.BT83];[.$A83]-[.BT$2]+1;1);0)" office:value-type="float" office:value="15796409" calcext:value-type="float">
            <text:p>15796409</text:p>
          </table:table-cell>
          <table:table-cell table:formula="of:=[.BT83]+IF([.$A83]&gt;=[.BU$2];INDEX([.BU$3:.BU83];[.$A83]-[.BU$2]+1;1);0)" office:value-type="float" office:value="15796431" calcext:value-type="float">
            <text:p>15796431</text:p>
          </table:table-cell>
          <table:table-cell table:formula="of:=[.BU83]+IF([.$A83]&gt;=[.BV$2];INDEX([.BV$3:.BV83];[.$A83]-[.BV$2]+1;1);0)" office:value-type="float" office:value="15796446" calcext:value-type="float">
            <text:p>15796446</text:p>
          </table:table-cell>
          <table:table-cell table:formula="of:=[.BV83]+IF([.$A83]&gt;=[.BW$2];INDEX([.BW$3:.BW83];[.$A83]-[.BW$2]+1;1);0)" office:value-type="float" office:value="15796457" calcext:value-type="float">
            <text:p>15796457</text:p>
          </table:table-cell>
          <table:table-cell table:formula="of:=[.BW83]+IF([.$A83]&gt;=[.BX$2];INDEX([.BX$3:.BX83];[.$A83]-[.BX$2]+1;1);0)" office:value-type="float" office:value="15796464" calcext:value-type="float">
            <text:p>15796464</text:p>
          </table:table-cell>
          <table:table-cell table:formula="of:=[.BX83]+IF([.$A83]&gt;=[.BY$2];INDEX([.BY$3:.BY83];[.$A83]-[.BY$2]+1;1);0)" office:value-type="float" office:value="15796469" calcext:value-type="float">
            <text:p>15796469</text:p>
          </table:table-cell>
          <table:table-cell table:formula="of:=[.BY83]+IF([.$A83]&gt;=[.BZ$2];INDEX([.BZ$3:.BZ83];[.$A83]-[.BZ$2]+1;1);0)" office:value-type="float" office:value="15796472" calcext:value-type="float">
            <text:p>15796472</text:p>
          </table:table-cell>
          <table:table-cell table:formula="of:=[.BZ83]+IF([.$A83]&gt;=[.CA$2];INDEX([.CA$3:.CA83];[.$A83]-[.CA$2]+1;1);0)" office:value-type="float" office:value="15796474" calcext:value-type="float">
            <text:p>15796474</text:p>
          </table:table-cell>
          <table:table-cell table:formula="of:=[.CA83]+IF([.$A83]&gt;=[.CB$2];INDEX([.CB$3:.CB83];[.$A83]-[.CB$2]+1;1);0)" office:value-type="float" office:value="15796475" calcext:value-type="float">
            <text:p>15796475</text:p>
          </table:table-cell>
          <table:table-cell table:formula="of:=[.CB83]+IF([.$A83]&gt;=[.CC$2];INDEX([.CC$3:.CC83];[.$A83]-[.CC$2]+1;1);0)" office:value-type="float" office:value="15796476" calcext:value-type="float">
            <text:p>15796476</text:p>
          </table:table-cell>
          <table:table-cell table:formula="of:=[.CC83]+IF([.$A83]&gt;=[.CD$2];INDEX([.CD$3:.CD83];[.$A83]-[.CD$2]+1;1);0)" office:value-type="float" office:value="15796476" calcext:value-type="float">
            <text:p>15796476</text:p>
          </table:table-cell>
          <table:table-cell table:formula="of:=[.CD83]+IF([.$A83]&gt;=[.CE$2];INDEX([.CE$3:.CE83];[.$A83]-[.CE$2]+1;1);0)" office:value-type="float" office:value="15796476" calcext:value-type="float">
            <text:p>15796476</text:p>
          </table:table-cell>
          <table:table-cell table:formula="of:=[.CE83]+IF([.$A83]&gt;=[.CF$2];INDEX([.CF$3:.CF83];[.$A83]-[.CF$2]+1;1);0)" office:value-type="float" office:value="15796476" calcext:value-type="float">
            <text:p>15796476</text:p>
          </table:table-cell>
          <table:table-cell table:formula="of:=[.CF83]+IF([.$A83]&gt;=[.CG$2];INDEX([.CG$3:.CG83];[.$A83]-[.CG$2]+1;1);0)" office:value-type="float" office:value="15796476" calcext:value-type="float">
            <text:p>15796476</text:p>
          </table:table-cell>
          <table:table-cell table:formula="of:=[.CG83]+IF([.$A83]&gt;=[.CH$2];INDEX([.CH$3:.CH83];[.$A83]-[.CH$2]+1;1);0)" office:value-type="float" office:value="15796476" calcext:value-type="float">
            <text:p>15796476</text:p>
          </table:table-cell>
          <table:table-cell table:formula="of:=[.CH83]+IF([.$A83]&gt;=[.CI$2];INDEX([.CI$3:.CI83];[.$A83]-[.CI$2]+1;1);0)" office:value-type="float" office:value="15796476" calcext:value-type="float">
            <text:p>15796476</text:p>
          </table:table-cell>
          <table:table-cell table:formula="of:=[.CI83]+IF([.$A83]&gt;=[.CJ$2];INDEX([.CJ$3:.CJ83];[.$A83]-[.CJ$2]+1;1);0)" office:value-type="float" office:value="15796476" calcext:value-type="float">
            <text:p>15796476</text:p>
          </table:table-cell>
          <table:table-cell table:formula="of:=[.CJ83]+IF([.$A83]&gt;=[.CK$2];INDEX([.CK$3:.CK83];[.$A83]-[.CK$2]+1;1);0)" office:value-type="float" office:value="15796476" calcext:value-type="float">
            <text:p>15796476</text:p>
          </table:table-cell>
          <table:table-cell table:formula="of:=[.CK83]+IF([.$A83]&gt;=[.CL$2];INDEX([.CL$3:.CL83];[.$A83]-[.CL$2]+1;1);0)" office:value-type="float" office:value="15796476" calcext:value-type="float">
            <text:p>15796476</text:p>
          </table:table-cell>
          <table:table-cell table:formula="of:=[.CL83]+IF([.$A83]&gt;=[.CM$2];INDEX([.CM$3:.CM83];[.$A83]-[.CM$2]+1;1);0)" office:value-type="float" office:value="15796476" calcext:value-type="float">
            <text:p>15796476</text:p>
          </table:table-cell>
          <table:table-cell table:formula="of:=[.CM83]+IF([.$A83]&gt;=[.CN$2];INDEX([.CN$3:.CN83];[.$A83]-[.CN$2]+1;1);0)" office:value-type="float" office:value="15796476" calcext:value-type="float">
            <text:p>15796476</text:p>
          </table:table-cell>
          <table:table-cell table:formula="of:=[.CN83]+IF([.$A83]&gt;=[.CO$2];INDEX([.CO$3:.CO83];[.$A83]-[.CO$2]+1;1);0)" office:value-type="float" office:value="15796476" calcext:value-type="float">
            <text:p>15796476</text:p>
          </table:table-cell>
          <table:table-cell table:formula="of:=[.CO83]+IF([.$A83]&gt;=[.CP$2];INDEX([.CP$3:.CP83];[.$A83]-[.CP$2]+1;1);0)" office:value-type="float" office:value="15796476" calcext:value-type="float">
            <text:p>15796476</text:p>
          </table:table-cell>
          <table:table-cell table:formula="of:=[.CP83]+IF([.$A83]&gt;=[.CQ$2];INDEX([.CQ$3:.CQ83];[.$A83]-[.CQ$2]+1;1);0)" office:value-type="float" office:value="15796476" calcext:value-type="float">
            <text:p>15796476</text:p>
          </table:table-cell>
          <table:table-cell table:formula="of:=[.CQ83]+IF([.$A83]&gt;=[.CR$2];INDEX([.CR$3:.CR83];[.$A83]-[.CR$2]+1;1);0)" office:value-type="float" office:value="15796476" calcext:value-type="float">
            <text:p>15796476</text:p>
          </table:table-cell>
          <table:table-cell table:formula="of:=[.CR83]+IF([.$A83]&gt;=[.CS$2];INDEX([.CS$3:.CS83];[.$A83]-[.CS$2]+1;1);0)" office:value-type="float" office:value="15796476" calcext:value-type="float">
            <text:p>15796476</text:p>
          </table:table-cell>
          <table:table-cell table:formula="of:=[.CS83]+IF([.$A83]&gt;=[.CT$2];INDEX([.CT$3:.CT83];[.$A83]-[.CT$2]+1;1);0)" office:value-type="float" office:value="15796476" calcext:value-type="float">
            <text:p>15796476</text:p>
          </table:table-cell>
          <table:table-cell table:formula="of:=[.CT83]+IF([.$A83]&gt;=[.CU$2];INDEX([.CU$3:.CU83];[.$A83]-[.CU$2]+1;1);0)" office:value-type="float" office:value="15796476" calcext:value-type="float">
            <text:p>15796476</text:p>
          </table:table-cell>
          <table:table-cell table:formula="of:=[.CU83]+IF([.$A83]&gt;=[.CV$2];INDEX([.CV$3:.CV83];[.$A83]-[.CV$2]+1;1);0)" office:value-type="float" office:value="15796476" calcext:value-type="float">
            <text:p>15796476</text:p>
          </table:table-cell>
          <table:table-cell table:formula="of:=[.CV83]+IF([.$A83]&gt;=[.CW$2];INDEX([.CW$3:.CW83];[.$A83]-[.CW$2]+1;1);0)" office:value-type="float" office:value="15796476" calcext:value-type="float">
            <text:p>157964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3]" office:value-type="float" office:value="1" calcext:value-type="float">
            <text:p>1</text:p>
          </table:table-cell>
          <table:table-cell table:formula="of:=[.B84]+IF([.$A84]&gt;=[.C$2];INDEX([.C$3:.C84];[.$A84]-[.C$2]+1;1);0)" office:value-type="float" office:value="41" calcext:value-type="float">
            <text:p>41</text:p>
          </table:table-cell>
          <table:table-cell table:formula="of:=[.C84]+IF([.$A84]&gt;=[.D$2];INDEX([.D$3:.D84];[.$A84]-[.D$2]+1;1);0)" office:value-type="float" office:value="588" calcext:value-type="float">
            <text:p>588</text:p>
          </table:table-cell>
          <table:table-cell table:formula="of:=[.D84]+IF([.$A84]&gt;=[.E$2];INDEX([.E$3:.E84];[.$A84]-[.E$2]+1;1);0)" office:value-type="float" office:value="4410" calcext:value-type="float">
            <text:p>4410</text:p>
          </table:table-cell>
          <table:table-cell table:formula="of:=[.E84]+IF([.$A84]&gt;=[.F$2];INDEX([.F$3:.F84];[.$A84]-[.F$2]+1;1);0)" office:value-type="float" office:value="21224" calcext:value-type="float">
            <text:p>21224</text:p>
          </table:table-cell>
          <table:table-cell table:formula="of:=[.F84]+IF([.$A84]&gt;=[.G$2];INDEX([.G$3:.G84];[.$A84]-[.G$2]+1;1);0)" office:value-type="float" office:value="73551" calcext:value-type="float">
            <text:p>73551</text:p>
          </table:table-cell>
          <table:table-cell table:formula="of:=[.G84]+IF([.$A84]&gt;=[.H$2];INDEX([.H$3:.H84];[.$A84]-[.H$2]+1;1);0)" office:value-type="float" office:value="198655" calcext:value-type="float">
            <text:p>198655</text:p>
          </table:table-cell>
          <table:table-cell table:formula="of:=[.H84]+IF([.$A84]&gt;=[.I$2];INDEX([.I$3:.I84];[.$A84]-[.I$2]+1;1);0)" office:value-type="float" office:value="442089" calcext:value-type="float">
            <text:p>442089</text:p>
          </table:table-cell>
          <table:table-cell table:formula="of:=[.I84]+IF([.$A84]&gt;=[.J$2];INDEX([.J$3:.J84];[.$A84]-[.J$2]+1;1);0)" office:value-type="float" office:value="845105" calcext:value-type="float">
            <text:p>845105</text:p>
          </table:table-cell>
          <table:table-cell table:formula="of:=[.J84]+IF([.$A84]&gt;=[.K$2];INDEX([.K$3:.K84];[.$A84]-[.K$2]+1;1);0)" office:value-type="float" office:value="1431884" calcext:value-type="float">
            <text:p>1431884</text:p>
          </table:table-cell>
          <table:table-cell table:formula="of:=[.K84]+IF([.$A84]&gt;=[.L$2];INDEX([.L$3:.L84];[.$A84]-[.L$2]+1;1);0)" office:value-type="float" office:value="2203348" calcext:value-type="float">
            <text:p>2203348</text:p>
          </table:table-cell>
          <table:table-cell table:formula="of:=[.L84]+IF([.$A84]&gt;=[.M$2];INDEX([.M$3:.M84];[.$A84]-[.M$2]+1;1);0)" office:value-type="float" office:value="3137850" calcext:value-type="float">
            <text:p>3137850</text:p>
          </table:table-cell>
          <table:table-cell table:formula="of:=[.M84]+IF([.$A84]&gt;=[.N$2];INDEX([.N$3:.N84];[.$A84]-[.N$2]+1;1);0)" office:value-type="float" office:value="4198013" calcext:value-type="float">
            <text:p>4198013</text:p>
          </table:table-cell>
          <table:table-cell table:formula="of:=[.N84]+IF([.$A84]&gt;=[.O$2];INDEX([.O$3:.O84];[.$A84]-[.O$2]+1;1);0)" office:value-type="float" office:value="5338601" calcext:value-type="float">
            <text:p>5338601</text:p>
          </table:table-cell>
          <table:table-cell table:formula="of:=[.O84]+IF([.$A84]&gt;=[.P$2];INDEX([.P$3:.P84];[.$A84]-[.P$2]+1;1);0)" office:value-type="float" office:value="6514463" calcext:value-type="float">
            <text:p>6514463</text:p>
          </table:table-cell>
          <table:table-cell table:formula="of:=[.P84]+IF([.$A84]&gt;=[.Q$2];INDEX([.Q$3:.Q84];[.$A84]-[.Q$2]+1;1);0)" office:value-type="float" office:value="7685215" calcext:value-type="float">
            <text:p>7685215</text:p>
          </table:table-cell>
          <table:table-cell table:formula="of:=[.Q84]+IF([.$A84]&gt;=[.R$2];INDEX([.R$3:.R84];[.$A84]-[.R$2]+1;1);0)" office:value-type="float" office:value="8818588" calcext:value-type="float">
            <text:p>8818588</text:p>
          </table:table-cell>
          <table:table-cell table:formula="of:=[.R84]+IF([.$A84]&gt;=[.S$2];INDEX([.S$3:.S84];[.$A84]-[.S$2]+1;1);0)" office:value-type="float" office:value="9890681" calcext:value-type="float">
            <text:p>9890681</text:p>
          </table:table-cell>
          <table:table-cell table:formula="of:=[.S84]+IF([.$A84]&gt;=[.T$2];INDEX([.T$3:.T84];[.$A84]-[.T$2]+1;1);0)" office:value-type="float" office:value="10885999" calcext:value-type="float">
            <text:p>10885999</text:p>
          </table:table-cell>
          <table:table-cell table:formula="of:=[.T84]+IF([.$A84]&gt;=[.U$2];INDEX([.U$3:.U84];[.$A84]-[.U$2]+1;1);0)" office:value-type="float" office:value="11795741" calcext:value-type="float">
            <text:p>11795741</text:p>
          </table:table-cell>
          <table:table-cell table:formula="of:=[.U84]+IF([.$A84]&gt;=[.V$2];INDEX([.V$3:.V84];[.$A84]-[.V$2]+1;1);0)" office:value-type="float" office:value="12616845" calcext:value-type="float">
            <text:p>12616845</text:p>
          </table:table-cell>
          <table:table-cell table:formula="of:=[.V84]+IF([.$A84]&gt;=[.W$2];INDEX([.W$3:.W84];[.$A84]-[.W$2]+1;1);0)" office:value-type="float" office:value="13350057" calcext:value-type="float">
            <text:p>13350057</text:p>
          </table:table-cell>
          <table:table-cell table:formula="of:=[.W84]+IF([.$A84]&gt;=[.X$2];INDEX([.X$3:.X84];[.$A84]-[.X$2]+1;1);0)" office:value-type="float" office:value="13999174" calcext:value-type="float">
            <text:p>13999174</text:p>
          </table:table-cell>
          <table:table-cell table:formula="of:=[.X84]+IF([.$A84]&gt;=[.Y$2];INDEX([.Y$3:.Y84];[.$A84]-[.Y$2]+1;1);0)" office:value-type="float" office:value="14569555" calcext:value-type="float">
            <text:p>14569555</text:p>
          </table:table-cell>
          <table:table-cell table:formula="of:=[.Y84]+IF([.$A84]&gt;=[.Z$2];INDEX([.Z$3:.Z84];[.$A84]-[.Z$2]+1;1);0)" office:value-type="float" office:value="15067758" calcext:value-type="float">
            <text:p>15067758</text:p>
          </table:table-cell>
          <table:table-cell table:formula="of:=[.Z84]+IF([.$A84]&gt;=[.AA$2];INDEX([.AA$3:.AA84];[.$A84]-[.AA$2]+1;1);0)" office:value-type="float" office:value="15500575" calcext:value-type="float">
            <text:p>15500575</text:p>
          </table:table-cell>
          <table:table-cell table:formula="of:=[.AA84]+IF([.$A84]&gt;=[.AB$2];INDEX([.AB$3:.AB84];[.$A84]-[.AB$2]+1;1);0)" office:value-type="float" office:value="15874998" calcext:value-type="float">
            <text:p>15874998</text:p>
          </table:table-cell>
          <table:table-cell table:formula="of:=[.AB84]+IF([.$A84]&gt;=[.AC$2];INDEX([.AC$3:.AC84];[.$A84]-[.AC$2]+1;1);0)" office:value-type="float" office:value="16197591" calcext:value-type="float">
            <text:p>16197591</text:p>
          </table:table-cell>
          <table:table-cell table:formula="of:=[.AC84]+IF([.$A84]&gt;=[.AD$2];INDEX([.AD$3:.AD84];[.$A84]-[.AD$2]+1;1);0)" office:value-type="float" office:value="16474672" calcext:value-type="float">
            <text:p>16474672</text:p>
          </table:table-cell>
          <table:table-cell table:formula="of:=[.AD84]+IF([.$A84]&gt;=[.AE$2];INDEX([.AE$3:.AE84];[.$A84]-[.AE$2]+1;1);0)" office:value-type="float" office:value="16711901" calcext:value-type="float">
            <text:p>16711901</text:p>
          </table:table-cell>
          <table:table-cell table:formula="of:=[.AE84]+IF([.$A84]&gt;=[.AF$2];INDEX([.AF$3:.AF84];[.$A84]-[.AF$2]+1;1);0)" office:value-type="float" office:value="16914530" calcext:value-type="float">
            <text:p>16914530</text:p>
          </table:table-cell>
          <table:table-cell table:formula="of:=[.AF84]+IF([.$A84]&gt;=[.AG$2];INDEX([.AG$3:.AG84];[.$A84]-[.AG$2]+1;1);0)" office:value-type="float" office:value="17087140" calcext:value-type="float">
            <text:p>17087140</text:p>
          </table:table-cell>
          <table:table-cell table:formula="of:=[.AG84]+IF([.$A84]&gt;=[.AH$2];INDEX([.AH$3:.AH84];[.$A84]-[.AH$2]+1;1);0)" office:value-type="float" office:value="17233905" calcext:value-type="float">
            <text:p>17233905</text:p>
          </table:table-cell>
          <table:table-cell table:formula="of:=[.AH84]+IF([.$A84]&gt;=[.AI$2];INDEX([.AI$3:.AI84];[.$A84]-[.AI$2]+1;1);0)" office:value-type="float" office:value="17358387" calcext:value-type="float">
            <text:p>17358387</text:p>
          </table:table-cell>
          <table:table-cell table:formula="of:=[.AI84]+IF([.$A84]&gt;=[.AJ$2];INDEX([.AJ$3:.AJ84];[.$A84]-[.AJ$2]+1;1);0)" office:value-type="float" office:value="17463806" calcext:value-type="float">
            <text:p>17463806</text:p>
          </table:table-cell>
          <table:table-cell table:formula="of:=[.AJ84]+IF([.$A84]&gt;=[.AK$2];INDEX([.AK$3:.AK84];[.$A84]-[.AK$2]+1;1);0)" office:value-type="float" office:value="17552873" calcext:value-type="float">
            <text:p>17552873</text:p>
          </table:table-cell>
          <table:table-cell table:formula="of:=[.AK84]+IF([.$A84]&gt;=[.AL$2];INDEX([.AL$3:.AL84];[.$A84]-[.AL$2]+1;1);0)" office:value-type="float" office:value="17628018" calcext:value-type="float">
            <text:p>17628018</text:p>
          </table:table-cell>
          <table:table-cell table:formula="of:=[.AL84]+IF([.$A84]&gt;=[.AM$2];INDEX([.AM$3:.AM84];[.$A84]-[.AM$2]+1;1);0)" office:value-type="float" office:value="17691267" calcext:value-type="float">
            <text:p>17691267</text:p>
          </table:table-cell>
          <table:table-cell table:formula="of:=[.AM84]+IF([.$A84]&gt;=[.AN$2];INDEX([.AN$3:.AN84];[.$A84]-[.AN$2]+1;1);0)" office:value-type="float" office:value="17744437" calcext:value-type="float">
            <text:p>17744437</text:p>
          </table:table-cell>
          <table:table-cell table:formula="of:=[.AN84]+IF([.$A84]&gt;=[.AO$2];INDEX([.AO$3:.AO84];[.$A84]-[.AO$2]+1;1);0)" office:value-type="float" office:value="17789019" calcext:value-type="float">
            <text:p>17789019</text:p>
          </table:table-cell>
          <table:table-cell table:formula="of:=[.AO84]+IF([.$A84]&gt;=[.AP$2];INDEX([.AP$3:.AP84];[.$A84]-[.AP$2]+1;1);0)" office:value-type="float" office:value="17826357" calcext:value-type="float">
            <text:p>17826357</text:p>
          </table:table-cell>
          <table:table-cell table:formula="of:=[.AP84]+IF([.$A84]&gt;=[.AQ$2];INDEX([.AQ$3:.AQ84];[.$A84]-[.AQ$2]+1;1);0)" office:value-type="float" office:value="17857542" calcext:value-type="float">
            <text:p>17857542</text:p>
          </table:table-cell>
          <table:table-cell table:formula="of:=[.AQ84]+IF([.$A84]&gt;=[.AR$2];INDEX([.AR$3:.AR84];[.$A84]-[.AR$2]+1;1);0)" office:value-type="float" office:value="17883557" calcext:value-type="float">
            <text:p>17883557</text:p>
          </table:table-cell>
          <table:table-cell table:formula="of:=[.AR84]+IF([.$A84]&gt;=[.AS$2];INDEX([.AS$3:.AS84];[.$A84]-[.AS$2]+1;1);0)" office:value-type="float" office:value="17905194" calcext:value-type="float">
            <text:p>17905194</text:p>
          </table:table-cell>
          <table:table-cell table:formula="of:=[.AS84]+IF([.$A84]&gt;=[.AT$2];INDEX([.AT$3:.AT84];[.$A84]-[.AT$2]+1;1);0)" office:value-type="float" office:value="17923171" calcext:value-type="float">
            <text:p>17923171</text:p>
          </table:table-cell>
          <table:table-cell table:formula="of:=[.AT84]+IF([.$A84]&gt;=[.AU$2];INDEX([.AU$3:.AU84];[.$A84]-[.AU$2]+1;1);0)" office:value-type="float" office:value="17938054" calcext:value-type="float">
            <text:p>17938054</text:p>
          </table:table-cell>
          <table:table-cell table:formula="of:=[.AU84]+IF([.$A84]&gt;=[.AV$2];INDEX([.AV$3:.AV84];[.$A84]-[.AV$2]+1;1);0)" office:value-type="float" office:value="17950364" calcext:value-type="float">
            <text:p>17950364</text:p>
          </table:table-cell>
          <table:table-cell table:formula="of:=[.AV84]+IF([.$A84]&gt;=[.AW$2];INDEX([.AW$3:.AW84];[.$A84]-[.AW$2]+1;1);0)" office:value-type="float" office:value="17960507" calcext:value-type="float">
            <text:p>17960507</text:p>
          </table:table-cell>
          <table:table-cell table:formula="of:=[.AW84]+IF([.$A84]&gt;=[.AX$2];INDEX([.AX$3:.AX84];[.$A84]-[.AX$2]+1;1);0)" office:value-type="float" office:value="17968856" calcext:value-type="float">
            <text:p>17968856</text:p>
          </table:table-cell>
          <table:table-cell table:formula="of:=[.AX84]+IF([.$A84]&gt;=[.AY$2];INDEX([.AY$3:.AY84];[.$A84]-[.AY$2]+1;1);0)" office:value-type="float" office:value="17975698" calcext:value-type="float">
            <text:p>17975698</text:p>
          </table:table-cell>
          <table:table-cell table:formula="of:=[.AY84]+IF([.$A84]&gt;=[.AZ$2];INDEX([.AZ$3:.AZ84];[.$A84]-[.AZ$2]+1;1);0)" office:value-type="float" office:value="17981302" calcext:value-type="float">
            <text:p>17981302</text:p>
          </table:table-cell>
          <table:table-cell table:formula="of:=[.AZ84]+IF([.$A84]&gt;=[.BA$2];INDEX([.BA$3:.BA84];[.$A84]-[.BA$2]+1;1);0)" office:value-type="float" office:value="17985867" calcext:value-type="float">
            <text:p>17985867</text:p>
          </table:table-cell>
          <table:table-cell table:formula="of:=[.BA84]+IF([.$A84]&gt;=[.BB$2];INDEX([.BB$3:.BB84];[.$A84]-[.BB$2]+1;1);0)" office:value-type="float" office:value="17989585" calcext:value-type="float">
            <text:p>17989585</text:p>
          </table:table-cell>
          <table:table-cell table:formula="of:=[.BB84]+IF([.$A84]&gt;=[.BC$2];INDEX([.BC$3:.BC84];[.$A84]-[.BC$2]+1;1);0)" office:value-type="float" office:value="17992595" calcext:value-type="float">
            <text:p>17992595</text:p>
          </table:table-cell>
          <table:table-cell table:formula="of:=[.BC84]+IF([.$A84]&gt;=[.BD$2];INDEX([.BD$3:.BD84];[.$A84]-[.BD$2]+1;1);0)" office:value-type="float" office:value="17995031" calcext:value-type="float">
            <text:p>17995031</text:p>
          </table:table-cell>
          <table:table-cell table:formula="of:=[.BD84]+IF([.$A84]&gt;=[.BE$2];INDEX([.BE$3:.BE84];[.$A84]-[.BE$2]+1;1);0)" office:value-type="float" office:value="17996989" calcext:value-type="float">
            <text:p>17996989</text:p>
          </table:table-cell>
          <table:table-cell table:formula="of:=[.BE84]+IF([.$A84]&gt;=[.BF$2];INDEX([.BF$3:.BF84];[.$A84]-[.BF$2]+1;1);0)" office:value-type="float" office:value="17998564" calcext:value-type="float">
            <text:p>17998564</text:p>
          </table:table-cell>
          <table:table-cell table:formula="of:=[.BF84]+IF([.$A84]&gt;=[.BG$2];INDEX([.BG$3:.BG84];[.$A84]-[.BG$2]+1;1);0)" office:value-type="float" office:value="17999819" calcext:value-type="float">
            <text:p>17999819</text:p>
          </table:table-cell>
          <table:table-cell table:formula="of:=[.BG84]+IF([.$A84]&gt;=[.BH$2];INDEX([.BH$3:.BH84];[.$A84]-[.BH$2]+1;1);0)" office:value-type="float" office:value="18000821" calcext:value-type="float">
            <text:p>18000821</text:p>
          </table:table-cell>
          <table:table-cell table:formula="of:=[.BH84]+IF([.$A84]&gt;=[.BI$2];INDEX([.BI$3:.BI84];[.$A84]-[.BI$2]+1;1);0)" office:value-type="float" office:value="18001613" calcext:value-type="float">
            <text:p>18001613</text:p>
          </table:table-cell>
          <table:table-cell table:formula="of:=[.BI84]+IF([.$A84]&gt;=[.BJ$2];INDEX([.BJ$3:.BJ84];[.$A84]-[.BJ$2]+1;1);0)" office:value-type="float" office:value="18002240" calcext:value-type="float">
            <text:p>18002240</text:p>
          </table:table-cell>
          <table:table-cell table:formula="of:=[.BJ84]+IF([.$A84]&gt;=[.BK$2];INDEX([.BK$3:.BK84];[.$A84]-[.BK$2]+1;1);0)" office:value-type="float" office:value="18002730" calcext:value-type="float">
            <text:p>18002730</text:p>
          </table:table-cell>
          <table:table-cell table:formula="of:=[.BK84]+IF([.$A84]&gt;=[.BL$2];INDEX([.BL$3:.BL84];[.$A84]-[.BL$2]+1;1);0)" office:value-type="float" office:value="18003115" calcext:value-type="float">
            <text:p>18003115</text:p>
          </table:table-cell>
          <table:table-cell table:formula="of:=[.BL84]+IF([.$A84]&gt;=[.BM$2];INDEX([.BM$3:.BM84];[.$A84]-[.BM$2]+1;1);0)" office:value-type="float" office:value="18003412" calcext:value-type="float">
            <text:p>18003412</text:p>
          </table:table-cell>
          <table:table-cell table:formula="of:=[.BM84]+IF([.$A84]&gt;=[.BN$2];INDEX([.BN$3:.BN84];[.$A84]-[.BN$2]+1;1);0)" office:value-type="float" office:value="18003643" calcext:value-type="float">
            <text:p>18003643</text:p>
          </table:table-cell>
          <table:table-cell table:formula="of:=[.BN84]+IF([.$A84]&gt;=[.BO$2];INDEX([.BO$3:.BO84];[.$A84]-[.BO$2]+1;1);0)" office:value-type="float" office:value="18003819" calcext:value-type="float">
            <text:p>18003819</text:p>
          </table:table-cell>
          <table:table-cell table:formula="of:=[.BO84]+IF([.$A84]&gt;=[.BP$2];INDEX([.BP$3:.BP84];[.$A84]-[.BP$2]+1;1);0)" office:value-type="float" office:value="18003954" calcext:value-type="float">
            <text:p>18003954</text:p>
          </table:table-cell>
          <table:table-cell table:formula="of:=[.BP84]+IF([.$A84]&gt;=[.BQ$2];INDEX([.BQ$3:.BQ84];[.$A84]-[.BQ$2]+1;1);0)" office:value-type="float" office:value="18004055" calcext:value-type="float">
            <text:p>18004055</text:p>
          </table:table-cell>
          <table:table-cell table:formula="of:=[.BQ84]+IF([.$A84]&gt;=[.BR$2];INDEX([.BR$3:.BR84];[.$A84]-[.BR$2]+1;1);0)" office:value-type="float" office:value="18004132" calcext:value-type="float">
            <text:p>18004132</text:p>
          </table:table-cell>
          <table:table-cell table:formula="of:=[.BR84]+IF([.$A84]&gt;=[.BS$2];INDEX([.BS$3:.BS84];[.$A84]-[.BS$2]+1;1);0)" office:value-type="float" office:value="18004188" calcext:value-type="float">
            <text:p>18004188</text:p>
          </table:table-cell>
          <table:table-cell table:formula="of:=[.BS84]+IF([.$A84]&gt;=[.BT$2];INDEX([.BT$3:.BT84];[.$A84]-[.BT$2]+1;1);0)" office:value-type="float" office:value="18004230" calcext:value-type="float">
            <text:p>18004230</text:p>
          </table:table-cell>
          <table:table-cell table:formula="of:=[.BT84]+IF([.$A84]&gt;=[.BU$2];INDEX([.BU$3:.BU84];[.$A84]-[.BU$2]+1;1);0)" office:value-type="float" office:value="18004260" calcext:value-type="float">
            <text:p>18004260</text:p>
          </table:table-cell>
          <table:table-cell table:formula="of:=[.BU84]+IF([.$A84]&gt;=[.BV$2];INDEX([.BV$3:.BV84];[.$A84]-[.BV$2]+1;1);0)" office:value-type="float" office:value="18004282" calcext:value-type="float">
            <text:p>18004282</text:p>
          </table:table-cell>
          <table:table-cell table:formula="of:=[.BV84]+IF([.$A84]&gt;=[.BW$2];INDEX([.BW$3:.BW84];[.$A84]-[.BW$2]+1;1);0)" office:value-type="float" office:value="18004297" calcext:value-type="float">
            <text:p>18004297</text:p>
          </table:table-cell>
          <table:table-cell table:formula="of:=[.BW84]+IF([.$A84]&gt;=[.BX$2];INDEX([.BX$3:.BX84];[.$A84]-[.BX$2]+1;1);0)" office:value-type="float" office:value="18004308" calcext:value-type="float">
            <text:p>18004308</text:p>
          </table:table-cell>
          <table:table-cell table:formula="of:=[.BX84]+IF([.$A84]&gt;=[.BY$2];INDEX([.BY$3:.BY84];[.$A84]-[.BY$2]+1;1);0)" office:value-type="float" office:value="18004315" calcext:value-type="float">
            <text:p>18004315</text:p>
          </table:table-cell>
          <table:table-cell table:formula="of:=[.BY84]+IF([.$A84]&gt;=[.BZ$2];INDEX([.BZ$3:.BZ84];[.$A84]-[.BZ$2]+1;1);0)" office:value-type="float" office:value="18004320" calcext:value-type="float">
            <text:p>18004320</text:p>
          </table:table-cell>
          <table:table-cell table:formula="of:=[.BZ84]+IF([.$A84]&gt;=[.CA$2];INDEX([.CA$3:.CA84];[.$A84]-[.CA$2]+1;1);0)" office:value-type="float" office:value="18004323" calcext:value-type="float">
            <text:p>18004323</text:p>
          </table:table-cell>
          <table:table-cell table:formula="of:=[.CA84]+IF([.$A84]&gt;=[.CB$2];INDEX([.CB$3:.CB84];[.$A84]-[.CB$2]+1;1);0)" office:value-type="float" office:value="18004325" calcext:value-type="float">
            <text:p>18004325</text:p>
          </table:table-cell>
          <table:table-cell table:formula="of:=[.CB84]+IF([.$A84]&gt;=[.CC$2];INDEX([.CC$3:.CC84];[.$A84]-[.CC$2]+1;1);0)" office:value-type="float" office:value="18004326" calcext:value-type="float">
            <text:p>18004326</text:p>
          </table:table-cell>
          <table:table-cell table:formula="of:=[.CC84]+IF([.$A84]&gt;=[.CD$2];INDEX([.CD$3:.CD84];[.$A84]-[.CD$2]+1;1);0)" office:value-type="float" office:value="18004327" calcext:value-type="float">
            <text:p>18004327</text:p>
          </table:table-cell>
          <table:table-cell table:formula="of:=[.CD84]+IF([.$A84]&gt;=[.CE$2];INDEX([.CE$3:.CE84];[.$A84]-[.CE$2]+1;1);0)" office:value-type="float" office:value="18004327" calcext:value-type="float">
            <text:p>18004327</text:p>
          </table:table-cell>
          <table:table-cell table:formula="of:=[.CE84]+IF([.$A84]&gt;=[.CF$2];INDEX([.CF$3:.CF84];[.$A84]-[.CF$2]+1;1);0)" office:value-type="float" office:value="18004327" calcext:value-type="float">
            <text:p>18004327</text:p>
          </table:table-cell>
          <table:table-cell table:formula="of:=[.CF84]+IF([.$A84]&gt;=[.CG$2];INDEX([.CG$3:.CG84];[.$A84]-[.CG$2]+1;1);0)" office:value-type="float" office:value="18004327" calcext:value-type="float">
            <text:p>18004327</text:p>
          </table:table-cell>
          <table:table-cell table:formula="of:=[.CG84]+IF([.$A84]&gt;=[.CH$2];INDEX([.CH$3:.CH84];[.$A84]-[.CH$2]+1;1);0)" office:value-type="float" office:value="18004327" calcext:value-type="float">
            <text:p>18004327</text:p>
          </table:table-cell>
          <table:table-cell table:formula="of:=[.CH84]+IF([.$A84]&gt;=[.CI$2];INDEX([.CI$3:.CI84];[.$A84]-[.CI$2]+1;1);0)" office:value-type="float" office:value="18004327" calcext:value-type="float">
            <text:p>18004327</text:p>
          </table:table-cell>
          <table:table-cell table:formula="of:=[.CI84]+IF([.$A84]&gt;=[.CJ$2];INDEX([.CJ$3:.CJ84];[.$A84]-[.CJ$2]+1;1);0)" office:value-type="float" office:value="18004327" calcext:value-type="float">
            <text:p>18004327</text:p>
          </table:table-cell>
          <table:table-cell table:formula="of:=[.CJ84]+IF([.$A84]&gt;=[.CK$2];INDEX([.CK$3:.CK84];[.$A84]-[.CK$2]+1;1);0)" office:value-type="float" office:value="18004327" calcext:value-type="float">
            <text:p>18004327</text:p>
          </table:table-cell>
          <table:table-cell table:formula="of:=[.CK84]+IF([.$A84]&gt;=[.CL$2];INDEX([.CL$3:.CL84];[.$A84]-[.CL$2]+1;1);0)" office:value-type="float" office:value="18004327" calcext:value-type="float">
            <text:p>18004327</text:p>
          </table:table-cell>
          <table:table-cell table:formula="of:=[.CL84]+IF([.$A84]&gt;=[.CM$2];INDEX([.CM$3:.CM84];[.$A84]-[.CM$2]+1;1);0)" office:value-type="float" office:value="18004327" calcext:value-type="float">
            <text:p>18004327</text:p>
          </table:table-cell>
          <table:table-cell table:formula="of:=[.CM84]+IF([.$A84]&gt;=[.CN$2];INDEX([.CN$3:.CN84];[.$A84]-[.CN$2]+1;1);0)" office:value-type="float" office:value="18004327" calcext:value-type="float">
            <text:p>18004327</text:p>
          </table:table-cell>
          <table:table-cell table:formula="of:=[.CN84]+IF([.$A84]&gt;=[.CO$2];INDEX([.CO$3:.CO84];[.$A84]-[.CO$2]+1;1);0)" office:value-type="float" office:value="18004327" calcext:value-type="float">
            <text:p>18004327</text:p>
          </table:table-cell>
          <table:table-cell table:formula="of:=[.CO84]+IF([.$A84]&gt;=[.CP$2];INDEX([.CP$3:.CP84];[.$A84]-[.CP$2]+1;1);0)" office:value-type="float" office:value="18004327" calcext:value-type="float">
            <text:p>18004327</text:p>
          </table:table-cell>
          <table:table-cell table:formula="of:=[.CP84]+IF([.$A84]&gt;=[.CQ$2];INDEX([.CQ$3:.CQ84];[.$A84]-[.CQ$2]+1;1);0)" office:value-type="float" office:value="18004327" calcext:value-type="float">
            <text:p>18004327</text:p>
          </table:table-cell>
          <table:table-cell table:formula="of:=[.CQ84]+IF([.$A84]&gt;=[.CR$2];INDEX([.CR$3:.CR84];[.$A84]-[.CR$2]+1;1);0)" office:value-type="float" office:value="18004327" calcext:value-type="float">
            <text:p>18004327</text:p>
          </table:table-cell>
          <table:table-cell table:formula="of:=[.CR84]+IF([.$A84]&gt;=[.CS$2];INDEX([.CS$3:.CS84];[.$A84]-[.CS$2]+1;1);0)" office:value-type="float" office:value="18004327" calcext:value-type="float">
            <text:p>18004327</text:p>
          </table:table-cell>
          <table:table-cell table:formula="of:=[.CS84]+IF([.$A84]&gt;=[.CT$2];INDEX([.CT$3:.CT84];[.$A84]-[.CT$2]+1;1);0)" office:value-type="float" office:value="18004327" calcext:value-type="float">
            <text:p>18004327</text:p>
          </table:table-cell>
          <table:table-cell table:formula="of:=[.CT84]+IF([.$A84]&gt;=[.CU$2];INDEX([.CU$3:.CU84];[.$A84]-[.CU$2]+1;1);0)" office:value-type="float" office:value="18004327" calcext:value-type="float">
            <text:p>18004327</text:p>
          </table:table-cell>
          <table:table-cell table:formula="of:=[.CU84]+IF([.$A84]&gt;=[.CV$2];INDEX([.CV$3:.CV84];[.$A84]-[.CV$2]+1;1);0)" office:value-type="float" office:value="18004327" calcext:value-type="float">
            <text:p>18004327</text:p>
          </table:table-cell>
          <table:table-cell table:formula="of:=[.CV84]+IF([.$A84]&gt;=[.CW$2];INDEX([.CW$3:.CW84];[.$A84]-[.CW$2]+1;1);0)" office:value-type="float" office:value="18004327" calcext:value-type="float">
            <text:p>180043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4]" office:value-type="float" office:value="1" calcext:value-type="float">
            <text:p>1</text:p>
          </table:table-cell>
          <table:table-cell table:formula="of:=[.B85]+IF([.$A85]&gt;=[.C$2];INDEX([.C$3:.C85];[.$A85]-[.C$2]+1;1);0)" office:value-type="float" office:value="42" calcext:value-type="float">
            <text:p>42</text:p>
          </table:table-cell>
          <table:table-cell table:formula="of:=[.C85]+IF([.$A85]&gt;=[.D$2];INDEX([.D$3:.D85];[.$A85]-[.D$2]+1;1);0)" office:value-type="float" office:value="602" calcext:value-type="float">
            <text:p>602</text:p>
          </table:table-cell>
          <table:table-cell table:formula="of:=[.D85]+IF([.$A85]&gt;=[.E$2];INDEX([.E$3:.E85];[.$A85]-[.E$2]+1;1);0)" office:value-type="float" office:value="4571" calcext:value-type="float">
            <text:p>4571</text:p>
          </table:table-cell>
          <table:table-cell table:formula="of:=[.E85]+IF([.$A85]&gt;=[.F$2];INDEX([.F$3:.F85];[.$A85]-[.F$2]+1;1);0)" office:value-type="float" office:value="22204" calcext:value-type="float">
            <text:p>22204</text:p>
          </table:table-cell>
          <table:table-cell table:formula="of:=[.F85]+IF([.$A85]&gt;=[.G$2];INDEX([.G$3:.G85];[.$A85]-[.G$2]+1;1);0)" office:value-type="float" office:value="77695" calcext:value-type="float">
            <text:p>77695</text:p>
          </table:table-cell>
          <table:table-cell table:formula="of:=[.G85]+IF([.$A85]&gt;=[.H$2];INDEX([.H$3:.H85];[.$A85]-[.H$2]+1;1);0)" office:value-type="float" office:value="211634" calcext:value-type="float">
            <text:p>211634</text:p>
          </table:table-cell>
          <table:table-cell table:formula="of:=[.H85]+IF([.$A85]&gt;=[.I$2];INDEX([.I$3:.I85];[.$A85]-[.I$2]+1;1);0)" office:value-type="float" office:value="474715" calcext:value-type="float">
            <text:p>474715</text:p>
          </table:table-cell>
          <table:table-cell table:formula="of:=[.I85]+IF([.$A85]&gt;=[.J$2];INDEX([.J$3:.J85];[.$A85]-[.J$2]+1;1);0)" office:value-type="float" office:value="913815" calcext:value-type="float">
            <text:p>913815</text:p>
          </table:table-cell>
          <table:table-cell table:formula="of:=[.J85]+IF([.$A85]&gt;=[.K$2];INDEX([.K$3:.K85];[.$A85]-[.K$2]+1;1);0)" office:value-type="float" office:value="1558110" calcext:value-type="float">
            <text:p>1558110</text:p>
          </table:table-cell>
          <table:table-cell table:formula="of:=[.K85]+IF([.$A85]&gt;=[.L$2];INDEX([.L$3:.L85];[.$A85]-[.L$2]+1;1);0)" office:value-type="float" office:value="2410895" calcext:value-type="float">
            <text:p>2410895</text:p>
          </table:table-cell>
          <table:table-cell table:formula="of:=[.L85]+IF([.$A85]&gt;=[.M$2];INDEX([.M$3:.M85];[.$A85]-[.M$2]+1;1);0)" office:value-type="float" office:value="3450438" calcext:value-type="float">
            <text:p>3450438</text:p>
          </table:table-cell>
          <table:table-cell table:formula="of:=[.M85]+IF([.$A85]&gt;=[.N$2];INDEX([.N$3:.N85];[.$A85]-[.N$2]+1;1);0)" office:value-type="float" office:value="4636214" calcext:value-type="float">
            <text:p>4636214</text:p>
          </table:table-cell>
          <table:table-cell table:formula="of:=[.N85]+IF([.$A85]&gt;=[.O$2];INDEX([.O$3:.O85];[.$A85]-[.O$2]+1;1);0)" office:value-type="float" office:value="5918495" calcext:value-type="float">
            <text:p>5918495</text:p>
          </table:table-cell>
          <table:table-cell table:formula="of:=[.O85]+IF([.$A85]&gt;=[.P$2];INDEX([.P$3:.P85];[.$A85]-[.P$2]+1;1);0)" office:value-type="float" office:value="7246258" calcext:value-type="float">
            <text:p>7246258</text:p>
          </table:table-cell>
          <table:table-cell table:formula="of:=[.P85]+IF([.$A85]&gt;=[.Q$2];INDEX([.Q$3:.Q85];[.$A85]-[.Q$2]+1;1);0)" office:value-type="float" office:value="8573805" calcext:value-type="float">
            <text:p>8573805</text:p>
          </table:table-cell>
          <table:table-cell table:formula="of:=[.Q85]+IF([.$A85]&gt;=[.R$2];INDEX([.R$3:.R85];[.$A85]-[.R$2]+1;1);0)" office:value-type="float" office:value="9863566" calcext:value-type="float">
            <text:p>9863566</text:p>
          </table:table-cell>
          <table:table-cell table:formula="of:=[.R85]+IF([.$A85]&gt;=[.S$2];INDEX([.S$3:.S85];[.$A85]-[.S$2]+1;1);0)" office:value-type="float" office:value="11087828" calcext:value-type="float">
            <text:p>11087828</text:p>
          </table:table-cell>
          <table:table-cell table:formula="of:=[.S85]+IF([.$A85]&gt;=[.T$2];INDEX([.T$3:.T85];[.$A85]-[.T$2]+1;1);0)" office:value-type="float" office:value="12227767" calcext:value-type="float">
            <text:p>12227767</text:p>
          </table:table-cell>
          <table:table-cell table:formula="of:=[.T85]+IF([.$A85]&gt;=[.U$2];INDEX([.U$3:.U85];[.$A85]-[.U$2]+1;1);0)" office:value-type="float" office:value="13272753" calcext:value-type="float">
            <text:p>13272753</text:p>
          </table:table-cell>
          <table:table-cell table:formula="of:=[.U85]+IF([.$A85]&gt;=[.V$2];INDEX([.V$3:.V85];[.$A85]-[.V$2]+1;1);0)" office:value-type="float" office:value="14218236" calcext:value-type="float">
            <text:p>14218236</text:p>
          </table:table-cell>
          <table:table-cell table:formula="of:=[.V85]+IF([.$A85]&gt;=[.W$2];INDEX([.W$3:.W85];[.$A85]-[.W$2]+1;1);0)" office:value-type="float" office:value="15064671" calcext:value-type="float">
            <text:p>15064671</text:p>
          </table:table-cell>
          <table:table-cell table:formula="of:=[.W85]+IF([.$A85]&gt;=[.X$2];INDEX([.X$3:.X85];[.$A85]-[.X$2]+1;1);0)" office:value-type="float" office:value="15815588" calcext:value-type="float">
            <text:p>15815588</text:p>
          </table:table-cell>
          <table:table-cell table:formula="of:=[.X85]+IF([.$A85]&gt;=[.Y$2];INDEX([.Y$3:.Y85];[.$A85]-[.Y$2]+1;1);0)" office:value-type="float" office:value="16476918" calcext:value-type="float">
            <text:p>16476918</text:p>
          </table:table-cell>
          <table:table-cell table:formula="of:=[.Y85]+IF([.$A85]&gt;=[.Z$2];INDEX([.Z$3:.Z85];[.$A85]-[.Z$2]+1;1);0)" office:value-type="float" office:value="17055618" calcext:value-type="float">
            <text:p>17055618</text:p>
          </table:table-cell>
          <table:table-cell table:formula="of:=[.Z85]+IF([.$A85]&gt;=[.AA$2];INDEX([.AA$3:.AA85];[.$A85]-[.AA$2]+1;1);0)" office:value-type="float" office:value="17559418" calcext:value-type="float">
            <text:p>17559418</text:p>
          </table:table-cell>
          <table:table-cell table:formula="of:=[.AA85]+IF([.$A85]&gt;=[.AB$2];INDEX([.AB$3:.AB85];[.$A85]-[.AB$2]+1;1);0)" office:value-type="float" office:value="17995952" calcext:value-type="float">
            <text:p>17995952</text:p>
          </table:table-cell>
          <table:table-cell table:formula="of:=[.AB85]+IF([.$A85]&gt;=[.AC$2];INDEX([.AC$3:.AC85];[.$A85]-[.AC$2]+1;1);0)" office:value-type="float" office:value="18372811" calcext:value-type="float">
            <text:p>18372811</text:p>
          </table:table-cell>
          <table:table-cell table:formula="of:=[.AC85]+IF([.$A85]&gt;=[.AD$2];INDEX([.AD$3:.AD85];[.$A85]-[.AD$2]+1;1);0)" office:value-type="float" office:value="18696979" calcext:value-type="float">
            <text:p>18696979</text:p>
          </table:table-cell>
          <table:table-cell table:formula="of:=[.AD85]+IF([.$A85]&gt;=[.AE$2];INDEX([.AE$3:.AE85];[.$A85]-[.AE$2]+1;1);0)" office:value-type="float" office:value="18975062" calcext:value-type="float">
            <text:p>18975062</text:p>
          </table:table-cell>
          <table:table-cell table:formula="of:=[.AE85]+IF([.$A85]&gt;=[.AF$2];INDEX([.AF$3:.AF85];[.$A85]-[.AF$2]+1;1);0)" office:value-type="float" office:value="19212918" calcext:value-type="float">
            <text:p>19212918</text:p>
          </table:table-cell>
          <table:table-cell table:formula="of:=[.AF85]+IF([.$A85]&gt;=[.AG$2];INDEX([.AG$3:.AG85];[.$A85]-[.AG$2]+1;1);0)" office:value-type="float" office:value="19415932" calcext:value-type="float">
            <text:p>19415932</text:p>
          </table:table-cell>
          <table:table-cell table:formula="of:=[.AG85]+IF([.$A85]&gt;=[.AH$2];INDEX([.AH$3:.AH85];[.$A85]-[.AH$2]+1;1);0)" office:value-type="float" office:value="19588773" calcext:value-type="float">
            <text:p>19588773</text:p>
          </table:table-cell>
          <table:table-cell table:formula="of:=[.AH85]+IF([.$A85]&gt;=[.AI$2];INDEX([.AI$3:.AI85];[.$A85]-[.AI$2]+1;1);0)" office:value-type="float" office:value="19735673" calcext:value-type="float">
            <text:p>19735673</text:p>
          </table:table-cell>
          <table:table-cell table:formula="of:=[.AI85]+IF([.$A85]&gt;=[.AJ$2];INDEX([.AJ$3:.AJ85];[.$A85]-[.AJ$2]+1;1);0)" office:value-type="float" office:value="19860232" calcext:value-type="float">
            <text:p>19860232</text:p>
          </table:table-cell>
          <table:table-cell table:formula="of:=[.AJ85]+IF([.$A85]&gt;=[.AK$2];INDEX([.AK$3:.AK85];[.$A85]-[.AK$2]+1;1);0)" office:value-type="float" office:value="19965693" calcext:value-type="float">
            <text:p>19965693</text:p>
          </table:table-cell>
          <table:table-cell table:formula="of:=[.AK85]+IF([.$A85]&gt;=[.AL$2];INDEX([.AL$3:.AL85];[.$A85]-[.AL$2]+1;1);0)" office:value-type="float" office:value="20054782" calcext:value-type="float">
            <text:p>20054782</text:p>
          </table:table-cell>
          <table:table-cell table:formula="of:=[.AL85]+IF([.$A85]&gt;=[.AM$2];INDEX([.AM$3:.AM85];[.$A85]-[.AM$2]+1;1);0)" office:value-type="float" office:value="20129938" calcext:value-type="float">
            <text:p>20129938</text:p>
          </table:table-cell>
          <table:table-cell table:formula="of:=[.AM85]+IF([.$A85]&gt;=[.AN$2];INDEX([.AN$3:.AN85];[.$A85]-[.AN$2]+1;1);0)" office:value-type="float" office:value="20193192" calcext:value-type="float">
            <text:p>20193192</text:p>
          </table:table-cell>
          <table:table-cell table:formula="of:=[.AN85]+IF([.$A85]&gt;=[.AO$2];INDEX([.AO$3:.AO85];[.$A85]-[.AO$2]+1;1);0)" office:value-type="float" office:value="20246364" calcext:value-type="float">
            <text:p>20246364</text:p>
          </table:table-cell>
          <table:table-cell table:formula="of:=[.AO85]+IF([.$A85]&gt;=[.AP$2];INDEX([.AP$3:.AP85];[.$A85]-[.AP$2]+1;1);0)" office:value-type="float" office:value="20290947" calcext:value-type="float">
            <text:p>20290947</text:p>
          </table:table-cell>
          <table:table-cell table:formula="of:=[.AP85]+IF([.$A85]&gt;=[.AQ$2];INDEX([.AQ$3:.AQ85];[.$A85]-[.AQ$2]+1;1);0)" office:value-type="float" office:value="20328285" calcext:value-type="float">
            <text:p>20328285</text:p>
          </table:table-cell>
          <table:table-cell table:formula="of:=[.AQ85]+IF([.$A85]&gt;=[.AR$2];INDEX([.AR$3:.AR85];[.$A85]-[.AR$2]+1;1);0)" office:value-type="float" office:value="20359470" calcext:value-type="float">
            <text:p>20359470</text:p>
          </table:table-cell>
          <table:table-cell table:formula="of:=[.AR85]+IF([.$A85]&gt;=[.AS$2];INDEX([.AS$3:.AS85];[.$A85]-[.AS$2]+1;1);0)" office:value-type="float" office:value="20385485" calcext:value-type="float">
            <text:p>20385485</text:p>
          </table:table-cell>
          <table:table-cell table:formula="of:=[.AS85]+IF([.$A85]&gt;=[.AT$2];INDEX([.AT$3:.AT85];[.$A85]-[.AT$2]+1;1);0)" office:value-type="float" office:value="20407122" calcext:value-type="float">
            <text:p>20407122</text:p>
          </table:table-cell>
          <table:table-cell table:formula="of:=[.AT85]+IF([.$A85]&gt;=[.AU$2];INDEX([.AU$3:.AU85];[.$A85]-[.AU$2]+1;1);0)" office:value-type="float" office:value="20425099" calcext:value-type="float">
            <text:p>20425099</text:p>
          </table:table-cell>
          <table:table-cell table:formula="of:=[.AU85]+IF([.$A85]&gt;=[.AV$2];INDEX([.AV$3:.AV85];[.$A85]-[.AV$2]+1;1);0)" office:value-type="float" office:value="20439982" calcext:value-type="float">
            <text:p>20439982</text:p>
          </table:table-cell>
          <table:table-cell table:formula="of:=[.AV85]+IF([.$A85]&gt;=[.AW$2];INDEX([.AW$3:.AW85];[.$A85]-[.AW$2]+1;1);0)" office:value-type="float" office:value="20452292" calcext:value-type="float">
            <text:p>20452292</text:p>
          </table:table-cell>
          <table:table-cell table:formula="of:=[.AW85]+IF([.$A85]&gt;=[.AX$2];INDEX([.AX$3:.AX85];[.$A85]-[.AX$2]+1;1);0)" office:value-type="float" office:value="20462435" calcext:value-type="float">
            <text:p>20462435</text:p>
          </table:table-cell>
          <table:table-cell table:formula="of:=[.AX85]+IF([.$A85]&gt;=[.AY$2];INDEX([.AY$3:.AY85];[.$A85]-[.AY$2]+1;1);0)" office:value-type="float" office:value="20470784" calcext:value-type="float">
            <text:p>20470784</text:p>
          </table:table-cell>
          <table:table-cell table:formula="of:=[.AY85]+IF([.$A85]&gt;=[.AZ$2];INDEX([.AZ$3:.AZ85];[.$A85]-[.AZ$2]+1;1);0)" office:value-type="float" office:value="20477626" calcext:value-type="float">
            <text:p>20477626</text:p>
          </table:table-cell>
          <table:table-cell table:formula="of:=[.AZ85]+IF([.$A85]&gt;=[.BA$2];INDEX([.BA$3:.BA85];[.$A85]-[.BA$2]+1;1);0)" office:value-type="float" office:value="20483230" calcext:value-type="float">
            <text:p>20483230</text:p>
          </table:table-cell>
          <table:table-cell table:formula="of:=[.BA85]+IF([.$A85]&gt;=[.BB$2];INDEX([.BB$3:.BB85];[.$A85]-[.BB$2]+1;1);0)" office:value-type="float" office:value="20487795" calcext:value-type="float">
            <text:p>20487795</text:p>
          </table:table-cell>
          <table:table-cell table:formula="of:=[.BB85]+IF([.$A85]&gt;=[.BC$2];INDEX([.BC$3:.BC85];[.$A85]-[.BC$2]+1;1);0)" office:value-type="float" office:value="20491513" calcext:value-type="float">
            <text:p>20491513</text:p>
          </table:table-cell>
          <table:table-cell table:formula="of:=[.BC85]+IF([.$A85]&gt;=[.BD$2];INDEX([.BD$3:.BD85];[.$A85]-[.BD$2]+1;1);0)" office:value-type="float" office:value="20494523" calcext:value-type="float">
            <text:p>20494523</text:p>
          </table:table-cell>
          <table:table-cell table:formula="of:=[.BD85]+IF([.$A85]&gt;=[.BE$2];INDEX([.BE$3:.BE85];[.$A85]-[.BE$2]+1;1);0)" office:value-type="float" office:value="20496959" calcext:value-type="float">
            <text:p>20496959</text:p>
          </table:table-cell>
          <table:table-cell table:formula="of:=[.BE85]+IF([.$A85]&gt;=[.BF$2];INDEX([.BF$3:.BF85];[.$A85]-[.BF$2]+1;1);0)" office:value-type="float" office:value="20498917" calcext:value-type="float">
            <text:p>20498917</text:p>
          </table:table-cell>
          <table:table-cell table:formula="of:=[.BF85]+IF([.$A85]&gt;=[.BG$2];INDEX([.BG$3:.BG85];[.$A85]-[.BG$2]+1;1);0)" office:value-type="float" office:value="20500492" calcext:value-type="float">
            <text:p>20500492</text:p>
          </table:table-cell>
          <table:table-cell table:formula="of:=[.BG85]+IF([.$A85]&gt;=[.BH$2];INDEX([.BH$3:.BH85];[.$A85]-[.BH$2]+1;1);0)" office:value-type="float" office:value="20501747" calcext:value-type="float">
            <text:p>20501747</text:p>
          </table:table-cell>
          <table:table-cell table:formula="of:=[.BH85]+IF([.$A85]&gt;=[.BI$2];INDEX([.BI$3:.BI85];[.$A85]-[.BI$2]+1;1);0)" office:value-type="float" office:value="20502749" calcext:value-type="float">
            <text:p>20502749</text:p>
          </table:table-cell>
          <table:table-cell table:formula="of:=[.BI85]+IF([.$A85]&gt;=[.BJ$2];INDEX([.BJ$3:.BJ85];[.$A85]-[.BJ$2]+1;1);0)" office:value-type="float" office:value="20503541" calcext:value-type="float">
            <text:p>20503541</text:p>
          </table:table-cell>
          <table:table-cell table:formula="of:=[.BJ85]+IF([.$A85]&gt;=[.BK$2];INDEX([.BK$3:.BK85];[.$A85]-[.BK$2]+1;1);0)" office:value-type="float" office:value="20504168" calcext:value-type="float">
            <text:p>20504168</text:p>
          </table:table-cell>
          <table:table-cell table:formula="of:=[.BK85]+IF([.$A85]&gt;=[.BL$2];INDEX([.BL$3:.BL85];[.$A85]-[.BL$2]+1;1);0)" office:value-type="float" office:value="20504658" calcext:value-type="float">
            <text:p>20504658</text:p>
          </table:table-cell>
          <table:table-cell table:formula="of:=[.BL85]+IF([.$A85]&gt;=[.BM$2];INDEX([.BM$3:.BM85];[.$A85]-[.BM$2]+1;1);0)" office:value-type="float" office:value="20505043" calcext:value-type="float">
            <text:p>20505043</text:p>
          </table:table-cell>
          <table:table-cell table:formula="of:=[.BM85]+IF([.$A85]&gt;=[.BN$2];INDEX([.BN$3:.BN85];[.$A85]-[.BN$2]+1;1);0)" office:value-type="float" office:value="20505340" calcext:value-type="float">
            <text:p>20505340</text:p>
          </table:table-cell>
          <table:table-cell table:formula="of:=[.BN85]+IF([.$A85]&gt;=[.BO$2];INDEX([.BO$3:.BO85];[.$A85]-[.BO$2]+1;1);0)" office:value-type="float" office:value="20505571" calcext:value-type="float">
            <text:p>20505571</text:p>
          </table:table-cell>
          <table:table-cell table:formula="of:=[.BO85]+IF([.$A85]&gt;=[.BP$2];INDEX([.BP$3:.BP85];[.$A85]-[.BP$2]+1;1);0)" office:value-type="float" office:value="20505747" calcext:value-type="float">
            <text:p>20505747</text:p>
          </table:table-cell>
          <table:table-cell table:formula="of:=[.BP85]+IF([.$A85]&gt;=[.BQ$2];INDEX([.BQ$3:.BQ85];[.$A85]-[.BQ$2]+1;1);0)" office:value-type="float" office:value="20505882" calcext:value-type="float">
            <text:p>20505882</text:p>
          </table:table-cell>
          <table:table-cell table:formula="of:=[.BQ85]+IF([.$A85]&gt;=[.BR$2];INDEX([.BR$3:.BR85];[.$A85]-[.BR$2]+1;1);0)" office:value-type="float" office:value="20505983" calcext:value-type="float">
            <text:p>20505983</text:p>
          </table:table-cell>
          <table:table-cell table:formula="of:=[.BR85]+IF([.$A85]&gt;=[.BS$2];INDEX([.BS$3:.BS85];[.$A85]-[.BS$2]+1;1);0)" office:value-type="float" office:value="20506060" calcext:value-type="float">
            <text:p>20506060</text:p>
          </table:table-cell>
          <table:table-cell table:formula="of:=[.BS85]+IF([.$A85]&gt;=[.BT$2];INDEX([.BT$3:.BT85];[.$A85]-[.BT$2]+1;1);0)" office:value-type="float" office:value="20506116" calcext:value-type="float">
            <text:p>20506116</text:p>
          </table:table-cell>
          <table:table-cell table:formula="of:=[.BT85]+IF([.$A85]&gt;=[.BU$2];INDEX([.BU$3:.BU85];[.$A85]-[.BU$2]+1;1);0)" office:value-type="float" office:value="20506158" calcext:value-type="float">
            <text:p>20506158</text:p>
          </table:table-cell>
          <table:table-cell table:formula="of:=[.BU85]+IF([.$A85]&gt;=[.BV$2];INDEX([.BV$3:.BV85];[.$A85]-[.BV$2]+1;1);0)" office:value-type="float" office:value="20506188" calcext:value-type="float">
            <text:p>20506188</text:p>
          </table:table-cell>
          <table:table-cell table:formula="of:=[.BV85]+IF([.$A85]&gt;=[.BW$2];INDEX([.BW$3:.BW85];[.$A85]-[.BW$2]+1;1);0)" office:value-type="float" office:value="20506210" calcext:value-type="float">
            <text:p>20506210</text:p>
          </table:table-cell>
          <table:table-cell table:formula="of:=[.BW85]+IF([.$A85]&gt;=[.BX$2];INDEX([.BX$3:.BX85];[.$A85]-[.BX$2]+1;1);0)" office:value-type="float" office:value="20506225" calcext:value-type="float">
            <text:p>20506225</text:p>
          </table:table-cell>
          <table:table-cell table:formula="of:=[.BX85]+IF([.$A85]&gt;=[.BY$2];INDEX([.BY$3:.BY85];[.$A85]-[.BY$2]+1;1);0)" office:value-type="float" office:value="20506236" calcext:value-type="float">
            <text:p>20506236</text:p>
          </table:table-cell>
          <table:table-cell table:formula="of:=[.BY85]+IF([.$A85]&gt;=[.BZ$2];INDEX([.BZ$3:.BZ85];[.$A85]-[.BZ$2]+1;1);0)" office:value-type="float" office:value="20506243" calcext:value-type="float">
            <text:p>20506243</text:p>
          </table:table-cell>
          <table:table-cell table:formula="of:=[.BZ85]+IF([.$A85]&gt;=[.CA$2];INDEX([.CA$3:.CA85];[.$A85]-[.CA$2]+1;1);0)" office:value-type="float" office:value="20506248" calcext:value-type="float">
            <text:p>20506248</text:p>
          </table:table-cell>
          <table:table-cell table:formula="of:=[.CA85]+IF([.$A85]&gt;=[.CB$2];INDEX([.CB$3:.CB85];[.$A85]-[.CB$2]+1;1);0)" office:value-type="float" office:value="20506251" calcext:value-type="float">
            <text:p>20506251</text:p>
          </table:table-cell>
          <table:table-cell table:formula="of:=[.CB85]+IF([.$A85]&gt;=[.CC$2];INDEX([.CC$3:.CC85];[.$A85]-[.CC$2]+1;1);0)" office:value-type="float" office:value="20506253" calcext:value-type="float">
            <text:p>20506253</text:p>
          </table:table-cell>
          <table:table-cell table:formula="of:=[.CC85]+IF([.$A85]&gt;=[.CD$2];INDEX([.CD$3:.CD85];[.$A85]-[.CD$2]+1;1);0)" office:value-type="float" office:value="20506254" calcext:value-type="float">
            <text:p>20506254</text:p>
          </table:table-cell>
          <table:table-cell table:formula="of:=[.CD85]+IF([.$A85]&gt;=[.CE$2];INDEX([.CE$3:.CE85];[.$A85]-[.CE$2]+1;1);0)" office:value-type="float" office:value="20506255" calcext:value-type="float">
            <text:p>20506255</text:p>
          </table:table-cell>
          <table:table-cell table:formula="of:=[.CE85]+IF([.$A85]&gt;=[.CF$2];INDEX([.CF$3:.CF85];[.$A85]-[.CF$2]+1;1);0)" office:value-type="float" office:value="20506255" calcext:value-type="float">
            <text:p>20506255</text:p>
          </table:table-cell>
          <table:table-cell table:formula="of:=[.CF85]+IF([.$A85]&gt;=[.CG$2];INDEX([.CG$3:.CG85];[.$A85]-[.CG$2]+1;1);0)" office:value-type="float" office:value="20506255" calcext:value-type="float">
            <text:p>20506255</text:p>
          </table:table-cell>
          <table:table-cell table:formula="of:=[.CG85]+IF([.$A85]&gt;=[.CH$2];INDEX([.CH$3:.CH85];[.$A85]-[.CH$2]+1;1);0)" office:value-type="float" office:value="20506255" calcext:value-type="float">
            <text:p>20506255</text:p>
          </table:table-cell>
          <table:table-cell table:formula="of:=[.CH85]+IF([.$A85]&gt;=[.CI$2];INDEX([.CI$3:.CI85];[.$A85]-[.CI$2]+1;1);0)" office:value-type="float" office:value="20506255" calcext:value-type="float">
            <text:p>20506255</text:p>
          </table:table-cell>
          <table:table-cell table:formula="of:=[.CI85]+IF([.$A85]&gt;=[.CJ$2];INDEX([.CJ$3:.CJ85];[.$A85]-[.CJ$2]+1;1);0)" office:value-type="float" office:value="20506255" calcext:value-type="float">
            <text:p>20506255</text:p>
          </table:table-cell>
          <table:table-cell table:formula="of:=[.CJ85]+IF([.$A85]&gt;=[.CK$2];INDEX([.CK$3:.CK85];[.$A85]-[.CK$2]+1;1);0)" office:value-type="float" office:value="20506255" calcext:value-type="float">
            <text:p>20506255</text:p>
          </table:table-cell>
          <table:table-cell table:formula="of:=[.CK85]+IF([.$A85]&gt;=[.CL$2];INDEX([.CL$3:.CL85];[.$A85]-[.CL$2]+1;1);0)" office:value-type="float" office:value="20506255" calcext:value-type="float">
            <text:p>20506255</text:p>
          </table:table-cell>
          <table:table-cell table:formula="of:=[.CL85]+IF([.$A85]&gt;=[.CM$2];INDEX([.CM$3:.CM85];[.$A85]-[.CM$2]+1;1);0)" office:value-type="float" office:value="20506255" calcext:value-type="float">
            <text:p>20506255</text:p>
          </table:table-cell>
          <table:table-cell table:formula="of:=[.CM85]+IF([.$A85]&gt;=[.CN$2];INDEX([.CN$3:.CN85];[.$A85]-[.CN$2]+1;1);0)" office:value-type="float" office:value="20506255" calcext:value-type="float">
            <text:p>20506255</text:p>
          </table:table-cell>
          <table:table-cell table:formula="of:=[.CN85]+IF([.$A85]&gt;=[.CO$2];INDEX([.CO$3:.CO85];[.$A85]-[.CO$2]+1;1);0)" office:value-type="float" office:value="20506255" calcext:value-type="float">
            <text:p>20506255</text:p>
          </table:table-cell>
          <table:table-cell table:formula="of:=[.CO85]+IF([.$A85]&gt;=[.CP$2];INDEX([.CP$3:.CP85];[.$A85]-[.CP$2]+1;1);0)" office:value-type="float" office:value="20506255" calcext:value-type="float">
            <text:p>20506255</text:p>
          </table:table-cell>
          <table:table-cell table:formula="of:=[.CP85]+IF([.$A85]&gt;=[.CQ$2];INDEX([.CQ$3:.CQ85];[.$A85]-[.CQ$2]+1;1);0)" office:value-type="float" office:value="20506255" calcext:value-type="float">
            <text:p>20506255</text:p>
          </table:table-cell>
          <table:table-cell table:formula="of:=[.CQ85]+IF([.$A85]&gt;=[.CR$2];INDEX([.CR$3:.CR85];[.$A85]-[.CR$2]+1;1);0)" office:value-type="float" office:value="20506255" calcext:value-type="float">
            <text:p>20506255</text:p>
          </table:table-cell>
          <table:table-cell table:formula="of:=[.CR85]+IF([.$A85]&gt;=[.CS$2];INDEX([.CS$3:.CS85];[.$A85]-[.CS$2]+1;1);0)" office:value-type="float" office:value="20506255" calcext:value-type="float">
            <text:p>20506255</text:p>
          </table:table-cell>
          <table:table-cell table:formula="of:=[.CS85]+IF([.$A85]&gt;=[.CT$2];INDEX([.CT$3:.CT85];[.$A85]-[.CT$2]+1;1);0)" office:value-type="float" office:value="20506255" calcext:value-type="float">
            <text:p>20506255</text:p>
          </table:table-cell>
          <table:table-cell table:formula="of:=[.CT85]+IF([.$A85]&gt;=[.CU$2];INDEX([.CU$3:.CU85];[.$A85]-[.CU$2]+1;1);0)" office:value-type="float" office:value="20506255" calcext:value-type="float">
            <text:p>20506255</text:p>
          </table:table-cell>
          <table:table-cell table:formula="of:=[.CU85]+IF([.$A85]&gt;=[.CV$2];INDEX([.CV$3:.CV85];[.$A85]-[.CV$2]+1;1);0)" office:value-type="float" office:value="20506255" calcext:value-type="float">
            <text:p>20506255</text:p>
          </table:table-cell>
          <table:table-cell table:formula="of:=[.CV85]+IF([.$A85]&gt;=[.CW$2];INDEX([.CW$3:.CW85];[.$A85]-[.CW$2]+1;1);0)" office:value-type="float" office:value="20506255" calcext:value-type="float">
            <text:p>205062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5]" office:value-type="float" office:value="1" calcext:value-type="float">
            <text:p>1</text:p>
          </table:table-cell>
          <table:table-cell table:formula="of:=[.B86]+IF([.$A86]&gt;=[.C$2];INDEX([.C$3:.C86];[.$A86]-[.C$2]+1;1);0)" office:value-type="float" office:value="42" calcext:value-type="float">
            <text:p>42</text:p>
          </table:table-cell>
          <table:table-cell table:formula="of:=[.C86]+IF([.$A86]&gt;=[.D$2];INDEX([.D$3:.D86];[.$A86]-[.D$2]+1;1);0)" office:value-type="float" office:value="616" calcext:value-type="float">
            <text:p>616</text:p>
          </table:table-cell>
          <table:table-cell table:formula="of:=[.D86]+IF([.$A86]&gt;=[.E$2];INDEX([.E$3:.E86];[.$A86]-[.E$2]+1;1);0)" office:value-type="float" office:value="4725" calcext:value-type="float">
            <text:p>4725</text:p>
          </table:table-cell>
          <table:table-cell table:formula="of:=[.E86]+IF([.$A86]&gt;=[.F$2];INDEX([.F$3:.F86];[.$A86]-[.F$2]+1;1);0)" office:value-type="float" office:value="23212" calcext:value-type="float">
            <text:p>23212</text:p>
          </table:table-cell>
          <table:table-cell table:formula="of:=[.F86]+IF([.$A86]&gt;=[.G$2];INDEX([.G$3:.G86];[.$A86]-[.G$2]+1;1);0)" office:value-type="float" office:value="81979" calcext:value-type="float">
            <text:p>81979</text:p>
          </table:table-cell>
          <table:table-cell table:formula="of:=[.G86]+IF([.$A86]&gt;=[.H$2];INDEX([.H$3:.H86];[.$A86]-[.H$2]+1;1);0)" office:value-type="float" office:value="225286" calcext:value-type="float">
            <text:p>225286</text:p>
          </table:table-cell>
          <table:table-cell table:formula="of:=[.H86]+IF([.$A86]&gt;=[.I$2];INDEX([.I$3:.I86];[.$A86]-[.I$2]+1;1);0)" office:value-type="float" office:value="509267" calcext:value-type="float">
            <text:p>509267</text:p>
          </table:table-cell>
          <table:table-cell table:formula="of:=[.I86]+IF([.$A86]&gt;=[.J$2];INDEX([.J$3:.J86];[.$A86]-[.J$2]+1;1);0)" office:value-type="float" office:value="987292" calcext:value-type="float">
            <text:p>987292</text:p>
          </table:table-cell>
          <table:table-cell table:formula="of:=[.J86]+IF([.$A86]&gt;=[.K$2];INDEX([.K$3:.K86];[.$A86]-[.K$2]+1;1);0)" office:value-type="float" office:value="1693899" calcext:value-type="float">
            <text:p>1693899</text:p>
          </table:table-cell>
          <table:table-cell table:formula="of:=[.K86]+IF([.$A86]&gt;=[.L$2];INDEX([.L$3:.L86];[.$A86]-[.L$2]+1;1);0)" office:value-type="float" office:value="2635689" calcext:value-type="float">
            <text:p>2635689</text:p>
          </table:table-cell>
          <table:table-cell table:formula="of:=[.L86]+IF([.$A86]&gt;=[.M$2];INDEX([.M$3:.M86];[.$A86]-[.M$2]+1;1);0)" office:value-type="float" office:value="3790670" calcext:value-type="float">
            <text:p>3790670</text:p>
          </table:table-cell>
          <table:table-cell table:formula="of:=[.M86]+IF([.$A86]&gt;=[.N$2];INDEX([.N$3:.N86];[.$A86]-[.N$2]+1;1);0)" office:value-type="float" office:value="5115586" calcext:value-type="float">
            <text:p>5115586</text:p>
          </table:table-cell>
          <table:table-cell table:formula="of:=[.N86]+IF([.$A86]&gt;=[.O$2];INDEX([.O$3:.O86];[.$A86]-[.O$2]+1;1);0)" office:value-type="float" office:value="6555343" calcext:value-type="float">
            <text:p>6555343</text:p>
          </table:table-cell>
          <table:table-cell table:formula="of:=[.O86]+IF([.$A86]&gt;=[.P$2];INDEX([.P$3:.P86];[.$A86]-[.P$2]+1;1);0)" office:value-type="float" office:value="8053039" calcext:value-type="float">
            <text:p>8053039</text:p>
          </table:table-cell>
          <table:table-cell table:formula="of:=[.P86]+IF([.$A86]&gt;=[.Q$2];INDEX([.Q$3:.Q86];[.$A86]-[.Q$2]+1;1);0)" office:value-type="float" office:value="9556420" calcext:value-type="float">
            <text:p>9556420</text:p>
          </table:table-cell>
          <table:table-cell table:formula="of:=[.Q86]+IF([.$A86]&gt;=[.R$2];INDEX([.R$3:.R86];[.$A86]-[.R$2]+1;1);0)" office:value-type="float" office:value="11022546" calcext:value-type="float">
            <text:p>11022546</text:p>
          </table:table-cell>
          <table:table-cell table:formula="of:=[.R86]+IF([.$A86]&gt;=[.S$2];INDEX([.S$3:.S86];[.$A86]-[.S$2]+1;1);0)" office:value-type="float" office:value="12418715" calcext:value-type="float">
            <text:p>12418715</text:p>
          </table:table-cell>
          <table:table-cell table:formula="of:=[.S86]+IF([.$A86]&gt;=[.T$2];INDEX([.T$3:.T86];[.$A86]-[.T$2]+1;1);0)" office:value-type="float" office:value="13722832" calcext:value-type="float">
            <text:p>13722832</text:p>
          </table:table-cell>
          <table:table-cell table:formula="of:=[.T86]+IF([.$A86]&gt;=[.U$2];INDEX([.U$3:.U86];[.$A86]-[.U$2]+1;1);0)" office:value-type="float" office:value="14921525" calcext:value-type="float">
            <text:p>14921525</text:p>
          </table:table-cell>
          <table:table-cell table:formula="of:=[.U86]+IF([.$A86]&gt;=[.V$2];INDEX([.V$3:.V86];[.$A86]-[.V$2]+1;1);0)" office:value-type="float" office:value="16009007" calcext:value-type="float">
            <text:p>16009007</text:p>
          </table:table-cell>
          <table:table-cell table:formula="of:=[.V86]+IF([.$A86]&gt;=[.W$2];INDEX([.W$3:.W86];[.$A86]-[.W$2]+1;1);0)" office:value-type="float" office:value="16984760" calcext:value-type="float">
            <text:p>16984760</text:p>
          </table:table-cell>
          <table:table-cell table:formula="of:=[.W86]+IF([.$A86]&gt;=[.X$2];INDEX([.X$3:.X86];[.$A86]-[.X$2]+1;1);0)" office:value-type="float" office:value="17852459" calcext:value-type="float">
            <text:p>17852459</text:p>
          </table:table-cell>
          <table:table-cell table:formula="of:=[.X86]+IF([.$A86]&gt;=[.Y$2];INDEX([.Y$3:.Y86];[.$A86]-[.Y$2]+1;1);0)" office:value-type="float" office:value="18618120" calcext:value-type="float">
            <text:p>18618120</text:p>
          </table:table-cell>
          <table:table-cell table:formula="of:=[.Y86]+IF([.$A86]&gt;=[.Z$2];INDEX([.Z$3:.Z86];[.$A86]-[.Z$2]+1;1);0)" office:value-type="float" office:value="19289548" calcext:value-type="float">
            <text:p>19289548</text:p>
          </table:table-cell>
          <table:table-cell table:formula="of:=[.Z86]+IF([.$A86]&gt;=[.AA$2];INDEX([.AA$3:.AA86];[.$A86]-[.AA$2]+1;1);0)" office:value-type="float" office:value="19875078" calcext:value-type="float">
            <text:p>19875078</text:p>
          </table:table-cell>
          <table:table-cell table:formula="of:=[.AA86]+IF([.$A86]&gt;=[.AB$2];INDEX([.AB$3:.AB86];[.$A86]-[.AB$2]+1;1);0)" office:value-type="float" office:value="20383441" calcext:value-type="float">
            <text:p>20383441</text:p>
          </table:table-cell>
          <table:table-cell table:formula="of:=[.AB86]+IF([.$A86]&gt;=[.AC$2];INDEX([.AC$3:.AC86];[.$A86]-[.AC$2]+1;1);0)" office:value-type="float" office:value="20822985" calcext:value-type="float">
            <text:p>20822985</text:p>
          </table:table-cell>
          <table:table-cell table:formula="of:=[.AC86]+IF([.$A86]&gt;=[.AD$2];INDEX([.AD$3:.AD86];[.$A86]-[.AD$2]+1;1);0)" office:value-type="float" office:value="21201802" calcext:value-type="float">
            <text:p>21201802</text:p>
          </table:table-cell>
          <table:table-cell table:formula="of:=[.AD86]+IF([.$A86]&gt;=[.AE$2];INDEX([.AE$3:.AE86];[.$A86]-[.AE$2]+1;1);0)" office:value-type="float" office:value="21527225" calcext:value-type="float">
            <text:p>21527225</text:p>
          </table:table-cell>
          <table:table-cell table:formula="of:=[.AE86]+IF([.$A86]&gt;=[.AF$2];INDEX([.AF$3:.AF86];[.$A86]-[.AF$2]+1;1);0)" office:value-type="float" office:value="21806100" calcext:value-type="float">
            <text:p>21806100</text:p>
          </table:table-cell>
          <table:table-cell table:formula="of:=[.AF86]+IF([.$A86]&gt;=[.AG$2];INDEX([.AG$3:.AG86];[.$A86]-[.AG$2]+1;1);0)" office:value-type="float" office:value="22044446" calcext:value-type="float">
            <text:p>22044446</text:p>
          </table:table-cell>
          <table:table-cell table:formula="of:=[.AG86]+IF([.$A86]&gt;=[.AH$2];INDEX([.AH$3:.AH86];[.$A86]-[.AH$2]+1;1);0)" office:value-type="float" office:value="22247757" calcext:value-type="float">
            <text:p>22247757</text:p>
          </table:table-cell>
          <table:table-cell table:formula="of:=[.AH86]+IF([.$A86]&gt;=[.AI$2];INDEX([.AI$3:.AI86];[.$A86]-[.AI$2]+1;1);0)" office:value-type="float" office:value="22420774" calcext:value-type="float">
            <text:p>22420774</text:p>
          </table:table-cell>
          <table:table-cell table:formula="of:=[.AI86]+IF([.$A86]&gt;=[.AJ$2];INDEX([.AJ$3:.AJ86];[.$A86]-[.AJ$2]+1;1);0)" office:value-type="float" office:value="22567775" calcext:value-type="float">
            <text:p>22567775</text:p>
          </table:table-cell>
          <table:table-cell table:formula="of:=[.AJ86]+IF([.$A86]&gt;=[.AK$2];INDEX([.AK$3:.AK86];[.$A86]-[.AK$2]+1;1);0)" office:value-type="float" office:value="22692390" calcext:value-type="float">
            <text:p>22692390</text:p>
          </table:table-cell>
          <table:table-cell table:formula="of:=[.AK86]+IF([.$A86]&gt;=[.AL$2];INDEX([.AL$3:.AL86];[.$A86]-[.AL$2]+1;1);0)" office:value-type="float" office:value="22797881" calcext:value-type="float">
            <text:p>22797881</text:p>
          </table:table-cell>
          <table:table-cell table:formula="of:=[.AL86]+IF([.$A86]&gt;=[.AM$2];INDEX([.AM$3:.AM86];[.$A86]-[.AM$2]+1;1);0)" office:value-type="float" office:value="22886985" calcext:value-type="float">
            <text:p>22886985</text:p>
          </table:table-cell>
          <table:table-cell table:formula="of:=[.AM86]+IF([.$A86]&gt;=[.AN$2];INDEX([.AN$3:.AN86];[.$A86]-[.AN$2]+1;1);0)" office:value-type="float" office:value="22962148" calcext:value-type="float">
            <text:p>22962148</text:p>
          </table:table-cell>
          <table:table-cell table:formula="of:=[.AN86]+IF([.$A86]&gt;=[.AO$2];INDEX([.AO$3:.AO86];[.$A86]-[.AO$2]+1;1);0)" office:value-type="float" office:value="23025405" calcext:value-type="float">
            <text:p>23025405</text:p>
          </table:table-cell>
          <table:table-cell table:formula="of:=[.AO86]+IF([.$A86]&gt;=[.AP$2];INDEX([.AP$3:.AP86];[.$A86]-[.AP$2]+1;1);0)" office:value-type="float" office:value="23078578" calcext:value-type="float">
            <text:p>23078578</text:p>
          </table:table-cell>
          <table:table-cell table:formula="of:=[.AP86]+IF([.$A86]&gt;=[.AQ$2];INDEX([.AQ$3:.AQ86];[.$A86]-[.AQ$2]+1;1);0)" office:value-type="float" office:value="23123161" calcext:value-type="float">
            <text:p>23123161</text:p>
          </table:table-cell>
          <table:table-cell table:formula="of:=[.AQ86]+IF([.$A86]&gt;=[.AR$2];INDEX([.AR$3:.AR86];[.$A86]-[.AR$2]+1;1);0)" office:value-type="float" office:value="23160499" calcext:value-type="float">
            <text:p>23160499</text:p>
          </table:table-cell>
          <table:table-cell table:formula="of:=[.AR86]+IF([.$A86]&gt;=[.AS$2];INDEX([.AS$3:.AS86];[.$A86]-[.AS$2]+1;1);0)" office:value-type="float" office:value="23191684" calcext:value-type="float">
            <text:p>23191684</text:p>
          </table:table-cell>
          <table:table-cell table:formula="of:=[.AS86]+IF([.$A86]&gt;=[.AT$2];INDEX([.AT$3:.AT86];[.$A86]-[.AT$2]+1;1);0)" office:value-type="float" office:value="23217699" calcext:value-type="float">
            <text:p>23217699</text:p>
          </table:table-cell>
          <table:table-cell table:formula="of:=[.AT86]+IF([.$A86]&gt;=[.AU$2];INDEX([.AU$3:.AU86];[.$A86]-[.AU$2]+1;1);0)" office:value-type="float" office:value="23239336" calcext:value-type="float">
            <text:p>23239336</text:p>
          </table:table-cell>
          <table:table-cell table:formula="of:=[.AU86]+IF([.$A86]&gt;=[.AV$2];INDEX([.AV$3:.AV86];[.$A86]-[.AV$2]+1;1);0)" office:value-type="float" office:value="23257313" calcext:value-type="float">
            <text:p>23257313</text:p>
          </table:table-cell>
          <table:table-cell table:formula="of:=[.AV86]+IF([.$A86]&gt;=[.AW$2];INDEX([.AW$3:.AW86];[.$A86]-[.AW$2]+1;1);0)" office:value-type="float" office:value="23272196" calcext:value-type="float">
            <text:p>23272196</text:p>
          </table:table-cell>
          <table:table-cell table:formula="of:=[.AW86]+IF([.$A86]&gt;=[.AX$2];INDEX([.AX$3:.AX86];[.$A86]-[.AX$2]+1;1);0)" office:value-type="float" office:value="23284506" calcext:value-type="float">
            <text:p>23284506</text:p>
          </table:table-cell>
          <table:table-cell table:formula="of:=[.AX86]+IF([.$A86]&gt;=[.AY$2];INDEX([.AY$3:.AY86];[.$A86]-[.AY$2]+1;1);0)" office:value-type="float" office:value="23294649" calcext:value-type="float">
            <text:p>23294649</text:p>
          </table:table-cell>
          <table:table-cell table:formula="of:=[.AY86]+IF([.$A86]&gt;=[.AZ$2];INDEX([.AZ$3:.AZ86];[.$A86]-[.AZ$2]+1;1);0)" office:value-type="float" office:value="23302998" calcext:value-type="float">
            <text:p>23302998</text:p>
          </table:table-cell>
          <table:table-cell table:formula="of:=[.AZ86]+IF([.$A86]&gt;=[.BA$2];INDEX([.BA$3:.BA86];[.$A86]-[.BA$2]+1;1);0)" office:value-type="float" office:value="23309840" calcext:value-type="float">
            <text:p>23309840</text:p>
          </table:table-cell>
          <table:table-cell table:formula="of:=[.BA86]+IF([.$A86]&gt;=[.BB$2];INDEX([.BB$3:.BB86];[.$A86]-[.BB$2]+1;1);0)" office:value-type="float" office:value="23315444" calcext:value-type="float">
            <text:p>23315444</text:p>
          </table:table-cell>
          <table:table-cell table:formula="of:=[.BB86]+IF([.$A86]&gt;=[.BC$2];INDEX([.BC$3:.BC86];[.$A86]-[.BC$2]+1;1);0)" office:value-type="float" office:value="23320009" calcext:value-type="float">
            <text:p>23320009</text:p>
          </table:table-cell>
          <table:table-cell table:formula="of:=[.BC86]+IF([.$A86]&gt;=[.BD$2];INDEX([.BD$3:.BD86];[.$A86]-[.BD$2]+1;1);0)" office:value-type="float" office:value="23323727" calcext:value-type="float">
            <text:p>23323727</text:p>
          </table:table-cell>
          <table:table-cell table:formula="of:=[.BD86]+IF([.$A86]&gt;=[.BE$2];INDEX([.BE$3:.BE86];[.$A86]-[.BE$2]+1;1);0)" office:value-type="float" office:value="23326737" calcext:value-type="float">
            <text:p>23326737</text:p>
          </table:table-cell>
          <table:table-cell table:formula="of:=[.BE86]+IF([.$A86]&gt;=[.BF$2];INDEX([.BF$3:.BF86];[.$A86]-[.BF$2]+1;1);0)" office:value-type="float" office:value="23329173" calcext:value-type="float">
            <text:p>23329173</text:p>
          </table:table-cell>
          <table:table-cell table:formula="of:=[.BF86]+IF([.$A86]&gt;=[.BG$2];INDEX([.BG$3:.BG86];[.$A86]-[.BG$2]+1;1);0)" office:value-type="float" office:value="23331131" calcext:value-type="float">
            <text:p>23331131</text:p>
          </table:table-cell>
          <table:table-cell table:formula="of:=[.BG86]+IF([.$A86]&gt;=[.BH$2];INDEX([.BH$3:.BH86];[.$A86]-[.BH$2]+1;1);0)" office:value-type="float" office:value="23332706" calcext:value-type="float">
            <text:p>23332706</text:p>
          </table:table-cell>
          <table:table-cell table:formula="of:=[.BH86]+IF([.$A86]&gt;=[.BI$2];INDEX([.BI$3:.BI86];[.$A86]-[.BI$2]+1;1);0)" office:value-type="float" office:value="23333961" calcext:value-type="float">
            <text:p>23333961</text:p>
          </table:table-cell>
          <table:table-cell table:formula="of:=[.BI86]+IF([.$A86]&gt;=[.BJ$2];INDEX([.BJ$3:.BJ86];[.$A86]-[.BJ$2]+1;1);0)" office:value-type="float" office:value="23334963" calcext:value-type="float">
            <text:p>23334963</text:p>
          </table:table-cell>
          <table:table-cell table:formula="of:=[.BJ86]+IF([.$A86]&gt;=[.BK$2];INDEX([.BK$3:.BK86];[.$A86]-[.BK$2]+1;1);0)" office:value-type="float" office:value="23335755" calcext:value-type="float">
            <text:p>23335755</text:p>
          </table:table-cell>
          <table:table-cell table:formula="of:=[.BK86]+IF([.$A86]&gt;=[.BL$2];INDEX([.BL$3:.BL86];[.$A86]-[.BL$2]+1;1);0)" office:value-type="float" office:value="23336382" calcext:value-type="float">
            <text:p>23336382</text:p>
          </table:table-cell>
          <table:table-cell table:formula="of:=[.BL86]+IF([.$A86]&gt;=[.BM$2];INDEX([.BM$3:.BM86];[.$A86]-[.BM$2]+1;1);0)" office:value-type="float" office:value="23336872" calcext:value-type="float">
            <text:p>23336872</text:p>
          </table:table-cell>
          <table:table-cell table:formula="of:=[.BM86]+IF([.$A86]&gt;=[.BN$2];INDEX([.BN$3:.BN86];[.$A86]-[.BN$2]+1;1);0)" office:value-type="float" office:value="23337257" calcext:value-type="float">
            <text:p>23337257</text:p>
          </table:table-cell>
          <table:table-cell table:formula="of:=[.BN86]+IF([.$A86]&gt;=[.BO$2];INDEX([.BO$3:.BO86];[.$A86]-[.BO$2]+1;1);0)" office:value-type="float" office:value="23337554" calcext:value-type="float">
            <text:p>23337554</text:p>
          </table:table-cell>
          <table:table-cell table:formula="of:=[.BO86]+IF([.$A86]&gt;=[.BP$2];INDEX([.BP$3:.BP86];[.$A86]-[.BP$2]+1;1);0)" office:value-type="float" office:value="23337785" calcext:value-type="float">
            <text:p>23337785</text:p>
          </table:table-cell>
          <table:table-cell table:formula="of:=[.BP86]+IF([.$A86]&gt;=[.BQ$2];INDEX([.BQ$3:.BQ86];[.$A86]-[.BQ$2]+1;1);0)" office:value-type="float" office:value="23337961" calcext:value-type="float">
            <text:p>23337961</text:p>
          </table:table-cell>
          <table:table-cell table:formula="of:=[.BQ86]+IF([.$A86]&gt;=[.BR$2];INDEX([.BR$3:.BR86];[.$A86]-[.BR$2]+1;1);0)" office:value-type="float" office:value="23338096" calcext:value-type="float">
            <text:p>23338096</text:p>
          </table:table-cell>
          <table:table-cell table:formula="of:=[.BR86]+IF([.$A86]&gt;=[.BS$2];INDEX([.BS$3:.BS86];[.$A86]-[.BS$2]+1;1);0)" office:value-type="float" office:value="23338197" calcext:value-type="float">
            <text:p>23338197</text:p>
          </table:table-cell>
          <table:table-cell table:formula="of:=[.BS86]+IF([.$A86]&gt;=[.BT$2];INDEX([.BT$3:.BT86];[.$A86]-[.BT$2]+1;1);0)" office:value-type="float" office:value="23338274" calcext:value-type="float">
            <text:p>23338274</text:p>
          </table:table-cell>
          <table:table-cell table:formula="of:=[.BT86]+IF([.$A86]&gt;=[.BU$2];INDEX([.BU$3:.BU86];[.$A86]-[.BU$2]+1;1);0)" office:value-type="float" office:value="23338330" calcext:value-type="float">
            <text:p>23338330</text:p>
          </table:table-cell>
          <table:table-cell table:formula="of:=[.BU86]+IF([.$A86]&gt;=[.BV$2];INDEX([.BV$3:.BV86];[.$A86]-[.BV$2]+1;1);0)" office:value-type="float" office:value="23338372" calcext:value-type="float">
            <text:p>23338372</text:p>
          </table:table-cell>
          <table:table-cell table:formula="of:=[.BV86]+IF([.$A86]&gt;=[.BW$2];INDEX([.BW$3:.BW86];[.$A86]-[.BW$2]+1;1);0)" office:value-type="float" office:value="23338402" calcext:value-type="float">
            <text:p>23338402</text:p>
          </table:table-cell>
          <table:table-cell table:formula="of:=[.BW86]+IF([.$A86]&gt;=[.BX$2];INDEX([.BX$3:.BX86];[.$A86]-[.BX$2]+1;1);0)" office:value-type="float" office:value="23338424" calcext:value-type="float">
            <text:p>23338424</text:p>
          </table:table-cell>
          <table:table-cell table:formula="of:=[.BX86]+IF([.$A86]&gt;=[.BY$2];INDEX([.BY$3:.BY86];[.$A86]-[.BY$2]+1;1);0)" office:value-type="float" office:value="23338439" calcext:value-type="float">
            <text:p>23338439</text:p>
          </table:table-cell>
          <table:table-cell table:formula="of:=[.BY86]+IF([.$A86]&gt;=[.BZ$2];INDEX([.BZ$3:.BZ86];[.$A86]-[.BZ$2]+1;1);0)" office:value-type="float" office:value="23338450" calcext:value-type="float">
            <text:p>23338450</text:p>
          </table:table-cell>
          <table:table-cell table:formula="of:=[.BZ86]+IF([.$A86]&gt;=[.CA$2];INDEX([.CA$3:.CA86];[.$A86]-[.CA$2]+1;1);0)" office:value-type="float" office:value="23338457" calcext:value-type="float">
            <text:p>23338457</text:p>
          </table:table-cell>
          <table:table-cell table:formula="of:=[.CA86]+IF([.$A86]&gt;=[.CB$2];INDEX([.CB$3:.CB86];[.$A86]-[.CB$2]+1;1);0)" office:value-type="float" office:value="23338462" calcext:value-type="float">
            <text:p>23338462</text:p>
          </table:table-cell>
          <table:table-cell table:formula="of:=[.CB86]+IF([.$A86]&gt;=[.CC$2];INDEX([.CC$3:.CC86];[.$A86]-[.CC$2]+1;1);0)" office:value-type="float" office:value="23338465" calcext:value-type="float">
            <text:p>23338465</text:p>
          </table:table-cell>
          <table:table-cell table:formula="of:=[.CC86]+IF([.$A86]&gt;=[.CD$2];INDEX([.CD$3:.CD86];[.$A86]-[.CD$2]+1;1);0)" office:value-type="float" office:value="23338467" calcext:value-type="float">
            <text:p>23338467</text:p>
          </table:table-cell>
          <table:table-cell table:formula="of:=[.CD86]+IF([.$A86]&gt;=[.CE$2];INDEX([.CE$3:.CE86];[.$A86]-[.CE$2]+1;1);0)" office:value-type="float" office:value="23338468" calcext:value-type="float">
            <text:p>23338468</text:p>
          </table:table-cell>
          <table:table-cell table:formula="of:=[.CE86]+IF([.$A86]&gt;=[.CF$2];INDEX([.CF$3:.CF86];[.$A86]-[.CF$2]+1;1);0)" office:value-type="float" office:value="23338469" calcext:value-type="float">
            <text:p>23338469</text:p>
          </table:table-cell>
          <table:table-cell table:formula="of:=[.CF86]+IF([.$A86]&gt;=[.CG$2];INDEX([.CG$3:.CG86];[.$A86]-[.CG$2]+1;1);0)" office:value-type="float" office:value="23338469" calcext:value-type="float">
            <text:p>23338469</text:p>
          </table:table-cell>
          <table:table-cell table:formula="of:=[.CG86]+IF([.$A86]&gt;=[.CH$2];INDEX([.CH$3:.CH86];[.$A86]-[.CH$2]+1;1);0)" office:value-type="float" office:value="23338469" calcext:value-type="float">
            <text:p>23338469</text:p>
          </table:table-cell>
          <table:table-cell table:formula="of:=[.CH86]+IF([.$A86]&gt;=[.CI$2];INDEX([.CI$3:.CI86];[.$A86]-[.CI$2]+1;1);0)" office:value-type="float" office:value="23338469" calcext:value-type="float">
            <text:p>23338469</text:p>
          </table:table-cell>
          <table:table-cell table:formula="of:=[.CI86]+IF([.$A86]&gt;=[.CJ$2];INDEX([.CJ$3:.CJ86];[.$A86]-[.CJ$2]+1;1);0)" office:value-type="float" office:value="23338469" calcext:value-type="float">
            <text:p>23338469</text:p>
          </table:table-cell>
          <table:table-cell table:formula="of:=[.CJ86]+IF([.$A86]&gt;=[.CK$2];INDEX([.CK$3:.CK86];[.$A86]-[.CK$2]+1;1);0)" office:value-type="float" office:value="23338469" calcext:value-type="float">
            <text:p>23338469</text:p>
          </table:table-cell>
          <table:table-cell table:formula="of:=[.CK86]+IF([.$A86]&gt;=[.CL$2];INDEX([.CL$3:.CL86];[.$A86]-[.CL$2]+1;1);0)" office:value-type="float" office:value="23338469" calcext:value-type="float">
            <text:p>23338469</text:p>
          </table:table-cell>
          <table:table-cell table:formula="of:=[.CL86]+IF([.$A86]&gt;=[.CM$2];INDEX([.CM$3:.CM86];[.$A86]-[.CM$2]+1;1);0)" office:value-type="float" office:value="23338469" calcext:value-type="float">
            <text:p>23338469</text:p>
          </table:table-cell>
          <table:table-cell table:formula="of:=[.CM86]+IF([.$A86]&gt;=[.CN$2];INDEX([.CN$3:.CN86];[.$A86]-[.CN$2]+1;1);0)" office:value-type="float" office:value="23338469" calcext:value-type="float">
            <text:p>23338469</text:p>
          </table:table-cell>
          <table:table-cell table:formula="of:=[.CN86]+IF([.$A86]&gt;=[.CO$2];INDEX([.CO$3:.CO86];[.$A86]-[.CO$2]+1;1);0)" office:value-type="float" office:value="23338469" calcext:value-type="float">
            <text:p>23338469</text:p>
          </table:table-cell>
          <table:table-cell table:formula="of:=[.CO86]+IF([.$A86]&gt;=[.CP$2];INDEX([.CP$3:.CP86];[.$A86]-[.CP$2]+1;1);0)" office:value-type="float" office:value="23338469" calcext:value-type="float">
            <text:p>23338469</text:p>
          </table:table-cell>
          <table:table-cell table:formula="of:=[.CP86]+IF([.$A86]&gt;=[.CQ$2];INDEX([.CQ$3:.CQ86];[.$A86]-[.CQ$2]+1;1);0)" office:value-type="float" office:value="23338469" calcext:value-type="float">
            <text:p>23338469</text:p>
          </table:table-cell>
          <table:table-cell table:formula="of:=[.CQ86]+IF([.$A86]&gt;=[.CR$2];INDEX([.CR$3:.CR86];[.$A86]-[.CR$2]+1;1);0)" office:value-type="float" office:value="23338469" calcext:value-type="float">
            <text:p>23338469</text:p>
          </table:table-cell>
          <table:table-cell table:formula="of:=[.CR86]+IF([.$A86]&gt;=[.CS$2];INDEX([.CS$3:.CS86];[.$A86]-[.CS$2]+1;1);0)" office:value-type="float" office:value="23338469" calcext:value-type="float">
            <text:p>23338469</text:p>
          </table:table-cell>
          <table:table-cell table:formula="of:=[.CS86]+IF([.$A86]&gt;=[.CT$2];INDEX([.CT$3:.CT86];[.$A86]-[.CT$2]+1;1);0)" office:value-type="float" office:value="23338469" calcext:value-type="float">
            <text:p>23338469</text:p>
          </table:table-cell>
          <table:table-cell table:formula="of:=[.CT86]+IF([.$A86]&gt;=[.CU$2];INDEX([.CU$3:.CU86];[.$A86]-[.CU$2]+1;1);0)" office:value-type="float" office:value="23338469" calcext:value-type="float">
            <text:p>23338469</text:p>
          </table:table-cell>
          <table:table-cell table:formula="of:=[.CU86]+IF([.$A86]&gt;=[.CV$2];INDEX([.CV$3:.CV86];[.$A86]-[.CV$2]+1;1);0)" office:value-type="float" office:value="23338469" calcext:value-type="float">
            <text:p>23338469</text:p>
          </table:table-cell>
          <table:table-cell table:formula="of:=[.CV86]+IF([.$A86]&gt;=[.CW$2];INDEX([.CW$3:.CW86];[.$A86]-[.CW$2]+1;1);0)" office:value-type="float" office:value="23338469" calcext:value-type="float">
            <text:p>233384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6]" office:value-type="float" office:value="1" calcext:value-type="float">
            <text:p>1</text:p>
          </table:table-cell>
          <table:table-cell table:formula="of:=[.B87]+IF([.$A87]&gt;=[.C$2];INDEX([.C$3:.C87];[.$A87]-[.C$2]+1;1);0)" office:value-type="float" office:value="43" calcext:value-type="float">
            <text:p>43</text:p>
          </table:table-cell>
          <table:table-cell table:formula="of:=[.C87]+IF([.$A87]&gt;=[.D$2];INDEX([.D$3:.D87];[.$A87]-[.D$2]+1;1);0)" office:value-type="float" office:value="631" calcext:value-type="float">
            <text:p>631</text:p>
          </table:table-cell>
          <table:table-cell table:formula="of:=[.D87]+IF([.$A87]&gt;=[.E$2];INDEX([.E$3:.E87];[.$A87]-[.E$2]+1;1);0)" office:value-type="float" office:value="4894" calcext:value-type="float">
            <text:p>4894</text:p>
          </table:table-cell>
          <table:table-cell table:formula="of:=[.E87]+IF([.$A87]&gt;=[.F$2];INDEX([.F$3:.F87];[.$A87]-[.F$2]+1;1);0)" office:value-type="float" office:value="24260" calcext:value-type="float">
            <text:p>24260</text:p>
          </table:table-cell>
          <table:table-cell table:formula="of:=[.F87]+IF([.$A87]&gt;=[.G$2];INDEX([.G$3:.G87];[.$A87]-[.G$2]+1;1);0)" office:value-type="float" office:value="86499" calcext:value-type="float">
            <text:p>86499</text:p>
          </table:table-cell>
          <table:table-cell table:formula="of:=[.G87]+IF([.$A87]&gt;=[.H$2];INDEX([.H$3:.H87];[.$A87]-[.H$2]+1;1);0)" office:value-type="float" office:value="239691" calcext:value-type="float">
            <text:p>239691</text:p>
          </table:table-cell>
          <table:table-cell table:formula="of:=[.H87]+IF([.$A87]&gt;=[.I$2];INDEX([.I$3:.I87];[.$A87]-[.I$2]+1;1);0)" office:value-type="float" office:value="546067" calcext:value-type="float">
            <text:p>546067</text:p>
          </table:table-cell>
          <table:table-cell table:formula="of:=[.I87]+IF([.$A87]&gt;=[.J$2];INDEX([.J$3:.J87];[.$A87]-[.J$2]+1;1);0)" office:value-type="float" office:value="1065947" calcext:value-type="float">
            <text:p>1065947</text:p>
          </table:table-cell>
          <table:table-cell table:formula="of:=[.J87]+IF([.$A87]&gt;=[.K$2];INDEX([.K$3:.K87];[.$A87]-[.K$2]+1;1);0)" office:value-type="float" office:value="1840292" calcext:value-type="float">
            <text:p>1840292</text:p>
          </table:table-cell>
          <table:table-cell table:formula="of:=[.K87]+IF([.$A87]&gt;=[.L$2];INDEX([.L$3:.L87];[.$A87]-[.L$2]+1;1);0)" office:value-type="float" office:value="2879236" calcext:value-type="float">
            <text:p>2879236</text:p>
          </table:table-cell>
          <table:table-cell table:formula="of:=[.L87]+IF([.$A87]&gt;=[.M$2];INDEX([.M$3:.M87];[.$A87]-[.M$2]+1;1);0)" office:value-type="float" office:value="4161319" calcext:value-type="float">
            <text:p>4161319</text:p>
          </table:table-cell>
          <table:table-cell table:formula="of:=[.M87]+IF([.$A87]&gt;=[.N$2];INDEX([.N$3:.N87];[.$A87]-[.N$2]+1;1);0)" office:value-type="float" office:value="5639989" calcext:value-type="float">
            <text:p>5639989</text:p>
          </table:table-cell>
          <table:table-cell table:formula="of:=[.N87]+IF([.$A87]&gt;=[.O$2];INDEX([.O$3:.O87];[.$A87]-[.O$2]+1;1);0)" office:value-type="float" office:value="7254976" calcext:value-type="float">
            <text:p>7254976</text:p>
          </table:table-cell>
          <table:table-cell table:formula="of:=[.O87]+IF([.$A87]&gt;=[.P$2];INDEX([.P$3:.P87];[.$A87]-[.P$2]+1;1);0)" office:value-type="float" office:value="8942320" calcext:value-type="float">
            <text:p>8942320</text:p>
          </table:table-cell>
          <table:table-cell table:formula="of:=[.P87]+IF([.$A87]&gt;=[.Q$2];INDEX([.Q$3:.Q87];[.$A87]-[.Q$2]+1;1);0)" office:value-type="float" office:value="10643083" calcext:value-type="float">
            <text:p>10643083</text:p>
          </table:table-cell>
          <table:table-cell table:formula="of:=[.Q87]+IF([.$A87]&gt;=[.R$2];INDEX([.R$3:.R87];[.$A87]-[.R$2]+1;1);0)" office:value-type="float" office:value="12307608" calcext:value-type="float">
            <text:p>12307608</text:p>
          </table:table-cell>
          <table:table-cell table:formula="of:=[.R87]+IF([.$A87]&gt;=[.S$2];INDEX([.S$3:.S87];[.$A87]-[.S$2]+1;1);0)" office:value-type="float" office:value="13898152" calcext:value-type="float">
            <text:p>13898152</text:p>
          </table:table-cell>
          <table:table-cell table:formula="of:=[.S87]+IF([.$A87]&gt;=[.T$2];INDEX([.T$3:.T87];[.$A87]-[.T$2]+1;1);0)" office:value-type="float" office:value="15388175" calcext:value-type="float">
            <text:p>15388175</text:p>
          </table:table-cell>
          <table:table-cell table:formula="of:=[.T87]+IF([.$A87]&gt;=[.U$2];INDEX([.U$3:.U87];[.$A87]-[.U$2]+1;1);0)" office:value-type="float" office:value="16761706" calcext:value-type="float">
            <text:p>16761706</text:p>
          </table:table-cell>
          <table:table-cell table:formula="of:=[.U87]+IF([.$A87]&gt;=[.V$2];INDEX([.V$3:.V87];[.$A87]-[.V$2]+1;1);0)" office:value-type="float" office:value="18010859" calcext:value-type="float">
            <text:p>18010859</text:p>
          </table:table-cell>
          <table:table-cell table:formula="of:=[.V87]+IF([.$A87]&gt;=[.W$2];INDEX([.W$3:.W87];[.$A87]-[.W$2]+1;1);0)" office:value-type="float" office:value="19134467" calcext:value-type="float">
            <text:p>19134467</text:p>
          </table:table-cell>
          <table:table-cell table:formula="of:=[.W87]+IF([.$A87]&gt;=[.X$2];INDEX([.X$3:.X87];[.$A87]-[.X$2]+1;1);0)" office:value-type="float" office:value="20135727" calcext:value-type="float">
            <text:p>20135727</text:p>
          </table:table-cell>
          <table:table-cell table:formula="of:=[.X87]+IF([.$A87]&gt;=[.Y$2];INDEX([.Y$3:.Y87];[.$A87]-[.Y$2]+1;1);0)" office:value-type="float" office:value="21021208" calcext:value-type="float">
            <text:p>21021208</text:p>
          </table:table-cell>
          <table:table-cell table:formula="of:=[.Y87]+IF([.$A87]&gt;=[.Z$2];INDEX([.Z$3:.Z87];[.$A87]-[.Z$2]+1;1);0)" office:value-type="float" office:value="21799112" calcext:value-type="float">
            <text:p>21799112</text:p>
          </table:table-cell>
          <table:table-cell table:formula="of:=[.Z87]+IF([.$A87]&gt;=[.AA$2];INDEX([.AA$3:.AA87];[.$A87]-[.AA$2]+1;1);0)" office:value-type="float" office:value="22478870" calcext:value-type="float">
            <text:p>22478870</text:p>
          </table:table-cell>
          <table:table-cell table:formula="of:=[.AA87]+IF([.$A87]&gt;=[.AB$2];INDEX([.AB$3:.AB87];[.$A87]-[.AB$2]+1;1);0)" office:value-type="float" office:value="23070000" calcext:value-type="float">
            <text:p>23070000</text:p>
          </table:table-cell>
          <table:table-cell table:formula="of:=[.AB87]+IF([.$A87]&gt;=[.AC$2];INDEX([.AC$3:.AC87];[.$A87]-[.AC$2]+1;1);0)" office:value-type="float" office:value="23582081" calcext:value-type="float">
            <text:p>23582081</text:p>
          </table:table-cell>
          <table:table-cell table:formula="of:=[.AC87]+IF([.$A87]&gt;=[.AD$2];INDEX([.AD$3:.AD87];[.$A87]-[.AD$2]+1;1);0)" office:value-type="float" office:value="24024061" calcext:value-type="float">
            <text:p>24024061</text:p>
          </table:table-cell>
          <table:table-cell table:formula="of:=[.AD87]+IF([.$A87]&gt;=[.AE$2];INDEX([.AE$3:.AE87];[.$A87]-[.AE$2]+1;1);0)" office:value-type="float" office:value="24404453" calcext:value-type="float">
            <text:p>24404453</text:p>
          </table:table-cell>
          <table:table-cell table:formula="of:=[.AE87]+IF([.$A87]&gt;=[.AF$2];INDEX([.AF$3:.AF87];[.$A87]-[.AF$2]+1;1);0)" office:value-type="float" office:value="24730878" calcext:value-type="float">
            <text:p>24730878</text:p>
          </table:table-cell>
          <table:table-cell table:formula="of:=[.AF87]+IF([.$A87]&gt;=[.AG$2];INDEX([.AG$3:.AG87];[.$A87]-[.AG$2]+1;1);0)" office:value-type="float" office:value="25010380" calcext:value-type="float">
            <text:p>25010380</text:p>
          </table:table-cell>
          <table:table-cell table:formula="of:=[.AG87]+IF([.$A87]&gt;=[.AH$2];INDEX([.AH$3:.AH87];[.$A87]-[.AH$2]+1;1);0)" office:value-type="float" office:value="25249111" calcext:value-type="float">
            <text:p>25249111</text:p>
          </table:table-cell>
          <table:table-cell table:formula="of:=[.AH87]+IF([.$A87]&gt;=[.AI$2];INDEX([.AI$3:.AI87];[.$A87]-[.AI$2]+1;1);0)" office:value-type="float" office:value="25452653" calcext:value-type="float">
            <text:p>25452653</text:p>
          </table:table-cell>
          <table:table-cell table:formula="of:=[.AI87]+IF([.$A87]&gt;=[.AJ$2];INDEX([.AJ$3:.AJ87];[.$A87]-[.AJ$2]+1;1);0)" office:value-type="float" office:value="25625805" calcext:value-type="float">
            <text:p>25625805</text:p>
          </table:table-cell>
          <table:table-cell table:formula="of:=[.AJ87]+IF([.$A87]&gt;=[.AK$2];INDEX([.AK$3:.AK87];[.$A87]-[.AK$2]+1;1);0)" office:value-type="float" office:value="25772883" calcext:value-type="float">
            <text:p>25772883</text:p>
          </table:table-cell>
          <table:table-cell table:formula="of:=[.AK87]+IF([.$A87]&gt;=[.AL$2];INDEX([.AL$3:.AL87];[.$A87]-[.AL$2]+1;1);0)" office:value-type="float" office:value="25897540" calcext:value-type="float">
            <text:p>25897540</text:p>
          </table:table-cell>
          <table:table-cell table:formula="of:=[.AL87]+IF([.$A87]&gt;=[.AM$2];INDEX([.AM$3:.AM87];[.$A87]-[.AM$2]+1;1);0)" office:value-type="float" office:value="26003053" calcext:value-type="float">
            <text:p>26003053</text:p>
          </table:table-cell>
          <table:table-cell table:formula="of:=[.AM87]+IF([.$A87]&gt;=[.AN$2];INDEX([.AN$3:.AN87];[.$A87]-[.AN$2]+1;1);0)" office:value-type="float" office:value="26092168" calcext:value-type="float">
            <text:p>26092168</text:p>
          </table:table-cell>
          <table:table-cell table:formula="of:=[.AN87]+IF([.$A87]&gt;=[.AO$2];INDEX([.AO$3:.AO87];[.$A87]-[.AO$2]+1;1);0)" office:value-type="float" office:value="26167336" calcext:value-type="float">
            <text:p>26167336</text:p>
          </table:table-cell>
          <table:table-cell table:formula="of:=[.AO87]+IF([.$A87]&gt;=[.AP$2];INDEX([.AP$3:.AP87];[.$A87]-[.AP$2]+1;1);0)" office:value-type="float" office:value="26230595" calcext:value-type="float">
            <text:p>26230595</text:p>
          </table:table-cell>
          <table:table-cell table:formula="of:=[.AP87]+IF([.$A87]&gt;=[.AQ$2];INDEX([.AQ$3:.AQ87];[.$A87]-[.AQ$2]+1;1);0)" office:value-type="float" office:value="26283769" calcext:value-type="float">
            <text:p>26283769</text:p>
          </table:table-cell>
          <table:table-cell table:formula="of:=[.AQ87]+IF([.$A87]&gt;=[.AR$2];INDEX([.AR$3:.AR87];[.$A87]-[.AR$2]+1;1);0)" office:value-type="float" office:value="26328352" calcext:value-type="float">
            <text:p>26328352</text:p>
          </table:table-cell>
          <table:table-cell table:formula="of:=[.AR87]+IF([.$A87]&gt;=[.AS$2];INDEX([.AS$3:.AS87];[.$A87]-[.AS$2]+1;1);0)" office:value-type="float" office:value="26365690" calcext:value-type="float">
            <text:p>26365690</text:p>
          </table:table-cell>
          <table:table-cell table:formula="of:=[.AS87]+IF([.$A87]&gt;=[.AT$2];INDEX([.AT$3:.AT87];[.$A87]-[.AT$2]+1;1);0)" office:value-type="float" office:value="26396875" calcext:value-type="float">
            <text:p>26396875</text:p>
          </table:table-cell>
          <table:table-cell table:formula="of:=[.AT87]+IF([.$A87]&gt;=[.AU$2];INDEX([.AU$3:.AU87];[.$A87]-[.AU$2]+1;1);0)" office:value-type="float" office:value="26422890" calcext:value-type="float">
            <text:p>26422890</text:p>
          </table:table-cell>
          <table:table-cell table:formula="of:=[.AU87]+IF([.$A87]&gt;=[.AV$2];INDEX([.AV$3:.AV87];[.$A87]-[.AV$2]+1;1);0)" office:value-type="float" office:value="26444527" calcext:value-type="float">
            <text:p>26444527</text:p>
          </table:table-cell>
          <table:table-cell table:formula="of:=[.AV87]+IF([.$A87]&gt;=[.AW$2];INDEX([.AW$3:.AW87];[.$A87]-[.AW$2]+1;1);0)" office:value-type="float" office:value="26462504" calcext:value-type="float">
            <text:p>26462504</text:p>
          </table:table-cell>
          <table:table-cell table:formula="of:=[.AW87]+IF([.$A87]&gt;=[.AX$2];INDEX([.AX$3:.AX87];[.$A87]-[.AX$2]+1;1);0)" office:value-type="float" office:value="26477387" calcext:value-type="float">
            <text:p>26477387</text:p>
          </table:table-cell>
          <table:table-cell table:formula="of:=[.AX87]+IF([.$A87]&gt;=[.AY$2];INDEX([.AY$3:.AY87];[.$A87]-[.AY$2]+1;1);0)" office:value-type="float" office:value="26489697" calcext:value-type="float">
            <text:p>26489697</text:p>
          </table:table-cell>
          <table:table-cell table:formula="of:=[.AY87]+IF([.$A87]&gt;=[.AZ$2];INDEX([.AZ$3:.AZ87];[.$A87]-[.AZ$2]+1;1);0)" office:value-type="float" office:value="26499840" calcext:value-type="float">
            <text:p>26499840</text:p>
          </table:table-cell>
          <table:table-cell table:formula="of:=[.AZ87]+IF([.$A87]&gt;=[.BA$2];INDEX([.BA$3:.BA87];[.$A87]-[.BA$2]+1;1);0)" office:value-type="float" office:value="26508189" calcext:value-type="float">
            <text:p>26508189</text:p>
          </table:table-cell>
          <table:table-cell table:formula="of:=[.BA87]+IF([.$A87]&gt;=[.BB$2];INDEX([.BB$3:.BB87];[.$A87]-[.BB$2]+1;1);0)" office:value-type="float" office:value="26515031" calcext:value-type="float">
            <text:p>26515031</text:p>
          </table:table-cell>
          <table:table-cell table:formula="of:=[.BB87]+IF([.$A87]&gt;=[.BC$2];INDEX([.BC$3:.BC87];[.$A87]-[.BC$2]+1;1);0)" office:value-type="float" office:value="26520635" calcext:value-type="float">
            <text:p>26520635</text:p>
          </table:table-cell>
          <table:table-cell table:formula="of:=[.BC87]+IF([.$A87]&gt;=[.BD$2];INDEX([.BD$3:.BD87];[.$A87]-[.BD$2]+1;1);0)" office:value-type="float" office:value="26525200" calcext:value-type="float">
            <text:p>26525200</text:p>
          </table:table-cell>
          <table:table-cell table:formula="of:=[.BD87]+IF([.$A87]&gt;=[.BE$2];INDEX([.BE$3:.BE87];[.$A87]-[.BE$2]+1;1);0)" office:value-type="float" office:value="26528918" calcext:value-type="float">
            <text:p>26528918</text:p>
          </table:table-cell>
          <table:table-cell table:formula="of:=[.BE87]+IF([.$A87]&gt;=[.BF$2];INDEX([.BF$3:.BF87];[.$A87]-[.BF$2]+1;1);0)" office:value-type="float" office:value="26531928" calcext:value-type="float">
            <text:p>26531928</text:p>
          </table:table-cell>
          <table:table-cell table:formula="of:=[.BF87]+IF([.$A87]&gt;=[.BG$2];INDEX([.BG$3:.BG87];[.$A87]-[.BG$2]+1;1);0)" office:value-type="float" office:value="26534364" calcext:value-type="float">
            <text:p>26534364</text:p>
          </table:table-cell>
          <table:table-cell table:formula="of:=[.BG87]+IF([.$A87]&gt;=[.BH$2];INDEX([.BH$3:.BH87];[.$A87]-[.BH$2]+1;1);0)" office:value-type="float" office:value="26536322" calcext:value-type="float">
            <text:p>26536322</text:p>
          </table:table-cell>
          <table:table-cell table:formula="of:=[.BH87]+IF([.$A87]&gt;=[.BI$2];INDEX([.BI$3:.BI87];[.$A87]-[.BI$2]+1;1);0)" office:value-type="float" office:value="26537897" calcext:value-type="float">
            <text:p>26537897</text:p>
          </table:table-cell>
          <table:table-cell table:formula="of:=[.BI87]+IF([.$A87]&gt;=[.BJ$2];INDEX([.BJ$3:.BJ87];[.$A87]-[.BJ$2]+1;1);0)" office:value-type="float" office:value="26539152" calcext:value-type="float">
            <text:p>26539152</text:p>
          </table:table-cell>
          <table:table-cell table:formula="of:=[.BJ87]+IF([.$A87]&gt;=[.BK$2];INDEX([.BK$3:.BK87];[.$A87]-[.BK$2]+1;1);0)" office:value-type="float" office:value="26540154" calcext:value-type="float">
            <text:p>26540154</text:p>
          </table:table-cell>
          <table:table-cell table:formula="of:=[.BK87]+IF([.$A87]&gt;=[.BL$2];INDEX([.BL$3:.BL87];[.$A87]-[.BL$2]+1;1);0)" office:value-type="float" office:value="26540946" calcext:value-type="float">
            <text:p>26540946</text:p>
          </table:table-cell>
          <table:table-cell table:formula="of:=[.BL87]+IF([.$A87]&gt;=[.BM$2];INDEX([.BM$3:.BM87];[.$A87]-[.BM$2]+1;1);0)" office:value-type="float" office:value="26541573" calcext:value-type="float">
            <text:p>26541573</text:p>
          </table:table-cell>
          <table:table-cell table:formula="of:=[.BM87]+IF([.$A87]&gt;=[.BN$2];INDEX([.BN$3:.BN87];[.$A87]-[.BN$2]+1;1);0)" office:value-type="float" office:value="26542063" calcext:value-type="float">
            <text:p>26542063</text:p>
          </table:table-cell>
          <table:table-cell table:formula="of:=[.BN87]+IF([.$A87]&gt;=[.BO$2];INDEX([.BO$3:.BO87];[.$A87]-[.BO$2]+1;1);0)" office:value-type="float" office:value="26542448" calcext:value-type="float">
            <text:p>26542448</text:p>
          </table:table-cell>
          <table:table-cell table:formula="of:=[.BO87]+IF([.$A87]&gt;=[.BP$2];INDEX([.BP$3:.BP87];[.$A87]-[.BP$2]+1;1);0)" office:value-type="float" office:value="26542745" calcext:value-type="float">
            <text:p>26542745</text:p>
          </table:table-cell>
          <table:table-cell table:formula="of:=[.BP87]+IF([.$A87]&gt;=[.BQ$2];INDEX([.BQ$3:.BQ87];[.$A87]-[.BQ$2]+1;1);0)" office:value-type="float" office:value="26542976" calcext:value-type="float">
            <text:p>26542976</text:p>
          </table:table-cell>
          <table:table-cell table:formula="of:=[.BQ87]+IF([.$A87]&gt;=[.BR$2];INDEX([.BR$3:.BR87];[.$A87]-[.BR$2]+1;1);0)" office:value-type="float" office:value="26543152" calcext:value-type="float">
            <text:p>26543152</text:p>
          </table:table-cell>
          <table:table-cell table:formula="of:=[.BR87]+IF([.$A87]&gt;=[.BS$2];INDEX([.BS$3:.BS87];[.$A87]-[.BS$2]+1;1);0)" office:value-type="float" office:value="26543287" calcext:value-type="float">
            <text:p>26543287</text:p>
          </table:table-cell>
          <table:table-cell table:formula="of:=[.BS87]+IF([.$A87]&gt;=[.BT$2];INDEX([.BT$3:.BT87];[.$A87]-[.BT$2]+1;1);0)" office:value-type="float" office:value="26543388" calcext:value-type="float">
            <text:p>26543388</text:p>
          </table:table-cell>
          <table:table-cell table:formula="of:=[.BT87]+IF([.$A87]&gt;=[.BU$2];INDEX([.BU$3:.BU87];[.$A87]-[.BU$2]+1;1);0)" office:value-type="float" office:value="26543465" calcext:value-type="float">
            <text:p>26543465</text:p>
          </table:table-cell>
          <table:table-cell table:formula="of:=[.BU87]+IF([.$A87]&gt;=[.BV$2];INDEX([.BV$3:.BV87];[.$A87]-[.BV$2]+1;1);0)" office:value-type="float" office:value="26543521" calcext:value-type="float">
            <text:p>26543521</text:p>
          </table:table-cell>
          <table:table-cell table:formula="of:=[.BV87]+IF([.$A87]&gt;=[.BW$2];INDEX([.BW$3:.BW87];[.$A87]-[.BW$2]+1;1);0)" office:value-type="float" office:value="26543563" calcext:value-type="float">
            <text:p>26543563</text:p>
          </table:table-cell>
          <table:table-cell table:formula="of:=[.BW87]+IF([.$A87]&gt;=[.BX$2];INDEX([.BX$3:.BX87];[.$A87]-[.BX$2]+1;1);0)" office:value-type="float" office:value="26543593" calcext:value-type="float">
            <text:p>26543593</text:p>
          </table:table-cell>
          <table:table-cell table:formula="of:=[.BX87]+IF([.$A87]&gt;=[.BY$2];INDEX([.BY$3:.BY87];[.$A87]-[.BY$2]+1;1);0)" office:value-type="float" office:value="26543615" calcext:value-type="float">
            <text:p>26543615</text:p>
          </table:table-cell>
          <table:table-cell table:formula="of:=[.BY87]+IF([.$A87]&gt;=[.BZ$2];INDEX([.BZ$3:.BZ87];[.$A87]-[.BZ$2]+1;1);0)" office:value-type="float" office:value="26543630" calcext:value-type="float">
            <text:p>26543630</text:p>
          </table:table-cell>
          <table:table-cell table:formula="of:=[.BZ87]+IF([.$A87]&gt;=[.CA$2];INDEX([.CA$3:.CA87];[.$A87]-[.CA$2]+1;1);0)" office:value-type="float" office:value="26543641" calcext:value-type="float">
            <text:p>26543641</text:p>
          </table:table-cell>
          <table:table-cell table:formula="of:=[.CA87]+IF([.$A87]&gt;=[.CB$2];INDEX([.CB$3:.CB87];[.$A87]-[.CB$2]+1;1);0)" office:value-type="float" office:value="26543648" calcext:value-type="float">
            <text:p>26543648</text:p>
          </table:table-cell>
          <table:table-cell table:formula="of:=[.CB87]+IF([.$A87]&gt;=[.CC$2];INDEX([.CC$3:.CC87];[.$A87]-[.CC$2]+1;1);0)" office:value-type="float" office:value="26543653" calcext:value-type="float">
            <text:p>26543653</text:p>
          </table:table-cell>
          <table:table-cell table:formula="of:=[.CC87]+IF([.$A87]&gt;=[.CD$2];INDEX([.CD$3:.CD87];[.$A87]-[.CD$2]+1;1);0)" office:value-type="float" office:value="26543656" calcext:value-type="float">
            <text:p>26543656</text:p>
          </table:table-cell>
          <table:table-cell table:formula="of:=[.CD87]+IF([.$A87]&gt;=[.CE$2];INDEX([.CE$3:.CE87];[.$A87]-[.CE$2]+1;1);0)" office:value-type="float" office:value="26543658" calcext:value-type="float">
            <text:p>26543658</text:p>
          </table:table-cell>
          <table:table-cell table:formula="of:=[.CE87]+IF([.$A87]&gt;=[.CF$2];INDEX([.CF$3:.CF87];[.$A87]-[.CF$2]+1;1);0)" office:value-type="float" office:value="26543659" calcext:value-type="float">
            <text:p>26543659</text:p>
          </table:table-cell>
          <table:table-cell table:formula="of:=[.CF87]+IF([.$A87]&gt;=[.CG$2];INDEX([.CG$3:.CG87];[.$A87]-[.CG$2]+1;1);0)" office:value-type="float" office:value="26543660" calcext:value-type="float">
            <text:p>26543660</text:p>
          </table:table-cell>
          <table:table-cell table:formula="of:=[.CG87]+IF([.$A87]&gt;=[.CH$2];INDEX([.CH$3:.CH87];[.$A87]-[.CH$2]+1;1);0)" office:value-type="float" office:value="26543660" calcext:value-type="float">
            <text:p>26543660</text:p>
          </table:table-cell>
          <table:table-cell table:formula="of:=[.CH87]+IF([.$A87]&gt;=[.CI$2];INDEX([.CI$3:.CI87];[.$A87]-[.CI$2]+1;1);0)" office:value-type="float" office:value="26543660" calcext:value-type="float">
            <text:p>26543660</text:p>
          </table:table-cell>
          <table:table-cell table:formula="of:=[.CI87]+IF([.$A87]&gt;=[.CJ$2];INDEX([.CJ$3:.CJ87];[.$A87]-[.CJ$2]+1;1);0)" office:value-type="float" office:value="26543660" calcext:value-type="float">
            <text:p>26543660</text:p>
          </table:table-cell>
          <table:table-cell table:formula="of:=[.CJ87]+IF([.$A87]&gt;=[.CK$2];INDEX([.CK$3:.CK87];[.$A87]-[.CK$2]+1;1);0)" office:value-type="float" office:value="26543660" calcext:value-type="float">
            <text:p>26543660</text:p>
          </table:table-cell>
          <table:table-cell table:formula="of:=[.CK87]+IF([.$A87]&gt;=[.CL$2];INDEX([.CL$3:.CL87];[.$A87]-[.CL$2]+1;1);0)" office:value-type="float" office:value="26543660" calcext:value-type="float">
            <text:p>26543660</text:p>
          </table:table-cell>
          <table:table-cell table:formula="of:=[.CL87]+IF([.$A87]&gt;=[.CM$2];INDEX([.CM$3:.CM87];[.$A87]-[.CM$2]+1;1);0)" office:value-type="float" office:value="26543660" calcext:value-type="float">
            <text:p>26543660</text:p>
          </table:table-cell>
          <table:table-cell table:formula="of:=[.CM87]+IF([.$A87]&gt;=[.CN$2];INDEX([.CN$3:.CN87];[.$A87]-[.CN$2]+1;1);0)" office:value-type="float" office:value="26543660" calcext:value-type="float">
            <text:p>26543660</text:p>
          </table:table-cell>
          <table:table-cell table:formula="of:=[.CN87]+IF([.$A87]&gt;=[.CO$2];INDEX([.CO$3:.CO87];[.$A87]-[.CO$2]+1;1);0)" office:value-type="float" office:value="26543660" calcext:value-type="float">
            <text:p>26543660</text:p>
          </table:table-cell>
          <table:table-cell table:formula="of:=[.CO87]+IF([.$A87]&gt;=[.CP$2];INDEX([.CP$3:.CP87];[.$A87]-[.CP$2]+1;1);0)" office:value-type="float" office:value="26543660" calcext:value-type="float">
            <text:p>26543660</text:p>
          </table:table-cell>
          <table:table-cell table:formula="of:=[.CP87]+IF([.$A87]&gt;=[.CQ$2];INDEX([.CQ$3:.CQ87];[.$A87]-[.CQ$2]+1;1);0)" office:value-type="float" office:value="26543660" calcext:value-type="float">
            <text:p>26543660</text:p>
          </table:table-cell>
          <table:table-cell table:formula="of:=[.CQ87]+IF([.$A87]&gt;=[.CR$2];INDEX([.CR$3:.CR87];[.$A87]-[.CR$2]+1;1);0)" office:value-type="float" office:value="26543660" calcext:value-type="float">
            <text:p>26543660</text:p>
          </table:table-cell>
          <table:table-cell table:formula="of:=[.CR87]+IF([.$A87]&gt;=[.CS$2];INDEX([.CS$3:.CS87];[.$A87]-[.CS$2]+1;1);0)" office:value-type="float" office:value="26543660" calcext:value-type="float">
            <text:p>26543660</text:p>
          </table:table-cell>
          <table:table-cell table:formula="of:=[.CS87]+IF([.$A87]&gt;=[.CT$2];INDEX([.CT$3:.CT87];[.$A87]-[.CT$2]+1;1);0)" office:value-type="float" office:value="26543660" calcext:value-type="float">
            <text:p>26543660</text:p>
          </table:table-cell>
          <table:table-cell table:formula="of:=[.CT87]+IF([.$A87]&gt;=[.CU$2];INDEX([.CU$3:.CU87];[.$A87]-[.CU$2]+1;1);0)" office:value-type="float" office:value="26543660" calcext:value-type="float">
            <text:p>26543660</text:p>
          </table:table-cell>
          <table:table-cell table:formula="of:=[.CU87]+IF([.$A87]&gt;=[.CV$2];INDEX([.CV$3:.CV87];[.$A87]-[.CV$2]+1;1);0)" office:value-type="float" office:value="26543660" calcext:value-type="float">
            <text:p>26543660</text:p>
          </table:table-cell>
          <table:table-cell table:formula="of:=[.CV87]+IF([.$A87]&gt;=[.CW$2];INDEX([.CW$3:.CW87];[.$A87]-[.CW$2]+1;1);0)" office:value-type="float" office:value="26543660" calcext:value-type="float">
            <text:p>265436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7]" office:value-type="float" office:value="1" calcext:value-type="float">
            <text:p>1</text:p>
          </table:table-cell>
          <table:table-cell table:formula="of:=[.B88]+IF([.$A88]&gt;=[.C$2];INDEX([.C$3:.C88];[.$A88]-[.C$2]+1;1);0)" office:value-type="float" office:value="43" calcext:value-type="float">
            <text:p>43</text:p>
          </table:table-cell>
          <table:table-cell table:formula="of:=[.C88]+IF([.$A88]&gt;=[.D$2];INDEX([.D$3:.D88];[.$A88]-[.D$2]+1;1);0)" office:value-type="float" office:value="645" calcext:value-type="float">
            <text:p>645</text:p>
          </table:table-cell>
          <table:table-cell table:formula="of:=[.D88]+IF([.$A88]&gt;=[.E$2];INDEX([.E$3:.E88];[.$A88]-[.E$2]+1;1);0)" office:value-type="float" office:value="5055" calcext:value-type="float">
            <text:p>5055</text:p>
          </table:table-cell>
          <table:table-cell table:formula="of:=[.E88]+IF([.$A88]&gt;=[.F$2];INDEX([.F$3:.F88];[.$A88]-[.F$2]+1;1);0)" office:value-type="float" office:value="25337" calcext:value-type="float">
            <text:p>25337</text:p>
          </table:table-cell>
          <table:table-cell table:formula="of:=[.F88]+IF([.$A88]&gt;=[.G$2];INDEX([.G$3:.G88];[.$A88]-[.G$2]+1;1);0)" office:value-type="float" office:value="91164" calcext:value-type="float">
            <text:p>91164</text:p>
          </table:table-cell>
          <table:table-cell table:formula="of:=[.G88]+IF([.$A88]&gt;=[.H$2];INDEX([.H$3:.H88];[.$A88]-[.H$2]+1;1);0)" office:value-type="float" office:value="254826" calcext:value-type="float">
            <text:p>254826</text:p>
          </table:table-cell>
          <table:table-cell table:formula="of:=[.H88]+IF([.$A88]&gt;=[.I$2];INDEX([.I$3:.I88];[.$A88]-[.I$2]+1;1);0)" office:value-type="float" office:value="584996" calcext:value-type="float">
            <text:p>584996</text:p>
          </table:table-cell>
          <table:table-cell table:formula="of:=[.I88]+IF([.$A88]&gt;=[.J$2];INDEX([.J$3:.J88];[.$A88]-[.J$2]+1;1);0)" office:value-type="float" office:value="1149941" calcext:value-type="float">
            <text:p>1149941</text:p>
          </table:table-cell>
          <table:table-cell table:formula="of:=[.J88]+IF([.$A88]&gt;=[.K$2];INDEX([.K$3:.K88];[.$A88]-[.K$2]+1;1);0)" office:value-type="float" office:value="1997569" calcext:value-type="float">
            <text:p>1997569</text:p>
          </table:table-cell>
          <table:table-cell table:formula="of:=[.K88]+IF([.$A88]&gt;=[.L$2];INDEX([.L$3:.L88];[.$A88]-[.L$2]+1;1);0)" office:value-type="float" office:value="3142647" calcext:value-type="float">
            <text:p>3142647</text:p>
          </table:table-cell>
          <table:table-cell table:formula="of:=[.L88]+IF([.$A88]&gt;=[.M$2];INDEX([.M$3:.M88];[.$A88]-[.M$2]+1;1);0)" office:value-type="float" office:value="4564153" calcext:value-type="float">
            <text:p>4564153</text:p>
          </table:table-cell>
          <table:table-cell table:formula="of:=[.M88]+IF([.$A88]&gt;=[.N$2];INDEX([.N$3:.N88];[.$A88]-[.N$2]+1;1);0)" office:value-type="float" office:value="6212802" calcext:value-type="float">
            <text:p>6212802</text:p>
          </table:table-cell>
          <table:table-cell table:formula="of:=[.N88]+IF([.$A88]&gt;=[.O$2];INDEX([.O$3:.O88];[.$A88]-[.O$2]+1;1);0)" office:value-type="float" office:value="8022171" calcext:value-type="float">
            <text:p>8022171</text:p>
          </table:table-cell>
          <table:table-cell table:formula="of:=[.O88]+IF([.$A88]&gt;=[.P$2];INDEX([.P$3:.P88];[.$A88]-[.P$2]+1;1);0)" office:value-type="float" office:value="9921212" calcext:value-type="float">
            <text:p>9921212</text:p>
          </table:table-cell>
          <table:table-cell table:formula="of:=[.P88]+IF([.$A88]&gt;=[.Q$2];INDEX([.Q$3:.Q88];[.$A88]-[.Q$2]+1;1);0)" office:value-type="float" office:value="11842899" calcext:value-type="float">
            <text:p>11842899</text:p>
          </table:table-cell>
          <table:table-cell table:formula="of:=[.Q88]+IF([.$A88]&gt;=[.R$2];INDEX([.R$3:.R88];[.$A88]-[.R$2]+1;1);0)" office:value-type="float" office:value="13730675" calcext:value-type="float">
            <text:p>13730675</text:p>
          </table:table-cell>
          <table:table-cell table:formula="of:=[.R88]+IF([.$A88]&gt;=[.S$2];INDEX([.S$3:.S88];[.$A88]-[.S$2]+1;1);0)" office:value-type="float" office:value="15540349" calcext:value-type="float">
            <text:p>15540349</text:p>
          </table:table-cell>
          <table:table-cell table:formula="of:=[.S88]+IF([.$A88]&gt;=[.T$2];INDEX([.T$3:.T88];[.$A88]-[.T$2]+1;1);0)" office:value-type="float" office:value="17240952" calcext:value-type="float">
            <text:p>17240952</text:p>
          </table:table-cell>
          <table:table-cell table:formula="of:=[.T88]+IF([.$A88]&gt;=[.U$2];INDEX([.U$3:.U88];[.$A88]-[.U$2]+1;1);0)" office:value-type="float" office:value="18812776" calcext:value-type="float">
            <text:p>18812776</text:p>
          </table:table-cell>
          <table:table-cell table:formula="of:=[.U88]+IF([.$A88]&gt;=[.V$2];INDEX([.V$3:.V88];[.$A88]-[.V$2]+1;1);0)" office:value-type="float" office:value="20246062" calcext:value-type="float">
            <text:p>20246062</text:p>
          </table:table-cell>
          <table:table-cell table:formula="of:=[.V88]+IF([.$A88]&gt;=[.W$2];INDEX([.W$3:.W88];[.$A88]-[.W$2]+1;1);0)" office:value-type="float" office:value="21538201" calcext:value-type="float">
            <text:p>21538201</text:p>
          </table:table-cell>
          <table:table-cell table:formula="of:=[.W88]+IF([.$A88]&gt;=[.X$2];INDEX([.X$3:.X88];[.$A88]-[.X$2]+1;1);0)" office:value-type="float" office:value="22692310" calcext:value-type="float">
            <text:p>22692310</text:p>
          </table:table-cell>
          <table:table-cell table:formula="of:=[.X88]+IF([.$A88]&gt;=[.Y$2];INDEX([.Y$3:.Y88];[.$A88]-[.Y$2]+1;1);0)" office:value-type="float" office:value="23714935" calcext:value-type="float">
            <text:p>23714935</text:p>
          </table:table-cell>
          <table:table-cell table:formula="of:=[.Y88]+IF([.$A88]&gt;=[.Z$2];INDEX([.Z$3:.Z88];[.$A88]-[.Z$2]+1;1);0)" office:value-type="float" office:value="24615202" calcext:value-type="float">
            <text:p>24615202</text:p>
          </table:table-cell>
          <table:table-cell table:formula="of:=[.Z88]+IF([.$A88]&gt;=[.AA$2];INDEX([.AA$3:.AA88];[.$A88]-[.AA$2]+1;1);0)" office:value-type="float" office:value="25403219" calcext:value-type="float">
            <text:p>25403219</text:p>
          </table:table-cell>
          <table:table-cell table:formula="of:=[.AA88]+IF([.$A88]&gt;=[.AB$2];INDEX([.AB$3:.AB88];[.$A88]-[.AB$2]+1;1);0)" office:value-type="float" office:value="26089812" calcext:value-type="float">
            <text:p>26089812</text:p>
          </table:table-cell>
          <table:table-cell table:formula="of:=[.AB88]+IF([.$A88]&gt;=[.AC$2];INDEX([.AC$3:.AC88];[.$A88]-[.AC$2]+1;1);0)" office:value-type="float" office:value="26685506" calcext:value-type="float">
            <text:p>26685506</text:p>
          </table:table-cell>
          <table:table-cell table:formula="of:=[.AC88]+IF([.$A88]&gt;=[.AD$2];INDEX([.AD$3:.AD88];[.$A88]-[.AD$2]+1;1);0)" office:value-type="float" office:value="27200597" calcext:value-type="float">
            <text:p>27200597</text:p>
          </table:table-cell>
          <table:table-cell table:formula="of:=[.AD88]+IF([.$A88]&gt;=[.AE$2];INDEX([.AE$3:.AE88];[.$A88]-[.AE$2]+1;1);0)" office:value-type="float" office:value="27644535" calcext:value-type="float">
            <text:p>27644535</text:p>
          </table:table-cell>
          <table:table-cell table:formula="of:=[.AE88]+IF([.$A88]&gt;=[.AF$2];INDEX([.AF$3:.AF88];[.$A88]-[.AF$2]+1;1);0)" office:value-type="float" office:value="28026182" calcext:value-type="float">
            <text:p>28026182</text:p>
          </table:table-cell>
          <table:table-cell table:formula="of:=[.AF88]+IF([.$A88]&gt;=[.AG$2];INDEX([.AG$3:.AG88];[.$A88]-[.AG$2]+1;1);0)" office:value-type="float" office:value="28353399" calcext:value-type="float">
            <text:p>28353399</text:p>
          </table:table-cell>
          <table:table-cell table:formula="of:=[.AG88]+IF([.$A88]&gt;=[.AH$2];INDEX([.AH$3:.AH88];[.$A88]-[.AH$2]+1;1);0)" office:value-type="float" office:value="28633391" calcext:value-type="float">
            <text:p>28633391</text:p>
          </table:table-cell>
          <table:table-cell table:formula="of:=[.AH88]+IF([.$A88]&gt;=[.AI$2];INDEX([.AI$3:.AI88];[.$A88]-[.AI$2]+1;1);0)" office:value-type="float" office:value="28872419" calcext:value-type="float">
            <text:p>28872419</text:p>
          </table:table-cell>
          <table:table-cell table:formula="of:=[.AI88]+IF([.$A88]&gt;=[.AJ$2];INDEX([.AJ$3:.AJ88];[.$A88]-[.AJ$2]+1;1);0)" office:value-type="float" office:value="29076137" calcext:value-type="float">
            <text:p>29076137</text:p>
          </table:table-cell>
          <table:table-cell table:formula="of:=[.AJ88]+IF([.$A88]&gt;=[.AK$2];INDEX([.AK$3:.AK88];[.$A88]-[.AK$2]+1;1);0)" office:value-type="float" office:value="29249390" calcext:value-type="float">
            <text:p>29249390</text:p>
          </table:table-cell>
          <table:table-cell table:formula="of:=[.AK88]+IF([.$A88]&gt;=[.AL$2];INDEX([.AL$3:.AL88];[.$A88]-[.AL$2]+1;1);0)" office:value-type="float" office:value="29396524" calcext:value-type="float">
            <text:p>29396524</text:p>
          </table:table-cell>
          <table:table-cell table:formula="of:=[.AL88]+IF([.$A88]&gt;=[.AM$2];INDEX([.AM$3:.AM88];[.$A88]-[.AM$2]+1;1);0)" office:value-type="float" office:value="29521211" calcext:value-type="float">
            <text:p>29521211</text:p>
          </table:table-cell>
          <table:table-cell table:formula="of:=[.AM88]+IF([.$A88]&gt;=[.AN$2];INDEX([.AN$3:.AN88];[.$A88]-[.AN$2]+1;1);0)" office:value-type="float" office:value="29626739" calcext:value-type="float">
            <text:p>29626739</text:p>
          </table:table-cell>
          <table:table-cell table:formula="of:=[.AN88]+IF([.$A88]&gt;=[.AO$2];INDEX([.AO$3:.AO88];[.$A88]-[.AO$2]+1;1);0)" office:value-type="float" office:value="29715861" calcext:value-type="float">
            <text:p>29715861</text:p>
          </table:table-cell>
          <table:table-cell table:formula="of:=[.AO88]+IF([.$A88]&gt;=[.AP$2];INDEX([.AP$3:.AP88];[.$A88]-[.AP$2]+1;1);0)" office:value-type="float" office:value="29791032" calcext:value-type="float">
            <text:p>29791032</text:p>
          </table:table-cell>
          <table:table-cell table:formula="of:=[.AP88]+IF([.$A88]&gt;=[.AQ$2];INDEX([.AQ$3:.AQ88];[.$A88]-[.AQ$2]+1;1);0)" office:value-type="float" office:value="29854292" calcext:value-type="float">
            <text:p>29854292</text:p>
          </table:table-cell>
          <table:table-cell table:formula="of:=[.AQ88]+IF([.$A88]&gt;=[.AR$2];INDEX([.AR$3:.AR88];[.$A88]-[.AR$2]+1;1);0)" office:value-type="float" office:value="29907466" calcext:value-type="float">
            <text:p>29907466</text:p>
          </table:table-cell>
          <table:table-cell table:formula="of:=[.AR88]+IF([.$A88]&gt;=[.AS$2];INDEX([.AS$3:.AS88];[.$A88]-[.AS$2]+1;1);0)" office:value-type="float" office:value="29952049" calcext:value-type="float">
            <text:p>29952049</text:p>
          </table:table-cell>
          <table:table-cell table:formula="of:=[.AS88]+IF([.$A88]&gt;=[.AT$2];INDEX([.AT$3:.AT88];[.$A88]-[.AT$2]+1;1);0)" office:value-type="float" office:value="29989387" calcext:value-type="float">
            <text:p>29989387</text:p>
          </table:table-cell>
          <table:table-cell table:formula="of:=[.AT88]+IF([.$A88]&gt;=[.AU$2];INDEX([.AU$3:.AU88];[.$A88]-[.AU$2]+1;1);0)" office:value-type="float" office:value="30020572" calcext:value-type="float">
            <text:p>30020572</text:p>
          </table:table-cell>
          <table:table-cell table:formula="of:=[.AU88]+IF([.$A88]&gt;=[.AV$2];INDEX([.AV$3:.AV88];[.$A88]-[.AV$2]+1;1);0)" office:value-type="float" office:value="30046587" calcext:value-type="float">
            <text:p>30046587</text:p>
          </table:table-cell>
          <table:table-cell table:formula="of:=[.AV88]+IF([.$A88]&gt;=[.AW$2];INDEX([.AW$3:.AW88];[.$A88]-[.AW$2]+1;1);0)" office:value-type="float" office:value="30068224" calcext:value-type="float">
            <text:p>30068224</text:p>
          </table:table-cell>
          <table:table-cell table:formula="of:=[.AW88]+IF([.$A88]&gt;=[.AX$2];INDEX([.AX$3:.AX88];[.$A88]-[.AX$2]+1;1);0)" office:value-type="float" office:value="30086201" calcext:value-type="float">
            <text:p>30086201</text:p>
          </table:table-cell>
          <table:table-cell table:formula="of:=[.AX88]+IF([.$A88]&gt;=[.AY$2];INDEX([.AY$3:.AY88];[.$A88]-[.AY$2]+1;1);0)" office:value-type="float" office:value="30101084" calcext:value-type="float">
            <text:p>30101084</text:p>
          </table:table-cell>
          <table:table-cell table:formula="of:=[.AY88]+IF([.$A88]&gt;=[.AZ$2];INDEX([.AZ$3:.AZ88];[.$A88]-[.AZ$2]+1;1);0)" office:value-type="float" office:value="30113394" calcext:value-type="float">
            <text:p>30113394</text:p>
          </table:table-cell>
          <table:table-cell table:formula="of:=[.AZ88]+IF([.$A88]&gt;=[.BA$2];INDEX([.BA$3:.BA88];[.$A88]-[.BA$2]+1;1);0)" office:value-type="float" office:value="30123537" calcext:value-type="float">
            <text:p>30123537</text:p>
          </table:table-cell>
          <table:table-cell table:formula="of:=[.BA88]+IF([.$A88]&gt;=[.BB$2];INDEX([.BB$3:.BB88];[.$A88]-[.BB$2]+1;1);0)" office:value-type="float" office:value="30131886" calcext:value-type="float">
            <text:p>30131886</text:p>
          </table:table-cell>
          <table:table-cell table:formula="of:=[.BB88]+IF([.$A88]&gt;=[.BC$2];INDEX([.BC$3:.BC88];[.$A88]-[.BC$2]+1;1);0)" office:value-type="float" office:value="30138728" calcext:value-type="float">
            <text:p>30138728</text:p>
          </table:table-cell>
          <table:table-cell table:formula="of:=[.BC88]+IF([.$A88]&gt;=[.BD$2];INDEX([.BD$3:.BD88];[.$A88]-[.BD$2]+1;1);0)" office:value-type="float" office:value="30144332" calcext:value-type="float">
            <text:p>30144332</text:p>
          </table:table-cell>
          <table:table-cell table:formula="of:=[.BD88]+IF([.$A88]&gt;=[.BE$2];INDEX([.BE$3:.BE88];[.$A88]-[.BE$2]+1;1);0)" office:value-type="float" office:value="30148897" calcext:value-type="float">
            <text:p>30148897</text:p>
          </table:table-cell>
          <table:table-cell table:formula="of:=[.BE88]+IF([.$A88]&gt;=[.BF$2];INDEX([.BF$3:.BF88];[.$A88]-[.BF$2]+1;1);0)" office:value-type="float" office:value="30152615" calcext:value-type="float">
            <text:p>30152615</text:p>
          </table:table-cell>
          <table:table-cell table:formula="of:=[.BF88]+IF([.$A88]&gt;=[.BG$2];INDEX([.BG$3:.BG88];[.$A88]-[.BG$2]+1;1);0)" office:value-type="float" office:value="30155625" calcext:value-type="float">
            <text:p>30155625</text:p>
          </table:table-cell>
          <table:table-cell table:formula="of:=[.BG88]+IF([.$A88]&gt;=[.BH$2];INDEX([.BH$3:.BH88];[.$A88]-[.BH$2]+1;1);0)" office:value-type="float" office:value="30158061" calcext:value-type="float">
            <text:p>30158061</text:p>
          </table:table-cell>
          <table:table-cell table:formula="of:=[.BH88]+IF([.$A88]&gt;=[.BI$2];INDEX([.BI$3:.BI88];[.$A88]-[.BI$2]+1;1);0)" office:value-type="float" office:value="30160019" calcext:value-type="float">
            <text:p>30160019</text:p>
          </table:table-cell>
          <table:table-cell table:formula="of:=[.BI88]+IF([.$A88]&gt;=[.BJ$2];INDEX([.BJ$3:.BJ88];[.$A88]-[.BJ$2]+1;1);0)" office:value-type="float" office:value="30161594" calcext:value-type="float">
            <text:p>30161594</text:p>
          </table:table-cell>
          <table:table-cell table:formula="of:=[.BJ88]+IF([.$A88]&gt;=[.BK$2];INDEX([.BK$3:.BK88];[.$A88]-[.BK$2]+1;1);0)" office:value-type="float" office:value="30162849" calcext:value-type="float">
            <text:p>30162849</text:p>
          </table:table-cell>
          <table:table-cell table:formula="of:=[.BK88]+IF([.$A88]&gt;=[.BL$2];INDEX([.BL$3:.BL88];[.$A88]-[.BL$2]+1;1);0)" office:value-type="float" office:value="30163851" calcext:value-type="float">
            <text:p>30163851</text:p>
          </table:table-cell>
          <table:table-cell table:formula="of:=[.BL88]+IF([.$A88]&gt;=[.BM$2];INDEX([.BM$3:.BM88];[.$A88]-[.BM$2]+1;1);0)" office:value-type="float" office:value="30164643" calcext:value-type="float">
            <text:p>30164643</text:p>
          </table:table-cell>
          <table:table-cell table:formula="of:=[.BM88]+IF([.$A88]&gt;=[.BN$2];INDEX([.BN$3:.BN88];[.$A88]-[.BN$2]+1;1);0)" office:value-type="float" office:value="30165270" calcext:value-type="float">
            <text:p>30165270</text:p>
          </table:table-cell>
          <table:table-cell table:formula="of:=[.BN88]+IF([.$A88]&gt;=[.BO$2];INDEX([.BO$3:.BO88];[.$A88]-[.BO$2]+1;1);0)" office:value-type="float" office:value="30165760" calcext:value-type="float">
            <text:p>30165760</text:p>
          </table:table-cell>
          <table:table-cell table:formula="of:=[.BO88]+IF([.$A88]&gt;=[.BP$2];INDEX([.BP$3:.BP88];[.$A88]-[.BP$2]+1;1);0)" office:value-type="float" office:value="30166145" calcext:value-type="float">
            <text:p>30166145</text:p>
          </table:table-cell>
          <table:table-cell table:formula="of:=[.BP88]+IF([.$A88]&gt;=[.BQ$2];INDEX([.BQ$3:.BQ88];[.$A88]-[.BQ$2]+1;1);0)" office:value-type="float" office:value="30166442" calcext:value-type="float">
            <text:p>30166442</text:p>
          </table:table-cell>
          <table:table-cell table:formula="of:=[.BQ88]+IF([.$A88]&gt;=[.BR$2];INDEX([.BR$3:.BR88];[.$A88]-[.BR$2]+1;1);0)" office:value-type="float" office:value="30166673" calcext:value-type="float">
            <text:p>30166673</text:p>
          </table:table-cell>
          <table:table-cell table:formula="of:=[.BR88]+IF([.$A88]&gt;=[.BS$2];INDEX([.BS$3:.BS88];[.$A88]-[.BS$2]+1;1);0)" office:value-type="float" office:value="30166849" calcext:value-type="float">
            <text:p>30166849</text:p>
          </table:table-cell>
          <table:table-cell table:formula="of:=[.BS88]+IF([.$A88]&gt;=[.BT$2];INDEX([.BT$3:.BT88];[.$A88]-[.BT$2]+1;1);0)" office:value-type="float" office:value="30166984" calcext:value-type="float">
            <text:p>30166984</text:p>
          </table:table-cell>
          <table:table-cell table:formula="of:=[.BT88]+IF([.$A88]&gt;=[.BU$2];INDEX([.BU$3:.BU88];[.$A88]-[.BU$2]+1;1);0)" office:value-type="float" office:value="30167085" calcext:value-type="float">
            <text:p>30167085</text:p>
          </table:table-cell>
          <table:table-cell table:formula="of:=[.BU88]+IF([.$A88]&gt;=[.BV$2];INDEX([.BV$3:.BV88];[.$A88]-[.BV$2]+1;1);0)" office:value-type="float" office:value="30167162" calcext:value-type="float">
            <text:p>30167162</text:p>
          </table:table-cell>
          <table:table-cell table:formula="of:=[.BV88]+IF([.$A88]&gt;=[.BW$2];INDEX([.BW$3:.BW88];[.$A88]-[.BW$2]+1;1);0)" office:value-type="float" office:value="30167218" calcext:value-type="float">
            <text:p>30167218</text:p>
          </table:table-cell>
          <table:table-cell table:formula="of:=[.BW88]+IF([.$A88]&gt;=[.BX$2];INDEX([.BX$3:.BX88];[.$A88]-[.BX$2]+1;1);0)" office:value-type="float" office:value="30167260" calcext:value-type="float">
            <text:p>30167260</text:p>
          </table:table-cell>
          <table:table-cell table:formula="of:=[.BX88]+IF([.$A88]&gt;=[.BY$2];INDEX([.BY$3:.BY88];[.$A88]-[.BY$2]+1;1);0)" office:value-type="float" office:value="30167290" calcext:value-type="float">
            <text:p>30167290</text:p>
          </table:table-cell>
          <table:table-cell table:formula="of:=[.BY88]+IF([.$A88]&gt;=[.BZ$2];INDEX([.BZ$3:.BZ88];[.$A88]-[.BZ$2]+1;1);0)" office:value-type="float" office:value="30167312" calcext:value-type="float">
            <text:p>30167312</text:p>
          </table:table-cell>
          <table:table-cell table:formula="of:=[.BZ88]+IF([.$A88]&gt;=[.CA$2];INDEX([.CA$3:.CA88];[.$A88]-[.CA$2]+1;1);0)" office:value-type="float" office:value="30167327" calcext:value-type="float">
            <text:p>30167327</text:p>
          </table:table-cell>
          <table:table-cell table:formula="of:=[.CA88]+IF([.$A88]&gt;=[.CB$2];INDEX([.CB$3:.CB88];[.$A88]-[.CB$2]+1;1);0)" office:value-type="float" office:value="30167338" calcext:value-type="float">
            <text:p>30167338</text:p>
          </table:table-cell>
          <table:table-cell table:formula="of:=[.CB88]+IF([.$A88]&gt;=[.CC$2];INDEX([.CC$3:.CC88];[.$A88]-[.CC$2]+1;1);0)" office:value-type="float" office:value="30167345" calcext:value-type="float">
            <text:p>30167345</text:p>
          </table:table-cell>
          <table:table-cell table:formula="of:=[.CC88]+IF([.$A88]&gt;=[.CD$2];INDEX([.CD$3:.CD88];[.$A88]-[.CD$2]+1;1);0)" office:value-type="float" office:value="30167350" calcext:value-type="float">
            <text:p>30167350</text:p>
          </table:table-cell>
          <table:table-cell table:formula="of:=[.CD88]+IF([.$A88]&gt;=[.CE$2];INDEX([.CE$3:.CE88];[.$A88]-[.CE$2]+1;1);0)" office:value-type="float" office:value="30167353" calcext:value-type="float">
            <text:p>30167353</text:p>
          </table:table-cell>
          <table:table-cell table:formula="of:=[.CE88]+IF([.$A88]&gt;=[.CF$2];INDEX([.CF$3:.CF88];[.$A88]-[.CF$2]+1;1);0)" office:value-type="float" office:value="30167355" calcext:value-type="float">
            <text:p>30167355</text:p>
          </table:table-cell>
          <table:table-cell table:formula="of:=[.CF88]+IF([.$A88]&gt;=[.CG$2];INDEX([.CG$3:.CG88];[.$A88]-[.CG$2]+1;1);0)" office:value-type="float" office:value="30167356" calcext:value-type="float">
            <text:p>30167356</text:p>
          </table:table-cell>
          <table:table-cell table:formula="of:=[.CG88]+IF([.$A88]&gt;=[.CH$2];INDEX([.CH$3:.CH88];[.$A88]-[.CH$2]+1;1);0)" office:value-type="float" office:value="30167357" calcext:value-type="float">
            <text:p>30167357</text:p>
          </table:table-cell>
          <table:table-cell table:formula="of:=[.CH88]+IF([.$A88]&gt;=[.CI$2];INDEX([.CI$3:.CI88];[.$A88]-[.CI$2]+1;1);0)" office:value-type="float" office:value="30167357" calcext:value-type="float">
            <text:p>30167357</text:p>
          </table:table-cell>
          <table:table-cell table:formula="of:=[.CI88]+IF([.$A88]&gt;=[.CJ$2];INDEX([.CJ$3:.CJ88];[.$A88]-[.CJ$2]+1;1);0)" office:value-type="float" office:value="30167357" calcext:value-type="float">
            <text:p>30167357</text:p>
          </table:table-cell>
          <table:table-cell table:formula="of:=[.CJ88]+IF([.$A88]&gt;=[.CK$2];INDEX([.CK$3:.CK88];[.$A88]-[.CK$2]+1;1);0)" office:value-type="float" office:value="30167357" calcext:value-type="float">
            <text:p>30167357</text:p>
          </table:table-cell>
          <table:table-cell table:formula="of:=[.CK88]+IF([.$A88]&gt;=[.CL$2];INDEX([.CL$3:.CL88];[.$A88]-[.CL$2]+1;1);0)" office:value-type="float" office:value="30167357" calcext:value-type="float">
            <text:p>30167357</text:p>
          </table:table-cell>
          <table:table-cell table:formula="of:=[.CL88]+IF([.$A88]&gt;=[.CM$2];INDEX([.CM$3:.CM88];[.$A88]-[.CM$2]+1;1);0)" office:value-type="float" office:value="30167357" calcext:value-type="float">
            <text:p>30167357</text:p>
          </table:table-cell>
          <table:table-cell table:formula="of:=[.CM88]+IF([.$A88]&gt;=[.CN$2];INDEX([.CN$3:.CN88];[.$A88]-[.CN$2]+1;1);0)" office:value-type="float" office:value="30167357" calcext:value-type="float">
            <text:p>30167357</text:p>
          </table:table-cell>
          <table:table-cell table:formula="of:=[.CN88]+IF([.$A88]&gt;=[.CO$2];INDEX([.CO$3:.CO88];[.$A88]-[.CO$2]+1;1);0)" office:value-type="float" office:value="30167357" calcext:value-type="float">
            <text:p>30167357</text:p>
          </table:table-cell>
          <table:table-cell table:formula="of:=[.CO88]+IF([.$A88]&gt;=[.CP$2];INDEX([.CP$3:.CP88];[.$A88]-[.CP$2]+1;1);0)" office:value-type="float" office:value="30167357" calcext:value-type="float">
            <text:p>30167357</text:p>
          </table:table-cell>
          <table:table-cell table:formula="of:=[.CP88]+IF([.$A88]&gt;=[.CQ$2];INDEX([.CQ$3:.CQ88];[.$A88]-[.CQ$2]+1;1);0)" office:value-type="float" office:value="30167357" calcext:value-type="float">
            <text:p>30167357</text:p>
          </table:table-cell>
          <table:table-cell table:formula="of:=[.CQ88]+IF([.$A88]&gt;=[.CR$2];INDEX([.CR$3:.CR88];[.$A88]-[.CR$2]+1;1);0)" office:value-type="float" office:value="30167357" calcext:value-type="float">
            <text:p>30167357</text:p>
          </table:table-cell>
          <table:table-cell table:formula="of:=[.CR88]+IF([.$A88]&gt;=[.CS$2];INDEX([.CS$3:.CS88];[.$A88]-[.CS$2]+1;1);0)" office:value-type="float" office:value="30167357" calcext:value-type="float">
            <text:p>30167357</text:p>
          </table:table-cell>
          <table:table-cell table:formula="of:=[.CS88]+IF([.$A88]&gt;=[.CT$2];INDEX([.CT$3:.CT88];[.$A88]-[.CT$2]+1;1);0)" office:value-type="float" office:value="30167357" calcext:value-type="float">
            <text:p>30167357</text:p>
          </table:table-cell>
          <table:table-cell table:formula="of:=[.CT88]+IF([.$A88]&gt;=[.CU$2];INDEX([.CU$3:.CU88];[.$A88]-[.CU$2]+1;1);0)" office:value-type="float" office:value="30167357" calcext:value-type="float">
            <text:p>30167357</text:p>
          </table:table-cell>
          <table:table-cell table:formula="of:=[.CU88]+IF([.$A88]&gt;=[.CV$2];INDEX([.CV$3:.CV88];[.$A88]-[.CV$2]+1;1);0)" office:value-type="float" office:value="30167357" calcext:value-type="float">
            <text:p>30167357</text:p>
          </table:table-cell>
          <table:table-cell table:formula="of:=[.CV88]+IF([.$A88]&gt;=[.CW$2];INDEX([.CW$3:.CW88];[.$A88]-[.CW$2]+1;1);0)" office:value-type="float" office:value="30167357" calcext:value-type="float">
            <text:p>301673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8]" office:value-type="float" office:value="1" calcext:value-type="float">
            <text:p>1</text:p>
          </table:table-cell>
          <table:table-cell table:formula="of:=[.B89]+IF([.$A89]&gt;=[.C$2];INDEX([.C$3:.C89];[.$A89]-[.C$2]+1;1);0)" office:value-type="float" office:value="44" calcext:value-type="float">
            <text:p>44</text:p>
          </table:table-cell>
          <table:table-cell table:formula="of:=[.C89]+IF([.$A89]&gt;=[.D$2];INDEX([.D$3:.D89];[.$A89]-[.D$2]+1;1);0)" office:value-type="float" office:value="660" calcext:value-type="float">
            <text:p>660</text:p>
          </table:table-cell>
          <table:table-cell table:formula="of:=[.D89]+IF([.$A89]&gt;=[.E$2];INDEX([.E$3:.E89];[.$A89]-[.E$2]+1;1);0)" office:value-type="float" office:value="5231" calcext:value-type="float">
            <text:p>5231</text:p>
          </table:table-cell>
          <table:table-cell table:formula="of:=[.E89]+IF([.$A89]&gt;=[.F$2];INDEX([.F$3:.F89];[.$A89]-[.F$2]+1;1);0)" office:value-type="float" office:value="26455" calcext:value-type="float">
            <text:p>26455</text:p>
          </table:table-cell>
          <table:table-cell table:formula="of:=[.F89]+IF([.$A89]&gt;=[.G$2];INDEX([.G$3:.G89];[.$A89]-[.G$2]+1;1);0)" office:value-type="float" office:value="96079" calcext:value-type="float">
            <text:p>96079</text:p>
          </table:table-cell>
          <table:table-cell table:formula="of:=[.G89]+IF([.$A89]&gt;=[.H$2];INDEX([.H$3:.H89];[.$A89]-[.H$2]+1;1);0)" office:value-type="float" office:value="270775" calcext:value-type="float">
            <text:p>270775</text:p>
          </table:table-cell>
          <table:table-cell table:formula="of:=[.H89]+IF([.$A89]&gt;=[.I$2];INDEX([.I$3:.I89];[.$A89]-[.I$2]+1;1);0)" office:value-type="float" office:value="626401" calcext:value-type="float">
            <text:p>626401</text:p>
          </table:table-cell>
          <table:table-cell table:formula="of:=[.I89]+IF([.$A89]&gt;=[.J$2];INDEX([.J$3:.J89];[.$A89]-[.J$2]+1;1);0)" office:value-type="float" office:value="1239732" calcext:value-type="float">
            <text:p>1239732</text:p>
          </table:table-cell>
          <table:table-cell table:formula="of:=[.J89]+IF([.$A89]&gt;=[.K$2];INDEX([.K$3:.K89];[.$A89]-[.K$2]+1;1);0)" office:value-type="float" office:value="2166875" calcext:value-type="float">
            <text:p>2166875</text:p>
          </table:table-cell>
          <table:table-cell table:formula="of:=[.K89]+IF([.$A89]&gt;=[.L$2];INDEX([.L$3:.L89];[.$A89]-[.L$2]+1;1);0)" office:value-type="float" office:value="3427615" calcext:value-type="float">
            <text:p>3427615</text:p>
          </table:table-cell>
          <table:table-cell table:formula="of:=[.L89]+IF([.$A89]&gt;=[.M$2];INDEX([.M$3:.M89];[.$A89]-[.M$2]+1;1);0)" office:value-type="float" office:value="5002329" calcext:value-type="float">
            <text:p>5002329</text:p>
          </table:table-cell>
          <table:table-cell table:formula="of:=[.M89]+IF([.$A89]&gt;=[.N$2];INDEX([.N$3:.N89];[.$A89]-[.N$2]+1;1);0)" office:value-type="float" office:value="6838459" calcext:value-type="float">
            <text:p>6838459</text:p>
          </table:table-cell>
          <table:table-cell table:formula="of:=[.N89]+IF([.$A89]&gt;=[.O$2];INDEX([.O$3:.O89];[.$A89]-[.O$2]+1;1);0)" office:value-type="float" office:value="8863685" calcext:value-type="float">
            <text:p>8863685</text:p>
          </table:table-cell>
          <table:table-cell table:formula="of:=[.O89]+IF([.$A89]&gt;=[.P$2];INDEX([.P$3:.P89];[.$A89]-[.P$2]+1;1);0)" office:value-type="float" office:value="10998526" calcext:value-type="float">
            <text:p>10998526</text:p>
          </table:table-cell>
          <table:table-cell table:formula="of:=[.P89]+IF([.$A89]&gt;=[.Q$2];INDEX([.Q$3:.Q89];[.$A89]-[.Q$2]+1;1);0)" office:value-type="float" office:value="13167672" calcext:value-type="float">
            <text:p>13167672</text:p>
          </table:table-cell>
          <table:table-cell table:formula="of:=[.Q89]+IF([.$A89]&gt;=[.R$2];INDEX([.R$3:.R89];[.$A89]-[.R$2]+1;1);0)" office:value-type="float" office:value="15306097" calcext:value-type="float">
            <text:p>15306097</text:p>
          </table:table-cell>
          <table:table-cell table:formula="of:=[.R89]+IF([.$A89]&gt;=[.S$2];INDEX([.S$3:.S89];[.$A89]-[.S$2]+1;1);0)" office:value-type="float" office:value="17362993" calcext:value-type="float">
            <text:p>17362993</text:p>
          </table:table-cell>
          <table:table-cell table:formula="of:=[.S89]+IF([.$A89]&gt;=[.T$2];INDEX([.T$3:.T89];[.$A89]-[.T$2]+1;1);0)" office:value-type="float" office:value="19301553" calcext:value-type="float">
            <text:p>19301553</text:p>
          </table:table-cell>
          <table:table-cell table:formula="of:=[.T89]+IF([.$A89]&gt;=[.U$2];INDEX([.U$3:.U89];[.$A89]-[.U$2]+1;1);0)" office:value-type="float" office:value="21098427" calcext:value-type="float">
            <text:p>21098427</text:p>
          </table:table-cell>
          <table:table-cell table:formula="of:=[.U89]+IF([.$A89]&gt;=[.V$2];INDEX([.V$3:.V89];[.$A89]-[.V$2]+1;1);0)" office:value-type="float" office:value="22740918" calcext:value-type="float">
            <text:p>22740918</text:p>
          </table:table-cell>
          <table:table-cell table:formula="of:=[.V89]+IF([.$A89]&gt;=[.W$2];INDEX([.W$3:.W89];[.$A89]-[.W$2]+1;1);0)" office:value-type="float" office:value="24225291" calcext:value-type="float">
            <text:p>24225291</text:p>
          </table:table-cell>
          <table:table-cell table:formula="of:=[.W89]+IF([.$A89]&gt;=[.X$2];INDEX([.X$3:.X89];[.$A89]-[.X$2]+1;1);0)" office:value-type="float" office:value="25553853" calcext:value-type="float">
            <text:p>25553853</text:p>
          </table:table-cell>
          <table:table-cell table:formula="of:=[.X89]+IF([.$A89]&gt;=[.Y$2];INDEX([.Y$3:.Y89];[.$A89]-[.Y$2]+1;1);0)" office:value-type="float" office:value="26733604" calcext:value-type="float">
            <text:p>26733604</text:p>
          </table:table-cell>
          <table:table-cell table:formula="of:=[.Y89]+IF([.$A89]&gt;=[.Z$2];INDEX([.Z$3:.Z89];[.$A89]-[.Z$2]+1;1);0)" office:value-type="float" office:value="27774067" calcext:value-type="float">
            <text:p>27774067</text:p>
          </table:table-cell>
          <table:table-cell table:formula="of:=[.Z89]+IF([.$A89]&gt;=[.AA$2];INDEX([.AA$3:.AA89];[.$A89]-[.AA$2]+1;1);0)" office:value-type="float" office:value="28686599" calcext:value-type="float">
            <text:p>28686599</text:p>
          </table:table-cell>
          <table:table-cell table:formula="of:=[.AA89]+IF([.$A89]&gt;=[.AB$2];INDEX([.AB$3:.AB89];[.$A89]-[.AB$2]+1;1);0)" office:value-type="float" office:value="29482953" calcext:value-type="float">
            <text:p>29482953</text:p>
          </table:table-cell>
          <table:table-cell table:formula="of:=[.AB89]+IF([.$A89]&gt;=[.AC$2];INDEX([.AC$3:.AC89];[.$A89]-[.AC$2]+1;1);0)" office:value-type="float" office:value="30175148" calcext:value-type="float">
            <text:p>30175148</text:p>
          </table:table-cell>
          <table:table-cell table:formula="of:=[.AC89]+IF([.$A89]&gt;=[.AD$2];INDEX([.AD$3:.AD89];[.$A89]-[.AD$2]+1;1);0)" office:value-type="float" office:value="30774560" calcext:value-type="float">
            <text:p>30774560</text:p>
          </table:table-cell>
          <table:table-cell table:formula="of:=[.AD89]+IF([.$A89]&gt;=[.AE$2];INDEX([.AE$3:.AE89];[.$A89]-[.AE$2]+1;1);0)" office:value-type="float" office:value="31292087" calcext:value-type="float">
            <text:p>31292087</text:p>
          </table:table-cell>
          <table:table-cell table:formula="of:=[.AE89]+IF([.$A89]&gt;=[.AF$2];INDEX([.AF$3:.AF89];[.$A89]-[.AF$2]+1;1);0)" office:value-type="float" office:value="31737600" calcext:value-type="float">
            <text:p>31737600</text:p>
          </table:table-cell>
          <table:table-cell table:formula="of:=[.AF89]+IF([.$A89]&gt;=[.AG$2];INDEX([.AG$3:.AG89];[.$A89]-[.AG$2]+1;1);0)" office:value-type="float" office:value="32120249" calcext:value-type="float">
            <text:p>32120249</text:p>
          </table:table-cell>
          <table:table-cell table:formula="of:=[.AG89]+IF([.$A89]&gt;=[.AH$2];INDEX([.AH$3:.AH89];[.$A89]-[.AH$2]+1;1);0)" office:value-type="float" office:value="32448093" calcext:value-type="float">
            <text:p>32448093</text:p>
          </table:table-cell>
          <table:table-cell table:formula="of:=[.AH89]+IF([.$A89]&gt;=[.AI$2];INDEX([.AI$3:.AI89];[.$A89]-[.AI$2]+1;1);0)" office:value-type="float" office:value="32728470" calcext:value-type="float">
            <text:p>32728470</text:p>
          </table:table-cell>
          <table:table-cell table:formula="of:=[.AI89]+IF([.$A89]&gt;=[.AJ$2];INDEX([.AJ$3:.AJ89];[.$A89]-[.AJ$2]+1;1);0)" office:value-type="float" office:value="32967729" calcext:value-type="float">
            <text:p>32967729</text:p>
          </table:table-cell>
          <table:table-cell table:formula="of:=[.AJ89]+IF([.$A89]&gt;=[.AK$2];INDEX([.AK$3:.AK89];[.$A89]-[.AK$2]+1;1);0)" office:value-type="float" office:value="33171582" calcext:value-type="float">
            <text:p>33171582</text:p>
          </table:table-cell>
          <table:table-cell table:formula="of:=[.AK89]+IF([.$A89]&gt;=[.AL$2];INDEX([.AL$3:.AL89];[.$A89]-[.AL$2]+1;1);0)" office:value-type="float" office:value="33344912" calcext:value-type="float">
            <text:p>33344912</text:p>
          </table:table-cell>
          <table:table-cell table:formula="of:=[.AL89]+IF([.$A89]&gt;=[.AM$2];INDEX([.AM$3:.AM89];[.$A89]-[.AM$2]+1;1);0)" office:value-type="float" office:value="33492088" calcext:value-type="float">
            <text:p>33492088</text:p>
          </table:table-cell>
          <table:table-cell table:formula="of:=[.AM89]+IF([.$A89]&gt;=[.AN$2];INDEX([.AN$3:.AN89];[.$A89]-[.AN$2]+1;1);0)" office:value-type="float" office:value="33616797" calcext:value-type="float">
            <text:p>33616797</text:p>
          </table:table-cell>
          <table:table-cell table:formula="of:=[.AN89]+IF([.$A89]&gt;=[.AO$2];INDEX([.AO$3:.AO89];[.$A89]-[.AO$2]+1;1);0)" office:value-type="float" office:value="33722336" calcext:value-type="float">
            <text:p>33722336</text:p>
          </table:table-cell>
          <table:table-cell table:formula="of:=[.AO89]+IF([.$A89]&gt;=[.AP$2];INDEX([.AP$3:.AP89];[.$A89]-[.AP$2]+1;1);0)" office:value-type="float" office:value="33811463" calcext:value-type="float">
            <text:p>33811463</text:p>
          </table:table-cell>
          <table:table-cell table:formula="of:=[.AP89]+IF([.$A89]&gt;=[.AQ$2];INDEX([.AQ$3:.AQ89];[.$A89]-[.AQ$2]+1;1);0)" office:value-type="float" office:value="33886636" calcext:value-type="float">
            <text:p>33886636</text:p>
          </table:table-cell>
          <table:table-cell table:formula="of:=[.AQ89]+IF([.$A89]&gt;=[.AR$2];INDEX([.AR$3:.AR89];[.$A89]-[.AR$2]+1;1);0)" office:value-type="float" office:value="33949897" calcext:value-type="float">
            <text:p>33949897</text:p>
          </table:table-cell>
          <table:table-cell table:formula="of:=[.AR89]+IF([.$A89]&gt;=[.AS$2];INDEX([.AS$3:.AS89];[.$A89]-[.AS$2]+1;1);0)" office:value-type="float" office:value="34003071" calcext:value-type="float">
            <text:p>34003071</text:p>
          </table:table-cell>
          <table:table-cell table:formula="of:=[.AS89]+IF([.$A89]&gt;=[.AT$2];INDEX([.AT$3:.AT89];[.$A89]-[.AT$2]+1;1);0)" office:value-type="float" office:value="34047654" calcext:value-type="float">
            <text:p>34047654</text:p>
          </table:table-cell>
          <table:table-cell table:formula="of:=[.AT89]+IF([.$A89]&gt;=[.AU$2];INDEX([.AU$3:.AU89];[.$A89]-[.AU$2]+1;1);0)" office:value-type="float" office:value="34084992" calcext:value-type="float">
            <text:p>34084992</text:p>
          </table:table-cell>
          <table:table-cell table:formula="of:=[.AU89]+IF([.$A89]&gt;=[.AV$2];INDEX([.AV$3:.AV89];[.$A89]-[.AV$2]+1;1);0)" office:value-type="float" office:value="34116177" calcext:value-type="float">
            <text:p>34116177</text:p>
          </table:table-cell>
          <table:table-cell table:formula="of:=[.AV89]+IF([.$A89]&gt;=[.AW$2];INDEX([.AW$3:.AW89];[.$A89]-[.AW$2]+1;1);0)" office:value-type="float" office:value="34142192" calcext:value-type="float">
            <text:p>34142192</text:p>
          </table:table-cell>
          <table:table-cell table:formula="of:=[.AW89]+IF([.$A89]&gt;=[.AX$2];INDEX([.AX$3:.AX89];[.$A89]-[.AX$2]+1;1);0)" office:value-type="float" office:value="34163829" calcext:value-type="float">
            <text:p>34163829</text:p>
          </table:table-cell>
          <table:table-cell table:formula="of:=[.AX89]+IF([.$A89]&gt;=[.AY$2];INDEX([.AY$3:.AY89];[.$A89]-[.AY$2]+1;1);0)" office:value-type="float" office:value="34181806" calcext:value-type="float">
            <text:p>34181806</text:p>
          </table:table-cell>
          <table:table-cell table:formula="of:=[.AY89]+IF([.$A89]&gt;=[.AZ$2];INDEX([.AZ$3:.AZ89];[.$A89]-[.AZ$2]+1;1);0)" office:value-type="float" office:value="34196689" calcext:value-type="float">
            <text:p>34196689</text:p>
          </table:table-cell>
          <table:table-cell table:formula="of:=[.AZ89]+IF([.$A89]&gt;=[.BA$2];INDEX([.BA$3:.BA89];[.$A89]-[.BA$2]+1;1);0)" office:value-type="float" office:value="34208999" calcext:value-type="float">
            <text:p>34208999</text:p>
          </table:table-cell>
          <table:table-cell table:formula="of:=[.BA89]+IF([.$A89]&gt;=[.BB$2];INDEX([.BB$3:.BB89];[.$A89]-[.BB$2]+1;1);0)" office:value-type="float" office:value="34219142" calcext:value-type="float">
            <text:p>34219142</text:p>
          </table:table-cell>
          <table:table-cell table:formula="of:=[.BB89]+IF([.$A89]&gt;=[.BC$2];INDEX([.BC$3:.BC89];[.$A89]-[.BC$2]+1;1);0)" office:value-type="float" office:value="34227491" calcext:value-type="float">
            <text:p>34227491</text:p>
          </table:table-cell>
          <table:table-cell table:formula="of:=[.BC89]+IF([.$A89]&gt;=[.BD$2];INDEX([.BD$3:.BD89];[.$A89]-[.BD$2]+1;1);0)" office:value-type="float" office:value="34234333" calcext:value-type="float">
            <text:p>34234333</text:p>
          </table:table-cell>
          <table:table-cell table:formula="of:=[.BD89]+IF([.$A89]&gt;=[.BE$2];INDEX([.BE$3:.BE89];[.$A89]-[.BE$2]+1;1);0)" office:value-type="float" office:value="34239937" calcext:value-type="float">
            <text:p>34239937</text:p>
          </table:table-cell>
          <table:table-cell table:formula="of:=[.BE89]+IF([.$A89]&gt;=[.BF$2];INDEX([.BF$3:.BF89];[.$A89]-[.BF$2]+1;1);0)" office:value-type="float" office:value="34244502" calcext:value-type="float">
            <text:p>34244502</text:p>
          </table:table-cell>
          <table:table-cell table:formula="of:=[.BF89]+IF([.$A89]&gt;=[.BG$2];INDEX([.BG$3:.BG89];[.$A89]-[.BG$2]+1;1);0)" office:value-type="float" office:value="34248220" calcext:value-type="float">
            <text:p>34248220</text:p>
          </table:table-cell>
          <table:table-cell table:formula="of:=[.BG89]+IF([.$A89]&gt;=[.BH$2];INDEX([.BH$3:.BH89];[.$A89]-[.BH$2]+1;1);0)" office:value-type="float" office:value="34251230" calcext:value-type="float">
            <text:p>34251230</text:p>
          </table:table-cell>
          <table:table-cell table:formula="of:=[.BH89]+IF([.$A89]&gt;=[.BI$2];INDEX([.BI$3:.BI89];[.$A89]-[.BI$2]+1;1);0)" office:value-type="float" office:value="34253666" calcext:value-type="float">
            <text:p>34253666</text:p>
          </table:table-cell>
          <table:table-cell table:formula="of:=[.BI89]+IF([.$A89]&gt;=[.BJ$2];INDEX([.BJ$3:.BJ89];[.$A89]-[.BJ$2]+1;1);0)" office:value-type="float" office:value="34255624" calcext:value-type="float">
            <text:p>34255624</text:p>
          </table:table-cell>
          <table:table-cell table:formula="of:=[.BJ89]+IF([.$A89]&gt;=[.BK$2];INDEX([.BK$3:.BK89];[.$A89]-[.BK$2]+1;1);0)" office:value-type="float" office:value="34257199" calcext:value-type="float">
            <text:p>34257199</text:p>
          </table:table-cell>
          <table:table-cell table:formula="of:=[.BK89]+IF([.$A89]&gt;=[.BL$2];INDEX([.BL$3:.BL89];[.$A89]-[.BL$2]+1;1);0)" office:value-type="float" office:value="34258454" calcext:value-type="float">
            <text:p>34258454</text:p>
          </table:table-cell>
          <table:table-cell table:formula="of:=[.BL89]+IF([.$A89]&gt;=[.BM$2];INDEX([.BM$3:.BM89];[.$A89]-[.BM$2]+1;1);0)" office:value-type="float" office:value="34259456" calcext:value-type="float">
            <text:p>34259456</text:p>
          </table:table-cell>
          <table:table-cell table:formula="of:=[.BM89]+IF([.$A89]&gt;=[.BN$2];INDEX([.BN$3:.BN89];[.$A89]-[.BN$2]+1;1);0)" office:value-type="float" office:value="34260248" calcext:value-type="float">
            <text:p>34260248</text:p>
          </table:table-cell>
          <table:table-cell table:formula="of:=[.BN89]+IF([.$A89]&gt;=[.BO$2];INDEX([.BO$3:.BO89];[.$A89]-[.BO$2]+1;1);0)" office:value-type="float" office:value="34260875" calcext:value-type="float">
            <text:p>34260875</text:p>
          </table:table-cell>
          <table:table-cell table:formula="of:=[.BO89]+IF([.$A89]&gt;=[.BP$2];INDEX([.BP$3:.BP89];[.$A89]-[.BP$2]+1;1);0)" office:value-type="float" office:value="34261365" calcext:value-type="float">
            <text:p>34261365</text:p>
          </table:table-cell>
          <table:table-cell table:formula="of:=[.BP89]+IF([.$A89]&gt;=[.BQ$2];INDEX([.BQ$3:.BQ89];[.$A89]-[.BQ$2]+1;1);0)" office:value-type="float" office:value="34261750" calcext:value-type="float">
            <text:p>34261750</text:p>
          </table:table-cell>
          <table:table-cell table:formula="of:=[.BQ89]+IF([.$A89]&gt;=[.BR$2];INDEX([.BR$3:.BR89];[.$A89]-[.BR$2]+1;1);0)" office:value-type="float" office:value="34262047" calcext:value-type="float">
            <text:p>34262047</text:p>
          </table:table-cell>
          <table:table-cell table:formula="of:=[.BR89]+IF([.$A89]&gt;=[.BS$2];INDEX([.BS$3:.BS89];[.$A89]-[.BS$2]+1;1);0)" office:value-type="float" office:value="34262278" calcext:value-type="float">
            <text:p>34262278</text:p>
          </table:table-cell>
          <table:table-cell table:formula="of:=[.BS89]+IF([.$A89]&gt;=[.BT$2];INDEX([.BT$3:.BT89];[.$A89]-[.BT$2]+1;1);0)" office:value-type="float" office:value="34262454" calcext:value-type="float">
            <text:p>34262454</text:p>
          </table:table-cell>
          <table:table-cell table:formula="of:=[.BT89]+IF([.$A89]&gt;=[.BU$2];INDEX([.BU$3:.BU89];[.$A89]-[.BU$2]+1;1);0)" office:value-type="float" office:value="34262589" calcext:value-type="float">
            <text:p>34262589</text:p>
          </table:table-cell>
          <table:table-cell table:formula="of:=[.BU89]+IF([.$A89]&gt;=[.BV$2];INDEX([.BV$3:.BV89];[.$A89]-[.BV$2]+1;1);0)" office:value-type="float" office:value="34262690" calcext:value-type="float">
            <text:p>34262690</text:p>
          </table:table-cell>
          <table:table-cell table:formula="of:=[.BV89]+IF([.$A89]&gt;=[.BW$2];INDEX([.BW$3:.BW89];[.$A89]-[.BW$2]+1;1);0)" office:value-type="float" office:value="34262767" calcext:value-type="float">
            <text:p>34262767</text:p>
          </table:table-cell>
          <table:table-cell table:formula="of:=[.BW89]+IF([.$A89]&gt;=[.BX$2];INDEX([.BX$3:.BX89];[.$A89]-[.BX$2]+1;1);0)" office:value-type="float" office:value="34262823" calcext:value-type="float">
            <text:p>34262823</text:p>
          </table:table-cell>
          <table:table-cell table:formula="of:=[.BX89]+IF([.$A89]&gt;=[.BY$2];INDEX([.BY$3:.BY89];[.$A89]-[.BY$2]+1;1);0)" office:value-type="float" office:value="34262865" calcext:value-type="float">
            <text:p>34262865</text:p>
          </table:table-cell>
          <table:table-cell table:formula="of:=[.BY89]+IF([.$A89]&gt;=[.BZ$2];INDEX([.BZ$3:.BZ89];[.$A89]-[.BZ$2]+1;1);0)" office:value-type="float" office:value="34262895" calcext:value-type="float">
            <text:p>34262895</text:p>
          </table:table-cell>
          <table:table-cell table:formula="of:=[.BZ89]+IF([.$A89]&gt;=[.CA$2];INDEX([.CA$3:.CA89];[.$A89]-[.CA$2]+1;1);0)" office:value-type="float" office:value="34262917" calcext:value-type="float">
            <text:p>34262917</text:p>
          </table:table-cell>
          <table:table-cell table:formula="of:=[.CA89]+IF([.$A89]&gt;=[.CB$2];INDEX([.CB$3:.CB89];[.$A89]-[.CB$2]+1;1);0)" office:value-type="float" office:value="34262932" calcext:value-type="float">
            <text:p>34262932</text:p>
          </table:table-cell>
          <table:table-cell table:formula="of:=[.CB89]+IF([.$A89]&gt;=[.CC$2];INDEX([.CC$3:.CC89];[.$A89]-[.CC$2]+1;1);0)" office:value-type="float" office:value="34262943" calcext:value-type="float">
            <text:p>34262943</text:p>
          </table:table-cell>
          <table:table-cell table:formula="of:=[.CC89]+IF([.$A89]&gt;=[.CD$2];INDEX([.CD$3:.CD89];[.$A89]-[.CD$2]+1;1);0)" office:value-type="float" office:value="34262950" calcext:value-type="float">
            <text:p>34262950</text:p>
          </table:table-cell>
          <table:table-cell table:formula="of:=[.CD89]+IF([.$A89]&gt;=[.CE$2];INDEX([.CE$3:.CE89];[.$A89]-[.CE$2]+1;1);0)" office:value-type="float" office:value="34262955" calcext:value-type="float">
            <text:p>34262955</text:p>
          </table:table-cell>
          <table:table-cell table:formula="of:=[.CE89]+IF([.$A89]&gt;=[.CF$2];INDEX([.CF$3:.CF89];[.$A89]-[.CF$2]+1;1);0)" office:value-type="float" office:value="34262958" calcext:value-type="float">
            <text:p>34262958</text:p>
          </table:table-cell>
          <table:table-cell table:formula="of:=[.CF89]+IF([.$A89]&gt;=[.CG$2];INDEX([.CG$3:.CG89];[.$A89]-[.CG$2]+1;1);0)" office:value-type="float" office:value="34262960" calcext:value-type="float">
            <text:p>34262960</text:p>
          </table:table-cell>
          <table:table-cell table:formula="of:=[.CG89]+IF([.$A89]&gt;=[.CH$2];INDEX([.CH$3:.CH89];[.$A89]-[.CH$2]+1;1);0)" office:value-type="float" office:value="34262961" calcext:value-type="float">
            <text:p>34262961</text:p>
          </table:table-cell>
          <table:table-cell table:formula="of:=[.CH89]+IF([.$A89]&gt;=[.CI$2];INDEX([.CI$3:.CI89];[.$A89]-[.CI$2]+1;1);0)" office:value-type="float" office:value="34262962" calcext:value-type="float">
            <text:p>34262962</text:p>
          </table:table-cell>
          <table:table-cell table:formula="of:=[.CI89]+IF([.$A89]&gt;=[.CJ$2];INDEX([.CJ$3:.CJ89];[.$A89]-[.CJ$2]+1;1);0)" office:value-type="float" office:value="34262962" calcext:value-type="float">
            <text:p>34262962</text:p>
          </table:table-cell>
          <table:table-cell table:formula="of:=[.CJ89]+IF([.$A89]&gt;=[.CK$2];INDEX([.CK$3:.CK89];[.$A89]-[.CK$2]+1;1);0)" office:value-type="float" office:value="34262962" calcext:value-type="float">
            <text:p>34262962</text:p>
          </table:table-cell>
          <table:table-cell table:formula="of:=[.CK89]+IF([.$A89]&gt;=[.CL$2];INDEX([.CL$3:.CL89];[.$A89]-[.CL$2]+1;1);0)" office:value-type="float" office:value="34262962" calcext:value-type="float">
            <text:p>34262962</text:p>
          </table:table-cell>
          <table:table-cell table:formula="of:=[.CL89]+IF([.$A89]&gt;=[.CM$2];INDEX([.CM$3:.CM89];[.$A89]-[.CM$2]+1;1);0)" office:value-type="float" office:value="34262962" calcext:value-type="float">
            <text:p>34262962</text:p>
          </table:table-cell>
          <table:table-cell table:formula="of:=[.CM89]+IF([.$A89]&gt;=[.CN$2];INDEX([.CN$3:.CN89];[.$A89]-[.CN$2]+1;1);0)" office:value-type="float" office:value="34262962" calcext:value-type="float">
            <text:p>34262962</text:p>
          </table:table-cell>
          <table:table-cell table:formula="of:=[.CN89]+IF([.$A89]&gt;=[.CO$2];INDEX([.CO$3:.CO89];[.$A89]-[.CO$2]+1;1);0)" office:value-type="float" office:value="34262962" calcext:value-type="float">
            <text:p>34262962</text:p>
          </table:table-cell>
          <table:table-cell table:formula="of:=[.CO89]+IF([.$A89]&gt;=[.CP$2];INDEX([.CP$3:.CP89];[.$A89]-[.CP$2]+1;1);0)" office:value-type="float" office:value="34262962" calcext:value-type="float">
            <text:p>34262962</text:p>
          </table:table-cell>
          <table:table-cell table:formula="of:=[.CP89]+IF([.$A89]&gt;=[.CQ$2];INDEX([.CQ$3:.CQ89];[.$A89]-[.CQ$2]+1;1);0)" office:value-type="float" office:value="34262962" calcext:value-type="float">
            <text:p>34262962</text:p>
          </table:table-cell>
          <table:table-cell table:formula="of:=[.CQ89]+IF([.$A89]&gt;=[.CR$2];INDEX([.CR$3:.CR89];[.$A89]-[.CR$2]+1;1);0)" office:value-type="float" office:value="34262962" calcext:value-type="float">
            <text:p>34262962</text:p>
          </table:table-cell>
          <table:table-cell table:formula="of:=[.CR89]+IF([.$A89]&gt;=[.CS$2];INDEX([.CS$3:.CS89];[.$A89]-[.CS$2]+1;1);0)" office:value-type="float" office:value="34262962" calcext:value-type="float">
            <text:p>34262962</text:p>
          </table:table-cell>
          <table:table-cell table:formula="of:=[.CS89]+IF([.$A89]&gt;=[.CT$2];INDEX([.CT$3:.CT89];[.$A89]-[.CT$2]+1;1);0)" office:value-type="float" office:value="34262962" calcext:value-type="float">
            <text:p>34262962</text:p>
          </table:table-cell>
          <table:table-cell table:formula="of:=[.CT89]+IF([.$A89]&gt;=[.CU$2];INDEX([.CU$3:.CU89];[.$A89]-[.CU$2]+1;1);0)" office:value-type="float" office:value="34262962" calcext:value-type="float">
            <text:p>34262962</text:p>
          </table:table-cell>
          <table:table-cell table:formula="of:=[.CU89]+IF([.$A89]&gt;=[.CV$2];INDEX([.CV$3:.CV89];[.$A89]-[.CV$2]+1;1);0)" office:value-type="float" office:value="34262962" calcext:value-type="float">
            <text:p>34262962</text:p>
          </table:table-cell>
          <table:table-cell table:formula="of:=[.CV89]+IF([.$A89]&gt;=[.CW$2];INDEX([.CW$3:.CW89];[.$A89]-[.CW$2]+1;1);0)" office:value-type="float" office:value="34262962" calcext:value-type="float">
            <text:p>342629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9]" office:value-type="float" office:value="1" calcext:value-type="float">
            <text:p>1</text:p>
          </table:table-cell>
          <table:table-cell table:formula="of:=[.B90]+IF([.$A90]&gt;=[.C$2];INDEX([.C$3:.C90];[.$A90]-[.C$2]+1;1);0)" office:value-type="float" office:value="44" calcext:value-type="float">
            <text:p>44</text:p>
          </table:table-cell>
          <table:table-cell table:formula="of:=[.C90]+IF([.$A90]&gt;=[.D$2];INDEX([.D$3:.D90];[.$A90]-[.D$2]+1;1);0)" office:value-type="float" office:value="675" calcext:value-type="float">
            <text:p>675</text:p>
          </table:table-cell>
          <table:table-cell table:formula="of:=[.D90]+IF([.$A90]&gt;=[.E$2];INDEX([.E$3:.E90];[.$A90]-[.E$2]+1;1);0)" office:value-type="float" office:value="5400" calcext:value-type="float">
            <text:p>5400</text:p>
          </table:table-cell>
          <table:table-cell table:formula="of:=[.E90]+IF([.$A90]&gt;=[.F$2];INDEX([.F$3:.F90];[.$A90]-[.F$2]+1;1);0)" office:value-type="float" office:value="27604" calcext:value-type="float">
            <text:p>27604</text:p>
          </table:table-cell>
          <table:table-cell table:formula="of:=[.F90]+IF([.$A90]&gt;=[.G$2];INDEX([.G$3:.G90];[.$A90]-[.G$2]+1;1);0)" office:value-type="float" office:value="101155" calcext:value-type="float">
            <text:p>101155</text:p>
          </table:table-cell>
          <table:table-cell table:formula="of:=[.G90]+IF([.$A90]&gt;=[.H$2];INDEX([.H$3:.H90];[.$A90]-[.H$2]+1;1);0)" office:value-type="float" office:value="287521" calcext:value-type="float">
            <text:p>287521</text:p>
          </table:table-cell>
          <table:table-cell table:formula="of:=[.H90]+IF([.$A90]&gt;=[.I$2];INDEX([.I$3:.I90];[.$A90]-[.I$2]+1;1);0)" office:value-type="float" office:value="670162" calcext:value-type="float">
            <text:p>670162</text:p>
          </table:table-cell>
          <table:table-cell table:formula="of:=[.I90]+IF([.$A90]&gt;=[.J$2];INDEX([.J$3:.J90];[.$A90]-[.J$2]+1;1);0)" office:value-type="float" office:value="1335517" calcext:value-type="float">
            <text:p>1335517</text:p>
          </table:table-cell>
          <table:table-cell table:formula="of:=[.J90]+IF([.$A90]&gt;=[.K$2];INDEX([.K$3:.K90];[.$A90]-[.K$2]+1;1);0)" office:value-type="float" office:value="2348553" calcext:value-type="float">
            <text:p>2348553</text:p>
          </table:table-cell>
          <table:table-cell table:formula="of:=[.K90]+IF([.$A90]&gt;=[.L$2];INDEX([.L$3:.L90];[.$A90]-[.L$2]+1;1);0)" office:value-type="float" office:value="3735414" calcext:value-type="float">
            <text:p>3735414</text:p>
          </table:table-cell>
          <table:table-cell table:formula="of:=[.L90]+IF([.$A90]&gt;=[.M$2];INDEX([.M$3:.M90];[.$A90]-[.M$2]+1;1);0)" office:value-type="float" office:value="5477923" calcext:value-type="float">
            <text:p>5477923</text:p>
          </table:table-cell>
          <table:table-cell table:formula="of:=[.M90]+IF([.$A90]&gt;=[.N$2];INDEX([.N$3:.N90];[.$A90]-[.N$2]+1;1);0)" office:value-type="float" office:value="7520910" calcext:value-type="float">
            <text:p>7520910</text:p>
          </table:table-cell>
          <table:table-cell table:formula="of:=[.N90]+IF([.$A90]&gt;=[.O$2];INDEX([.O$3:.O90];[.$A90]-[.O$2]+1;1);0)" office:value-type="float" office:value="9785144" calcext:value-type="float">
            <text:p>9785144</text:p>
          </table:table-cell>
          <table:table-cell table:formula="of:=[.O90]+IF([.$A90]&gt;=[.P$2];INDEX([.P$3:.P90];[.$A90]-[.P$2]+1;1);0)" office:value-type="float" office:value="12182681" calcext:value-type="float">
            <text:p>12182681</text:p>
          </table:table-cell>
          <table:table-cell table:formula="of:=[.P90]+IF([.$A90]&gt;=[.Q$2];INDEX([.Q$3:.Q90];[.$A90]-[.Q$2]+1;1);0)" office:value-type="float" office:value="14628270" calcext:value-type="float">
            <text:p>14628270</text:p>
          </table:table-cell>
          <table:table-cell table:formula="of:=[.Q90]+IF([.$A90]&gt;=[.R$2];INDEX([.R$3:.R90];[.$A90]-[.R$2]+1;1);0)" office:value-type="float" office:value="17048139" calcext:value-type="float">
            <text:p>17048139</text:p>
          </table:table-cell>
          <table:table-cell table:formula="of:=[.R90]+IF([.$A90]&gt;=[.S$2];INDEX([.S$3:.S90];[.$A90]-[.S$2]+1;1);0)" office:value-type="float" office:value="19383212" calcext:value-type="float">
            <text:p>19383212</text:p>
          </table:table-cell>
          <table:table-cell table:formula="of:=[.S90]+IF([.$A90]&gt;=[.T$2];INDEX([.T$3:.T90];[.$A90]-[.T$2]+1;1);0)" office:value-type="float" office:value="21590722" calcext:value-type="float">
            <text:p>21590722</text:p>
          </table:table-cell>
          <table:table-cell table:formula="of:=[.T90]+IF([.$A90]&gt;=[.U$2];INDEX([.U$3:.U90];[.$A90]-[.U$2]+1;1);0)" office:value-type="float" office:value="23642321" calcext:value-type="float">
            <text:p>23642321</text:p>
          </table:table-cell>
          <table:table-cell table:formula="of:=[.U90]+IF([.$A90]&gt;=[.V$2];INDEX([.V$3:.V90];[.$A90]-[.V$2]+1;1);0)" office:value-type="float" office:value="25522567" calcext:value-type="float">
            <text:p>25522567</text:p>
          </table:table-cell>
          <table:table-cell table:formula="of:=[.V90]+IF([.$A90]&gt;=[.W$2];INDEX([.W$3:.W90];[.$A90]-[.W$2]+1;1);0)" office:value-type="float" office:value="27225605" calcext:value-type="float">
            <text:p>27225605</text:p>
          </table:table-cell>
          <table:table-cell table:formula="of:=[.W90]+IF([.$A90]&gt;=[.X$2];INDEX([.X$3:.X90];[.$A90]-[.X$2]+1;1);0)" office:value-type="float" office:value="28753349" calcext:value-type="float">
            <text:p>28753349</text:p>
          </table:table-cell>
          <table:table-cell table:formula="of:=[.X90]+IF([.$A90]&gt;=[.Y$2];INDEX([.Y$3:.Y90];[.$A90]-[.Y$2]+1;1);0)" office:value-type="float" office:value="30112588" calcext:value-type="float">
            <text:p>30112588</text:p>
          </table:table-cell>
          <table:table-cell table:formula="of:=[.Y90]+IF([.$A90]&gt;=[.Z$2];INDEX([.Z$3:.Z90];[.$A90]-[.Z$2]+1;1);0)" office:value-type="float" office:value="31313781" calcext:value-type="float">
            <text:p>31313781</text:p>
          </table:table-cell>
          <table:table-cell table:formula="of:=[.Z90]+IF([.$A90]&gt;=[.AA$2];INDEX([.AA$3:.AA90];[.$A90]-[.AA$2]+1;1);0)" office:value-type="float" office:value="32369060" calcext:value-type="float">
            <text:p>32369060</text:p>
          </table:table-cell>
          <table:table-cell table:formula="of:=[.AA90]+IF([.$A90]&gt;=[.AB$2];INDEX([.AB$3:.AB90];[.$A90]-[.AB$2]+1;1);0)" office:value-type="float" office:value="33291716" calcext:value-type="float">
            <text:p>33291716</text:p>
          </table:table-cell>
          <table:table-cell table:formula="of:=[.AB90]+IF([.$A90]&gt;=[.AC$2];INDEX([.AC$3:.AC90];[.$A90]-[.AC$2]+1;1);0)" office:value-type="float" office:value="34094908" calcext:value-type="float">
            <text:p>34094908</text:p>
          </table:table-cell>
          <table:table-cell table:formula="of:=[.AC90]+IF([.$A90]&gt;=[.AD$2];INDEX([.AD$3:.AD90];[.$A90]-[.AD$2]+1;1);0)" office:value-type="float" office:value="34791668" calcext:value-type="float">
            <text:p>34791668</text:p>
          </table:table-cell>
          <table:table-cell table:formula="of:=[.AD90]+IF([.$A90]&gt;=[.AE$2];INDEX([.AE$3:.AE90];[.$A90]-[.AE$2]+1;1);0)" office:value-type="float" office:value="35394090" calcext:value-type="float">
            <text:p>35394090</text:p>
          </table:table-cell>
          <table:table-cell table:formula="of:=[.AE90]+IF([.$A90]&gt;=[.AF$2];INDEX([.AF$3:.AF90];[.$A90]-[.AF$2]+1;1);0)" office:value-type="float" office:value="35913575" calcext:value-type="float">
            <text:p>35913575</text:p>
          </table:table-cell>
          <table:table-cell table:formula="of:=[.AF90]+IF([.$A90]&gt;=[.AG$2];INDEX([.AG$3:.AG90];[.$A90]-[.AG$2]+1;1);0)" office:value-type="float" office:value="36360343" calcext:value-type="float">
            <text:p>36360343</text:p>
          </table:table-cell>
          <table:table-cell table:formula="of:=[.AG90]+IF([.$A90]&gt;=[.AH$2];INDEX([.AH$3:.AH90];[.$A90]-[.AH$2]+1;1);0)" office:value-type="float" office:value="36743784" calcext:value-type="float">
            <text:p>36743784</text:p>
          </table:table-cell>
          <table:table-cell table:formula="of:=[.AH90]+IF([.$A90]&gt;=[.AI$2];INDEX([.AI$3:.AI90];[.$A90]-[.AI$2]+1;1);0)" office:value-type="float" office:value="37072118" calcext:value-type="float">
            <text:p>37072118</text:p>
          </table:table-cell>
          <table:table-cell table:formula="of:=[.AI90]+IF([.$A90]&gt;=[.AJ$2];INDEX([.AJ$3:.AJ90];[.$A90]-[.AJ$2]+1;1);0)" office:value-type="float" office:value="37352792" calcext:value-type="float">
            <text:p>37352792</text:p>
          </table:table-cell>
          <table:table-cell table:formula="of:=[.AJ90]+IF([.$A90]&gt;=[.AK$2];INDEX([.AK$3:.AK90];[.$A90]-[.AK$2]+1;1);0)" office:value-type="float" office:value="37592227" calcext:value-type="float">
            <text:p>37592227</text:p>
          </table:table-cell>
          <table:table-cell table:formula="of:=[.AK90]+IF([.$A90]&gt;=[.AL$2];INDEX([.AL$3:.AL90];[.$A90]-[.AL$2]+1;1);0)" office:value-type="float" office:value="37796181" calcext:value-type="float">
            <text:p>37796181</text:p>
          </table:table-cell>
          <table:table-cell table:formula="of:=[.AL90]+IF([.$A90]&gt;=[.AM$2];INDEX([.AM$3:.AM90];[.$A90]-[.AM$2]+1;1);0)" office:value-type="float" office:value="37969567" calcext:value-type="float">
            <text:p>37969567</text:p>
          </table:table-cell>
          <table:table-cell table:formula="of:=[.AM90]+IF([.$A90]&gt;=[.AN$2];INDEX([.AN$3:.AN90];[.$A90]-[.AN$2]+1;1);0)" office:value-type="float" office:value="38116773" calcext:value-type="float">
            <text:p>38116773</text:p>
          </table:table-cell>
          <table:table-cell table:formula="of:=[.AN90]+IF([.$A90]&gt;=[.AO$2];INDEX([.AO$3:.AO90];[.$A90]-[.AO$2]+1;1);0)" office:value-type="float" office:value="38241497" calcext:value-type="float">
            <text:p>38241497</text:p>
          </table:table-cell>
          <table:table-cell table:formula="of:=[.AO90]+IF([.$A90]&gt;=[.AP$2];INDEX([.AP$3:.AP90];[.$A90]-[.AP$2]+1;1);0)" office:value-type="float" office:value="38347043" calcext:value-type="float">
            <text:p>38347043</text:p>
          </table:table-cell>
          <table:table-cell table:formula="of:=[.AP90]+IF([.$A90]&gt;=[.AQ$2];INDEX([.AQ$3:.AQ90];[.$A90]-[.AQ$2]+1;1);0)" office:value-type="float" office:value="38436173" calcext:value-type="float">
            <text:p>38436173</text:p>
          </table:table-cell>
          <table:table-cell table:formula="of:=[.AQ90]+IF([.$A90]&gt;=[.AR$2];INDEX([.AR$3:.AR90];[.$A90]-[.AR$2]+1;1);0)" office:value-type="float" office:value="38511347" calcext:value-type="float">
            <text:p>38511347</text:p>
          </table:table-cell>
          <table:table-cell table:formula="of:=[.AR90]+IF([.$A90]&gt;=[.AS$2];INDEX([.AS$3:.AS90];[.$A90]-[.AS$2]+1;1);0)" office:value-type="float" office:value="38574608" calcext:value-type="float">
            <text:p>38574608</text:p>
          </table:table-cell>
          <table:table-cell table:formula="of:=[.AS90]+IF([.$A90]&gt;=[.AT$2];INDEX([.AT$3:.AT90];[.$A90]-[.AT$2]+1;1);0)" office:value-type="float" office:value="38627782" calcext:value-type="float">
            <text:p>38627782</text:p>
          </table:table-cell>
          <table:table-cell table:formula="of:=[.AT90]+IF([.$A90]&gt;=[.AU$2];INDEX([.AU$3:.AU90];[.$A90]-[.AU$2]+1;1);0)" office:value-type="float" office:value="38672365" calcext:value-type="float">
            <text:p>38672365</text:p>
          </table:table-cell>
          <table:table-cell table:formula="of:=[.AU90]+IF([.$A90]&gt;=[.AV$2];INDEX([.AV$3:.AV90];[.$A90]-[.AV$2]+1;1);0)" office:value-type="float" office:value="38709703" calcext:value-type="float">
            <text:p>38709703</text:p>
          </table:table-cell>
          <table:table-cell table:formula="of:=[.AV90]+IF([.$A90]&gt;=[.AW$2];INDEX([.AW$3:.AW90];[.$A90]-[.AW$2]+1;1);0)" office:value-type="float" office:value="38740888" calcext:value-type="float">
            <text:p>38740888</text:p>
          </table:table-cell>
          <table:table-cell table:formula="of:=[.AW90]+IF([.$A90]&gt;=[.AX$2];INDEX([.AX$3:.AX90];[.$A90]-[.AX$2]+1;1);0)" office:value-type="float" office:value="38766903" calcext:value-type="float">
            <text:p>38766903</text:p>
          </table:table-cell>
          <table:table-cell table:formula="of:=[.AX90]+IF([.$A90]&gt;=[.AY$2];INDEX([.AY$3:.AY90];[.$A90]-[.AY$2]+1;1);0)" office:value-type="float" office:value="38788540" calcext:value-type="float">
            <text:p>38788540</text:p>
          </table:table-cell>
          <table:table-cell table:formula="of:=[.AY90]+IF([.$A90]&gt;=[.AZ$2];INDEX([.AZ$3:.AZ90];[.$A90]-[.AZ$2]+1;1);0)" office:value-type="float" office:value="38806517" calcext:value-type="float">
            <text:p>38806517</text:p>
          </table:table-cell>
          <table:table-cell table:formula="of:=[.AZ90]+IF([.$A90]&gt;=[.BA$2];INDEX([.BA$3:.BA90];[.$A90]-[.BA$2]+1;1);0)" office:value-type="float" office:value="38821400" calcext:value-type="float">
            <text:p>38821400</text:p>
          </table:table-cell>
          <table:table-cell table:formula="of:=[.BA90]+IF([.$A90]&gt;=[.BB$2];INDEX([.BB$3:.BB90];[.$A90]-[.BB$2]+1;1);0)" office:value-type="float" office:value="38833710" calcext:value-type="float">
            <text:p>38833710</text:p>
          </table:table-cell>
          <table:table-cell table:formula="of:=[.BB90]+IF([.$A90]&gt;=[.BC$2];INDEX([.BC$3:.BC90];[.$A90]-[.BC$2]+1;1);0)" office:value-type="float" office:value="38843853" calcext:value-type="float">
            <text:p>38843853</text:p>
          </table:table-cell>
          <table:table-cell table:formula="of:=[.BC90]+IF([.$A90]&gt;=[.BD$2];INDEX([.BD$3:.BD90];[.$A90]-[.BD$2]+1;1);0)" office:value-type="float" office:value="38852202" calcext:value-type="float">
            <text:p>38852202</text:p>
          </table:table-cell>
          <table:table-cell table:formula="of:=[.BD90]+IF([.$A90]&gt;=[.BE$2];INDEX([.BE$3:.BE90];[.$A90]-[.BE$2]+1;1);0)" office:value-type="float" office:value="38859044" calcext:value-type="float">
            <text:p>38859044</text:p>
          </table:table-cell>
          <table:table-cell table:formula="of:=[.BE90]+IF([.$A90]&gt;=[.BF$2];INDEX([.BF$3:.BF90];[.$A90]-[.BF$2]+1;1);0)" office:value-type="float" office:value="38864648" calcext:value-type="float">
            <text:p>38864648</text:p>
          </table:table-cell>
          <table:table-cell table:formula="of:=[.BF90]+IF([.$A90]&gt;=[.BG$2];INDEX([.BG$3:.BG90];[.$A90]-[.BG$2]+1;1);0)" office:value-type="float" office:value="38869213" calcext:value-type="float">
            <text:p>38869213</text:p>
          </table:table-cell>
          <table:table-cell table:formula="of:=[.BG90]+IF([.$A90]&gt;=[.BH$2];INDEX([.BH$3:.BH90];[.$A90]-[.BH$2]+1;1);0)" office:value-type="float" office:value="38872931" calcext:value-type="float">
            <text:p>38872931</text:p>
          </table:table-cell>
          <table:table-cell table:formula="of:=[.BH90]+IF([.$A90]&gt;=[.BI$2];INDEX([.BI$3:.BI90];[.$A90]-[.BI$2]+1;1);0)" office:value-type="float" office:value="38875941" calcext:value-type="float">
            <text:p>38875941</text:p>
          </table:table-cell>
          <table:table-cell table:formula="of:=[.BI90]+IF([.$A90]&gt;=[.BJ$2];INDEX([.BJ$3:.BJ90];[.$A90]-[.BJ$2]+1;1);0)" office:value-type="float" office:value="38878377" calcext:value-type="float">
            <text:p>38878377</text:p>
          </table:table-cell>
          <table:table-cell table:formula="of:=[.BJ90]+IF([.$A90]&gt;=[.BK$2];INDEX([.BK$3:.BK90];[.$A90]-[.BK$2]+1;1);0)" office:value-type="float" office:value="38880335" calcext:value-type="float">
            <text:p>38880335</text:p>
          </table:table-cell>
          <table:table-cell table:formula="of:=[.BK90]+IF([.$A90]&gt;=[.BL$2];INDEX([.BL$3:.BL90];[.$A90]-[.BL$2]+1;1);0)" office:value-type="float" office:value="38881910" calcext:value-type="float">
            <text:p>38881910</text:p>
          </table:table-cell>
          <table:table-cell table:formula="of:=[.BL90]+IF([.$A90]&gt;=[.BM$2];INDEX([.BM$3:.BM90];[.$A90]-[.BM$2]+1;1);0)" office:value-type="float" office:value="38883165" calcext:value-type="float">
            <text:p>38883165</text:p>
          </table:table-cell>
          <table:table-cell table:formula="of:=[.BM90]+IF([.$A90]&gt;=[.BN$2];INDEX([.BN$3:.BN90];[.$A90]-[.BN$2]+1;1);0)" office:value-type="float" office:value="38884167" calcext:value-type="float">
            <text:p>38884167</text:p>
          </table:table-cell>
          <table:table-cell table:formula="of:=[.BN90]+IF([.$A90]&gt;=[.BO$2];INDEX([.BO$3:.BO90];[.$A90]-[.BO$2]+1;1);0)" office:value-type="float" office:value="38884959" calcext:value-type="float">
            <text:p>38884959</text:p>
          </table:table-cell>
          <table:table-cell table:formula="of:=[.BO90]+IF([.$A90]&gt;=[.BP$2];INDEX([.BP$3:.BP90];[.$A90]-[.BP$2]+1;1);0)" office:value-type="float" office:value="38885586" calcext:value-type="float">
            <text:p>38885586</text:p>
          </table:table-cell>
          <table:table-cell table:formula="of:=[.BP90]+IF([.$A90]&gt;=[.BQ$2];INDEX([.BQ$3:.BQ90];[.$A90]-[.BQ$2]+1;1);0)" office:value-type="float" office:value="38886076" calcext:value-type="float">
            <text:p>38886076</text:p>
          </table:table-cell>
          <table:table-cell table:formula="of:=[.BQ90]+IF([.$A90]&gt;=[.BR$2];INDEX([.BR$3:.BR90];[.$A90]-[.BR$2]+1;1);0)" office:value-type="float" office:value="38886461" calcext:value-type="float">
            <text:p>38886461</text:p>
          </table:table-cell>
          <table:table-cell table:formula="of:=[.BR90]+IF([.$A90]&gt;=[.BS$2];INDEX([.BS$3:.BS90];[.$A90]-[.BS$2]+1;1);0)" office:value-type="float" office:value="38886758" calcext:value-type="float">
            <text:p>38886758</text:p>
          </table:table-cell>
          <table:table-cell table:formula="of:=[.BS90]+IF([.$A90]&gt;=[.BT$2];INDEX([.BT$3:.BT90];[.$A90]-[.BT$2]+1;1);0)" office:value-type="float" office:value="38886989" calcext:value-type="float">
            <text:p>38886989</text:p>
          </table:table-cell>
          <table:table-cell table:formula="of:=[.BT90]+IF([.$A90]&gt;=[.BU$2];INDEX([.BU$3:.BU90];[.$A90]-[.BU$2]+1;1);0)" office:value-type="float" office:value="38887165" calcext:value-type="float">
            <text:p>38887165</text:p>
          </table:table-cell>
          <table:table-cell table:formula="of:=[.BU90]+IF([.$A90]&gt;=[.BV$2];INDEX([.BV$3:.BV90];[.$A90]-[.BV$2]+1;1);0)" office:value-type="float" office:value="38887300" calcext:value-type="float">
            <text:p>38887300</text:p>
          </table:table-cell>
          <table:table-cell table:formula="of:=[.BV90]+IF([.$A90]&gt;=[.BW$2];INDEX([.BW$3:.BW90];[.$A90]-[.BW$2]+1;1);0)" office:value-type="float" office:value="38887401" calcext:value-type="float">
            <text:p>38887401</text:p>
          </table:table-cell>
          <table:table-cell table:formula="of:=[.BW90]+IF([.$A90]&gt;=[.BX$2];INDEX([.BX$3:.BX90];[.$A90]-[.BX$2]+1;1);0)" office:value-type="float" office:value="38887478" calcext:value-type="float">
            <text:p>38887478</text:p>
          </table:table-cell>
          <table:table-cell table:formula="of:=[.BX90]+IF([.$A90]&gt;=[.BY$2];INDEX([.BY$3:.BY90];[.$A90]-[.BY$2]+1;1);0)" office:value-type="float" office:value="38887534" calcext:value-type="float">
            <text:p>38887534</text:p>
          </table:table-cell>
          <table:table-cell table:formula="of:=[.BY90]+IF([.$A90]&gt;=[.BZ$2];INDEX([.BZ$3:.BZ90];[.$A90]-[.BZ$2]+1;1);0)" office:value-type="float" office:value="38887576" calcext:value-type="float">
            <text:p>38887576</text:p>
          </table:table-cell>
          <table:table-cell table:formula="of:=[.BZ90]+IF([.$A90]&gt;=[.CA$2];INDEX([.CA$3:.CA90];[.$A90]-[.CA$2]+1;1);0)" office:value-type="float" office:value="38887606" calcext:value-type="float">
            <text:p>38887606</text:p>
          </table:table-cell>
          <table:table-cell table:formula="of:=[.CA90]+IF([.$A90]&gt;=[.CB$2];INDEX([.CB$3:.CB90];[.$A90]-[.CB$2]+1;1);0)" office:value-type="float" office:value="38887628" calcext:value-type="float">
            <text:p>38887628</text:p>
          </table:table-cell>
          <table:table-cell table:formula="of:=[.CB90]+IF([.$A90]&gt;=[.CC$2];INDEX([.CC$3:.CC90];[.$A90]-[.CC$2]+1;1);0)" office:value-type="float" office:value="38887643" calcext:value-type="float">
            <text:p>38887643</text:p>
          </table:table-cell>
          <table:table-cell table:formula="of:=[.CC90]+IF([.$A90]&gt;=[.CD$2];INDEX([.CD$3:.CD90];[.$A90]-[.CD$2]+1;1);0)" office:value-type="float" office:value="38887654" calcext:value-type="float">
            <text:p>38887654</text:p>
          </table:table-cell>
          <table:table-cell table:formula="of:=[.CD90]+IF([.$A90]&gt;=[.CE$2];INDEX([.CE$3:.CE90];[.$A90]-[.CE$2]+1;1);0)" office:value-type="float" office:value="38887661" calcext:value-type="float">
            <text:p>38887661</text:p>
          </table:table-cell>
          <table:table-cell table:formula="of:=[.CE90]+IF([.$A90]&gt;=[.CF$2];INDEX([.CF$3:.CF90];[.$A90]-[.CF$2]+1;1);0)" office:value-type="float" office:value="38887666" calcext:value-type="float">
            <text:p>38887666</text:p>
          </table:table-cell>
          <table:table-cell table:formula="of:=[.CF90]+IF([.$A90]&gt;=[.CG$2];INDEX([.CG$3:.CG90];[.$A90]-[.CG$2]+1;1);0)" office:value-type="float" office:value="38887669" calcext:value-type="float">
            <text:p>38887669</text:p>
          </table:table-cell>
          <table:table-cell table:formula="of:=[.CG90]+IF([.$A90]&gt;=[.CH$2];INDEX([.CH$3:.CH90];[.$A90]-[.CH$2]+1;1);0)" office:value-type="float" office:value="38887671" calcext:value-type="float">
            <text:p>38887671</text:p>
          </table:table-cell>
          <table:table-cell table:formula="of:=[.CH90]+IF([.$A90]&gt;=[.CI$2];INDEX([.CI$3:.CI90];[.$A90]-[.CI$2]+1;1);0)" office:value-type="float" office:value="38887672" calcext:value-type="float">
            <text:p>38887672</text:p>
          </table:table-cell>
          <table:table-cell table:formula="of:=[.CI90]+IF([.$A90]&gt;=[.CJ$2];INDEX([.CJ$3:.CJ90];[.$A90]-[.CJ$2]+1;1);0)" office:value-type="float" office:value="38887673" calcext:value-type="float">
            <text:p>38887673</text:p>
          </table:table-cell>
          <table:table-cell table:formula="of:=[.CJ90]+IF([.$A90]&gt;=[.CK$2];INDEX([.CK$3:.CK90];[.$A90]-[.CK$2]+1;1);0)" office:value-type="float" office:value="38887673" calcext:value-type="float">
            <text:p>38887673</text:p>
          </table:table-cell>
          <table:table-cell table:formula="of:=[.CK90]+IF([.$A90]&gt;=[.CL$2];INDEX([.CL$3:.CL90];[.$A90]-[.CL$2]+1;1);0)" office:value-type="float" office:value="38887673" calcext:value-type="float">
            <text:p>38887673</text:p>
          </table:table-cell>
          <table:table-cell table:formula="of:=[.CL90]+IF([.$A90]&gt;=[.CM$2];INDEX([.CM$3:.CM90];[.$A90]-[.CM$2]+1;1);0)" office:value-type="float" office:value="38887673" calcext:value-type="float">
            <text:p>38887673</text:p>
          </table:table-cell>
          <table:table-cell table:formula="of:=[.CM90]+IF([.$A90]&gt;=[.CN$2];INDEX([.CN$3:.CN90];[.$A90]-[.CN$2]+1;1);0)" office:value-type="float" office:value="38887673" calcext:value-type="float">
            <text:p>38887673</text:p>
          </table:table-cell>
          <table:table-cell table:formula="of:=[.CN90]+IF([.$A90]&gt;=[.CO$2];INDEX([.CO$3:.CO90];[.$A90]-[.CO$2]+1;1);0)" office:value-type="float" office:value="38887673" calcext:value-type="float">
            <text:p>38887673</text:p>
          </table:table-cell>
          <table:table-cell table:formula="of:=[.CO90]+IF([.$A90]&gt;=[.CP$2];INDEX([.CP$3:.CP90];[.$A90]-[.CP$2]+1;1);0)" office:value-type="float" office:value="38887673" calcext:value-type="float">
            <text:p>38887673</text:p>
          </table:table-cell>
          <table:table-cell table:formula="of:=[.CP90]+IF([.$A90]&gt;=[.CQ$2];INDEX([.CQ$3:.CQ90];[.$A90]-[.CQ$2]+1;1);0)" office:value-type="float" office:value="38887673" calcext:value-type="float">
            <text:p>38887673</text:p>
          </table:table-cell>
          <table:table-cell table:formula="of:=[.CQ90]+IF([.$A90]&gt;=[.CR$2];INDEX([.CR$3:.CR90];[.$A90]-[.CR$2]+1;1);0)" office:value-type="float" office:value="38887673" calcext:value-type="float">
            <text:p>38887673</text:p>
          </table:table-cell>
          <table:table-cell table:formula="of:=[.CR90]+IF([.$A90]&gt;=[.CS$2];INDEX([.CS$3:.CS90];[.$A90]-[.CS$2]+1;1);0)" office:value-type="float" office:value="38887673" calcext:value-type="float">
            <text:p>38887673</text:p>
          </table:table-cell>
          <table:table-cell table:formula="of:=[.CS90]+IF([.$A90]&gt;=[.CT$2];INDEX([.CT$3:.CT90];[.$A90]-[.CT$2]+1;1);0)" office:value-type="float" office:value="38887673" calcext:value-type="float">
            <text:p>38887673</text:p>
          </table:table-cell>
          <table:table-cell table:formula="of:=[.CT90]+IF([.$A90]&gt;=[.CU$2];INDEX([.CU$3:.CU90];[.$A90]-[.CU$2]+1;1);0)" office:value-type="float" office:value="38887673" calcext:value-type="float">
            <text:p>38887673</text:p>
          </table:table-cell>
          <table:table-cell table:formula="of:=[.CU90]+IF([.$A90]&gt;=[.CV$2];INDEX([.CV$3:.CV90];[.$A90]-[.CV$2]+1;1);0)" office:value-type="float" office:value="38887673" calcext:value-type="float">
            <text:p>38887673</text:p>
          </table:table-cell>
          <table:table-cell table:formula="of:=[.CV90]+IF([.$A90]&gt;=[.CW$2];INDEX([.CW$3:.CW90];[.$A90]-[.CW$2]+1;1);0)" office:value-type="float" office:value="38887673" calcext:value-type="float">
            <text:p>388876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90]" office:value-type="float" office:value="1" calcext:value-type="float">
            <text:p>1</text:p>
          </table:table-cell>
          <table:table-cell table:formula="of:=[.B91]+IF([.$A91]&gt;=[.C$2];INDEX([.C$3:.C91];[.$A91]-[.C$2]+1;1);0)" office:value-type="float" office:value="45" calcext:value-type="float">
            <text:p>45</text:p>
          </table:table-cell>
          <table:table-cell table:formula="of:=[.C91]+IF([.$A91]&gt;=[.D$2];INDEX([.D$3:.D91];[.$A91]-[.D$2]+1;1);0)" office:value-type="float" office:value="690" calcext:value-type="float">
            <text:p>690</text:p>
          </table:table-cell>
          <table:table-cell table:formula="of:=[.D91]+IF([.$A91]&gt;=[.E$2];INDEX([.E$3:.E91];[.$A91]-[.E$2]+1;1);0)" office:value-type="float" office:value="5584" calcext:value-type="float">
            <text:p>5584</text:p>
          </table:table-cell>
          <table:table-cell table:formula="of:=[.E91]+IF([.$A91]&gt;=[.F$2];INDEX([.F$3:.F91];[.$A91]-[.F$2]+1;1);0)" office:value-type="float" office:value="28796" calcext:value-type="float">
            <text:p>28796</text:p>
          </table:table-cell>
          <table:table-cell table:formula="of:=[.F91]+IF([.$A91]&gt;=[.G$2];INDEX([.G$3:.G91];[.$A91]-[.G$2]+1;1);0)" office:value-type="float" office:value="106491" calcext:value-type="float">
            <text:p>106491</text:p>
          </table:table-cell>
          <table:table-cell table:formula="of:=[.G91]+IF([.$A91]&gt;=[.H$2];INDEX([.H$3:.H91];[.$A91]-[.H$2]+1;1);0)" office:value-type="float" office:value="305146" calcext:value-type="float">
            <text:p>305146</text:p>
          </table:table-cell>
          <table:table-cell table:formula="of:=[.H91]+IF([.$A91]&gt;=[.I$2];INDEX([.I$3:.I91];[.$A91]-[.I$2]+1;1);0)" office:value-type="float" office:value="716644" calcext:value-type="float">
            <text:p>716644</text:p>
          </table:table-cell>
          <table:table-cell table:formula="of:=[.I91]+IF([.$A91]&gt;=[.J$2];INDEX([.J$3:.J91];[.$A91]-[.J$2]+1;1);0)" office:value-type="float" office:value="1437769" calcext:value-type="float">
            <text:p>1437769</text:p>
          </table:table-cell>
          <table:table-cell table:formula="of:=[.J91]+IF([.$A91]&gt;=[.K$2];INDEX([.K$3:.K91];[.$A91]-[.K$2]+1;1);0)" office:value-type="float" office:value="2543849" calcext:value-type="float">
            <text:p>2543849</text:p>
          </table:table-cell>
          <table:table-cell table:formula="of:=[.K91]+IF([.$A91]&gt;=[.L$2];INDEX([.L$3:.L91];[.$A91]-[.L$2]+1;1);0)" office:value-type="float" office:value="4067930" calcext:value-type="float">
            <text:p>4067930</text:p>
          </table:table-cell>
          <table:table-cell table:formula="of:=[.L91]+IF([.$A91]&gt;=[.M$2];INDEX([.M$3:.M91];[.$A91]-[.M$2]+1;1);0)" office:value-type="float" office:value="5994463" calcext:value-type="float">
            <text:p>5994463</text:p>
          </table:table-cell>
          <table:table-cell table:formula="of:=[.M91]+IF([.$A91]&gt;=[.N$2];INDEX([.N$3:.N91];[.$A91]-[.N$2]+1;1);0)" office:value-type="float" office:value="8265217" calcext:value-type="float">
            <text:p>8265217</text:p>
          </table:table-cell>
          <table:table-cell table:formula="of:=[.N91]+IF([.$A91]&gt;=[.O$2];INDEX([.O$3:.O91];[.$A91]-[.O$2]+1;1);0)" office:value-type="float" office:value="10794337" calcext:value-type="float">
            <text:p>10794337</text:p>
          </table:table-cell>
          <table:table-cell table:formula="of:=[.O91]+IF([.$A91]&gt;=[.P$2];INDEX([.P$3:.P91];[.$A91]-[.P$2]+1;1);0)" office:value-type="float" office:value="13483920" calcext:value-type="float">
            <text:p>13483920</text:p>
          </table:table-cell>
          <table:table-cell table:formula="of:=[.P91]+IF([.$A91]&gt;=[.Q$2];INDEX([.Q$3:.Q91];[.$A91]-[.Q$2]+1;1);0)" office:value-type="float" office:value="16238532" calcext:value-type="float">
            <text:p>16238532</text:p>
          </table:table-cell>
          <table:table-cell table:formula="of:=[.Q91]+IF([.$A91]&gt;=[.R$2];INDEX([.R$3:.R91];[.$A91]-[.R$2]+1;1);0)" office:value-type="float" office:value="18973777" calcext:value-type="float">
            <text:p>18973777</text:p>
          </table:table-cell>
          <table:table-cell table:formula="of:=[.R91]+IF([.$A91]&gt;=[.S$2];INDEX([.S$3:.S91];[.$A91]-[.S$2]+1;1);0)" office:value-type="float" office:value="21622010" calcext:value-type="float">
            <text:p>21622010</text:p>
          </table:table-cell>
          <table:table-cell table:formula="of:=[.S91]+IF([.$A91]&gt;=[.T$2];INDEX([.T$3:.T91];[.$A91]-[.T$2]+1;1);0)" office:value-type="float" office:value="24132850" calcext:value-type="float">
            <text:p>24132850</text:p>
          </table:table-cell>
          <table:table-cell table:formula="of:=[.T91]+IF([.$A91]&gt;=[.U$2];INDEX([.U$3:.U91];[.$A91]-[.U$2]+1;1);0)" office:value-type="float" office:value="26472919" calcext:value-type="float">
            <text:p>26472919</text:p>
          </table:table-cell>
          <table:table-cell table:formula="of:=[.U91]+IF([.$A91]&gt;=[.V$2];INDEX([.V$3:.V91];[.$A91]-[.V$2]+1;1);0)" office:value-type="float" office:value="28622740" calcext:value-type="float">
            <text:p>28622740</text:p>
          </table:table-cell>
          <table:table-cell table:formula="of:=[.V91]+IF([.$A91]&gt;=[.W$2];INDEX([.W$3:.W91];[.$A91]-[.W$2]+1;1);0)" office:value-type="float" office:value="30574655" calcext:value-type="float">
            <text:p>30574655</text:p>
          </table:table-cell>
          <table:table-cell table:formula="of:=[.W91]+IF([.$A91]&gt;=[.X$2];INDEX([.X$3:.X91];[.$A91]-[.X$2]+1;1);0)" office:value-type="float" office:value="32329270" calcext:value-type="float">
            <text:p>32329270</text:p>
          </table:table-cell>
          <table:table-cell table:formula="of:=[.X91]+IF([.$A91]&gt;=[.Y$2];INDEX([.Y$3:.Y91];[.$A91]-[.Y$2]+1;1);0)" office:value-type="float" office:value="33893668" calcext:value-type="float">
            <text:p>33893668</text:p>
          </table:table-cell>
          <table:table-cell table:formula="of:=[.Y91]+IF([.$A91]&gt;=[.Z$2];INDEX([.Z$3:.Z91];[.$A91]-[.Z$2]+1;1);0)" office:value-type="float" office:value="35278650" calcext:value-type="float">
            <text:p>35278650</text:p>
          </table:table-cell>
          <table:table-cell table:formula="of:=[.Z91]+IF([.$A91]&gt;=[.AA$2];INDEX([.AA$3:.AA91];[.$A91]-[.AA$2]+1;1);0)" office:value-type="float" office:value="36497723" calcext:value-type="float">
            <text:p>36497723</text:p>
          </table:table-cell>
          <table:table-cell table:formula="of:=[.AA91]+IF([.$A91]&gt;=[.AB$2];INDEX([.AB$3:.AB91];[.$A91]-[.AB$2]+1;1);0)" office:value-type="float" office:value="37565282" calcext:value-type="float">
            <text:p>37565282</text:p>
          </table:table-cell>
          <table:table-cell table:formula="of:=[.AB91]+IF([.$A91]&gt;=[.AC$2];INDEX([.AC$3:.AC91];[.$A91]-[.AC$2]+1;1);0)" office:value-type="float" office:value="38496280" calcext:value-type="float">
            <text:p>38496280</text:p>
          </table:table-cell>
          <table:table-cell table:formula="of:=[.AC91]+IF([.$A91]&gt;=[.AD$2];INDEX([.AD$3:.AD91];[.$A91]-[.AD$2]+1;1);0)" office:value-type="float" office:value="39305075" calcext:value-type="float">
            <text:p>39305075</text:p>
          </table:table-cell>
          <table:table-cell table:formula="of:=[.AD91]+IF([.$A91]&gt;=[.AE$2];INDEX([.AE$3:.AE91];[.$A91]-[.AE$2]+1;1);0)" office:value-type="float" office:value="40005553" calcext:value-type="float">
            <text:p>40005553</text:p>
          </table:table-cell>
          <table:table-cell table:formula="of:=[.AE91]+IF([.$A91]&gt;=[.AF$2];INDEX([.AF$3:.AF91];[.$A91]-[.AF$2]+1;1);0)" office:value-type="float" office:value="40610411" calcext:value-type="float">
            <text:p>40610411</text:p>
          </table:table-cell>
          <table:table-cell table:formula="of:=[.AF91]+IF([.$A91]&gt;=[.AG$2];INDEX([.AG$3:.AG91];[.$A91]-[.AG$2]+1;1);0)" office:value-type="float" office:value="41131471" calcext:value-type="float">
            <text:p>41131471</text:p>
          </table:table-cell>
          <table:table-cell table:formula="of:=[.AG91]+IF([.$A91]&gt;=[.AH$2];INDEX([.AH$3:.AH91];[.$A91]-[.AH$2]+1;1);0)" office:value-type="float" office:value="41579241" calcext:value-type="float">
            <text:p>41579241</text:p>
          </table:table-cell>
          <table:table-cell table:formula="of:=[.AH91]+IF([.$A91]&gt;=[.AI$2];INDEX([.AI$3:.AI91];[.$A91]-[.AI$2]+1;1);0)" office:value-type="float" office:value="41963309" calcext:value-type="float">
            <text:p>41963309</text:p>
          </table:table-cell>
          <table:table-cell table:formula="of:=[.AI91]+IF([.$A91]&gt;=[.AJ$2];INDEX([.AJ$3:.AJ91];[.$A91]-[.AJ$2]+1;1);0)" office:value-type="float" office:value="42292028" calcext:value-type="float">
            <text:p>42292028</text:p>
          </table:table-cell>
          <table:table-cell table:formula="of:=[.AJ91]+IF([.$A91]&gt;=[.AK$2];INDEX([.AK$3:.AK91];[.$A91]-[.AK$2]+1;1);0)" office:value-type="float" office:value="42572933" calcext:value-type="float">
            <text:p>42572933</text:p>
          </table:table-cell>
          <table:table-cell table:formula="of:=[.AK91]+IF([.$A91]&gt;=[.AL$2];INDEX([.AL$3:.AL91];[.$A91]-[.AL$2]+1;1);0)" office:value-type="float" office:value="42812503" calcext:value-type="float">
            <text:p>42812503</text:p>
          </table:table-cell>
          <table:table-cell table:formula="of:=[.AL91]+IF([.$A91]&gt;=[.AM$2];INDEX([.AM$3:.AM91];[.$A91]-[.AM$2]+1;1);0)" office:value-type="float" office:value="43016534" calcext:value-type="float">
            <text:p>43016534</text:p>
          </table:table-cell>
          <table:table-cell table:formula="of:=[.AM91]+IF([.$A91]&gt;=[.AN$2];INDEX([.AN$3:.AN91];[.$A91]-[.AN$2]+1;1);0)" office:value-type="float" office:value="43189962" calcext:value-type="float">
            <text:p>43189962</text:p>
          </table:table-cell>
          <table:table-cell table:formula="of:=[.AN91]+IF([.$A91]&gt;=[.AO$2];INDEX([.AO$3:.AO91];[.$A91]-[.AO$2]+1;1);0)" office:value-type="float" office:value="43337190" calcext:value-type="float">
            <text:p>43337190</text:p>
          </table:table-cell>
          <table:table-cell table:formula="of:=[.AO91]+IF([.$A91]&gt;=[.AP$2];INDEX([.AP$3:.AP91];[.$A91]-[.AP$2]+1;1);0)" office:value-type="float" office:value="43461925" calcext:value-type="float">
            <text:p>43461925</text:p>
          </table:table-cell>
          <table:table-cell table:formula="of:=[.AP91]+IF([.$A91]&gt;=[.AQ$2];INDEX([.AQ$3:.AQ91];[.$A91]-[.AQ$2]+1;1);0)" office:value-type="float" office:value="43567476" calcext:value-type="float">
            <text:p>43567476</text:p>
          </table:table-cell>
          <table:table-cell table:formula="of:=[.AQ91]+IF([.$A91]&gt;=[.AR$2];INDEX([.AR$3:.AR91];[.$A91]-[.AR$2]+1;1);0)" office:value-type="float" office:value="43656608" calcext:value-type="float">
            <text:p>43656608</text:p>
          </table:table-cell>
          <table:table-cell table:formula="of:=[.AR91]+IF([.$A91]&gt;=[.AS$2];INDEX([.AS$3:.AS91];[.$A91]-[.AS$2]+1;1);0)" office:value-type="float" office:value="43731783" calcext:value-type="float">
            <text:p>43731783</text:p>
          </table:table-cell>
          <table:table-cell table:formula="of:=[.AS91]+IF([.$A91]&gt;=[.AT$2];INDEX([.AT$3:.AT91];[.$A91]-[.AT$2]+1;1);0)" office:value-type="float" office:value="43795044" calcext:value-type="float">
            <text:p>43795044</text:p>
          </table:table-cell>
          <table:table-cell table:formula="of:=[.AT91]+IF([.$A91]&gt;=[.AU$2];INDEX([.AU$3:.AU91];[.$A91]-[.AU$2]+1;1);0)" office:value-type="float" office:value="43848218" calcext:value-type="float">
            <text:p>43848218</text:p>
          </table:table-cell>
          <table:table-cell table:formula="of:=[.AU91]+IF([.$A91]&gt;=[.AV$2];INDEX([.AV$3:.AV91];[.$A91]-[.AV$2]+1;1);0)" office:value-type="float" office:value="43892801" calcext:value-type="float">
            <text:p>43892801</text:p>
          </table:table-cell>
          <table:table-cell table:formula="of:=[.AV91]+IF([.$A91]&gt;=[.AW$2];INDEX([.AW$3:.AW91];[.$A91]-[.AW$2]+1;1);0)" office:value-type="float" office:value="43930139" calcext:value-type="float">
            <text:p>43930139</text:p>
          </table:table-cell>
          <table:table-cell table:formula="of:=[.AW91]+IF([.$A91]&gt;=[.AX$2];INDEX([.AX$3:.AX91];[.$A91]-[.AX$2]+1;1);0)" office:value-type="float" office:value="43961324" calcext:value-type="float">
            <text:p>43961324</text:p>
          </table:table-cell>
          <table:table-cell table:formula="of:=[.AX91]+IF([.$A91]&gt;=[.AY$2];INDEX([.AY$3:.AY91];[.$A91]-[.AY$2]+1;1);0)" office:value-type="float" office:value="43987339" calcext:value-type="float">
            <text:p>43987339</text:p>
          </table:table-cell>
          <table:table-cell table:formula="of:=[.AY91]+IF([.$A91]&gt;=[.AZ$2];INDEX([.AZ$3:.AZ91];[.$A91]-[.AZ$2]+1;1);0)" office:value-type="float" office:value="44008976" calcext:value-type="float">
            <text:p>44008976</text:p>
          </table:table-cell>
          <table:table-cell table:formula="of:=[.AZ91]+IF([.$A91]&gt;=[.BA$2];INDEX([.BA$3:.BA91];[.$A91]-[.BA$2]+1;1);0)" office:value-type="float" office:value="44026953" calcext:value-type="float">
            <text:p>44026953</text:p>
          </table:table-cell>
          <table:table-cell table:formula="of:=[.BA91]+IF([.$A91]&gt;=[.BB$2];INDEX([.BB$3:.BB91];[.$A91]-[.BB$2]+1;1);0)" office:value-type="float" office:value="44041836" calcext:value-type="float">
            <text:p>44041836</text:p>
          </table:table-cell>
          <table:table-cell table:formula="of:=[.BB91]+IF([.$A91]&gt;=[.BC$2];INDEX([.BC$3:.BC91];[.$A91]-[.BC$2]+1;1);0)" office:value-type="float" office:value="44054146" calcext:value-type="float">
            <text:p>44054146</text:p>
          </table:table-cell>
          <table:table-cell table:formula="of:=[.BC91]+IF([.$A91]&gt;=[.BD$2];INDEX([.BD$3:.BD91];[.$A91]-[.BD$2]+1;1);0)" office:value-type="float" office:value="44064289" calcext:value-type="float">
            <text:p>44064289</text:p>
          </table:table-cell>
          <table:table-cell table:formula="of:=[.BD91]+IF([.$A91]&gt;=[.BE$2];INDEX([.BE$3:.BE91];[.$A91]-[.BE$2]+1;1);0)" office:value-type="float" office:value="44072638" calcext:value-type="float">
            <text:p>44072638</text:p>
          </table:table-cell>
          <table:table-cell table:formula="of:=[.BE91]+IF([.$A91]&gt;=[.BF$2];INDEX([.BF$3:.BF91];[.$A91]-[.BF$2]+1;1);0)" office:value-type="float" office:value="44079480" calcext:value-type="float">
            <text:p>44079480</text:p>
          </table:table-cell>
          <table:table-cell table:formula="of:=[.BF91]+IF([.$A91]&gt;=[.BG$2];INDEX([.BG$3:.BG91];[.$A91]-[.BG$2]+1;1);0)" office:value-type="float" office:value="44085084" calcext:value-type="float">
            <text:p>44085084</text:p>
          </table:table-cell>
          <table:table-cell table:formula="of:=[.BG91]+IF([.$A91]&gt;=[.BH$2];INDEX([.BH$3:.BH91];[.$A91]-[.BH$2]+1;1);0)" office:value-type="float" office:value="44089649" calcext:value-type="float">
            <text:p>44089649</text:p>
          </table:table-cell>
          <table:table-cell table:formula="of:=[.BH91]+IF([.$A91]&gt;=[.BI$2];INDEX([.BI$3:.BI91];[.$A91]-[.BI$2]+1;1);0)" office:value-type="float" office:value="44093367" calcext:value-type="float">
            <text:p>44093367</text:p>
          </table:table-cell>
          <table:table-cell table:formula="of:=[.BI91]+IF([.$A91]&gt;=[.BJ$2];INDEX([.BJ$3:.BJ91];[.$A91]-[.BJ$2]+1;1);0)" office:value-type="float" office:value="44096377" calcext:value-type="float">
            <text:p>44096377</text:p>
          </table:table-cell>
          <table:table-cell table:formula="of:=[.BJ91]+IF([.$A91]&gt;=[.BK$2];INDEX([.BK$3:.BK91];[.$A91]-[.BK$2]+1;1);0)" office:value-type="float" office:value="44098813" calcext:value-type="float">
            <text:p>44098813</text:p>
          </table:table-cell>
          <table:table-cell table:formula="of:=[.BK91]+IF([.$A91]&gt;=[.BL$2];INDEX([.BL$3:.BL91];[.$A91]-[.BL$2]+1;1);0)" office:value-type="float" office:value="44100771" calcext:value-type="float">
            <text:p>44100771</text:p>
          </table:table-cell>
          <table:table-cell table:formula="of:=[.BL91]+IF([.$A91]&gt;=[.BM$2];INDEX([.BM$3:.BM91];[.$A91]-[.BM$2]+1;1);0)" office:value-type="float" office:value="44102346" calcext:value-type="float">
            <text:p>44102346</text:p>
          </table:table-cell>
          <table:table-cell table:formula="of:=[.BM91]+IF([.$A91]&gt;=[.BN$2];INDEX([.BN$3:.BN91];[.$A91]-[.BN$2]+1;1);0)" office:value-type="float" office:value="44103601" calcext:value-type="float">
            <text:p>44103601</text:p>
          </table:table-cell>
          <table:table-cell table:formula="of:=[.BN91]+IF([.$A91]&gt;=[.BO$2];INDEX([.BO$3:.BO91];[.$A91]-[.BO$2]+1;1);0)" office:value-type="float" office:value="44104603" calcext:value-type="float">
            <text:p>44104603</text:p>
          </table:table-cell>
          <table:table-cell table:formula="of:=[.BO91]+IF([.$A91]&gt;=[.BP$2];INDEX([.BP$3:.BP91];[.$A91]-[.BP$2]+1;1);0)" office:value-type="float" office:value="44105395" calcext:value-type="float">
            <text:p>44105395</text:p>
          </table:table-cell>
          <table:table-cell table:formula="of:=[.BP91]+IF([.$A91]&gt;=[.BQ$2];INDEX([.BQ$3:.BQ91];[.$A91]-[.BQ$2]+1;1);0)" office:value-type="float" office:value="44106022" calcext:value-type="float">
            <text:p>44106022</text:p>
          </table:table-cell>
          <table:table-cell table:formula="of:=[.BQ91]+IF([.$A91]&gt;=[.BR$2];INDEX([.BR$3:.BR91];[.$A91]-[.BR$2]+1;1);0)" office:value-type="float" office:value="44106512" calcext:value-type="float">
            <text:p>44106512</text:p>
          </table:table-cell>
          <table:table-cell table:formula="of:=[.BR91]+IF([.$A91]&gt;=[.BS$2];INDEX([.BS$3:.BS91];[.$A91]-[.BS$2]+1;1);0)" office:value-type="float" office:value="44106897" calcext:value-type="float">
            <text:p>44106897</text:p>
          </table:table-cell>
          <table:table-cell table:formula="of:=[.BS91]+IF([.$A91]&gt;=[.BT$2];INDEX([.BT$3:.BT91];[.$A91]-[.BT$2]+1;1);0)" office:value-type="float" office:value="44107194" calcext:value-type="float">
            <text:p>44107194</text:p>
          </table:table-cell>
          <table:table-cell table:formula="of:=[.BT91]+IF([.$A91]&gt;=[.BU$2];INDEX([.BU$3:.BU91];[.$A91]-[.BU$2]+1;1);0)" office:value-type="float" office:value="44107425" calcext:value-type="float">
            <text:p>44107425</text:p>
          </table:table-cell>
          <table:table-cell table:formula="of:=[.BU91]+IF([.$A91]&gt;=[.BV$2];INDEX([.BV$3:.BV91];[.$A91]-[.BV$2]+1;1);0)" office:value-type="float" office:value="44107601" calcext:value-type="float">
            <text:p>44107601</text:p>
          </table:table-cell>
          <table:table-cell table:formula="of:=[.BV91]+IF([.$A91]&gt;=[.BW$2];INDEX([.BW$3:.BW91];[.$A91]-[.BW$2]+1;1);0)" office:value-type="float" office:value="44107736" calcext:value-type="float">
            <text:p>44107736</text:p>
          </table:table-cell>
          <table:table-cell table:formula="of:=[.BW91]+IF([.$A91]&gt;=[.BX$2];INDEX([.BX$3:.BX91];[.$A91]-[.BX$2]+1;1);0)" office:value-type="float" office:value="44107837" calcext:value-type="float">
            <text:p>44107837</text:p>
          </table:table-cell>
          <table:table-cell table:formula="of:=[.BX91]+IF([.$A91]&gt;=[.BY$2];INDEX([.BY$3:.BY91];[.$A91]-[.BY$2]+1;1);0)" office:value-type="float" office:value="44107914" calcext:value-type="float">
            <text:p>44107914</text:p>
          </table:table-cell>
          <table:table-cell table:formula="of:=[.BY91]+IF([.$A91]&gt;=[.BZ$2];INDEX([.BZ$3:.BZ91];[.$A91]-[.BZ$2]+1;1);0)" office:value-type="float" office:value="44107970" calcext:value-type="float">
            <text:p>44107970</text:p>
          </table:table-cell>
          <table:table-cell table:formula="of:=[.BZ91]+IF([.$A91]&gt;=[.CA$2];INDEX([.CA$3:.CA91];[.$A91]-[.CA$2]+1;1);0)" office:value-type="float" office:value="44108012" calcext:value-type="float">
            <text:p>44108012</text:p>
          </table:table-cell>
          <table:table-cell table:formula="of:=[.CA91]+IF([.$A91]&gt;=[.CB$2];INDEX([.CB$3:.CB91];[.$A91]-[.CB$2]+1;1);0)" office:value-type="float" office:value="44108042" calcext:value-type="float">
            <text:p>44108042</text:p>
          </table:table-cell>
          <table:table-cell table:formula="of:=[.CB91]+IF([.$A91]&gt;=[.CC$2];INDEX([.CC$3:.CC91];[.$A91]-[.CC$2]+1;1);0)" office:value-type="float" office:value="44108064" calcext:value-type="float">
            <text:p>44108064</text:p>
          </table:table-cell>
          <table:table-cell table:formula="of:=[.CC91]+IF([.$A91]&gt;=[.CD$2];INDEX([.CD$3:.CD91];[.$A91]-[.CD$2]+1;1);0)" office:value-type="float" office:value="44108079" calcext:value-type="float">
            <text:p>44108079</text:p>
          </table:table-cell>
          <table:table-cell table:formula="of:=[.CD91]+IF([.$A91]&gt;=[.CE$2];INDEX([.CE$3:.CE91];[.$A91]-[.CE$2]+1;1);0)" office:value-type="float" office:value="44108090" calcext:value-type="float">
            <text:p>44108090</text:p>
          </table:table-cell>
          <table:table-cell table:formula="of:=[.CE91]+IF([.$A91]&gt;=[.CF$2];INDEX([.CF$3:.CF91];[.$A91]-[.CF$2]+1;1);0)" office:value-type="float" office:value="44108097" calcext:value-type="float">
            <text:p>44108097</text:p>
          </table:table-cell>
          <table:table-cell table:formula="of:=[.CF91]+IF([.$A91]&gt;=[.CG$2];INDEX([.CG$3:.CG91];[.$A91]-[.CG$2]+1;1);0)" office:value-type="float" office:value="44108102" calcext:value-type="float">
            <text:p>44108102</text:p>
          </table:table-cell>
          <table:table-cell table:formula="of:=[.CG91]+IF([.$A91]&gt;=[.CH$2];INDEX([.CH$3:.CH91];[.$A91]-[.CH$2]+1;1);0)" office:value-type="float" office:value="44108105" calcext:value-type="float">
            <text:p>44108105</text:p>
          </table:table-cell>
          <table:table-cell table:formula="of:=[.CH91]+IF([.$A91]&gt;=[.CI$2];INDEX([.CI$3:.CI91];[.$A91]-[.CI$2]+1;1);0)" office:value-type="float" office:value="44108107" calcext:value-type="float">
            <text:p>44108107</text:p>
          </table:table-cell>
          <table:table-cell table:formula="of:=[.CI91]+IF([.$A91]&gt;=[.CJ$2];INDEX([.CJ$3:.CJ91];[.$A91]-[.CJ$2]+1;1);0)" office:value-type="float" office:value="44108108" calcext:value-type="float">
            <text:p>44108108</text:p>
          </table:table-cell>
          <table:table-cell table:formula="of:=[.CJ91]+IF([.$A91]&gt;=[.CK$2];INDEX([.CK$3:.CK91];[.$A91]-[.CK$2]+1;1);0)" office:value-type="float" office:value="44108109" calcext:value-type="float">
            <text:p>44108109</text:p>
          </table:table-cell>
          <table:table-cell table:formula="of:=[.CK91]+IF([.$A91]&gt;=[.CL$2];INDEX([.CL$3:.CL91];[.$A91]-[.CL$2]+1;1);0)" office:value-type="float" office:value="44108109" calcext:value-type="float">
            <text:p>44108109</text:p>
          </table:table-cell>
          <table:table-cell table:formula="of:=[.CL91]+IF([.$A91]&gt;=[.CM$2];INDEX([.CM$3:.CM91];[.$A91]-[.CM$2]+1;1);0)" office:value-type="float" office:value="44108109" calcext:value-type="float">
            <text:p>44108109</text:p>
          </table:table-cell>
          <table:table-cell table:formula="of:=[.CM91]+IF([.$A91]&gt;=[.CN$2];INDEX([.CN$3:.CN91];[.$A91]-[.CN$2]+1;1);0)" office:value-type="float" office:value="44108109" calcext:value-type="float">
            <text:p>44108109</text:p>
          </table:table-cell>
          <table:table-cell table:formula="of:=[.CN91]+IF([.$A91]&gt;=[.CO$2];INDEX([.CO$3:.CO91];[.$A91]-[.CO$2]+1;1);0)" office:value-type="float" office:value="44108109" calcext:value-type="float">
            <text:p>44108109</text:p>
          </table:table-cell>
          <table:table-cell table:formula="of:=[.CO91]+IF([.$A91]&gt;=[.CP$2];INDEX([.CP$3:.CP91];[.$A91]-[.CP$2]+1;1);0)" office:value-type="float" office:value="44108109" calcext:value-type="float">
            <text:p>44108109</text:p>
          </table:table-cell>
          <table:table-cell table:formula="of:=[.CP91]+IF([.$A91]&gt;=[.CQ$2];INDEX([.CQ$3:.CQ91];[.$A91]-[.CQ$2]+1;1);0)" office:value-type="float" office:value="44108109" calcext:value-type="float">
            <text:p>44108109</text:p>
          </table:table-cell>
          <table:table-cell table:formula="of:=[.CQ91]+IF([.$A91]&gt;=[.CR$2];INDEX([.CR$3:.CR91];[.$A91]-[.CR$2]+1;1);0)" office:value-type="float" office:value="44108109" calcext:value-type="float">
            <text:p>44108109</text:p>
          </table:table-cell>
          <table:table-cell table:formula="of:=[.CR91]+IF([.$A91]&gt;=[.CS$2];INDEX([.CS$3:.CS91];[.$A91]-[.CS$2]+1;1);0)" office:value-type="float" office:value="44108109" calcext:value-type="float">
            <text:p>44108109</text:p>
          </table:table-cell>
          <table:table-cell table:formula="of:=[.CS91]+IF([.$A91]&gt;=[.CT$2];INDEX([.CT$3:.CT91];[.$A91]-[.CT$2]+1;1);0)" office:value-type="float" office:value="44108109" calcext:value-type="float">
            <text:p>44108109</text:p>
          </table:table-cell>
          <table:table-cell table:formula="of:=[.CT91]+IF([.$A91]&gt;=[.CU$2];INDEX([.CU$3:.CU91];[.$A91]-[.CU$2]+1;1);0)" office:value-type="float" office:value="44108109" calcext:value-type="float">
            <text:p>44108109</text:p>
          </table:table-cell>
          <table:table-cell table:formula="of:=[.CU91]+IF([.$A91]&gt;=[.CV$2];INDEX([.CV$3:.CV91];[.$A91]-[.CV$2]+1;1);0)" office:value-type="float" office:value="44108109" calcext:value-type="float">
            <text:p>44108109</text:p>
          </table:table-cell>
          <table:table-cell table:formula="of:=[.CV91]+IF([.$A91]&gt;=[.CW$2];INDEX([.CW$3:.CW91];[.$A91]-[.CW$2]+1;1);0)" office:value-type="float" office:value="44108109" calcext:value-type="float">
            <text:p>441081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1]" office:value-type="float" office:value="1" calcext:value-type="float">
            <text:p>1</text:p>
          </table:table-cell>
          <table:table-cell table:formula="of:=[.B92]+IF([.$A92]&gt;=[.C$2];INDEX([.C$3:.C92];[.$A92]-[.C$2]+1;1);0)" office:value-type="float" office:value="45" calcext:value-type="float">
            <text:p>45</text:p>
          </table:table-cell>
          <table:table-cell table:formula="of:=[.C92]+IF([.$A92]&gt;=[.D$2];INDEX([.D$3:.D92];[.$A92]-[.D$2]+1;1);0)" office:value-type="float" office:value="705" calcext:value-type="float">
            <text:p>705</text:p>
          </table:table-cell>
          <table:table-cell table:formula="of:=[.D92]+IF([.$A92]&gt;=[.E$2];INDEX([.E$3:.E92];[.$A92]-[.E$2]+1;1);0)" office:value-type="float" office:value="5760" calcext:value-type="float">
            <text:p>5760</text:p>
          </table:table-cell>
          <table:table-cell table:formula="of:=[.E92]+IF([.$A92]&gt;=[.F$2];INDEX([.F$3:.F92];[.$A92]-[.F$2]+1;1);0)" office:value-type="float" office:value="30020" calcext:value-type="float">
            <text:p>30020</text:p>
          </table:table-cell>
          <table:table-cell table:formula="of:=[.F92]+IF([.$A92]&gt;=[.G$2];INDEX([.G$3:.G92];[.$A92]-[.G$2]+1;1);0)" office:value-type="float" office:value="111999" calcext:value-type="float">
            <text:p>111999</text:p>
          </table:table-cell>
          <table:table-cell table:formula="of:=[.G92]+IF([.$A92]&gt;=[.H$2];INDEX([.H$3:.H92];[.$A92]-[.H$2]+1;1);0)" office:value-type="float" office:value="323633" calcext:value-type="float">
            <text:p>323633</text:p>
          </table:table-cell>
          <table:table-cell table:formula="of:=[.H92]+IF([.$A92]&gt;=[.I$2];INDEX([.I$3:.I92];[.$A92]-[.I$2]+1;1);0)" office:value-type="float" office:value="765722" calcext:value-type="float">
            <text:p>765722</text:p>
          </table:table-cell>
          <table:table-cell table:formula="of:=[.I92]+IF([.$A92]&gt;=[.J$2];INDEX([.J$3:.J92];[.$A92]-[.J$2]+1;1);0)" office:value-type="float" office:value="1546719" calcext:value-type="float">
            <text:p>1546719</text:p>
          </table:table-cell>
          <table:table-cell table:formula="of:=[.J92]+IF([.$A92]&gt;=[.K$2];INDEX([.K$3:.K92];[.$A92]-[.K$2]+1;1);0)" office:value-type="float" office:value="2753159" calcext:value-type="float">
            <text:p>2753159</text:p>
          </table:table-cell>
          <table:table-cell table:formula="of:=[.K92]+IF([.$A92]&gt;=[.L$2];INDEX([.L$3:.L92];[.$A92]-[.L$2]+1;1);0)" office:value-type="float" office:value="4426616" calcext:value-type="float">
            <text:p>4426616</text:p>
          </table:table-cell>
          <table:table-cell table:formula="of:=[.L92]+IF([.$A92]&gt;=[.M$2];INDEX([.M$3:.M92];[.$A92]-[.M$2]+1;1);0)" office:value-type="float" office:value="6554363" calcext:value-type="float">
            <text:p>6554363</text:p>
          </table:table-cell>
          <table:table-cell table:formula="of:=[.M92]+IF([.$A92]&gt;=[.N$2];INDEX([.N$3:.N92];[.$A92]-[.N$2]+1;1);0)" office:value-type="float" office:value="9075952" calcext:value-type="float">
            <text:p>9075952</text:p>
          </table:table-cell>
          <table:table-cell table:formula="of:=[.N92]+IF([.$A92]&gt;=[.O$2];INDEX([.O$3:.O92];[.$A92]-[.O$2]+1;1);0)" office:value-type="float" office:value="11897861" calcext:value-type="float">
            <text:p>11897861</text:p>
          </table:table-cell>
          <table:table-cell table:formula="of:=[.O92]+IF([.$A92]&gt;=[.P$2];INDEX([.P$3:.P92];[.$A92]-[.P$2]+1;1);0)" office:value-type="float" office:value="14912165" calcext:value-type="float">
            <text:p>14912165</text:p>
          </table:table-cell>
          <table:table-cell table:formula="of:=[.P92]+IF([.$A92]&gt;=[.Q$2];INDEX([.Q$3:.Q92];[.$A92]-[.Q$2]+1;1);0)" office:value-type="float" office:value="18011351" calcext:value-type="float">
            <text:p>18011351</text:p>
          </table:table-cell>
          <table:table-cell table:formula="of:=[.Q92]+IF([.$A92]&gt;=[.R$2];INDEX([.R$3:.R92];[.$A92]-[.R$2]+1;1);0)" office:value-type="float" office:value="21100014" calcext:value-type="float">
            <text:p>21100014</text:p>
          </table:table-cell>
          <table:table-cell table:formula="of:=[.R92]+IF([.$A92]&gt;=[.S$2];INDEX([.S$3:.S92];[.$A92]-[.S$2]+1;1);0)" office:value-type="float" office:value="24099950" calcext:value-type="float">
            <text:p>24099950</text:p>
          </table:table-cell>
          <table:table-cell table:formula="of:=[.S92]+IF([.$A92]&gt;=[.T$2];INDEX([.T$3:.T92];[.$A92]-[.T$2]+1;1);0)" office:value-type="float" office:value="26952908" calcext:value-type="float">
            <text:p>26952908</text:p>
          </table:table-cell>
          <table:table-cell table:formula="of:=[.T92]+IF([.$A92]&gt;=[.U$2];INDEX([.U$3:.U92];[.$A92]-[.U$2]+1;1);0)" office:value-type="float" office:value="29618860" calcext:value-type="float">
            <text:p>29618860</text:p>
          </table:table-cell>
          <table:table-cell table:formula="of:=[.U92]+IF([.$A92]&gt;=[.V$2];INDEX([.V$3:.V92];[.$A92]-[.V$2]+1;1);0)" office:value-type="float" office:value="32074392" calcext:value-type="float">
            <text:p>32074392</text:p>
          </table:table-cell>
          <table:table-cell table:formula="of:=[.V92]+IF([.$A92]&gt;=[.W$2];INDEX([.W$3:.W92];[.$A92]-[.W$2]+1;1);0)" office:value-type="float" office:value="34308839" calcext:value-type="float">
            <text:p>34308839</text:p>
          </table:table-cell>
          <table:table-cell table:formula="of:=[.W92]+IF([.$A92]&gt;=[.X$2];INDEX([.X$3:.X92];[.$A92]-[.X$2]+1;1);0)" office:value-type="float" office:value="36321928" calcext:value-type="float">
            <text:p>36321928</text:p>
          </table:table-cell>
          <table:table-cell table:formula="of:=[.X92]+IF([.$A92]&gt;=[.Y$2];INDEX([.Y$3:.Y92];[.$A92]-[.Y$2]+1;1);0)" office:value-type="float" office:value="38120211" calcext:value-type="float">
            <text:p>38120211</text:p>
          </table:table-cell>
          <table:table-cell table:formula="of:=[.Y92]+IF([.$A92]&gt;=[.Z$2];INDEX([.Z$3:.Z92];[.$A92]-[.Z$2]+1;1);0)" office:value-type="float" office:value="39715421" calcext:value-type="float">
            <text:p>39715421</text:p>
          </table:table-cell>
          <table:table-cell table:formula="of:=[.Z92]+IF([.$A92]&gt;=[.AA$2];INDEX([.AA$3:.AA92];[.$A92]-[.AA$2]+1;1);0)" office:value-type="float" office:value="41121901" calcext:value-type="float">
            <text:p>41121901</text:p>
          </table:table-cell>
          <table:table-cell table:formula="of:=[.AA92]+IF([.$A92]&gt;=[.AB$2];INDEX([.AB$3:.AB92];[.$A92]-[.AB$2]+1;1);0)" office:value-type="float" office:value="42355812" calcext:value-type="float">
            <text:p>42355812</text:p>
          </table:table-cell>
          <table:table-cell table:formula="of:=[.AB92]+IF([.$A92]&gt;=[.AC$2];INDEX([.AC$3:.AC92];[.$A92]-[.AC$2]+1;1);0)" office:value-type="float" office:value="43433502" calcext:value-type="float">
            <text:p>43433502</text:p>
          </table:table-cell>
          <table:table-cell table:formula="of:=[.AC92]+IF([.$A92]&gt;=[.AD$2];INDEX([.AD$3:.AD92];[.$A92]-[.AD$2]+1;1);0)" office:value-type="float" office:value="44371340" calcext:value-type="float">
            <text:p>44371340</text:p>
          </table:table-cell>
          <table:table-cell table:formula="of:=[.AD92]+IF([.$A92]&gt;=[.AE$2];INDEX([.AE$3:.AE92];[.$A92]-[.AE$2]+1;1);0)" office:value-type="float" office:value="45184700" calcext:value-type="float">
            <text:p>45184700</text:p>
          </table:table-cell>
          <table:table-cell table:formula="of:=[.AE92]+IF([.$A92]&gt;=[.AF$2];INDEX([.AF$3:.AF92];[.$A92]-[.AF$2]+1;1);0)" office:value-type="float" office:value="45888188" calcext:value-type="float">
            <text:p>45888188</text:p>
          </table:table-cell>
          <table:table-cell table:formula="of:=[.AF92]+IF([.$A92]&gt;=[.AG$2];INDEX([.AG$3:.AG92];[.$A92]-[.AG$2]+1;1);0)" office:value-type="float" office:value="46495004" calcext:value-type="float">
            <text:p>46495004</text:p>
          </table:table-cell>
          <table:table-cell table:formula="of:=[.AG92]+IF([.$A92]&gt;=[.AH$2];INDEX([.AH$3:.AH92];[.$A92]-[.AH$2]+1;1);0)" office:value-type="float" office:value="47017319" calcext:value-type="float">
            <text:p>47017319</text:p>
          </table:table-cell>
          <table:table-cell table:formula="of:=[.AH92]+IF([.$A92]&gt;=[.AI$2];INDEX([.AI$3:.AI92];[.$A92]-[.AI$2]+1;1);0)" office:value-type="float" office:value="47465881" calcext:value-type="float">
            <text:p>47465881</text:p>
          </table:table-cell>
          <table:table-cell table:formula="of:=[.AI92]+IF([.$A92]&gt;=[.AJ$2];INDEX([.AJ$3:.AJ92];[.$A92]-[.AJ$2]+1;1);0)" office:value-type="float" office:value="47850439" calcext:value-type="float">
            <text:p>47850439</text:p>
          </table:table-cell>
          <table:table-cell table:formula="of:=[.AJ92]+IF([.$A92]&gt;=[.AK$2];INDEX([.AK$3:.AK92];[.$A92]-[.AK$2]+1;1);0)" office:value-type="float" office:value="48179455" calcext:value-type="float">
            <text:p>48179455</text:p>
          </table:table-cell>
          <table:table-cell table:formula="of:=[.AK92]+IF([.$A92]&gt;=[.AL$2];INDEX([.AL$3:.AL92];[.$A92]-[.AL$2]+1;1);0)" office:value-type="float" office:value="48460536" calcext:value-type="float">
            <text:p>48460536</text:p>
          </table:table-cell>
          <table:table-cell table:formula="of:=[.AL92]+IF([.$A92]&gt;=[.AM$2];INDEX([.AM$3:.AM92];[.$A92]-[.AM$2]+1;1);0)" office:value-type="float" office:value="48700207" calcext:value-type="float">
            <text:p>48700207</text:p>
          </table:table-cell>
          <table:table-cell table:formula="of:=[.AM92]+IF([.$A92]&gt;=[.AN$2];INDEX([.AN$3:.AN92];[.$A92]-[.AN$2]+1;1);0)" office:value-type="float" office:value="48904294" calcext:value-type="float">
            <text:p>48904294</text:p>
          </table:table-cell>
          <table:table-cell table:formula="of:=[.AN92]+IF([.$A92]&gt;=[.AO$2];INDEX([.AO$3:.AO92];[.$A92]-[.AO$2]+1;1);0)" office:value-type="float" office:value="49077752" calcext:value-type="float">
            <text:p>49077752</text:p>
          </table:table-cell>
          <table:table-cell table:formula="of:=[.AO92]+IF([.$A92]&gt;=[.AP$2];INDEX([.AP$3:.AP92];[.$A92]-[.AP$2]+1;1);0)" office:value-type="float" office:value="49224995" calcext:value-type="float">
            <text:p>49224995</text:p>
          </table:table-cell>
          <table:table-cell table:formula="of:=[.AP92]+IF([.$A92]&gt;=[.AQ$2];INDEX([.AQ$3:.AQ92];[.$A92]-[.AQ$2]+1;1);0)" office:value-type="float" office:value="49349737" calcext:value-type="float">
            <text:p>49349737</text:p>
          </table:table-cell>
          <table:table-cell table:formula="of:=[.AQ92]+IF([.$A92]&gt;=[.AR$2];INDEX([.AR$3:.AR92];[.$A92]-[.AR$2]+1;1);0)" office:value-type="float" office:value="49455291" calcext:value-type="float">
            <text:p>49455291</text:p>
          </table:table-cell>
          <table:table-cell table:formula="of:=[.AR92]+IF([.$A92]&gt;=[.AS$2];INDEX([.AS$3:.AS92];[.$A92]-[.AS$2]+1;1);0)" office:value-type="float" office:value="49544424" calcext:value-type="float">
            <text:p>49544424</text:p>
          </table:table-cell>
          <table:table-cell table:formula="of:=[.AS92]+IF([.$A92]&gt;=[.AT$2];INDEX([.AT$3:.AT92];[.$A92]-[.AT$2]+1;1);0)" office:value-type="float" office:value="49619599" calcext:value-type="float">
            <text:p>49619599</text:p>
          </table:table-cell>
          <table:table-cell table:formula="of:=[.AT92]+IF([.$A92]&gt;=[.AU$2];INDEX([.AU$3:.AU92];[.$A92]-[.AU$2]+1;1);0)" office:value-type="float" office:value="49682860" calcext:value-type="float">
            <text:p>49682860</text:p>
          </table:table-cell>
          <table:table-cell table:formula="of:=[.AU92]+IF([.$A92]&gt;=[.AV$2];INDEX([.AV$3:.AV92];[.$A92]-[.AV$2]+1;1);0)" office:value-type="float" office:value="49736034" calcext:value-type="float">
            <text:p>49736034</text:p>
          </table:table-cell>
          <table:table-cell table:formula="of:=[.AV92]+IF([.$A92]&gt;=[.AW$2];INDEX([.AW$3:.AW92];[.$A92]-[.AW$2]+1;1);0)" office:value-type="float" office:value="49780617" calcext:value-type="float">
            <text:p>49780617</text:p>
          </table:table-cell>
          <table:table-cell table:formula="of:=[.AW92]+IF([.$A92]&gt;=[.AX$2];INDEX([.AX$3:.AX92];[.$A92]-[.AX$2]+1;1);0)" office:value-type="float" office:value="49817955" calcext:value-type="float">
            <text:p>49817955</text:p>
          </table:table-cell>
          <table:table-cell table:formula="of:=[.AX92]+IF([.$A92]&gt;=[.AY$2];INDEX([.AY$3:.AY92];[.$A92]-[.AY$2]+1;1);0)" office:value-type="float" office:value="49849140" calcext:value-type="float">
            <text:p>49849140</text:p>
          </table:table-cell>
          <table:table-cell table:formula="of:=[.AY92]+IF([.$A92]&gt;=[.AZ$2];INDEX([.AZ$3:.AZ92];[.$A92]-[.AZ$2]+1;1);0)" office:value-type="float" office:value="49875155" calcext:value-type="float">
            <text:p>49875155</text:p>
          </table:table-cell>
          <table:table-cell table:formula="of:=[.AZ92]+IF([.$A92]&gt;=[.BA$2];INDEX([.BA$3:.BA92];[.$A92]-[.BA$2]+1;1);0)" office:value-type="float" office:value="49896792" calcext:value-type="float">
            <text:p>49896792</text:p>
          </table:table-cell>
          <table:table-cell table:formula="of:=[.BA92]+IF([.$A92]&gt;=[.BB$2];INDEX([.BB$3:.BB92];[.$A92]-[.BB$2]+1;1);0)" office:value-type="float" office:value="49914769" calcext:value-type="float">
            <text:p>49914769</text:p>
          </table:table-cell>
          <table:table-cell table:formula="of:=[.BB92]+IF([.$A92]&gt;=[.BC$2];INDEX([.BC$3:.BC92];[.$A92]-[.BC$2]+1;1);0)" office:value-type="float" office:value="49929652" calcext:value-type="float">
            <text:p>49929652</text:p>
          </table:table-cell>
          <table:table-cell table:formula="of:=[.BC92]+IF([.$A92]&gt;=[.BD$2];INDEX([.BD$3:.BD92];[.$A92]-[.BD$2]+1;1);0)" office:value-type="float" office:value="49941962" calcext:value-type="float">
            <text:p>49941962</text:p>
          </table:table-cell>
          <table:table-cell table:formula="of:=[.BD92]+IF([.$A92]&gt;=[.BE$2];INDEX([.BE$3:.BE92];[.$A92]-[.BE$2]+1;1);0)" office:value-type="float" office:value="49952105" calcext:value-type="float">
            <text:p>49952105</text:p>
          </table:table-cell>
          <table:table-cell table:formula="of:=[.BE92]+IF([.$A92]&gt;=[.BF$2];INDEX([.BF$3:.BF92];[.$A92]-[.BF$2]+1;1);0)" office:value-type="float" office:value="49960454" calcext:value-type="float">
            <text:p>49960454</text:p>
          </table:table-cell>
          <table:table-cell table:formula="of:=[.BF92]+IF([.$A92]&gt;=[.BG$2];INDEX([.BG$3:.BG92];[.$A92]-[.BG$2]+1;1);0)" office:value-type="float" office:value="49967296" calcext:value-type="float">
            <text:p>49967296</text:p>
          </table:table-cell>
          <table:table-cell table:formula="of:=[.BG92]+IF([.$A92]&gt;=[.BH$2];INDEX([.BH$3:.BH92];[.$A92]-[.BH$2]+1;1);0)" office:value-type="float" office:value="49972900" calcext:value-type="float">
            <text:p>49972900</text:p>
          </table:table-cell>
          <table:table-cell table:formula="of:=[.BH92]+IF([.$A92]&gt;=[.BI$2];INDEX([.BI$3:.BI92];[.$A92]-[.BI$2]+1;1);0)" office:value-type="float" office:value="49977465" calcext:value-type="float">
            <text:p>49977465</text:p>
          </table:table-cell>
          <table:table-cell table:formula="of:=[.BI92]+IF([.$A92]&gt;=[.BJ$2];INDEX([.BJ$3:.BJ92];[.$A92]-[.BJ$2]+1;1);0)" office:value-type="float" office:value="49981183" calcext:value-type="float">
            <text:p>49981183</text:p>
          </table:table-cell>
          <table:table-cell table:formula="of:=[.BJ92]+IF([.$A92]&gt;=[.BK$2];INDEX([.BK$3:.BK92];[.$A92]-[.BK$2]+1;1);0)" office:value-type="float" office:value="49984193" calcext:value-type="float">
            <text:p>49984193</text:p>
          </table:table-cell>
          <table:table-cell table:formula="of:=[.BK92]+IF([.$A92]&gt;=[.BL$2];INDEX([.BL$3:.BL92];[.$A92]-[.BL$2]+1;1);0)" office:value-type="float" office:value="49986629" calcext:value-type="float">
            <text:p>49986629</text:p>
          </table:table-cell>
          <table:table-cell table:formula="of:=[.BL92]+IF([.$A92]&gt;=[.BM$2];INDEX([.BM$3:.BM92];[.$A92]-[.BM$2]+1;1);0)" office:value-type="float" office:value="49988587" calcext:value-type="float">
            <text:p>49988587</text:p>
          </table:table-cell>
          <table:table-cell table:formula="of:=[.BM92]+IF([.$A92]&gt;=[.BN$2];INDEX([.BN$3:.BN92];[.$A92]-[.BN$2]+1;1);0)" office:value-type="float" office:value="49990162" calcext:value-type="float">
            <text:p>49990162</text:p>
          </table:table-cell>
          <table:table-cell table:formula="of:=[.BN92]+IF([.$A92]&gt;=[.BO$2];INDEX([.BO$3:.BO92];[.$A92]-[.BO$2]+1;1);0)" office:value-type="float" office:value="49991417" calcext:value-type="float">
            <text:p>49991417</text:p>
          </table:table-cell>
          <table:table-cell table:formula="of:=[.BO92]+IF([.$A92]&gt;=[.BP$2];INDEX([.BP$3:.BP92];[.$A92]-[.BP$2]+1;1);0)" office:value-type="float" office:value="49992419" calcext:value-type="float">
            <text:p>49992419</text:p>
          </table:table-cell>
          <table:table-cell table:formula="of:=[.BP92]+IF([.$A92]&gt;=[.BQ$2];INDEX([.BQ$3:.BQ92];[.$A92]-[.BQ$2]+1;1);0)" office:value-type="float" office:value="49993211" calcext:value-type="float">
            <text:p>49993211</text:p>
          </table:table-cell>
          <table:table-cell table:formula="of:=[.BQ92]+IF([.$A92]&gt;=[.BR$2];INDEX([.BR$3:.BR92];[.$A92]-[.BR$2]+1;1);0)" office:value-type="float" office:value="49993838" calcext:value-type="float">
            <text:p>49993838</text:p>
          </table:table-cell>
          <table:table-cell table:formula="of:=[.BR92]+IF([.$A92]&gt;=[.BS$2];INDEX([.BS$3:.BS92];[.$A92]-[.BS$2]+1;1);0)" office:value-type="float" office:value="49994328" calcext:value-type="float">
            <text:p>49994328</text:p>
          </table:table-cell>
          <table:table-cell table:formula="of:=[.BS92]+IF([.$A92]&gt;=[.BT$2];INDEX([.BT$3:.BT92];[.$A92]-[.BT$2]+1;1);0)" office:value-type="float" office:value="49994713" calcext:value-type="float">
            <text:p>49994713</text:p>
          </table:table-cell>
          <table:table-cell table:formula="of:=[.BT92]+IF([.$A92]&gt;=[.BU$2];INDEX([.BU$3:.BU92];[.$A92]-[.BU$2]+1;1);0)" office:value-type="float" office:value="49995010" calcext:value-type="float">
            <text:p>49995010</text:p>
          </table:table-cell>
          <table:table-cell table:formula="of:=[.BU92]+IF([.$A92]&gt;=[.BV$2];INDEX([.BV$3:.BV92];[.$A92]-[.BV$2]+1;1);0)" office:value-type="float" office:value="49995241" calcext:value-type="float">
            <text:p>49995241</text:p>
          </table:table-cell>
          <table:table-cell table:formula="of:=[.BV92]+IF([.$A92]&gt;=[.BW$2];INDEX([.BW$3:.BW92];[.$A92]-[.BW$2]+1;1);0)" office:value-type="float" office:value="49995417" calcext:value-type="float">
            <text:p>49995417</text:p>
          </table:table-cell>
          <table:table-cell table:formula="of:=[.BW92]+IF([.$A92]&gt;=[.BX$2];INDEX([.BX$3:.BX92];[.$A92]-[.BX$2]+1;1);0)" office:value-type="float" office:value="49995552" calcext:value-type="float">
            <text:p>49995552</text:p>
          </table:table-cell>
          <table:table-cell table:formula="of:=[.BX92]+IF([.$A92]&gt;=[.BY$2];INDEX([.BY$3:.BY92];[.$A92]-[.BY$2]+1;1);0)" office:value-type="float" office:value="49995653" calcext:value-type="float">
            <text:p>49995653</text:p>
          </table:table-cell>
          <table:table-cell table:formula="of:=[.BY92]+IF([.$A92]&gt;=[.BZ$2];INDEX([.BZ$3:.BZ92];[.$A92]-[.BZ$2]+1;1);0)" office:value-type="float" office:value="49995730" calcext:value-type="float">
            <text:p>49995730</text:p>
          </table:table-cell>
          <table:table-cell table:formula="of:=[.BZ92]+IF([.$A92]&gt;=[.CA$2];INDEX([.CA$3:.CA92];[.$A92]-[.CA$2]+1;1);0)" office:value-type="float" office:value="49995786" calcext:value-type="float">
            <text:p>49995786</text:p>
          </table:table-cell>
          <table:table-cell table:formula="of:=[.CA92]+IF([.$A92]&gt;=[.CB$2];INDEX([.CB$3:.CB92];[.$A92]-[.CB$2]+1;1);0)" office:value-type="float" office:value="49995828" calcext:value-type="float">
            <text:p>49995828</text:p>
          </table:table-cell>
          <table:table-cell table:formula="of:=[.CB92]+IF([.$A92]&gt;=[.CC$2];INDEX([.CC$3:.CC92];[.$A92]-[.CC$2]+1;1);0)" office:value-type="float" office:value="49995858" calcext:value-type="float">
            <text:p>49995858</text:p>
          </table:table-cell>
          <table:table-cell table:formula="of:=[.CC92]+IF([.$A92]&gt;=[.CD$2];INDEX([.CD$3:.CD92];[.$A92]-[.CD$2]+1;1);0)" office:value-type="float" office:value="49995880" calcext:value-type="float">
            <text:p>49995880</text:p>
          </table:table-cell>
          <table:table-cell table:formula="of:=[.CD92]+IF([.$A92]&gt;=[.CE$2];INDEX([.CE$3:.CE92];[.$A92]-[.CE$2]+1;1);0)" office:value-type="float" office:value="49995895" calcext:value-type="float">
            <text:p>49995895</text:p>
          </table:table-cell>
          <table:table-cell table:formula="of:=[.CE92]+IF([.$A92]&gt;=[.CF$2];INDEX([.CF$3:.CF92];[.$A92]-[.CF$2]+1;1);0)" office:value-type="float" office:value="49995906" calcext:value-type="float">
            <text:p>49995906</text:p>
          </table:table-cell>
          <table:table-cell table:formula="of:=[.CF92]+IF([.$A92]&gt;=[.CG$2];INDEX([.CG$3:.CG92];[.$A92]-[.CG$2]+1;1);0)" office:value-type="float" office:value="49995913" calcext:value-type="float">
            <text:p>49995913</text:p>
          </table:table-cell>
          <table:table-cell table:formula="of:=[.CG92]+IF([.$A92]&gt;=[.CH$2];INDEX([.CH$3:.CH92];[.$A92]-[.CH$2]+1;1);0)" office:value-type="float" office:value="49995918" calcext:value-type="float">
            <text:p>49995918</text:p>
          </table:table-cell>
          <table:table-cell table:formula="of:=[.CH92]+IF([.$A92]&gt;=[.CI$2];INDEX([.CI$3:.CI92];[.$A92]-[.CI$2]+1;1);0)" office:value-type="float" office:value="49995921" calcext:value-type="float">
            <text:p>49995921</text:p>
          </table:table-cell>
          <table:table-cell table:formula="of:=[.CI92]+IF([.$A92]&gt;=[.CJ$2];INDEX([.CJ$3:.CJ92];[.$A92]-[.CJ$2]+1;1);0)" office:value-type="float" office:value="49995923" calcext:value-type="float">
            <text:p>49995923</text:p>
          </table:table-cell>
          <table:table-cell table:formula="of:=[.CJ92]+IF([.$A92]&gt;=[.CK$2];INDEX([.CK$3:.CK92];[.$A92]-[.CK$2]+1;1);0)" office:value-type="float" office:value="49995924" calcext:value-type="float">
            <text:p>49995924</text:p>
          </table:table-cell>
          <table:table-cell table:formula="of:=[.CK92]+IF([.$A92]&gt;=[.CL$2];INDEX([.CL$3:.CL92];[.$A92]-[.CL$2]+1;1);0)" office:value-type="float" office:value="49995925" calcext:value-type="float">
            <text:p>49995925</text:p>
          </table:table-cell>
          <table:table-cell table:formula="of:=[.CL92]+IF([.$A92]&gt;=[.CM$2];INDEX([.CM$3:.CM92];[.$A92]-[.CM$2]+1;1);0)" office:value-type="float" office:value="49995925" calcext:value-type="float">
            <text:p>49995925</text:p>
          </table:table-cell>
          <table:table-cell table:formula="of:=[.CM92]+IF([.$A92]&gt;=[.CN$2];INDEX([.CN$3:.CN92];[.$A92]-[.CN$2]+1;1);0)" office:value-type="float" office:value="49995925" calcext:value-type="float">
            <text:p>49995925</text:p>
          </table:table-cell>
          <table:table-cell table:formula="of:=[.CN92]+IF([.$A92]&gt;=[.CO$2];INDEX([.CO$3:.CO92];[.$A92]-[.CO$2]+1;1);0)" office:value-type="float" office:value="49995925" calcext:value-type="float">
            <text:p>49995925</text:p>
          </table:table-cell>
          <table:table-cell table:formula="of:=[.CO92]+IF([.$A92]&gt;=[.CP$2];INDEX([.CP$3:.CP92];[.$A92]-[.CP$2]+1;1);0)" office:value-type="float" office:value="49995925" calcext:value-type="float">
            <text:p>49995925</text:p>
          </table:table-cell>
          <table:table-cell table:formula="of:=[.CP92]+IF([.$A92]&gt;=[.CQ$2];INDEX([.CQ$3:.CQ92];[.$A92]-[.CQ$2]+1;1);0)" office:value-type="float" office:value="49995925" calcext:value-type="float">
            <text:p>49995925</text:p>
          </table:table-cell>
          <table:table-cell table:formula="of:=[.CQ92]+IF([.$A92]&gt;=[.CR$2];INDEX([.CR$3:.CR92];[.$A92]-[.CR$2]+1;1);0)" office:value-type="float" office:value="49995925" calcext:value-type="float">
            <text:p>49995925</text:p>
          </table:table-cell>
          <table:table-cell table:formula="of:=[.CR92]+IF([.$A92]&gt;=[.CS$2];INDEX([.CS$3:.CS92];[.$A92]-[.CS$2]+1;1);0)" office:value-type="float" office:value="49995925" calcext:value-type="float">
            <text:p>49995925</text:p>
          </table:table-cell>
          <table:table-cell table:formula="of:=[.CS92]+IF([.$A92]&gt;=[.CT$2];INDEX([.CT$3:.CT92];[.$A92]-[.CT$2]+1;1);0)" office:value-type="float" office:value="49995925" calcext:value-type="float">
            <text:p>49995925</text:p>
          </table:table-cell>
          <table:table-cell table:formula="of:=[.CT92]+IF([.$A92]&gt;=[.CU$2];INDEX([.CU$3:.CU92];[.$A92]-[.CU$2]+1;1);0)" office:value-type="float" office:value="49995925" calcext:value-type="float">
            <text:p>49995925</text:p>
          </table:table-cell>
          <table:table-cell table:formula="of:=[.CU92]+IF([.$A92]&gt;=[.CV$2];INDEX([.CV$3:.CV92];[.$A92]-[.CV$2]+1;1);0)" office:value-type="float" office:value="49995925" calcext:value-type="float">
            <text:p>49995925</text:p>
          </table:table-cell>
          <table:table-cell table:formula="of:=[.CV92]+IF([.$A92]&gt;=[.CW$2];INDEX([.CW$3:.CW92];[.$A92]-[.CW$2]+1;1);0)" office:value-type="float" office:value="49995925" calcext:value-type="float">
            <text:p>499959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2]" office:value-type="float" office:value="1" calcext:value-type="float">
            <text:p>1</text:p>
          </table:table-cell>
          <table:table-cell table:formula="of:=[.B93]+IF([.$A93]&gt;=[.C$2];INDEX([.C$3:.C93];[.$A93]-[.C$2]+1;1);0)" office:value-type="float" office:value="46" calcext:value-type="float">
            <text:p>46</text:p>
          </table:table-cell>
          <table:table-cell table:formula="of:=[.C93]+IF([.$A93]&gt;=[.D$2];INDEX([.D$3:.D93];[.$A93]-[.D$2]+1;1);0)" office:value-type="float" office:value="721" calcext:value-type="float">
            <text:p>721</text:p>
          </table:table-cell>
          <table:table-cell table:formula="of:=[.D93]+IF([.$A93]&gt;=[.E$2];INDEX([.E$3:.E93];[.$A93]-[.E$2]+1;1);0)" office:value-type="float" office:value="5952" calcext:value-type="float">
            <text:p>5952</text:p>
          </table:table-cell>
          <table:table-cell table:formula="of:=[.E93]+IF([.$A93]&gt;=[.F$2];INDEX([.F$3:.F93];[.$A93]-[.F$2]+1;1);0)" office:value-type="float" office:value="31289" calcext:value-type="float">
            <text:p>31289</text:p>
          </table:table-cell>
          <table:table-cell table:formula="of:=[.F93]+IF([.$A93]&gt;=[.G$2];INDEX([.G$3:.G93];[.$A93]-[.G$2]+1;1);0)" office:value-type="float" office:value="117788" calcext:value-type="float">
            <text:p>117788</text:p>
          </table:table-cell>
          <table:table-cell table:formula="of:=[.G93]+IF([.$A93]&gt;=[.H$2];INDEX([.H$3:.H93];[.$A93]-[.H$2]+1;1);0)" office:value-type="float" office:value="343074" calcext:value-type="float">
            <text:p>343074</text:p>
          </table:table-cell>
          <table:table-cell table:formula="of:=[.H93]+IF([.$A93]&gt;=[.I$2];INDEX([.I$3:.I93];[.$A93]-[.I$2]+1;1);0)" office:value-type="float" office:value="817789" calcext:value-type="float">
            <text:p>817789</text:p>
          </table:table-cell>
          <table:table-cell table:formula="of:=[.I93]+IF([.$A93]&gt;=[.J$2];INDEX([.J$3:.J93];[.$A93]-[.J$2]+1;1);0)" office:value-type="float" office:value="1662894" calcext:value-type="float">
            <text:p>1662894</text:p>
          </table:table-cell>
          <table:table-cell table:formula="of:=[.J93]+IF([.$A93]&gt;=[.K$2];INDEX([.K$3:.K93];[.$A93]-[.K$2]+1;1);0)" office:value-type="float" office:value="2977866" calcext:value-type="float">
            <text:p>2977866</text:p>
          </table:table-cell>
          <table:table-cell table:formula="of:=[.K93]+IF([.$A93]&gt;=[.L$2];INDEX([.L$3:.L93];[.$A93]-[.L$2]+1;1);0)" office:value-type="float" office:value="4813587" calcext:value-type="float">
            <text:p>4813587</text:p>
          </table:table-cell>
          <table:table-cell table:formula="of:=[.L93]+IF([.$A93]&gt;=[.M$2];INDEX([.M$3:.M93];[.$A93]-[.M$2]+1;1);0)" office:value-type="float" office:value="7161629" calcext:value-type="float">
            <text:p>7161629</text:p>
          </table:table-cell>
          <table:table-cell table:formula="of:=[.M93]+IF([.$A93]&gt;=[.N$2];INDEX([.N$3:.N93];[.$A93]-[.N$2]+1;1);0)" office:value-type="float" office:value="9958931" calcext:value-type="float">
            <text:p>9958931</text:p>
          </table:table-cell>
          <table:table-cell table:formula="of:=[.N93]+IF([.$A93]&gt;=[.O$2];INDEX([.O$3:.O93];[.$A93]-[.O$2]+1;1);0)" office:value-type="float" office:value="13104708" calcext:value-type="float">
            <text:p>13104708</text:p>
          </table:table-cell>
          <table:table-cell table:formula="of:=[.O93]+IF([.$A93]&gt;=[.P$2];INDEX([.P$3:.P93];[.$A93]-[.P$2]+1;1);0)" office:value-type="float" office:value="16479384" calcext:value-type="float">
            <text:p>16479384</text:p>
          </table:table-cell>
          <table:table-cell table:formula="of:=[.P93]+IF([.$A93]&gt;=[.Q$2];INDEX([.Q$3:.Q93];[.$A93]-[.Q$2]+1;1);0)" office:value-type="float" office:value="19962988" calcext:value-type="float">
            <text:p>19962988</text:p>
          </table:table-cell>
          <table:table-cell table:formula="of:=[.Q93]+IF([.$A93]&gt;=[.R$2];INDEX([.R$3:.R93];[.$A93]-[.R$2]+1;1);0)" office:value-type="float" office:value="23446933" calcext:value-type="float">
            <text:p>23446933</text:p>
          </table:table-cell>
          <table:table-cell table:formula="of:=[.R93]+IF([.$A93]&gt;=[.S$2];INDEX([.S$3:.S93];[.$A93]-[.S$2]+1;1);0)" office:value-type="float" office:value="26842017" calcext:value-type="float">
            <text:p>26842017</text:p>
          </table:table-cell>
          <table:table-cell table:formula="of:=[.S93]+IF([.$A93]&gt;=[.T$2];INDEX([.T$3:.T93];[.$A93]-[.T$2]+1;1);0)" office:value-type="float" office:value="30080087" calcext:value-type="float">
            <text:p>30080087</text:p>
          </table:table-cell>
          <table:table-cell table:formula="of:=[.T93]+IF([.$A93]&gt;=[.U$2];INDEX([.U$3:.U93];[.$A93]-[.U$2]+1;1);0)" office:value-type="float" office:value="33114319" calcext:value-type="float">
            <text:p>33114319</text:p>
          </table:table-cell>
          <table:table-cell table:formula="of:=[.U93]+IF([.$A93]&gt;=[.V$2];INDEX([.V$3:.V93];[.$A93]-[.V$2]+1;1);0)" office:value-type="float" office:value="35915821" calcext:value-type="float">
            <text:p>35915821</text:p>
          </table:table-cell>
          <table:table-cell table:formula="of:=[.V93]+IF([.$A93]&gt;=[.W$2];INDEX([.W$3:.W93];[.$A93]-[.W$2]+1;1);0)" office:value-type="float" office:value="38471148" calcext:value-type="float">
            <text:p>38471148</text:p>
          </table:table-cell>
          <table:table-cell table:formula="of:=[.W93]+IF([.$A93]&gt;=[.X$2];INDEX([.X$3:.X93];[.$A93]-[.X$2]+1;1);0)" office:value-type="float" office:value="40778056" calcext:value-type="float">
            <text:p>40778056</text:p>
          </table:table-cell>
          <table:table-cell table:formula="of:=[.X93]+IF([.$A93]&gt;=[.Y$2];INDEX([.Y$3:.Y93];[.$A93]-[.Y$2]+1;1);0)" office:value-type="float" office:value="42843107" calcext:value-type="float">
            <text:p>42843107</text:p>
          </table:table-cell>
          <table:table-cell table:formula="of:=[.Y93]+IF([.$A93]&gt;=[.Z$2];INDEX([.Z$3:.Z93];[.$A93]-[.Z$2]+1;1);0)" office:value-type="float" office:value="44678220" calcext:value-type="float">
            <text:p>44678220</text:p>
          </table:table-cell>
          <table:table-cell table:formula="of:=[.Z93]+IF([.$A93]&gt;=[.AA$2];INDEX([.AA$3:.AA93];[.$A93]-[.AA$2]+1;1);0)" office:value-type="float" office:value="46299250" calcext:value-type="float">
            <text:p>46299250</text:p>
          </table:table-cell>
          <table:table-cell table:formula="of:=[.AA93]+IF([.$A93]&gt;=[.AB$2];INDEX([.AB$3:.AB93];[.$A93]-[.AB$2]+1;1);0)" office:value-type="float" office:value="47723640" calcext:value-type="float">
            <text:p>47723640</text:p>
          </table:table-cell>
          <table:table-cell table:formula="of:=[.AB93]+IF([.$A93]&gt;=[.AC$2];INDEX([.AC$3:.AC93];[.$A93]-[.AC$2]+1;1);0)" office:value-type="float" office:value="48969842" calcext:value-type="float">
            <text:p>48969842</text:p>
          </table:table-cell>
          <table:table-cell table:formula="of:=[.AC93]+IF([.$A93]&gt;=[.AD$2];INDEX([.AD$3:.AD93];[.$A93]-[.AD$2]+1;1);0)" office:value-type="float" office:value="50055877" calcext:value-type="float">
            <text:p>50055877</text:p>
          </table:table-cell>
          <table:table-cell table:formula="of:=[.AD93]+IF([.$A93]&gt;=[.AE$2];INDEX([.AE$3:.AE93];[.$A93]-[.AE$2]+1;1);0)" office:value-type="float" office:value="50999319" calcext:value-type="float">
            <text:p>50999319</text:p>
          </table:table-cell>
          <table:table-cell table:formula="of:=[.AE93]+IF([.$A93]&gt;=[.AF$2];INDEX([.AF$3:.AF93];[.$A93]-[.AF$2]+1;1);0)" office:value-type="float" office:value="51816397" calcext:value-type="float">
            <text:p>51816397</text:p>
          </table:table-cell>
          <table:table-cell table:formula="of:=[.AF93]+IF([.$A93]&gt;=[.AG$2];INDEX([.AG$3:.AG93];[.$A93]-[.AG$2]+1;1);0)" office:value-type="float" office:value="52522321" calcext:value-type="float">
            <text:p>52522321</text:p>
          </table:table-cell>
          <table:table-cell table:formula="of:=[.AG93]+IF([.$A93]&gt;=[.AH$2];INDEX([.AH$3:.AH93];[.$A93]-[.AH$2]+1;1);0)" office:value-type="float" office:value="53130712" calcext:value-type="float">
            <text:p>53130712</text:p>
          </table:table-cell>
          <table:table-cell table:formula="of:=[.AH93]+IF([.$A93]&gt;=[.AI$2];INDEX([.AI$3:.AI93];[.$A93]-[.AI$2]+1;1);0)" office:value-type="float" office:value="53654029" calcext:value-type="float">
            <text:p>53654029</text:p>
          </table:table-cell>
          <table:table-cell table:formula="of:=[.AI93]+IF([.$A93]&gt;=[.AJ$2];INDEX([.AJ$3:.AJ93];[.$A93]-[.AJ$2]+1;1);0)" office:value-type="float" office:value="54103218" calcext:value-type="float">
            <text:p>54103218</text:p>
          </table:table-cell>
          <table:table-cell table:formula="of:=[.AJ93]+IF([.$A93]&gt;=[.AK$2];INDEX([.AK$3:.AK93];[.$A93]-[.AK$2]+1;1);0)" office:value-type="float" office:value="54488161" calcext:value-type="float">
            <text:p>54488161</text:p>
          </table:table-cell>
          <table:table-cell table:formula="of:=[.AK93]+IF([.$A93]&gt;=[.AL$2];INDEX([.AL$3:.AL93];[.$A93]-[.AL$2]+1;1);0)" office:value-type="float" office:value="54817408" calcext:value-type="float">
            <text:p>54817408</text:p>
          </table:table-cell>
          <table:table-cell table:formula="of:=[.AL93]+IF([.$A93]&gt;=[.AM$2];INDEX([.AM$3:.AM93];[.$A93]-[.AM$2]+1;1);0)" office:value-type="float" office:value="55098624" calcext:value-type="float">
            <text:p>55098624</text:p>
          </table:table-cell>
          <table:table-cell table:formula="of:=[.AM93]+IF([.$A93]&gt;=[.AN$2];INDEX([.AN$3:.AN93];[.$A93]-[.AN$2]+1;1);0)" office:value-type="float" office:value="55338372" calcext:value-type="float">
            <text:p>55338372</text:p>
          </table:table-cell>
          <table:table-cell table:formula="of:=[.AN93]+IF([.$A93]&gt;=[.AO$2];INDEX([.AO$3:.AO93];[.$A93]-[.AO$2]+1;1);0)" office:value-type="float" office:value="55542501" calcext:value-type="float">
            <text:p>55542501</text:p>
          </table:table-cell>
          <table:table-cell table:formula="of:=[.AO93]+IF([.$A93]&gt;=[.AP$2];INDEX([.AP$3:.AP93];[.$A93]-[.AP$2]+1;1);0)" office:value-type="float" office:value="55715981" calcext:value-type="float">
            <text:p>55715981</text:p>
          </table:table-cell>
          <table:table-cell table:formula="of:=[.AP93]+IF([.$A93]&gt;=[.AQ$2];INDEX([.AQ$3:.AQ93];[.$A93]-[.AQ$2]+1;1);0)" office:value-type="float" office:value="55863235" calcext:value-type="float">
            <text:p>55863235</text:p>
          </table:table-cell>
          <table:table-cell table:formula="of:=[.AQ93]+IF([.$A93]&gt;=[.AR$2];INDEX([.AR$3:.AR93];[.$A93]-[.AR$2]+1;1);0)" office:value-type="float" office:value="55987982" calcext:value-type="float">
            <text:p>55987982</text:p>
          </table:table-cell>
          <table:table-cell table:formula="of:=[.AR93]+IF([.$A93]&gt;=[.AS$2];INDEX([.AS$3:.AS93];[.$A93]-[.AS$2]+1;1);0)" office:value-type="float" office:value="56093538" calcext:value-type="float">
            <text:p>56093538</text:p>
          </table:table-cell>
          <table:table-cell table:formula="of:=[.AS93]+IF([.$A93]&gt;=[.AT$2];INDEX([.AT$3:.AT93];[.$A93]-[.AT$2]+1;1);0)" office:value-type="float" office:value="56182672" calcext:value-type="float">
            <text:p>56182672</text:p>
          </table:table-cell>
          <table:table-cell table:formula="of:=[.AT93]+IF([.$A93]&gt;=[.AU$2];INDEX([.AU$3:.AU93];[.$A93]-[.AU$2]+1;1);0)" office:value-type="float" office:value="56257847" calcext:value-type="float">
            <text:p>56257847</text:p>
          </table:table-cell>
          <table:table-cell table:formula="of:=[.AU93]+IF([.$A93]&gt;=[.AV$2];INDEX([.AV$3:.AV93];[.$A93]-[.AV$2]+1;1);0)" office:value-type="float" office:value="56321108" calcext:value-type="float">
            <text:p>56321108</text:p>
          </table:table-cell>
          <table:table-cell table:formula="of:=[.AV93]+IF([.$A93]&gt;=[.AW$2];INDEX([.AW$3:.AW93];[.$A93]-[.AW$2]+1;1);0)" office:value-type="float" office:value="56374282" calcext:value-type="float">
            <text:p>56374282</text:p>
          </table:table-cell>
          <table:table-cell table:formula="of:=[.AW93]+IF([.$A93]&gt;=[.AX$2];INDEX([.AX$3:.AX93];[.$A93]-[.AX$2]+1;1);0)" office:value-type="float" office:value="56418865" calcext:value-type="float">
            <text:p>56418865</text:p>
          </table:table-cell>
          <table:table-cell table:formula="of:=[.AX93]+IF([.$A93]&gt;=[.AY$2];INDEX([.AY$3:.AY93];[.$A93]-[.AY$2]+1;1);0)" office:value-type="float" office:value="56456203" calcext:value-type="float">
            <text:p>56456203</text:p>
          </table:table-cell>
          <table:table-cell table:formula="of:=[.AY93]+IF([.$A93]&gt;=[.AZ$2];INDEX([.AZ$3:.AZ93];[.$A93]-[.AZ$2]+1;1);0)" office:value-type="float" office:value="56487388" calcext:value-type="float">
            <text:p>56487388</text:p>
          </table:table-cell>
          <table:table-cell table:formula="of:=[.AZ93]+IF([.$A93]&gt;=[.BA$2];INDEX([.BA$3:.BA93];[.$A93]-[.BA$2]+1;1);0)" office:value-type="float" office:value="56513403" calcext:value-type="float">
            <text:p>56513403</text:p>
          </table:table-cell>
          <table:table-cell table:formula="of:=[.BA93]+IF([.$A93]&gt;=[.BB$2];INDEX([.BB$3:.BB93];[.$A93]-[.BB$2]+1;1);0)" office:value-type="float" office:value="56535040" calcext:value-type="float">
            <text:p>56535040</text:p>
          </table:table-cell>
          <table:table-cell table:formula="of:=[.BB93]+IF([.$A93]&gt;=[.BC$2];INDEX([.BC$3:.BC93];[.$A93]-[.BC$2]+1;1);0)" office:value-type="float" office:value="56553017" calcext:value-type="float">
            <text:p>56553017</text:p>
          </table:table-cell>
          <table:table-cell table:formula="of:=[.BC93]+IF([.$A93]&gt;=[.BD$2];INDEX([.BD$3:.BD93];[.$A93]-[.BD$2]+1;1);0)" office:value-type="float" office:value="56567900" calcext:value-type="float">
            <text:p>56567900</text:p>
          </table:table-cell>
          <table:table-cell table:formula="of:=[.BD93]+IF([.$A93]&gt;=[.BE$2];INDEX([.BE$3:.BE93];[.$A93]-[.BE$2]+1;1);0)" office:value-type="float" office:value="56580210" calcext:value-type="float">
            <text:p>56580210</text:p>
          </table:table-cell>
          <table:table-cell table:formula="of:=[.BE93]+IF([.$A93]&gt;=[.BF$2];INDEX([.BF$3:.BF93];[.$A93]-[.BF$2]+1;1);0)" office:value-type="float" office:value="56590353" calcext:value-type="float">
            <text:p>56590353</text:p>
          </table:table-cell>
          <table:table-cell table:formula="of:=[.BF93]+IF([.$A93]&gt;=[.BG$2];INDEX([.BG$3:.BG93];[.$A93]-[.BG$2]+1;1);0)" office:value-type="float" office:value="56598702" calcext:value-type="float">
            <text:p>56598702</text:p>
          </table:table-cell>
          <table:table-cell table:formula="of:=[.BG93]+IF([.$A93]&gt;=[.BH$2];INDEX([.BH$3:.BH93];[.$A93]-[.BH$2]+1;1);0)" office:value-type="float" office:value="56605544" calcext:value-type="float">
            <text:p>56605544</text:p>
          </table:table-cell>
          <table:table-cell table:formula="of:=[.BH93]+IF([.$A93]&gt;=[.BI$2];INDEX([.BI$3:.BI93];[.$A93]-[.BI$2]+1;1);0)" office:value-type="float" office:value="56611148" calcext:value-type="float">
            <text:p>56611148</text:p>
          </table:table-cell>
          <table:table-cell table:formula="of:=[.BI93]+IF([.$A93]&gt;=[.BJ$2];INDEX([.BJ$3:.BJ93];[.$A93]-[.BJ$2]+1;1);0)" office:value-type="float" office:value="56615713" calcext:value-type="float">
            <text:p>56615713</text:p>
          </table:table-cell>
          <table:table-cell table:formula="of:=[.BJ93]+IF([.$A93]&gt;=[.BK$2];INDEX([.BK$3:.BK93];[.$A93]-[.BK$2]+1;1);0)" office:value-type="float" office:value="56619431" calcext:value-type="float">
            <text:p>56619431</text:p>
          </table:table-cell>
          <table:table-cell table:formula="of:=[.BK93]+IF([.$A93]&gt;=[.BL$2];INDEX([.BL$3:.BL93];[.$A93]-[.BL$2]+1;1);0)" office:value-type="float" office:value="56622441" calcext:value-type="float">
            <text:p>56622441</text:p>
          </table:table-cell>
          <table:table-cell table:formula="of:=[.BL93]+IF([.$A93]&gt;=[.BM$2];INDEX([.BM$3:.BM93];[.$A93]-[.BM$2]+1;1);0)" office:value-type="float" office:value="56624877" calcext:value-type="float">
            <text:p>56624877</text:p>
          </table:table-cell>
          <table:table-cell table:formula="of:=[.BM93]+IF([.$A93]&gt;=[.BN$2];INDEX([.BN$3:.BN93];[.$A93]-[.BN$2]+1;1);0)" office:value-type="float" office:value="56626835" calcext:value-type="float">
            <text:p>56626835</text:p>
          </table:table-cell>
          <table:table-cell table:formula="of:=[.BN93]+IF([.$A93]&gt;=[.BO$2];INDEX([.BO$3:.BO93];[.$A93]-[.BO$2]+1;1);0)" office:value-type="float" office:value="56628410" calcext:value-type="float">
            <text:p>56628410</text:p>
          </table:table-cell>
          <table:table-cell table:formula="of:=[.BO93]+IF([.$A93]&gt;=[.BP$2];INDEX([.BP$3:.BP93];[.$A93]-[.BP$2]+1;1);0)" office:value-type="float" office:value="56629665" calcext:value-type="float">
            <text:p>56629665</text:p>
          </table:table-cell>
          <table:table-cell table:formula="of:=[.BP93]+IF([.$A93]&gt;=[.BQ$2];INDEX([.BQ$3:.BQ93];[.$A93]-[.BQ$2]+1;1);0)" office:value-type="float" office:value="56630667" calcext:value-type="float">
            <text:p>56630667</text:p>
          </table:table-cell>
          <table:table-cell table:formula="of:=[.BQ93]+IF([.$A93]&gt;=[.BR$2];INDEX([.BR$3:.BR93];[.$A93]-[.BR$2]+1;1);0)" office:value-type="float" office:value="56631459" calcext:value-type="float">
            <text:p>56631459</text:p>
          </table:table-cell>
          <table:table-cell table:formula="of:=[.BR93]+IF([.$A93]&gt;=[.BS$2];INDEX([.BS$3:.BS93];[.$A93]-[.BS$2]+1;1);0)" office:value-type="float" office:value="56632086" calcext:value-type="float">
            <text:p>56632086</text:p>
          </table:table-cell>
          <table:table-cell table:formula="of:=[.BS93]+IF([.$A93]&gt;=[.BT$2];INDEX([.BT$3:.BT93];[.$A93]-[.BT$2]+1;1);0)" office:value-type="float" office:value="56632576" calcext:value-type="float">
            <text:p>56632576</text:p>
          </table:table-cell>
          <table:table-cell table:formula="of:=[.BT93]+IF([.$A93]&gt;=[.BU$2];INDEX([.BU$3:.BU93];[.$A93]-[.BU$2]+1;1);0)" office:value-type="float" office:value="56632961" calcext:value-type="float">
            <text:p>56632961</text:p>
          </table:table-cell>
          <table:table-cell table:formula="of:=[.BU93]+IF([.$A93]&gt;=[.BV$2];INDEX([.BV$3:.BV93];[.$A93]-[.BV$2]+1;1);0)" office:value-type="float" office:value="56633258" calcext:value-type="float">
            <text:p>56633258</text:p>
          </table:table-cell>
          <table:table-cell table:formula="of:=[.BV93]+IF([.$A93]&gt;=[.BW$2];INDEX([.BW$3:.BW93];[.$A93]-[.BW$2]+1;1);0)" office:value-type="float" office:value="56633489" calcext:value-type="float">
            <text:p>56633489</text:p>
          </table:table-cell>
          <table:table-cell table:formula="of:=[.BW93]+IF([.$A93]&gt;=[.BX$2];INDEX([.BX$3:.BX93];[.$A93]-[.BX$2]+1;1);0)" office:value-type="float" office:value="56633665" calcext:value-type="float">
            <text:p>56633665</text:p>
          </table:table-cell>
          <table:table-cell table:formula="of:=[.BX93]+IF([.$A93]&gt;=[.BY$2];INDEX([.BY$3:.BY93];[.$A93]-[.BY$2]+1;1);0)" office:value-type="float" office:value="56633800" calcext:value-type="float">
            <text:p>56633800</text:p>
          </table:table-cell>
          <table:table-cell table:formula="of:=[.BY93]+IF([.$A93]&gt;=[.BZ$2];INDEX([.BZ$3:.BZ93];[.$A93]-[.BZ$2]+1;1);0)" office:value-type="float" office:value="56633901" calcext:value-type="float">
            <text:p>56633901</text:p>
          </table:table-cell>
          <table:table-cell table:formula="of:=[.BZ93]+IF([.$A93]&gt;=[.CA$2];INDEX([.CA$3:.CA93];[.$A93]-[.CA$2]+1;1);0)" office:value-type="float" office:value="56633978" calcext:value-type="float">
            <text:p>56633978</text:p>
          </table:table-cell>
          <table:table-cell table:formula="of:=[.CA93]+IF([.$A93]&gt;=[.CB$2];INDEX([.CB$3:.CB93];[.$A93]-[.CB$2]+1;1);0)" office:value-type="float" office:value="56634034" calcext:value-type="float">
            <text:p>56634034</text:p>
          </table:table-cell>
          <table:table-cell table:formula="of:=[.CB93]+IF([.$A93]&gt;=[.CC$2];INDEX([.CC$3:.CC93];[.$A93]-[.CC$2]+1;1);0)" office:value-type="float" office:value="56634076" calcext:value-type="float">
            <text:p>56634076</text:p>
          </table:table-cell>
          <table:table-cell table:formula="of:=[.CC93]+IF([.$A93]&gt;=[.CD$2];INDEX([.CD$3:.CD93];[.$A93]-[.CD$2]+1;1);0)" office:value-type="float" office:value="56634106" calcext:value-type="float">
            <text:p>56634106</text:p>
          </table:table-cell>
          <table:table-cell table:formula="of:=[.CD93]+IF([.$A93]&gt;=[.CE$2];INDEX([.CE$3:.CE93];[.$A93]-[.CE$2]+1;1);0)" office:value-type="float" office:value="56634128" calcext:value-type="float">
            <text:p>56634128</text:p>
          </table:table-cell>
          <table:table-cell table:formula="of:=[.CE93]+IF([.$A93]&gt;=[.CF$2];INDEX([.CF$3:.CF93];[.$A93]-[.CF$2]+1;1);0)" office:value-type="float" office:value="56634143" calcext:value-type="float">
            <text:p>56634143</text:p>
          </table:table-cell>
          <table:table-cell table:formula="of:=[.CF93]+IF([.$A93]&gt;=[.CG$2];INDEX([.CG$3:.CG93];[.$A93]-[.CG$2]+1;1);0)" office:value-type="float" office:value="56634154" calcext:value-type="float">
            <text:p>56634154</text:p>
          </table:table-cell>
          <table:table-cell table:formula="of:=[.CG93]+IF([.$A93]&gt;=[.CH$2];INDEX([.CH$3:.CH93];[.$A93]-[.CH$2]+1;1);0)" office:value-type="float" office:value="56634161" calcext:value-type="float">
            <text:p>56634161</text:p>
          </table:table-cell>
          <table:table-cell table:formula="of:=[.CH93]+IF([.$A93]&gt;=[.CI$2];INDEX([.CI$3:.CI93];[.$A93]-[.CI$2]+1;1);0)" office:value-type="float" office:value="56634166" calcext:value-type="float">
            <text:p>56634166</text:p>
          </table:table-cell>
          <table:table-cell table:formula="of:=[.CI93]+IF([.$A93]&gt;=[.CJ$2];INDEX([.CJ$3:.CJ93];[.$A93]-[.CJ$2]+1;1);0)" office:value-type="float" office:value="56634169" calcext:value-type="float">
            <text:p>56634169</text:p>
          </table:table-cell>
          <table:table-cell table:formula="of:=[.CJ93]+IF([.$A93]&gt;=[.CK$2];INDEX([.CK$3:.CK93];[.$A93]-[.CK$2]+1;1);0)" office:value-type="float" office:value="56634171" calcext:value-type="float">
            <text:p>56634171</text:p>
          </table:table-cell>
          <table:table-cell table:formula="of:=[.CK93]+IF([.$A93]&gt;=[.CL$2];INDEX([.CL$3:.CL93];[.$A93]-[.CL$2]+1;1);0)" office:value-type="float" office:value="56634172" calcext:value-type="float">
            <text:p>56634172</text:p>
          </table:table-cell>
          <table:table-cell table:formula="of:=[.CL93]+IF([.$A93]&gt;=[.CM$2];INDEX([.CM$3:.CM93];[.$A93]-[.CM$2]+1;1);0)" office:value-type="float" office:value="56634173" calcext:value-type="float">
            <text:p>56634173</text:p>
          </table:table-cell>
          <table:table-cell table:formula="of:=[.CM93]+IF([.$A93]&gt;=[.CN$2];INDEX([.CN$3:.CN93];[.$A93]-[.CN$2]+1;1);0)" office:value-type="float" office:value="56634173" calcext:value-type="float">
            <text:p>56634173</text:p>
          </table:table-cell>
          <table:table-cell table:formula="of:=[.CN93]+IF([.$A93]&gt;=[.CO$2];INDEX([.CO$3:.CO93];[.$A93]-[.CO$2]+1;1);0)" office:value-type="float" office:value="56634173" calcext:value-type="float">
            <text:p>56634173</text:p>
          </table:table-cell>
          <table:table-cell table:formula="of:=[.CO93]+IF([.$A93]&gt;=[.CP$2];INDEX([.CP$3:.CP93];[.$A93]-[.CP$2]+1;1);0)" office:value-type="float" office:value="56634173" calcext:value-type="float">
            <text:p>56634173</text:p>
          </table:table-cell>
          <table:table-cell table:formula="of:=[.CP93]+IF([.$A93]&gt;=[.CQ$2];INDEX([.CQ$3:.CQ93];[.$A93]-[.CQ$2]+1;1);0)" office:value-type="float" office:value="56634173" calcext:value-type="float">
            <text:p>56634173</text:p>
          </table:table-cell>
          <table:table-cell table:formula="of:=[.CQ93]+IF([.$A93]&gt;=[.CR$2];INDEX([.CR$3:.CR93];[.$A93]-[.CR$2]+1;1);0)" office:value-type="float" office:value="56634173" calcext:value-type="float">
            <text:p>56634173</text:p>
          </table:table-cell>
          <table:table-cell table:formula="of:=[.CR93]+IF([.$A93]&gt;=[.CS$2];INDEX([.CS$3:.CS93];[.$A93]-[.CS$2]+1;1);0)" office:value-type="float" office:value="56634173" calcext:value-type="float">
            <text:p>56634173</text:p>
          </table:table-cell>
          <table:table-cell table:formula="of:=[.CS93]+IF([.$A93]&gt;=[.CT$2];INDEX([.CT$3:.CT93];[.$A93]-[.CT$2]+1;1);0)" office:value-type="float" office:value="56634173" calcext:value-type="float">
            <text:p>56634173</text:p>
          </table:table-cell>
          <table:table-cell table:formula="of:=[.CT93]+IF([.$A93]&gt;=[.CU$2];INDEX([.CU$3:.CU93];[.$A93]-[.CU$2]+1;1);0)" office:value-type="float" office:value="56634173" calcext:value-type="float">
            <text:p>56634173</text:p>
          </table:table-cell>
          <table:table-cell table:formula="of:=[.CU93]+IF([.$A93]&gt;=[.CV$2];INDEX([.CV$3:.CV93];[.$A93]-[.CV$2]+1;1);0)" office:value-type="float" office:value="56634173" calcext:value-type="float">
            <text:p>56634173</text:p>
          </table:table-cell>
          <table:table-cell table:formula="of:=[.CV93]+IF([.$A93]&gt;=[.CW$2];INDEX([.CW$3:.CW93];[.$A93]-[.CW$2]+1;1);0)" office:value-type="float" office:value="56634173" calcext:value-type="float">
            <text:p>566341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3]" office:value-type="float" office:value="1" calcext:value-type="float">
            <text:p>1</text:p>
          </table:table-cell>
          <table:table-cell table:formula="of:=[.B94]+IF([.$A94]&gt;=[.C$2];INDEX([.C$3:.C94];[.$A94]-[.C$2]+1;1);0)" office:value-type="float" office:value="46" calcext:value-type="float">
            <text:p>46</text:p>
          </table:table-cell>
          <table:table-cell table:formula="of:=[.C94]+IF([.$A94]&gt;=[.D$2];INDEX([.D$3:.D94];[.$A94]-[.D$2]+1;1);0)" office:value-type="float" office:value="736" calcext:value-type="float">
            <text:p>736</text:p>
          </table:table-cell>
          <table:table-cell table:formula="of:=[.D94]+IF([.$A94]&gt;=[.E$2];INDEX([.E$3:.E94];[.$A94]-[.E$2]+1;1);0)" office:value-type="float" office:value="6136" calcext:value-type="float">
            <text:p>6136</text:p>
          </table:table-cell>
          <table:table-cell table:formula="of:=[.E94]+IF([.$A94]&gt;=[.F$2];INDEX([.F$3:.F94];[.$A94]-[.F$2]+1;1);0)" office:value-type="float" office:value="32591" calcext:value-type="float">
            <text:p>32591</text:p>
          </table:table-cell>
          <table:table-cell table:formula="of:=[.F94]+IF([.$A94]&gt;=[.G$2];INDEX([.G$3:.G94];[.$A94]-[.G$2]+1;1);0)" office:value-type="float" office:value="123755" calcext:value-type="float">
            <text:p>123755</text:p>
          </table:table-cell>
          <table:table-cell table:formula="of:=[.G94]+IF([.$A94]&gt;=[.H$2];INDEX([.H$3:.H94];[.$A94]-[.H$2]+1;1);0)" office:value-type="float" office:value="363446" calcext:value-type="float">
            <text:p>363446</text:p>
          </table:table-cell>
          <table:table-cell table:formula="of:=[.H94]+IF([.$A94]&gt;=[.I$2];INDEX([.I$3:.I94];[.$A94]-[.I$2]+1;1);0)" office:value-type="float" office:value="872713" calcext:value-type="float">
            <text:p>872713</text:p>
          </table:table-cell>
          <table:table-cell table:formula="of:=[.I94]+IF([.$A94]&gt;=[.J$2];INDEX([.J$3:.J94];[.$A94]-[.J$2]+1;1);0)" office:value-type="float" office:value="1786528" calcext:value-type="float">
            <text:p>1786528</text:p>
          </table:table-cell>
          <table:table-cell table:formula="of:=[.J94]+IF([.$A94]&gt;=[.K$2];INDEX([.K$3:.K94];[.$A94]-[.K$2]+1;1);0)" office:value-type="float" office:value="3218412" calcext:value-type="float">
            <text:p>3218412</text:p>
          </table:table-cell>
          <table:table-cell table:formula="of:=[.K94]+IF([.$A94]&gt;=[.L$2];INDEX([.L$3:.L94];[.$A94]-[.L$2]+1;1);0)" office:value-type="float" office:value="5230481" calcext:value-type="float">
            <text:p>5230481</text:p>
          </table:table-cell>
          <table:table-cell table:formula="of:=[.L94]+IF([.$A94]&gt;=[.M$2];INDEX([.M$3:.M94];[.$A94]-[.M$2]+1;1);0)" office:value-type="float" office:value="7819004" calcext:value-type="float">
            <text:p>7819004</text:p>
          </table:table-cell>
          <table:table-cell table:formula="of:=[.M94]+IF([.$A94]&gt;=[.N$2];INDEX([.N$3:.N94];[.$A94]-[.N$2]+1;1);0)" office:value-type="float" office:value="10919414" calcext:value-type="float">
            <text:p>10919414</text:p>
          </table:table-cell>
          <table:table-cell table:formula="of:=[.N94]+IF([.$A94]&gt;=[.O$2];INDEX([.O$3:.O94];[.$A94]-[.O$2]+1;1);0)" office:value-type="float" office:value="14422567" calcext:value-type="float">
            <text:p>14422567</text:p>
          </table:table-cell>
          <table:table-cell table:formula="of:=[.O94]+IF([.$A94]&gt;=[.P$2];INDEX([.P$3:.P94];[.$A94]-[.P$2]+1;1);0)" office:value-type="float" office:value="18197166" calcext:value-type="float">
            <text:p>18197166</text:p>
          </table:table-cell>
          <table:table-cell table:formula="of:=[.P94]+IF([.$A94]&gt;=[.Q$2];INDEX([.Q$3:.Q94];[.$A94]-[.Q$2]+1;1);0)" office:value-type="float" office:value="22108669" calcext:value-type="float">
            <text:p>22108669</text:p>
          </table:table-cell>
          <table:table-cell table:formula="of:=[.Q94]+IF([.$A94]&gt;=[.R$2];INDEX([.R$3:.R94];[.$A94]-[.R$2]+1;1);0)" office:value-type="float" office:value="26034715" calcext:value-type="float">
            <text:p>26034715</text:p>
          </table:table-cell>
          <table:table-cell table:formula="of:=[.R94]+IF([.$A94]&gt;=[.S$2];INDEX([.S$3:.S94];[.$A94]-[.S$2]+1;1);0)" office:value-type="float" office:value="29872751" calcext:value-type="float">
            <text:p>29872751</text:p>
          </table:table-cell>
          <table:table-cell table:formula="of:=[.S94]+IF([.$A94]&gt;=[.T$2];INDEX([.T$3:.T94];[.$A94]-[.T$2]+1;1);0)" office:value-type="float" office:value="33544328" calcext:value-type="float">
            <text:p>33544328</text:p>
          </table:table-cell>
          <table:table-cell table:formula="of:=[.T94]+IF([.$A94]&gt;=[.U$2];INDEX([.U$3:.U94];[.$A94]-[.U$2]+1;1);0)" office:value-type="float" office:value="36993826" calcext:value-type="float">
            <text:p>36993826</text:p>
          </table:table-cell>
          <table:table-cell table:formula="of:=[.U94]+IF([.$A94]&gt;=[.V$2];INDEX([.V$3:.V94];[.$A94]-[.V$2]+1;1);0)" office:value-type="float" office:value="40186858" calcext:value-type="float">
            <text:p>40186858</text:p>
          </table:table-cell>
          <table:table-cell table:formula="of:=[.V94]+IF([.$A94]&gt;=[.W$2];INDEX([.W$3:.W94];[.$A94]-[.W$2]+1;1);0)" office:value-type="float" office:value="43105777" calcext:value-type="float">
            <text:p>43105777</text:p>
          </table:table-cell>
          <table:table-cell table:formula="of:=[.W94]+IF([.$A94]&gt;=[.X$2];INDEX([.X$3:.X94];[.$A94]-[.X$2]+1;1);0)" office:value-type="float" office:value="45746732" calcext:value-type="float">
            <text:p>45746732</text:p>
          </table:table-cell>
          <table:table-cell table:formula="of:=[.X94]+IF([.$A94]&gt;=[.Y$2];INDEX([.Y$3:.Y94];[.$A94]-[.Y$2]+1;1);0)" office:value-type="float" office:value="48115304" calcext:value-type="float">
            <text:p>48115304</text:p>
          </table:table-cell>
          <table:table-cell table:formula="of:=[.Y94]+IF([.$A94]&gt;=[.Z$2];INDEX([.Z$3:.Z94];[.$A94]-[.Z$2]+1;1);0)" office:value-type="float" office:value="50224254" calcext:value-type="float">
            <text:p>50224254</text:p>
          </table:table-cell>
          <table:table-cell table:formula="of:=[.Z94]+IF([.$A94]&gt;=[.AA$2];INDEX([.AA$3:.AA94];[.$A94]-[.AA$2]+1;1);0)" office:value-type="float" office:value="52090280" calcext:value-type="float">
            <text:p>52090280</text:p>
          </table:table-cell>
          <table:table-cell table:formula="of:=[.AA94]+IF([.$A94]&gt;=[.AB$2];INDEX([.AB$3:.AB94];[.$A94]-[.AB$2]+1;1);0)" office:value-type="float" office:value="53732850" calcext:value-type="float">
            <text:p>53732850</text:p>
          </table:table-cell>
          <table:table-cell table:formula="of:=[.AB94]+IF([.$A94]&gt;=[.AC$2];INDEX([.AC$3:.AC94];[.$A94]-[.AC$2]+1;1);0)" office:value-type="float" office:value="55172093" calcext:value-type="float">
            <text:p>55172093</text:p>
          </table:table-cell>
          <table:table-cell table:formula="of:=[.AC94]+IF([.$A94]&gt;=[.AD$2];INDEX([.AD$3:.AD94];[.$A94]-[.AD$2]+1;1);0)" office:value-type="float" office:value="56428431" calcext:value-type="float">
            <text:p>56428431</text:p>
          </table:table-cell>
          <table:table-cell table:formula="of:=[.AD94]+IF([.$A94]&gt;=[.AE$2];INDEX([.AE$3:.AE94];[.$A94]-[.AE$2]+1;1);0)" office:value-type="float" office:value="57521307" calcext:value-type="float">
            <text:p>57521307</text:p>
          </table:table-cell>
          <table:table-cell table:formula="of:=[.AE94]+IF([.$A94]&gt;=[.AF$2];INDEX([.AF$3:.AF94];[.$A94]-[.AF$2]+1;1);0)" office:value-type="float" office:value="58469314" calcext:value-type="float">
            <text:p>58469314</text:p>
          </table:table-cell>
          <table:table-cell table:formula="of:=[.AF94]+IF([.$A94]&gt;=[.AG$2];INDEX([.AG$3:.AG94];[.$A94]-[.AG$2]+1;1);0)" office:value-type="float" office:value="59289402" calcext:value-type="float">
            <text:p>59289402</text:p>
          </table:table-cell>
          <table:table-cell table:formula="of:=[.AG94]+IF([.$A94]&gt;=[.AH$2];INDEX([.AH$3:.AH94];[.$A94]-[.AH$2]+1;1);0)" office:value-type="float" office:value="59997284" calcext:value-type="float">
            <text:p>59997284</text:p>
          </table:table-cell>
          <table:table-cell table:formula="of:=[.AH94]+IF([.$A94]&gt;=[.AI$2];INDEX([.AI$3:.AI94];[.$A94]-[.AI$2]+1;1);0)" office:value-type="float" office:value="60606930" calcext:value-type="float">
            <text:p>60606930</text:p>
          </table:table-cell>
          <table:table-cell table:formula="of:=[.AI94]+IF([.$A94]&gt;=[.AJ$2];INDEX([.AJ$3:.AJ94];[.$A94]-[.AJ$2]+1;1);0)" office:value-type="float" office:value="61131039" calcext:value-type="float">
            <text:p>61131039</text:p>
          </table:table-cell>
          <table:table-cell table:formula="of:=[.AJ94]+IF([.$A94]&gt;=[.AK$2];INDEX([.AK$3:.AK94];[.$A94]-[.AK$2]+1;1);0)" office:value-type="float" office:value="61580718" calcext:value-type="float">
            <text:p>61580718</text:p>
          </table:table-cell>
          <table:table-cell table:formula="of:=[.AK94]+IF([.$A94]&gt;=[.AL$2];INDEX([.AL$3:.AL94];[.$A94]-[.AL$2]+1;1);0)" office:value-type="float" office:value="61965958" calcext:value-type="float">
            <text:p>61965958</text:p>
          </table:table-cell>
          <table:table-cell table:formula="of:=[.AL94]+IF([.$A94]&gt;=[.AM$2];INDEX([.AM$3:.AM94];[.$A94]-[.AM$2]+1;1);0)" office:value-type="float" office:value="62295381" calcext:value-type="float">
            <text:p>62295381</text:p>
          </table:table-cell>
          <table:table-cell table:formula="of:=[.AM94]+IF([.$A94]&gt;=[.AN$2];INDEX([.AN$3:.AN94];[.$A94]-[.AN$2]+1;1);0)" office:value-type="float" office:value="62576698" calcext:value-type="float">
            <text:p>62576698</text:p>
          </table:table-cell>
          <table:table-cell table:formula="of:=[.AN94]+IF([.$A94]&gt;=[.AO$2];INDEX([.AO$3:.AO94];[.$A94]-[.AO$2]+1;1);0)" office:value-type="float" office:value="62816502" calcext:value-type="float">
            <text:p>62816502</text:p>
          </table:table-cell>
          <table:table-cell table:formula="of:=[.AO94]+IF([.$A94]&gt;=[.AP$2];INDEX([.AP$3:.AP94];[.$A94]-[.AP$2]+1;1);0)" office:value-type="float" office:value="63020661" calcext:value-type="float">
            <text:p>63020661</text:p>
          </table:table-cell>
          <table:table-cell table:formula="of:=[.AP94]+IF([.$A94]&gt;=[.AQ$2];INDEX([.AQ$3:.AQ94];[.$A94]-[.AQ$2]+1;1);0)" office:value-type="float" office:value="63194156" calcext:value-type="float">
            <text:p>63194156</text:p>
          </table:table-cell>
          <table:table-cell table:formula="of:=[.AQ94]+IF([.$A94]&gt;=[.AR$2];INDEX([.AR$3:.AR94];[.$A94]-[.AR$2]+1;1);0)" office:value-type="float" office:value="63341417" calcext:value-type="float">
            <text:p>63341417</text:p>
          </table:table-cell>
          <table:table-cell table:formula="of:=[.AR94]+IF([.$A94]&gt;=[.AS$2];INDEX([.AS$3:.AS94];[.$A94]-[.AS$2]+1;1);0)" office:value-type="float" office:value="63466167" calcext:value-type="float">
            <text:p>63466167</text:p>
          </table:table-cell>
          <table:table-cell table:formula="of:=[.AS94]+IF([.$A94]&gt;=[.AT$2];INDEX([.AT$3:.AT94];[.$A94]-[.AT$2]+1;1);0)" office:value-type="float" office:value="63571724" calcext:value-type="float">
            <text:p>63571724</text:p>
          </table:table-cell>
          <table:table-cell table:formula="of:=[.AT94]+IF([.$A94]&gt;=[.AU$2];INDEX([.AU$3:.AU94];[.$A94]-[.AU$2]+1;1);0)" office:value-type="float" office:value="63660858" calcext:value-type="float">
            <text:p>63660858</text:p>
          </table:table-cell>
          <table:table-cell table:formula="of:=[.AU94]+IF([.$A94]&gt;=[.AV$2];INDEX([.AV$3:.AV94];[.$A94]-[.AV$2]+1;1);0)" office:value-type="float" office:value="63736033" calcext:value-type="float">
            <text:p>63736033</text:p>
          </table:table-cell>
          <table:table-cell table:formula="of:=[.AV94]+IF([.$A94]&gt;=[.AW$2];INDEX([.AW$3:.AW94];[.$A94]-[.AW$2]+1;1);0)" office:value-type="float" office:value="63799294" calcext:value-type="float">
            <text:p>63799294</text:p>
          </table:table-cell>
          <table:table-cell table:formula="of:=[.AW94]+IF([.$A94]&gt;=[.AX$2];INDEX([.AX$3:.AX94];[.$A94]-[.AX$2]+1;1);0)" office:value-type="float" office:value="63852468" calcext:value-type="float">
            <text:p>63852468</text:p>
          </table:table-cell>
          <table:table-cell table:formula="of:=[.AX94]+IF([.$A94]&gt;=[.AY$2];INDEX([.AY$3:.AY94];[.$A94]-[.AY$2]+1;1);0)" office:value-type="float" office:value="63897051" calcext:value-type="float">
            <text:p>63897051</text:p>
          </table:table-cell>
          <table:table-cell table:formula="of:=[.AY94]+IF([.$A94]&gt;=[.AZ$2];INDEX([.AZ$3:.AZ94];[.$A94]-[.AZ$2]+1;1);0)" office:value-type="float" office:value="63934389" calcext:value-type="float">
            <text:p>63934389</text:p>
          </table:table-cell>
          <table:table-cell table:formula="of:=[.AZ94]+IF([.$A94]&gt;=[.BA$2];INDEX([.BA$3:.BA94];[.$A94]-[.BA$2]+1;1);0)" office:value-type="float" office:value="63965574" calcext:value-type="float">
            <text:p>63965574</text:p>
          </table:table-cell>
          <table:table-cell table:formula="of:=[.BA94]+IF([.$A94]&gt;=[.BB$2];INDEX([.BB$3:.BB94];[.$A94]-[.BB$2]+1;1);0)" office:value-type="float" office:value="63991589" calcext:value-type="float">
            <text:p>63991589</text:p>
          </table:table-cell>
          <table:table-cell table:formula="of:=[.BB94]+IF([.$A94]&gt;=[.BC$2];INDEX([.BC$3:.BC94];[.$A94]-[.BC$2]+1;1);0)" office:value-type="float" office:value="64013226" calcext:value-type="float">
            <text:p>64013226</text:p>
          </table:table-cell>
          <table:table-cell table:formula="of:=[.BC94]+IF([.$A94]&gt;=[.BD$2];INDEX([.BD$3:.BD94];[.$A94]-[.BD$2]+1;1);0)" office:value-type="float" office:value="64031203" calcext:value-type="float">
            <text:p>64031203</text:p>
          </table:table-cell>
          <table:table-cell table:formula="of:=[.BD94]+IF([.$A94]&gt;=[.BE$2];INDEX([.BE$3:.BE94];[.$A94]-[.BE$2]+1;1);0)" office:value-type="float" office:value="64046086" calcext:value-type="float">
            <text:p>64046086</text:p>
          </table:table-cell>
          <table:table-cell table:formula="of:=[.BE94]+IF([.$A94]&gt;=[.BF$2];INDEX([.BF$3:.BF94];[.$A94]-[.BF$2]+1;1);0)" office:value-type="float" office:value="64058396" calcext:value-type="float">
            <text:p>64058396</text:p>
          </table:table-cell>
          <table:table-cell table:formula="of:=[.BF94]+IF([.$A94]&gt;=[.BG$2];INDEX([.BG$3:.BG94];[.$A94]-[.BG$2]+1;1);0)" office:value-type="float" office:value="64068539" calcext:value-type="float">
            <text:p>64068539</text:p>
          </table:table-cell>
          <table:table-cell table:formula="of:=[.BG94]+IF([.$A94]&gt;=[.BH$2];INDEX([.BH$3:.BH94];[.$A94]-[.BH$2]+1;1);0)" office:value-type="float" office:value="64076888" calcext:value-type="float">
            <text:p>64076888</text:p>
          </table:table-cell>
          <table:table-cell table:formula="of:=[.BH94]+IF([.$A94]&gt;=[.BI$2];INDEX([.BI$3:.BI94];[.$A94]-[.BI$2]+1;1);0)" office:value-type="float" office:value="64083730" calcext:value-type="float">
            <text:p>64083730</text:p>
          </table:table-cell>
          <table:table-cell table:formula="of:=[.BI94]+IF([.$A94]&gt;=[.BJ$2];INDEX([.BJ$3:.BJ94];[.$A94]-[.BJ$2]+1;1);0)" office:value-type="float" office:value="64089334" calcext:value-type="float">
            <text:p>64089334</text:p>
          </table:table-cell>
          <table:table-cell table:formula="of:=[.BJ94]+IF([.$A94]&gt;=[.BK$2];INDEX([.BK$3:.BK94];[.$A94]-[.BK$2]+1;1);0)" office:value-type="float" office:value="64093899" calcext:value-type="float">
            <text:p>64093899</text:p>
          </table:table-cell>
          <table:table-cell table:formula="of:=[.BK94]+IF([.$A94]&gt;=[.BL$2];INDEX([.BL$3:.BL94];[.$A94]-[.BL$2]+1;1);0)" office:value-type="float" office:value="64097617" calcext:value-type="float">
            <text:p>64097617</text:p>
          </table:table-cell>
          <table:table-cell table:formula="of:=[.BL94]+IF([.$A94]&gt;=[.BM$2];INDEX([.BM$3:.BM94];[.$A94]-[.BM$2]+1;1);0)" office:value-type="float" office:value="64100627" calcext:value-type="float">
            <text:p>64100627</text:p>
          </table:table-cell>
          <table:table-cell table:formula="of:=[.BM94]+IF([.$A94]&gt;=[.BN$2];INDEX([.BN$3:.BN94];[.$A94]-[.BN$2]+1;1);0)" office:value-type="float" office:value="64103063" calcext:value-type="float">
            <text:p>64103063</text:p>
          </table:table-cell>
          <table:table-cell table:formula="of:=[.BN94]+IF([.$A94]&gt;=[.BO$2];INDEX([.BO$3:.BO94];[.$A94]-[.BO$2]+1;1);0)" office:value-type="float" office:value="64105021" calcext:value-type="float">
            <text:p>64105021</text:p>
          </table:table-cell>
          <table:table-cell table:formula="of:=[.BO94]+IF([.$A94]&gt;=[.BP$2];INDEX([.BP$3:.BP94];[.$A94]-[.BP$2]+1;1);0)" office:value-type="float" office:value="64106596" calcext:value-type="float">
            <text:p>64106596</text:p>
          </table:table-cell>
          <table:table-cell table:formula="of:=[.BP94]+IF([.$A94]&gt;=[.BQ$2];INDEX([.BQ$3:.BQ94];[.$A94]-[.BQ$2]+1;1);0)" office:value-type="float" office:value="64107851" calcext:value-type="float">
            <text:p>64107851</text:p>
          </table:table-cell>
          <table:table-cell table:formula="of:=[.BQ94]+IF([.$A94]&gt;=[.BR$2];INDEX([.BR$3:.BR94];[.$A94]-[.BR$2]+1;1);0)" office:value-type="float" office:value="64108853" calcext:value-type="float">
            <text:p>64108853</text:p>
          </table:table-cell>
          <table:table-cell table:formula="of:=[.BR94]+IF([.$A94]&gt;=[.BS$2];INDEX([.BS$3:.BS94];[.$A94]-[.BS$2]+1;1);0)" office:value-type="float" office:value="64109645" calcext:value-type="float">
            <text:p>64109645</text:p>
          </table:table-cell>
          <table:table-cell table:formula="of:=[.BS94]+IF([.$A94]&gt;=[.BT$2];INDEX([.BT$3:.BT94];[.$A94]-[.BT$2]+1;1);0)" office:value-type="float" office:value="64110272" calcext:value-type="float">
            <text:p>64110272</text:p>
          </table:table-cell>
          <table:table-cell table:formula="of:=[.BT94]+IF([.$A94]&gt;=[.BU$2];INDEX([.BU$3:.BU94];[.$A94]-[.BU$2]+1;1);0)" office:value-type="float" office:value="64110762" calcext:value-type="float">
            <text:p>64110762</text:p>
          </table:table-cell>
          <table:table-cell table:formula="of:=[.BU94]+IF([.$A94]&gt;=[.BV$2];INDEX([.BV$3:.BV94];[.$A94]-[.BV$2]+1;1);0)" office:value-type="float" office:value="64111147" calcext:value-type="float">
            <text:p>64111147</text:p>
          </table:table-cell>
          <table:table-cell table:formula="of:=[.BV94]+IF([.$A94]&gt;=[.BW$2];INDEX([.BW$3:.BW94];[.$A94]-[.BW$2]+1;1);0)" office:value-type="float" office:value="64111444" calcext:value-type="float">
            <text:p>64111444</text:p>
          </table:table-cell>
          <table:table-cell table:formula="of:=[.BW94]+IF([.$A94]&gt;=[.BX$2];INDEX([.BX$3:.BX94];[.$A94]-[.BX$2]+1;1);0)" office:value-type="float" office:value="64111675" calcext:value-type="float">
            <text:p>64111675</text:p>
          </table:table-cell>
          <table:table-cell table:formula="of:=[.BX94]+IF([.$A94]&gt;=[.BY$2];INDEX([.BY$3:.BY94];[.$A94]-[.BY$2]+1;1);0)" office:value-type="float" office:value="64111851" calcext:value-type="float">
            <text:p>64111851</text:p>
          </table:table-cell>
          <table:table-cell table:formula="of:=[.BY94]+IF([.$A94]&gt;=[.BZ$2];INDEX([.BZ$3:.BZ94];[.$A94]-[.BZ$2]+1;1);0)" office:value-type="float" office:value="64111986" calcext:value-type="float">
            <text:p>64111986</text:p>
          </table:table-cell>
          <table:table-cell table:formula="of:=[.BZ94]+IF([.$A94]&gt;=[.CA$2];INDEX([.CA$3:.CA94];[.$A94]-[.CA$2]+1;1);0)" office:value-type="float" office:value="64112087" calcext:value-type="float">
            <text:p>64112087</text:p>
          </table:table-cell>
          <table:table-cell table:formula="of:=[.CA94]+IF([.$A94]&gt;=[.CB$2];INDEX([.CB$3:.CB94];[.$A94]-[.CB$2]+1;1);0)" office:value-type="float" office:value="64112164" calcext:value-type="float">
            <text:p>64112164</text:p>
          </table:table-cell>
          <table:table-cell table:formula="of:=[.CB94]+IF([.$A94]&gt;=[.CC$2];INDEX([.CC$3:.CC94];[.$A94]-[.CC$2]+1;1);0)" office:value-type="float" office:value="64112220" calcext:value-type="float">
            <text:p>64112220</text:p>
          </table:table-cell>
          <table:table-cell table:formula="of:=[.CC94]+IF([.$A94]&gt;=[.CD$2];INDEX([.CD$3:.CD94];[.$A94]-[.CD$2]+1;1);0)" office:value-type="float" office:value="64112262" calcext:value-type="float">
            <text:p>64112262</text:p>
          </table:table-cell>
          <table:table-cell table:formula="of:=[.CD94]+IF([.$A94]&gt;=[.CE$2];INDEX([.CE$3:.CE94];[.$A94]-[.CE$2]+1;1);0)" office:value-type="float" office:value="64112292" calcext:value-type="float">
            <text:p>64112292</text:p>
          </table:table-cell>
          <table:table-cell table:formula="of:=[.CE94]+IF([.$A94]&gt;=[.CF$2];INDEX([.CF$3:.CF94];[.$A94]-[.CF$2]+1;1);0)" office:value-type="float" office:value="64112314" calcext:value-type="float">
            <text:p>64112314</text:p>
          </table:table-cell>
          <table:table-cell table:formula="of:=[.CF94]+IF([.$A94]&gt;=[.CG$2];INDEX([.CG$3:.CG94];[.$A94]-[.CG$2]+1;1);0)" office:value-type="float" office:value="64112329" calcext:value-type="float">
            <text:p>64112329</text:p>
          </table:table-cell>
          <table:table-cell table:formula="of:=[.CG94]+IF([.$A94]&gt;=[.CH$2];INDEX([.CH$3:.CH94];[.$A94]-[.CH$2]+1;1);0)" office:value-type="float" office:value="64112340" calcext:value-type="float">
            <text:p>64112340</text:p>
          </table:table-cell>
          <table:table-cell table:formula="of:=[.CH94]+IF([.$A94]&gt;=[.CI$2];INDEX([.CI$3:.CI94];[.$A94]-[.CI$2]+1;1);0)" office:value-type="float" office:value="64112347" calcext:value-type="float">
            <text:p>64112347</text:p>
          </table:table-cell>
          <table:table-cell table:formula="of:=[.CI94]+IF([.$A94]&gt;=[.CJ$2];INDEX([.CJ$3:.CJ94];[.$A94]-[.CJ$2]+1;1);0)" office:value-type="float" office:value="64112352" calcext:value-type="float">
            <text:p>64112352</text:p>
          </table:table-cell>
          <table:table-cell table:formula="of:=[.CJ94]+IF([.$A94]&gt;=[.CK$2];INDEX([.CK$3:.CK94];[.$A94]-[.CK$2]+1;1);0)" office:value-type="float" office:value="64112355" calcext:value-type="float">
            <text:p>64112355</text:p>
          </table:table-cell>
          <table:table-cell table:formula="of:=[.CK94]+IF([.$A94]&gt;=[.CL$2];INDEX([.CL$3:.CL94];[.$A94]-[.CL$2]+1;1);0)" office:value-type="float" office:value="64112357" calcext:value-type="float">
            <text:p>64112357</text:p>
          </table:table-cell>
          <table:table-cell table:formula="of:=[.CL94]+IF([.$A94]&gt;=[.CM$2];INDEX([.CM$3:.CM94];[.$A94]-[.CM$2]+1;1);0)" office:value-type="float" office:value="64112358" calcext:value-type="float">
            <text:p>64112358</text:p>
          </table:table-cell>
          <table:table-cell table:formula="of:=[.CM94]+IF([.$A94]&gt;=[.CN$2];INDEX([.CN$3:.CN94];[.$A94]-[.CN$2]+1;1);0)" office:value-type="float" office:value="64112359" calcext:value-type="float">
            <text:p>64112359</text:p>
          </table:table-cell>
          <table:table-cell table:formula="of:=[.CN94]+IF([.$A94]&gt;=[.CO$2];INDEX([.CO$3:.CO94];[.$A94]-[.CO$2]+1;1);0)" office:value-type="float" office:value="64112359" calcext:value-type="float">
            <text:p>64112359</text:p>
          </table:table-cell>
          <table:table-cell table:formula="of:=[.CO94]+IF([.$A94]&gt;=[.CP$2];INDEX([.CP$3:.CP94];[.$A94]-[.CP$2]+1;1);0)" office:value-type="float" office:value="64112359" calcext:value-type="float">
            <text:p>64112359</text:p>
          </table:table-cell>
          <table:table-cell table:formula="of:=[.CP94]+IF([.$A94]&gt;=[.CQ$2];INDEX([.CQ$3:.CQ94];[.$A94]-[.CQ$2]+1;1);0)" office:value-type="float" office:value="64112359" calcext:value-type="float">
            <text:p>64112359</text:p>
          </table:table-cell>
          <table:table-cell table:formula="of:=[.CQ94]+IF([.$A94]&gt;=[.CR$2];INDEX([.CR$3:.CR94];[.$A94]-[.CR$2]+1;1);0)" office:value-type="float" office:value="64112359" calcext:value-type="float">
            <text:p>64112359</text:p>
          </table:table-cell>
          <table:table-cell table:formula="of:=[.CR94]+IF([.$A94]&gt;=[.CS$2];INDEX([.CS$3:.CS94];[.$A94]-[.CS$2]+1;1);0)" office:value-type="float" office:value="64112359" calcext:value-type="float">
            <text:p>64112359</text:p>
          </table:table-cell>
          <table:table-cell table:formula="of:=[.CS94]+IF([.$A94]&gt;=[.CT$2];INDEX([.CT$3:.CT94];[.$A94]-[.CT$2]+1;1);0)" office:value-type="float" office:value="64112359" calcext:value-type="float">
            <text:p>64112359</text:p>
          </table:table-cell>
          <table:table-cell table:formula="of:=[.CT94]+IF([.$A94]&gt;=[.CU$2];INDEX([.CU$3:.CU94];[.$A94]-[.CU$2]+1;1);0)" office:value-type="float" office:value="64112359" calcext:value-type="float">
            <text:p>64112359</text:p>
          </table:table-cell>
          <table:table-cell table:formula="of:=[.CU94]+IF([.$A94]&gt;=[.CV$2];INDEX([.CV$3:.CV94];[.$A94]-[.CV$2]+1;1);0)" office:value-type="float" office:value="64112359" calcext:value-type="float">
            <text:p>64112359</text:p>
          </table:table-cell>
          <table:table-cell table:formula="of:=[.CV94]+IF([.$A94]&gt;=[.CW$2];INDEX([.CW$3:.CW94];[.$A94]-[.CW$2]+1;1);0)" office:value-type="float" office:value="64112359" calcext:value-type="float">
            <text:p>641123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4]" office:value-type="float" office:value="1" calcext:value-type="float">
            <text:p>1</text:p>
          </table:table-cell>
          <table:table-cell table:formula="of:=[.B95]+IF([.$A95]&gt;=[.C$2];INDEX([.C$3:.C95];[.$A95]-[.C$2]+1;1);0)" office:value-type="float" office:value="47" calcext:value-type="float">
            <text:p>47</text:p>
          </table:table-cell>
          <table:table-cell table:formula="of:=[.C95]+IF([.$A95]&gt;=[.D$2];INDEX([.D$3:.D95];[.$A95]-[.D$2]+1;1);0)" office:value-type="float" office:value="752" calcext:value-type="float">
            <text:p>752</text:p>
          </table:table-cell>
          <table:table-cell table:formula="of:=[.D95]+IF([.$A95]&gt;=[.E$2];INDEX([.E$3:.E95];[.$A95]-[.E$2]+1;1);0)" office:value-type="float" office:value="6336" calcext:value-type="float">
            <text:p>6336</text:p>
          </table:table-cell>
          <table:table-cell table:formula="of:=[.E95]+IF([.$A95]&gt;=[.F$2];INDEX([.F$3:.F95];[.$A95]-[.F$2]+1;1);0)" office:value-type="float" office:value="33940" calcext:value-type="float">
            <text:p>33940</text:p>
          </table:table-cell>
          <table:table-cell table:formula="of:=[.F95]+IF([.$A95]&gt;=[.G$2];INDEX([.G$3:.G95];[.$A95]-[.G$2]+1;1);0)" office:value-type="float" office:value="130019" calcext:value-type="float">
            <text:p>130019</text:p>
          </table:table-cell>
          <table:table-cell table:formula="of:=[.G95]+IF([.$A95]&gt;=[.H$2];INDEX([.H$3:.H95];[.$A95]-[.H$2]+1;1);0)" office:value-type="float" office:value="384845" calcext:value-type="float">
            <text:p>384845</text:p>
          </table:table-cell>
          <table:table-cell table:formula="of:=[.H95]+IF([.$A95]&gt;=[.I$2];INDEX([.I$3:.I95];[.$A95]-[.I$2]+1;1);0)" office:value-type="float" office:value="930912" calcext:value-type="float">
            <text:p>930912</text:p>
          </table:table-cell>
          <table:table-cell table:formula="of:=[.I95]+IF([.$A95]&gt;=[.J$2];INDEX([.J$3:.J95];[.$A95]-[.J$2]+1;1);0)" office:value-type="float" office:value="1918204" calcext:value-type="float">
            <text:p>1918204</text:p>
          </table:table-cell>
          <table:table-cell table:formula="of:=[.J95]+IF([.$A95]&gt;=[.K$2];INDEX([.K$3:.K95];[.$A95]-[.K$2]+1;1);0)" office:value-type="float" office:value="3476314" calcext:value-type="float">
            <text:p>3476314</text:p>
          </table:table-cell>
          <table:table-cell table:formula="of:=[.K95]+IF([.$A95]&gt;=[.L$2];INDEX([.L$3:.L95];[.$A95]-[.L$2]+1;1);0)" office:value-type="float" office:value="5679662" calcext:value-type="float">
            <text:p>5679662</text:p>
          </table:table-cell>
          <table:table-cell table:formula="of:=[.L95]+IF([.$A95]&gt;=[.M$2];INDEX([.M$3:.M95];[.$A95]-[.M$2]+1;1);0)" office:value-type="float" office:value="8531017" calcext:value-type="float">
            <text:p>8531017</text:p>
          </table:table-cell>
          <table:table-cell table:formula="of:=[.M95]+IF([.$A95]&gt;=[.N$2];INDEX([.N$3:.N95];[.$A95]-[.N$2]+1;1);0)" office:value-type="float" office:value="11964044" calcext:value-type="float">
            <text:p>11964044</text:p>
          </table:table-cell>
          <table:table-cell table:formula="of:=[.N95]+IF([.$A95]&gt;=[.O$2];INDEX([.O$3:.O95];[.$A95]-[.O$2]+1;1);0)" office:value-type="float" office:value="15861795" calcext:value-type="float">
            <text:p>15861795</text:p>
          </table:table-cell>
          <table:table-cell table:formula="of:=[.O95]+IF([.$A95]&gt;=[.P$2];INDEX([.P$3:.P95];[.$A95]-[.P$2]+1;1);0)" office:value-type="float" office:value="20079452" calcext:value-type="float">
            <text:p>20079452</text:p>
          </table:table-cell>
          <table:table-cell table:formula="of:=[.P95]+IF([.$A95]&gt;=[.Q$2];INDEX([.Q$3:.Q95];[.$A95]-[.Q$2]+1;1);0)" office:value-type="float" office:value="24467421" calcext:value-type="float">
            <text:p>24467421</text:p>
          </table:table-cell>
          <table:table-cell table:formula="of:=[.Q95]+IF([.$A95]&gt;=[.R$2];INDEX([.R$3:.R95];[.$A95]-[.R$2]+1;1);0)" office:value-type="float" office:value="28887061" calcext:value-type="float">
            <text:p>28887061</text:p>
          </table:table-cell>
          <table:table-cell table:formula="of:=[.R95]+IF([.$A95]&gt;=[.S$2];INDEX([.S$3:.S95];[.$A95]-[.S$2]+1;1);0)" office:value-type="float" office:value="33221794" calcext:value-type="float">
            <text:p>33221794</text:p>
          </table:table-cell>
          <table:table-cell table:formula="of:=[.S95]+IF([.$A95]&gt;=[.T$2];INDEX([.T$3:.T95];[.$A95]-[.T$2]+1;1);0)" office:value-type="float" office:value="37380450" calcext:value-type="float">
            <text:p>37380450</text:p>
          </table:table-cell>
          <table:table-cell table:formula="of:=[.T95]+IF([.$A95]&gt;=[.U$2];INDEX([.U$3:.U95];[.$A95]-[.U$2]+1;1);0)" office:value-type="float" office:value="41298315" calcext:value-type="float">
            <text:p>41298315</text:p>
          </table:table-cell>
          <table:table-cell table:formula="of:=[.U95]+IF([.$A95]&gt;=[.V$2];INDEX([.V$3:.V95];[.$A95]-[.V$2]+1;1);0)" office:value-type="float" office:value="44933607" calcext:value-type="float">
            <text:p>44933607</text:p>
          </table:table-cell>
          <table:table-cell table:formula="of:=[.V95]+IF([.$A95]&gt;=[.W$2];INDEX([.W$3:.W95];[.$A95]-[.W$2]+1;1);0)" office:value-type="float" office:value="48264618" calcext:value-type="float">
            <text:p>48264618</text:p>
          </table:table-cell>
          <table:table-cell table:formula="of:=[.W95]+IF([.$A95]&gt;=[.X$2];INDEX([.X$3:.X95];[.$A95]-[.X$2]+1;1);0)" office:value-type="float" office:value="51284587" calcext:value-type="float">
            <text:p>51284587</text:p>
          </table:table-cell>
          <table:table-cell table:formula="of:=[.X95]+IF([.$A95]&gt;=[.Y$2];INDEX([.Y$3:.Y95];[.$A95]-[.Y$2]+1;1);0)" office:value-type="float" office:value="53998630" calcext:value-type="float">
            <text:p>53998630</text:p>
          </table:table-cell>
          <table:table-cell table:formula="of:=[.Y95]+IF([.$A95]&gt;=[.Z$2];INDEX([.Z$3:.Z95];[.$A95]-[.Z$2]+1;1);0)" office:value-type="float" office:value="56419461" calcext:value-type="float">
            <text:p>56419461</text:p>
          </table:table-cell>
          <table:table-cell table:formula="of:=[.Z95]+IF([.$A95]&gt;=[.AA$2];INDEX([.AA$3:.AA95];[.$A95]-[.AA$2]+1;1);0)" office:value-type="float" office:value="58565376" calcext:value-type="float">
            <text:p>58565376</text:p>
          </table:table-cell>
          <table:table-cell table:formula="of:=[.AA95]+IF([.$A95]&gt;=[.AB$2];INDEX([.AB$3:.AB95];[.$A95]-[.AB$2]+1;1);0)" office:value-type="float" office:value="60457278" calcext:value-type="float">
            <text:p>60457278</text:p>
          </table:table-cell>
          <table:table-cell table:formula="of:=[.AB95]+IF([.$A95]&gt;=[.AC$2];INDEX([.AC$3:.AC95];[.$A95]-[.AC$2]+1;1);0)" office:value-type="float" office:value="62117780" calcext:value-type="float">
            <text:p>62117780</text:p>
          </table:table-cell>
          <table:table-cell table:formula="of:=[.AC95]+IF([.$A95]&gt;=[.AD$2];INDEX([.AD$3:.AD95];[.$A95]-[.AD$2]+1;1);0)" office:value-type="float" office:value="63569321" calcext:value-type="float">
            <text:p>63569321</text:p>
          </table:table-cell>
          <table:table-cell table:formula="of:=[.AD95]+IF([.$A95]&gt;=[.AE$2];INDEX([.AE$3:.AE95];[.$A95]-[.AE$2]+1;1);0)" office:value-type="float" office:value="64834006" calcext:value-type="float">
            <text:p>64834006</text:p>
          </table:table-cell>
          <table:table-cell table:formula="of:=[.AE95]+IF([.$A95]&gt;=[.AF$2];INDEX([.AF$3:.AF95];[.$A95]-[.AF$2]+1;1);0)" office:value-type="float" office:value="65932486" calcext:value-type="float">
            <text:p>65932486</text:p>
          </table:table-cell>
          <table:table-cell table:formula="of:=[.AF95]+IF([.$A95]&gt;=[.AG$2];INDEX([.AG$3:.AG95];[.$A95]-[.AG$2]+1;1);0)" office:value-type="float" office:value="66884211" calcext:value-type="float">
            <text:p>66884211</text:p>
          </table:table-cell>
          <table:table-cell table:formula="of:=[.AG95]+IF([.$A95]&gt;=[.AH$2];INDEX([.AH$3:.AH95];[.$A95]-[.AH$2]+1;1);0)" office:value-type="float" office:value="67706735" calcext:value-type="float">
            <text:p>67706735</text:p>
          </table:table-cell>
          <table:table-cell table:formula="of:=[.AH95]+IF([.$A95]&gt;=[.AI$2];INDEX([.AI$3:.AI95];[.$A95]-[.AI$2]+1;1);0)" office:value-type="float" office:value="68416192" calcext:value-type="float">
            <text:p>68416192</text:p>
          </table:table-cell>
          <table:table-cell table:formula="of:=[.AI95]+IF([.$A95]&gt;=[.AJ$2];INDEX([.AJ$3:.AJ95];[.$A95]-[.AJ$2]+1;1);0)" office:value-type="float" office:value="69026840" calcext:value-type="float">
            <text:p>69026840</text:p>
          </table:table-cell>
          <table:table-cell table:formula="of:=[.AJ95]+IF([.$A95]&gt;=[.AK$2];INDEX([.AK$3:.AK95];[.$A95]-[.AK$2]+1;1);0)" office:value-type="float" office:value="69551576" calcext:value-type="float">
            <text:p>69551576</text:p>
          </table:table-cell>
          <table:table-cell table:formula="of:=[.AK95]+IF([.$A95]&gt;=[.AL$2];INDEX([.AL$3:.AL95];[.$A95]-[.AL$2]+1;1);0)" office:value-type="float" office:value="70001640" calcext:value-type="float">
            <text:p>70001640</text:p>
          </table:table-cell>
          <table:table-cell table:formula="of:=[.AL95]+IF([.$A95]&gt;=[.AM$2];INDEX([.AM$3:.AM95];[.$A95]-[.AM$2]+1;1);0)" office:value-type="float" office:value="70387111" calcext:value-type="float">
            <text:p>70387111</text:p>
          </table:table-cell>
          <table:table-cell table:formula="of:=[.AM95]+IF([.$A95]&gt;=[.AN$2];INDEX([.AN$3:.AN95];[.$A95]-[.AN$2]+1;1);0)" office:value-type="float" office:value="70716669" calcext:value-type="float">
            <text:p>70716669</text:p>
          </table:table-cell>
          <table:table-cell table:formula="of:=[.AN95]+IF([.$A95]&gt;=[.AO$2];INDEX([.AO$3:.AO95];[.$A95]-[.AO$2]+1;1);0)" office:value-type="float" office:value="70998063" calcext:value-type="float">
            <text:p>70998063</text:p>
          </table:table-cell>
          <table:table-cell table:formula="of:=[.AO95]+IF([.$A95]&gt;=[.AP$2];INDEX([.AP$3:.AP95];[.$A95]-[.AP$2]+1;1);0)" office:value-type="float" office:value="71237909" calcext:value-type="float">
            <text:p>71237909</text:p>
          </table:table-cell>
          <table:table-cell table:formula="of:=[.AP95]+IF([.$A95]&gt;=[.AQ$2];INDEX([.AQ$3:.AQ95];[.$A95]-[.AQ$2]+1;1);0)" office:value-type="float" office:value="71442090" calcext:value-type="float">
            <text:p>71442090</text:p>
          </table:table-cell>
          <table:table-cell table:formula="of:=[.AQ95]+IF([.$A95]&gt;=[.AR$2];INDEX([.AR$3:.AR95];[.$A95]-[.AR$2]+1;1);0)" office:value-type="float" office:value="71615596" calcext:value-type="float">
            <text:p>71615596</text:p>
          </table:table-cell>
          <table:table-cell table:formula="of:=[.AR95]+IF([.$A95]&gt;=[.AS$2];INDEX([.AS$3:.AS95];[.$A95]-[.AS$2]+1;1);0)" office:value-type="float" office:value="71762862" calcext:value-type="float">
            <text:p>71762862</text:p>
          </table:table-cell>
          <table:table-cell table:formula="of:=[.AS95]+IF([.$A95]&gt;=[.AT$2];INDEX([.AT$3:.AT95];[.$A95]-[.AT$2]+1;1);0)" office:value-type="float" office:value="71887614" calcext:value-type="float">
            <text:p>71887614</text:p>
          </table:table-cell>
          <table:table-cell table:formula="of:=[.AT95]+IF([.$A95]&gt;=[.AU$2];INDEX([.AU$3:.AU95];[.$A95]-[.AU$2]+1;1);0)" office:value-type="float" office:value="71993172" calcext:value-type="float">
            <text:p>71993172</text:p>
          </table:table-cell>
          <table:table-cell table:formula="of:=[.AU95]+IF([.$A95]&gt;=[.AV$2];INDEX([.AV$3:.AV95];[.$A95]-[.AV$2]+1;1);0)" office:value-type="float" office:value="72082306" calcext:value-type="float">
            <text:p>72082306</text:p>
          </table:table-cell>
          <table:table-cell table:formula="of:=[.AV95]+IF([.$A95]&gt;=[.AW$2];INDEX([.AW$3:.AW95];[.$A95]-[.AW$2]+1;1);0)" office:value-type="float" office:value="72157481" calcext:value-type="float">
            <text:p>72157481</text:p>
          </table:table-cell>
          <table:table-cell table:formula="of:=[.AW95]+IF([.$A95]&gt;=[.AX$2];INDEX([.AX$3:.AX95];[.$A95]-[.AX$2]+1;1);0)" office:value-type="float" office:value="72220742" calcext:value-type="float">
            <text:p>72220742</text:p>
          </table:table-cell>
          <table:table-cell table:formula="of:=[.AX95]+IF([.$A95]&gt;=[.AY$2];INDEX([.AY$3:.AY95];[.$A95]-[.AY$2]+1;1);0)" office:value-type="float" office:value="72273916" calcext:value-type="float">
            <text:p>72273916</text:p>
          </table:table-cell>
          <table:table-cell table:formula="of:=[.AY95]+IF([.$A95]&gt;=[.AZ$2];INDEX([.AZ$3:.AZ95];[.$A95]-[.AZ$2]+1;1);0)" office:value-type="float" office:value="72318499" calcext:value-type="float">
            <text:p>72318499</text:p>
          </table:table-cell>
          <table:table-cell table:formula="of:=[.AZ95]+IF([.$A95]&gt;=[.BA$2];INDEX([.BA$3:.BA95];[.$A95]-[.BA$2]+1;1);0)" office:value-type="float" office:value="72355837" calcext:value-type="float">
            <text:p>72355837</text:p>
          </table:table-cell>
          <table:table-cell table:formula="of:=[.BA95]+IF([.$A95]&gt;=[.BB$2];INDEX([.BB$3:.BB95];[.$A95]-[.BB$2]+1;1);0)" office:value-type="float" office:value="72387022" calcext:value-type="float">
            <text:p>72387022</text:p>
          </table:table-cell>
          <table:table-cell table:formula="of:=[.BB95]+IF([.$A95]&gt;=[.BC$2];INDEX([.BC$3:.BC95];[.$A95]-[.BC$2]+1;1);0)" office:value-type="float" office:value="72413037" calcext:value-type="float">
            <text:p>72413037</text:p>
          </table:table-cell>
          <table:table-cell table:formula="of:=[.BC95]+IF([.$A95]&gt;=[.BD$2];INDEX([.BD$3:.BD95];[.$A95]-[.BD$2]+1;1);0)" office:value-type="float" office:value="72434674" calcext:value-type="float">
            <text:p>72434674</text:p>
          </table:table-cell>
          <table:table-cell table:formula="of:=[.BD95]+IF([.$A95]&gt;=[.BE$2];INDEX([.BE$3:.BE95];[.$A95]-[.BE$2]+1;1);0)" office:value-type="float" office:value="72452651" calcext:value-type="float">
            <text:p>72452651</text:p>
          </table:table-cell>
          <table:table-cell table:formula="of:=[.BE95]+IF([.$A95]&gt;=[.BF$2];INDEX([.BF$3:.BF95];[.$A95]-[.BF$2]+1;1);0)" office:value-type="float" office:value="72467534" calcext:value-type="float">
            <text:p>72467534</text:p>
          </table:table-cell>
          <table:table-cell table:formula="of:=[.BF95]+IF([.$A95]&gt;=[.BG$2];INDEX([.BG$3:.BG95];[.$A95]-[.BG$2]+1;1);0)" office:value-type="float" office:value="72479844" calcext:value-type="float">
            <text:p>72479844</text:p>
          </table:table-cell>
          <table:table-cell table:formula="of:=[.BG95]+IF([.$A95]&gt;=[.BH$2];INDEX([.BH$3:.BH95];[.$A95]-[.BH$2]+1;1);0)" office:value-type="float" office:value="72489987" calcext:value-type="float">
            <text:p>72489987</text:p>
          </table:table-cell>
          <table:table-cell table:formula="of:=[.BH95]+IF([.$A95]&gt;=[.BI$2];INDEX([.BI$3:.BI95];[.$A95]-[.BI$2]+1;1);0)" office:value-type="float" office:value="72498336" calcext:value-type="float">
            <text:p>72498336</text:p>
          </table:table-cell>
          <table:table-cell table:formula="of:=[.BI95]+IF([.$A95]&gt;=[.BJ$2];INDEX([.BJ$3:.BJ95];[.$A95]-[.BJ$2]+1;1);0)" office:value-type="float" office:value="72505178" calcext:value-type="float">
            <text:p>72505178</text:p>
          </table:table-cell>
          <table:table-cell table:formula="of:=[.BJ95]+IF([.$A95]&gt;=[.BK$2];INDEX([.BK$3:.BK95];[.$A95]-[.BK$2]+1;1);0)" office:value-type="float" office:value="72510782" calcext:value-type="float">
            <text:p>72510782</text:p>
          </table:table-cell>
          <table:table-cell table:formula="of:=[.BK95]+IF([.$A95]&gt;=[.BL$2];INDEX([.BL$3:.BL95];[.$A95]-[.BL$2]+1;1);0)" office:value-type="float" office:value="72515347" calcext:value-type="float">
            <text:p>72515347</text:p>
          </table:table-cell>
          <table:table-cell table:formula="of:=[.BL95]+IF([.$A95]&gt;=[.BM$2];INDEX([.BM$3:.BM95];[.$A95]-[.BM$2]+1;1);0)" office:value-type="float" office:value="72519065" calcext:value-type="float">
            <text:p>72519065</text:p>
          </table:table-cell>
          <table:table-cell table:formula="of:=[.BM95]+IF([.$A95]&gt;=[.BN$2];INDEX([.BN$3:.BN95];[.$A95]-[.BN$2]+1;1);0)" office:value-type="float" office:value="72522075" calcext:value-type="float">
            <text:p>72522075</text:p>
          </table:table-cell>
          <table:table-cell table:formula="of:=[.BN95]+IF([.$A95]&gt;=[.BO$2];INDEX([.BO$3:.BO95];[.$A95]-[.BO$2]+1;1);0)" office:value-type="float" office:value="72524511" calcext:value-type="float">
            <text:p>72524511</text:p>
          </table:table-cell>
          <table:table-cell table:formula="of:=[.BO95]+IF([.$A95]&gt;=[.BP$2];INDEX([.BP$3:.BP95];[.$A95]-[.BP$2]+1;1);0)" office:value-type="float" office:value="72526469" calcext:value-type="float">
            <text:p>72526469</text:p>
          </table:table-cell>
          <table:table-cell table:formula="of:=[.BP95]+IF([.$A95]&gt;=[.BQ$2];INDEX([.BQ$3:.BQ95];[.$A95]-[.BQ$2]+1;1);0)" office:value-type="float" office:value="72528044" calcext:value-type="float">
            <text:p>72528044</text:p>
          </table:table-cell>
          <table:table-cell table:formula="of:=[.BQ95]+IF([.$A95]&gt;=[.BR$2];INDEX([.BR$3:.BR95];[.$A95]-[.BR$2]+1;1);0)" office:value-type="float" office:value="72529299" calcext:value-type="float">
            <text:p>72529299</text:p>
          </table:table-cell>
          <table:table-cell table:formula="of:=[.BR95]+IF([.$A95]&gt;=[.BS$2];INDEX([.BS$3:.BS95];[.$A95]-[.BS$2]+1;1);0)" office:value-type="float" office:value="72530301" calcext:value-type="float">
            <text:p>72530301</text:p>
          </table:table-cell>
          <table:table-cell table:formula="of:=[.BS95]+IF([.$A95]&gt;=[.BT$2];INDEX([.BT$3:.BT95];[.$A95]-[.BT$2]+1;1);0)" office:value-type="float" office:value="72531093" calcext:value-type="float">
            <text:p>72531093</text:p>
          </table:table-cell>
          <table:table-cell table:formula="of:=[.BT95]+IF([.$A95]&gt;=[.BU$2];INDEX([.BU$3:.BU95];[.$A95]-[.BU$2]+1;1);0)" office:value-type="float" office:value="72531720" calcext:value-type="float">
            <text:p>72531720</text:p>
          </table:table-cell>
          <table:table-cell table:formula="of:=[.BU95]+IF([.$A95]&gt;=[.BV$2];INDEX([.BV$3:.BV95];[.$A95]-[.BV$2]+1;1);0)" office:value-type="float" office:value="72532210" calcext:value-type="float">
            <text:p>72532210</text:p>
          </table:table-cell>
          <table:table-cell table:formula="of:=[.BV95]+IF([.$A95]&gt;=[.BW$2];INDEX([.BW$3:.BW95];[.$A95]-[.BW$2]+1;1);0)" office:value-type="float" office:value="72532595" calcext:value-type="float">
            <text:p>72532595</text:p>
          </table:table-cell>
          <table:table-cell table:formula="of:=[.BW95]+IF([.$A95]&gt;=[.BX$2];INDEX([.BX$3:.BX95];[.$A95]-[.BX$2]+1;1);0)" office:value-type="float" office:value="72532892" calcext:value-type="float">
            <text:p>72532892</text:p>
          </table:table-cell>
          <table:table-cell table:formula="of:=[.BX95]+IF([.$A95]&gt;=[.BY$2];INDEX([.BY$3:.BY95];[.$A95]-[.BY$2]+1;1);0)" office:value-type="float" office:value="72533123" calcext:value-type="float">
            <text:p>72533123</text:p>
          </table:table-cell>
          <table:table-cell table:formula="of:=[.BY95]+IF([.$A95]&gt;=[.BZ$2];INDEX([.BZ$3:.BZ95];[.$A95]-[.BZ$2]+1;1);0)" office:value-type="float" office:value="72533299" calcext:value-type="float">
            <text:p>72533299</text:p>
          </table:table-cell>
          <table:table-cell table:formula="of:=[.BZ95]+IF([.$A95]&gt;=[.CA$2];INDEX([.CA$3:.CA95];[.$A95]-[.CA$2]+1;1);0)" office:value-type="float" office:value="72533434" calcext:value-type="float">
            <text:p>72533434</text:p>
          </table:table-cell>
          <table:table-cell table:formula="of:=[.CA95]+IF([.$A95]&gt;=[.CB$2];INDEX([.CB$3:.CB95];[.$A95]-[.CB$2]+1;1);0)" office:value-type="float" office:value="72533535" calcext:value-type="float">
            <text:p>72533535</text:p>
          </table:table-cell>
          <table:table-cell table:formula="of:=[.CB95]+IF([.$A95]&gt;=[.CC$2];INDEX([.CC$3:.CC95];[.$A95]-[.CC$2]+1;1);0)" office:value-type="float" office:value="72533612" calcext:value-type="float">
            <text:p>72533612</text:p>
          </table:table-cell>
          <table:table-cell table:formula="of:=[.CC95]+IF([.$A95]&gt;=[.CD$2];INDEX([.CD$3:.CD95];[.$A95]-[.CD$2]+1;1);0)" office:value-type="float" office:value="72533668" calcext:value-type="float">
            <text:p>72533668</text:p>
          </table:table-cell>
          <table:table-cell table:formula="of:=[.CD95]+IF([.$A95]&gt;=[.CE$2];INDEX([.CE$3:.CE95];[.$A95]-[.CE$2]+1;1);0)" office:value-type="float" office:value="72533710" calcext:value-type="float">
            <text:p>72533710</text:p>
          </table:table-cell>
          <table:table-cell table:formula="of:=[.CE95]+IF([.$A95]&gt;=[.CF$2];INDEX([.CF$3:.CF95];[.$A95]-[.CF$2]+1;1);0)" office:value-type="float" office:value="72533740" calcext:value-type="float">
            <text:p>72533740</text:p>
          </table:table-cell>
          <table:table-cell table:formula="of:=[.CF95]+IF([.$A95]&gt;=[.CG$2];INDEX([.CG$3:.CG95];[.$A95]-[.CG$2]+1;1);0)" office:value-type="float" office:value="72533762" calcext:value-type="float">
            <text:p>72533762</text:p>
          </table:table-cell>
          <table:table-cell table:formula="of:=[.CG95]+IF([.$A95]&gt;=[.CH$2];INDEX([.CH$3:.CH95];[.$A95]-[.CH$2]+1;1);0)" office:value-type="float" office:value="72533777" calcext:value-type="float">
            <text:p>72533777</text:p>
          </table:table-cell>
          <table:table-cell table:formula="of:=[.CH95]+IF([.$A95]&gt;=[.CI$2];INDEX([.CI$3:.CI95];[.$A95]-[.CI$2]+1;1);0)" office:value-type="float" office:value="72533788" calcext:value-type="float">
            <text:p>72533788</text:p>
          </table:table-cell>
          <table:table-cell table:formula="of:=[.CI95]+IF([.$A95]&gt;=[.CJ$2];INDEX([.CJ$3:.CJ95];[.$A95]-[.CJ$2]+1;1);0)" office:value-type="float" office:value="72533795" calcext:value-type="float">
            <text:p>72533795</text:p>
          </table:table-cell>
          <table:table-cell table:formula="of:=[.CJ95]+IF([.$A95]&gt;=[.CK$2];INDEX([.CK$3:.CK95];[.$A95]-[.CK$2]+1;1);0)" office:value-type="float" office:value="72533800" calcext:value-type="float">
            <text:p>72533800</text:p>
          </table:table-cell>
          <table:table-cell table:formula="of:=[.CK95]+IF([.$A95]&gt;=[.CL$2];INDEX([.CL$3:.CL95];[.$A95]-[.CL$2]+1;1);0)" office:value-type="float" office:value="72533803" calcext:value-type="float">
            <text:p>72533803</text:p>
          </table:table-cell>
          <table:table-cell table:formula="of:=[.CL95]+IF([.$A95]&gt;=[.CM$2];INDEX([.CM$3:.CM95];[.$A95]-[.CM$2]+1;1);0)" office:value-type="float" office:value="72533805" calcext:value-type="float">
            <text:p>72533805</text:p>
          </table:table-cell>
          <table:table-cell table:formula="of:=[.CM95]+IF([.$A95]&gt;=[.CN$2];INDEX([.CN$3:.CN95];[.$A95]-[.CN$2]+1;1);0)" office:value-type="float" office:value="72533806" calcext:value-type="float">
            <text:p>72533806</text:p>
          </table:table-cell>
          <table:table-cell table:formula="of:=[.CN95]+IF([.$A95]&gt;=[.CO$2];INDEX([.CO$3:.CO95];[.$A95]-[.CO$2]+1;1);0)" office:value-type="float" office:value="72533807" calcext:value-type="float">
            <text:p>72533807</text:p>
          </table:table-cell>
          <table:table-cell table:formula="of:=[.CO95]+IF([.$A95]&gt;=[.CP$2];INDEX([.CP$3:.CP95];[.$A95]-[.CP$2]+1;1);0)" office:value-type="float" office:value="72533807" calcext:value-type="float">
            <text:p>72533807</text:p>
          </table:table-cell>
          <table:table-cell table:formula="of:=[.CP95]+IF([.$A95]&gt;=[.CQ$2];INDEX([.CQ$3:.CQ95];[.$A95]-[.CQ$2]+1;1);0)" office:value-type="float" office:value="72533807" calcext:value-type="float">
            <text:p>72533807</text:p>
          </table:table-cell>
          <table:table-cell table:formula="of:=[.CQ95]+IF([.$A95]&gt;=[.CR$2];INDEX([.CR$3:.CR95];[.$A95]-[.CR$2]+1;1);0)" office:value-type="float" office:value="72533807" calcext:value-type="float">
            <text:p>72533807</text:p>
          </table:table-cell>
          <table:table-cell table:formula="of:=[.CR95]+IF([.$A95]&gt;=[.CS$2];INDEX([.CS$3:.CS95];[.$A95]-[.CS$2]+1;1);0)" office:value-type="float" office:value="72533807" calcext:value-type="float">
            <text:p>72533807</text:p>
          </table:table-cell>
          <table:table-cell table:formula="of:=[.CS95]+IF([.$A95]&gt;=[.CT$2];INDEX([.CT$3:.CT95];[.$A95]-[.CT$2]+1;1);0)" office:value-type="float" office:value="72533807" calcext:value-type="float">
            <text:p>72533807</text:p>
          </table:table-cell>
          <table:table-cell table:formula="of:=[.CT95]+IF([.$A95]&gt;=[.CU$2];INDEX([.CU$3:.CU95];[.$A95]-[.CU$2]+1;1);0)" office:value-type="float" office:value="72533807" calcext:value-type="float">
            <text:p>72533807</text:p>
          </table:table-cell>
          <table:table-cell table:formula="of:=[.CU95]+IF([.$A95]&gt;=[.CV$2];INDEX([.CV$3:.CV95];[.$A95]-[.CV$2]+1;1);0)" office:value-type="float" office:value="72533807" calcext:value-type="float">
            <text:p>72533807</text:p>
          </table:table-cell>
          <table:table-cell table:formula="of:=[.CV95]+IF([.$A95]&gt;=[.CW$2];INDEX([.CW$3:.CW95];[.$A95]-[.CW$2]+1;1);0)" office:value-type="float" office:value="72533807" calcext:value-type="float">
            <text:p>725338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5]" office:value-type="float" office:value="1" calcext:value-type="float">
            <text:p>1</text:p>
          </table:table-cell>
          <table:table-cell table:formula="of:=[.B96]+IF([.$A96]&gt;=[.C$2];INDEX([.C$3:.C96];[.$A96]-[.C$2]+1;1);0)" office:value-type="float" office:value="47" calcext:value-type="float">
            <text:p>47</text:p>
          </table:table-cell>
          <table:table-cell table:formula="of:=[.C96]+IF([.$A96]&gt;=[.D$2];INDEX([.D$3:.D96];[.$A96]-[.D$2]+1;1);0)" office:value-type="float" office:value="768" calcext:value-type="float">
            <text:p>768</text:p>
          </table:table-cell>
          <table:table-cell table:formula="of:=[.D96]+IF([.$A96]&gt;=[.E$2];INDEX([.E$3:.E96];[.$A96]-[.E$2]+1;1);0)" office:value-type="float" office:value="6528" calcext:value-type="float">
            <text:p>6528</text:p>
          </table:table-cell>
          <table:table-cell table:formula="of:=[.E96]+IF([.$A96]&gt;=[.F$2];INDEX([.F$3:.F96];[.$A96]-[.F$2]+1;1);0)" office:value-type="float" office:value="35324" calcext:value-type="float">
            <text:p>35324</text:p>
          </table:table-cell>
          <table:table-cell table:formula="of:=[.F96]+IF([.$A96]&gt;=[.G$2];INDEX([.G$3:.G96];[.$A96]-[.G$2]+1;1);0)" office:value-type="float" office:value="136479" calcext:value-type="float">
            <text:p>136479</text:p>
          </table:table-cell>
          <table:table-cell table:formula="of:=[.G96]+IF([.$A96]&gt;=[.H$2];INDEX([.H$3:.H96];[.$A96]-[.H$2]+1;1);0)" office:value-type="float" office:value="407254" calcext:value-type="float">
            <text:p>407254</text:p>
          </table:table-cell>
          <table:table-cell table:formula="of:=[.H96]+IF([.$A96]&gt;=[.I$2];INDEX([.I$3:.I96];[.$A96]-[.I$2]+1;1);0)" office:value-type="float" office:value="992250" calcext:value-type="float">
            <text:p>992250</text:p>
          </table:table-cell>
          <table:table-cell table:formula="of:=[.I96]+IF([.$A96]&gt;=[.J$2];INDEX([.J$3:.J96];[.$A96]-[.J$2]+1;1);0)" office:value-type="float" office:value="2058197" calcext:value-type="float">
            <text:p>2058197</text:p>
          </table:table-cell>
          <table:table-cell table:formula="of:=[.J96]+IF([.$A96]&gt;=[.K$2];INDEX([.K$3:.K96];[.$A96]-[.K$2]+1;1);0)" office:value-type="float" office:value="3752096" calcext:value-type="float">
            <text:p>3752096</text:p>
          </table:table-cell>
          <table:table-cell table:formula="of:=[.K96]+IF([.$A96]&gt;=[.L$2];INDEX([.L$3:.L96];[.$A96]-[.L$2]+1;1);0)" office:value-type="float" office:value="6162991" calcext:value-type="float">
            <text:p>6162991</text:p>
          </table:table-cell>
          <table:table-cell table:formula="of:=[.L96]+IF([.$A96]&gt;=[.M$2];INDEX([.M$3:.M96];[.$A96]-[.M$2]+1;1);0)" office:value-type="float" office:value="9300841" calcext:value-type="float">
            <text:p>9300841</text:p>
          </table:table-cell>
          <table:table-cell table:formula="of:=[.M96]+IF([.$A96]&gt;=[.N$2];INDEX([.N$3:.N96];[.$A96]-[.N$2]+1;1);0)" office:value-type="float" office:value="13098904" calcext:value-type="float">
            <text:p>13098904</text:p>
          </table:table-cell>
          <table:table-cell table:formula="of:=[.N96]+IF([.$A96]&gt;=[.O$2];INDEX([.O$3:.O96];[.$A96]-[.O$2]+1;1);0)" office:value-type="float" office:value="17431358" calcext:value-type="float">
            <text:p>17431358</text:p>
          </table:table-cell>
          <table:table-cell table:formula="of:=[.O96]+IF([.$A96]&gt;=[.P$2];INDEX([.P$3:.P96];[.$A96]-[.P$2]+1;1);0)" office:value-type="float" office:value="22139835" calcext:value-type="float">
            <text:p>22139835</text:p>
          </table:table-cell>
          <table:table-cell table:formula="of:=[.P96]+IF([.$A96]&gt;=[.Q$2];INDEX([.Q$3:.Q96];[.$A96]-[.Q$2]+1;1);0)" office:value-type="float" office:value="27057241" calcext:value-type="float">
            <text:p>27057241</text:p>
          </table:table-cell>
          <table:table-cell table:formula="of:=[.Q96]+IF([.$A96]&gt;=[.R$2];INDEX([.R$3:.R96];[.$A96]-[.R$2]+1;1);0)" office:value-type="float" office:value="32027901" calcext:value-type="float">
            <text:p>32027901</text:p>
          </table:table-cell>
          <table:table-cell table:formula="of:=[.R96]+IF([.$A96]&gt;=[.S$2];INDEX([.S$3:.S96];[.$A96]-[.S$2]+1;1);0)" office:value-type="float" office:value="36918455" calcext:value-type="float">
            <text:p>36918455</text:p>
          </table:table-cell>
          <table:table-cell table:formula="of:=[.S96]+IF([.$A96]&gt;=[.T$2];INDEX([.T$3:.T96];[.$A96]-[.T$2]+1;1);0)" office:value-type="float" office:value="41624341" calcext:value-type="float">
            <text:p>41624341</text:p>
          </table:table-cell>
          <table:table-cell table:formula="of:=[.T96]+IF([.$A96]&gt;=[.U$2];INDEX([.U$3:.U96];[.$A96]-[.U$2]+1;1);0)" office:value-type="float" office:value="46069361" calcext:value-type="float">
            <text:p>46069361</text:p>
          </table:table-cell>
          <table:table-cell table:formula="of:=[.U96]+IF([.$A96]&gt;=[.V$2];INDEX([.V$3:.V96];[.$A96]-[.V$2]+1;1);0)" office:value-type="float" office:value="50204191" calcext:value-type="float">
            <text:p>50204191</text:p>
          </table:table-cell>
          <table:table-cell table:formula="of:=[.V96]+IF([.$A96]&gt;=[.W$2];INDEX([.W$3:.W96];[.$A96]-[.W$2]+1;1);0)" office:value-type="float" office:value="54001281" calcext:value-type="float">
            <text:p>54001281</text:p>
          </table:table-cell>
          <table:table-cell table:formula="of:=[.W96]+IF([.$A96]&gt;=[.X$2];INDEX([.X$3:.X96];[.$A96]-[.X$2]+1;1);0)" office:value-type="float" office:value="57451283" calcext:value-type="float">
            <text:p>57451283</text:p>
          </table:table-cell>
          <table:table-cell table:formula="of:=[.X96]+IF([.$A96]&gt;=[.Y$2];INDEX([.Y$3:.Y96];[.$A96]-[.Y$2]+1;1);0)" office:value-type="float" office:value="60557672" calcext:value-type="float">
            <text:p>60557672</text:p>
          </table:table-cell>
          <table:table-cell table:formula="of:=[.Y96]+IF([.$A96]&gt;=[.Z$2];INDEX([.Z$3:.Z96];[.$A96]-[.Z$2]+1;1);0)" office:value-type="float" office:value="63333764" calcext:value-type="float">
            <text:p>63333764</text:p>
          </table:table-cell>
          <table:table-cell table:formula="of:=[.Z96]+IF([.$A96]&gt;=[.AA$2];INDEX([.AA$3:.AA96];[.$A96]-[.AA$2]+1;1);0)" office:value-type="float" office:value="65798670" calcext:value-type="float">
            <text:p>65798670</text:p>
          </table:table-cell>
          <table:table-cell table:formula="of:=[.AA96]+IF([.$A96]&gt;=[.AB$2];INDEX([.AB$3:.AB96];[.$A96]-[.AB$2]+1;1);0)" office:value-type="float" office:value="67975575" calcext:value-type="float">
            <text:p>67975575</text:p>
          </table:table-cell>
          <table:table-cell table:formula="of:=[.AB96]+IF([.$A96]&gt;=[.AC$2];INDEX([.AC$3:.AC96];[.$A96]-[.AC$2]+1;1);0)" office:value-type="float" office:value="69889047" calcext:value-type="float">
            <text:p>69889047</text:p>
          </table:table-cell>
          <table:table-cell table:formula="of:=[.AC96]+IF([.$A96]&gt;=[.AD$2];INDEX([.AD$3:.AD96];[.$A96]-[.AD$2]+1;1);0)" office:value-type="float" office:value="71564413" calcext:value-type="float">
            <text:p>71564413</text:p>
          </table:table-cell>
          <table:table-cell table:formula="of:=[.AD96]+IF([.$A96]&gt;=[.AE$2];INDEX([.AE$3:.AE96];[.$A96]-[.AE$2]+1;1);0)" office:value-type="float" office:value="73026093" calcext:value-type="float">
            <text:p>73026093</text:p>
          </table:table-cell>
          <table:table-cell table:formula="of:=[.AE96]+IF([.$A96]&gt;=[.AF$2];INDEX([.AF$3:.AF96];[.$A96]-[.AF$2]+1;1);0)" office:value-type="float" office:value="74297620" calcext:value-type="float">
            <text:p>74297620</text:p>
          </table:table-cell>
          <table:table-cell table:formula="of:=[.AF96]+IF([.$A96]&gt;=[.AG$2];INDEX([.AG$3:.AG96];[.$A96]-[.AG$2]+1;1);0)" office:value-type="float" office:value="75400665" calcext:value-type="float">
            <text:p>75400665</text:p>
          </table:table-cell>
          <table:table-cell table:formula="of:=[.AG96]+IF([.$A96]&gt;=[.AH$2];INDEX([.AH$3:.AH96];[.$A96]-[.AH$2]+1;1);0)" office:value-type="float" office:value="76355400" calcext:value-type="float">
            <text:p>76355400</text:p>
          </table:table-cell>
          <table:table-cell table:formula="of:=[.AH96]+IF([.$A96]&gt;=[.AI$2];INDEX([.AI$3:.AI96];[.$A96]-[.AI$2]+1;1);0)" office:value-type="float" office:value="77179882" calcext:value-type="float">
            <text:p>77179882</text:p>
          </table:table-cell>
          <table:table-cell table:formula="of:=[.AI96]+IF([.$A96]&gt;=[.AJ$2];INDEX([.AJ$3:.AJ96];[.$A96]-[.AJ$2]+1;1);0)" office:value-type="float" office:value="77890594" calcext:value-type="float">
            <text:p>77890594</text:p>
          </table:table-cell>
          <table:table-cell table:formula="of:=[.AJ96]+IF([.$A96]&gt;=[.AK$2];INDEX([.AK$3:.AK96];[.$A96]-[.AK$2]+1;1);0)" office:value-type="float" office:value="78502034" calcext:value-type="float">
            <text:p>78502034</text:p>
          </table:table-cell>
          <table:table-cell table:formula="of:=[.AK96]+IF([.$A96]&gt;=[.AL$2];INDEX([.AL$3:.AL96];[.$A96]-[.AL$2]+1;1);0)" office:value-type="float" office:value="79027260" calcext:value-type="float">
            <text:p>79027260</text:p>
          </table:table-cell>
          <table:table-cell table:formula="of:=[.AL96]+IF([.$A96]&gt;=[.AM$2];INDEX([.AM$3:.AM96];[.$A96]-[.AM$2]+1;1);0)" office:value-type="float" office:value="79477621" calcext:value-type="float">
            <text:p>79477621</text:p>
          </table:table-cell>
          <table:table-cell table:formula="of:=[.AM96]+IF([.$A96]&gt;=[.AN$2];INDEX([.AN$3:.AN96];[.$A96]-[.AN$2]+1;1);0)" office:value-type="float" office:value="79863268" calcext:value-type="float">
            <text:p>79863268</text:p>
          </table:table-cell>
          <table:table-cell table:formula="of:=[.AN96]+IF([.$A96]&gt;=[.AO$2];INDEX([.AO$3:.AO96];[.$A96]-[.AO$2]+1;1);0)" office:value-type="float" office:value="80192927" calcext:value-type="float">
            <text:p>80192927</text:p>
          </table:table-cell>
          <table:table-cell table:formula="of:=[.AO96]+IF([.$A96]&gt;=[.AP$2];INDEX([.AP$3:.AP96];[.$A96]-[.AP$2]+1;1);0)" office:value-type="float" office:value="80474377" calcext:value-type="float">
            <text:p>80474377</text:p>
          </table:table-cell>
          <table:table-cell table:formula="of:=[.AP96]+IF([.$A96]&gt;=[.AQ$2];INDEX([.AQ$3:.AQ96];[.$A96]-[.AQ$2]+1;1);0)" office:value-type="float" office:value="80714253" calcext:value-type="float">
            <text:p>80714253</text:p>
          </table:table-cell>
          <table:table-cell table:formula="of:=[.AQ96]+IF([.$A96]&gt;=[.AR$2];INDEX([.AR$3:.AR96];[.$A96]-[.AR$2]+1;1);0)" office:value-type="float" office:value="80918449" calcext:value-type="float">
            <text:p>80918449</text:p>
          </table:table-cell>
          <table:table-cell table:formula="of:=[.AR96]+IF([.$A96]&gt;=[.AS$2];INDEX([.AS$3:.AS96];[.$A96]-[.AS$2]+1;1);0)" office:value-type="float" office:value="81091962" calcext:value-type="float">
            <text:p>81091962</text:p>
          </table:table-cell>
          <table:table-cell table:formula="of:=[.AS96]+IF([.$A96]&gt;=[.AT$2];INDEX([.AT$3:.AT96];[.$A96]-[.AT$2]+1;1);0)" office:value-type="float" office:value="81239231" calcext:value-type="float">
            <text:p>81239231</text:p>
          </table:table-cell>
          <table:table-cell table:formula="of:=[.AT96]+IF([.$A96]&gt;=[.AU$2];INDEX([.AU$3:.AU96];[.$A96]-[.AU$2]+1;1);0)" office:value-type="float" office:value="81363984" calcext:value-type="float">
            <text:p>81363984</text:p>
          </table:table-cell>
          <table:table-cell table:formula="of:=[.AU96]+IF([.$A96]&gt;=[.AV$2];INDEX([.AV$3:.AV96];[.$A96]-[.AV$2]+1;1);0)" office:value-type="float" office:value="81469542" calcext:value-type="float">
            <text:p>81469542</text:p>
          </table:table-cell>
          <table:table-cell table:formula="of:=[.AV96]+IF([.$A96]&gt;=[.AW$2];INDEX([.AW$3:.AW96];[.$A96]-[.AW$2]+1;1);0)" office:value-type="float" office:value="81558676" calcext:value-type="float">
            <text:p>81558676</text:p>
          </table:table-cell>
          <table:table-cell table:formula="of:=[.AW96]+IF([.$A96]&gt;=[.AX$2];INDEX([.AX$3:.AX96];[.$A96]-[.AX$2]+1;1);0)" office:value-type="float" office:value="81633851" calcext:value-type="float">
            <text:p>81633851</text:p>
          </table:table-cell>
          <table:table-cell table:formula="of:=[.AX96]+IF([.$A96]&gt;=[.AY$2];INDEX([.AY$3:.AY96];[.$A96]-[.AY$2]+1;1);0)" office:value-type="float" office:value="81697112" calcext:value-type="float">
            <text:p>81697112</text:p>
          </table:table-cell>
          <table:table-cell table:formula="of:=[.AY96]+IF([.$A96]&gt;=[.AZ$2];INDEX([.AZ$3:.AZ96];[.$A96]-[.AZ$2]+1;1);0)" office:value-type="float" office:value="81750286" calcext:value-type="float">
            <text:p>81750286</text:p>
          </table:table-cell>
          <table:table-cell table:formula="of:=[.AZ96]+IF([.$A96]&gt;=[.BA$2];INDEX([.BA$3:.BA96];[.$A96]-[.BA$2]+1;1);0)" office:value-type="float" office:value="81794869" calcext:value-type="float">
            <text:p>81794869</text:p>
          </table:table-cell>
          <table:table-cell table:formula="of:=[.BA96]+IF([.$A96]&gt;=[.BB$2];INDEX([.BB$3:.BB96];[.$A96]-[.BB$2]+1;1);0)" office:value-type="float" office:value="81832207" calcext:value-type="float">
            <text:p>81832207</text:p>
          </table:table-cell>
          <table:table-cell table:formula="of:=[.BB96]+IF([.$A96]&gt;=[.BC$2];INDEX([.BC$3:.BC96];[.$A96]-[.BC$2]+1;1);0)" office:value-type="float" office:value="81863392" calcext:value-type="float">
            <text:p>81863392</text:p>
          </table:table-cell>
          <table:table-cell table:formula="of:=[.BC96]+IF([.$A96]&gt;=[.BD$2];INDEX([.BD$3:.BD96];[.$A96]-[.BD$2]+1;1);0)" office:value-type="float" office:value="81889407" calcext:value-type="float">
            <text:p>81889407</text:p>
          </table:table-cell>
          <table:table-cell table:formula="of:=[.BD96]+IF([.$A96]&gt;=[.BE$2];INDEX([.BE$3:.BE96];[.$A96]-[.BE$2]+1;1);0)" office:value-type="float" office:value="81911044" calcext:value-type="float">
            <text:p>81911044</text:p>
          </table:table-cell>
          <table:table-cell table:formula="of:=[.BE96]+IF([.$A96]&gt;=[.BF$2];INDEX([.BF$3:.BF96];[.$A96]-[.BF$2]+1;1);0)" office:value-type="float" office:value="81929021" calcext:value-type="float">
            <text:p>81929021</text:p>
          </table:table-cell>
          <table:table-cell table:formula="of:=[.BF96]+IF([.$A96]&gt;=[.BG$2];INDEX([.BG$3:.BG96];[.$A96]-[.BG$2]+1;1);0)" office:value-type="float" office:value="81943904" calcext:value-type="float">
            <text:p>81943904</text:p>
          </table:table-cell>
          <table:table-cell table:formula="of:=[.BG96]+IF([.$A96]&gt;=[.BH$2];INDEX([.BH$3:.BH96];[.$A96]-[.BH$2]+1;1);0)" office:value-type="float" office:value="81956214" calcext:value-type="float">
            <text:p>81956214</text:p>
          </table:table-cell>
          <table:table-cell table:formula="of:=[.BH96]+IF([.$A96]&gt;=[.BI$2];INDEX([.BI$3:.BI96];[.$A96]-[.BI$2]+1;1);0)" office:value-type="float" office:value="81966357" calcext:value-type="float">
            <text:p>81966357</text:p>
          </table:table-cell>
          <table:table-cell table:formula="of:=[.BI96]+IF([.$A96]&gt;=[.BJ$2];INDEX([.BJ$3:.BJ96];[.$A96]-[.BJ$2]+1;1);0)" office:value-type="float" office:value="81974706" calcext:value-type="float">
            <text:p>81974706</text:p>
          </table:table-cell>
          <table:table-cell table:formula="of:=[.BJ96]+IF([.$A96]&gt;=[.BK$2];INDEX([.BK$3:.BK96];[.$A96]-[.BK$2]+1;1);0)" office:value-type="float" office:value="81981548" calcext:value-type="float">
            <text:p>81981548</text:p>
          </table:table-cell>
          <table:table-cell table:formula="of:=[.BK96]+IF([.$A96]&gt;=[.BL$2];INDEX([.BL$3:.BL96];[.$A96]-[.BL$2]+1;1);0)" office:value-type="float" office:value="81987152" calcext:value-type="float">
            <text:p>81987152</text:p>
          </table:table-cell>
          <table:table-cell table:formula="of:=[.BL96]+IF([.$A96]&gt;=[.BM$2];INDEX([.BM$3:.BM96];[.$A96]-[.BM$2]+1;1);0)" office:value-type="float" office:value="81991717" calcext:value-type="float">
            <text:p>81991717</text:p>
          </table:table-cell>
          <table:table-cell table:formula="of:=[.BM96]+IF([.$A96]&gt;=[.BN$2];INDEX([.BN$3:.BN96];[.$A96]-[.BN$2]+1;1);0)" office:value-type="float" office:value="81995435" calcext:value-type="float">
            <text:p>81995435</text:p>
          </table:table-cell>
          <table:table-cell table:formula="of:=[.BN96]+IF([.$A96]&gt;=[.BO$2];INDEX([.BO$3:.BO96];[.$A96]-[.BO$2]+1;1);0)" office:value-type="float" office:value="81998445" calcext:value-type="float">
            <text:p>81998445</text:p>
          </table:table-cell>
          <table:table-cell table:formula="of:=[.BO96]+IF([.$A96]&gt;=[.BP$2];INDEX([.BP$3:.BP96];[.$A96]-[.BP$2]+1;1);0)" office:value-type="float" office:value="82000881" calcext:value-type="float">
            <text:p>82000881</text:p>
          </table:table-cell>
          <table:table-cell table:formula="of:=[.BP96]+IF([.$A96]&gt;=[.BQ$2];INDEX([.BQ$3:.BQ96];[.$A96]-[.BQ$2]+1;1);0)" office:value-type="float" office:value="82002839" calcext:value-type="float">
            <text:p>82002839</text:p>
          </table:table-cell>
          <table:table-cell table:formula="of:=[.BQ96]+IF([.$A96]&gt;=[.BR$2];INDEX([.BR$3:.BR96];[.$A96]-[.BR$2]+1;1);0)" office:value-type="float" office:value="82004414" calcext:value-type="float">
            <text:p>82004414</text:p>
          </table:table-cell>
          <table:table-cell table:formula="of:=[.BR96]+IF([.$A96]&gt;=[.BS$2];INDEX([.BS$3:.BS96];[.$A96]-[.BS$2]+1;1);0)" office:value-type="float" office:value="82005669" calcext:value-type="float">
            <text:p>82005669</text:p>
          </table:table-cell>
          <table:table-cell table:formula="of:=[.BS96]+IF([.$A96]&gt;=[.BT$2];INDEX([.BT$3:.BT96];[.$A96]-[.BT$2]+1;1);0)" office:value-type="float" office:value="82006671" calcext:value-type="float">
            <text:p>82006671</text:p>
          </table:table-cell>
          <table:table-cell table:formula="of:=[.BT96]+IF([.$A96]&gt;=[.BU$2];INDEX([.BU$3:.BU96];[.$A96]-[.BU$2]+1;1);0)" office:value-type="float" office:value="82007463" calcext:value-type="float">
            <text:p>82007463</text:p>
          </table:table-cell>
          <table:table-cell table:formula="of:=[.BU96]+IF([.$A96]&gt;=[.BV$2];INDEX([.BV$3:.BV96];[.$A96]-[.BV$2]+1;1);0)" office:value-type="float" office:value="82008090" calcext:value-type="float">
            <text:p>82008090</text:p>
          </table:table-cell>
          <table:table-cell table:formula="of:=[.BV96]+IF([.$A96]&gt;=[.BW$2];INDEX([.BW$3:.BW96];[.$A96]-[.BW$2]+1;1);0)" office:value-type="float" office:value="82008580" calcext:value-type="float">
            <text:p>82008580</text:p>
          </table:table-cell>
          <table:table-cell table:formula="of:=[.BW96]+IF([.$A96]&gt;=[.BX$2];INDEX([.BX$3:.BX96];[.$A96]-[.BX$2]+1;1);0)" office:value-type="float" office:value="82008965" calcext:value-type="float">
            <text:p>82008965</text:p>
          </table:table-cell>
          <table:table-cell table:formula="of:=[.BX96]+IF([.$A96]&gt;=[.BY$2];INDEX([.BY$3:.BY96];[.$A96]-[.BY$2]+1;1);0)" office:value-type="float" office:value="82009262" calcext:value-type="float">
            <text:p>82009262</text:p>
          </table:table-cell>
          <table:table-cell table:formula="of:=[.BY96]+IF([.$A96]&gt;=[.BZ$2];INDEX([.BZ$3:.BZ96];[.$A96]-[.BZ$2]+1;1);0)" office:value-type="float" office:value="82009493" calcext:value-type="float">
            <text:p>82009493</text:p>
          </table:table-cell>
          <table:table-cell table:formula="of:=[.BZ96]+IF([.$A96]&gt;=[.CA$2];INDEX([.CA$3:.CA96];[.$A96]-[.CA$2]+1;1);0)" office:value-type="float" office:value="82009669" calcext:value-type="float">
            <text:p>82009669</text:p>
          </table:table-cell>
          <table:table-cell table:formula="of:=[.CA96]+IF([.$A96]&gt;=[.CB$2];INDEX([.CB$3:.CB96];[.$A96]-[.CB$2]+1;1);0)" office:value-type="float" office:value="82009804" calcext:value-type="float">
            <text:p>82009804</text:p>
          </table:table-cell>
          <table:table-cell table:formula="of:=[.CB96]+IF([.$A96]&gt;=[.CC$2];INDEX([.CC$3:.CC96];[.$A96]-[.CC$2]+1;1);0)" office:value-type="float" office:value="82009905" calcext:value-type="float">
            <text:p>82009905</text:p>
          </table:table-cell>
          <table:table-cell table:formula="of:=[.CC96]+IF([.$A96]&gt;=[.CD$2];INDEX([.CD$3:.CD96];[.$A96]-[.CD$2]+1;1);0)" office:value-type="float" office:value="82009982" calcext:value-type="float">
            <text:p>82009982</text:p>
          </table:table-cell>
          <table:table-cell table:formula="of:=[.CD96]+IF([.$A96]&gt;=[.CE$2];INDEX([.CE$3:.CE96];[.$A96]-[.CE$2]+1;1);0)" office:value-type="float" office:value="82010038" calcext:value-type="float">
            <text:p>82010038</text:p>
          </table:table-cell>
          <table:table-cell table:formula="of:=[.CE96]+IF([.$A96]&gt;=[.CF$2];INDEX([.CF$3:.CF96];[.$A96]-[.CF$2]+1;1);0)" office:value-type="float" office:value="82010080" calcext:value-type="float">
            <text:p>82010080</text:p>
          </table:table-cell>
          <table:table-cell table:formula="of:=[.CF96]+IF([.$A96]&gt;=[.CG$2];INDEX([.CG$3:.CG96];[.$A96]-[.CG$2]+1;1);0)" office:value-type="float" office:value="82010110" calcext:value-type="float">
            <text:p>82010110</text:p>
          </table:table-cell>
          <table:table-cell table:formula="of:=[.CG96]+IF([.$A96]&gt;=[.CH$2];INDEX([.CH$3:.CH96];[.$A96]-[.CH$2]+1;1);0)" office:value-type="float" office:value="82010132" calcext:value-type="float">
            <text:p>82010132</text:p>
          </table:table-cell>
          <table:table-cell table:formula="of:=[.CH96]+IF([.$A96]&gt;=[.CI$2];INDEX([.CI$3:.CI96];[.$A96]-[.CI$2]+1;1);0)" office:value-type="float" office:value="82010147" calcext:value-type="float">
            <text:p>82010147</text:p>
          </table:table-cell>
          <table:table-cell table:formula="of:=[.CI96]+IF([.$A96]&gt;=[.CJ$2];INDEX([.CJ$3:.CJ96];[.$A96]-[.CJ$2]+1;1);0)" office:value-type="float" office:value="82010158" calcext:value-type="float">
            <text:p>82010158</text:p>
          </table:table-cell>
          <table:table-cell table:formula="of:=[.CJ96]+IF([.$A96]&gt;=[.CK$2];INDEX([.CK$3:.CK96];[.$A96]-[.CK$2]+1;1);0)" office:value-type="float" office:value="82010165" calcext:value-type="float">
            <text:p>82010165</text:p>
          </table:table-cell>
          <table:table-cell table:formula="of:=[.CK96]+IF([.$A96]&gt;=[.CL$2];INDEX([.CL$3:.CL96];[.$A96]-[.CL$2]+1;1);0)" office:value-type="float" office:value="82010170" calcext:value-type="float">
            <text:p>82010170</text:p>
          </table:table-cell>
          <table:table-cell table:formula="of:=[.CL96]+IF([.$A96]&gt;=[.CM$2];INDEX([.CM$3:.CM96];[.$A96]-[.CM$2]+1;1);0)" office:value-type="float" office:value="82010173" calcext:value-type="float">
            <text:p>82010173</text:p>
          </table:table-cell>
          <table:table-cell table:formula="of:=[.CM96]+IF([.$A96]&gt;=[.CN$2];INDEX([.CN$3:.CN96];[.$A96]-[.CN$2]+1;1);0)" office:value-type="float" office:value="82010175" calcext:value-type="float">
            <text:p>82010175</text:p>
          </table:table-cell>
          <table:table-cell table:formula="of:=[.CN96]+IF([.$A96]&gt;=[.CO$2];INDEX([.CO$3:.CO96];[.$A96]-[.CO$2]+1;1);0)" office:value-type="float" office:value="82010176" calcext:value-type="float">
            <text:p>82010176</text:p>
          </table:table-cell>
          <table:table-cell table:formula="of:=[.CO96]+IF([.$A96]&gt;=[.CP$2];INDEX([.CP$3:.CP96];[.$A96]-[.CP$2]+1;1);0)" office:value-type="float" office:value="82010177" calcext:value-type="float">
            <text:p>82010177</text:p>
          </table:table-cell>
          <table:table-cell table:formula="of:=[.CP96]+IF([.$A96]&gt;=[.CQ$2];INDEX([.CQ$3:.CQ96];[.$A96]-[.CQ$2]+1;1);0)" office:value-type="float" office:value="82010177" calcext:value-type="float">
            <text:p>82010177</text:p>
          </table:table-cell>
          <table:table-cell table:formula="of:=[.CQ96]+IF([.$A96]&gt;=[.CR$2];INDEX([.CR$3:.CR96];[.$A96]-[.CR$2]+1;1);0)" office:value-type="float" office:value="82010177" calcext:value-type="float">
            <text:p>82010177</text:p>
          </table:table-cell>
          <table:table-cell table:formula="of:=[.CR96]+IF([.$A96]&gt;=[.CS$2];INDEX([.CS$3:.CS96];[.$A96]-[.CS$2]+1;1);0)" office:value-type="float" office:value="82010177" calcext:value-type="float">
            <text:p>82010177</text:p>
          </table:table-cell>
          <table:table-cell table:formula="of:=[.CS96]+IF([.$A96]&gt;=[.CT$2];INDEX([.CT$3:.CT96];[.$A96]-[.CT$2]+1;1);0)" office:value-type="float" office:value="82010177" calcext:value-type="float">
            <text:p>82010177</text:p>
          </table:table-cell>
          <table:table-cell table:formula="of:=[.CT96]+IF([.$A96]&gt;=[.CU$2];INDEX([.CU$3:.CU96];[.$A96]-[.CU$2]+1;1);0)" office:value-type="float" office:value="82010177" calcext:value-type="float">
            <text:p>82010177</text:p>
          </table:table-cell>
          <table:table-cell table:formula="of:=[.CU96]+IF([.$A96]&gt;=[.CV$2];INDEX([.CV$3:.CV96];[.$A96]-[.CV$2]+1;1);0)" office:value-type="float" office:value="82010177" calcext:value-type="float">
            <text:p>82010177</text:p>
          </table:table-cell>
          <table:table-cell table:formula="of:=[.CV96]+IF([.$A96]&gt;=[.CW$2];INDEX([.CW$3:.CW96];[.$A96]-[.CW$2]+1;1);0)" office:value-type="float" office:value="82010177" calcext:value-type="float">
            <text:p>82010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6]" office:value-type="float" office:value="1" calcext:value-type="float">
            <text:p>1</text:p>
          </table:table-cell>
          <table:table-cell table:formula="of:=[.B97]+IF([.$A97]&gt;=[.C$2];INDEX([.C$3:.C97];[.$A97]-[.C$2]+1;1);0)" office:value-type="float" office:value="48" calcext:value-type="float">
            <text:p>48</text:p>
          </table:table-cell>
          <table:table-cell table:formula="of:=[.C97]+IF([.$A97]&gt;=[.D$2];INDEX([.D$3:.D97];[.$A97]-[.D$2]+1;1);0)" office:value-type="float" office:value="784" calcext:value-type="float">
            <text:p>784</text:p>
          </table:table-cell>
          <table:table-cell table:formula="of:=[.D97]+IF([.$A97]&gt;=[.E$2];INDEX([.E$3:.E97];[.$A97]-[.E$2]+1;1);0)" office:value-type="float" office:value="6736" calcext:value-type="float">
            <text:p>6736</text:p>
          </table:table-cell>
          <table:table-cell table:formula="of:=[.E97]+IF([.$A97]&gt;=[.F$2];INDEX([.F$3:.F97];[.$A97]-[.F$2]+1;1);0)" office:value-type="float" office:value="36756" calcext:value-type="float">
            <text:p>36756</text:p>
          </table:table-cell>
          <table:table-cell table:formula="of:=[.F97]+IF([.$A97]&gt;=[.G$2];INDEX([.G$3:.G97];[.$A97]-[.G$2]+1;1);0)" office:value-type="float" office:value="143247" calcext:value-type="float">
            <text:p>143247</text:p>
          </table:table-cell>
          <table:table-cell table:formula="of:=[.G97]+IF([.$A97]&gt;=[.H$2];INDEX([.H$3:.H97];[.$A97]-[.H$2]+1;1);0)" office:value-type="float" office:value="430768" calcext:value-type="float">
            <text:p>430768</text:p>
          </table:table-cell>
          <table:table-cell table:formula="of:=[.H97]+IF([.$A97]&gt;=[.I$2];INDEX([.I$3:.I97];[.$A97]-[.I$2]+1;1);0)" office:value-type="float" office:value="1057169" calcext:value-type="float">
            <text:p>1057169</text:p>
          </table:table-cell>
          <table:table-cell table:formula="of:=[.I97]+IF([.$A97]&gt;=[.J$2];INDEX([.J$3:.J97];[.$A97]-[.J$2]+1;1);0)" office:value-type="float" office:value="2207110" calcext:value-type="float">
            <text:p>2207110</text:p>
          </table:table-cell>
          <table:table-cell table:formula="of:=[.J97]+IF([.$A97]&gt;=[.K$2];INDEX([.K$3:.K97];[.$A97]-[.K$2]+1;1);0)" office:value-type="float" office:value="4047402" calcext:value-type="float">
            <text:p>4047402</text:p>
          </table:table-cell>
          <table:table-cell table:formula="of:=[.K97]+IF([.$A97]&gt;=[.L$2];INDEX([.L$3:.L97];[.$A97]-[.L$2]+1;1);0)" office:value-type="float" office:value="6683091" calcext:value-type="float">
            <text:p>6683091</text:p>
          </table:table-cell>
          <table:table-cell table:formula="of:=[.L97]+IF([.$A97]&gt;=[.M$2];INDEX([.M$3:.M97];[.$A97]-[.M$2]+1;1);0)" office:value-type="float" office:value="10133529" calcext:value-type="float">
            <text:p>10133529</text:p>
          </table:table-cell>
          <table:table-cell table:formula="of:=[.M97]+IF([.$A97]&gt;=[.N$2];INDEX([.N$3:.N97];[.$A97]-[.N$2]+1;1);0)" office:value-type="float" office:value="14331542" calcext:value-type="float">
            <text:p>14331542</text:p>
          </table:table-cell>
          <table:table-cell table:formula="of:=[.N97]+IF([.$A97]&gt;=[.O$2];INDEX([.O$3:.O97];[.$A97]-[.O$2]+1;1);0)" office:value-type="float" office:value="19143136" calcext:value-type="float">
            <text:p>19143136</text:p>
          </table:table-cell>
          <table:table-cell table:formula="of:=[.O97]+IF([.$A97]&gt;=[.P$2];INDEX([.P$3:.P97];[.$A97]-[.P$2]+1;1);0)" office:value-type="float" office:value="24394441" calcext:value-type="float">
            <text:p>24394441</text:p>
          </table:table-cell>
          <table:table-cell table:formula="of:=[.P97]+IF([.$A97]&gt;=[.Q$2];INDEX([.Q$3:.Q97];[.$A97]-[.Q$2]+1;1);0)" office:value-type="float" office:value="29900320" calcext:value-type="float">
            <text:p>29900320</text:p>
          </table:table-cell>
          <table:table-cell table:formula="of:=[.Q97]+IF([.$A97]&gt;=[.R$2];INDEX([.R$3:.R97];[.$A97]-[.R$2]+1;1);0)" office:value-type="float" office:value="35485108" calcext:value-type="float">
            <text:p>35485108</text:p>
          </table:table-cell>
          <table:table-cell table:formula="of:=[.R97]+IF([.$A97]&gt;=[.S$2];INDEX([.S$3:.S97];[.$A97]-[.S$2]+1;1);0)" office:value-type="float" office:value="40997739" calcext:value-type="float">
            <text:p>40997739</text:p>
          </table:table-cell>
          <table:table-cell table:formula="of:=[.S97]+IF([.$A97]&gt;=[.T$2];INDEX([.T$3:.T97];[.$A97]-[.T$2]+1;1);0)" office:value-type="float" office:value="46317405" calcext:value-type="float">
            <text:p>46317405</text:p>
          </table:table-cell>
          <table:table-cell table:formula="of:=[.T97]+IF([.$A97]&gt;=[.U$2];INDEX([.U$3:.U97];[.$A97]-[.U$2]+1;1);0)" office:value-type="float" office:value="51355848" calcext:value-type="float">
            <text:p>51355848</text:p>
          </table:table-cell>
          <table:table-cell table:formula="of:=[.U97]+IF([.$A97]&gt;=[.V$2];INDEX([.V$3:.V97];[.$A97]-[.V$2]+1;1);0)" office:value-type="float" office:value="56053901" calcext:value-type="float">
            <text:p>56053901</text:p>
          </table:table-cell>
          <table:table-cell table:formula="of:=[.V97]+IF([.$A97]&gt;=[.W$2];INDEX([.W$3:.W97];[.$A97]-[.W$2]+1;1);0)" office:value-type="float" office:value="60378224" calcext:value-type="float">
            <text:p>60378224</text:p>
          </table:table-cell>
          <table:table-cell table:formula="of:=[.W97]+IF([.$A97]&gt;=[.X$2];INDEX([.X$3:.X97];[.$A97]-[.X$2]+1;1);0)" office:value-type="float" office:value="64315249" calcext:value-type="float">
            <text:p>64315249</text:p>
          </table:table-cell>
          <table:table-cell table:formula="of:=[.X97]+IF([.$A97]&gt;=[.Y$2];INDEX([.Y$3:.Y97];[.$A97]-[.Y$2]+1;1);0)" office:value-type="float" office:value="67867303" calcext:value-type="float">
            <text:p>67867303</text:p>
          </table:table-cell>
          <table:table-cell table:formula="of:=[.Y97]+IF([.$A97]&gt;=[.Z$2];INDEX([.Z$3:.Z97];[.$A97]-[.Z$2]+1;1);0)" office:value-type="float" office:value="71047270" calcext:value-type="float">
            <text:p>71047270</text:p>
          </table:table-cell>
          <table:table-cell table:formula="of:=[.Z97]+IF([.$A97]&gt;=[.AA$2];INDEX([.AA$3:.AA97];[.$A97]-[.AA$2]+1;1);0)" office:value-type="float" office:value="73875852" calcext:value-type="float">
            <text:p>73875852</text:p>
          </table:table-cell>
          <table:table-cell table:formula="of:=[.AA97]+IF([.$A97]&gt;=[.AB$2];INDEX([.AB$3:.AB97];[.$A97]-[.AB$2]+1;1);0)" office:value-type="float" office:value="76377824" calcext:value-type="float">
            <text:p>76377824</text:p>
          </table:table-cell>
          <table:table-cell table:formula="of:=[.AB97]+IF([.$A97]&gt;=[.AC$2];INDEX([.AC$3:.AC97];[.$A97]-[.AC$2]+1;1);0)" office:value-type="float" office:value="78580647" calcext:value-type="float">
            <text:p>78580647</text:p>
          </table:table-cell>
          <table:table-cell table:formula="of:=[.AC97]+IF([.$A97]&gt;=[.AD$2];INDEX([.AD$3:.AD97];[.$A97]-[.AD$2]+1;1);0)" office:value-type="float" office:value="80512066" calcext:value-type="float">
            <text:p>80512066</text:p>
          </table:table-cell>
          <table:table-cell table:formula="of:=[.AD97]+IF([.$A97]&gt;=[.AE$2];INDEX([.AE$3:.AE97];[.$A97]-[.AE$2]+1;1);0)" office:value-type="float" office:value="82199735" calcext:value-type="float">
            <text:p>82199735</text:p>
          </table:table-cell>
          <table:table-cell table:formula="of:=[.AE97]+IF([.$A97]&gt;=[.AF$2];INDEX([.AF$3:.AF97];[.$A97]-[.AF$2]+1;1);0)" office:value-type="float" office:value="83669763" calcext:value-type="float">
            <text:p>83669763</text:p>
          </table:table-cell>
          <table:table-cell table:formula="of:=[.AF97]+IF([.$A97]&gt;=[.AG$2];INDEX([.AG$3:.AG97];[.$A97]-[.AG$2]+1;1);0)" office:value-type="float" office:value="84946894" calcext:value-type="float">
            <text:p>84946894</text:p>
          </table:table-cell>
          <table:table-cell table:formula="of:=[.AG97]+IF([.$A97]&gt;=[.AH$2];INDEX([.AH$3:.AH97];[.$A97]-[.AH$2]+1;1);0)" office:value-type="float" office:value="86053657" calcext:value-type="float">
            <text:p>86053657</text:p>
          </table:table-cell>
          <table:table-cell table:formula="of:=[.AH97]+IF([.$A97]&gt;=[.AI$2];INDEX([.AI$3:.AI97];[.$A97]-[.AI$2]+1;1);0)" office:value-type="float" office:value="87010828" calcext:value-type="float">
            <text:p>87010828</text:p>
          </table:table-cell>
          <table:table-cell table:formula="of:=[.AI97]+IF([.$A97]&gt;=[.AJ$2];INDEX([.AJ$3:.AJ97];[.$A97]-[.AJ$2]+1;1);0)" office:value-type="float" office:value="87836885" calcext:value-type="float">
            <text:p>87836885</text:p>
          </table:table-cell>
          <table:table-cell table:formula="of:=[.AJ97]+IF([.$A97]&gt;=[.AK$2];INDEX([.AK$3:.AK97];[.$A97]-[.AK$2]+1;1);0)" office:value-type="float" office:value="88548599" calcext:value-type="float">
            <text:p>88548599</text:p>
          </table:table-cell>
          <table:table-cell table:formula="of:=[.AK97]+IF([.$A97]&gt;=[.AL$2];INDEX([.AL$3:.AL97];[.$A97]-[.AL$2]+1;1);0)" office:value-type="float" office:value="89160666" calcext:value-type="float">
            <text:p>89160666</text:p>
          </table:table-cell>
          <table:table-cell table:formula="of:=[.AL97]+IF([.$A97]&gt;=[.AM$2];INDEX([.AM$3:.AM97];[.$A97]-[.AM$2]+1;1);0)" office:value-type="float" office:value="89686277" calcext:value-type="float">
            <text:p>89686277</text:p>
          </table:table-cell>
          <table:table-cell table:formula="of:=[.AM97]+IF([.$A97]&gt;=[.AN$2];INDEX([.AN$3:.AN97];[.$A97]-[.AN$2]+1;1);0)" office:value-type="float" office:value="90136869" calcext:value-type="float">
            <text:p>90136869</text:p>
          </table:table-cell>
          <table:table-cell table:formula="of:=[.AN97]+IF([.$A97]&gt;=[.AO$2];INDEX([.AO$3:.AO97];[.$A97]-[.AO$2]+1;1);0)" office:value-type="float" office:value="90522651" calcext:value-type="float">
            <text:p>90522651</text:p>
          </table:table-cell>
          <table:table-cell table:formula="of:=[.AO97]+IF([.$A97]&gt;=[.AP$2];INDEX([.AP$3:.AP97];[.$A97]-[.AP$2]+1;1);0)" office:value-type="float" office:value="90852387" calcext:value-type="float">
            <text:p>90852387</text:p>
          </table:table-cell>
          <table:table-cell table:formula="of:=[.AP97]+IF([.$A97]&gt;=[.AQ$2];INDEX([.AQ$3:.AQ97];[.$A97]-[.AQ$2]+1;1);0)" office:value-type="float" office:value="91133879" calcext:value-type="float">
            <text:p>91133879</text:p>
          </table:table-cell>
          <table:table-cell table:formula="of:=[.AQ97]+IF([.$A97]&gt;=[.AR$2];INDEX([.AR$3:.AR97];[.$A97]-[.AR$2]+1;1);0)" office:value-type="float" office:value="91373777" calcext:value-type="float">
            <text:p>91373777</text:p>
          </table:table-cell>
          <table:table-cell table:formula="of:=[.AR97]+IF([.$A97]&gt;=[.AS$2];INDEX([.AS$3:.AS97];[.$A97]-[.AS$2]+1;1);0)" office:value-type="float" office:value="91577984" calcext:value-type="float">
            <text:p>91577984</text:p>
          </table:table-cell>
          <table:table-cell table:formula="of:=[.AS97]+IF([.$A97]&gt;=[.AT$2];INDEX([.AT$3:.AT97];[.$A97]-[.AT$2]+1;1);0)" office:value-type="float" office:value="91751502" calcext:value-type="float">
            <text:p>91751502</text:p>
          </table:table-cell>
          <table:table-cell table:formula="of:=[.AT97]+IF([.$A97]&gt;=[.AU$2];INDEX([.AU$3:.AU97];[.$A97]-[.AU$2]+1;1);0)" office:value-type="float" office:value="91898773" calcext:value-type="float">
            <text:p>91898773</text:p>
          </table:table-cell>
          <table:table-cell table:formula="of:=[.AU97]+IF([.$A97]&gt;=[.AV$2];INDEX([.AV$3:.AV97];[.$A97]-[.AV$2]+1;1);0)" office:value-type="float" office:value="92023527" calcext:value-type="float">
            <text:p>92023527</text:p>
          </table:table-cell>
          <table:table-cell table:formula="of:=[.AV97]+IF([.$A97]&gt;=[.AW$2];INDEX([.AW$3:.AW97];[.$A97]-[.AW$2]+1;1);0)" office:value-type="float" office:value="92129085" calcext:value-type="float">
            <text:p>92129085</text:p>
          </table:table-cell>
          <table:table-cell table:formula="of:=[.AW97]+IF([.$A97]&gt;=[.AX$2];INDEX([.AX$3:.AX97];[.$A97]-[.AX$2]+1;1);0)" office:value-type="float" office:value="92218219" calcext:value-type="float">
            <text:p>92218219</text:p>
          </table:table-cell>
          <table:table-cell table:formula="of:=[.AX97]+IF([.$A97]&gt;=[.AY$2];INDEX([.AY$3:.AY97];[.$A97]-[.AY$2]+1;1);0)" office:value-type="float" office:value="92293394" calcext:value-type="float">
            <text:p>92293394</text:p>
          </table:table-cell>
          <table:table-cell table:formula="of:=[.AY97]+IF([.$A97]&gt;=[.AZ$2];INDEX([.AZ$3:.AZ97];[.$A97]-[.AZ$2]+1;1);0)" office:value-type="float" office:value="92356655" calcext:value-type="float">
            <text:p>92356655</text:p>
          </table:table-cell>
          <table:table-cell table:formula="of:=[.AZ97]+IF([.$A97]&gt;=[.BA$2];INDEX([.BA$3:.BA97];[.$A97]-[.BA$2]+1;1);0)" office:value-type="float" office:value="92409829" calcext:value-type="float">
            <text:p>92409829</text:p>
          </table:table-cell>
          <table:table-cell table:formula="of:=[.BA97]+IF([.$A97]&gt;=[.BB$2];INDEX([.BB$3:.BB97];[.$A97]-[.BB$2]+1;1);0)" office:value-type="float" office:value="92454412" calcext:value-type="float">
            <text:p>92454412</text:p>
          </table:table-cell>
          <table:table-cell table:formula="of:=[.BB97]+IF([.$A97]&gt;=[.BC$2];INDEX([.BC$3:.BC97];[.$A97]-[.BC$2]+1;1);0)" office:value-type="float" office:value="92491750" calcext:value-type="float">
            <text:p>92491750</text:p>
          </table:table-cell>
          <table:table-cell table:formula="of:=[.BC97]+IF([.$A97]&gt;=[.BD$2];INDEX([.BD$3:.BD97];[.$A97]-[.BD$2]+1;1);0)" office:value-type="float" office:value="92522935" calcext:value-type="float">
            <text:p>92522935</text:p>
          </table:table-cell>
          <table:table-cell table:formula="of:=[.BD97]+IF([.$A97]&gt;=[.BE$2];INDEX([.BE$3:.BE97];[.$A97]-[.BE$2]+1;1);0)" office:value-type="float" office:value="92548950" calcext:value-type="float">
            <text:p>92548950</text:p>
          </table:table-cell>
          <table:table-cell table:formula="of:=[.BE97]+IF([.$A97]&gt;=[.BF$2];INDEX([.BF$3:.BF97];[.$A97]-[.BF$2]+1;1);0)" office:value-type="float" office:value="92570587" calcext:value-type="float">
            <text:p>92570587</text:p>
          </table:table-cell>
          <table:table-cell table:formula="of:=[.BF97]+IF([.$A97]&gt;=[.BG$2];INDEX([.BG$3:.BG97];[.$A97]-[.BG$2]+1;1);0)" office:value-type="float" office:value="92588564" calcext:value-type="float">
            <text:p>92588564</text:p>
          </table:table-cell>
          <table:table-cell table:formula="of:=[.BG97]+IF([.$A97]&gt;=[.BH$2];INDEX([.BH$3:.BH97];[.$A97]-[.BH$2]+1;1);0)" office:value-type="float" office:value="92603447" calcext:value-type="float">
            <text:p>92603447</text:p>
          </table:table-cell>
          <table:table-cell table:formula="of:=[.BH97]+IF([.$A97]&gt;=[.BI$2];INDEX([.BI$3:.BI97];[.$A97]-[.BI$2]+1;1);0)" office:value-type="float" office:value="92615757" calcext:value-type="float">
            <text:p>92615757</text:p>
          </table:table-cell>
          <table:table-cell table:formula="of:=[.BI97]+IF([.$A97]&gt;=[.BJ$2];INDEX([.BJ$3:.BJ97];[.$A97]-[.BJ$2]+1;1);0)" office:value-type="float" office:value="92625900" calcext:value-type="float">
            <text:p>92625900</text:p>
          </table:table-cell>
          <table:table-cell table:formula="of:=[.BJ97]+IF([.$A97]&gt;=[.BK$2];INDEX([.BK$3:.BK97];[.$A97]-[.BK$2]+1;1);0)" office:value-type="float" office:value="92634249" calcext:value-type="float">
            <text:p>92634249</text:p>
          </table:table-cell>
          <table:table-cell table:formula="of:=[.BK97]+IF([.$A97]&gt;=[.BL$2];INDEX([.BL$3:.BL97];[.$A97]-[.BL$2]+1;1);0)" office:value-type="float" office:value="92641091" calcext:value-type="float">
            <text:p>92641091</text:p>
          </table:table-cell>
          <table:table-cell table:formula="of:=[.BL97]+IF([.$A97]&gt;=[.BM$2];INDEX([.BM$3:.BM97];[.$A97]-[.BM$2]+1;1);0)" office:value-type="float" office:value="92646695" calcext:value-type="float">
            <text:p>92646695</text:p>
          </table:table-cell>
          <table:table-cell table:formula="of:=[.BM97]+IF([.$A97]&gt;=[.BN$2];INDEX([.BN$3:.BN97];[.$A97]-[.BN$2]+1;1);0)" office:value-type="float" office:value="92651260" calcext:value-type="float">
            <text:p>92651260</text:p>
          </table:table-cell>
          <table:table-cell table:formula="of:=[.BN97]+IF([.$A97]&gt;=[.BO$2];INDEX([.BO$3:.BO97];[.$A97]-[.BO$2]+1;1);0)" office:value-type="float" office:value="92654978" calcext:value-type="float">
            <text:p>92654978</text:p>
          </table:table-cell>
          <table:table-cell table:formula="of:=[.BO97]+IF([.$A97]&gt;=[.BP$2];INDEX([.BP$3:.BP97];[.$A97]-[.BP$2]+1;1);0)" office:value-type="float" office:value="92657988" calcext:value-type="float">
            <text:p>92657988</text:p>
          </table:table-cell>
          <table:table-cell table:formula="of:=[.BP97]+IF([.$A97]&gt;=[.BQ$2];INDEX([.BQ$3:.BQ97];[.$A97]-[.BQ$2]+1;1);0)" office:value-type="float" office:value="92660424" calcext:value-type="float">
            <text:p>92660424</text:p>
          </table:table-cell>
          <table:table-cell table:formula="of:=[.BQ97]+IF([.$A97]&gt;=[.BR$2];INDEX([.BR$3:.BR97];[.$A97]-[.BR$2]+1;1);0)" office:value-type="float" office:value="92662382" calcext:value-type="float">
            <text:p>92662382</text:p>
          </table:table-cell>
          <table:table-cell table:formula="of:=[.BR97]+IF([.$A97]&gt;=[.BS$2];INDEX([.BS$3:.BS97];[.$A97]-[.BS$2]+1;1);0)" office:value-type="float" office:value="92663957" calcext:value-type="float">
            <text:p>92663957</text:p>
          </table:table-cell>
          <table:table-cell table:formula="of:=[.BS97]+IF([.$A97]&gt;=[.BT$2];INDEX([.BT$3:.BT97];[.$A97]-[.BT$2]+1;1);0)" office:value-type="float" office:value="92665212" calcext:value-type="float">
            <text:p>92665212</text:p>
          </table:table-cell>
          <table:table-cell table:formula="of:=[.BT97]+IF([.$A97]&gt;=[.BU$2];INDEX([.BU$3:.BU97];[.$A97]-[.BU$2]+1;1);0)" office:value-type="float" office:value="92666214" calcext:value-type="float">
            <text:p>92666214</text:p>
          </table:table-cell>
          <table:table-cell table:formula="of:=[.BU97]+IF([.$A97]&gt;=[.BV$2];INDEX([.BV$3:.BV97];[.$A97]-[.BV$2]+1;1);0)" office:value-type="float" office:value="92667006" calcext:value-type="float">
            <text:p>92667006</text:p>
          </table:table-cell>
          <table:table-cell table:formula="of:=[.BV97]+IF([.$A97]&gt;=[.BW$2];INDEX([.BW$3:.BW97];[.$A97]-[.BW$2]+1;1);0)" office:value-type="float" office:value="92667633" calcext:value-type="float">
            <text:p>92667633</text:p>
          </table:table-cell>
          <table:table-cell table:formula="of:=[.BW97]+IF([.$A97]&gt;=[.BX$2];INDEX([.BX$3:.BX97];[.$A97]-[.BX$2]+1;1);0)" office:value-type="float" office:value="92668123" calcext:value-type="float">
            <text:p>92668123</text:p>
          </table:table-cell>
          <table:table-cell table:formula="of:=[.BX97]+IF([.$A97]&gt;=[.BY$2];INDEX([.BY$3:.BY97];[.$A97]-[.BY$2]+1;1);0)" office:value-type="float" office:value="92668508" calcext:value-type="float">
            <text:p>92668508</text:p>
          </table:table-cell>
          <table:table-cell table:formula="of:=[.BY97]+IF([.$A97]&gt;=[.BZ$2];INDEX([.BZ$3:.BZ97];[.$A97]-[.BZ$2]+1;1);0)" office:value-type="float" office:value="92668805" calcext:value-type="float">
            <text:p>92668805</text:p>
          </table:table-cell>
          <table:table-cell table:formula="of:=[.BZ97]+IF([.$A97]&gt;=[.CA$2];INDEX([.CA$3:.CA97];[.$A97]-[.CA$2]+1;1);0)" office:value-type="float" office:value="92669036" calcext:value-type="float">
            <text:p>92669036</text:p>
          </table:table-cell>
          <table:table-cell table:formula="of:=[.CA97]+IF([.$A97]&gt;=[.CB$2];INDEX([.CB$3:.CB97];[.$A97]-[.CB$2]+1;1);0)" office:value-type="float" office:value="92669212" calcext:value-type="float">
            <text:p>92669212</text:p>
          </table:table-cell>
          <table:table-cell table:formula="of:=[.CB97]+IF([.$A97]&gt;=[.CC$2];INDEX([.CC$3:.CC97];[.$A97]-[.CC$2]+1;1);0)" office:value-type="float" office:value="92669347" calcext:value-type="float">
            <text:p>92669347</text:p>
          </table:table-cell>
          <table:table-cell table:formula="of:=[.CC97]+IF([.$A97]&gt;=[.CD$2];INDEX([.CD$3:.CD97];[.$A97]-[.CD$2]+1;1);0)" office:value-type="float" office:value="92669448" calcext:value-type="float">
            <text:p>92669448</text:p>
          </table:table-cell>
          <table:table-cell table:formula="of:=[.CD97]+IF([.$A97]&gt;=[.CE$2];INDEX([.CE$3:.CE97];[.$A97]-[.CE$2]+1;1);0)" office:value-type="float" office:value="92669525" calcext:value-type="float">
            <text:p>92669525</text:p>
          </table:table-cell>
          <table:table-cell table:formula="of:=[.CE97]+IF([.$A97]&gt;=[.CF$2];INDEX([.CF$3:.CF97];[.$A97]-[.CF$2]+1;1);0)" office:value-type="float" office:value="92669581" calcext:value-type="float">
            <text:p>92669581</text:p>
          </table:table-cell>
          <table:table-cell table:formula="of:=[.CF97]+IF([.$A97]&gt;=[.CG$2];INDEX([.CG$3:.CG97];[.$A97]-[.CG$2]+1;1);0)" office:value-type="float" office:value="92669623" calcext:value-type="float">
            <text:p>92669623</text:p>
          </table:table-cell>
          <table:table-cell table:formula="of:=[.CG97]+IF([.$A97]&gt;=[.CH$2];INDEX([.CH$3:.CH97];[.$A97]-[.CH$2]+1;1);0)" office:value-type="float" office:value="92669653" calcext:value-type="float">
            <text:p>92669653</text:p>
          </table:table-cell>
          <table:table-cell table:formula="of:=[.CH97]+IF([.$A97]&gt;=[.CI$2];INDEX([.CI$3:.CI97];[.$A97]-[.CI$2]+1;1);0)" office:value-type="float" office:value="92669675" calcext:value-type="float">
            <text:p>92669675</text:p>
          </table:table-cell>
          <table:table-cell table:formula="of:=[.CI97]+IF([.$A97]&gt;=[.CJ$2];INDEX([.CJ$3:.CJ97];[.$A97]-[.CJ$2]+1;1);0)" office:value-type="float" office:value="92669690" calcext:value-type="float">
            <text:p>92669690</text:p>
          </table:table-cell>
          <table:table-cell table:formula="of:=[.CJ97]+IF([.$A97]&gt;=[.CK$2];INDEX([.CK$3:.CK97];[.$A97]-[.CK$2]+1;1);0)" office:value-type="float" office:value="92669701" calcext:value-type="float">
            <text:p>92669701</text:p>
          </table:table-cell>
          <table:table-cell table:formula="of:=[.CK97]+IF([.$A97]&gt;=[.CL$2];INDEX([.CL$3:.CL97];[.$A97]-[.CL$2]+1;1);0)" office:value-type="float" office:value="92669708" calcext:value-type="float">
            <text:p>92669708</text:p>
          </table:table-cell>
          <table:table-cell table:formula="of:=[.CL97]+IF([.$A97]&gt;=[.CM$2];INDEX([.CM$3:.CM97];[.$A97]-[.CM$2]+1;1);0)" office:value-type="float" office:value="92669713" calcext:value-type="float">
            <text:p>92669713</text:p>
          </table:table-cell>
          <table:table-cell table:formula="of:=[.CM97]+IF([.$A97]&gt;=[.CN$2];INDEX([.CN$3:.CN97];[.$A97]-[.CN$2]+1;1);0)" office:value-type="float" office:value="92669716" calcext:value-type="float">
            <text:p>92669716</text:p>
          </table:table-cell>
          <table:table-cell table:formula="of:=[.CN97]+IF([.$A97]&gt;=[.CO$2];INDEX([.CO$3:.CO97];[.$A97]-[.CO$2]+1;1);0)" office:value-type="float" office:value="92669718" calcext:value-type="float">
            <text:p>92669718</text:p>
          </table:table-cell>
          <table:table-cell table:formula="of:=[.CO97]+IF([.$A97]&gt;=[.CP$2];INDEX([.CP$3:.CP97];[.$A97]-[.CP$2]+1;1);0)" office:value-type="float" office:value="92669719" calcext:value-type="float">
            <text:p>92669719</text:p>
          </table:table-cell>
          <table:table-cell table:formula="of:=[.CP97]+IF([.$A97]&gt;=[.CQ$2];INDEX([.CQ$3:.CQ97];[.$A97]-[.CQ$2]+1;1);0)" office:value-type="float" office:value="92669720" calcext:value-type="float">
            <text:p>92669720</text:p>
          </table:table-cell>
          <table:table-cell table:formula="of:=[.CQ97]+IF([.$A97]&gt;=[.CR$2];INDEX([.CR$3:.CR97];[.$A97]-[.CR$2]+1;1);0)" office:value-type="float" office:value="92669720" calcext:value-type="float">
            <text:p>92669720</text:p>
          </table:table-cell>
          <table:table-cell table:formula="of:=[.CR97]+IF([.$A97]&gt;=[.CS$2];INDEX([.CS$3:.CS97];[.$A97]-[.CS$2]+1;1);0)" office:value-type="float" office:value="92669720" calcext:value-type="float">
            <text:p>92669720</text:p>
          </table:table-cell>
          <table:table-cell table:formula="of:=[.CS97]+IF([.$A97]&gt;=[.CT$2];INDEX([.CT$3:.CT97];[.$A97]-[.CT$2]+1;1);0)" office:value-type="float" office:value="92669720" calcext:value-type="float">
            <text:p>92669720</text:p>
          </table:table-cell>
          <table:table-cell table:formula="of:=[.CT97]+IF([.$A97]&gt;=[.CU$2];INDEX([.CU$3:.CU97];[.$A97]-[.CU$2]+1;1);0)" office:value-type="float" office:value="92669720" calcext:value-type="float">
            <text:p>92669720</text:p>
          </table:table-cell>
          <table:table-cell table:formula="of:=[.CU97]+IF([.$A97]&gt;=[.CV$2];INDEX([.CV$3:.CV97];[.$A97]-[.CV$2]+1;1);0)" office:value-type="float" office:value="92669720" calcext:value-type="float">
            <text:p>92669720</text:p>
          </table:table-cell>
          <table:table-cell table:formula="of:=[.CV97]+IF([.$A97]&gt;=[.CW$2];INDEX([.CW$3:.CW97];[.$A97]-[.CW$2]+1;1);0)" office:value-type="float" office:value="92669720" calcext:value-type="float">
            <text:p>926697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7]" office:value-type="float" office:value="1" calcext:value-type="float">
            <text:p>1</text:p>
          </table:table-cell>
          <table:table-cell table:formula="of:=[.B98]+IF([.$A98]&gt;=[.C$2];INDEX([.C$3:.C98];[.$A98]-[.C$2]+1;1);0)" office:value-type="float" office:value="48" calcext:value-type="float">
            <text:p>48</text:p>
          </table:table-cell>
          <table:table-cell table:formula="of:=[.C98]+IF([.$A98]&gt;=[.D$2];INDEX([.D$3:.D98];[.$A98]-[.D$2]+1;1);0)" office:value-type="float" office:value="800" calcext:value-type="float">
            <text:p>800</text:p>
          </table:table-cell>
          <table:table-cell table:formula="of:=[.D98]+IF([.$A98]&gt;=[.E$2];INDEX([.E$3:.E98];[.$A98]-[.E$2]+1;1);0)" office:value-type="float" office:value="6936" calcext:value-type="float">
            <text:p>6936</text:p>
          </table:table-cell>
          <table:table-cell table:formula="of:=[.E98]+IF([.$A98]&gt;=[.F$2];INDEX([.F$3:.F98];[.$A98]-[.F$2]+1;1);0)" office:value-type="float" office:value="38225" calcext:value-type="float">
            <text:p>38225</text:p>
          </table:table-cell>
          <table:table-cell table:formula="of:=[.F98]+IF([.$A98]&gt;=[.G$2];INDEX([.G$3:.G98];[.$A98]-[.G$2]+1;1);0)" office:value-type="float" office:value="150224" calcext:value-type="float">
            <text:p>150224</text:p>
          </table:table-cell>
          <table:table-cell table:formula="of:=[.G98]+IF([.$A98]&gt;=[.H$2];INDEX([.H$3:.H98];[.$A98]-[.H$2]+1;1);0)" office:value-type="float" office:value="455370" calcext:value-type="float">
            <text:p>455370</text:p>
          </table:table-cell>
          <table:table-cell table:formula="of:=[.H98]+IF([.$A98]&gt;=[.I$2];INDEX([.I$3:.I98];[.$A98]-[.I$2]+1;1);0)" office:value-type="float" office:value="1125532" calcext:value-type="float">
            <text:p>1125532</text:p>
          </table:table-cell>
          <table:table-cell table:formula="of:=[.I98]+IF([.$A98]&gt;=[.J$2];INDEX([.J$3:.J98];[.$A98]-[.J$2]+1;1);0)" office:value-type="float" office:value="2365264" calcext:value-type="float">
            <text:p>2365264</text:p>
          </table:table-cell>
          <table:table-cell table:formula="of:=[.J98]+IF([.$A98]&gt;=[.K$2];INDEX([.K$3:.K98];[.$A98]-[.K$2]+1;1);0)" office:value-type="float" office:value="4362833" calcext:value-type="float">
            <text:p>4362833</text:p>
          </table:table-cell>
          <table:table-cell table:formula="of:=[.K98]+IF([.$A98]&gt;=[.L$2];INDEX([.L$3:.L98];[.$A98]-[.L$2]+1;1);0)" office:value-type="float" office:value="7242069" calcext:value-type="float">
            <text:p>7242069</text:p>
          </table:table-cell>
          <table:table-cell table:formula="of:=[.L98]+IF([.$A98]&gt;=[.M$2];INDEX([.M$3:.M98];[.$A98]-[.M$2]+1;1);0)" office:value-type="float" office:value="11032739" calcext:value-type="float">
            <text:p>11032739</text:p>
          </table:table-cell>
          <table:table-cell table:formula="of:=[.M98]+IF([.$A98]&gt;=[.N$2];INDEX([.N$3:.N98];[.$A98]-[.N$2]+1;1);0)" office:value-type="float" office:value="15668953" calcext:value-type="float">
            <text:p>15668953</text:p>
          </table:table-cell>
          <table:table-cell table:formula="of:=[.N98]+IF([.$A98]&gt;=[.O$2];INDEX([.O$3:.O98];[.$A98]-[.O$2]+1;1);0)" office:value-type="float" office:value="21007554" calcext:value-type="float">
            <text:p>21007554</text:p>
          </table:table-cell>
          <table:table-cell table:formula="of:=[.O98]+IF([.$A98]&gt;=[.P$2];INDEX([.P$3:.P98];[.$A98]-[.P$2]+1;1);0)" office:value-type="float" office:value="26859162" calcext:value-type="float">
            <text:p>26859162</text:p>
          </table:table-cell>
          <table:table-cell table:formula="of:=[.P98]+IF([.$A98]&gt;=[.Q$2];INDEX([.Q$3:.Q98];[.$A98]-[.Q$2]+1;1);0)" office:value-type="float" office:value="33017843" calcext:value-type="float">
            <text:p>33017843</text:p>
          </table:table-cell>
          <table:table-cell table:formula="of:=[.Q98]+IF([.$A98]&gt;=[.R$2];INDEX([.R$3:.R98];[.$A98]-[.R$2]+1;1);0)" office:value-type="float" office:value="39286987" calcext:value-type="float">
            <text:p>39286987</text:p>
          </table:table-cell>
          <table:table-cell table:formula="of:=[.R98]+IF([.$A98]&gt;=[.S$2];INDEX([.S$3:.S98];[.$A98]-[.S$2]+1;1);0)" office:value-type="float" office:value="45494546" calcext:value-type="float">
            <text:p>45494546</text:p>
          </table:table-cell>
          <table:table-cell table:formula="of:=[.S98]+IF([.$A98]&gt;=[.T$2];INDEX([.T$3:.T98];[.$A98]-[.T$2]+1;1);0)" office:value-type="float" office:value="51502509" calcext:value-type="float">
            <text:p>51502509</text:p>
          </table:table-cell>
          <table:table-cell table:formula="of:=[.T98]+IF([.$A98]&gt;=[.U$2];INDEX([.U$3:.U98];[.$A98]-[.U$2]+1;1);0)" office:value-type="float" office:value="57207703" calcext:value-type="float">
            <text:p>57207703</text:p>
          </table:table-cell>
          <table:table-cell table:formula="of:=[.U98]+IF([.$A98]&gt;=[.V$2];INDEX([.V$3:.V98];[.$A98]-[.V$2]+1;1);0)" office:value-type="float" office:value="62540720" calcext:value-type="float">
            <text:p>62540720</text:p>
          </table:table-cell>
          <table:table-cell table:formula="of:=[.V98]+IF([.$A98]&gt;=[.W$2];INDEX([.W$3:.W98];[.$A98]-[.W$2]+1;1);0)" office:value-type="float" office:value="67460273" calcext:value-type="float">
            <text:p>67460273</text:p>
          </table:table-cell>
          <table:table-cell table:formula="of:=[.W98]+IF([.$A98]&gt;=[.X$2];INDEX([.X$3:.X98];[.$A98]-[.X$2]+1;1);0)" office:value-type="float" office:value="71948826" calcext:value-type="float">
            <text:p>71948826</text:p>
          </table:table-cell>
          <table:table-cell table:formula="of:=[.X98]+IF([.$A98]&gt;=[.Y$2];INDEX([.Y$3:.Y98];[.$A98]-[.Y$2]+1;1);0)" office:value-type="float" office:value="76006097" calcext:value-type="float">
            <text:p>76006097</text:p>
          </table:table-cell>
          <table:table-cell table:formula="of:=[.Y98]+IF([.$A98]&gt;=[.Z$2];INDEX([.Z$3:.Z98];[.$A98]-[.Z$2]+1;1);0)" office:value-type="float" office:value="79645198" calcext:value-type="float">
            <text:p>79645198</text:p>
          </table:table-cell>
          <table:table-cell table:formula="of:=[.Z98]+IF([.$A98]&gt;=[.AA$2];INDEX([.AA$3:.AA98];[.$A98]-[.AA$2]+1;1);0)" office:value-type="float" office:value="82887511" calcext:value-type="float">
            <text:p>82887511</text:p>
          </table:table-cell>
          <table:table-cell table:formula="of:=[.AA98]+IF([.$A98]&gt;=[.AB$2];INDEX([.AB$3:.AB98];[.$A98]-[.AB$2]+1;1);0)" office:value-type="float" office:value="85760303" calcext:value-type="float">
            <text:p>85760303</text:p>
          </table:table-cell>
          <table:table-cell table:formula="of:=[.AB98]+IF([.$A98]&gt;=[.AC$2];INDEX([.AC$3:.AC98];[.$A98]-[.AC$2]+1;1);0)" office:value-type="float" office:value="88293321" calcext:value-type="float">
            <text:p>88293321</text:p>
          </table:table-cell>
          <table:table-cell table:formula="of:=[.AC98]+IF([.$A98]&gt;=[.AD$2];INDEX([.AD$3:.AD98];[.$A98]-[.AD$2]+1;1);0)" office:value-type="float" office:value="90517736" calcext:value-type="float">
            <text:p>90517736</text:p>
          </table:table-cell>
          <table:table-cell table:formula="of:=[.AD98]+IF([.$A98]&gt;=[.AE$2];INDEX([.AE$3:.AE98];[.$A98]-[.AE$2]+1;1);0)" office:value-type="float" office:value="92464026" calcext:value-type="float">
            <text:p>92464026</text:p>
          </table:table-cell>
          <table:table-cell table:formula="of:=[.AE98]+IF([.$A98]&gt;=[.AF$2];INDEX([.AF$3:.AF98];[.$A98]-[.AF$2]+1;1);0)" office:value-type="float" office:value="94161836" calcext:value-type="float">
            <text:p>94161836</text:p>
          </table:table-cell>
          <table:table-cell table:formula="of:=[.AF98]+IF([.$A98]&gt;=[.AG$2];INDEX([.AG$3:.AG98];[.$A98]-[.AG$2]+1;1);0)" office:value-type="float" office:value="95638706" calcext:value-type="float">
            <text:p>95638706</text:p>
          </table:table-cell>
          <table:table-cell table:formula="of:=[.AG98]+IF([.$A98]&gt;=[.AH$2];INDEX([.AH$3:.AH98];[.$A98]-[.AH$2]+1;1);0)" office:value-type="float" office:value="96920402" calcext:value-type="float">
            <text:p>96920402</text:p>
          </table:table-cell>
          <table:table-cell table:formula="of:=[.AH98]+IF([.$A98]&gt;=[.AI$2];INDEX([.AI$3:.AI98];[.$A98]-[.AI$2]+1;1);0)" office:value-type="float" office:value="98030175" calcext:value-type="float">
            <text:p>98030175</text:p>
          </table:table-cell>
          <table:table-cell table:formula="of:=[.AI98]+IF([.$A98]&gt;=[.AJ$2];INDEX([.AJ$3:.AJ98];[.$A98]-[.AJ$2]+1;1);0)" office:value-type="float" office:value="98989304" calcext:value-type="float">
            <text:p>98989304</text:p>
          </table:table-cell>
          <table:table-cell table:formula="of:=[.AJ98]+IF([.$A98]&gt;=[.AK$2];INDEX([.AK$3:.AK98];[.$A98]-[.AK$2]+1;1);0)" office:value-type="float" office:value="99816616" calcext:value-type="float">
            <text:p>99816616</text:p>
          </table:table-cell>
          <table:table-cell table:formula="of:=[.AK98]+IF([.$A98]&gt;=[.AL$2];INDEX([.AL$3:.AL98];[.$A98]-[.AL$2]+1;1);0)" office:value-type="float" office:value="100529122" calcext:value-type="float">
            <text:p>100529122</text:p>
          </table:table-cell>
          <table:table-cell table:formula="of:=[.AL98]+IF([.$A98]&gt;=[.AM$2];INDEX([.AM$3:.AM98];[.$A98]-[.AM$2]+1;1);0)" office:value-type="float" office:value="101141679" calcext:value-type="float">
            <text:p>101141679</text:p>
          </table:table-cell>
          <table:table-cell table:formula="of:=[.AM98]+IF([.$A98]&gt;=[.AN$2];INDEX([.AN$3:.AN98];[.$A98]-[.AN$2]+1;1);0)" office:value-type="float" office:value="101667587" calcext:value-type="float">
            <text:p>101667587</text:p>
          </table:table-cell>
          <table:table-cell table:formula="of:=[.AN98]+IF([.$A98]&gt;=[.AO$2];INDEX([.AO$3:.AO98];[.$A98]-[.AO$2]+1;1);0)" office:value-type="float" office:value="102118355" calcext:value-type="float">
            <text:p>102118355</text:p>
          </table:table-cell>
          <table:table-cell table:formula="of:=[.AO98]+IF([.$A98]&gt;=[.AP$2];INDEX([.AP$3:.AP98];[.$A98]-[.AP$2]+1;1);0)" office:value-type="float" office:value="102504238" calcext:value-type="float">
            <text:p>102504238</text:p>
          </table:table-cell>
          <table:table-cell table:formula="of:=[.AP98]+IF([.$A98]&gt;=[.AQ$2];INDEX([.AQ$3:.AQ98];[.$A98]-[.AQ$2]+1;1);0)" office:value-type="float" office:value="102834030" calcext:value-type="float">
            <text:p>102834030</text:p>
          </table:table-cell>
          <table:table-cell table:formula="of:=[.AQ98]+IF([.$A98]&gt;=[.AR$2];INDEX([.AR$3:.AR98];[.$A98]-[.AR$2]+1;1);0)" office:value-type="float" office:value="103115552" calcext:value-type="float">
            <text:p>103115552</text:p>
          </table:table-cell>
          <table:table-cell table:formula="of:=[.AR98]+IF([.$A98]&gt;=[.AS$2];INDEX([.AS$3:.AS98];[.$A98]-[.AS$2]+1;1);0)" office:value-type="float" office:value="103355465" calcext:value-type="float">
            <text:p>103355465</text:p>
          </table:table-cell>
          <table:table-cell table:formula="of:=[.AS98]+IF([.$A98]&gt;=[.AT$2];INDEX([.AT$3:.AT98];[.$A98]-[.AT$2]+1;1);0)" office:value-type="float" office:value="103559679" calcext:value-type="float">
            <text:p>103559679</text:p>
          </table:table-cell>
          <table:table-cell table:formula="of:=[.AT98]+IF([.$A98]&gt;=[.AU$2];INDEX([.AU$3:.AU98];[.$A98]-[.AU$2]+1;1);0)" office:value-type="float" office:value="103733200" calcext:value-type="float">
            <text:p>103733200</text:p>
          </table:table-cell>
          <table:table-cell table:formula="of:=[.AU98]+IF([.$A98]&gt;=[.AV$2];INDEX([.AV$3:.AV98];[.$A98]-[.AV$2]+1;1);0)" office:value-type="float" office:value="103880472" calcext:value-type="float">
            <text:p>103880472</text:p>
          </table:table-cell>
          <table:table-cell table:formula="of:=[.AV98]+IF([.$A98]&gt;=[.AW$2];INDEX([.AW$3:.AW98];[.$A98]-[.AW$2]+1;1);0)" office:value-type="float" office:value="104005226" calcext:value-type="float">
            <text:p>104005226</text:p>
          </table:table-cell>
          <table:table-cell table:formula="of:=[.AW98]+IF([.$A98]&gt;=[.AX$2];INDEX([.AX$3:.AX98];[.$A98]-[.AX$2]+1;1);0)" office:value-type="float" office:value="104110784" calcext:value-type="float">
            <text:p>104110784</text:p>
          </table:table-cell>
          <table:table-cell table:formula="of:=[.AX98]+IF([.$A98]&gt;=[.AY$2];INDEX([.AY$3:.AY98];[.$A98]-[.AY$2]+1;1);0)" office:value-type="float" office:value="104199918" calcext:value-type="float">
            <text:p>104199918</text:p>
          </table:table-cell>
          <table:table-cell table:formula="of:=[.AY98]+IF([.$A98]&gt;=[.AZ$2];INDEX([.AZ$3:.AZ98];[.$A98]-[.AZ$2]+1;1);0)" office:value-type="float" office:value="104275093" calcext:value-type="float">
            <text:p>104275093</text:p>
          </table:table-cell>
          <table:table-cell table:formula="of:=[.AZ98]+IF([.$A98]&gt;=[.BA$2];INDEX([.BA$3:.BA98];[.$A98]-[.BA$2]+1;1);0)" office:value-type="float" office:value="104338354" calcext:value-type="float">
            <text:p>104338354</text:p>
          </table:table-cell>
          <table:table-cell table:formula="of:=[.BA98]+IF([.$A98]&gt;=[.BB$2];INDEX([.BB$3:.BB98];[.$A98]-[.BB$2]+1;1);0)" office:value-type="float" office:value="104391528" calcext:value-type="float">
            <text:p>104391528</text:p>
          </table:table-cell>
          <table:table-cell table:formula="of:=[.BB98]+IF([.$A98]&gt;=[.BC$2];INDEX([.BC$3:.BC98];[.$A98]-[.BC$2]+1;1);0)" office:value-type="float" office:value="104436111" calcext:value-type="float">
            <text:p>104436111</text:p>
          </table:table-cell>
          <table:table-cell table:formula="of:=[.BC98]+IF([.$A98]&gt;=[.BD$2];INDEX([.BD$3:.BD98];[.$A98]-[.BD$2]+1;1);0)" office:value-type="float" office:value="104473449" calcext:value-type="float">
            <text:p>104473449</text:p>
          </table:table-cell>
          <table:table-cell table:formula="of:=[.BD98]+IF([.$A98]&gt;=[.BE$2];INDEX([.BE$3:.BE98];[.$A98]-[.BE$2]+1;1);0)" office:value-type="float" office:value="104504634" calcext:value-type="float">
            <text:p>104504634</text:p>
          </table:table-cell>
          <table:table-cell table:formula="of:=[.BE98]+IF([.$A98]&gt;=[.BF$2];INDEX([.BF$3:.BF98];[.$A98]-[.BF$2]+1;1);0)" office:value-type="float" office:value="104530649" calcext:value-type="float">
            <text:p>104530649</text:p>
          </table:table-cell>
          <table:table-cell table:formula="of:=[.BF98]+IF([.$A98]&gt;=[.BG$2];INDEX([.BG$3:.BG98];[.$A98]-[.BG$2]+1;1);0)" office:value-type="float" office:value="104552286" calcext:value-type="float">
            <text:p>104552286</text:p>
          </table:table-cell>
          <table:table-cell table:formula="of:=[.BG98]+IF([.$A98]&gt;=[.BH$2];INDEX([.BH$3:.BH98];[.$A98]-[.BH$2]+1;1);0)" office:value-type="float" office:value="104570263" calcext:value-type="float">
            <text:p>104570263</text:p>
          </table:table-cell>
          <table:table-cell table:formula="of:=[.BH98]+IF([.$A98]&gt;=[.BI$2];INDEX([.BI$3:.BI98];[.$A98]-[.BI$2]+1;1);0)" office:value-type="float" office:value="104585146" calcext:value-type="float">
            <text:p>104585146</text:p>
          </table:table-cell>
          <table:table-cell table:formula="of:=[.BI98]+IF([.$A98]&gt;=[.BJ$2];INDEX([.BJ$3:.BJ98];[.$A98]-[.BJ$2]+1;1);0)" office:value-type="float" office:value="104597456" calcext:value-type="float">
            <text:p>104597456</text:p>
          </table:table-cell>
          <table:table-cell table:formula="of:=[.BJ98]+IF([.$A98]&gt;=[.BK$2];INDEX([.BK$3:.BK98];[.$A98]-[.BK$2]+1;1);0)" office:value-type="float" office:value="104607599" calcext:value-type="float">
            <text:p>104607599</text:p>
          </table:table-cell>
          <table:table-cell table:formula="of:=[.BK98]+IF([.$A98]&gt;=[.BL$2];INDEX([.BL$3:.BL98];[.$A98]-[.BL$2]+1;1);0)" office:value-type="float" office:value="104615948" calcext:value-type="float">
            <text:p>104615948</text:p>
          </table:table-cell>
          <table:table-cell table:formula="of:=[.BL98]+IF([.$A98]&gt;=[.BM$2];INDEX([.BM$3:.BM98];[.$A98]-[.BM$2]+1;1);0)" office:value-type="float" office:value="104622790" calcext:value-type="float">
            <text:p>104622790</text:p>
          </table:table-cell>
          <table:table-cell table:formula="of:=[.BM98]+IF([.$A98]&gt;=[.BN$2];INDEX([.BN$3:.BN98];[.$A98]-[.BN$2]+1;1);0)" office:value-type="float" office:value="104628394" calcext:value-type="float">
            <text:p>104628394</text:p>
          </table:table-cell>
          <table:table-cell table:formula="of:=[.BN98]+IF([.$A98]&gt;=[.BO$2];INDEX([.BO$3:.BO98];[.$A98]-[.BO$2]+1;1);0)" office:value-type="float" office:value="104632959" calcext:value-type="float">
            <text:p>104632959</text:p>
          </table:table-cell>
          <table:table-cell table:formula="of:=[.BO98]+IF([.$A98]&gt;=[.BP$2];INDEX([.BP$3:.BP98];[.$A98]-[.BP$2]+1;1);0)" office:value-type="float" office:value="104636677" calcext:value-type="float">
            <text:p>104636677</text:p>
          </table:table-cell>
          <table:table-cell table:formula="of:=[.BP98]+IF([.$A98]&gt;=[.BQ$2];INDEX([.BQ$3:.BQ98];[.$A98]-[.BQ$2]+1;1);0)" office:value-type="float" office:value="104639687" calcext:value-type="float">
            <text:p>104639687</text:p>
          </table:table-cell>
          <table:table-cell table:formula="of:=[.BQ98]+IF([.$A98]&gt;=[.BR$2];INDEX([.BR$3:.BR98];[.$A98]-[.BR$2]+1;1);0)" office:value-type="float" office:value="104642123" calcext:value-type="float">
            <text:p>104642123</text:p>
          </table:table-cell>
          <table:table-cell table:formula="of:=[.BR98]+IF([.$A98]&gt;=[.BS$2];INDEX([.BS$3:.BS98];[.$A98]-[.BS$2]+1;1);0)" office:value-type="float" office:value="104644081" calcext:value-type="float">
            <text:p>104644081</text:p>
          </table:table-cell>
          <table:table-cell table:formula="of:=[.BS98]+IF([.$A98]&gt;=[.BT$2];INDEX([.BT$3:.BT98];[.$A98]-[.BT$2]+1;1);0)" office:value-type="float" office:value="104645656" calcext:value-type="float">
            <text:p>104645656</text:p>
          </table:table-cell>
          <table:table-cell table:formula="of:=[.BT98]+IF([.$A98]&gt;=[.BU$2];INDEX([.BU$3:.BU98];[.$A98]-[.BU$2]+1;1);0)" office:value-type="float" office:value="104646911" calcext:value-type="float">
            <text:p>104646911</text:p>
          </table:table-cell>
          <table:table-cell table:formula="of:=[.BU98]+IF([.$A98]&gt;=[.BV$2];INDEX([.BV$3:.BV98];[.$A98]-[.BV$2]+1;1);0)" office:value-type="float" office:value="104647913" calcext:value-type="float">
            <text:p>104647913</text:p>
          </table:table-cell>
          <table:table-cell table:formula="of:=[.BV98]+IF([.$A98]&gt;=[.BW$2];INDEX([.BW$3:.BW98];[.$A98]-[.BW$2]+1;1);0)" office:value-type="float" office:value="104648705" calcext:value-type="float">
            <text:p>104648705</text:p>
          </table:table-cell>
          <table:table-cell table:formula="of:=[.BW98]+IF([.$A98]&gt;=[.BX$2];INDEX([.BX$3:.BX98];[.$A98]-[.BX$2]+1;1);0)" office:value-type="float" office:value="104649332" calcext:value-type="float">
            <text:p>104649332</text:p>
          </table:table-cell>
          <table:table-cell table:formula="of:=[.BX98]+IF([.$A98]&gt;=[.BY$2];INDEX([.BY$3:.BY98];[.$A98]-[.BY$2]+1;1);0)" office:value-type="float" office:value="104649822" calcext:value-type="float">
            <text:p>104649822</text:p>
          </table:table-cell>
          <table:table-cell table:formula="of:=[.BY98]+IF([.$A98]&gt;=[.BZ$2];INDEX([.BZ$3:.BZ98];[.$A98]-[.BZ$2]+1;1);0)" office:value-type="float" office:value="104650207" calcext:value-type="float">
            <text:p>104650207</text:p>
          </table:table-cell>
          <table:table-cell table:formula="of:=[.BZ98]+IF([.$A98]&gt;=[.CA$2];INDEX([.CA$3:.CA98];[.$A98]-[.CA$2]+1;1);0)" office:value-type="float" office:value="104650504" calcext:value-type="float">
            <text:p>104650504</text:p>
          </table:table-cell>
          <table:table-cell table:formula="of:=[.CA98]+IF([.$A98]&gt;=[.CB$2];INDEX([.CB$3:.CB98];[.$A98]-[.CB$2]+1;1);0)" office:value-type="float" office:value="104650735" calcext:value-type="float">
            <text:p>104650735</text:p>
          </table:table-cell>
          <table:table-cell table:formula="of:=[.CB98]+IF([.$A98]&gt;=[.CC$2];INDEX([.CC$3:.CC98];[.$A98]-[.CC$2]+1;1);0)" office:value-type="float" office:value="104650911" calcext:value-type="float">
            <text:p>104650911</text:p>
          </table:table-cell>
          <table:table-cell table:formula="of:=[.CC98]+IF([.$A98]&gt;=[.CD$2];INDEX([.CD$3:.CD98];[.$A98]-[.CD$2]+1;1);0)" office:value-type="float" office:value="104651046" calcext:value-type="float">
            <text:p>104651046</text:p>
          </table:table-cell>
          <table:table-cell table:formula="of:=[.CD98]+IF([.$A98]&gt;=[.CE$2];INDEX([.CE$3:.CE98];[.$A98]-[.CE$2]+1;1);0)" office:value-type="float" office:value="104651147" calcext:value-type="float">
            <text:p>104651147</text:p>
          </table:table-cell>
          <table:table-cell table:formula="of:=[.CE98]+IF([.$A98]&gt;=[.CF$2];INDEX([.CF$3:.CF98];[.$A98]-[.CF$2]+1;1);0)" office:value-type="float" office:value="104651224" calcext:value-type="float">
            <text:p>104651224</text:p>
          </table:table-cell>
          <table:table-cell table:formula="of:=[.CF98]+IF([.$A98]&gt;=[.CG$2];INDEX([.CG$3:.CG98];[.$A98]-[.CG$2]+1;1);0)" office:value-type="float" office:value="104651280" calcext:value-type="float">
            <text:p>104651280</text:p>
          </table:table-cell>
          <table:table-cell table:formula="of:=[.CG98]+IF([.$A98]&gt;=[.CH$2];INDEX([.CH$3:.CH98];[.$A98]-[.CH$2]+1;1);0)" office:value-type="float" office:value="104651322" calcext:value-type="float">
            <text:p>104651322</text:p>
          </table:table-cell>
          <table:table-cell table:formula="of:=[.CH98]+IF([.$A98]&gt;=[.CI$2];INDEX([.CI$3:.CI98];[.$A98]-[.CI$2]+1;1);0)" office:value-type="float" office:value="104651352" calcext:value-type="float">
            <text:p>104651352</text:p>
          </table:table-cell>
          <table:table-cell table:formula="of:=[.CI98]+IF([.$A98]&gt;=[.CJ$2];INDEX([.CJ$3:.CJ98];[.$A98]-[.CJ$2]+1;1);0)" office:value-type="float" office:value="104651374" calcext:value-type="float">
            <text:p>104651374</text:p>
          </table:table-cell>
          <table:table-cell table:formula="of:=[.CJ98]+IF([.$A98]&gt;=[.CK$2];INDEX([.CK$3:.CK98];[.$A98]-[.CK$2]+1;1);0)" office:value-type="float" office:value="104651389" calcext:value-type="float">
            <text:p>104651389</text:p>
          </table:table-cell>
          <table:table-cell table:formula="of:=[.CK98]+IF([.$A98]&gt;=[.CL$2];INDEX([.CL$3:.CL98];[.$A98]-[.CL$2]+1;1);0)" office:value-type="float" office:value="104651400" calcext:value-type="float">
            <text:p>104651400</text:p>
          </table:table-cell>
          <table:table-cell table:formula="of:=[.CL98]+IF([.$A98]&gt;=[.CM$2];INDEX([.CM$3:.CM98];[.$A98]-[.CM$2]+1;1);0)" office:value-type="float" office:value="104651407" calcext:value-type="float">
            <text:p>104651407</text:p>
          </table:table-cell>
          <table:table-cell table:formula="of:=[.CM98]+IF([.$A98]&gt;=[.CN$2];INDEX([.CN$3:.CN98];[.$A98]-[.CN$2]+1;1);0)" office:value-type="float" office:value="104651412" calcext:value-type="float">
            <text:p>104651412</text:p>
          </table:table-cell>
          <table:table-cell table:formula="of:=[.CN98]+IF([.$A98]&gt;=[.CO$2];INDEX([.CO$3:.CO98];[.$A98]-[.CO$2]+1;1);0)" office:value-type="float" office:value="104651415" calcext:value-type="float">
            <text:p>104651415</text:p>
          </table:table-cell>
          <table:table-cell table:formula="of:=[.CO98]+IF([.$A98]&gt;=[.CP$2];INDEX([.CP$3:.CP98];[.$A98]-[.CP$2]+1;1);0)" office:value-type="float" office:value="104651417" calcext:value-type="float">
            <text:p>104651417</text:p>
          </table:table-cell>
          <table:table-cell table:formula="of:=[.CP98]+IF([.$A98]&gt;=[.CQ$2];INDEX([.CQ$3:.CQ98];[.$A98]-[.CQ$2]+1;1);0)" office:value-type="float" office:value="104651418" calcext:value-type="float">
            <text:p>104651418</text:p>
          </table:table-cell>
          <table:table-cell table:formula="of:=[.CQ98]+IF([.$A98]&gt;=[.CR$2];INDEX([.CR$3:.CR98];[.$A98]-[.CR$2]+1;1);0)" office:value-type="float" office:value="104651419" calcext:value-type="float">
            <text:p>104651419</text:p>
          </table:table-cell>
          <table:table-cell table:formula="of:=[.CR98]+IF([.$A98]&gt;=[.CS$2];INDEX([.CS$3:.CS98];[.$A98]-[.CS$2]+1;1);0)" office:value-type="float" office:value="104651419" calcext:value-type="float">
            <text:p>104651419</text:p>
          </table:table-cell>
          <table:table-cell table:formula="of:=[.CS98]+IF([.$A98]&gt;=[.CT$2];INDEX([.CT$3:.CT98];[.$A98]-[.CT$2]+1;1);0)" office:value-type="float" office:value="104651419" calcext:value-type="float">
            <text:p>104651419</text:p>
          </table:table-cell>
          <table:table-cell table:formula="of:=[.CT98]+IF([.$A98]&gt;=[.CU$2];INDEX([.CU$3:.CU98];[.$A98]-[.CU$2]+1;1);0)" office:value-type="float" office:value="104651419" calcext:value-type="float">
            <text:p>104651419</text:p>
          </table:table-cell>
          <table:table-cell table:formula="of:=[.CU98]+IF([.$A98]&gt;=[.CV$2];INDEX([.CV$3:.CV98];[.$A98]-[.CV$2]+1;1);0)" office:value-type="float" office:value="104651419" calcext:value-type="float">
            <text:p>104651419</text:p>
          </table:table-cell>
          <table:table-cell table:formula="of:=[.CV98]+IF([.$A98]&gt;=[.CW$2];INDEX([.CW$3:.CW98];[.$A98]-[.CW$2]+1;1);0)" office:value-type="float" office:value="104651419" calcext:value-type="float">
            <text:p>1046514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8]" office:value-type="float" office:value="1" calcext:value-type="float">
            <text:p>1</text:p>
          </table:table-cell>
          <table:table-cell table:formula="of:=[.B99]+IF([.$A99]&gt;=[.C$2];INDEX([.C$3:.C99];[.$A99]-[.C$2]+1;1);0)" office:value-type="float" office:value="49" calcext:value-type="float">
            <text:p>49</text:p>
          </table:table-cell>
          <table:table-cell table:formula="of:=[.C99]+IF([.$A99]&gt;=[.D$2];INDEX([.D$3:.D99];[.$A99]-[.D$2]+1;1);0)" office:value-type="float" office:value="817" calcext:value-type="float">
            <text:p>817</text:p>
          </table:table-cell>
          <table:table-cell table:formula="of:=[.D99]+IF([.$A99]&gt;=[.E$2];INDEX([.E$3:.E99];[.$A99]-[.E$2]+1;1);0)" office:value-type="float" office:value="7153" calcext:value-type="float">
            <text:p>7153</text:p>
          </table:table-cell>
          <table:table-cell table:formula="of:=[.E99]+IF([.$A99]&gt;=[.F$2];INDEX([.F$3:.F99];[.$A99]-[.F$2]+1;1);0)" office:value-type="float" office:value="39744" calcext:value-type="float">
            <text:p>39744</text:p>
          </table:table-cell>
          <table:table-cell table:formula="of:=[.F99]+IF([.$A99]&gt;=[.G$2];INDEX([.G$3:.G99];[.$A99]-[.G$2]+1;1);0)" office:value-type="float" office:value="157532" calcext:value-type="float">
            <text:p>157532</text:p>
          </table:table-cell>
          <table:table-cell table:formula="of:=[.G99]+IF([.$A99]&gt;=[.H$2];INDEX([.H$3:.H99];[.$A99]-[.H$2]+1;1);0)" office:value-type="float" office:value="481165" calcext:value-type="float">
            <text:p>481165</text:p>
          </table:table-cell>
          <table:table-cell table:formula="of:=[.H99]+IF([.$A99]&gt;=[.I$2];INDEX([.I$3:.I99];[.$A99]-[.I$2]+1;1);0)" office:value-type="float" office:value="1197809" calcext:value-type="float">
            <text:p>1197809</text:p>
          </table:table-cell>
          <table:table-cell table:formula="of:=[.I99]+IF([.$A99]&gt;=[.J$2];INDEX([.J$3:.J99];[.$A99]-[.J$2]+1;1);0)" office:value-type="float" office:value="2533326" calcext:value-type="float">
            <text:p>2533326</text:p>
          </table:table-cell>
          <table:table-cell table:formula="of:=[.J99]+IF([.$A99]&gt;=[.K$2];INDEX([.K$3:.K99];[.$A99]-[.K$2]+1;1);0)" office:value-type="float" office:value="4700201" calcext:value-type="float">
            <text:p>4700201</text:p>
          </table:table-cell>
          <table:table-cell table:formula="of:=[.K99]+IF([.$A99]&gt;=[.L$2];INDEX([.L$3:.L99];[.$A99]-[.L$2]+1;1);0)" office:value-type="float" office:value="7842848" calcext:value-type="float">
            <text:p>7842848</text:p>
          </table:table-cell>
          <table:table-cell table:formula="of:=[.L99]+IF([.$A99]&gt;=[.M$2];INDEX([.M$3:.M99];[.$A99]-[.M$2]+1;1);0)" office:value-type="float" office:value="12004167" calcext:value-type="float">
            <text:p>12004167</text:p>
          </table:table-cell>
          <table:table-cell table:formula="of:=[.M99]+IF([.$A99]&gt;=[.N$2];INDEX([.N$3:.N99];[.$A99]-[.N$2]+1;1);0)" office:value-type="float" office:value="17119753" calcext:value-type="float">
            <text:p>17119753</text:p>
          </table:table-cell>
          <table:table-cell table:formula="of:=[.N99]+IF([.$A99]&gt;=[.O$2];INDEX([.O$3:.O99];[.$A99]-[.O$2]+1;1);0)" office:value-type="float" office:value="23038248" calcext:value-type="float">
            <text:p>23038248</text:p>
          </table:table-cell>
          <table:table-cell table:formula="of:=[.O99]+IF([.$A99]&gt;=[.P$2];INDEX([.P$3:.P99];[.$A99]-[.P$2]+1;1);0)" office:value-type="float" office:value="29552711" calcext:value-type="float">
            <text:p>29552711</text:p>
          </table:table-cell>
          <table:table-cell table:formula="of:=[.P99]+IF([.$A99]&gt;=[.Q$2];INDEX([.Q$3:.Q99];[.$A99]-[.Q$2]+1;1);0)" office:value-type="float" office:value="36435710" calcext:value-type="float">
            <text:p>36435710</text:p>
          </table:table-cell>
          <table:table-cell table:formula="of:=[.Q99]+IF([.$A99]&gt;=[.R$2];INDEX([.R$3:.R99];[.$A99]-[.R$2]+1;1);0)" office:value-type="float" office:value="43466299" calcext:value-type="float">
            <text:p>43466299</text:p>
          </table:table-cell>
          <table:table-cell table:formula="of:=[.R99]+IF([.$A99]&gt;=[.S$2];INDEX([.S$3:.S99];[.$A99]-[.S$2]+1;1);0)" office:value-type="float" office:value="50450245" calcext:value-type="float">
            <text:p>50450245</text:p>
          </table:table-cell>
          <table:table-cell table:formula="of:=[.S99]+IF([.$A99]&gt;=[.T$2];INDEX([.T$3:.T99];[.$A99]-[.T$2]+1;1);0)" office:value-type="float" office:value="57228873" calcext:value-type="float">
            <text:p>57228873</text:p>
          </table:table-cell>
          <table:table-cell table:formula="of:=[.T99]+IF([.$A99]&gt;=[.U$2];INDEX([.U$3:.U99];[.$A99]-[.U$2]+1;1);0)" office:value-type="float" office:value="63683241" calcext:value-type="float">
            <text:p>63683241</text:p>
          </table:table-cell>
          <table:table-cell table:formula="of:=[.U99]+IF([.$A99]&gt;=[.V$2];INDEX([.V$3:.V99];[.$A99]-[.V$2]+1;1);0)" office:value-type="float" office:value="69730940" calcext:value-type="float">
            <text:p>69730940</text:p>
          </table:table-cell>
          <table:table-cell table:formula="of:=[.V99]+IF([.$A99]&gt;=[.W$2];INDEX([.W$3:.W99];[.$A99]-[.W$2]+1;1);0)" office:value-type="float" office:value="75322549" calcext:value-type="float">
            <text:p>75322549</text:p>
          </table:table-cell>
          <table:table-cell table:formula="of:=[.W99]+IF([.$A99]&gt;=[.X$2];INDEX([.X$3:.X99];[.$A99]-[.X$2]+1;1);0)" office:value-type="float" office:value="80434598" calcext:value-type="float">
            <text:p>80434598</text:p>
          </table:table-cell>
          <table:table-cell table:formula="of:=[.X99]+IF([.$A99]&gt;=[.Y$2];INDEX([.Y$3:.Y99];[.$A99]-[.Y$2]+1;1);0)" office:value-type="float" office:value="85064661" calcext:value-type="float">
            <text:p>85064661</text:p>
          </table:table-cell>
          <table:table-cell table:formula="of:=[.Y99]+IF([.$A99]&gt;=[.Z$2];INDEX([.Z$3:.Z99];[.$A99]-[.Z$2]+1;1);0)" office:value-type="float" office:value="89224776" calcext:value-type="float">
            <text:p>89224776</text:p>
          </table:table-cell>
          <table:table-cell table:formula="of:=[.Z99]+IF([.$A99]&gt;=[.AA$2];INDEX([.AA$3:.AA99];[.$A99]-[.AA$2]+1;1);0)" office:value-type="float" office:value="92937840" calcext:value-type="float">
            <text:p>92937840</text:p>
          </table:table-cell>
          <table:table-cell table:formula="of:=[.AA99]+IF([.$A99]&gt;=[.AB$2];INDEX([.AB$3:.AB99];[.$A99]-[.AB$2]+1;1);0)" office:value-type="float" office:value="96232819" calcext:value-type="float">
            <text:p>96232819</text:p>
          </table:table-cell>
          <table:table-cell table:formula="of:=[.AB99]+IF([.$A99]&gt;=[.AC$2];INDEX([.AC$3:.AC99];[.$A99]-[.AC$2]+1;1);0)" office:value-type="float" office:value="99142754" calcext:value-type="float">
            <text:p>99142754</text:p>
          </table:table-cell>
          <table:table-cell table:formula="of:=[.AC99]+IF([.$A99]&gt;=[.AD$2];INDEX([.AD$3:.AD99];[.$A99]-[.AD$2]+1;1);0)" office:value-type="float" office:value="101701720" calcext:value-type="float">
            <text:p>101701720</text:p>
          </table:table-cell>
          <table:table-cell table:formula="of:=[.AD99]+IF([.$A99]&gt;=[.AE$2];INDEX([.AE$3:.AE99];[.$A99]-[.AE$2]+1;1);0)" office:value-type="float" office:value="103944093" calcext:value-type="float">
            <text:p>103944093</text:p>
          </table:table-cell>
          <table:table-cell table:formula="of:=[.AE99]+IF([.$A99]&gt;=[.AF$2];INDEX([.AF$3:.AF99];[.$A99]-[.AF$2]+1;1);0)" office:value-type="float" office:value="105902689" calcext:value-type="float">
            <text:p>105902689</text:p>
          </table:table-cell>
          <table:table-cell table:formula="of:=[.AF99]+IF([.$A99]&gt;=[.AG$2];INDEX([.AG$3:.AG99];[.$A99]-[.AG$2]+1;1);0)" office:value-type="float" office:value="107608848" calcext:value-type="float">
            <text:p>107608848</text:p>
          </table:table-cell>
          <table:table-cell table:formula="of:=[.AG99]+IF([.$A99]&gt;=[.AH$2];INDEX([.AH$3:.AH99];[.$A99]-[.AH$2]+1;1);0)" office:value-type="float" office:value="109091322" calcext:value-type="float">
            <text:p>109091322</text:p>
          </table:table-cell>
          <table:table-cell table:formula="of:=[.AH99]+IF([.$A99]&gt;=[.AI$2];INDEX([.AI$3:.AI99];[.$A99]-[.AI$2]+1;1);0)" office:value-type="float" office:value="110376736" calcext:value-type="float">
            <text:p>110376736</text:p>
          </table:table-cell>
          <table:table-cell table:formula="of:=[.AI99]+IF([.$A99]&gt;=[.AJ$2];INDEX([.AJ$3:.AJ99];[.$A99]-[.AJ$2]+1;1);0)" office:value-type="float" office:value="111488945" calcext:value-type="float">
            <text:p>111488945</text:p>
          </table:table-cell>
          <table:table-cell table:formula="of:=[.AJ99]+IF([.$A99]&gt;=[.AK$2];INDEX([.AK$3:.AK99];[.$A99]-[.AK$2]+1;1);0)" office:value-type="float" office:value="112449649" calcext:value-type="float">
            <text:p>112449649</text:p>
          </table:table-cell>
          <table:table-cell table:formula="of:=[.AK99]+IF([.$A99]&gt;=[.AL$2];INDEX([.AL$3:.AL99];[.$A99]-[.AL$2]+1;1);0)" office:value-type="float" office:value="113277963" calcext:value-type="float">
            <text:p>113277963</text:p>
          </table:table-cell>
          <table:table-cell table:formula="of:=[.AL99]+IF([.$A99]&gt;=[.AM$2];INDEX([.AM$3:.AM99];[.$A99]-[.AM$2]+1;1);0)" office:value-type="float" office:value="113991096" calcext:value-type="float">
            <text:p>113991096</text:p>
          </table:table-cell>
          <table:table-cell table:formula="of:=[.AM99]+IF([.$A99]&gt;=[.AN$2];INDEX([.AN$3:.AN99];[.$A99]-[.AN$2]+1;1);0)" office:value-type="float" office:value="114604038" calcext:value-type="float">
            <text:p>114604038</text:p>
          </table:table-cell>
          <table:table-cell table:formula="of:=[.AN99]+IF([.$A99]&gt;=[.AO$2];INDEX([.AO$3:.AO99];[.$A99]-[.AO$2]+1;1);0)" office:value-type="float" office:value="115130177" calcext:value-type="float">
            <text:p>115130177</text:p>
          </table:table-cell>
          <table:table-cell table:formula="of:=[.AO99]+IF([.$A99]&gt;=[.AP$2];INDEX([.AP$3:.AP99];[.$A99]-[.AP$2]+1;1);0)" office:value-type="float" office:value="115581080" calcext:value-type="float">
            <text:p>115581080</text:p>
          </table:table-cell>
          <table:table-cell table:formula="of:=[.AP99]+IF([.$A99]&gt;=[.AQ$2];INDEX([.AQ$3:.AQ99];[.$A99]-[.AQ$2]+1;1);0)" office:value-type="float" office:value="115967040" calcext:value-type="float">
            <text:p>115967040</text:p>
          </table:table-cell>
          <table:table-cell table:formula="of:=[.AQ99]+IF([.$A99]&gt;=[.AR$2];INDEX([.AR$3:.AR99];[.$A99]-[.AR$2]+1;1);0)" office:value-type="float" office:value="116296874" calcext:value-type="float">
            <text:p>116296874</text:p>
          </table:table-cell>
          <table:table-cell table:formula="of:=[.AR99]+IF([.$A99]&gt;=[.AS$2];INDEX([.AS$3:.AS99];[.$A99]-[.AS$2]+1;1);0)" office:value-type="float" office:value="116578418" calcext:value-type="float">
            <text:p>116578418</text:p>
          </table:table-cell>
          <table:table-cell table:formula="of:=[.AS99]+IF([.$A99]&gt;=[.AT$2];INDEX([.AT$3:.AT99];[.$A99]-[.AT$2]+1;1);0)" office:value-type="float" office:value="116818342" calcext:value-type="float">
            <text:p>116818342</text:p>
          </table:table-cell>
          <table:table-cell table:formula="of:=[.AT99]+IF([.$A99]&gt;=[.AU$2];INDEX([.AU$3:.AU99];[.$A99]-[.AU$2]+1;1);0)" office:value-type="float" office:value="117022561" calcext:value-type="float">
            <text:p>117022561</text:p>
          </table:table-cell>
          <table:table-cell table:formula="of:=[.AU99]+IF([.$A99]&gt;=[.AV$2];INDEX([.AV$3:.AV99];[.$A99]-[.AV$2]+1;1);0)" office:value-type="float" office:value="117196084" calcext:value-type="float">
            <text:p>117196084</text:p>
          </table:table-cell>
          <table:table-cell table:formula="of:=[.AV99]+IF([.$A99]&gt;=[.AW$2];INDEX([.AW$3:.AW99];[.$A99]-[.AW$2]+1;1);0)" office:value-type="float" office:value="117343357" calcext:value-type="float">
            <text:p>117343357</text:p>
          </table:table-cell>
          <table:table-cell table:formula="of:=[.AW99]+IF([.$A99]&gt;=[.AX$2];INDEX([.AX$3:.AX99];[.$A99]-[.AX$2]+1;1);0)" office:value-type="float" office:value="117468111" calcext:value-type="float">
            <text:p>117468111</text:p>
          </table:table-cell>
          <table:table-cell table:formula="of:=[.AX99]+IF([.$A99]&gt;=[.AY$2];INDEX([.AY$3:.AY99];[.$A99]-[.AY$2]+1;1);0)" office:value-type="float" office:value="117573669" calcext:value-type="float">
            <text:p>117573669</text:p>
          </table:table-cell>
          <table:table-cell table:formula="of:=[.AY99]+IF([.$A99]&gt;=[.AZ$2];INDEX([.AZ$3:.AZ99];[.$A99]-[.AZ$2]+1;1);0)" office:value-type="float" office:value="117662803" calcext:value-type="float">
            <text:p>117662803</text:p>
          </table:table-cell>
          <table:table-cell table:formula="of:=[.AZ99]+IF([.$A99]&gt;=[.BA$2];INDEX([.BA$3:.BA99];[.$A99]-[.BA$2]+1;1);0)" office:value-type="float" office:value="117737978" calcext:value-type="float">
            <text:p>117737978</text:p>
          </table:table-cell>
          <table:table-cell table:formula="of:=[.BA99]+IF([.$A99]&gt;=[.BB$2];INDEX([.BB$3:.BB99];[.$A99]-[.BB$2]+1;1);0)" office:value-type="float" office:value="117801239" calcext:value-type="float">
            <text:p>117801239</text:p>
          </table:table-cell>
          <table:table-cell table:formula="of:=[.BB99]+IF([.$A99]&gt;=[.BC$2];INDEX([.BC$3:.BC99];[.$A99]-[.BC$2]+1;1);0)" office:value-type="float" office:value="117854413" calcext:value-type="float">
            <text:p>117854413</text:p>
          </table:table-cell>
          <table:table-cell table:formula="of:=[.BC99]+IF([.$A99]&gt;=[.BD$2];INDEX([.BD$3:.BD99];[.$A99]-[.BD$2]+1;1);0)" office:value-type="float" office:value="117898996" calcext:value-type="float">
            <text:p>117898996</text:p>
          </table:table-cell>
          <table:table-cell table:formula="of:=[.BD99]+IF([.$A99]&gt;=[.BE$2];INDEX([.BE$3:.BE99];[.$A99]-[.BE$2]+1;1);0)" office:value-type="float" office:value="117936334" calcext:value-type="float">
            <text:p>117936334</text:p>
          </table:table-cell>
          <table:table-cell table:formula="of:=[.BE99]+IF([.$A99]&gt;=[.BF$2];INDEX([.BF$3:.BF99];[.$A99]-[.BF$2]+1;1);0)" office:value-type="float" office:value="117967519" calcext:value-type="float">
            <text:p>117967519</text:p>
          </table:table-cell>
          <table:table-cell table:formula="of:=[.BF99]+IF([.$A99]&gt;=[.BG$2];INDEX([.BG$3:.BG99];[.$A99]-[.BG$2]+1;1);0)" office:value-type="float" office:value="117993534" calcext:value-type="float">
            <text:p>117993534</text:p>
          </table:table-cell>
          <table:table-cell table:formula="of:=[.BG99]+IF([.$A99]&gt;=[.BH$2];INDEX([.BH$3:.BH99];[.$A99]-[.BH$2]+1;1);0)" office:value-type="float" office:value="118015171" calcext:value-type="float">
            <text:p>118015171</text:p>
          </table:table-cell>
          <table:table-cell table:formula="of:=[.BH99]+IF([.$A99]&gt;=[.BI$2];INDEX([.BI$3:.BI99];[.$A99]-[.BI$2]+1;1);0)" office:value-type="float" office:value="118033148" calcext:value-type="float">
            <text:p>118033148</text:p>
          </table:table-cell>
          <table:table-cell table:formula="of:=[.BI99]+IF([.$A99]&gt;=[.BJ$2];INDEX([.BJ$3:.BJ99];[.$A99]-[.BJ$2]+1;1);0)" office:value-type="float" office:value="118048031" calcext:value-type="float">
            <text:p>118048031</text:p>
          </table:table-cell>
          <table:table-cell table:formula="of:=[.BJ99]+IF([.$A99]&gt;=[.BK$2];INDEX([.BK$3:.BK99];[.$A99]-[.BK$2]+1;1);0)" office:value-type="float" office:value="118060341" calcext:value-type="float">
            <text:p>118060341</text:p>
          </table:table-cell>
          <table:table-cell table:formula="of:=[.BK99]+IF([.$A99]&gt;=[.BL$2];INDEX([.BL$3:.BL99];[.$A99]-[.BL$2]+1;1);0)" office:value-type="float" office:value="118070484" calcext:value-type="float">
            <text:p>118070484</text:p>
          </table:table-cell>
          <table:table-cell table:formula="of:=[.BL99]+IF([.$A99]&gt;=[.BM$2];INDEX([.BM$3:.BM99];[.$A99]-[.BM$2]+1;1);0)" office:value-type="float" office:value="118078833" calcext:value-type="float">
            <text:p>118078833</text:p>
          </table:table-cell>
          <table:table-cell table:formula="of:=[.BM99]+IF([.$A99]&gt;=[.BN$2];INDEX([.BN$3:.BN99];[.$A99]-[.BN$2]+1;1);0)" office:value-type="float" office:value="118085675" calcext:value-type="float">
            <text:p>118085675</text:p>
          </table:table-cell>
          <table:table-cell table:formula="of:=[.BN99]+IF([.$A99]&gt;=[.BO$2];INDEX([.BO$3:.BO99];[.$A99]-[.BO$2]+1;1);0)" office:value-type="float" office:value="118091279" calcext:value-type="float">
            <text:p>118091279</text:p>
          </table:table-cell>
          <table:table-cell table:formula="of:=[.BO99]+IF([.$A99]&gt;=[.BP$2];INDEX([.BP$3:.BP99];[.$A99]-[.BP$2]+1;1);0)" office:value-type="float" office:value="118095844" calcext:value-type="float">
            <text:p>118095844</text:p>
          </table:table-cell>
          <table:table-cell table:formula="of:=[.BP99]+IF([.$A99]&gt;=[.BQ$2];INDEX([.BQ$3:.BQ99];[.$A99]-[.BQ$2]+1;1);0)" office:value-type="float" office:value="118099562" calcext:value-type="float">
            <text:p>118099562</text:p>
          </table:table-cell>
          <table:table-cell table:formula="of:=[.BQ99]+IF([.$A99]&gt;=[.BR$2];INDEX([.BR$3:.BR99];[.$A99]-[.BR$2]+1;1);0)" office:value-type="float" office:value="118102572" calcext:value-type="float">
            <text:p>118102572</text:p>
          </table:table-cell>
          <table:table-cell table:formula="of:=[.BR99]+IF([.$A99]&gt;=[.BS$2];INDEX([.BS$3:.BS99];[.$A99]-[.BS$2]+1;1);0)" office:value-type="float" office:value="118105008" calcext:value-type="float">
            <text:p>118105008</text:p>
          </table:table-cell>
          <table:table-cell table:formula="of:=[.BS99]+IF([.$A99]&gt;=[.BT$2];INDEX([.BT$3:.BT99];[.$A99]-[.BT$2]+1;1);0)" office:value-type="float" office:value="118106966" calcext:value-type="float">
            <text:p>118106966</text:p>
          </table:table-cell>
          <table:table-cell table:formula="of:=[.BT99]+IF([.$A99]&gt;=[.BU$2];INDEX([.BU$3:.BU99];[.$A99]-[.BU$2]+1;1);0)" office:value-type="float" office:value="118108541" calcext:value-type="float">
            <text:p>118108541</text:p>
          </table:table-cell>
          <table:table-cell table:formula="of:=[.BU99]+IF([.$A99]&gt;=[.BV$2];INDEX([.BV$3:.BV99];[.$A99]-[.BV$2]+1;1);0)" office:value-type="float" office:value="118109796" calcext:value-type="float">
            <text:p>118109796</text:p>
          </table:table-cell>
          <table:table-cell table:formula="of:=[.BV99]+IF([.$A99]&gt;=[.BW$2];INDEX([.BW$3:.BW99];[.$A99]-[.BW$2]+1;1);0)" office:value-type="float" office:value="118110798" calcext:value-type="float">
            <text:p>118110798</text:p>
          </table:table-cell>
          <table:table-cell table:formula="of:=[.BW99]+IF([.$A99]&gt;=[.BX$2];INDEX([.BX$3:.BX99];[.$A99]-[.BX$2]+1;1);0)" office:value-type="float" office:value="118111590" calcext:value-type="float">
            <text:p>118111590</text:p>
          </table:table-cell>
          <table:table-cell table:formula="of:=[.BX99]+IF([.$A99]&gt;=[.BY$2];INDEX([.BY$3:.BY99];[.$A99]-[.BY$2]+1;1);0)" office:value-type="float" office:value="118112217" calcext:value-type="float">
            <text:p>118112217</text:p>
          </table:table-cell>
          <table:table-cell table:formula="of:=[.BY99]+IF([.$A99]&gt;=[.BZ$2];INDEX([.BZ$3:.BZ99];[.$A99]-[.BZ$2]+1;1);0)" office:value-type="float" office:value="118112707" calcext:value-type="float">
            <text:p>118112707</text:p>
          </table:table-cell>
          <table:table-cell table:formula="of:=[.BZ99]+IF([.$A99]&gt;=[.CA$2];INDEX([.CA$3:.CA99];[.$A99]-[.CA$2]+1;1);0)" office:value-type="float" office:value="118113092" calcext:value-type="float">
            <text:p>118113092</text:p>
          </table:table-cell>
          <table:table-cell table:formula="of:=[.CA99]+IF([.$A99]&gt;=[.CB$2];INDEX([.CB$3:.CB99];[.$A99]-[.CB$2]+1;1);0)" office:value-type="float" office:value="118113389" calcext:value-type="float">
            <text:p>118113389</text:p>
          </table:table-cell>
          <table:table-cell table:formula="of:=[.CB99]+IF([.$A99]&gt;=[.CC$2];INDEX([.CC$3:.CC99];[.$A99]-[.CC$2]+1;1);0)" office:value-type="float" office:value="118113620" calcext:value-type="float">
            <text:p>118113620</text:p>
          </table:table-cell>
          <table:table-cell table:formula="of:=[.CC99]+IF([.$A99]&gt;=[.CD$2];INDEX([.CD$3:.CD99];[.$A99]-[.CD$2]+1;1);0)" office:value-type="float" office:value="118113796" calcext:value-type="float">
            <text:p>118113796</text:p>
          </table:table-cell>
          <table:table-cell table:formula="of:=[.CD99]+IF([.$A99]&gt;=[.CE$2];INDEX([.CE$3:.CE99];[.$A99]-[.CE$2]+1;1);0)" office:value-type="float" office:value="118113931" calcext:value-type="float">
            <text:p>118113931</text:p>
          </table:table-cell>
          <table:table-cell table:formula="of:=[.CE99]+IF([.$A99]&gt;=[.CF$2];INDEX([.CF$3:.CF99];[.$A99]-[.CF$2]+1;1);0)" office:value-type="float" office:value="118114032" calcext:value-type="float">
            <text:p>118114032</text:p>
          </table:table-cell>
          <table:table-cell table:formula="of:=[.CF99]+IF([.$A99]&gt;=[.CG$2];INDEX([.CG$3:.CG99];[.$A99]-[.CG$2]+1;1);0)" office:value-type="float" office:value="118114109" calcext:value-type="float">
            <text:p>118114109</text:p>
          </table:table-cell>
          <table:table-cell table:formula="of:=[.CG99]+IF([.$A99]&gt;=[.CH$2];INDEX([.CH$3:.CH99];[.$A99]-[.CH$2]+1;1);0)" office:value-type="float" office:value="118114165" calcext:value-type="float">
            <text:p>118114165</text:p>
          </table:table-cell>
          <table:table-cell table:formula="of:=[.CH99]+IF([.$A99]&gt;=[.CI$2];INDEX([.CI$3:.CI99];[.$A99]-[.CI$2]+1;1);0)" office:value-type="float" office:value="118114207" calcext:value-type="float">
            <text:p>118114207</text:p>
          </table:table-cell>
          <table:table-cell table:formula="of:=[.CI99]+IF([.$A99]&gt;=[.CJ$2];INDEX([.CJ$3:.CJ99];[.$A99]-[.CJ$2]+1;1);0)" office:value-type="float" office:value="118114237" calcext:value-type="float">
            <text:p>118114237</text:p>
          </table:table-cell>
          <table:table-cell table:formula="of:=[.CJ99]+IF([.$A99]&gt;=[.CK$2];INDEX([.CK$3:.CK99];[.$A99]-[.CK$2]+1;1);0)" office:value-type="float" office:value="118114259" calcext:value-type="float">
            <text:p>118114259</text:p>
          </table:table-cell>
          <table:table-cell table:formula="of:=[.CK99]+IF([.$A99]&gt;=[.CL$2];INDEX([.CL$3:.CL99];[.$A99]-[.CL$2]+1;1);0)" office:value-type="float" office:value="118114274" calcext:value-type="float">
            <text:p>118114274</text:p>
          </table:table-cell>
          <table:table-cell table:formula="of:=[.CL99]+IF([.$A99]&gt;=[.CM$2];INDEX([.CM$3:.CM99];[.$A99]-[.CM$2]+1;1);0)" office:value-type="float" office:value="118114285" calcext:value-type="float">
            <text:p>118114285</text:p>
          </table:table-cell>
          <table:table-cell table:formula="of:=[.CM99]+IF([.$A99]&gt;=[.CN$2];INDEX([.CN$3:.CN99];[.$A99]-[.CN$2]+1;1);0)" office:value-type="float" office:value="118114292" calcext:value-type="float">
            <text:p>118114292</text:p>
          </table:table-cell>
          <table:table-cell table:formula="of:=[.CN99]+IF([.$A99]&gt;=[.CO$2];INDEX([.CO$3:.CO99];[.$A99]-[.CO$2]+1;1);0)" office:value-type="float" office:value="118114297" calcext:value-type="float">
            <text:p>118114297</text:p>
          </table:table-cell>
          <table:table-cell table:formula="of:=[.CO99]+IF([.$A99]&gt;=[.CP$2];INDEX([.CP$3:.CP99];[.$A99]-[.CP$2]+1;1);0)" office:value-type="float" office:value="118114300" calcext:value-type="float">
            <text:p>118114300</text:p>
          </table:table-cell>
          <table:table-cell table:formula="of:=[.CP99]+IF([.$A99]&gt;=[.CQ$2];INDEX([.CQ$3:.CQ99];[.$A99]-[.CQ$2]+1;1);0)" office:value-type="float" office:value="118114302" calcext:value-type="float">
            <text:p>118114302</text:p>
          </table:table-cell>
          <table:table-cell table:formula="of:=[.CQ99]+IF([.$A99]&gt;=[.CR$2];INDEX([.CR$3:.CR99];[.$A99]-[.CR$2]+1;1);0)" office:value-type="float" office:value="118114303" calcext:value-type="float">
            <text:p>118114303</text:p>
          </table:table-cell>
          <table:table-cell table:formula="of:=[.CR99]+IF([.$A99]&gt;=[.CS$2];INDEX([.CS$3:.CS99];[.$A99]-[.CS$2]+1;1);0)" office:value-type="float" office:value="118114304" calcext:value-type="float">
            <text:p>118114304</text:p>
          </table:table-cell>
          <table:table-cell table:formula="of:=[.CS99]+IF([.$A99]&gt;=[.CT$2];INDEX([.CT$3:.CT99];[.$A99]-[.CT$2]+1;1);0)" office:value-type="float" office:value="118114304" calcext:value-type="float">
            <text:p>118114304</text:p>
          </table:table-cell>
          <table:table-cell table:formula="of:=[.CT99]+IF([.$A99]&gt;=[.CU$2];INDEX([.CU$3:.CU99];[.$A99]-[.CU$2]+1;1);0)" office:value-type="float" office:value="118114304" calcext:value-type="float">
            <text:p>118114304</text:p>
          </table:table-cell>
          <table:table-cell table:formula="of:=[.CU99]+IF([.$A99]&gt;=[.CV$2];INDEX([.CV$3:.CV99];[.$A99]-[.CV$2]+1;1);0)" office:value-type="float" office:value="118114304" calcext:value-type="float">
            <text:p>118114304</text:p>
          </table:table-cell>
          <table:table-cell table:formula="of:=[.CV99]+IF([.$A99]&gt;=[.CW$2];INDEX([.CW$3:.CW99];[.$A99]-[.CW$2]+1;1);0)" office:value-type="float" office:value="118114304" calcext:value-type="float">
            <text:p>1181143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9]" office:value-type="float" office:value="1" calcext:value-type="float">
            <text:p>1</text:p>
          </table:table-cell>
          <table:table-cell table:formula="of:=[.B100]+IF([.$A100]&gt;=[.C$2];INDEX([.C$3:.C100];[.$A100]-[.C$2]+1;1);0)" office:value-type="float" office:value="49" calcext:value-type="float">
            <text:p>49</text:p>
          </table:table-cell>
          <table:table-cell table:formula="of:=[.C100]+IF([.$A100]&gt;=[.D$2];INDEX([.D$3:.D100];[.$A100]-[.D$2]+1;1);0)" office:value-type="float" office:value="833" calcext:value-type="float">
            <text:p>833</text:p>
          </table:table-cell>
          <table:table-cell table:formula="of:=[.D100]+IF([.$A100]&gt;=[.E$2];INDEX([.E$3:.E100];[.$A100]-[.E$2]+1;1);0)" office:value-type="float" office:value="7361" calcext:value-type="float">
            <text:p>7361</text:p>
          </table:table-cell>
          <table:table-cell table:formula="of:=[.E100]+IF([.$A100]&gt;=[.F$2];INDEX([.F$3:.F100];[.$A100]-[.F$2]+1;1);0)" office:value-type="float" office:value="41301" calcext:value-type="float">
            <text:p>41301</text:p>
          </table:table-cell>
          <table:table-cell table:formula="of:=[.F100]+IF([.$A100]&gt;=[.G$2];INDEX([.G$3:.G100];[.$A100]-[.G$2]+1;1);0)" office:value-type="float" office:value="165056" calcext:value-type="float">
            <text:p>165056</text:p>
          </table:table-cell>
          <table:table-cell table:formula="of:=[.G100]+IF([.$A100]&gt;=[.H$2];INDEX([.H$3:.H100];[.$A100]-[.H$2]+1;1);0)" office:value-type="float" office:value="508130" calcext:value-type="float">
            <text:p>508130</text:p>
          </table:table-cell>
          <table:table-cell table:formula="of:=[.H100]+IF([.$A100]&gt;=[.I$2];INDEX([.I$3:.I100];[.$A100]-[.I$2]+1;1);0)" office:value-type="float" office:value="1273852" calcext:value-type="float">
            <text:p>1273852</text:p>
          </table:table-cell>
          <table:table-cell table:formula="of:=[.I100]+IF([.$A100]&gt;=[.J$2];INDEX([.J$3:.J100];[.$A100]-[.J$2]+1;1);0)" office:value-type="float" office:value="2711621" calcext:value-type="float">
            <text:p>2711621</text:p>
          </table:table-cell>
          <table:table-cell table:formula="of:=[.J100]+IF([.$A100]&gt;=[.K$2];INDEX([.K$3:.K100];[.$A100]-[.K$2]+1;1);0)" office:value-type="float" office:value="5060174" calcext:value-type="float">
            <text:p>5060174</text:p>
          </table:table-cell>
          <table:table-cell table:formula="of:=[.K100]+IF([.$A100]&gt;=[.L$2];INDEX([.L$3:.L100];[.$A100]-[.L$2]+1;1);0)" office:value-type="float" office:value="8487789" calcext:value-type="float">
            <text:p>8487789</text:p>
          </table:table-cell>
          <table:table-cell table:formula="of:=[.L100]+IF([.$A100]&gt;=[.M$2];INDEX([.M$3:.M100];[.$A100]-[.M$2]+1;1);0)" office:value-type="float" office:value="13051942" calcext:value-type="float">
            <text:p>13051942</text:p>
          </table:table-cell>
          <table:table-cell table:formula="of:=[.M100]+IF([.$A100]&gt;=[.N$2];INDEX([.N$3:.N100];[.$A100]-[.N$2]+1;1);0)" office:value-type="float" office:value="18691931" calcext:value-type="float">
            <text:p>18691931</text:p>
          </table:table-cell>
          <table:table-cell table:formula="of:=[.N100]+IF([.$A100]&gt;=[.O$2];INDEX([.O$3:.O100];[.$A100]-[.O$2]+1;1);0)" office:value-type="float" office:value="25247274" calcext:value-type="float">
            <text:p>25247274</text:p>
          </table:table-cell>
          <table:table-cell table:formula="of:=[.O100]+IF([.$A100]&gt;=[.P$2];INDEX([.P$3:.P100];[.$A100]-[.P$2]+1;1);0)" office:value-type="float" office:value="32493532" calcext:value-type="float">
            <text:p>32493532</text:p>
          </table:table-cell>
          <table:table-cell table:formula="of:=[.P100]+IF([.$A100]&gt;=[.Q$2];INDEX([.Q$3:.Q100];[.$A100]-[.Q$2]+1;1);0)" office:value-type="float" office:value="40178747" calcext:value-type="float">
            <text:p>40178747</text:p>
          </table:table-cell>
          <table:table-cell table:formula="of:=[.Q100]+IF([.$A100]&gt;=[.R$2];INDEX([.R$3:.R100];[.$A100]-[.R$2]+1;1);0)" office:value-type="float" office:value="48056390" calcext:value-type="float">
            <text:p>48056390</text:p>
          </table:table-cell>
          <table:table-cell table:formula="of:=[.R100]+IF([.$A100]&gt;=[.S$2];INDEX([.S$3:.S100];[.$A100]-[.S$2]+1;1);0)" office:value-type="float" office:value="55906184" calcext:value-type="float">
            <text:p>55906184</text:p>
          </table:table-cell>
          <table:table-cell table:formula="of:=[.S100]+IF([.$A100]&gt;=[.T$2];INDEX([.T$3:.T100];[.$A100]-[.T$2]+1;1);0)" office:value-type="float" office:value="63547525" calcext:value-type="float">
            <text:p>63547525</text:p>
          </table:table-cell>
          <table:table-cell table:formula="of:=[.T100]+IF([.$A100]&gt;=[.U$2];INDEX([.U$3:.U100];[.$A100]-[.U$2]+1;1);0)" office:value-type="float" office:value="70842207" calcext:value-type="float">
            <text:p>70842207</text:p>
          </table:table-cell>
          <table:table-cell table:formula="of:=[.U100]+IF([.$A100]&gt;=[.V$2];INDEX([.V$3:.V100];[.$A100]-[.V$2]+1;1);0)" office:value-type="float" office:value="77694141" calcext:value-type="float">
            <text:p>77694141</text:p>
          </table:table-cell>
          <table:table-cell table:formula="of:=[.V100]+IF([.$A100]&gt;=[.W$2];INDEX([.W$3:.W100];[.$A100]-[.W$2]+1;1);0)" office:value-type="float" office:value="84043189" calcext:value-type="float">
            <text:p>84043189</text:p>
          </table:table-cell>
          <table:table-cell table:formula="of:=[.W100]+IF([.$A100]&gt;=[.X$2];INDEX([.X$3:.X100];[.$A100]-[.X$2]+1;1);0)" office:value-type="float" office:value="89860004" calcext:value-type="float">
            <text:p>89860004</text:p>
          </table:table-cell>
          <table:table-cell table:formula="of:=[.X100]+IF([.$A100]&gt;=[.Y$2];INDEX([.Y$3:.Y100];[.$A100]-[.Y$2]+1;1);0)" office:value-type="float" office:value="95138240" calcext:value-type="float">
            <text:p>95138240</text:p>
          </table:table-cell>
          <table:table-cell table:formula="of:=[.Y100]+IF([.$A100]&gt;=[.Z$2];INDEX([.Z$3:.Z100];[.$A100]-[.Z$2]+1;1);0)" office:value-type="float" office:value="99889551" calcext:value-type="float">
            <text:p>99889551</text:p>
          </table:table-cell>
          <table:table-cell table:formula="of:=[.Z100]+IF([.$A100]&gt;=[.AA$2];INDEX([.AA$3:.AA100];[.$A100]-[.AA$2]+1;1);0)" office:value-type="float" office:value="104137203" calcext:value-type="float">
            <text:p>104137203</text:p>
          </table:table-cell>
          <table:table-cell table:formula="of:=[.AA100]+IF([.$A100]&gt;=[.AB$2];INDEX([.AB$3:.AB100];[.$A100]-[.AB$2]+1;1);0)" office:value-type="float" office:value="107912844" calcext:value-type="float">
            <text:p>107912844</text:p>
          </table:table-cell>
          <table:table-cell table:formula="of:=[.AB100]+IF([.$A100]&gt;=[.AC$2];INDEX([.AC$3:.AC100];[.$A100]-[.AC$2]+1;1);0)" office:value-type="float" office:value="111252134" calcext:value-type="float">
            <text:p>111252134</text:p>
          </table:table-cell>
          <table:table-cell table:formula="of:=[.AC100]+IF([.$A100]&gt;=[.AD$2];INDEX([.AD$3:.AD100];[.$A100]-[.AD$2]+1;1);0)" office:value-type="float" office:value="114193157" calcext:value-type="float">
            <text:p>114193157</text:p>
          </table:table-cell>
          <table:table-cell table:formula="of:=[.AD100]+IF([.$A100]&gt;=[.AE$2];INDEX([.AE$3:.AE100];[.$A100]-[.AE$2]+1;1);0)" office:value-type="float" office:value="116773730" calcext:value-type="float">
            <text:p>116773730</text:p>
          </table:table-cell>
          <table:table-cell table:formula="of:=[.AE100]+IF([.$A100]&gt;=[.AF$2];INDEX([.AF$3:.AF100];[.$A100]-[.AF$2]+1;1);0)" office:value-type="float" office:value="119030979" calcext:value-type="float">
            <text:p>119030979</text:p>
          </table:table-cell>
          <table:table-cell table:formula="of:=[.AF100]+IF([.$A100]&gt;=[.AG$2];INDEX([.AG$3:.AG100];[.$A100]-[.AG$2]+1;1);0)" office:value-type="float" office:value="120999717" calcext:value-type="float">
            <text:p>120999717</text:p>
          </table:table-cell>
          <table:table-cell table:formula="of:=[.AG100]+IF([.$A100]&gt;=[.AH$2];INDEX([.AH$3:.AH100];[.$A100]-[.AH$2]+1;1);0)" office:value-type="float" office:value="122712718" calcext:value-type="float">
            <text:p>122712718</text:p>
          </table:table-cell>
          <table:table-cell table:formula="of:=[.AH100]+IF([.$A100]&gt;=[.AI$2];INDEX([.AI$3:.AI100];[.$A100]-[.AI$2]+1;1);0)" office:value-type="float" office:value="124199757" calcext:value-type="float">
            <text:p>124199757</text:p>
          </table:table-cell>
          <table:table-cell table:formula="of:=[.AI100]+IF([.$A100]&gt;=[.AJ$2];INDEX([.AJ$3:.AJ100];[.$A100]-[.AJ$2]+1;1);0)" office:value-type="float" office:value="125488181" calcext:value-type="float">
            <text:p>125488181</text:p>
          </table:table-cell>
          <table:table-cell table:formula="of:=[.AJ100]+IF([.$A100]&gt;=[.AK$2];INDEX([.AK$3:.AK100];[.$A100]-[.AK$2]+1;1);0)" office:value-type="float" office:value="126602348" calcext:value-type="float">
            <text:p>126602348</text:p>
          </table:table-cell>
          <table:table-cell table:formula="of:=[.AK100]+IF([.$A100]&gt;=[.AL$2];INDEX([.AL$3:.AL100];[.$A100]-[.AL$2]+1;1);0)" office:value-type="float" office:value="127564307" calcext:value-type="float">
            <text:p>127564307</text:p>
          </table:table-cell>
          <table:table-cell table:formula="of:=[.AL100]+IF([.$A100]&gt;=[.AM$2];INDEX([.AM$3:.AM100];[.$A100]-[.AM$2]+1;1);0)" office:value-type="float" office:value="128393413" calcext:value-type="float">
            <text:p>128393413</text:p>
          </table:table-cell>
          <table:table-cell table:formula="of:=[.AM100]+IF([.$A100]&gt;=[.AN$2];INDEX([.AN$3:.AN100];[.$A100]-[.AN$2]+1;1);0)" office:value-type="float" office:value="129107036" calcext:value-type="float">
            <text:p>129107036</text:p>
          </table:table-cell>
          <table:table-cell table:formula="of:=[.AN100]+IF([.$A100]&gt;=[.AO$2];INDEX([.AO$3:.AO100];[.$A100]-[.AO$2]+1;1);0)" office:value-type="float" office:value="129720275" calcext:value-type="float">
            <text:p>129720275</text:p>
          </table:table-cell>
          <table:table-cell table:formula="of:=[.AO100]+IF([.$A100]&gt;=[.AP$2];INDEX([.AP$3:.AP100];[.$A100]-[.AP$2]+1;1);0)" office:value-type="float" office:value="130246590" calcext:value-type="float">
            <text:p>130246590</text:p>
          </table:table-cell>
          <table:table-cell table:formula="of:=[.AP100]+IF([.$A100]&gt;=[.AQ$2];INDEX([.AQ$3:.AQ100];[.$A100]-[.AQ$2]+1;1);0)" office:value-type="float" office:value="130697594" calcext:value-type="float">
            <text:p>130697594</text:p>
          </table:table-cell>
          <table:table-cell table:formula="of:=[.AQ100]+IF([.$A100]&gt;=[.AR$2];INDEX([.AR$3:.AR100];[.$A100]-[.AR$2]+1;1);0)" office:value-type="float" office:value="131083610" calcext:value-type="float">
            <text:p>131083610</text:p>
          </table:table-cell>
          <table:table-cell table:formula="of:=[.AR100]+IF([.$A100]&gt;=[.AS$2];INDEX([.AS$3:.AS100];[.$A100]-[.AS$2]+1;1);0)" office:value-type="float" office:value="131413474" calcext:value-type="float">
            <text:p>131413474</text:p>
          </table:table-cell>
          <table:table-cell table:formula="of:=[.AS100]+IF([.$A100]&gt;=[.AT$2];INDEX([.AT$3:.AT100];[.$A100]-[.AT$2]+1;1);0)" office:value-type="float" office:value="131695033" calcext:value-type="float">
            <text:p>131695033</text:p>
          </table:table-cell>
          <table:table-cell table:formula="of:=[.AT100]+IF([.$A100]&gt;=[.AU$2];INDEX([.AU$3:.AU100];[.$A100]-[.AU$2]+1;1);0)" office:value-type="float" office:value="131934964" calcext:value-type="float">
            <text:p>131934964</text:p>
          </table:table-cell>
          <table:table-cell table:formula="of:=[.AU100]+IF([.$A100]&gt;=[.AV$2];INDEX([.AV$3:.AV100];[.$A100]-[.AV$2]+1;1);0)" office:value-type="float" office:value="132139186" calcext:value-type="float">
            <text:p>132139186</text:p>
          </table:table-cell>
          <table:table-cell table:formula="of:=[.AV100]+IF([.$A100]&gt;=[.AW$2];INDEX([.AW$3:.AW100];[.$A100]-[.AW$2]+1;1);0)" office:value-type="float" office:value="132312710" calcext:value-type="float">
            <text:p>132312710</text:p>
          </table:table-cell>
          <table:table-cell table:formula="of:=[.AW100]+IF([.$A100]&gt;=[.AX$2];INDEX([.AX$3:.AX100];[.$A100]-[.AX$2]+1;1);0)" office:value-type="float" office:value="132459983" calcext:value-type="float">
            <text:p>132459983</text:p>
          </table:table-cell>
          <table:table-cell table:formula="of:=[.AX100]+IF([.$A100]&gt;=[.AY$2];INDEX([.AY$3:.AY100];[.$A100]-[.AY$2]+1;1);0)" office:value-type="float" office:value="132584737" calcext:value-type="float">
            <text:p>132584737</text:p>
          </table:table-cell>
          <table:table-cell table:formula="of:=[.AY100]+IF([.$A100]&gt;=[.AZ$2];INDEX([.AZ$3:.AZ100];[.$A100]-[.AZ$2]+1;1);0)" office:value-type="float" office:value="132690295" calcext:value-type="float">
            <text:p>132690295</text:p>
          </table:table-cell>
          <table:table-cell table:formula="of:=[.AZ100]+IF([.$A100]&gt;=[.BA$2];INDEX([.BA$3:.BA100];[.$A100]-[.BA$2]+1;1);0)" office:value-type="float" office:value="132779429" calcext:value-type="float">
            <text:p>132779429</text:p>
          </table:table-cell>
          <table:table-cell table:formula="of:=[.BA100]+IF([.$A100]&gt;=[.BB$2];INDEX([.BB$3:.BB100];[.$A100]-[.BB$2]+1;1);0)" office:value-type="float" office:value="132854604" calcext:value-type="float">
            <text:p>132854604</text:p>
          </table:table-cell>
          <table:table-cell table:formula="of:=[.BB100]+IF([.$A100]&gt;=[.BC$2];INDEX([.BC$3:.BC100];[.$A100]-[.BC$2]+1;1);0)" office:value-type="float" office:value="132917865" calcext:value-type="float">
            <text:p>132917865</text:p>
          </table:table-cell>
          <table:table-cell table:formula="of:=[.BC100]+IF([.$A100]&gt;=[.BD$2];INDEX([.BD$3:.BD100];[.$A100]-[.BD$2]+1;1);0)" office:value-type="float" office:value="132971039" calcext:value-type="float">
            <text:p>132971039</text:p>
          </table:table-cell>
          <table:table-cell table:formula="of:=[.BD100]+IF([.$A100]&gt;=[.BE$2];INDEX([.BE$3:.BE100];[.$A100]-[.BE$2]+1;1);0)" office:value-type="float" office:value="133015622" calcext:value-type="float">
            <text:p>133015622</text:p>
          </table:table-cell>
          <table:table-cell table:formula="of:=[.BE100]+IF([.$A100]&gt;=[.BF$2];INDEX([.BF$3:.BF100];[.$A100]-[.BF$2]+1;1);0)" office:value-type="float" office:value="133052960" calcext:value-type="float">
            <text:p>133052960</text:p>
          </table:table-cell>
          <table:table-cell table:formula="of:=[.BF100]+IF([.$A100]&gt;=[.BG$2];INDEX([.BG$3:.BG100];[.$A100]-[.BG$2]+1;1);0)" office:value-type="float" office:value="133084145" calcext:value-type="float">
            <text:p>133084145</text:p>
          </table:table-cell>
          <table:table-cell table:formula="of:=[.BG100]+IF([.$A100]&gt;=[.BH$2];INDEX([.BH$3:.BH100];[.$A100]-[.BH$2]+1;1);0)" office:value-type="float" office:value="133110160" calcext:value-type="float">
            <text:p>133110160</text:p>
          </table:table-cell>
          <table:table-cell table:formula="of:=[.BH100]+IF([.$A100]&gt;=[.BI$2];INDEX([.BI$3:.BI100];[.$A100]-[.BI$2]+1;1);0)" office:value-type="float" office:value="133131797" calcext:value-type="float">
            <text:p>133131797</text:p>
          </table:table-cell>
          <table:table-cell table:formula="of:=[.BI100]+IF([.$A100]&gt;=[.BJ$2];INDEX([.BJ$3:.BJ100];[.$A100]-[.BJ$2]+1;1);0)" office:value-type="float" office:value="133149774" calcext:value-type="float">
            <text:p>133149774</text:p>
          </table:table-cell>
          <table:table-cell table:formula="of:=[.BJ100]+IF([.$A100]&gt;=[.BK$2];INDEX([.BK$3:.BK100];[.$A100]-[.BK$2]+1;1);0)" office:value-type="float" office:value="133164657" calcext:value-type="float">
            <text:p>133164657</text:p>
          </table:table-cell>
          <table:table-cell table:formula="of:=[.BK100]+IF([.$A100]&gt;=[.BL$2];INDEX([.BL$3:.BL100];[.$A100]-[.BL$2]+1;1);0)" office:value-type="float" office:value="133176967" calcext:value-type="float">
            <text:p>133176967</text:p>
          </table:table-cell>
          <table:table-cell table:formula="of:=[.BL100]+IF([.$A100]&gt;=[.BM$2];INDEX([.BM$3:.BM100];[.$A100]-[.BM$2]+1;1);0)" office:value-type="float" office:value="133187110" calcext:value-type="float">
            <text:p>133187110</text:p>
          </table:table-cell>
          <table:table-cell table:formula="of:=[.BM100]+IF([.$A100]&gt;=[.BN$2];INDEX([.BN$3:.BN100];[.$A100]-[.BN$2]+1;1);0)" office:value-type="float" office:value="133195459" calcext:value-type="float">
            <text:p>133195459</text:p>
          </table:table-cell>
          <table:table-cell table:formula="of:=[.BN100]+IF([.$A100]&gt;=[.BO$2];INDEX([.BO$3:.BO100];[.$A100]-[.BO$2]+1;1);0)" office:value-type="float" office:value="133202301" calcext:value-type="float">
            <text:p>133202301</text:p>
          </table:table-cell>
          <table:table-cell table:formula="of:=[.BO100]+IF([.$A100]&gt;=[.BP$2];INDEX([.BP$3:.BP100];[.$A100]-[.BP$2]+1;1);0)" office:value-type="float" office:value="133207905" calcext:value-type="float">
            <text:p>133207905</text:p>
          </table:table-cell>
          <table:table-cell table:formula="of:=[.BP100]+IF([.$A100]&gt;=[.BQ$2];INDEX([.BQ$3:.BQ100];[.$A100]-[.BQ$2]+1;1);0)" office:value-type="float" office:value="133212470" calcext:value-type="float">
            <text:p>133212470</text:p>
          </table:table-cell>
          <table:table-cell table:formula="of:=[.BQ100]+IF([.$A100]&gt;=[.BR$2];INDEX([.BR$3:.BR100];[.$A100]-[.BR$2]+1;1);0)" office:value-type="float" office:value="133216188" calcext:value-type="float">
            <text:p>133216188</text:p>
          </table:table-cell>
          <table:table-cell table:formula="of:=[.BR100]+IF([.$A100]&gt;=[.BS$2];INDEX([.BS$3:.BS100];[.$A100]-[.BS$2]+1;1);0)" office:value-type="float" office:value="133219198" calcext:value-type="float">
            <text:p>133219198</text:p>
          </table:table-cell>
          <table:table-cell table:formula="of:=[.BS100]+IF([.$A100]&gt;=[.BT$2];INDEX([.BT$3:.BT100];[.$A100]-[.BT$2]+1;1);0)" office:value-type="float" office:value="133221634" calcext:value-type="float">
            <text:p>133221634</text:p>
          </table:table-cell>
          <table:table-cell table:formula="of:=[.BT100]+IF([.$A100]&gt;=[.BU$2];INDEX([.BU$3:.BU100];[.$A100]-[.BU$2]+1;1);0)" office:value-type="float" office:value="133223592" calcext:value-type="float">
            <text:p>133223592</text:p>
          </table:table-cell>
          <table:table-cell table:formula="of:=[.BU100]+IF([.$A100]&gt;=[.BV$2];INDEX([.BV$3:.BV100];[.$A100]-[.BV$2]+1;1);0)" office:value-type="float" office:value="133225167" calcext:value-type="float">
            <text:p>133225167</text:p>
          </table:table-cell>
          <table:table-cell table:formula="of:=[.BV100]+IF([.$A100]&gt;=[.BW$2];INDEX([.BW$3:.BW100];[.$A100]-[.BW$2]+1;1);0)" office:value-type="float" office:value="133226422" calcext:value-type="float">
            <text:p>133226422</text:p>
          </table:table-cell>
          <table:table-cell table:formula="of:=[.BW100]+IF([.$A100]&gt;=[.BX$2];INDEX([.BX$3:.BX100];[.$A100]-[.BX$2]+1;1);0)" office:value-type="float" office:value="133227424" calcext:value-type="float">
            <text:p>133227424</text:p>
          </table:table-cell>
          <table:table-cell table:formula="of:=[.BX100]+IF([.$A100]&gt;=[.BY$2];INDEX([.BY$3:.BY100];[.$A100]-[.BY$2]+1;1);0)" office:value-type="float" office:value="133228216" calcext:value-type="float">
            <text:p>133228216</text:p>
          </table:table-cell>
          <table:table-cell table:formula="of:=[.BY100]+IF([.$A100]&gt;=[.BZ$2];INDEX([.BZ$3:.BZ100];[.$A100]-[.BZ$2]+1;1);0)" office:value-type="float" office:value="133228843" calcext:value-type="float">
            <text:p>133228843</text:p>
          </table:table-cell>
          <table:table-cell table:formula="of:=[.BZ100]+IF([.$A100]&gt;=[.CA$2];INDEX([.CA$3:.CA100];[.$A100]-[.CA$2]+1;1);0)" office:value-type="float" office:value="133229333" calcext:value-type="float">
            <text:p>133229333</text:p>
          </table:table-cell>
          <table:table-cell table:formula="of:=[.CA100]+IF([.$A100]&gt;=[.CB$2];INDEX([.CB$3:.CB100];[.$A100]-[.CB$2]+1;1);0)" office:value-type="float" office:value="133229718" calcext:value-type="float">
            <text:p>133229718</text:p>
          </table:table-cell>
          <table:table-cell table:formula="of:=[.CB100]+IF([.$A100]&gt;=[.CC$2];INDEX([.CC$3:.CC100];[.$A100]-[.CC$2]+1;1);0)" office:value-type="float" office:value="133230015" calcext:value-type="float">
            <text:p>133230015</text:p>
          </table:table-cell>
          <table:table-cell table:formula="of:=[.CC100]+IF([.$A100]&gt;=[.CD$2];INDEX([.CD$3:.CD100];[.$A100]-[.CD$2]+1;1);0)" office:value-type="float" office:value="133230246" calcext:value-type="float">
            <text:p>133230246</text:p>
          </table:table-cell>
          <table:table-cell table:formula="of:=[.CD100]+IF([.$A100]&gt;=[.CE$2];INDEX([.CE$3:.CE100];[.$A100]-[.CE$2]+1;1);0)" office:value-type="float" office:value="133230422" calcext:value-type="float">
            <text:p>133230422</text:p>
          </table:table-cell>
          <table:table-cell table:formula="of:=[.CE100]+IF([.$A100]&gt;=[.CF$2];INDEX([.CF$3:.CF100];[.$A100]-[.CF$2]+1;1);0)" office:value-type="float" office:value="133230557" calcext:value-type="float">
            <text:p>133230557</text:p>
          </table:table-cell>
          <table:table-cell table:formula="of:=[.CF100]+IF([.$A100]&gt;=[.CG$2];INDEX([.CG$3:.CG100];[.$A100]-[.CG$2]+1;1);0)" office:value-type="float" office:value="133230658" calcext:value-type="float">
            <text:p>133230658</text:p>
          </table:table-cell>
          <table:table-cell table:formula="of:=[.CG100]+IF([.$A100]&gt;=[.CH$2];INDEX([.CH$3:.CH100];[.$A100]-[.CH$2]+1;1);0)" office:value-type="float" office:value="133230735" calcext:value-type="float">
            <text:p>133230735</text:p>
          </table:table-cell>
          <table:table-cell table:formula="of:=[.CH100]+IF([.$A100]&gt;=[.CI$2];INDEX([.CI$3:.CI100];[.$A100]-[.CI$2]+1;1);0)" office:value-type="float" office:value="133230791" calcext:value-type="float">
            <text:p>133230791</text:p>
          </table:table-cell>
          <table:table-cell table:formula="of:=[.CI100]+IF([.$A100]&gt;=[.CJ$2];INDEX([.CJ$3:.CJ100];[.$A100]-[.CJ$2]+1;1);0)" office:value-type="float" office:value="133230833" calcext:value-type="float">
            <text:p>133230833</text:p>
          </table:table-cell>
          <table:table-cell table:formula="of:=[.CJ100]+IF([.$A100]&gt;=[.CK$2];INDEX([.CK$3:.CK100];[.$A100]-[.CK$2]+1;1);0)" office:value-type="float" office:value="133230863" calcext:value-type="float">
            <text:p>133230863</text:p>
          </table:table-cell>
          <table:table-cell table:formula="of:=[.CK100]+IF([.$A100]&gt;=[.CL$2];INDEX([.CL$3:.CL100];[.$A100]-[.CL$2]+1;1);0)" office:value-type="float" office:value="133230885" calcext:value-type="float">
            <text:p>133230885</text:p>
          </table:table-cell>
          <table:table-cell table:formula="of:=[.CL100]+IF([.$A100]&gt;=[.CM$2];INDEX([.CM$3:.CM100];[.$A100]-[.CM$2]+1;1);0)" office:value-type="float" office:value="133230900" calcext:value-type="float">
            <text:p>133230900</text:p>
          </table:table-cell>
          <table:table-cell table:formula="of:=[.CM100]+IF([.$A100]&gt;=[.CN$2];INDEX([.CN$3:.CN100];[.$A100]-[.CN$2]+1;1);0)" office:value-type="float" office:value="133230911" calcext:value-type="float">
            <text:p>133230911</text:p>
          </table:table-cell>
          <table:table-cell table:formula="of:=[.CN100]+IF([.$A100]&gt;=[.CO$2];INDEX([.CO$3:.CO100];[.$A100]-[.CO$2]+1;1);0)" office:value-type="float" office:value="133230918" calcext:value-type="float">
            <text:p>133230918</text:p>
          </table:table-cell>
          <table:table-cell table:formula="of:=[.CO100]+IF([.$A100]&gt;=[.CP$2];INDEX([.CP$3:.CP100];[.$A100]-[.CP$2]+1;1);0)" office:value-type="float" office:value="133230923" calcext:value-type="float">
            <text:p>133230923</text:p>
          </table:table-cell>
          <table:table-cell table:formula="of:=[.CP100]+IF([.$A100]&gt;=[.CQ$2];INDEX([.CQ$3:.CQ100];[.$A100]-[.CQ$2]+1;1);0)" office:value-type="float" office:value="133230926" calcext:value-type="float">
            <text:p>133230926</text:p>
          </table:table-cell>
          <table:table-cell table:formula="of:=[.CQ100]+IF([.$A100]&gt;=[.CR$2];INDEX([.CR$3:.CR100];[.$A100]-[.CR$2]+1;1);0)" office:value-type="float" office:value="133230928" calcext:value-type="float">
            <text:p>133230928</text:p>
          </table:table-cell>
          <table:table-cell table:formula="of:=[.CR100]+IF([.$A100]&gt;=[.CS$2];INDEX([.CS$3:.CS100];[.$A100]-[.CS$2]+1;1);0)" office:value-type="float" office:value="133230929" calcext:value-type="float">
            <text:p>133230929</text:p>
          </table:table-cell>
          <table:table-cell table:formula="of:=[.CS100]+IF([.$A100]&gt;=[.CT$2];INDEX([.CT$3:.CT100];[.$A100]-[.CT$2]+1;1);0)" office:value-type="float" office:value="133230930" calcext:value-type="float">
            <text:p>133230930</text:p>
          </table:table-cell>
          <table:table-cell table:formula="of:=[.CT100]+IF([.$A100]&gt;=[.CU$2];INDEX([.CU$3:.CU100];[.$A100]-[.CU$2]+1;1);0)" office:value-type="float" office:value="133230930" calcext:value-type="float">
            <text:p>133230930</text:p>
          </table:table-cell>
          <table:table-cell table:formula="of:=[.CU100]+IF([.$A100]&gt;=[.CV$2];INDEX([.CV$3:.CV100];[.$A100]-[.CV$2]+1;1);0)" office:value-type="float" office:value="133230930" calcext:value-type="float">
            <text:p>133230930</text:p>
          </table:table-cell>
          <table:table-cell table:formula="of:=[.CV100]+IF([.$A100]&gt;=[.CW$2];INDEX([.CW$3:.CW100];[.$A100]-[.CW$2]+1;1);0)" office:value-type="float" office:value="133230930" calcext:value-type="float">
            <text:p>1332309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00]" office:value-type="float" office:value="1" calcext:value-type="float">
            <text:p>1</text:p>
          </table:table-cell>
          <table:table-cell table:formula="of:=[.B101]+IF([.$A101]&gt;=[.C$2];INDEX([.C$3:.C101];[.$A101]-[.C$2]+1;1);0)" office:value-type="float" office:value="50" calcext:value-type="float">
            <text:p>50</text:p>
          </table:table-cell>
          <table:table-cell table:formula="of:=[.C101]+IF([.$A101]&gt;=[.D$2];INDEX([.D$3:.D101];[.$A101]-[.D$2]+1;1);0)" office:value-type="float" office:value="850" calcext:value-type="float">
            <text:p>850</text:p>
          </table:table-cell>
          <table:table-cell table:formula="of:=[.D101]+IF([.$A101]&gt;=[.E$2];INDEX([.E$3:.E101];[.$A101]-[.E$2]+1;1);0)" office:value-type="float" office:value="7586" calcext:value-type="float">
            <text:p>7586</text:p>
          </table:table-cell>
          <table:table-cell table:formula="of:=[.E101]+IF([.$A101]&gt;=[.F$2];INDEX([.F$3:.F101];[.$A101]-[.F$2]+1;1);0)" office:value-type="float" office:value="42910" calcext:value-type="float">
            <text:p>42910</text:p>
          </table:table-cell>
          <table:table-cell table:formula="of:=[.F101]+IF([.$A101]&gt;=[.G$2];INDEX([.G$3:.G101];[.$A101]-[.G$2]+1;1);0)" office:value-type="float" office:value="172929" calcext:value-type="float">
            <text:p>172929</text:p>
          </table:table-cell>
          <table:table-cell table:formula="of:=[.G101]+IF([.$A101]&gt;=[.H$2];INDEX([.H$3:.H101];[.$A101]-[.H$2]+1;1);0)" office:value-type="float" office:value="536375" calcext:value-type="float">
            <text:p>536375</text:p>
          </table:table-cell>
          <table:table-cell table:formula="of:=[.H101]+IF([.$A101]&gt;=[.I$2];INDEX([.I$3:.I101];[.$A101]-[.I$2]+1;1);0)" office:value-type="float" office:value="1354164" calcext:value-type="float">
            <text:p>1354164</text:p>
          </table:table-cell>
          <table:table-cell table:formula="of:=[.I101]+IF([.$A101]&gt;=[.J$2];INDEX([.J$3:.J101];[.$A101]-[.J$2]+1;1);0)" office:value-type="float" office:value="2900883" calcext:value-type="float">
            <text:p>2900883</text:p>
          </table:table-cell>
          <table:table-cell table:formula="of:=[.J101]+IF([.$A101]&gt;=[.K$2];INDEX([.K$3:.K101];[.$A101]-[.K$2]+1;1);0)" office:value-type="float" office:value="5444732" calcext:value-type="float">
            <text:p>5444732</text:p>
          </table:table-cell>
          <table:table-cell table:formula="of:=[.K101]+IF([.$A101]&gt;=[.L$2];INDEX([.L$3:.L101];[.$A101]-[.L$2]+1;1);0)" office:value-type="float" office:value="9180146" calcext:value-type="float">
            <text:p>9180146</text:p>
          </table:table-cell>
          <table:table-cell table:formula="of:=[.L101]+IF([.$A101]&gt;=[.M$2];INDEX([.M$3:.M101];[.$A101]-[.M$2]+1;1);0)" office:value-type="float" office:value="14182475" calcext:value-type="float">
            <text:p>14182475</text:p>
          </table:table-cell>
          <table:table-cell table:formula="of:=[.M101]+IF([.$A101]&gt;=[.N$2];INDEX([.N$3:.N101];[.$A101]-[.N$2]+1;1);0)" office:value-type="float" office:value="20395277" calcext:value-type="float">
            <text:p>20395277</text:p>
          </table:table-cell>
          <table:table-cell table:formula="of:=[.N101]+IF([.$A101]&gt;=[.O$2];INDEX([.O$3:.O101];[.$A101]-[.O$2]+1;1);0)" office:value-type="float" office:value="27650253" calcext:value-type="float">
            <text:p>27650253</text:p>
          </table:table-cell>
          <table:table-cell table:formula="of:=[.O101]+IF([.$A101]&gt;=[.P$2];INDEX([.P$3:.P101];[.$A101]-[.P$2]+1;1);0)" office:value-type="float" office:value="35703292" calcext:value-type="float">
            <text:p>35703292</text:p>
          </table:table-cell>
          <table:table-cell table:formula="of:=[.P101]+IF([.$A101]&gt;=[.Q$2];INDEX([.Q$3:.Q101];[.$A101]-[.Q$2]+1;1);0)" office:value-type="float" office:value="44277097" calcext:value-type="float">
            <text:p>44277097</text:p>
          </table:table-cell>
          <table:table-cell table:formula="of:=[.Q101]+IF([.$A101]&gt;=[.R$2];INDEX([.R$3:.R101];[.$A101]-[.R$2]+1;1);0)" office:value-type="float" office:value="53095685" calcext:value-type="float">
            <text:p>53095685</text:p>
          </table:table-cell>
          <table:table-cell table:formula="of:=[.R101]+IF([.$A101]&gt;=[.S$2];INDEX([.S$3:.S101];[.$A101]-[.S$2]+1;1);0)" office:value-type="float" office:value="61911143" calcext:value-type="float">
            <text:p>61911143</text:p>
          </table:table-cell>
          <table:table-cell table:formula="of:=[.S101]+IF([.$A101]&gt;=[.T$2];INDEX([.T$3:.T101];[.$A101]-[.T$2]+1;1);0)" office:value-type="float" office:value="70516817" calcext:value-type="float">
            <text:p>70516817</text:p>
          </table:table-cell>
          <table:table-cell table:formula="of:=[.T101]+IF([.$A101]&gt;=[.U$2];INDEX([.U$3:.U101];[.$A101]-[.U$2]+1;1);0)" office:value-type="float" office:value="78754030" calcext:value-type="float">
            <text:p>78754030</text:p>
          </table:table-cell>
          <table:table-cell table:formula="of:=[.U101]+IF([.$A101]&gt;=[.V$2];INDEX([.V$3:.V101];[.$A101]-[.V$2]+1;1);0)" office:value-type="float" office:value="86509627" calcext:value-type="float">
            <text:p>86509627</text:p>
          </table:table-cell>
          <table:table-cell table:formula="of:=[.V101]+IF([.$A101]&gt;=[.W$2];INDEX([.W$3:.W101];[.$A101]-[.W$2]+1;1);0)" office:value-type="float" office:value="93712318" calcext:value-type="float">
            <text:p>93712318</text:p>
          </table:table-cell>
          <table:table-cell table:formula="of:=[.W101]+IF([.$A101]&gt;=[.X$2];INDEX([.X$3:.X101];[.$A101]-[.X$2]+1;1);0)" office:value-type="float" office:value="100324504" calcext:value-type="float">
            <text:p>100324504</text:p>
          </table:table-cell>
          <table:table-cell table:formula="of:=[.X101]+IF([.$A101]&gt;=[.Y$2];INDEX([.Y$3:.Y101];[.$A101]-[.Y$2]+1;1);0)" office:value-type="float" office:value="106336249" calcext:value-type="float">
            <text:p>106336249</text:p>
          </table:table-cell>
          <table:table-cell table:formula="of:=[.Y101]+IF([.$A101]&gt;=[.Z$2];INDEX([.Z$3:.Z101];[.$A101]-[.Z$2]+1;1);0)" office:value-type="float" office:value="111757250" calcext:value-type="float">
            <text:p>111757250</text:p>
          </table:table-cell>
          <table:table-cell table:formula="of:=[.Z101]+IF([.$A101]&gt;=[.AA$2];INDEX([.AA$3:.AA101];[.$A101]-[.AA$2]+1;1);0)" office:value-type="float" office:value="116612032" calcext:value-type="float">
            <text:p>116612032</text:p>
          </table:table-cell>
          <table:table-cell table:formula="of:=[.AA101]+IF([.$A101]&gt;=[.AB$2];INDEX([.AB$3:.AB101];[.$A101]-[.AB$2]+1;1);0)" office:value-type="float" office:value="120933944" calcext:value-type="float">
            <text:p>120933944</text:p>
          </table:table-cell>
          <table:table-cell table:formula="of:=[.AB101]+IF([.$A101]&gt;=[.AC$2];INDEX([.AC$3:.AC101];[.$A101]-[.AC$2]+1;1);0)" office:value-type="float" office:value="124762386" calcext:value-type="float">
            <text:p>124762386</text:p>
          </table:table-cell>
          <table:table-cell table:formula="of:=[.AC101]+IF([.$A101]&gt;=[.AD$2];INDEX([.AD$3:.AD101];[.$A101]-[.AD$2]+1;1);0)" office:value-type="float" office:value="128138875" calcext:value-type="float">
            <text:p>128138875</text:p>
          </table:table-cell>
          <table:table-cell table:formula="of:=[.AD101]+IF([.$A101]&gt;=[.AE$2];INDEX([.AE$3:.AE101];[.$A101]-[.AE$2]+1;1);0)" office:value-type="float" office:value="131105868" calcext:value-type="float">
            <text:p>131105868</text:p>
          </table:table-cell>
          <table:table-cell table:formula="of:=[.AE101]+IF([.$A101]&gt;=[.AF$2];INDEX([.AF$3:.AF101];[.$A101]-[.AF$2]+1;1);0)" office:value-type="float" office:value="133704406" calcext:value-type="float">
            <text:p>133704406</text:p>
          </table:table-cell>
          <table:table-cell table:formula="of:=[.AF101]+IF([.$A101]&gt;=[.AG$2];INDEX([.AG$3:.AG101];[.$A101]-[.AG$2]+1;1);0)" office:value-type="float" office:value="135973963" calcext:value-type="float">
            <text:p>135973963</text:p>
          </table:table-cell>
          <table:table-cell table:formula="of:=[.AG101]+IF([.$A101]&gt;=[.AH$2];INDEX([.AH$3:.AH101];[.$A101]-[.AH$2]+1;1);0)" office:value-type="float" office:value="137951050" calcext:value-type="float">
            <text:p>137951050</text:p>
          </table:table-cell>
          <table:table-cell table:formula="of:=[.AH101]+IF([.$A101]&gt;=[.AI$2];INDEX([.AI$3:.AI101];[.$A101]-[.AI$2]+1;1);0)" office:value-type="float" office:value="139669655" calcext:value-type="float">
            <text:p>139669655</text:p>
          </table:table-cell>
          <table:table-cell table:formula="of:=[.AI101]+IF([.$A101]&gt;=[.AJ$2];INDEX([.AJ$3:.AJ101];[.$A101]-[.AJ$2]+1;1);0)" office:value-type="float" office:value="141160412" calcext:value-type="float">
            <text:p>141160412</text:p>
          </table:table-cell>
          <table:table-cell table:formula="of:=[.AJ101]+IF([.$A101]&gt;=[.AK$2];INDEX([.AK$3:.AK101];[.$A101]-[.AK$2]+1;1);0)" office:value-type="float" office:value="142451272" calcext:value-type="float">
            <text:p>142451272</text:p>
          </table:table-cell>
          <table:table-cell table:formula="of:=[.AK101]+IF([.$A101]&gt;=[.AL$2];INDEX([.AL$3:.AL101];[.$A101]-[.AL$2]+1;1);0)" office:value-type="float" office:value="143567014" calcext:value-type="float">
            <text:p>143567014</text:p>
          </table:table-cell>
          <table:table-cell table:formula="of:=[.AL101]+IF([.$A101]&gt;=[.AM$2];INDEX([.AM$3:.AM101];[.$A101]-[.AM$2]+1;1);0)" office:value-type="float" office:value="144529975" calcext:value-type="float">
            <text:p>144529975</text:p>
          </table:table-cell>
          <table:table-cell table:formula="of:=[.AM101]+IF([.$A101]&gt;=[.AN$2];INDEX([.AN$3:.AN101];[.$A101]-[.AN$2]+1;1);0)" office:value-type="float" office:value="145359708" calcext:value-type="float">
            <text:p>145359708</text:p>
          </table:table-cell>
          <table:table-cell table:formula="of:=[.AN101]+IF([.$A101]&gt;=[.AO$2];INDEX([.AO$3:.AO101];[.$A101]-[.AO$2]+1;1);0)" office:value-type="float" office:value="146073716" calcext:value-type="float">
            <text:p>146073716</text:p>
          </table:table-cell>
          <table:table-cell table:formula="of:=[.AO101]+IF([.$A101]&gt;=[.AP$2];INDEX([.AP$3:.AP101];[.$A101]-[.AP$2]+1;1);0)" office:value-type="float" office:value="146687186" calcext:value-type="float">
            <text:p>146687186</text:p>
          </table:table-cell>
          <table:table-cell table:formula="of:=[.AP101]+IF([.$A101]&gt;=[.AQ$2];INDEX([.AQ$3:.AQ101];[.$A101]-[.AQ$2]+1;1);0)" office:value-type="float" office:value="147213636" calcext:value-type="float">
            <text:p>147213636</text:p>
          </table:table-cell>
          <table:table-cell table:formula="of:=[.AQ101]+IF([.$A101]&gt;=[.AR$2];INDEX([.AR$3:.AR101];[.$A101]-[.AR$2]+1;1);0)" office:value-type="float" office:value="147664717" calcext:value-type="float">
            <text:p>147664717</text:p>
          </table:table-cell>
          <table:table-cell table:formula="of:=[.AR101]+IF([.$A101]&gt;=[.AS$2];INDEX([.AS$3:.AS101];[.$A101]-[.AS$2]+1;1);0)" office:value-type="float" office:value="148050775" calcext:value-type="float">
            <text:p>148050775</text:p>
          </table:table-cell>
          <table:table-cell table:formula="of:=[.AS101]+IF([.$A101]&gt;=[.AT$2];INDEX([.AT$3:.AT101];[.$A101]-[.AT$2]+1;1);0)" office:value-type="float" office:value="148380661" calcext:value-type="float">
            <text:p>148380661</text:p>
          </table:table-cell>
          <table:table-cell table:formula="of:=[.AT101]+IF([.$A101]&gt;=[.AU$2];INDEX([.AU$3:.AU101];[.$A101]-[.AU$2]+1;1);0)" office:value-type="float" office:value="148662231" calcext:value-type="float">
            <text:p>148662231</text:p>
          </table:table-cell>
          <table:table-cell table:formula="of:=[.AU101]+IF([.$A101]&gt;=[.AV$2];INDEX([.AV$3:.AV101];[.$A101]-[.AV$2]+1;1);0)" office:value-type="float" office:value="148902167" calcext:value-type="float">
            <text:p>148902167</text:p>
          </table:table-cell>
          <table:table-cell table:formula="of:=[.AV101]+IF([.$A101]&gt;=[.AW$2];INDEX([.AW$3:.AW101];[.$A101]-[.AW$2]+1;1);0)" office:value-type="float" office:value="149106391" calcext:value-type="float">
            <text:p>149106391</text:p>
          </table:table-cell>
          <table:table-cell table:formula="of:=[.AW101]+IF([.$A101]&gt;=[.AX$2];INDEX([.AX$3:.AX101];[.$A101]-[.AX$2]+1;1);0)" office:value-type="float" office:value="149279916" calcext:value-type="float">
            <text:p>149279916</text:p>
          </table:table-cell>
          <table:table-cell table:formula="of:=[.AX101]+IF([.$A101]&gt;=[.AY$2];INDEX([.AY$3:.AY101];[.$A101]-[.AY$2]+1;1);0)" office:value-type="float" office:value="149427189" calcext:value-type="float">
            <text:p>149427189</text:p>
          </table:table-cell>
          <table:table-cell table:formula="of:=[.AY101]+IF([.$A101]&gt;=[.AZ$2];INDEX([.AZ$3:.AZ101];[.$A101]-[.AZ$2]+1;1);0)" office:value-type="float" office:value="149551943" calcext:value-type="float">
            <text:p>149551943</text:p>
          </table:table-cell>
          <table:table-cell table:formula="of:=[.AZ101]+IF([.$A101]&gt;=[.BA$2];INDEX([.BA$3:.BA101];[.$A101]-[.BA$2]+1;1);0)" office:value-type="float" office:value="149657501" calcext:value-type="float">
            <text:p>149657501</text:p>
          </table:table-cell>
          <table:table-cell table:formula="of:=[.BA101]+IF([.$A101]&gt;=[.BB$2];INDEX([.BB$3:.BB101];[.$A101]-[.BB$2]+1;1);0)" office:value-type="float" office:value="149746635" calcext:value-type="float">
            <text:p>149746635</text:p>
          </table:table-cell>
          <table:table-cell table:formula="of:=[.BB101]+IF([.$A101]&gt;=[.BC$2];INDEX([.BC$3:.BC101];[.$A101]-[.BC$2]+1;1);0)" office:value-type="float" office:value="149821810" calcext:value-type="float">
            <text:p>149821810</text:p>
          </table:table-cell>
          <table:table-cell table:formula="of:=[.BC101]+IF([.$A101]&gt;=[.BD$2];INDEX([.BD$3:.BD101];[.$A101]-[.BD$2]+1;1);0)" office:value-type="float" office:value="149885071" calcext:value-type="float">
            <text:p>149885071</text:p>
          </table:table-cell>
          <table:table-cell table:formula="of:=[.BD101]+IF([.$A101]&gt;=[.BE$2];INDEX([.BE$3:.BE101];[.$A101]-[.BE$2]+1;1);0)" office:value-type="float" office:value="149938245" calcext:value-type="float">
            <text:p>149938245</text:p>
          </table:table-cell>
          <table:table-cell table:formula="of:=[.BE101]+IF([.$A101]&gt;=[.BF$2];INDEX([.BF$3:.BF101];[.$A101]-[.BF$2]+1;1);0)" office:value-type="float" office:value="149982828" calcext:value-type="float">
            <text:p>149982828</text:p>
          </table:table-cell>
          <table:table-cell table:formula="of:=[.BF101]+IF([.$A101]&gt;=[.BG$2];INDEX([.BG$3:.BG101];[.$A101]-[.BG$2]+1;1);0)" office:value-type="float" office:value="150020166" calcext:value-type="float">
            <text:p>150020166</text:p>
          </table:table-cell>
          <table:table-cell table:formula="of:=[.BG101]+IF([.$A101]&gt;=[.BH$2];INDEX([.BH$3:.BH101];[.$A101]-[.BH$2]+1;1);0)" office:value-type="float" office:value="150051351" calcext:value-type="float">
            <text:p>150051351</text:p>
          </table:table-cell>
          <table:table-cell table:formula="of:=[.BH101]+IF([.$A101]&gt;=[.BI$2];INDEX([.BI$3:.BI101];[.$A101]-[.BI$2]+1;1);0)" office:value-type="float" office:value="150077366" calcext:value-type="float">
            <text:p>150077366</text:p>
          </table:table-cell>
          <table:table-cell table:formula="of:=[.BI101]+IF([.$A101]&gt;=[.BJ$2];INDEX([.BJ$3:.BJ101];[.$A101]-[.BJ$2]+1;1);0)" office:value-type="float" office:value="150099003" calcext:value-type="float">
            <text:p>150099003</text:p>
          </table:table-cell>
          <table:table-cell table:formula="of:=[.BJ101]+IF([.$A101]&gt;=[.BK$2];INDEX([.BK$3:.BK101];[.$A101]-[.BK$2]+1;1);0)" office:value-type="float" office:value="150116980" calcext:value-type="float">
            <text:p>150116980</text:p>
          </table:table-cell>
          <table:table-cell table:formula="of:=[.BK101]+IF([.$A101]&gt;=[.BL$2];INDEX([.BL$3:.BL101];[.$A101]-[.BL$2]+1;1);0)" office:value-type="float" office:value="150131863" calcext:value-type="float">
            <text:p>150131863</text:p>
          </table:table-cell>
          <table:table-cell table:formula="of:=[.BL101]+IF([.$A101]&gt;=[.BM$2];INDEX([.BM$3:.BM101];[.$A101]-[.BM$2]+1;1);0)" office:value-type="float" office:value="150144173" calcext:value-type="float">
            <text:p>150144173</text:p>
          </table:table-cell>
          <table:table-cell table:formula="of:=[.BM101]+IF([.$A101]&gt;=[.BN$2];INDEX([.BN$3:.BN101];[.$A101]-[.BN$2]+1;1);0)" office:value-type="float" office:value="150154316" calcext:value-type="float">
            <text:p>150154316</text:p>
          </table:table-cell>
          <table:table-cell table:formula="of:=[.BN101]+IF([.$A101]&gt;=[.BO$2];INDEX([.BO$3:.BO101];[.$A101]-[.BO$2]+1;1);0)" office:value-type="float" office:value="150162665" calcext:value-type="float">
            <text:p>150162665</text:p>
          </table:table-cell>
          <table:table-cell table:formula="of:=[.BO101]+IF([.$A101]&gt;=[.BP$2];INDEX([.BP$3:.BP101];[.$A101]-[.BP$2]+1;1);0)" office:value-type="float" office:value="150169507" calcext:value-type="float">
            <text:p>150169507</text:p>
          </table:table-cell>
          <table:table-cell table:formula="of:=[.BP101]+IF([.$A101]&gt;=[.BQ$2];INDEX([.BQ$3:.BQ101];[.$A101]-[.BQ$2]+1;1);0)" office:value-type="float" office:value="150175111" calcext:value-type="float">
            <text:p>150175111</text:p>
          </table:table-cell>
          <table:table-cell table:formula="of:=[.BQ101]+IF([.$A101]&gt;=[.BR$2];INDEX([.BR$3:.BR101];[.$A101]-[.BR$2]+1;1);0)" office:value-type="float" office:value="150179676" calcext:value-type="float">
            <text:p>150179676</text:p>
          </table:table-cell>
          <table:table-cell table:formula="of:=[.BR101]+IF([.$A101]&gt;=[.BS$2];INDEX([.BS$3:.BS101];[.$A101]-[.BS$2]+1;1);0)" office:value-type="float" office:value="150183394" calcext:value-type="float">
            <text:p>150183394</text:p>
          </table:table-cell>
          <table:table-cell table:formula="of:=[.BS101]+IF([.$A101]&gt;=[.BT$2];INDEX([.BT$3:.BT101];[.$A101]-[.BT$2]+1;1);0)" office:value-type="float" office:value="150186404" calcext:value-type="float">
            <text:p>150186404</text:p>
          </table:table-cell>
          <table:table-cell table:formula="of:=[.BT101]+IF([.$A101]&gt;=[.BU$2];INDEX([.BU$3:.BU101];[.$A101]-[.BU$2]+1;1);0)" office:value-type="float" office:value="150188840" calcext:value-type="float">
            <text:p>150188840</text:p>
          </table:table-cell>
          <table:table-cell table:formula="of:=[.BU101]+IF([.$A101]&gt;=[.BV$2];INDEX([.BV$3:.BV101];[.$A101]-[.BV$2]+1;1);0)" office:value-type="float" office:value="150190798" calcext:value-type="float">
            <text:p>150190798</text:p>
          </table:table-cell>
          <table:table-cell table:formula="of:=[.BV101]+IF([.$A101]&gt;=[.BW$2];INDEX([.BW$3:.BW101];[.$A101]-[.BW$2]+1;1);0)" office:value-type="float" office:value="150192373" calcext:value-type="float">
            <text:p>150192373</text:p>
          </table:table-cell>
          <table:table-cell table:formula="of:=[.BW101]+IF([.$A101]&gt;=[.BX$2];INDEX([.BX$3:.BX101];[.$A101]-[.BX$2]+1;1);0)" office:value-type="float" office:value="150193628" calcext:value-type="float">
            <text:p>150193628</text:p>
          </table:table-cell>
          <table:table-cell table:formula="of:=[.BX101]+IF([.$A101]&gt;=[.BY$2];INDEX([.BY$3:.BY101];[.$A101]-[.BY$2]+1;1);0)" office:value-type="float" office:value="150194630" calcext:value-type="float">
            <text:p>150194630</text:p>
          </table:table-cell>
          <table:table-cell table:formula="of:=[.BY101]+IF([.$A101]&gt;=[.BZ$2];INDEX([.BZ$3:.BZ101];[.$A101]-[.BZ$2]+1;1);0)" office:value-type="float" office:value="150195422" calcext:value-type="float">
            <text:p>150195422</text:p>
          </table:table-cell>
          <table:table-cell table:formula="of:=[.BZ101]+IF([.$A101]&gt;=[.CA$2];INDEX([.CA$3:.CA101];[.$A101]-[.CA$2]+1;1);0)" office:value-type="float" office:value="150196049" calcext:value-type="float">
            <text:p>150196049</text:p>
          </table:table-cell>
          <table:table-cell table:formula="of:=[.CA101]+IF([.$A101]&gt;=[.CB$2];INDEX([.CB$3:.CB101];[.$A101]-[.CB$2]+1;1);0)" office:value-type="float" office:value="150196539" calcext:value-type="float">
            <text:p>150196539</text:p>
          </table:table-cell>
          <table:table-cell table:formula="of:=[.CB101]+IF([.$A101]&gt;=[.CC$2];INDEX([.CC$3:.CC101];[.$A101]-[.CC$2]+1;1);0)" office:value-type="float" office:value="150196924" calcext:value-type="float">
            <text:p>150196924</text:p>
          </table:table-cell>
          <table:table-cell table:formula="of:=[.CC101]+IF([.$A101]&gt;=[.CD$2];INDEX([.CD$3:.CD101];[.$A101]-[.CD$2]+1;1);0)" office:value-type="float" office:value="150197221" calcext:value-type="float">
            <text:p>150197221</text:p>
          </table:table-cell>
          <table:table-cell table:formula="of:=[.CD101]+IF([.$A101]&gt;=[.CE$2];INDEX([.CE$3:.CE101];[.$A101]-[.CE$2]+1;1);0)" office:value-type="float" office:value="150197452" calcext:value-type="float">
            <text:p>150197452</text:p>
          </table:table-cell>
          <table:table-cell table:formula="of:=[.CE101]+IF([.$A101]&gt;=[.CF$2];INDEX([.CF$3:.CF101];[.$A101]-[.CF$2]+1;1);0)" office:value-type="float" office:value="150197628" calcext:value-type="float">
            <text:p>150197628</text:p>
          </table:table-cell>
          <table:table-cell table:formula="of:=[.CF101]+IF([.$A101]&gt;=[.CG$2];INDEX([.CG$3:.CG101];[.$A101]-[.CG$2]+1;1);0)" office:value-type="float" office:value="150197763" calcext:value-type="float">
            <text:p>150197763</text:p>
          </table:table-cell>
          <table:table-cell table:formula="of:=[.CG101]+IF([.$A101]&gt;=[.CH$2];INDEX([.CH$3:.CH101];[.$A101]-[.CH$2]+1;1);0)" office:value-type="float" office:value="150197864" calcext:value-type="float">
            <text:p>150197864</text:p>
          </table:table-cell>
          <table:table-cell table:formula="of:=[.CH101]+IF([.$A101]&gt;=[.CI$2];INDEX([.CI$3:.CI101];[.$A101]-[.CI$2]+1;1);0)" office:value-type="float" office:value="150197941" calcext:value-type="float">
            <text:p>150197941</text:p>
          </table:table-cell>
          <table:table-cell table:formula="of:=[.CI101]+IF([.$A101]&gt;=[.CJ$2];INDEX([.CJ$3:.CJ101];[.$A101]-[.CJ$2]+1;1);0)" office:value-type="float" office:value="150197997" calcext:value-type="float">
            <text:p>150197997</text:p>
          </table:table-cell>
          <table:table-cell table:formula="of:=[.CJ101]+IF([.$A101]&gt;=[.CK$2];INDEX([.CK$3:.CK101];[.$A101]-[.CK$2]+1;1);0)" office:value-type="float" office:value="150198039" calcext:value-type="float">
            <text:p>150198039</text:p>
          </table:table-cell>
          <table:table-cell table:formula="of:=[.CK101]+IF([.$A101]&gt;=[.CL$2];INDEX([.CL$3:.CL101];[.$A101]-[.CL$2]+1;1);0)" office:value-type="float" office:value="150198069" calcext:value-type="float">
            <text:p>150198069</text:p>
          </table:table-cell>
          <table:table-cell table:formula="of:=[.CL101]+IF([.$A101]&gt;=[.CM$2];INDEX([.CM$3:.CM101];[.$A101]-[.CM$2]+1;1);0)" office:value-type="float" office:value="150198091" calcext:value-type="float">
            <text:p>150198091</text:p>
          </table:table-cell>
          <table:table-cell table:formula="of:=[.CM101]+IF([.$A101]&gt;=[.CN$2];INDEX([.CN$3:.CN101];[.$A101]-[.CN$2]+1;1);0)" office:value-type="float" office:value="150198106" calcext:value-type="float">
            <text:p>150198106</text:p>
          </table:table-cell>
          <table:table-cell table:formula="of:=[.CN101]+IF([.$A101]&gt;=[.CO$2];INDEX([.CO$3:.CO101];[.$A101]-[.CO$2]+1;1);0)" office:value-type="float" office:value="150198117" calcext:value-type="float">
            <text:p>150198117</text:p>
          </table:table-cell>
          <table:table-cell table:formula="of:=[.CO101]+IF([.$A101]&gt;=[.CP$2];INDEX([.CP$3:.CP101];[.$A101]-[.CP$2]+1;1);0)" office:value-type="float" office:value="150198124" calcext:value-type="float">
            <text:p>150198124</text:p>
          </table:table-cell>
          <table:table-cell table:formula="of:=[.CP101]+IF([.$A101]&gt;=[.CQ$2];INDEX([.CQ$3:.CQ101];[.$A101]-[.CQ$2]+1;1);0)" office:value-type="float" office:value="150198129" calcext:value-type="float">
            <text:p>150198129</text:p>
          </table:table-cell>
          <table:table-cell table:formula="of:=[.CQ101]+IF([.$A101]&gt;=[.CR$2];INDEX([.CR$3:.CR101];[.$A101]-[.CR$2]+1;1);0)" office:value-type="float" office:value="150198132" calcext:value-type="float">
            <text:p>150198132</text:p>
          </table:table-cell>
          <table:table-cell table:formula="of:=[.CR101]+IF([.$A101]&gt;=[.CS$2];INDEX([.CS$3:.CS101];[.$A101]-[.CS$2]+1;1);0)" office:value-type="float" office:value="150198134" calcext:value-type="float">
            <text:p>150198134</text:p>
          </table:table-cell>
          <table:table-cell table:formula="of:=[.CS101]+IF([.$A101]&gt;=[.CT$2];INDEX([.CT$3:.CT101];[.$A101]-[.CT$2]+1;1);0)" office:value-type="float" office:value="150198135" calcext:value-type="float">
            <text:p>150198135</text:p>
          </table:table-cell>
          <table:table-cell table:formula="of:=[.CT101]+IF([.$A101]&gt;=[.CU$2];INDEX([.CU$3:.CU101];[.$A101]-[.CU$2]+1;1);0)" office:value-type="float" office:value="150198136" calcext:value-type="float">
            <text:p>150198136</text:p>
          </table:table-cell>
          <table:table-cell table:formula="of:=[.CU101]+IF([.$A101]&gt;=[.CV$2];INDEX([.CV$3:.CV101];[.$A101]-[.CV$2]+1;1);0)" office:value-type="float" office:value="150198136" calcext:value-type="float">
            <text:p>150198136</text:p>
          </table:table-cell>
          <table:table-cell table:formula="of:=[.CV101]+IF([.$A101]&gt;=[.CW$2];INDEX([.CW$3:.CW101];[.$A101]-[.CW$2]+1;1);0)" office:value-type="float" office:value="150198136" calcext:value-type="float">
            <text:p>1501981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1]" office:value-type="float" office:value="1" calcext:value-type="float">
            <text:p>1</text:p>
          </table:table-cell>
          <table:table-cell table:formula="of:=[.B102]+IF([.$A102]&gt;=[.C$2];INDEX([.C$3:.C102];[.$A102]-[.C$2]+1;1);0)" office:value-type="float" office:value="50" calcext:value-type="float">
            <text:p>50</text:p>
          </table:table-cell>
          <table:table-cell table:formula="of:=[.C102]+IF([.$A102]&gt;=[.D$2];INDEX([.D$3:.D102];[.$A102]-[.D$2]+1;1);0)" office:value-type="float" office:value="867" calcext:value-type="float">
            <text:p>867</text:p>
          </table:table-cell>
          <table:table-cell table:formula="of:=[.D102]+IF([.$A102]&gt;=[.E$2];INDEX([.E$3:.E102];[.$A102]-[.E$2]+1;1);0)" office:value-type="float" office:value="7803" calcext:value-type="float">
            <text:p>7803</text:p>
          </table:table-cell>
          <table:table-cell table:formula="of:=[.E102]+IF([.$A102]&gt;=[.F$2];INDEX([.F$3:.F102];[.$A102]-[.F$2]+1;1);0)" office:value-type="float" office:value="44559" calcext:value-type="float">
            <text:p>44559</text:p>
          </table:table-cell>
          <table:table-cell table:formula="of:=[.F102]+IF([.$A102]&gt;=[.G$2];INDEX([.G$3:.G102];[.$A102]-[.G$2]+1;1);0)" office:value-type="float" office:value="181038" calcext:value-type="float">
            <text:p>181038</text:p>
          </table:table-cell>
          <table:table-cell table:formula="of:=[.G102]+IF([.$A102]&gt;=[.H$2];INDEX([.H$3:.H102];[.$A102]-[.H$2]+1;1);0)" office:value-type="float" office:value="565883" calcext:value-type="float">
            <text:p>565883</text:p>
          </table:table-cell>
          <table:table-cell table:formula="of:=[.H102]+IF([.$A102]&gt;=[.I$2];INDEX([.I$3:.I102];[.$A102]-[.I$2]+1;1);0)" office:value-type="float" office:value="1438596" calcext:value-type="float">
            <text:p>1438596</text:p>
          </table:table-cell>
          <table:table-cell table:formula="of:=[.I102]+IF([.$A102]&gt;=[.J$2];INDEX([.J$3:.J102];[.$A102]-[.J$2]+1;1);0)" office:value-type="float" office:value="3101490" calcext:value-type="float">
            <text:p>3101490</text:p>
          </table:table-cell>
          <table:table-cell table:formula="of:=[.J102]+IF([.$A102]&gt;=[.K$2];INDEX([.K$3:.K102];[.$A102]-[.K$2]+1;1);0)" office:value-type="float" office:value="5854649" calcext:value-type="float">
            <text:p>5854649</text:p>
          </table:table-cell>
          <table:table-cell table:formula="of:=[.K102]+IF([.$A102]&gt;=[.L$2];INDEX([.L$3:.L102];[.$A102]-[.L$2]+1;1);0)" office:value-type="float" office:value="9922579" calcext:value-type="float">
            <text:p>9922579</text:p>
          </table:table-cell>
          <table:table-cell table:formula="of:=[.L102]+IF([.$A102]&gt;=[.M$2];INDEX([.M$3:.M102];[.$A102]-[.M$2]+1;1);0)" office:value-type="float" office:value="15400502" calcext:value-type="float">
            <text:p>15400502</text:p>
          </table:table-cell>
          <table:table-cell table:formula="of:=[.M102]+IF([.$A102]&gt;=[.N$2];INDEX([.N$3:.N102];[.$A102]-[.N$2]+1;1);0)" office:value-type="float" office:value="22238961" calcext:value-type="float">
            <text:p>22238961</text:p>
          </table:table-cell>
          <table:table-cell table:formula="of:=[.N102]+IF([.$A102]&gt;=[.O$2];INDEX([.O$3:.O102];[.$A102]-[.O$2]+1;1);0)" office:value-type="float" office:value="30261132" calcext:value-type="float">
            <text:p>30261132</text:p>
          </table:table-cell>
          <table:table-cell table:formula="of:=[.O102]+IF([.$A102]&gt;=[.P$2];INDEX([.P$3:.P102];[.$A102]-[.P$2]+1;1);0)" office:value-type="float" office:value="39203452" calcext:value-type="float">
            <text:p>39203452</text:p>
          </table:table-cell>
          <table:table-cell table:formula="of:=[.P102]+IF([.$A102]&gt;=[.Q$2];INDEX([.Q$3:.Q102];[.$A102]-[.Q$2]+1;1);0)" office:value-type="float" office:value="48759872" calcext:value-type="float">
            <text:p>48759872</text:p>
          </table:table-cell>
          <table:table-cell table:formula="of:=[.Q102]+IF([.$A102]&gt;=[.R$2];INDEX([.R$3:.R102];[.$A102]-[.R$2]+1;1);0)" office:value-type="float" office:value="58623438" calcext:value-type="float">
            <text:p>58623438</text:p>
          </table:table-cell>
          <table:table-cell table:formula="of:=[.R102]+IF([.$A102]&gt;=[.S$2];INDEX([.S$3:.S102];[.$A102]-[.S$2]+1;1);0)" office:value-type="float" office:value="68514119" calcext:value-type="float">
            <text:p>68514119</text:p>
          </table:table-cell>
          <table:table-cell table:formula="of:=[.S102]+IF([.$A102]&gt;=[.T$2];INDEX([.T$3:.T102];[.$A102]-[.T$2]+1;1);0)" office:value-type="float" office:value="78197450" calcext:value-type="float">
            <text:p>78197450</text:p>
          </table:table-cell>
          <table:table-cell table:formula="of:=[.T102]+IF([.$A102]&gt;=[.U$2];INDEX([.U$3:.U102];[.$A102]-[.U$2]+1;1);0)" office:value-type="float" office:value="87490107" calcext:value-type="float">
            <text:p>87490107</text:p>
          </table:table-cell>
          <table:table-cell table:formula="of:=[.U102]+IF([.$A102]&gt;=[.V$2];INDEX([.V$3:.V102];[.$A102]-[.V$2]+1;1);0)" office:value-type="float" office:value="96260843" calcext:value-type="float">
            <text:p>96260843</text:p>
          </table:table-cell>
          <table:table-cell table:formula="of:=[.V102]+IF([.$A102]&gt;=[.W$2];INDEX([.W$3:.W102];[.$A102]-[.W$2]+1;1);0)" office:value-type="float" office:value="104424010" calcext:value-type="float">
            <text:p>104424010</text:p>
          </table:table-cell>
          <table:table-cell table:formula="of:=[.W102]+IF([.$A102]&gt;=[.X$2];INDEX([.X$3:.X102];[.$A102]-[.X$2]+1;1);0)" office:value-type="float" office:value="111933624" calcext:value-type="float">
            <text:p>111933624</text:p>
          </table:table-cell>
          <table:table-cell table:formula="of:=[.X102]+IF([.$A102]&gt;=[.Y$2];INDEX([.Y$3:.Y102];[.$A102]-[.Y$2]+1;1);0)" office:value-type="float" office:value="118774022" calcext:value-type="float">
            <text:p>118774022</text:p>
          </table:table-cell>
          <table:table-cell table:formula="of:=[.Y102]+IF([.$A102]&gt;=[.Z$2];INDEX([.Z$3:.Z102];[.$A102]-[.Z$2]+1;1);0)" office:value-type="float" office:value="124953529" calcext:value-type="float">
            <text:p>124953529</text:p>
          </table:table-cell>
          <table:table-cell table:formula="of:=[.Z102]+IF([.$A102]&gt;=[.AA$2];INDEX([.AA$3:.AA102];[.$A102]-[.AA$2]+1;1);0)" office:value-type="float" office:value="130496570" calcext:value-type="float">
            <text:p>130496570</text:p>
          </table:table-cell>
          <table:table-cell table:formula="of:=[.AA102]+IF([.$A102]&gt;=[.AB$2];INDEX([.AB$3:.AB102];[.$A102]-[.AB$2]+1;1);0)" office:value-type="float" office:value="135439274" calcext:value-type="float">
            <text:p>135439274</text:p>
          </table:table-cell>
          <table:table-cell table:formula="of:=[.AB102]+IF([.$A102]&gt;=[.AC$2];INDEX([.AC$3:.AC102];[.$A102]-[.AC$2]+1;1);0)" office:value-type="float" office:value="139823939" calcext:value-type="float">
            <text:p>139823939</text:p>
          </table:table-cell>
          <table:table-cell table:formula="of:=[.AC102]+IF([.$A102]&gt;=[.AD$2];INDEX([.AD$3:.AD102];[.$A102]-[.AD$2]+1;1);0)" office:value-type="float" office:value="143696769" calcext:value-type="float">
            <text:p>143696769</text:p>
          </table:table-cell>
          <table:table-cell table:formula="of:=[.AD102]+IF([.$A102]&gt;=[.AE$2];INDEX([.AE$3:.AE102];[.$A102]-[.AE$2]+1;1);0)" office:value-type="float" office:value="147104376" calcext:value-type="float">
            <text:p>147104376</text:p>
          </table:table-cell>
          <table:table-cell table:formula="of:=[.AE102]+IF([.$A102]&gt;=[.AF$2];INDEX([.AF$3:.AF102];[.$A102]-[.AF$2]+1;1);0)" office:value-type="float" office:value="150092987" calcext:value-type="float">
            <text:p>150092987</text:p>
          </table:table-cell>
          <table:table-cell table:formula="of:=[.AF102]+IF([.$A102]&gt;=[.AG$2];INDEX([.AG$3:.AG102];[.$A102]-[.AG$2]+1;1);0)" office:value-type="float" office:value="152706404" calcext:value-type="float">
            <text:p>152706404</text:p>
          </table:table-cell>
          <table:table-cell table:formula="of:=[.AG102]+IF([.$A102]&gt;=[.AH$2];INDEX([.AH$3:.AH102];[.$A102]-[.AH$2]+1;1);0)" office:value-type="float" office:value="154986104" calcext:value-type="float">
            <text:p>154986104</text:p>
          </table:table-cell>
          <table:table-cell table:formula="of:=[.AH102]+IF([.$A102]&gt;=[.AI$2];INDEX([.AI$3:.AI102];[.$A102]-[.AI$2]+1;1);0)" office:value-type="float" office:value="156970033" calcext:value-type="float">
            <text:p>156970033</text:p>
          </table:table-cell>
          <table:table-cell table:formula="of:=[.AI102]+IF([.$A102]&gt;=[.AJ$2];INDEX([.AJ$3:.AJ102];[.$A102]-[.AJ$2]+1;1);0)" office:value-type="float" office:value="158693203" calcext:value-type="float">
            <text:p>158693203</text:p>
          </table:table-cell>
          <table:table-cell table:formula="of:=[.AJ102]+IF([.$A102]&gt;=[.AK$2];INDEX([.AK$3:.AK102];[.$A102]-[.AK$2]+1;1);0)" office:value-type="float" office:value="160186970" calcext:value-type="float">
            <text:p>160186970</text:p>
          </table:table-cell>
          <table:table-cell table:formula="of:=[.AK102]+IF([.$A102]&gt;=[.AL$2];INDEX([.AL$3:.AL102];[.$A102]-[.AL$2]+1;1);0)" office:value-type="float" office:value="161479788" calcext:value-type="float">
            <text:p>161479788</text:p>
          </table:table-cell>
          <table:table-cell table:formula="of:=[.AL102]+IF([.$A102]&gt;=[.AM$2];INDEX([.AM$3:.AM102];[.$A102]-[.AM$2]+1;1);0)" office:value-type="float" office:value="162596785" calcext:value-type="float">
            <text:p>162596785</text:p>
          </table:table-cell>
          <table:table-cell table:formula="of:=[.AM102]+IF([.$A102]&gt;=[.AN$2];INDEX([.AN$3:.AN102];[.$A102]-[.AN$2]+1;1);0)" office:value-type="float" office:value="163560538" calcext:value-type="float">
            <text:p>163560538</text:p>
          </table:table-cell>
          <table:table-cell table:formula="of:=[.AN102]+IF([.$A102]&gt;=[.AO$2];INDEX([.AO$3:.AO102];[.$A102]-[.AO$2]+1;1);0)" office:value-type="float" office:value="164390761" calcext:value-type="float">
            <text:p>164390761</text:p>
          </table:table-cell>
          <table:table-cell table:formula="of:=[.AO102]+IF([.$A102]&gt;=[.AP$2];INDEX([.AP$3:.AP102];[.$A102]-[.AP$2]+1;1);0)" office:value-type="float" office:value="165105066" calcext:value-type="float">
            <text:p>165105066</text:p>
          </table:table-cell>
          <table:table-cell table:formula="of:=[.AP102]+IF([.$A102]&gt;=[.AQ$2];INDEX([.AQ$3:.AQ102];[.$A102]-[.AQ$2]+1;1);0)" office:value-type="float" office:value="165718712" calcext:value-type="float">
            <text:p>165718712</text:p>
          </table:table-cell>
          <table:table-cell table:formula="of:=[.AQ102]+IF([.$A102]&gt;=[.AR$2];INDEX([.AR$3:.AR102];[.$A102]-[.AR$2]+1;1);0)" office:value-type="float" office:value="166245263" calcext:value-type="float">
            <text:p>166245263</text:p>
          </table:table-cell>
          <table:table-cell table:formula="of:=[.AR102]+IF([.$A102]&gt;=[.AS$2];INDEX([.AS$3:.AS102];[.$A102]-[.AS$2]+1;1);0)" office:value-type="float" office:value="166696400" calcext:value-type="float">
            <text:p>166696400</text:p>
          </table:table-cell>
          <table:table-cell table:formula="of:=[.AS102]+IF([.$A102]&gt;=[.AT$2];INDEX([.AT$3:.AT102];[.$A102]-[.AT$2]+1;1);0)" office:value-type="float" office:value="167082488" calcext:value-type="float">
            <text:p>167082488</text:p>
          </table:table-cell>
          <table:table-cell table:formula="of:=[.AT102]+IF([.$A102]&gt;=[.AU$2];INDEX([.AU$3:.AU102];[.$A102]-[.AU$2]+1;1);0)" office:value-type="float" office:value="167412389" calcext:value-type="float">
            <text:p>167412389</text:p>
          </table:table-cell>
          <table:table-cell table:formula="of:=[.AU102]+IF([.$A102]&gt;=[.AV$2];INDEX([.AV$3:.AV102];[.$A102]-[.AV$2]+1;1);0)" office:value-type="float" office:value="167693966" calcext:value-type="float">
            <text:p>167693966</text:p>
          </table:table-cell>
          <table:table-cell table:formula="of:=[.AV102]+IF([.$A102]&gt;=[.AW$2];INDEX([.AW$3:.AW102];[.$A102]-[.AW$2]+1;1);0)" office:value-type="float" office:value="167933905" calcext:value-type="float">
            <text:p>167933905</text:p>
          </table:table-cell>
          <table:table-cell table:formula="of:=[.AW102]+IF([.$A102]&gt;=[.AX$2];INDEX([.AX$3:.AX102];[.$A102]-[.AX$2]+1;1);0)" office:value-type="float" office:value="168138130" calcext:value-type="float">
            <text:p>168138130</text:p>
          </table:table-cell>
          <table:table-cell table:formula="of:=[.AX102]+IF([.$A102]&gt;=[.AY$2];INDEX([.AY$3:.AY102];[.$A102]-[.AY$2]+1;1);0)" office:value-type="float" office:value="168311655" calcext:value-type="float">
            <text:p>168311655</text:p>
          </table:table-cell>
          <table:table-cell table:formula="of:=[.AY102]+IF([.$A102]&gt;=[.AZ$2];INDEX([.AZ$3:.AZ102];[.$A102]-[.AZ$2]+1;1);0)" office:value-type="float" office:value="168458928" calcext:value-type="float">
            <text:p>168458928</text:p>
          </table:table-cell>
          <table:table-cell table:formula="of:=[.AZ102]+IF([.$A102]&gt;=[.BA$2];INDEX([.BA$3:.BA102];[.$A102]-[.BA$2]+1;1);0)" office:value-type="float" office:value="168583682" calcext:value-type="float">
            <text:p>168583682</text:p>
          </table:table-cell>
          <table:table-cell table:formula="of:=[.BA102]+IF([.$A102]&gt;=[.BB$2];INDEX([.BB$3:.BB102];[.$A102]-[.BB$2]+1;1);0)" office:value-type="float" office:value="168689240" calcext:value-type="float">
            <text:p>168689240</text:p>
          </table:table-cell>
          <table:table-cell table:formula="of:=[.BB102]+IF([.$A102]&gt;=[.BC$2];INDEX([.BC$3:.BC102];[.$A102]-[.BC$2]+1;1);0)" office:value-type="float" office:value="168778374" calcext:value-type="float">
            <text:p>168778374</text:p>
          </table:table-cell>
          <table:table-cell table:formula="of:=[.BC102]+IF([.$A102]&gt;=[.BD$2];INDEX([.BD$3:.BD102];[.$A102]-[.BD$2]+1;1);0)" office:value-type="float" office:value="168853549" calcext:value-type="float">
            <text:p>168853549</text:p>
          </table:table-cell>
          <table:table-cell table:formula="of:=[.BD102]+IF([.$A102]&gt;=[.BE$2];INDEX([.BE$3:.BE102];[.$A102]-[.BE$2]+1;1);0)" office:value-type="float" office:value="168916810" calcext:value-type="float">
            <text:p>168916810</text:p>
          </table:table-cell>
          <table:table-cell table:formula="of:=[.BE102]+IF([.$A102]&gt;=[.BF$2];INDEX([.BF$3:.BF102];[.$A102]-[.BF$2]+1;1);0)" office:value-type="float" office:value="168969984" calcext:value-type="float">
            <text:p>168969984</text:p>
          </table:table-cell>
          <table:table-cell table:formula="of:=[.BF102]+IF([.$A102]&gt;=[.BG$2];INDEX([.BG$3:.BG102];[.$A102]-[.BG$2]+1;1);0)" office:value-type="float" office:value="169014567" calcext:value-type="float">
            <text:p>169014567</text:p>
          </table:table-cell>
          <table:table-cell table:formula="of:=[.BG102]+IF([.$A102]&gt;=[.BH$2];INDEX([.BH$3:.BH102];[.$A102]-[.BH$2]+1;1);0)" office:value-type="float" office:value="169051905" calcext:value-type="float">
            <text:p>169051905</text:p>
          </table:table-cell>
          <table:table-cell table:formula="of:=[.BH102]+IF([.$A102]&gt;=[.BI$2];INDEX([.BI$3:.BI102];[.$A102]-[.BI$2]+1;1);0)" office:value-type="float" office:value="169083090" calcext:value-type="float">
            <text:p>169083090</text:p>
          </table:table-cell>
          <table:table-cell table:formula="of:=[.BI102]+IF([.$A102]&gt;=[.BJ$2];INDEX([.BJ$3:.BJ102];[.$A102]-[.BJ$2]+1;1);0)" office:value-type="float" office:value="169109105" calcext:value-type="float">
            <text:p>169109105</text:p>
          </table:table-cell>
          <table:table-cell table:formula="of:=[.BJ102]+IF([.$A102]&gt;=[.BK$2];INDEX([.BK$3:.BK102];[.$A102]-[.BK$2]+1;1);0)" office:value-type="float" office:value="169130742" calcext:value-type="float">
            <text:p>169130742</text:p>
          </table:table-cell>
          <table:table-cell table:formula="of:=[.BK102]+IF([.$A102]&gt;=[.BL$2];INDEX([.BL$3:.BL102];[.$A102]-[.BL$2]+1;1);0)" office:value-type="float" office:value="169148719" calcext:value-type="float">
            <text:p>169148719</text:p>
          </table:table-cell>
          <table:table-cell table:formula="of:=[.BL102]+IF([.$A102]&gt;=[.BM$2];INDEX([.BM$3:.BM102];[.$A102]-[.BM$2]+1;1);0)" office:value-type="float" office:value="169163602" calcext:value-type="float">
            <text:p>169163602</text:p>
          </table:table-cell>
          <table:table-cell table:formula="of:=[.BM102]+IF([.$A102]&gt;=[.BN$2];INDEX([.BN$3:.BN102];[.$A102]-[.BN$2]+1;1);0)" office:value-type="float" office:value="169175912" calcext:value-type="float">
            <text:p>169175912</text:p>
          </table:table-cell>
          <table:table-cell table:formula="of:=[.BN102]+IF([.$A102]&gt;=[.BO$2];INDEX([.BO$3:.BO102];[.$A102]-[.BO$2]+1;1);0)" office:value-type="float" office:value="169186055" calcext:value-type="float">
            <text:p>169186055</text:p>
          </table:table-cell>
          <table:table-cell table:formula="of:=[.BO102]+IF([.$A102]&gt;=[.BP$2];INDEX([.BP$3:.BP102];[.$A102]-[.BP$2]+1;1);0)" office:value-type="float" office:value="169194404" calcext:value-type="float">
            <text:p>169194404</text:p>
          </table:table-cell>
          <table:table-cell table:formula="of:=[.BP102]+IF([.$A102]&gt;=[.BQ$2];INDEX([.BQ$3:.BQ102];[.$A102]-[.BQ$2]+1;1);0)" office:value-type="float" office:value="169201246" calcext:value-type="float">
            <text:p>169201246</text:p>
          </table:table-cell>
          <table:table-cell table:formula="of:=[.BQ102]+IF([.$A102]&gt;=[.BR$2];INDEX([.BR$3:.BR102];[.$A102]-[.BR$2]+1;1);0)" office:value-type="float" office:value="169206850" calcext:value-type="float">
            <text:p>169206850</text:p>
          </table:table-cell>
          <table:table-cell table:formula="of:=[.BR102]+IF([.$A102]&gt;=[.BS$2];INDEX([.BS$3:.BS102];[.$A102]-[.BS$2]+1;1);0)" office:value-type="float" office:value="169211415" calcext:value-type="float">
            <text:p>169211415</text:p>
          </table:table-cell>
          <table:table-cell table:formula="of:=[.BS102]+IF([.$A102]&gt;=[.BT$2];INDEX([.BT$3:.BT102];[.$A102]-[.BT$2]+1;1);0)" office:value-type="float" office:value="169215133" calcext:value-type="float">
            <text:p>169215133</text:p>
          </table:table-cell>
          <table:table-cell table:formula="of:=[.BT102]+IF([.$A102]&gt;=[.BU$2];INDEX([.BU$3:.BU102];[.$A102]-[.BU$2]+1;1);0)" office:value-type="float" office:value="169218143" calcext:value-type="float">
            <text:p>169218143</text:p>
          </table:table-cell>
          <table:table-cell table:formula="of:=[.BU102]+IF([.$A102]&gt;=[.BV$2];INDEX([.BV$3:.BV102];[.$A102]-[.BV$2]+1;1);0)" office:value-type="float" office:value="169220579" calcext:value-type="float">
            <text:p>169220579</text:p>
          </table:table-cell>
          <table:table-cell table:formula="of:=[.BV102]+IF([.$A102]&gt;=[.BW$2];INDEX([.BW$3:.BW102];[.$A102]-[.BW$2]+1;1);0)" office:value-type="float" office:value="169222537" calcext:value-type="float">
            <text:p>169222537</text:p>
          </table:table-cell>
          <table:table-cell table:formula="of:=[.BW102]+IF([.$A102]&gt;=[.BX$2];INDEX([.BX$3:.BX102];[.$A102]-[.BX$2]+1;1);0)" office:value-type="float" office:value="169224112" calcext:value-type="float">
            <text:p>169224112</text:p>
          </table:table-cell>
          <table:table-cell table:formula="of:=[.BX102]+IF([.$A102]&gt;=[.BY$2];INDEX([.BY$3:.BY102];[.$A102]-[.BY$2]+1;1);0)" office:value-type="float" office:value="169225367" calcext:value-type="float">
            <text:p>169225367</text:p>
          </table:table-cell>
          <table:table-cell table:formula="of:=[.BY102]+IF([.$A102]&gt;=[.BZ$2];INDEX([.BZ$3:.BZ102];[.$A102]-[.BZ$2]+1;1);0)" office:value-type="float" office:value="169226369" calcext:value-type="float">
            <text:p>169226369</text:p>
          </table:table-cell>
          <table:table-cell table:formula="of:=[.BZ102]+IF([.$A102]&gt;=[.CA$2];INDEX([.CA$3:.CA102];[.$A102]-[.CA$2]+1;1);0)" office:value-type="float" office:value="169227161" calcext:value-type="float">
            <text:p>169227161</text:p>
          </table:table-cell>
          <table:table-cell table:formula="of:=[.CA102]+IF([.$A102]&gt;=[.CB$2];INDEX([.CB$3:.CB102];[.$A102]-[.CB$2]+1;1);0)" office:value-type="float" office:value="169227788" calcext:value-type="float">
            <text:p>169227788</text:p>
          </table:table-cell>
          <table:table-cell table:formula="of:=[.CB102]+IF([.$A102]&gt;=[.CC$2];INDEX([.CC$3:.CC102];[.$A102]-[.CC$2]+1;1);0)" office:value-type="float" office:value="169228278" calcext:value-type="float">
            <text:p>169228278</text:p>
          </table:table-cell>
          <table:table-cell table:formula="of:=[.CC102]+IF([.$A102]&gt;=[.CD$2];INDEX([.CD$3:.CD102];[.$A102]-[.CD$2]+1;1);0)" office:value-type="float" office:value="169228663" calcext:value-type="float">
            <text:p>169228663</text:p>
          </table:table-cell>
          <table:table-cell table:formula="of:=[.CD102]+IF([.$A102]&gt;=[.CE$2];INDEX([.CE$3:.CE102];[.$A102]-[.CE$2]+1;1);0)" office:value-type="float" office:value="169228960" calcext:value-type="float">
            <text:p>169228960</text:p>
          </table:table-cell>
          <table:table-cell table:formula="of:=[.CE102]+IF([.$A102]&gt;=[.CF$2];INDEX([.CF$3:.CF102];[.$A102]-[.CF$2]+1;1);0)" office:value-type="float" office:value="169229191" calcext:value-type="float">
            <text:p>169229191</text:p>
          </table:table-cell>
          <table:table-cell table:formula="of:=[.CF102]+IF([.$A102]&gt;=[.CG$2];INDEX([.CG$3:.CG102];[.$A102]-[.CG$2]+1;1);0)" office:value-type="float" office:value="169229367" calcext:value-type="float">
            <text:p>169229367</text:p>
          </table:table-cell>
          <table:table-cell table:formula="of:=[.CG102]+IF([.$A102]&gt;=[.CH$2];INDEX([.CH$3:.CH102];[.$A102]-[.CH$2]+1;1);0)" office:value-type="float" office:value="169229502" calcext:value-type="float">
            <text:p>169229502</text:p>
          </table:table-cell>
          <table:table-cell table:formula="of:=[.CH102]+IF([.$A102]&gt;=[.CI$2];INDEX([.CI$3:.CI102];[.$A102]-[.CI$2]+1;1);0)" office:value-type="float" office:value="169229603" calcext:value-type="float">
            <text:p>169229603</text:p>
          </table:table-cell>
          <table:table-cell table:formula="of:=[.CI102]+IF([.$A102]&gt;=[.CJ$2];INDEX([.CJ$3:.CJ102];[.$A102]-[.CJ$2]+1;1);0)" office:value-type="float" office:value="169229680" calcext:value-type="float">
            <text:p>169229680</text:p>
          </table:table-cell>
          <table:table-cell table:formula="of:=[.CJ102]+IF([.$A102]&gt;=[.CK$2];INDEX([.CK$3:.CK102];[.$A102]-[.CK$2]+1;1);0)" office:value-type="float" office:value="169229736" calcext:value-type="float">
            <text:p>169229736</text:p>
          </table:table-cell>
          <table:table-cell table:formula="of:=[.CK102]+IF([.$A102]&gt;=[.CL$2];INDEX([.CL$3:.CL102];[.$A102]-[.CL$2]+1;1);0)" office:value-type="float" office:value="169229778" calcext:value-type="float">
            <text:p>169229778</text:p>
          </table:table-cell>
          <table:table-cell table:formula="of:=[.CL102]+IF([.$A102]&gt;=[.CM$2];INDEX([.CM$3:.CM102];[.$A102]-[.CM$2]+1;1);0)" office:value-type="float" office:value="169229808" calcext:value-type="float">
            <text:p>169229808</text:p>
          </table:table-cell>
          <table:table-cell table:formula="of:=[.CM102]+IF([.$A102]&gt;=[.CN$2];INDEX([.CN$3:.CN102];[.$A102]-[.CN$2]+1;1);0)" office:value-type="float" office:value="169229830" calcext:value-type="float">
            <text:p>169229830</text:p>
          </table:table-cell>
          <table:table-cell table:formula="of:=[.CN102]+IF([.$A102]&gt;=[.CO$2];INDEX([.CO$3:.CO102];[.$A102]-[.CO$2]+1;1);0)" office:value-type="float" office:value="169229845" calcext:value-type="float">
            <text:p>169229845</text:p>
          </table:table-cell>
          <table:table-cell table:formula="of:=[.CO102]+IF([.$A102]&gt;=[.CP$2];INDEX([.CP$3:.CP102];[.$A102]-[.CP$2]+1;1);0)" office:value-type="float" office:value="169229856" calcext:value-type="float">
            <text:p>169229856</text:p>
          </table:table-cell>
          <table:table-cell table:formula="of:=[.CP102]+IF([.$A102]&gt;=[.CQ$2];INDEX([.CQ$3:.CQ102];[.$A102]-[.CQ$2]+1;1);0)" office:value-type="float" office:value="169229863" calcext:value-type="float">
            <text:p>169229863</text:p>
          </table:table-cell>
          <table:table-cell table:formula="of:=[.CQ102]+IF([.$A102]&gt;=[.CR$2];INDEX([.CR$3:.CR102];[.$A102]-[.CR$2]+1;1);0)" office:value-type="float" office:value="169229868" calcext:value-type="float">
            <text:p>169229868</text:p>
          </table:table-cell>
          <table:table-cell table:formula="of:=[.CR102]+IF([.$A102]&gt;=[.CS$2];INDEX([.CS$3:.CS102];[.$A102]-[.CS$2]+1;1);0)" office:value-type="float" office:value="169229871" calcext:value-type="float">
            <text:p>169229871</text:p>
          </table:table-cell>
          <table:table-cell table:formula="of:=[.CS102]+IF([.$A102]&gt;=[.CT$2];INDEX([.CT$3:.CT102];[.$A102]-[.CT$2]+1;1);0)" office:value-type="float" office:value="169229873" calcext:value-type="float">
            <text:p>169229873</text:p>
          </table:table-cell>
          <table:table-cell table:formula="of:=[.CT102]+IF([.$A102]&gt;=[.CU$2];INDEX([.CU$3:.CU102];[.$A102]-[.CU$2]+1;1);0)" office:value-type="float" office:value="169229874" calcext:value-type="float">
            <text:p>169229874</text:p>
          </table:table-cell>
          <table:table-cell table:formula="of:=[.CU102]+IF([.$A102]&gt;=[.CV$2];INDEX([.CV$3:.CV102];[.$A102]-[.CV$2]+1;1);0)" office:value-type="float" office:value="169229875" calcext:value-type="float">
            <text:p>169229875</text:p>
          </table:table-cell>
          <table:table-cell table:formula="of:=[.CV102]+IF([.$A102]&gt;=[.CW$2];INDEX([.CW$3:.CW102];[.$A102]-[.CW$2]+1;1);0)" office:value-type="float" office:value="169229875" calcext:value-type="float">
            <text:p>169229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table:formula="of:=[.B102]" office:value-type="float" office:value="1" calcext:value-type="float">
            <text:p>1</text:p>
          </table:table-cell>
          <table:table-cell table:style-name="ce6" table:formula="of:=[.B103]+IF([.$A103]&gt;=[.C$2];INDEX([.C$3:.C103];[.$A103]-[.C$2]+1;1);0)" office:value-type="float" office:value="51" calcext:value-type="float">
            <text:p>51</text:p>
          </table:table-cell>
          <table:table-cell table:style-name="ce6" table:formula="of:=[.C103]+IF([.$A103]&gt;=[.D$2];INDEX([.D$3:.D103];[.$A103]-[.D$2]+1;1);0)" office:value-type="float" office:value="884" calcext:value-type="float">
            <text:p>884</text:p>
          </table:table-cell>
          <table:table-cell table:style-name="ce6" table:formula="of:=[.D103]+IF([.$A103]&gt;=[.E$2];INDEX([.E$3:.E103];[.$A103]-[.E$2]+1;1);0)" office:value-type="float" office:value="8037" calcext:value-type="float">
            <text:p>8037</text:p>
          </table:table-cell>
          <table:table-cell table:style-name="ce6" table:formula="of:=[.E103]+IF([.$A103]&gt;=[.F$2];INDEX([.F$3:.F103];[.$A103]-[.F$2]+1;1);0)" office:value-type="float" office:value="46262" calcext:value-type="float">
            <text:p>46262</text:p>
          </table:table-cell>
          <table:table-cell table:style-name="ce6" table:formula="of:=[.F103]+IF([.$A103]&gt;=[.G$2];INDEX([.G$3:.G103];[.$A103]-[.G$2]+1;1);0)" office:value-type="float" office:value="189509" calcext:value-type="float">
            <text:p>189509</text:p>
          </table:table-cell>
          <table:table-cell table:style-name="ce6" table:formula="of:=[.G103]+IF([.$A103]&gt;=[.H$2];INDEX([.H$3:.H103];[.$A103]-[.H$2]+1;1);0)" office:value-type="float" office:value="596763" calcext:value-type="float">
            <text:p>596763</text:p>
          </table:table-cell>
          <table:table-cell table:style-name="ce6" table:formula="of:=[.H103]+IF([.$A103]&gt;=[.I$2];INDEX([.I$3:.I103];[.$A103]-[.I$2]+1;1);0)" office:value-type="float" office:value="1527675" calcext:value-type="float">
            <text:p>1527675</text:p>
          </table:table-cell>
          <table:table-cell table:style-name="ce6" table:formula="of:=[.I103]+IF([.$A103]&gt;=[.J$2];INDEX([.J$3:.J103];[.$A103]-[.J$2]+1;1);0)" office:value-type="float" office:value="3314203" calcext:value-type="float">
            <text:p>3314203</text:p>
          </table:table-cell>
          <table:table-cell table:style-name="ce6" table:formula="of:=[.J103]+IF([.$A103]&gt;=[.K$2];INDEX([.K$3:.K103];[.$A103]-[.K$2]+1;1);0)" office:value-type="float" office:value="6292069" calcext:value-type="float">
            <text:p>6292069</text:p>
          </table:table-cell>
          <table:table-cell table:style-name="ce6" table:formula="of:=[.K103]+IF([.$A103]&gt;=[.L$2];INDEX([.L$3:.L103];[.$A103]-[.L$2]+1;1);0)" office:value-type="float" office:value="10718685" calcext:value-type="float">
            <text:p>10718685</text:p>
          </table:table-cell>
          <table:table-cell table:style-name="ce6" table:formula="of:=[.L103]+IF([.$A103]&gt;=[.M$2];INDEX([.M$3:.M103];[.$A103]-[.M$2]+1;1);0)" office:value-type="float" office:value="16713148" calcext:value-type="float">
            <text:p>16713148</text:p>
          </table:table-cell>
          <table:table-cell table:style-name="ce6" table:formula="of:=[.M103]+IF([.$A103]&gt;=[.N$2];INDEX([.N$3:.N103];[.$A103]-[.N$2]+1;1);0)" office:value-type="float" office:value="24234058" calcext:value-type="float">
            <text:p>24234058</text:p>
          </table:table-cell>
          <table:table-cell table:style-name="ce6" table:formula="of:=[.N103]+IF([.$A103]&gt;=[.O$2];INDEX([.O$3:.O103];[.$A103]-[.O$2]+1;1);0)" office:value-type="float" office:value="33097743" calcext:value-type="float">
            <text:p>33097743</text:p>
          </table:table-cell>
          <table:table-cell table:style-name="ce6" table:formula="of:=[.O103]+IF([.$A103]&gt;=[.P$2];INDEX([.P$3:.P103];[.$A103]-[.P$2]+1;1);0)" office:value-type="float" office:value="43018955" calcext:value-type="float">
            <text:p>43018955</text:p>
          </table:table-cell>
          <table:table-cell table:style-name="ce6" table:formula="of:=[.P103]+IF([.$A103]&gt;=[.Q$2];INDEX([.Q$3:.Q103];[.$A103]-[.Q$2]+1;1);0)" office:value-type="float" office:value="53662038" calcext:value-type="float">
            <text:p>53662038</text:p>
          </table:table-cell>
          <table:table-cell table:style-name="ce6" table:formula="of:=[.Q103]+IF([.$A103]&gt;=[.R$2];INDEX([.R$3:.R103];[.$A103]-[.R$2]+1;1);0)" office:value-type="float" office:value="64684584" calcext:value-type="float">
            <text:p>64684584</text:p>
          </table:table-cell>
          <table:table-cell table:style-name="ce6" table:formula="of:=[.R103]+IF([.$A103]&gt;=[.S$2];INDEX([.S$3:.S103];[.$A103]-[.S$2]+1;1);0)" office:value-type="float" office:value="75772412" calcext:value-type="float">
            <text:p>75772412</text:p>
          </table:table-cell>
          <table:table-cell table:style-name="ce6" table:formula="of:=[.S103]+IF([.$A103]&gt;=[.T$2];INDEX([.T$3:.T103];[.$A103]-[.T$2]+1;1);0)" office:value-type="float" office:value="86658411" calcext:value-type="float">
            <text:p>86658411</text:p>
          </table:table-cell>
          <table:table-cell table:style-name="ce6" table:formula="of:=[.T103]+IF([.$A103]&gt;=[.U$2];INDEX([.U$3:.U103];[.$A103]-[.U$2]+1;1);0)" office:value-type="float" office:value="97132873" calcext:value-type="float">
            <text:p>97132873</text:p>
          </table:table-cell>
          <table:table-cell table:style-name="ce6" table:formula="of:=[.U103]+IF([.$A103]&gt;=[.V$2];INDEX([.V$3:.V103];[.$A103]-[.V$2]+1;1);0)" office:value-type="float" office:value="107042355" calcext:value-type="float">
            <text:p>107042355</text:p>
          </table:table-cell>
          <table:table-cell table:style-name="ce6" table:formula="of:=[.V103]+IF([.$A103]&gt;=[.W$2];INDEX([.W$3:.W103];[.$A103]-[.W$2]+1;1);0)" office:value-type="float" office:value="116286121" calcext:value-type="float">
            <text:p>116286121</text:p>
          </table:table-cell>
          <table:table-cell table:style-name="ce6" table:formula="of:=[.W103]+IF([.$A103]&gt;=[.X$2];INDEX([.X$3:.X103];[.$A103]-[.X$2]+1;1);0)" office:value-type="float" office:value="124806842" calcext:value-type="float">
            <text:p>124806842</text:p>
          </table:table-cell>
          <table:table-cell table:style-name="ce6" table:formula="of:=[.X103]+IF([.$A103]&gt;=[.Y$2];INDEX([.Y$3:.Y103];[.$A103]-[.Y$2]+1;1);0)" office:value-type="float" office:value="132583305" calcext:value-type="float">
            <text:p>132583305</text:p>
          </table:table-cell>
          <table:table-cell table:style-name="ce6" table:formula="of:=[.Y103]+IF([.$A103]&gt;=[.Z$2];INDEX([.Z$3:.Z103];[.$A103]-[.Z$2]+1;1);0)" office:value-type="float" office:value="139620591" calcext:value-type="float">
            <text:p>139620591</text:p>
          </table:table-cell>
          <table:table-cell table:style-name="ce6" table:formula="of:=[.Z103]+IF([.$A103]&gt;=[.AA$2];INDEX([.AA$3:.AA103];[.$A103]-[.AA$2]+1;1);0)" office:value-type="float" office:value="145943865" calcext:value-type="float">
            <text:p>145943865</text:p>
          </table:table-cell>
          <table:table-cell table:style-name="ce6" table:formula="of:=[.AA103]+IF([.$A103]&gt;=[.AB$2];INDEX([.AB$3:.AB103];[.$A103]-[.AB$2]+1;1);0)" office:value-type="float" office:value="151590867" calcext:value-type="float">
            <text:p>151590867</text:p>
          </table:table-cell>
          <table:table-cell table:style-name="ce6" table:formula="of:=[.AB103]+IF([.$A103]&gt;=[.AC$2];INDEX([.AC$3:.AC103];[.$A103]-[.AC$2]+1;1);0)" office:value-type="float" office:value="156608062" calcext:value-type="float">
            <text:p>156608062</text:p>
          </table:table-cell>
          <table:table-cell table:style-name="ce6" table:formula="of:=[.AC103]+IF([.$A103]&gt;=[.AD$2];INDEX([.AD$3:.AD103];[.$A103]-[.AD$2]+1;1);0)" office:value-type="float" office:value="161045629" calcext:value-type="float">
            <text:p>161045629</text:p>
          </table:table-cell>
          <table:table-cell table:style-name="ce6" table:formula="of:=[.AD103]+IF([.$A103]&gt;=[.AE$2];INDEX([.AE$3:.AE103];[.$A103]-[.AE$2]+1;1);0)" office:value-type="float" office:value="164955700" calcext:value-type="float">
            <text:p>164955700</text:p>
          </table:table-cell>
          <table:table-cell table:style-name="ce6" table:formula="of:=[.AE103]+IF([.$A103]&gt;=[.AF$2];INDEX([.AF$3:.AF103];[.$A103]-[.AF$2]+1;1);0)" office:value-type="float" office:value="168389292" calcext:value-type="float">
            <text:p>168389292</text:p>
          </table:table-cell>
          <table:table-cell table:style-name="ce6" table:formula="of:=[.AF103]+IF([.$A103]&gt;=[.AG$2];INDEX([.AG$3:.AG103];[.$A103]-[.AG$2]+1;1);0)" office:value-type="float" office:value="171395873" calcext:value-type="float">
            <text:p>171395873</text:p>
          </table:table-cell>
          <table:table-cell table:style-name="ce6" table:formula="of:=[.AG103]+IF([.$A103]&gt;=[.AH$2];INDEX([.AH$3:.AH103];[.$A103]-[.AH$2]+1;1);0)" office:value-type="float" office:value="174021599" calcext:value-type="float">
            <text:p>174021599</text:p>
          </table:table-cell>
          <table:table-cell table:style-name="ce6" table:formula="of:=[.AH103]+IF([.$A103]&gt;=[.AI$2];INDEX([.AI$3:.AI103];[.$A103]-[.AI$2]+1;1);0)" office:value-type="float" office:value="176309648" calcext:value-type="float">
            <text:p>176309648</text:p>
          </table:table-cell>
          <table:table-cell table:style-name="ce6" table:formula="of:=[.AI103]+IF([.$A103]&gt;=[.AJ$2];INDEX([.AJ$3:.AJ103];[.$A103]-[.AJ$2]+1;1);0)" office:value-type="float" office:value="178299181" calcext:value-type="float">
            <text:p>178299181</text:p>
          </table:table-cell>
          <table:table-cell table:style-name="ce6" table:formula="of:=[.AJ103]+IF([.$A103]&gt;=[.AK$2];INDEX([.AK$3:.AK103];[.$A103]-[.AK$2]+1;1);0)" office:value-type="float" office:value="180026069" calcext:value-type="float">
            <text:p>180026069</text:p>
          </table:table-cell>
          <table:table-cell table:style-name="ce6" table:formula="of:=[.AK103]+IF([.$A103]&gt;=[.AL$2];INDEX([.AL$3:.AL103];[.$A103]-[.AL$2]+1;1);0)" office:value-type="float" office:value="181522272" calcext:value-type="float">
            <text:p>181522272</text:p>
          </table:table-cell>
          <table:table-cell table:style-name="ce6" table:formula="of:=[.AL103]+IF([.$A103]&gt;=[.AM$2];INDEX([.AM$3:.AM103];[.$A103]-[.AM$2]+1;1);0)" office:value-type="float" office:value="182816665" calcext:value-type="float">
            <text:p>182816665</text:p>
          </table:table-cell>
          <table:table-cell table:style-name="ce6" table:formula="of:=[.AM103]+IF([.$A103]&gt;=[.AN$2];INDEX([.AN$3:.AN103];[.$A103]-[.AN$2]+1;1);0)" office:value-type="float" office:value="183934664" calcext:value-type="float">
            <text:p>183934664</text:p>
          </table:table-cell>
          <table:table-cell table:style-name="ce6" table:formula="of:=[.AN103]+IF([.$A103]&gt;=[.AO$2];INDEX([.AO$3:.AO103];[.$A103]-[.AO$2]+1;1);0)" office:value-type="float" office:value="184899044" calcext:value-type="float">
            <text:p>184899044</text:p>
          </table:table-cell>
          <table:table-cell table:style-name="ce6" table:formula="of:=[.AO103]+IF([.$A103]&gt;=[.AP$2];INDEX([.AP$3:.AP103];[.$A103]-[.AP$2]+1;1);0)" office:value-type="float" office:value="185729652" calcext:value-type="float">
            <text:p>185729652</text:p>
          </table:table-cell>
          <table:table-cell table:style-name="ce6" table:formula="of:=[.AP103]+IF([.$A103]&gt;=[.AQ$2];INDEX([.AQ$3:.AQ103];[.$A103]-[.AQ$2]+1;1);0)" office:value-type="float" office:value="186444188" calcext:value-type="float">
            <text:p>186444188</text:p>
          </table:table-cell>
          <table:table-cell table:style-name="ce6" table:formula="of:=[.AQ103]+IF([.$A103]&gt;=[.AR$2];INDEX([.AR$3:.AR103];[.$A103]-[.AR$2]+1;1);0)" office:value-type="float" office:value="187057969" calcext:value-type="float">
            <text:p>187057969</text:p>
          </table:table-cell>
          <table:table-cell table:style-name="ce6" table:formula="of:=[.AR103]+IF([.$A103]&gt;=[.AS$2];INDEX([.AS$3:.AS103];[.$A103]-[.AS$2]+1;1);0)" office:value-type="float" office:value="187584597" calcext:value-type="float">
            <text:p>187584597</text:p>
          </table:table-cell>
          <table:table-cell table:style-name="ce6" table:formula="of:=[.AS103]+IF([.$A103]&gt;=[.AT$2];INDEX([.AT$3:.AT103];[.$A103]-[.AT$2]+1;1);0)" office:value-type="float" office:value="188035776" calcext:value-type="float">
            <text:p>188035776</text:p>
          </table:table-cell>
          <table:table-cell table:style-name="ce6" table:formula="of:=[.AT103]+IF([.$A103]&gt;=[.AU$2];INDEX([.AU$3:.AU103];[.$A103]-[.AU$2]+1;1);0)" office:value-type="float" office:value="188421886" calcext:value-type="float">
            <text:p>188421886</text:p>
          </table:table-cell>
          <table:table-cell table:style-name="ce6" table:formula="of:=[.AU103]+IF([.$A103]&gt;=[.AV$2];INDEX([.AV$3:.AV103];[.$A103]-[.AV$2]+1;1);0)" office:value-type="float" office:value="188751798" calcext:value-type="float">
            <text:p>188751798</text:p>
          </table:table-cell>
          <table:table-cell table:style-name="ce6" table:formula="of:=[.AV103]+IF([.$A103]&gt;=[.AW$2];INDEX([.AW$3:.AW103];[.$A103]-[.AW$2]+1;1);0)" office:value-type="float" office:value="189033380" calcext:value-type="float">
            <text:p>189033380</text:p>
          </table:table-cell>
          <table:table-cell table:style-name="ce6" table:formula="of:=[.AW103]+IF([.$A103]&gt;=[.AX$2];INDEX([.AX$3:.AX103];[.$A103]-[.AX$2]+1;1);0)" office:value-type="float" office:value="189273321" calcext:value-type="float">
            <text:p>189273321</text:p>
          </table:table-cell>
          <table:table-cell table:style-name="ce6" table:formula="of:=[.AX103]+IF([.$A103]&gt;=[.AY$2];INDEX([.AY$3:.AY103];[.$A103]-[.AY$2]+1;1);0)" office:value-type="float" office:value="189477547" calcext:value-type="float">
            <text:p>189477547</text:p>
          </table:table-cell>
          <table:table-cell table:style-name="ce6" table:formula="of:=[.AY103]+IF([.$A103]&gt;=[.AZ$2];INDEX([.AZ$3:.AZ103];[.$A103]-[.AZ$2]+1;1);0)" office:value-type="float" office:value="189651072" calcext:value-type="float">
            <text:p>189651072</text:p>
          </table:table-cell>
          <table:table-cell table:style-name="ce6" table:formula="of:=[.AZ103]+IF([.$A103]&gt;=[.BA$2];INDEX([.BA$3:.BA103];[.$A103]-[.BA$2]+1;1);0)" office:value-type="float" office:value="189798345" calcext:value-type="float">
            <text:p>189798345</text:p>
          </table:table-cell>
          <table:table-cell table:style-name="ce6" table:formula="of:=[.BA103]+IF([.$A103]&gt;=[.BB$2];INDEX([.BB$3:.BB103];[.$A103]-[.BB$2]+1;1);0)" office:value-type="float" office:value="189923099" calcext:value-type="float">
            <text:p>189923099</text:p>
          </table:table-cell>
          <table:table-cell table:style-name="ce6" table:formula="of:=[.BB103]+IF([.$A103]&gt;=[.BC$2];INDEX([.BC$3:.BC103];[.$A103]-[.BC$2]+1;1);0)" office:value-type="float" office:value="190028657" calcext:value-type="float">
            <text:p>190028657</text:p>
          </table:table-cell>
          <table:table-cell table:style-name="ce6" table:formula="of:=[.BC103]+IF([.$A103]&gt;=[.BD$2];INDEX([.BD$3:.BD103];[.$A103]-[.BD$2]+1;1);0)" office:value-type="float" office:value="190117791" calcext:value-type="float">
            <text:p>190117791</text:p>
          </table:table-cell>
          <table:table-cell table:style-name="ce6" table:formula="of:=[.BD103]+IF([.$A103]&gt;=[.BE$2];INDEX([.BE$3:.BE103];[.$A103]-[.BE$2]+1;1);0)" office:value-type="float" office:value="190192966" calcext:value-type="float">
            <text:p>190192966</text:p>
          </table:table-cell>
          <table:table-cell table:style-name="ce6" table:formula="of:=[.BE103]+IF([.$A103]&gt;=[.BF$2];INDEX([.BF$3:.BF103];[.$A103]-[.BF$2]+1;1);0)" office:value-type="float" office:value="190256227" calcext:value-type="float">
            <text:p>190256227</text:p>
          </table:table-cell>
          <table:table-cell table:style-name="ce6" table:formula="of:=[.BF103]+IF([.$A103]&gt;=[.BG$2];INDEX([.BG$3:.BG103];[.$A103]-[.BG$2]+1;1);0)" office:value-type="float" office:value="190309401" calcext:value-type="float">
            <text:p>190309401</text:p>
          </table:table-cell>
          <table:table-cell table:style-name="ce6" table:formula="of:=[.BG103]+IF([.$A103]&gt;=[.BH$2];INDEX([.BH$3:.BH103];[.$A103]-[.BH$2]+1;1);0)" office:value-type="float" office:value="190353984" calcext:value-type="float">
            <text:p>190353984</text:p>
          </table:table-cell>
          <table:table-cell table:style-name="ce6" table:formula="of:=[.BH103]+IF([.$A103]&gt;=[.BI$2];INDEX([.BI$3:.BI103];[.$A103]-[.BI$2]+1;1);0)" office:value-type="float" office:value="190391322" calcext:value-type="float">
            <text:p>190391322</text:p>
          </table:table-cell>
          <table:table-cell table:style-name="ce6" table:formula="of:=[.BI103]+IF([.$A103]&gt;=[.BJ$2];INDEX([.BJ$3:.BJ103];[.$A103]-[.BJ$2]+1;1);0)" office:value-type="float" office:value="190422507" calcext:value-type="float">
            <text:p>190422507</text:p>
          </table:table-cell>
          <table:table-cell table:style-name="ce6" table:formula="of:=[.BJ103]+IF([.$A103]&gt;=[.BK$2];INDEX([.BK$3:.BK103];[.$A103]-[.BK$2]+1;1);0)" office:value-type="float" office:value="190448522" calcext:value-type="float">
            <text:p>190448522</text:p>
          </table:table-cell>
          <table:table-cell table:style-name="ce6" table:formula="of:=[.BK103]+IF([.$A103]&gt;=[.BL$2];INDEX([.BL$3:.BL103];[.$A103]-[.BL$2]+1;1);0)" office:value-type="float" office:value="190470159" calcext:value-type="float">
            <text:p>190470159</text:p>
          </table:table-cell>
          <table:table-cell table:style-name="ce6" table:formula="of:=[.BL103]+IF([.$A103]&gt;=[.BM$2];INDEX([.BM$3:.BM103];[.$A103]-[.BM$2]+1;1);0)" office:value-type="float" office:value="190488136" calcext:value-type="float">
            <text:p>190488136</text:p>
          </table:table-cell>
          <table:table-cell table:style-name="ce6" table:formula="of:=[.BM103]+IF([.$A103]&gt;=[.BN$2];INDEX([.BN$3:.BN103];[.$A103]-[.BN$2]+1;1);0)" office:value-type="float" office:value="190503019" calcext:value-type="float">
            <text:p>190503019</text:p>
          </table:table-cell>
          <table:table-cell table:style-name="ce6" table:formula="of:=[.BN103]+IF([.$A103]&gt;=[.BO$2];INDEX([.BO$3:.BO103];[.$A103]-[.BO$2]+1;1);0)" office:value-type="float" office:value="190515329" calcext:value-type="float">
            <text:p>190515329</text:p>
          </table:table-cell>
          <table:table-cell table:style-name="ce6" table:formula="of:=[.BO103]+IF([.$A103]&gt;=[.BP$2];INDEX([.BP$3:.BP103];[.$A103]-[.BP$2]+1;1);0)" office:value-type="float" office:value="190525472" calcext:value-type="float">
            <text:p>190525472</text:p>
          </table:table-cell>
          <table:table-cell table:style-name="ce6" table:formula="of:=[.BP103]+IF([.$A103]&gt;=[.BQ$2];INDEX([.BQ$3:.BQ103];[.$A103]-[.BQ$2]+1;1);0)" office:value-type="float" office:value="190533821" calcext:value-type="float">
            <text:p>190533821</text:p>
          </table:table-cell>
          <table:table-cell table:style-name="ce6" table:formula="of:=[.BQ103]+IF([.$A103]&gt;=[.BR$2];INDEX([.BR$3:.BR103];[.$A103]-[.BR$2]+1;1);0)" office:value-type="float" office:value="190540663" calcext:value-type="float">
            <text:p>190540663</text:p>
          </table:table-cell>
          <table:table-cell table:style-name="ce6" table:formula="of:=[.BR103]+IF([.$A103]&gt;=[.BS$2];INDEX([.BS$3:.BS103];[.$A103]-[.BS$2]+1;1);0)" office:value-type="float" office:value="190546267" calcext:value-type="float">
            <text:p>190546267</text:p>
          </table:table-cell>
          <table:table-cell table:style-name="ce6" table:formula="of:=[.BS103]+IF([.$A103]&gt;=[.BT$2];INDEX([.BT$3:.BT103];[.$A103]-[.BT$2]+1;1);0)" office:value-type="float" office:value="190550832" calcext:value-type="float">
            <text:p>190550832</text:p>
          </table:table-cell>
          <table:table-cell table:style-name="ce6" table:formula="of:=[.BT103]+IF([.$A103]&gt;=[.BU$2];INDEX([.BU$3:.BU103];[.$A103]-[.BU$2]+1;1);0)" office:value-type="float" office:value="190554550" calcext:value-type="float">
            <text:p>190554550</text:p>
          </table:table-cell>
          <table:table-cell table:style-name="ce6" table:formula="of:=[.BU103]+IF([.$A103]&gt;=[.BV$2];INDEX([.BV$3:.BV103];[.$A103]-[.BV$2]+1;1);0)" office:value-type="float" office:value="190557560" calcext:value-type="float">
            <text:p>190557560</text:p>
          </table:table-cell>
          <table:table-cell table:style-name="ce6" table:formula="of:=[.BV103]+IF([.$A103]&gt;=[.BW$2];INDEX([.BW$3:.BW103];[.$A103]-[.BW$2]+1;1);0)" office:value-type="float" office:value="190559996" calcext:value-type="float">
            <text:p>190559996</text:p>
          </table:table-cell>
          <table:table-cell table:style-name="ce6" table:formula="of:=[.BW103]+IF([.$A103]&gt;=[.BX$2];INDEX([.BX$3:.BX103];[.$A103]-[.BX$2]+1;1);0)" office:value-type="float" office:value="190561954" calcext:value-type="float">
            <text:p>190561954</text:p>
          </table:table-cell>
          <table:table-cell table:style-name="ce6" table:formula="of:=[.BX103]+IF([.$A103]&gt;=[.BY$2];INDEX([.BY$3:.BY103];[.$A103]-[.BY$2]+1;1);0)" office:value-type="float" office:value="190563529" calcext:value-type="float">
            <text:p>190563529</text:p>
          </table:table-cell>
          <table:table-cell table:style-name="ce6" table:formula="of:=[.BY103]+IF([.$A103]&gt;=[.BZ$2];INDEX([.BZ$3:.BZ103];[.$A103]-[.BZ$2]+1;1);0)" office:value-type="float" office:value="190564784" calcext:value-type="float">
            <text:p>190564784</text:p>
          </table:table-cell>
          <table:table-cell table:style-name="ce6" table:formula="of:=[.BZ103]+IF([.$A103]&gt;=[.CA$2];INDEX([.CA$3:.CA103];[.$A103]-[.CA$2]+1;1);0)" office:value-type="float" office:value="190565786" calcext:value-type="float">
            <text:p>190565786</text:p>
          </table:table-cell>
          <table:table-cell table:style-name="ce6" table:formula="of:=[.CA103]+IF([.$A103]&gt;=[.CB$2];INDEX([.CB$3:.CB103];[.$A103]-[.CB$2]+1;1);0)" office:value-type="float" office:value="190566578" calcext:value-type="float">
            <text:p>190566578</text:p>
          </table:table-cell>
          <table:table-cell table:style-name="ce6" table:formula="of:=[.CB103]+IF([.$A103]&gt;=[.CC$2];INDEX([.CC$3:.CC103];[.$A103]-[.CC$2]+1;1);0)" office:value-type="float" office:value="190567205" calcext:value-type="float">
            <text:p>190567205</text:p>
          </table:table-cell>
          <table:table-cell table:style-name="ce6" table:formula="of:=[.CC103]+IF([.$A103]&gt;=[.CD$2];INDEX([.CD$3:.CD103];[.$A103]-[.CD$2]+1;1);0)" office:value-type="float" office:value="190567695" calcext:value-type="float">
            <text:p>190567695</text:p>
          </table:table-cell>
          <table:table-cell table:style-name="ce6" table:formula="of:=[.CD103]+IF([.$A103]&gt;=[.CE$2];INDEX([.CE$3:.CE103];[.$A103]-[.CE$2]+1;1);0)" office:value-type="float" office:value="190568080" calcext:value-type="float">
            <text:p>190568080</text:p>
          </table:table-cell>
          <table:table-cell table:style-name="ce6" table:formula="of:=[.CE103]+IF([.$A103]&gt;=[.CF$2];INDEX([.CF$3:.CF103];[.$A103]-[.CF$2]+1;1);0)" office:value-type="float" office:value="190568377" calcext:value-type="float">
            <text:p>190568377</text:p>
          </table:table-cell>
          <table:table-cell table:style-name="ce6" table:formula="of:=[.CF103]+IF([.$A103]&gt;=[.CG$2];INDEX([.CG$3:.CG103];[.$A103]-[.CG$2]+1;1);0)" office:value-type="float" office:value="190568608" calcext:value-type="float">
            <text:p>190568608</text:p>
          </table:table-cell>
          <table:table-cell table:style-name="ce6" table:formula="of:=[.CG103]+IF([.$A103]&gt;=[.CH$2];INDEX([.CH$3:.CH103];[.$A103]-[.CH$2]+1;1);0)" office:value-type="float" office:value="190568784" calcext:value-type="float">
            <text:p>190568784</text:p>
          </table:table-cell>
          <table:table-cell table:style-name="ce6" table:formula="of:=[.CH103]+IF([.$A103]&gt;=[.CI$2];INDEX([.CI$3:.CI103];[.$A103]-[.CI$2]+1;1);0)" office:value-type="float" office:value="190568919" calcext:value-type="float">
            <text:p>190568919</text:p>
          </table:table-cell>
          <table:table-cell table:style-name="ce6" table:formula="of:=[.CI103]+IF([.$A103]&gt;=[.CJ$2];INDEX([.CJ$3:.CJ103];[.$A103]-[.CJ$2]+1;1);0)" office:value-type="float" office:value="190569020" calcext:value-type="float">
            <text:p>190569020</text:p>
          </table:table-cell>
          <table:table-cell table:style-name="ce6" table:formula="of:=[.CJ103]+IF([.$A103]&gt;=[.CK$2];INDEX([.CK$3:.CK103];[.$A103]-[.CK$2]+1;1);0)" office:value-type="float" office:value="190569097" calcext:value-type="float">
            <text:p>190569097</text:p>
          </table:table-cell>
          <table:table-cell table:style-name="ce6" table:formula="of:=[.CK103]+IF([.$A103]&gt;=[.CL$2];INDEX([.CL$3:.CL103];[.$A103]-[.CL$2]+1;1);0)" office:value-type="float" office:value="190569153" calcext:value-type="float">
            <text:p>190569153</text:p>
          </table:table-cell>
          <table:table-cell table:style-name="ce6" table:formula="of:=[.CL103]+IF([.$A103]&gt;=[.CM$2];INDEX([.CM$3:.CM103];[.$A103]-[.CM$2]+1;1);0)" office:value-type="float" office:value="190569195" calcext:value-type="float">
            <text:p>190569195</text:p>
          </table:table-cell>
          <table:table-cell table:style-name="ce6" table:formula="of:=[.CM103]+IF([.$A103]&gt;=[.CN$2];INDEX([.CN$3:.CN103];[.$A103]-[.CN$2]+1;1);0)" office:value-type="float" office:value="190569225" calcext:value-type="float">
            <text:p>190569225</text:p>
          </table:table-cell>
          <table:table-cell table:style-name="ce6" table:formula="of:=[.CN103]+IF([.$A103]&gt;=[.CO$2];INDEX([.CO$3:.CO103];[.$A103]-[.CO$2]+1;1);0)" office:value-type="float" office:value="190569247" calcext:value-type="float">
            <text:p>190569247</text:p>
          </table:table-cell>
          <table:table-cell table:style-name="ce6" table:formula="of:=[.CO103]+IF([.$A103]&gt;=[.CP$2];INDEX([.CP$3:.CP103];[.$A103]-[.CP$2]+1;1);0)" office:value-type="float" office:value="190569262" calcext:value-type="float">
            <text:p>190569262</text:p>
          </table:table-cell>
          <table:table-cell table:style-name="ce6" table:formula="of:=[.CP103]+IF([.$A103]&gt;=[.CQ$2];INDEX([.CQ$3:.CQ103];[.$A103]-[.CQ$2]+1;1);0)" office:value-type="float" office:value="190569273" calcext:value-type="float">
            <text:p>190569273</text:p>
          </table:table-cell>
          <table:table-cell table:style-name="ce6" table:formula="of:=[.CQ103]+IF([.$A103]&gt;=[.CR$2];INDEX([.CR$3:.CR103];[.$A103]-[.CR$2]+1;1);0)" office:value-type="float" office:value="190569280" calcext:value-type="float">
            <text:p>190569280</text:p>
          </table:table-cell>
          <table:table-cell table:style-name="ce6" table:formula="of:=[.CR103]+IF([.$A103]&gt;=[.CS$2];INDEX([.CS$3:.CS103];[.$A103]-[.CS$2]+1;1);0)" office:value-type="float" office:value="190569285" calcext:value-type="float">
            <text:p>190569285</text:p>
          </table:table-cell>
          <table:table-cell table:style-name="ce6" table:formula="of:=[.CS103]+IF([.$A103]&gt;=[.CT$2];INDEX([.CT$3:.CT103];[.$A103]-[.CT$2]+1;1);0)" office:value-type="float" office:value="190569288" calcext:value-type="float">
            <text:p>190569288</text:p>
          </table:table-cell>
          <table:table-cell table:style-name="ce6" table:formula="of:=[.CT103]+IF([.$A103]&gt;=[.CU$2];INDEX([.CU$3:.CU103];[.$A103]-[.CU$2]+1;1);0)" office:value-type="float" office:value="190569290" calcext:value-type="float">
            <text:p>190569290</text:p>
          </table:table-cell>
          <table:table-cell table:style-name="ce6" table:formula="of:=[.CU103]+IF([.$A103]&gt;=[.CV$2];INDEX([.CV$3:.CV103];[.$A103]-[.CV$2]+1;1);0)" office:value-type="float" office:value="190569291" calcext:value-type="float">
            <text:p>190569291</text:p>
          </table:table-cell>
          <table:table-cell table:style-name="ce9" table:formula="of:=[.CV103]+IF([.$A103]&gt;=[.CW$2];INDEX([.CW$3:.CW103];[.$A103]-[.CW$2]+1;1);0)" office:value-type="float" office:value="190569292" calcext:value-type="float">
            <text:p>190569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22:03:57.462564441</meta:creation-date>
    <dc:date>2024-04-29T22:11:49.738009281</dc:date>
    <meta:editing-duration>PT7M52S</meta:editing-duration>
    <meta:editing-cycles>2</meta:editing-cycles>
    <meta:generator>LibreOffice/7.3.7.2$Linux_X86_64 LibreOffice_project/30$Build-2</meta:generator>
    <meta:document-statistic meta:table-count="1" meta:cell-count="10304" meta:object-count="0"/>
  </office:meta>
</office:document-meta>
</file>